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4146in"/>
    </style:style>
    <style:style style:name="co8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1.211in"/>
    </style:style>
    <style:style style:name="co10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36">
      <style:table-cell-properties fo:background-color="#ff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36">
      <style:table-cell-properties fo:background-color="transparent"/>
    </style:style>
    <style:style style:name="ce6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8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Category" style:data-style-name="N36">
      <style:table-cell-properties fo:border-bottom="0.99pt solid #000000" fo:border-left="2.01pt solid #000000" fo:border-right="0.99pt solid #000000" fo:border-top="none"/>
    </style:style>
    <style:style style:name="ce11" style:family="table-cell" style:parent-style-name="Pivot_20_Table_20_Title" style:data-style-name="N36">
      <style:table-cell-properties fo:border-bottom="2.01pt solid #000000" fo:border-left="2.01pt solid #000000" fo:border-right="none" fo:border-top="0.99pt solid #000000"/>
    </style:style>
    <style:style style:name="ce1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3" style:family="table-cell" style:parent-style-name="Pivot_20_Table_20_Field">
      <style:table-cell-properties fo:border="0.99pt solid #000000"/>
    </style:style>
    <style:style style:name="ce14" style:family="table-cell" style:parent-style-name="Pivot_20_Table_20_Category" style:data-style-name="N36">
      <style:table-cell-properties fo:border-bottom="none" fo:border-left="0.99pt solid #000000" fo:border-right="0.99pt solid #000000" fo:border-top="0.99pt solid #000000"/>
    </style:style>
    <style:style style:name="ce15" style:family="table-cell" style:parent-style-name="Pivot_20_Table_20_Category" style:data-style-name="N36">
      <style:table-cell-properties fo:border-bottom="none" fo:border-left="0.99pt solid #000000" fo:border-right="0.99pt solid #000000" fo:border-top="none"/>
    </style:style>
    <style:style style:name="ce16" style:family="table-cell" style:parent-style-name="Pivot_20_Table_20_Category" style:data-style-name="N36">
      <style:table-cell-properties fo:border-bottom="0.99pt solid #000000" fo:border-left="0.99pt solid #000000" fo:border-right="0.99pt solid #000000" fo:border-top="none"/>
    </style:style>
    <style:style style:name="ce17" style:family="table-cell" style:parent-style-name="Pivot_20_Table_20_Title" style:data-style-name="N36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30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dzien tyg</text:p>
          </table:table-cell>
          <table:table-cell office:value-type="string" calcext:value-type="string">
            <text:p>pora roku</text:p>
          </table:table-cell>
          <table:table-cell office:value-type="string" calcext:value-type="string">
            <text:p>przychód</text:p>
          </table:table-cell>
          <table:table-cell office:value-type="string" calcext:value-type="string">
            <text:p>koszt</text:p>
          </table:table-cell>
          <table:table-cell office:value-type="string" calcext:value-type="string">
            <text:p>laczne przychody</text:p>
          </table:table-cell>
          <table:table-cell office:value-type="string" calcext:value-type="string">
            <text:p>laczne koszty</text:p>
          </table:table-cell>
          <table:table-cell office:value-type="string" calcext:value-type="string">
            <text:p>roznica</text:p>
          </table:table-cell>
          <table:table-cell office:value-type="string" calcext:value-type="string">
            <text:p>przychód symulacja</text:p>
          </table:table-cell>
          <table:table-cell office:value-type="string" calcext:value-type="string">
            <text:p>dochód symulacja</text:p>
          </table:table-cell>
          <table:table-cell office:value-type="string" calcext:value-type="string">
            <text:p>kupno-sumulacja, przychód</text:p>
          </table:table-cell>
          <table:table-cell office:value-type="string" calcext:value-type="string">
            <text:p>zmiana</text:p>
          </table:table-cell>
          <table:table-cell office:value-type="string" calcext:value-type="string">
            <text:p>kwota</text:p>
          </table:table-cell>
          <table:table-cell office:value-type="string" calcext:value-type="string">
            <text:p>rowerki</text:p>
          </table:table-cell>
          <table:table-cell table:number-columns-repeated="9"/>
        </table:table-row>
        <table:table-row table:style-name="ro1">
          <table:table-cell office:value-type="date" office:date-value="2023-01-01" calcext:value-type="date">
            <text:p>1.01.2023</text:p>
          </table:table-cell>
          <table:table-cell table:formula="of:=WEEKDAY([.A2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2]=6;[.B2]=7); 0; IF([.C2]=&quot;zima&quot;; FLOOR(0.2*[.N2])*30; IF([.C2]=&quot;wiosna&quot;;  FLOOR(0.5*[.N2])*30; IF([.C2]=&quot;lato&quot;;  FLOOR(0.9*[.N2])*30; IF([.C2]=&quot;jesień&quot;;  FLOOR(0.4*[.N2])*30; 0)))))" office:value-type="float" office:value="0" calcext:value-type="float">
            <text:p>0</text:p>
          </table:table-cell>
          <table:table-cell table:formula="of:=IF([.B2]=7; 15*10; 0) + 8000" office:value-type="float" office:value="8150" calcext:value-type="float">
            <text:p>8150</text:p>
          </table:table-cell>
          <table:table-cell office:value-type="float" office:value="0" calcext:value-type="float">
            <text:p>0</text:p>
          </table:table-cell>
          <table:table-cell table:formula="of:=[.E2]" office:value-type="float" office:value="8150" calcext:value-type="float">
            <text:p>8150</text:p>
          </table:table-cell>
          <table:table-cell table:formula="of:=[.F2]-[.G2]" office:value-type="float" office:value="-8150" calcext:value-type="float">
            <text:p>-8150</text:p>
          </table:table-cell>
          <table:table-cell table:formula="of:=IF(OR([.B2]=6;[.B2]=7); 0; IF([.C2]=&quot;zima&quot;; 2*[.$R$6]; IF([.C2]=&quot;wiosna&quot;; 5*[.$R$6]; IF([.C2]=&quot;lato&quot;; 9*[.$R$6]; IF([.C2]=&quot;jesień&quot;; 4*[.$R$6]; 0)))))" office:value-type="float" office:value="0" calcext:value-type="float">
            <text:p>0</text:p>
          </table:table-cell>
          <table:table-cell table:formula="of:=-[.E2]" office:value-type="float" office:value="-8150" calcext:value-type="float">
            <text:p>-8150</text:p>
          </table:table-cell>
          <table:table-cell table:formula="of:=IF(OR([.B2]=6;[.B2]=7); 0; IF([.C2]=&quot;zima&quot;; FLOOR(0.2*[.N2])*30; IF([.C2]=&quot;wiosna&quot;;  FLOOR(0.5*[.N2])*30; IF([.C2]=&quot;lato&quot;;  FLOOR(0.9*[.N2])*30; IF([.C2]=&quot;jesień&quot;;  FLOOR(0.4*[.N2])*30; 0)))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L2]=1;[.H2]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02" calcext:value-type="date">
            <text:p>2.01.2023</text:p>
          </table:table-cell>
          <table:table-cell table:formula="of:=WEEKDAY([.A3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3]=6;[.B3]=7); 0; IF([.C3]=&quot;zima&quot;; FLOOR(0.2*[.N3])*30; IF([.C3]=&quot;wiosna&quot;;  FLOOR(0.5*[.N3])*30; IF([.C3]=&quot;lato&quot;;  FLOOR(0.9*[.N3])*30; IF([.C3]=&quot;jesień&quot;;  FLOOR(0.4*[.N3])*30; 0)))))" office:value-type="float" office:value="60" calcext:value-type="float">
            <text:p>60</text:p>
          </table:table-cell>
          <table:table-cell table:formula="of:=IF([.B3]=7; 15*[.N3]; 0) + IF(AND([.H2] &gt; 2400; MONTH([.A2])&lt;&gt;MONTH([.A3])); 2400; 0)" office:value-type="float" office:value="0" calcext:value-type="float">
            <text:p>0</text:p>
          </table:table-cell>
          <table:table-cell table:formula="of:=[.D3]+[.F2]" office:value-type="float" office:value="60" calcext:value-type="float">
            <text:p>60</text:p>
          </table:table-cell>
          <table:table-cell table:formula="of:=[.E3]+[.G2]" office:value-type="float" office:value="8150" calcext:value-type="float">
            <text:p>8150</text:p>
          </table:table-cell>
          <table:table-cell table:formula="of:=[.F3]-[.G3]" office:value-type="float" office:value="-8090" calcext:value-type="float">
            <text:p>-8090</text:p>
          </table:table-cell>
          <table:table-cell table:formula="of:=IF(OR([.B3]=6;[.B3]=7); 0; IF([.C3]=&quot;zima&quot;; 2*[.$R$6]; IF([.C3]=&quot;wiosna&quot;; 5*[.$R$6]; IF([.C3]=&quot;lato&quot;; 9*[.$R$6]; IF([.C3]=&quot;jesień&quot;; 4*[.$R$6]; 0)))))" office:value-type="float" office:value="60" calcext:value-type="float">
            <text:p>60</text:p>
          </table:table-cell>
          <table:table-cell table:formula="of:=[.J2]-[.E3]+[.I3]" office:value-type="float" office:value="-8090" calcext:value-type="float">
            <text:p>-8090</text:p>
          </table:table-cell>
          <table:table-cell table:formula="of:=IF(OR([.B3]=6;[.B3]=7); 0; IF([.C3]=&quot;zima&quot;; FLOOR(0.2*[.N3])*30; IF([.C3]=&quot;wiosna&quot;;  FLOOR(0.5*[.N3])*30; IF([.C3]=&quot;lato&quot;;  FLOOR(0.9*[.N3])*30; IF([.C3]=&quot;jesień&quot;;  FLOOR(0.4*[.N3])*30; 0)))))" office:value-type="float" office:value="60" calcext:value-type="float">
            <text:p>60</text:p>
          </table:table-cell>
          <table:table-cell table:formula="of:=IF(MONTH([.A3])&lt;&gt;MONTH([.A4]);1;0)" office:value-type="float" office:value="0" calcext:value-type="float">
            <text:p>0</text:p>
          </table:table-cell>
          <table:table-cell table:formula="of:=IF([.L3]=1;[.H3];0)" office:value-type="float" office:value="0" calcext:value-type="float">
            <text:p>0</text:p>
          </table:table-cell>
          <table:table-cell table:formula="of:=[.N2] + IF([.M2]&gt;=2400; 3; 0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ena roweru</text:p>
          </table:table-cell>
          <table:table-cell table:number-columns-repeated="5"/>
        </table:table-row>
        <table:table-row table:style-name="ro1">
          <table:table-cell office:value-type="date" office:date-value="2023-01-03" calcext:value-type="date">
            <text:p>3.01.2023</text:p>
          </table:table-cell>
          <table:table-cell table:formula="of:=WEEKDAY([.A4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4]=6;[.B4]=7); 0; IF([.C4]=&quot;zima&quot;; FLOOR(0.2*[.N4])*30; IF([.C4]=&quot;wiosna&quot;;  FLOOR(0.5*[.N4])*30; IF([.C4]=&quot;lato&quot;;  FLOOR(0.9*[.N4])*30; IF([.C4]=&quot;jesień&quot;;  FLOOR(0.4*[.N4])*30; 0)))))" office:value-type="float" office:value="60" calcext:value-type="float">
            <text:p>60</text:p>
          </table:table-cell>
          <table:table-cell table:formula="of:=IF([.B4]=7; 15*[.N4]; 0) + IF(AND([.H3] &gt; 2400; MONTH([.A3])&lt;&gt;MONTH([.A4])); 2400; 0)" office:value-type="float" office:value="0" calcext:value-type="float">
            <text:p>0</text:p>
          </table:table-cell>
          <table:table-cell table:formula="of:=[.D4]+[.F3]" office:value-type="float" office:value="120" calcext:value-type="float">
            <text:p>120</text:p>
          </table:table-cell>
          <table:table-cell table:formula="of:=[.E4]+[.G3]" office:value-type="float" office:value="8150" calcext:value-type="float">
            <text:p>8150</text:p>
          </table:table-cell>
          <table:table-cell table:formula="of:=[.F4]-[.G4]" office:value-type="float" office:value="-8030" calcext:value-type="float">
            <text:p>-8030</text:p>
          </table:table-cell>
          <table:table-cell table:formula="of:=IF(OR([.B4]=6;[.B4]=7); 0; IF([.C4]=&quot;zima&quot;; 2*[.$R$6]; IF([.C4]=&quot;wiosna&quot;; 5*[.$R$6]; IF([.C4]=&quot;lato&quot;; 9*[.$R$6]; IF([.C4]=&quot;jesień&quot;; 4*[.$R$6]; 0)))))" office:value-type="float" office:value="60" calcext:value-type="float">
            <text:p>60</text:p>
          </table:table-cell>
          <table:table-cell table:formula="of:=[.J3]-[.E4]+[.I4]" office:value-type="float" office:value="-8030" calcext:value-type="float">
            <text:p>-8030</text:p>
          </table:table-cell>
          <table:table-cell table:formula="of:=IF(OR([.B4]=6;[.B4]=7); 0; IF([.C4]=&quot;zima&quot;; FLOOR(0.2*[.N4])*30; IF([.C4]=&quot;wiosna&quot;;  FLOOR(0.5*[.N4])*30; IF([.C4]=&quot;lato&quot;;  FLOOR(0.9*[.N4])*30; IF([.C4]=&quot;jesień&quot;;  FLOOR(0.4*[.N4])*30; 0)))))" office:value-type="float" office:value="60" calcext:value-type="float">
            <text:p>60</text:p>
          </table:table-cell>
          <table:table-cell table:formula="of:=IF(MONTH([.A4])&lt;&gt;MONTH([.A5]);1;0)" office:value-type="float" office:value="0" calcext:value-type="float">
            <text:p>0</text:p>
          </table:table-cell>
          <table:table-cell table:formula="of:=IF([.L4]=1;[.H4];0)" office:value-type="float" office:value="0" calcext:value-type="float">
            <text:p>0</text:p>
          </table:table-cell>
          <table:table-cell table:formula="of:=[.N3] + IF([.M3]&gt;=2400; 3; 0)" office:value-type="float" office:value="10" calcext:value-type="float">
            <text:p>10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 office:value-type="date" office:date-value="2023-01-04" calcext:value-type="date">
            <text:p>4.01.2023</text:p>
          </table:table-cell>
          <table:table-cell table:formula="of:=WEEKDAY([.A5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5]=6;[.B5]=7); 0; IF([.C5]=&quot;zima&quot;; FLOOR(0.2*[.N5])*30; IF([.C5]=&quot;wiosna&quot;;  FLOOR(0.5*[.N5])*30; IF([.C5]=&quot;lato&quot;;  FLOOR(0.9*[.N5])*30; IF([.C5]=&quot;jesień&quot;;  FLOOR(0.4*[.N5])*30; 0)))))" office:value-type="float" office:value="60" calcext:value-type="float">
            <text:p>60</text:p>
          </table:table-cell>
          <table:table-cell table:formula="of:=IF([.B5]=7; 15*[.N5]; 0) + IF(AND([.H4] &gt; 2400; MONTH([.A4])&lt;&gt;MONTH([.A5])); 2400; 0)" office:value-type="float" office:value="0" calcext:value-type="float">
            <text:p>0</text:p>
          </table:table-cell>
          <table:table-cell table:formula="of:=[.D5]+[.F4]" office:value-type="float" office:value="180" calcext:value-type="float">
            <text:p>180</text:p>
          </table:table-cell>
          <table:table-cell table:formula="of:=[.E5]+[.G4]" office:value-type="float" office:value="8150" calcext:value-type="float">
            <text:p>8150</text:p>
          </table:table-cell>
          <table:table-cell table:formula="of:=[.F5]-[.G5]" office:value-type="float" office:value="-7970" calcext:value-type="float">
            <text:p>-7970</text:p>
          </table:table-cell>
          <table:table-cell table:formula="of:=IF(OR([.B5]=6;[.B5]=7); 0; IF([.C5]=&quot;zima&quot;; 2*[.$R$6]; IF([.C5]=&quot;wiosna&quot;; 5*[.$R$6]; IF([.C5]=&quot;lato&quot;; 9*[.$R$6]; IF([.C5]=&quot;jesień&quot;; 4*[.$R$6]; 0)))))" office:value-type="float" office:value="60" calcext:value-type="float">
            <text:p>60</text:p>
          </table:table-cell>
          <table:table-cell table:formula="of:=[.J4]-[.E5]+[.I5]" office:value-type="float" office:value="-7970" calcext:value-type="float">
            <text:p>-7970</text:p>
          </table:table-cell>
          <table:table-cell table:formula="of:=IF(OR([.B5]=6;[.B5]=7); 0; IF([.C5]=&quot;zima&quot;; FLOOR(0.2*[.N5])*30; IF([.C5]=&quot;wiosna&quot;;  FLOOR(0.5*[.N5])*30; IF([.C5]=&quot;lato&quot;;  FLOOR(0.9*[.N5])*30; IF([.C5]=&quot;jesień&quot;;  FLOOR(0.4*[.N5])*30; 0)))))" office:value-type="float" office:value="60" calcext:value-type="float">
            <text:p>60</text:p>
          </table:table-cell>
          <table:table-cell table:formula="of:=IF(MONTH([.A5])&lt;&gt;MONTH([.A6]);1;0)" office:value-type="float" office:value="0" calcext:value-type="float">
            <text:p>0</text:p>
          </table:table-cell>
          <table:table-cell table:formula="of:=IF([.L5]=1;[.H5];0)" office:value-type="float" office:value="0" calcext:value-type="float">
            <text:p>0</text:p>
          </table:table-cell>
          <table:table-cell table:formula="of:=[.N4] + IF([.M4]&gt;=2400; 3; 0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wypozyczenie roweru</text:p>
          </table:table-cell>
          <table:table-cell table:number-columns-repeated="5"/>
        </table:table-row>
        <table:table-row table:style-name="ro1">
          <table:table-cell office:value-type="date" office:date-value="2023-01-05" calcext:value-type="date">
            <text:p>5.01.2023</text:p>
          </table:table-cell>
          <table:table-cell table:formula="of:=WEEKDAY([.A6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6]=6;[.B6]=7); 0; IF([.C6]=&quot;zima&quot;; FLOOR(0.2*[.N6])*30; IF([.C6]=&quot;wiosna&quot;;  FLOOR(0.5*[.N6])*30; IF([.C6]=&quot;lato&quot;;  FLOOR(0.9*[.N6])*30; IF([.C6]=&quot;jesień&quot;;  FLOOR(0.4*[.N6])*30; 0)))))" office:value-type="float" office:value="60" calcext:value-type="float">
            <text:p>60</text:p>
          </table:table-cell>
          <table:table-cell table:formula="of:=IF([.B6]=7; 15*[.N6]; 0) + IF(AND([.H5] &gt; 2400; MONTH([.A5])&lt;&gt;MONTH([.A6])); 2400; 0)" office:value-type="float" office:value="0" calcext:value-type="float">
            <text:p>0</text:p>
          </table:table-cell>
          <table:table-cell table:formula="of:=[.D6]+[.F5]" office:value-type="float" office:value="240" calcext:value-type="float">
            <text:p>240</text:p>
          </table:table-cell>
          <table:table-cell table:formula="of:=[.E6]+[.G5]" office:value-type="float" office:value="8150" calcext:value-type="float">
            <text:p>8150</text:p>
          </table:table-cell>
          <table:table-cell table:formula="of:=[.F6]-[.G6]" office:value-type="float" office:value="-7910" calcext:value-type="float">
            <text:p>-7910</text:p>
          </table:table-cell>
          <table:table-cell table:formula="of:=IF(OR([.B6]=6;[.B6]=7); 0; IF([.C6]=&quot;zima&quot;; 2*[.$R$6]; IF([.C6]=&quot;wiosna&quot;; 5*[.$R$6]; IF([.C6]=&quot;lato&quot;; 9*[.$R$6]; IF([.C6]=&quot;jesień&quot;; 4*[.$R$6]; 0)))))" office:value-type="float" office:value="60" calcext:value-type="float">
            <text:p>60</text:p>
          </table:table-cell>
          <table:table-cell table:formula="of:=[.J5]-[.E6]+[.I6]" office:value-type="float" office:value="-7910" calcext:value-type="float">
            <text:p>-7910</text:p>
          </table:table-cell>
          <table:table-cell table:formula="of:=IF(OR([.B6]=6;[.B6]=7); 0; IF([.C6]=&quot;zima&quot;; FLOOR(0.2*[.N6])*30; IF([.C6]=&quot;wiosna&quot;;  FLOOR(0.5*[.N6])*30; IF([.C6]=&quot;lato&quot;;  FLOOR(0.9*[.N6])*30; IF([.C6]=&quot;jesień&quot;;  FLOOR(0.4*[.N6])*30; 0)))))" office:value-type="float" office:value="60" calcext:value-type="float">
            <text:p>60</text:p>
          </table:table-cell>
          <table:table-cell table:formula="of:=IF(MONTH([.A6])&lt;&gt;MONTH([.A7]);1;0)" office:value-type="float" office:value="0" calcext:value-type="float">
            <text:p>0</text:p>
          </table:table-cell>
          <table:table-cell table:formula="of:=IF([.L6]=1;[.H6];0)" office:value-type="float" office:value="0" calcext:value-type="float">
            <text:p>0</text:p>
          </table:table-cell>
          <table:table-cell table:formula="of:=[.N5] + IF([.M5]&gt;=2400; 3; 0)" office:value-type="float" office:value="10" calcext:value-type="float">
            <text:p>1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date" office:date-value="2023-01-06" calcext:value-type="date">
            <text:p>6.01.2023</text:p>
          </table:table-cell>
          <table:table-cell table:formula="of:=WEEKDAY([.A7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7]=6;[.B7]=7); 0; IF([.C7]=&quot;zima&quot;; FLOOR(0.2*[.N7])*30; IF([.C7]=&quot;wiosna&quot;;  FLOOR(0.5*[.N7])*30; IF([.C7]=&quot;lato&quot;;  FLOOR(0.9*[.N7])*30; IF([.C7]=&quot;jesień&quot;;  FLOOR(0.4*[.N7])*30; 0)))))" office:value-type="float" office:value="60" calcext:value-type="float">
            <text:p>60</text:p>
          </table:table-cell>
          <table:table-cell table:formula="of:=IF([.B7]=7; 15*[.N7]; 0) + IF(AND([.H6] &gt; 2400; MONTH([.A6])&lt;&gt;MONTH([.A7])); 2400; 0)" office:value-type="float" office:value="0" calcext:value-type="float">
            <text:p>0</text:p>
          </table:table-cell>
          <table:table-cell table:formula="of:=[.D7]+[.F6]" office:value-type="float" office:value="300" calcext:value-type="float">
            <text:p>300</text:p>
          </table:table-cell>
          <table:table-cell table:formula="of:=[.E7]+[.G6]" office:value-type="float" office:value="8150" calcext:value-type="float">
            <text:p>8150</text:p>
          </table:table-cell>
          <table:table-cell table:formula="of:=[.F7]-[.G7]" office:value-type="float" office:value="-7850" calcext:value-type="float">
            <text:p>-7850</text:p>
          </table:table-cell>
          <table:table-cell table:formula="of:=IF(OR([.B7]=6;[.B7]=7); 0; IF([.C7]=&quot;zima&quot;; 2*[.$R$6]; IF([.C7]=&quot;wiosna&quot;; 5*[.$R$6]; IF([.C7]=&quot;lato&quot;; 9*[.$R$6]; IF([.C7]=&quot;jesień&quot;; 4*[.$R$6]; 0)))))" office:value-type="float" office:value="60" calcext:value-type="float">
            <text:p>60</text:p>
          </table:table-cell>
          <table:table-cell table:formula="of:=[.J6]-[.E7]+[.I7]" office:value-type="float" office:value="-7850" calcext:value-type="float">
            <text:p>-7850</text:p>
          </table:table-cell>
          <table:table-cell table:formula="of:=IF(OR([.B7]=6;[.B7]=7); 0; IF([.C7]=&quot;zima&quot;; FLOOR(0.2*[.N7])*30; IF([.C7]=&quot;wiosna&quot;;  FLOOR(0.5*[.N7])*30; IF([.C7]=&quot;lato&quot;;  FLOOR(0.9*[.N7])*30; IF([.C7]=&quot;jesień&quot;;  FLOOR(0.4*[.N7])*30; 0)))))" office:value-type="float" office:value="60" calcext:value-type="float">
            <text:p>60</text:p>
          </table:table-cell>
          <table:table-cell table:formula="of:=IF(MONTH([.A7])&lt;&gt;MONTH([.A8]);1;0)" office:value-type="float" office:value="0" calcext:value-type="float">
            <text:p>0</text:p>
          </table:table-cell>
          <table:table-cell table:formula="of:=IF([.L7]=1;[.H7];0)" office:value-type="float" office:value="0" calcext:value-type="float">
            <text:p>0</text:p>
          </table:table-cell>
          <table:table-cell table:formula="of:=[.N6] + IF([.M6]&gt;=2400; 3; 0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ile rowerow</text:p>
          </table:table-cell>
          <table:table-cell table:number-columns-repeated="5"/>
        </table:table-row>
        <table:table-row table:style-name="ro1">
          <table:table-cell office:value-type="date" office:date-value="2023-01-07" calcext:value-type="date">
            <text:p>7.01.2023</text:p>
          </table:table-cell>
          <table:table-cell table:formula="of:=WEEKDAY([.A8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8]=6;[.B8]=7); 0; IF([.C8]=&quot;zima&quot;; FLOOR(0.2*[.N8])*30; IF([.C8]=&quot;wiosna&quot;;  FLOOR(0.5*[.N8])*30; IF([.C8]=&quot;lato&quot;;  FLOOR(0.9*[.N8])*30; IF([.C8]=&quot;jesień&quot;;  FLOOR(0.4*[.N8])*30; 0)))))" office:value-type="float" office:value="0" calcext:value-type="float">
            <text:p>0</text:p>
          </table:table-cell>
          <table:table-cell table:formula="of:=IF([.B8]=7; 15*[.N8]; 0) + IF(AND([.H7] &gt; 2400; MONTH([.A7])&lt;&gt;MONTH([.A8])); 2400; 0)" office:value-type="float" office:value="0" calcext:value-type="float">
            <text:p>0</text:p>
          </table:table-cell>
          <table:table-cell table:formula="of:=[.D8]+[.F7]" office:value-type="float" office:value="300" calcext:value-type="float">
            <text:p>300</text:p>
          </table:table-cell>
          <table:table-cell table:formula="of:=[.E8]+[.G7]" office:value-type="float" office:value="8150" calcext:value-type="float">
            <text:p>8150</text:p>
          </table:table-cell>
          <table:table-cell table:formula="of:=[.F8]-[.G8]" office:value-type="float" office:value="-7850" calcext:value-type="float">
            <text:p>-7850</text:p>
          </table:table-cell>
          <table:table-cell table:formula="of:=IF(OR([.B8]=6;[.B8]=7); 0; IF([.C8]=&quot;zima&quot;; 2*[.$R$6]; IF([.C8]=&quot;wiosna&quot;; 5*[.$R$6]; IF([.C8]=&quot;lato&quot;; 9*[.$R$6]; IF([.C8]=&quot;jesień&quot;; 4*[.$R$6]; 0)))))" office:value-type="float" office:value="0" calcext:value-type="float">
            <text:p>0</text:p>
          </table:table-cell>
          <table:table-cell table:formula="of:=[.J7]-[.E8]+[.I8]" office:value-type="float" office:value="-7850" calcext:value-type="float">
            <text:p>-7850</text:p>
          </table:table-cell>
          <table:table-cell table:formula="of:=IF(OR([.B8]=6;[.B8]=7); 0; IF([.C8]=&quot;zima&quot;; FLOOR(0.2*[.N8])*30; IF([.C8]=&quot;wiosna&quot;;  FLOOR(0.5*[.N8])*30; IF([.C8]=&quot;lato&quot;;  FLOOR(0.9*[.N8])*30; IF([.C8]=&quot;jesień&quot;;  FLOOR(0.4*[.N8])*30; 0)))))" office:value-type="float" office:value="0" calcext:value-type="float">
            <text:p>0</text:p>
          </table:table-cell>
          <table:table-cell table:formula="of:=IF(MONTH([.A8])&lt;&gt;MONTH([.A9]);1;0)" office:value-type="float" office:value="0" calcext:value-type="float">
            <text:p>0</text:p>
          </table:table-cell>
          <table:table-cell table:formula="of:=IF([.L8]=1;[.H8];0)" office:value-type="float" office:value="0" calcext:value-type="float">
            <text:p>0</text:p>
          </table:table-cell>
          <table:table-cell table:formula="of:=[.N7] + IF([.M7]&gt;=2400; 3; 0)"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ce1" office:value-type="string" calcext:value-type="string">
            <text:p>Zad 5.1a</text:p>
          </table:table-cell>
          <table:table-cell/>
        </table:table-row>
        <table:table-row table:style-name="ro1">
          <table:table-cell office:value-type="date" office:date-value="2023-01-08" calcext:value-type="date">
            <text:p>8.01.2023</text:p>
          </table:table-cell>
          <table:table-cell table:formula="of:=WEEKDAY([.A9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9]=6;[.B9]=7); 0; IF([.C9]=&quot;zima&quot;; FLOOR(0.2*[.N9])*30; IF([.C9]=&quot;wiosna&quot;;  FLOOR(0.5*[.N9])*30; IF([.C9]=&quot;lato&quot;;  FLOOR(0.9*[.N9])*30; IF([.C9]=&quot;jesień&quot;;  FLOOR(0.4*[.N9])*30; 0)))))" office:value-type="float" office:value="0" calcext:value-type="float">
            <text:p>0</text:p>
          </table:table-cell>
          <table:table-cell table:formula="of:=IF([.B9]=7; 15*[.N9]; 0) + IF(AND([.H8] &gt; 2400; MONTH([.A8])&lt;&gt;MONTH([.A9])); 2400; 0)" office:value-type="float" office:value="150" calcext:value-type="float">
            <text:p>150</text:p>
          </table:table-cell>
          <table:table-cell table:formula="of:=[.D9]+[.F8]" office:value-type="float" office:value="300" calcext:value-type="float">
            <text:p>300</text:p>
          </table:table-cell>
          <table:table-cell table:formula="of:=[.E9]+[.G8]" office:value-type="float" office:value="8300" calcext:value-type="float">
            <text:p>8300</text:p>
          </table:table-cell>
          <table:table-cell table:formula="of:=[.F9]-[.G9]" office:value-type="float" office:value="-8000" calcext:value-type="float">
            <text:p>-8000</text:p>
          </table:table-cell>
          <table:table-cell table:formula="of:=IF(OR([.B9]=6;[.B9]=7); 0; IF([.C9]=&quot;zima&quot;; 2*[.$R$6]; IF([.C9]=&quot;wiosna&quot;; 5*[.$R$6]; IF([.C9]=&quot;lato&quot;; 9*[.$R$6]; IF([.C9]=&quot;jesień&quot;; 4*[.$R$6]; 0)))))" office:value-type="float" office:value="0" calcext:value-type="float">
            <text:p>0</text:p>
          </table:table-cell>
          <table:table-cell table:formula="of:=[.J8]-[.E9]+[.I9]" office:value-type="float" office:value="-8000" calcext:value-type="float">
            <text:p>-8000</text:p>
          </table:table-cell>
          <table:table-cell table:formula="of:=IF(OR([.B9]=6;[.B9]=7); 0; IF([.C9]=&quot;zima&quot;; FLOOR(0.2*[.N9])*30; IF([.C9]=&quot;wiosna&quot;;  FLOOR(0.5*[.N9])*30; IF([.C9]=&quot;lato&quot;;  FLOOR(0.9*[.N9])*30; IF([.C9]=&quot;jesień&quot;;  FLOOR(0.4*[.N9])*30; 0)))))" office:value-type="float" office:value="0" calcext:value-type="float">
            <text:p>0</text:p>
          </table:table-cell>
          <table:table-cell table:formula="of:=IF(MONTH([.A9])&lt;&gt;MONTH([.A10]);1;0)" office:value-type="float" office:value="0" calcext:value-type="float">
            <text:p>0</text:p>
          </table:table-cell>
          <table:table-cell table:formula="of:=IF([.L9]=1;[.H9];0)" office:value-type="float" office:value="0" calcext:value-type="float">
            <text:p>0</text:p>
          </table:table-cell>
          <table:table-cell table:formula="of:=[.N8] + IF([.M8]&gt;=2400; 3; 0)" office:value-type="float" office:value="10" calcext:value-type="float">
            <text:p>10</text:p>
          </table:table-cell>
          <table:table-cell table:number-columns-repeated="7"/>
          <table:table-cell office:value-type="float" office:value="39600" calcext:value-type="float">
            <text:p>39600</text:p>
          </table:table-cell>
          <table:table-cell office:value-type="float" office:value="15950" calcext:value-type="float">
            <text:p>15950</text:p>
          </table:table-cell>
        </table:table-row>
        <table:table-row table:style-name="ro1">
          <table:table-cell office:value-type="date" office:date-value="2023-01-09" calcext:value-type="date">
            <text:p>9.01.2023</text:p>
          </table:table-cell>
          <table:table-cell table:formula="of:=WEEKDAY([.A10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10]=6;[.B10]=7); 0; IF([.C10]=&quot;zima&quot;; FLOOR(0.2*[.N10])*30; IF([.C10]=&quot;wiosna&quot;;  FLOOR(0.5*[.N10])*30; IF([.C10]=&quot;lato&quot;;  FLOOR(0.9*[.N10])*30; IF([.C10]=&quot;jesień&quot;;  FLOOR(0.4*[.N10])*30; 0)))))" office:value-type="float" office:value="60" calcext:value-type="float">
            <text:p>60</text:p>
          </table:table-cell>
          <table:table-cell table:formula="of:=IF([.B10]=7; 15*[.N10]; 0) + IF(AND([.H9] &gt; 2400; MONTH([.A9])&lt;&gt;MONTH([.A10])); 2400; 0)" office:value-type="float" office:value="0" calcext:value-type="float">
            <text:p>0</text:p>
          </table:table-cell>
          <table:table-cell table:formula="of:=[.D10]+[.F9]" office:value-type="float" office:value="360" calcext:value-type="float">
            <text:p>360</text:p>
          </table:table-cell>
          <table:table-cell table:formula="of:=[.E10]+[.G9]" office:value-type="float" office:value="8300" calcext:value-type="float">
            <text:p>8300</text:p>
          </table:table-cell>
          <table:table-cell table:formula="of:=[.F10]-[.G10]" office:value-type="float" office:value="-7940" calcext:value-type="float">
            <text:p>-7940</text:p>
          </table:table-cell>
          <table:table-cell table:formula="of:=IF(OR([.B10]=6;[.B10]=7); 0; IF([.C10]=&quot;zima&quot;; 2*[.$R$6]; IF([.C10]=&quot;wiosna&quot;; 5*[.$R$6]; IF([.C10]=&quot;lato&quot;; 9*[.$R$6]; IF([.C10]=&quot;jesień&quot;; 4*[.$R$6]; 0)))))" office:value-type="float" office:value="60" calcext:value-type="float">
            <text:p>60</text:p>
          </table:table-cell>
          <table:table-cell table:formula="of:=[.J9]-[.E10]+[.I10]" office:value-type="float" office:value="-7940" calcext:value-type="float">
            <text:p>-7940</text:p>
          </table:table-cell>
          <table:table-cell table:formula="of:=IF(OR([.B10]=6;[.B10]=7); 0; IF([.C10]=&quot;zima&quot;; FLOOR(0.2*[.N10])*30; IF([.C10]=&quot;wiosna&quot;;  FLOOR(0.5*[.N10])*30; IF([.C10]=&quot;lato&quot;;  FLOOR(0.9*[.N10])*30; IF([.C10]=&quot;jesień&quot;;  FLOOR(0.4*[.N10])*30; 0)))))" office:value-type="float" office:value="60" calcext:value-type="float">
            <text:p>60</text:p>
          </table:table-cell>
          <table:table-cell table:formula="of:=IF(MONTH([.A10])&lt;&gt;MONTH([.A11]);1;0)" office:value-type="float" office:value="0" calcext:value-type="float">
            <text:p>0</text:p>
          </table:table-cell>
          <table:table-cell table:formula="of:=IF([.L10]=1;[.H10];0)" office:value-type="float" office:value="0" calcext:value-type="float">
            <text:p>0</text:p>
          </table:table-cell>
          <table:table-cell table:formula="of:=[.N9] + IF([.M9]&gt;=2400; 3; 0)" office:value-type="float" office:value="10" calcext:value-type="float">
            <text:p>10</text:p>
          </table:table-cell>
          <table:table-cell table:number-columns-repeated="3"/>
          <table:table-cell table:style-name="ce4" table:formula="of:=[.J732]" office:value-type="float" office:value="-21635" calcext:value-type="float">
            <text:p>-21635</text:p>
          </table:table-cell>
          <table:table-cell table:number-columns-repeated="3"/>
          <table:table-cell office:value-type="string" calcext:value-type="string">
            <text:p>Zad 5.1b</text:p>
          </table:table-cell>
          <table:table-cell/>
        </table:table-row>
        <table:table-row table:style-name="ro1">
          <table:table-cell office:value-type="date" office:date-value="2023-01-10" calcext:value-type="date">
            <text:p>10.01.2023</text:p>
          </table:table-cell>
          <table:table-cell table:formula="of:=WEEKDAY([.A11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11]=6;[.B11]=7); 0; IF([.C11]=&quot;zima&quot;; FLOOR(0.2*[.N11])*30; IF([.C11]=&quot;wiosna&quot;;  FLOOR(0.5*[.N11])*30; IF([.C11]=&quot;lato&quot;;  FLOOR(0.9*[.N11])*30; IF([.C11]=&quot;jesień&quot;;  FLOOR(0.4*[.N11])*30; 0)))))" office:value-type="float" office:value="60" calcext:value-type="float">
            <text:p>60</text:p>
          </table:table-cell>
          <table:table-cell table:formula="of:=IF([.B11]=7; 15*[.N11]; 0) + IF(AND([.H10] &gt; 2400; MONTH([.A10])&lt;&gt;MONTH([.A11])); 2400; 0)" office:value-type="float" office:value="0" calcext:value-type="float">
            <text:p>0</text:p>
          </table:table-cell>
          <table:table-cell table:formula="of:=[.D11]+[.F10]" office:value-type="float" office:value="420" calcext:value-type="float">
            <text:p>420</text:p>
          </table:table-cell>
          <table:table-cell table:formula="of:=[.E11]+[.G10]" office:value-type="float" office:value="8300" calcext:value-type="float">
            <text:p>8300</text:p>
          </table:table-cell>
          <table:table-cell table:formula="of:=[.F11]-[.G11]" office:value-type="float" office:value="-7880" calcext:value-type="float">
            <text:p>-7880</text:p>
          </table:table-cell>
          <table:table-cell table:formula="of:=IF(OR([.B11]=6;[.B11]=7); 0; IF([.C11]=&quot;zima&quot;; 2*[.$R$6]; IF([.C11]=&quot;wiosna&quot;; 5*[.$R$6]; IF([.C11]=&quot;lato&quot;; 9*[.$R$6]; IF([.C11]=&quot;jesień&quot;; 4*[.$R$6]; 0)))))" office:value-type="float" office:value="60" calcext:value-type="float">
            <text:p>60</text:p>
          </table:table-cell>
          <table:table-cell table:formula="of:=[.J10]-[.E11]+[.I11]" office:value-type="float" office:value="-7880" calcext:value-type="float">
            <text:p>-7880</text:p>
          </table:table-cell>
          <table:table-cell table:formula="of:=IF(OR([.B11]=6;[.B11]=7); 0; IF([.C11]=&quot;zima&quot;; FLOOR(0.2*[.N11])*30; IF([.C11]=&quot;wiosna&quot;;  FLOOR(0.5*[.N11])*30; IF([.C11]=&quot;lato&quot;;  FLOOR(0.9*[.N11])*30; IF([.C11]=&quot;jesień&quot;;  FLOOR(0.4*[.N11])*30; 0)))))" office:value-type="float" office:value="60" calcext:value-type="float">
            <text:p>60</text:p>
          </table:table-cell>
          <table:table-cell table:formula="of:=IF(MONTH([.A11])&lt;&gt;MONTH([.A12]);1;0)" office:value-type="float" office:value="0" calcext:value-type="float">
            <text:p>0</text:p>
          </table:table-cell>
          <table:table-cell table:formula="of:=IF([.L11]=1;[.H11];0)" office:value-type="float" office:value="0" calcext:value-type="float">
            <text:p>0</text:p>
          </table:table-cell>
          <table:table-cell table:formula="of:=[.N10] + IF([.M10]&gt;=2400; 3; 0)" office:value-type="float" office:value="10" calcext:value-type="float">
            <text:p>10</text:p>
          </table:table-cell>
          <table:table-cell table:number-columns-repeated="7"/>
          <table:table-cell table:style-name="ce5" office:value-type="date" office:date-value="2023-06-01" calcext:value-type="date">
            <text:p>1.06.2023</text:p>
          </table:table-cell>
          <table:table-cell/>
        </table:table-row>
        <table:table-row table:style-name="ro1">
          <table:table-cell office:value-type="date" office:date-value="2023-01-11" calcext:value-type="date">
            <text:p>11.01.2023</text:p>
          </table:table-cell>
          <table:table-cell table:formula="of:=WEEKDAY([.A12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12]=6;[.B12]=7); 0; IF([.C12]=&quot;zima&quot;; FLOOR(0.2*[.N12])*30; IF([.C12]=&quot;wiosna&quot;;  FLOOR(0.5*[.N12])*30; IF([.C12]=&quot;lato&quot;;  FLOOR(0.9*[.N12])*30; IF([.C12]=&quot;jesień&quot;;  FLOOR(0.4*[.N12])*30; 0)))))" office:value-type="float" office:value="60" calcext:value-type="float">
            <text:p>60</text:p>
          </table:table-cell>
          <table:table-cell table:formula="of:=IF([.B12]=7; 15*[.N12]; 0) + IF(AND([.H11] &gt; 2400; MONTH([.A11])&lt;&gt;MONTH([.A12])); 2400; 0)" office:value-type="float" office:value="0" calcext:value-type="float">
            <text:p>0</text:p>
          </table:table-cell>
          <table:table-cell table:formula="of:=[.D12]+[.F11]" office:value-type="float" office:value="480" calcext:value-type="float">
            <text:p>480</text:p>
          </table:table-cell>
          <table:table-cell table:formula="of:=[.E12]+[.G11]" office:value-type="float" office:value="8300" calcext:value-type="float">
            <text:p>8300</text:p>
          </table:table-cell>
          <table:table-cell table:formula="of:=[.F12]-[.G12]" office:value-type="float" office:value="-7820" calcext:value-type="float">
            <text:p>-7820</text:p>
          </table:table-cell>
          <table:table-cell table:formula="of:=IF(OR([.B12]=6;[.B12]=7); 0; IF([.C12]=&quot;zima&quot;; 2*[.$R$6]; IF([.C12]=&quot;wiosna&quot;; 5*[.$R$6]; IF([.C12]=&quot;lato&quot;; 9*[.$R$6]; IF([.C12]=&quot;jesień&quot;; 4*[.$R$6]; 0)))))" office:value-type="float" office:value="60" calcext:value-type="float">
            <text:p>60</text:p>
          </table:table-cell>
          <table:table-cell table:formula="of:=[.J11]-[.E12]+[.I12]" office:value-type="float" office:value="-7820" calcext:value-type="float">
            <text:p>-7820</text:p>
          </table:table-cell>
          <table:table-cell table:formula="of:=IF(OR([.B12]=6;[.B12]=7); 0; IF([.C12]=&quot;zima&quot;; FLOOR(0.2*[.N12])*30; IF([.C12]=&quot;wiosna&quot;;  FLOOR(0.5*[.N12])*30; IF([.C12]=&quot;lato&quot;;  FLOOR(0.9*[.N12])*30; IF([.C12]=&quot;jesień&quot;;  FLOOR(0.4*[.N12])*30; 0)))))" office:value-type="float" office:value="60" calcext:value-type="float">
            <text:p>60</text:p>
          </table:table-cell>
          <table:table-cell table:formula="of:=IF(MONTH([.A12])&lt;&gt;MONTH([.A13]);1;0)" office:value-type="float" office:value="0" calcext:value-type="float">
            <text:p>0</text:p>
          </table:table-cell>
          <table:table-cell table:formula="of:=IF([.L12]=1;[.H12];0)" office:value-type="float" office:value="0" calcext:value-type="float">
            <text:p>0</text:p>
          </table:table-cell>
          <table:table-cell table:formula="of:=[.N11] + IF([.M1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12" calcext:value-type="date">
            <text:p>12.01.2023</text:p>
          </table:table-cell>
          <table:table-cell table:formula="of:=WEEKDAY([.A13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13]=6;[.B13]=7); 0; IF([.C13]=&quot;zima&quot;; FLOOR(0.2*[.N13])*30; IF([.C13]=&quot;wiosna&quot;;  FLOOR(0.5*[.N13])*30; IF([.C13]=&quot;lato&quot;;  FLOOR(0.9*[.N13])*30; IF([.C13]=&quot;jesień&quot;;  FLOOR(0.4*[.N13])*30; 0)))))" office:value-type="float" office:value="60" calcext:value-type="float">
            <text:p>60</text:p>
          </table:table-cell>
          <table:table-cell table:formula="of:=IF([.B13]=7; 15*[.N13]; 0) + IF(AND([.H12] &gt; 2400; MONTH([.A12])&lt;&gt;MONTH([.A13])); 2400; 0)" office:value-type="float" office:value="0" calcext:value-type="float">
            <text:p>0</text:p>
          </table:table-cell>
          <table:table-cell table:formula="of:=[.D13]+[.F12]" office:value-type="float" office:value="540" calcext:value-type="float">
            <text:p>540</text:p>
          </table:table-cell>
          <table:table-cell table:formula="of:=[.E13]+[.G12]" office:value-type="float" office:value="8300" calcext:value-type="float">
            <text:p>8300</text:p>
          </table:table-cell>
          <table:table-cell table:formula="of:=[.F13]-[.G13]" office:value-type="float" office:value="-7760" calcext:value-type="float">
            <text:p>-7760</text:p>
          </table:table-cell>
          <table:table-cell table:formula="of:=IF(OR([.B13]=6;[.B13]=7); 0; IF([.C13]=&quot;zima&quot;; 2*[.$R$6]; IF([.C13]=&quot;wiosna&quot;; 5*[.$R$6]; IF([.C13]=&quot;lato&quot;; 9*[.$R$6]; IF([.C13]=&quot;jesień&quot;; 4*[.$R$6]; 0)))))" office:value-type="float" office:value="60" calcext:value-type="float">
            <text:p>60</text:p>
          </table:table-cell>
          <table:table-cell table:formula="of:=[.J12]-[.E13]+[.I13]" office:value-type="float" office:value="-7760" calcext:value-type="float">
            <text:p>-7760</text:p>
          </table:table-cell>
          <table:table-cell table:formula="of:=IF(OR([.B13]=6;[.B13]=7); 0; IF([.C13]=&quot;zima&quot;; FLOOR(0.2*[.N13])*30; IF([.C13]=&quot;wiosna&quot;;  FLOOR(0.5*[.N13])*30; IF([.C13]=&quot;lato&quot;;  FLOOR(0.9*[.N13])*30; IF([.C13]=&quot;jesień&quot;;  FLOOR(0.4*[.N13])*30; 0)))))" office:value-type="float" office:value="60" calcext:value-type="float">
            <text:p>60</text:p>
          </table:table-cell>
          <table:table-cell table:formula="of:=IF(MONTH([.A13])&lt;&gt;MONTH([.A14]);1;0)" office:value-type="float" office:value="0" calcext:value-type="float">
            <text:p>0</text:p>
          </table:table-cell>
          <table:table-cell table:formula="of:=IF([.L13]=1;[.H13];0)" office:value-type="float" office:value="0" calcext:value-type="float">
            <text:p>0</text:p>
          </table:table-cell>
          <table:table-cell table:formula="of:=[.N12] + IF([.M1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13" calcext:value-type="date">
            <text:p>13.01.2023</text:p>
          </table:table-cell>
          <table:table-cell table:formula="of:=WEEKDAY([.A14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14]=6;[.B14]=7); 0; IF([.C14]=&quot;zima&quot;; FLOOR(0.2*[.N14])*30; IF([.C14]=&quot;wiosna&quot;;  FLOOR(0.5*[.N14])*30; IF([.C14]=&quot;lato&quot;;  FLOOR(0.9*[.N14])*30; IF([.C14]=&quot;jesień&quot;;  FLOOR(0.4*[.N14])*30; 0)))))" office:value-type="float" office:value="60" calcext:value-type="float">
            <text:p>60</text:p>
          </table:table-cell>
          <table:table-cell table:formula="of:=IF([.B14]=7; 15*[.N14]; 0) + IF(AND([.H13] &gt; 2400; MONTH([.A13])&lt;&gt;MONTH([.A14])); 2400; 0)" office:value-type="float" office:value="0" calcext:value-type="float">
            <text:p>0</text:p>
          </table:table-cell>
          <table:table-cell table:formula="of:=[.D14]+[.F13]" office:value-type="float" office:value="600" calcext:value-type="float">
            <text:p>600</text:p>
          </table:table-cell>
          <table:table-cell table:formula="of:=[.E14]+[.G13]" office:value-type="float" office:value="8300" calcext:value-type="float">
            <text:p>8300</text:p>
          </table:table-cell>
          <table:table-cell table:formula="of:=[.F14]-[.G14]" office:value-type="float" office:value="-7700" calcext:value-type="float">
            <text:p>-7700</text:p>
          </table:table-cell>
          <table:table-cell table:formula="of:=IF(OR([.B14]=6;[.B14]=7); 0; IF([.C14]=&quot;zima&quot;; 2*[.$R$6]; IF([.C14]=&quot;wiosna&quot;; 5*[.$R$6]; IF([.C14]=&quot;lato&quot;; 9*[.$R$6]; IF([.C14]=&quot;jesień&quot;; 4*[.$R$6]; 0)))))" office:value-type="float" office:value="60" calcext:value-type="float">
            <text:p>60</text:p>
          </table:table-cell>
          <table:table-cell table:formula="of:=[.J13]-[.E14]+[.I14]" office:value-type="float" office:value="-7700" calcext:value-type="float">
            <text:p>-7700</text:p>
          </table:table-cell>
          <table:table-cell table:formula="of:=IF(OR([.B14]=6;[.B14]=7); 0; IF([.C14]=&quot;zima&quot;; FLOOR(0.2*[.N14])*30; IF([.C14]=&quot;wiosna&quot;;  FLOOR(0.5*[.N14])*30; IF([.C14]=&quot;lato&quot;;  FLOOR(0.9*[.N14])*30; IF([.C14]=&quot;jesień&quot;;  FLOOR(0.4*[.N14])*30; 0)))))" office:value-type="float" office:value="60" calcext:value-type="float">
            <text:p>60</text:p>
          </table:table-cell>
          <table:table-cell table:formula="of:=IF(MONTH([.A14])&lt;&gt;MONTH([.A15]);1;0)" office:value-type="float" office:value="0" calcext:value-type="float">
            <text:p>0</text:p>
          </table:table-cell>
          <table:table-cell table:formula="of:=IF([.L14]=1;[.H14];0)" office:value-type="float" office:value="0" calcext:value-type="float">
            <text:p>0</text:p>
          </table:table-cell>
          <table:table-cell table:formula="of:=[.N13] + IF([.M13]&gt;=2400; 3; 0)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Zad 5.3a</text:p>
          </table:table-cell>
          <table:table-cell office:value-type="string" calcext:value-type="string">
            <text:p>Zad 5.3b</text:p>
          </table:table-cell>
          <table:table-cell office:value-type="string" calcext:value-type="string">
            <text:p>Zad 5.3c</text:p>
          </table:table-cell>
          <table:table-cell table:number-columns-repeated="3"/>
        </table:table-row>
        <table:table-row table:style-name="ro1">
          <table:table-cell office:value-type="date" office:date-value="2023-01-14" calcext:value-type="date">
            <text:p>14.01.2023</text:p>
          </table:table-cell>
          <table:table-cell table:formula="of:=WEEKDAY([.A15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15]=6;[.B15]=7); 0; IF([.C15]=&quot;zima&quot;; FLOOR(0.2*[.N15])*30; IF([.C15]=&quot;wiosna&quot;;  FLOOR(0.5*[.N15])*30; IF([.C15]=&quot;lato&quot;;  FLOOR(0.9*[.N15])*30; IF([.C15]=&quot;jesień&quot;;  FLOOR(0.4*[.N15])*30; 0)))))" office:value-type="float" office:value="0" calcext:value-type="float">
            <text:p>0</text:p>
          </table:table-cell>
          <table:table-cell table:formula="of:=IF([.B15]=7; 15*[.N15]; 0) + IF(AND([.H14] &gt; 2400; MONTH([.A14])&lt;&gt;MONTH([.A15])); 2400; 0)" office:value-type="float" office:value="0" calcext:value-type="float">
            <text:p>0</text:p>
          </table:table-cell>
          <table:table-cell table:formula="of:=[.D15]+[.F14]" office:value-type="float" office:value="600" calcext:value-type="float">
            <text:p>600</text:p>
          </table:table-cell>
          <table:table-cell table:formula="of:=[.E15]+[.G14]" office:value-type="float" office:value="8300" calcext:value-type="float">
            <text:p>8300</text:p>
          </table:table-cell>
          <table:table-cell table:formula="of:=[.F15]-[.G15]" office:value-type="float" office:value="-7700" calcext:value-type="float">
            <text:p>-7700</text:p>
          </table:table-cell>
          <table:table-cell table:formula="of:=IF(OR([.B15]=6;[.B15]=7); 0; IF([.C15]=&quot;zima&quot;; 2*[.$R$6]; IF([.C15]=&quot;wiosna&quot;; 5*[.$R$6]; IF([.C15]=&quot;lato&quot;; 9*[.$R$6]; IF([.C15]=&quot;jesień&quot;; 4*[.$R$6]; 0)))))" office:value-type="float" office:value="0" calcext:value-type="float">
            <text:p>0</text:p>
          </table:table-cell>
          <table:table-cell table:formula="of:=[.J14]-[.E15]+[.I15]" office:value-type="float" office:value="-7700" calcext:value-type="float">
            <text:p>-7700</text:p>
          </table:table-cell>
          <table:table-cell table:formula="of:=IF(OR([.B15]=6;[.B15]=7); 0; IF([.C15]=&quot;zima&quot;; FLOOR(0.2*[.N15])*30; IF([.C15]=&quot;wiosna&quot;;  FLOOR(0.5*[.N15])*30; IF([.C15]=&quot;lato&quot;;  FLOOR(0.9*[.N15])*30; IF([.C15]=&quot;jesień&quot;;  FLOOR(0.4*[.N15])*30; 0)))))" office:value-type="float" office:value="0" calcext:value-type="float">
            <text:p>0</text:p>
          </table:table-cell>
          <table:table-cell table:formula="of:=IF(MONTH([.A15])&lt;&gt;MONTH([.A16]);1;0)" office:value-type="float" office:value="0" calcext:value-type="float">
            <text:p>0</text:p>
          </table:table-cell>
          <table:table-cell table:formula="of:=IF([.L15]=1;[.H15];0)" office:value-type="float" office:value="0" calcext:value-type="float">
            <text:p>0</text:p>
          </table:table-cell>
          <table:table-cell table:formula="of:=[.N14] + IF([.M14]&gt;=2400; 3; 0)" office:value-type="float" office:value="10" calcext:value-type="float">
            <text:p>1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date" office:date-value="2023-01-15" calcext:value-type="date">
            <text:p>15.01.2023</text:p>
          </table:table-cell>
          <table:table-cell table:formula="of:=WEEKDAY([.A16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16]=6;[.B16]=7); 0; IF([.C16]=&quot;zima&quot;; FLOOR(0.2*[.N16])*30; IF([.C16]=&quot;wiosna&quot;;  FLOOR(0.5*[.N16])*30; IF([.C16]=&quot;lato&quot;;  FLOOR(0.9*[.N16])*30; IF([.C16]=&quot;jesień&quot;;  FLOOR(0.4*[.N16])*30; 0)))))" office:value-type="float" office:value="0" calcext:value-type="float">
            <text:p>0</text:p>
          </table:table-cell>
          <table:table-cell table:formula="of:=IF([.B16]=7; 15*[.N16]; 0) + IF(AND([.H15] &gt; 2400; MONTH([.A15])&lt;&gt;MONTH([.A16])); 2400; 0)" office:value-type="float" office:value="150" calcext:value-type="float">
            <text:p>150</text:p>
          </table:table-cell>
          <table:table-cell table:formula="of:=[.D16]+[.F15]" office:value-type="float" office:value="600" calcext:value-type="float">
            <text:p>600</text:p>
          </table:table-cell>
          <table:table-cell table:formula="of:=[.E16]+[.G15]" office:value-type="float" office:value="8450" calcext:value-type="float">
            <text:p>8450</text:p>
          </table:table-cell>
          <table:table-cell table:formula="of:=[.F16]-[.G16]" office:value-type="float" office:value="-7850" calcext:value-type="float">
            <text:p>-7850</text:p>
          </table:table-cell>
          <table:table-cell table:formula="of:=IF(OR([.B16]=6;[.B16]=7); 0; IF([.C16]=&quot;zima&quot;; 2*[.$R$6]; IF([.C16]=&quot;wiosna&quot;; 5*[.$R$6]; IF([.C16]=&quot;lato&quot;; 9*[.$R$6]; IF([.C16]=&quot;jesień&quot;; 4*[.$R$6]; 0)))))" office:value-type="float" office:value="0" calcext:value-type="float">
            <text:p>0</text:p>
          </table:table-cell>
          <table:table-cell table:formula="of:=[.J15]-[.E16]+[.I16]" office:value-type="float" office:value="-7850" calcext:value-type="float">
            <text:p>-7850</text:p>
          </table:table-cell>
          <table:table-cell table:formula="of:=IF(OR([.B16]=6;[.B16]=7); 0; IF([.C16]=&quot;zima&quot;; FLOOR(0.2*[.N16])*30; IF([.C16]=&quot;wiosna&quot;;  FLOOR(0.5*[.N16])*30; IF([.C16]=&quot;lato&quot;;  FLOOR(0.9*[.N16])*30; IF([.C16]=&quot;jesień&quot;;  FLOOR(0.4*[.N16])*30; 0)))))" office:value-type="float" office:value="0" calcext:value-type="float">
            <text:p>0</text:p>
          </table:table-cell>
          <table:table-cell table:formula="of:=IF(MONTH([.A16])&lt;&gt;MONTH([.A17]);1;0)" office:value-type="float" office:value="0" calcext:value-type="float">
            <text:p>0</text:p>
          </table:table-cell>
          <table:table-cell table:formula="of:=IF([.L16]=1;[.H16];0)" office:value-type="float" office:value="0" calcext:value-type="float">
            <text:p>0</text:p>
          </table:table-cell>
          <table:table-cell table:formula="of:=[.N15] + IF([.M1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16" calcext:value-type="date">
            <text:p>16.01.2023</text:p>
          </table:table-cell>
          <table:table-cell table:formula="of:=WEEKDAY([.A17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17]=6;[.B17]=7); 0; IF([.C17]=&quot;zima&quot;; FLOOR(0.2*[.N17])*30; IF([.C17]=&quot;wiosna&quot;;  FLOOR(0.5*[.N17])*30; IF([.C17]=&quot;lato&quot;;  FLOOR(0.9*[.N17])*30; IF([.C17]=&quot;jesień&quot;;  FLOOR(0.4*[.N17])*30; 0)))))" office:value-type="float" office:value="60" calcext:value-type="float">
            <text:p>60</text:p>
          </table:table-cell>
          <table:table-cell table:formula="of:=IF([.B17]=7; 15*[.N17]; 0) + IF(AND([.H16] &gt; 2400; MONTH([.A16])&lt;&gt;MONTH([.A17])); 2400; 0)" office:value-type="float" office:value="0" calcext:value-type="float">
            <text:p>0</text:p>
          </table:table-cell>
          <table:table-cell table:formula="of:=[.D17]+[.F16]" office:value-type="float" office:value="660" calcext:value-type="float">
            <text:p>660</text:p>
          </table:table-cell>
          <table:table-cell table:formula="of:=[.E17]+[.G16]" office:value-type="float" office:value="8450" calcext:value-type="float">
            <text:p>8450</text:p>
          </table:table-cell>
          <table:table-cell table:formula="of:=[.F17]-[.G17]" office:value-type="float" office:value="-7790" calcext:value-type="float">
            <text:p>-7790</text:p>
          </table:table-cell>
          <table:table-cell table:formula="of:=IF(OR([.B17]=6;[.B17]=7); 0; IF([.C17]=&quot;zima&quot;; 2*[.$R$6]; IF([.C17]=&quot;wiosna&quot;; 5*[.$R$6]; IF([.C17]=&quot;lato&quot;; 9*[.$R$6]; IF([.C17]=&quot;jesień&quot;; 4*[.$R$6]; 0)))))" office:value-type="float" office:value="60" calcext:value-type="float">
            <text:p>60</text:p>
          </table:table-cell>
          <table:table-cell table:formula="of:=[.J16]-[.E17]+[.I17]" office:value-type="float" office:value="-7790" calcext:value-type="float">
            <text:p>-7790</text:p>
          </table:table-cell>
          <table:table-cell table:formula="of:=IF(OR([.B17]=6;[.B17]=7); 0; IF([.C17]=&quot;zima&quot;; FLOOR(0.2*[.N17])*30; IF([.C17]=&quot;wiosna&quot;;  FLOOR(0.5*[.N17])*30; IF([.C17]=&quot;lato&quot;;  FLOOR(0.9*[.N17])*30; IF([.C17]=&quot;jesień&quot;;  FLOOR(0.4*[.N17])*30; 0)))))" office:value-type="float" office:value="60" calcext:value-type="float">
            <text:p>60</text:p>
          </table:table-cell>
          <table:table-cell table:formula="of:=IF(MONTH([.A17])&lt;&gt;MONTH([.A18]);1;0)" office:value-type="float" office:value="0" calcext:value-type="float">
            <text:p>0</text:p>
          </table:table-cell>
          <table:table-cell table:formula="of:=IF([.L17]=1;[.H17];0)" office:value-type="float" office:value="0" calcext:value-type="float">
            <text:p>0</text:p>
          </table:table-cell>
          <table:table-cell table:formula="of:=[.N16] + IF([.M1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17" calcext:value-type="date">
            <text:p>17.01.2023</text:p>
          </table:table-cell>
          <table:table-cell table:formula="of:=WEEKDAY([.A18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18]=6;[.B18]=7); 0; IF([.C18]=&quot;zima&quot;; FLOOR(0.2*[.N18])*30; IF([.C18]=&quot;wiosna&quot;;  FLOOR(0.5*[.N18])*30; IF([.C18]=&quot;lato&quot;;  FLOOR(0.9*[.N18])*30; IF([.C18]=&quot;jesień&quot;;  FLOOR(0.4*[.N18])*30; 0)))))" office:value-type="float" office:value="60" calcext:value-type="float">
            <text:p>60</text:p>
          </table:table-cell>
          <table:table-cell table:formula="of:=IF([.B18]=7; 15*[.N18]; 0) + IF(AND([.H17] &gt; 2400; MONTH([.A17])&lt;&gt;MONTH([.A18])); 2400; 0)" office:value-type="float" office:value="0" calcext:value-type="float">
            <text:p>0</text:p>
          </table:table-cell>
          <table:table-cell table:formula="of:=[.D18]+[.F17]" office:value-type="float" office:value="720" calcext:value-type="float">
            <text:p>720</text:p>
          </table:table-cell>
          <table:table-cell table:formula="of:=[.E18]+[.G17]" office:value-type="float" office:value="8450" calcext:value-type="float">
            <text:p>8450</text:p>
          </table:table-cell>
          <table:table-cell table:formula="of:=[.F18]-[.G18]" office:value-type="float" office:value="-7730" calcext:value-type="float">
            <text:p>-7730</text:p>
          </table:table-cell>
          <table:table-cell table:formula="of:=IF(OR([.B18]=6;[.B18]=7); 0; IF([.C18]=&quot;zima&quot;; 2*[.$R$6]; IF([.C18]=&quot;wiosna&quot;; 5*[.$R$6]; IF([.C18]=&quot;lato&quot;; 9*[.$R$6]; IF([.C18]=&quot;jesień&quot;; 4*[.$R$6]; 0)))))" office:value-type="float" office:value="60" calcext:value-type="float">
            <text:p>60</text:p>
          </table:table-cell>
          <table:table-cell table:formula="of:=[.J17]-[.E18]+[.I18]" office:value-type="float" office:value="-7730" calcext:value-type="float">
            <text:p>-7730</text:p>
          </table:table-cell>
          <table:table-cell table:formula="of:=IF(OR([.B18]=6;[.B18]=7); 0; IF([.C18]=&quot;zima&quot;; FLOOR(0.2*[.N18])*30; IF([.C18]=&quot;wiosna&quot;;  FLOOR(0.5*[.N18])*30; IF([.C18]=&quot;lato&quot;;  FLOOR(0.9*[.N18])*30; IF([.C18]=&quot;jesień&quot;;  FLOOR(0.4*[.N18])*30; 0)))))" office:value-type="float" office:value="60" calcext:value-type="float">
            <text:p>60</text:p>
          </table:table-cell>
          <table:table-cell table:formula="of:=IF(MONTH([.A18])&lt;&gt;MONTH([.A19]);1;0)" office:value-type="float" office:value="0" calcext:value-type="float">
            <text:p>0</text:p>
          </table:table-cell>
          <table:table-cell table:formula="of:=IF([.L18]=1;[.H18];0)" office:value-type="float" office:value="0" calcext:value-type="float">
            <text:p>0</text:p>
          </table:table-cell>
          <table:table-cell table:formula="of:=[.N17] + IF([.M1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18" calcext:value-type="date">
            <text:p>18.01.2023</text:p>
          </table:table-cell>
          <table:table-cell table:formula="of:=WEEKDAY([.A19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19]=6;[.B19]=7); 0; IF([.C19]=&quot;zima&quot;; FLOOR(0.2*[.N19])*30; IF([.C19]=&quot;wiosna&quot;;  FLOOR(0.5*[.N19])*30; IF([.C19]=&quot;lato&quot;;  FLOOR(0.9*[.N19])*30; IF([.C19]=&quot;jesień&quot;;  FLOOR(0.4*[.N19])*30; 0)))))" office:value-type="float" office:value="60" calcext:value-type="float">
            <text:p>60</text:p>
          </table:table-cell>
          <table:table-cell table:formula="of:=IF([.B19]=7; 15*[.N19]; 0) + IF(AND([.H18] &gt; 2400; MONTH([.A18])&lt;&gt;MONTH([.A19])); 2400; 0)" office:value-type="float" office:value="0" calcext:value-type="float">
            <text:p>0</text:p>
          </table:table-cell>
          <table:table-cell table:formula="of:=[.D19]+[.F18]" office:value-type="float" office:value="780" calcext:value-type="float">
            <text:p>780</text:p>
          </table:table-cell>
          <table:table-cell table:formula="of:=[.E19]+[.G18]" office:value-type="float" office:value="8450" calcext:value-type="float">
            <text:p>8450</text:p>
          </table:table-cell>
          <table:table-cell table:formula="of:=[.F19]-[.G19]" office:value-type="float" office:value="-7670" calcext:value-type="float">
            <text:p>-7670</text:p>
          </table:table-cell>
          <table:table-cell table:formula="of:=IF(OR([.B19]=6;[.B19]=7); 0; IF([.C19]=&quot;zima&quot;; 2*[.$R$6]; IF([.C19]=&quot;wiosna&quot;; 5*[.$R$6]; IF([.C19]=&quot;lato&quot;; 9*[.$R$6]; IF([.C19]=&quot;jesień&quot;; 4*[.$R$6]; 0)))))" office:value-type="float" office:value="60" calcext:value-type="float">
            <text:p>60</text:p>
          </table:table-cell>
          <table:table-cell table:formula="of:=[.J18]-[.E19]+[.I19]" office:value-type="float" office:value="-7670" calcext:value-type="float">
            <text:p>-7670</text:p>
          </table:table-cell>
          <table:table-cell table:formula="of:=IF(OR([.B19]=6;[.B19]=7); 0; IF([.C19]=&quot;zima&quot;; FLOOR(0.2*[.N19])*30; IF([.C19]=&quot;wiosna&quot;;  FLOOR(0.5*[.N19])*30; IF([.C19]=&quot;lato&quot;;  FLOOR(0.9*[.N19])*30; IF([.C19]=&quot;jesień&quot;;  FLOOR(0.4*[.N19])*30; 0)))))" office:value-type="float" office:value="60" calcext:value-type="float">
            <text:p>60</text:p>
          </table:table-cell>
          <table:table-cell table:formula="of:=IF(MONTH([.A19])&lt;&gt;MONTH([.A20]);1;0)" office:value-type="float" office:value="0" calcext:value-type="float">
            <text:p>0</text:p>
          </table:table-cell>
          <table:table-cell table:formula="of:=IF([.L19]=1;[.H19];0)" office:value-type="float" office:value="0" calcext:value-type="float">
            <text:p>0</text:p>
          </table:table-cell>
          <table:table-cell table:formula="of:=[.N18] + IF([.M1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19" calcext:value-type="date">
            <text:p>19.01.2023</text:p>
          </table:table-cell>
          <table:table-cell table:formula="of:=WEEKDAY([.A20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20]=6;[.B20]=7); 0; IF([.C20]=&quot;zima&quot;; FLOOR(0.2*[.N20])*30; IF([.C20]=&quot;wiosna&quot;;  FLOOR(0.5*[.N20])*30; IF([.C20]=&quot;lato&quot;;  FLOOR(0.9*[.N20])*30; IF([.C20]=&quot;jesień&quot;;  FLOOR(0.4*[.N20])*30; 0)))))" office:value-type="float" office:value="60" calcext:value-type="float">
            <text:p>60</text:p>
          </table:table-cell>
          <table:table-cell table:formula="of:=IF([.B20]=7; 15*[.N20]; 0) + IF(AND([.H19] &gt; 2400; MONTH([.A19])&lt;&gt;MONTH([.A20])); 2400; 0)" office:value-type="float" office:value="0" calcext:value-type="float">
            <text:p>0</text:p>
          </table:table-cell>
          <table:table-cell table:formula="of:=[.D20]+[.F19]" office:value-type="float" office:value="840" calcext:value-type="float">
            <text:p>840</text:p>
          </table:table-cell>
          <table:table-cell table:formula="of:=[.E20]+[.G19]" office:value-type="float" office:value="8450" calcext:value-type="float">
            <text:p>8450</text:p>
          </table:table-cell>
          <table:table-cell table:formula="of:=[.F20]-[.G20]" office:value-type="float" office:value="-7610" calcext:value-type="float">
            <text:p>-7610</text:p>
          </table:table-cell>
          <table:table-cell table:formula="of:=IF(OR([.B20]=6;[.B20]=7); 0; IF([.C20]=&quot;zima&quot;; 2*[.$R$6]; IF([.C20]=&quot;wiosna&quot;; 5*[.$R$6]; IF([.C20]=&quot;lato&quot;; 9*[.$R$6]; IF([.C20]=&quot;jesień&quot;; 4*[.$R$6]; 0)))))" office:value-type="float" office:value="60" calcext:value-type="float">
            <text:p>60</text:p>
          </table:table-cell>
          <table:table-cell table:formula="of:=[.J19]-[.E20]+[.I20]" office:value-type="float" office:value="-7610" calcext:value-type="float">
            <text:p>-7610</text:p>
          </table:table-cell>
          <table:table-cell table:formula="of:=IF(OR([.B20]=6;[.B20]=7); 0; IF([.C20]=&quot;zima&quot;; FLOOR(0.2*[.N20])*30; IF([.C20]=&quot;wiosna&quot;;  FLOOR(0.5*[.N20])*30; IF([.C20]=&quot;lato&quot;;  FLOOR(0.9*[.N20])*30; IF([.C20]=&quot;jesień&quot;;  FLOOR(0.4*[.N20])*30; 0)))))" office:value-type="float" office:value="60" calcext:value-type="float">
            <text:p>60</text:p>
          </table:table-cell>
          <table:table-cell table:formula="of:=IF(MONTH([.A20])&lt;&gt;MONTH([.A21]);1;0)" office:value-type="float" office:value="0" calcext:value-type="float">
            <text:p>0</text:p>
          </table:table-cell>
          <table:table-cell table:formula="of:=IF([.L20]=1;[.H20];0)" office:value-type="float" office:value="0" calcext:value-type="float">
            <text:p>0</text:p>
          </table:table-cell>
          <table:table-cell table:formula="of:=[.N19] + IF([.M1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20" calcext:value-type="date">
            <text:p>20.01.2023</text:p>
          </table:table-cell>
          <table:table-cell table:formula="of:=WEEKDAY([.A21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21]=6;[.B21]=7); 0; IF([.C21]=&quot;zima&quot;; FLOOR(0.2*[.N21])*30; IF([.C21]=&quot;wiosna&quot;;  FLOOR(0.5*[.N21])*30; IF([.C21]=&quot;lato&quot;;  FLOOR(0.9*[.N21])*30; IF([.C21]=&quot;jesień&quot;;  FLOOR(0.4*[.N21])*30; 0)))))" office:value-type="float" office:value="60" calcext:value-type="float">
            <text:p>60</text:p>
          </table:table-cell>
          <table:table-cell table:formula="of:=IF([.B21]=7; 15*[.N21]; 0) + IF(AND([.H20] &gt; 2400; MONTH([.A20])&lt;&gt;MONTH([.A21])); 2400; 0)" office:value-type="float" office:value="0" calcext:value-type="float">
            <text:p>0</text:p>
          </table:table-cell>
          <table:table-cell table:formula="of:=[.D21]+[.F20]" office:value-type="float" office:value="900" calcext:value-type="float">
            <text:p>900</text:p>
          </table:table-cell>
          <table:table-cell table:formula="of:=[.E21]+[.G20]" office:value-type="float" office:value="8450" calcext:value-type="float">
            <text:p>8450</text:p>
          </table:table-cell>
          <table:table-cell table:formula="of:=[.F21]-[.G21]" office:value-type="float" office:value="-7550" calcext:value-type="float">
            <text:p>-7550</text:p>
          </table:table-cell>
          <table:table-cell table:formula="of:=IF(OR([.B21]=6;[.B21]=7); 0; IF([.C21]=&quot;zima&quot;; 2*[.$R$6]; IF([.C21]=&quot;wiosna&quot;; 5*[.$R$6]; IF([.C21]=&quot;lato&quot;; 9*[.$R$6]; IF([.C21]=&quot;jesień&quot;; 4*[.$R$6]; 0)))))" office:value-type="float" office:value="60" calcext:value-type="float">
            <text:p>60</text:p>
          </table:table-cell>
          <table:table-cell table:formula="of:=[.J20]-[.E21]+[.I21]" office:value-type="float" office:value="-7550" calcext:value-type="float">
            <text:p>-7550</text:p>
          </table:table-cell>
          <table:table-cell table:formula="of:=IF(OR([.B21]=6;[.B21]=7); 0; IF([.C21]=&quot;zima&quot;; FLOOR(0.2*[.N21])*30; IF([.C21]=&quot;wiosna&quot;;  FLOOR(0.5*[.N21])*30; IF([.C21]=&quot;lato&quot;;  FLOOR(0.9*[.N21])*30; IF([.C21]=&quot;jesień&quot;;  FLOOR(0.4*[.N21])*30; 0)))))" office:value-type="float" office:value="60" calcext:value-type="float">
            <text:p>60</text:p>
          </table:table-cell>
          <table:table-cell table:formula="of:=IF(MONTH([.A21])&lt;&gt;MONTH([.A22]);1;0)" office:value-type="float" office:value="0" calcext:value-type="float">
            <text:p>0</text:p>
          </table:table-cell>
          <table:table-cell table:formula="of:=IF([.L21]=1;[.H21];0)" office:value-type="float" office:value="0" calcext:value-type="float">
            <text:p>0</text:p>
          </table:table-cell>
          <table:table-cell table:formula="of:=[.N20] + IF([.M2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21" calcext:value-type="date">
            <text:p>21.01.2023</text:p>
          </table:table-cell>
          <table:table-cell table:formula="of:=WEEKDAY([.A22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22]=6;[.B22]=7); 0; IF([.C22]=&quot;zima&quot;; FLOOR(0.2*[.N22])*30; IF([.C22]=&quot;wiosna&quot;;  FLOOR(0.5*[.N22])*30; IF([.C22]=&quot;lato&quot;;  FLOOR(0.9*[.N22])*30; IF([.C22]=&quot;jesień&quot;;  FLOOR(0.4*[.N22])*30; 0)))))" office:value-type="float" office:value="0" calcext:value-type="float">
            <text:p>0</text:p>
          </table:table-cell>
          <table:table-cell table:formula="of:=IF([.B22]=7; 15*[.N22]; 0) + IF(AND([.H21] &gt; 2400; MONTH([.A21])&lt;&gt;MONTH([.A22])); 2400; 0)" office:value-type="float" office:value="0" calcext:value-type="float">
            <text:p>0</text:p>
          </table:table-cell>
          <table:table-cell table:formula="of:=[.D22]+[.F21]" office:value-type="float" office:value="900" calcext:value-type="float">
            <text:p>900</text:p>
          </table:table-cell>
          <table:table-cell table:formula="of:=[.E22]+[.G21]" office:value-type="float" office:value="8450" calcext:value-type="float">
            <text:p>8450</text:p>
          </table:table-cell>
          <table:table-cell table:formula="of:=[.F22]-[.G22]" office:value-type="float" office:value="-7550" calcext:value-type="float">
            <text:p>-7550</text:p>
          </table:table-cell>
          <table:table-cell table:formula="of:=IF(OR([.B22]=6;[.B22]=7); 0; IF([.C22]=&quot;zima&quot;; 2*[.$R$6]; IF([.C22]=&quot;wiosna&quot;; 5*[.$R$6]; IF([.C22]=&quot;lato&quot;; 9*[.$R$6]; IF([.C22]=&quot;jesień&quot;; 4*[.$R$6]; 0)))))" office:value-type="float" office:value="0" calcext:value-type="float">
            <text:p>0</text:p>
          </table:table-cell>
          <table:table-cell table:formula="of:=[.J21]-[.E22]+[.I22]" office:value-type="float" office:value="-7550" calcext:value-type="float">
            <text:p>-7550</text:p>
          </table:table-cell>
          <table:table-cell table:formula="of:=IF(OR([.B22]=6;[.B22]=7); 0; IF([.C22]=&quot;zima&quot;; FLOOR(0.2*[.N22])*30; IF([.C22]=&quot;wiosna&quot;;  FLOOR(0.5*[.N22])*30; IF([.C22]=&quot;lato&quot;;  FLOOR(0.9*[.N22])*30; IF([.C22]=&quot;jesień&quot;;  FLOOR(0.4*[.N22])*30; 0)))))" office:value-type="float" office:value="0" calcext:value-type="float">
            <text:p>0</text:p>
          </table:table-cell>
          <table:table-cell table:formula="of:=IF(MONTH([.A22])&lt;&gt;MONTH([.A23]);1;0)" office:value-type="float" office:value="0" calcext:value-type="float">
            <text:p>0</text:p>
          </table:table-cell>
          <table:table-cell table:formula="of:=IF([.L22]=1;[.H22];0)" office:value-type="float" office:value="0" calcext:value-type="float">
            <text:p>0</text:p>
          </table:table-cell>
          <table:table-cell table:formula="of:=[.N21] + IF([.M2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22" calcext:value-type="date">
            <text:p>22.01.2023</text:p>
          </table:table-cell>
          <table:table-cell table:formula="of:=WEEKDAY([.A23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23]=6;[.B23]=7); 0; IF([.C23]=&quot;zima&quot;; FLOOR(0.2*[.N23])*30; IF([.C23]=&quot;wiosna&quot;;  FLOOR(0.5*[.N23])*30; IF([.C23]=&quot;lato&quot;;  FLOOR(0.9*[.N23])*30; IF([.C23]=&quot;jesień&quot;;  FLOOR(0.4*[.N23])*30; 0)))))" office:value-type="float" office:value="0" calcext:value-type="float">
            <text:p>0</text:p>
          </table:table-cell>
          <table:table-cell table:formula="of:=IF([.B23]=7; 15*[.N23]; 0) + IF(AND([.H22] &gt; 2400; MONTH([.A22])&lt;&gt;MONTH([.A23])); 2400; 0)" office:value-type="float" office:value="150" calcext:value-type="float">
            <text:p>150</text:p>
          </table:table-cell>
          <table:table-cell table:formula="of:=[.D23]+[.F22]" office:value-type="float" office:value="900" calcext:value-type="float">
            <text:p>900</text:p>
          </table:table-cell>
          <table:table-cell table:formula="of:=[.E23]+[.G22]" office:value-type="float" office:value="8600" calcext:value-type="float">
            <text:p>8600</text:p>
          </table:table-cell>
          <table:table-cell table:formula="of:=[.F23]-[.G23]" office:value-type="float" office:value="-7700" calcext:value-type="float">
            <text:p>-7700</text:p>
          </table:table-cell>
          <table:table-cell table:formula="of:=IF(OR([.B23]=6;[.B23]=7); 0; IF([.C23]=&quot;zima&quot;; 2*[.$R$6]; IF([.C23]=&quot;wiosna&quot;; 5*[.$R$6]; IF([.C23]=&quot;lato&quot;; 9*[.$R$6]; IF([.C23]=&quot;jesień&quot;; 4*[.$R$6]; 0)))))" office:value-type="float" office:value="0" calcext:value-type="float">
            <text:p>0</text:p>
          </table:table-cell>
          <table:table-cell table:formula="of:=[.J22]-[.E23]+[.I23]" office:value-type="float" office:value="-7700" calcext:value-type="float">
            <text:p>-7700</text:p>
          </table:table-cell>
          <table:table-cell table:formula="of:=IF(OR([.B23]=6;[.B23]=7); 0; IF([.C23]=&quot;zima&quot;; FLOOR(0.2*[.N23])*30; IF([.C23]=&quot;wiosna&quot;;  FLOOR(0.5*[.N23])*30; IF([.C23]=&quot;lato&quot;;  FLOOR(0.9*[.N23])*30; IF([.C23]=&quot;jesień&quot;;  FLOOR(0.4*[.N23])*30; 0)))))" office:value-type="float" office:value="0" calcext:value-type="float">
            <text:p>0</text:p>
          </table:table-cell>
          <table:table-cell table:formula="of:=IF(MONTH([.A23])&lt;&gt;MONTH([.A24]);1;0)" office:value-type="float" office:value="0" calcext:value-type="float">
            <text:p>0</text:p>
          </table:table-cell>
          <table:table-cell table:formula="of:=IF([.L23]=1;[.H23];0)" office:value-type="float" office:value="0" calcext:value-type="float">
            <text:p>0</text:p>
          </table:table-cell>
          <table:table-cell table:formula="of:=[.N22] + IF([.M2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23" calcext:value-type="date">
            <text:p>23.01.2023</text:p>
          </table:table-cell>
          <table:table-cell table:formula="of:=WEEKDAY([.A24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24]=6;[.B24]=7); 0; IF([.C24]=&quot;zima&quot;; FLOOR(0.2*[.N24])*30; IF([.C24]=&quot;wiosna&quot;;  FLOOR(0.5*[.N24])*30; IF([.C24]=&quot;lato&quot;;  FLOOR(0.9*[.N24])*30; IF([.C24]=&quot;jesień&quot;;  FLOOR(0.4*[.N24])*30; 0)))))" office:value-type="float" office:value="60" calcext:value-type="float">
            <text:p>60</text:p>
          </table:table-cell>
          <table:table-cell table:formula="of:=IF([.B24]=7; 15*[.N24]; 0) + IF(AND([.H23] &gt; 2400; MONTH([.A23])&lt;&gt;MONTH([.A24])); 2400; 0)" office:value-type="float" office:value="0" calcext:value-type="float">
            <text:p>0</text:p>
          </table:table-cell>
          <table:table-cell table:formula="of:=[.D24]+[.F23]" office:value-type="float" office:value="960" calcext:value-type="float">
            <text:p>960</text:p>
          </table:table-cell>
          <table:table-cell table:formula="of:=[.E24]+[.G23]" office:value-type="float" office:value="8600" calcext:value-type="float">
            <text:p>8600</text:p>
          </table:table-cell>
          <table:table-cell table:formula="of:=[.F24]-[.G24]" office:value-type="float" office:value="-7640" calcext:value-type="float">
            <text:p>-7640</text:p>
          </table:table-cell>
          <table:table-cell table:formula="of:=IF(OR([.B24]=6;[.B24]=7); 0; IF([.C24]=&quot;zima&quot;; 2*[.$R$6]; IF([.C24]=&quot;wiosna&quot;; 5*[.$R$6]; IF([.C24]=&quot;lato&quot;; 9*[.$R$6]; IF([.C24]=&quot;jesień&quot;; 4*[.$R$6]; 0)))))" office:value-type="float" office:value="60" calcext:value-type="float">
            <text:p>60</text:p>
          </table:table-cell>
          <table:table-cell table:formula="of:=[.J23]-[.E24]+[.I24]" office:value-type="float" office:value="-7640" calcext:value-type="float">
            <text:p>-7640</text:p>
          </table:table-cell>
          <table:table-cell table:formula="of:=IF(OR([.B24]=6;[.B24]=7); 0; IF([.C24]=&quot;zima&quot;; FLOOR(0.2*[.N24])*30; IF([.C24]=&quot;wiosna&quot;;  FLOOR(0.5*[.N24])*30; IF([.C24]=&quot;lato&quot;;  FLOOR(0.9*[.N24])*30; IF([.C24]=&quot;jesień&quot;;  FLOOR(0.4*[.N24])*30; 0)))))" office:value-type="float" office:value="60" calcext:value-type="float">
            <text:p>60</text:p>
          </table:table-cell>
          <table:table-cell table:formula="of:=IF(MONTH([.A24])&lt;&gt;MONTH([.A25]);1;0)" office:value-type="float" office:value="0" calcext:value-type="float">
            <text:p>0</text:p>
          </table:table-cell>
          <table:table-cell table:formula="of:=IF([.L24]=1;[.H24];0)" office:value-type="float" office:value="0" calcext:value-type="float">
            <text:p>0</text:p>
          </table:table-cell>
          <table:table-cell table:formula="of:=[.N23] + IF([.M2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24" calcext:value-type="date">
            <text:p>24.01.2023</text:p>
          </table:table-cell>
          <table:table-cell table:formula="of:=WEEKDAY([.A25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25]=6;[.B25]=7); 0; IF([.C25]=&quot;zima&quot;; FLOOR(0.2*[.N25])*30; IF([.C25]=&quot;wiosna&quot;;  FLOOR(0.5*[.N25])*30; IF([.C25]=&quot;lato&quot;;  FLOOR(0.9*[.N25])*30; IF([.C25]=&quot;jesień&quot;;  FLOOR(0.4*[.N25])*30; 0)))))" office:value-type="float" office:value="60" calcext:value-type="float">
            <text:p>60</text:p>
          </table:table-cell>
          <table:table-cell table:formula="of:=IF([.B25]=7; 15*[.N25]; 0) + IF(AND([.H24] &gt; 2400; MONTH([.A24])&lt;&gt;MONTH([.A25])); 2400; 0)" office:value-type="float" office:value="0" calcext:value-type="float">
            <text:p>0</text:p>
          </table:table-cell>
          <table:table-cell table:formula="of:=[.D25]+[.F24]" office:value-type="float" office:value="1020" calcext:value-type="float">
            <text:p>1020</text:p>
          </table:table-cell>
          <table:table-cell table:formula="of:=[.E25]+[.G24]" office:value-type="float" office:value="8600" calcext:value-type="float">
            <text:p>8600</text:p>
          </table:table-cell>
          <table:table-cell table:formula="of:=[.F25]-[.G25]" office:value-type="float" office:value="-7580" calcext:value-type="float">
            <text:p>-7580</text:p>
          </table:table-cell>
          <table:table-cell table:formula="of:=IF(OR([.B25]=6;[.B25]=7); 0; IF([.C25]=&quot;zima&quot;; 2*[.$R$6]; IF([.C25]=&quot;wiosna&quot;; 5*[.$R$6]; IF([.C25]=&quot;lato&quot;; 9*[.$R$6]; IF([.C25]=&quot;jesień&quot;; 4*[.$R$6]; 0)))))" office:value-type="float" office:value="60" calcext:value-type="float">
            <text:p>60</text:p>
          </table:table-cell>
          <table:table-cell table:formula="of:=[.J24]-[.E25]+[.I25]" office:value-type="float" office:value="-7580" calcext:value-type="float">
            <text:p>-7580</text:p>
          </table:table-cell>
          <table:table-cell table:formula="of:=IF(OR([.B25]=6;[.B25]=7); 0; IF([.C25]=&quot;zima&quot;; FLOOR(0.2*[.N25])*30; IF([.C25]=&quot;wiosna&quot;;  FLOOR(0.5*[.N25])*30; IF([.C25]=&quot;lato&quot;;  FLOOR(0.9*[.N25])*30; IF([.C25]=&quot;jesień&quot;;  FLOOR(0.4*[.N25])*30; 0)))))" office:value-type="float" office:value="60" calcext:value-type="float">
            <text:p>60</text:p>
          </table:table-cell>
          <table:table-cell table:formula="of:=IF(MONTH([.A25])&lt;&gt;MONTH([.A26]);1;0)" office:value-type="float" office:value="0" calcext:value-type="float">
            <text:p>0</text:p>
          </table:table-cell>
          <table:table-cell table:formula="of:=IF([.L25]=1;[.H25];0)" office:value-type="float" office:value="0" calcext:value-type="float">
            <text:p>0</text:p>
          </table:table-cell>
          <table:table-cell table:formula="of:=[.N24] + IF([.M2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25" calcext:value-type="date">
            <text:p>25.01.2023</text:p>
          </table:table-cell>
          <table:table-cell table:formula="of:=WEEKDAY([.A26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26]=6;[.B26]=7); 0; IF([.C26]=&quot;zima&quot;; FLOOR(0.2*[.N26])*30; IF([.C26]=&quot;wiosna&quot;;  FLOOR(0.5*[.N26])*30; IF([.C26]=&quot;lato&quot;;  FLOOR(0.9*[.N26])*30; IF([.C26]=&quot;jesień&quot;;  FLOOR(0.4*[.N26])*30; 0)))))" office:value-type="float" office:value="60" calcext:value-type="float">
            <text:p>60</text:p>
          </table:table-cell>
          <table:table-cell table:formula="of:=IF([.B26]=7; 15*[.N26]; 0) + IF(AND([.H25] &gt; 2400; MONTH([.A25])&lt;&gt;MONTH([.A26])); 2400; 0)" office:value-type="float" office:value="0" calcext:value-type="float">
            <text:p>0</text:p>
          </table:table-cell>
          <table:table-cell table:formula="of:=[.D26]+[.F25]" office:value-type="float" office:value="1080" calcext:value-type="float">
            <text:p>1080</text:p>
          </table:table-cell>
          <table:table-cell table:formula="of:=[.E26]+[.G25]" office:value-type="float" office:value="8600" calcext:value-type="float">
            <text:p>8600</text:p>
          </table:table-cell>
          <table:table-cell table:formula="of:=[.F26]-[.G26]" office:value-type="float" office:value="-7520" calcext:value-type="float">
            <text:p>-7520</text:p>
          </table:table-cell>
          <table:table-cell table:formula="of:=IF(OR([.B26]=6;[.B26]=7); 0; IF([.C26]=&quot;zima&quot;; 2*[.$R$6]; IF([.C26]=&quot;wiosna&quot;; 5*[.$R$6]; IF([.C26]=&quot;lato&quot;; 9*[.$R$6]; IF([.C26]=&quot;jesień&quot;; 4*[.$R$6]; 0)))))" office:value-type="float" office:value="60" calcext:value-type="float">
            <text:p>60</text:p>
          </table:table-cell>
          <table:table-cell table:formula="of:=[.J25]-[.E26]+[.I26]" office:value-type="float" office:value="-7520" calcext:value-type="float">
            <text:p>-7520</text:p>
          </table:table-cell>
          <table:table-cell table:formula="of:=IF(OR([.B26]=6;[.B26]=7); 0; IF([.C26]=&quot;zima&quot;; FLOOR(0.2*[.N26])*30; IF([.C26]=&quot;wiosna&quot;;  FLOOR(0.5*[.N26])*30; IF([.C26]=&quot;lato&quot;;  FLOOR(0.9*[.N26])*30; IF([.C26]=&quot;jesień&quot;;  FLOOR(0.4*[.N26])*30; 0)))))" office:value-type="float" office:value="60" calcext:value-type="float">
            <text:p>60</text:p>
          </table:table-cell>
          <table:table-cell table:formula="of:=IF(MONTH([.A26])&lt;&gt;MONTH([.A27]);1;0)" office:value-type="float" office:value="0" calcext:value-type="float">
            <text:p>0</text:p>
          </table:table-cell>
          <table:table-cell table:formula="of:=IF([.L26]=1;[.H26];0)" office:value-type="float" office:value="0" calcext:value-type="float">
            <text:p>0</text:p>
          </table:table-cell>
          <table:table-cell table:formula="of:=[.N25] + IF([.M2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26" calcext:value-type="date">
            <text:p>26.01.2023</text:p>
          </table:table-cell>
          <table:table-cell table:formula="of:=WEEKDAY([.A27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27]=6;[.B27]=7); 0; IF([.C27]=&quot;zima&quot;; FLOOR(0.2*[.N27])*30; IF([.C27]=&quot;wiosna&quot;;  FLOOR(0.5*[.N27])*30; IF([.C27]=&quot;lato&quot;;  FLOOR(0.9*[.N27])*30; IF([.C27]=&quot;jesień&quot;;  FLOOR(0.4*[.N27])*30; 0)))))" office:value-type="float" office:value="60" calcext:value-type="float">
            <text:p>60</text:p>
          </table:table-cell>
          <table:table-cell table:formula="of:=IF([.B27]=7; 15*[.N27]; 0) + IF(AND([.H26] &gt; 2400; MONTH([.A26])&lt;&gt;MONTH([.A27])); 2400; 0)" office:value-type="float" office:value="0" calcext:value-type="float">
            <text:p>0</text:p>
          </table:table-cell>
          <table:table-cell table:formula="of:=[.D27]+[.F26]" office:value-type="float" office:value="1140" calcext:value-type="float">
            <text:p>1140</text:p>
          </table:table-cell>
          <table:table-cell table:formula="of:=[.E27]+[.G26]" office:value-type="float" office:value="8600" calcext:value-type="float">
            <text:p>8600</text:p>
          </table:table-cell>
          <table:table-cell table:formula="of:=[.F27]-[.G27]" office:value-type="float" office:value="-7460" calcext:value-type="float">
            <text:p>-7460</text:p>
          </table:table-cell>
          <table:table-cell table:formula="of:=IF(OR([.B27]=6;[.B27]=7); 0; IF([.C27]=&quot;zima&quot;; 2*[.$R$6]; IF([.C27]=&quot;wiosna&quot;; 5*[.$R$6]; IF([.C27]=&quot;lato&quot;; 9*[.$R$6]; IF([.C27]=&quot;jesień&quot;; 4*[.$R$6]; 0)))))" office:value-type="float" office:value="60" calcext:value-type="float">
            <text:p>60</text:p>
          </table:table-cell>
          <table:table-cell table:formula="of:=[.J26]-[.E27]+[.I27]" office:value-type="float" office:value="-7460" calcext:value-type="float">
            <text:p>-7460</text:p>
          </table:table-cell>
          <table:table-cell table:formula="of:=IF(OR([.B27]=6;[.B27]=7); 0; IF([.C27]=&quot;zima&quot;; FLOOR(0.2*[.N27])*30; IF([.C27]=&quot;wiosna&quot;;  FLOOR(0.5*[.N27])*30; IF([.C27]=&quot;lato&quot;;  FLOOR(0.9*[.N27])*30; IF([.C27]=&quot;jesień&quot;;  FLOOR(0.4*[.N27])*30; 0)))))" office:value-type="float" office:value="60" calcext:value-type="float">
            <text:p>60</text:p>
          </table:table-cell>
          <table:table-cell table:formula="of:=IF(MONTH([.A27])&lt;&gt;MONTH([.A28]);1;0)" office:value-type="float" office:value="0" calcext:value-type="float">
            <text:p>0</text:p>
          </table:table-cell>
          <table:table-cell table:formula="of:=IF([.L27]=1;[.H27];0)" office:value-type="float" office:value="0" calcext:value-type="float">
            <text:p>0</text:p>
          </table:table-cell>
          <table:table-cell table:formula="of:=[.N26] + IF([.M2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27" calcext:value-type="date">
            <text:p>27.01.2023</text:p>
          </table:table-cell>
          <table:table-cell table:formula="of:=WEEKDAY([.A28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28]=6;[.B28]=7); 0; IF([.C28]=&quot;zima&quot;; FLOOR(0.2*[.N28])*30; IF([.C28]=&quot;wiosna&quot;;  FLOOR(0.5*[.N28])*30; IF([.C28]=&quot;lato&quot;;  FLOOR(0.9*[.N28])*30; IF([.C28]=&quot;jesień&quot;;  FLOOR(0.4*[.N28])*30; 0)))))" office:value-type="float" office:value="60" calcext:value-type="float">
            <text:p>60</text:p>
          </table:table-cell>
          <table:table-cell table:formula="of:=IF([.B28]=7; 15*[.N28]; 0) + IF(AND([.H27] &gt; 2400; MONTH([.A27])&lt;&gt;MONTH([.A28])); 2400; 0)" office:value-type="float" office:value="0" calcext:value-type="float">
            <text:p>0</text:p>
          </table:table-cell>
          <table:table-cell table:formula="of:=[.D28]+[.F27]" office:value-type="float" office:value="1200" calcext:value-type="float">
            <text:p>1200</text:p>
          </table:table-cell>
          <table:table-cell table:formula="of:=[.E28]+[.G27]" office:value-type="float" office:value="8600" calcext:value-type="float">
            <text:p>8600</text:p>
          </table:table-cell>
          <table:table-cell table:formula="of:=[.F28]-[.G28]" office:value-type="float" office:value="-7400" calcext:value-type="float">
            <text:p>-7400</text:p>
          </table:table-cell>
          <table:table-cell table:formula="of:=IF(OR([.B28]=6;[.B28]=7); 0; IF([.C28]=&quot;zima&quot;; 2*[.$R$6]; IF([.C28]=&quot;wiosna&quot;; 5*[.$R$6]; IF([.C28]=&quot;lato&quot;; 9*[.$R$6]; IF([.C28]=&quot;jesień&quot;; 4*[.$R$6]; 0)))))" office:value-type="float" office:value="60" calcext:value-type="float">
            <text:p>60</text:p>
          </table:table-cell>
          <table:table-cell table:formula="of:=[.J27]-[.E28]+[.I28]" office:value-type="float" office:value="-7400" calcext:value-type="float">
            <text:p>-7400</text:p>
          </table:table-cell>
          <table:table-cell table:formula="of:=IF(OR([.B28]=6;[.B28]=7); 0; IF([.C28]=&quot;zima&quot;; FLOOR(0.2*[.N28])*30; IF([.C28]=&quot;wiosna&quot;;  FLOOR(0.5*[.N28])*30; IF([.C28]=&quot;lato&quot;;  FLOOR(0.9*[.N28])*30; IF([.C28]=&quot;jesień&quot;;  FLOOR(0.4*[.N28])*30; 0)))))" office:value-type="float" office:value="60" calcext:value-type="float">
            <text:p>60</text:p>
          </table:table-cell>
          <table:table-cell table:formula="of:=IF(MONTH([.A28])&lt;&gt;MONTH([.A29]);1;0)" office:value-type="float" office:value="0" calcext:value-type="float">
            <text:p>0</text:p>
          </table:table-cell>
          <table:table-cell table:formula="of:=IF([.L28]=1;[.H28];0)" office:value-type="float" office:value="0" calcext:value-type="float">
            <text:p>0</text:p>
          </table:table-cell>
          <table:table-cell table:formula="of:=[.N27] + IF([.M2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28" calcext:value-type="date">
            <text:p>28.01.2023</text:p>
          </table:table-cell>
          <table:table-cell table:formula="of:=WEEKDAY([.A29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29]=6;[.B29]=7); 0; IF([.C29]=&quot;zima&quot;; FLOOR(0.2*[.N29])*30; IF([.C29]=&quot;wiosna&quot;;  FLOOR(0.5*[.N29])*30; IF([.C29]=&quot;lato&quot;;  FLOOR(0.9*[.N29])*30; IF([.C29]=&quot;jesień&quot;;  FLOOR(0.4*[.N29])*30; 0)))))" office:value-type="float" office:value="0" calcext:value-type="float">
            <text:p>0</text:p>
          </table:table-cell>
          <table:table-cell table:formula="of:=IF([.B29]=7; 15*[.N29]; 0) + IF(AND([.H28] &gt; 2400; MONTH([.A28])&lt;&gt;MONTH([.A29])); 2400; 0)" office:value-type="float" office:value="0" calcext:value-type="float">
            <text:p>0</text:p>
          </table:table-cell>
          <table:table-cell table:formula="of:=[.D29]+[.F28]" office:value-type="float" office:value="1200" calcext:value-type="float">
            <text:p>1200</text:p>
          </table:table-cell>
          <table:table-cell table:formula="of:=[.E29]+[.G28]" office:value-type="float" office:value="8600" calcext:value-type="float">
            <text:p>8600</text:p>
          </table:table-cell>
          <table:table-cell table:formula="of:=[.F29]-[.G29]" office:value-type="float" office:value="-7400" calcext:value-type="float">
            <text:p>-7400</text:p>
          </table:table-cell>
          <table:table-cell table:formula="of:=IF(OR([.B29]=6;[.B29]=7); 0; IF([.C29]=&quot;zima&quot;; 2*[.$R$6]; IF([.C29]=&quot;wiosna&quot;; 5*[.$R$6]; IF([.C29]=&quot;lato&quot;; 9*[.$R$6]; IF([.C29]=&quot;jesień&quot;; 4*[.$R$6]; 0)))))" office:value-type="float" office:value="0" calcext:value-type="float">
            <text:p>0</text:p>
          </table:table-cell>
          <table:table-cell table:formula="of:=[.J28]-[.E29]+[.I29]" office:value-type="float" office:value="-7400" calcext:value-type="float">
            <text:p>-7400</text:p>
          </table:table-cell>
          <table:table-cell table:formula="of:=IF(OR([.B29]=6;[.B29]=7); 0; IF([.C29]=&quot;zima&quot;; FLOOR(0.2*[.N29])*30; IF([.C29]=&quot;wiosna&quot;;  FLOOR(0.5*[.N29])*30; IF([.C29]=&quot;lato&quot;;  FLOOR(0.9*[.N29])*30; IF([.C29]=&quot;jesień&quot;;  FLOOR(0.4*[.N29])*30; 0)))))" office:value-type="float" office:value="0" calcext:value-type="float">
            <text:p>0</text:p>
          </table:table-cell>
          <table:table-cell table:formula="of:=IF(MONTH([.A29])&lt;&gt;MONTH([.A30]);1;0)" office:value-type="float" office:value="0" calcext:value-type="float">
            <text:p>0</text:p>
          </table:table-cell>
          <table:table-cell table:formula="of:=IF([.L29]=1;[.H29];0)" office:value-type="float" office:value="0" calcext:value-type="float">
            <text:p>0</text:p>
          </table:table-cell>
          <table:table-cell table:formula="of:=[.N28] + IF([.M2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29" calcext:value-type="date">
            <text:p>29.01.2023</text:p>
          </table:table-cell>
          <table:table-cell table:formula="of:=WEEKDAY([.A30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30]=6;[.B30]=7); 0; IF([.C30]=&quot;zima&quot;; FLOOR(0.2*[.N30])*30; IF([.C30]=&quot;wiosna&quot;;  FLOOR(0.5*[.N30])*30; IF([.C30]=&quot;lato&quot;;  FLOOR(0.9*[.N30])*30; IF([.C30]=&quot;jesień&quot;;  FLOOR(0.4*[.N30])*30; 0)))))" office:value-type="float" office:value="0" calcext:value-type="float">
            <text:p>0</text:p>
          </table:table-cell>
          <table:table-cell table:formula="of:=IF([.B30]=7; 15*[.N30]; 0) + IF(AND([.H29] &gt; 2400; MONTH([.A29])&lt;&gt;MONTH([.A30])); 2400; 0)" office:value-type="float" office:value="150" calcext:value-type="float">
            <text:p>150</text:p>
          </table:table-cell>
          <table:table-cell table:formula="of:=[.D30]+[.F29]" office:value-type="float" office:value="1200" calcext:value-type="float">
            <text:p>1200</text:p>
          </table:table-cell>
          <table:table-cell table:formula="of:=[.E30]+[.G29]" office:value-type="float" office:value="8750" calcext:value-type="float">
            <text:p>8750</text:p>
          </table:table-cell>
          <table:table-cell table:formula="of:=[.F30]-[.G30]" office:value-type="float" office:value="-7550" calcext:value-type="float">
            <text:p>-7550</text:p>
          </table:table-cell>
          <table:table-cell table:formula="of:=IF(OR([.B30]=6;[.B30]=7); 0; IF([.C30]=&quot;zima&quot;; 2*[.$R$6]; IF([.C30]=&quot;wiosna&quot;; 5*[.$R$6]; IF([.C30]=&quot;lato&quot;; 9*[.$R$6]; IF([.C30]=&quot;jesień&quot;; 4*[.$R$6]; 0)))))" office:value-type="float" office:value="0" calcext:value-type="float">
            <text:p>0</text:p>
          </table:table-cell>
          <table:table-cell table:formula="of:=[.J29]-[.E30]+[.I30]" office:value-type="float" office:value="-7550" calcext:value-type="float">
            <text:p>-7550</text:p>
          </table:table-cell>
          <table:table-cell table:formula="of:=IF(OR([.B30]=6;[.B30]=7); 0; IF([.C30]=&quot;zima&quot;; FLOOR(0.2*[.N30])*30; IF([.C30]=&quot;wiosna&quot;;  FLOOR(0.5*[.N30])*30; IF([.C30]=&quot;lato&quot;;  FLOOR(0.9*[.N30])*30; IF([.C30]=&quot;jesień&quot;;  FLOOR(0.4*[.N30])*30; 0)))))" office:value-type="float" office:value="0" calcext:value-type="float">
            <text:p>0</text:p>
          </table:table-cell>
          <table:table-cell table:formula="of:=IF(MONTH([.A30])&lt;&gt;MONTH([.A31]);1;0)" office:value-type="float" office:value="0" calcext:value-type="float">
            <text:p>0</text:p>
          </table:table-cell>
          <table:table-cell table:formula="of:=IF([.L30]=1;[.H30];0)" office:value-type="float" office:value="0" calcext:value-type="float">
            <text:p>0</text:p>
          </table:table-cell>
          <table:table-cell table:formula="of:=[.N29] + IF([.M2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30" calcext:value-type="date">
            <text:p>30.01.2023</text:p>
          </table:table-cell>
          <table:table-cell table:formula="of:=WEEKDAY([.A31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31]=6;[.B31]=7); 0; IF([.C31]=&quot;zima&quot;; FLOOR(0.2*[.N31])*30; IF([.C31]=&quot;wiosna&quot;;  FLOOR(0.5*[.N31])*30; IF([.C31]=&quot;lato&quot;;  FLOOR(0.9*[.N31])*30; IF([.C31]=&quot;jesień&quot;;  FLOOR(0.4*[.N31])*30; 0)))))" office:value-type="float" office:value="60" calcext:value-type="float">
            <text:p>60</text:p>
          </table:table-cell>
          <table:table-cell table:formula="of:=IF([.B31]=7; 15*[.N31]; 0) + IF(AND([.H30] &gt; 2400; MONTH([.A30])&lt;&gt;MONTH([.A31])); 2400; 0)" office:value-type="float" office:value="0" calcext:value-type="float">
            <text:p>0</text:p>
          </table:table-cell>
          <table:table-cell table:formula="of:=[.D31]+[.F30]" office:value-type="float" office:value="1260" calcext:value-type="float">
            <text:p>1260</text:p>
          </table:table-cell>
          <table:table-cell table:formula="of:=[.E31]+[.G30]" office:value-type="float" office:value="8750" calcext:value-type="float">
            <text:p>8750</text:p>
          </table:table-cell>
          <table:table-cell table:formula="of:=[.F31]-[.G31]" office:value-type="float" office:value="-7490" calcext:value-type="float">
            <text:p>-7490</text:p>
          </table:table-cell>
          <table:table-cell table:formula="of:=IF(OR([.B31]=6;[.B31]=7); 0; IF([.C31]=&quot;zima&quot;; 2*[.$R$6]; IF([.C31]=&quot;wiosna&quot;; 5*[.$R$6]; IF([.C31]=&quot;lato&quot;; 9*[.$R$6]; IF([.C31]=&quot;jesień&quot;; 4*[.$R$6]; 0)))))" office:value-type="float" office:value="60" calcext:value-type="float">
            <text:p>60</text:p>
          </table:table-cell>
          <table:table-cell table:formula="of:=[.J30]-[.E31]+[.I31]" office:value-type="float" office:value="-7490" calcext:value-type="float">
            <text:p>-7490</text:p>
          </table:table-cell>
          <table:table-cell table:formula="of:=IF(OR([.B31]=6;[.B31]=7); 0; IF([.C31]=&quot;zima&quot;; FLOOR(0.2*[.N31])*30; IF([.C31]=&quot;wiosna&quot;;  FLOOR(0.5*[.N31])*30; IF([.C31]=&quot;lato&quot;;  FLOOR(0.9*[.N31])*30; IF([.C31]=&quot;jesień&quot;;  FLOOR(0.4*[.N31])*30; 0)))))" office:value-type="float" office:value="60" calcext:value-type="float">
            <text:p>60</text:p>
          </table:table-cell>
          <table:table-cell table:formula="of:=IF(MONTH([.A31])&lt;&gt;MONTH([.A32]);1;0)" office:value-type="float" office:value="0" calcext:value-type="float">
            <text:p>0</text:p>
          </table:table-cell>
          <table:table-cell table:formula="of:=IF([.L31]=1;[.H31];0)" office:value-type="float" office:value="0" calcext:value-type="float">
            <text:p>0</text:p>
          </table:table-cell>
          <table:table-cell table:formula="of:=[.N30] + IF([.M3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1-31" calcext:value-type="date">
            <text:p>31.01.2023</text:p>
          </table:table-cell>
          <table:table-cell table:formula="of:=WEEKDAY([.A32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32]=6;[.B32]=7); 0; IF([.C32]=&quot;zima&quot;; FLOOR(0.2*[.N32])*30; IF([.C32]=&quot;wiosna&quot;;  FLOOR(0.5*[.N32])*30; IF([.C32]=&quot;lato&quot;;  FLOOR(0.9*[.N32])*30; IF([.C32]=&quot;jesień&quot;;  FLOOR(0.4*[.N32])*30; 0)))))" office:value-type="float" office:value="60" calcext:value-type="float">
            <text:p>60</text:p>
          </table:table-cell>
          <table:table-cell table:formula="of:=IF([.B32]=7; 15*[.N32]; 0) + IF(AND([.H31] &gt; 2400; MONTH([.A31])&lt;&gt;MONTH([.A32])); 2400; 0)" office:value-type="float" office:value="0" calcext:value-type="float">
            <text:p>0</text:p>
          </table:table-cell>
          <table:table-cell table:formula="of:=[.D32]+[.F31]" office:value-type="float" office:value="1320" calcext:value-type="float">
            <text:p>1320</text:p>
          </table:table-cell>
          <table:table-cell table:formula="of:=[.E32]+[.G31]" office:value-type="float" office:value="8750" calcext:value-type="float">
            <text:p>8750</text:p>
          </table:table-cell>
          <table:table-cell table:formula="of:=[.F32]-[.G32]" office:value-type="float" office:value="-7430" calcext:value-type="float">
            <text:p>-7430</text:p>
          </table:table-cell>
          <table:table-cell table:formula="of:=IF(OR([.B32]=6;[.B32]=7); 0; IF([.C32]=&quot;zima&quot;; 2*[.$R$6]; IF([.C32]=&quot;wiosna&quot;; 5*[.$R$6]; IF([.C32]=&quot;lato&quot;; 9*[.$R$6]; IF([.C32]=&quot;jesień&quot;; 4*[.$R$6]; 0)))))" office:value-type="float" office:value="60" calcext:value-type="float">
            <text:p>60</text:p>
          </table:table-cell>
          <table:table-cell table:formula="of:=[.J31]-[.E32]+[.I32]" office:value-type="float" office:value="-7430" calcext:value-type="float">
            <text:p>-7430</text:p>
          </table:table-cell>
          <table:table-cell table:formula="of:=IF(OR([.B32]=6;[.B32]=7); 0; IF([.C32]=&quot;zima&quot;; FLOOR(0.2*[.N32])*30; IF([.C32]=&quot;wiosna&quot;;  FLOOR(0.5*[.N32])*30; IF([.C32]=&quot;lato&quot;;  FLOOR(0.9*[.N32])*30; IF([.C32]=&quot;jesień&quot;;  FLOOR(0.4*[.N32])*30; 0)))))" office:value-type="float" office:value="60" calcext:value-type="float">
            <text:p>60</text:p>
          </table:table-cell>
          <table:table-cell table:formula="of:=IF(MONTH([.A32])&lt;&gt;MONTH([.A33]);1;0)" office:value-type="float" office:value="1" calcext:value-type="float">
            <text:p>1</text:p>
          </table:table-cell>
          <table:table-cell table:formula="of:=IF([.L32]=1;[.H32];0)" office:value-type="float" office:value="-7430" calcext:value-type="float">
            <text:p>-7430</text:p>
          </table:table-cell>
          <table:table-cell table:formula="of:=[.N31] + IF([.M3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01" calcext:value-type="date">
            <text:p>1.02.2023</text:p>
          </table:table-cell>
          <table:table-cell table:formula="of:=WEEKDAY([.A33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33]=6;[.B33]=7); 0; IF([.C33]=&quot;zima&quot;; FLOOR(0.2*[.N33])*30; IF([.C33]=&quot;wiosna&quot;;  FLOOR(0.5*[.N33])*30; IF([.C33]=&quot;lato&quot;;  FLOOR(0.9*[.N33])*30; IF([.C33]=&quot;jesień&quot;;  FLOOR(0.4*[.N33])*30; 0)))))" office:value-type="float" office:value="60" calcext:value-type="float">
            <text:p>60</text:p>
          </table:table-cell>
          <table:table-cell table:formula="of:=IF([.B33]=7; 15*[.N33]; 0) + IF(AND([.H32] &gt; 2400; MONTH([.A32])&lt;&gt;MONTH([.A33])); 2400; 0)" office:value-type="float" office:value="0" calcext:value-type="float">
            <text:p>0</text:p>
          </table:table-cell>
          <table:table-cell table:formula="of:=[.D33]+[.F32]" office:value-type="float" office:value="1380" calcext:value-type="float">
            <text:p>1380</text:p>
          </table:table-cell>
          <table:table-cell table:formula="of:=[.E33]+[.G32]" office:value-type="float" office:value="8750" calcext:value-type="float">
            <text:p>8750</text:p>
          </table:table-cell>
          <table:table-cell table:formula="of:=[.F33]-[.G33]" office:value-type="float" office:value="-7370" calcext:value-type="float">
            <text:p>-7370</text:p>
          </table:table-cell>
          <table:table-cell table:formula="of:=IF(OR([.B33]=6;[.B33]=7); 0; IF([.C33]=&quot;zima&quot;; 2*[.$R$6]; IF([.C33]=&quot;wiosna&quot;; 5*[.$R$6]; IF([.C33]=&quot;lato&quot;; 9*[.$R$6]; IF([.C33]=&quot;jesień&quot;; 4*[.$R$6]; 0)))))" office:value-type="float" office:value="60" calcext:value-type="float">
            <text:p>60</text:p>
          </table:table-cell>
          <table:table-cell table:formula="of:=[.J32]-[.E33]+[.I33]" office:value-type="float" office:value="-7370" calcext:value-type="float">
            <text:p>-7370</text:p>
          </table:table-cell>
          <table:table-cell table:formula="of:=IF(OR([.B33]=6;[.B33]=7); 0; IF([.C33]=&quot;zima&quot;; FLOOR(0.2*[.N33])*30; IF([.C33]=&quot;wiosna&quot;;  FLOOR(0.5*[.N33])*30; IF([.C33]=&quot;lato&quot;;  FLOOR(0.9*[.N33])*30; IF([.C33]=&quot;jesień&quot;;  FLOOR(0.4*[.N33])*30; 0)))))" office:value-type="float" office:value="60" calcext:value-type="float">
            <text:p>60</text:p>
          </table:table-cell>
          <table:table-cell table:formula="of:=IF(MONTH([.A33])&lt;&gt;MONTH([.A34]);1;0)" office:value-type="float" office:value="0" calcext:value-type="float">
            <text:p>0</text:p>
          </table:table-cell>
          <table:table-cell table:formula="of:=IF([.L33]=1;[.H33];0)" office:value-type="float" office:value="0" calcext:value-type="float">
            <text:p>0</text:p>
          </table:table-cell>
          <table:table-cell table:formula="of:=[.N32] + IF([.M3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02" calcext:value-type="date">
            <text:p>2.02.2023</text:p>
          </table:table-cell>
          <table:table-cell table:formula="of:=WEEKDAY([.A34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34]=6;[.B34]=7); 0; IF([.C34]=&quot;zima&quot;; FLOOR(0.2*[.N34])*30; IF([.C34]=&quot;wiosna&quot;;  FLOOR(0.5*[.N34])*30; IF([.C34]=&quot;lato&quot;;  FLOOR(0.9*[.N34])*30; IF([.C34]=&quot;jesień&quot;;  FLOOR(0.4*[.N34])*30; 0)))))" office:value-type="float" office:value="60" calcext:value-type="float">
            <text:p>60</text:p>
          </table:table-cell>
          <table:table-cell table:formula="of:=IF([.B34]=7; 15*[.N34]; 0) + IF(AND([.H33] &gt; 2400; MONTH([.A33])&lt;&gt;MONTH([.A34])); 2400; 0)" office:value-type="float" office:value="0" calcext:value-type="float">
            <text:p>0</text:p>
          </table:table-cell>
          <table:table-cell table:formula="of:=[.D34]+[.F33]" office:value-type="float" office:value="1440" calcext:value-type="float">
            <text:p>1440</text:p>
          </table:table-cell>
          <table:table-cell table:formula="of:=[.E34]+[.G33]" office:value-type="float" office:value="8750" calcext:value-type="float">
            <text:p>8750</text:p>
          </table:table-cell>
          <table:table-cell table:formula="of:=[.F34]-[.G34]" office:value-type="float" office:value="-7310" calcext:value-type="float">
            <text:p>-7310</text:p>
          </table:table-cell>
          <table:table-cell table:formula="of:=IF(OR([.B34]=6;[.B34]=7); 0; IF([.C34]=&quot;zima&quot;; 2*[.$R$6]; IF([.C34]=&quot;wiosna&quot;; 5*[.$R$6]; IF([.C34]=&quot;lato&quot;; 9*[.$R$6]; IF([.C34]=&quot;jesień&quot;; 4*[.$R$6]; 0)))))" office:value-type="float" office:value="60" calcext:value-type="float">
            <text:p>60</text:p>
          </table:table-cell>
          <table:table-cell table:formula="of:=[.J33]-[.E34]+[.I34]" office:value-type="float" office:value="-7310" calcext:value-type="float">
            <text:p>-7310</text:p>
          </table:table-cell>
          <table:table-cell table:formula="of:=IF(OR([.B34]=6;[.B34]=7); 0; IF([.C34]=&quot;zima&quot;; FLOOR(0.2*[.N34])*30; IF([.C34]=&quot;wiosna&quot;;  FLOOR(0.5*[.N34])*30; IF([.C34]=&quot;lato&quot;;  FLOOR(0.9*[.N34])*30; IF([.C34]=&quot;jesień&quot;;  FLOOR(0.4*[.N34])*30; 0)))))" office:value-type="float" office:value="60" calcext:value-type="float">
            <text:p>60</text:p>
          </table:table-cell>
          <table:table-cell table:formula="of:=IF(MONTH([.A34])&lt;&gt;MONTH([.A35]);1;0)" office:value-type="float" office:value="0" calcext:value-type="float">
            <text:p>0</text:p>
          </table:table-cell>
          <table:table-cell table:formula="of:=IF([.L34]=1;[.H34];0)" office:value-type="float" office:value="0" calcext:value-type="float">
            <text:p>0</text:p>
          </table:table-cell>
          <table:table-cell table:formula="of:=[.N33] + IF([.M3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03" calcext:value-type="date">
            <text:p>3.02.2023</text:p>
          </table:table-cell>
          <table:table-cell table:formula="of:=WEEKDAY([.A35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35]=6;[.B35]=7); 0; IF([.C35]=&quot;zima&quot;; FLOOR(0.2*[.N35])*30; IF([.C35]=&quot;wiosna&quot;;  FLOOR(0.5*[.N35])*30; IF([.C35]=&quot;lato&quot;;  FLOOR(0.9*[.N35])*30; IF([.C35]=&quot;jesień&quot;;  FLOOR(0.4*[.N35])*30; 0)))))" office:value-type="float" office:value="60" calcext:value-type="float">
            <text:p>60</text:p>
          </table:table-cell>
          <table:table-cell table:formula="of:=IF([.B35]=7; 15*[.N35]; 0) + IF(AND([.H34] &gt; 2400; MONTH([.A34])&lt;&gt;MONTH([.A35])); 2400; 0)" office:value-type="float" office:value="0" calcext:value-type="float">
            <text:p>0</text:p>
          </table:table-cell>
          <table:table-cell table:formula="of:=[.D35]+[.F34]" office:value-type="float" office:value="1500" calcext:value-type="float">
            <text:p>1500</text:p>
          </table:table-cell>
          <table:table-cell table:formula="of:=[.E35]+[.G34]" office:value-type="float" office:value="8750" calcext:value-type="float">
            <text:p>8750</text:p>
          </table:table-cell>
          <table:table-cell table:formula="of:=[.F35]-[.G35]" office:value-type="float" office:value="-7250" calcext:value-type="float">
            <text:p>-7250</text:p>
          </table:table-cell>
          <table:table-cell table:formula="of:=IF(OR([.B35]=6;[.B35]=7); 0; IF([.C35]=&quot;zima&quot;; 2*[.$R$6]; IF([.C35]=&quot;wiosna&quot;; 5*[.$R$6]; IF([.C35]=&quot;lato&quot;; 9*[.$R$6]; IF([.C35]=&quot;jesień&quot;; 4*[.$R$6]; 0)))))" office:value-type="float" office:value="60" calcext:value-type="float">
            <text:p>60</text:p>
          </table:table-cell>
          <table:table-cell table:formula="of:=[.J34]-[.E35]+[.I35]" office:value-type="float" office:value="-7250" calcext:value-type="float">
            <text:p>-7250</text:p>
          </table:table-cell>
          <table:table-cell table:formula="of:=IF(OR([.B35]=6;[.B35]=7); 0; IF([.C35]=&quot;zima&quot;; FLOOR(0.2*[.N35])*30; IF([.C35]=&quot;wiosna&quot;;  FLOOR(0.5*[.N35])*30; IF([.C35]=&quot;lato&quot;;  FLOOR(0.9*[.N35])*30; IF([.C35]=&quot;jesień&quot;;  FLOOR(0.4*[.N35])*30; 0)))))" office:value-type="float" office:value="60" calcext:value-type="float">
            <text:p>60</text:p>
          </table:table-cell>
          <table:table-cell table:formula="of:=IF(MONTH([.A35])&lt;&gt;MONTH([.A36]);1;0)" office:value-type="float" office:value="0" calcext:value-type="float">
            <text:p>0</text:p>
          </table:table-cell>
          <table:table-cell table:formula="of:=IF([.L35]=1;[.H35];0)" office:value-type="float" office:value="0" calcext:value-type="float">
            <text:p>0</text:p>
          </table:table-cell>
          <table:table-cell table:formula="of:=[.N34] + IF([.M3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04" calcext:value-type="date">
            <text:p>4.02.2023</text:p>
          </table:table-cell>
          <table:table-cell table:formula="of:=WEEKDAY([.A36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36]=6;[.B36]=7); 0; IF([.C36]=&quot;zima&quot;; FLOOR(0.2*[.N36])*30; IF([.C36]=&quot;wiosna&quot;;  FLOOR(0.5*[.N36])*30; IF([.C36]=&quot;lato&quot;;  FLOOR(0.9*[.N36])*30; IF([.C36]=&quot;jesień&quot;;  FLOOR(0.4*[.N36])*30; 0)))))" office:value-type="float" office:value="0" calcext:value-type="float">
            <text:p>0</text:p>
          </table:table-cell>
          <table:table-cell table:formula="of:=IF([.B36]=7; 15*[.N36]; 0) + IF(AND([.H35] &gt; 2400; MONTH([.A35])&lt;&gt;MONTH([.A36])); 2400; 0)" office:value-type="float" office:value="0" calcext:value-type="float">
            <text:p>0</text:p>
          </table:table-cell>
          <table:table-cell table:formula="of:=[.D36]+[.F35]" office:value-type="float" office:value="1500" calcext:value-type="float">
            <text:p>1500</text:p>
          </table:table-cell>
          <table:table-cell table:formula="of:=[.E36]+[.G35]" office:value-type="float" office:value="8750" calcext:value-type="float">
            <text:p>8750</text:p>
          </table:table-cell>
          <table:table-cell table:formula="of:=[.F36]-[.G36]" office:value-type="float" office:value="-7250" calcext:value-type="float">
            <text:p>-7250</text:p>
          </table:table-cell>
          <table:table-cell table:formula="of:=IF(OR([.B36]=6;[.B36]=7); 0; IF([.C36]=&quot;zima&quot;; 2*[.$R$6]; IF([.C36]=&quot;wiosna&quot;; 5*[.$R$6]; IF([.C36]=&quot;lato&quot;; 9*[.$R$6]; IF([.C36]=&quot;jesień&quot;; 4*[.$R$6]; 0)))))" office:value-type="float" office:value="0" calcext:value-type="float">
            <text:p>0</text:p>
          </table:table-cell>
          <table:table-cell table:formula="of:=[.J35]-[.E36]+[.I36]" office:value-type="float" office:value="-7250" calcext:value-type="float">
            <text:p>-7250</text:p>
          </table:table-cell>
          <table:table-cell table:formula="of:=IF(OR([.B36]=6;[.B36]=7); 0; IF([.C36]=&quot;zima&quot;; FLOOR(0.2*[.N36])*30; IF([.C36]=&quot;wiosna&quot;;  FLOOR(0.5*[.N36])*30; IF([.C36]=&quot;lato&quot;;  FLOOR(0.9*[.N36])*30; IF([.C36]=&quot;jesień&quot;;  FLOOR(0.4*[.N36])*30; 0)))))" office:value-type="float" office:value="0" calcext:value-type="float">
            <text:p>0</text:p>
          </table:table-cell>
          <table:table-cell table:formula="of:=IF(MONTH([.A36])&lt;&gt;MONTH([.A37]);1;0)" office:value-type="float" office:value="0" calcext:value-type="float">
            <text:p>0</text:p>
          </table:table-cell>
          <table:table-cell table:formula="of:=IF([.L36]=1;[.H36];0)" office:value-type="float" office:value="0" calcext:value-type="float">
            <text:p>0</text:p>
          </table:table-cell>
          <table:table-cell table:formula="of:=[.N35] + IF([.M3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05" calcext:value-type="date">
            <text:p>5.02.2023</text:p>
          </table:table-cell>
          <table:table-cell table:formula="of:=WEEKDAY([.A37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37]=6;[.B37]=7); 0; IF([.C37]=&quot;zima&quot;; FLOOR(0.2*[.N37])*30; IF([.C37]=&quot;wiosna&quot;;  FLOOR(0.5*[.N37])*30; IF([.C37]=&quot;lato&quot;;  FLOOR(0.9*[.N37])*30; IF([.C37]=&quot;jesień&quot;;  FLOOR(0.4*[.N37])*30; 0)))))" office:value-type="float" office:value="0" calcext:value-type="float">
            <text:p>0</text:p>
          </table:table-cell>
          <table:table-cell table:formula="of:=IF([.B37]=7; 15*[.N37]; 0) + IF(AND([.H36] &gt; 2400; MONTH([.A36])&lt;&gt;MONTH([.A37])); 2400; 0)" office:value-type="float" office:value="150" calcext:value-type="float">
            <text:p>150</text:p>
          </table:table-cell>
          <table:table-cell table:formula="of:=[.D37]+[.F36]" office:value-type="float" office:value="1500" calcext:value-type="float">
            <text:p>1500</text:p>
          </table:table-cell>
          <table:table-cell table:formula="of:=[.E37]+[.G36]" office:value-type="float" office:value="8900" calcext:value-type="float">
            <text:p>8900</text:p>
          </table:table-cell>
          <table:table-cell table:formula="of:=[.F37]-[.G37]" office:value-type="float" office:value="-7400" calcext:value-type="float">
            <text:p>-7400</text:p>
          </table:table-cell>
          <table:table-cell table:formula="of:=IF(OR([.B37]=6;[.B37]=7); 0; IF([.C37]=&quot;zima&quot;; 2*[.$R$6]; IF([.C37]=&quot;wiosna&quot;; 5*[.$R$6]; IF([.C37]=&quot;lato&quot;; 9*[.$R$6]; IF([.C37]=&quot;jesień&quot;; 4*[.$R$6]; 0)))))" office:value-type="float" office:value="0" calcext:value-type="float">
            <text:p>0</text:p>
          </table:table-cell>
          <table:table-cell table:formula="of:=[.J36]-[.E37]+[.I37]" office:value-type="float" office:value="-7400" calcext:value-type="float">
            <text:p>-7400</text:p>
          </table:table-cell>
          <table:table-cell table:formula="of:=IF(OR([.B37]=6;[.B37]=7); 0; IF([.C37]=&quot;zima&quot;; FLOOR(0.2*[.N37])*30; IF([.C37]=&quot;wiosna&quot;;  FLOOR(0.5*[.N37])*30; IF([.C37]=&quot;lato&quot;;  FLOOR(0.9*[.N37])*30; IF([.C37]=&quot;jesień&quot;;  FLOOR(0.4*[.N37])*30; 0)))))" office:value-type="float" office:value="0" calcext:value-type="float">
            <text:p>0</text:p>
          </table:table-cell>
          <table:table-cell table:formula="of:=IF(MONTH([.A37])&lt;&gt;MONTH([.A38]);1;0)" office:value-type="float" office:value="0" calcext:value-type="float">
            <text:p>0</text:p>
          </table:table-cell>
          <table:table-cell table:formula="of:=IF([.L37]=1;[.H37];0)" office:value-type="float" office:value="0" calcext:value-type="float">
            <text:p>0</text:p>
          </table:table-cell>
          <table:table-cell table:formula="of:=[.N36] + IF([.M3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06" calcext:value-type="date">
            <text:p>6.02.2023</text:p>
          </table:table-cell>
          <table:table-cell table:formula="of:=WEEKDAY([.A38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38]=6;[.B38]=7); 0; IF([.C38]=&quot;zima&quot;; FLOOR(0.2*[.N38])*30; IF([.C38]=&quot;wiosna&quot;;  FLOOR(0.5*[.N38])*30; IF([.C38]=&quot;lato&quot;;  FLOOR(0.9*[.N38])*30; IF([.C38]=&quot;jesień&quot;;  FLOOR(0.4*[.N38])*30; 0)))))" office:value-type="float" office:value="60" calcext:value-type="float">
            <text:p>60</text:p>
          </table:table-cell>
          <table:table-cell table:formula="of:=IF([.B38]=7; 15*[.N38]; 0) + IF(AND([.H37] &gt; 2400; MONTH([.A37])&lt;&gt;MONTH([.A38])); 2400; 0)" office:value-type="float" office:value="0" calcext:value-type="float">
            <text:p>0</text:p>
          </table:table-cell>
          <table:table-cell table:formula="of:=[.D38]+[.F37]" office:value-type="float" office:value="1560" calcext:value-type="float">
            <text:p>1560</text:p>
          </table:table-cell>
          <table:table-cell table:formula="of:=[.E38]+[.G37]" office:value-type="float" office:value="8900" calcext:value-type="float">
            <text:p>8900</text:p>
          </table:table-cell>
          <table:table-cell table:formula="of:=[.F38]-[.G38]" office:value-type="float" office:value="-7340" calcext:value-type="float">
            <text:p>-7340</text:p>
          </table:table-cell>
          <table:table-cell table:formula="of:=IF(OR([.B38]=6;[.B38]=7); 0; IF([.C38]=&quot;zima&quot;; 2*[.$R$6]; IF([.C38]=&quot;wiosna&quot;; 5*[.$R$6]; IF([.C38]=&quot;lato&quot;; 9*[.$R$6]; IF([.C38]=&quot;jesień&quot;; 4*[.$R$6]; 0)))))" office:value-type="float" office:value="60" calcext:value-type="float">
            <text:p>60</text:p>
          </table:table-cell>
          <table:table-cell table:formula="of:=[.J37]-[.E38]+[.I38]" office:value-type="float" office:value="-7340" calcext:value-type="float">
            <text:p>-7340</text:p>
          </table:table-cell>
          <table:table-cell table:formula="of:=IF(OR([.B38]=6;[.B38]=7); 0; IF([.C38]=&quot;zima&quot;; FLOOR(0.2*[.N38])*30; IF([.C38]=&quot;wiosna&quot;;  FLOOR(0.5*[.N38])*30; IF([.C38]=&quot;lato&quot;;  FLOOR(0.9*[.N38])*30; IF([.C38]=&quot;jesień&quot;;  FLOOR(0.4*[.N38])*30; 0)))))" office:value-type="float" office:value="60" calcext:value-type="float">
            <text:p>60</text:p>
          </table:table-cell>
          <table:table-cell table:formula="of:=IF(MONTH([.A38])&lt;&gt;MONTH([.A39]);1;0)" office:value-type="float" office:value="0" calcext:value-type="float">
            <text:p>0</text:p>
          </table:table-cell>
          <table:table-cell table:formula="of:=IF([.L38]=1;[.H38];0)" office:value-type="float" office:value="0" calcext:value-type="float">
            <text:p>0</text:p>
          </table:table-cell>
          <table:table-cell table:formula="of:=[.N37] + IF([.M3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07" calcext:value-type="date">
            <text:p>7.02.2023</text:p>
          </table:table-cell>
          <table:table-cell table:formula="of:=WEEKDAY([.A39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39]=6;[.B39]=7); 0; IF([.C39]=&quot;zima&quot;; FLOOR(0.2*[.N39])*30; IF([.C39]=&quot;wiosna&quot;;  FLOOR(0.5*[.N39])*30; IF([.C39]=&quot;lato&quot;;  FLOOR(0.9*[.N39])*30; IF([.C39]=&quot;jesień&quot;;  FLOOR(0.4*[.N39])*30; 0)))))" office:value-type="float" office:value="60" calcext:value-type="float">
            <text:p>60</text:p>
          </table:table-cell>
          <table:table-cell table:formula="of:=IF([.B39]=7; 15*[.N39]; 0) + IF(AND([.H38] &gt; 2400; MONTH([.A38])&lt;&gt;MONTH([.A39])); 2400; 0)" office:value-type="float" office:value="0" calcext:value-type="float">
            <text:p>0</text:p>
          </table:table-cell>
          <table:table-cell table:formula="of:=[.D39]+[.F38]" office:value-type="float" office:value="1620" calcext:value-type="float">
            <text:p>1620</text:p>
          </table:table-cell>
          <table:table-cell table:formula="of:=[.E39]+[.G38]" office:value-type="float" office:value="8900" calcext:value-type="float">
            <text:p>8900</text:p>
          </table:table-cell>
          <table:table-cell table:formula="of:=[.F39]-[.G39]" office:value-type="float" office:value="-7280" calcext:value-type="float">
            <text:p>-7280</text:p>
          </table:table-cell>
          <table:table-cell table:formula="of:=IF(OR([.B39]=6;[.B39]=7); 0; IF([.C39]=&quot;zima&quot;; 2*[.$R$6]; IF([.C39]=&quot;wiosna&quot;; 5*[.$R$6]; IF([.C39]=&quot;lato&quot;; 9*[.$R$6]; IF([.C39]=&quot;jesień&quot;; 4*[.$R$6]; 0)))))" office:value-type="float" office:value="60" calcext:value-type="float">
            <text:p>60</text:p>
          </table:table-cell>
          <table:table-cell table:formula="of:=[.J38]-[.E39]+[.I39]" office:value-type="float" office:value="-7280" calcext:value-type="float">
            <text:p>-7280</text:p>
          </table:table-cell>
          <table:table-cell table:formula="of:=IF(OR([.B39]=6;[.B39]=7); 0; IF([.C39]=&quot;zima&quot;; FLOOR(0.2*[.N39])*30; IF([.C39]=&quot;wiosna&quot;;  FLOOR(0.5*[.N39])*30; IF([.C39]=&quot;lato&quot;;  FLOOR(0.9*[.N39])*30; IF([.C39]=&quot;jesień&quot;;  FLOOR(0.4*[.N39])*30; 0)))))" office:value-type="float" office:value="60" calcext:value-type="float">
            <text:p>60</text:p>
          </table:table-cell>
          <table:table-cell table:formula="of:=IF(MONTH([.A39])&lt;&gt;MONTH([.A40]);1;0)" office:value-type="float" office:value="0" calcext:value-type="float">
            <text:p>0</text:p>
          </table:table-cell>
          <table:table-cell table:formula="of:=IF([.L39]=1;[.H39];0)" office:value-type="float" office:value="0" calcext:value-type="float">
            <text:p>0</text:p>
          </table:table-cell>
          <table:table-cell table:formula="of:=[.N38] + IF([.M3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08" calcext:value-type="date">
            <text:p>8.02.2023</text:p>
          </table:table-cell>
          <table:table-cell table:formula="of:=WEEKDAY([.A40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40]=6;[.B40]=7); 0; IF([.C40]=&quot;zima&quot;; FLOOR(0.2*[.N40])*30; IF([.C40]=&quot;wiosna&quot;;  FLOOR(0.5*[.N40])*30; IF([.C40]=&quot;lato&quot;;  FLOOR(0.9*[.N40])*30; IF([.C40]=&quot;jesień&quot;;  FLOOR(0.4*[.N40])*30; 0)))))" office:value-type="float" office:value="60" calcext:value-type="float">
            <text:p>60</text:p>
          </table:table-cell>
          <table:table-cell table:formula="of:=IF([.B40]=7; 15*[.N40]; 0) + IF(AND([.H39] &gt; 2400; MONTH([.A39])&lt;&gt;MONTH([.A40])); 2400; 0)" office:value-type="float" office:value="0" calcext:value-type="float">
            <text:p>0</text:p>
          </table:table-cell>
          <table:table-cell table:formula="of:=[.D40]+[.F39]" office:value-type="float" office:value="1680" calcext:value-type="float">
            <text:p>1680</text:p>
          </table:table-cell>
          <table:table-cell table:formula="of:=[.E40]+[.G39]" office:value-type="float" office:value="8900" calcext:value-type="float">
            <text:p>8900</text:p>
          </table:table-cell>
          <table:table-cell table:formula="of:=[.F40]-[.G40]" office:value-type="float" office:value="-7220" calcext:value-type="float">
            <text:p>-7220</text:p>
          </table:table-cell>
          <table:table-cell table:formula="of:=IF(OR([.B40]=6;[.B40]=7); 0; IF([.C40]=&quot;zima&quot;; 2*[.$R$6]; IF([.C40]=&quot;wiosna&quot;; 5*[.$R$6]; IF([.C40]=&quot;lato&quot;; 9*[.$R$6]; IF([.C40]=&quot;jesień&quot;; 4*[.$R$6]; 0)))))" office:value-type="float" office:value="60" calcext:value-type="float">
            <text:p>60</text:p>
          </table:table-cell>
          <table:table-cell table:formula="of:=[.J39]-[.E40]+[.I40]" office:value-type="float" office:value="-7220" calcext:value-type="float">
            <text:p>-7220</text:p>
          </table:table-cell>
          <table:table-cell table:formula="of:=IF(OR([.B40]=6;[.B40]=7); 0; IF([.C40]=&quot;zima&quot;; FLOOR(0.2*[.N40])*30; IF([.C40]=&quot;wiosna&quot;;  FLOOR(0.5*[.N40])*30; IF([.C40]=&quot;lato&quot;;  FLOOR(0.9*[.N40])*30; IF([.C40]=&quot;jesień&quot;;  FLOOR(0.4*[.N40])*30; 0)))))" office:value-type="float" office:value="60" calcext:value-type="float">
            <text:p>60</text:p>
          </table:table-cell>
          <table:table-cell table:formula="of:=IF(MONTH([.A40])&lt;&gt;MONTH([.A41]);1;0)" office:value-type="float" office:value="0" calcext:value-type="float">
            <text:p>0</text:p>
          </table:table-cell>
          <table:table-cell table:formula="of:=IF([.L40]=1;[.H40];0)" office:value-type="float" office:value="0" calcext:value-type="float">
            <text:p>0</text:p>
          </table:table-cell>
          <table:table-cell table:formula="of:=[.N39] + IF([.M3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09" calcext:value-type="date">
            <text:p>9.02.2023</text:p>
          </table:table-cell>
          <table:table-cell table:formula="of:=WEEKDAY([.A41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41]=6;[.B41]=7); 0; IF([.C41]=&quot;zima&quot;; FLOOR(0.2*[.N41])*30; IF([.C41]=&quot;wiosna&quot;;  FLOOR(0.5*[.N41])*30; IF([.C41]=&quot;lato&quot;;  FLOOR(0.9*[.N41])*30; IF([.C41]=&quot;jesień&quot;;  FLOOR(0.4*[.N41])*30; 0)))))" office:value-type="float" office:value="60" calcext:value-type="float">
            <text:p>60</text:p>
          </table:table-cell>
          <table:table-cell table:formula="of:=IF([.B41]=7; 15*[.N41]; 0) + IF(AND([.H40] &gt; 2400; MONTH([.A40])&lt;&gt;MONTH([.A41])); 2400; 0)" office:value-type="float" office:value="0" calcext:value-type="float">
            <text:p>0</text:p>
          </table:table-cell>
          <table:table-cell table:formula="of:=[.D41]+[.F40]" office:value-type="float" office:value="1740" calcext:value-type="float">
            <text:p>1740</text:p>
          </table:table-cell>
          <table:table-cell table:formula="of:=[.E41]+[.G40]" office:value-type="float" office:value="8900" calcext:value-type="float">
            <text:p>8900</text:p>
          </table:table-cell>
          <table:table-cell table:formula="of:=[.F41]-[.G41]" office:value-type="float" office:value="-7160" calcext:value-type="float">
            <text:p>-7160</text:p>
          </table:table-cell>
          <table:table-cell table:formula="of:=IF(OR([.B41]=6;[.B41]=7); 0; IF([.C41]=&quot;zima&quot;; 2*[.$R$6]; IF([.C41]=&quot;wiosna&quot;; 5*[.$R$6]; IF([.C41]=&quot;lato&quot;; 9*[.$R$6]; IF([.C41]=&quot;jesień&quot;; 4*[.$R$6]; 0)))))" office:value-type="float" office:value="60" calcext:value-type="float">
            <text:p>60</text:p>
          </table:table-cell>
          <table:table-cell table:formula="of:=[.J40]-[.E41]+[.I41]" office:value-type="float" office:value="-7160" calcext:value-type="float">
            <text:p>-7160</text:p>
          </table:table-cell>
          <table:table-cell table:formula="of:=IF(OR([.B41]=6;[.B41]=7); 0; IF([.C41]=&quot;zima&quot;; FLOOR(0.2*[.N41])*30; IF([.C41]=&quot;wiosna&quot;;  FLOOR(0.5*[.N41])*30; IF([.C41]=&quot;lato&quot;;  FLOOR(0.9*[.N41])*30; IF([.C41]=&quot;jesień&quot;;  FLOOR(0.4*[.N41])*30; 0)))))" office:value-type="float" office:value="60" calcext:value-type="float">
            <text:p>60</text:p>
          </table:table-cell>
          <table:table-cell table:formula="of:=IF(MONTH([.A41])&lt;&gt;MONTH([.A42]);1;0)" office:value-type="float" office:value="0" calcext:value-type="float">
            <text:p>0</text:p>
          </table:table-cell>
          <table:table-cell table:formula="of:=IF([.L41]=1;[.H41];0)" office:value-type="float" office:value="0" calcext:value-type="float">
            <text:p>0</text:p>
          </table:table-cell>
          <table:table-cell table:formula="of:=[.N40] + IF([.M4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10" calcext:value-type="date">
            <text:p>10.02.2023</text:p>
          </table:table-cell>
          <table:table-cell table:formula="of:=WEEKDAY([.A42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42]=6;[.B42]=7); 0; IF([.C42]=&quot;zima&quot;; FLOOR(0.2*[.N42])*30; IF([.C42]=&quot;wiosna&quot;;  FLOOR(0.5*[.N42])*30; IF([.C42]=&quot;lato&quot;;  FLOOR(0.9*[.N42])*30; IF([.C42]=&quot;jesień&quot;;  FLOOR(0.4*[.N42])*30; 0)))))" office:value-type="float" office:value="60" calcext:value-type="float">
            <text:p>60</text:p>
          </table:table-cell>
          <table:table-cell table:formula="of:=IF([.B42]=7; 15*[.N42]; 0) + IF(AND([.H41] &gt; 2400; MONTH([.A41])&lt;&gt;MONTH([.A42])); 2400; 0)" office:value-type="float" office:value="0" calcext:value-type="float">
            <text:p>0</text:p>
          </table:table-cell>
          <table:table-cell table:formula="of:=[.D42]+[.F41]" office:value-type="float" office:value="1800" calcext:value-type="float">
            <text:p>1800</text:p>
          </table:table-cell>
          <table:table-cell table:formula="of:=[.E42]+[.G41]" office:value-type="float" office:value="8900" calcext:value-type="float">
            <text:p>8900</text:p>
          </table:table-cell>
          <table:table-cell table:formula="of:=[.F42]-[.G42]" office:value-type="float" office:value="-7100" calcext:value-type="float">
            <text:p>-7100</text:p>
          </table:table-cell>
          <table:table-cell table:formula="of:=IF(OR([.B42]=6;[.B42]=7); 0; IF([.C42]=&quot;zima&quot;; 2*[.$R$6]; IF([.C42]=&quot;wiosna&quot;; 5*[.$R$6]; IF([.C42]=&quot;lato&quot;; 9*[.$R$6]; IF([.C42]=&quot;jesień&quot;; 4*[.$R$6]; 0)))))" office:value-type="float" office:value="60" calcext:value-type="float">
            <text:p>60</text:p>
          </table:table-cell>
          <table:table-cell table:formula="of:=[.J41]-[.E42]+[.I42]" office:value-type="float" office:value="-7100" calcext:value-type="float">
            <text:p>-7100</text:p>
          </table:table-cell>
          <table:table-cell table:formula="of:=IF(OR([.B42]=6;[.B42]=7); 0; IF([.C42]=&quot;zima&quot;; FLOOR(0.2*[.N42])*30; IF([.C42]=&quot;wiosna&quot;;  FLOOR(0.5*[.N42])*30; IF([.C42]=&quot;lato&quot;;  FLOOR(0.9*[.N42])*30; IF([.C42]=&quot;jesień&quot;;  FLOOR(0.4*[.N42])*30; 0)))))" office:value-type="float" office:value="60" calcext:value-type="float">
            <text:p>60</text:p>
          </table:table-cell>
          <table:table-cell table:formula="of:=IF(MONTH([.A42])&lt;&gt;MONTH([.A43]);1;0)" office:value-type="float" office:value="0" calcext:value-type="float">
            <text:p>0</text:p>
          </table:table-cell>
          <table:table-cell table:formula="of:=IF([.L42]=1;[.H42];0)" office:value-type="float" office:value="0" calcext:value-type="float">
            <text:p>0</text:p>
          </table:table-cell>
          <table:table-cell table:formula="of:=[.N41] + IF([.M4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11" calcext:value-type="date">
            <text:p>11.02.2023</text:p>
          </table:table-cell>
          <table:table-cell table:formula="of:=WEEKDAY([.A43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43]=6;[.B43]=7); 0; IF([.C43]=&quot;zima&quot;; FLOOR(0.2*[.N43])*30; IF([.C43]=&quot;wiosna&quot;;  FLOOR(0.5*[.N43])*30; IF([.C43]=&quot;lato&quot;;  FLOOR(0.9*[.N43])*30; IF([.C43]=&quot;jesień&quot;;  FLOOR(0.4*[.N43])*30; 0)))))" office:value-type="float" office:value="0" calcext:value-type="float">
            <text:p>0</text:p>
          </table:table-cell>
          <table:table-cell table:formula="of:=IF([.B43]=7; 15*[.N43]; 0) + IF(AND([.H42] &gt; 2400; MONTH([.A42])&lt;&gt;MONTH([.A43])); 2400; 0)" office:value-type="float" office:value="0" calcext:value-type="float">
            <text:p>0</text:p>
          </table:table-cell>
          <table:table-cell table:formula="of:=[.D43]+[.F42]" office:value-type="float" office:value="1800" calcext:value-type="float">
            <text:p>1800</text:p>
          </table:table-cell>
          <table:table-cell table:formula="of:=[.E43]+[.G42]" office:value-type="float" office:value="8900" calcext:value-type="float">
            <text:p>8900</text:p>
          </table:table-cell>
          <table:table-cell table:formula="of:=[.F43]-[.G43]" office:value-type="float" office:value="-7100" calcext:value-type="float">
            <text:p>-7100</text:p>
          </table:table-cell>
          <table:table-cell table:formula="of:=IF(OR([.B43]=6;[.B43]=7); 0; IF([.C43]=&quot;zima&quot;; 2*[.$R$6]; IF([.C43]=&quot;wiosna&quot;; 5*[.$R$6]; IF([.C43]=&quot;lato&quot;; 9*[.$R$6]; IF([.C43]=&quot;jesień&quot;; 4*[.$R$6]; 0)))))" office:value-type="float" office:value="0" calcext:value-type="float">
            <text:p>0</text:p>
          </table:table-cell>
          <table:table-cell table:formula="of:=[.J42]-[.E43]+[.I43]" office:value-type="float" office:value="-7100" calcext:value-type="float">
            <text:p>-7100</text:p>
          </table:table-cell>
          <table:table-cell table:formula="of:=IF(OR([.B43]=6;[.B43]=7); 0; IF([.C43]=&quot;zima&quot;; FLOOR(0.2*[.N43])*30; IF([.C43]=&quot;wiosna&quot;;  FLOOR(0.5*[.N43])*30; IF([.C43]=&quot;lato&quot;;  FLOOR(0.9*[.N43])*30; IF([.C43]=&quot;jesień&quot;;  FLOOR(0.4*[.N43])*30; 0)))))" office:value-type="float" office:value="0" calcext:value-type="float">
            <text:p>0</text:p>
          </table:table-cell>
          <table:table-cell table:formula="of:=IF(MONTH([.A43])&lt;&gt;MONTH([.A44]);1;0)" office:value-type="float" office:value="0" calcext:value-type="float">
            <text:p>0</text:p>
          </table:table-cell>
          <table:table-cell table:formula="of:=IF([.L43]=1;[.H43];0)" office:value-type="float" office:value="0" calcext:value-type="float">
            <text:p>0</text:p>
          </table:table-cell>
          <table:table-cell table:formula="of:=[.N42] + IF([.M4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12" calcext:value-type="date">
            <text:p>12.02.2023</text:p>
          </table:table-cell>
          <table:table-cell table:formula="of:=WEEKDAY([.A44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44]=6;[.B44]=7); 0; IF([.C44]=&quot;zima&quot;; FLOOR(0.2*[.N44])*30; IF([.C44]=&quot;wiosna&quot;;  FLOOR(0.5*[.N44])*30; IF([.C44]=&quot;lato&quot;;  FLOOR(0.9*[.N44])*30; IF([.C44]=&quot;jesień&quot;;  FLOOR(0.4*[.N44])*30; 0)))))" office:value-type="float" office:value="0" calcext:value-type="float">
            <text:p>0</text:p>
          </table:table-cell>
          <table:table-cell table:formula="of:=IF([.B44]=7; 15*[.N44]; 0) + IF(AND([.H43] &gt; 2400; MONTH([.A43])&lt;&gt;MONTH([.A44])); 2400; 0)" office:value-type="float" office:value="150" calcext:value-type="float">
            <text:p>150</text:p>
          </table:table-cell>
          <table:table-cell table:formula="of:=[.D44]+[.F43]" office:value-type="float" office:value="1800" calcext:value-type="float">
            <text:p>1800</text:p>
          </table:table-cell>
          <table:table-cell table:formula="of:=[.E44]+[.G43]" office:value-type="float" office:value="9050" calcext:value-type="float">
            <text:p>9050</text:p>
          </table:table-cell>
          <table:table-cell table:formula="of:=[.F44]-[.G44]" office:value-type="float" office:value="-7250" calcext:value-type="float">
            <text:p>-7250</text:p>
          </table:table-cell>
          <table:table-cell table:formula="of:=IF(OR([.B44]=6;[.B44]=7); 0; IF([.C44]=&quot;zima&quot;; 2*[.$R$6]; IF([.C44]=&quot;wiosna&quot;; 5*[.$R$6]; IF([.C44]=&quot;lato&quot;; 9*[.$R$6]; IF([.C44]=&quot;jesień&quot;; 4*[.$R$6]; 0)))))" office:value-type="float" office:value="0" calcext:value-type="float">
            <text:p>0</text:p>
          </table:table-cell>
          <table:table-cell table:formula="of:=[.J43]-[.E44]+[.I44]" office:value-type="float" office:value="-7250" calcext:value-type="float">
            <text:p>-7250</text:p>
          </table:table-cell>
          <table:table-cell table:formula="of:=IF(OR([.B44]=6;[.B44]=7); 0; IF([.C44]=&quot;zima&quot;; FLOOR(0.2*[.N44])*30; IF([.C44]=&quot;wiosna&quot;;  FLOOR(0.5*[.N44])*30; IF([.C44]=&quot;lato&quot;;  FLOOR(0.9*[.N44])*30; IF([.C44]=&quot;jesień&quot;;  FLOOR(0.4*[.N44])*30; 0)))))" office:value-type="float" office:value="0" calcext:value-type="float">
            <text:p>0</text:p>
          </table:table-cell>
          <table:table-cell table:formula="of:=IF(MONTH([.A44])&lt;&gt;MONTH([.A45]);1;0)" office:value-type="float" office:value="0" calcext:value-type="float">
            <text:p>0</text:p>
          </table:table-cell>
          <table:table-cell table:formula="of:=IF([.L44]=1;[.H44];0)" office:value-type="float" office:value="0" calcext:value-type="float">
            <text:p>0</text:p>
          </table:table-cell>
          <table:table-cell table:formula="of:=[.N43] + IF([.M4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13" calcext:value-type="date">
            <text:p>13.02.2023</text:p>
          </table:table-cell>
          <table:table-cell table:formula="of:=WEEKDAY([.A45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45]=6;[.B45]=7); 0; IF([.C45]=&quot;zima&quot;; FLOOR(0.2*[.N45])*30; IF([.C45]=&quot;wiosna&quot;;  FLOOR(0.5*[.N45])*30; IF([.C45]=&quot;lato&quot;;  FLOOR(0.9*[.N45])*30; IF([.C45]=&quot;jesień&quot;;  FLOOR(0.4*[.N45])*30; 0)))))" office:value-type="float" office:value="60" calcext:value-type="float">
            <text:p>60</text:p>
          </table:table-cell>
          <table:table-cell table:formula="of:=IF([.B45]=7; 15*[.N45]; 0) + IF(AND([.H44] &gt; 2400; MONTH([.A44])&lt;&gt;MONTH([.A45])); 2400; 0)" office:value-type="float" office:value="0" calcext:value-type="float">
            <text:p>0</text:p>
          </table:table-cell>
          <table:table-cell table:formula="of:=[.D45]+[.F44]" office:value-type="float" office:value="1860" calcext:value-type="float">
            <text:p>1860</text:p>
          </table:table-cell>
          <table:table-cell table:formula="of:=[.E45]+[.G44]" office:value-type="float" office:value="9050" calcext:value-type="float">
            <text:p>9050</text:p>
          </table:table-cell>
          <table:table-cell table:formula="of:=[.F45]-[.G45]" office:value-type="float" office:value="-7190" calcext:value-type="float">
            <text:p>-7190</text:p>
          </table:table-cell>
          <table:table-cell table:formula="of:=IF(OR([.B45]=6;[.B45]=7); 0; IF([.C45]=&quot;zima&quot;; 2*[.$R$6]; IF([.C45]=&quot;wiosna&quot;; 5*[.$R$6]; IF([.C45]=&quot;lato&quot;; 9*[.$R$6]; IF([.C45]=&quot;jesień&quot;; 4*[.$R$6]; 0)))))" office:value-type="float" office:value="60" calcext:value-type="float">
            <text:p>60</text:p>
          </table:table-cell>
          <table:table-cell table:formula="of:=[.J44]-[.E45]+[.I45]" office:value-type="float" office:value="-7190" calcext:value-type="float">
            <text:p>-7190</text:p>
          </table:table-cell>
          <table:table-cell table:formula="of:=IF(OR([.B45]=6;[.B45]=7); 0; IF([.C45]=&quot;zima&quot;; FLOOR(0.2*[.N45])*30; IF([.C45]=&quot;wiosna&quot;;  FLOOR(0.5*[.N45])*30; IF([.C45]=&quot;lato&quot;;  FLOOR(0.9*[.N45])*30; IF([.C45]=&quot;jesień&quot;;  FLOOR(0.4*[.N45])*30; 0)))))" office:value-type="float" office:value="60" calcext:value-type="float">
            <text:p>60</text:p>
          </table:table-cell>
          <table:table-cell table:formula="of:=IF(MONTH([.A45])&lt;&gt;MONTH([.A46]);1;0)" office:value-type="float" office:value="0" calcext:value-type="float">
            <text:p>0</text:p>
          </table:table-cell>
          <table:table-cell table:formula="of:=IF([.L45]=1;[.H45];0)" office:value-type="float" office:value="0" calcext:value-type="float">
            <text:p>0</text:p>
          </table:table-cell>
          <table:table-cell table:formula="of:=[.N44] + IF([.M4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14" calcext:value-type="date">
            <text:p>14.02.2023</text:p>
          </table:table-cell>
          <table:table-cell table:formula="of:=WEEKDAY([.A46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46]=6;[.B46]=7); 0; IF([.C46]=&quot;zima&quot;; FLOOR(0.2*[.N46])*30; IF([.C46]=&quot;wiosna&quot;;  FLOOR(0.5*[.N46])*30; IF([.C46]=&quot;lato&quot;;  FLOOR(0.9*[.N46])*30; IF([.C46]=&quot;jesień&quot;;  FLOOR(0.4*[.N46])*30; 0)))))" office:value-type="float" office:value="60" calcext:value-type="float">
            <text:p>60</text:p>
          </table:table-cell>
          <table:table-cell table:formula="of:=IF([.B46]=7; 15*[.N46]; 0) + IF(AND([.H45] &gt; 2400; MONTH([.A45])&lt;&gt;MONTH([.A46])); 2400; 0)" office:value-type="float" office:value="0" calcext:value-type="float">
            <text:p>0</text:p>
          </table:table-cell>
          <table:table-cell table:formula="of:=[.D46]+[.F45]" office:value-type="float" office:value="1920" calcext:value-type="float">
            <text:p>1920</text:p>
          </table:table-cell>
          <table:table-cell table:formula="of:=[.E46]+[.G45]" office:value-type="float" office:value="9050" calcext:value-type="float">
            <text:p>9050</text:p>
          </table:table-cell>
          <table:table-cell table:formula="of:=[.F46]-[.G46]" office:value-type="float" office:value="-7130" calcext:value-type="float">
            <text:p>-7130</text:p>
          </table:table-cell>
          <table:table-cell table:formula="of:=IF(OR([.B46]=6;[.B46]=7); 0; IF([.C46]=&quot;zima&quot;; 2*[.$R$6]; IF([.C46]=&quot;wiosna&quot;; 5*[.$R$6]; IF([.C46]=&quot;lato&quot;; 9*[.$R$6]; IF([.C46]=&quot;jesień&quot;; 4*[.$R$6]; 0)))))" office:value-type="float" office:value="60" calcext:value-type="float">
            <text:p>60</text:p>
          </table:table-cell>
          <table:table-cell table:formula="of:=[.J45]-[.E46]+[.I46]" office:value-type="float" office:value="-7130" calcext:value-type="float">
            <text:p>-7130</text:p>
          </table:table-cell>
          <table:table-cell table:formula="of:=IF(OR([.B46]=6;[.B46]=7); 0; IF([.C46]=&quot;zima&quot;; FLOOR(0.2*[.N46])*30; IF([.C46]=&quot;wiosna&quot;;  FLOOR(0.5*[.N46])*30; IF([.C46]=&quot;lato&quot;;  FLOOR(0.9*[.N46])*30; IF([.C46]=&quot;jesień&quot;;  FLOOR(0.4*[.N46])*30; 0)))))" office:value-type="float" office:value="60" calcext:value-type="float">
            <text:p>60</text:p>
          </table:table-cell>
          <table:table-cell table:formula="of:=IF(MONTH([.A46])&lt;&gt;MONTH([.A47]);1;0)" office:value-type="float" office:value="0" calcext:value-type="float">
            <text:p>0</text:p>
          </table:table-cell>
          <table:table-cell table:formula="of:=IF([.L46]=1;[.H46];0)" office:value-type="float" office:value="0" calcext:value-type="float">
            <text:p>0</text:p>
          </table:table-cell>
          <table:table-cell table:formula="of:=[.N45] + IF([.M4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15" calcext:value-type="date">
            <text:p>15.02.2023</text:p>
          </table:table-cell>
          <table:table-cell table:formula="of:=WEEKDAY([.A47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47]=6;[.B47]=7); 0; IF([.C47]=&quot;zima&quot;; FLOOR(0.2*[.N47])*30; IF([.C47]=&quot;wiosna&quot;;  FLOOR(0.5*[.N47])*30; IF([.C47]=&quot;lato&quot;;  FLOOR(0.9*[.N47])*30; IF([.C47]=&quot;jesień&quot;;  FLOOR(0.4*[.N47])*30; 0)))))" office:value-type="float" office:value="60" calcext:value-type="float">
            <text:p>60</text:p>
          </table:table-cell>
          <table:table-cell table:formula="of:=IF([.B47]=7; 15*[.N47]; 0) + IF(AND([.H46] &gt; 2400; MONTH([.A46])&lt;&gt;MONTH([.A47])); 2400; 0)" office:value-type="float" office:value="0" calcext:value-type="float">
            <text:p>0</text:p>
          </table:table-cell>
          <table:table-cell table:formula="of:=[.D47]+[.F46]" office:value-type="float" office:value="1980" calcext:value-type="float">
            <text:p>1980</text:p>
          </table:table-cell>
          <table:table-cell table:formula="of:=[.E47]+[.G46]" office:value-type="float" office:value="9050" calcext:value-type="float">
            <text:p>9050</text:p>
          </table:table-cell>
          <table:table-cell table:formula="of:=[.F47]-[.G47]" office:value-type="float" office:value="-7070" calcext:value-type="float">
            <text:p>-7070</text:p>
          </table:table-cell>
          <table:table-cell table:formula="of:=IF(OR([.B47]=6;[.B47]=7); 0; IF([.C47]=&quot;zima&quot;; 2*[.$R$6]; IF([.C47]=&quot;wiosna&quot;; 5*[.$R$6]; IF([.C47]=&quot;lato&quot;; 9*[.$R$6]; IF([.C47]=&quot;jesień&quot;; 4*[.$R$6]; 0)))))" office:value-type="float" office:value="60" calcext:value-type="float">
            <text:p>60</text:p>
          </table:table-cell>
          <table:table-cell table:formula="of:=[.J46]-[.E47]+[.I47]" office:value-type="float" office:value="-7070" calcext:value-type="float">
            <text:p>-7070</text:p>
          </table:table-cell>
          <table:table-cell table:formula="of:=IF(OR([.B47]=6;[.B47]=7); 0; IF([.C47]=&quot;zima&quot;; FLOOR(0.2*[.N47])*30; IF([.C47]=&quot;wiosna&quot;;  FLOOR(0.5*[.N47])*30; IF([.C47]=&quot;lato&quot;;  FLOOR(0.9*[.N47])*30; IF([.C47]=&quot;jesień&quot;;  FLOOR(0.4*[.N47])*30; 0)))))" office:value-type="float" office:value="60" calcext:value-type="float">
            <text:p>60</text:p>
          </table:table-cell>
          <table:table-cell table:formula="of:=IF(MONTH([.A47])&lt;&gt;MONTH([.A48]);1;0)" office:value-type="float" office:value="0" calcext:value-type="float">
            <text:p>0</text:p>
          </table:table-cell>
          <table:table-cell table:formula="of:=IF([.L47]=1;[.H47];0)" office:value-type="float" office:value="0" calcext:value-type="float">
            <text:p>0</text:p>
          </table:table-cell>
          <table:table-cell table:formula="of:=[.N46] + IF([.M4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16" calcext:value-type="date">
            <text:p>16.02.2023</text:p>
          </table:table-cell>
          <table:table-cell table:formula="of:=WEEKDAY([.A48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48]=6;[.B48]=7); 0; IF([.C48]=&quot;zima&quot;; FLOOR(0.2*[.N48])*30; IF([.C48]=&quot;wiosna&quot;;  FLOOR(0.5*[.N48])*30; IF([.C48]=&quot;lato&quot;;  FLOOR(0.9*[.N48])*30; IF([.C48]=&quot;jesień&quot;;  FLOOR(0.4*[.N48])*30; 0)))))" office:value-type="float" office:value="60" calcext:value-type="float">
            <text:p>60</text:p>
          </table:table-cell>
          <table:table-cell table:formula="of:=IF([.B48]=7; 15*[.N48]; 0) + IF(AND([.H47] &gt; 2400; MONTH([.A47])&lt;&gt;MONTH([.A48])); 2400; 0)" office:value-type="float" office:value="0" calcext:value-type="float">
            <text:p>0</text:p>
          </table:table-cell>
          <table:table-cell table:formula="of:=[.D48]+[.F47]" office:value-type="float" office:value="2040" calcext:value-type="float">
            <text:p>2040</text:p>
          </table:table-cell>
          <table:table-cell table:formula="of:=[.E48]+[.G47]" office:value-type="float" office:value="9050" calcext:value-type="float">
            <text:p>9050</text:p>
          </table:table-cell>
          <table:table-cell table:formula="of:=[.F48]-[.G48]" office:value-type="float" office:value="-7010" calcext:value-type="float">
            <text:p>-7010</text:p>
          </table:table-cell>
          <table:table-cell table:formula="of:=IF(OR([.B48]=6;[.B48]=7); 0; IF([.C48]=&quot;zima&quot;; 2*[.$R$6]; IF([.C48]=&quot;wiosna&quot;; 5*[.$R$6]; IF([.C48]=&quot;lato&quot;; 9*[.$R$6]; IF([.C48]=&quot;jesień&quot;; 4*[.$R$6]; 0)))))" office:value-type="float" office:value="60" calcext:value-type="float">
            <text:p>60</text:p>
          </table:table-cell>
          <table:table-cell table:formula="of:=[.J47]-[.E48]+[.I48]" office:value-type="float" office:value="-7010" calcext:value-type="float">
            <text:p>-7010</text:p>
          </table:table-cell>
          <table:table-cell table:formula="of:=IF(OR([.B48]=6;[.B48]=7); 0; IF([.C48]=&quot;zima&quot;; FLOOR(0.2*[.N48])*30; IF([.C48]=&quot;wiosna&quot;;  FLOOR(0.5*[.N48])*30; IF([.C48]=&quot;lato&quot;;  FLOOR(0.9*[.N48])*30; IF([.C48]=&quot;jesień&quot;;  FLOOR(0.4*[.N48])*30; 0)))))" office:value-type="float" office:value="60" calcext:value-type="float">
            <text:p>60</text:p>
          </table:table-cell>
          <table:table-cell table:formula="of:=IF(MONTH([.A48])&lt;&gt;MONTH([.A49]);1;0)" office:value-type="float" office:value="0" calcext:value-type="float">
            <text:p>0</text:p>
          </table:table-cell>
          <table:table-cell table:formula="of:=IF([.L48]=1;[.H48];0)" office:value-type="float" office:value="0" calcext:value-type="float">
            <text:p>0</text:p>
          </table:table-cell>
          <table:table-cell table:formula="of:=[.N47] + IF([.M4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17" calcext:value-type="date">
            <text:p>17.02.2023</text:p>
          </table:table-cell>
          <table:table-cell table:formula="of:=WEEKDAY([.A49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49]=6;[.B49]=7); 0; IF([.C49]=&quot;zima&quot;; FLOOR(0.2*[.N49])*30; IF([.C49]=&quot;wiosna&quot;;  FLOOR(0.5*[.N49])*30; IF([.C49]=&quot;lato&quot;;  FLOOR(0.9*[.N49])*30; IF([.C49]=&quot;jesień&quot;;  FLOOR(0.4*[.N49])*30; 0)))))" office:value-type="float" office:value="60" calcext:value-type="float">
            <text:p>60</text:p>
          </table:table-cell>
          <table:table-cell table:formula="of:=IF([.B49]=7; 15*[.N49]; 0) + IF(AND([.H48] &gt; 2400; MONTH([.A48])&lt;&gt;MONTH([.A49])); 2400; 0)" office:value-type="float" office:value="0" calcext:value-type="float">
            <text:p>0</text:p>
          </table:table-cell>
          <table:table-cell table:formula="of:=[.D49]+[.F48]" office:value-type="float" office:value="2100" calcext:value-type="float">
            <text:p>2100</text:p>
          </table:table-cell>
          <table:table-cell table:formula="of:=[.E49]+[.G48]" office:value-type="float" office:value="9050" calcext:value-type="float">
            <text:p>9050</text:p>
          </table:table-cell>
          <table:table-cell table:formula="of:=[.F49]-[.G49]" office:value-type="float" office:value="-6950" calcext:value-type="float">
            <text:p>-6950</text:p>
          </table:table-cell>
          <table:table-cell table:formula="of:=IF(OR([.B49]=6;[.B49]=7); 0; IF([.C49]=&quot;zima&quot;; 2*[.$R$6]; IF([.C49]=&quot;wiosna&quot;; 5*[.$R$6]; IF([.C49]=&quot;lato&quot;; 9*[.$R$6]; IF([.C49]=&quot;jesień&quot;; 4*[.$R$6]; 0)))))" office:value-type="float" office:value="60" calcext:value-type="float">
            <text:p>60</text:p>
          </table:table-cell>
          <table:table-cell table:formula="of:=[.J48]-[.E49]+[.I49]" office:value-type="float" office:value="-6950" calcext:value-type="float">
            <text:p>-6950</text:p>
          </table:table-cell>
          <table:table-cell table:formula="of:=IF(OR([.B49]=6;[.B49]=7); 0; IF([.C49]=&quot;zima&quot;; FLOOR(0.2*[.N49])*30; IF([.C49]=&quot;wiosna&quot;;  FLOOR(0.5*[.N49])*30; IF([.C49]=&quot;lato&quot;;  FLOOR(0.9*[.N49])*30; IF([.C49]=&quot;jesień&quot;;  FLOOR(0.4*[.N49])*30; 0)))))" office:value-type="float" office:value="60" calcext:value-type="float">
            <text:p>60</text:p>
          </table:table-cell>
          <table:table-cell table:formula="of:=IF(MONTH([.A49])&lt;&gt;MONTH([.A50]);1;0)" office:value-type="float" office:value="0" calcext:value-type="float">
            <text:p>0</text:p>
          </table:table-cell>
          <table:table-cell table:formula="of:=IF([.L49]=1;[.H49];0)" office:value-type="float" office:value="0" calcext:value-type="float">
            <text:p>0</text:p>
          </table:table-cell>
          <table:table-cell table:formula="of:=[.N48] + IF([.M4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18" calcext:value-type="date">
            <text:p>18.02.2023</text:p>
          </table:table-cell>
          <table:table-cell table:formula="of:=WEEKDAY([.A50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50]=6;[.B50]=7); 0; IF([.C50]=&quot;zima&quot;; FLOOR(0.2*[.N50])*30; IF([.C50]=&quot;wiosna&quot;;  FLOOR(0.5*[.N50])*30; IF([.C50]=&quot;lato&quot;;  FLOOR(0.9*[.N50])*30; IF([.C50]=&quot;jesień&quot;;  FLOOR(0.4*[.N50])*30; 0)))))" office:value-type="float" office:value="0" calcext:value-type="float">
            <text:p>0</text:p>
          </table:table-cell>
          <table:table-cell table:formula="of:=IF([.B50]=7; 15*[.N50]; 0) + IF(AND([.H49] &gt; 2400; MONTH([.A49])&lt;&gt;MONTH([.A50])); 2400; 0)" office:value-type="float" office:value="0" calcext:value-type="float">
            <text:p>0</text:p>
          </table:table-cell>
          <table:table-cell table:formula="of:=[.D50]+[.F49]" office:value-type="float" office:value="2100" calcext:value-type="float">
            <text:p>2100</text:p>
          </table:table-cell>
          <table:table-cell table:formula="of:=[.E50]+[.G49]" office:value-type="float" office:value="9050" calcext:value-type="float">
            <text:p>9050</text:p>
          </table:table-cell>
          <table:table-cell table:formula="of:=[.F50]-[.G50]" office:value-type="float" office:value="-6950" calcext:value-type="float">
            <text:p>-6950</text:p>
          </table:table-cell>
          <table:table-cell table:formula="of:=IF(OR([.B50]=6;[.B50]=7); 0; IF([.C50]=&quot;zima&quot;; 2*[.$R$6]; IF([.C50]=&quot;wiosna&quot;; 5*[.$R$6]; IF([.C50]=&quot;lato&quot;; 9*[.$R$6]; IF([.C50]=&quot;jesień&quot;; 4*[.$R$6]; 0)))))" office:value-type="float" office:value="0" calcext:value-type="float">
            <text:p>0</text:p>
          </table:table-cell>
          <table:table-cell table:formula="of:=[.J49]-[.E50]+[.I50]" office:value-type="float" office:value="-6950" calcext:value-type="float">
            <text:p>-6950</text:p>
          </table:table-cell>
          <table:table-cell table:formula="of:=IF(OR([.B50]=6;[.B50]=7); 0; IF([.C50]=&quot;zima&quot;; FLOOR(0.2*[.N50])*30; IF([.C50]=&quot;wiosna&quot;;  FLOOR(0.5*[.N50])*30; IF([.C50]=&quot;lato&quot;;  FLOOR(0.9*[.N50])*30; IF([.C50]=&quot;jesień&quot;;  FLOOR(0.4*[.N50])*30; 0)))))" office:value-type="float" office:value="0" calcext:value-type="float">
            <text:p>0</text:p>
          </table:table-cell>
          <table:table-cell table:formula="of:=IF(MONTH([.A50])&lt;&gt;MONTH([.A51]);1;0)" office:value-type="float" office:value="0" calcext:value-type="float">
            <text:p>0</text:p>
          </table:table-cell>
          <table:table-cell table:formula="of:=IF([.L50]=1;[.H50];0)" office:value-type="float" office:value="0" calcext:value-type="float">
            <text:p>0</text:p>
          </table:table-cell>
          <table:table-cell table:formula="of:=[.N49] + IF([.M4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19" calcext:value-type="date">
            <text:p>19.02.2023</text:p>
          </table:table-cell>
          <table:table-cell table:formula="of:=WEEKDAY([.A51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51]=6;[.B51]=7); 0; IF([.C51]=&quot;zima&quot;; FLOOR(0.2*[.N51])*30; IF([.C51]=&quot;wiosna&quot;;  FLOOR(0.5*[.N51])*30; IF([.C51]=&quot;lato&quot;;  FLOOR(0.9*[.N51])*30; IF([.C51]=&quot;jesień&quot;;  FLOOR(0.4*[.N51])*30; 0)))))" office:value-type="float" office:value="0" calcext:value-type="float">
            <text:p>0</text:p>
          </table:table-cell>
          <table:table-cell table:formula="of:=IF([.B51]=7; 15*[.N51]; 0) + IF(AND([.H50] &gt; 2400; MONTH([.A50])&lt;&gt;MONTH([.A51])); 2400; 0)" office:value-type="float" office:value="150" calcext:value-type="float">
            <text:p>150</text:p>
          </table:table-cell>
          <table:table-cell table:formula="of:=[.D51]+[.F50]" office:value-type="float" office:value="2100" calcext:value-type="float">
            <text:p>2100</text:p>
          </table:table-cell>
          <table:table-cell table:formula="of:=[.E51]+[.G50]" office:value-type="float" office:value="9200" calcext:value-type="float">
            <text:p>9200</text:p>
          </table:table-cell>
          <table:table-cell table:formula="of:=[.F51]-[.G51]" office:value-type="float" office:value="-7100" calcext:value-type="float">
            <text:p>-7100</text:p>
          </table:table-cell>
          <table:table-cell table:formula="of:=IF(OR([.B51]=6;[.B51]=7); 0; IF([.C51]=&quot;zima&quot;; 2*[.$R$6]; IF([.C51]=&quot;wiosna&quot;; 5*[.$R$6]; IF([.C51]=&quot;lato&quot;; 9*[.$R$6]; IF([.C51]=&quot;jesień&quot;; 4*[.$R$6]; 0)))))" office:value-type="float" office:value="0" calcext:value-type="float">
            <text:p>0</text:p>
          </table:table-cell>
          <table:table-cell table:formula="of:=[.J50]-[.E51]+[.I51]" office:value-type="float" office:value="-7100" calcext:value-type="float">
            <text:p>-7100</text:p>
          </table:table-cell>
          <table:table-cell table:formula="of:=IF(OR([.B51]=6;[.B51]=7); 0; IF([.C51]=&quot;zima&quot;; FLOOR(0.2*[.N51])*30; IF([.C51]=&quot;wiosna&quot;;  FLOOR(0.5*[.N51])*30; IF([.C51]=&quot;lato&quot;;  FLOOR(0.9*[.N51])*30; IF([.C51]=&quot;jesień&quot;;  FLOOR(0.4*[.N51])*30; 0)))))" office:value-type="float" office:value="0" calcext:value-type="float">
            <text:p>0</text:p>
          </table:table-cell>
          <table:table-cell table:formula="of:=IF(MONTH([.A51])&lt;&gt;MONTH([.A52]);1;0)" office:value-type="float" office:value="0" calcext:value-type="float">
            <text:p>0</text:p>
          </table:table-cell>
          <table:table-cell table:formula="of:=IF([.L51]=1;[.H51];0)" office:value-type="float" office:value="0" calcext:value-type="float">
            <text:p>0</text:p>
          </table:table-cell>
          <table:table-cell table:formula="of:=[.N50] + IF([.M5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20" calcext:value-type="date">
            <text:p>20.02.2023</text:p>
          </table:table-cell>
          <table:table-cell table:formula="of:=WEEKDAY([.A52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52]=6;[.B52]=7); 0; IF([.C52]=&quot;zima&quot;; FLOOR(0.2*[.N52])*30; IF([.C52]=&quot;wiosna&quot;;  FLOOR(0.5*[.N52])*30; IF([.C52]=&quot;lato&quot;;  FLOOR(0.9*[.N52])*30; IF([.C52]=&quot;jesień&quot;;  FLOOR(0.4*[.N52])*30; 0)))))" office:value-type="float" office:value="60" calcext:value-type="float">
            <text:p>60</text:p>
          </table:table-cell>
          <table:table-cell table:formula="of:=IF([.B52]=7; 15*[.N52]; 0) + IF(AND([.H51] &gt; 2400; MONTH([.A51])&lt;&gt;MONTH([.A52])); 2400; 0)" office:value-type="float" office:value="0" calcext:value-type="float">
            <text:p>0</text:p>
          </table:table-cell>
          <table:table-cell table:formula="of:=[.D52]+[.F51]" office:value-type="float" office:value="2160" calcext:value-type="float">
            <text:p>2160</text:p>
          </table:table-cell>
          <table:table-cell table:formula="of:=[.E52]+[.G51]" office:value-type="float" office:value="9200" calcext:value-type="float">
            <text:p>9200</text:p>
          </table:table-cell>
          <table:table-cell table:formula="of:=[.F52]-[.G52]" office:value-type="float" office:value="-7040" calcext:value-type="float">
            <text:p>-7040</text:p>
          </table:table-cell>
          <table:table-cell table:formula="of:=IF(OR([.B52]=6;[.B52]=7); 0; IF([.C52]=&quot;zima&quot;; 2*[.$R$6]; IF([.C52]=&quot;wiosna&quot;; 5*[.$R$6]; IF([.C52]=&quot;lato&quot;; 9*[.$R$6]; IF([.C52]=&quot;jesień&quot;; 4*[.$R$6]; 0)))))" office:value-type="float" office:value="60" calcext:value-type="float">
            <text:p>60</text:p>
          </table:table-cell>
          <table:table-cell table:formula="of:=[.J51]-[.E52]+[.I52]" office:value-type="float" office:value="-7040" calcext:value-type="float">
            <text:p>-7040</text:p>
          </table:table-cell>
          <table:table-cell table:formula="of:=IF(OR([.B52]=6;[.B52]=7); 0; IF([.C52]=&quot;zima&quot;; FLOOR(0.2*[.N52])*30; IF([.C52]=&quot;wiosna&quot;;  FLOOR(0.5*[.N52])*30; IF([.C52]=&quot;lato&quot;;  FLOOR(0.9*[.N52])*30; IF([.C52]=&quot;jesień&quot;;  FLOOR(0.4*[.N52])*30; 0)))))" office:value-type="float" office:value="60" calcext:value-type="float">
            <text:p>60</text:p>
          </table:table-cell>
          <table:table-cell table:formula="of:=IF(MONTH([.A52])&lt;&gt;MONTH([.A53]);1;0)" office:value-type="float" office:value="0" calcext:value-type="float">
            <text:p>0</text:p>
          </table:table-cell>
          <table:table-cell table:formula="of:=IF([.L52]=1;[.H52];0)" office:value-type="float" office:value="0" calcext:value-type="float">
            <text:p>0</text:p>
          </table:table-cell>
          <table:table-cell table:formula="of:=[.N51] + IF([.M5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21" calcext:value-type="date">
            <text:p>21.02.2023</text:p>
          </table:table-cell>
          <table:table-cell table:formula="of:=WEEKDAY([.A53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53]=6;[.B53]=7); 0; IF([.C53]=&quot;zima&quot;; FLOOR(0.2*[.N53])*30; IF([.C53]=&quot;wiosna&quot;;  FLOOR(0.5*[.N53])*30; IF([.C53]=&quot;lato&quot;;  FLOOR(0.9*[.N53])*30; IF([.C53]=&quot;jesień&quot;;  FLOOR(0.4*[.N53])*30; 0)))))" office:value-type="float" office:value="60" calcext:value-type="float">
            <text:p>60</text:p>
          </table:table-cell>
          <table:table-cell table:formula="of:=IF([.B53]=7; 15*[.N53]; 0) + IF(AND([.H52] &gt; 2400; MONTH([.A52])&lt;&gt;MONTH([.A53])); 2400; 0)" office:value-type="float" office:value="0" calcext:value-type="float">
            <text:p>0</text:p>
          </table:table-cell>
          <table:table-cell table:formula="of:=[.D53]+[.F52]" office:value-type="float" office:value="2220" calcext:value-type="float">
            <text:p>2220</text:p>
          </table:table-cell>
          <table:table-cell table:formula="of:=[.E53]+[.G52]" office:value-type="float" office:value="9200" calcext:value-type="float">
            <text:p>9200</text:p>
          </table:table-cell>
          <table:table-cell table:formula="of:=[.F53]-[.G53]" office:value-type="float" office:value="-6980" calcext:value-type="float">
            <text:p>-6980</text:p>
          </table:table-cell>
          <table:table-cell table:formula="of:=IF(OR([.B53]=6;[.B53]=7); 0; IF([.C53]=&quot;zima&quot;; 2*[.$R$6]; IF([.C53]=&quot;wiosna&quot;; 5*[.$R$6]; IF([.C53]=&quot;lato&quot;; 9*[.$R$6]; IF([.C53]=&quot;jesień&quot;; 4*[.$R$6]; 0)))))" office:value-type="float" office:value="60" calcext:value-type="float">
            <text:p>60</text:p>
          </table:table-cell>
          <table:table-cell table:formula="of:=[.J52]-[.E53]+[.I53]" office:value-type="float" office:value="-6980" calcext:value-type="float">
            <text:p>-6980</text:p>
          </table:table-cell>
          <table:table-cell table:formula="of:=IF(OR([.B53]=6;[.B53]=7); 0; IF([.C53]=&quot;zima&quot;; FLOOR(0.2*[.N53])*30; IF([.C53]=&quot;wiosna&quot;;  FLOOR(0.5*[.N53])*30; IF([.C53]=&quot;lato&quot;;  FLOOR(0.9*[.N53])*30; IF([.C53]=&quot;jesień&quot;;  FLOOR(0.4*[.N53])*30; 0)))))" office:value-type="float" office:value="60" calcext:value-type="float">
            <text:p>60</text:p>
          </table:table-cell>
          <table:table-cell table:formula="of:=IF(MONTH([.A53])&lt;&gt;MONTH([.A54]);1;0)" office:value-type="float" office:value="0" calcext:value-type="float">
            <text:p>0</text:p>
          </table:table-cell>
          <table:table-cell table:formula="of:=IF([.L53]=1;[.H53];0)" office:value-type="float" office:value="0" calcext:value-type="float">
            <text:p>0</text:p>
          </table:table-cell>
          <table:table-cell table:formula="of:=[.N52] + IF([.M5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22" calcext:value-type="date">
            <text:p>22.02.2023</text:p>
          </table:table-cell>
          <table:table-cell table:formula="of:=WEEKDAY([.A54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54]=6;[.B54]=7); 0; IF([.C54]=&quot;zima&quot;; FLOOR(0.2*[.N54])*30; IF([.C54]=&quot;wiosna&quot;;  FLOOR(0.5*[.N54])*30; IF([.C54]=&quot;lato&quot;;  FLOOR(0.9*[.N54])*30; IF([.C54]=&quot;jesień&quot;;  FLOOR(0.4*[.N54])*30; 0)))))" office:value-type="float" office:value="60" calcext:value-type="float">
            <text:p>60</text:p>
          </table:table-cell>
          <table:table-cell table:formula="of:=IF([.B54]=7; 15*[.N54]; 0) + IF(AND([.H53] &gt; 2400; MONTH([.A53])&lt;&gt;MONTH([.A54])); 2400; 0)" office:value-type="float" office:value="0" calcext:value-type="float">
            <text:p>0</text:p>
          </table:table-cell>
          <table:table-cell table:formula="of:=[.D54]+[.F53]" office:value-type="float" office:value="2280" calcext:value-type="float">
            <text:p>2280</text:p>
          </table:table-cell>
          <table:table-cell table:formula="of:=[.E54]+[.G53]" office:value-type="float" office:value="9200" calcext:value-type="float">
            <text:p>9200</text:p>
          </table:table-cell>
          <table:table-cell table:formula="of:=[.F54]-[.G54]" office:value-type="float" office:value="-6920" calcext:value-type="float">
            <text:p>-6920</text:p>
          </table:table-cell>
          <table:table-cell table:formula="of:=IF(OR([.B54]=6;[.B54]=7); 0; IF([.C54]=&quot;zima&quot;; 2*[.$R$6]; IF([.C54]=&quot;wiosna&quot;; 5*[.$R$6]; IF([.C54]=&quot;lato&quot;; 9*[.$R$6]; IF([.C54]=&quot;jesień&quot;; 4*[.$R$6]; 0)))))" office:value-type="float" office:value="60" calcext:value-type="float">
            <text:p>60</text:p>
          </table:table-cell>
          <table:table-cell table:formula="of:=[.J53]-[.E54]+[.I54]" office:value-type="float" office:value="-6920" calcext:value-type="float">
            <text:p>-6920</text:p>
          </table:table-cell>
          <table:table-cell table:formula="of:=IF(OR([.B54]=6;[.B54]=7); 0; IF([.C54]=&quot;zima&quot;; FLOOR(0.2*[.N54])*30; IF([.C54]=&quot;wiosna&quot;;  FLOOR(0.5*[.N54])*30; IF([.C54]=&quot;lato&quot;;  FLOOR(0.9*[.N54])*30; IF([.C54]=&quot;jesień&quot;;  FLOOR(0.4*[.N54])*30; 0)))))" office:value-type="float" office:value="60" calcext:value-type="float">
            <text:p>60</text:p>
          </table:table-cell>
          <table:table-cell table:formula="of:=IF(MONTH([.A54])&lt;&gt;MONTH([.A55]);1;0)" office:value-type="float" office:value="0" calcext:value-type="float">
            <text:p>0</text:p>
          </table:table-cell>
          <table:table-cell table:formula="of:=IF([.L54]=1;[.H54];0)" office:value-type="float" office:value="0" calcext:value-type="float">
            <text:p>0</text:p>
          </table:table-cell>
          <table:table-cell table:formula="of:=[.N53] + IF([.M5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23" calcext:value-type="date">
            <text:p>23.02.2023</text:p>
          </table:table-cell>
          <table:table-cell table:formula="of:=WEEKDAY([.A55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55]=6;[.B55]=7); 0; IF([.C55]=&quot;zima&quot;; FLOOR(0.2*[.N55])*30; IF([.C55]=&quot;wiosna&quot;;  FLOOR(0.5*[.N55])*30; IF([.C55]=&quot;lato&quot;;  FLOOR(0.9*[.N55])*30; IF([.C55]=&quot;jesień&quot;;  FLOOR(0.4*[.N55])*30; 0)))))" office:value-type="float" office:value="60" calcext:value-type="float">
            <text:p>60</text:p>
          </table:table-cell>
          <table:table-cell table:formula="of:=IF([.B55]=7; 15*[.N55]; 0) + IF(AND([.H54] &gt; 2400; MONTH([.A54])&lt;&gt;MONTH([.A55])); 2400; 0)" office:value-type="float" office:value="0" calcext:value-type="float">
            <text:p>0</text:p>
          </table:table-cell>
          <table:table-cell table:formula="of:=[.D55]+[.F54]" office:value-type="float" office:value="2340" calcext:value-type="float">
            <text:p>2340</text:p>
          </table:table-cell>
          <table:table-cell table:formula="of:=[.E55]+[.G54]" office:value-type="float" office:value="9200" calcext:value-type="float">
            <text:p>9200</text:p>
          </table:table-cell>
          <table:table-cell table:formula="of:=[.F55]-[.G55]" office:value-type="float" office:value="-6860" calcext:value-type="float">
            <text:p>-6860</text:p>
          </table:table-cell>
          <table:table-cell table:formula="of:=IF(OR([.B55]=6;[.B55]=7); 0; IF([.C55]=&quot;zima&quot;; 2*[.$R$6]; IF([.C55]=&quot;wiosna&quot;; 5*[.$R$6]; IF([.C55]=&quot;lato&quot;; 9*[.$R$6]; IF([.C55]=&quot;jesień&quot;; 4*[.$R$6]; 0)))))" office:value-type="float" office:value="60" calcext:value-type="float">
            <text:p>60</text:p>
          </table:table-cell>
          <table:table-cell table:formula="of:=[.J54]-[.E55]+[.I55]" office:value-type="float" office:value="-6860" calcext:value-type="float">
            <text:p>-6860</text:p>
          </table:table-cell>
          <table:table-cell table:formula="of:=IF(OR([.B55]=6;[.B55]=7); 0; IF([.C55]=&quot;zima&quot;; FLOOR(0.2*[.N55])*30; IF([.C55]=&quot;wiosna&quot;;  FLOOR(0.5*[.N55])*30; IF([.C55]=&quot;lato&quot;;  FLOOR(0.9*[.N55])*30; IF([.C55]=&quot;jesień&quot;;  FLOOR(0.4*[.N55])*30; 0)))))" office:value-type="float" office:value="60" calcext:value-type="float">
            <text:p>60</text:p>
          </table:table-cell>
          <table:table-cell table:formula="of:=IF(MONTH([.A55])&lt;&gt;MONTH([.A56]);1;0)" office:value-type="float" office:value="0" calcext:value-type="float">
            <text:p>0</text:p>
          </table:table-cell>
          <table:table-cell table:formula="of:=IF([.L55]=1;[.H55];0)" office:value-type="float" office:value="0" calcext:value-type="float">
            <text:p>0</text:p>
          </table:table-cell>
          <table:table-cell table:formula="of:=[.N54] + IF([.M5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24" calcext:value-type="date">
            <text:p>24.02.2023</text:p>
          </table:table-cell>
          <table:table-cell table:formula="of:=WEEKDAY([.A56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56]=6;[.B56]=7); 0; IF([.C56]=&quot;zima&quot;; FLOOR(0.2*[.N56])*30; IF([.C56]=&quot;wiosna&quot;;  FLOOR(0.5*[.N56])*30; IF([.C56]=&quot;lato&quot;;  FLOOR(0.9*[.N56])*30; IF([.C56]=&quot;jesień&quot;;  FLOOR(0.4*[.N56])*30; 0)))))" office:value-type="float" office:value="60" calcext:value-type="float">
            <text:p>60</text:p>
          </table:table-cell>
          <table:table-cell table:formula="of:=IF([.B56]=7; 15*[.N56]; 0) + IF(AND([.H55] &gt; 2400; MONTH([.A55])&lt;&gt;MONTH([.A56])); 2400; 0)" office:value-type="float" office:value="0" calcext:value-type="float">
            <text:p>0</text:p>
          </table:table-cell>
          <table:table-cell table:formula="of:=[.D56]+[.F55]" office:value-type="float" office:value="2400" calcext:value-type="float">
            <text:p>2400</text:p>
          </table:table-cell>
          <table:table-cell table:formula="of:=[.E56]+[.G55]" office:value-type="float" office:value="9200" calcext:value-type="float">
            <text:p>9200</text:p>
          </table:table-cell>
          <table:table-cell table:formula="of:=[.F56]-[.G56]" office:value-type="float" office:value="-6800" calcext:value-type="float">
            <text:p>-6800</text:p>
          </table:table-cell>
          <table:table-cell table:formula="of:=IF(OR([.B56]=6;[.B56]=7); 0; IF([.C56]=&quot;zima&quot;; 2*[.$R$6]; IF([.C56]=&quot;wiosna&quot;; 5*[.$R$6]; IF([.C56]=&quot;lato&quot;; 9*[.$R$6]; IF([.C56]=&quot;jesień&quot;; 4*[.$R$6]; 0)))))" office:value-type="float" office:value="60" calcext:value-type="float">
            <text:p>60</text:p>
          </table:table-cell>
          <table:table-cell table:formula="of:=[.J55]-[.E56]+[.I56]" office:value-type="float" office:value="-6800" calcext:value-type="float">
            <text:p>-6800</text:p>
          </table:table-cell>
          <table:table-cell table:formula="of:=IF(OR([.B56]=6;[.B56]=7); 0; IF([.C56]=&quot;zima&quot;; FLOOR(0.2*[.N56])*30; IF([.C56]=&quot;wiosna&quot;;  FLOOR(0.5*[.N56])*30; IF([.C56]=&quot;lato&quot;;  FLOOR(0.9*[.N56])*30; IF([.C56]=&quot;jesień&quot;;  FLOOR(0.4*[.N56])*30; 0)))))" office:value-type="float" office:value="60" calcext:value-type="float">
            <text:p>60</text:p>
          </table:table-cell>
          <table:table-cell table:formula="of:=IF(MONTH([.A56])&lt;&gt;MONTH([.A57]);1;0)" office:value-type="float" office:value="0" calcext:value-type="float">
            <text:p>0</text:p>
          </table:table-cell>
          <table:table-cell table:formula="of:=IF([.L56]=1;[.H56];0)" office:value-type="float" office:value="0" calcext:value-type="float">
            <text:p>0</text:p>
          </table:table-cell>
          <table:table-cell table:formula="of:=[.N55] + IF([.M5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25" calcext:value-type="date">
            <text:p>25.02.2023</text:p>
          </table:table-cell>
          <table:table-cell table:formula="of:=WEEKDAY([.A57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57]=6;[.B57]=7); 0; IF([.C57]=&quot;zima&quot;; FLOOR(0.2*[.N57])*30; IF([.C57]=&quot;wiosna&quot;;  FLOOR(0.5*[.N57])*30; IF([.C57]=&quot;lato&quot;;  FLOOR(0.9*[.N57])*30; IF([.C57]=&quot;jesień&quot;;  FLOOR(0.4*[.N57])*30; 0)))))" office:value-type="float" office:value="0" calcext:value-type="float">
            <text:p>0</text:p>
          </table:table-cell>
          <table:table-cell table:formula="of:=IF([.B57]=7; 15*[.N57]; 0) + IF(AND([.H56] &gt; 2400; MONTH([.A56])&lt;&gt;MONTH([.A57])); 2400; 0)" office:value-type="float" office:value="0" calcext:value-type="float">
            <text:p>0</text:p>
          </table:table-cell>
          <table:table-cell table:formula="of:=[.D57]+[.F56]" office:value-type="float" office:value="2400" calcext:value-type="float">
            <text:p>2400</text:p>
          </table:table-cell>
          <table:table-cell table:formula="of:=[.E57]+[.G56]" office:value-type="float" office:value="9200" calcext:value-type="float">
            <text:p>9200</text:p>
          </table:table-cell>
          <table:table-cell table:formula="of:=[.F57]-[.G57]" office:value-type="float" office:value="-6800" calcext:value-type="float">
            <text:p>-6800</text:p>
          </table:table-cell>
          <table:table-cell table:formula="of:=IF(OR([.B57]=6;[.B57]=7); 0; IF([.C57]=&quot;zima&quot;; 2*[.$R$6]; IF([.C57]=&quot;wiosna&quot;; 5*[.$R$6]; IF([.C57]=&quot;lato&quot;; 9*[.$R$6]; IF([.C57]=&quot;jesień&quot;; 4*[.$R$6]; 0)))))" office:value-type="float" office:value="0" calcext:value-type="float">
            <text:p>0</text:p>
          </table:table-cell>
          <table:table-cell table:formula="of:=[.J56]-[.E57]+[.I57]" office:value-type="float" office:value="-6800" calcext:value-type="float">
            <text:p>-6800</text:p>
          </table:table-cell>
          <table:table-cell table:formula="of:=IF(OR([.B57]=6;[.B57]=7); 0; IF([.C57]=&quot;zima&quot;; FLOOR(0.2*[.N57])*30; IF([.C57]=&quot;wiosna&quot;;  FLOOR(0.5*[.N57])*30; IF([.C57]=&quot;lato&quot;;  FLOOR(0.9*[.N57])*30; IF([.C57]=&quot;jesień&quot;;  FLOOR(0.4*[.N57])*30; 0)))))" office:value-type="float" office:value="0" calcext:value-type="float">
            <text:p>0</text:p>
          </table:table-cell>
          <table:table-cell table:formula="of:=IF(MONTH([.A57])&lt;&gt;MONTH([.A58]);1;0)" office:value-type="float" office:value="0" calcext:value-type="float">
            <text:p>0</text:p>
          </table:table-cell>
          <table:table-cell table:formula="of:=IF([.L57]=1;[.H57];0)" office:value-type="float" office:value="0" calcext:value-type="float">
            <text:p>0</text:p>
          </table:table-cell>
          <table:table-cell table:formula="of:=[.N56] + IF([.M5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26" calcext:value-type="date">
            <text:p>26.02.2023</text:p>
          </table:table-cell>
          <table:table-cell table:formula="of:=WEEKDAY([.A58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58]=6;[.B58]=7); 0; IF([.C58]=&quot;zima&quot;; FLOOR(0.2*[.N58])*30; IF([.C58]=&quot;wiosna&quot;;  FLOOR(0.5*[.N58])*30; IF([.C58]=&quot;lato&quot;;  FLOOR(0.9*[.N58])*30; IF([.C58]=&quot;jesień&quot;;  FLOOR(0.4*[.N58])*30; 0)))))" office:value-type="float" office:value="0" calcext:value-type="float">
            <text:p>0</text:p>
          </table:table-cell>
          <table:table-cell table:formula="of:=IF([.B58]=7; 15*[.N58]; 0) + IF(AND([.H57] &gt; 2400; MONTH([.A57])&lt;&gt;MONTH([.A58])); 2400; 0)" office:value-type="float" office:value="150" calcext:value-type="float">
            <text:p>150</text:p>
          </table:table-cell>
          <table:table-cell table:formula="of:=[.D58]+[.F57]" office:value-type="float" office:value="2400" calcext:value-type="float">
            <text:p>2400</text:p>
          </table:table-cell>
          <table:table-cell table:formula="of:=[.E58]+[.G57]" office:value-type="float" office:value="9350" calcext:value-type="float">
            <text:p>9350</text:p>
          </table:table-cell>
          <table:table-cell table:formula="of:=[.F58]-[.G58]" office:value-type="float" office:value="-6950" calcext:value-type="float">
            <text:p>-6950</text:p>
          </table:table-cell>
          <table:table-cell table:formula="of:=IF(OR([.B58]=6;[.B58]=7); 0; IF([.C58]=&quot;zima&quot;; 2*[.$R$6]; IF([.C58]=&quot;wiosna&quot;; 5*[.$R$6]; IF([.C58]=&quot;lato&quot;; 9*[.$R$6]; IF([.C58]=&quot;jesień&quot;; 4*[.$R$6]; 0)))))" office:value-type="float" office:value="0" calcext:value-type="float">
            <text:p>0</text:p>
          </table:table-cell>
          <table:table-cell table:formula="of:=[.J57]-[.E58]+[.I58]" office:value-type="float" office:value="-6950" calcext:value-type="float">
            <text:p>-6950</text:p>
          </table:table-cell>
          <table:table-cell table:formula="of:=IF(OR([.B58]=6;[.B58]=7); 0; IF([.C58]=&quot;zima&quot;; FLOOR(0.2*[.N58])*30; IF([.C58]=&quot;wiosna&quot;;  FLOOR(0.5*[.N58])*30; IF([.C58]=&quot;lato&quot;;  FLOOR(0.9*[.N58])*30; IF([.C58]=&quot;jesień&quot;;  FLOOR(0.4*[.N58])*30; 0)))))" office:value-type="float" office:value="0" calcext:value-type="float">
            <text:p>0</text:p>
          </table:table-cell>
          <table:table-cell table:formula="of:=IF(MONTH([.A58])&lt;&gt;MONTH([.A59]);1;0)" office:value-type="float" office:value="0" calcext:value-type="float">
            <text:p>0</text:p>
          </table:table-cell>
          <table:table-cell table:formula="of:=IF([.L58]=1;[.H58];0)" office:value-type="float" office:value="0" calcext:value-type="float">
            <text:p>0</text:p>
          </table:table-cell>
          <table:table-cell table:formula="of:=[.N57] + IF([.M5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27" calcext:value-type="date">
            <text:p>27.02.2023</text:p>
          </table:table-cell>
          <table:table-cell table:formula="of:=WEEKDAY([.A59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59]=6;[.B59]=7); 0; IF([.C59]=&quot;zima&quot;; FLOOR(0.2*[.N59])*30; IF([.C59]=&quot;wiosna&quot;;  FLOOR(0.5*[.N59])*30; IF([.C59]=&quot;lato&quot;;  FLOOR(0.9*[.N59])*30; IF([.C59]=&quot;jesień&quot;;  FLOOR(0.4*[.N59])*30; 0)))))" office:value-type="float" office:value="60" calcext:value-type="float">
            <text:p>60</text:p>
          </table:table-cell>
          <table:table-cell table:formula="of:=IF([.B59]=7; 15*[.N59]; 0) + IF(AND([.H58] &gt; 2400; MONTH([.A58])&lt;&gt;MONTH([.A59])); 2400; 0)" office:value-type="float" office:value="0" calcext:value-type="float">
            <text:p>0</text:p>
          </table:table-cell>
          <table:table-cell table:formula="of:=[.D59]+[.F58]" office:value-type="float" office:value="2460" calcext:value-type="float">
            <text:p>2460</text:p>
          </table:table-cell>
          <table:table-cell table:formula="of:=[.E59]+[.G58]" office:value-type="float" office:value="9350" calcext:value-type="float">
            <text:p>9350</text:p>
          </table:table-cell>
          <table:table-cell table:formula="of:=[.F59]-[.G59]" office:value-type="float" office:value="-6890" calcext:value-type="float">
            <text:p>-6890</text:p>
          </table:table-cell>
          <table:table-cell table:formula="of:=IF(OR([.B59]=6;[.B59]=7); 0; IF([.C59]=&quot;zima&quot;; 2*[.$R$6]; IF([.C59]=&quot;wiosna&quot;; 5*[.$R$6]; IF([.C59]=&quot;lato&quot;; 9*[.$R$6]; IF([.C59]=&quot;jesień&quot;; 4*[.$R$6]; 0)))))" office:value-type="float" office:value="60" calcext:value-type="float">
            <text:p>60</text:p>
          </table:table-cell>
          <table:table-cell table:formula="of:=[.J58]-[.E59]+[.I59]" office:value-type="float" office:value="-6890" calcext:value-type="float">
            <text:p>-6890</text:p>
          </table:table-cell>
          <table:table-cell table:formula="of:=IF(OR([.B59]=6;[.B59]=7); 0; IF([.C59]=&quot;zima&quot;; FLOOR(0.2*[.N59])*30; IF([.C59]=&quot;wiosna&quot;;  FLOOR(0.5*[.N59])*30; IF([.C59]=&quot;lato&quot;;  FLOOR(0.9*[.N59])*30; IF([.C59]=&quot;jesień&quot;;  FLOOR(0.4*[.N59])*30; 0)))))" office:value-type="float" office:value="60" calcext:value-type="float">
            <text:p>60</text:p>
          </table:table-cell>
          <table:table-cell table:formula="of:=IF(MONTH([.A59])&lt;&gt;MONTH([.A60]);1;0)" office:value-type="float" office:value="0" calcext:value-type="float">
            <text:p>0</text:p>
          </table:table-cell>
          <table:table-cell table:formula="of:=IF([.L59]=1;[.H59];0)" office:value-type="float" office:value="0" calcext:value-type="float">
            <text:p>0</text:p>
          </table:table-cell>
          <table:table-cell table:formula="of:=[.N58] + IF([.M5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2-28" calcext:value-type="date">
            <text:p>28.02.2023</text:p>
          </table:table-cell>
          <table:table-cell table:formula="of:=WEEKDAY([.A60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60]=6;[.B60]=7); 0; IF([.C60]=&quot;zima&quot;; FLOOR(0.2*[.N60])*30; IF([.C60]=&quot;wiosna&quot;;  FLOOR(0.5*[.N60])*30; IF([.C60]=&quot;lato&quot;;  FLOOR(0.9*[.N60])*30; IF([.C60]=&quot;jesień&quot;;  FLOOR(0.4*[.N60])*30; 0)))))" office:value-type="float" office:value="60" calcext:value-type="float">
            <text:p>60</text:p>
          </table:table-cell>
          <table:table-cell table:formula="of:=IF([.B60]=7; 15*[.N60]; 0) + IF(AND([.H59] &gt; 2400; MONTH([.A59])&lt;&gt;MONTH([.A60])); 2400; 0)" office:value-type="float" office:value="0" calcext:value-type="float">
            <text:p>0</text:p>
          </table:table-cell>
          <table:table-cell table:formula="of:=[.D60]+[.F59]" office:value-type="float" office:value="2520" calcext:value-type="float">
            <text:p>2520</text:p>
          </table:table-cell>
          <table:table-cell table:formula="of:=[.E60]+[.G59]" office:value-type="float" office:value="9350" calcext:value-type="float">
            <text:p>9350</text:p>
          </table:table-cell>
          <table:table-cell table:formula="of:=[.F60]-[.G60]" office:value-type="float" office:value="-6830" calcext:value-type="float">
            <text:p>-6830</text:p>
          </table:table-cell>
          <table:table-cell table:formula="of:=IF(OR([.B60]=6;[.B60]=7); 0; IF([.C60]=&quot;zima&quot;; 2*[.$R$6]; IF([.C60]=&quot;wiosna&quot;; 5*[.$R$6]; IF([.C60]=&quot;lato&quot;; 9*[.$R$6]; IF([.C60]=&quot;jesień&quot;; 4*[.$R$6]; 0)))))" office:value-type="float" office:value="60" calcext:value-type="float">
            <text:p>60</text:p>
          </table:table-cell>
          <table:table-cell table:formula="of:=[.J59]-[.E60]+[.I60]" office:value-type="float" office:value="-6830" calcext:value-type="float">
            <text:p>-6830</text:p>
          </table:table-cell>
          <table:table-cell table:formula="of:=IF(OR([.B60]=6;[.B60]=7); 0; IF([.C60]=&quot;zima&quot;; FLOOR(0.2*[.N60])*30; IF([.C60]=&quot;wiosna&quot;;  FLOOR(0.5*[.N60])*30; IF([.C60]=&quot;lato&quot;;  FLOOR(0.9*[.N60])*30; IF([.C60]=&quot;jesień&quot;;  FLOOR(0.4*[.N60])*30; 0)))))" office:value-type="float" office:value="60" calcext:value-type="float">
            <text:p>60</text:p>
          </table:table-cell>
          <table:table-cell table:formula="of:=IF(MONTH([.A60])&lt;&gt;MONTH([.A61]);1;0)" office:value-type="float" office:value="1" calcext:value-type="float">
            <text:p>1</text:p>
          </table:table-cell>
          <table:table-cell table:formula="of:=IF([.L60]=1;[.H60];0)" office:value-type="float" office:value="-6830" calcext:value-type="float">
            <text:p>-6830</text:p>
          </table:table-cell>
          <table:table-cell table:formula="of:=[.N59] + IF([.M5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01" calcext:value-type="date">
            <text:p>1.03.2023</text:p>
          </table:table-cell>
          <table:table-cell table:formula="of:=WEEKDAY([.A61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61]=6;[.B61]=7); 0; IF([.C61]=&quot;zima&quot;; FLOOR(0.2*[.N61])*30; IF([.C61]=&quot;wiosna&quot;;  FLOOR(0.5*[.N61])*30; IF([.C61]=&quot;lato&quot;;  FLOOR(0.9*[.N61])*30; IF([.C61]=&quot;jesień&quot;;  FLOOR(0.4*[.N61])*30; 0)))))" office:value-type="float" office:value="60" calcext:value-type="float">
            <text:p>60</text:p>
          </table:table-cell>
          <table:table-cell table:formula="of:=IF([.B61]=7; 15*[.N61]; 0) + IF(AND([.H60] &gt; 2400; MONTH([.A60])&lt;&gt;MONTH([.A61])); 2400; 0)" office:value-type="float" office:value="0" calcext:value-type="float">
            <text:p>0</text:p>
          </table:table-cell>
          <table:table-cell table:formula="of:=[.D61]+[.F60]" office:value-type="float" office:value="2580" calcext:value-type="float">
            <text:p>2580</text:p>
          </table:table-cell>
          <table:table-cell table:formula="of:=[.E61]+[.G60]" office:value-type="float" office:value="9350" calcext:value-type="float">
            <text:p>9350</text:p>
          </table:table-cell>
          <table:table-cell table:formula="of:=[.F61]-[.G61]" office:value-type="float" office:value="-6770" calcext:value-type="float">
            <text:p>-6770</text:p>
          </table:table-cell>
          <table:table-cell table:formula="of:=IF(OR([.B61]=6;[.B61]=7); 0; IF([.C61]=&quot;zima&quot;; 2*[.$R$6]; IF([.C61]=&quot;wiosna&quot;; 5*[.$R$6]; IF([.C61]=&quot;lato&quot;; 9*[.$R$6]; IF([.C61]=&quot;jesień&quot;; 4*[.$R$6]; 0)))))" office:value-type="float" office:value="60" calcext:value-type="float">
            <text:p>60</text:p>
          </table:table-cell>
          <table:table-cell table:formula="of:=[.J60]-[.E61]+[.I61]" office:value-type="float" office:value="-6770" calcext:value-type="float">
            <text:p>-6770</text:p>
          </table:table-cell>
          <table:table-cell table:formula="of:=IF(OR([.B61]=6;[.B61]=7); 0; IF([.C61]=&quot;zima&quot;; FLOOR(0.2*[.N61])*30; IF([.C61]=&quot;wiosna&quot;;  FLOOR(0.5*[.N61])*30; IF([.C61]=&quot;lato&quot;;  FLOOR(0.9*[.N61])*30; IF([.C61]=&quot;jesień&quot;;  FLOOR(0.4*[.N61])*30; 0)))))" office:value-type="float" office:value="60" calcext:value-type="float">
            <text:p>60</text:p>
          </table:table-cell>
          <table:table-cell table:formula="of:=IF(MONTH([.A61])&lt;&gt;MONTH([.A62]);1;0)" office:value-type="float" office:value="0" calcext:value-type="float">
            <text:p>0</text:p>
          </table:table-cell>
          <table:table-cell table:formula="of:=IF([.L61]=1;[.H61];0)" office:value-type="float" office:value="0" calcext:value-type="float">
            <text:p>0</text:p>
          </table:table-cell>
          <table:table-cell table:formula="of:=[.N60] + IF([.M6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02" calcext:value-type="date">
            <text:p>2.03.2023</text:p>
          </table:table-cell>
          <table:table-cell table:formula="of:=WEEKDAY([.A62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62]=6;[.B62]=7); 0; IF([.C62]=&quot;zima&quot;; FLOOR(0.2*[.N62])*30; IF([.C62]=&quot;wiosna&quot;;  FLOOR(0.5*[.N62])*30; IF([.C62]=&quot;lato&quot;;  FLOOR(0.9*[.N62])*30; IF([.C62]=&quot;jesień&quot;;  FLOOR(0.4*[.N62])*30; 0)))))" office:value-type="float" office:value="60" calcext:value-type="float">
            <text:p>60</text:p>
          </table:table-cell>
          <table:table-cell table:formula="of:=IF([.B62]=7; 15*[.N62]; 0) + IF(AND([.H61] &gt; 2400; MONTH([.A61])&lt;&gt;MONTH([.A62])); 2400; 0)" office:value-type="float" office:value="0" calcext:value-type="float">
            <text:p>0</text:p>
          </table:table-cell>
          <table:table-cell table:formula="of:=[.D62]+[.F61]" office:value-type="float" office:value="2640" calcext:value-type="float">
            <text:p>2640</text:p>
          </table:table-cell>
          <table:table-cell table:formula="of:=[.E62]+[.G61]" office:value-type="float" office:value="9350" calcext:value-type="float">
            <text:p>9350</text:p>
          </table:table-cell>
          <table:table-cell table:formula="of:=[.F62]-[.G62]" office:value-type="float" office:value="-6710" calcext:value-type="float">
            <text:p>-6710</text:p>
          </table:table-cell>
          <table:table-cell table:formula="of:=IF(OR([.B62]=6;[.B62]=7); 0; IF([.C62]=&quot;zima&quot;; 2*[.$R$6]; IF([.C62]=&quot;wiosna&quot;; 5*[.$R$6]; IF([.C62]=&quot;lato&quot;; 9*[.$R$6]; IF([.C62]=&quot;jesień&quot;; 4*[.$R$6]; 0)))))" office:value-type="float" office:value="60" calcext:value-type="float">
            <text:p>60</text:p>
          </table:table-cell>
          <table:table-cell table:formula="of:=[.J61]-[.E62]+[.I62]" office:value-type="float" office:value="-6710" calcext:value-type="float">
            <text:p>-6710</text:p>
          </table:table-cell>
          <table:table-cell table:formula="of:=IF(OR([.B62]=6;[.B62]=7); 0; IF([.C62]=&quot;zima&quot;; FLOOR(0.2*[.N62])*30; IF([.C62]=&quot;wiosna&quot;;  FLOOR(0.5*[.N62])*30; IF([.C62]=&quot;lato&quot;;  FLOOR(0.9*[.N62])*30; IF([.C62]=&quot;jesień&quot;;  FLOOR(0.4*[.N62])*30; 0)))))" office:value-type="float" office:value="60" calcext:value-type="float">
            <text:p>60</text:p>
          </table:table-cell>
          <table:table-cell table:formula="of:=IF(MONTH([.A62])&lt;&gt;MONTH([.A63]);1;0)" office:value-type="float" office:value="0" calcext:value-type="float">
            <text:p>0</text:p>
          </table:table-cell>
          <table:table-cell table:formula="of:=IF([.L62]=1;[.H62];0)" office:value-type="float" office:value="0" calcext:value-type="float">
            <text:p>0</text:p>
          </table:table-cell>
          <table:table-cell table:formula="of:=[.N61] + IF([.M6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03" calcext:value-type="date">
            <text:p>3.03.2023</text:p>
          </table:table-cell>
          <table:table-cell table:formula="of:=WEEKDAY([.A63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63]=6;[.B63]=7); 0; IF([.C63]=&quot;zima&quot;; FLOOR(0.2*[.N63])*30; IF([.C63]=&quot;wiosna&quot;;  FLOOR(0.5*[.N63])*30; IF([.C63]=&quot;lato&quot;;  FLOOR(0.9*[.N63])*30; IF([.C63]=&quot;jesień&quot;;  FLOOR(0.4*[.N63])*30; 0)))))" office:value-type="float" office:value="60" calcext:value-type="float">
            <text:p>60</text:p>
          </table:table-cell>
          <table:table-cell table:formula="of:=IF([.B63]=7; 15*[.N63]; 0) + IF(AND([.H62] &gt; 2400; MONTH([.A62])&lt;&gt;MONTH([.A63])); 2400; 0)" office:value-type="float" office:value="0" calcext:value-type="float">
            <text:p>0</text:p>
          </table:table-cell>
          <table:table-cell table:formula="of:=[.D63]+[.F62]" office:value-type="float" office:value="2700" calcext:value-type="float">
            <text:p>2700</text:p>
          </table:table-cell>
          <table:table-cell table:formula="of:=[.E63]+[.G62]" office:value-type="float" office:value="9350" calcext:value-type="float">
            <text:p>9350</text:p>
          </table:table-cell>
          <table:table-cell table:formula="of:=[.F63]-[.G63]" office:value-type="float" office:value="-6650" calcext:value-type="float">
            <text:p>-6650</text:p>
          </table:table-cell>
          <table:table-cell table:formula="of:=IF(OR([.B63]=6;[.B63]=7); 0; IF([.C63]=&quot;zima&quot;; 2*[.$R$6]; IF([.C63]=&quot;wiosna&quot;; 5*[.$R$6]; IF([.C63]=&quot;lato&quot;; 9*[.$R$6]; IF([.C63]=&quot;jesień&quot;; 4*[.$R$6]; 0)))))" office:value-type="float" office:value="60" calcext:value-type="float">
            <text:p>60</text:p>
          </table:table-cell>
          <table:table-cell table:formula="of:=[.J62]-[.E63]+[.I63]" office:value-type="float" office:value="-6650" calcext:value-type="float">
            <text:p>-6650</text:p>
          </table:table-cell>
          <table:table-cell table:formula="of:=IF(OR([.B63]=6;[.B63]=7); 0; IF([.C63]=&quot;zima&quot;; FLOOR(0.2*[.N63])*30; IF([.C63]=&quot;wiosna&quot;;  FLOOR(0.5*[.N63])*30; IF([.C63]=&quot;lato&quot;;  FLOOR(0.9*[.N63])*30; IF([.C63]=&quot;jesień&quot;;  FLOOR(0.4*[.N63])*30; 0)))))" office:value-type="float" office:value="60" calcext:value-type="float">
            <text:p>60</text:p>
          </table:table-cell>
          <table:table-cell table:formula="of:=IF(MONTH([.A63])&lt;&gt;MONTH([.A64]);1;0)" office:value-type="float" office:value="0" calcext:value-type="float">
            <text:p>0</text:p>
          </table:table-cell>
          <table:table-cell table:formula="of:=IF([.L63]=1;[.H63];0)" office:value-type="float" office:value="0" calcext:value-type="float">
            <text:p>0</text:p>
          </table:table-cell>
          <table:table-cell table:formula="of:=[.N62] + IF([.M6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04" calcext:value-type="date">
            <text:p>4.03.2023</text:p>
          </table:table-cell>
          <table:table-cell table:formula="of:=WEEKDAY([.A64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64]=6;[.B64]=7); 0; IF([.C64]=&quot;zima&quot;; FLOOR(0.2*[.N64])*30; IF([.C64]=&quot;wiosna&quot;;  FLOOR(0.5*[.N64])*30; IF([.C64]=&quot;lato&quot;;  FLOOR(0.9*[.N64])*30; IF([.C64]=&quot;jesień&quot;;  FLOOR(0.4*[.N64])*30; 0)))))" office:value-type="float" office:value="0" calcext:value-type="float">
            <text:p>0</text:p>
          </table:table-cell>
          <table:table-cell table:formula="of:=IF([.B64]=7; 15*[.N64]; 0) + IF(AND([.H63] &gt; 2400; MONTH([.A63])&lt;&gt;MONTH([.A64])); 2400; 0)" office:value-type="float" office:value="0" calcext:value-type="float">
            <text:p>0</text:p>
          </table:table-cell>
          <table:table-cell table:formula="of:=[.D64]+[.F63]" office:value-type="float" office:value="2700" calcext:value-type="float">
            <text:p>2700</text:p>
          </table:table-cell>
          <table:table-cell table:formula="of:=[.E64]+[.G63]" office:value-type="float" office:value="9350" calcext:value-type="float">
            <text:p>9350</text:p>
          </table:table-cell>
          <table:table-cell table:formula="of:=[.F64]-[.G64]" office:value-type="float" office:value="-6650" calcext:value-type="float">
            <text:p>-6650</text:p>
          </table:table-cell>
          <table:table-cell table:formula="of:=IF(OR([.B64]=6;[.B64]=7); 0; IF([.C64]=&quot;zima&quot;; 2*[.$R$6]; IF([.C64]=&quot;wiosna&quot;; 5*[.$R$6]; IF([.C64]=&quot;lato&quot;; 9*[.$R$6]; IF([.C64]=&quot;jesień&quot;; 4*[.$R$6]; 0)))))" office:value-type="float" office:value="0" calcext:value-type="float">
            <text:p>0</text:p>
          </table:table-cell>
          <table:table-cell table:formula="of:=[.J63]-[.E64]+[.I64]" office:value-type="float" office:value="-6650" calcext:value-type="float">
            <text:p>-6650</text:p>
          </table:table-cell>
          <table:table-cell table:formula="of:=IF(OR([.B64]=6;[.B64]=7); 0; IF([.C64]=&quot;zima&quot;; FLOOR(0.2*[.N64])*30; IF([.C64]=&quot;wiosna&quot;;  FLOOR(0.5*[.N64])*30; IF([.C64]=&quot;lato&quot;;  FLOOR(0.9*[.N64])*30; IF([.C64]=&quot;jesień&quot;;  FLOOR(0.4*[.N64])*30; 0)))))" office:value-type="float" office:value="0" calcext:value-type="float">
            <text:p>0</text:p>
          </table:table-cell>
          <table:table-cell table:formula="of:=IF(MONTH([.A64])&lt;&gt;MONTH([.A65]);1;0)" office:value-type="float" office:value="0" calcext:value-type="float">
            <text:p>0</text:p>
          </table:table-cell>
          <table:table-cell table:formula="of:=IF([.L64]=1;[.H64];0)" office:value-type="float" office:value="0" calcext:value-type="float">
            <text:p>0</text:p>
          </table:table-cell>
          <table:table-cell table:formula="of:=[.N63] + IF([.M6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05" calcext:value-type="date">
            <text:p>5.03.2023</text:p>
          </table:table-cell>
          <table:table-cell table:formula="of:=WEEKDAY([.A65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65]=6;[.B65]=7); 0; IF([.C65]=&quot;zima&quot;; FLOOR(0.2*[.N65])*30; IF([.C65]=&quot;wiosna&quot;;  FLOOR(0.5*[.N65])*30; IF([.C65]=&quot;lato&quot;;  FLOOR(0.9*[.N65])*30; IF([.C65]=&quot;jesień&quot;;  FLOOR(0.4*[.N65])*30; 0)))))" office:value-type="float" office:value="0" calcext:value-type="float">
            <text:p>0</text:p>
          </table:table-cell>
          <table:table-cell table:formula="of:=IF([.B65]=7; 15*[.N65]; 0) + IF(AND([.H64] &gt; 2400; MONTH([.A64])&lt;&gt;MONTH([.A65])); 2400; 0)" office:value-type="float" office:value="150" calcext:value-type="float">
            <text:p>150</text:p>
          </table:table-cell>
          <table:table-cell table:formula="of:=[.D65]+[.F64]" office:value-type="float" office:value="2700" calcext:value-type="float">
            <text:p>2700</text:p>
          </table:table-cell>
          <table:table-cell table:formula="of:=[.E65]+[.G64]" office:value-type="float" office:value="9500" calcext:value-type="float">
            <text:p>9500</text:p>
          </table:table-cell>
          <table:table-cell table:formula="of:=[.F65]-[.G65]" office:value-type="float" office:value="-6800" calcext:value-type="float">
            <text:p>-6800</text:p>
          </table:table-cell>
          <table:table-cell table:formula="of:=IF(OR([.B65]=6;[.B65]=7); 0; IF([.C65]=&quot;zima&quot;; 2*[.$R$6]; IF([.C65]=&quot;wiosna&quot;; 5*[.$R$6]; IF([.C65]=&quot;lato&quot;; 9*[.$R$6]; IF([.C65]=&quot;jesień&quot;; 4*[.$R$6]; 0)))))" office:value-type="float" office:value="0" calcext:value-type="float">
            <text:p>0</text:p>
          </table:table-cell>
          <table:table-cell table:formula="of:=[.J64]-[.E65]+[.I65]" office:value-type="float" office:value="-6800" calcext:value-type="float">
            <text:p>-6800</text:p>
          </table:table-cell>
          <table:table-cell table:formula="of:=IF(OR([.B65]=6;[.B65]=7); 0; IF([.C65]=&quot;zima&quot;; FLOOR(0.2*[.N65])*30; IF([.C65]=&quot;wiosna&quot;;  FLOOR(0.5*[.N65])*30; IF([.C65]=&quot;lato&quot;;  FLOOR(0.9*[.N65])*30; IF([.C65]=&quot;jesień&quot;;  FLOOR(0.4*[.N65])*30; 0)))))" office:value-type="float" office:value="0" calcext:value-type="float">
            <text:p>0</text:p>
          </table:table-cell>
          <table:table-cell table:formula="of:=IF(MONTH([.A65])&lt;&gt;MONTH([.A66]);1;0)" office:value-type="float" office:value="0" calcext:value-type="float">
            <text:p>0</text:p>
          </table:table-cell>
          <table:table-cell table:formula="of:=IF([.L65]=1;[.H65];0)" office:value-type="float" office:value="0" calcext:value-type="float">
            <text:p>0</text:p>
          </table:table-cell>
          <table:table-cell table:formula="of:=[.N64] + IF([.M6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06" calcext:value-type="date">
            <text:p>6.03.2023</text:p>
          </table:table-cell>
          <table:table-cell table:formula="of:=WEEKDAY([.A66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66]=6;[.B66]=7); 0; IF([.C66]=&quot;zima&quot;; FLOOR(0.2*[.N66])*30; IF([.C66]=&quot;wiosna&quot;;  FLOOR(0.5*[.N66])*30; IF([.C66]=&quot;lato&quot;;  FLOOR(0.9*[.N66])*30; IF([.C66]=&quot;jesień&quot;;  FLOOR(0.4*[.N66])*30; 0)))))" office:value-type="float" office:value="60" calcext:value-type="float">
            <text:p>60</text:p>
          </table:table-cell>
          <table:table-cell table:formula="of:=IF([.B66]=7; 15*[.N66]; 0) + IF(AND([.H65] &gt; 2400; MONTH([.A65])&lt;&gt;MONTH([.A66])); 2400; 0)" office:value-type="float" office:value="0" calcext:value-type="float">
            <text:p>0</text:p>
          </table:table-cell>
          <table:table-cell table:formula="of:=[.D66]+[.F65]" office:value-type="float" office:value="2760" calcext:value-type="float">
            <text:p>2760</text:p>
          </table:table-cell>
          <table:table-cell table:formula="of:=[.E66]+[.G65]" office:value-type="float" office:value="9500" calcext:value-type="float">
            <text:p>9500</text:p>
          </table:table-cell>
          <table:table-cell table:formula="of:=[.F66]-[.G66]" office:value-type="float" office:value="-6740" calcext:value-type="float">
            <text:p>-6740</text:p>
          </table:table-cell>
          <table:table-cell table:formula="of:=IF(OR([.B66]=6;[.B66]=7); 0; IF([.C66]=&quot;zima&quot;; 2*[.$R$6]; IF([.C66]=&quot;wiosna&quot;; 5*[.$R$6]; IF([.C66]=&quot;lato&quot;; 9*[.$R$6]; IF([.C66]=&quot;jesień&quot;; 4*[.$R$6]; 0)))))" office:value-type="float" office:value="60" calcext:value-type="float">
            <text:p>60</text:p>
          </table:table-cell>
          <table:table-cell table:formula="of:=[.J65]-[.E66]+[.I66]" office:value-type="float" office:value="-6740" calcext:value-type="float">
            <text:p>-6740</text:p>
          </table:table-cell>
          <table:table-cell table:formula="of:=IF(OR([.B66]=6;[.B66]=7); 0; IF([.C66]=&quot;zima&quot;; FLOOR(0.2*[.N66])*30; IF([.C66]=&quot;wiosna&quot;;  FLOOR(0.5*[.N66])*30; IF([.C66]=&quot;lato&quot;;  FLOOR(0.9*[.N66])*30; IF([.C66]=&quot;jesień&quot;;  FLOOR(0.4*[.N66])*30; 0)))))" office:value-type="float" office:value="60" calcext:value-type="float">
            <text:p>60</text:p>
          </table:table-cell>
          <table:table-cell table:formula="of:=IF(MONTH([.A66])&lt;&gt;MONTH([.A67]);1;0)" office:value-type="float" office:value="0" calcext:value-type="float">
            <text:p>0</text:p>
          </table:table-cell>
          <table:table-cell table:formula="of:=IF([.L66]=1;[.H66];0)" office:value-type="float" office:value="0" calcext:value-type="float">
            <text:p>0</text:p>
          </table:table-cell>
          <table:table-cell table:formula="of:=[.N65] + IF([.M6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07" calcext:value-type="date">
            <text:p>7.03.2023</text:p>
          </table:table-cell>
          <table:table-cell table:formula="of:=WEEKDAY([.A67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67]=6;[.B67]=7); 0; IF([.C67]=&quot;zima&quot;; FLOOR(0.2*[.N67])*30; IF([.C67]=&quot;wiosna&quot;;  FLOOR(0.5*[.N67])*30; IF([.C67]=&quot;lato&quot;;  FLOOR(0.9*[.N67])*30; IF([.C67]=&quot;jesień&quot;;  FLOOR(0.4*[.N67])*30; 0)))))" office:value-type="float" office:value="60" calcext:value-type="float">
            <text:p>60</text:p>
          </table:table-cell>
          <table:table-cell table:formula="of:=IF([.B67]=7; 15*[.N67]; 0) + IF(AND([.H66] &gt; 2400; MONTH([.A66])&lt;&gt;MONTH([.A67])); 2400; 0)" office:value-type="float" office:value="0" calcext:value-type="float">
            <text:p>0</text:p>
          </table:table-cell>
          <table:table-cell table:formula="of:=[.D67]+[.F66]" office:value-type="float" office:value="2820" calcext:value-type="float">
            <text:p>2820</text:p>
          </table:table-cell>
          <table:table-cell table:formula="of:=[.E67]+[.G66]" office:value-type="float" office:value="9500" calcext:value-type="float">
            <text:p>9500</text:p>
          </table:table-cell>
          <table:table-cell table:formula="of:=[.F67]-[.G67]" office:value-type="float" office:value="-6680" calcext:value-type="float">
            <text:p>-6680</text:p>
          </table:table-cell>
          <table:table-cell table:formula="of:=IF(OR([.B67]=6;[.B67]=7); 0; IF([.C67]=&quot;zima&quot;; 2*[.$R$6]; IF([.C67]=&quot;wiosna&quot;; 5*[.$R$6]; IF([.C67]=&quot;lato&quot;; 9*[.$R$6]; IF([.C67]=&quot;jesień&quot;; 4*[.$R$6]; 0)))))" office:value-type="float" office:value="60" calcext:value-type="float">
            <text:p>60</text:p>
          </table:table-cell>
          <table:table-cell table:formula="of:=[.J66]-[.E67]+[.I67]" office:value-type="float" office:value="-6680" calcext:value-type="float">
            <text:p>-6680</text:p>
          </table:table-cell>
          <table:table-cell table:formula="of:=IF(OR([.B67]=6;[.B67]=7); 0; IF([.C67]=&quot;zima&quot;; FLOOR(0.2*[.N67])*30; IF([.C67]=&quot;wiosna&quot;;  FLOOR(0.5*[.N67])*30; IF([.C67]=&quot;lato&quot;;  FLOOR(0.9*[.N67])*30; IF([.C67]=&quot;jesień&quot;;  FLOOR(0.4*[.N67])*30; 0)))))" office:value-type="float" office:value="60" calcext:value-type="float">
            <text:p>60</text:p>
          </table:table-cell>
          <table:table-cell table:formula="of:=IF(MONTH([.A67])&lt;&gt;MONTH([.A68]);1;0)" office:value-type="float" office:value="0" calcext:value-type="float">
            <text:p>0</text:p>
          </table:table-cell>
          <table:table-cell table:formula="of:=IF([.L67]=1;[.H67];0)" office:value-type="float" office:value="0" calcext:value-type="float">
            <text:p>0</text:p>
          </table:table-cell>
          <table:table-cell table:formula="of:=[.N66] + IF([.M6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08" calcext:value-type="date">
            <text:p>8.03.2023</text:p>
          </table:table-cell>
          <table:table-cell table:formula="of:=WEEKDAY([.A68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68]=6;[.B68]=7); 0; IF([.C68]=&quot;zima&quot;; FLOOR(0.2*[.N68])*30; IF([.C68]=&quot;wiosna&quot;;  FLOOR(0.5*[.N68])*30; IF([.C68]=&quot;lato&quot;;  FLOOR(0.9*[.N68])*30; IF([.C68]=&quot;jesień&quot;;  FLOOR(0.4*[.N68])*30; 0)))))" office:value-type="float" office:value="60" calcext:value-type="float">
            <text:p>60</text:p>
          </table:table-cell>
          <table:table-cell table:formula="of:=IF([.B68]=7; 15*[.N68]; 0) + IF(AND([.H67] &gt; 2400; MONTH([.A67])&lt;&gt;MONTH([.A68])); 2400; 0)" office:value-type="float" office:value="0" calcext:value-type="float">
            <text:p>0</text:p>
          </table:table-cell>
          <table:table-cell table:formula="of:=[.D68]+[.F67]" office:value-type="float" office:value="2880" calcext:value-type="float">
            <text:p>2880</text:p>
          </table:table-cell>
          <table:table-cell table:formula="of:=[.E68]+[.G67]" office:value-type="float" office:value="9500" calcext:value-type="float">
            <text:p>9500</text:p>
          </table:table-cell>
          <table:table-cell table:formula="of:=[.F68]-[.G68]" office:value-type="float" office:value="-6620" calcext:value-type="float">
            <text:p>-6620</text:p>
          </table:table-cell>
          <table:table-cell table:formula="of:=IF(OR([.B68]=6;[.B68]=7); 0; IF([.C68]=&quot;zima&quot;; 2*[.$R$6]; IF([.C68]=&quot;wiosna&quot;; 5*[.$R$6]; IF([.C68]=&quot;lato&quot;; 9*[.$R$6]; IF([.C68]=&quot;jesień&quot;; 4*[.$R$6]; 0)))))" office:value-type="float" office:value="60" calcext:value-type="float">
            <text:p>60</text:p>
          </table:table-cell>
          <table:table-cell table:formula="of:=[.J67]-[.E68]+[.I68]" office:value-type="float" office:value="-6620" calcext:value-type="float">
            <text:p>-6620</text:p>
          </table:table-cell>
          <table:table-cell table:formula="of:=IF(OR([.B68]=6;[.B68]=7); 0; IF([.C68]=&quot;zima&quot;; FLOOR(0.2*[.N68])*30; IF([.C68]=&quot;wiosna&quot;;  FLOOR(0.5*[.N68])*30; IF([.C68]=&quot;lato&quot;;  FLOOR(0.9*[.N68])*30; IF([.C68]=&quot;jesień&quot;;  FLOOR(0.4*[.N68])*30; 0)))))" office:value-type="float" office:value="60" calcext:value-type="float">
            <text:p>60</text:p>
          </table:table-cell>
          <table:table-cell table:formula="of:=IF(MONTH([.A68])&lt;&gt;MONTH([.A69]);1;0)" office:value-type="float" office:value="0" calcext:value-type="float">
            <text:p>0</text:p>
          </table:table-cell>
          <table:table-cell table:formula="of:=IF([.L68]=1;[.H68];0)" office:value-type="float" office:value="0" calcext:value-type="float">
            <text:p>0</text:p>
          </table:table-cell>
          <table:table-cell table:formula="of:=[.N67] + IF([.M6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09" calcext:value-type="date">
            <text:p>9.03.2023</text:p>
          </table:table-cell>
          <table:table-cell table:formula="of:=WEEKDAY([.A69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69]=6;[.B69]=7); 0; IF([.C69]=&quot;zima&quot;; FLOOR(0.2*[.N69])*30; IF([.C69]=&quot;wiosna&quot;;  FLOOR(0.5*[.N69])*30; IF([.C69]=&quot;lato&quot;;  FLOOR(0.9*[.N69])*30; IF([.C69]=&quot;jesień&quot;;  FLOOR(0.4*[.N69])*30; 0)))))" office:value-type="float" office:value="60" calcext:value-type="float">
            <text:p>60</text:p>
          </table:table-cell>
          <table:table-cell table:formula="of:=IF([.B69]=7; 15*[.N69]; 0) + IF(AND([.H68] &gt; 2400; MONTH([.A68])&lt;&gt;MONTH([.A69])); 2400; 0)" office:value-type="float" office:value="0" calcext:value-type="float">
            <text:p>0</text:p>
          </table:table-cell>
          <table:table-cell table:formula="of:=[.D69]+[.F68]" office:value-type="float" office:value="2940" calcext:value-type="float">
            <text:p>2940</text:p>
          </table:table-cell>
          <table:table-cell table:formula="of:=[.E69]+[.G68]" office:value-type="float" office:value="9500" calcext:value-type="float">
            <text:p>9500</text:p>
          </table:table-cell>
          <table:table-cell table:formula="of:=[.F69]-[.G69]" office:value-type="float" office:value="-6560" calcext:value-type="float">
            <text:p>-6560</text:p>
          </table:table-cell>
          <table:table-cell table:formula="of:=IF(OR([.B69]=6;[.B69]=7); 0; IF([.C69]=&quot;zima&quot;; 2*[.$R$6]; IF([.C69]=&quot;wiosna&quot;; 5*[.$R$6]; IF([.C69]=&quot;lato&quot;; 9*[.$R$6]; IF([.C69]=&quot;jesień&quot;; 4*[.$R$6]; 0)))))" office:value-type="float" office:value="60" calcext:value-type="float">
            <text:p>60</text:p>
          </table:table-cell>
          <table:table-cell table:formula="of:=[.J68]-[.E69]+[.I69]" office:value-type="float" office:value="-6560" calcext:value-type="float">
            <text:p>-6560</text:p>
          </table:table-cell>
          <table:table-cell table:formula="of:=IF(OR([.B69]=6;[.B69]=7); 0; IF([.C69]=&quot;zima&quot;; FLOOR(0.2*[.N69])*30; IF([.C69]=&quot;wiosna&quot;;  FLOOR(0.5*[.N69])*30; IF([.C69]=&quot;lato&quot;;  FLOOR(0.9*[.N69])*30; IF([.C69]=&quot;jesień&quot;;  FLOOR(0.4*[.N69])*30; 0)))))" office:value-type="float" office:value="60" calcext:value-type="float">
            <text:p>60</text:p>
          </table:table-cell>
          <table:table-cell table:formula="of:=IF(MONTH([.A69])&lt;&gt;MONTH([.A70]);1;0)" office:value-type="float" office:value="0" calcext:value-type="float">
            <text:p>0</text:p>
          </table:table-cell>
          <table:table-cell table:formula="of:=IF([.L69]=1;[.H69];0)" office:value-type="float" office:value="0" calcext:value-type="float">
            <text:p>0</text:p>
          </table:table-cell>
          <table:table-cell table:formula="of:=[.N68] + IF([.M6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10" calcext:value-type="date">
            <text:p>10.03.2023</text:p>
          </table:table-cell>
          <table:table-cell table:formula="of:=WEEKDAY([.A70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70]=6;[.B70]=7); 0; IF([.C70]=&quot;zima&quot;; FLOOR(0.2*[.N70])*30; IF([.C70]=&quot;wiosna&quot;;  FLOOR(0.5*[.N70])*30; IF([.C70]=&quot;lato&quot;;  FLOOR(0.9*[.N70])*30; IF([.C70]=&quot;jesień&quot;;  FLOOR(0.4*[.N70])*30; 0)))))" office:value-type="float" office:value="60" calcext:value-type="float">
            <text:p>60</text:p>
          </table:table-cell>
          <table:table-cell table:formula="of:=IF([.B70]=7; 15*[.N70]; 0) + IF(AND([.H69] &gt; 2400; MONTH([.A69])&lt;&gt;MONTH([.A70])); 2400; 0)" office:value-type="float" office:value="0" calcext:value-type="float">
            <text:p>0</text:p>
          </table:table-cell>
          <table:table-cell table:formula="of:=[.D70]+[.F69]" office:value-type="float" office:value="3000" calcext:value-type="float">
            <text:p>3000</text:p>
          </table:table-cell>
          <table:table-cell table:formula="of:=[.E70]+[.G69]" office:value-type="float" office:value="9500" calcext:value-type="float">
            <text:p>9500</text:p>
          </table:table-cell>
          <table:table-cell table:formula="of:=[.F70]-[.G70]" office:value-type="float" office:value="-6500" calcext:value-type="float">
            <text:p>-6500</text:p>
          </table:table-cell>
          <table:table-cell table:formula="of:=IF(OR([.B70]=6;[.B70]=7); 0; IF([.C70]=&quot;zima&quot;; 2*[.$R$6]; IF([.C70]=&quot;wiosna&quot;; 5*[.$R$6]; IF([.C70]=&quot;lato&quot;; 9*[.$R$6]; IF([.C70]=&quot;jesień&quot;; 4*[.$R$6]; 0)))))" office:value-type="float" office:value="60" calcext:value-type="float">
            <text:p>60</text:p>
          </table:table-cell>
          <table:table-cell table:formula="of:=[.J69]-[.E70]+[.I70]" office:value-type="float" office:value="-6500" calcext:value-type="float">
            <text:p>-6500</text:p>
          </table:table-cell>
          <table:table-cell table:formula="of:=IF(OR([.B70]=6;[.B70]=7); 0; IF([.C70]=&quot;zima&quot;; FLOOR(0.2*[.N70])*30; IF([.C70]=&quot;wiosna&quot;;  FLOOR(0.5*[.N70])*30; IF([.C70]=&quot;lato&quot;;  FLOOR(0.9*[.N70])*30; IF([.C70]=&quot;jesień&quot;;  FLOOR(0.4*[.N70])*30; 0)))))" office:value-type="float" office:value="60" calcext:value-type="float">
            <text:p>60</text:p>
          </table:table-cell>
          <table:table-cell table:formula="of:=IF(MONTH([.A70])&lt;&gt;MONTH([.A71]);1;0)" office:value-type="float" office:value="0" calcext:value-type="float">
            <text:p>0</text:p>
          </table:table-cell>
          <table:table-cell table:formula="of:=IF([.L70]=1;[.H70];0)" office:value-type="float" office:value="0" calcext:value-type="float">
            <text:p>0</text:p>
          </table:table-cell>
          <table:table-cell table:formula="of:=[.N69] + IF([.M6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11" calcext:value-type="date">
            <text:p>11.03.2023</text:p>
          </table:table-cell>
          <table:table-cell table:formula="of:=WEEKDAY([.A71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71]=6;[.B71]=7); 0; IF([.C71]=&quot;zima&quot;; FLOOR(0.2*[.N71])*30; IF([.C71]=&quot;wiosna&quot;;  FLOOR(0.5*[.N71])*30; IF([.C71]=&quot;lato&quot;;  FLOOR(0.9*[.N71])*30; IF([.C71]=&quot;jesień&quot;;  FLOOR(0.4*[.N71])*30; 0)))))" office:value-type="float" office:value="0" calcext:value-type="float">
            <text:p>0</text:p>
          </table:table-cell>
          <table:table-cell table:formula="of:=IF([.B71]=7; 15*[.N71]; 0) + IF(AND([.H70] &gt; 2400; MONTH([.A70])&lt;&gt;MONTH([.A71])); 2400; 0)" office:value-type="float" office:value="0" calcext:value-type="float">
            <text:p>0</text:p>
          </table:table-cell>
          <table:table-cell table:formula="of:=[.D71]+[.F70]" office:value-type="float" office:value="3000" calcext:value-type="float">
            <text:p>3000</text:p>
          </table:table-cell>
          <table:table-cell table:formula="of:=[.E71]+[.G70]" office:value-type="float" office:value="9500" calcext:value-type="float">
            <text:p>9500</text:p>
          </table:table-cell>
          <table:table-cell table:formula="of:=[.F71]-[.G71]" office:value-type="float" office:value="-6500" calcext:value-type="float">
            <text:p>-6500</text:p>
          </table:table-cell>
          <table:table-cell table:formula="of:=IF(OR([.B71]=6;[.B71]=7); 0; IF([.C71]=&quot;zima&quot;; 2*[.$R$6]; IF([.C71]=&quot;wiosna&quot;; 5*[.$R$6]; IF([.C71]=&quot;lato&quot;; 9*[.$R$6]; IF([.C71]=&quot;jesień&quot;; 4*[.$R$6]; 0)))))" office:value-type="float" office:value="0" calcext:value-type="float">
            <text:p>0</text:p>
          </table:table-cell>
          <table:table-cell table:formula="of:=[.J70]-[.E71]+[.I71]" office:value-type="float" office:value="-6500" calcext:value-type="float">
            <text:p>-6500</text:p>
          </table:table-cell>
          <table:table-cell table:formula="of:=IF(OR([.B71]=6;[.B71]=7); 0; IF([.C71]=&quot;zima&quot;; FLOOR(0.2*[.N71])*30; IF([.C71]=&quot;wiosna&quot;;  FLOOR(0.5*[.N71])*30; IF([.C71]=&quot;lato&quot;;  FLOOR(0.9*[.N71])*30; IF([.C71]=&quot;jesień&quot;;  FLOOR(0.4*[.N71])*30; 0)))))" office:value-type="float" office:value="0" calcext:value-type="float">
            <text:p>0</text:p>
          </table:table-cell>
          <table:table-cell table:formula="of:=IF(MONTH([.A71])&lt;&gt;MONTH([.A72]);1;0)" office:value-type="float" office:value="0" calcext:value-type="float">
            <text:p>0</text:p>
          </table:table-cell>
          <table:table-cell table:formula="of:=IF([.L71]=1;[.H71];0)" office:value-type="float" office:value="0" calcext:value-type="float">
            <text:p>0</text:p>
          </table:table-cell>
          <table:table-cell table:formula="of:=[.N70] + IF([.M7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12" calcext:value-type="date">
            <text:p>12.03.2023</text:p>
          </table:table-cell>
          <table:table-cell table:formula="of:=WEEKDAY([.A72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72]=6;[.B72]=7); 0; IF([.C72]=&quot;zima&quot;; FLOOR(0.2*[.N72])*30; IF([.C72]=&quot;wiosna&quot;;  FLOOR(0.5*[.N72])*30; IF([.C72]=&quot;lato&quot;;  FLOOR(0.9*[.N72])*30; IF([.C72]=&quot;jesień&quot;;  FLOOR(0.4*[.N72])*30; 0)))))" office:value-type="float" office:value="0" calcext:value-type="float">
            <text:p>0</text:p>
          </table:table-cell>
          <table:table-cell table:formula="of:=IF([.B72]=7; 15*[.N72]; 0) + IF(AND([.H71] &gt; 2400; MONTH([.A71])&lt;&gt;MONTH([.A72])); 2400; 0)" office:value-type="float" office:value="150" calcext:value-type="float">
            <text:p>150</text:p>
          </table:table-cell>
          <table:table-cell table:formula="of:=[.D72]+[.F71]" office:value-type="float" office:value="3000" calcext:value-type="float">
            <text:p>3000</text:p>
          </table:table-cell>
          <table:table-cell table:formula="of:=[.E72]+[.G71]" office:value-type="float" office:value="9650" calcext:value-type="float">
            <text:p>9650</text:p>
          </table:table-cell>
          <table:table-cell table:formula="of:=[.F72]-[.G72]" office:value-type="float" office:value="-6650" calcext:value-type="float">
            <text:p>-6650</text:p>
          </table:table-cell>
          <table:table-cell table:formula="of:=IF(OR([.B72]=6;[.B72]=7); 0; IF([.C72]=&quot;zima&quot;; 2*[.$R$6]; IF([.C72]=&quot;wiosna&quot;; 5*[.$R$6]; IF([.C72]=&quot;lato&quot;; 9*[.$R$6]; IF([.C72]=&quot;jesień&quot;; 4*[.$R$6]; 0)))))" office:value-type="float" office:value="0" calcext:value-type="float">
            <text:p>0</text:p>
          </table:table-cell>
          <table:table-cell table:formula="of:=[.J71]-[.E72]+[.I72]" office:value-type="float" office:value="-6650" calcext:value-type="float">
            <text:p>-6650</text:p>
          </table:table-cell>
          <table:table-cell table:formula="of:=IF(OR([.B72]=6;[.B72]=7); 0; IF([.C72]=&quot;zima&quot;; FLOOR(0.2*[.N72])*30; IF([.C72]=&quot;wiosna&quot;;  FLOOR(0.5*[.N72])*30; IF([.C72]=&quot;lato&quot;;  FLOOR(0.9*[.N72])*30; IF([.C72]=&quot;jesień&quot;;  FLOOR(0.4*[.N72])*30; 0)))))" office:value-type="float" office:value="0" calcext:value-type="float">
            <text:p>0</text:p>
          </table:table-cell>
          <table:table-cell table:formula="of:=IF(MONTH([.A72])&lt;&gt;MONTH([.A73]);1;0)" office:value-type="float" office:value="0" calcext:value-type="float">
            <text:p>0</text:p>
          </table:table-cell>
          <table:table-cell table:formula="of:=IF([.L72]=1;[.H72];0)" office:value-type="float" office:value="0" calcext:value-type="float">
            <text:p>0</text:p>
          </table:table-cell>
          <table:table-cell table:formula="of:=[.N71] + IF([.M7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13" calcext:value-type="date">
            <text:p>13.03.2023</text:p>
          </table:table-cell>
          <table:table-cell table:formula="of:=WEEKDAY([.A73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73]=6;[.B73]=7); 0; IF([.C73]=&quot;zima&quot;; FLOOR(0.2*[.N73])*30; IF([.C73]=&quot;wiosna&quot;;  FLOOR(0.5*[.N73])*30; IF([.C73]=&quot;lato&quot;;  FLOOR(0.9*[.N73])*30; IF([.C73]=&quot;jesień&quot;;  FLOOR(0.4*[.N73])*30; 0)))))" office:value-type="float" office:value="60" calcext:value-type="float">
            <text:p>60</text:p>
          </table:table-cell>
          <table:table-cell table:formula="of:=IF([.B73]=7; 15*[.N73]; 0) + IF(AND([.H72] &gt; 2400; MONTH([.A72])&lt;&gt;MONTH([.A73])); 2400; 0)" office:value-type="float" office:value="0" calcext:value-type="float">
            <text:p>0</text:p>
          </table:table-cell>
          <table:table-cell table:formula="of:=[.D73]+[.F72]" office:value-type="float" office:value="3060" calcext:value-type="float">
            <text:p>3060</text:p>
          </table:table-cell>
          <table:table-cell table:formula="of:=[.E73]+[.G72]" office:value-type="float" office:value="9650" calcext:value-type="float">
            <text:p>9650</text:p>
          </table:table-cell>
          <table:table-cell table:formula="of:=[.F73]-[.G73]" office:value-type="float" office:value="-6590" calcext:value-type="float">
            <text:p>-6590</text:p>
          </table:table-cell>
          <table:table-cell table:formula="of:=IF(OR([.B73]=6;[.B73]=7); 0; IF([.C73]=&quot;zima&quot;; 2*[.$R$6]; IF([.C73]=&quot;wiosna&quot;; 5*[.$R$6]; IF([.C73]=&quot;lato&quot;; 9*[.$R$6]; IF([.C73]=&quot;jesień&quot;; 4*[.$R$6]; 0)))))" office:value-type="float" office:value="60" calcext:value-type="float">
            <text:p>60</text:p>
          </table:table-cell>
          <table:table-cell table:formula="of:=[.J72]-[.E73]+[.I73]" office:value-type="float" office:value="-6590" calcext:value-type="float">
            <text:p>-6590</text:p>
          </table:table-cell>
          <table:table-cell table:formula="of:=IF(OR([.B73]=6;[.B73]=7); 0; IF([.C73]=&quot;zima&quot;; FLOOR(0.2*[.N73])*30; IF([.C73]=&quot;wiosna&quot;;  FLOOR(0.5*[.N73])*30; IF([.C73]=&quot;lato&quot;;  FLOOR(0.9*[.N73])*30; IF([.C73]=&quot;jesień&quot;;  FLOOR(0.4*[.N73])*30; 0)))))" office:value-type="float" office:value="60" calcext:value-type="float">
            <text:p>60</text:p>
          </table:table-cell>
          <table:table-cell table:formula="of:=IF(MONTH([.A73])&lt;&gt;MONTH([.A74]);1;0)" office:value-type="float" office:value="0" calcext:value-type="float">
            <text:p>0</text:p>
          </table:table-cell>
          <table:table-cell table:formula="of:=IF([.L73]=1;[.H73];0)" office:value-type="float" office:value="0" calcext:value-type="float">
            <text:p>0</text:p>
          </table:table-cell>
          <table:table-cell table:formula="of:=[.N72] + IF([.M7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14" calcext:value-type="date">
            <text:p>14.03.2023</text:p>
          </table:table-cell>
          <table:table-cell table:formula="of:=WEEKDAY([.A74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74]=6;[.B74]=7); 0; IF([.C74]=&quot;zima&quot;; FLOOR(0.2*[.N74])*30; IF([.C74]=&quot;wiosna&quot;;  FLOOR(0.5*[.N74])*30; IF([.C74]=&quot;lato&quot;;  FLOOR(0.9*[.N74])*30; IF([.C74]=&quot;jesień&quot;;  FLOOR(0.4*[.N74])*30; 0)))))" office:value-type="float" office:value="60" calcext:value-type="float">
            <text:p>60</text:p>
          </table:table-cell>
          <table:table-cell table:formula="of:=IF([.B74]=7; 15*[.N74]; 0) + IF(AND([.H73] &gt; 2400; MONTH([.A73])&lt;&gt;MONTH([.A74])); 2400; 0)" office:value-type="float" office:value="0" calcext:value-type="float">
            <text:p>0</text:p>
          </table:table-cell>
          <table:table-cell table:formula="of:=[.D74]+[.F73]" office:value-type="float" office:value="3120" calcext:value-type="float">
            <text:p>3120</text:p>
          </table:table-cell>
          <table:table-cell table:formula="of:=[.E74]+[.G73]" office:value-type="float" office:value="9650" calcext:value-type="float">
            <text:p>9650</text:p>
          </table:table-cell>
          <table:table-cell table:formula="of:=[.F74]-[.G74]" office:value-type="float" office:value="-6530" calcext:value-type="float">
            <text:p>-6530</text:p>
          </table:table-cell>
          <table:table-cell table:formula="of:=IF(OR([.B74]=6;[.B74]=7); 0; IF([.C74]=&quot;zima&quot;; 2*[.$R$6]; IF([.C74]=&quot;wiosna&quot;; 5*[.$R$6]; IF([.C74]=&quot;lato&quot;; 9*[.$R$6]; IF([.C74]=&quot;jesień&quot;; 4*[.$R$6]; 0)))))" office:value-type="float" office:value="60" calcext:value-type="float">
            <text:p>60</text:p>
          </table:table-cell>
          <table:table-cell table:formula="of:=[.J73]-[.E74]+[.I74]" office:value-type="float" office:value="-6530" calcext:value-type="float">
            <text:p>-6530</text:p>
          </table:table-cell>
          <table:table-cell table:formula="of:=IF(OR([.B74]=6;[.B74]=7); 0; IF([.C74]=&quot;zima&quot;; FLOOR(0.2*[.N74])*30; IF([.C74]=&quot;wiosna&quot;;  FLOOR(0.5*[.N74])*30; IF([.C74]=&quot;lato&quot;;  FLOOR(0.9*[.N74])*30; IF([.C74]=&quot;jesień&quot;;  FLOOR(0.4*[.N74])*30; 0)))))" office:value-type="float" office:value="60" calcext:value-type="float">
            <text:p>60</text:p>
          </table:table-cell>
          <table:table-cell table:formula="of:=IF(MONTH([.A74])&lt;&gt;MONTH([.A75]);1;0)" office:value-type="float" office:value="0" calcext:value-type="float">
            <text:p>0</text:p>
          </table:table-cell>
          <table:table-cell table:formula="of:=IF([.L74]=1;[.H74];0)" office:value-type="float" office:value="0" calcext:value-type="float">
            <text:p>0</text:p>
          </table:table-cell>
          <table:table-cell table:formula="of:=[.N73] + IF([.M7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15" calcext:value-type="date">
            <text:p>15.03.2023</text:p>
          </table:table-cell>
          <table:table-cell table:formula="of:=WEEKDAY([.A75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75]=6;[.B75]=7); 0; IF([.C75]=&quot;zima&quot;; FLOOR(0.2*[.N75])*30; IF([.C75]=&quot;wiosna&quot;;  FLOOR(0.5*[.N75])*30; IF([.C75]=&quot;lato&quot;;  FLOOR(0.9*[.N75])*30; IF([.C75]=&quot;jesień&quot;;  FLOOR(0.4*[.N75])*30; 0)))))" office:value-type="float" office:value="60" calcext:value-type="float">
            <text:p>60</text:p>
          </table:table-cell>
          <table:table-cell table:formula="of:=IF([.B75]=7; 15*[.N75]; 0) + IF(AND([.H74] &gt; 2400; MONTH([.A74])&lt;&gt;MONTH([.A75])); 2400; 0)" office:value-type="float" office:value="0" calcext:value-type="float">
            <text:p>0</text:p>
          </table:table-cell>
          <table:table-cell table:formula="of:=[.D75]+[.F74]" office:value-type="float" office:value="3180" calcext:value-type="float">
            <text:p>3180</text:p>
          </table:table-cell>
          <table:table-cell table:formula="of:=[.E75]+[.G74]" office:value-type="float" office:value="9650" calcext:value-type="float">
            <text:p>9650</text:p>
          </table:table-cell>
          <table:table-cell table:formula="of:=[.F75]-[.G75]" office:value-type="float" office:value="-6470" calcext:value-type="float">
            <text:p>-6470</text:p>
          </table:table-cell>
          <table:table-cell table:formula="of:=IF(OR([.B75]=6;[.B75]=7); 0; IF([.C75]=&quot;zima&quot;; 2*[.$R$6]; IF([.C75]=&quot;wiosna&quot;; 5*[.$R$6]; IF([.C75]=&quot;lato&quot;; 9*[.$R$6]; IF([.C75]=&quot;jesień&quot;; 4*[.$R$6]; 0)))))" office:value-type="float" office:value="60" calcext:value-type="float">
            <text:p>60</text:p>
          </table:table-cell>
          <table:table-cell table:formula="of:=[.J74]-[.E75]+[.I75]" office:value-type="float" office:value="-6470" calcext:value-type="float">
            <text:p>-6470</text:p>
          </table:table-cell>
          <table:table-cell table:formula="of:=IF(OR([.B75]=6;[.B75]=7); 0; IF([.C75]=&quot;zima&quot;; FLOOR(0.2*[.N75])*30; IF([.C75]=&quot;wiosna&quot;;  FLOOR(0.5*[.N75])*30; IF([.C75]=&quot;lato&quot;;  FLOOR(0.9*[.N75])*30; IF([.C75]=&quot;jesień&quot;;  FLOOR(0.4*[.N75])*30; 0)))))" office:value-type="float" office:value="60" calcext:value-type="float">
            <text:p>60</text:p>
          </table:table-cell>
          <table:table-cell table:formula="of:=IF(MONTH([.A75])&lt;&gt;MONTH([.A76]);1;0)" office:value-type="float" office:value="0" calcext:value-type="float">
            <text:p>0</text:p>
          </table:table-cell>
          <table:table-cell table:formula="of:=IF([.L75]=1;[.H75];0)" office:value-type="float" office:value="0" calcext:value-type="float">
            <text:p>0</text:p>
          </table:table-cell>
          <table:table-cell table:formula="of:=[.N74] + IF([.M7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16" calcext:value-type="date">
            <text:p>16.03.2023</text:p>
          </table:table-cell>
          <table:table-cell table:formula="of:=WEEKDAY([.A76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76]=6;[.B76]=7); 0; IF([.C76]=&quot;zima&quot;; FLOOR(0.2*[.N76])*30; IF([.C76]=&quot;wiosna&quot;;  FLOOR(0.5*[.N76])*30; IF([.C76]=&quot;lato&quot;;  FLOOR(0.9*[.N76])*30; IF([.C76]=&quot;jesień&quot;;  FLOOR(0.4*[.N76])*30; 0)))))" office:value-type="float" office:value="60" calcext:value-type="float">
            <text:p>60</text:p>
          </table:table-cell>
          <table:table-cell table:formula="of:=IF([.B76]=7; 15*[.N76]; 0) + IF(AND([.H75] &gt; 2400; MONTH([.A75])&lt;&gt;MONTH([.A76])); 2400; 0)" office:value-type="float" office:value="0" calcext:value-type="float">
            <text:p>0</text:p>
          </table:table-cell>
          <table:table-cell table:formula="of:=[.D76]+[.F75]" office:value-type="float" office:value="3240" calcext:value-type="float">
            <text:p>3240</text:p>
          </table:table-cell>
          <table:table-cell table:formula="of:=[.E76]+[.G75]" office:value-type="float" office:value="9650" calcext:value-type="float">
            <text:p>9650</text:p>
          </table:table-cell>
          <table:table-cell table:formula="of:=[.F76]-[.G76]" office:value-type="float" office:value="-6410" calcext:value-type="float">
            <text:p>-6410</text:p>
          </table:table-cell>
          <table:table-cell table:formula="of:=IF(OR([.B76]=6;[.B76]=7); 0; IF([.C76]=&quot;zima&quot;; 2*[.$R$6]; IF([.C76]=&quot;wiosna&quot;; 5*[.$R$6]; IF([.C76]=&quot;lato&quot;; 9*[.$R$6]; IF([.C76]=&quot;jesień&quot;; 4*[.$R$6]; 0)))))" office:value-type="float" office:value="60" calcext:value-type="float">
            <text:p>60</text:p>
          </table:table-cell>
          <table:table-cell table:formula="of:=[.J75]-[.E76]+[.I76]" office:value-type="float" office:value="-6410" calcext:value-type="float">
            <text:p>-6410</text:p>
          </table:table-cell>
          <table:table-cell table:formula="of:=IF(OR([.B76]=6;[.B76]=7); 0; IF([.C76]=&quot;zima&quot;; FLOOR(0.2*[.N76])*30; IF([.C76]=&quot;wiosna&quot;;  FLOOR(0.5*[.N76])*30; IF([.C76]=&quot;lato&quot;;  FLOOR(0.9*[.N76])*30; IF([.C76]=&quot;jesień&quot;;  FLOOR(0.4*[.N76])*30; 0)))))" office:value-type="float" office:value="60" calcext:value-type="float">
            <text:p>60</text:p>
          </table:table-cell>
          <table:table-cell table:formula="of:=IF(MONTH([.A76])&lt;&gt;MONTH([.A77]);1;0)" office:value-type="float" office:value="0" calcext:value-type="float">
            <text:p>0</text:p>
          </table:table-cell>
          <table:table-cell table:formula="of:=IF([.L76]=1;[.H76];0)" office:value-type="float" office:value="0" calcext:value-type="float">
            <text:p>0</text:p>
          </table:table-cell>
          <table:table-cell table:formula="of:=[.N75] + IF([.M7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17" calcext:value-type="date">
            <text:p>17.03.2023</text:p>
          </table:table-cell>
          <table:table-cell table:formula="of:=WEEKDAY([.A77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77]=6;[.B77]=7); 0; IF([.C77]=&quot;zima&quot;; FLOOR(0.2*[.N77])*30; IF([.C77]=&quot;wiosna&quot;;  FLOOR(0.5*[.N77])*30; IF([.C77]=&quot;lato&quot;;  FLOOR(0.9*[.N77])*30; IF([.C77]=&quot;jesień&quot;;  FLOOR(0.4*[.N77])*30; 0)))))" office:value-type="float" office:value="60" calcext:value-type="float">
            <text:p>60</text:p>
          </table:table-cell>
          <table:table-cell table:formula="of:=IF([.B77]=7; 15*[.N77]; 0) + IF(AND([.H76] &gt; 2400; MONTH([.A76])&lt;&gt;MONTH([.A77])); 2400; 0)" office:value-type="float" office:value="0" calcext:value-type="float">
            <text:p>0</text:p>
          </table:table-cell>
          <table:table-cell table:formula="of:=[.D77]+[.F76]" office:value-type="float" office:value="3300" calcext:value-type="float">
            <text:p>3300</text:p>
          </table:table-cell>
          <table:table-cell table:formula="of:=[.E77]+[.G76]" office:value-type="float" office:value="9650" calcext:value-type="float">
            <text:p>9650</text:p>
          </table:table-cell>
          <table:table-cell table:formula="of:=[.F77]-[.G77]" office:value-type="float" office:value="-6350" calcext:value-type="float">
            <text:p>-6350</text:p>
          </table:table-cell>
          <table:table-cell table:formula="of:=IF(OR([.B77]=6;[.B77]=7); 0; IF([.C77]=&quot;zima&quot;; 2*[.$R$6]; IF([.C77]=&quot;wiosna&quot;; 5*[.$R$6]; IF([.C77]=&quot;lato&quot;; 9*[.$R$6]; IF([.C77]=&quot;jesień&quot;; 4*[.$R$6]; 0)))))" office:value-type="float" office:value="60" calcext:value-type="float">
            <text:p>60</text:p>
          </table:table-cell>
          <table:table-cell table:formula="of:=[.J76]-[.E77]+[.I77]" office:value-type="float" office:value="-6350" calcext:value-type="float">
            <text:p>-6350</text:p>
          </table:table-cell>
          <table:table-cell table:formula="of:=IF(OR([.B77]=6;[.B77]=7); 0; IF([.C77]=&quot;zima&quot;; FLOOR(0.2*[.N77])*30; IF([.C77]=&quot;wiosna&quot;;  FLOOR(0.5*[.N77])*30; IF([.C77]=&quot;lato&quot;;  FLOOR(0.9*[.N77])*30; IF([.C77]=&quot;jesień&quot;;  FLOOR(0.4*[.N77])*30; 0)))))" office:value-type="float" office:value="60" calcext:value-type="float">
            <text:p>60</text:p>
          </table:table-cell>
          <table:table-cell table:formula="of:=IF(MONTH([.A77])&lt;&gt;MONTH([.A78]);1;0)" office:value-type="float" office:value="0" calcext:value-type="float">
            <text:p>0</text:p>
          </table:table-cell>
          <table:table-cell table:formula="of:=IF([.L77]=1;[.H77];0)" office:value-type="float" office:value="0" calcext:value-type="float">
            <text:p>0</text:p>
          </table:table-cell>
          <table:table-cell table:formula="of:=[.N76] + IF([.M7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18" calcext:value-type="date">
            <text:p>18.03.2023</text:p>
          </table:table-cell>
          <table:table-cell table:formula="of:=WEEKDAY([.A78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78]=6;[.B78]=7); 0; IF([.C78]=&quot;zima&quot;; FLOOR(0.2*[.N78])*30; IF([.C78]=&quot;wiosna&quot;;  FLOOR(0.5*[.N78])*30; IF([.C78]=&quot;lato&quot;;  FLOOR(0.9*[.N78])*30; IF([.C78]=&quot;jesień&quot;;  FLOOR(0.4*[.N78])*30; 0)))))" office:value-type="float" office:value="0" calcext:value-type="float">
            <text:p>0</text:p>
          </table:table-cell>
          <table:table-cell table:formula="of:=IF([.B78]=7; 15*[.N78]; 0) + IF(AND([.H77] &gt; 2400; MONTH([.A77])&lt;&gt;MONTH([.A78])); 2400; 0)" office:value-type="float" office:value="0" calcext:value-type="float">
            <text:p>0</text:p>
          </table:table-cell>
          <table:table-cell table:formula="of:=[.D78]+[.F77]" office:value-type="float" office:value="3300" calcext:value-type="float">
            <text:p>3300</text:p>
          </table:table-cell>
          <table:table-cell table:formula="of:=[.E78]+[.G77]" office:value-type="float" office:value="9650" calcext:value-type="float">
            <text:p>9650</text:p>
          </table:table-cell>
          <table:table-cell table:formula="of:=[.F78]-[.G78]" office:value-type="float" office:value="-6350" calcext:value-type="float">
            <text:p>-6350</text:p>
          </table:table-cell>
          <table:table-cell table:formula="of:=IF(OR([.B78]=6;[.B78]=7); 0; IF([.C78]=&quot;zima&quot;; 2*[.$R$6]; IF([.C78]=&quot;wiosna&quot;; 5*[.$R$6]; IF([.C78]=&quot;lato&quot;; 9*[.$R$6]; IF([.C78]=&quot;jesień&quot;; 4*[.$R$6]; 0)))))" office:value-type="float" office:value="0" calcext:value-type="float">
            <text:p>0</text:p>
          </table:table-cell>
          <table:table-cell table:formula="of:=[.J77]-[.E78]+[.I78]" office:value-type="float" office:value="-6350" calcext:value-type="float">
            <text:p>-6350</text:p>
          </table:table-cell>
          <table:table-cell table:formula="of:=IF(OR([.B78]=6;[.B78]=7); 0; IF([.C78]=&quot;zima&quot;; FLOOR(0.2*[.N78])*30; IF([.C78]=&quot;wiosna&quot;;  FLOOR(0.5*[.N78])*30; IF([.C78]=&quot;lato&quot;;  FLOOR(0.9*[.N78])*30; IF([.C78]=&quot;jesień&quot;;  FLOOR(0.4*[.N78])*30; 0)))))" office:value-type="float" office:value="0" calcext:value-type="float">
            <text:p>0</text:p>
          </table:table-cell>
          <table:table-cell table:formula="of:=IF(MONTH([.A78])&lt;&gt;MONTH([.A79]);1;0)" office:value-type="float" office:value="0" calcext:value-type="float">
            <text:p>0</text:p>
          </table:table-cell>
          <table:table-cell table:formula="of:=IF([.L78]=1;[.H78];0)" office:value-type="float" office:value="0" calcext:value-type="float">
            <text:p>0</text:p>
          </table:table-cell>
          <table:table-cell table:formula="of:=[.N77] + IF([.M7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19" calcext:value-type="date">
            <text:p>19.03.2023</text:p>
          </table:table-cell>
          <table:table-cell table:formula="of:=WEEKDAY([.A79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79]=6;[.B79]=7); 0; IF([.C79]=&quot;zima&quot;; FLOOR(0.2*[.N79])*30; IF([.C79]=&quot;wiosna&quot;;  FLOOR(0.5*[.N79])*30; IF([.C79]=&quot;lato&quot;;  FLOOR(0.9*[.N79])*30; IF([.C79]=&quot;jesień&quot;;  FLOOR(0.4*[.N79])*30; 0)))))" office:value-type="float" office:value="0" calcext:value-type="float">
            <text:p>0</text:p>
          </table:table-cell>
          <table:table-cell table:formula="of:=IF([.B79]=7; 15*[.N79]; 0) + IF(AND([.H78] &gt; 2400; MONTH([.A78])&lt;&gt;MONTH([.A79])); 2400; 0)" office:value-type="float" office:value="150" calcext:value-type="float">
            <text:p>150</text:p>
          </table:table-cell>
          <table:table-cell table:formula="of:=[.D79]+[.F78]" office:value-type="float" office:value="3300" calcext:value-type="float">
            <text:p>3300</text:p>
          </table:table-cell>
          <table:table-cell table:formula="of:=[.E79]+[.G78]" office:value-type="float" office:value="9800" calcext:value-type="float">
            <text:p>9800</text:p>
          </table:table-cell>
          <table:table-cell table:formula="of:=[.F79]-[.G79]" office:value-type="float" office:value="-6500" calcext:value-type="float">
            <text:p>-6500</text:p>
          </table:table-cell>
          <table:table-cell table:formula="of:=IF(OR([.B79]=6;[.B79]=7); 0; IF([.C79]=&quot;zima&quot;; 2*[.$R$6]; IF([.C79]=&quot;wiosna&quot;; 5*[.$R$6]; IF([.C79]=&quot;lato&quot;; 9*[.$R$6]; IF([.C79]=&quot;jesień&quot;; 4*[.$R$6]; 0)))))" office:value-type="float" office:value="0" calcext:value-type="float">
            <text:p>0</text:p>
          </table:table-cell>
          <table:table-cell table:formula="of:=[.J78]-[.E79]+[.I79]" office:value-type="float" office:value="-6500" calcext:value-type="float">
            <text:p>-6500</text:p>
          </table:table-cell>
          <table:table-cell table:formula="of:=IF(OR([.B79]=6;[.B79]=7); 0; IF([.C79]=&quot;zima&quot;; FLOOR(0.2*[.N79])*30; IF([.C79]=&quot;wiosna&quot;;  FLOOR(0.5*[.N79])*30; IF([.C79]=&quot;lato&quot;;  FLOOR(0.9*[.N79])*30; IF([.C79]=&quot;jesień&quot;;  FLOOR(0.4*[.N79])*30; 0)))))" office:value-type="float" office:value="0" calcext:value-type="float">
            <text:p>0</text:p>
          </table:table-cell>
          <table:table-cell table:formula="of:=IF(MONTH([.A79])&lt;&gt;MONTH([.A80]);1;0)" office:value-type="float" office:value="0" calcext:value-type="float">
            <text:p>0</text:p>
          </table:table-cell>
          <table:table-cell table:formula="of:=IF([.L79]=1;[.H79];0)" office:value-type="float" office:value="0" calcext:value-type="float">
            <text:p>0</text:p>
          </table:table-cell>
          <table:table-cell table:formula="of:=[.N78] + IF([.M7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20" calcext:value-type="date">
            <text:p>20.03.2023</text:p>
          </table:table-cell>
          <table:table-cell table:formula="of:=WEEKDAY([.A80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80]=6;[.B80]=7); 0; IF([.C80]=&quot;zima&quot;; FLOOR(0.2*[.N80])*30; IF([.C80]=&quot;wiosna&quot;;  FLOOR(0.5*[.N80])*30; IF([.C80]=&quot;lato&quot;;  FLOOR(0.9*[.N80])*30; IF([.C80]=&quot;jesień&quot;;  FLOOR(0.4*[.N80])*30; 0)))))" office:value-type="float" office:value="60" calcext:value-type="float">
            <text:p>60</text:p>
          </table:table-cell>
          <table:table-cell table:formula="of:=IF([.B80]=7; 15*[.N80]; 0) + IF(AND([.H79] &gt; 2400; MONTH([.A79])&lt;&gt;MONTH([.A80])); 2400; 0)" office:value-type="float" office:value="0" calcext:value-type="float">
            <text:p>0</text:p>
          </table:table-cell>
          <table:table-cell table:formula="of:=[.D80]+[.F79]" office:value-type="float" office:value="3360" calcext:value-type="float">
            <text:p>3360</text:p>
          </table:table-cell>
          <table:table-cell table:formula="of:=[.E80]+[.G79]" office:value-type="float" office:value="9800" calcext:value-type="float">
            <text:p>9800</text:p>
          </table:table-cell>
          <table:table-cell table:formula="of:=[.F80]-[.G80]" office:value-type="float" office:value="-6440" calcext:value-type="float">
            <text:p>-6440</text:p>
          </table:table-cell>
          <table:table-cell table:formula="of:=IF(OR([.B80]=6;[.B80]=7); 0; IF([.C80]=&quot;zima&quot;; 2*[.$R$6]; IF([.C80]=&quot;wiosna&quot;; 5*[.$R$6]; IF([.C80]=&quot;lato&quot;; 9*[.$R$6]; IF([.C80]=&quot;jesień&quot;; 4*[.$R$6]; 0)))))" office:value-type="float" office:value="60" calcext:value-type="float">
            <text:p>60</text:p>
          </table:table-cell>
          <table:table-cell table:formula="of:=[.J79]-[.E80]+[.I80]" office:value-type="float" office:value="-6440" calcext:value-type="float">
            <text:p>-6440</text:p>
          </table:table-cell>
          <table:table-cell table:formula="of:=IF(OR([.B80]=6;[.B80]=7); 0; IF([.C80]=&quot;zima&quot;; FLOOR(0.2*[.N80])*30; IF([.C80]=&quot;wiosna&quot;;  FLOOR(0.5*[.N80])*30; IF([.C80]=&quot;lato&quot;;  FLOOR(0.9*[.N80])*30; IF([.C80]=&quot;jesień&quot;;  FLOOR(0.4*[.N80])*30; 0)))))" office:value-type="float" office:value="60" calcext:value-type="float">
            <text:p>60</text:p>
          </table:table-cell>
          <table:table-cell table:formula="of:=IF(MONTH([.A80])&lt;&gt;MONTH([.A81]);1;0)" office:value-type="float" office:value="0" calcext:value-type="float">
            <text:p>0</text:p>
          </table:table-cell>
          <table:table-cell table:formula="of:=IF([.L80]=1;[.H80];0)" office:value-type="float" office:value="0" calcext:value-type="float">
            <text:p>0</text:p>
          </table:table-cell>
          <table:table-cell table:formula="of:=[.N79] + IF([.M7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21" calcext:value-type="date">
            <text:p>21.03.2023</text:p>
          </table:table-cell>
          <table:table-cell table:formula="of:=WEEKDAY([.A81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81]=6;[.B81]=7); 0; IF([.C81]=&quot;zima&quot;; FLOOR(0.2*[.N81])*30; IF([.C81]=&quot;wiosna&quot;;  FLOOR(0.5*[.N81])*30; IF([.C81]=&quot;lato&quot;;  FLOOR(0.9*[.N81])*30; IF([.C81]=&quot;jesień&quot;;  FLOOR(0.4*[.N81])*30; 0)))))" office:value-type="float" office:value="150" calcext:value-type="float">
            <text:p>150</text:p>
          </table:table-cell>
          <table:table-cell table:formula="of:=IF([.B81]=7; 15*[.N81]; 0) + IF(AND([.H80] &gt; 2400; MONTH([.A80])&lt;&gt;MONTH([.A81])); 2400; 0)" office:value-type="float" office:value="0" calcext:value-type="float">
            <text:p>0</text:p>
          </table:table-cell>
          <table:table-cell table:formula="of:=[.D81]+[.F80]" office:value-type="float" office:value="3510" calcext:value-type="float">
            <text:p>3510</text:p>
          </table:table-cell>
          <table:table-cell table:formula="of:=[.E81]+[.G80]" office:value-type="float" office:value="9800" calcext:value-type="float">
            <text:p>9800</text:p>
          </table:table-cell>
          <table:table-cell table:formula="of:=[.F81]-[.G81]" office:value-type="float" office:value="-6290" calcext:value-type="float">
            <text:p>-6290</text:p>
          </table:table-cell>
          <table:table-cell table:formula="of:=IF(OR([.B81]=6;[.B81]=7); 0; IF([.C81]=&quot;zima&quot;; 2*[.$R$6]; IF([.C81]=&quot;wiosna&quot;; 5*[.$R$6]; IF([.C81]=&quot;lato&quot;; 9*[.$R$6]; IF([.C81]=&quot;jesień&quot;; 4*[.$R$6]; 0)))))" office:value-type="float" office:value="150" calcext:value-type="float">
            <text:p>150</text:p>
          </table:table-cell>
          <table:table-cell table:formula="of:=[.J80]-[.E81]+[.I81]" office:value-type="float" office:value="-6290" calcext:value-type="float">
            <text:p>-6290</text:p>
          </table:table-cell>
          <table:table-cell table:formula="of:=IF(OR([.B81]=6;[.B81]=7); 0; IF([.C81]=&quot;zima&quot;; FLOOR(0.2*[.N81])*30; IF([.C81]=&quot;wiosna&quot;;  FLOOR(0.5*[.N81])*30; IF([.C81]=&quot;lato&quot;;  FLOOR(0.9*[.N81])*30; IF([.C81]=&quot;jesień&quot;;  FLOOR(0.4*[.N81])*30; 0)))))" office:value-type="float" office:value="150" calcext:value-type="float">
            <text:p>150</text:p>
          </table:table-cell>
          <table:table-cell table:formula="of:=IF(MONTH([.A81])&lt;&gt;MONTH([.A82]);1;0)" office:value-type="float" office:value="0" calcext:value-type="float">
            <text:p>0</text:p>
          </table:table-cell>
          <table:table-cell table:formula="of:=IF([.L81]=1;[.H81];0)" office:value-type="float" office:value="0" calcext:value-type="float">
            <text:p>0</text:p>
          </table:table-cell>
          <table:table-cell table:formula="of:=[.N80] + IF([.M8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22" calcext:value-type="date">
            <text:p>22.03.2023</text:p>
          </table:table-cell>
          <table:table-cell table:formula="of:=WEEKDAY([.A82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82]=6;[.B82]=7); 0; IF([.C82]=&quot;zima&quot;; FLOOR(0.2*[.N82])*30; IF([.C82]=&quot;wiosna&quot;;  FLOOR(0.5*[.N82])*30; IF([.C82]=&quot;lato&quot;;  FLOOR(0.9*[.N82])*30; IF([.C82]=&quot;jesień&quot;;  FLOOR(0.4*[.N82])*30; 0)))))" office:value-type="float" office:value="150" calcext:value-type="float">
            <text:p>150</text:p>
          </table:table-cell>
          <table:table-cell table:formula="of:=IF([.B82]=7; 15*[.N82]; 0) + IF(AND([.H81] &gt; 2400; MONTH([.A81])&lt;&gt;MONTH([.A82])); 2400; 0)" office:value-type="float" office:value="0" calcext:value-type="float">
            <text:p>0</text:p>
          </table:table-cell>
          <table:table-cell table:formula="of:=[.D82]+[.F81]" office:value-type="float" office:value="3660" calcext:value-type="float">
            <text:p>3660</text:p>
          </table:table-cell>
          <table:table-cell table:formula="of:=[.E82]+[.G81]" office:value-type="float" office:value="9800" calcext:value-type="float">
            <text:p>9800</text:p>
          </table:table-cell>
          <table:table-cell table:formula="of:=[.F82]-[.G82]" office:value-type="float" office:value="-6140" calcext:value-type="float">
            <text:p>-6140</text:p>
          </table:table-cell>
          <table:table-cell table:formula="of:=IF(OR([.B82]=6;[.B82]=7); 0; IF([.C82]=&quot;zima&quot;; 2*[.$R$6]; IF([.C82]=&quot;wiosna&quot;; 5*[.$R$6]; IF([.C82]=&quot;lato&quot;; 9*[.$R$6]; IF([.C82]=&quot;jesień&quot;; 4*[.$R$6]; 0)))))" office:value-type="float" office:value="150" calcext:value-type="float">
            <text:p>150</text:p>
          </table:table-cell>
          <table:table-cell table:formula="of:=[.J81]-[.E82]+[.I82]" office:value-type="float" office:value="-6140" calcext:value-type="float">
            <text:p>-6140</text:p>
          </table:table-cell>
          <table:table-cell table:formula="of:=IF(OR([.B82]=6;[.B82]=7); 0; IF([.C82]=&quot;zima&quot;; FLOOR(0.2*[.N82])*30; IF([.C82]=&quot;wiosna&quot;;  FLOOR(0.5*[.N82])*30; IF([.C82]=&quot;lato&quot;;  FLOOR(0.9*[.N82])*30; IF([.C82]=&quot;jesień&quot;;  FLOOR(0.4*[.N82])*30; 0)))))" office:value-type="float" office:value="150" calcext:value-type="float">
            <text:p>150</text:p>
          </table:table-cell>
          <table:table-cell table:formula="of:=IF(MONTH([.A82])&lt;&gt;MONTH([.A83]);1;0)" office:value-type="float" office:value="0" calcext:value-type="float">
            <text:p>0</text:p>
          </table:table-cell>
          <table:table-cell table:formula="of:=IF([.L82]=1;[.H82];0)" office:value-type="float" office:value="0" calcext:value-type="float">
            <text:p>0</text:p>
          </table:table-cell>
          <table:table-cell table:formula="of:=[.N81] + IF([.M8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23" calcext:value-type="date">
            <text:p>23.03.2023</text:p>
          </table:table-cell>
          <table:table-cell table:formula="of:=WEEKDAY([.A83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83]=6;[.B83]=7); 0; IF([.C83]=&quot;zima&quot;; FLOOR(0.2*[.N83])*30; IF([.C83]=&quot;wiosna&quot;;  FLOOR(0.5*[.N83])*30; IF([.C83]=&quot;lato&quot;;  FLOOR(0.9*[.N83])*30; IF([.C83]=&quot;jesień&quot;;  FLOOR(0.4*[.N83])*30; 0)))))" office:value-type="float" office:value="150" calcext:value-type="float">
            <text:p>150</text:p>
          </table:table-cell>
          <table:table-cell table:formula="of:=IF([.B83]=7; 15*[.N83]; 0) + IF(AND([.H82] &gt; 2400; MONTH([.A82])&lt;&gt;MONTH([.A83])); 2400; 0)" office:value-type="float" office:value="0" calcext:value-type="float">
            <text:p>0</text:p>
          </table:table-cell>
          <table:table-cell table:formula="of:=[.D83]+[.F82]" office:value-type="float" office:value="3810" calcext:value-type="float">
            <text:p>3810</text:p>
          </table:table-cell>
          <table:table-cell table:formula="of:=[.E83]+[.G82]" office:value-type="float" office:value="9800" calcext:value-type="float">
            <text:p>9800</text:p>
          </table:table-cell>
          <table:table-cell table:formula="of:=[.F83]-[.G83]" office:value-type="float" office:value="-5990" calcext:value-type="float">
            <text:p>-5990</text:p>
          </table:table-cell>
          <table:table-cell table:formula="of:=IF(OR([.B83]=6;[.B83]=7); 0; IF([.C83]=&quot;zima&quot;; 2*[.$R$6]; IF([.C83]=&quot;wiosna&quot;; 5*[.$R$6]; IF([.C83]=&quot;lato&quot;; 9*[.$R$6]; IF([.C83]=&quot;jesień&quot;; 4*[.$R$6]; 0)))))" office:value-type="float" office:value="150" calcext:value-type="float">
            <text:p>150</text:p>
          </table:table-cell>
          <table:table-cell table:formula="of:=[.J82]-[.E83]+[.I83]" office:value-type="float" office:value="-5990" calcext:value-type="float">
            <text:p>-5990</text:p>
          </table:table-cell>
          <table:table-cell table:formula="of:=IF(OR([.B83]=6;[.B83]=7); 0; IF([.C83]=&quot;zima&quot;; FLOOR(0.2*[.N83])*30; IF([.C83]=&quot;wiosna&quot;;  FLOOR(0.5*[.N83])*30; IF([.C83]=&quot;lato&quot;;  FLOOR(0.9*[.N83])*30; IF([.C83]=&quot;jesień&quot;;  FLOOR(0.4*[.N83])*30; 0)))))" office:value-type="float" office:value="150" calcext:value-type="float">
            <text:p>150</text:p>
          </table:table-cell>
          <table:table-cell table:formula="of:=IF(MONTH([.A83])&lt;&gt;MONTH([.A84]);1;0)" office:value-type="float" office:value="0" calcext:value-type="float">
            <text:p>0</text:p>
          </table:table-cell>
          <table:table-cell table:formula="of:=IF([.L83]=1;[.H83];0)" office:value-type="float" office:value="0" calcext:value-type="float">
            <text:p>0</text:p>
          </table:table-cell>
          <table:table-cell table:formula="of:=[.N82] + IF([.M8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24" calcext:value-type="date">
            <text:p>24.03.2023</text:p>
          </table:table-cell>
          <table:table-cell table:formula="of:=WEEKDAY([.A84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84]=6;[.B84]=7); 0; IF([.C84]=&quot;zima&quot;; FLOOR(0.2*[.N84])*30; IF([.C84]=&quot;wiosna&quot;;  FLOOR(0.5*[.N84])*30; IF([.C84]=&quot;lato&quot;;  FLOOR(0.9*[.N84])*30; IF([.C84]=&quot;jesień&quot;;  FLOOR(0.4*[.N84])*30; 0)))))" office:value-type="float" office:value="150" calcext:value-type="float">
            <text:p>150</text:p>
          </table:table-cell>
          <table:table-cell table:formula="of:=IF([.B84]=7; 15*[.N84]; 0) + IF(AND([.H83] &gt; 2400; MONTH([.A83])&lt;&gt;MONTH([.A84])); 2400; 0)" office:value-type="float" office:value="0" calcext:value-type="float">
            <text:p>0</text:p>
          </table:table-cell>
          <table:table-cell table:formula="of:=[.D84]+[.F83]" office:value-type="float" office:value="3960" calcext:value-type="float">
            <text:p>3960</text:p>
          </table:table-cell>
          <table:table-cell table:formula="of:=[.E84]+[.G83]" office:value-type="float" office:value="9800" calcext:value-type="float">
            <text:p>9800</text:p>
          </table:table-cell>
          <table:table-cell table:formula="of:=[.F84]-[.G84]" office:value-type="float" office:value="-5840" calcext:value-type="float">
            <text:p>-5840</text:p>
          </table:table-cell>
          <table:table-cell table:formula="of:=IF(OR([.B84]=6;[.B84]=7); 0; IF([.C84]=&quot;zima&quot;; 2*[.$R$6]; IF([.C84]=&quot;wiosna&quot;; 5*[.$R$6]; IF([.C84]=&quot;lato&quot;; 9*[.$R$6]; IF([.C84]=&quot;jesień&quot;; 4*[.$R$6]; 0)))))" office:value-type="float" office:value="150" calcext:value-type="float">
            <text:p>150</text:p>
          </table:table-cell>
          <table:table-cell table:formula="of:=[.J83]-[.E84]+[.I84]" office:value-type="float" office:value="-5840" calcext:value-type="float">
            <text:p>-5840</text:p>
          </table:table-cell>
          <table:table-cell table:formula="of:=IF(OR([.B84]=6;[.B84]=7); 0; IF([.C84]=&quot;zima&quot;; FLOOR(0.2*[.N84])*30; IF([.C84]=&quot;wiosna&quot;;  FLOOR(0.5*[.N84])*30; IF([.C84]=&quot;lato&quot;;  FLOOR(0.9*[.N84])*30; IF([.C84]=&quot;jesień&quot;;  FLOOR(0.4*[.N84])*30; 0)))))" office:value-type="float" office:value="150" calcext:value-type="float">
            <text:p>150</text:p>
          </table:table-cell>
          <table:table-cell table:formula="of:=IF(MONTH([.A84])&lt;&gt;MONTH([.A85]);1;0)" office:value-type="float" office:value="0" calcext:value-type="float">
            <text:p>0</text:p>
          </table:table-cell>
          <table:table-cell table:formula="of:=IF([.L84]=1;[.H84];0)" office:value-type="float" office:value="0" calcext:value-type="float">
            <text:p>0</text:p>
          </table:table-cell>
          <table:table-cell table:formula="of:=[.N83] + IF([.M8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25" calcext:value-type="date">
            <text:p>25.03.2023</text:p>
          </table:table-cell>
          <table:table-cell table:formula="of:=WEEKDAY([.A85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85]=6;[.B85]=7); 0; IF([.C85]=&quot;zima&quot;; FLOOR(0.2*[.N85])*30; IF([.C85]=&quot;wiosna&quot;;  FLOOR(0.5*[.N85])*30; IF([.C85]=&quot;lato&quot;;  FLOOR(0.9*[.N85])*30; IF([.C85]=&quot;jesień&quot;;  FLOOR(0.4*[.N85])*30; 0)))))" office:value-type="float" office:value="0" calcext:value-type="float">
            <text:p>0</text:p>
          </table:table-cell>
          <table:table-cell table:formula="of:=IF([.B85]=7; 15*[.N85]; 0) + IF(AND([.H84] &gt; 2400; MONTH([.A84])&lt;&gt;MONTH([.A85])); 2400; 0)" office:value-type="float" office:value="0" calcext:value-type="float">
            <text:p>0</text:p>
          </table:table-cell>
          <table:table-cell table:formula="of:=[.D85]+[.F84]" office:value-type="float" office:value="3960" calcext:value-type="float">
            <text:p>3960</text:p>
          </table:table-cell>
          <table:table-cell table:formula="of:=[.E85]+[.G84]" office:value-type="float" office:value="9800" calcext:value-type="float">
            <text:p>9800</text:p>
          </table:table-cell>
          <table:table-cell table:formula="of:=[.F85]-[.G85]" office:value-type="float" office:value="-5840" calcext:value-type="float">
            <text:p>-5840</text:p>
          </table:table-cell>
          <table:table-cell table:formula="of:=IF(OR([.B85]=6;[.B85]=7); 0; IF([.C85]=&quot;zima&quot;; 2*[.$R$6]; IF([.C85]=&quot;wiosna&quot;; 5*[.$R$6]; IF([.C85]=&quot;lato&quot;; 9*[.$R$6]; IF([.C85]=&quot;jesień&quot;; 4*[.$R$6]; 0)))))" office:value-type="float" office:value="0" calcext:value-type="float">
            <text:p>0</text:p>
          </table:table-cell>
          <table:table-cell table:formula="of:=[.J84]-[.E85]+[.I85]" office:value-type="float" office:value="-5840" calcext:value-type="float">
            <text:p>-5840</text:p>
          </table:table-cell>
          <table:table-cell table:formula="of:=IF(OR([.B85]=6;[.B85]=7); 0; IF([.C85]=&quot;zima&quot;; FLOOR(0.2*[.N85])*30; IF([.C85]=&quot;wiosna&quot;;  FLOOR(0.5*[.N85])*30; IF([.C85]=&quot;lato&quot;;  FLOOR(0.9*[.N85])*30; IF([.C85]=&quot;jesień&quot;;  FLOOR(0.4*[.N85])*30; 0)))))" office:value-type="float" office:value="0" calcext:value-type="float">
            <text:p>0</text:p>
          </table:table-cell>
          <table:table-cell table:formula="of:=IF(MONTH([.A85])&lt;&gt;MONTH([.A86]);1;0)" office:value-type="float" office:value="0" calcext:value-type="float">
            <text:p>0</text:p>
          </table:table-cell>
          <table:table-cell table:formula="of:=IF([.L85]=1;[.H85];0)" office:value-type="float" office:value="0" calcext:value-type="float">
            <text:p>0</text:p>
          </table:table-cell>
          <table:table-cell table:formula="of:=[.N84] + IF([.M8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26" calcext:value-type="date">
            <text:p>26.03.2023</text:p>
          </table:table-cell>
          <table:table-cell table:formula="of:=WEEKDAY([.A86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86]=6;[.B86]=7); 0; IF([.C86]=&quot;zima&quot;; FLOOR(0.2*[.N86])*30; IF([.C86]=&quot;wiosna&quot;;  FLOOR(0.5*[.N86])*30; IF([.C86]=&quot;lato&quot;;  FLOOR(0.9*[.N86])*30; IF([.C86]=&quot;jesień&quot;;  FLOOR(0.4*[.N86])*30; 0)))))" office:value-type="float" office:value="0" calcext:value-type="float">
            <text:p>0</text:p>
          </table:table-cell>
          <table:table-cell table:formula="of:=IF([.B86]=7; 15*[.N86]; 0) + IF(AND([.H85] &gt; 2400; MONTH([.A85])&lt;&gt;MONTH([.A86])); 2400; 0)" office:value-type="float" office:value="150" calcext:value-type="float">
            <text:p>150</text:p>
          </table:table-cell>
          <table:table-cell table:formula="of:=[.D86]+[.F85]" office:value-type="float" office:value="3960" calcext:value-type="float">
            <text:p>3960</text:p>
          </table:table-cell>
          <table:table-cell table:formula="of:=[.E86]+[.G85]" office:value-type="float" office:value="9950" calcext:value-type="float">
            <text:p>9950</text:p>
          </table:table-cell>
          <table:table-cell table:formula="of:=[.F86]-[.G86]" office:value-type="float" office:value="-5990" calcext:value-type="float">
            <text:p>-5990</text:p>
          </table:table-cell>
          <table:table-cell table:formula="of:=IF(OR([.B86]=6;[.B86]=7); 0; IF([.C86]=&quot;zima&quot;; 2*[.$R$6]; IF([.C86]=&quot;wiosna&quot;; 5*[.$R$6]; IF([.C86]=&quot;lato&quot;; 9*[.$R$6]; IF([.C86]=&quot;jesień&quot;; 4*[.$R$6]; 0)))))" office:value-type="float" office:value="0" calcext:value-type="float">
            <text:p>0</text:p>
          </table:table-cell>
          <table:table-cell table:formula="of:=[.J85]-[.E86]+[.I86]" office:value-type="float" office:value="-5990" calcext:value-type="float">
            <text:p>-5990</text:p>
          </table:table-cell>
          <table:table-cell table:formula="of:=IF(OR([.B86]=6;[.B86]=7); 0; IF([.C86]=&quot;zima&quot;; FLOOR(0.2*[.N86])*30; IF([.C86]=&quot;wiosna&quot;;  FLOOR(0.5*[.N86])*30; IF([.C86]=&quot;lato&quot;;  FLOOR(0.9*[.N86])*30; IF([.C86]=&quot;jesień&quot;;  FLOOR(0.4*[.N86])*30; 0)))))" office:value-type="float" office:value="0" calcext:value-type="float">
            <text:p>0</text:p>
          </table:table-cell>
          <table:table-cell table:formula="of:=IF(MONTH([.A86])&lt;&gt;MONTH([.A87]);1;0)" office:value-type="float" office:value="0" calcext:value-type="float">
            <text:p>0</text:p>
          </table:table-cell>
          <table:table-cell table:formula="of:=IF([.L86]=1;[.H86];0)" office:value-type="float" office:value="0" calcext:value-type="float">
            <text:p>0</text:p>
          </table:table-cell>
          <table:table-cell table:formula="of:=[.N85] + IF([.M8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27" calcext:value-type="date">
            <text:p>27.03.2023</text:p>
          </table:table-cell>
          <table:table-cell table:formula="of:=WEEKDAY([.A87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87]=6;[.B87]=7); 0; IF([.C87]=&quot;zima&quot;; FLOOR(0.2*[.N87])*30; IF([.C87]=&quot;wiosna&quot;;  FLOOR(0.5*[.N87])*30; IF([.C87]=&quot;lato&quot;;  FLOOR(0.9*[.N87])*30; IF([.C87]=&quot;jesień&quot;;  FLOOR(0.4*[.N87])*30; 0)))))" office:value-type="float" office:value="150" calcext:value-type="float">
            <text:p>150</text:p>
          </table:table-cell>
          <table:table-cell table:formula="of:=IF([.B87]=7; 15*[.N87]; 0) + IF(AND([.H86] &gt; 2400; MONTH([.A86])&lt;&gt;MONTH([.A87])); 2400; 0)" office:value-type="float" office:value="0" calcext:value-type="float">
            <text:p>0</text:p>
          </table:table-cell>
          <table:table-cell table:formula="of:=[.D87]+[.F86]" office:value-type="float" office:value="4110" calcext:value-type="float">
            <text:p>4110</text:p>
          </table:table-cell>
          <table:table-cell table:formula="of:=[.E87]+[.G86]" office:value-type="float" office:value="9950" calcext:value-type="float">
            <text:p>9950</text:p>
          </table:table-cell>
          <table:table-cell table:formula="of:=[.F87]-[.G87]" office:value-type="float" office:value="-5840" calcext:value-type="float">
            <text:p>-5840</text:p>
          </table:table-cell>
          <table:table-cell table:formula="of:=IF(OR([.B87]=6;[.B87]=7); 0; IF([.C87]=&quot;zima&quot;; 2*[.$R$6]; IF([.C87]=&quot;wiosna&quot;; 5*[.$R$6]; IF([.C87]=&quot;lato&quot;; 9*[.$R$6]; IF([.C87]=&quot;jesień&quot;; 4*[.$R$6]; 0)))))" office:value-type="float" office:value="150" calcext:value-type="float">
            <text:p>150</text:p>
          </table:table-cell>
          <table:table-cell table:formula="of:=[.J86]-[.E87]+[.I87]" office:value-type="float" office:value="-5840" calcext:value-type="float">
            <text:p>-5840</text:p>
          </table:table-cell>
          <table:table-cell table:formula="of:=IF(OR([.B87]=6;[.B87]=7); 0; IF([.C87]=&quot;zima&quot;; FLOOR(0.2*[.N87])*30; IF([.C87]=&quot;wiosna&quot;;  FLOOR(0.5*[.N87])*30; IF([.C87]=&quot;lato&quot;;  FLOOR(0.9*[.N87])*30; IF([.C87]=&quot;jesień&quot;;  FLOOR(0.4*[.N87])*30; 0)))))" office:value-type="float" office:value="150" calcext:value-type="float">
            <text:p>150</text:p>
          </table:table-cell>
          <table:table-cell table:formula="of:=IF(MONTH([.A87])&lt;&gt;MONTH([.A88]);1;0)" office:value-type="float" office:value="0" calcext:value-type="float">
            <text:p>0</text:p>
          </table:table-cell>
          <table:table-cell table:formula="of:=IF([.L87]=1;[.H87];0)" office:value-type="float" office:value="0" calcext:value-type="float">
            <text:p>0</text:p>
          </table:table-cell>
          <table:table-cell table:formula="of:=[.N86] + IF([.M8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28" calcext:value-type="date">
            <text:p>28.03.2023</text:p>
          </table:table-cell>
          <table:table-cell table:formula="of:=WEEKDAY([.A88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88]=6;[.B88]=7); 0; IF([.C88]=&quot;zima&quot;; FLOOR(0.2*[.N88])*30; IF([.C88]=&quot;wiosna&quot;;  FLOOR(0.5*[.N88])*30; IF([.C88]=&quot;lato&quot;;  FLOOR(0.9*[.N88])*30; IF([.C88]=&quot;jesień&quot;;  FLOOR(0.4*[.N88])*30; 0)))))" office:value-type="float" office:value="150" calcext:value-type="float">
            <text:p>150</text:p>
          </table:table-cell>
          <table:table-cell table:formula="of:=IF([.B88]=7; 15*[.N88]; 0) + IF(AND([.H87] &gt; 2400; MONTH([.A87])&lt;&gt;MONTH([.A88])); 2400; 0)" office:value-type="float" office:value="0" calcext:value-type="float">
            <text:p>0</text:p>
          </table:table-cell>
          <table:table-cell table:formula="of:=[.D88]+[.F87]" office:value-type="float" office:value="4260" calcext:value-type="float">
            <text:p>4260</text:p>
          </table:table-cell>
          <table:table-cell table:formula="of:=[.E88]+[.G87]" office:value-type="float" office:value="9950" calcext:value-type="float">
            <text:p>9950</text:p>
          </table:table-cell>
          <table:table-cell table:formula="of:=[.F88]-[.G88]" office:value-type="float" office:value="-5690" calcext:value-type="float">
            <text:p>-5690</text:p>
          </table:table-cell>
          <table:table-cell table:formula="of:=IF(OR([.B88]=6;[.B88]=7); 0; IF([.C88]=&quot;zima&quot;; 2*[.$R$6]; IF([.C88]=&quot;wiosna&quot;; 5*[.$R$6]; IF([.C88]=&quot;lato&quot;; 9*[.$R$6]; IF([.C88]=&quot;jesień&quot;; 4*[.$R$6]; 0)))))" office:value-type="float" office:value="150" calcext:value-type="float">
            <text:p>150</text:p>
          </table:table-cell>
          <table:table-cell table:formula="of:=[.J87]-[.E88]+[.I88]" office:value-type="float" office:value="-5690" calcext:value-type="float">
            <text:p>-5690</text:p>
          </table:table-cell>
          <table:table-cell table:formula="of:=IF(OR([.B88]=6;[.B88]=7); 0; IF([.C88]=&quot;zima&quot;; FLOOR(0.2*[.N88])*30; IF([.C88]=&quot;wiosna&quot;;  FLOOR(0.5*[.N88])*30; IF([.C88]=&quot;lato&quot;;  FLOOR(0.9*[.N88])*30; IF([.C88]=&quot;jesień&quot;;  FLOOR(0.4*[.N88])*30; 0)))))" office:value-type="float" office:value="150" calcext:value-type="float">
            <text:p>150</text:p>
          </table:table-cell>
          <table:table-cell table:formula="of:=IF(MONTH([.A88])&lt;&gt;MONTH([.A89]);1;0)" office:value-type="float" office:value="0" calcext:value-type="float">
            <text:p>0</text:p>
          </table:table-cell>
          <table:table-cell table:formula="of:=IF([.L88]=1;[.H88];0)" office:value-type="float" office:value="0" calcext:value-type="float">
            <text:p>0</text:p>
          </table:table-cell>
          <table:table-cell table:formula="of:=[.N87] + IF([.M8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29" calcext:value-type="date">
            <text:p>29.03.2023</text:p>
          </table:table-cell>
          <table:table-cell table:formula="of:=WEEKDAY([.A89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89]=6;[.B89]=7); 0; IF([.C89]=&quot;zima&quot;; FLOOR(0.2*[.N89])*30; IF([.C89]=&quot;wiosna&quot;;  FLOOR(0.5*[.N89])*30; IF([.C89]=&quot;lato&quot;;  FLOOR(0.9*[.N89])*30; IF([.C89]=&quot;jesień&quot;;  FLOOR(0.4*[.N89])*30; 0)))))" office:value-type="float" office:value="150" calcext:value-type="float">
            <text:p>150</text:p>
          </table:table-cell>
          <table:table-cell table:formula="of:=IF([.B89]=7; 15*[.N89]; 0) + IF(AND([.H88] &gt; 2400; MONTH([.A88])&lt;&gt;MONTH([.A89])); 2400; 0)" office:value-type="float" office:value="0" calcext:value-type="float">
            <text:p>0</text:p>
          </table:table-cell>
          <table:table-cell table:formula="of:=[.D89]+[.F88]" office:value-type="float" office:value="4410" calcext:value-type="float">
            <text:p>4410</text:p>
          </table:table-cell>
          <table:table-cell table:formula="of:=[.E89]+[.G88]" office:value-type="float" office:value="9950" calcext:value-type="float">
            <text:p>9950</text:p>
          </table:table-cell>
          <table:table-cell table:formula="of:=[.F89]-[.G89]" office:value-type="float" office:value="-5540" calcext:value-type="float">
            <text:p>-5540</text:p>
          </table:table-cell>
          <table:table-cell table:formula="of:=IF(OR([.B89]=6;[.B89]=7); 0; IF([.C89]=&quot;zima&quot;; 2*[.$R$6]; IF([.C89]=&quot;wiosna&quot;; 5*[.$R$6]; IF([.C89]=&quot;lato&quot;; 9*[.$R$6]; IF([.C89]=&quot;jesień&quot;; 4*[.$R$6]; 0)))))" office:value-type="float" office:value="150" calcext:value-type="float">
            <text:p>150</text:p>
          </table:table-cell>
          <table:table-cell table:formula="of:=[.J88]-[.E89]+[.I89]" office:value-type="float" office:value="-5540" calcext:value-type="float">
            <text:p>-5540</text:p>
          </table:table-cell>
          <table:table-cell table:formula="of:=IF(OR([.B89]=6;[.B89]=7); 0; IF([.C89]=&quot;zima&quot;; FLOOR(0.2*[.N89])*30; IF([.C89]=&quot;wiosna&quot;;  FLOOR(0.5*[.N89])*30; IF([.C89]=&quot;lato&quot;;  FLOOR(0.9*[.N89])*30; IF([.C89]=&quot;jesień&quot;;  FLOOR(0.4*[.N89])*30; 0)))))" office:value-type="float" office:value="150" calcext:value-type="float">
            <text:p>150</text:p>
          </table:table-cell>
          <table:table-cell table:formula="of:=IF(MONTH([.A89])&lt;&gt;MONTH([.A90]);1;0)" office:value-type="float" office:value="0" calcext:value-type="float">
            <text:p>0</text:p>
          </table:table-cell>
          <table:table-cell table:formula="of:=IF([.L89]=1;[.H89];0)" office:value-type="float" office:value="0" calcext:value-type="float">
            <text:p>0</text:p>
          </table:table-cell>
          <table:table-cell table:formula="of:=[.N88] + IF([.M8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30" calcext:value-type="date">
            <text:p>30.03.2023</text:p>
          </table:table-cell>
          <table:table-cell table:formula="of:=WEEKDAY([.A90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90]=6;[.B90]=7); 0; IF([.C90]=&quot;zima&quot;; FLOOR(0.2*[.N90])*30; IF([.C90]=&quot;wiosna&quot;;  FLOOR(0.5*[.N90])*30; IF([.C90]=&quot;lato&quot;;  FLOOR(0.9*[.N90])*30; IF([.C90]=&quot;jesień&quot;;  FLOOR(0.4*[.N90])*30; 0)))))" office:value-type="float" office:value="150" calcext:value-type="float">
            <text:p>150</text:p>
          </table:table-cell>
          <table:table-cell table:formula="of:=IF([.B90]=7; 15*[.N90]; 0) + IF(AND([.H89] &gt; 2400; MONTH([.A89])&lt;&gt;MONTH([.A90])); 2400; 0)" office:value-type="float" office:value="0" calcext:value-type="float">
            <text:p>0</text:p>
          </table:table-cell>
          <table:table-cell table:formula="of:=[.D90]+[.F89]" office:value-type="float" office:value="4560" calcext:value-type="float">
            <text:p>4560</text:p>
          </table:table-cell>
          <table:table-cell table:formula="of:=[.E90]+[.G89]" office:value-type="float" office:value="9950" calcext:value-type="float">
            <text:p>9950</text:p>
          </table:table-cell>
          <table:table-cell table:formula="of:=[.F90]-[.G90]" office:value-type="float" office:value="-5390" calcext:value-type="float">
            <text:p>-5390</text:p>
          </table:table-cell>
          <table:table-cell table:formula="of:=IF(OR([.B90]=6;[.B90]=7); 0; IF([.C90]=&quot;zima&quot;; 2*[.$R$6]; IF([.C90]=&quot;wiosna&quot;; 5*[.$R$6]; IF([.C90]=&quot;lato&quot;; 9*[.$R$6]; IF([.C90]=&quot;jesień&quot;; 4*[.$R$6]; 0)))))" office:value-type="float" office:value="150" calcext:value-type="float">
            <text:p>150</text:p>
          </table:table-cell>
          <table:table-cell table:formula="of:=[.J89]-[.E90]+[.I90]" office:value-type="float" office:value="-5390" calcext:value-type="float">
            <text:p>-5390</text:p>
          </table:table-cell>
          <table:table-cell table:formula="of:=IF(OR([.B90]=6;[.B90]=7); 0; IF([.C90]=&quot;zima&quot;; FLOOR(0.2*[.N90])*30; IF([.C90]=&quot;wiosna&quot;;  FLOOR(0.5*[.N90])*30; IF([.C90]=&quot;lato&quot;;  FLOOR(0.9*[.N90])*30; IF([.C90]=&quot;jesień&quot;;  FLOOR(0.4*[.N90])*30; 0)))))" office:value-type="float" office:value="150" calcext:value-type="float">
            <text:p>150</text:p>
          </table:table-cell>
          <table:table-cell table:formula="of:=IF(MONTH([.A90])&lt;&gt;MONTH([.A91]);1;0)" office:value-type="float" office:value="0" calcext:value-type="float">
            <text:p>0</text:p>
          </table:table-cell>
          <table:table-cell table:formula="of:=IF([.L90]=1;[.H90];0)" office:value-type="float" office:value="0" calcext:value-type="float">
            <text:p>0</text:p>
          </table:table-cell>
          <table:table-cell table:formula="of:=[.N89] + IF([.M8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3-31" calcext:value-type="date">
            <text:p>31.03.2023</text:p>
          </table:table-cell>
          <table:table-cell table:formula="of:=WEEKDAY([.A91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91]=6;[.B91]=7); 0; IF([.C91]=&quot;zima&quot;; FLOOR(0.2*[.N91])*30; IF([.C91]=&quot;wiosna&quot;;  FLOOR(0.5*[.N91])*30; IF([.C91]=&quot;lato&quot;;  FLOOR(0.9*[.N91])*30; IF([.C91]=&quot;jesień&quot;;  FLOOR(0.4*[.N91])*30; 0)))))" office:value-type="float" office:value="150" calcext:value-type="float">
            <text:p>150</text:p>
          </table:table-cell>
          <table:table-cell table:formula="of:=IF([.B91]=7; 15*[.N91]; 0) + IF(AND([.H90] &gt; 2400; MONTH([.A90])&lt;&gt;MONTH([.A91])); 2400; 0)" office:value-type="float" office:value="0" calcext:value-type="float">
            <text:p>0</text:p>
          </table:table-cell>
          <table:table-cell table:formula="of:=[.D91]+[.F90]" office:value-type="float" office:value="4710" calcext:value-type="float">
            <text:p>4710</text:p>
          </table:table-cell>
          <table:table-cell table:formula="of:=[.E91]+[.G90]" office:value-type="float" office:value="9950" calcext:value-type="float">
            <text:p>9950</text:p>
          </table:table-cell>
          <table:table-cell table:formula="of:=[.F91]-[.G91]" office:value-type="float" office:value="-5240" calcext:value-type="float">
            <text:p>-5240</text:p>
          </table:table-cell>
          <table:table-cell table:formula="of:=IF(OR([.B91]=6;[.B91]=7); 0; IF([.C91]=&quot;zima&quot;; 2*[.$R$6]; IF([.C91]=&quot;wiosna&quot;; 5*[.$R$6]; IF([.C91]=&quot;lato&quot;; 9*[.$R$6]; IF([.C91]=&quot;jesień&quot;; 4*[.$R$6]; 0)))))" office:value-type="float" office:value="150" calcext:value-type="float">
            <text:p>150</text:p>
          </table:table-cell>
          <table:table-cell table:formula="of:=[.J90]-[.E91]+[.I91]" office:value-type="float" office:value="-5240" calcext:value-type="float">
            <text:p>-5240</text:p>
          </table:table-cell>
          <table:table-cell table:formula="of:=IF(OR([.B91]=6;[.B91]=7); 0; IF([.C91]=&quot;zima&quot;; FLOOR(0.2*[.N91])*30; IF([.C91]=&quot;wiosna&quot;;  FLOOR(0.5*[.N91])*30; IF([.C91]=&quot;lato&quot;;  FLOOR(0.9*[.N91])*30; IF([.C91]=&quot;jesień&quot;;  FLOOR(0.4*[.N91])*30; 0)))))" office:value-type="float" office:value="150" calcext:value-type="float">
            <text:p>150</text:p>
          </table:table-cell>
          <table:table-cell table:formula="of:=IF(MONTH([.A91])&lt;&gt;MONTH([.A92]);1;0)" office:value-type="float" office:value="1" calcext:value-type="float">
            <text:p>1</text:p>
          </table:table-cell>
          <table:table-cell table:formula="of:=IF([.L91]=1;[.H91];0)" office:value-type="float" office:value="-5240" calcext:value-type="float">
            <text:p>-5240</text:p>
          </table:table-cell>
          <table:table-cell table:formula="of:=[.N90] + IF([.M9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01" calcext:value-type="date">
            <text:p>1.04.2023</text:p>
          </table:table-cell>
          <table:table-cell table:formula="of:=WEEKDAY([.A92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92]=6;[.B92]=7); 0; IF([.C92]=&quot;zima&quot;; FLOOR(0.2*[.N92])*30; IF([.C92]=&quot;wiosna&quot;;  FLOOR(0.5*[.N92])*30; IF([.C92]=&quot;lato&quot;;  FLOOR(0.9*[.N92])*30; IF([.C92]=&quot;jesień&quot;;  FLOOR(0.4*[.N92])*30; 0)))))" office:value-type="float" office:value="0" calcext:value-type="float">
            <text:p>0</text:p>
          </table:table-cell>
          <table:table-cell table:formula="of:=IF([.B92]=7; 15*[.N92]; 0) + IF(AND([.H91] &gt; 2400; MONTH([.A91])&lt;&gt;MONTH([.A92])); 2400; 0)" office:value-type="float" office:value="0" calcext:value-type="float">
            <text:p>0</text:p>
          </table:table-cell>
          <table:table-cell table:formula="of:=[.D92]+[.F91]" office:value-type="float" office:value="4710" calcext:value-type="float">
            <text:p>4710</text:p>
          </table:table-cell>
          <table:table-cell table:formula="of:=[.E92]+[.G91]" office:value-type="float" office:value="9950" calcext:value-type="float">
            <text:p>9950</text:p>
          </table:table-cell>
          <table:table-cell table:formula="of:=[.F92]-[.G92]" office:value-type="float" office:value="-5240" calcext:value-type="float">
            <text:p>-5240</text:p>
          </table:table-cell>
          <table:table-cell table:formula="of:=IF(OR([.B92]=6;[.B92]=7); 0; IF([.C92]=&quot;zima&quot;; 2*[.$R$6]; IF([.C92]=&quot;wiosna&quot;; 5*[.$R$6]; IF([.C92]=&quot;lato&quot;; 9*[.$R$6]; IF([.C92]=&quot;jesień&quot;; 4*[.$R$6]; 0)))))" office:value-type="float" office:value="0" calcext:value-type="float">
            <text:p>0</text:p>
          </table:table-cell>
          <table:table-cell table:formula="of:=[.J91]-[.E92]+[.I92]" office:value-type="float" office:value="-5240" calcext:value-type="float">
            <text:p>-5240</text:p>
          </table:table-cell>
          <table:table-cell table:formula="of:=IF(OR([.B92]=6;[.B92]=7); 0; IF([.C92]=&quot;zima&quot;; FLOOR(0.2*[.N92])*30; IF([.C92]=&quot;wiosna&quot;;  FLOOR(0.5*[.N92])*30; IF([.C92]=&quot;lato&quot;;  FLOOR(0.9*[.N92])*30; IF([.C92]=&quot;jesień&quot;;  FLOOR(0.4*[.N92])*30; 0)))))" office:value-type="float" office:value="0" calcext:value-type="float">
            <text:p>0</text:p>
          </table:table-cell>
          <table:table-cell table:formula="of:=IF(MONTH([.A92])&lt;&gt;MONTH([.A93]);1;0)" office:value-type="float" office:value="0" calcext:value-type="float">
            <text:p>0</text:p>
          </table:table-cell>
          <table:table-cell table:formula="of:=IF([.L92]=1;[.H92];0)" office:value-type="float" office:value="0" calcext:value-type="float">
            <text:p>0</text:p>
          </table:table-cell>
          <table:table-cell table:formula="of:=[.N91] + IF([.M9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02" calcext:value-type="date">
            <text:p>2.04.2023</text:p>
          </table:table-cell>
          <table:table-cell table:formula="of:=WEEKDAY([.A93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93]=6;[.B93]=7); 0; IF([.C93]=&quot;zima&quot;; FLOOR(0.2*[.N93])*30; IF([.C93]=&quot;wiosna&quot;;  FLOOR(0.5*[.N93])*30; IF([.C93]=&quot;lato&quot;;  FLOOR(0.9*[.N93])*30; IF([.C93]=&quot;jesień&quot;;  FLOOR(0.4*[.N93])*30; 0)))))" office:value-type="float" office:value="0" calcext:value-type="float">
            <text:p>0</text:p>
          </table:table-cell>
          <table:table-cell table:formula="of:=IF([.B93]=7; 15*[.N93]; 0) + IF(AND([.H92] &gt; 2400; MONTH([.A92])&lt;&gt;MONTH([.A93])); 2400; 0)" office:value-type="float" office:value="150" calcext:value-type="float">
            <text:p>150</text:p>
          </table:table-cell>
          <table:table-cell table:formula="of:=[.D93]+[.F92]" office:value-type="float" office:value="4710" calcext:value-type="float">
            <text:p>4710</text:p>
          </table:table-cell>
          <table:table-cell table:formula="of:=[.E93]+[.G92]" office:value-type="float" office:value="10100" calcext:value-type="float">
            <text:p>10100</text:p>
          </table:table-cell>
          <table:table-cell table:formula="of:=[.F93]-[.G93]" office:value-type="float" office:value="-5390" calcext:value-type="float">
            <text:p>-5390</text:p>
          </table:table-cell>
          <table:table-cell table:formula="of:=IF(OR([.B93]=6;[.B93]=7); 0; IF([.C93]=&quot;zima&quot;; 2*[.$R$6]; IF([.C93]=&quot;wiosna&quot;; 5*[.$R$6]; IF([.C93]=&quot;lato&quot;; 9*[.$R$6]; IF([.C93]=&quot;jesień&quot;; 4*[.$R$6]; 0)))))" office:value-type="float" office:value="0" calcext:value-type="float">
            <text:p>0</text:p>
          </table:table-cell>
          <table:table-cell table:formula="of:=[.J92]-[.E93]+[.I93]" office:value-type="float" office:value="-5390" calcext:value-type="float">
            <text:p>-5390</text:p>
          </table:table-cell>
          <table:table-cell table:formula="of:=IF(OR([.B93]=6;[.B93]=7); 0; IF([.C93]=&quot;zima&quot;; FLOOR(0.2*[.N93])*30; IF([.C93]=&quot;wiosna&quot;;  FLOOR(0.5*[.N93])*30; IF([.C93]=&quot;lato&quot;;  FLOOR(0.9*[.N93])*30; IF([.C93]=&quot;jesień&quot;;  FLOOR(0.4*[.N93])*30; 0)))))" office:value-type="float" office:value="0" calcext:value-type="float">
            <text:p>0</text:p>
          </table:table-cell>
          <table:table-cell table:formula="of:=IF(MONTH([.A93])&lt;&gt;MONTH([.A94]);1;0)" office:value-type="float" office:value="0" calcext:value-type="float">
            <text:p>0</text:p>
          </table:table-cell>
          <table:table-cell table:formula="of:=IF([.L93]=1;[.H93];0)" office:value-type="float" office:value="0" calcext:value-type="float">
            <text:p>0</text:p>
          </table:table-cell>
          <table:table-cell table:formula="of:=[.N92] + IF([.M9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03" calcext:value-type="date">
            <text:p>3.04.2023</text:p>
          </table:table-cell>
          <table:table-cell table:formula="of:=WEEKDAY([.A94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94]=6;[.B94]=7); 0; IF([.C94]=&quot;zima&quot;; FLOOR(0.2*[.N94])*30; IF([.C94]=&quot;wiosna&quot;;  FLOOR(0.5*[.N94])*30; IF([.C94]=&quot;lato&quot;;  FLOOR(0.9*[.N94])*30; IF([.C94]=&quot;jesień&quot;;  FLOOR(0.4*[.N94])*30; 0)))))" office:value-type="float" office:value="150" calcext:value-type="float">
            <text:p>150</text:p>
          </table:table-cell>
          <table:table-cell table:formula="of:=IF([.B94]=7; 15*[.N94]; 0) + IF(AND([.H93] &gt; 2400; MONTH([.A93])&lt;&gt;MONTH([.A94])); 2400; 0)" office:value-type="float" office:value="0" calcext:value-type="float">
            <text:p>0</text:p>
          </table:table-cell>
          <table:table-cell table:formula="of:=[.D94]+[.F93]" office:value-type="float" office:value="4860" calcext:value-type="float">
            <text:p>4860</text:p>
          </table:table-cell>
          <table:table-cell table:formula="of:=[.E94]+[.G93]" office:value-type="float" office:value="10100" calcext:value-type="float">
            <text:p>10100</text:p>
          </table:table-cell>
          <table:table-cell table:formula="of:=[.F94]-[.G94]" office:value-type="float" office:value="-5240" calcext:value-type="float">
            <text:p>-5240</text:p>
          </table:table-cell>
          <table:table-cell table:formula="of:=IF(OR([.B94]=6;[.B94]=7); 0; IF([.C94]=&quot;zima&quot;; 2*[.$R$6]; IF([.C94]=&quot;wiosna&quot;; 5*[.$R$6]; IF([.C94]=&quot;lato&quot;; 9*[.$R$6]; IF([.C94]=&quot;jesień&quot;; 4*[.$R$6]; 0)))))" office:value-type="float" office:value="150" calcext:value-type="float">
            <text:p>150</text:p>
          </table:table-cell>
          <table:table-cell table:formula="of:=[.J93]-[.E94]+[.I94]" office:value-type="float" office:value="-5240" calcext:value-type="float">
            <text:p>-5240</text:p>
          </table:table-cell>
          <table:table-cell table:formula="of:=IF(OR([.B94]=6;[.B94]=7); 0; IF([.C94]=&quot;zima&quot;; FLOOR(0.2*[.N94])*30; IF([.C94]=&quot;wiosna&quot;;  FLOOR(0.5*[.N94])*30; IF([.C94]=&quot;lato&quot;;  FLOOR(0.9*[.N94])*30; IF([.C94]=&quot;jesień&quot;;  FLOOR(0.4*[.N94])*30; 0)))))" office:value-type="float" office:value="150" calcext:value-type="float">
            <text:p>150</text:p>
          </table:table-cell>
          <table:table-cell table:formula="of:=IF(MONTH([.A94])&lt;&gt;MONTH([.A95]);1;0)" office:value-type="float" office:value="0" calcext:value-type="float">
            <text:p>0</text:p>
          </table:table-cell>
          <table:table-cell table:formula="of:=IF([.L94]=1;[.H94];0)" office:value-type="float" office:value="0" calcext:value-type="float">
            <text:p>0</text:p>
          </table:table-cell>
          <table:table-cell table:formula="of:=[.N93] + IF([.M9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04" calcext:value-type="date">
            <text:p>4.04.2023</text:p>
          </table:table-cell>
          <table:table-cell table:formula="of:=WEEKDAY([.A95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95]=6;[.B95]=7); 0; IF([.C95]=&quot;zima&quot;; FLOOR(0.2*[.N95])*30; IF([.C95]=&quot;wiosna&quot;;  FLOOR(0.5*[.N95])*30; IF([.C95]=&quot;lato&quot;;  FLOOR(0.9*[.N95])*30; IF([.C95]=&quot;jesień&quot;;  FLOOR(0.4*[.N95])*30; 0)))))" office:value-type="float" office:value="150" calcext:value-type="float">
            <text:p>150</text:p>
          </table:table-cell>
          <table:table-cell table:formula="of:=IF([.B95]=7; 15*[.N95]; 0) + IF(AND([.H94] &gt; 2400; MONTH([.A94])&lt;&gt;MONTH([.A95])); 2400; 0)" office:value-type="float" office:value="0" calcext:value-type="float">
            <text:p>0</text:p>
          </table:table-cell>
          <table:table-cell table:formula="of:=[.D95]+[.F94]" office:value-type="float" office:value="5010" calcext:value-type="float">
            <text:p>5010</text:p>
          </table:table-cell>
          <table:table-cell table:formula="of:=[.E95]+[.G94]" office:value-type="float" office:value="10100" calcext:value-type="float">
            <text:p>10100</text:p>
          </table:table-cell>
          <table:table-cell table:formula="of:=[.F95]-[.G95]" office:value-type="float" office:value="-5090" calcext:value-type="float">
            <text:p>-5090</text:p>
          </table:table-cell>
          <table:table-cell table:formula="of:=IF(OR([.B95]=6;[.B95]=7); 0; IF([.C95]=&quot;zima&quot;; 2*[.$R$6]; IF([.C95]=&quot;wiosna&quot;; 5*[.$R$6]; IF([.C95]=&quot;lato&quot;; 9*[.$R$6]; IF([.C95]=&quot;jesień&quot;; 4*[.$R$6]; 0)))))" office:value-type="float" office:value="150" calcext:value-type="float">
            <text:p>150</text:p>
          </table:table-cell>
          <table:table-cell table:formula="of:=[.J94]-[.E95]+[.I95]" office:value-type="float" office:value="-5090" calcext:value-type="float">
            <text:p>-5090</text:p>
          </table:table-cell>
          <table:table-cell table:formula="of:=IF(OR([.B95]=6;[.B95]=7); 0; IF([.C95]=&quot;zima&quot;; FLOOR(0.2*[.N95])*30; IF([.C95]=&quot;wiosna&quot;;  FLOOR(0.5*[.N95])*30; IF([.C95]=&quot;lato&quot;;  FLOOR(0.9*[.N95])*30; IF([.C95]=&quot;jesień&quot;;  FLOOR(0.4*[.N95])*30; 0)))))" office:value-type="float" office:value="150" calcext:value-type="float">
            <text:p>150</text:p>
          </table:table-cell>
          <table:table-cell table:formula="of:=IF(MONTH([.A95])&lt;&gt;MONTH([.A96]);1;0)" office:value-type="float" office:value="0" calcext:value-type="float">
            <text:p>0</text:p>
          </table:table-cell>
          <table:table-cell table:formula="of:=IF([.L95]=1;[.H95];0)" office:value-type="float" office:value="0" calcext:value-type="float">
            <text:p>0</text:p>
          </table:table-cell>
          <table:table-cell table:formula="of:=[.N94] + IF([.M9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05" calcext:value-type="date">
            <text:p>5.04.2023</text:p>
          </table:table-cell>
          <table:table-cell table:formula="of:=WEEKDAY([.A96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96]=6;[.B96]=7); 0; IF([.C96]=&quot;zima&quot;; FLOOR(0.2*[.N96])*30; IF([.C96]=&quot;wiosna&quot;;  FLOOR(0.5*[.N96])*30; IF([.C96]=&quot;lato&quot;;  FLOOR(0.9*[.N96])*30; IF([.C96]=&quot;jesień&quot;;  FLOOR(0.4*[.N96])*30; 0)))))" office:value-type="float" office:value="150" calcext:value-type="float">
            <text:p>150</text:p>
          </table:table-cell>
          <table:table-cell table:formula="of:=IF([.B96]=7; 15*[.N96]; 0) + IF(AND([.H95] &gt; 2400; MONTH([.A95])&lt;&gt;MONTH([.A96])); 2400; 0)" office:value-type="float" office:value="0" calcext:value-type="float">
            <text:p>0</text:p>
          </table:table-cell>
          <table:table-cell table:formula="of:=[.D96]+[.F95]" office:value-type="float" office:value="5160" calcext:value-type="float">
            <text:p>5160</text:p>
          </table:table-cell>
          <table:table-cell table:formula="of:=[.E96]+[.G95]" office:value-type="float" office:value="10100" calcext:value-type="float">
            <text:p>10100</text:p>
          </table:table-cell>
          <table:table-cell table:formula="of:=[.F96]-[.G96]" office:value-type="float" office:value="-4940" calcext:value-type="float">
            <text:p>-4940</text:p>
          </table:table-cell>
          <table:table-cell table:formula="of:=IF(OR([.B96]=6;[.B96]=7); 0; IF([.C96]=&quot;zima&quot;; 2*[.$R$6]; IF([.C96]=&quot;wiosna&quot;; 5*[.$R$6]; IF([.C96]=&quot;lato&quot;; 9*[.$R$6]; IF([.C96]=&quot;jesień&quot;; 4*[.$R$6]; 0)))))" office:value-type="float" office:value="150" calcext:value-type="float">
            <text:p>150</text:p>
          </table:table-cell>
          <table:table-cell table:formula="of:=[.J95]-[.E96]+[.I96]" office:value-type="float" office:value="-4940" calcext:value-type="float">
            <text:p>-4940</text:p>
          </table:table-cell>
          <table:table-cell table:formula="of:=IF(OR([.B96]=6;[.B96]=7); 0; IF([.C96]=&quot;zima&quot;; FLOOR(0.2*[.N96])*30; IF([.C96]=&quot;wiosna&quot;;  FLOOR(0.5*[.N96])*30; IF([.C96]=&quot;lato&quot;;  FLOOR(0.9*[.N96])*30; IF([.C96]=&quot;jesień&quot;;  FLOOR(0.4*[.N96])*30; 0)))))" office:value-type="float" office:value="150" calcext:value-type="float">
            <text:p>150</text:p>
          </table:table-cell>
          <table:table-cell table:formula="of:=IF(MONTH([.A96])&lt;&gt;MONTH([.A97]);1;0)" office:value-type="float" office:value="0" calcext:value-type="float">
            <text:p>0</text:p>
          </table:table-cell>
          <table:table-cell table:formula="of:=IF([.L96]=1;[.H96];0)" office:value-type="float" office:value="0" calcext:value-type="float">
            <text:p>0</text:p>
          </table:table-cell>
          <table:table-cell table:formula="of:=[.N95] + IF([.M9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06" calcext:value-type="date">
            <text:p>6.04.2023</text:p>
          </table:table-cell>
          <table:table-cell table:formula="of:=WEEKDAY([.A97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97]=6;[.B97]=7); 0; IF([.C97]=&quot;zima&quot;; FLOOR(0.2*[.N97])*30; IF([.C97]=&quot;wiosna&quot;;  FLOOR(0.5*[.N97])*30; IF([.C97]=&quot;lato&quot;;  FLOOR(0.9*[.N97])*30; IF([.C97]=&quot;jesień&quot;;  FLOOR(0.4*[.N97])*30; 0)))))" office:value-type="float" office:value="150" calcext:value-type="float">
            <text:p>150</text:p>
          </table:table-cell>
          <table:table-cell table:formula="of:=IF([.B97]=7; 15*[.N97]; 0) + IF(AND([.H96] &gt; 2400; MONTH([.A96])&lt;&gt;MONTH([.A97])); 2400; 0)" office:value-type="float" office:value="0" calcext:value-type="float">
            <text:p>0</text:p>
          </table:table-cell>
          <table:table-cell table:formula="of:=[.D97]+[.F96]" office:value-type="float" office:value="5310" calcext:value-type="float">
            <text:p>5310</text:p>
          </table:table-cell>
          <table:table-cell table:formula="of:=[.E97]+[.G96]" office:value-type="float" office:value="10100" calcext:value-type="float">
            <text:p>10100</text:p>
          </table:table-cell>
          <table:table-cell table:formula="of:=[.F97]-[.G97]" office:value-type="float" office:value="-4790" calcext:value-type="float">
            <text:p>-4790</text:p>
          </table:table-cell>
          <table:table-cell table:formula="of:=IF(OR([.B97]=6;[.B97]=7); 0; IF([.C97]=&quot;zima&quot;; 2*[.$R$6]; IF([.C97]=&quot;wiosna&quot;; 5*[.$R$6]; IF([.C97]=&quot;lato&quot;; 9*[.$R$6]; IF([.C97]=&quot;jesień&quot;; 4*[.$R$6]; 0)))))" office:value-type="float" office:value="150" calcext:value-type="float">
            <text:p>150</text:p>
          </table:table-cell>
          <table:table-cell table:formula="of:=[.J96]-[.E97]+[.I97]" office:value-type="float" office:value="-4790" calcext:value-type="float">
            <text:p>-4790</text:p>
          </table:table-cell>
          <table:table-cell table:formula="of:=IF(OR([.B97]=6;[.B97]=7); 0; IF([.C97]=&quot;zima&quot;; FLOOR(0.2*[.N97])*30; IF([.C97]=&quot;wiosna&quot;;  FLOOR(0.5*[.N97])*30; IF([.C97]=&quot;lato&quot;;  FLOOR(0.9*[.N97])*30; IF([.C97]=&quot;jesień&quot;;  FLOOR(0.4*[.N97])*30; 0)))))" office:value-type="float" office:value="150" calcext:value-type="float">
            <text:p>150</text:p>
          </table:table-cell>
          <table:table-cell table:formula="of:=IF(MONTH([.A97])&lt;&gt;MONTH([.A98]);1;0)" office:value-type="float" office:value="0" calcext:value-type="float">
            <text:p>0</text:p>
          </table:table-cell>
          <table:table-cell table:formula="of:=IF([.L97]=1;[.H97];0)" office:value-type="float" office:value="0" calcext:value-type="float">
            <text:p>0</text:p>
          </table:table-cell>
          <table:table-cell table:formula="of:=[.N96] + IF([.M9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07" calcext:value-type="date">
            <text:p>7.04.2023</text:p>
          </table:table-cell>
          <table:table-cell table:formula="of:=WEEKDAY([.A98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98]=6;[.B98]=7); 0; IF([.C98]=&quot;zima&quot;; FLOOR(0.2*[.N98])*30; IF([.C98]=&quot;wiosna&quot;;  FLOOR(0.5*[.N98])*30; IF([.C98]=&quot;lato&quot;;  FLOOR(0.9*[.N98])*30; IF([.C98]=&quot;jesień&quot;;  FLOOR(0.4*[.N98])*30; 0)))))" office:value-type="float" office:value="150" calcext:value-type="float">
            <text:p>150</text:p>
          </table:table-cell>
          <table:table-cell table:formula="of:=IF([.B98]=7; 15*[.N98]; 0) + IF(AND([.H97] &gt; 2400; MONTH([.A97])&lt;&gt;MONTH([.A98])); 2400; 0)" office:value-type="float" office:value="0" calcext:value-type="float">
            <text:p>0</text:p>
          </table:table-cell>
          <table:table-cell table:formula="of:=[.D98]+[.F97]" office:value-type="float" office:value="5460" calcext:value-type="float">
            <text:p>5460</text:p>
          </table:table-cell>
          <table:table-cell table:formula="of:=[.E98]+[.G97]" office:value-type="float" office:value="10100" calcext:value-type="float">
            <text:p>10100</text:p>
          </table:table-cell>
          <table:table-cell table:formula="of:=[.F98]-[.G98]" office:value-type="float" office:value="-4640" calcext:value-type="float">
            <text:p>-4640</text:p>
          </table:table-cell>
          <table:table-cell table:formula="of:=IF(OR([.B98]=6;[.B98]=7); 0; IF([.C98]=&quot;zima&quot;; 2*[.$R$6]; IF([.C98]=&quot;wiosna&quot;; 5*[.$R$6]; IF([.C98]=&quot;lato&quot;; 9*[.$R$6]; IF([.C98]=&quot;jesień&quot;; 4*[.$R$6]; 0)))))" office:value-type="float" office:value="150" calcext:value-type="float">
            <text:p>150</text:p>
          </table:table-cell>
          <table:table-cell table:formula="of:=[.J97]-[.E98]+[.I98]" office:value-type="float" office:value="-4640" calcext:value-type="float">
            <text:p>-4640</text:p>
          </table:table-cell>
          <table:table-cell table:formula="of:=IF(OR([.B98]=6;[.B98]=7); 0; IF([.C98]=&quot;zima&quot;; FLOOR(0.2*[.N98])*30; IF([.C98]=&quot;wiosna&quot;;  FLOOR(0.5*[.N98])*30; IF([.C98]=&quot;lato&quot;;  FLOOR(0.9*[.N98])*30; IF([.C98]=&quot;jesień&quot;;  FLOOR(0.4*[.N98])*30; 0)))))" office:value-type="float" office:value="150" calcext:value-type="float">
            <text:p>150</text:p>
          </table:table-cell>
          <table:table-cell table:formula="of:=IF(MONTH([.A98])&lt;&gt;MONTH([.A99]);1;0)" office:value-type="float" office:value="0" calcext:value-type="float">
            <text:p>0</text:p>
          </table:table-cell>
          <table:table-cell table:formula="of:=IF([.L98]=1;[.H98];0)" office:value-type="float" office:value="0" calcext:value-type="float">
            <text:p>0</text:p>
          </table:table-cell>
          <table:table-cell table:formula="of:=[.N97] + IF([.M9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08" calcext:value-type="date">
            <text:p>8.04.2023</text:p>
          </table:table-cell>
          <table:table-cell table:formula="of:=WEEKDAY([.A99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99]=6;[.B99]=7); 0; IF([.C99]=&quot;zima&quot;; FLOOR(0.2*[.N99])*30; IF([.C99]=&quot;wiosna&quot;;  FLOOR(0.5*[.N99])*30; IF([.C99]=&quot;lato&quot;;  FLOOR(0.9*[.N99])*30; IF([.C99]=&quot;jesień&quot;;  FLOOR(0.4*[.N99])*30; 0)))))" office:value-type="float" office:value="0" calcext:value-type="float">
            <text:p>0</text:p>
          </table:table-cell>
          <table:table-cell table:formula="of:=IF([.B99]=7; 15*[.N99]; 0) + IF(AND([.H98] &gt; 2400; MONTH([.A98])&lt;&gt;MONTH([.A99])); 2400; 0)" office:value-type="float" office:value="0" calcext:value-type="float">
            <text:p>0</text:p>
          </table:table-cell>
          <table:table-cell table:formula="of:=[.D99]+[.F98]" office:value-type="float" office:value="5460" calcext:value-type="float">
            <text:p>5460</text:p>
          </table:table-cell>
          <table:table-cell table:formula="of:=[.E99]+[.G98]" office:value-type="float" office:value="10100" calcext:value-type="float">
            <text:p>10100</text:p>
          </table:table-cell>
          <table:table-cell table:formula="of:=[.F99]-[.G99]" office:value-type="float" office:value="-4640" calcext:value-type="float">
            <text:p>-4640</text:p>
          </table:table-cell>
          <table:table-cell table:formula="of:=IF(OR([.B99]=6;[.B99]=7); 0; IF([.C99]=&quot;zima&quot;; 2*[.$R$6]; IF([.C99]=&quot;wiosna&quot;; 5*[.$R$6]; IF([.C99]=&quot;lato&quot;; 9*[.$R$6]; IF([.C99]=&quot;jesień&quot;; 4*[.$R$6]; 0)))))" office:value-type="float" office:value="0" calcext:value-type="float">
            <text:p>0</text:p>
          </table:table-cell>
          <table:table-cell table:formula="of:=[.J98]-[.E99]+[.I99]" office:value-type="float" office:value="-4640" calcext:value-type="float">
            <text:p>-4640</text:p>
          </table:table-cell>
          <table:table-cell table:formula="of:=IF(OR([.B99]=6;[.B99]=7); 0; IF([.C99]=&quot;zima&quot;; FLOOR(0.2*[.N99])*30; IF([.C99]=&quot;wiosna&quot;;  FLOOR(0.5*[.N99])*30; IF([.C99]=&quot;lato&quot;;  FLOOR(0.9*[.N99])*30; IF([.C99]=&quot;jesień&quot;;  FLOOR(0.4*[.N99])*30; 0)))))" office:value-type="float" office:value="0" calcext:value-type="float">
            <text:p>0</text:p>
          </table:table-cell>
          <table:table-cell table:formula="of:=IF(MONTH([.A99])&lt;&gt;MONTH([.A100]);1;0)" office:value-type="float" office:value="0" calcext:value-type="float">
            <text:p>0</text:p>
          </table:table-cell>
          <table:table-cell table:formula="of:=IF([.L99]=1;[.H99];0)" office:value-type="float" office:value="0" calcext:value-type="float">
            <text:p>0</text:p>
          </table:table-cell>
          <table:table-cell table:formula="of:=[.N98] + IF([.M9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09" calcext:value-type="date">
            <text:p>9.04.2023</text:p>
          </table:table-cell>
          <table:table-cell table:formula="of:=WEEKDAY([.A100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00]=6;[.B100]=7); 0; IF([.C100]=&quot;zima&quot;; FLOOR(0.2*[.N100])*30; IF([.C100]=&quot;wiosna&quot;;  FLOOR(0.5*[.N100])*30; IF([.C100]=&quot;lato&quot;;  FLOOR(0.9*[.N100])*30; IF([.C100]=&quot;jesień&quot;;  FLOOR(0.4*[.N100])*30; 0)))))" office:value-type="float" office:value="0" calcext:value-type="float">
            <text:p>0</text:p>
          </table:table-cell>
          <table:table-cell table:formula="of:=IF([.B100]=7; 15*[.N100]; 0) + IF(AND([.H99] &gt; 2400; MONTH([.A99])&lt;&gt;MONTH([.A100])); 2400; 0)" office:value-type="float" office:value="150" calcext:value-type="float">
            <text:p>150</text:p>
          </table:table-cell>
          <table:table-cell table:formula="of:=[.D100]+[.F99]" office:value-type="float" office:value="5460" calcext:value-type="float">
            <text:p>5460</text:p>
          </table:table-cell>
          <table:table-cell table:formula="of:=[.E100]+[.G99]" office:value-type="float" office:value="10250" calcext:value-type="float">
            <text:p>10250</text:p>
          </table:table-cell>
          <table:table-cell table:formula="of:=[.F100]-[.G100]" office:value-type="float" office:value="-4790" calcext:value-type="float">
            <text:p>-4790</text:p>
          </table:table-cell>
          <table:table-cell table:formula="of:=IF(OR([.B100]=6;[.B100]=7); 0; IF([.C100]=&quot;zima&quot;; 2*[.$R$6]; IF([.C100]=&quot;wiosna&quot;; 5*[.$R$6]; IF([.C100]=&quot;lato&quot;; 9*[.$R$6]; IF([.C100]=&quot;jesień&quot;; 4*[.$R$6]; 0)))))" office:value-type="float" office:value="0" calcext:value-type="float">
            <text:p>0</text:p>
          </table:table-cell>
          <table:table-cell table:formula="of:=[.J99]-[.E100]+[.I100]" office:value-type="float" office:value="-4790" calcext:value-type="float">
            <text:p>-4790</text:p>
          </table:table-cell>
          <table:table-cell table:formula="of:=IF(OR([.B100]=6;[.B100]=7); 0; IF([.C100]=&quot;zima&quot;; FLOOR(0.2*[.N100])*30; IF([.C100]=&quot;wiosna&quot;;  FLOOR(0.5*[.N100])*30; IF([.C100]=&quot;lato&quot;;  FLOOR(0.9*[.N100])*30; IF([.C100]=&quot;jesień&quot;;  FLOOR(0.4*[.N100])*30; 0)))))" office:value-type="float" office:value="0" calcext:value-type="float">
            <text:p>0</text:p>
          </table:table-cell>
          <table:table-cell table:formula="of:=IF(MONTH([.A100])&lt;&gt;MONTH([.A101]);1;0)" office:value-type="float" office:value="0" calcext:value-type="float">
            <text:p>0</text:p>
          </table:table-cell>
          <table:table-cell table:formula="of:=IF([.L100]=1;[.H100];0)" office:value-type="float" office:value="0" calcext:value-type="float">
            <text:p>0</text:p>
          </table:table-cell>
          <table:table-cell table:formula="of:=[.N99] + IF([.M9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10" calcext:value-type="date">
            <text:p>10.04.2023</text:p>
          </table:table-cell>
          <table:table-cell table:formula="of:=WEEKDAY([.A101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01]=6;[.B101]=7); 0; IF([.C101]=&quot;zima&quot;; FLOOR(0.2*[.N101])*30; IF([.C101]=&quot;wiosna&quot;;  FLOOR(0.5*[.N101])*30; IF([.C101]=&quot;lato&quot;;  FLOOR(0.9*[.N101])*30; IF([.C101]=&quot;jesień&quot;;  FLOOR(0.4*[.N101])*30; 0)))))" office:value-type="float" office:value="150" calcext:value-type="float">
            <text:p>150</text:p>
          </table:table-cell>
          <table:table-cell table:formula="of:=IF([.B101]=7; 15*[.N101]; 0) + IF(AND([.H100] &gt; 2400; MONTH([.A100])&lt;&gt;MONTH([.A101])); 2400; 0)" office:value-type="float" office:value="0" calcext:value-type="float">
            <text:p>0</text:p>
          </table:table-cell>
          <table:table-cell table:formula="of:=[.D101]+[.F100]" office:value-type="float" office:value="5610" calcext:value-type="float">
            <text:p>5610</text:p>
          </table:table-cell>
          <table:table-cell table:formula="of:=[.E101]+[.G100]" office:value-type="float" office:value="10250" calcext:value-type="float">
            <text:p>10250</text:p>
          </table:table-cell>
          <table:table-cell table:formula="of:=[.F101]-[.G101]" office:value-type="float" office:value="-4640" calcext:value-type="float">
            <text:p>-4640</text:p>
          </table:table-cell>
          <table:table-cell table:formula="of:=IF(OR([.B101]=6;[.B101]=7); 0; IF([.C101]=&quot;zima&quot;; 2*[.$R$6]; IF([.C101]=&quot;wiosna&quot;; 5*[.$R$6]; IF([.C101]=&quot;lato&quot;; 9*[.$R$6]; IF([.C101]=&quot;jesień&quot;; 4*[.$R$6]; 0)))))" office:value-type="float" office:value="150" calcext:value-type="float">
            <text:p>150</text:p>
          </table:table-cell>
          <table:table-cell table:formula="of:=[.J100]-[.E101]+[.I101]" office:value-type="float" office:value="-4640" calcext:value-type="float">
            <text:p>-4640</text:p>
          </table:table-cell>
          <table:table-cell table:formula="of:=IF(OR([.B101]=6;[.B101]=7); 0; IF([.C101]=&quot;zima&quot;; FLOOR(0.2*[.N101])*30; IF([.C101]=&quot;wiosna&quot;;  FLOOR(0.5*[.N101])*30; IF([.C101]=&quot;lato&quot;;  FLOOR(0.9*[.N101])*30; IF([.C101]=&quot;jesień&quot;;  FLOOR(0.4*[.N101])*30; 0)))))" office:value-type="float" office:value="150" calcext:value-type="float">
            <text:p>150</text:p>
          </table:table-cell>
          <table:table-cell table:formula="of:=IF(MONTH([.A101])&lt;&gt;MONTH([.A102]);1;0)" office:value-type="float" office:value="0" calcext:value-type="float">
            <text:p>0</text:p>
          </table:table-cell>
          <table:table-cell table:formula="of:=IF([.L101]=1;[.H101];0)" office:value-type="float" office:value="0" calcext:value-type="float">
            <text:p>0</text:p>
          </table:table-cell>
          <table:table-cell table:formula="of:=[.N100] + IF([.M10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11" calcext:value-type="date">
            <text:p>11.04.2023</text:p>
          </table:table-cell>
          <table:table-cell table:formula="of:=WEEKDAY([.A102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02]=6;[.B102]=7); 0; IF([.C102]=&quot;zima&quot;; FLOOR(0.2*[.N102])*30; IF([.C102]=&quot;wiosna&quot;;  FLOOR(0.5*[.N102])*30; IF([.C102]=&quot;lato&quot;;  FLOOR(0.9*[.N102])*30; IF([.C102]=&quot;jesień&quot;;  FLOOR(0.4*[.N102])*30; 0)))))" office:value-type="float" office:value="150" calcext:value-type="float">
            <text:p>150</text:p>
          </table:table-cell>
          <table:table-cell table:formula="of:=IF([.B102]=7; 15*[.N102]; 0) + IF(AND([.H101] &gt; 2400; MONTH([.A101])&lt;&gt;MONTH([.A102])); 2400; 0)" office:value-type="float" office:value="0" calcext:value-type="float">
            <text:p>0</text:p>
          </table:table-cell>
          <table:table-cell table:formula="of:=[.D102]+[.F101]" office:value-type="float" office:value="5760" calcext:value-type="float">
            <text:p>5760</text:p>
          </table:table-cell>
          <table:table-cell table:formula="of:=[.E102]+[.G101]" office:value-type="float" office:value="10250" calcext:value-type="float">
            <text:p>10250</text:p>
          </table:table-cell>
          <table:table-cell table:formula="of:=[.F102]-[.G102]" office:value-type="float" office:value="-4490" calcext:value-type="float">
            <text:p>-4490</text:p>
          </table:table-cell>
          <table:table-cell table:formula="of:=IF(OR([.B102]=6;[.B102]=7); 0; IF([.C102]=&quot;zima&quot;; 2*[.$R$6]; IF([.C102]=&quot;wiosna&quot;; 5*[.$R$6]; IF([.C102]=&quot;lato&quot;; 9*[.$R$6]; IF([.C102]=&quot;jesień&quot;; 4*[.$R$6]; 0)))))" office:value-type="float" office:value="150" calcext:value-type="float">
            <text:p>150</text:p>
          </table:table-cell>
          <table:table-cell table:formula="of:=[.J101]-[.E102]+[.I102]" office:value-type="float" office:value="-4490" calcext:value-type="float">
            <text:p>-4490</text:p>
          </table:table-cell>
          <table:table-cell table:formula="of:=IF(OR([.B102]=6;[.B102]=7); 0; IF([.C102]=&quot;zima&quot;; FLOOR(0.2*[.N102])*30; IF([.C102]=&quot;wiosna&quot;;  FLOOR(0.5*[.N102])*30; IF([.C102]=&quot;lato&quot;;  FLOOR(0.9*[.N102])*30; IF([.C102]=&quot;jesień&quot;;  FLOOR(0.4*[.N102])*30; 0)))))" office:value-type="float" office:value="150" calcext:value-type="float">
            <text:p>150</text:p>
          </table:table-cell>
          <table:table-cell table:formula="of:=IF(MONTH([.A102])&lt;&gt;MONTH([.A103]);1;0)" office:value-type="float" office:value="0" calcext:value-type="float">
            <text:p>0</text:p>
          </table:table-cell>
          <table:table-cell table:formula="of:=IF([.L102]=1;[.H102];0)" office:value-type="float" office:value="0" calcext:value-type="float">
            <text:p>0</text:p>
          </table:table-cell>
          <table:table-cell table:formula="of:=[.N101] + IF([.M10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12" calcext:value-type="date">
            <text:p>12.04.2023</text:p>
          </table:table-cell>
          <table:table-cell table:formula="of:=WEEKDAY([.A103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103]=6;[.B103]=7); 0; IF([.C103]=&quot;zima&quot;; FLOOR(0.2*[.N103])*30; IF([.C103]=&quot;wiosna&quot;;  FLOOR(0.5*[.N103])*30; IF([.C103]=&quot;lato&quot;;  FLOOR(0.9*[.N103])*30; IF([.C103]=&quot;jesień&quot;;  FLOOR(0.4*[.N103])*30; 0)))))" office:value-type="float" office:value="150" calcext:value-type="float">
            <text:p>150</text:p>
          </table:table-cell>
          <table:table-cell table:formula="of:=IF([.B103]=7; 15*[.N103]; 0) + IF(AND([.H102] &gt; 2400; MONTH([.A102])&lt;&gt;MONTH([.A103])); 2400; 0)" office:value-type="float" office:value="0" calcext:value-type="float">
            <text:p>0</text:p>
          </table:table-cell>
          <table:table-cell table:formula="of:=[.D103]+[.F102]" office:value-type="float" office:value="5910" calcext:value-type="float">
            <text:p>5910</text:p>
          </table:table-cell>
          <table:table-cell table:formula="of:=[.E103]+[.G102]" office:value-type="float" office:value="10250" calcext:value-type="float">
            <text:p>10250</text:p>
          </table:table-cell>
          <table:table-cell table:formula="of:=[.F103]-[.G103]" office:value-type="float" office:value="-4340" calcext:value-type="float">
            <text:p>-4340</text:p>
          </table:table-cell>
          <table:table-cell table:formula="of:=IF(OR([.B103]=6;[.B103]=7); 0; IF([.C103]=&quot;zima&quot;; 2*[.$R$6]; IF([.C103]=&quot;wiosna&quot;; 5*[.$R$6]; IF([.C103]=&quot;lato&quot;; 9*[.$R$6]; IF([.C103]=&quot;jesień&quot;; 4*[.$R$6]; 0)))))" office:value-type="float" office:value="150" calcext:value-type="float">
            <text:p>150</text:p>
          </table:table-cell>
          <table:table-cell table:formula="of:=[.J102]-[.E103]+[.I103]" office:value-type="float" office:value="-4340" calcext:value-type="float">
            <text:p>-4340</text:p>
          </table:table-cell>
          <table:table-cell table:formula="of:=IF(OR([.B103]=6;[.B103]=7); 0; IF([.C103]=&quot;zima&quot;; FLOOR(0.2*[.N103])*30; IF([.C103]=&quot;wiosna&quot;;  FLOOR(0.5*[.N103])*30; IF([.C103]=&quot;lato&quot;;  FLOOR(0.9*[.N103])*30; IF([.C103]=&quot;jesień&quot;;  FLOOR(0.4*[.N103])*30; 0)))))" office:value-type="float" office:value="150" calcext:value-type="float">
            <text:p>150</text:p>
          </table:table-cell>
          <table:table-cell table:formula="of:=IF(MONTH([.A103])&lt;&gt;MONTH([.A104]);1;0)" office:value-type="float" office:value="0" calcext:value-type="float">
            <text:p>0</text:p>
          </table:table-cell>
          <table:table-cell table:formula="of:=IF([.L103]=1;[.H103];0)" office:value-type="float" office:value="0" calcext:value-type="float">
            <text:p>0</text:p>
          </table:table-cell>
          <table:table-cell table:formula="of:=[.N102] + IF([.M10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13" calcext:value-type="date">
            <text:p>13.04.2023</text:p>
          </table:table-cell>
          <table:table-cell table:formula="of:=WEEKDAY([.A104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104]=6;[.B104]=7); 0; IF([.C104]=&quot;zima&quot;; FLOOR(0.2*[.N104])*30; IF([.C104]=&quot;wiosna&quot;;  FLOOR(0.5*[.N104])*30; IF([.C104]=&quot;lato&quot;;  FLOOR(0.9*[.N104])*30; IF([.C104]=&quot;jesień&quot;;  FLOOR(0.4*[.N104])*30; 0)))))" office:value-type="float" office:value="150" calcext:value-type="float">
            <text:p>150</text:p>
          </table:table-cell>
          <table:table-cell table:formula="of:=IF([.B104]=7; 15*[.N104]; 0) + IF(AND([.H103] &gt; 2400; MONTH([.A103])&lt;&gt;MONTH([.A104])); 2400; 0)" office:value-type="float" office:value="0" calcext:value-type="float">
            <text:p>0</text:p>
          </table:table-cell>
          <table:table-cell table:formula="of:=[.D104]+[.F103]" office:value-type="float" office:value="6060" calcext:value-type="float">
            <text:p>6060</text:p>
          </table:table-cell>
          <table:table-cell table:formula="of:=[.E104]+[.G103]" office:value-type="float" office:value="10250" calcext:value-type="float">
            <text:p>10250</text:p>
          </table:table-cell>
          <table:table-cell table:formula="of:=[.F104]-[.G104]" office:value-type="float" office:value="-4190" calcext:value-type="float">
            <text:p>-4190</text:p>
          </table:table-cell>
          <table:table-cell table:formula="of:=IF(OR([.B104]=6;[.B104]=7); 0; IF([.C104]=&quot;zima&quot;; 2*[.$R$6]; IF([.C104]=&quot;wiosna&quot;; 5*[.$R$6]; IF([.C104]=&quot;lato&quot;; 9*[.$R$6]; IF([.C104]=&quot;jesień&quot;; 4*[.$R$6]; 0)))))" office:value-type="float" office:value="150" calcext:value-type="float">
            <text:p>150</text:p>
          </table:table-cell>
          <table:table-cell table:formula="of:=[.J103]-[.E104]+[.I104]" office:value-type="float" office:value="-4190" calcext:value-type="float">
            <text:p>-4190</text:p>
          </table:table-cell>
          <table:table-cell table:formula="of:=IF(OR([.B104]=6;[.B104]=7); 0; IF([.C104]=&quot;zima&quot;; FLOOR(0.2*[.N104])*30; IF([.C104]=&quot;wiosna&quot;;  FLOOR(0.5*[.N104])*30; IF([.C104]=&quot;lato&quot;;  FLOOR(0.9*[.N104])*30; IF([.C104]=&quot;jesień&quot;;  FLOOR(0.4*[.N104])*30; 0)))))" office:value-type="float" office:value="150" calcext:value-type="float">
            <text:p>150</text:p>
          </table:table-cell>
          <table:table-cell table:formula="of:=IF(MONTH([.A104])&lt;&gt;MONTH([.A105]);1;0)" office:value-type="float" office:value="0" calcext:value-type="float">
            <text:p>0</text:p>
          </table:table-cell>
          <table:table-cell table:formula="of:=IF([.L104]=1;[.H104];0)" office:value-type="float" office:value="0" calcext:value-type="float">
            <text:p>0</text:p>
          </table:table-cell>
          <table:table-cell table:formula="of:=[.N103] + IF([.M10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14" calcext:value-type="date">
            <text:p>14.04.2023</text:p>
          </table:table-cell>
          <table:table-cell table:formula="of:=WEEKDAY([.A105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105]=6;[.B105]=7); 0; IF([.C105]=&quot;zima&quot;; FLOOR(0.2*[.N105])*30; IF([.C105]=&quot;wiosna&quot;;  FLOOR(0.5*[.N105])*30; IF([.C105]=&quot;lato&quot;;  FLOOR(0.9*[.N105])*30; IF([.C105]=&quot;jesień&quot;;  FLOOR(0.4*[.N105])*30; 0)))))" office:value-type="float" office:value="150" calcext:value-type="float">
            <text:p>150</text:p>
          </table:table-cell>
          <table:table-cell table:formula="of:=IF([.B105]=7; 15*[.N105]; 0) + IF(AND([.H104] &gt; 2400; MONTH([.A104])&lt;&gt;MONTH([.A105])); 2400; 0)" office:value-type="float" office:value="0" calcext:value-type="float">
            <text:p>0</text:p>
          </table:table-cell>
          <table:table-cell table:formula="of:=[.D105]+[.F104]" office:value-type="float" office:value="6210" calcext:value-type="float">
            <text:p>6210</text:p>
          </table:table-cell>
          <table:table-cell table:formula="of:=[.E105]+[.G104]" office:value-type="float" office:value="10250" calcext:value-type="float">
            <text:p>10250</text:p>
          </table:table-cell>
          <table:table-cell table:formula="of:=[.F105]-[.G105]" office:value-type="float" office:value="-4040" calcext:value-type="float">
            <text:p>-4040</text:p>
          </table:table-cell>
          <table:table-cell table:formula="of:=IF(OR([.B105]=6;[.B105]=7); 0; IF([.C105]=&quot;zima&quot;; 2*[.$R$6]; IF([.C105]=&quot;wiosna&quot;; 5*[.$R$6]; IF([.C105]=&quot;lato&quot;; 9*[.$R$6]; IF([.C105]=&quot;jesień&quot;; 4*[.$R$6]; 0)))))" office:value-type="float" office:value="150" calcext:value-type="float">
            <text:p>150</text:p>
          </table:table-cell>
          <table:table-cell table:formula="of:=[.J104]-[.E105]+[.I105]" office:value-type="float" office:value="-4040" calcext:value-type="float">
            <text:p>-4040</text:p>
          </table:table-cell>
          <table:table-cell table:formula="of:=IF(OR([.B105]=6;[.B105]=7); 0; IF([.C105]=&quot;zima&quot;; FLOOR(0.2*[.N105])*30; IF([.C105]=&quot;wiosna&quot;;  FLOOR(0.5*[.N105])*30; IF([.C105]=&quot;lato&quot;;  FLOOR(0.9*[.N105])*30; IF([.C105]=&quot;jesień&quot;;  FLOOR(0.4*[.N105])*30; 0)))))" office:value-type="float" office:value="150" calcext:value-type="float">
            <text:p>150</text:p>
          </table:table-cell>
          <table:table-cell table:formula="of:=IF(MONTH([.A105])&lt;&gt;MONTH([.A106]);1;0)" office:value-type="float" office:value="0" calcext:value-type="float">
            <text:p>0</text:p>
          </table:table-cell>
          <table:table-cell table:formula="of:=IF([.L105]=1;[.H105];0)" office:value-type="float" office:value="0" calcext:value-type="float">
            <text:p>0</text:p>
          </table:table-cell>
          <table:table-cell table:formula="of:=[.N104] + IF([.M10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15" calcext:value-type="date">
            <text:p>15.04.2023</text:p>
          </table:table-cell>
          <table:table-cell table:formula="of:=WEEKDAY([.A106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106]=6;[.B106]=7); 0; IF([.C106]=&quot;zima&quot;; FLOOR(0.2*[.N106])*30; IF([.C106]=&quot;wiosna&quot;;  FLOOR(0.5*[.N106])*30; IF([.C106]=&quot;lato&quot;;  FLOOR(0.9*[.N106])*30; IF([.C106]=&quot;jesień&quot;;  FLOOR(0.4*[.N106])*30; 0)))))" office:value-type="float" office:value="0" calcext:value-type="float">
            <text:p>0</text:p>
          </table:table-cell>
          <table:table-cell table:formula="of:=IF([.B106]=7; 15*[.N106]; 0) + IF(AND([.H105] &gt; 2400; MONTH([.A105])&lt;&gt;MONTH([.A106])); 2400; 0)" office:value-type="float" office:value="0" calcext:value-type="float">
            <text:p>0</text:p>
          </table:table-cell>
          <table:table-cell table:formula="of:=[.D106]+[.F105]" office:value-type="float" office:value="6210" calcext:value-type="float">
            <text:p>6210</text:p>
          </table:table-cell>
          <table:table-cell table:formula="of:=[.E106]+[.G105]" office:value-type="float" office:value="10250" calcext:value-type="float">
            <text:p>10250</text:p>
          </table:table-cell>
          <table:table-cell table:formula="of:=[.F106]-[.G106]" office:value-type="float" office:value="-4040" calcext:value-type="float">
            <text:p>-4040</text:p>
          </table:table-cell>
          <table:table-cell table:formula="of:=IF(OR([.B106]=6;[.B106]=7); 0; IF([.C106]=&quot;zima&quot;; 2*[.$R$6]; IF([.C106]=&quot;wiosna&quot;; 5*[.$R$6]; IF([.C106]=&quot;lato&quot;; 9*[.$R$6]; IF([.C106]=&quot;jesień&quot;; 4*[.$R$6]; 0)))))" office:value-type="float" office:value="0" calcext:value-type="float">
            <text:p>0</text:p>
          </table:table-cell>
          <table:table-cell table:formula="of:=[.J105]-[.E106]+[.I106]" office:value-type="float" office:value="-4040" calcext:value-type="float">
            <text:p>-4040</text:p>
          </table:table-cell>
          <table:table-cell table:formula="of:=IF(OR([.B106]=6;[.B106]=7); 0; IF([.C106]=&quot;zima&quot;; FLOOR(0.2*[.N106])*30; IF([.C106]=&quot;wiosna&quot;;  FLOOR(0.5*[.N106])*30; IF([.C106]=&quot;lato&quot;;  FLOOR(0.9*[.N106])*30; IF([.C106]=&quot;jesień&quot;;  FLOOR(0.4*[.N106])*30; 0)))))" office:value-type="float" office:value="0" calcext:value-type="float">
            <text:p>0</text:p>
          </table:table-cell>
          <table:table-cell table:formula="of:=IF(MONTH([.A106])&lt;&gt;MONTH([.A107]);1;0)" office:value-type="float" office:value="0" calcext:value-type="float">
            <text:p>0</text:p>
          </table:table-cell>
          <table:table-cell table:formula="of:=IF([.L106]=1;[.H106];0)" office:value-type="float" office:value="0" calcext:value-type="float">
            <text:p>0</text:p>
          </table:table-cell>
          <table:table-cell table:formula="of:=[.N105] + IF([.M10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16" calcext:value-type="date">
            <text:p>16.04.2023</text:p>
          </table:table-cell>
          <table:table-cell table:formula="of:=WEEKDAY([.A107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07]=6;[.B107]=7); 0; IF([.C107]=&quot;zima&quot;; FLOOR(0.2*[.N107])*30; IF([.C107]=&quot;wiosna&quot;;  FLOOR(0.5*[.N107])*30; IF([.C107]=&quot;lato&quot;;  FLOOR(0.9*[.N107])*30; IF([.C107]=&quot;jesień&quot;;  FLOOR(0.4*[.N107])*30; 0)))))" office:value-type="float" office:value="0" calcext:value-type="float">
            <text:p>0</text:p>
          </table:table-cell>
          <table:table-cell table:formula="of:=IF([.B107]=7; 15*[.N107]; 0) + IF(AND([.H106] &gt; 2400; MONTH([.A106])&lt;&gt;MONTH([.A107])); 2400; 0)" office:value-type="float" office:value="150" calcext:value-type="float">
            <text:p>150</text:p>
          </table:table-cell>
          <table:table-cell table:formula="of:=[.D107]+[.F106]" office:value-type="float" office:value="6210" calcext:value-type="float">
            <text:p>6210</text:p>
          </table:table-cell>
          <table:table-cell table:formula="of:=[.E107]+[.G106]" office:value-type="float" office:value="10400" calcext:value-type="float">
            <text:p>10400</text:p>
          </table:table-cell>
          <table:table-cell table:formula="of:=[.F107]-[.G107]" office:value-type="float" office:value="-4190" calcext:value-type="float">
            <text:p>-4190</text:p>
          </table:table-cell>
          <table:table-cell table:formula="of:=IF(OR([.B107]=6;[.B107]=7); 0; IF([.C107]=&quot;zima&quot;; 2*[.$R$6]; IF([.C107]=&quot;wiosna&quot;; 5*[.$R$6]; IF([.C107]=&quot;lato&quot;; 9*[.$R$6]; IF([.C107]=&quot;jesień&quot;; 4*[.$R$6]; 0)))))" office:value-type="float" office:value="0" calcext:value-type="float">
            <text:p>0</text:p>
          </table:table-cell>
          <table:table-cell table:formula="of:=[.J106]-[.E107]+[.I107]" office:value-type="float" office:value="-4190" calcext:value-type="float">
            <text:p>-4190</text:p>
          </table:table-cell>
          <table:table-cell table:formula="of:=IF(OR([.B107]=6;[.B107]=7); 0; IF([.C107]=&quot;zima&quot;; FLOOR(0.2*[.N107])*30; IF([.C107]=&quot;wiosna&quot;;  FLOOR(0.5*[.N107])*30; IF([.C107]=&quot;lato&quot;;  FLOOR(0.9*[.N107])*30; IF([.C107]=&quot;jesień&quot;;  FLOOR(0.4*[.N107])*30; 0)))))" office:value-type="float" office:value="0" calcext:value-type="float">
            <text:p>0</text:p>
          </table:table-cell>
          <table:table-cell table:formula="of:=IF(MONTH([.A107])&lt;&gt;MONTH([.A108]);1;0)" office:value-type="float" office:value="0" calcext:value-type="float">
            <text:p>0</text:p>
          </table:table-cell>
          <table:table-cell table:formula="of:=IF([.L107]=1;[.H107];0)" office:value-type="float" office:value="0" calcext:value-type="float">
            <text:p>0</text:p>
          </table:table-cell>
          <table:table-cell table:formula="of:=[.N106] + IF([.M10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17" calcext:value-type="date">
            <text:p>17.04.2023</text:p>
          </table:table-cell>
          <table:table-cell table:formula="of:=WEEKDAY([.A108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08]=6;[.B108]=7); 0; IF([.C108]=&quot;zima&quot;; FLOOR(0.2*[.N108])*30; IF([.C108]=&quot;wiosna&quot;;  FLOOR(0.5*[.N108])*30; IF([.C108]=&quot;lato&quot;;  FLOOR(0.9*[.N108])*30; IF([.C108]=&quot;jesień&quot;;  FLOOR(0.4*[.N108])*30; 0)))))" office:value-type="float" office:value="150" calcext:value-type="float">
            <text:p>150</text:p>
          </table:table-cell>
          <table:table-cell table:formula="of:=IF([.B108]=7; 15*[.N108]; 0) + IF(AND([.H107] &gt; 2400; MONTH([.A107])&lt;&gt;MONTH([.A108])); 2400; 0)" office:value-type="float" office:value="0" calcext:value-type="float">
            <text:p>0</text:p>
          </table:table-cell>
          <table:table-cell table:formula="of:=[.D108]+[.F107]" office:value-type="float" office:value="6360" calcext:value-type="float">
            <text:p>6360</text:p>
          </table:table-cell>
          <table:table-cell table:formula="of:=[.E108]+[.G107]" office:value-type="float" office:value="10400" calcext:value-type="float">
            <text:p>10400</text:p>
          </table:table-cell>
          <table:table-cell table:formula="of:=[.F108]-[.G108]" office:value-type="float" office:value="-4040" calcext:value-type="float">
            <text:p>-4040</text:p>
          </table:table-cell>
          <table:table-cell table:formula="of:=IF(OR([.B108]=6;[.B108]=7); 0; IF([.C108]=&quot;zima&quot;; 2*[.$R$6]; IF([.C108]=&quot;wiosna&quot;; 5*[.$R$6]; IF([.C108]=&quot;lato&quot;; 9*[.$R$6]; IF([.C108]=&quot;jesień&quot;; 4*[.$R$6]; 0)))))" office:value-type="float" office:value="150" calcext:value-type="float">
            <text:p>150</text:p>
          </table:table-cell>
          <table:table-cell table:formula="of:=[.J107]-[.E108]+[.I108]" office:value-type="float" office:value="-4040" calcext:value-type="float">
            <text:p>-4040</text:p>
          </table:table-cell>
          <table:table-cell table:formula="of:=IF(OR([.B108]=6;[.B108]=7); 0; IF([.C108]=&quot;zima&quot;; FLOOR(0.2*[.N108])*30; IF([.C108]=&quot;wiosna&quot;;  FLOOR(0.5*[.N108])*30; IF([.C108]=&quot;lato&quot;;  FLOOR(0.9*[.N108])*30; IF([.C108]=&quot;jesień&quot;;  FLOOR(0.4*[.N108])*30; 0)))))" office:value-type="float" office:value="150" calcext:value-type="float">
            <text:p>150</text:p>
          </table:table-cell>
          <table:table-cell table:formula="of:=IF(MONTH([.A108])&lt;&gt;MONTH([.A109]);1;0)" office:value-type="float" office:value="0" calcext:value-type="float">
            <text:p>0</text:p>
          </table:table-cell>
          <table:table-cell table:formula="of:=IF([.L108]=1;[.H108];0)" office:value-type="float" office:value="0" calcext:value-type="float">
            <text:p>0</text:p>
          </table:table-cell>
          <table:table-cell table:formula="of:=[.N107] + IF([.M10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18" calcext:value-type="date">
            <text:p>18.04.2023</text:p>
          </table:table-cell>
          <table:table-cell table:formula="of:=WEEKDAY([.A109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09]=6;[.B109]=7); 0; IF([.C109]=&quot;zima&quot;; FLOOR(0.2*[.N109])*30; IF([.C109]=&quot;wiosna&quot;;  FLOOR(0.5*[.N109])*30; IF([.C109]=&quot;lato&quot;;  FLOOR(0.9*[.N109])*30; IF([.C109]=&quot;jesień&quot;;  FLOOR(0.4*[.N109])*30; 0)))))" office:value-type="float" office:value="150" calcext:value-type="float">
            <text:p>150</text:p>
          </table:table-cell>
          <table:table-cell table:formula="of:=IF([.B109]=7; 15*[.N109]; 0) + IF(AND([.H108] &gt; 2400; MONTH([.A108])&lt;&gt;MONTH([.A109])); 2400; 0)" office:value-type="float" office:value="0" calcext:value-type="float">
            <text:p>0</text:p>
          </table:table-cell>
          <table:table-cell table:formula="of:=[.D109]+[.F108]" office:value-type="float" office:value="6510" calcext:value-type="float">
            <text:p>6510</text:p>
          </table:table-cell>
          <table:table-cell table:formula="of:=[.E109]+[.G108]" office:value-type="float" office:value="10400" calcext:value-type="float">
            <text:p>10400</text:p>
          </table:table-cell>
          <table:table-cell table:formula="of:=[.F109]-[.G109]" office:value-type="float" office:value="-3890" calcext:value-type="float">
            <text:p>-3890</text:p>
          </table:table-cell>
          <table:table-cell table:formula="of:=IF(OR([.B109]=6;[.B109]=7); 0; IF([.C109]=&quot;zima&quot;; 2*[.$R$6]; IF([.C109]=&quot;wiosna&quot;; 5*[.$R$6]; IF([.C109]=&quot;lato&quot;; 9*[.$R$6]; IF([.C109]=&quot;jesień&quot;; 4*[.$R$6]; 0)))))" office:value-type="float" office:value="150" calcext:value-type="float">
            <text:p>150</text:p>
          </table:table-cell>
          <table:table-cell table:formula="of:=[.J108]-[.E109]+[.I109]" office:value-type="float" office:value="-3890" calcext:value-type="float">
            <text:p>-3890</text:p>
          </table:table-cell>
          <table:table-cell table:formula="of:=IF(OR([.B109]=6;[.B109]=7); 0; IF([.C109]=&quot;zima&quot;; FLOOR(0.2*[.N109])*30; IF([.C109]=&quot;wiosna&quot;;  FLOOR(0.5*[.N109])*30; IF([.C109]=&quot;lato&quot;;  FLOOR(0.9*[.N109])*30; IF([.C109]=&quot;jesień&quot;;  FLOOR(0.4*[.N109])*30; 0)))))" office:value-type="float" office:value="150" calcext:value-type="float">
            <text:p>150</text:p>
          </table:table-cell>
          <table:table-cell table:formula="of:=IF(MONTH([.A109])&lt;&gt;MONTH([.A110]);1;0)" office:value-type="float" office:value="0" calcext:value-type="float">
            <text:p>0</text:p>
          </table:table-cell>
          <table:table-cell table:formula="of:=IF([.L109]=1;[.H109];0)" office:value-type="float" office:value="0" calcext:value-type="float">
            <text:p>0</text:p>
          </table:table-cell>
          <table:table-cell table:formula="of:=[.N108] + IF([.M10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19" calcext:value-type="date">
            <text:p>19.04.2023</text:p>
          </table:table-cell>
          <table:table-cell table:formula="of:=WEEKDAY([.A110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110]=6;[.B110]=7); 0; IF([.C110]=&quot;zima&quot;; FLOOR(0.2*[.N110])*30; IF([.C110]=&quot;wiosna&quot;;  FLOOR(0.5*[.N110])*30; IF([.C110]=&quot;lato&quot;;  FLOOR(0.9*[.N110])*30; IF([.C110]=&quot;jesień&quot;;  FLOOR(0.4*[.N110])*30; 0)))))" office:value-type="float" office:value="150" calcext:value-type="float">
            <text:p>150</text:p>
          </table:table-cell>
          <table:table-cell table:formula="of:=IF([.B110]=7; 15*[.N110]; 0) + IF(AND([.H109] &gt; 2400; MONTH([.A109])&lt;&gt;MONTH([.A110])); 2400; 0)" office:value-type="float" office:value="0" calcext:value-type="float">
            <text:p>0</text:p>
          </table:table-cell>
          <table:table-cell table:formula="of:=[.D110]+[.F109]" office:value-type="float" office:value="6660" calcext:value-type="float">
            <text:p>6660</text:p>
          </table:table-cell>
          <table:table-cell table:formula="of:=[.E110]+[.G109]" office:value-type="float" office:value="10400" calcext:value-type="float">
            <text:p>10400</text:p>
          </table:table-cell>
          <table:table-cell table:formula="of:=[.F110]-[.G110]" office:value-type="float" office:value="-3740" calcext:value-type="float">
            <text:p>-3740</text:p>
          </table:table-cell>
          <table:table-cell table:formula="of:=IF(OR([.B110]=6;[.B110]=7); 0; IF([.C110]=&quot;zima&quot;; 2*[.$R$6]; IF([.C110]=&quot;wiosna&quot;; 5*[.$R$6]; IF([.C110]=&quot;lato&quot;; 9*[.$R$6]; IF([.C110]=&quot;jesień&quot;; 4*[.$R$6]; 0)))))" office:value-type="float" office:value="150" calcext:value-type="float">
            <text:p>150</text:p>
          </table:table-cell>
          <table:table-cell table:formula="of:=[.J109]-[.E110]+[.I110]" office:value-type="float" office:value="-3740" calcext:value-type="float">
            <text:p>-3740</text:p>
          </table:table-cell>
          <table:table-cell table:formula="of:=IF(OR([.B110]=6;[.B110]=7); 0; IF([.C110]=&quot;zima&quot;; FLOOR(0.2*[.N110])*30; IF([.C110]=&quot;wiosna&quot;;  FLOOR(0.5*[.N110])*30; IF([.C110]=&quot;lato&quot;;  FLOOR(0.9*[.N110])*30; IF([.C110]=&quot;jesień&quot;;  FLOOR(0.4*[.N110])*30; 0)))))" office:value-type="float" office:value="150" calcext:value-type="float">
            <text:p>150</text:p>
          </table:table-cell>
          <table:table-cell table:formula="of:=IF(MONTH([.A110])&lt;&gt;MONTH([.A111]);1;0)" office:value-type="float" office:value="0" calcext:value-type="float">
            <text:p>0</text:p>
          </table:table-cell>
          <table:table-cell table:formula="of:=IF([.L110]=1;[.H110];0)" office:value-type="float" office:value="0" calcext:value-type="float">
            <text:p>0</text:p>
          </table:table-cell>
          <table:table-cell table:formula="of:=[.N109] + IF([.M10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20" calcext:value-type="date">
            <text:p>20.04.2023</text:p>
          </table:table-cell>
          <table:table-cell table:formula="of:=WEEKDAY([.A111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111]=6;[.B111]=7); 0; IF([.C111]=&quot;zima&quot;; FLOOR(0.2*[.N111])*30; IF([.C111]=&quot;wiosna&quot;;  FLOOR(0.5*[.N111])*30; IF([.C111]=&quot;lato&quot;;  FLOOR(0.9*[.N111])*30; IF([.C111]=&quot;jesień&quot;;  FLOOR(0.4*[.N111])*30; 0)))))" office:value-type="float" office:value="150" calcext:value-type="float">
            <text:p>150</text:p>
          </table:table-cell>
          <table:table-cell table:formula="of:=IF([.B111]=7; 15*[.N111]; 0) + IF(AND([.H110] &gt; 2400; MONTH([.A110])&lt;&gt;MONTH([.A111])); 2400; 0)" office:value-type="float" office:value="0" calcext:value-type="float">
            <text:p>0</text:p>
          </table:table-cell>
          <table:table-cell table:formula="of:=[.D111]+[.F110]" office:value-type="float" office:value="6810" calcext:value-type="float">
            <text:p>6810</text:p>
          </table:table-cell>
          <table:table-cell table:formula="of:=[.E111]+[.G110]" office:value-type="float" office:value="10400" calcext:value-type="float">
            <text:p>10400</text:p>
          </table:table-cell>
          <table:table-cell table:formula="of:=[.F111]-[.G111]" office:value-type="float" office:value="-3590" calcext:value-type="float">
            <text:p>-3590</text:p>
          </table:table-cell>
          <table:table-cell table:formula="of:=IF(OR([.B111]=6;[.B111]=7); 0; IF([.C111]=&quot;zima&quot;; 2*[.$R$6]; IF([.C111]=&quot;wiosna&quot;; 5*[.$R$6]; IF([.C111]=&quot;lato&quot;; 9*[.$R$6]; IF([.C111]=&quot;jesień&quot;; 4*[.$R$6]; 0)))))" office:value-type="float" office:value="150" calcext:value-type="float">
            <text:p>150</text:p>
          </table:table-cell>
          <table:table-cell table:formula="of:=[.J110]-[.E111]+[.I111]" office:value-type="float" office:value="-3590" calcext:value-type="float">
            <text:p>-3590</text:p>
          </table:table-cell>
          <table:table-cell table:formula="of:=IF(OR([.B111]=6;[.B111]=7); 0; IF([.C111]=&quot;zima&quot;; FLOOR(0.2*[.N111])*30; IF([.C111]=&quot;wiosna&quot;;  FLOOR(0.5*[.N111])*30; IF([.C111]=&quot;lato&quot;;  FLOOR(0.9*[.N111])*30; IF([.C111]=&quot;jesień&quot;;  FLOOR(0.4*[.N111])*30; 0)))))" office:value-type="float" office:value="150" calcext:value-type="float">
            <text:p>150</text:p>
          </table:table-cell>
          <table:table-cell table:formula="of:=IF(MONTH([.A111])&lt;&gt;MONTH([.A112]);1;0)" office:value-type="float" office:value="0" calcext:value-type="float">
            <text:p>0</text:p>
          </table:table-cell>
          <table:table-cell table:formula="of:=IF([.L111]=1;[.H111];0)" office:value-type="float" office:value="0" calcext:value-type="float">
            <text:p>0</text:p>
          </table:table-cell>
          <table:table-cell table:formula="of:=[.N110] + IF([.M11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21" calcext:value-type="date">
            <text:p>21.04.2023</text:p>
          </table:table-cell>
          <table:table-cell table:formula="of:=WEEKDAY([.A112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112]=6;[.B112]=7); 0; IF([.C112]=&quot;zima&quot;; FLOOR(0.2*[.N112])*30; IF([.C112]=&quot;wiosna&quot;;  FLOOR(0.5*[.N112])*30; IF([.C112]=&quot;lato&quot;;  FLOOR(0.9*[.N112])*30; IF([.C112]=&quot;jesień&quot;;  FLOOR(0.4*[.N112])*30; 0)))))" office:value-type="float" office:value="150" calcext:value-type="float">
            <text:p>150</text:p>
          </table:table-cell>
          <table:table-cell table:formula="of:=IF([.B112]=7; 15*[.N112]; 0) + IF(AND([.H111] &gt; 2400; MONTH([.A111])&lt;&gt;MONTH([.A112])); 2400; 0)" office:value-type="float" office:value="0" calcext:value-type="float">
            <text:p>0</text:p>
          </table:table-cell>
          <table:table-cell table:formula="of:=[.D112]+[.F111]" office:value-type="float" office:value="6960" calcext:value-type="float">
            <text:p>6960</text:p>
          </table:table-cell>
          <table:table-cell table:formula="of:=[.E112]+[.G111]" office:value-type="float" office:value="10400" calcext:value-type="float">
            <text:p>10400</text:p>
          </table:table-cell>
          <table:table-cell table:formula="of:=[.F112]-[.G112]" office:value-type="float" office:value="-3440" calcext:value-type="float">
            <text:p>-3440</text:p>
          </table:table-cell>
          <table:table-cell table:formula="of:=IF(OR([.B112]=6;[.B112]=7); 0; IF([.C112]=&quot;zima&quot;; 2*[.$R$6]; IF([.C112]=&quot;wiosna&quot;; 5*[.$R$6]; IF([.C112]=&quot;lato&quot;; 9*[.$R$6]; IF([.C112]=&quot;jesień&quot;; 4*[.$R$6]; 0)))))" office:value-type="float" office:value="150" calcext:value-type="float">
            <text:p>150</text:p>
          </table:table-cell>
          <table:table-cell table:formula="of:=[.J111]-[.E112]+[.I112]" office:value-type="float" office:value="-3440" calcext:value-type="float">
            <text:p>-3440</text:p>
          </table:table-cell>
          <table:table-cell table:formula="of:=IF(OR([.B112]=6;[.B112]=7); 0; IF([.C112]=&quot;zima&quot;; FLOOR(0.2*[.N112])*30; IF([.C112]=&quot;wiosna&quot;;  FLOOR(0.5*[.N112])*30; IF([.C112]=&quot;lato&quot;;  FLOOR(0.9*[.N112])*30; IF([.C112]=&quot;jesień&quot;;  FLOOR(0.4*[.N112])*30; 0)))))" office:value-type="float" office:value="150" calcext:value-type="float">
            <text:p>150</text:p>
          </table:table-cell>
          <table:table-cell table:formula="of:=IF(MONTH([.A112])&lt;&gt;MONTH([.A113]);1;0)" office:value-type="float" office:value="0" calcext:value-type="float">
            <text:p>0</text:p>
          </table:table-cell>
          <table:table-cell table:formula="of:=IF([.L112]=1;[.H112];0)" office:value-type="float" office:value="0" calcext:value-type="float">
            <text:p>0</text:p>
          </table:table-cell>
          <table:table-cell table:formula="of:=[.N111] + IF([.M11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22" calcext:value-type="date">
            <text:p>22.04.2023</text:p>
          </table:table-cell>
          <table:table-cell table:formula="of:=WEEKDAY([.A113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113]=6;[.B113]=7); 0; IF([.C113]=&quot;zima&quot;; FLOOR(0.2*[.N113])*30; IF([.C113]=&quot;wiosna&quot;;  FLOOR(0.5*[.N113])*30; IF([.C113]=&quot;lato&quot;;  FLOOR(0.9*[.N113])*30; IF([.C113]=&quot;jesień&quot;;  FLOOR(0.4*[.N113])*30; 0)))))" office:value-type="float" office:value="0" calcext:value-type="float">
            <text:p>0</text:p>
          </table:table-cell>
          <table:table-cell table:formula="of:=IF([.B113]=7; 15*[.N113]; 0) + IF(AND([.H112] &gt; 2400; MONTH([.A112])&lt;&gt;MONTH([.A113])); 2400; 0)" office:value-type="float" office:value="0" calcext:value-type="float">
            <text:p>0</text:p>
          </table:table-cell>
          <table:table-cell table:formula="of:=[.D113]+[.F112]" office:value-type="float" office:value="6960" calcext:value-type="float">
            <text:p>6960</text:p>
          </table:table-cell>
          <table:table-cell table:formula="of:=[.E113]+[.G112]" office:value-type="float" office:value="10400" calcext:value-type="float">
            <text:p>10400</text:p>
          </table:table-cell>
          <table:table-cell table:formula="of:=[.F113]-[.G113]" office:value-type="float" office:value="-3440" calcext:value-type="float">
            <text:p>-3440</text:p>
          </table:table-cell>
          <table:table-cell table:formula="of:=IF(OR([.B113]=6;[.B113]=7); 0; IF([.C113]=&quot;zima&quot;; 2*[.$R$6]; IF([.C113]=&quot;wiosna&quot;; 5*[.$R$6]; IF([.C113]=&quot;lato&quot;; 9*[.$R$6]; IF([.C113]=&quot;jesień&quot;; 4*[.$R$6]; 0)))))" office:value-type="float" office:value="0" calcext:value-type="float">
            <text:p>0</text:p>
          </table:table-cell>
          <table:table-cell table:formula="of:=[.J112]-[.E113]+[.I113]" office:value-type="float" office:value="-3440" calcext:value-type="float">
            <text:p>-3440</text:p>
          </table:table-cell>
          <table:table-cell table:formula="of:=IF(OR([.B113]=6;[.B113]=7); 0; IF([.C113]=&quot;zima&quot;; FLOOR(0.2*[.N113])*30; IF([.C113]=&quot;wiosna&quot;;  FLOOR(0.5*[.N113])*30; IF([.C113]=&quot;lato&quot;;  FLOOR(0.9*[.N113])*30; IF([.C113]=&quot;jesień&quot;;  FLOOR(0.4*[.N113])*30; 0)))))" office:value-type="float" office:value="0" calcext:value-type="float">
            <text:p>0</text:p>
          </table:table-cell>
          <table:table-cell table:formula="of:=IF(MONTH([.A113])&lt;&gt;MONTH([.A114]);1;0)" office:value-type="float" office:value="0" calcext:value-type="float">
            <text:p>0</text:p>
          </table:table-cell>
          <table:table-cell table:formula="of:=IF([.L113]=1;[.H113];0)" office:value-type="float" office:value="0" calcext:value-type="float">
            <text:p>0</text:p>
          </table:table-cell>
          <table:table-cell table:formula="of:=[.N112] + IF([.M11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23" calcext:value-type="date">
            <text:p>23.04.2023</text:p>
          </table:table-cell>
          <table:table-cell table:formula="of:=WEEKDAY([.A114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14]=6;[.B114]=7); 0; IF([.C114]=&quot;zima&quot;; FLOOR(0.2*[.N114])*30; IF([.C114]=&quot;wiosna&quot;;  FLOOR(0.5*[.N114])*30; IF([.C114]=&quot;lato&quot;;  FLOOR(0.9*[.N114])*30; IF([.C114]=&quot;jesień&quot;;  FLOOR(0.4*[.N114])*30; 0)))))" office:value-type="float" office:value="0" calcext:value-type="float">
            <text:p>0</text:p>
          </table:table-cell>
          <table:table-cell table:formula="of:=IF([.B114]=7; 15*[.N114]; 0) + IF(AND([.H113] &gt; 2400; MONTH([.A113])&lt;&gt;MONTH([.A114])); 2400; 0)" office:value-type="float" office:value="150" calcext:value-type="float">
            <text:p>150</text:p>
          </table:table-cell>
          <table:table-cell table:formula="of:=[.D114]+[.F113]" office:value-type="float" office:value="6960" calcext:value-type="float">
            <text:p>6960</text:p>
          </table:table-cell>
          <table:table-cell table:formula="of:=[.E114]+[.G113]" office:value-type="float" office:value="10550" calcext:value-type="float">
            <text:p>10550</text:p>
          </table:table-cell>
          <table:table-cell table:formula="of:=[.F114]-[.G114]" office:value-type="float" office:value="-3590" calcext:value-type="float">
            <text:p>-3590</text:p>
          </table:table-cell>
          <table:table-cell table:formula="of:=IF(OR([.B114]=6;[.B114]=7); 0; IF([.C114]=&quot;zima&quot;; 2*[.$R$6]; IF([.C114]=&quot;wiosna&quot;; 5*[.$R$6]; IF([.C114]=&quot;lato&quot;; 9*[.$R$6]; IF([.C114]=&quot;jesień&quot;; 4*[.$R$6]; 0)))))" office:value-type="float" office:value="0" calcext:value-type="float">
            <text:p>0</text:p>
          </table:table-cell>
          <table:table-cell table:formula="of:=[.J113]-[.E114]+[.I114]" office:value-type="float" office:value="-3590" calcext:value-type="float">
            <text:p>-3590</text:p>
          </table:table-cell>
          <table:table-cell table:formula="of:=IF(OR([.B114]=6;[.B114]=7); 0; IF([.C114]=&quot;zima&quot;; FLOOR(0.2*[.N114])*30; IF([.C114]=&quot;wiosna&quot;;  FLOOR(0.5*[.N114])*30; IF([.C114]=&quot;lato&quot;;  FLOOR(0.9*[.N114])*30; IF([.C114]=&quot;jesień&quot;;  FLOOR(0.4*[.N114])*30; 0)))))" office:value-type="float" office:value="0" calcext:value-type="float">
            <text:p>0</text:p>
          </table:table-cell>
          <table:table-cell table:formula="of:=IF(MONTH([.A114])&lt;&gt;MONTH([.A115]);1;0)" office:value-type="float" office:value="0" calcext:value-type="float">
            <text:p>0</text:p>
          </table:table-cell>
          <table:table-cell table:formula="of:=IF([.L114]=1;[.H114];0)" office:value-type="float" office:value="0" calcext:value-type="float">
            <text:p>0</text:p>
          </table:table-cell>
          <table:table-cell table:formula="of:=[.N113] + IF([.M11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24" calcext:value-type="date">
            <text:p>24.04.2023</text:p>
          </table:table-cell>
          <table:table-cell table:formula="of:=WEEKDAY([.A115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15]=6;[.B115]=7); 0; IF([.C115]=&quot;zima&quot;; FLOOR(0.2*[.N115])*30; IF([.C115]=&quot;wiosna&quot;;  FLOOR(0.5*[.N115])*30; IF([.C115]=&quot;lato&quot;;  FLOOR(0.9*[.N115])*30; IF([.C115]=&quot;jesień&quot;;  FLOOR(0.4*[.N115])*30; 0)))))" office:value-type="float" office:value="150" calcext:value-type="float">
            <text:p>150</text:p>
          </table:table-cell>
          <table:table-cell table:formula="of:=IF([.B115]=7; 15*[.N115]; 0) + IF(AND([.H114] &gt; 2400; MONTH([.A114])&lt;&gt;MONTH([.A115])); 2400; 0)" office:value-type="float" office:value="0" calcext:value-type="float">
            <text:p>0</text:p>
          </table:table-cell>
          <table:table-cell table:formula="of:=[.D115]+[.F114]" office:value-type="float" office:value="7110" calcext:value-type="float">
            <text:p>7110</text:p>
          </table:table-cell>
          <table:table-cell table:formula="of:=[.E115]+[.G114]" office:value-type="float" office:value="10550" calcext:value-type="float">
            <text:p>10550</text:p>
          </table:table-cell>
          <table:table-cell table:formula="of:=[.F115]-[.G115]" office:value-type="float" office:value="-3440" calcext:value-type="float">
            <text:p>-3440</text:p>
          </table:table-cell>
          <table:table-cell table:formula="of:=IF(OR([.B115]=6;[.B115]=7); 0; IF([.C115]=&quot;zima&quot;; 2*[.$R$6]; IF([.C115]=&quot;wiosna&quot;; 5*[.$R$6]; IF([.C115]=&quot;lato&quot;; 9*[.$R$6]; IF([.C115]=&quot;jesień&quot;; 4*[.$R$6]; 0)))))" office:value-type="float" office:value="150" calcext:value-type="float">
            <text:p>150</text:p>
          </table:table-cell>
          <table:table-cell table:formula="of:=[.J114]-[.E115]+[.I115]" office:value-type="float" office:value="-3440" calcext:value-type="float">
            <text:p>-3440</text:p>
          </table:table-cell>
          <table:table-cell table:formula="of:=IF(OR([.B115]=6;[.B115]=7); 0; IF([.C115]=&quot;zima&quot;; FLOOR(0.2*[.N115])*30; IF([.C115]=&quot;wiosna&quot;;  FLOOR(0.5*[.N115])*30; IF([.C115]=&quot;lato&quot;;  FLOOR(0.9*[.N115])*30; IF([.C115]=&quot;jesień&quot;;  FLOOR(0.4*[.N115])*30; 0)))))" office:value-type="float" office:value="150" calcext:value-type="float">
            <text:p>150</text:p>
          </table:table-cell>
          <table:table-cell table:formula="of:=IF(MONTH([.A115])&lt;&gt;MONTH([.A116]);1;0)" office:value-type="float" office:value="0" calcext:value-type="float">
            <text:p>0</text:p>
          </table:table-cell>
          <table:table-cell table:formula="of:=IF([.L115]=1;[.H115];0)" office:value-type="float" office:value="0" calcext:value-type="float">
            <text:p>0</text:p>
          </table:table-cell>
          <table:table-cell table:formula="of:=[.N114] + IF([.M11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25" calcext:value-type="date">
            <text:p>25.04.2023</text:p>
          </table:table-cell>
          <table:table-cell table:formula="of:=WEEKDAY([.A116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16]=6;[.B116]=7); 0; IF([.C116]=&quot;zima&quot;; FLOOR(0.2*[.N116])*30; IF([.C116]=&quot;wiosna&quot;;  FLOOR(0.5*[.N116])*30; IF([.C116]=&quot;lato&quot;;  FLOOR(0.9*[.N116])*30; IF([.C116]=&quot;jesień&quot;;  FLOOR(0.4*[.N116])*30; 0)))))" office:value-type="float" office:value="150" calcext:value-type="float">
            <text:p>150</text:p>
          </table:table-cell>
          <table:table-cell table:formula="of:=IF([.B116]=7; 15*[.N116]; 0) + IF(AND([.H115] &gt; 2400; MONTH([.A115])&lt;&gt;MONTH([.A116])); 2400; 0)" office:value-type="float" office:value="0" calcext:value-type="float">
            <text:p>0</text:p>
          </table:table-cell>
          <table:table-cell table:formula="of:=[.D116]+[.F115]" office:value-type="float" office:value="7260" calcext:value-type="float">
            <text:p>7260</text:p>
          </table:table-cell>
          <table:table-cell table:formula="of:=[.E116]+[.G115]" office:value-type="float" office:value="10550" calcext:value-type="float">
            <text:p>10550</text:p>
          </table:table-cell>
          <table:table-cell table:formula="of:=[.F116]-[.G116]" office:value-type="float" office:value="-3290" calcext:value-type="float">
            <text:p>-3290</text:p>
          </table:table-cell>
          <table:table-cell table:formula="of:=IF(OR([.B116]=6;[.B116]=7); 0; IF([.C116]=&quot;zima&quot;; 2*[.$R$6]; IF([.C116]=&quot;wiosna&quot;; 5*[.$R$6]; IF([.C116]=&quot;lato&quot;; 9*[.$R$6]; IF([.C116]=&quot;jesień&quot;; 4*[.$R$6]; 0)))))" office:value-type="float" office:value="150" calcext:value-type="float">
            <text:p>150</text:p>
          </table:table-cell>
          <table:table-cell table:formula="of:=[.J115]-[.E116]+[.I116]" office:value-type="float" office:value="-3290" calcext:value-type="float">
            <text:p>-3290</text:p>
          </table:table-cell>
          <table:table-cell table:formula="of:=IF(OR([.B116]=6;[.B116]=7); 0; IF([.C116]=&quot;zima&quot;; FLOOR(0.2*[.N116])*30; IF([.C116]=&quot;wiosna&quot;;  FLOOR(0.5*[.N116])*30; IF([.C116]=&quot;lato&quot;;  FLOOR(0.9*[.N116])*30; IF([.C116]=&quot;jesień&quot;;  FLOOR(0.4*[.N116])*30; 0)))))" office:value-type="float" office:value="150" calcext:value-type="float">
            <text:p>150</text:p>
          </table:table-cell>
          <table:table-cell table:formula="of:=IF(MONTH([.A116])&lt;&gt;MONTH([.A117]);1;0)" office:value-type="float" office:value="0" calcext:value-type="float">
            <text:p>0</text:p>
          </table:table-cell>
          <table:table-cell table:formula="of:=IF([.L116]=1;[.H116];0)" office:value-type="float" office:value="0" calcext:value-type="float">
            <text:p>0</text:p>
          </table:table-cell>
          <table:table-cell table:formula="of:=[.N115] + IF([.M11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26" calcext:value-type="date">
            <text:p>26.04.2023</text:p>
          </table:table-cell>
          <table:table-cell table:formula="of:=WEEKDAY([.A117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117]=6;[.B117]=7); 0; IF([.C117]=&quot;zima&quot;; FLOOR(0.2*[.N117])*30; IF([.C117]=&quot;wiosna&quot;;  FLOOR(0.5*[.N117])*30; IF([.C117]=&quot;lato&quot;;  FLOOR(0.9*[.N117])*30; IF([.C117]=&quot;jesień&quot;;  FLOOR(0.4*[.N117])*30; 0)))))" office:value-type="float" office:value="150" calcext:value-type="float">
            <text:p>150</text:p>
          </table:table-cell>
          <table:table-cell table:formula="of:=IF([.B117]=7; 15*[.N117]; 0) + IF(AND([.H116] &gt; 2400; MONTH([.A116])&lt;&gt;MONTH([.A117])); 2400; 0)" office:value-type="float" office:value="0" calcext:value-type="float">
            <text:p>0</text:p>
          </table:table-cell>
          <table:table-cell table:formula="of:=[.D117]+[.F116]" office:value-type="float" office:value="7410" calcext:value-type="float">
            <text:p>7410</text:p>
          </table:table-cell>
          <table:table-cell table:formula="of:=[.E117]+[.G116]" office:value-type="float" office:value="10550" calcext:value-type="float">
            <text:p>10550</text:p>
          </table:table-cell>
          <table:table-cell table:formula="of:=[.F117]-[.G117]" office:value-type="float" office:value="-3140" calcext:value-type="float">
            <text:p>-3140</text:p>
          </table:table-cell>
          <table:table-cell table:formula="of:=IF(OR([.B117]=6;[.B117]=7); 0; IF([.C117]=&quot;zima&quot;; 2*[.$R$6]; IF([.C117]=&quot;wiosna&quot;; 5*[.$R$6]; IF([.C117]=&quot;lato&quot;; 9*[.$R$6]; IF([.C117]=&quot;jesień&quot;; 4*[.$R$6]; 0)))))" office:value-type="float" office:value="150" calcext:value-type="float">
            <text:p>150</text:p>
          </table:table-cell>
          <table:table-cell table:formula="of:=[.J116]-[.E117]+[.I117]" office:value-type="float" office:value="-3140" calcext:value-type="float">
            <text:p>-3140</text:p>
          </table:table-cell>
          <table:table-cell table:formula="of:=IF(OR([.B117]=6;[.B117]=7); 0; IF([.C117]=&quot;zima&quot;; FLOOR(0.2*[.N117])*30; IF([.C117]=&quot;wiosna&quot;;  FLOOR(0.5*[.N117])*30; IF([.C117]=&quot;lato&quot;;  FLOOR(0.9*[.N117])*30; IF([.C117]=&quot;jesień&quot;;  FLOOR(0.4*[.N117])*30; 0)))))" office:value-type="float" office:value="150" calcext:value-type="float">
            <text:p>150</text:p>
          </table:table-cell>
          <table:table-cell table:formula="of:=IF(MONTH([.A117])&lt;&gt;MONTH([.A118]);1;0)" office:value-type="float" office:value="0" calcext:value-type="float">
            <text:p>0</text:p>
          </table:table-cell>
          <table:table-cell table:formula="of:=IF([.L117]=1;[.H117];0)" office:value-type="float" office:value="0" calcext:value-type="float">
            <text:p>0</text:p>
          </table:table-cell>
          <table:table-cell table:formula="of:=[.N116] + IF([.M11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27" calcext:value-type="date">
            <text:p>27.04.2023</text:p>
          </table:table-cell>
          <table:table-cell table:formula="of:=WEEKDAY([.A118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118]=6;[.B118]=7); 0; IF([.C118]=&quot;zima&quot;; FLOOR(0.2*[.N118])*30; IF([.C118]=&quot;wiosna&quot;;  FLOOR(0.5*[.N118])*30; IF([.C118]=&quot;lato&quot;;  FLOOR(0.9*[.N118])*30; IF([.C118]=&quot;jesień&quot;;  FLOOR(0.4*[.N118])*30; 0)))))" office:value-type="float" office:value="150" calcext:value-type="float">
            <text:p>150</text:p>
          </table:table-cell>
          <table:table-cell table:formula="of:=IF([.B118]=7; 15*[.N118]; 0) + IF(AND([.H117] &gt; 2400; MONTH([.A117])&lt;&gt;MONTH([.A118])); 2400; 0)" office:value-type="float" office:value="0" calcext:value-type="float">
            <text:p>0</text:p>
          </table:table-cell>
          <table:table-cell table:formula="of:=[.D118]+[.F117]" office:value-type="float" office:value="7560" calcext:value-type="float">
            <text:p>7560</text:p>
          </table:table-cell>
          <table:table-cell table:formula="of:=[.E118]+[.G117]" office:value-type="float" office:value="10550" calcext:value-type="float">
            <text:p>10550</text:p>
          </table:table-cell>
          <table:table-cell table:formula="of:=[.F118]-[.G118]" office:value-type="float" office:value="-2990" calcext:value-type="float">
            <text:p>-2990</text:p>
          </table:table-cell>
          <table:table-cell table:formula="of:=IF(OR([.B118]=6;[.B118]=7); 0; IF([.C118]=&quot;zima&quot;; 2*[.$R$6]; IF([.C118]=&quot;wiosna&quot;; 5*[.$R$6]; IF([.C118]=&quot;lato&quot;; 9*[.$R$6]; IF([.C118]=&quot;jesień&quot;; 4*[.$R$6]; 0)))))" office:value-type="float" office:value="150" calcext:value-type="float">
            <text:p>150</text:p>
          </table:table-cell>
          <table:table-cell table:formula="of:=[.J117]-[.E118]+[.I118]" office:value-type="float" office:value="-2990" calcext:value-type="float">
            <text:p>-2990</text:p>
          </table:table-cell>
          <table:table-cell table:formula="of:=IF(OR([.B118]=6;[.B118]=7); 0; IF([.C118]=&quot;zima&quot;; FLOOR(0.2*[.N118])*30; IF([.C118]=&quot;wiosna&quot;;  FLOOR(0.5*[.N118])*30; IF([.C118]=&quot;lato&quot;;  FLOOR(0.9*[.N118])*30; IF([.C118]=&quot;jesień&quot;;  FLOOR(0.4*[.N118])*30; 0)))))" office:value-type="float" office:value="150" calcext:value-type="float">
            <text:p>150</text:p>
          </table:table-cell>
          <table:table-cell table:formula="of:=IF(MONTH([.A118])&lt;&gt;MONTH([.A119]);1;0)" office:value-type="float" office:value="0" calcext:value-type="float">
            <text:p>0</text:p>
          </table:table-cell>
          <table:table-cell table:formula="of:=IF([.L118]=1;[.H118];0)" office:value-type="float" office:value="0" calcext:value-type="float">
            <text:p>0</text:p>
          </table:table-cell>
          <table:table-cell table:formula="of:=[.N117] + IF([.M11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28" calcext:value-type="date">
            <text:p>28.04.2023</text:p>
          </table:table-cell>
          <table:table-cell table:formula="of:=WEEKDAY([.A119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119]=6;[.B119]=7); 0; IF([.C119]=&quot;zima&quot;; FLOOR(0.2*[.N119])*30; IF([.C119]=&quot;wiosna&quot;;  FLOOR(0.5*[.N119])*30; IF([.C119]=&quot;lato&quot;;  FLOOR(0.9*[.N119])*30; IF([.C119]=&quot;jesień&quot;;  FLOOR(0.4*[.N119])*30; 0)))))" office:value-type="float" office:value="150" calcext:value-type="float">
            <text:p>150</text:p>
          </table:table-cell>
          <table:table-cell table:formula="of:=IF([.B119]=7; 15*[.N119]; 0) + IF(AND([.H118] &gt; 2400; MONTH([.A118])&lt;&gt;MONTH([.A119])); 2400; 0)" office:value-type="float" office:value="0" calcext:value-type="float">
            <text:p>0</text:p>
          </table:table-cell>
          <table:table-cell table:formula="of:=[.D119]+[.F118]" office:value-type="float" office:value="7710" calcext:value-type="float">
            <text:p>7710</text:p>
          </table:table-cell>
          <table:table-cell table:formula="of:=[.E119]+[.G118]" office:value-type="float" office:value="10550" calcext:value-type="float">
            <text:p>10550</text:p>
          </table:table-cell>
          <table:table-cell table:formula="of:=[.F119]-[.G119]" office:value-type="float" office:value="-2840" calcext:value-type="float">
            <text:p>-2840</text:p>
          </table:table-cell>
          <table:table-cell table:formula="of:=IF(OR([.B119]=6;[.B119]=7); 0; IF([.C119]=&quot;zima&quot;; 2*[.$R$6]; IF([.C119]=&quot;wiosna&quot;; 5*[.$R$6]; IF([.C119]=&quot;lato&quot;; 9*[.$R$6]; IF([.C119]=&quot;jesień&quot;; 4*[.$R$6]; 0)))))" office:value-type="float" office:value="150" calcext:value-type="float">
            <text:p>150</text:p>
          </table:table-cell>
          <table:table-cell table:formula="of:=[.J118]-[.E119]+[.I119]" office:value-type="float" office:value="-2840" calcext:value-type="float">
            <text:p>-2840</text:p>
          </table:table-cell>
          <table:table-cell table:formula="of:=IF(OR([.B119]=6;[.B119]=7); 0; IF([.C119]=&quot;zima&quot;; FLOOR(0.2*[.N119])*30; IF([.C119]=&quot;wiosna&quot;;  FLOOR(0.5*[.N119])*30; IF([.C119]=&quot;lato&quot;;  FLOOR(0.9*[.N119])*30; IF([.C119]=&quot;jesień&quot;;  FLOOR(0.4*[.N119])*30; 0)))))" office:value-type="float" office:value="150" calcext:value-type="float">
            <text:p>150</text:p>
          </table:table-cell>
          <table:table-cell table:formula="of:=IF(MONTH([.A119])&lt;&gt;MONTH([.A120]);1;0)" office:value-type="float" office:value="0" calcext:value-type="float">
            <text:p>0</text:p>
          </table:table-cell>
          <table:table-cell table:formula="of:=IF([.L119]=1;[.H119];0)" office:value-type="float" office:value="0" calcext:value-type="float">
            <text:p>0</text:p>
          </table:table-cell>
          <table:table-cell table:formula="of:=[.N118] + IF([.M11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29" calcext:value-type="date">
            <text:p>29.04.2023</text:p>
          </table:table-cell>
          <table:table-cell table:formula="of:=WEEKDAY([.A120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120]=6;[.B120]=7); 0; IF([.C120]=&quot;zima&quot;; FLOOR(0.2*[.N120])*30; IF([.C120]=&quot;wiosna&quot;;  FLOOR(0.5*[.N120])*30; IF([.C120]=&quot;lato&quot;;  FLOOR(0.9*[.N120])*30; IF([.C120]=&quot;jesień&quot;;  FLOOR(0.4*[.N120])*30; 0)))))" office:value-type="float" office:value="0" calcext:value-type="float">
            <text:p>0</text:p>
          </table:table-cell>
          <table:table-cell table:formula="of:=IF([.B120]=7; 15*[.N120]; 0) + IF(AND([.H119] &gt; 2400; MONTH([.A119])&lt;&gt;MONTH([.A120])); 2400; 0)" office:value-type="float" office:value="0" calcext:value-type="float">
            <text:p>0</text:p>
          </table:table-cell>
          <table:table-cell table:formula="of:=[.D120]+[.F119]" office:value-type="float" office:value="7710" calcext:value-type="float">
            <text:p>7710</text:p>
          </table:table-cell>
          <table:table-cell table:formula="of:=[.E120]+[.G119]" office:value-type="float" office:value="10550" calcext:value-type="float">
            <text:p>10550</text:p>
          </table:table-cell>
          <table:table-cell table:formula="of:=[.F120]-[.G120]" office:value-type="float" office:value="-2840" calcext:value-type="float">
            <text:p>-2840</text:p>
          </table:table-cell>
          <table:table-cell table:formula="of:=IF(OR([.B120]=6;[.B120]=7); 0; IF([.C120]=&quot;zima&quot;; 2*[.$R$6]; IF([.C120]=&quot;wiosna&quot;; 5*[.$R$6]; IF([.C120]=&quot;lato&quot;; 9*[.$R$6]; IF([.C120]=&quot;jesień&quot;; 4*[.$R$6]; 0)))))" office:value-type="float" office:value="0" calcext:value-type="float">
            <text:p>0</text:p>
          </table:table-cell>
          <table:table-cell table:formula="of:=[.J119]-[.E120]+[.I120]" office:value-type="float" office:value="-2840" calcext:value-type="float">
            <text:p>-2840</text:p>
          </table:table-cell>
          <table:table-cell table:formula="of:=IF(OR([.B120]=6;[.B120]=7); 0; IF([.C120]=&quot;zima&quot;; FLOOR(0.2*[.N120])*30; IF([.C120]=&quot;wiosna&quot;;  FLOOR(0.5*[.N120])*30; IF([.C120]=&quot;lato&quot;;  FLOOR(0.9*[.N120])*30; IF([.C120]=&quot;jesień&quot;;  FLOOR(0.4*[.N120])*30; 0)))))" office:value-type="float" office:value="0" calcext:value-type="float">
            <text:p>0</text:p>
          </table:table-cell>
          <table:table-cell table:formula="of:=IF(MONTH([.A120])&lt;&gt;MONTH([.A121]);1;0)" office:value-type="float" office:value="0" calcext:value-type="float">
            <text:p>0</text:p>
          </table:table-cell>
          <table:table-cell table:formula="of:=IF([.L120]=1;[.H120];0)" office:value-type="float" office:value="0" calcext:value-type="float">
            <text:p>0</text:p>
          </table:table-cell>
          <table:table-cell table:formula="of:=[.N119] + IF([.M11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4-30" calcext:value-type="date">
            <text:p>30.04.2023</text:p>
          </table:table-cell>
          <table:table-cell table:formula="of:=WEEKDAY([.A121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21]=6;[.B121]=7); 0; IF([.C121]=&quot;zima&quot;; FLOOR(0.2*[.N121])*30; IF([.C121]=&quot;wiosna&quot;;  FLOOR(0.5*[.N121])*30; IF([.C121]=&quot;lato&quot;;  FLOOR(0.9*[.N121])*30; IF([.C121]=&quot;jesień&quot;;  FLOOR(0.4*[.N121])*30; 0)))))" office:value-type="float" office:value="0" calcext:value-type="float">
            <text:p>0</text:p>
          </table:table-cell>
          <table:table-cell table:formula="of:=IF([.B121]=7; 15*[.N121]; 0) + IF(AND([.H120] &gt; 2400; MONTH([.A120])&lt;&gt;MONTH([.A121])); 2400; 0)" office:value-type="float" office:value="150" calcext:value-type="float">
            <text:p>150</text:p>
          </table:table-cell>
          <table:table-cell table:formula="of:=[.D121]+[.F120]" office:value-type="float" office:value="7710" calcext:value-type="float">
            <text:p>7710</text:p>
          </table:table-cell>
          <table:table-cell table:formula="of:=[.E121]+[.G120]" office:value-type="float" office:value="10700" calcext:value-type="float">
            <text:p>10700</text:p>
          </table:table-cell>
          <table:table-cell table:formula="of:=[.F121]-[.G121]" office:value-type="float" office:value="-2990" calcext:value-type="float">
            <text:p>-2990</text:p>
          </table:table-cell>
          <table:table-cell table:formula="of:=IF(OR([.B121]=6;[.B121]=7); 0; IF([.C121]=&quot;zima&quot;; 2*[.$R$6]; IF([.C121]=&quot;wiosna&quot;; 5*[.$R$6]; IF([.C121]=&quot;lato&quot;; 9*[.$R$6]; IF([.C121]=&quot;jesień&quot;; 4*[.$R$6]; 0)))))" office:value-type="float" office:value="0" calcext:value-type="float">
            <text:p>0</text:p>
          </table:table-cell>
          <table:table-cell table:formula="of:=[.J120]-[.E121]+[.I121]" office:value-type="float" office:value="-2990" calcext:value-type="float">
            <text:p>-2990</text:p>
          </table:table-cell>
          <table:table-cell table:formula="of:=IF(OR([.B121]=6;[.B121]=7); 0; IF([.C121]=&quot;zima&quot;; FLOOR(0.2*[.N121])*30; IF([.C121]=&quot;wiosna&quot;;  FLOOR(0.5*[.N121])*30; IF([.C121]=&quot;lato&quot;;  FLOOR(0.9*[.N121])*30; IF([.C121]=&quot;jesień&quot;;  FLOOR(0.4*[.N121])*30; 0)))))" office:value-type="float" office:value="0" calcext:value-type="float">
            <text:p>0</text:p>
          </table:table-cell>
          <table:table-cell table:formula="of:=IF(MONTH([.A121])&lt;&gt;MONTH([.A122]);1;0)" office:value-type="float" office:value="1" calcext:value-type="float">
            <text:p>1</text:p>
          </table:table-cell>
          <table:table-cell table:formula="of:=IF([.L121]=1;[.H121];0)" office:value-type="float" office:value="-2990" calcext:value-type="float">
            <text:p>-2990</text:p>
          </table:table-cell>
          <table:table-cell table:formula="of:=[.N120] + IF([.M12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01" calcext:value-type="date">
            <text:p>1.05.2023</text:p>
          </table:table-cell>
          <table:table-cell table:formula="of:=WEEKDAY([.A122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22]=6;[.B122]=7); 0; IF([.C122]=&quot;zima&quot;; FLOOR(0.2*[.N122])*30; IF([.C122]=&quot;wiosna&quot;;  FLOOR(0.5*[.N122])*30; IF([.C122]=&quot;lato&quot;;  FLOOR(0.9*[.N122])*30; IF([.C122]=&quot;jesień&quot;;  FLOOR(0.4*[.N122])*30; 0)))))" office:value-type="float" office:value="150" calcext:value-type="float">
            <text:p>150</text:p>
          </table:table-cell>
          <table:table-cell table:formula="of:=IF([.B122]=7; 15*[.N122]; 0) + IF(AND([.H121] &gt; 2400; MONTH([.A121])&lt;&gt;MONTH([.A122])); 2400; 0)" office:value-type="float" office:value="0" calcext:value-type="float">
            <text:p>0</text:p>
          </table:table-cell>
          <table:table-cell table:formula="of:=[.D122]+[.F121]" office:value-type="float" office:value="7860" calcext:value-type="float">
            <text:p>7860</text:p>
          </table:table-cell>
          <table:table-cell table:formula="of:=[.E122]+[.G121]" office:value-type="float" office:value="10700" calcext:value-type="float">
            <text:p>10700</text:p>
          </table:table-cell>
          <table:table-cell table:formula="of:=[.F122]-[.G122]" office:value-type="float" office:value="-2840" calcext:value-type="float">
            <text:p>-2840</text:p>
          </table:table-cell>
          <table:table-cell table:formula="of:=IF(OR([.B122]=6;[.B122]=7); 0; IF([.C122]=&quot;zima&quot;; 2*[.$R$6]; IF([.C122]=&quot;wiosna&quot;; 5*[.$R$6]; IF([.C122]=&quot;lato&quot;; 9*[.$R$6]; IF([.C122]=&quot;jesień&quot;; 4*[.$R$6]; 0)))))" office:value-type="float" office:value="150" calcext:value-type="float">
            <text:p>150</text:p>
          </table:table-cell>
          <table:table-cell table:formula="of:=[.J121]-[.E122]+[.I122]" office:value-type="float" office:value="-2840" calcext:value-type="float">
            <text:p>-2840</text:p>
          </table:table-cell>
          <table:table-cell table:formula="of:=IF(OR([.B122]=6;[.B122]=7); 0; IF([.C122]=&quot;zima&quot;; FLOOR(0.2*[.N122])*30; IF([.C122]=&quot;wiosna&quot;;  FLOOR(0.5*[.N122])*30; IF([.C122]=&quot;lato&quot;;  FLOOR(0.9*[.N122])*30; IF([.C122]=&quot;jesień&quot;;  FLOOR(0.4*[.N122])*30; 0)))))" office:value-type="float" office:value="150" calcext:value-type="float">
            <text:p>150</text:p>
          </table:table-cell>
          <table:table-cell table:formula="of:=IF(MONTH([.A122])&lt;&gt;MONTH([.A123]);1;0)" office:value-type="float" office:value="0" calcext:value-type="float">
            <text:p>0</text:p>
          </table:table-cell>
          <table:table-cell table:formula="of:=IF([.L122]=1;[.H122];0)" office:value-type="float" office:value="0" calcext:value-type="float">
            <text:p>0</text:p>
          </table:table-cell>
          <table:table-cell table:formula="of:=[.N121] + IF([.M12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02" calcext:value-type="date">
            <text:p>2.05.2023</text:p>
          </table:table-cell>
          <table:table-cell table:formula="of:=WEEKDAY([.A123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23]=6;[.B123]=7); 0; IF([.C123]=&quot;zima&quot;; FLOOR(0.2*[.N123])*30; IF([.C123]=&quot;wiosna&quot;;  FLOOR(0.5*[.N123])*30; IF([.C123]=&quot;lato&quot;;  FLOOR(0.9*[.N123])*30; IF([.C123]=&quot;jesień&quot;;  FLOOR(0.4*[.N123])*30; 0)))))" office:value-type="float" office:value="150" calcext:value-type="float">
            <text:p>150</text:p>
          </table:table-cell>
          <table:table-cell table:formula="of:=IF([.B123]=7; 15*[.N123]; 0) + IF(AND([.H122] &gt; 2400; MONTH([.A122])&lt;&gt;MONTH([.A123])); 2400; 0)" office:value-type="float" office:value="0" calcext:value-type="float">
            <text:p>0</text:p>
          </table:table-cell>
          <table:table-cell table:formula="of:=[.D123]+[.F122]" office:value-type="float" office:value="8010" calcext:value-type="float">
            <text:p>8010</text:p>
          </table:table-cell>
          <table:table-cell table:formula="of:=[.E123]+[.G122]" office:value-type="float" office:value="10700" calcext:value-type="float">
            <text:p>10700</text:p>
          </table:table-cell>
          <table:table-cell table:formula="of:=[.F123]-[.G123]" office:value-type="float" office:value="-2690" calcext:value-type="float">
            <text:p>-2690</text:p>
          </table:table-cell>
          <table:table-cell table:formula="of:=IF(OR([.B123]=6;[.B123]=7); 0; IF([.C123]=&quot;zima&quot;; 2*[.$R$6]; IF([.C123]=&quot;wiosna&quot;; 5*[.$R$6]; IF([.C123]=&quot;lato&quot;; 9*[.$R$6]; IF([.C123]=&quot;jesień&quot;; 4*[.$R$6]; 0)))))" office:value-type="float" office:value="150" calcext:value-type="float">
            <text:p>150</text:p>
          </table:table-cell>
          <table:table-cell table:formula="of:=[.J122]-[.E123]+[.I123]" office:value-type="float" office:value="-2690" calcext:value-type="float">
            <text:p>-2690</text:p>
          </table:table-cell>
          <table:table-cell table:formula="of:=IF(OR([.B123]=6;[.B123]=7); 0; IF([.C123]=&quot;zima&quot;; FLOOR(0.2*[.N123])*30; IF([.C123]=&quot;wiosna&quot;;  FLOOR(0.5*[.N123])*30; IF([.C123]=&quot;lato&quot;;  FLOOR(0.9*[.N123])*30; IF([.C123]=&quot;jesień&quot;;  FLOOR(0.4*[.N123])*30; 0)))))" office:value-type="float" office:value="150" calcext:value-type="float">
            <text:p>150</text:p>
          </table:table-cell>
          <table:table-cell table:formula="of:=IF(MONTH([.A123])&lt;&gt;MONTH([.A124]);1;0)" office:value-type="float" office:value="0" calcext:value-type="float">
            <text:p>0</text:p>
          </table:table-cell>
          <table:table-cell table:formula="of:=IF([.L123]=1;[.H123];0)" office:value-type="float" office:value="0" calcext:value-type="float">
            <text:p>0</text:p>
          </table:table-cell>
          <table:table-cell table:formula="of:=[.N122] + IF([.M12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03" calcext:value-type="date">
            <text:p>3.05.2023</text:p>
          </table:table-cell>
          <table:table-cell table:formula="of:=WEEKDAY([.A124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124]=6;[.B124]=7); 0; IF([.C124]=&quot;zima&quot;; FLOOR(0.2*[.N124])*30; IF([.C124]=&quot;wiosna&quot;;  FLOOR(0.5*[.N124])*30; IF([.C124]=&quot;lato&quot;;  FLOOR(0.9*[.N124])*30; IF([.C124]=&quot;jesień&quot;;  FLOOR(0.4*[.N124])*30; 0)))))" office:value-type="float" office:value="150" calcext:value-type="float">
            <text:p>150</text:p>
          </table:table-cell>
          <table:table-cell table:formula="of:=IF([.B124]=7; 15*[.N124]; 0) + IF(AND([.H123] &gt; 2400; MONTH([.A123])&lt;&gt;MONTH([.A124])); 2400; 0)" office:value-type="float" office:value="0" calcext:value-type="float">
            <text:p>0</text:p>
          </table:table-cell>
          <table:table-cell table:formula="of:=[.D124]+[.F123]" office:value-type="float" office:value="8160" calcext:value-type="float">
            <text:p>8160</text:p>
          </table:table-cell>
          <table:table-cell table:formula="of:=[.E124]+[.G123]" office:value-type="float" office:value="10700" calcext:value-type="float">
            <text:p>10700</text:p>
          </table:table-cell>
          <table:table-cell table:formula="of:=[.F124]-[.G124]" office:value-type="float" office:value="-2540" calcext:value-type="float">
            <text:p>-2540</text:p>
          </table:table-cell>
          <table:table-cell table:formula="of:=IF(OR([.B124]=6;[.B124]=7); 0; IF([.C124]=&quot;zima&quot;; 2*[.$R$6]; IF([.C124]=&quot;wiosna&quot;; 5*[.$R$6]; IF([.C124]=&quot;lato&quot;; 9*[.$R$6]; IF([.C124]=&quot;jesień&quot;; 4*[.$R$6]; 0)))))" office:value-type="float" office:value="150" calcext:value-type="float">
            <text:p>150</text:p>
          </table:table-cell>
          <table:table-cell table:formula="of:=[.J123]-[.E124]+[.I124]" office:value-type="float" office:value="-2540" calcext:value-type="float">
            <text:p>-2540</text:p>
          </table:table-cell>
          <table:table-cell table:formula="of:=IF(OR([.B124]=6;[.B124]=7); 0; IF([.C124]=&quot;zima&quot;; FLOOR(0.2*[.N124])*30; IF([.C124]=&quot;wiosna&quot;;  FLOOR(0.5*[.N124])*30; IF([.C124]=&quot;lato&quot;;  FLOOR(0.9*[.N124])*30; IF([.C124]=&quot;jesień&quot;;  FLOOR(0.4*[.N124])*30; 0)))))" office:value-type="float" office:value="150" calcext:value-type="float">
            <text:p>150</text:p>
          </table:table-cell>
          <table:table-cell table:formula="of:=IF(MONTH([.A124])&lt;&gt;MONTH([.A125]);1;0)" office:value-type="float" office:value="0" calcext:value-type="float">
            <text:p>0</text:p>
          </table:table-cell>
          <table:table-cell table:formula="of:=IF([.L124]=1;[.H124];0)" office:value-type="float" office:value="0" calcext:value-type="float">
            <text:p>0</text:p>
          </table:table-cell>
          <table:table-cell table:formula="of:=[.N123] + IF([.M12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04" calcext:value-type="date">
            <text:p>4.05.2023</text:p>
          </table:table-cell>
          <table:table-cell table:formula="of:=WEEKDAY([.A125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125]=6;[.B125]=7); 0; IF([.C125]=&quot;zima&quot;; FLOOR(0.2*[.N125])*30; IF([.C125]=&quot;wiosna&quot;;  FLOOR(0.5*[.N125])*30; IF([.C125]=&quot;lato&quot;;  FLOOR(0.9*[.N125])*30; IF([.C125]=&quot;jesień&quot;;  FLOOR(0.4*[.N125])*30; 0)))))" office:value-type="float" office:value="150" calcext:value-type="float">
            <text:p>150</text:p>
          </table:table-cell>
          <table:table-cell table:formula="of:=IF([.B125]=7; 15*[.N125]; 0) + IF(AND([.H124] &gt; 2400; MONTH([.A124])&lt;&gt;MONTH([.A125])); 2400; 0)" office:value-type="float" office:value="0" calcext:value-type="float">
            <text:p>0</text:p>
          </table:table-cell>
          <table:table-cell table:formula="of:=[.D125]+[.F124]" office:value-type="float" office:value="8310" calcext:value-type="float">
            <text:p>8310</text:p>
          </table:table-cell>
          <table:table-cell table:formula="of:=[.E125]+[.G124]" office:value-type="float" office:value="10700" calcext:value-type="float">
            <text:p>10700</text:p>
          </table:table-cell>
          <table:table-cell table:formula="of:=[.F125]-[.G125]" office:value-type="float" office:value="-2390" calcext:value-type="float">
            <text:p>-2390</text:p>
          </table:table-cell>
          <table:table-cell table:formula="of:=IF(OR([.B125]=6;[.B125]=7); 0; IF([.C125]=&quot;zima&quot;; 2*[.$R$6]; IF([.C125]=&quot;wiosna&quot;; 5*[.$R$6]; IF([.C125]=&quot;lato&quot;; 9*[.$R$6]; IF([.C125]=&quot;jesień&quot;; 4*[.$R$6]; 0)))))" office:value-type="float" office:value="150" calcext:value-type="float">
            <text:p>150</text:p>
          </table:table-cell>
          <table:table-cell table:formula="of:=[.J124]-[.E125]+[.I125]" office:value-type="float" office:value="-2390" calcext:value-type="float">
            <text:p>-2390</text:p>
          </table:table-cell>
          <table:table-cell table:formula="of:=IF(OR([.B125]=6;[.B125]=7); 0; IF([.C125]=&quot;zima&quot;; FLOOR(0.2*[.N125])*30; IF([.C125]=&quot;wiosna&quot;;  FLOOR(0.5*[.N125])*30; IF([.C125]=&quot;lato&quot;;  FLOOR(0.9*[.N125])*30; IF([.C125]=&quot;jesień&quot;;  FLOOR(0.4*[.N125])*30; 0)))))" office:value-type="float" office:value="150" calcext:value-type="float">
            <text:p>150</text:p>
          </table:table-cell>
          <table:table-cell table:formula="of:=IF(MONTH([.A125])&lt;&gt;MONTH([.A126]);1;0)" office:value-type="float" office:value="0" calcext:value-type="float">
            <text:p>0</text:p>
          </table:table-cell>
          <table:table-cell table:formula="of:=IF([.L125]=1;[.H125];0)" office:value-type="float" office:value="0" calcext:value-type="float">
            <text:p>0</text:p>
          </table:table-cell>
          <table:table-cell table:formula="of:=[.N124] + IF([.M12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05" calcext:value-type="date">
            <text:p>5.05.2023</text:p>
          </table:table-cell>
          <table:table-cell table:formula="of:=WEEKDAY([.A126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126]=6;[.B126]=7); 0; IF([.C126]=&quot;zima&quot;; FLOOR(0.2*[.N126])*30; IF([.C126]=&quot;wiosna&quot;;  FLOOR(0.5*[.N126])*30; IF([.C126]=&quot;lato&quot;;  FLOOR(0.9*[.N126])*30; IF([.C126]=&quot;jesień&quot;;  FLOOR(0.4*[.N126])*30; 0)))))" office:value-type="float" office:value="150" calcext:value-type="float">
            <text:p>150</text:p>
          </table:table-cell>
          <table:table-cell table:formula="of:=IF([.B126]=7; 15*[.N126]; 0) + IF(AND([.H125] &gt; 2400; MONTH([.A125])&lt;&gt;MONTH([.A126])); 2400; 0)" office:value-type="float" office:value="0" calcext:value-type="float">
            <text:p>0</text:p>
          </table:table-cell>
          <table:table-cell table:formula="of:=[.D126]+[.F125]" office:value-type="float" office:value="8460" calcext:value-type="float">
            <text:p>8460</text:p>
          </table:table-cell>
          <table:table-cell table:formula="of:=[.E126]+[.G125]" office:value-type="float" office:value="10700" calcext:value-type="float">
            <text:p>10700</text:p>
          </table:table-cell>
          <table:table-cell table:formula="of:=[.F126]-[.G126]" office:value-type="float" office:value="-2240" calcext:value-type="float">
            <text:p>-2240</text:p>
          </table:table-cell>
          <table:table-cell table:formula="of:=IF(OR([.B126]=6;[.B126]=7); 0; IF([.C126]=&quot;zima&quot;; 2*[.$R$6]; IF([.C126]=&quot;wiosna&quot;; 5*[.$R$6]; IF([.C126]=&quot;lato&quot;; 9*[.$R$6]; IF([.C126]=&quot;jesień&quot;; 4*[.$R$6]; 0)))))" office:value-type="float" office:value="150" calcext:value-type="float">
            <text:p>150</text:p>
          </table:table-cell>
          <table:table-cell table:formula="of:=[.J125]-[.E126]+[.I126]" office:value-type="float" office:value="-2240" calcext:value-type="float">
            <text:p>-2240</text:p>
          </table:table-cell>
          <table:table-cell table:formula="of:=IF(OR([.B126]=6;[.B126]=7); 0; IF([.C126]=&quot;zima&quot;; FLOOR(0.2*[.N126])*30; IF([.C126]=&quot;wiosna&quot;;  FLOOR(0.5*[.N126])*30; IF([.C126]=&quot;lato&quot;;  FLOOR(0.9*[.N126])*30; IF([.C126]=&quot;jesień&quot;;  FLOOR(0.4*[.N126])*30; 0)))))" office:value-type="float" office:value="150" calcext:value-type="float">
            <text:p>150</text:p>
          </table:table-cell>
          <table:table-cell table:formula="of:=IF(MONTH([.A126])&lt;&gt;MONTH([.A127]);1;0)" office:value-type="float" office:value="0" calcext:value-type="float">
            <text:p>0</text:p>
          </table:table-cell>
          <table:table-cell table:formula="of:=IF([.L126]=1;[.H126];0)" office:value-type="float" office:value="0" calcext:value-type="float">
            <text:p>0</text:p>
          </table:table-cell>
          <table:table-cell table:formula="of:=[.N125] + IF([.M12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06" calcext:value-type="date">
            <text:p>6.05.2023</text:p>
          </table:table-cell>
          <table:table-cell table:formula="of:=WEEKDAY([.A127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127]=6;[.B127]=7); 0; IF([.C127]=&quot;zima&quot;; FLOOR(0.2*[.N127])*30; IF([.C127]=&quot;wiosna&quot;;  FLOOR(0.5*[.N127])*30; IF([.C127]=&quot;lato&quot;;  FLOOR(0.9*[.N127])*30; IF([.C127]=&quot;jesień&quot;;  FLOOR(0.4*[.N127])*30; 0)))))" office:value-type="float" office:value="0" calcext:value-type="float">
            <text:p>0</text:p>
          </table:table-cell>
          <table:table-cell table:formula="of:=IF([.B127]=7; 15*[.N127]; 0) + IF(AND([.H126] &gt; 2400; MONTH([.A126])&lt;&gt;MONTH([.A127])); 2400; 0)" office:value-type="float" office:value="0" calcext:value-type="float">
            <text:p>0</text:p>
          </table:table-cell>
          <table:table-cell table:formula="of:=[.D127]+[.F126]" office:value-type="float" office:value="8460" calcext:value-type="float">
            <text:p>8460</text:p>
          </table:table-cell>
          <table:table-cell table:formula="of:=[.E127]+[.G126]" office:value-type="float" office:value="10700" calcext:value-type="float">
            <text:p>10700</text:p>
          </table:table-cell>
          <table:table-cell table:formula="of:=[.F127]-[.G127]" office:value-type="float" office:value="-2240" calcext:value-type="float">
            <text:p>-2240</text:p>
          </table:table-cell>
          <table:table-cell table:formula="of:=IF(OR([.B127]=6;[.B127]=7); 0; IF([.C127]=&quot;zima&quot;; 2*[.$R$6]; IF([.C127]=&quot;wiosna&quot;; 5*[.$R$6]; IF([.C127]=&quot;lato&quot;; 9*[.$R$6]; IF([.C127]=&quot;jesień&quot;; 4*[.$R$6]; 0)))))" office:value-type="float" office:value="0" calcext:value-type="float">
            <text:p>0</text:p>
          </table:table-cell>
          <table:table-cell table:formula="of:=[.J126]-[.E127]+[.I127]" office:value-type="float" office:value="-2240" calcext:value-type="float">
            <text:p>-2240</text:p>
          </table:table-cell>
          <table:table-cell table:formula="of:=IF(OR([.B127]=6;[.B127]=7); 0; IF([.C127]=&quot;zima&quot;; FLOOR(0.2*[.N127])*30; IF([.C127]=&quot;wiosna&quot;;  FLOOR(0.5*[.N127])*30; IF([.C127]=&quot;lato&quot;;  FLOOR(0.9*[.N127])*30; IF([.C127]=&quot;jesień&quot;;  FLOOR(0.4*[.N127])*30; 0)))))" office:value-type="float" office:value="0" calcext:value-type="float">
            <text:p>0</text:p>
          </table:table-cell>
          <table:table-cell table:formula="of:=IF(MONTH([.A127])&lt;&gt;MONTH([.A128]);1;0)" office:value-type="float" office:value="0" calcext:value-type="float">
            <text:p>0</text:p>
          </table:table-cell>
          <table:table-cell table:formula="of:=IF([.L127]=1;[.H127];0)" office:value-type="float" office:value="0" calcext:value-type="float">
            <text:p>0</text:p>
          </table:table-cell>
          <table:table-cell table:formula="of:=[.N126] + IF([.M12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07" calcext:value-type="date">
            <text:p>7.05.2023</text:p>
          </table:table-cell>
          <table:table-cell table:formula="of:=WEEKDAY([.A128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28]=6;[.B128]=7); 0; IF([.C128]=&quot;zima&quot;; FLOOR(0.2*[.N128])*30; IF([.C128]=&quot;wiosna&quot;;  FLOOR(0.5*[.N128])*30; IF([.C128]=&quot;lato&quot;;  FLOOR(0.9*[.N128])*30; IF([.C128]=&quot;jesień&quot;;  FLOOR(0.4*[.N128])*30; 0)))))" office:value-type="float" office:value="0" calcext:value-type="float">
            <text:p>0</text:p>
          </table:table-cell>
          <table:table-cell table:formula="of:=IF([.B128]=7; 15*[.N128]; 0) + IF(AND([.H127] &gt; 2400; MONTH([.A127])&lt;&gt;MONTH([.A128])); 2400; 0)" office:value-type="float" office:value="150" calcext:value-type="float">
            <text:p>150</text:p>
          </table:table-cell>
          <table:table-cell table:formula="of:=[.D128]+[.F127]" office:value-type="float" office:value="8460" calcext:value-type="float">
            <text:p>8460</text:p>
          </table:table-cell>
          <table:table-cell table:formula="of:=[.E128]+[.G127]" office:value-type="float" office:value="10850" calcext:value-type="float">
            <text:p>10850</text:p>
          </table:table-cell>
          <table:table-cell table:formula="of:=[.F128]-[.G128]" office:value-type="float" office:value="-2390" calcext:value-type="float">
            <text:p>-2390</text:p>
          </table:table-cell>
          <table:table-cell table:formula="of:=IF(OR([.B128]=6;[.B128]=7); 0; IF([.C128]=&quot;zima&quot;; 2*[.$R$6]; IF([.C128]=&quot;wiosna&quot;; 5*[.$R$6]; IF([.C128]=&quot;lato&quot;; 9*[.$R$6]; IF([.C128]=&quot;jesień&quot;; 4*[.$R$6]; 0)))))" office:value-type="float" office:value="0" calcext:value-type="float">
            <text:p>0</text:p>
          </table:table-cell>
          <table:table-cell table:formula="of:=[.J127]-[.E128]+[.I128]" office:value-type="float" office:value="-2390" calcext:value-type="float">
            <text:p>-2390</text:p>
          </table:table-cell>
          <table:table-cell table:formula="of:=IF(OR([.B128]=6;[.B128]=7); 0; IF([.C128]=&quot;zima&quot;; FLOOR(0.2*[.N128])*30; IF([.C128]=&quot;wiosna&quot;;  FLOOR(0.5*[.N128])*30; IF([.C128]=&quot;lato&quot;;  FLOOR(0.9*[.N128])*30; IF([.C128]=&quot;jesień&quot;;  FLOOR(0.4*[.N128])*30; 0)))))" office:value-type="float" office:value="0" calcext:value-type="float">
            <text:p>0</text:p>
          </table:table-cell>
          <table:table-cell table:formula="of:=IF(MONTH([.A128])&lt;&gt;MONTH([.A129]);1;0)" office:value-type="float" office:value="0" calcext:value-type="float">
            <text:p>0</text:p>
          </table:table-cell>
          <table:table-cell table:formula="of:=IF([.L128]=1;[.H128];0)" office:value-type="float" office:value="0" calcext:value-type="float">
            <text:p>0</text:p>
          </table:table-cell>
          <table:table-cell table:formula="of:=[.N127] + IF([.M12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08" calcext:value-type="date">
            <text:p>8.05.2023</text:p>
          </table:table-cell>
          <table:table-cell table:formula="of:=WEEKDAY([.A129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29]=6;[.B129]=7); 0; IF([.C129]=&quot;zima&quot;; FLOOR(0.2*[.N129])*30; IF([.C129]=&quot;wiosna&quot;;  FLOOR(0.5*[.N129])*30; IF([.C129]=&quot;lato&quot;;  FLOOR(0.9*[.N129])*30; IF([.C129]=&quot;jesień&quot;;  FLOOR(0.4*[.N129])*30; 0)))))" office:value-type="float" office:value="150" calcext:value-type="float">
            <text:p>150</text:p>
          </table:table-cell>
          <table:table-cell table:formula="of:=IF([.B129]=7; 15*[.N129]; 0) + IF(AND([.H128] &gt; 2400; MONTH([.A128])&lt;&gt;MONTH([.A129])); 2400; 0)" office:value-type="float" office:value="0" calcext:value-type="float">
            <text:p>0</text:p>
          </table:table-cell>
          <table:table-cell table:formula="of:=[.D129]+[.F128]" office:value-type="float" office:value="8610" calcext:value-type="float">
            <text:p>8610</text:p>
          </table:table-cell>
          <table:table-cell table:formula="of:=[.E129]+[.G128]" office:value-type="float" office:value="10850" calcext:value-type="float">
            <text:p>10850</text:p>
          </table:table-cell>
          <table:table-cell table:formula="of:=[.F129]-[.G129]" office:value-type="float" office:value="-2240" calcext:value-type="float">
            <text:p>-2240</text:p>
          </table:table-cell>
          <table:table-cell table:formula="of:=IF(OR([.B129]=6;[.B129]=7); 0; IF([.C129]=&quot;zima&quot;; 2*[.$R$6]; IF([.C129]=&quot;wiosna&quot;; 5*[.$R$6]; IF([.C129]=&quot;lato&quot;; 9*[.$R$6]; IF([.C129]=&quot;jesień&quot;; 4*[.$R$6]; 0)))))" office:value-type="float" office:value="150" calcext:value-type="float">
            <text:p>150</text:p>
          </table:table-cell>
          <table:table-cell table:formula="of:=[.J128]-[.E129]+[.I129]" office:value-type="float" office:value="-2240" calcext:value-type="float">
            <text:p>-2240</text:p>
          </table:table-cell>
          <table:table-cell table:formula="of:=IF(OR([.B129]=6;[.B129]=7); 0; IF([.C129]=&quot;zima&quot;; FLOOR(0.2*[.N129])*30; IF([.C129]=&quot;wiosna&quot;;  FLOOR(0.5*[.N129])*30; IF([.C129]=&quot;lato&quot;;  FLOOR(0.9*[.N129])*30; IF([.C129]=&quot;jesień&quot;;  FLOOR(0.4*[.N129])*30; 0)))))" office:value-type="float" office:value="150" calcext:value-type="float">
            <text:p>150</text:p>
          </table:table-cell>
          <table:table-cell table:formula="of:=IF(MONTH([.A129])&lt;&gt;MONTH([.A130]);1;0)" office:value-type="float" office:value="0" calcext:value-type="float">
            <text:p>0</text:p>
          </table:table-cell>
          <table:table-cell table:formula="of:=IF([.L129]=1;[.H129];0)" office:value-type="float" office:value="0" calcext:value-type="float">
            <text:p>0</text:p>
          </table:table-cell>
          <table:table-cell table:formula="of:=[.N128] + IF([.M12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09" calcext:value-type="date">
            <text:p>9.05.2023</text:p>
          </table:table-cell>
          <table:table-cell table:formula="of:=WEEKDAY([.A130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30]=6;[.B130]=7); 0; IF([.C130]=&quot;zima&quot;; FLOOR(0.2*[.N130])*30; IF([.C130]=&quot;wiosna&quot;;  FLOOR(0.5*[.N130])*30; IF([.C130]=&quot;lato&quot;;  FLOOR(0.9*[.N130])*30; IF([.C130]=&quot;jesień&quot;;  FLOOR(0.4*[.N130])*30; 0)))))" office:value-type="float" office:value="150" calcext:value-type="float">
            <text:p>150</text:p>
          </table:table-cell>
          <table:table-cell table:formula="of:=IF([.B130]=7; 15*[.N130]; 0) + IF(AND([.H129] &gt; 2400; MONTH([.A129])&lt;&gt;MONTH([.A130])); 2400; 0)" office:value-type="float" office:value="0" calcext:value-type="float">
            <text:p>0</text:p>
          </table:table-cell>
          <table:table-cell table:formula="of:=[.D130]+[.F129]" office:value-type="float" office:value="8760" calcext:value-type="float">
            <text:p>8760</text:p>
          </table:table-cell>
          <table:table-cell table:formula="of:=[.E130]+[.G129]" office:value-type="float" office:value="10850" calcext:value-type="float">
            <text:p>10850</text:p>
          </table:table-cell>
          <table:table-cell table:formula="of:=[.F130]-[.G130]" office:value-type="float" office:value="-2090" calcext:value-type="float">
            <text:p>-2090</text:p>
          </table:table-cell>
          <table:table-cell table:formula="of:=IF(OR([.B130]=6;[.B130]=7); 0; IF([.C130]=&quot;zima&quot;; 2*[.$R$6]; IF([.C130]=&quot;wiosna&quot;; 5*[.$R$6]; IF([.C130]=&quot;lato&quot;; 9*[.$R$6]; IF([.C130]=&quot;jesień&quot;; 4*[.$R$6]; 0)))))" office:value-type="float" office:value="150" calcext:value-type="float">
            <text:p>150</text:p>
          </table:table-cell>
          <table:table-cell table:formula="of:=[.J129]-[.E130]+[.I130]" office:value-type="float" office:value="-2090" calcext:value-type="float">
            <text:p>-2090</text:p>
          </table:table-cell>
          <table:table-cell table:formula="of:=IF(OR([.B130]=6;[.B130]=7); 0; IF([.C130]=&quot;zima&quot;; FLOOR(0.2*[.N130])*30; IF([.C130]=&quot;wiosna&quot;;  FLOOR(0.5*[.N130])*30; IF([.C130]=&quot;lato&quot;;  FLOOR(0.9*[.N130])*30; IF([.C130]=&quot;jesień&quot;;  FLOOR(0.4*[.N130])*30; 0)))))" office:value-type="float" office:value="150" calcext:value-type="float">
            <text:p>150</text:p>
          </table:table-cell>
          <table:table-cell table:formula="of:=IF(MONTH([.A130])&lt;&gt;MONTH([.A131]);1;0)" office:value-type="float" office:value="0" calcext:value-type="float">
            <text:p>0</text:p>
          </table:table-cell>
          <table:table-cell table:formula="of:=IF([.L130]=1;[.H130];0)" office:value-type="float" office:value="0" calcext:value-type="float">
            <text:p>0</text:p>
          </table:table-cell>
          <table:table-cell table:formula="of:=[.N129] + IF([.M12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10" calcext:value-type="date">
            <text:p>10.05.2023</text:p>
          </table:table-cell>
          <table:table-cell table:formula="of:=WEEKDAY([.A131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131]=6;[.B131]=7); 0; IF([.C131]=&quot;zima&quot;; FLOOR(0.2*[.N131])*30; IF([.C131]=&quot;wiosna&quot;;  FLOOR(0.5*[.N131])*30; IF([.C131]=&quot;lato&quot;;  FLOOR(0.9*[.N131])*30; IF([.C131]=&quot;jesień&quot;;  FLOOR(0.4*[.N131])*30; 0)))))" office:value-type="float" office:value="150" calcext:value-type="float">
            <text:p>150</text:p>
          </table:table-cell>
          <table:table-cell table:formula="of:=IF([.B131]=7; 15*[.N131]; 0) + IF(AND([.H130] &gt; 2400; MONTH([.A130])&lt;&gt;MONTH([.A131])); 2400; 0)" office:value-type="float" office:value="0" calcext:value-type="float">
            <text:p>0</text:p>
          </table:table-cell>
          <table:table-cell table:formula="of:=[.D131]+[.F130]" office:value-type="float" office:value="8910" calcext:value-type="float">
            <text:p>8910</text:p>
          </table:table-cell>
          <table:table-cell table:formula="of:=[.E131]+[.G130]" office:value-type="float" office:value="10850" calcext:value-type="float">
            <text:p>10850</text:p>
          </table:table-cell>
          <table:table-cell table:formula="of:=[.F131]-[.G131]" office:value-type="float" office:value="-1940" calcext:value-type="float">
            <text:p>-1940</text:p>
          </table:table-cell>
          <table:table-cell table:formula="of:=IF(OR([.B131]=6;[.B131]=7); 0; IF([.C131]=&quot;zima&quot;; 2*[.$R$6]; IF([.C131]=&quot;wiosna&quot;; 5*[.$R$6]; IF([.C131]=&quot;lato&quot;; 9*[.$R$6]; IF([.C131]=&quot;jesień&quot;; 4*[.$R$6]; 0)))))" office:value-type="float" office:value="150" calcext:value-type="float">
            <text:p>150</text:p>
          </table:table-cell>
          <table:table-cell table:formula="of:=[.J130]-[.E131]+[.I131]" office:value-type="float" office:value="-1940" calcext:value-type="float">
            <text:p>-1940</text:p>
          </table:table-cell>
          <table:table-cell table:formula="of:=IF(OR([.B131]=6;[.B131]=7); 0; IF([.C131]=&quot;zima&quot;; FLOOR(0.2*[.N131])*30; IF([.C131]=&quot;wiosna&quot;;  FLOOR(0.5*[.N131])*30; IF([.C131]=&quot;lato&quot;;  FLOOR(0.9*[.N131])*30; IF([.C131]=&quot;jesień&quot;;  FLOOR(0.4*[.N131])*30; 0)))))" office:value-type="float" office:value="150" calcext:value-type="float">
            <text:p>150</text:p>
          </table:table-cell>
          <table:table-cell table:formula="of:=IF(MONTH([.A131])&lt;&gt;MONTH([.A132]);1;0)" office:value-type="float" office:value="0" calcext:value-type="float">
            <text:p>0</text:p>
          </table:table-cell>
          <table:table-cell table:formula="of:=IF([.L131]=1;[.H131];0)" office:value-type="float" office:value="0" calcext:value-type="float">
            <text:p>0</text:p>
          </table:table-cell>
          <table:table-cell table:formula="of:=[.N130] + IF([.M13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11" calcext:value-type="date">
            <text:p>11.05.2023</text:p>
          </table:table-cell>
          <table:table-cell table:formula="of:=WEEKDAY([.A132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132]=6;[.B132]=7); 0; IF([.C132]=&quot;zima&quot;; FLOOR(0.2*[.N132])*30; IF([.C132]=&quot;wiosna&quot;;  FLOOR(0.5*[.N132])*30; IF([.C132]=&quot;lato&quot;;  FLOOR(0.9*[.N132])*30; IF([.C132]=&quot;jesień&quot;;  FLOOR(0.4*[.N132])*30; 0)))))" office:value-type="float" office:value="150" calcext:value-type="float">
            <text:p>150</text:p>
          </table:table-cell>
          <table:table-cell table:formula="of:=IF([.B132]=7; 15*[.N132]; 0) + IF(AND([.H131] &gt; 2400; MONTH([.A131])&lt;&gt;MONTH([.A132])); 2400; 0)" office:value-type="float" office:value="0" calcext:value-type="float">
            <text:p>0</text:p>
          </table:table-cell>
          <table:table-cell table:formula="of:=[.D132]+[.F131]" office:value-type="float" office:value="9060" calcext:value-type="float">
            <text:p>9060</text:p>
          </table:table-cell>
          <table:table-cell table:formula="of:=[.E132]+[.G131]" office:value-type="float" office:value="10850" calcext:value-type="float">
            <text:p>10850</text:p>
          </table:table-cell>
          <table:table-cell table:formula="of:=[.F132]-[.G132]" office:value-type="float" office:value="-1790" calcext:value-type="float">
            <text:p>-1790</text:p>
          </table:table-cell>
          <table:table-cell table:formula="of:=IF(OR([.B132]=6;[.B132]=7); 0; IF([.C132]=&quot;zima&quot;; 2*[.$R$6]; IF([.C132]=&quot;wiosna&quot;; 5*[.$R$6]; IF([.C132]=&quot;lato&quot;; 9*[.$R$6]; IF([.C132]=&quot;jesień&quot;; 4*[.$R$6]; 0)))))" office:value-type="float" office:value="150" calcext:value-type="float">
            <text:p>150</text:p>
          </table:table-cell>
          <table:table-cell table:formula="of:=[.J131]-[.E132]+[.I132]" office:value-type="float" office:value="-1790" calcext:value-type="float">
            <text:p>-1790</text:p>
          </table:table-cell>
          <table:table-cell table:formula="of:=IF(OR([.B132]=6;[.B132]=7); 0; IF([.C132]=&quot;zima&quot;; FLOOR(0.2*[.N132])*30; IF([.C132]=&quot;wiosna&quot;;  FLOOR(0.5*[.N132])*30; IF([.C132]=&quot;lato&quot;;  FLOOR(0.9*[.N132])*30; IF([.C132]=&quot;jesień&quot;;  FLOOR(0.4*[.N132])*30; 0)))))" office:value-type="float" office:value="150" calcext:value-type="float">
            <text:p>150</text:p>
          </table:table-cell>
          <table:table-cell table:formula="of:=IF(MONTH([.A132])&lt;&gt;MONTH([.A133]);1;0)" office:value-type="float" office:value="0" calcext:value-type="float">
            <text:p>0</text:p>
          </table:table-cell>
          <table:table-cell table:formula="of:=IF([.L132]=1;[.H132];0)" office:value-type="float" office:value="0" calcext:value-type="float">
            <text:p>0</text:p>
          </table:table-cell>
          <table:table-cell table:formula="of:=[.N131] + IF([.M13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12" calcext:value-type="date">
            <text:p>12.05.2023</text:p>
          </table:table-cell>
          <table:table-cell table:formula="of:=WEEKDAY([.A133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133]=6;[.B133]=7); 0; IF([.C133]=&quot;zima&quot;; FLOOR(0.2*[.N133])*30; IF([.C133]=&quot;wiosna&quot;;  FLOOR(0.5*[.N133])*30; IF([.C133]=&quot;lato&quot;;  FLOOR(0.9*[.N133])*30; IF([.C133]=&quot;jesień&quot;;  FLOOR(0.4*[.N133])*30; 0)))))" office:value-type="float" office:value="150" calcext:value-type="float">
            <text:p>150</text:p>
          </table:table-cell>
          <table:table-cell table:formula="of:=IF([.B133]=7; 15*[.N133]; 0) + IF(AND([.H132] &gt; 2400; MONTH([.A132])&lt;&gt;MONTH([.A133])); 2400; 0)" office:value-type="float" office:value="0" calcext:value-type="float">
            <text:p>0</text:p>
          </table:table-cell>
          <table:table-cell table:formula="of:=[.D133]+[.F132]" office:value-type="float" office:value="9210" calcext:value-type="float">
            <text:p>9210</text:p>
          </table:table-cell>
          <table:table-cell table:formula="of:=[.E133]+[.G132]" office:value-type="float" office:value="10850" calcext:value-type="float">
            <text:p>10850</text:p>
          </table:table-cell>
          <table:table-cell table:formula="of:=[.F133]-[.G133]" office:value-type="float" office:value="-1640" calcext:value-type="float">
            <text:p>-1640</text:p>
          </table:table-cell>
          <table:table-cell table:formula="of:=IF(OR([.B133]=6;[.B133]=7); 0; IF([.C133]=&quot;zima&quot;; 2*[.$R$6]; IF([.C133]=&quot;wiosna&quot;; 5*[.$R$6]; IF([.C133]=&quot;lato&quot;; 9*[.$R$6]; IF([.C133]=&quot;jesień&quot;; 4*[.$R$6]; 0)))))" office:value-type="float" office:value="150" calcext:value-type="float">
            <text:p>150</text:p>
          </table:table-cell>
          <table:table-cell table:formula="of:=[.J132]-[.E133]+[.I133]" office:value-type="float" office:value="-1640" calcext:value-type="float">
            <text:p>-1640</text:p>
          </table:table-cell>
          <table:table-cell table:formula="of:=IF(OR([.B133]=6;[.B133]=7); 0; IF([.C133]=&quot;zima&quot;; FLOOR(0.2*[.N133])*30; IF([.C133]=&quot;wiosna&quot;;  FLOOR(0.5*[.N133])*30; IF([.C133]=&quot;lato&quot;;  FLOOR(0.9*[.N133])*30; IF([.C133]=&quot;jesień&quot;;  FLOOR(0.4*[.N133])*30; 0)))))" office:value-type="float" office:value="150" calcext:value-type="float">
            <text:p>150</text:p>
          </table:table-cell>
          <table:table-cell table:formula="of:=IF(MONTH([.A133])&lt;&gt;MONTH([.A134]);1;0)" office:value-type="float" office:value="0" calcext:value-type="float">
            <text:p>0</text:p>
          </table:table-cell>
          <table:table-cell table:formula="of:=IF([.L133]=1;[.H133];0)" office:value-type="float" office:value="0" calcext:value-type="float">
            <text:p>0</text:p>
          </table:table-cell>
          <table:table-cell table:formula="of:=[.N132] + IF([.M13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13" calcext:value-type="date">
            <text:p>13.05.2023</text:p>
          </table:table-cell>
          <table:table-cell table:formula="of:=WEEKDAY([.A134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134]=6;[.B134]=7); 0; IF([.C134]=&quot;zima&quot;; FLOOR(0.2*[.N134])*30; IF([.C134]=&quot;wiosna&quot;;  FLOOR(0.5*[.N134])*30; IF([.C134]=&quot;lato&quot;;  FLOOR(0.9*[.N134])*30; IF([.C134]=&quot;jesień&quot;;  FLOOR(0.4*[.N134])*30; 0)))))" office:value-type="float" office:value="0" calcext:value-type="float">
            <text:p>0</text:p>
          </table:table-cell>
          <table:table-cell table:formula="of:=IF([.B134]=7; 15*[.N134]; 0) + IF(AND([.H133] &gt; 2400; MONTH([.A133])&lt;&gt;MONTH([.A134])); 2400; 0)" office:value-type="float" office:value="0" calcext:value-type="float">
            <text:p>0</text:p>
          </table:table-cell>
          <table:table-cell table:formula="of:=[.D134]+[.F133]" office:value-type="float" office:value="9210" calcext:value-type="float">
            <text:p>9210</text:p>
          </table:table-cell>
          <table:table-cell table:formula="of:=[.E134]+[.G133]" office:value-type="float" office:value="10850" calcext:value-type="float">
            <text:p>10850</text:p>
          </table:table-cell>
          <table:table-cell table:formula="of:=[.F134]-[.G134]" office:value-type="float" office:value="-1640" calcext:value-type="float">
            <text:p>-1640</text:p>
          </table:table-cell>
          <table:table-cell table:formula="of:=IF(OR([.B134]=6;[.B134]=7); 0; IF([.C134]=&quot;zima&quot;; 2*[.$R$6]; IF([.C134]=&quot;wiosna&quot;; 5*[.$R$6]; IF([.C134]=&quot;lato&quot;; 9*[.$R$6]; IF([.C134]=&quot;jesień&quot;; 4*[.$R$6]; 0)))))" office:value-type="float" office:value="0" calcext:value-type="float">
            <text:p>0</text:p>
          </table:table-cell>
          <table:table-cell table:formula="of:=[.J133]-[.E134]+[.I134]" office:value-type="float" office:value="-1640" calcext:value-type="float">
            <text:p>-1640</text:p>
          </table:table-cell>
          <table:table-cell table:formula="of:=IF(OR([.B134]=6;[.B134]=7); 0; IF([.C134]=&quot;zima&quot;; FLOOR(0.2*[.N134])*30; IF([.C134]=&quot;wiosna&quot;;  FLOOR(0.5*[.N134])*30; IF([.C134]=&quot;lato&quot;;  FLOOR(0.9*[.N134])*30; IF([.C134]=&quot;jesień&quot;;  FLOOR(0.4*[.N134])*30; 0)))))" office:value-type="float" office:value="0" calcext:value-type="float">
            <text:p>0</text:p>
          </table:table-cell>
          <table:table-cell table:formula="of:=IF(MONTH([.A134])&lt;&gt;MONTH([.A135]);1;0)" office:value-type="float" office:value="0" calcext:value-type="float">
            <text:p>0</text:p>
          </table:table-cell>
          <table:table-cell table:formula="of:=IF([.L134]=1;[.H134];0)" office:value-type="float" office:value="0" calcext:value-type="float">
            <text:p>0</text:p>
          </table:table-cell>
          <table:table-cell table:formula="of:=[.N133] + IF([.M13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14" calcext:value-type="date">
            <text:p>14.05.2023</text:p>
          </table:table-cell>
          <table:table-cell table:formula="of:=WEEKDAY([.A135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35]=6;[.B135]=7); 0; IF([.C135]=&quot;zima&quot;; FLOOR(0.2*[.N135])*30; IF([.C135]=&quot;wiosna&quot;;  FLOOR(0.5*[.N135])*30; IF([.C135]=&quot;lato&quot;;  FLOOR(0.9*[.N135])*30; IF([.C135]=&quot;jesień&quot;;  FLOOR(0.4*[.N135])*30; 0)))))" office:value-type="float" office:value="0" calcext:value-type="float">
            <text:p>0</text:p>
          </table:table-cell>
          <table:table-cell table:formula="of:=IF([.B135]=7; 15*[.N135]; 0) + IF(AND([.H134] &gt; 2400; MONTH([.A134])&lt;&gt;MONTH([.A135])); 2400; 0)" office:value-type="float" office:value="150" calcext:value-type="float">
            <text:p>150</text:p>
          </table:table-cell>
          <table:table-cell table:formula="of:=[.D135]+[.F134]" office:value-type="float" office:value="9210" calcext:value-type="float">
            <text:p>9210</text:p>
          </table:table-cell>
          <table:table-cell table:formula="of:=[.E135]+[.G134]" office:value-type="float" office:value="11000" calcext:value-type="float">
            <text:p>11000</text:p>
          </table:table-cell>
          <table:table-cell table:formula="of:=[.F135]-[.G135]" office:value-type="float" office:value="-1790" calcext:value-type="float">
            <text:p>-1790</text:p>
          </table:table-cell>
          <table:table-cell table:formula="of:=IF(OR([.B135]=6;[.B135]=7); 0; IF([.C135]=&quot;zima&quot;; 2*[.$R$6]; IF([.C135]=&quot;wiosna&quot;; 5*[.$R$6]; IF([.C135]=&quot;lato&quot;; 9*[.$R$6]; IF([.C135]=&quot;jesień&quot;; 4*[.$R$6]; 0)))))" office:value-type="float" office:value="0" calcext:value-type="float">
            <text:p>0</text:p>
          </table:table-cell>
          <table:table-cell table:formula="of:=[.J134]-[.E135]+[.I135]" office:value-type="float" office:value="-1790" calcext:value-type="float">
            <text:p>-1790</text:p>
          </table:table-cell>
          <table:table-cell table:formula="of:=IF(OR([.B135]=6;[.B135]=7); 0; IF([.C135]=&quot;zima&quot;; FLOOR(0.2*[.N135])*30; IF([.C135]=&quot;wiosna&quot;;  FLOOR(0.5*[.N135])*30; IF([.C135]=&quot;lato&quot;;  FLOOR(0.9*[.N135])*30; IF([.C135]=&quot;jesień&quot;;  FLOOR(0.4*[.N135])*30; 0)))))" office:value-type="float" office:value="0" calcext:value-type="float">
            <text:p>0</text:p>
          </table:table-cell>
          <table:table-cell table:formula="of:=IF(MONTH([.A135])&lt;&gt;MONTH([.A136]);1;0)" office:value-type="float" office:value="0" calcext:value-type="float">
            <text:p>0</text:p>
          </table:table-cell>
          <table:table-cell table:formula="of:=IF([.L135]=1;[.H135];0)" office:value-type="float" office:value="0" calcext:value-type="float">
            <text:p>0</text:p>
          </table:table-cell>
          <table:table-cell table:formula="of:=[.N134] + IF([.M13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15" calcext:value-type="date">
            <text:p>15.05.2023</text:p>
          </table:table-cell>
          <table:table-cell table:formula="of:=WEEKDAY([.A136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36]=6;[.B136]=7); 0; IF([.C136]=&quot;zima&quot;; FLOOR(0.2*[.N136])*30; IF([.C136]=&quot;wiosna&quot;;  FLOOR(0.5*[.N136])*30; IF([.C136]=&quot;lato&quot;;  FLOOR(0.9*[.N136])*30; IF([.C136]=&quot;jesień&quot;;  FLOOR(0.4*[.N136])*30; 0)))))" office:value-type="float" office:value="150" calcext:value-type="float">
            <text:p>150</text:p>
          </table:table-cell>
          <table:table-cell table:formula="of:=IF([.B136]=7; 15*[.N136]; 0) + IF(AND([.H135] &gt; 2400; MONTH([.A135])&lt;&gt;MONTH([.A136])); 2400; 0)" office:value-type="float" office:value="0" calcext:value-type="float">
            <text:p>0</text:p>
          </table:table-cell>
          <table:table-cell table:formula="of:=[.D136]+[.F135]" office:value-type="float" office:value="9360" calcext:value-type="float">
            <text:p>9360</text:p>
          </table:table-cell>
          <table:table-cell table:formula="of:=[.E136]+[.G135]" office:value-type="float" office:value="11000" calcext:value-type="float">
            <text:p>11000</text:p>
          </table:table-cell>
          <table:table-cell table:formula="of:=[.F136]-[.G136]" office:value-type="float" office:value="-1640" calcext:value-type="float">
            <text:p>-1640</text:p>
          </table:table-cell>
          <table:table-cell table:formula="of:=IF(OR([.B136]=6;[.B136]=7); 0; IF([.C136]=&quot;zima&quot;; 2*[.$R$6]; IF([.C136]=&quot;wiosna&quot;; 5*[.$R$6]; IF([.C136]=&quot;lato&quot;; 9*[.$R$6]; IF([.C136]=&quot;jesień&quot;; 4*[.$R$6]; 0)))))" office:value-type="float" office:value="150" calcext:value-type="float">
            <text:p>150</text:p>
          </table:table-cell>
          <table:table-cell table:formula="of:=[.J135]-[.E136]+[.I136]" office:value-type="float" office:value="-1640" calcext:value-type="float">
            <text:p>-1640</text:p>
          </table:table-cell>
          <table:table-cell table:formula="of:=IF(OR([.B136]=6;[.B136]=7); 0; IF([.C136]=&quot;zima&quot;; FLOOR(0.2*[.N136])*30; IF([.C136]=&quot;wiosna&quot;;  FLOOR(0.5*[.N136])*30; IF([.C136]=&quot;lato&quot;;  FLOOR(0.9*[.N136])*30; IF([.C136]=&quot;jesień&quot;;  FLOOR(0.4*[.N136])*30; 0)))))" office:value-type="float" office:value="150" calcext:value-type="float">
            <text:p>150</text:p>
          </table:table-cell>
          <table:table-cell table:formula="of:=IF(MONTH([.A136])&lt;&gt;MONTH([.A137]);1;0)" office:value-type="float" office:value="0" calcext:value-type="float">
            <text:p>0</text:p>
          </table:table-cell>
          <table:table-cell table:formula="of:=IF([.L136]=1;[.H136];0)" office:value-type="float" office:value="0" calcext:value-type="float">
            <text:p>0</text:p>
          </table:table-cell>
          <table:table-cell table:formula="of:=[.N135] + IF([.M13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16" calcext:value-type="date">
            <text:p>16.05.2023</text:p>
          </table:table-cell>
          <table:table-cell table:formula="of:=WEEKDAY([.A137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37]=6;[.B137]=7); 0; IF([.C137]=&quot;zima&quot;; FLOOR(0.2*[.N137])*30; IF([.C137]=&quot;wiosna&quot;;  FLOOR(0.5*[.N137])*30; IF([.C137]=&quot;lato&quot;;  FLOOR(0.9*[.N137])*30; IF([.C137]=&quot;jesień&quot;;  FLOOR(0.4*[.N137])*30; 0)))))" office:value-type="float" office:value="150" calcext:value-type="float">
            <text:p>150</text:p>
          </table:table-cell>
          <table:table-cell table:formula="of:=IF([.B137]=7; 15*[.N137]; 0) + IF(AND([.H136] &gt; 2400; MONTH([.A136])&lt;&gt;MONTH([.A137])); 2400; 0)" office:value-type="float" office:value="0" calcext:value-type="float">
            <text:p>0</text:p>
          </table:table-cell>
          <table:table-cell table:formula="of:=[.D137]+[.F136]" office:value-type="float" office:value="9510" calcext:value-type="float">
            <text:p>9510</text:p>
          </table:table-cell>
          <table:table-cell table:formula="of:=[.E137]+[.G136]" office:value-type="float" office:value="11000" calcext:value-type="float">
            <text:p>11000</text:p>
          </table:table-cell>
          <table:table-cell table:formula="of:=[.F137]-[.G137]" office:value-type="float" office:value="-1490" calcext:value-type="float">
            <text:p>-1490</text:p>
          </table:table-cell>
          <table:table-cell table:formula="of:=IF(OR([.B137]=6;[.B137]=7); 0; IF([.C137]=&quot;zima&quot;; 2*[.$R$6]; IF([.C137]=&quot;wiosna&quot;; 5*[.$R$6]; IF([.C137]=&quot;lato&quot;; 9*[.$R$6]; IF([.C137]=&quot;jesień&quot;; 4*[.$R$6]; 0)))))" office:value-type="float" office:value="150" calcext:value-type="float">
            <text:p>150</text:p>
          </table:table-cell>
          <table:table-cell table:formula="of:=[.J136]-[.E137]+[.I137]" office:value-type="float" office:value="-1490" calcext:value-type="float">
            <text:p>-1490</text:p>
          </table:table-cell>
          <table:table-cell table:formula="of:=IF(OR([.B137]=6;[.B137]=7); 0; IF([.C137]=&quot;zima&quot;; FLOOR(0.2*[.N137])*30; IF([.C137]=&quot;wiosna&quot;;  FLOOR(0.5*[.N137])*30; IF([.C137]=&quot;lato&quot;;  FLOOR(0.9*[.N137])*30; IF([.C137]=&quot;jesień&quot;;  FLOOR(0.4*[.N137])*30; 0)))))" office:value-type="float" office:value="150" calcext:value-type="float">
            <text:p>150</text:p>
          </table:table-cell>
          <table:table-cell table:formula="of:=IF(MONTH([.A137])&lt;&gt;MONTH([.A138]);1;0)" office:value-type="float" office:value="0" calcext:value-type="float">
            <text:p>0</text:p>
          </table:table-cell>
          <table:table-cell table:formula="of:=IF([.L137]=1;[.H137];0)" office:value-type="float" office:value="0" calcext:value-type="float">
            <text:p>0</text:p>
          </table:table-cell>
          <table:table-cell table:formula="of:=[.N136] + IF([.M13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17" calcext:value-type="date">
            <text:p>17.05.2023</text:p>
          </table:table-cell>
          <table:table-cell table:formula="of:=WEEKDAY([.A138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138]=6;[.B138]=7); 0; IF([.C138]=&quot;zima&quot;; FLOOR(0.2*[.N138])*30; IF([.C138]=&quot;wiosna&quot;;  FLOOR(0.5*[.N138])*30; IF([.C138]=&quot;lato&quot;;  FLOOR(0.9*[.N138])*30; IF([.C138]=&quot;jesień&quot;;  FLOOR(0.4*[.N138])*30; 0)))))" office:value-type="float" office:value="150" calcext:value-type="float">
            <text:p>150</text:p>
          </table:table-cell>
          <table:table-cell table:formula="of:=IF([.B138]=7; 15*[.N138]; 0) + IF(AND([.H137] &gt; 2400; MONTH([.A137])&lt;&gt;MONTH([.A138])); 2400; 0)" office:value-type="float" office:value="0" calcext:value-type="float">
            <text:p>0</text:p>
          </table:table-cell>
          <table:table-cell table:formula="of:=[.D138]+[.F137]" office:value-type="float" office:value="9660" calcext:value-type="float">
            <text:p>9660</text:p>
          </table:table-cell>
          <table:table-cell table:formula="of:=[.E138]+[.G137]" office:value-type="float" office:value="11000" calcext:value-type="float">
            <text:p>11000</text:p>
          </table:table-cell>
          <table:table-cell table:formula="of:=[.F138]-[.G138]" office:value-type="float" office:value="-1340" calcext:value-type="float">
            <text:p>-1340</text:p>
          </table:table-cell>
          <table:table-cell table:formula="of:=IF(OR([.B138]=6;[.B138]=7); 0; IF([.C138]=&quot;zima&quot;; 2*[.$R$6]; IF([.C138]=&quot;wiosna&quot;; 5*[.$R$6]; IF([.C138]=&quot;lato&quot;; 9*[.$R$6]; IF([.C138]=&quot;jesień&quot;; 4*[.$R$6]; 0)))))" office:value-type="float" office:value="150" calcext:value-type="float">
            <text:p>150</text:p>
          </table:table-cell>
          <table:table-cell table:formula="of:=[.J137]-[.E138]+[.I138]" office:value-type="float" office:value="-1340" calcext:value-type="float">
            <text:p>-1340</text:p>
          </table:table-cell>
          <table:table-cell table:formula="of:=IF(OR([.B138]=6;[.B138]=7); 0; IF([.C138]=&quot;zima&quot;; FLOOR(0.2*[.N138])*30; IF([.C138]=&quot;wiosna&quot;;  FLOOR(0.5*[.N138])*30; IF([.C138]=&quot;lato&quot;;  FLOOR(0.9*[.N138])*30; IF([.C138]=&quot;jesień&quot;;  FLOOR(0.4*[.N138])*30; 0)))))" office:value-type="float" office:value="150" calcext:value-type="float">
            <text:p>150</text:p>
          </table:table-cell>
          <table:table-cell table:formula="of:=IF(MONTH([.A138])&lt;&gt;MONTH([.A139]);1;0)" office:value-type="float" office:value="0" calcext:value-type="float">
            <text:p>0</text:p>
          </table:table-cell>
          <table:table-cell table:formula="of:=IF([.L138]=1;[.H138];0)" office:value-type="float" office:value="0" calcext:value-type="float">
            <text:p>0</text:p>
          </table:table-cell>
          <table:table-cell table:formula="of:=[.N137] + IF([.M13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18" calcext:value-type="date">
            <text:p>18.05.2023</text:p>
          </table:table-cell>
          <table:table-cell table:formula="of:=WEEKDAY([.A139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139]=6;[.B139]=7); 0; IF([.C139]=&quot;zima&quot;; FLOOR(0.2*[.N139])*30; IF([.C139]=&quot;wiosna&quot;;  FLOOR(0.5*[.N139])*30; IF([.C139]=&quot;lato&quot;;  FLOOR(0.9*[.N139])*30; IF([.C139]=&quot;jesień&quot;;  FLOOR(0.4*[.N139])*30; 0)))))" office:value-type="float" office:value="150" calcext:value-type="float">
            <text:p>150</text:p>
          </table:table-cell>
          <table:table-cell table:formula="of:=IF([.B139]=7; 15*[.N139]; 0) + IF(AND([.H138] &gt; 2400; MONTH([.A138])&lt;&gt;MONTH([.A139])); 2400; 0)" office:value-type="float" office:value="0" calcext:value-type="float">
            <text:p>0</text:p>
          </table:table-cell>
          <table:table-cell table:formula="of:=[.D139]+[.F138]" office:value-type="float" office:value="9810" calcext:value-type="float">
            <text:p>9810</text:p>
          </table:table-cell>
          <table:table-cell table:formula="of:=[.E139]+[.G138]" office:value-type="float" office:value="11000" calcext:value-type="float">
            <text:p>11000</text:p>
          </table:table-cell>
          <table:table-cell table:formula="of:=[.F139]-[.G139]" office:value-type="float" office:value="-1190" calcext:value-type="float">
            <text:p>-1190</text:p>
          </table:table-cell>
          <table:table-cell table:formula="of:=IF(OR([.B139]=6;[.B139]=7); 0; IF([.C139]=&quot;zima&quot;; 2*[.$R$6]; IF([.C139]=&quot;wiosna&quot;; 5*[.$R$6]; IF([.C139]=&quot;lato&quot;; 9*[.$R$6]; IF([.C139]=&quot;jesień&quot;; 4*[.$R$6]; 0)))))" office:value-type="float" office:value="150" calcext:value-type="float">
            <text:p>150</text:p>
          </table:table-cell>
          <table:table-cell table:formula="of:=[.J138]-[.E139]+[.I139]" office:value-type="float" office:value="-1190" calcext:value-type="float">
            <text:p>-1190</text:p>
          </table:table-cell>
          <table:table-cell table:formula="of:=IF(OR([.B139]=6;[.B139]=7); 0; IF([.C139]=&quot;zima&quot;; FLOOR(0.2*[.N139])*30; IF([.C139]=&quot;wiosna&quot;;  FLOOR(0.5*[.N139])*30; IF([.C139]=&quot;lato&quot;;  FLOOR(0.9*[.N139])*30; IF([.C139]=&quot;jesień&quot;;  FLOOR(0.4*[.N139])*30; 0)))))" office:value-type="float" office:value="150" calcext:value-type="float">
            <text:p>150</text:p>
          </table:table-cell>
          <table:table-cell table:formula="of:=IF(MONTH([.A139])&lt;&gt;MONTH([.A140]);1;0)" office:value-type="float" office:value="0" calcext:value-type="float">
            <text:p>0</text:p>
          </table:table-cell>
          <table:table-cell table:formula="of:=IF([.L139]=1;[.H139];0)" office:value-type="float" office:value="0" calcext:value-type="float">
            <text:p>0</text:p>
          </table:table-cell>
          <table:table-cell table:formula="of:=[.N138] + IF([.M13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19" calcext:value-type="date">
            <text:p>19.05.2023</text:p>
          </table:table-cell>
          <table:table-cell table:formula="of:=WEEKDAY([.A140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140]=6;[.B140]=7); 0; IF([.C140]=&quot;zima&quot;; FLOOR(0.2*[.N140])*30; IF([.C140]=&quot;wiosna&quot;;  FLOOR(0.5*[.N140])*30; IF([.C140]=&quot;lato&quot;;  FLOOR(0.9*[.N140])*30; IF([.C140]=&quot;jesień&quot;;  FLOOR(0.4*[.N140])*30; 0)))))" office:value-type="float" office:value="150" calcext:value-type="float">
            <text:p>150</text:p>
          </table:table-cell>
          <table:table-cell table:formula="of:=IF([.B140]=7; 15*[.N140]; 0) + IF(AND([.H139] &gt; 2400; MONTH([.A139])&lt;&gt;MONTH([.A140])); 2400; 0)" office:value-type="float" office:value="0" calcext:value-type="float">
            <text:p>0</text:p>
          </table:table-cell>
          <table:table-cell table:formula="of:=[.D140]+[.F139]" office:value-type="float" office:value="9960" calcext:value-type="float">
            <text:p>9960</text:p>
          </table:table-cell>
          <table:table-cell table:formula="of:=[.E140]+[.G139]" office:value-type="float" office:value="11000" calcext:value-type="float">
            <text:p>11000</text:p>
          </table:table-cell>
          <table:table-cell table:formula="of:=[.F140]-[.G140]" office:value-type="float" office:value="-1040" calcext:value-type="float">
            <text:p>-1040</text:p>
          </table:table-cell>
          <table:table-cell table:formula="of:=IF(OR([.B140]=6;[.B140]=7); 0; IF([.C140]=&quot;zima&quot;; 2*[.$R$6]; IF([.C140]=&quot;wiosna&quot;; 5*[.$R$6]; IF([.C140]=&quot;lato&quot;; 9*[.$R$6]; IF([.C140]=&quot;jesień&quot;; 4*[.$R$6]; 0)))))" office:value-type="float" office:value="150" calcext:value-type="float">
            <text:p>150</text:p>
          </table:table-cell>
          <table:table-cell table:formula="of:=[.J139]-[.E140]+[.I140]" office:value-type="float" office:value="-1040" calcext:value-type="float">
            <text:p>-1040</text:p>
          </table:table-cell>
          <table:table-cell table:formula="of:=IF(OR([.B140]=6;[.B140]=7); 0; IF([.C140]=&quot;zima&quot;; FLOOR(0.2*[.N140])*30; IF([.C140]=&quot;wiosna&quot;;  FLOOR(0.5*[.N140])*30; IF([.C140]=&quot;lato&quot;;  FLOOR(0.9*[.N140])*30; IF([.C140]=&quot;jesień&quot;;  FLOOR(0.4*[.N140])*30; 0)))))" office:value-type="float" office:value="150" calcext:value-type="float">
            <text:p>150</text:p>
          </table:table-cell>
          <table:table-cell table:formula="of:=IF(MONTH([.A140])&lt;&gt;MONTH([.A141]);1;0)" office:value-type="float" office:value="0" calcext:value-type="float">
            <text:p>0</text:p>
          </table:table-cell>
          <table:table-cell table:formula="of:=IF([.L140]=1;[.H140];0)" office:value-type="float" office:value="0" calcext:value-type="float">
            <text:p>0</text:p>
          </table:table-cell>
          <table:table-cell table:formula="of:=[.N139] + IF([.M13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20" calcext:value-type="date">
            <text:p>20.05.2023</text:p>
          </table:table-cell>
          <table:table-cell table:formula="of:=WEEKDAY([.A141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141]=6;[.B141]=7); 0; IF([.C141]=&quot;zima&quot;; FLOOR(0.2*[.N141])*30; IF([.C141]=&quot;wiosna&quot;;  FLOOR(0.5*[.N141])*30; IF([.C141]=&quot;lato&quot;;  FLOOR(0.9*[.N141])*30; IF([.C141]=&quot;jesień&quot;;  FLOOR(0.4*[.N141])*30; 0)))))" office:value-type="float" office:value="0" calcext:value-type="float">
            <text:p>0</text:p>
          </table:table-cell>
          <table:table-cell table:formula="of:=IF([.B141]=7; 15*[.N141]; 0) + IF(AND([.H140] &gt; 2400; MONTH([.A140])&lt;&gt;MONTH([.A141])); 2400; 0)" office:value-type="float" office:value="0" calcext:value-type="float">
            <text:p>0</text:p>
          </table:table-cell>
          <table:table-cell table:formula="of:=[.D141]+[.F140]" office:value-type="float" office:value="9960" calcext:value-type="float">
            <text:p>9960</text:p>
          </table:table-cell>
          <table:table-cell table:formula="of:=[.E141]+[.G140]" office:value-type="float" office:value="11000" calcext:value-type="float">
            <text:p>11000</text:p>
          </table:table-cell>
          <table:table-cell table:formula="of:=[.F141]-[.G141]" office:value-type="float" office:value="-1040" calcext:value-type="float">
            <text:p>-1040</text:p>
          </table:table-cell>
          <table:table-cell table:formula="of:=IF(OR([.B141]=6;[.B141]=7); 0; IF([.C141]=&quot;zima&quot;; 2*[.$R$6]; IF([.C141]=&quot;wiosna&quot;; 5*[.$R$6]; IF([.C141]=&quot;lato&quot;; 9*[.$R$6]; IF([.C141]=&quot;jesień&quot;; 4*[.$R$6]; 0)))))" office:value-type="float" office:value="0" calcext:value-type="float">
            <text:p>0</text:p>
          </table:table-cell>
          <table:table-cell table:formula="of:=[.J140]-[.E141]+[.I141]" office:value-type="float" office:value="-1040" calcext:value-type="float">
            <text:p>-1040</text:p>
          </table:table-cell>
          <table:table-cell table:formula="of:=IF(OR([.B141]=6;[.B141]=7); 0; IF([.C141]=&quot;zima&quot;; FLOOR(0.2*[.N141])*30; IF([.C141]=&quot;wiosna&quot;;  FLOOR(0.5*[.N141])*30; IF([.C141]=&quot;lato&quot;;  FLOOR(0.9*[.N141])*30; IF([.C141]=&quot;jesień&quot;;  FLOOR(0.4*[.N141])*30; 0)))))" office:value-type="float" office:value="0" calcext:value-type="float">
            <text:p>0</text:p>
          </table:table-cell>
          <table:table-cell table:formula="of:=IF(MONTH([.A141])&lt;&gt;MONTH([.A142]);1;0)" office:value-type="float" office:value="0" calcext:value-type="float">
            <text:p>0</text:p>
          </table:table-cell>
          <table:table-cell table:formula="of:=IF([.L141]=1;[.H141];0)" office:value-type="float" office:value="0" calcext:value-type="float">
            <text:p>0</text:p>
          </table:table-cell>
          <table:table-cell table:formula="of:=[.N140] + IF([.M14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21" calcext:value-type="date">
            <text:p>21.05.2023</text:p>
          </table:table-cell>
          <table:table-cell table:formula="of:=WEEKDAY([.A142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42]=6;[.B142]=7); 0; IF([.C142]=&quot;zima&quot;; FLOOR(0.2*[.N142])*30; IF([.C142]=&quot;wiosna&quot;;  FLOOR(0.5*[.N142])*30; IF([.C142]=&quot;lato&quot;;  FLOOR(0.9*[.N142])*30; IF([.C142]=&quot;jesień&quot;;  FLOOR(0.4*[.N142])*30; 0)))))" office:value-type="float" office:value="0" calcext:value-type="float">
            <text:p>0</text:p>
          </table:table-cell>
          <table:table-cell table:formula="of:=IF([.B142]=7; 15*[.N142]; 0) + IF(AND([.H141] &gt; 2400; MONTH([.A141])&lt;&gt;MONTH([.A142])); 2400; 0)" office:value-type="float" office:value="150" calcext:value-type="float">
            <text:p>150</text:p>
          </table:table-cell>
          <table:table-cell table:formula="of:=[.D142]+[.F141]" office:value-type="float" office:value="9960" calcext:value-type="float">
            <text:p>9960</text:p>
          </table:table-cell>
          <table:table-cell table:formula="of:=[.E142]+[.G141]" office:value-type="float" office:value="11150" calcext:value-type="float">
            <text:p>11150</text:p>
          </table:table-cell>
          <table:table-cell table:formula="of:=[.F142]-[.G142]" office:value-type="float" office:value="-1190" calcext:value-type="float">
            <text:p>-1190</text:p>
          </table:table-cell>
          <table:table-cell table:formula="of:=IF(OR([.B142]=6;[.B142]=7); 0; IF([.C142]=&quot;zima&quot;; 2*[.$R$6]; IF([.C142]=&quot;wiosna&quot;; 5*[.$R$6]; IF([.C142]=&quot;lato&quot;; 9*[.$R$6]; IF([.C142]=&quot;jesień&quot;; 4*[.$R$6]; 0)))))" office:value-type="float" office:value="0" calcext:value-type="float">
            <text:p>0</text:p>
          </table:table-cell>
          <table:table-cell table:formula="of:=[.J141]-[.E142]+[.I142]" office:value-type="float" office:value="-1190" calcext:value-type="float">
            <text:p>-1190</text:p>
          </table:table-cell>
          <table:table-cell table:formula="of:=IF(OR([.B142]=6;[.B142]=7); 0; IF([.C142]=&quot;zima&quot;; FLOOR(0.2*[.N142])*30; IF([.C142]=&quot;wiosna&quot;;  FLOOR(0.5*[.N142])*30; IF([.C142]=&quot;lato&quot;;  FLOOR(0.9*[.N142])*30; IF([.C142]=&quot;jesień&quot;;  FLOOR(0.4*[.N142])*30; 0)))))" office:value-type="float" office:value="0" calcext:value-type="float">
            <text:p>0</text:p>
          </table:table-cell>
          <table:table-cell table:formula="of:=IF(MONTH([.A142])&lt;&gt;MONTH([.A143]);1;0)" office:value-type="float" office:value="0" calcext:value-type="float">
            <text:p>0</text:p>
          </table:table-cell>
          <table:table-cell table:formula="of:=IF([.L142]=1;[.H142];0)" office:value-type="float" office:value="0" calcext:value-type="float">
            <text:p>0</text:p>
          </table:table-cell>
          <table:table-cell table:formula="of:=[.N141] + IF([.M14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22" calcext:value-type="date">
            <text:p>22.05.2023</text:p>
          </table:table-cell>
          <table:table-cell table:formula="of:=WEEKDAY([.A143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43]=6;[.B143]=7); 0; IF([.C143]=&quot;zima&quot;; FLOOR(0.2*[.N143])*30; IF([.C143]=&quot;wiosna&quot;;  FLOOR(0.5*[.N143])*30; IF([.C143]=&quot;lato&quot;;  FLOOR(0.9*[.N143])*30; IF([.C143]=&quot;jesień&quot;;  FLOOR(0.4*[.N143])*30; 0)))))" office:value-type="float" office:value="150" calcext:value-type="float">
            <text:p>150</text:p>
          </table:table-cell>
          <table:table-cell table:formula="of:=IF([.B143]=7; 15*[.N143]; 0) + IF(AND([.H142] &gt; 2400; MONTH([.A142])&lt;&gt;MONTH([.A143])); 2400; 0)" office:value-type="float" office:value="0" calcext:value-type="float">
            <text:p>0</text:p>
          </table:table-cell>
          <table:table-cell table:formula="of:=[.D143]+[.F142]" office:value-type="float" office:value="10110" calcext:value-type="float">
            <text:p>10110</text:p>
          </table:table-cell>
          <table:table-cell table:formula="of:=[.E143]+[.G142]" office:value-type="float" office:value="11150" calcext:value-type="float">
            <text:p>11150</text:p>
          </table:table-cell>
          <table:table-cell table:formula="of:=[.F143]-[.G143]" office:value-type="float" office:value="-1040" calcext:value-type="float">
            <text:p>-1040</text:p>
          </table:table-cell>
          <table:table-cell table:formula="of:=IF(OR([.B143]=6;[.B143]=7); 0; IF([.C143]=&quot;zima&quot;; 2*[.$R$6]; IF([.C143]=&quot;wiosna&quot;; 5*[.$R$6]; IF([.C143]=&quot;lato&quot;; 9*[.$R$6]; IF([.C143]=&quot;jesień&quot;; 4*[.$R$6]; 0)))))" office:value-type="float" office:value="150" calcext:value-type="float">
            <text:p>150</text:p>
          </table:table-cell>
          <table:table-cell table:formula="of:=[.J142]-[.E143]+[.I143]" office:value-type="float" office:value="-1040" calcext:value-type="float">
            <text:p>-1040</text:p>
          </table:table-cell>
          <table:table-cell table:formula="of:=IF(OR([.B143]=6;[.B143]=7); 0; IF([.C143]=&quot;zima&quot;; FLOOR(0.2*[.N143])*30; IF([.C143]=&quot;wiosna&quot;;  FLOOR(0.5*[.N143])*30; IF([.C143]=&quot;lato&quot;;  FLOOR(0.9*[.N143])*30; IF([.C143]=&quot;jesień&quot;;  FLOOR(0.4*[.N143])*30; 0)))))" office:value-type="float" office:value="150" calcext:value-type="float">
            <text:p>150</text:p>
          </table:table-cell>
          <table:table-cell table:formula="of:=IF(MONTH([.A143])&lt;&gt;MONTH([.A144]);1;0)" office:value-type="float" office:value="0" calcext:value-type="float">
            <text:p>0</text:p>
          </table:table-cell>
          <table:table-cell table:formula="of:=IF([.L143]=1;[.H143];0)" office:value-type="float" office:value="0" calcext:value-type="float">
            <text:p>0</text:p>
          </table:table-cell>
          <table:table-cell table:formula="of:=[.N142] + IF([.M14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23" calcext:value-type="date">
            <text:p>23.05.2023</text:p>
          </table:table-cell>
          <table:table-cell table:formula="of:=WEEKDAY([.A144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44]=6;[.B144]=7); 0; IF([.C144]=&quot;zima&quot;; FLOOR(0.2*[.N144])*30; IF([.C144]=&quot;wiosna&quot;;  FLOOR(0.5*[.N144])*30; IF([.C144]=&quot;lato&quot;;  FLOOR(0.9*[.N144])*30; IF([.C144]=&quot;jesień&quot;;  FLOOR(0.4*[.N144])*30; 0)))))" office:value-type="float" office:value="150" calcext:value-type="float">
            <text:p>150</text:p>
          </table:table-cell>
          <table:table-cell table:formula="of:=IF([.B144]=7; 15*[.N144]; 0) + IF(AND([.H143] &gt; 2400; MONTH([.A143])&lt;&gt;MONTH([.A144])); 2400; 0)" office:value-type="float" office:value="0" calcext:value-type="float">
            <text:p>0</text:p>
          </table:table-cell>
          <table:table-cell table:formula="of:=[.D144]+[.F143]" office:value-type="float" office:value="10260" calcext:value-type="float">
            <text:p>10260</text:p>
          </table:table-cell>
          <table:table-cell table:formula="of:=[.E144]+[.G143]" office:value-type="float" office:value="11150" calcext:value-type="float">
            <text:p>11150</text:p>
          </table:table-cell>
          <table:table-cell table:formula="of:=[.F144]-[.G144]" office:value-type="float" office:value="-890" calcext:value-type="float">
            <text:p>-890</text:p>
          </table:table-cell>
          <table:table-cell table:formula="of:=IF(OR([.B144]=6;[.B144]=7); 0; IF([.C144]=&quot;zima&quot;; 2*[.$R$6]; IF([.C144]=&quot;wiosna&quot;; 5*[.$R$6]; IF([.C144]=&quot;lato&quot;; 9*[.$R$6]; IF([.C144]=&quot;jesień&quot;; 4*[.$R$6]; 0)))))" office:value-type="float" office:value="150" calcext:value-type="float">
            <text:p>150</text:p>
          </table:table-cell>
          <table:table-cell table:formula="of:=[.J143]-[.E144]+[.I144]" office:value-type="float" office:value="-890" calcext:value-type="float">
            <text:p>-890</text:p>
          </table:table-cell>
          <table:table-cell table:formula="of:=IF(OR([.B144]=6;[.B144]=7); 0; IF([.C144]=&quot;zima&quot;; FLOOR(0.2*[.N144])*30; IF([.C144]=&quot;wiosna&quot;;  FLOOR(0.5*[.N144])*30; IF([.C144]=&quot;lato&quot;;  FLOOR(0.9*[.N144])*30; IF([.C144]=&quot;jesień&quot;;  FLOOR(0.4*[.N144])*30; 0)))))" office:value-type="float" office:value="150" calcext:value-type="float">
            <text:p>150</text:p>
          </table:table-cell>
          <table:table-cell table:formula="of:=IF(MONTH([.A144])&lt;&gt;MONTH([.A145]);1;0)" office:value-type="float" office:value="0" calcext:value-type="float">
            <text:p>0</text:p>
          </table:table-cell>
          <table:table-cell table:formula="of:=IF([.L144]=1;[.H144];0)" office:value-type="float" office:value="0" calcext:value-type="float">
            <text:p>0</text:p>
          </table:table-cell>
          <table:table-cell table:formula="of:=[.N143] + IF([.M14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24" calcext:value-type="date">
            <text:p>24.05.2023</text:p>
          </table:table-cell>
          <table:table-cell table:formula="of:=WEEKDAY([.A145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145]=6;[.B145]=7); 0; IF([.C145]=&quot;zima&quot;; FLOOR(0.2*[.N145])*30; IF([.C145]=&quot;wiosna&quot;;  FLOOR(0.5*[.N145])*30; IF([.C145]=&quot;lato&quot;;  FLOOR(0.9*[.N145])*30; IF([.C145]=&quot;jesień&quot;;  FLOOR(0.4*[.N145])*30; 0)))))" office:value-type="float" office:value="150" calcext:value-type="float">
            <text:p>150</text:p>
          </table:table-cell>
          <table:table-cell table:formula="of:=IF([.B145]=7; 15*[.N145]; 0) + IF(AND([.H144] &gt; 2400; MONTH([.A144])&lt;&gt;MONTH([.A145])); 2400; 0)" office:value-type="float" office:value="0" calcext:value-type="float">
            <text:p>0</text:p>
          </table:table-cell>
          <table:table-cell table:formula="of:=[.D145]+[.F144]" office:value-type="float" office:value="10410" calcext:value-type="float">
            <text:p>10410</text:p>
          </table:table-cell>
          <table:table-cell table:formula="of:=[.E145]+[.G144]" office:value-type="float" office:value="11150" calcext:value-type="float">
            <text:p>11150</text:p>
          </table:table-cell>
          <table:table-cell table:formula="of:=[.F145]-[.G145]" office:value-type="float" office:value="-740" calcext:value-type="float">
            <text:p>-740</text:p>
          </table:table-cell>
          <table:table-cell table:formula="of:=IF(OR([.B145]=6;[.B145]=7); 0; IF([.C145]=&quot;zima&quot;; 2*[.$R$6]; IF([.C145]=&quot;wiosna&quot;; 5*[.$R$6]; IF([.C145]=&quot;lato&quot;; 9*[.$R$6]; IF([.C145]=&quot;jesień&quot;; 4*[.$R$6]; 0)))))" office:value-type="float" office:value="150" calcext:value-type="float">
            <text:p>150</text:p>
          </table:table-cell>
          <table:table-cell table:formula="of:=[.J144]-[.E145]+[.I145]" office:value-type="float" office:value="-740" calcext:value-type="float">
            <text:p>-740</text:p>
          </table:table-cell>
          <table:table-cell table:formula="of:=IF(OR([.B145]=6;[.B145]=7); 0; IF([.C145]=&quot;zima&quot;; FLOOR(0.2*[.N145])*30; IF([.C145]=&quot;wiosna&quot;;  FLOOR(0.5*[.N145])*30; IF([.C145]=&quot;lato&quot;;  FLOOR(0.9*[.N145])*30; IF([.C145]=&quot;jesień&quot;;  FLOOR(0.4*[.N145])*30; 0)))))" office:value-type="float" office:value="150" calcext:value-type="float">
            <text:p>150</text:p>
          </table:table-cell>
          <table:table-cell table:formula="of:=IF(MONTH([.A145])&lt;&gt;MONTH([.A146]);1;0)" office:value-type="float" office:value="0" calcext:value-type="float">
            <text:p>0</text:p>
          </table:table-cell>
          <table:table-cell table:formula="of:=IF([.L145]=1;[.H145];0)" office:value-type="float" office:value="0" calcext:value-type="float">
            <text:p>0</text:p>
          </table:table-cell>
          <table:table-cell table:formula="of:=[.N144] + IF([.M14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25" calcext:value-type="date">
            <text:p>25.05.2023</text:p>
          </table:table-cell>
          <table:table-cell table:formula="of:=WEEKDAY([.A146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146]=6;[.B146]=7); 0; IF([.C146]=&quot;zima&quot;; FLOOR(0.2*[.N146])*30; IF([.C146]=&quot;wiosna&quot;;  FLOOR(0.5*[.N146])*30; IF([.C146]=&quot;lato&quot;;  FLOOR(0.9*[.N146])*30; IF([.C146]=&quot;jesień&quot;;  FLOOR(0.4*[.N146])*30; 0)))))" office:value-type="float" office:value="150" calcext:value-type="float">
            <text:p>150</text:p>
          </table:table-cell>
          <table:table-cell table:formula="of:=IF([.B146]=7; 15*[.N146]; 0) + IF(AND([.H145] &gt; 2400; MONTH([.A145])&lt;&gt;MONTH([.A146])); 2400; 0)" office:value-type="float" office:value="0" calcext:value-type="float">
            <text:p>0</text:p>
          </table:table-cell>
          <table:table-cell table:formula="of:=[.D146]+[.F145]" office:value-type="float" office:value="10560" calcext:value-type="float">
            <text:p>10560</text:p>
          </table:table-cell>
          <table:table-cell table:formula="of:=[.E146]+[.G145]" office:value-type="float" office:value="11150" calcext:value-type="float">
            <text:p>11150</text:p>
          </table:table-cell>
          <table:table-cell table:formula="of:=[.F146]-[.G146]" office:value-type="float" office:value="-590" calcext:value-type="float">
            <text:p>-590</text:p>
          </table:table-cell>
          <table:table-cell table:formula="of:=IF(OR([.B146]=6;[.B146]=7); 0; IF([.C146]=&quot;zima&quot;; 2*[.$R$6]; IF([.C146]=&quot;wiosna&quot;; 5*[.$R$6]; IF([.C146]=&quot;lato&quot;; 9*[.$R$6]; IF([.C146]=&quot;jesień&quot;; 4*[.$R$6]; 0)))))" office:value-type="float" office:value="150" calcext:value-type="float">
            <text:p>150</text:p>
          </table:table-cell>
          <table:table-cell table:formula="of:=[.J145]-[.E146]+[.I146]" office:value-type="float" office:value="-590" calcext:value-type="float">
            <text:p>-590</text:p>
          </table:table-cell>
          <table:table-cell table:formula="of:=IF(OR([.B146]=6;[.B146]=7); 0; IF([.C146]=&quot;zima&quot;; FLOOR(0.2*[.N146])*30; IF([.C146]=&quot;wiosna&quot;;  FLOOR(0.5*[.N146])*30; IF([.C146]=&quot;lato&quot;;  FLOOR(0.9*[.N146])*30; IF([.C146]=&quot;jesień&quot;;  FLOOR(0.4*[.N146])*30; 0)))))" office:value-type="float" office:value="150" calcext:value-type="float">
            <text:p>150</text:p>
          </table:table-cell>
          <table:table-cell table:formula="of:=IF(MONTH([.A146])&lt;&gt;MONTH([.A147]);1;0)" office:value-type="float" office:value="0" calcext:value-type="float">
            <text:p>0</text:p>
          </table:table-cell>
          <table:table-cell table:formula="of:=IF([.L146]=1;[.H146];0)" office:value-type="float" office:value="0" calcext:value-type="float">
            <text:p>0</text:p>
          </table:table-cell>
          <table:table-cell table:formula="of:=[.N145] + IF([.M14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26" calcext:value-type="date">
            <text:p>26.05.2023</text:p>
          </table:table-cell>
          <table:table-cell table:formula="of:=WEEKDAY([.A147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147]=6;[.B147]=7); 0; IF([.C147]=&quot;zima&quot;; FLOOR(0.2*[.N147])*30; IF([.C147]=&quot;wiosna&quot;;  FLOOR(0.5*[.N147])*30; IF([.C147]=&quot;lato&quot;;  FLOOR(0.9*[.N147])*30; IF([.C147]=&quot;jesień&quot;;  FLOOR(0.4*[.N147])*30; 0)))))" office:value-type="float" office:value="150" calcext:value-type="float">
            <text:p>150</text:p>
          </table:table-cell>
          <table:table-cell table:formula="of:=IF([.B147]=7; 15*[.N147]; 0) + IF(AND([.H146] &gt; 2400; MONTH([.A146])&lt;&gt;MONTH([.A147])); 2400; 0)" office:value-type="float" office:value="0" calcext:value-type="float">
            <text:p>0</text:p>
          </table:table-cell>
          <table:table-cell table:formula="of:=[.D147]+[.F146]" office:value-type="float" office:value="10710" calcext:value-type="float">
            <text:p>10710</text:p>
          </table:table-cell>
          <table:table-cell table:formula="of:=[.E147]+[.G146]" office:value-type="float" office:value="11150" calcext:value-type="float">
            <text:p>11150</text:p>
          </table:table-cell>
          <table:table-cell table:formula="of:=[.F147]-[.G147]" office:value-type="float" office:value="-440" calcext:value-type="float">
            <text:p>-440</text:p>
          </table:table-cell>
          <table:table-cell table:formula="of:=IF(OR([.B147]=6;[.B147]=7); 0; IF([.C147]=&quot;zima&quot;; 2*[.$R$6]; IF([.C147]=&quot;wiosna&quot;; 5*[.$R$6]; IF([.C147]=&quot;lato&quot;; 9*[.$R$6]; IF([.C147]=&quot;jesień&quot;; 4*[.$R$6]; 0)))))" office:value-type="float" office:value="150" calcext:value-type="float">
            <text:p>150</text:p>
          </table:table-cell>
          <table:table-cell table:formula="of:=[.J146]-[.E147]+[.I147]" office:value-type="float" office:value="-440" calcext:value-type="float">
            <text:p>-440</text:p>
          </table:table-cell>
          <table:table-cell table:formula="of:=IF(OR([.B147]=6;[.B147]=7); 0; IF([.C147]=&quot;zima&quot;; FLOOR(0.2*[.N147])*30; IF([.C147]=&quot;wiosna&quot;;  FLOOR(0.5*[.N147])*30; IF([.C147]=&quot;lato&quot;;  FLOOR(0.9*[.N147])*30; IF([.C147]=&quot;jesień&quot;;  FLOOR(0.4*[.N147])*30; 0)))))" office:value-type="float" office:value="150" calcext:value-type="float">
            <text:p>150</text:p>
          </table:table-cell>
          <table:table-cell table:formula="of:=IF(MONTH([.A147])&lt;&gt;MONTH([.A148]);1;0)" office:value-type="float" office:value="0" calcext:value-type="float">
            <text:p>0</text:p>
          </table:table-cell>
          <table:table-cell table:formula="of:=IF([.L147]=1;[.H147];0)" office:value-type="float" office:value="0" calcext:value-type="float">
            <text:p>0</text:p>
          </table:table-cell>
          <table:table-cell table:formula="of:=[.N146] + IF([.M14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27" calcext:value-type="date">
            <text:p>27.05.2023</text:p>
          </table:table-cell>
          <table:table-cell table:formula="of:=WEEKDAY([.A148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148]=6;[.B148]=7); 0; IF([.C148]=&quot;zima&quot;; FLOOR(0.2*[.N148])*30; IF([.C148]=&quot;wiosna&quot;;  FLOOR(0.5*[.N148])*30; IF([.C148]=&quot;lato&quot;;  FLOOR(0.9*[.N148])*30; IF([.C148]=&quot;jesień&quot;;  FLOOR(0.4*[.N148])*30; 0)))))" office:value-type="float" office:value="0" calcext:value-type="float">
            <text:p>0</text:p>
          </table:table-cell>
          <table:table-cell table:formula="of:=IF([.B148]=7; 15*[.N148]; 0) + IF(AND([.H147] &gt; 2400; MONTH([.A147])&lt;&gt;MONTH([.A148])); 2400; 0)" office:value-type="float" office:value="0" calcext:value-type="float">
            <text:p>0</text:p>
          </table:table-cell>
          <table:table-cell table:formula="of:=[.D148]+[.F147]" office:value-type="float" office:value="10710" calcext:value-type="float">
            <text:p>10710</text:p>
          </table:table-cell>
          <table:table-cell table:formula="of:=[.E148]+[.G147]" office:value-type="float" office:value="11150" calcext:value-type="float">
            <text:p>11150</text:p>
          </table:table-cell>
          <table:table-cell table:formula="of:=[.F148]-[.G148]" office:value-type="float" office:value="-440" calcext:value-type="float">
            <text:p>-440</text:p>
          </table:table-cell>
          <table:table-cell table:formula="of:=IF(OR([.B148]=6;[.B148]=7); 0; IF([.C148]=&quot;zima&quot;; 2*[.$R$6]; IF([.C148]=&quot;wiosna&quot;; 5*[.$R$6]; IF([.C148]=&quot;lato&quot;; 9*[.$R$6]; IF([.C148]=&quot;jesień&quot;; 4*[.$R$6]; 0)))))" office:value-type="float" office:value="0" calcext:value-type="float">
            <text:p>0</text:p>
          </table:table-cell>
          <table:table-cell table:formula="of:=[.J147]-[.E148]+[.I148]" office:value-type="float" office:value="-440" calcext:value-type="float">
            <text:p>-440</text:p>
          </table:table-cell>
          <table:table-cell table:formula="of:=IF(OR([.B148]=6;[.B148]=7); 0; IF([.C148]=&quot;zima&quot;; FLOOR(0.2*[.N148])*30; IF([.C148]=&quot;wiosna&quot;;  FLOOR(0.5*[.N148])*30; IF([.C148]=&quot;lato&quot;;  FLOOR(0.9*[.N148])*30; IF([.C148]=&quot;jesień&quot;;  FLOOR(0.4*[.N148])*30; 0)))))" office:value-type="float" office:value="0" calcext:value-type="float">
            <text:p>0</text:p>
          </table:table-cell>
          <table:table-cell table:formula="of:=IF(MONTH([.A148])&lt;&gt;MONTH([.A149]);1;0)" office:value-type="float" office:value="0" calcext:value-type="float">
            <text:p>0</text:p>
          </table:table-cell>
          <table:table-cell table:formula="of:=IF([.L148]=1;[.H148];0)" office:value-type="float" office:value="0" calcext:value-type="float">
            <text:p>0</text:p>
          </table:table-cell>
          <table:table-cell table:formula="of:=[.N147] + IF([.M14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28" calcext:value-type="date">
            <text:p>28.05.2023</text:p>
          </table:table-cell>
          <table:table-cell table:formula="of:=WEEKDAY([.A149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49]=6;[.B149]=7); 0; IF([.C149]=&quot;zima&quot;; FLOOR(0.2*[.N149])*30; IF([.C149]=&quot;wiosna&quot;;  FLOOR(0.5*[.N149])*30; IF([.C149]=&quot;lato&quot;;  FLOOR(0.9*[.N149])*30; IF([.C149]=&quot;jesień&quot;;  FLOOR(0.4*[.N149])*30; 0)))))" office:value-type="float" office:value="0" calcext:value-type="float">
            <text:p>0</text:p>
          </table:table-cell>
          <table:table-cell table:formula="of:=IF([.B149]=7; 15*[.N149]; 0) + IF(AND([.H148] &gt; 2400; MONTH([.A148])&lt;&gt;MONTH([.A149])); 2400; 0)" office:value-type="float" office:value="150" calcext:value-type="float">
            <text:p>150</text:p>
          </table:table-cell>
          <table:table-cell table:formula="of:=[.D149]+[.F148]" office:value-type="float" office:value="10710" calcext:value-type="float">
            <text:p>10710</text:p>
          </table:table-cell>
          <table:table-cell table:formula="of:=[.E149]+[.G148]" office:value-type="float" office:value="11300" calcext:value-type="float">
            <text:p>11300</text:p>
          </table:table-cell>
          <table:table-cell table:formula="of:=[.F149]-[.G149]" office:value-type="float" office:value="-590" calcext:value-type="float">
            <text:p>-590</text:p>
          </table:table-cell>
          <table:table-cell table:formula="of:=IF(OR([.B149]=6;[.B149]=7); 0; IF([.C149]=&quot;zima&quot;; 2*[.$R$6]; IF([.C149]=&quot;wiosna&quot;; 5*[.$R$6]; IF([.C149]=&quot;lato&quot;; 9*[.$R$6]; IF([.C149]=&quot;jesień&quot;; 4*[.$R$6]; 0)))))" office:value-type="float" office:value="0" calcext:value-type="float">
            <text:p>0</text:p>
          </table:table-cell>
          <table:table-cell table:formula="of:=[.J148]-[.E149]+[.I149]" office:value-type="float" office:value="-590" calcext:value-type="float">
            <text:p>-590</text:p>
          </table:table-cell>
          <table:table-cell table:formula="of:=IF(OR([.B149]=6;[.B149]=7); 0; IF([.C149]=&quot;zima&quot;; FLOOR(0.2*[.N149])*30; IF([.C149]=&quot;wiosna&quot;;  FLOOR(0.5*[.N149])*30; IF([.C149]=&quot;lato&quot;;  FLOOR(0.9*[.N149])*30; IF([.C149]=&quot;jesień&quot;;  FLOOR(0.4*[.N149])*30; 0)))))" office:value-type="float" office:value="0" calcext:value-type="float">
            <text:p>0</text:p>
          </table:table-cell>
          <table:table-cell table:formula="of:=IF(MONTH([.A149])&lt;&gt;MONTH([.A150]);1;0)" office:value-type="float" office:value="0" calcext:value-type="float">
            <text:p>0</text:p>
          </table:table-cell>
          <table:table-cell table:formula="of:=IF([.L149]=1;[.H149];0)" office:value-type="float" office:value="0" calcext:value-type="float">
            <text:p>0</text:p>
          </table:table-cell>
          <table:table-cell table:formula="of:=[.N148] + IF([.M14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29" calcext:value-type="date">
            <text:p>29.05.2023</text:p>
          </table:table-cell>
          <table:table-cell table:formula="of:=WEEKDAY([.A150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50]=6;[.B150]=7); 0; IF([.C150]=&quot;zima&quot;; FLOOR(0.2*[.N150])*30; IF([.C150]=&quot;wiosna&quot;;  FLOOR(0.5*[.N150])*30; IF([.C150]=&quot;lato&quot;;  FLOOR(0.9*[.N150])*30; IF([.C150]=&quot;jesień&quot;;  FLOOR(0.4*[.N150])*30; 0)))))" office:value-type="float" office:value="150" calcext:value-type="float">
            <text:p>150</text:p>
          </table:table-cell>
          <table:table-cell table:formula="of:=IF([.B150]=7; 15*[.N150]; 0) + IF(AND([.H149] &gt; 2400; MONTH([.A149])&lt;&gt;MONTH([.A150])); 2400; 0)" office:value-type="float" office:value="0" calcext:value-type="float">
            <text:p>0</text:p>
          </table:table-cell>
          <table:table-cell table:formula="of:=[.D150]+[.F149]" office:value-type="float" office:value="10860" calcext:value-type="float">
            <text:p>10860</text:p>
          </table:table-cell>
          <table:table-cell table:formula="of:=[.E150]+[.G149]" office:value-type="float" office:value="11300" calcext:value-type="float">
            <text:p>11300</text:p>
          </table:table-cell>
          <table:table-cell table:formula="of:=[.F150]-[.G150]" office:value-type="float" office:value="-440" calcext:value-type="float">
            <text:p>-440</text:p>
          </table:table-cell>
          <table:table-cell table:formula="of:=IF(OR([.B150]=6;[.B150]=7); 0; IF([.C150]=&quot;zima&quot;; 2*[.$R$6]; IF([.C150]=&quot;wiosna&quot;; 5*[.$R$6]; IF([.C150]=&quot;lato&quot;; 9*[.$R$6]; IF([.C150]=&quot;jesień&quot;; 4*[.$R$6]; 0)))))" office:value-type="float" office:value="150" calcext:value-type="float">
            <text:p>150</text:p>
          </table:table-cell>
          <table:table-cell table:formula="of:=[.J149]-[.E150]+[.I150]" office:value-type="float" office:value="-440" calcext:value-type="float">
            <text:p>-440</text:p>
          </table:table-cell>
          <table:table-cell table:formula="of:=IF(OR([.B150]=6;[.B150]=7); 0; IF([.C150]=&quot;zima&quot;; FLOOR(0.2*[.N150])*30; IF([.C150]=&quot;wiosna&quot;;  FLOOR(0.5*[.N150])*30; IF([.C150]=&quot;lato&quot;;  FLOOR(0.9*[.N150])*30; IF([.C150]=&quot;jesień&quot;;  FLOOR(0.4*[.N150])*30; 0)))))" office:value-type="float" office:value="150" calcext:value-type="float">
            <text:p>150</text:p>
          </table:table-cell>
          <table:table-cell table:formula="of:=IF(MONTH([.A150])&lt;&gt;MONTH([.A151]);1;0)" office:value-type="float" office:value="0" calcext:value-type="float">
            <text:p>0</text:p>
          </table:table-cell>
          <table:table-cell table:formula="of:=IF([.L150]=1;[.H150];0)" office:value-type="float" office:value="0" calcext:value-type="float">
            <text:p>0</text:p>
          </table:table-cell>
          <table:table-cell table:formula="of:=[.N149] + IF([.M14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30" calcext:value-type="date">
            <text:p>30.05.2023</text:p>
          </table:table-cell>
          <table:table-cell table:formula="of:=WEEKDAY([.A151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51]=6;[.B151]=7); 0; IF([.C151]=&quot;zima&quot;; FLOOR(0.2*[.N151])*30; IF([.C151]=&quot;wiosna&quot;;  FLOOR(0.5*[.N151])*30; IF([.C151]=&quot;lato&quot;;  FLOOR(0.9*[.N151])*30; IF([.C151]=&quot;jesień&quot;;  FLOOR(0.4*[.N151])*30; 0)))))" office:value-type="float" office:value="150" calcext:value-type="float">
            <text:p>150</text:p>
          </table:table-cell>
          <table:table-cell table:formula="of:=IF([.B151]=7; 15*[.N151]; 0) + IF(AND([.H150] &gt; 2400; MONTH([.A150])&lt;&gt;MONTH([.A151])); 2400; 0)" office:value-type="float" office:value="0" calcext:value-type="float">
            <text:p>0</text:p>
          </table:table-cell>
          <table:table-cell table:formula="of:=[.D151]+[.F150]" office:value-type="float" office:value="11010" calcext:value-type="float">
            <text:p>11010</text:p>
          </table:table-cell>
          <table:table-cell table:formula="of:=[.E151]+[.G150]" office:value-type="float" office:value="11300" calcext:value-type="float">
            <text:p>11300</text:p>
          </table:table-cell>
          <table:table-cell table:formula="of:=[.F151]-[.G151]" office:value-type="float" office:value="-290" calcext:value-type="float">
            <text:p>-290</text:p>
          </table:table-cell>
          <table:table-cell table:formula="of:=IF(OR([.B151]=6;[.B151]=7); 0; IF([.C151]=&quot;zima&quot;; 2*[.$R$6]; IF([.C151]=&quot;wiosna&quot;; 5*[.$R$6]; IF([.C151]=&quot;lato&quot;; 9*[.$R$6]; IF([.C151]=&quot;jesień&quot;; 4*[.$R$6]; 0)))))" office:value-type="float" office:value="150" calcext:value-type="float">
            <text:p>150</text:p>
          </table:table-cell>
          <table:table-cell table:formula="of:=[.J150]-[.E151]+[.I151]" office:value-type="float" office:value="-290" calcext:value-type="float">
            <text:p>-290</text:p>
          </table:table-cell>
          <table:table-cell table:formula="of:=IF(OR([.B151]=6;[.B151]=7); 0; IF([.C151]=&quot;zima&quot;; FLOOR(0.2*[.N151])*30; IF([.C151]=&quot;wiosna&quot;;  FLOOR(0.5*[.N151])*30; IF([.C151]=&quot;lato&quot;;  FLOOR(0.9*[.N151])*30; IF([.C151]=&quot;jesień&quot;;  FLOOR(0.4*[.N151])*30; 0)))))" office:value-type="float" office:value="150" calcext:value-type="float">
            <text:p>150</text:p>
          </table:table-cell>
          <table:table-cell table:formula="of:=IF(MONTH([.A151])&lt;&gt;MONTH([.A152]);1;0)" office:value-type="float" office:value="0" calcext:value-type="float">
            <text:p>0</text:p>
          </table:table-cell>
          <table:table-cell table:formula="of:=IF([.L151]=1;[.H151];0)" office:value-type="float" office:value="0" calcext:value-type="float">
            <text:p>0</text:p>
          </table:table-cell>
          <table:table-cell table:formula="of:=[.N150] + IF([.M15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5-31" calcext:value-type="date">
            <text:p>31.05.2023</text:p>
          </table:table-cell>
          <table:table-cell table:formula="of:=WEEKDAY([.A152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152]=6;[.B152]=7); 0; IF([.C152]=&quot;zima&quot;; FLOOR(0.2*[.N152])*30; IF([.C152]=&quot;wiosna&quot;;  FLOOR(0.5*[.N152])*30; IF([.C152]=&quot;lato&quot;;  FLOOR(0.9*[.N152])*30; IF([.C152]=&quot;jesień&quot;;  FLOOR(0.4*[.N152])*30; 0)))))" office:value-type="float" office:value="150" calcext:value-type="float">
            <text:p>150</text:p>
          </table:table-cell>
          <table:table-cell table:formula="of:=IF([.B152]=7; 15*[.N152]; 0) + IF(AND([.H151] &gt; 2400; MONTH([.A151])&lt;&gt;MONTH([.A152])); 2400; 0)" office:value-type="float" office:value="0" calcext:value-type="float">
            <text:p>0</text:p>
          </table:table-cell>
          <table:table-cell table:formula="of:=[.D152]+[.F151]" office:value-type="float" office:value="11160" calcext:value-type="float">
            <text:p>11160</text:p>
          </table:table-cell>
          <table:table-cell table:formula="of:=[.E152]+[.G151]" office:value-type="float" office:value="11300" calcext:value-type="float">
            <text:p>11300</text:p>
          </table:table-cell>
          <table:table-cell table:formula="of:=[.F152]-[.G152]" office:value-type="float" office:value="-140" calcext:value-type="float">
            <text:p>-140</text:p>
          </table:table-cell>
          <table:table-cell table:formula="of:=IF(OR([.B152]=6;[.B152]=7); 0; IF([.C152]=&quot;zima&quot;; 2*[.$R$6]; IF([.C152]=&quot;wiosna&quot;; 5*[.$R$6]; IF([.C152]=&quot;lato&quot;; 9*[.$R$6]; IF([.C152]=&quot;jesień&quot;; 4*[.$R$6]; 0)))))" office:value-type="float" office:value="150" calcext:value-type="float">
            <text:p>150</text:p>
          </table:table-cell>
          <table:table-cell table:formula="of:=[.J151]-[.E152]+[.I152]" office:value-type="float" office:value="-140" calcext:value-type="float">
            <text:p>-140</text:p>
          </table:table-cell>
          <table:table-cell table:formula="of:=IF(OR([.B152]=6;[.B152]=7); 0; IF([.C152]=&quot;zima&quot;; FLOOR(0.2*[.N152])*30; IF([.C152]=&quot;wiosna&quot;;  FLOOR(0.5*[.N152])*30; IF([.C152]=&quot;lato&quot;;  FLOOR(0.9*[.N152])*30; IF([.C152]=&quot;jesień&quot;;  FLOOR(0.4*[.N152])*30; 0)))))" office:value-type="float" office:value="150" calcext:value-type="float">
            <text:p>150</text:p>
          </table:table-cell>
          <table:table-cell table:formula="of:=IF(MONTH([.A152])&lt;&gt;MONTH([.A153]);1;0)" office:value-type="float" office:value="1" calcext:value-type="float">
            <text:p>1</text:p>
          </table:table-cell>
          <table:table-cell table:formula="of:=IF([.L152]=1;[.H152];0)" office:value-type="float" office:value="-140" calcext:value-type="float">
            <text:p>-140</text:p>
          </table:table-cell>
          <table:table-cell table:formula="of:=[.N151] + IF([.M15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3" office:value-type="date" office:date-value="2023-06-01" calcext:value-type="date">
            <text:p>1.06.2023</text:p>
          </table:table-cell>
          <table:table-cell table:formula="of:=WEEKDAY([.A153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153]=6;[.B153]=7); 0; IF([.C153]=&quot;zima&quot;; FLOOR(0.2*[.N153])*30; IF([.C153]=&quot;wiosna&quot;;  FLOOR(0.5*[.N153])*30; IF([.C153]=&quot;lato&quot;;  FLOOR(0.9*[.N153])*30; IF([.C153]=&quot;jesień&quot;;  FLOOR(0.4*[.N153])*30; 0)))))" office:value-type="float" office:value="150" calcext:value-type="float">
            <text:p>150</text:p>
          </table:table-cell>
          <table:table-cell table:formula="of:=IF([.B153]=7; 15*[.N153]; 0) + IF(AND([.H152] &gt; 2400; MONTH([.A152])&lt;&gt;MONTH([.A153])); 2400; 0)" office:value-type="float" office:value="0" calcext:value-type="float">
            <text:p>0</text:p>
          </table:table-cell>
          <table:table-cell table:formula="of:=[.D153]+[.F152]" office:value-type="float" office:value="11310" calcext:value-type="float">
            <text:p>11310</text:p>
          </table:table-cell>
          <table:table-cell table:formula="of:=[.E153]+[.G152]" office:value-type="float" office:value="11300" calcext:value-type="float">
            <text:p>11300</text:p>
          </table:table-cell>
          <table:table-cell table:style-name="ce4" table:formula="of:=[.F153]-[.G153]" office:value-type="float" office:value="10" calcext:value-type="float">
            <text:p>10</text:p>
          </table:table-cell>
          <table:table-cell table:formula="of:=IF(OR([.B153]=6;[.B153]=7); 0; IF([.C153]=&quot;zima&quot;; 2*[.$R$6]; IF([.C153]=&quot;wiosna&quot;; 5*[.$R$6]; IF([.C153]=&quot;lato&quot;; 9*[.$R$6]; IF([.C153]=&quot;jesień&quot;; 4*[.$R$6]; 0)))))" office:value-type="float" office:value="150" calcext:value-type="float">
            <text:p>150</text:p>
          </table:table-cell>
          <table:table-cell table:formula="of:=[.J152]-[.E153]+[.I153]" office:value-type="float" office:value="10" calcext:value-type="float">
            <text:p>10</text:p>
          </table:table-cell>
          <table:table-cell table:formula="of:=IF(OR([.B153]=6;[.B153]=7); 0; IF([.C153]=&quot;zima&quot;; FLOOR(0.2*[.N153])*30; IF([.C153]=&quot;wiosna&quot;;  FLOOR(0.5*[.N153])*30; IF([.C153]=&quot;lato&quot;;  FLOOR(0.9*[.N153])*30; IF([.C153]=&quot;jesień&quot;;  FLOOR(0.4*[.N153])*30; 0)))))" office:value-type="float" office:value="150" calcext:value-type="float">
            <text:p>150</text:p>
          </table:table-cell>
          <table:table-cell table:formula="of:=IF(MONTH([.A153])&lt;&gt;MONTH([.A154]);1;0)" office:value-type="float" office:value="0" calcext:value-type="float">
            <text:p>0</text:p>
          </table:table-cell>
          <table:table-cell table:formula="of:=IF([.L153]=1;[.H153];0)" office:value-type="float" office:value="0" calcext:value-type="float">
            <text:p>0</text:p>
          </table:table-cell>
          <table:table-cell table:formula="of:=[.N152] + IF([.M15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02" calcext:value-type="date">
            <text:p>2.06.2023</text:p>
          </table:table-cell>
          <table:table-cell table:formula="of:=WEEKDAY([.A154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154]=6;[.B154]=7); 0; IF([.C154]=&quot;zima&quot;; FLOOR(0.2*[.N154])*30; IF([.C154]=&quot;wiosna&quot;;  FLOOR(0.5*[.N154])*30; IF([.C154]=&quot;lato&quot;;  FLOOR(0.9*[.N154])*30; IF([.C154]=&quot;jesień&quot;;  FLOOR(0.4*[.N154])*30; 0)))))" office:value-type="float" office:value="150" calcext:value-type="float">
            <text:p>150</text:p>
          </table:table-cell>
          <table:table-cell table:formula="of:=IF([.B154]=7; 15*[.N154]; 0) + IF(AND([.H153] &gt; 2400; MONTH([.A153])&lt;&gt;MONTH([.A154])); 2400; 0)" office:value-type="float" office:value="0" calcext:value-type="float">
            <text:p>0</text:p>
          </table:table-cell>
          <table:table-cell table:formula="of:=[.D154]+[.F153]" office:value-type="float" office:value="11460" calcext:value-type="float">
            <text:p>11460</text:p>
          </table:table-cell>
          <table:table-cell table:formula="of:=[.E154]+[.G153]" office:value-type="float" office:value="11300" calcext:value-type="float">
            <text:p>11300</text:p>
          </table:table-cell>
          <table:table-cell table:formula="of:=[.F154]-[.G154]" office:value-type="float" office:value="160" calcext:value-type="float">
            <text:p>160</text:p>
          </table:table-cell>
          <table:table-cell table:formula="of:=IF(OR([.B154]=6;[.B154]=7); 0; IF([.C154]=&quot;zima&quot;; 2*[.$R$6]; IF([.C154]=&quot;wiosna&quot;; 5*[.$R$6]; IF([.C154]=&quot;lato&quot;; 9*[.$R$6]; IF([.C154]=&quot;jesień&quot;; 4*[.$R$6]; 0)))))" office:value-type="float" office:value="150" calcext:value-type="float">
            <text:p>150</text:p>
          </table:table-cell>
          <table:table-cell table:formula="of:=[.J153]-[.E154]+[.I154]" office:value-type="float" office:value="160" calcext:value-type="float">
            <text:p>160</text:p>
          </table:table-cell>
          <table:table-cell table:formula="of:=IF(OR([.B154]=6;[.B154]=7); 0; IF([.C154]=&quot;zima&quot;; FLOOR(0.2*[.N154])*30; IF([.C154]=&quot;wiosna&quot;;  FLOOR(0.5*[.N154])*30; IF([.C154]=&quot;lato&quot;;  FLOOR(0.9*[.N154])*30; IF([.C154]=&quot;jesień&quot;;  FLOOR(0.4*[.N154])*30; 0)))))" office:value-type="float" office:value="150" calcext:value-type="float">
            <text:p>150</text:p>
          </table:table-cell>
          <table:table-cell table:formula="of:=IF(MONTH([.A154])&lt;&gt;MONTH([.A155]);1;0)" office:value-type="float" office:value="0" calcext:value-type="float">
            <text:p>0</text:p>
          </table:table-cell>
          <table:table-cell table:formula="of:=IF([.L154]=1;[.H154];0)" office:value-type="float" office:value="0" calcext:value-type="float">
            <text:p>0</text:p>
          </table:table-cell>
          <table:table-cell table:formula="of:=[.N153] + IF([.M15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03" calcext:value-type="date">
            <text:p>3.06.2023</text:p>
          </table:table-cell>
          <table:table-cell table:formula="of:=WEEKDAY([.A155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155]=6;[.B155]=7); 0; IF([.C155]=&quot;zima&quot;; FLOOR(0.2*[.N155])*30; IF([.C155]=&quot;wiosna&quot;;  FLOOR(0.5*[.N155])*30; IF([.C155]=&quot;lato&quot;;  FLOOR(0.9*[.N155])*30; IF([.C155]=&quot;jesień&quot;;  FLOOR(0.4*[.N155])*30; 0)))))" office:value-type="float" office:value="0" calcext:value-type="float">
            <text:p>0</text:p>
          </table:table-cell>
          <table:table-cell table:formula="of:=IF([.B155]=7; 15*[.N155]; 0) + IF(AND([.H154] &gt; 2400; MONTH([.A154])&lt;&gt;MONTH([.A155])); 2400; 0)" office:value-type="float" office:value="0" calcext:value-type="float">
            <text:p>0</text:p>
          </table:table-cell>
          <table:table-cell table:formula="of:=[.D155]+[.F154]" office:value-type="float" office:value="11460" calcext:value-type="float">
            <text:p>11460</text:p>
          </table:table-cell>
          <table:table-cell table:formula="of:=[.E155]+[.G154]" office:value-type="float" office:value="11300" calcext:value-type="float">
            <text:p>11300</text:p>
          </table:table-cell>
          <table:table-cell table:formula="of:=[.F155]-[.G155]" office:value-type="float" office:value="160" calcext:value-type="float">
            <text:p>160</text:p>
          </table:table-cell>
          <table:table-cell table:formula="of:=IF(OR([.B155]=6;[.B155]=7); 0; IF([.C155]=&quot;zima&quot;; 2*[.$R$6]; IF([.C155]=&quot;wiosna&quot;; 5*[.$R$6]; IF([.C155]=&quot;lato&quot;; 9*[.$R$6]; IF([.C155]=&quot;jesień&quot;; 4*[.$R$6]; 0)))))" office:value-type="float" office:value="0" calcext:value-type="float">
            <text:p>0</text:p>
          </table:table-cell>
          <table:table-cell table:formula="of:=[.J154]-[.E155]+[.I155]" office:value-type="float" office:value="160" calcext:value-type="float">
            <text:p>160</text:p>
          </table:table-cell>
          <table:table-cell table:formula="of:=IF(OR([.B155]=6;[.B155]=7); 0; IF([.C155]=&quot;zima&quot;; FLOOR(0.2*[.N155])*30; IF([.C155]=&quot;wiosna&quot;;  FLOOR(0.5*[.N155])*30; IF([.C155]=&quot;lato&quot;;  FLOOR(0.9*[.N155])*30; IF([.C155]=&quot;jesień&quot;;  FLOOR(0.4*[.N155])*30; 0)))))" office:value-type="float" office:value="0" calcext:value-type="float">
            <text:p>0</text:p>
          </table:table-cell>
          <table:table-cell table:formula="of:=IF(MONTH([.A155])&lt;&gt;MONTH([.A156]);1;0)" office:value-type="float" office:value="0" calcext:value-type="float">
            <text:p>0</text:p>
          </table:table-cell>
          <table:table-cell table:formula="of:=IF([.L155]=1;[.H155];0)" office:value-type="float" office:value="0" calcext:value-type="float">
            <text:p>0</text:p>
          </table:table-cell>
          <table:table-cell table:formula="of:=[.N154] + IF([.M15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04" calcext:value-type="date">
            <text:p>4.06.2023</text:p>
          </table:table-cell>
          <table:table-cell table:formula="of:=WEEKDAY([.A156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56]=6;[.B156]=7); 0; IF([.C156]=&quot;zima&quot;; FLOOR(0.2*[.N156])*30; IF([.C156]=&quot;wiosna&quot;;  FLOOR(0.5*[.N156])*30; IF([.C156]=&quot;lato&quot;;  FLOOR(0.9*[.N156])*30; IF([.C156]=&quot;jesień&quot;;  FLOOR(0.4*[.N156])*30; 0)))))" office:value-type="float" office:value="0" calcext:value-type="float">
            <text:p>0</text:p>
          </table:table-cell>
          <table:table-cell table:formula="of:=IF([.B156]=7; 15*[.N156]; 0) + IF(AND([.H155] &gt; 2400; MONTH([.A155])&lt;&gt;MONTH([.A156])); 2400; 0)" office:value-type="float" office:value="150" calcext:value-type="float">
            <text:p>150</text:p>
          </table:table-cell>
          <table:table-cell table:formula="of:=[.D156]+[.F155]" office:value-type="float" office:value="11460" calcext:value-type="float">
            <text:p>11460</text:p>
          </table:table-cell>
          <table:table-cell table:formula="of:=[.E156]+[.G155]" office:value-type="float" office:value="11450" calcext:value-type="float">
            <text:p>11450</text:p>
          </table:table-cell>
          <table:table-cell table:formula="of:=[.F156]-[.G156]" office:value-type="float" office:value="10" calcext:value-type="float">
            <text:p>10</text:p>
          </table:table-cell>
          <table:table-cell table:formula="of:=IF(OR([.B156]=6;[.B156]=7); 0; IF([.C156]=&quot;zima&quot;; 2*[.$R$6]; IF([.C156]=&quot;wiosna&quot;; 5*[.$R$6]; IF([.C156]=&quot;lato&quot;; 9*[.$R$6]; IF([.C156]=&quot;jesień&quot;; 4*[.$R$6]; 0)))))" office:value-type="float" office:value="0" calcext:value-type="float">
            <text:p>0</text:p>
          </table:table-cell>
          <table:table-cell table:formula="of:=[.J155]-[.E156]+[.I156]" office:value-type="float" office:value="10" calcext:value-type="float">
            <text:p>10</text:p>
          </table:table-cell>
          <table:table-cell table:formula="of:=IF(OR([.B156]=6;[.B156]=7); 0; IF([.C156]=&quot;zima&quot;; FLOOR(0.2*[.N156])*30; IF([.C156]=&quot;wiosna&quot;;  FLOOR(0.5*[.N156])*30; IF([.C156]=&quot;lato&quot;;  FLOOR(0.9*[.N156])*30; IF([.C156]=&quot;jesień&quot;;  FLOOR(0.4*[.N156])*30; 0)))))" office:value-type="float" office:value="0" calcext:value-type="float">
            <text:p>0</text:p>
          </table:table-cell>
          <table:table-cell table:formula="of:=IF(MONTH([.A156])&lt;&gt;MONTH([.A157]);1;0)" office:value-type="float" office:value="0" calcext:value-type="float">
            <text:p>0</text:p>
          </table:table-cell>
          <table:table-cell table:formula="of:=IF([.L156]=1;[.H156];0)" office:value-type="float" office:value="0" calcext:value-type="float">
            <text:p>0</text:p>
          </table:table-cell>
          <table:table-cell table:formula="of:=[.N155] + IF([.M15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05" calcext:value-type="date">
            <text:p>5.06.2023</text:p>
          </table:table-cell>
          <table:table-cell table:formula="of:=WEEKDAY([.A157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57]=6;[.B157]=7); 0; IF([.C157]=&quot;zima&quot;; FLOOR(0.2*[.N157])*30; IF([.C157]=&quot;wiosna&quot;;  FLOOR(0.5*[.N157])*30; IF([.C157]=&quot;lato&quot;;  FLOOR(0.9*[.N157])*30; IF([.C157]=&quot;jesień&quot;;  FLOOR(0.4*[.N157])*30; 0)))))" office:value-type="float" office:value="150" calcext:value-type="float">
            <text:p>150</text:p>
          </table:table-cell>
          <table:table-cell table:formula="of:=IF([.B157]=7; 15*[.N157]; 0) + IF(AND([.H156] &gt; 2400; MONTH([.A156])&lt;&gt;MONTH([.A157])); 2400; 0)" office:value-type="float" office:value="0" calcext:value-type="float">
            <text:p>0</text:p>
          </table:table-cell>
          <table:table-cell table:formula="of:=[.D157]+[.F156]" office:value-type="float" office:value="11610" calcext:value-type="float">
            <text:p>11610</text:p>
          </table:table-cell>
          <table:table-cell table:formula="of:=[.E157]+[.G156]" office:value-type="float" office:value="11450" calcext:value-type="float">
            <text:p>11450</text:p>
          </table:table-cell>
          <table:table-cell table:formula="of:=[.F157]-[.G157]" office:value-type="float" office:value="160" calcext:value-type="float">
            <text:p>160</text:p>
          </table:table-cell>
          <table:table-cell table:formula="of:=IF(OR([.B157]=6;[.B157]=7); 0; IF([.C157]=&quot;zima&quot;; 2*[.$R$6]; IF([.C157]=&quot;wiosna&quot;; 5*[.$R$6]; IF([.C157]=&quot;lato&quot;; 9*[.$R$6]; IF([.C157]=&quot;jesień&quot;; 4*[.$R$6]; 0)))))" office:value-type="float" office:value="150" calcext:value-type="float">
            <text:p>150</text:p>
          </table:table-cell>
          <table:table-cell table:formula="of:=[.J156]-[.E157]+[.I157]" office:value-type="float" office:value="160" calcext:value-type="float">
            <text:p>160</text:p>
          </table:table-cell>
          <table:table-cell table:formula="of:=IF(OR([.B157]=6;[.B157]=7); 0; IF([.C157]=&quot;zima&quot;; FLOOR(0.2*[.N157])*30; IF([.C157]=&quot;wiosna&quot;;  FLOOR(0.5*[.N157])*30; IF([.C157]=&quot;lato&quot;;  FLOOR(0.9*[.N157])*30; IF([.C157]=&quot;jesień&quot;;  FLOOR(0.4*[.N157])*30; 0)))))" office:value-type="float" office:value="150" calcext:value-type="float">
            <text:p>150</text:p>
          </table:table-cell>
          <table:table-cell table:formula="of:=IF(MONTH([.A157])&lt;&gt;MONTH([.A158]);1;0)" office:value-type="float" office:value="0" calcext:value-type="float">
            <text:p>0</text:p>
          </table:table-cell>
          <table:table-cell table:formula="of:=IF([.L157]=1;[.H157];0)" office:value-type="float" office:value="0" calcext:value-type="float">
            <text:p>0</text:p>
          </table:table-cell>
          <table:table-cell table:formula="of:=[.N156] + IF([.M15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06" calcext:value-type="date">
            <text:p>6.06.2023</text:p>
          </table:table-cell>
          <table:table-cell table:formula="of:=WEEKDAY([.A158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58]=6;[.B158]=7); 0; IF([.C158]=&quot;zima&quot;; FLOOR(0.2*[.N158])*30; IF([.C158]=&quot;wiosna&quot;;  FLOOR(0.5*[.N158])*30; IF([.C158]=&quot;lato&quot;;  FLOOR(0.9*[.N158])*30; IF([.C158]=&quot;jesień&quot;;  FLOOR(0.4*[.N158])*30; 0)))))" office:value-type="float" office:value="150" calcext:value-type="float">
            <text:p>150</text:p>
          </table:table-cell>
          <table:table-cell table:formula="of:=IF([.B158]=7; 15*[.N158]; 0) + IF(AND([.H157] &gt; 2400; MONTH([.A157])&lt;&gt;MONTH([.A158])); 2400; 0)" office:value-type="float" office:value="0" calcext:value-type="float">
            <text:p>0</text:p>
          </table:table-cell>
          <table:table-cell table:formula="of:=[.D158]+[.F157]" office:value-type="float" office:value="11760" calcext:value-type="float">
            <text:p>11760</text:p>
          </table:table-cell>
          <table:table-cell table:formula="of:=[.E158]+[.G157]" office:value-type="float" office:value="11450" calcext:value-type="float">
            <text:p>11450</text:p>
          </table:table-cell>
          <table:table-cell table:formula="of:=[.F158]-[.G158]" office:value-type="float" office:value="310" calcext:value-type="float">
            <text:p>310</text:p>
          </table:table-cell>
          <table:table-cell table:formula="of:=IF(OR([.B158]=6;[.B158]=7); 0; IF([.C158]=&quot;zima&quot;; 2*[.$R$6]; IF([.C158]=&quot;wiosna&quot;; 5*[.$R$6]; IF([.C158]=&quot;lato&quot;; 9*[.$R$6]; IF([.C158]=&quot;jesień&quot;; 4*[.$R$6]; 0)))))" office:value-type="float" office:value="150" calcext:value-type="float">
            <text:p>150</text:p>
          </table:table-cell>
          <table:table-cell table:formula="of:=[.J157]-[.E158]+[.I158]" office:value-type="float" office:value="310" calcext:value-type="float">
            <text:p>310</text:p>
          </table:table-cell>
          <table:table-cell table:formula="of:=IF(OR([.B158]=6;[.B158]=7); 0; IF([.C158]=&quot;zima&quot;; FLOOR(0.2*[.N158])*30; IF([.C158]=&quot;wiosna&quot;;  FLOOR(0.5*[.N158])*30; IF([.C158]=&quot;lato&quot;;  FLOOR(0.9*[.N158])*30; IF([.C158]=&quot;jesień&quot;;  FLOOR(0.4*[.N158])*30; 0)))))" office:value-type="float" office:value="150" calcext:value-type="float">
            <text:p>150</text:p>
          </table:table-cell>
          <table:table-cell table:formula="of:=IF(MONTH([.A158])&lt;&gt;MONTH([.A159]);1;0)" office:value-type="float" office:value="0" calcext:value-type="float">
            <text:p>0</text:p>
          </table:table-cell>
          <table:table-cell table:formula="of:=IF([.L158]=1;[.H158];0)" office:value-type="float" office:value="0" calcext:value-type="float">
            <text:p>0</text:p>
          </table:table-cell>
          <table:table-cell table:formula="of:=[.N157] + IF([.M15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07" calcext:value-type="date">
            <text:p>7.06.2023</text:p>
          </table:table-cell>
          <table:table-cell table:formula="of:=WEEKDAY([.A159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159]=6;[.B159]=7); 0; IF([.C159]=&quot;zima&quot;; FLOOR(0.2*[.N159])*30; IF([.C159]=&quot;wiosna&quot;;  FLOOR(0.5*[.N159])*30; IF([.C159]=&quot;lato&quot;;  FLOOR(0.9*[.N159])*30; IF([.C159]=&quot;jesień&quot;;  FLOOR(0.4*[.N159])*30; 0)))))" office:value-type="float" office:value="150" calcext:value-type="float">
            <text:p>150</text:p>
          </table:table-cell>
          <table:table-cell table:formula="of:=IF([.B159]=7; 15*[.N159]; 0) + IF(AND([.H158] &gt; 2400; MONTH([.A158])&lt;&gt;MONTH([.A159])); 2400; 0)" office:value-type="float" office:value="0" calcext:value-type="float">
            <text:p>0</text:p>
          </table:table-cell>
          <table:table-cell table:formula="of:=[.D159]+[.F158]" office:value-type="float" office:value="11910" calcext:value-type="float">
            <text:p>11910</text:p>
          </table:table-cell>
          <table:table-cell table:formula="of:=[.E159]+[.G158]" office:value-type="float" office:value="11450" calcext:value-type="float">
            <text:p>11450</text:p>
          </table:table-cell>
          <table:table-cell table:formula="of:=[.F159]-[.G159]" office:value-type="float" office:value="460" calcext:value-type="float">
            <text:p>460</text:p>
          </table:table-cell>
          <table:table-cell table:formula="of:=IF(OR([.B159]=6;[.B159]=7); 0; IF([.C159]=&quot;zima&quot;; 2*[.$R$6]; IF([.C159]=&quot;wiosna&quot;; 5*[.$R$6]; IF([.C159]=&quot;lato&quot;; 9*[.$R$6]; IF([.C159]=&quot;jesień&quot;; 4*[.$R$6]; 0)))))" office:value-type="float" office:value="150" calcext:value-type="float">
            <text:p>150</text:p>
          </table:table-cell>
          <table:table-cell table:formula="of:=[.J158]-[.E159]+[.I159]" office:value-type="float" office:value="460" calcext:value-type="float">
            <text:p>460</text:p>
          </table:table-cell>
          <table:table-cell table:formula="of:=IF(OR([.B159]=6;[.B159]=7); 0; IF([.C159]=&quot;zima&quot;; FLOOR(0.2*[.N159])*30; IF([.C159]=&quot;wiosna&quot;;  FLOOR(0.5*[.N159])*30; IF([.C159]=&quot;lato&quot;;  FLOOR(0.9*[.N159])*30; IF([.C159]=&quot;jesień&quot;;  FLOOR(0.4*[.N159])*30; 0)))))" office:value-type="float" office:value="150" calcext:value-type="float">
            <text:p>150</text:p>
          </table:table-cell>
          <table:table-cell table:formula="of:=IF(MONTH([.A159])&lt;&gt;MONTH([.A160]);1;0)" office:value-type="float" office:value="0" calcext:value-type="float">
            <text:p>0</text:p>
          </table:table-cell>
          <table:table-cell table:formula="of:=IF([.L159]=1;[.H159];0)" office:value-type="float" office:value="0" calcext:value-type="float">
            <text:p>0</text:p>
          </table:table-cell>
          <table:table-cell table:formula="of:=[.N158] + IF([.M15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08" calcext:value-type="date">
            <text:p>8.06.2023</text:p>
          </table:table-cell>
          <table:table-cell table:formula="of:=WEEKDAY([.A160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160]=6;[.B160]=7); 0; IF([.C160]=&quot;zima&quot;; FLOOR(0.2*[.N160])*30; IF([.C160]=&quot;wiosna&quot;;  FLOOR(0.5*[.N160])*30; IF([.C160]=&quot;lato&quot;;  FLOOR(0.9*[.N160])*30; IF([.C160]=&quot;jesień&quot;;  FLOOR(0.4*[.N160])*30; 0)))))" office:value-type="float" office:value="150" calcext:value-type="float">
            <text:p>150</text:p>
          </table:table-cell>
          <table:table-cell table:formula="of:=IF([.B160]=7; 15*[.N160]; 0) + IF(AND([.H159] &gt; 2400; MONTH([.A159])&lt;&gt;MONTH([.A160])); 2400; 0)" office:value-type="float" office:value="0" calcext:value-type="float">
            <text:p>0</text:p>
          </table:table-cell>
          <table:table-cell table:formula="of:=[.D160]+[.F159]" office:value-type="float" office:value="12060" calcext:value-type="float">
            <text:p>12060</text:p>
          </table:table-cell>
          <table:table-cell table:formula="of:=[.E160]+[.G159]" office:value-type="float" office:value="11450" calcext:value-type="float">
            <text:p>11450</text:p>
          </table:table-cell>
          <table:table-cell table:formula="of:=[.F160]-[.G160]" office:value-type="float" office:value="610" calcext:value-type="float">
            <text:p>610</text:p>
          </table:table-cell>
          <table:table-cell table:formula="of:=IF(OR([.B160]=6;[.B160]=7); 0; IF([.C160]=&quot;zima&quot;; 2*[.$R$6]; IF([.C160]=&quot;wiosna&quot;; 5*[.$R$6]; IF([.C160]=&quot;lato&quot;; 9*[.$R$6]; IF([.C160]=&quot;jesień&quot;; 4*[.$R$6]; 0)))))" office:value-type="float" office:value="150" calcext:value-type="float">
            <text:p>150</text:p>
          </table:table-cell>
          <table:table-cell table:formula="of:=[.J159]-[.E160]+[.I160]" office:value-type="float" office:value="610" calcext:value-type="float">
            <text:p>610</text:p>
          </table:table-cell>
          <table:table-cell table:formula="of:=IF(OR([.B160]=6;[.B160]=7); 0; IF([.C160]=&quot;zima&quot;; FLOOR(0.2*[.N160])*30; IF([.C160]=&quot;wiosna&quot;;  FLOOR(0.5*[.N160])*30; IF([.C160]=&quot;lato&quot;;  FLOOR(0.9*[.N160])*30; IF([.C160]=&quot;jesień&quot;;  FLOOR(0.4*[.N160])*30; 0)))))" office:value-type="float" office:value="150" calcext:value-type="float">
            <text:p>150</text:p>
          </table:table-cell>
          <table:table-cell table:formula="of:=IF(MONTH([.A160])&lt;&gt;MONTH([.A161]);1;0)" office:value-type="float" office:value="0" calcext:value-type="float">
            <text:p>0</text:p>
          </table:table-cell>
          <table:table-cell table:formula="of:=IF([.L160]=1;[.H160];0)" office:value-type="float" office:value="0" calcext:value-type="float">
            <text:p>0</text:p>
          </table:table-cell>
          <table:table-cell table:formula="of:=[.N159] + IF([.M15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09" calcext:value-type="date">
            <text:p>9.06.2023</text:p>
          </table:table-cell>
          <table:table-cell table:formula="of:=WEEKDAY([.A161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161]=6;[.B161]=7); 0; IF([.C161]=&quot;zima&quot;; FLOOR(0.2*[.N161])*30; IF([.C161]=&quot;wiosna&quot;;  FLOOR(0.5*[.N161])*30; IF([.C161]=&quot;lato&quot;;  FLOOR(0.9*[.N161])*30; IF([.C161]=&quot;jesień&quot;;  FLOOR(0.4*[.N161])*30; 0)))))" office:value-type="float" office:value="150" calcext:value-type="float">
            <text:p>150</text:p>
          </table:table-cell>
          <table:table-cell table:formula="of:=IF([.B161]=7; 15*[.N161]; 0) + IF(AND([.H160] &gt; 2400; MONTH([.A160])&lt;&gt;MONTH([.A161])); 2400; 0)" office:value-type="float" office:value="0" calcext:value-type="float">
            <text:p>0</text:p>
          </table:table-cell>
          <table:table-cell table:formula="of:=[.D161]+[.F160]" office:value-type="float" office:value="12210" calcext:value-type="float">
            <text:p>12210</text:p>
          </table:table-cell>
          <table:table-cell table:formula="of:=[.E161]+[.G160]" office:value-type="float" office:value="11450" calcext:value-type="float">
            <text:p>11450</text:p>
          </table:table-cell>
          <table:table-cell table:formula="of:=[.F161]-[.G161]" office:value-type="float" office:value="760" calcext:value-type="float">
            <text:p>760</text:p>
          </table:table-cell>
          <table:table-cell table:formula="of:=IF(OR([.B161]=6;[.B161]=7); 0; IF([.C161]=&quot;zima&quot;; 2*[.$R$6]; IF([.C161]=&quot;wiosna&quot;; 5*[.$R$6]; IF([.C161]=&quot;lato&quot;; 9*[.$R$6]; IF([.C161]=&quot;jesień&quot;; 4*[.$R$6]; 0)))))" office:value-type="float" office:value="150" calcext:value-type="float">
            <text:p>150</text:p>
          </table:table-cell>
          <table:table-cell table:formula="of:=[.J160]-[.E161]+[.I161]" office:value-type="float" office:value="760" calcext:value-type="float">
            <text:p>760</text:p>
          </table:table-cell>
          <table:table-cell table:formula="of:=IF(OR([.B161]=6;[.B161]=7); 0; IF([.C161]=&quot;zima&quot;; FLOOR(0.2*[.N161])*30; IF([.C161]=&quot;wiosna&quot;;  FLOOR(0.5*[.N161])*30; IF([.C161]=&quot;lato&quot;;  FLOOR(0.9*[.N161])*30; IF([.C161]=&quot;jesień&quot;;  FLOOR(0.4*[.N161])*30; 0)))))" office:value-type="float" office:value="150" calcext:value-type="float">
            <text:p>150</text:p>
          </table:table-cell>
          <table:table-cell table:formula="of:=IF(MONTH([.A161])&lt;&gt;MONTH([.A162]);1;0)" office:value-type="float" office:value="0" calcext:value-type="float">
            <text:p>0</text:p>
          </table:table-cell>
          <table:table-cell table:formula="of:=IF([.L161]=1;[.H161];0)" office:value-type="float" office:value="0" calcext:value-type="float">
            <text:p>0</text:p>
          </table:table-cell>
          <table:table-cell table:formula="of:=[.N160] + IF([.M16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10" calcext:value-type="date">
            <text:p>10.06.2023</text:p>
          </table:table-cell>
          <table:table-cell table:formula="of:=WEEKDAY([.A162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162]=6;[.B162]=7); 0; IF([.C162]=&quot;zima&quot;; FLOOR(0.2*[.N162])*30; IF([.C162]=&quot;wiosna&quot;;  FLOOR(0.5*[.N162])*30; IF([.C162]=&quot;lato&quot;;  FLOOR(0.9*[.N162])*30; IF([.C162]=&quot;jesień&quot;;  FLOOR(0.4*[.N162])*30; 0)))))" office:value-type="float" office:value="0" calcext:value-type="float">
            <text:p>0</text:p>
          </table:table-cell>
          <table:table-cell table:formula="of:=IF([.B162]=7; 15*[.N162]; 0) + IF(AND([.H161] &gt; 2400; MONTH([.A161])&lt;&gt;MONTH([.A162])); 2400; 0)" office:value-type="float" office:value="0" calcext:value-type="float">
            <text:p>0</text:p>
          </table:table-cell>
          <table:table-cell table:formula="of:=[.D162]+[.F161]" office:value-type="float" office:value="12210" calcext:value-type="float">
            <text:p>12210</text:p>
          </table:table-cell>
          <table:table-cell table:formula="of:=[.E162]+[.G161]" office:value-type="float" office:value="11450" calcext:value-type="float">
            <text:p>11450</text:p>
          </table:table-cell>
          <table:table-cell table:formula="of:=[.F162]-[.G162]" office:value-type="float" office:value="760" calcext:value-type="float">
            <text:p>760</text:p>
          </table:table-cell>
          <table:table-cell table:formula="of:=IF(OR([.B162]=6;[.B162]=7); 0; IF([.C162]=&quot;zima&quot;; 2*[.$R$6]; IF([.C162]=&quot;wiosna&quot;; 5*[.$R$6]; IF([.C162]=&quot;lato&quot;; 9*[.$R$6]; IF([.C162]=&quot;jesień&quot;; 4*[.$R$6]; 0)))))" office:value-type="float" office:value="0" calcext:value-type="float">
            <text:p>0</text:p>
          </table:table-cell>
          <table:table-cell table:formula="of:=[.J161]-[.E162]+[.I162]" office:value-type="float" office:value="760" calcext:value-type="float">
            <text:p>760</text:p>
          </table:table-cell>
          <table:table-cell table:formula="of:=IF(OR([.B162]=6;[.B162]=7); 0; IF([.C162]=&quot;zima&quot;; FLOOR(0.2*[.N162])*30; IF([.C162]=&quot;wiosna&quot;;  FLOOR(0.5*[.N162])*30; IF([.C162]=&quot;lato&quot;;  FLOOR(0.9*[.N162])*30; IF([.C162]=&quot;jesień&quot;;  FLOOR(0.4*[.N162])*30; 0)))))" office:value-type="float" office:value="0" calcext:value-type="float">
            <text:p>0</text:p>
          </table:table-cell>
          <table:table-cell table:formula="of:=IF(MONTH([.A162])&lt;&gt;MONTH([.A163]);1;0)" office:value-type="float" office:value="0" calcext:value-type="float">
            <text:p>0</text:p>
          </table:table-cell>
          <table:table-cell table:formula="of:=IF([.L162]=1;[.H162];0)" office:value-type="float" office:value="0" calcext:value-type="float">
            <text:p>0</text:p>
          </table:table-cell>
          <table:table-cell table:formula="of:=[.N161] + IF([.M16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11" calcext:value-type="date">
            <text:p>11.06.2023</text:p>
          </table:table-cell>
          <table:table-cell table:formula="of:=WEEKDAY([.A163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63]=6;[.B163]=7); 0; IF([.C163]=&quot;zima&quot;; FLOOR(0.2*[.N163])*30; IF([.C163]=&quot;wiosna&quot;;  FLOOR(0.5*[.N163])*30; IF([.C163]=&quot;lato&quot;;  FLOOR(0.9*[.N163])*30; IF([.C163]=&quot;jesień&quot;;  FLOOR(0.4*[.N163])*30; 0)))))" office:value-type="float" office:value="0" calcext:value-type="float">
            <text:p>0</text:p>
          </table:table-cell>
          <table:table-cell table:formula="of:=IF([.B163]=7; 15*[.N163]; 0) + IF(AND([.H162] &gt; 2400; MONTH([.A162])&lt;&gt;MONTH([.A163])); 2400; 0)" office:value-type="float" office:value="150" calcext:value-type="float">
            <text:p>150</text:p>
          </table:table-cell>
          <table:table-cell table:formula="of:=[.D163]+[.F162]" office:value-type="float" office:value="12210" calcext:value-type="float">
            <text:p>12210</text:p>
          </table:table-cell>
          <table:table-cell table:formula="of:=[.E163]+[.G162]" office:value-type="float" office:value="11600" calcext:value-type="float">
            <text:p>11600</text:p>
          </table:table-cell>
          <table:table-cell table:formula="of:=[.F163]-[.G163]" office:value-type="float" office:value="610" calcext:value-type="float">
            <text:p>610</text:p>
          </table:table-cell>
          <table:table-cell table:formula="of:=IF(OR([.B163]=6;[.B163]=7); 0; IF([.C163]=&quot;zima&quot;; 2*[.$R$6]; IF([.C163]=&quot;wiosna&quot;; 5*[.$R$6]; IF([.C163]=&quot;lato&quot;; 9*[.$R$6]; IF([.C163]=&quot;jesień&quot;; 4*[.$R$6]; 0)))))" office:value-type="float" office:value="0" calcext:value-type="float">
            <text:p>0</text:p>
          </table:table-cell>
          <table:table-cell table:formula="of:=[.J162]-[.E163]+[.I163]" office:value-type="float" office:value="610" calcext:value-type="float">
            <text:p>610</text:p>
          </table:table-cell>
          <table:table-cell table:formula="of:=IF(OR([.B163]=6;[.B163]=7); 0; IF([.C163]=&quot;zima&quot;; FLOOR(0.2*[.N163])*30; IF([.C163]=&quot;wiosna&quot;;  FLOOR(0.5*[.N163])*30; IF([.C163]=&quot;lato&quot;;  FLOOR(0.9*[.N163])*30; IF([.C163]=&quot;jesień&quot;;  FLOOR(0.4*[.N163])*30; 0)))))" office:value-type="float" office:value="0" calcext:value-type="float">
            <text:p>0</text:p>
          </table:table-cell>
          <table:table-cell table:formula="of:=IF(MONTH([.A163])&lt;&gt;MONTH([.A164]);1;0)" office:value-type="float" office:value="0" calcext:value-type="float">
            <text:p>0</text:p>
          </table:table-cell>
          <table:table-cell table:formula="of:=IF([.L163]=1;[.H163];0)" office:value-type="float" office:value="0" calcext:value-type="float">
            <text:p>0</text:p>
          </table:table-cell>
          <table:table-cell table:formula="of:=[.N162] + IF([.M16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12" calcext:value-type="date">
            <text:p>12.06.2023</text:p>
          </table:table-cell>
          <table:table-cell table:formula="of:=WEEKDAY([.A164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64]=6;[.B164]=7); 0; IF([.C164]=&quot;zima&quot;; FLOOR(0.2*[.N164])*30; IF([.C164]=&quot;wiosna&quot;;  FLOOR(0.5*[.N164])*30; IF([.C164]=&quot;lato&quot;;  FLOOR(0.9*[.N164])*30; IF([.C164]=&quot;jesień&quot;;  FLOOR(0.4*[.N164])*30; 0)))))" office:value-type="float" office:value="150" calcext:value-type="float">
            <text:p>150</text:p>
          </table:table-cell>
          <table:table-cell table:formula="of:=IF([.B164]=7; 15*[.N164]; 0) + IF(AND([.H163] &gt; 2400; MONTH([.A163])&lt;&gt;MONTH([.A164])); 2400; 0)" office:value-type="float" office:value="0" calcext:value-type="float">
            <text:p>0</text:p>
          </table:table-cell>
          <table:table-cell table:formula="of:=[.D164]+[.F163]" office:value-type="float" office:value="12360" calcext:value-type="float">
            <text:p>12360</text:p>
          </table:table-cell>
          <table:table-cell table:formula="of:=[.E164]+[.G163]" office:value-type="float" office:value="11600" calcext:value-type="float">
            <text:p>11600</text:p>
          </table:table-cell>
          <table:table-cell table:formula="of:=[.F164]-[.G164]" office:value-type="float" office:value="760" calcext:value-type="float">
            <text:p>760</text:p>
          </table:table-cell>
          <table:table-cell table:formula="of:=IF(OR([.B164]=6;[.B164]=7); 0; IF([.C164]=&quot;zima&quot;; 2*[.$R$6]; IF([.C164]=&quot;wiosna&quot;; 5*[.$R$6]; IF([.C164]=&quot;lato&quot;; 9*[.$R$6]; IF([.C164]=&quot;jesień&quot;; 4*[.$R$6]; 0)))))" office:value-type="float" office:value="150" calcext:value-type="float">
            <text:p>150</text:p>
          </table:table-cell>
          <table:table-cell table:formula="of:=[.J163]-[.E164]+[.I164]" office:value-type="float" office:value="760" calcext:value-type="float">
            <text:p>760</text:p>
          </table:table-cell>
          <table:table-cell table:formula="of:=IF(OR([.B164]=6;[.B164]=7); 0; IF([.C164]=&quot;zima&quot;; FLOOR(0.2*[.N164])*30; IF([.C164]=&quot;wiosna&quot;;  FLOOR(0.5*[.N164])*30; IF([.C164]=&quot;lato&quot;;  FLOOR(0.9*[.N164])*30; IF([.C164]=&quot;jesień&quot;;  FLOOR(0.4*[.N164])*30; 0)))))" office:value-type="float" office:value="150" calcext:value-type="float">
            <text:p>150</text:p>
          </table:table-cell>
          <table:table-cell table:formula="of:=IF(MONTH([.A164])&lt;&gt;MONTH([.A165]);1;0)" office:value-type="float" office:value="0" calcext:value-type="float">
            <text:p>0</text:p>
          </table:table-cell>
          <table:table-cell table:formula="of:=IF([.L164]=1;[.H164];0)" office:value-type="float" office:value="0" calcext:value-type="float">
            <text:p>0</text:p>
          </table:table-cell>
          <table:table-cell table:formula="of:=[.N163] + IF([.M16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13" calcext:value-type="date">
            <text:p>13.06.2023</text:p>
          </table:table-cell>
          <table:table-cell table:formula="of:=WEEKDAY([.A165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65]=6;[.B165]=7); 0; IF([.C165]=&quot;zima&quot;; FLOOR(0.2*[.N165])*30; IF([.C165]=&quot;wiosna&quot;;  FLOOR(0.5*[.N165])*30; IF([.C165]=&quot;lato&quot;;  FLOOR(0.9*[.N165])*30; IF([.C165]=&quot;jesień&quot;;  FLOOR(0.4*[.N165])*30; 0)))))" office:value-type="float" office:value="150" calcext:value-type="float">
            <text:p>150</text:p>
          </table:table-cell>
          <table:table-cell table:formula="of:=IF([.B165]=7; 15*[.N165]; 0) + IF(AND([.H164] &gt; 2400; MONTH([.A164])&lt;&gt;MONTH([.A165])); 2400; 0)" office:value-type="float" office:value="0" calcext:value-type="float">
            <text:p>0</text:p>
          </table:table-cell>
          <table:table-cell table:formula="of:=[.D165]+[.F164]" office:value-type="float" office:value="12510" calcext:value-type="float">
            <text:p>12510</text:p>
          </table:table-cell>
          <table:table-cell table:formula="of:=[.E165]+[.G164]" office:value-type="float" office:value="11600" calcext:value-type="float">
            <text:p>11600</text:p>
          </table:table-cell>
          <table:table-cell table:formula="of:=[.F165]-[.G165]" office:value-type="float" office:value="910" calcext:value-type="float">
            <text:p>910</text:p>
          </table:table-cell>
          <table:table-cell table:formula="of:=IF(OR([.B165]=6;[.B165]=7); 0; IF([.C165]=&quot;zima&quot;; 2*[.$R$6]; IF([.C165]=&quot;wiosna&quot;; 5*[.$R$6]; IF([.C165]=&quot;lato&quot;; 9*[.$R$6]; IF([.C165]=&quot;jesień&quot;; 4*[.$R$6]; 0)))))" office:value-type="float" office:value="150" calcext:value-type="float">
            <text:p>150</text:p>
          </table:table-cell>
          <table:table-cell table:formula="of:=[.J164]-[.E165]+[.I165]" office:value-type="float" office:value="910" calcext:value-type="float">
            <text:p>910</text:p>
          </table:table-cell>
          <table:table-cell table:formula="of:=IF(OR([.B165]=6;[.B165]=7); 0; IF([.C165]=&quot;zima&quot;; FLOOR(0.2*[.N165])*30; IF([.C165]=&quot;wiosna&quot;;  FLOOR(0.5*[.N165])*30; IF([.C165]=&quot;lato&quot;;  FLOOR(0.9*[.N165])*30; IF([.C165]=&quot;jesień&quot;;  FLOOR(0.4*[.N165])*30; 0)))))" office:value-type="float" office:value="150" calcext:value-type="float">
            <text:p>150</text:p>
          </table:table-cell>
          <table:table-cell table:formula="of:=IF(MONTH([.A165])&lt;&gt;MONTH([.A166]);1;0)" office:value-type="float" office:value="0" calcext:value-type="float">
            <text:p>0</text:p>
          </table:table-cell>
          <table:table-cell table:formula="of:=IF([.L165]=1;[.H165];0)" office:value-type="float" office:value="0" calcext:value-type="float">
            <text:p>0</text:p>
          </table:table-cell>
          <table:table-cell table:formula="of:=[.N164] + IF([.M16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14" calcext:value-type="date">
            <text:p>14.06.2023</text:p>
          </table:table-cell>
          <table:table-cell table:formula="of:=WEEKDAY([.A166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166]=6;[.B166]=7); 0; IF([.C166]=&quot;zima&quot;; FLOOR(0.2*[.N166])*30; IF([.C166]=&quot;wiosna&quot;;  FLOOR(0.5*[.N166])*30; IF([.C166]=&quot;lato&quot;;  FLOOR(0.9*[.N166])*30; IF([.C166]=&quot;jesień&quot;;  FLOOR(0.4*[.N166])*30; 0)))))" office:value-type="float" office:value="150" calcext:value-type="float">
            <text:p>150</text:p>
          </table:table-cell>
          <table:table-cell table:formula="of:=IF([.B166]=7; 15*[.N166]; 0) + IF(AND([.H165] &gt; 2400; MONTH([.A165])&lt;&gt;MONTH([.A166])); 2400; 0)" office:value-type="float" office:value="0" calcext:value-type="float">
            <text:p>0</text:p>
          </table:table-cell>
          <table:table-cell table:formula="of:=[.D166]+[.F165]" office:value-type="float" office:value="12660" calcext:value-type="float">
            <text:p>12660</text:p>
          </table:table-cell>
          <table:table-cell table:formula="of:=[.E166]+[.G165]" office:value-type="float" office:value="11600" calcext:value-type="float">
            <text:p>11600</text:p>
          </table:table-cell>
          <table:table-cell table:formula="of:=[.F166]-[.G166]" office:value-type="float" office:value="1060" calcext:value-type="float">
            <text:p>1060</text:p>
          </table:table-cell>
          <table:table-cell table:formula="of:=IF(OR([.B166]=6;[.B166]=7); 0; IF([.C166]=&quot;zima&quot;; 2*[.$R$6]; IF([.C166]=&quot;wiosna&quot;; 5*[.$R$6]; IF([.C166]=&quot;lato&quot;; 9*[.$R$6]; IF([.C166]=&quot;jesień&quot;; 4*[.$R$6]; 0)))))" office:value-type="float" office:value="150" calcext:value-type="float">
            <text:p>150</text:p>
          </table:table-cell>
          <table:table-cell table:formula="of:=[.J165]-[.E166]+[.I166]" office:value-type="float" office:value="1060" calcext:value-type="float">
            <text:p>1060</text:p>
          </table:table-cell>
          <table:table-cell table:formula="of:=IF(OR([.B166]=6;[.B166]=7); 0; IF([.C166]=&quot;zima&quot;; FLOOR(0.2*[.N166])*30; IF([.C166]=&quot;wiosna&quot;;  FLOOR(0.5*[.N166])*30; IF([.C166]=&quot;lato&quot;;  FLOOR(0.9*[.N166])*30; IF([.C166]=&quot;jesień&quot;;  FLOOR(0.4*[.N166])*30; 0)))))" office:value-type="float" office:value="150" calcext:value-type="float">
            <text:p>150</text:p>
          </table:table-cell>
          <table:table-cell table:formula="of:=IF(MONTH([.A166])&lt;&gt;MONTH([.A167]);1;0)" office:value-type="float" office:value="0" calcext:value-type="float">
            <text:p>0</text:p>
          </table:table-cell>
          <table:table-cell table:formula="of:=IF([.L166]=1;[.H166];0)" office:value-type="float" office:value="0" calcext:value-type="float">
            <text:p>0</text:p>
          </table:table-cell>
          <table:table-cell table:formula="of:=[.N165] + IF([.M16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15" calcext:value-type="date">
            <text:p>15.06.2023</text:p>
          </table:table-cell>
          <table:table-cell table:formula="of:=WEEKDAY([.A167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167]=6;[.B167]=7); 0; IF([.C167]=&quot;zima&quot;; FLOOR(0.2*[.N167])*30; IF([.C167]=&quot;wiosna&quot;;  FLOOR(0.5*[.N167])*30; IF([.C167]=&quot;lato&quot;;  FLOOR(0.9*[.N167])*30; IF([.C167]=&quot;jesień&quot;;  FLOOR(0.4*[.N167])*30; 0)))))" office:value-type="float" office:value="150" calcext:value-type="float">
            <text:p>150</text:p>
          </table:table-cell>
          <table:table-cell table:formula="of:=IF([.B167]=7; 15*[.N167]; 0) + IF(AND([.H166] &gt; 2400; MONTH([.A166])&lt;&gt;MONTH([.A167])); 2400; 0)" office:value-type="float" office:value="0" calcext:value-type="float">
            <text:p>0</text:p>
          </table:table-cell>
          <table:table-cell table:formula="of:=[.D167]+[.F166]" office:value-type="float" office:value="12810" calcext:value-type="float">
            <text:p>12810</text:p>
          </table:table-cell>
          <table:table-cell table:formula="of:=[.E167]+[.G166]" office:value-type="float" office:value="11600" calcext:value-type="float">
            <text:p>11600</text:p>
          </table:table-cell>
          <table:table-cell table:formula="of:=[.F167]-[.G167]" office:value-type="float" office:value="1210" calcext:value-type="float">
            <text:p>1210</text:p>
          </table:table-cell>
          <table:table-cell table:formula="of:=IF(OR([.B167]=6;[.B167]=7); 0; IF([.C167]=&quot;zima&quot;; 2*[.$R$6]; IF([.C167]=&quot;wiosna&quot;; 5*[.$R$6]; IF([.C167]=&quot;lato&quot;; 9*[.$R$6]; IF([.C167]=&quot;jesień&quot;; 4*[.$R$6]; 0)))))" office:value-type="float" office:value="150" calcext:value-type="float">
            <text:p>150</text:p>
          </table:table-cell>
          <table:table-cell table:formula="of:=[.J166]-[.E167]+[.I167]" office:value-type="float" office:value="1210" calcext:value-type="float">
            <text:p>1210</text:p>
          </table:table-cell>
          <table:table-cell table:formula="of:=IF(OR([.B167]=6;[.B167]=7); 0; IF([.C167]=&quot;zima&quot;; FLOOR(0.2*[.N167])*30; IF([.C167]=&quot;wiosna&quot;;  FLOOR(0.5*[.N167])*30; IF([.C167]=&quot;lato&quot;;  FLOOR(0.9*[.N167])*30; IF([.C167]=&quot;jesień&quot;;  FLOOR(0.4*[.N167])*30; 0)))))" office:value-type="float" office:value="150" calcext:value-type="float">
            <text:p>150</text:p>
          </table:table-cell>
          <table:table-cell table:formula="of:=IF(MONTH([.A167])&lt;&gt;MONTH([.A168]);1;0)" office:value-type="float" office:value="0" calcext:value-type="float">
            <text:p>0</text:p>
          </table:table-cell>
          <table:table-cell table:formula="of:=IF([.L167]=1;[.H167];0)" office:value-type="float" office:value="0" calcext:value-type="float">
            <text:p>0</text:p>
          </table:table-cell>
          <table:table-cell table:formula="of:=[.N166] + IF([.M16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16" calcext:value-type="date">
            <text:p>16.06.2023</text:p>
          </table:table-cell>
          <table:table-cell table:formula="of:=WEEKDAY([.A168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168]=6;[.B168]=7); 0; IF([.C168]=&quot;zima&quot;; FLOOR(0.2*[.N168])*30; IF([.C168]=&quot;wiosna&quot;;  FLOOR(0.5*[.N168])*30; IF([.C168]=&quot;lato&quot;;  FLOOR(0.9*[.N168])*30; IF([.C168]=&quot;jesień&quot;;  FLOOR(0.4*[.N168])*30; 0)))))" office:value-type="float" office:value="150" calcext:value-type="float">
            <text:p>150</text:p>
          </table:table-cell>
          <table:table-cell table:formula="of:=IF([.B168]=7; 15*[.N168]; 0) + IF(AND([.H167] &gt; 2400; MONTH([.A167])&lt;&gt;MONTH([.A168])); 2400; 0)" office:value-type="float" office:value="0" calcext:value-type="float">
            <text:p>0</text:p>
          </table:table-cell>
          <table:table-cell table:formula="of:=[.D168]+[.F167]" office:value-type="float" office:value="12960" calcext:value-type="float">
            <text:p>12960</text:p>
          </table:table-cell>
          <table:table-cell table:formula="of:=[.E168]+[.G167]" office:value-type="float" office:value="11600" calcext:value-type="float">
            <text:p>11600</text:p>
          </table:table-cell>
          <table:table-cell table:formula="of:=[.F168]-[.G168]" office:value-type="float" office:value="1360" calcext:value-type="float">
            <text:p>1360</text:p>
          </table:table-cell>
          <table:table-cell table:formula="of:=IF(OR([.B168]=6;[.B168]=7); 0; IF([.C168]=&quot;zima&quot;; 2*[.$R$6]; IF([.C168]=&quot;wiosna&quot;; 5*[.$R$6]; IF([.C168]=&quot;lato&quot;; 9*[.$R$6]; IF([.C168]=&quot;jesień&quot;; 4*[.$R$6]; 0)))))" office:value-type="float" office:value="150" calcext:value-type="float">
            <text:p>150</text:p>
          </table:table-cell>
          <table:table-cell table:formula="of:=[.J167]-[.E168]+[.I168]" office:value-type="float" office:value="1360" calcext:value-type="float">
            <text:p>1360</text:p>
          </table:table-cell>
          <table:table-cell table:formula="of:=IF(OR([.B168]=6;[.B168]=7); 0; IF([.C168]=&quot;zima&quot;; FLOOR(0.2*[.N168])*30; IF([.C168]=&quot;wiosna&quot;;  FLOOR(0.5*[.N168])*30; IF([.C168]=&quot;lato&quot;;  FLOOR(0.9*[.N168])*30; IF([.C168]=&quot;jesień&quot;;  FLOOR(0.4*[.N168])*30; 0)))))" office:value-type="float" office:value="150" calcext:value-type="float">
            <text:p>150</text:p>
          </table:table-cell>
          <table:table-cell table:formula="of:=IF(MONTH([.A168])&lt;&gt;MONTH([.A169]);1;0)" office:value-type="float" office:value="0" calcext:value-type="float">
            <text:p>0</text:p>
          </table:table-cell>
          <table:table-cell table:formula="of:=IF([.L168]=1;[.H168];0)" office:value-type="float" office:value="0" calcext:value-type="float">
            <text:p>0</text:p>
          </table:table-cell>
          <table:table-cell table:formula="of:=[.N167] + IF([.M16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17" calcext:value-type="date">
            <text:p>17.06.2023</text:p>
          </table:table-cell>
          <table:table-cell table:formula="of:=WEEKDAY([.A169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169]=6;[.B169]=7); 0; IF([.C169]=&quot;zima&quot;; FLOOR(0.2*[.N169])*30; IF([.C169]=&quot;wiosna&quot;;  FLOOR(0.5*[.N169])*30; IF([.C169]=&quot;lato&quot;;  FLOOR(0.9*[.N169])*30; IF([.C169]=&quot;jesień&quot;;  FLOOR(0.4*[.N169])*30; 0)))))" office:value-type="float" office:value="0" calcext:value-type="float">
            <text:p>0</text:p>
          </table:table-cell>
          <table:table-cell table:formula="of:=IF([.B169]=7; 15*[.N169]; 0) + IF(AND([.H168] &gt; 2400; MONTH([.A168])&lt;&gt;MONTH([.A169])); 2400; 0)" office:value-type="float" office:value="0" calcext:value-type="float">
            <text:p>0</text:p>
          </table:table-cell>
          <table:table-cell table:formula="of:=[.D169]+[.F168]" office:value-type="float" office:value="12960" calcext:value-type="float">
            <text:p>12960</text:p>
          </table:table-cell>
          <table:table-cell table:formula="of:=[.E169]+[.G168]" office:value-type="float" office:value="11600" calcext:value-type="float">
            <text:p>11600</text:p>
          </table:table-cell>
          <table:table-cell table:formula="of:=[.F169]-[.G169]" office:value-type="float" office:value="1360" calcext:value-type="float">
            <text:p>1360</text:p>
          </table:table-cell>
          <table:table-cell table:formula="of:=IF(OR([.B169]=6;[.B169]=7); 0; IF([.C169]=&quot;zima&quot;; 2*[.$R$6]; IF([.C169]=&quot;wiosna&quot;; 5*[.$R$6]; IF([.C169]=&quot;lato&quot;; 9*[.$R$6]; IF([.C169]=&quot;jesień&quot;; 4*[.$R$6]; 0)))))" office:value-type="float" office:value="0" calcext:value-type="float">
            <text:p>0</text:p>
          </table:table-cell>
          <table:table-cell table:formula="of:=[.J168]-[.E169]+[.I169]" office:value-type="float" office:value="1360" calcext:value-type="float">
            <text:p>1360</text:p>
          </table:table-cell>
          <table:table-cell table:formula="of:=IF(OR([.B169]=6;[.B169]=7); 0; IF([.C169]=&quot;zima&quot;; FLOOR(0.2*[.N169])*30; IF([.C169]=&quot;wiosna&quot;;  FLOOR(0.5*[.N169])*30; IF([.C169]=&quot;lato&quot;;  FLOOR(0.9*[.N169])*30; IF([.C169]=&quot;jesień&quot;;  FLOOR(0.4*[.N169])*30; 0)))))" office:value-type="float" office:value="0" calcext:value-type="float">
            <text:p>0</text:p>
          </table:table-cell>
          <table:table-cell table:formula="of:=IF(MONTH([.A169])&lt;&gt;MONTH([.A170]);1;0)" office:value-type="float" office:value="0" calcext:value-type="float">
            <text:p>0</text:p>
          </table:table-cell>
          <table:table-cell table:formula="of:=IF([.L169]=1;[.H169];0)" office:value-type="float" office:value="0" calcext:value-type="float">
            <text:p>0</text:p>
          </table:table-cell>
          <table:table-cell table:formula="of:=[.N168] + IF([.M16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18" calcext:value-type="date">
            <text:p>18.06.2023</text:p>
          </table:table-cell>
          <table:table-cell table:formula="of:=WEEKDAY([.A170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170]=6;[.B170]=7); 0; IF([.C170]=&quot;zima&quot;; FLOOR(0.2*[.N170])*30; IF([.C170]=&quot;wiosna&quot;;  FLOOR(0.5*[.N170])*30; IF([.C170]=&quot;lato&quot;;  FLOOR(0.9*[.N170])*30; IF([.C170]=&quot;jesień&quot;;  FLOOR(0.4*[.N170])*30; 0)))))" office:value-type="float" office:value="0" calcext:value-type="float">
            <text:p>0</text:p>
          </table:table-cell>
          <table:table-cell table:formula="of:=IF([.B170]=7; 15*[.N170]; 0) + IF(AND([.H169] &gt; 2400; MONTH([.A169])&lt;&gt;MONTH([.A170])); 2400; 0)" office:value-type="float" office:value="150" calcext:value-type="float">
            <text:p>150</text:p>
          </table:table-cell>
          <table:table-cell table:formula="of:=[.D170]+[.F169]" office:value-type="float" office:value="12960" calcext:value-type="float">
            <text:p>12960</text:p>
          </table:table-cell>
          <table:table-cell table:formula="of:=[.E170]+[.G169]" office:value-type="float" office:value="11750" calcext:value-type="float">
            <text:p>11750</text:p>
          </table:table-cell>
          <table:table-cell table:formula="of:=[.F170]-[.G170]" office:value-type="float" office:value="1210" calcext:value-type="float">
            <text:p>1210</text:p>
          </table:table-cell>
          <table:table-cell table:formula="of:=IF(OR([.B170]=6;[.B170]=7); 0; IF([.C170]=&quot;zima&quot;; 2*[.$R$6]; IF([.C170]=&quot;wiosna&quot;; 5*[.$R$6]; IF([.C170]=&quot;lato&quot;; 9*[.$R$6]; IF([.C170]=&quot;jesień&quot;; 4*[.$R$6]; 0)))))" office:value-type="float" office:value="0" calcext:value-type="float">
            <text:p>0</text:p>
          </table:table-cell>
          <table:table-cell table:formula="of:=[.J169]-[.E170]+[.I170]" office:value-type="float" office:value="1210" calcext:value-type="float">
            <text:p>1210</text:p>
          </table:table-cell>
          <table:table-cell table:formula="of:=IF(OR([.B170]=6;[.B170]=7); 0; IF([.C170]=&quot;zima&quot;; FLOOR(0.2*[.N170])*30; IF([.C170]=&quot;wiosna&quot;;  FLOOR(0.5*[.N170])*30; IF([.C170]=&quot;lato&quot;;  FLOOR(0.9*[.N170])*30; IF([.C170]=&quot;jesień&quot;;  FLOOR(0.4*[.N170])*30; 0)))))" office:value-type="float" office:value="0" calcext:value-type="float">
            <text:p>0</text:p>
          </table:table-cell>
          <table:table-cell table:formula="of:=IF(MONTH([.A170])&lt;&gt;MONTH([.A171]);1;0)" office:value-type="float" office:value="0" calcext:value-type="float">
            <text:p>0</text:p>
          </table:table-cell>
          <table:table-cell table:formula="of:=IF([.L170]=1;[.H170];0)" office:value-type="float" office:value="0" calcext:value-type="float">
            <text:p>0</text:p>
          </table:table-cell>
          <table:table-cell table:formula="of:=[.N169] + IF([.M16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19" calcext:value-type="date">
            <text:p>19.06.2023</text:p>
          </table:table-cell>
          <table:table-cell table:formula="of:=WEEKDAY([.A171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171]=6;[.B171]=7); 0; IF([.C171]=&quot;zima&quot;; FLOOR(0.2*[.N171])*30; IF([.C171]=&quot;wiosna&quot;;  FLOOR(0.5*[.N171])*30; IF([.C171]=&quot;lato&quot;;  FLOOR(0.9*[.N171])*30; IF([.C171]=&quot;jesień&quot;;  FLOOR(0.4*[.N171])*30; 0)))))" office:value-type="float" office:value="150" calcext:value-type="float">
            <text:p>150</text:p>
          </table:table-cell>
          <table:table-cell table:formula="of:=IF([.B171]=7; 15*[.N171]; 0) + IF(AND([.H170] &gt; 2400; MONTH([.A170])&lt;&gt;MONTH([.A171])); 2400; 0)" office:value-type="float" office:value="0" calcext:value-type="float">
            <text:p>0</text:p>
          </table:table-cell>
          <table:table-cell table:formula="of:=[.D171]+[.F170]" office:value-type="float" office:value="13110" calcext:value-type="float">
            <text:p>13110</text:p>
          </table:table-cell>
          <table:table-cell table:formula="of:=[.E171]+[.G170]" office:value-type="float" office:value="11750" calcext:value-type="float">
            <text:p>11750</text:p>
          </table:table-cell>
          <table:table-cell table:formula="of:=[.F171]-[.G171]" office:value-type="float" office:value="1360" calcext:value-type="float">
            <text:p>1360</text:p>
          </table:table-cell>
          <table:table-cell table:formula="of:=IF(OR([.B171]=6;[.B171]=7); 0; IF([.C171]=&quot;zima&quot;; 2*[.$R$6]; IF([.C171]=&quot;wiosna&quot;; 5*[.$R$6]; IF([.C171]=&quot;lato&quot;; 9*[.$R$6]; IF([.C171]=&quot;jesień&quot;; 4*[.$R$6]; 0)))))" office:value-type="float" office:value="150" calcext:value-type="float">
            <text:p>150</text:p>
          </table:table-cell>
          <table:table-cell table:formula="of:=[.J170]-[.E171]+[.I171]" office:value-type="float" office:value="1360" calcext:value-type="float">
            <text:p>1360</text:p>
          </table:table-cell>
          <table:table-cell table:formula="of:=IF(OR([.B171]=6;[.B171]=7); 0; IF([.C171]=&quot;zima&quot;; FLOOR(0.2*[.N171])*30; IF([.C171]=&quot;wiosna&quot;;  FLOOR(0.5*[.N171])*30; IF([.C171]=&quot;lato&quot;;  FLOOR(0.9*[.N171])*30; IF([.C171]=&quot;jesień&quot;;  FLOOR(0.4*[.N171])*30; 0)))))" office:value-type="float" office:value="150" calcext:value-type="float">
            <text:p>150</text:p>
          </table:table-cell>
          <table:table-cell table:formula="of:=IF(MONTH([.A171])&lt;&gt;MONTH([.A172]);1;0)" office:value-type="float" office:value="0" calcext:value-type="float">
            <text:p>0</text:p>
          </table:table-cell>
          <table:table-cell table:formula="of:=IF([.L171]=1;[.H171];0)" office:value-type="float" office:value="0" calcext:value-type="float">
            <text:p>0</text:p>
          </table:table-cell>
          <table:table-cell table:formula="of:=[.N170] + IF([.M17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20" calcext:value-type="date">
            <text:p>20.06.2023</text:p>
          </table:table-cell>
          <table:table-cell table:formula="of:=WEEKDAY([.A172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172]=6;[.B172]=7); 0; IF([.C172]=&quot;zima&quot;; FLOOR(0.2*[.N172])*30; IF([.C172]=&quot;wiosna&quot;;  FLOOR(0.5*[.N172])*30; IF([.C172]=&quot;lato&quot;;  FLOOR(0.9*[.N172])*30; IF([.C172]=&quot;jesień&quot;;  FLOOR(0.4*[.N172])*30; 0)))))" office:value-type="float" office:value="150" calcext:value-type="float">
            <text:p>150</text:p>
          </table:table-cell>
          <table:table-cell table:formula="of:=IF([.B172]=7; 15*[.N172]; 0) + IF(AND([.H171] &gt; 2400; MONTH([.A171])&lt;&gt;MONTH([.A172])); 2400; 0)" office:value-type="float" office:value="0" calcext:value-type="float">
            <text:p>0</text:p>
          </table:table-cell>
          <table:table-cell table:formula="of:=[.D172]+[.F171]" office:value-type="float" office:value="13260" calcext:value-type="float">
            <text:p>13260</text:p>
          </table:table-cell>
          <table:table-cell table:formula="of:=[.E172]+[.G171]" office:value-type="float" office:value="11750" calcext:value-type="float">
            <text:p>11750</text:p>
          </table:table-cell>
          <table:table-cell table:formula="of:=[.F172]-[.G172]" office:value-type="float" office:value="1510" calcext:value-type="float">
            <text:p>1510</text:p>
          </table:table-cell>
          <table:table-cell table:formula="of:=IF(OR([.B172]=6;[.B172]=7); 0; IF([.C172]=&quot;zima&quot;; 2*[.$R$6]; IF([.C172]=&quot;wiosna&quot;; 5*[.$R$6]; IF([.C172]=&quot;lato&quot;; 9*[.$R$6]; IF([.C172]=&quot;jesień&quot;; 4*[.$R$6]; 0)))))" office:value-type="float" office:value="150" calcext:value-type="float">
            <text:p>150</text:p>
          </table:table-cell>
          <table:table-cell table:formula="of:=[.J171]-[.E172]+[.I172]" office:value-type="float" office:value="1510" calcext:value-type="float">
            <text:p>1510</text:p>
          </table:table-cell>
          <table:table-cell table:formula="of:=IF(OR([.B172]=6;[.B172]=7); 0; IF([.C172]=&quot;zima&quot;; FLOOR(0.2*[.N172])*30; IF([.C172]=&quot;wiosna&quot;;  FLOOR(0.5*[.N172])*30; IF([.C172]=&quot;lato&quot;;  FLOOR(0.9*[.N172])*30; IF([.C172]=&quot;jesień&quot;;  FLOOR(0.4*[.N172])*30; 0)))))" office:value-type="float" office:value="150" calcext:value-type="float">
            <text:p>150</text:p>
          </table:table-cell>
          <table:table-cell table:formula="of:=IF(MONTH([.A172])&lt;&gt;MONTH([.A173]);1;0)" office:value-type="float" office:value="0" calcext:value-type="float">
            <text:p>0</text:p>
          </table:table-cell>
          <table:table-cell table:formula="of:=IF([.L172]=1;[.H172];0)" office:value-type="float" office:value="0" calcext:value-type="float">
            <text:p>0</text:p>
          </table:table-cell>
          <table:table-cell table:formula="of:=[.N171] + IF([.M17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21" calcext:value-type="date">
            <text:p>21.06.2023</text:p>
          </table:table-cell>
          <table:table-cell table:formula="of:=WEEKDAY([.A173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173]=6;[.B173]=7); 0; IF([.C173]=&quot;zima&quot;; FLOOR(0.2*[.N173])*30; IF([.C173]=&quot;wiosna&quot;;  FLOOR(0.5*[.N173])*30; IF([.C173]=&quot;lato&quot;;  FLOOR(0.9*[.N173])*30; IF([.C173]=&quot;jesień&quot;;  FLOOR(0.4*[.N173])*30; 0)))))" office:value-type="float" office:value="270" calcext:value-type="float">
            <text:p>270</text:p>
          </table:table-cell>
          <table:table-cell table:formula="of:=IF([.B173]=7; 15*[.N173]; 0) + IF(AND([.H172] &gt; 2400; MONTH([.A172])&lt;&gt;MONTH([.A173])); 2400; 0)" office:value-type="float" office:value="0" calcext:value-type="float">
            <text:p>0</text:p>
          </table:table-cell>
          <table:table-cell table:formula="of:=[.D173]+[.F172]" office:value-type="float" office:value="13530" calcext:value-type="float">
            <text:p>13530</text:p>
          </table:table-cell>
          <table:table-cell table:formula="of:=[.E173]+[.G172]" office:value-type="float" office:value="11750" calcext:value-type="float">
            <text:p>11750</text:p>
          </table:table-cell>
          <table:table-cell table:formula="of:=[.F173]-[.G173]" office:value-type="float" office:value="1780" calcext:value-type="float">
            <text:p>1780</text:p>
          </table:table-cell>
          <table:table-cell table:formula="of:=IF(OR([.B173]=6;[.B173]=7); 0; IF([.C173]=&quot;zima&quot;; 2*[.$R$6]; IF([.C173]=&quot;wiosna&quot;; 5*[.$R$6]; IF([.C173]=&quot;lato&quot;; 9*[.$R$6]; IF([.C173]=&quot;jesień&quot;; 4*[.$R$6]; 0)))))" office:value-type="float" office:value="270" calcext:value-type="float">
            <text:p>270</text:p>
          </table:table-cell>
          <table:table-cell table:formula="of:=[.J172]-[.E173]+[.I173]" office:value-type="float" office:value="1780" calcext:value-type="float">
            <text:p>1780</text:p>
          </table:table-cell>
          <table:table-cell table:formula="of:=IF(OR([.B173]=6;[.B173]=7); 0; IF([.C173]=&quot;zima&quot;; FLOOR(0.2*[.N173])*30; IF([.C173]=&quot;wiosna&quot;;  FLOOR(0.5*[.N173])*30; IF([.C173]=&quot;lato&quot;;  FLOOR(0.9*[.N173])*30; IF([.C173]=&quot;jesień&quot;;  FLOOR(0.4*[.N173])*30; 0)))))" office:value-type="float" office:value="270" calcext:value-type="float">
            <text:p>270</text:p>
          </table:table-cell>
          <table:table-cell table:formula="of:=IF(MONTH([.A173])&lt;&gt;MONTH([.A174]);1;0)" office:value-type="float" office:value="0" calcext:value-type="float">
            <text:p>0</text:p>
          </table:table-cell>
          <table:table-cell table:formula="of:=IF([.L173]=1;[.H173];0)" office:value-type="float" office:value="0" calcext:value-type="float">
            <text:p>0</text:p>
          </table:table-cell>
          <table:table-cell table:formula="of:=[.N172] + IF([.M172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22" calcext:value-type="date">
            <text:p>22.06.2023</text:p>
          </table:table-cell>
          <table:table-cell table:formula="of:=WEEKDAY([.A174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174]=6;[.B174]=7); 0; IF([.C174]=&quot;zima&quot;; FLOOR(0.2*[.N174])*30; IF([.C174]=&quot;wiosna&quot;;  FLOOR(0.5*[.N174])*30; IF([.C174]=&quot;lato&quot;;  FLOOR(0.9*[.N174])*30; IF([.C174]=&quot;jesień&quot;;  FLOOR(0.4*[.N174])*30; 0)))))" office:value-type="float" office:value="270" calcext:value-type="float">
            <text:p>270</text:p>
          </table:table-cell>
          <table:table-cell table:formula="of:=IF([.B174]=7; 15*[.N174]; 0) + IF(AND([.H173] &gt; 2400; MONTH([.A173])&lt;&gt;MONTH([.A174])); 2400; 0)" office:value-type="float" office:value="0" calcext:value-type="float">
            <text:p>0</text:p>
          </table:table-cell>
          <table:table-cell table:formula="of:=[.D174]+[.F173]" office:value-type="float" office:value="13800" calcext:value-type="float">
            <text:p>13800</text:p>
          </table:table-cell>
          <table:table-cell table:formula="of:=[.E174]+[.G173]" office:value-type="float" office:value="11750" calcext:value-type="float">
            <text:p>11750</text:p>
          </table:table-cell>
          <table:table-cell table:formula="of:=[.F174]-[.G174]" office:value-type="float" office:value="2050" calcext:value-type="float">
            <text:p>2050</text:p>
          </table:table-cell>
          <table:table-cell table:formula="of:=IF(OR([.B174]=6;[.B174]=7); 0; IF([.C174]=&quot;zima&quot;; 2*[.$R$6]; IF([.C174]=&quot;wiosna&quot;; 5*[.$R$6]; IF([.C174]=&quot;lato&quot;; 9*[.$R$6]; IF([.C174]=&quot;jesień&quot;; 4*[.$R$6]; 0)))))" office:value-type="float" office:value="270" calcext:value-type="float">
            <text:p>270</text:p>
          </table:table-cell>
          <table:table-cell table:formula="of:=[.J173]-[.E174]+[.I174]" office:value-type="float" office:value="2050" calcext:value-type="float">
            <text:p>2050</text:p>
          </table:table-cell>
          <table:table-cell table:formula="of:=IF(OR([.B174]=6;[.B174]=7); 0; IF([.C174]=&quot;zima&quot;; FLOOR(0.2*[.N174])*30; IF([.C174]=&quot;wiosna&quot;;  FLOOR(0.5*[.N174])*30; IF([.C174]=&quot;lato&quot;;  FLOOR(0.9*[.N174])*30; IF([.C174]=&quot;jesień&quot;;  FLOOR(0.4*[.N174])*30; 0)))))" office:value-type="float" office:value="270" calcext:value-type="float">
            <text:p>270</text:p>
          </table:table-cell>
          <table:table-cell table:formula="of:=IF(MONTH([.A174])&lt;&gt;MONTH([.A175]);1;0)" office:value-type="float" office:value="0" calcext:value-type="float">
            <text:p>0</text:p>
          </table:table-cell>
          <table:table-cell table:formula="of:=IF([.L174]=1;[.H174];0)" office:value-type="float" office:value="0" calcext:value-type="float">
            <text:p>0</text:p>
          </table:table-cell>
          <table:table-cell table:formula="of:=[.N173] + IF([.M173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23" calcext:value-type="date">
            <text:p>23.06.2023</text:p>
          </table:table-cell>
          <table:table-cell table:formula="of:=WEEKDAY([.A175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175]=6;[.B175]=7); 0; IF([.C175]=&quot;zima&quot;; FLOOR(0.2*[.N175])*30; IF([.C175]=&quot;wiosna&quot;;  FLOOR(0.5*[.N175])*30; IF([.C175]=&quot;lato&quot;;  FLOOR(0.9*[.N175])*30; IF([.C175]=&quot;jesień&quot;;  FLOOR(0.4*[.N175])*30; 0)))))" office:value-type="float" office:value="270" calcext:value-type="float">
            <text:p>270</text:p>
          </table:table-cell>
          <table:table-cell table:formula="of:=IF([.B175]=7; 15*[.N175]; 0) + IF(AND([.H174] &gt; 2400; MONTH([.A174])&lt;&gt;MONTH([.A175])); 2400; 0)" office:value-type="float" office:value="0" calcext:value-type="float">
            <text:p>0</text:p>
          </table:table-cell>
          <table:table-cell table:formula="of:=[.D175]+[.F174]" office:value-type="float" office:value="14070" calcext:value-type="float">
            <text:p>14070</text:p>
          </table:table-cell>
          <table:table-cell table:formula="of:=[.E175]+[.G174]" office:value-type="float" office:value="11750" calcext:value-type="float">
            <text:p>11750</text:p>
          </table:table-cell>
          <table:table-cell table:formula="of:=[.F175]-[.G175]" office:value-type="float" office:value="2320" calcext:value-type="float">
            <text:p>2320</text:p>
          </table:table-cell>
          <table:table-cell table:formula="of:=IF(OR([.B175]=6;[.B175]=7); 0; IF([.C175]=&quot;zima&quot;; 2*[.$R$6]; IF([.C175]=&quot;wiosna&quot;; 5*[.$R$6]; IF([.C175]=&quot;lato&quot;; 9*[.$R$6]; IF([.C175]=&quot;jesień&quot;; 4*[.$R$6]; 0)))))" office:value-type="float" office:value="270" calcext:value-type="float">
            <text:p>270</text:p>
          </table:table-cell>
          <table:table-cell table:formula="of:=[.J174]-[.E175]+[.I175]" office:value-type="float" office:value="2320" calcext:value-type="float">
            <text:p>2320</text:p>
          </table:table-cell>
          <table:table-cell table:formula="of:=IF(OR([.B175]=6;[.B175]=7); 0; IF([.C175]=&quot;zima&quot;; FLOOR(0.2*[.N175])*30; IF([.C175]=&quot;wiosna&quot;;  FLOOR(0.5*[.N175])*30; IF([.C175]=&quot;lato&quot;;  FLOOR(0.9*[.N175])*30; IF([.C175]=&quot;jesień&quot;;  FLOOR(0.4*[.N175])*30; 0)))))" office:value-type="float" office:value="270" calcext:value-type="float">
            <text:p>270</text:p>
          </table:table-cell>
          <table:table-cell table:formula="of:=IF(MONTH([.A175])&lt;&gt;MONTH([.A176]);1;0)" office:value-type="float" office:value="0" calcext:value-type="float">
            <text:p>0</text:p>
          </table:table-cell>
          <table:table-cell table:formula="of:=IF([.L175]=1;[.H175];0)" office:value-type="float" office:value="0" calcext:value-type="float">
            <text:p>0</text:p>
          </table:table-cell>
          <table:table-cell table:formula="of:=[.N174] + IF([.M174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24" calcext:value-type="date">
            <text:p>24.06.2023</text:p>
          </table:table-cell>
          <table:table-cell table:formula="of:=WEEKDAY([.A176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176]=6;[.B176]=7); 0; IF([.C176]=&quot;zima&quot;; FLOOR(0.2*[.N176])*30; IF([.C176]=&quot;wiosna&quot;;  FLOOR(0.5*[.N176])*30; IF([.C176]=&quot;lato&quot;;  FLOOR(0.9*[.N176])*30; IF([.C176]=&quot;jesień&quot;;  FLOOR(0.4*[.N176])*30; 0)))))" office:value-type="float" office:value="0" calcext:value-type="float">
            <text:p>0</text:p>
          </table:table-cell>
          <table:table-cell table:formula="of:=IF([.B176]=7; 15*[.N176]; 0) + IF(AND([.H175] &gt; 2400; MONTH([.A175])&lt;&gt;MONTH([.A176])); 2400; 0)" office:value-type="float" office:value="0" calcext:value-type="float">
            <text:p>0</text:p>
          </table:table-cell>
          <table:table-cell table:formula="of:=[.D176]+[.F175]" office:value-type="float" office:value="14070" calcext:value-type="float">
            <text:p>14070</text:p>
          </table:table-cell>
          <table:table-cell table:formula="of:=[.E176]+[.G175]" office:value-type="float" office:value="11750" calcext:value-type="float">
            <text:p>11750</text:p>
          </table:table-cell>
          <table:table-cell table:formula="of:=[.F176]-[.G176]" office:value-type="float" office:value="2320" calcext:value-type="float">
            <text:p>2320</text:p>
          </table:table-cell>
          <table:table-cell table:formula="of:=IF(OR([.B176]=6;[.B176]=7); 0; IF([.C176]=&quot;zima&quot;; 2*[.$R$6]; IF([.C176]=&quot;wiosna&quot;; 5*[.$R$6]; IF([.C176]=&quot;lato&quot;; 9*[.$R$6]; IF([.C176]=&quot;jesień&quot;; 4*[.$R$6]; 0)))))" office:value-type="float" office:value="0" calcext:value-type="float">
            <text:p>0</text:p>
          </table:table-cell>
          <table:table-cell table:formula="of:=[.J175]-[.E176]+[.I176]" office:value-type="float" office:value="2320" calcext:value-type="float">
            <text:p>2320</text:p>
          </table:table-cell>
          <table:table-cell table:formula="of:=IF(OR([.B176]=6;[.B176]=7); 0; IF([.C176]=&quot;zima&quot;; FLOOR(0.2*[.N176])*30; IF([.C176]=&quot;wiosna&quot;;  FLOOR(0.5*[.N176])*30; IF([.C176]=&quot;lato&quot;;  FLOOR(0.9*[.N176])*30; IF([.C176]=&quot;jesień&quot;;  FLOOR(0.4*[.N176])*30; 0)))))" office:value-type="float" office:value="0" calcext:value-type="float">
            <text:p>0</text:p>
          </table:table-cell>
          <table:table-cell table:formula="of:=IF(MONTH([.A176])&lt;&gt;MONTH([.A177]);1;0)" office:value-type="float" office:value="0" calcext:value-type="float">
            <text:p>0</text:p>
          </table:table-cell>
          <table:table-cell table:formula="of:=IF([.L176]=1;[.H176];0)" office:value-type="float" office:value="0" calcext:value-type="float">
            <text:p>0</text:p>
          </table:table-cell>
          <table:table-cell table:formula="of:=[.N175] + IF([.M175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25" calcext:value-type="date">
            <text:p>25.06.2023</text:p>
          </table:table-cell>
          <table:table-cell table:formula="of:=WEEKDAY([.A177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177]=6;[.B177]=7); 0; IF([.C177]=&quot;zima&quot;; FLOOR(0.2*[.N177])*30; IF([.C177]=&quot;wiosna&quot;;  FLOOR(0.5*[.N177])*30; IF([.C177]=&quot;lato&quot;;  FLOOR(0.9*[.N177])*30; IF([.C177]=&quot;jesień&quot;;  FLOOR(0.4*[.N177])*30; 0)))))" office:value-type="float" office:value="0" calcext:value-type="float">
            <text:p>0</text:p>
          </table:table-cell>
          <table:table-cell table:formula="of:=IF([.B177]=7; 15*[.N177]; 0) + IF(AND([.H176] &gt; 2400; MONTH([.A176])&lt;&gt;MONTH([.A177])); 2400; 0)" office:value-type="float" office:value="150" calcext:value-type="float">
            <text:p>150</text:p>
          </table:table-cell>
          <table:table-cell table:formula="of:=[.D177]+[.F176]" office:value-type="float" office:value="14070" calcext:value-type="float">
            <text:p>14070</text:p>
          </table:table-cell>
          <table:table-cell table:formula="of:=[.E177]+[.G176]" office:value-type="float" office:value="11900" calcext:value-type="float">
            <text:p>11900</text:p>
          </table:table-cell>
          <table:table-cell table:formula="of:=[.F177]-[.G177]" office:value-type="float" office:value="2170" calcext:value-type="float">
            <text:p>2170</text:p>
          </table:table-cell>
          <table:table-cell table:formula="of:=IF(OR([.B177]=6;[.B177]=7); 0; IF([.C177]=&quot;zima&quot;; 2*[.$R$6]; IF([.C177]=&quot;wiosna&quot;; 5*[.$R$6]; IF([.C177]=&quot;lato&quot;; 9*[.$R$6]; IF([.C177]=&quot;jesień&quot;; 4*[.$R$6]; 0)))))" office:value-type="float" office:value="0" calcext:value-type="float">
            <text:p>0</text:p>
          </table:table-cell>
          <table:table-cell table:formula="of:=[.J176]-[.E177]+[.I177]" office:value-type="float" office:value="2170" calcext:value-type="float">
            <text:p>2170</text:p>
          </table:table-cell>
          <table:table-cell table:formula="of:=IF(OR([.B177]=6;[.B177]=7); 0; IF([.C177]=&quot;zima&quot;; FLOOR(0.2*[.N177])*30; IF([.C177]=&quot;wiosna&quot;;  FLOOR(0.5*[.N177])*30; IF([.C177]=&quot;lato&quot;;  FLOOR(0.9*[.N177])*30; IF([.C177]=&quot;jesień&quot;;  FLOOR(0.4*[.N177])*30; 0)))))" office:value-type="float" office:value="0" calcext:value-type="float">
            <text:p>0</text:p>
          </table:table-cell>
          <table:table-cell table:formula="of:=IF(MONTH([.A177])&lt;&gt;MONTH([.A178]);1;0)" office:value-type="float" office:value="0" calcext:value-type="float">
            <text:p>0</text:p>
          </table:table-cell>
          <table:table-cell table:formula="of:=IF([.L177]=1;[.H177];0)" office:value-type="float" office:value="0" calcext:value-type="float">
            <text:p>0</text:p>
          </table:table-cell>
          <table:table-cell table:formula="of:=[.N176] + IF([.M176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26" calcext:value-type="date">
            <text:p>26.06.2023</text:p>
          </table:table-cell>
          <table:table-cell table:formula="of:=WEEKDAY([.A178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178]=6;[.B178]=7); 0; IF([.C178]=&quot;zima&quot;; FLOOR(0.2*[.N178])*30; IF([.C178]=&quot;wiosna&quot;;  FLOOR(0.5*[.N178])*30; IF([.C178]=&quot;lato&quot;;  FLOOR(0.9*[.N178])*30; IF([.C178]=&quot;jesień&quot;;  FLOOR(0.4*[.N178])*30; 0)))))" office:value-type="float" office:value="270" calcext:value-type="float">
            <text:p>270</text:p>
          </table:table-cell>
          <table:table-cell table:formula="of:=IF([.B178]=7; 15*[.N178]; 0) + IF(AND([.H177] &gt; 2400; MONTH([.A177])&lt;&gt;MONTH([.A178])); 2400; 0)" office:value-type="float" office:value="0" calcext:value-type="float">
            <text:p>0</text:p>
          </table:table-cell>
          <table:table-cell table:formula="of:=[.D178]+[.F177]" office:value-type="float" office:value="14340" calcext:value-type="float">
            <text:p>14340</text:p>
          </table:table-cell>
          <table:table-cell table:formula="of:=[.E178]+[.G177]" office:value-type="float" office:value="11900" calcext:value-type="float">
            <text:p>11900</text:p>
          </table:table-cell>
          <table:table-cell table:formula="of:=[.F178]-[.G178]" office:value-type="float" office:value="2440" calcext:value-type="float">
            <text:p>2440</text:p>
          </table:table-cell>
          <table:table-cell table:formula="of:=IF(OR([.B178]=6;[.B178]=7); 0; IF([.C178]=&quot;zima&quot;; 2*[.$R$6]; IF([.C178]=&quot;wiosna&quot;; 5*[.$R$6]; IF([.C178]=&quot;lato&quot;; 9*[.$R$6]; IF([.C178]=&quot;jesień&quot;; 4*[.$R$6]; 0)))))" office:value-type="float" office:value="270" calcext:value-type="float">
            <text:p>270</text:p>
          </table:table-cell>
          <table:table-cell table:formula="of:=[.J177]-[.E178]+[.I178]" office:value-type="float" office:value="2440" calcext:value-type="float">
            <text:p>2440</text:p>
          </table:table-cell>
          <table:table-cell table:formula="of:=IF(OR([.B178]=6;[.B178]=7); 0; IF([.C178]=&quot;zima&quot;; FLOOR(0.2*[.N178])*30; IF([.C178]=&quot;wiosna&quot;;  FLOOR(0.5*[.N178])*30; IF([.C178]=&quot;lato&quot;;  FLOOR(0.9*[.N178])*30; IF([.C178]=&quot;jesień&quot;;  FLOOR(0.4*[.N178])*30; 0)))))" office:value-type="float" office:value="270" calcext:value-type="float">
            <text:p>270</text:p>
          </table:table-cell>
          <table:table-cell table:formula="of:=IF(MONTH([.A178])&lt;&gt;MONTH([.A179]);1;0)" office:value-type="float" office:value="0" calcext:value-type="float">
            <text:p>0</text:p>
          </table:table-cell>
          <table:table-cell table:formula="of:=IF([.L178]=1;[.H178];0)" office:value-type="float" office:value="0" calcext:value-type="float">
            <text:p>0</text:p>
          </table:table-cell>
          <table:table-cell table:formula="of:=[.N177] + IF([.M177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27" calcext:value-type="date">
            <text:p>27.06.2023</text:p>
          </table:table-cell>
          <table:table-cell table:formula="of:=WEEKDAY([.A179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179]=6;[.B179]=7); 0; IF([.C179]=&quot;zima&quot;; FLOOR(0.2*[.N179])*30; IF([.C179]=&quot;wiosna&quot;;  FLOOR(0.5*[.N179])*30; IF([.C179]=&quot;lato&quot;;  FLOOR(0.9*[.N179])*30; IF([.C179]=&quot;jesień&quot;;  FLOOR(0.4*[.N179])*30; 0)))))" office:value-type="float" office:value="270" calcext:value-type="float">
            <text:p>270</text:p>
          </table:table-cell>
          <table:table-cell table:formula="of:=IF([.B179]=7; 15*[.N179]; 0) + IF(AND([.H178] &gt; 2400; MONTH([.A178])&lt;&gt;MONTH([.A179])); 2400; 0)" office:value-type="float" office:value="0" calcext:value-type="float">
            <text:p>0</text:p>
          </table:table-cell>
          <table:table-cell table:formula="of:=[.D179]+[.F178]" office:value-type="float" office:value="14610" calcext:value-type="float">
            <text:p>14610</text:p>
          </table:table-cell>
          <table:table-cell table:formula="of:=[.E179]+[.G178]" office:value-type="float" office:value="11900" calcext:value-type="float">
            <text:p>11900</text:p>
          </table:table-cell>
          <table:table-cell table:formula="of:=[.F179]-[.G179]" office:value-type="float" office:value="2710" calcext:value-type="float">
            <text:p>2710</text:p>
          </table:table-cell>
          <table:table-cell table:formula="of:=IF(OR([.B179]=6;[.B179]=7); 0; IF([.C179]=&quot;zima&quot;; 2*[.$R$6]; IF([.C179]=&quot;wiosna&quot;; 5*[.$R$6]; IF([.C179]=&quot;lato&quot;; 9*[.$R$6]; IF([.C179]=&quot;jesień&quot;; 4*[.$R$6]; 0)))))" office:value-type="float" office:value="270" calcext:value-type="float">
            <text:p>270</text:p>
          </table:table-cell>
          <table:table-cell table:formula="of:=[.J178]-[.E179]+[.I179]" office:value-type="float" office:value="2710" calcext:value-type="float">
            <text:p>2710</text:p>
          </table:table-cell>
          <table:table-cell table:formula="of:=IF(OR([.B179]=6;[.B179]=7); 0; IF([.C179]=&quot;zima&quot;; FLOOR(0.2*[.N179])*30; IF([.C179]=&quot;wiosna&quot;;  FLOOR(0.5*[.N179])*30; IF([.C179]=&quot;lato&quot;;  FLOOR(0.9*[.N179])*30; IF([.C179]=&quot;jesień&quot;;  FLOOR(0.4*[.N179])*30; 0)))))" office:value-type="float" office:value="270" calcext:value-type="float">
            <text:p>270</text:p>
          </table:table-cell>
          <table:table-cell table:formula="of:=IF(MONTH([.A179])&lt;&gt;MONTH([.A180]);1;0)" office:value-type="float" office:value="0" calcext:value-type="float">
            <text:p>0</text:p>
          </table:table-cell>
          <table:table-cell table:formula="of:=IF([.L179]=1;[.H179];0)" office:value-type="float" office:value="0" calcext:value-type="float">
            <text:p>0</text:p>
          </table:table-cell>
          <table:table-cell table:formula="of:=[.N178] + IF([.M178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28" calcext:value-type="date">
            <text:p>28.06.2023</text:p>
          </table:table-cell>
          <table:table-cell table:formula="of:=WEEKDAY([.A180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180]=6;[.B180]=7); 0; IF([.C180]=&quot;zima&quot;; FLOOR(0.2*[.N180])*30; IF([.C180]=&quot;wiosna&quot;;  FLOOR(0.5*[.N180])*30; IF([.C180]=&quot;lato&quot;;  FLOOR(0.9*[.N180])*30; IF([.C180]=&quot;jesień&quot;;  FLOOR(0.4*[.N180])*30; 0)))))" office:value-type="float" office:value="270" calcext:value-type="float">
            <text:p>270</text:p>
          </table:table-cell>
          <table:table-cell table:formula="of:=IF([.B180]=7; 15*[.N180]; 0) + IF(AND([.H179] &gt; 2400; MONTH([.A179])&lt;&gt;MONTH([.A180])); 2400; 0)" office:value-type="float" office:value="0" calcext:value-type="float">
            <text:p>0</text:p>
          </table:table-cell>
          <table:table-cell table:formula="of:=[.D180]+[.F179]" office:value-type="float" office:value="14880" calcext:value-type="float">
            <text:p>14880</text:p>
          </table:table-cell>
          <table:table-cell table:formula="of:=[.E180]+[.G179]" office:value-type="float" office:value="11900" calcext:value-type="float">
            <text:p>11900</text:p>
          </table:table-cell>
          <table:table-cell table:formula="of:=[.F180]-[.G180]" office:value-type="float" office:value="2980" calcext:value-type="float">
            <text:p>2980</text:p>
          </table:table-cell>
          <table:table-cell table:formula="of:=IF(OR([.B180]=6;[.B180]=7); 0; IF([.C180]=&quot;zima&quot;; 2*[.$R$6]; IF([.C180]=&quot;wiosna&quot;; 5*[.$R$6]; IF([.C180]=&quot;lato&quot;; 9*[.$R$6]; IF([.C180]=&quot;jesień&quot;; 4*[.$R$6]; 0)))))" office:value-type="float" office:value="270" calcext:value-type="float">
            <text:p>270</text:p>
          </table:table-cell>
          <table:table-cell table:formula="of:=[.J179]-[.E180]+[.I180]" office:value-type="float" office:value="2980" calcext:value-type="float">
            <text:p>2980</text:p>
          </table:table-cell>
          <table:table-cell table:formula="of:=IF(OR([.B180]=6;[.B180]=7); 0; IF([.C180]=&quot;zima&quot;; FLOOR(0.2*[.N180])*30; IF([.C180]=&quot;wiosna&quot;;  FLOOR(0.5*[.N180])*30; IF([.C180]=&quot;lato&quot;;  FLOOR(0.9*[.N180])*30; IF([.C180]=&quot;jesień&quot;;  FLOOR(0.4*[.N180])*30; 0)))))" office:value-type="float" office:value="270" calcext:value-type="float">
            <text:p>270</text:p>
          </table:table-cell>
          <table:table-cell table:formula="of:=IF(MONTH([.A180])&lt;&gt;MONTH([.A181]);1;0)" office:value-type="float" office:value="0" calcext:value-type="float">
            <text:p>0</text:p>
          </table:table-cell>
          <table:table-cell table:formula="of:=IF([.L180]=1;[.H180];0)" office:value-type="float" office:value="0" calcext:value-type="float">
            <text:p>0</text:p>
          </table:table-cell>
          <table:table-cell table:formula="of:=[.N179] + IF([.M179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29" calcext:value-type="date">
            <text:p>29.06.2023</text:p>
          </table:table-cell>
          <table:table-cell table:formula="of:=WEEKDAY([.A181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181]=6;[.B181]=7); 0; IF([.C181]=&quot;zima&quot;; FLOOR(0.2*[.N181])*30; IF([.C181]=&quot;wiosna&quot;;  FLOOR(0.5*[.N181])*30; IF([.C181]=&quot;lato&quot;;  FLOOR(0.9*[.N181])*30; IF([.C181]=&quot;jesień&quot;;  FLOOR(0.4*[.N181])*30; 0)))))" office:value-type="float" office:value="270" calcext:value-type="float">
            <text:p>270</text:p>
          </table:table-cell>
          <table:table-cell table:formula="of:=IF([.B181]=7; 15*[.N181]; 0) + IF(AND([.H180] &gt; 2400; MONTH([.A180])&lt;&gt;MONTH([.A181])); 2400; 0)" office:value-type="float" office:value="0" calcext:value-type="float">
            <text:p>0</text:p>
          </table:table-cell>
          <table:table-cell table:formula="of:=[.D181]+[.F180]" office:value-type="float" office:value="15150" calcext:value-type="float">
            <text:p>15150</text:p>
          </table:table-cell>
          <table:table-cell table:formula="of:=[.E181]+[.G180]" office:value-type="float" office:value="11900" calcext:value-type="float">
            <text:p>11900</text:p>
          </table:table-cell>
          <table:table-cell table:formula="of:=[.F181]-[.G181]" office:value-type="float" office:value="3250" calcext:value-type="float">
            <text:p>3250</text:p>
          </table:table-cell>
          <table:table-cell table:formula="of:=IF(OR([.B181]=6;[.B181]=7); 0; IF([.C181]=&quot;zima&quot;; 2*[.$R$6]; IF([.C181]=&quot;wiosna&quot;; 5*[.$R$6]; IF([.C181]=&quot;lato&quot;; 9*[.$R$6]; IF([.C181]=&quot;jesień&quot;; 4*[.$R$6]; 0)))))" office:value-type="float" office:value="270" calcext:value-type="float">
            <text:p>270</text:p>
          </table:table-cell>
          <table:table-cell table:formula="of:=[.J180]-[.E181]+[.I181]" office:value-type="float" office:value="3250" calcext:value-type="float">
            <text:p>3250</text:p>
          </table:table-cell>
          <table:table-cell table:formula="of:=IF(OR([.B181]=6;[.B181]=7); 0; IF([.C181]=&quot;zima&quot;; FLOOR(0.2*[.N181])*30; IF([.C181]=&quot;wiosna&quot;;  FLOOR(0.5*[.N181])*30; IF([.C181]=&quot;lato&quot;;  FLOOR(0.9*[.N181])*30; IF([.C181]=&quot;jesień&quot;;  FLOOR(0.4*[.N181])*30; 0)))))" office:value-type="float" office:value="270" calcext:value-type="float">
            <text:p>270</text:p>
          </table:table-cell>
          <table:table-cell table:formula="of:=IF(MONTH([.A181])&lt;&gt;MONTH([.A182]);1;0)" office:value-type="float" office:value="0" calcext:value-type="float">
            <text:p>0</text:p>
          </table:table-cell>
          <table:table-cell table:formula="of:=IF([.L181]=1;[.H181];0)" office:value-type="float" office:value="0" calcext:value-type="float">
            <text:p>0</text:p>
          </table:table-cell>
          <table:table-cell table:formula="of:=[.N180] + IF([.M180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6-30" calcext:value-type="date">
            <text:p>30.06.2023</text:p>
          </table:table-cell>
          <table:table-cell table:formula="of:=WEEKDAY([.A182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182]=6;[.B182]=7); 0; IF([.C182]=&quot;zima&quot;; FLOOR(0.2*[.N182])*30; IF([.C182]=&quot;wiosna&quot;;  FLOOR(0.5*[.N182])*30; IF([.C182]=&quot;lato&quot;;  FLOOR(0.9*[.N182])*30; IF([.C182]=&quot;jesień&quot;;  FLOOR(0.4*[.N182])*30; 0)))))" office:value-type="float" office:value="270" calcext:value-type="float">
            <text:p>270</text:p>
          </table:table-cell>
          <table:table-cell table:formula="of:=IF([.B182]=7; 15*[.N182]; 0) + IF(AND([.H181] &gt; 2400; MONTH([.A181])&lt;&gt;MONTH([.A182])); 2400; 0)" office:value-type="float" office:value="0" calcext:value-type="float">
            <text:p>0</text:p>
          </table:table-cell>
          <table:table-cell table:formula="of:=[.D182]+[.F181]" office:value-type="float" office:value="15420" calcext:value-type="float">
            <text:p>15420</text:p>
          </table:table-cell>
          <table:table-cell table:formula="of:=[.E182]+[.G181]" office:value-type="float" office:value="11900" calcext:value-type="float">
            <text:p>11900</text:p>
          </table:table-cell>
          <table:table-cell table:formula="of:=[.F182]-[.G182]" office:value-type="float" office:value="3520" calcext:value-type="float">
            <text:p>3520</text:p>
          </table:table-cell>
          <table:table-cell table:formula="of:=IF(OR([.B182]=6;[.B182]=7); 0; IF([.C182]=&quot;zima&quot;; 2*[.$R$6]; IF([.C182]=&quot;wiosna&quot;; 5*[.$R$6]; IF([.C182]=&quot;lato&quot;; 9*[.$R$6]; IF([.C182]=&quot;jesień&quot;; 4*[.$R$6]; 0)))))" office:value-type="float" office:value="270" calcext:value-type="float">
            <text:p>270</text:p>
          </table:table-cell>
          <table:table-cell table:formula="of:=[.J181]-[.E182]+[.I182]" office:value-type="float" office:value="3520" calcext:value-type="float">
            <text:p>3520</text:p>
          </table:table-cell>
          <table:table-cell table:formula="of:=IF(OR([.B182]=6;[.B182]=7); 0; IF([.C182]=&quot;zima&quot;; FLOOR(0.2*[.N182])*30; IF([.C182]=&quot;wiosna&quot;;  FLOOR(0.5*[.N182])*30; IF([.C182]=&quot;lato&quot;;  FLOOR(0.9*[.N182])*30; IF([.C182]=&quot;jesień&quot;;  FLOOR(0.4*[.N182])*30; 0)))))" office:value-type="float" office:value="270" calcext:value-type="float">
            <text:p>270</text:p>
          </table:table-cell>
          <table:table-cell table:formula="of:=IF(MONTH([.A182])&lt;&gt;MONTH([.A183]);1;0)" office:value-type="float" office:value="1" calcext:value-type="float">
            <text:p>1</text:p>
          </table:table-cell>
          <table:table-cell table:formula="of:=IF([.L182]=1;[.H182];0)" office:value-type="float" office:value="3520" calcext:value-type="float">
            <text:p>3520</text:p>
          </table:table-cell>
          <table:table-cell table:formula="of:=[.N181] + IF([.M181]&gt;=2400; 3; 0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3-07-01" calcext:value-type="date">
            <text:p>1.07.2023</text:p>
          </table:table-cell>
          <table:table-cell table:formula="of:=WEEKDAY([.A183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183]=6;[.B183]=7); 0; IF([.C183]=&quot;zima&quot;; FLOOR(0.2*[.N183])*30; IF([.C183]=&quot;wiosna&quot;;  FLOOR(0.5*[.N183])*30; IF([.C183]=&quot;lato&quot;;  FLOOR(0.9*[.N183])*30; IF([.C183]=&quot;jesień&quot;;  FLOOR(0.4*[.N183])*30; 0)))))" office:value-type="float" office:value="0" calcext:value-type="float">
            <text:p>0</text:p>
          </table:table-cell>
          <table:table-cell table:formula="of:=IF([.B183]=7; 15*[.N183]; 0) + IF(AND([.H182] &gt; 2400; MONTH([.A182])&lt;&gt;MONTH([.A183])); 2400; 0)" office:value-type="float" office:value="2400" calcext:value-type="float">
            <text:p>2400</text:p>
          </table:table-cell>
          <table:table-cell table:formula="of:=[.D183]+[.F182]" office:value-type="float" office:value="15420" calcext:value-type="float">
            <text:p>15420</text:p>
          </table:table-cell>
          <table:table-cell table:formula="of:=[.E183]+[.G182]" office:value-type="float" office:value="14300" calcext:value-type="float">
            <text:p>14300</text:p>
          </table:table-cell>
          <table:table-cell table:formula="of:=[.F183]-[.G183]" office:value-type="float" office:value="1120" calcext:value-type="float">
            <text:p>1120</text:p>
          </table:table-cell>
          <table:table-cell table:formula="of:=IF(OR([.B183]=6;[.B183]=7); 0; IF([.C183]=&quot;zima&quot;; 2*[.$R$6]; IF([.C183]=&quot;wiosna&quot;; 5*[.$R$6]; IF([.C183]=&quot;lato&quot;; 9*[.$R$6]; IF([.C183]=&quot;jesień&quot;; 4*[.$R$6]; 0)))))" office:value-type="float" office:value="0" calcext:value-type="float">
            <text:p>0</text:p>
          </table:table-cell>
          <table:table-cell table:formula="of:=[.J182]-[.E183]+[.I183]" office:value-type="float" office:value="1120" calcext:value-type="float">
            <text:p>1120</text:p>
          </table:table-cell>
          <table:table-cell table:formula="of:=IF(OR([.B183]=6;[.B183]=7); 0; IF([.C183]=&quot;zima&quot;; FLOOR(0.2*[.N183])*30; IF([.C183]=&quot;wiosna&quot;;  FLOOR(0.5*[.N183])*30; IF([.C183]=&quot;lato&quot;;  FLOOR(0.9*[.N183])*30; IF([.C183]=&quot;jesień&quot;;  FLOOR(0.4*[.N183])*30; 0)))))" office:value-type="float" office:value="0" calcext:value-type="float">
            <text:p>0</text:p>
          </table:table-cell>
          <table:table-cell table:formula="of:=IF(MONTH([.A183])&lt;&gt;MONTH([.A184]);1;0)" office:value-type="float" office:value="0" calcext:value-type="float">
            <text:p>0</text:p>
          </table:table-cell>
          <table:table-cell table:formula="of:=IF([.L183]=1;[.H183];0)" office:value-type="float" office:value="0" calcext:value-type="float">
            <text:p>0</text:p>
          </table:table-cell>
          <table:table-cell table:formula="of:=[.N182] + IF([.M182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02" calcext:value-type="date">
            <text:p>2.07.2023</text:p>
          </table:table-cell>
          <table:table-cell table:formula="of:=WEEKDAY([.A184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184]=6;[.B184]=7); 0; IF([.C184]=&quot;zima&quot;; FLOOR(0.2*[.N184])*30; IF([.C184]=&quot;wiosna&quot;;  FLOOR(0.5*[.N184])*30; IF([.C184]=&quot;lato&quot;;  FLOOR(0.9*[.N184])*30; IF([.C184]=&quot;jesień&quot;;  FLOOR(0.4*[.N184])*30; 0)))))" office:value-type="float" office:value="0" calcext:value-type="float">
            <text:p>0</text:p>
          </table:table-cell>
          <table:table-cell table:formula="of:=IF([.B184]=7; 15*[.N184]; 0) + IF(AND([.H183] &gt; 2400; MONTH([.A183])&lt;&gt;MONTH([.A184])); 2400; 0)" office:value-type="float" office:value="195" calcext:value-type="float">
            <text:p>195</text:p>
          </table:table-cell>
          <table:table-cell table:formula="of:=[.D184]+[.F183]" office:value-type="float" office:value="15420" calcext:value-type="float">
            <text:p>15420</text:p>
          </table:table-cell>
          <table:table-cell table:formula="of:=[.E184]+[.G183]" office:value-type="float" office:value="14495" calcext:value-type="float">
            <text:p>14495</text:p>
          </table:table-cell>
          <table:table-cell table:formula="of:=[.F184]-[.G184]" office:value-type="float" office:value="925" calcext:value-type="float">
            <text:p>925</text:p>
          </table:table-cell>
          <table:table-cell table:formula="of:=IF(OR([.B184]=6;[.B184]=7); 0; IF([.C184]=&quot;zima&quot;; 2*[.$R$6]; IF([.C184]=&quot;wiosna&quot;; 5*[.$R$6]; IF([.C184]=&quot;lato&quot;; 9*[.$R$6]; IF([.C184]=&quot;jesień&quot;; 4*[.$R$6]; 0)))))" office:value-type="float" office:value="0" calcext:value-type="float">
            <text:p>0</text:p>
          </table:table-cell>
          <table:table-cell table:formula="of:=[.J183]-[.E184]+[.I184]" office:value-type="float" office:value="925" calcext:value-type="float">
            <text:p>925</text:p>
          </table:table-cell>
          <table:table-cell table:formula="of:=IF(OR([.B184]=6;[.B184]=7); 0; IF([.C184]=&quot;zima&quot;; FLOOR(0.2*[.N184])*30; IF([.C184]=&quot;wiosna&quot;;  FLOOR(0.5*[.N184])*30; IF([.C184]=&quot;lato&quot;;  FLOOR(0.9*[.N184])*30; IF([.C184]=&quot;jesień&quot;;  FLOOR(0.4*[.N184])*30; 0)))))" office:value-type="float" office:value="0" calcext:value-type="float">
            <text:p>0</text:p>
          </table:table-cell>
          <table:table-cell table:formula="of:=IF(MONTH([.A184])&lt;&gt;MONTH([.A185]);1;0)" office:value-type="float" office:value="0" calcext:value-type="float">
            <text:p>0</text:p>
          </table:table-cell>
          <table:table-cell table:formula="of:=IF([.L184]=1;[.H184];0)" office:value-type="float" office:value="0" calcext:value-type="float">
            <text:p>0</text:p>
          </table:table-cell>
          <table:table-cell table:formula="of:=[.N183] + IF([.M183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03" calcext:value-type="date">
            <text:p>3.07.2023</text:p>
          </table:table-cell>
          <table:table-cell table:formula="of:=WEEKDAY([.A185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185]=6;[.B185]=7); 0; IF([.C185]=&quot;zima&quot;; FLOOR(0.2*[.N185])*30; IF([.C185]=&quot;wiosna&quot;;  FLOOR(0.5*[.N185])*30; IF([.C185]=&quot;lato&quot;;  FLOOR(0.9*[.N185])*30; IF([.C185]=&quot;jesień&quot;;  FLOOR(0.4*[.N185])*30; 0)))))" office:value-type="float" office:value="330" calcext:value-type="float">
            <text:p>330</text:p>
          </table:table-cell>
          <table:table-cell table:formula="of:=IF([.B185]=7; 15*[.N185]; 0) + IF(AND([.H184] &gt; 2400; MONTH([.A184])&lt;&gt;MONTH([.A185])); 2400; 0)" office:value-type="float" office:value="0" calcext:value-type="float">
            <text:p>0</text:p>
          </table:table-cell>
          <table:table-cell table:formula="of:=[.D185]+[.F184]" office:value-type="float" office:value="15750" calcext:value-type="float">
            <text:p>15750</text:p>
          </table:table-cell>
          <table:table-cell table:formula="of:=[.E185]+[.G184]" office:value-type="float" office:value="14495" calcext:value-type="float">
            <text:p>14495</text:p>
          </table:table-cell>
          <table:table-cell table:formula="of:=[.F185]-[.G185]" office:value-type="float" office:value="1255" calcext:value-type="float">
            <text:p>1255</text:p>
          </table:table-cell>
          <table:table-cell table:formula="of:=IF(OR([.B185]=6;[.B185]=7); 0; IF([.C185]=&quot;zima&quot;; 2*[.$R$6]; IF([.C185]=&quot;wiosna&quot;; 5*[.$R$6]; IF([.C185]=&quot;lato&quot;; 9*[.$R$6]; IF([.C185]=&quot;jesień&quot;; 4*[.$R$6]; 0)))))" office:value-type="float" office:value="270" calcext:value-type="float">
            <text:p>270</text:p>
          </table:table-cell>
          <table:table-cell table:formula="of:=[.J184]-[.E185]+[.I185]" office:value-type="float" office:value="1195" calcext:value-type="float">
            <text:p>1195</text:p>
          </table:table-cell>
          <table:table-cell table:formula="of:=IF(OR([.B185]=6;[.B185]=7); 0; IF([.C185]=&quot;zima&quot;; FLOOR(0.2*[.N185])*30; IF([.C185]=&quot;wiosna&quot;;  FLOOR(0.5*[.N185])*30; IF([.C185]=&quot;lato&quot;;  FLOOR(0.9*[.N185])*30; IF([.C185]=&quot;jesień&quot;;  FLOOR(0.4*[.N185])*30; 0)))))" office:value-type="float" office:value="330" calcext:value-type="float">
            <text:p>330</text:p>
          </table:table-cell>
          <table:table-cell table:formula="of:=IF(MONTH([.A185])&lt;&gt;MONTH([.A186]);1;0)" office:value-type="float" office:value="0" calcext:value-type="float">
            <text:p>0</text:p>
          </table:table-cell>
          <table:table-cell table:formula="of:=IF([.L185]=1;[.H185];0)" office:value-type="float" office:value="0" calcext:value-type="float">
            <text:p>0</text:p>
          </table:table-cell>
          <table:table-cell table:formula="of:=[.N184] + IF([.M184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04" calcext:value-type="date">
            <text:p>4.07.2023</text:p>
          </table:table-cell>
          <table:table-cell table:formula="of:=WEEKDAY([.A186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186]=6;[.B186]=7); 0; IF([.C186]=&quot;zima&quot;; FLOOR(0.2*[.N186])*30; IF([.C186]=&quot;wiosna&quot;;  FLOOR(0.5*[.N186])*30; IF([.C186]=&quot;lato&quot;;  FLOOR(0.9*[.N186])*30; IF([.C186]=&quot;jesień&quot;;  FLOOR(0.4*[.N186])*30; 0)))))" office:value-type="float" office:value="330" calcext:value-type="float">
            <text:p>330</text:p>
          </table:table-cell>
          <table:table-cell table:formula="of:=IF([.B186]=7; 15*[.N186]; 0) + IF(AND([.H185] &gt; 2400; MONTH([.A185])&lt;&gt;MONTH([.A186])); 2400; 0)" office:value-type="float" office:value="0" calcext:value-type="float">
            <text:p>0</text:p>
          </table:table-cell>
          <table:table-cell table:formula="of:=[.D186]+[.F185]" office:value-type="float" office:value="16080" calcext:value-type="float">
            <text:p>16080</text:p>
          </table:table-cell>
          <table:table-cell table:formula="of:=[.E186]+[.G185]" office:value-type="float" office:value="14495" calcext:value-type="float">
            <text:p>14495</text:p>
          </table:table-cell>
          <table:table-cell table:formula="of:=[.F186]-[.G186]" office:value-type="float" office:value="1585" calcext:value-type="float">
            <text:p>1585</text:p>
          </table:table-cell>
          <table:table-cell table:formula="of:=IF(OR([.B186]=6;[.B186]=7); 0; IF([.C186]=&quot;zima&quot;; 2*[.$R$6]; IF([.C186]=&quot;wiosna&quot;; 5*[.$R$6]; IF([.C186]=&quot;lato&quot;; 9*[.$R$6]; IF([.C186]=&quot;jesień&quot;; 4*[.$R$6]; 0)))))" office:value-type="float" office:value="270" calcext:value-type="float">
            <text:p>270</text:p>
          </table:table-cell>
          <table:table-cell table:formula="of:=[.J185]-[.E186]+[.I186]" office:value-type="float" office:value="1465" calcext:value-type="float">
            <text:p>1465</text:p>
          </table:table-cell>
          <table:table-cell table:formula="of:=IF(OR([.B186]=6;[.B186]=7); 0; IF([.C186]=&quot;zima&quot;; FLOOR(0.2*[.N186])*30; IF([.C186]=&quot;wiosna&quot;;  FLOOR(0.5*[.N186])*30; IF([.C186]=&quot;lato&quot;;  FLOOR(0.9*[.N186])*30; IF([.C186]=&quot;jesień&quot;;  FLOOR(0.4*[.N186])*30; 0)))))" office:value-type="float" office:value="330" calcext:value-type="float">
            <text:p>330</text:p>
          </table:table-cell>
          <table:table-cell table:formula="of:=IF(MONTH([.A186])&lt;&gt;MONTH([.A187]);1;0)" office:value-type="float" office:value="0" calcext:value-type="float">
            <text:p>0</text:p>
          </table:table-cell>
          <table:table-cell table:formula="of:=IF([.L186]=1;[.H186];0)" office:value-type="float" office:value="0" calcext:value-type="float">
            <text:p>0</text:p>
          </table:table-cell>
          <table:table-cell table:formula="of:=[.N185] + IF([.M185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05" calcext:value-type="date">
            <text:p>5.07.2023</text:p>
          </table:table-cell>
          <table:table-cell table:formula="of:=WEEKDAY([.A187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187]=6;[.B187]=7); 0; IF([.C187]=&quot;zima&quot;; FLOOR(0.2*[.N187])*30; IF([.C187]=&quot;wiosna&quot;;  FLOOR(0.5*[.N187])*30; IF([.C187]=&quot;lato&quot;;  FLOOR(0.9*[.N187])*30; IF([.C187]=&quot;jesień&quot;;  FLOOR(0.4*[.N187])*30; 0)))))" office:value-type="float" office:value="330" calcext:value-type="float">
            <text:p>330</text:p>
          </table:table-cell>
          <table:table-cell table:formula="of:=IF([.B187]=7; 15*[.N187]; 0) + IF(AND([.H186] &gt; 2400; MONTH([.A186])&lt;&gt;MONTH([.A187])); 2400; 0)" office:value-type="float" office:value="0" calcext:value-type="float">
            <text:p>0</text:p>
          </table:table-cell>
          <table:table-cell table:formula="of:=[.D187]+[.F186]" office:value-type="float" office:value="16410" calcext:value-type="float">
            <text:p>16410</text:p>
          </table:table-cell>
          <table:table-cell table:formula="of:=[.E187]+[.G186]" office:value-type="float" office:value="14495" calcext:value-type="float">
            <text:p>14495</text:p>
          </table:table-cell>
          <table:table-cell table:formula="of:=[.F187]-[.G187]" office:value-type="float" office:value="1915" calcext:value-type="float">
            <text:p>1915</text:p>
          </table:table-cell>
          <table:table-cell table:formula="of:=IF(OR([.B187]=6;[.B187]=7); 0; IF([.C187]=&quot;zima&quot;; 2*[.$R$6]; IF([.C187]=&quot;wiosna&quot;; 5*[.$R$6]; IF([.C187]=&quot;lato&quot;; 9*[.$R$6]; IF([.C187]=&quot;jesień&quot;; 4*[.$R$6]; 0)))))" office:value-type="float" office:value="270" calcext:value-type="float">
            <text:p>270</text:p>
          </table:table-cell>
          <table:table-cell table:formula="of:=[.J186]-[.E187]+[.I187]" office:value-type="float" office:value="1735" calcext:value-type="float">
            <text:p>1735</text:p>
          </table:table-cell>
          <table:table-cell table:formula="of:=IF(OR([.B187]=6;[.B187]=7); 0; IF([.C187]=&quot;zima&quot;; FLOOR(0.2*[.N187])*30; IF([.C187]=&quot;wiosna&quot;;  FLOOR(0.5*[.N187])*30; IF([.C187]=&quot;lato&quot;;  FLOOR(0.9*[.N187])*30; IF([.C187]=&quot;jesień&quot;;  FLOOR(0.4*[.N187])*30; 0)))))" office:value-type="float" office:value="330" calcext:value-type="float">
            <text:p>330</text:p>
          </table:table-cell>
          <table:table-cell table:formula="of:=IF(MONTH([.A187])&lt;&gt;MONTH([.A188]);1;0)" office:value-type="float" office:value="0" calcext:value-type="float">
            <text:p>0</text:p>
          </table:table-cell>
          <table:table-cell table:formula="of:=IF([.L187]=1;[.H187];0)" office:value-type="float" office:value="0" calcext:value-type="float">
            <text:p>0</text:p>
          </table:table-cell>
          <table:table-cell table:formula="of:=[.N186] + IF([.M186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06" calcext:value-type="date">
            <text:p>6.07.2023</text:p>
          </table:table-cell>
          <table:table-cell table:formula="of:=WEEKDAY([.A188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188]=6;[.B188]=7); 0; IF([.C188]=&quot;zima&quot;; FLOOR(0.2*[.N188])*30; IF([.C188]=&quot;wiosna&quot;;  FLOOR(0.5*[.N188])*30; IF([.C188]=&quot;lato&quot;;  FLOOR(0.9*[.N188])*30; IF([.C188]=&quot;jesień&quot;;  FLOOR(0.4*[.N188])*30; 0)))))" office:value-type="float" office:value="330" calcext:value-type="float">
            <text:p>330</text:p>
          </table:table-cell>
          <table:table-cell table:formula="of:=IF([.B188]=7; 15*[.N188]; 0) + IF(AND([.H187] &gt; 2400; MONTH([.A187])&lt;&gt;MONTH([.A188])); 2400; 0)" office:value-type="float" office:value="0" calcext:value-type="float">
            <text:p>0</text:p>
          </table:table-cell>
          <table:table-cell table:formula="of:=[.D188]+[.F187]" office:value-type="float" office:value="16740" calcext:value-type="float">
            <text:p>16740</text:p>
          </table:table-cell>
          <table:table-cell table:formula="of:=[.E188]+[.G187]" office:value-type="float" office:value="14495" calcext:value-type="float">
            <text:p>14495</text:p>
          </table:table-cell>
          <table:table-cell table:formula="of:=[.F188]-[.G188]" office:value-type="float" office:value="2245" calcext:value-type="float">
            <text:p>2245</text:p>
          </table:table-cell>
          <table:table-cell table:formula="of:=IF(OR([.B188]=6;[.B188]=7); 0; IF([.C188]=&quot;zima&quot;; 2*[.$R$6]; IF([.C188]=&quot;wiosna&quot;; 5*[.$R$6]; IF([.C188]=&quot;lato&quot;; 9*[.$R$6]; IF([.C188]=&quot;jesień&quot;; 4*[.$R$6]; 0)))))" office:value-type="float" office:value="270" calcext:value-type="float">
            <text:p>270</text:p>
          </table:table-cell>
          <table:table-cell table:formula="of:=[.J187]-[.E188]+[.I188]" office:value-type="float" office:value="2005" calcext:value-type="float">
            <text:p>2005</text:p>
          </table:table-cell>
          <table:table-cell table:formula="of:=IF(OR([.B188]=6;[.B188]=7); 0; IF([.C188]=&quot;zima&quot;; FLOOR(0.2*[.N188])*30; IF([.C188]=&quot;wiosna&quot;;  FLOOR(0.5*[.N188])*30; IF([.C188]=&quot;lato&quot;;  FLOOR(0.9*[.N188])*30; IF([.C188]=&quot;jesień&quot;;  FLOOR(0.4*[.N188])*30; 0)))))" office:value-type="float" office:value="330" calcext:value-type="float">
            <text:p>330</text:p>
          </table:table-cell>
          <table:table-cell table:formula="of:=IF(MONTH([.A188])&lt;&gt;MONTH([.A189]);1;0)" office:value-type="float" office:value="0" calcext:value-type="float">
            <text:p>0</text:p>
          </table:table-cell>
          <table:table-cell table:formula="of:=IF([.L188]=1;[.H188];0)" office:value-type="float" office:value="0" calcext:value-type="float">
            <text:p>0</text:p>
          </table:table-cell>
          <table:table-cell table:formula="of:=[.N187] + IF([.M187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07" calcext:value-type="date">
            <text:p>7.07.2023</text:p>
          </table:table-cell>
          <table:table-cell table:formula="of:=WEEKDAY([.A189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189]=6;[.B189]=7); 0; IF([.C189]=&quot;zima&quot;; FLOOR(0.2*[.N189])*30; IF([.C189]=&quot;wiosna&quot;;  FLOOR(0.5*[.N189])*30; IF([.C189]=&quot;lato&quot;;  FLOOR(0.9*[.N189])*30; IF([.C189]=&quot;jesień&quot;;  FLOOR(0.4*[.N189])*30; 0)))))" office:value-type="float" office:value="330" calcext:value-type="float">
            <text:p>330</text:p>
          </table:table-cell>
          <table:table-cell table:formula="of:=IF([.B189]=7; 15*[.N189]; 0) + IF(AND([.H188] &gt; 2400; MONTH([.A188])&lt;&gt;MONTH([.A189])); 2400; 0)" office:value-type="float" office:value="0" calcext:value-type="float">
            <text:p>0</text:p>
          </table:table-cell>
          <table:table-cell table:formula="of:=[.D189]+[.F188]" office:value-type="float" office:value="17070" calcext:value-type="float">
            <text:p>17070</text:p>
          </table:table-cell>
          <table:table-cell table:formula="of:=[.E189]+[.G188]" office:value-type="float" office:value="14495" calcext:value-type="float">
            <text:p>14495</text:p>
          </table:table-cell>
          <table:table-cell table:formula="of:=[.F189]-[.G189]" office:value-type="float" office:value="2575" calcext:value-type="float">
            <text:p>2575</text:p>
          </table:table-cell>
          <table:table-cell table:formula="of:=IF(OR([.B189]=6;[.B189]=7); 0; IF([.C189]=&quot;zima&quot;; 2*[.$R$6]; IF([.C189]=&quot;wiosna&quot;; 5*[.$R$6]; IF([.C189]=&quot;lato&quot;; 9*[.$R$6]; IF([.C189]=&quot;jesień&quot;; 4*[.$R$6]; 0)))))" office:value-type="float" office:value="270" calcext:value-type="float">
            <text:p>270</text:p>
          </table:table-cell>
          <table:table-cell table:formula="of:=[.J188]-[.E189]+[.I189]" office:value-type="float" office:value="2275" calcext:value-type="float">
            <text:p>2275</text:p>
          </table:table-cell>
          <table:table-cell table:formula="of:=IF(OR([.B189]=6;[.B189]=7); 0; IF([.C189]=&quot;zima&quot;; FLOOR(0.2*[.N189])*30; IF([.C189]=&quot;wiosna&quot;;  FLOOR(0.5*[.N189])*30; IF([.C189]=&quot;lato&quot;;  FLOOR(0.9*[.N189])*30; IF([.C189]=&quot;jesień&quot;;  FLOOR(0.4*[.N189])*30; 0)))))" office:value-type="float" office:value="330" calcext:value-type="float">
            <text:p>330</text:p>
          </table:table-cell>
          <table:table-cell table:formula="of:=IF(MONTH([.A189])&lt;&gt;MONTH([.A190]);1;0)" office:value-type="float" office:value="0" calcext:value-type="float">
            <text:p>0</text:p>
          </table:table-cell>
          <table:table-cell table:formula="of:=IF([.L189]=1;[.H189];0)" office:value-type="float" office:value="0" calcext:value-type="float">
            <text:p>0</text:p>
          </table:table-cell>
          <table:table-cell table:formula="of:=[.N188] + IF([.M188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08" calcext:value-type="date">
            <text:p>8.07.2023</text:p>
          </table:table-cell>
          <table:table-cell table:formula="of:=WEEKDAY([.A190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190]=6;[.B190]=7); 0; IF([.C190]=&quot;zima&quot;; FLOOR(0.2*[.N190])*30; IF([.C190]=&quot;wiosna&quot;;  FLOOR(0.5*[.N190])*30; IF([.C190]=&quot;lato&quot;;  FLOOR(0.9*[.N190])*30; IF([.C190]=&quot;jesień&quot;;  FLOOR(0.4*[.N190])*30; 0)))))" office:value-type="float" office:value="0" calcext:value-type="float">
            <text:p>0</text:p>
          </table:table-cell>
          <table:table-cell table:formula="of:=IF([.B190]=7; 15*[.N190]; 0) + IF(AND([.H189] &gt; 2400; MONTH([.A189])&lt;&gt;MONTH([.A190])); 2400; 0)" office:value-type="float" office:value="0" calcext:value-type="float">
            <text:p>0</text:p>
          </table:table-cell>
          <table:table-cell table:formula="of:=[.D190]+[.F189]" office:value-type="float" office:value="17070" calcext:value-type="float">
            <text:p>17070</text:p>
          </table:table-cell>
          <table:table-cell table:formula="of:=[.E190]+[.G189]" office:value-type="float" office:value="14495" calcext:value-type="float">
            <text:p>14495</text:p>
          </table:table-cell>
          <table:table-cell table:formula="of:=[.F190]-[.G190]" office:value-type="float" office:value="2575" calcext:value-type="float">
            <text:p>2575</text:p>
          </table:table-cell>
          <table:table-cell table:formula="of:=IF(OR([.B190]=6;[.B190]=7); 0; IF([.C190]=&quot;zima&quot;; 2*[.$R$6]; IF([.C190]=&quot;wiosna&quot;; 5*[.$R$6]; IF([.C190]=&quot;lato&quot;; 9*[.$R$6]; IF([.C190]=&quot;jesień&quot;; 4*[.$R$6]; 0)))))" office:value-type="float" office:value="0" calcext:value-type="float">
            <text:p>0</text:p>
          </table:table-cell>
          <table:table-cell table:formula="of:=[.J189]-[.E190]+[.I190]" office:value-type="float" office:value="2275" calcext:value-type="float">
            <text:p>2275</text:p>
          </table:table-cell>
          <table:table-cell table:formula="of:=IF(OR([.B190]=6;[.B190]=7); 0; IF([.C190]=&quot;zima&quot;; FLOOR(0.2*[.N190])*30; IF([.C190]=&quot;wiosna&quot;;  FLOOR(0.5*[.N190])*30; IF([.C190]=&quot;lato&quot;;  FLOOR(0.9*[.N190])*30; IF([.C190]=&quot;jesień&quot;;  FLOOR(0.4*[.N190])*30; 0)))))" office:value-type="float" office:value="0" calcext:value-type="float">
            <text:p>0</text:p>
          </table:table-cell>
          <table:table-cell table:formula="of:=IF(MONTH([.A190])&lt;&gt;MONTH([.A191]);1;0)" office:value-type="float" office:value="0" calcext:value-type="float">
            <text:p>0</text:p>
          </table:table-cell>
          <table:table-cell table:formula="of:=IF([.L190]=1;[.H190];0)" office:value-type="float" office:value="0" calcext:value-type="float">
            <text:p>0</text:p>
          </table:table-cell>
          <table:table-cell table:formula="of:=[.N189] + IF([.M189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09" calcext:value-type="date">
            <text:p>9.07.2023</text:p>
          </table:table-cell>
          <table:table-cell table:formula="of:=WEEKDAY([.A191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191]=6;[.B191]=7); 0; IF([.C191]=&quot;zima&quot;; FLOOR(0.2*[.N191])*30; IF([.C191]=&quot;wiosna&quot;;  FLOOR(0.5*[.N191])*30; IF([.C191]=&quot;lato&quot;;  FLOOR(0.9*[.N191])*30; IF([.C191]=&quot;jesień&quot;;  FLOOR(0.4*[.N191])*30; 0)))))" office:value-type="float" office:value="0" calcext:value-type="float">
            <text:p>0</text:p>
          </table:table-cell>
          <table:table-cell table:formula="of:=IF([.B191]=7; 15*[.N191]; 0) + IF(AND([.H190] &gt; 2400; MONTH([.A190])&lt;&gt;MONTH([.A191])); 2400; 0)" office:value-type="float" office:value="195" calcext:value-type="float">
            <text:p>195</text:p>
          </table:table-cell>
          <table:table-cell table:formula="of:=[.D191]+[.F190]" office:value-type="float" office:value="17070" calcext:value-type="float">
            <text:p>17070</text:p>
          </table:table-cell>
          <table:table-cell table:formula="of:=[.E191]+[.G190]" office:value-type="float" office:value="14690" calcext:value-type="float">
            <text:p>14690</text:p>
          </table:table-cell>
          <table:table-cell table:formula="of:=[.F191]-[.G191]" office:value-type="float" office:value="2380" calcext:value-type="float">
            <text:p>2380</text:p>
          </table:table-cell>
          <table:table-cell table:formula="of:=IF(OR([.B191]=6;[.B191]=7); 0; IF([.C191]=&quot;zima&quot;; 2*[.$R$6]; IF([.C191]=&quot;wiosna&quot;; 5*[.$R$6]; IF([.C191]=&quot;lato&quot;; 9*[.$R$6]; IF([.C191]=&quot;jesień&quot;; 4*[.$R$6]; 0)))))" office:value-type="float" office:value="0" calcext:value-type="float">
            <text:p>0</text:p>
          </table:table-cell>
          <table:table-cell table:formula="of:=[.J190]-[.E191]+[.I191]" office:value-type="float" office:value="2080" calcext:value-type="float">
            <text:p>2080</text:p>
          </table:table-cell>
          <table:table-cell table:formula="of:=IF(OR([.B191]=6;[.B191]=7); 0; IF([.C191]=&quot;zima&quot;; FLOOR(0.2*[.N191])*30; IF([.C191]=&quot;wiosna&quot;;  FLOOR(0.5*[.N191])*30; IF([.C191]=&quot;lato&quot;;  FLOOR(0.9*[.N191])*30; IF([.C191]=&quot;jesień&quot;;  FLOOR(0.4*[.N191])*30; 0)))))" office:value-type="float" office:value="0" calcext:value-type="float">
            <text:p>0</text:p>
          </table:table-cell>
          <table:table-cell table:formula="of:=IF(MONTH([.A191])&lt;&gt;MONTH([.A192]);1;0)" office:value-type="float" office:value="0" calcext:value-type="float">
            <text:p>0</text:p>
          </table:table-cell>
          <table:table-cell table:formula="of:=IF([.L191]=1;[.H191];0)" office:value-type="float" office:value="0" calcext:value-type="float">
            <text:p>0</text:p>
          </table:table-cell>
          <table:table-cell table:formula="of:=[.N190] + IF([.M190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10" calcext:value-type="date">
            <text:p>10.07.2023</text:p>
          </table:table-cell>
          <table:table-cell table:formula="of:=WEEKDAY([.A192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192]=6;[.B192]=7); 0; IF([.C192]=&quot;zima&quot;; FLOOR(0.2*[.N192])*30; IF([.C192]=&quot;wiosna&quot;;  FLOOR(0.5*[.N192])*30; IF([.C192]=&quot;lato&quot;;  FLOOR(0.9*[.N192])*30; IF([.C192]=&quot;jesień&quot;;  FLOOR(0.4*[.N192])*30; 0)))))" office:value-type="float" office:value="330" calcext:value-type="float">
            <text:p>330</text:p>
          </table:table-cell>
          <table:table-cell table:formula="of:=IF([.B192]=7; 15*[.N192]; 0) + IF(AND([.H191] &gt; 2400; MONTH([.A191])&lt;&gt;MONTH([.A192])); 2400; 0)" office:value-type="float" office:value="0" calcext:value-type="float">
            <text:p>0</text:p>
          </table:table-cell>
          <table:table-cell table:formula="of:=[.D192]+[.F191]" office:value-type="float" office:value="17400" calcext:value-type="float">
            <text:p>17400</text:p>
          </table:table-cell>
          <table:table-cell table:formula="of:=[.E192]+[.G191]" office:value-type="float" office:value="14690" calcext:value-type="float">
            <text:p>14690</text:p>
          </table:table-cell>
          <table:table-cell table:formula="of:=[.F192]-[.G192]" office:value-type="float" office:value="2710" calcext:value-type="float">
            <text:p>2710</text:p>
          </table:table-cell>
          <table:table-cell table:formula="of:=IF(OR([.B192]=6;[.B192]=7); 0; IF([.C192]=&quot;zima&quot;; 2*[.$R$6]; IF([.C192]=&quot;wiosna&quot;; 5*[.$R$6]; IF([.C192]=&quot;lato&quot;; 9*[.$R$6]; IF([.C192]=&quot;jesień&quot;; 4*[.$R$6]; 0)))))" office:value-type="float" office:value="270" calcext:value-type="float">
            <text:p>270</text:p>
          </table:table-cell>
          <table:table-cell table:formula="of:=[.J191]-[.E192]+[.I192]" office:value-type="float" office:value="2350" calcext:value-type="float">
            <text:p>2350</text:p>
          </table:table-cell>
          <table:table-cell table:formula="of:=IF(OR([.B192]=6;[.B192]=7); 0; IF([.C192]=&quot;zima&quot;; FLOOR(0.2*[.N192])*30; IF([.C192]=&quot;wiosna&quot;;  FLOOR(0.5*[.N192])*30; IF([.C192]=&quot;lato&quot;;  FLOOR(0.9*[.N192])*30; IF([.C192]=&quot;jesień&quot;;  FLOOR(0.4*[.N192])*30; 0)))))" office:value-type="float" office:value="330" calcext:value-type="float">
            <text:p>330</text:p>
          </table:table-cell>
          <table:table-cell table:formula="of:=IF(MONTH([.A192])&lt;&gt;MONTH([.A193]);1;0)" office:value-type="float" office:value="0" calcext:value-type="float">
            <text:p>0</text:p>
          </table:table-cell>
          <table:table-cell table:formula="of:=IF([.L192]=1;[.H192];0)" office:value-type="float" office:value="0" calcext:value-type="float">
            <text:p>0</text:p>
          </table:table-cell>
          <table:table-cell table:formula="of:=[.N191] + IF([.M191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11" calcext:value-type="date">
            <text:p>11.07.2023</text:p>
          </table:table-cell>
          <table:table-cell table:formula="of:=WEEKDAY([.A193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193]=6;[.B193]=7); 0; IF([.C193]=&quot;zima&quot;; FLOOR(0.2*[.N193])*30; IF([.C193]=&quot;wiosna&quot;;  FLOOR(0.5*[.N193])*30; IF([.C193]=&quot;lato&quot;;  FLOOR(0.9*[.N193])*30; IF([.C193]=&quot;jesień&quot;;  FLOOR(0.4*[.N193])*30; 0)))))" office:value-type="float" office:value="330" calcext:value-type="float">
            <text:p>330</text:p>
          </table:table-cell>
          <table:table-cell table:formula="of:=IF([.B193]=7; 15*[.N193]; 0) + IF(AND([.H192] &gt; 2400; MONTH([.A192])&lt;&gt;MONTH([.A193])); 2400; 0)" office:value-type="float" office:value="0" calcext:value-type="float">
            <text:p>0</text:p>
          </table:table-cell>
          <table:table-cell table:formula="of:=[.D193]+[.F192]" office:value-type="float" office:value="17730" calcext:value-type="float">
            <text:p>17730</text:p>
          </table:table-cell>
          <table:table-cell table:formula="of:=[.E193]+[.G192]" office:value-type="float" office:value="14690" calcext:value-type="float">
            <text:p>14690</text:p>
          </table:table-cell>
          <table:table-cell table:formula="of:=[.F193]-[.G193]" office:value-type="float" office:value="3040" calcext:value-type="float">
            <text:p>3040</text:p>
          </table:table-cell>
          <table:table-cell table:formula="of:=IF(OR([.B193]=6;[.B193]=7); 0; IF([.C193]=&quot;zima&quot;; 2*[.$R$6]; IF([.C193]=&quot;wiosna&quot;; 5*[.$R$6]; IF([.C193]=&quot;lato&quot;; 9*[.$R$6]; IF([.C193]=&quot;jesień&quot;; 4*[.$R$6]; 0)))))" office:value-type="float" office:value="270" calcext:value-type="float">
            <text:p>270</text:p>
          </table:table-cell>
          <table:table-cell table:formula="of:=[.J192]-[.E193]+[.I193]" office:value-type="float" office:value="2620" calcext:value-type="float">
            <text:p>2620</text:p>
          </table:table-cell>
          <table:table-cell table:formula="of:=IF(OR([.B193]=6;[.B193]=7); 0; IF([.C193]=&quot;zima&quot;; FLOOR(0.2*[.N193])*30; IF([.C193]=&quot;wiosna&quot;;  FLOOR(0.5*[.N193])*30; IF([.C193]=&quot;lato&quot;;  FLOOR(0.9*[.N193])*30; IF([.C193]=&quot;jesień&quot;;  FLOOR(0.4*[.N193])*30; 0)))))" office:value-type="float" office:value="330" calcext:value-type="float">
            <text:p>330</text:p>
          </table:table-cell>
          <table:table-cell table:formula="of:=IF(MONTH([.A193])&lt;&gt;MONTH([.A194]);1;0)" office:value-type="float" office:value="0" calcext:value-type="float">
            <text:p>0</text:p>
          </table:table-cell>
          <table:table-cell table:formula="of:=IF([.L193]=1;[.H193];0)" office:value-type="float" office:value="0" calcext:value-type="float">
            <text:p>0</text:p>
          </table:table-cell>
          <table:table-cell table:formula="of:=[.N192] + IF([.M192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12" calcext:value-type="date">
            <text:p>12.07.2023</text:p>
          </table:table-cell>
          <table:table-cell table:formula="of:=WEEKDAY([.A194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194]=6;[.B194]=7); 0; IF([.C194]=&quot;zima&quot;; FLOOR(0.2*[.N194])*30; IF([.C194]=&quot;wiosna&quot;;  FLOOR(0.5*[.N194])*30; IF([.C194]=&quot;lato&quot;;  FLOOR(0.9*[.N194])*30; IF([.C194]=&quot;jesień&quot;;  FLOOR(0.4*[.N194])*30; 0)))))" office:value-type="float" office:value="330" calcext:value-type="float">
            <text:p>330</text:p>
          </table:table-cell>
          <table:table-cell table:formula="of:=IF([.B194]=7; 15*[.N194]; 0) + IF(AND([.H193] &gt; 2400; MONTH([.A193])&lt;&gt;MONTH([.A194])); 2400; 0)" office:value-type="float" office:value="0" calcext:value-type="float">
            <text:p>0</text:p>
          </table:table-cell>
          <table:table-cell table:formula="of:=[.D194]+[.F193]" office:value-type="float" office:value="18060" calcext:value-type="float">
            <text:p>18060</text:p>
          </table:table-cell>
          <table:table-cell table:formula="of:=[.E194]+[.G193]" office:value-type="float" office:value="14690" calcext:value-type="float">
            <text:p>14690</text:p>
          </table:table-cell>
          <table:table-cell table:formula="of:=[.F194]-[.G194]" office:value-type="float" office:value="3370" calcext:value-type="float">
            <text:p>3370</text:p>
          </table:table-cell>
          <table:table-cell table:formula="of:=IF(OR([.B194]=6;[.B194]=7); 0; IF([.C194]=&quot;zima&quot;; 2*[.$R$6]; IF([.C194]=&quot;wiosna&quot;; 5*[.$R$6]; IF([.C194]=&quot;lato&quot;; 9*[.$R$6]; IF([.C194]=&quot;jesień&quot;; 4*[.$R$6]; 0)))))" office:value-type="float" office:value="270" calcext:value-type="float">
            <text:p>270</text:p>
          </table:table-cell>
          <table:table-cell table:formula="of:=[.J193]-[.E194]+[.I194]" office:value-type="float" office:value="2890" calcext:value-type="float">
            <text:p>2890</text:p>
          </table:table-cell>
          <table:table-cell table:formula="of:=IF(OR([.B194]=6;[.B194]=7); 0; IF([.C194]=&quot;zima&quot;; FLOOR(0.2*[.N194])*30; IF([.C194]=&quot;wiosna&quot;;  FLOOR(0.5*[.N194])*30; IF([.C194]=&quot;lato&quot;;  FLOOR(0.9*[.N194])*30; IF([.C194]=&quot;jesień&quot;;  FLOOR(0.4*[.N194])*30; 0)))))" office:value-type="float" office:value="330" calcext:value-type="float">
            <text:p>330</text:p>
          </table:table-cell>
          <table:table-cell table:formula="of:=IF(MONTH([.A194])&lt;&gt;MONTH([.A195]);1;0)" office:value-type="float" office:value="0" calcext:value-type="float">
            <text:p>0</text:p>
          </table:table-cell>
          <table:table-cell table:formula="of:=IF([.L194]=1;[.H194];0)" office:value-type="float" office:value="0" calcext:value-type="float">
            <text:p>0</text:p>
          </table:table-cell>
          <table:table-cell table:formula="of:=[.N193] + IF([.M193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13" calcext:value-type="date">
            <text:p>13.07.2023</text:p>
          </table:table-cell>
          <table:table-cell table:formula="of:=WEEKDAY([.A195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195]=6;[.B195]=7); 0; IF([.C195]=&quot;zima&quot;; FLOOR(0.2*[.N195])*30; IF([.C195]=&quot;wiosna&quot;;  FLOOR(0.5*[.N195])*30; IF([.C195]=&quot;lato&quot;;  FLOOR(0.9*[.N195])*30; IF([.C195]=&quot;jesień&quot;;  FLOOR(0.4*[.N195])*30; 0)))))" office:value-type="float" office:value="330" calcext:value-type="float">
            <text:p>330</text:p>
          </table:table-cell>
          <table:table-cell table:formula="of:=IF([.B195]=7; 15*[.N195]; 0) + IF(AND([.H194] &gt; 2400; MONTH([.A194])&lt;&gt;MONTH([.A195])); 2400; 0)" office:value-type="float" office:value="0" calcext:value-type="float">
            <text:p>0</text:p>
          </table:table-cell>
          <table:table-cell table:formula="of:=[.D195]+[.F194]" office:value-type="float" office:value="18390" calcext:value-type="float">
            <text:p>18390</text:p>
          </table:table-cell>
          <table:table-cell table:formula="of:=[.E195]+[.G194]" office:value-type="float" office:value="14690" calcext:value-type="float">
            <text:p>14690</text:p>
          </table:table-cell>
          <table:table-cell table:formula="of:=[.F195]-[.G195]" office:value-type="float" office:value="3700" calcext:value-type="float">
            <text:p>3700</text:p>
          </table:table-cell>
          <table:table-cell table:formula="of:=IF(OR([.B195]=6;[.B195]=7); 0; IF([.C195]=&quot;zima&quot;; 2*[.$R$6]; IF([.C195]=&quot;wiosna&quot;; 5*[.$R$6]; IF([.C195]=&quot;lato&quot;; 9*[.$R$6]; IF([.C195]=&quot;jesień&quot;; 4*[.$R$6]; 0)))))" office:value-type="float" office:value="270" calcext:value-type="float">
            <text:p>270</text:p>
          </table:table-cell>
          <table:table-cell table:formula="of:=[.J194]-[.E195]+[.I195]" office:value-type="float" office:value="3160" calcext:value-type="float">
            <text:p>3160</text:p>
          </table:table-cell>
          <table:table-cell table:formula="of:=IF(OR([.B195]=6;[.B195]=7); 0; IF([.C195]=&quot;zima&quot;; FLOOR(0.2*[.N195])*30; IF([.C195]=&quot;wiosna&quot;;  FLOOR(0.5*[.N195])*30; IF([.C195]=&quot;lato&quot;;  FLOOR(0.9*[.N195])*30; IF([.C195]=&quot;jesień&quot;;  FLOOR(0.4*[.N195])*30; 0)))))" office:value-type="float" office:value="330" calcext:value-type="float">
            <text:p>330</text:p>
          </table:table-cell>
          <table:table-cell table:formula="of:=IF(MONTH([.A195])&lt;&gt;MONTH([.A196]);1;0)" office:value-type="float" office:value="0" calcext:value-type="float">
            <text:p>0</text:p>
          </table:table-cell>
          <table:table-cell table:formula="of:=IF([.L195]=1;[.H195];0)" office:value-type="float" office:value="0" calcext:value-type="float">
            <text:p>0</text:p>
          </table:table-cell>
          <table:table-cell table:formula="of:=[.N194] + IF([.M194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14" calcext:value-type="date">
            <text:p>14.07.2023</text:p>
          </table:table-cell>
          <table:table-cell table:formula="of:=WEEKDAY([.A196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196]=6;[.B196]=7); 0; IF([.C196]=&quot;zima&quot;; FLOOR(0.2*[.N196])*30; IF([.C196]=&quot;wiosna&quot;;  FLOOR(0.5*[.N196])*30; IF([.C196]=&quot;lato&quot;;  FLOOR(0.9*[.N196])*30; IF([.C196]=&quot;jesień&quot;;  FLOOR(0.4*[.N196])*30; 0)))))" office:value-type="float" office:value="330" calcext:value-type="float">
            <text:p>330</text:p>
          </table:table-cell>
          <table:table-cell table:formula="of:=IF([.B196]=7; 15*[.N196]; 0) + IF(AND([.H195] &gt; 2400; MONTH([.A195])&lt;&gt;MONTH([.A196])); 2400; 0)" office:value-type="float" office:value="0" calcext:value-type="float">
            <text:p>0</text:p>
          </table:table-cell>
          <table:table-cell table:formula="of:=[.D196]+[.F195]" office:value-type="float" office:value="18720" calcext:value-type="float">
            <text:p>18720</text:p>
          </table:table-cell>
          <table:table-cell table:formula="of:=[.E196]+[.G195]" office:value-type="float" office:value="14690" calcext:value-type="float">
            <text:p>14690</text:p>
          </table:table-cell>
          <table:table-cell table:formula="of:=[.F196]-[.G196]" office:value-type="float" office:value="4030" calcext:value-type="float">
            <text:p>4030</text:p>
          </table:table-cell>
          <table:table-cell table:formula="of:=IF(OR([.B196]=6;[.B196]=7); 0; IF([.C196]=&quot;zima&quot;; 2*[.$R$6]; IF([.C196]=&quot;wiosna&quot;; 5*[.$R$6]; IF([.C196]=&quot;lato&quot;; 9*[.$R$6]; IF([.C196]=&quot;jesień&quot;; 4*[.$R$6]; 0)))))" office:value-type="float" office:value="270" calcext:value-type="float">
            <text:p>270</text:p>
          </table:table-cell>
          <table:table-cell table:formula="of:=[.J195]-[.E196]+[.I196]" office:value-type="float" office:value="3430" calcext:value-type="float">
            <text:p>3430</text:p>
          </table:table-cell>
          <table:table-cell table:formula="of:=IF(OR([.B196]=6;[.B196]=7); 0; IF([.C196]=&quot;zima&quot;; FLOOR(0.2*[.N196])*30; IF([.C196]=&quot;wiosna&quot;;  FLOOR(0.5*[.N196])*30; IF([.C196]=&quot;lato&quot;;  FLOOR(0.9*[.N196])*30; IF([.C196]=&quot;jesień&quot;;  FLOOR(0.4*[.N196])*30; 0)))))" office:value-type="float" office:value="330" calcext:value-type="float">
            <text:p>330</text:p>
          </table:table-cell>
          <table:table-cell table:formula="of:=IF(MONTH([.A196])&lt;&gt;MONTH([.A197]);1;0)" office:value-type="float" office:value="0" calcext:value-type="float">
            <text:p>0</text:p>
          </table:table-cell>
          <table:table-cell table:formula="of:=IF([.L196]=1;[.H196];0)" office:value-type="float" office:value="0" calcext:value-type="float">
            <text:p>0</text:p>
          </table:table-cell>
          <table:table-cell table:formula="of:=[.N195] + IF([.M195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15" calcext:value-type="date">
            <text:p>15.07.2023</text:p>
          </table:table-cell>
          <table:table-cell table:formula="of:=WEEKDAY([.A197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197]=6;[.B197]=7); 0; IF([.C197]=&quot;zima&quot;; FLOOR(0.2*[.N197])*30; IF([.C197]=&quot;wiosna&quot;;  FLOOR(0.5*[.N197])*30; IF([.C197]=&quot;lato&quot;;  FLOOR(0.9*[.N197])*30; IF([.C197]=&quot;jesień&quot;;  FLOOR(0.4*[.N197])*30; 0)))))" office:value-type="float" office:value="0" calcext:value-type="float">
            <text:p>0</text:p>
          </table:table-cell>
          <table:table-cell table:formula="of:=IF([.B197]=7; 15*[.N197]; 0) + IF(AND([.H196] &gt; 2400; MONTH([.A196])&lt;&gt;MONTH([.A197])); 2400; 0)" office:value-type="float" office:value="0" calcext:value-type="float">
            <text:p>0</text:p>
          </table:table-cell>
          <table:table-cell table:formula="of:=[.D197]+[.F196]" office:value-type="float" office:value="18720" calcext:value-type="float">
            <text:p>18720</text:p>
          </table:table-cell>
          <table:table-cell table:formula="of:=[.E197]+[.G196]" office:value-type="float" office:value="14690" calcext:value-type="float">
            <text:p>14690</text:p>
          </table:table-cell>
          <table:table-cell table:formula="of:=[.F197]-[.G197]" office:value-type="float" office:value="4030" calcext:value-type="float">
            <text:p>4030</text:p>
          </table:table-cell>
          <table:table-cell table:formula="of:=IF(OR([.B197]=6;[.B197]=7); 0; IF([.C197]=&quot;zima&quot;; 2*[.$R$6]; IF([.C197]=&quot;wiosna&quot;; 5*[.$R$6]; IF([.C197]=&quot;lato&quot;; 9*[.$R$6]; IF([.C197]=&quot;jesień&quot;; 4*[.$R$6]; 0)))))" office:value-type="float" office:value="0" calcext:value-type="float">
            <text:p>0</text:p>
          </table:table-cell>
          <table:table-cell table:formula="of:=[.J196]-[.E197]+[.I197]" office:value-type="float" office:value="3430" calcext:value-type="float">
            <text:p>3430</text:p>
          </table:table-cell>
          <table:table-cell table:formula="of:=IF(OR([.B197]=6;[.B197]=7); 0; IF([.C197]=&quot;zima&quot;; FLOOR(0.2*[.N197])*30; IF([.C197]=&quot;wiosna&quot;;  FLOOR(0.5*[.N197])*30; IF([.C197]=&quot;lato&quot;;  FLOOR(0.9*[.N197])*30; IF([.C197]=&quot;jesień&quot;;  FLOOR(0.4*[.N197])*30; 0)))))" office:value-type="float" office:value="0" calcext:value-type="float">
            <text:p>0</text:p>
          </table:table-cell>
          <table:table-cell table:formula="of:=IF(MONTH([.A197])&lt;&gt;MONTH([.A198]);1;0)" office:value-type="float" office:value="0" calcext:value-type="float">
            <text:p>0</text:p>
          </table:table-cell>
          <table:table-cell table:formula="of:=IF([.L197]=1;[.H197];0)" office:value-type="float" office:value="0" calcext:value-type="float">
            <text:p>0</text:p>
          </table:table-cell>
          <table:table-cell table:formula="of:=[.N196] + IF([.M196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16" calcext:value-type="date">
            <text:p>16.07.2023</text:p>
          </table:table-cell>
          <table:table-cell table:formula="of:=WEEKDAY([.A198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198]=6;[.B198]=7); 0; IF([.C198]=&quot;zima&quot;; FLOOR(0.2*[.N198])*30; IF([.C198]=&quot;wiosna&quot;;  FLOOR(0.5*[.N198])*30; IF([.C198]=&quot;lato&quot;;  FLOOR(0.9*[.N198])*30; IF([.C198]=&quot;jesień&quot;;  FLOOR(0.4*[.N198])*30; 0)))))" office:value-type="float" office:value="0" calcext:value-type="float">
            <text:p>0</text:p>
          </table:table-cell>
          <table:table-cell table:formula="of:=IF([.B198]=7; 15*[.N198]; 0) + IF(AND([.H197] &gt; 2400; MONTH([.A197])&lt;&gt;MONTH([.A198])); 2400; 0)" office:value-type="float" office:value="195" calcext:value-type="float">
            <text:p>195</text:p>
          </table:table-cell>
          <table:table-cell table:formula="of:=[.D198]+[.F197]" office:value-type="float" office:value="18720" calcext:value-type="float">
            <text:p>18720</text:p>
          </table:table-cell>
          <table:table-cell table:formula="of:=[.E198]+[.G197]" office:value-type="float" office:value="14885" calcext:value-type="float">
            <text:p>14885</text:p>
          </table:table-cell>
          <table:table-cell table:formula="of:=[.F198]-[.G198]" office:value-type="float" office:value="3835" calcext:value-type="float">
            <text:p>3835</text:p>
          </table:table-cell>
          <table:table-cell table:formula="of:=IF(OR([.B198]=6;[.B198]=7); 0; IF([.C198]=&quot;zima&quot;; 2*[.$R$6]; IF([.C198]=&quot;wiosna&quot;; 5*[.$R$6]; IF([.C198]=&quot;lato&quot;; 9*[.$R$6]; IF([.C198]=&quot;jesień&quot;; 4*[.$R$6]; 0)))))" office:value-type="float" office:value="0" calcext:value-type="float">
            <text:p>0</text:p>
          </table:table-cell>
          <table:table-cell table:formula="of:=[.J197]-[.E198]+[.I198]" office:value-type="float" office:value="3235" calcext:value-type="float">
            <text:p>3235</text:p>
          </table:table-cell>
          <table:table-cell table:formula="of:=IF(OR([.B198]=6;[.B198]=7); 0; IF([.C198]=&quot;zima&quot;; FLOOR(0.2*[.N198])*30; IF([.C198]=&quot;wiosna&quot;;  FLOOR(0.5*[.N198])*30; IF([.C198]=&quot;lato&quot;;  FLOOR(0.9*[.N198])*30; IF([.C198]=&quot;jesień&quot;;  FLOOR(0.4*[.N198])*30; 0)))))" office:value-type="float" office:value="0" calcext:value-type="float">
            <text:p>0</text:p>
          </table:table-cell>
          <table:table-cell table:formula="of:=IF(MONTH([.A198])&lt;&gt;MONTH([.A199]);1;0)" office:value-type="float" office:value="0" calcext:value-type="float">
            <text:p>0</text:p>
          </table:table-cell>
          <table:table-cell table:formula="of:=IF([.L198]=1;[.H198];0)" office:value-type="float" office:value="0" calcext:value-type="float">
            <text:p>0</text:p>
          </table:table-cell>
          <table:table-cell table:formula="of:=[.N197] + IF([.M197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17" calcext:value-type="date">
            <text:p>17.07.2023</text:p>
          </table:table-cell>
          <table:table-cell table:formula="of:=WEEKDAY([.A199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199]=6;[.B199]=7); 0; IF([.C199]=&quot;zima&quot;; FLOOR(0.2*[.N199])*30; IF([.C199]=&quot;wiosna&quot;;  FLOOR(0.5*[.N199])*30; IF([.C199]=&quot;lato&quot;;  FLOOR(0.9*[.N199])*30; IF([.C199]=&quot;jesień&quot;;  FLOOR(0.4*[.N199])*30; 0)))))" office:value-type="float" office:value="330" calcext:value-type="float">
            <text:p>330</text:p>
          </table:table-cell>
          <table:table-cell table:formula="of:=IF([.B199]=7; 15*[.N199]; 0) + IF(AND([.H198] &gt; 2400; MONTH([.A198])&lt;&gt;MONTH([.A199])); 2400; 0)" office:value-type="float" office:value="0" calcext:value-type="float">
            <text:p>0</text:p>
          </table:table-cell>
          <table:table-cell table:formula="of:=[.D199]+[.F198]" office:value-type="float" office:value="19050" calcext:value-type="float">
            <text:p>19050</text:p>
          </table:table-cell>
          <table:table-cell table:formula="of:=[.E199]+[.G198]" office:value-type="float" office:value="14885" calcext:value-type="float">
            <text:p>14885</text:p>
          </table:table-cell>
          <table:table-cell table:formula="of:=[.F199]-[.G199]" office:value-type="float" office:value="4165" calcext:value-type="float">
            <text:p>4165</text:p>
          </table:table-cell>
          <table:table-cell table:formula="of:=IF(OR([.B199]=6;[.B199]=7); 0; IF([.C199]=&quot;zima&quot;; 2*[.$R$6]; IF([.C199]=&quot;wiosna&quot;; 5*[.$R$6]; IF([.C199]=&quot;lato&quot;; 9*[.$R$6]; IF([.C199]=&quot;jesień&quot;; 4*[.$R$6]; 0)))))" office:value-type="float" office:value="270" calcext:value-type="float">
            <text:p>270</text:p>
          </table:table-cell>
          <table:table-cell table:formula="of:=[.J198]-[.E199]+[.I199]" office:value-type="float" office:value="3505" calcext:value-type="float">
            <text:p>3505</text:p>
          </table:table-cell>
          <table:table-cell table:formula="of:=IF(OR([.B199]=6;[.B199]=7); 0; IF([.C199]=&quot;zima&quot;; FLOOR(0.2*[.N199])*30; IF([.C199]=&quot;wiosna&quot;;  FLOOR(0.5*[.N199])*30; IF([.C199]=&quot;lato&quot;;  FLOOR(0.9*[.N199])*30; IF([.C199]=&quot;jesień&quot;;  FLOOR(0.4*[.N199])*30; 0)))))" office:value-type="float" office:value="330" calcext:value-type="float">
            <text:p>330</text:p>
          </table:table-cell>
          <table:table-cell table:formula="of:=IF(MONTH([.A199])&lt;&gt;MONTH([.A200]);1;0)" office:value-type="float" office:value="0" calcext:value-type="float">
            <text:p>0</text:p>
          </table:table-cell>
          <table:table-cell table:formula="of:=IF([.L199]=1;[.H199];0)" office:value-type="float" office:value="0" calcext:value-type="float">
            <text:p>0</text:p>
          </table:table-cell>
          <table:table-cell table:formula="of:=[.N198] + IF([.M198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18" calcext:value-type="date">
            <text:p>18.07.2023</text:p>
          </table:table-cell>
          <table:table-cell table:formula="of:=WEEKDAY([.A200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200]=6;[.B200]=7); 0; IF([.C200]=&quot;zima&quot;; FLOOR(0.2*[.N200])*30; IF([.C200]=&quot;wiosna&quot;;  FLOOR(0.5*[.N200])*30; IF([.C200]=&quot;lato&quot;;  FLOOR(0.9*[.N200])*30; IF([.C200]=&quot;jesień&quot;;  FLOOR(0.4*[.N200])*30; 0)))))" office:value-type="float" office:value="330" calcext:value-type="float">
            <text:p>330</text:p>
          </table:table-cell>
          <table:table-cell table:formula="of:=IF([.B200]=7; 15*[.N200]; 0) + IF(AND([.H199] &gt; 2400; MONTH([.A199])&lt;&gt;MONTH([.A200])); 2400; 0)" office:value-type="float" office:value="0" calcext:value-type="float">
            <text:p>0</text:p>
          </table:table-cell>
          <table:table-cell table:formula="of:=[.D200]+[.F199]" office:value-type="float" office:value="19380" calcext:value-type="float">
            <text:p>19380</text:p>
          </table:table-cell>
          <table:table-cell table:formula="of:=[.E200]+[.G199]" office:value-type="float" office:value="14885" calcext:value-type="float">
            <text:p>14885</text:p>
          </table:table-cell>
          <table:table-cell table:formula="of:=[.F200]-[.G200]" office:value-type="float" office:value="4495" calcext:value-type="float">
            <text:p>4495</text:p>
          </table:table-cell>
          <table:table-cell table:formula="of:=IF(OR([.B200]=6;[.B200]=7); 0; IF([.C200]=&quot;zima&quot;; 2*[.$R$6]; IF([.C200]=&quot;wiosna&quot;; 5*[.$R$6]; IF([.C200]=&quot;lato&quot;; 9*[.$R$6]; IF([.C200]=&quot;jesień&quot;; 4*[.$R$6]; 0)))))" office:value-type="float" office:value="270" calcext:value-type="float">
            <text:p>270</text:p>
          </table:table-cell>
          <table:table-cell table:formula="of:=[.J199]-[.E200]+[.I200]" office:value-type="float" office:value="3775" calcext:value-type="float">
            <text:p>3775</text:p>
          </table:table-cell>
          <table:table-cell table:formula="of:=IF(OR([.B200]=6;[.B200]=7); 0; IF([.C200]=&quot;zima&quot;; FLOOR(0.2*[.N200])*30; IF([.C200]=&quot;wiosna&quot;;  FLOOR(0.5*[.N200])*30; IF([.C200]=&quot;lato&quot;;  FLOOR(0.9*[.N200])*30; IF([.C200]=&quot;jesień&quot;;  FLOOR(0.4*[.N200])*30; 0)))))" office:value-type="float" office:value="330" calcext:value-type="float">
            <text:p>330</text:p>
          </table:table-cell>
          <table:table-cell table:formula="of:=IF(MONTH([.A200])&lt;&gt;MONTH([.A201]);1;0)" office:value-type="float" office:value="0" calcext:value-type="float">
            <text:p>0</text:p>
          </table:table-cell>
          <table:table-cell table:formula="of:=IF([.L200]=1;[.H200];0)" office:value-type="float" office:value="0" calcext:value-type="float">
            <text:p>0</text:p>
          </table:table-cell>
          <table:table-cell table:formula="of:=[.N199] + IF([.M199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19" calcext:value-type="date">
            <text:p>19.07.2023</text:p>
          </table:table-cell>
          <table:table-cell table:formula="of:=WEEKDAY([.A201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201]=6;[.B201]=7); 0; IF([.C201]=&quot;zima&quot;; FLOOR(0.2*[.N201])*30; IF([.C201]=&quot;wiosna&quot;;  FLOOR(0.5*[.N201])*30; IF([.C201]=&quot;lato&quot;;  FLOOR(0.9*[.N201])*30; IF([.C201]=&quot;jesień&quot;;  FLOOR(0.4*[.N201])*30; 0)))))" office:value-type="float" office:value="330" calcext:value-type="float">
            <text:p>330</text:p>
          </table:table-cell>
          <table:table-cell table:formula="of:=IF([.B201]=7; 15*[.N201]; 0) + IF(AND([.H200] &gt; 2400; MONTH([.A200])&lt;&gt;MONTH([.A201])); 2400; 0)" office:value-type="float" office:value="0" calcext:value-type="float">
            <text:p>0</text:p>
          </table:table-cell>
          <table:table-cell table:formula="of:=[.D201]+[.F200]" office:value-type="float" office:value="19710" calcext:value-type="float">
            <text:p>19710</text:p>
          </table:table-cell>
          <table:table-cell table:formula="of:=[.E201]+[.G200]" office:value-type="float" office:value="14885" calcext:value-type="float">
            <text:p>14885</text:p>
          </table:table-cell>
          <table:table-cell table:formula="of:=[.F201]-[.G201]" office:value-type="float" office:value="4825" calcext:value-type="float">
            <text:p>4825</text:p>
          </table:table-cell>
          <table:table-cell table:formula="of:=IF(OR([.B201]=6;[.B201]=7); 0; IF([.C201]=&quot;zima&quot;; 2*[.$R$6]; IF([.C201]=&quot;wiosna&quot;; 5*[.$R$6]; IF([.C201]=&quot;lato&quot;; 9*[.$R$6]; IF([.C201]=&quot;jesień&quot;; 4*[.$R$6]; 0)))))" office:value-type="float" office:value="270" calcext:value-type="float">
            <text:p>270</text:p>
          </table:table-cell>
          <table:table-cell table:formula="of:=[.J200]-[.E201]+[.I201]" office:value-type="float" office:value="4045" calcext:value-type="float">
            <text:p>4045</text:p>
          </table:table-cell>
          <table:table-cell table:formula="of:=IF(OR([.B201]=6;[.B201]=7); 0; IF([.C201]=&quot;zima&quot;; FLOOR(0.2*[.N201])*30; IF([.C201]=&quot;wiosna&quot;;  FLOOR(0.5*[.N201])*30; IF([.C201]=&quot;lato&quot;;  FLOOR(0.9*[.N201])*30; IF([.C201]=&quot;jesień&quot;;  FLOOR(0.4*[.N201])*30; 0)))))" office:value-type="float" office:value="330" calcext:value-type="float">
            <text:p>330</text:p>
          </table:table-cell>
          <table:table-cell table:formula="of:=IF(MONTH([.A201])&lt;&gt;MONTH([.A202]);1;0)" office:value-type="float" office:value="0" calcext:value-type="float">
            <text:p>0</text:p>
          </table:table-cell>
          <table:table-cell table:formula="of:=IF([.L201]=1;[.H201];0)" office:value-type="float" office:value="0" calcext:value-type="float">
            <text:p>0</text:p>
          </table:table-cell>
          <table:table-cell table:formula="of:=[.N200] + IF([.M200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20" calcext:value-type="date">
            <text:p>20.07.2023</text:p>
          </table:table-cell>
          <table:table-cell table:formula="of:=WEEKDAY([.A202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202]=6;[.B202]=7); 0; IF([.C202]=&quot;zima&quot;; FLOOR(0.2*[.N202])*30; IF([.C202]=&quot;wiosna&quot;;  FLOOR(0.5*[.N202])*30; IF([.C202]=&quot;lato&quot;;  FLOOR(0.9*[.N202])*30; IF([.C202]=&quot;jesień&quot;;  FLOOR(0.4*[.N202])*30; 0)))))" office:value-type="float" office:value="330" calcext:value-type="float">
            <text:p>330</text:p>
          </table:table-cell>
          <table:table-cell table:formula="of:=IF([.B202]=7; 15*[.N202]; 0) + IF(AND([.H201] &gt; 2400; MONTH([.A201])&lt;&gt;MONTH([.A202])); 2400; 0)" office:value-type="float" office:value="0" calcext:value-type="float">
            <text:p>0</text:p>
          </table:table-cell>
          <table:table-cell table:formula="of:=[.D202]+[.F201]" office:value-type="float" office:value="20040" calcext:value-type="float">
            <text:p>20040</text:p>
          </table:table-cell>
          <table:table-cell table:formula="of:=[.E202]+[.G201]" office:value-type="float" office:value="14885" calcext:value-type="float">
            <text:p>14885</text:p>
          </table:table-cell>
          <table:table-cell table:formula="of:=[.F202]-[.G202]" office:value-type="float" office:value="5155" calcext:value-type="float">
            <text:p>5155</text:p>
          </table:table-cell>
          <table:table-cell table:formula="of:=IF(OR([.B202]=6;[.B202]=7); 0; IF([.C202]=&quot;zima&quot;; 2*[.$R$6]; IF([.C202]=&quot;wiosna&quot;; 5*[.$R$6]; IF([.C202]=&quot;lato&quot;; 9*[.$R$6]; IF([.C202]=&quot;jesień&quot;; 4*[.$R$6]; 0)))))" office:value-type="float" office:value="270" calcext:value-type="float">
            <text:p>270</text:p>
          </table:table-cell>
          <table:table-cell table:formula="of:=[.J201]-[.E202]+[.I202]" office:value-type="float" office:value="4315" calcext:value-type="float">
            <text:p>4315</text:p>
          </table:table-cell>
          <table:table-cell table:formula="of:=IF(OR([.B202]=6;[.B202]=7); 0; IF([.C202]=&quot;zima&quot;; FLOOR(0.2*[.N202])*30; IF([.C202]=&quot;wiosna&quot;;  FLOOR(0.5*[.N202])*30; IF([.C202]=&quot;lato&quot;;  FLOOR(0.9*[.N202])*30; IF([.C202]=&quot;jesień&quot;;  FLOOR(0.4*[.N202])*30; 0)))))" office:value-type="float" office:value="330" calcext:value-type="float">
            <text:p>330</text:p>
          </table:table-cell>
          <table:table-cell table:formula="of:=IF(MONTH([.A202])&lt;&gt;MONTH([.A203]);1;0)" office:value-type="float" office:value="0" calcext:value-type="float">
            <text:p>0</text:p>
          </table:table-cell>
          <table:table-cell table:formula="of:=IF([.L202]=1;[.H202];0)" office:value-type="float" office:value="0" calcext:value-type="float">
            <text:p>0</text:p>
          </table:table-cell>
          <table:table-cell table:formula="of:=[.N201] + IF([.M201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21" calcext:value-type="date">
            <text:p>21.07.2023</text:p>
          </table:table-cell>
          <table:table-cell table:formula="of:=WEEKDAY([.A203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203]=6;[.B203]=7); 0; IF([.C203]=&quot;zima&quot;; FLOOR(0.2*[.N203])*30; IF([.C203]=&quot;wiosna&quot;;  FLOOR(0.5*[.N203])*30; IF([.C203]=&quot;lato&quot;;  FLOOR(0.9*[.N203])*30; IF([.C203]=&quot;jesień&quot;;  FLOOR(0.4*[.N203])*30; 0)))))" office:value-type="float" office:value="330" calcext:value-type="float">
            <text:p>330</text:p>
          </table:table-cell>
          <table:table-cell table:formula="of:=IF([.B203]=7; 15*[.N203]; 0) + IF(AND([.H202] &gt; 2400; MONTH([.A202])&lt;&gt;MONTH([.A203])); 2400; 0)" office:value-type="float" office:value="0" calcext:value-type="float">
            <text:p>0</text:p>
          </table:table-cell>
          <table:table-cell table:formula="of:=[.D203]+[.F202]" office:value-type="float" office:value="20370" calcext:value-type="float">
            <text:p>20370</text:p>
          </table:table-cell>
          <table:table-cell table:formula="of:=[.E203]+[.G202]" office:value-type="float" office:value="14885" calcext:value-type="float">
            <text:p>14885</text:p>
          </table:table-cell>
          <table:table-cell table:formula="of:=[.F203]-[.G203]" office:value-type="float" office:value="5485" calcext:value-type="float">
            <text:p>5485</text:p>
          </table:table-cell>
          <table:table-cell table:formula="of:=IF(OR([.B203]=6;[.B203]=7); 0; IF([.C203]=&quot;zima&quot;; 2*[.$R$6]; IF([.C203]=&quot;wiosna&quot;; 5*[.$R$6]; IF([.C203]=&quot;lato&quot;; 9*[.$R$6]; IF([.C203]=&quot;jesień&quot;; 4*[.$R$6]; 0)))))" office:value-type="float" office:value="270" calcext:value-type="float">
            <text:p>270</text:p>
          </table:table-cell>
          <table:table-cell table:formula="of:=[.J202]-[.E203]+[.I203]" office:value-type="float" office:value="4585" calcext:value-type="float">
            <text:p>4585</text:p>
          </table:table-cell>
          <table:table-cell table:formula="of:=IF(OR([.B203]=6;[.B203]=7); 0; IF([.C203]=&quot;zima&quot;; FLOOR(0.2*[.N203])*30; IF([.C203]=&quot;wiosna&quot;;  FLOOR(0.5*[.N203])*30; IF([.C203]=&quot;lato&quot;;  FLOOR(0.9*[.N203])*30; IF([.C203]=&quot;jesień&quot;;  FLOOR(0.4*[.N203])*30; 0)))))" office:value-type="float" office:value="330" calcext:value-type="float">
            <text:p>330</text:p>
          </table:table-cell>
          <table:table-cell table:formula="of:=IF(MONTH([.A203])&lt;&gt;MONTH([.A204]);1;0)" office:value-type="float" office:value="0" calcext:value-type="float">
            <text:p>0</text:p>
          </table:table-cell>
          <table:table-cell table:formula="of:=IF([.L203]=1;[.H203];0)" office:value-type="float" office:value="0" calcext:value-type="float">
            <text:p>0</text:p>
          </table:table-cell>
          <table:table-cell table:formula="of:=[.N202] + IF([.M202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22" calcext:value-type="date">
            <text:p>22.07.2023</text:p>
          </table:table-cell>
          <table:table-cell table:formula="of:=WEEKDAY([.A204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204]=6;[.B204]=7); 0; IF([.C204]=&quot;zima&quot;; FLOOR(0.2*[.N204])*30; IF([.C204]=&quot;wiosna&quot;;  FLOOR(0.5*[.N204])*30; IF([.C204]=&quot;lato&quot;;  FLOOR(0.9*[.N204])*30; IF([.C204]=&quot;jesień&quot;;  FLOOR(0.4*[.N204])*30; 0)))))" office:value-type="float" office:value="0" calcext:value-type="float">
            <text:p>0</text:p>
          </table:table-cell>
          <table:table-cell table:formula="of:=IF([.B204]=7; 15*[.N204]; 0) + IF(AND([.H203] &gt; 2400; MONTH([.A203])&lt;&gt;MONTH([.A204])); 2400; 0)" office:value-type="float" office:value="0" calcext:value-type="float">
            <text:p>0</text:p>
          </table:table-cell>
          <table:table-cell table:formula="of:=[.D204]+[.F203]" office:value-type="float" office:value="20370" calcext:value-type="float">
            <text:p>20370</text:p>
          </table:table-cell>
          <table:table-cell table:formula="of:=[.E204]+[.G203]" office:value-type="float" office:value="14885" calcext:value-type="float">
            <text:p>14885</text:p>
          </table:table-cell>
          <table:table-cell table:formula="of:=[.F204]-[.G204]" office:value-type="float" office:value="5485" calcext:value-type="float">
            <text:p>5485</text:p>
          </table:table-cell>
          <table:table-cell table:formula="of:=IF(OR([.B204]=6;[.B204]=7); 0; IF([.C204]=&quot;zima&quot;; 2*[.$R$6]; IF([.C204]=&quot;wiosna&quot;; 5*[.$R$6]; IF([.C204]=&quot;lato&quot;; 9*[.$R$6]; IF([.C204]=&quot;jesień&quot;; 4*[.$R$6]; 0)))))" office:value-type="float" office:value="0" calcext:value-type="float">
            <text:p>0</text:p>
          </table:table-cell>
          <table:table-cell table:formula="of:=[.J203]-[.E204]+[.I204]" office:value-type="float" office:value="4585" calcext:value-type="float">
            <text:p>4585</text:p>
          </table:table-cell>
          <table:table-cell table:formula="of:=IF(OR([.B204]=6;[.B204]=7); 0; IF([.C204]=&quot;zima&quot;; FLOOR(0.2*[.N204])*30; IF([.C204]=&quot;wiosna&quot;;  FLOOR(0.5*[.N204])*30; IF([.C204]=&quot;lato&quot;;  FLOOR(0.9*[.N204])*30; IF([.C204]=&quot;jesień&quot;;  FLOOR(0.4*[.N204])*30; 0)))))" office:value-type="float" office:value="0" calcext:value-type="float">
            <text:p>0</text:p>
          </table:table-cell>
          <table:table-cell table:formula="of:=IF(MONTH([.A204])&lt;&gt;MONTH([.A205]);1;0)" office:value-type="float" office:value="0" calcext:value-type="float">
            <text:p>0</text:p>
          </table:table-cell>
          <table:table-cell table:formula="of:=IF([.L204]=1;[.H204];0)" office:value-type="float" office:value="0" calcext:value-type="float">
            <text:p>0</text:p>
          </table:table-cell>
          <table:table-cell table:formula="of:=[.N203] + IF([.M203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23" calcext:value-type="date">
            <text:p>23.07.2023</text:p>
          </table:table-cell>
          <table:table-cell table:formula="of:=WEEKDAY([.A205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205]=6;[.B205]=7); 0; IF([.C205]=&quot;zima&quot;; FLOOR(0.2*[.N205])*30; IF([.C205]=&quot;wiosna&quot;;  FLOOR(0.5*[.N205])*30; IF([.C205]=&quot;lato&quot;;  FLOOR(0.9*[.N205])*30; IF([.C205]=&quot;jesień&quot;;  FLOOR(0.4*[.N205])*30; 0)))))" office:value-type="float" office:value="0" calcext:value-type="float">
            <text:p>0</text:p>
          </table:table-cell>
          <table:table-cell table:formula="of:=IF([.B205]=7; 15*[.N205]; 0) + IF(AND([.H204] &gt; 2400; MONTH([.A204])&lt;&gt;MONTH([.A205])); 2400; 0)" office:value-type="float" office:value="195" calcext:value-type="float">
            <text:p>195</text:p>
          </table:table-cell>
          <table:table-cell table:formula="of:=[.D205]+[.F204]" office:value-type="float" office:value="20370" calcext:value-type="float">
            <text:p>20370</text:p>
          </table:table-cell>
          <table:table-cell table:formula="of:=[.E205]+[.G204]" office:value-type="float" office:value="15080" calcext:value-type="float">
            <text:p>15080</text:p>
          </table:table-cell>
          <table:table-cell table:formula="of:=[.F205]-[.G205]" office:value-type="float" office:value="5290" calcext:value-type="float">
            <text:p>5290</text:p>
          </table:table-cell>
          <table:table-cell table:formula="of:=IF(OR([.B205]=6;[.B205]=7); 0; IF([.C205]=&quot;zima&quot;; 2*[.$R$6]; IF([.C205]=&quot;wiosna&quot;; 5*[.$R$6]; IF([.C205]=&quot;lato&quot;; 9*[.$R$6]; IF([.C205]=&quot;jesień&quot;; 4*[.$R$6]; 0)))))" office:value-type="float" office:value="0" calcext:value-type="float">
            <text:p>0</text:p>
          </table:table-cell>
          <table:table-cell table:formula="of:=[.J204]-[.E205]+[.I205]" office:value-type="float" office:value="4390" calcext:value-type="float">
            <text:p>4390</text:p>
          </table:table-cell>
          <table:table-cell table:formula="of:=IF(OR([.B205]=6;[.B205]=7); 0; IF([.C205]=&quot;zima&quot;; FLOOR(0.2*[.N205])*30; IF([.C205]=&quot;wiosna&quot;;  FLOOR(0.5*[.N205])*30; IF([.C205]=&quot;lato&quot;;  FLOOR(0.9*[.N205])*30; IF([.C205]=&quot;jesień&quot;;  FLOOR(0.4*[.N205])*30; 0)))))" office:value-type="float" office:value="0" calcext:value-type="float">
            <text:p>0</text:p>
          </table:table-cell>
          <table:table-cell table:formula="of:=IF(MONTH([.A205])&lt;&gt;MONTH([.A206]);1;0)" office:value-type="float" office:value="0" calcext:value-type="float">
            <text:p>0</text:p>
          </table:table-cell>
          <table:table-cell table:formula="of:=IF([.L205]=1;[.H205];0)" office:value-type="float" office:value="0" calcext:value-type="float">
            <text:p>0</text:p>
          </table:table-cell>
          <table:table-cell table:formula="of:=[.N204] + IF([.M204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24" calcext:value-type="date">
            <text:p>24.07.2023</text:p>
          </table:table-cell>
          <table:table-cell table:formula="of:=WEEKDAY([.A206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206]=6;[.B206]=7); 0; IF([.C206]=&quot;zima&quot;; FLOOR(0.2*[.N206])*30; IF([.C206]=&quot;wiosna&quot;;  FLOOR(0.5*[.N206])*30; IF([.C206]=&quot;lato&quot;;  FLOOR(0.9*[.N206])*30; IF([.C206]=&quot;jesień&quot;;  FLOOR(0.4*[.N206])*30; 0)))))" office:value-type="float" office:value="330" calcext:value-type="float">
            <text:p>330</text:p>
          </table:table-cell>
          <table:table-cell table:formula="of:=IF([.B206]=7; 15*[.N206]; 0) + IF(AND([.H205] &gt; 2400; MONTH([.A205])&lt;&gt;MONTH([.A206])); 2400; 0)" office:value-type="float" office:value="0" calcext:value-type="float">
            <text:p>0</text:p>
          </table:table-cell>
          <table:table-cell table:formula="of:=[.D206]+[.F205]" office:value-type="float" office:value="20700" calcext:value-type="float">
            <text:p>20700</text:p>
          </table:table-cell>
          <table:table-cell table:formula="of:=[.E206]+[.G205]" office:value-type="float" office:value="15080" calcext:value-type="float">
            <text:p>15080</text:p>
          </table:table-cell>
          <table:table-cell table:formula="of:=[.F206]-[.G206]" office:value-type="float" office:value="5620" calcext:value-type="float">
            <text:p>5620</text:p>
          </table:table-cell>
          <table:table-cell table:formula="of:=IF(OR([.B206]=6;[.B206]=7); 0; IF([.C206]=&quot;zima&quot;; 2*[.$R$6]; IF([.C206]=&quot;wiosna&quot;; 5*[.$R$6]; IF([.C206]=&quot;lato&quot;; 9*[.$R$6]; IF([.C206]=&quot;jesień&quot;; 4*[.$R$6]; 0)))))" office:value-type="float" office:value="270" calcext:value-type="float">
            <text:p>270</text:p>
          </table:table-cell>
          <table:table-cell table:formula="of:=[.J205]-[.E206]+[.I206]" office:value-type="float" office:value="4660" calcext:value-type="float">
            <text:p>4660</text:p>
          </table:table-cell>
          <table:table-cell table:formula="of:=IF(OR([.B206]=6;[.B206]=7); 0; IF([.C206]=&quot;zima&quot;; FLOOR(0.2*[.N206])*30; IF([.C206]=&quot;wiosna&quot;;  FLOOR(0.5*[.N206])*30; IF([.C206]=&quot;lato&quot;;  FLOOR(0.9*[.N206])*30; IF([.C206]=&quot;jesień&quot;;  FLOOR(0.4*[.N206])*30; 0)))))" office:value-type="float" office:value="330" calcext:value-type="float">
            <text:p>330</text:p>
          </table:table-cell>
          <table:table-cell table:formula="of:=IF(MONTH([.A206])&lt;&gt;MONTH([.A207]);1;0)" office:value-type="float" office:value="0" calcext:value-type="float">
            <text:p>0</text:p>
          </table:table-cell>
          <table:table-cell table:formula="of:=IF([.L206]=1;[.H206];0)" office:value-type="float" office:value="0" calcext:value-type="float">
            <text:p>0</text:p>
          </table:table-cell>
          <table:table-cell table:formula="of:=[.N205] + IF([.M205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25" calcext:value-type="date">
            <text:p>25.07.2023</text:p>
          </table:table-cell>
          <table:table-cell table:formula="of:=WEEKDAY([.A207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207]=6;[.B207]=7); 0; IF([.C207]=&quot;zima&quot;; FLOOR(0.2*[.N207])*30; IF([.C207]=&quot;wiosna&quot;;  FLOOR(0.5*[.N207])*30; IF([.C207]=&quot;lato&quot;;  FLOOR(0.9*[.N207])*30; IF([.C207]=&quot;jesień&quot;;  FLOOR(0.4*[.N207])*30; 0)))))" office:value-type="float" office:value="330" calcext:value-type="float">
            <text:p>330</text:p>
          </table:table-cell>
          <table:table-cell table:formula="of:=IF([.B207]=7; 15*[.N207]; 0) + IF(AND([.H206] &gt; 2400; MONTH([.A206])&lt;&gt;MONTH([.A207])); 2400; 0)" office:value-type="float" office:value="0" calcext:value-type="float">
            <text:p>0</text:p>
          </table:table-cell>
          <table:table-cell table:formula="of:=[.D207]+[.F206]" office:value-type="float" office:value="21030" calcext:value-type="float">
            <text:p>21030</text:p>
          </table:table-cell>
          <table:table-cell table:formula="of:=[.E207]+[.G206]" office:value-type="float" office:value="15080" calcext:value-type="float">
            <text:p>15080</text:p>
          </table:table-cell>
          <table:table-cell table:formula="of:=[.F207]-[.G207]" office:value-type="float" office:value="5950" calcext:value-type="float">
            <text:p>5950</text:p>
          </table:table-cell>
          <table:table-cell table:formula="of:=IF(OR([.B207]=6;[.B207]=7); 0; IF([.C207]=&quot;zima&quot;; 2*[.$R$6]; IF([.C207]=&quot;wiosna&quot;; 5*[.$R$6]; IF([.C207]=&quot;lato&quot;; 9*[.$R$6]; IF([.C207]=&quot;jesień&quot;; 4*[.$R$6]; 0)))))" office:value-type="float" office:value="270" calcext:value-type="float">
            <text:p>270</text:p>
          </table:table-cell>
          <table:table-cell table:formula="of:=[.J206]-[.E207]+[.I207]" office:value-type="float" office:value="4930" calcext:value-type="float">
            <text:p>4930</text:p>
          </table:table-cell>
          <table:table-cell table:formula="of:=IF(OR([.B207]=6;[.B207]=7); 0; IF([.C207]=&quot;zima&quot;; FLOOR(0.2*[.N207])*30; IF([.C207]=&quot;wiosna&quot;;  FLOOR(0.5*[.N207])*30; IF([.C207]=&quot;lato&quot;;  FLOOR(0.9*[.N207])*30; IF([.C207]=&quot;jesień&quot;;  FLOOR(0.4*[.N207])*30; 0)))))" office:value-type="float" office:value="330" calcext:value-type="float">
            <text:p>330</text:p>
          </table:table-cell>
          <table:table-cell table:formula="of:=IF(MONTH([.A207])&lt;&gt;MONTH([.A208]);1;0)" office:value-type="float" office:value="0" calcext:value-type="float">
            <text:p>0</text:p>
          </table:table-cell>
          <table:table-cell table:formula="of:=IF([.L207]=1;[.H207];0)" office:value-type="float" office:value="0" calcext:value-type="float">
            <text:p>0</text:p>
          </table:table-cell>
          <table:table-cell table:formula="of:=[.N206] + IF([.M206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26" calcext:value-type="date">
            <text:p>26.07.2023</text:p>
          </table:table-cell>
          <table:table-cell table:formula="of:=WEEKDAY([.A208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208]=6;[.B208]=7); 0; IF([.C208]=&quot;zima&quot;; FLOOR(0.2*[.N208])*30; IF([.C208]=&quot;wiosna&quot;;  FLOOR(0.5*[.N208])*30; IF([.C208]=&quot;lato&quot;;  FLOOR(0.9*[.N208])*30; IF([.C208]=&quot;jesień&quot;;  FLOOR(0.4*[.N208])*30; 0)))))" office:value-type="float" office:value="330" calcext:value-type="float">
            <text:p>330</text:p>
          </table:table-cell>
          <table:table-cell table:formula="of:=IF([.B208]=7; 15*[.N208]; 0) + IF(AND([.H207] &gt; 2400; MONTH([.A207])&lt;&gt;MONTH([.A208])); 2400; 0)" office:value-type="float" office:value="0" calcext:value-type="float">
            <text:p>0</text:p>
          </table:table-cell>
          <table:table-cell table:formula="of:=[.D208]+[.F207]" office:value-type="float" office:value="21360" calcext:value-type="float">
            <text:p>21360</text:p>
          </table:table-cell>
          <table:table-cell table:formula="of:=[.E208]+[.G207]" office:value-type="float" office:value="15080" calcext:value-type="float">
            <text:p>15080</text:p>
          </table:table-cell>
          <table:table-cell table:formula="of:=[.F208]-[.G208]" office:value-type="float" office:value="6280" calcext:value-type="float">
            <text:p>6280</text:p>
          </table:table-cell>
          <table:table-cell table:formula="of:=IF(OR([.B208]=6;[.B208]=7); 0; IF([.C208]=&quot;zima&quot;; 2*[.$R$6]; IF([.C208]=&quot;wiosna&quot;; 5*[.$R$6]; IF([.C208]=&quot;lato&quot;; 9*[.$R$6]; IF([.C208]=&quot;jesień&quot;; 4*[.$R$6]; 0)))))" office:value-type="float" office:value="270" calcext:value-type="float">
            <text:p>270</text:p>
          </table:table-cell>
          <table:table-cell table:formula="of:=[.J207]-[.E208]+[.I208]" office:value-type="float" office:value="5200" calcext:value-type="float">
            <text:p>5200</text:p>
          </table:table-cell>
          <table:table-cell table:formula="of:=IF(OR([.B208]=6;[.B208]=7); 0; IF([.C208]=&quot;zima&quot;; FLOOR(0.2*[.N208])*30; IF([.C208]=&quot;wiosna&quot;;  FLOOR(0.5*[.N208])*30; IF([.C208]=&quot;lato&quot;;  FLOOR(0.9*[.N208])*30; IF([.C208]=&quot;jesień&quot;;  FLOOR(0.4*[.N208])*30; 0)))))" office:value-type="float" office:value="330" calcext:value-type="float">
            <text:p>330</text:p>
          </table:table-cell>
          <table:table-cell table:formula="of:=IF(MONTH([.A208])&lt;&gt;MONTH([.A209]);1;0)" office:value-type="float" office:value="0" calcext:value-type="float">
            <text:p>0</text:p>
          </table:table-cell>
          <table:table-cell table:formula="of:=IF([.L208]=1;[.H208];0)" office:value-type="float" office:value="0" calcext:value-type="float">
            <text:p>0</text:p>
          </table:table-cell>
          <table:table-cell table:formula="of:=[.N207] + IF([.M207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27" calcext:value-type="date">
            <text:p>27.07.2023</text:p>
          </table:table-cell>
          <table:table-cell table:formula="of:=WEEKDAY([.A209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209]=6;[.B209]=7); 0; IF([.C209]=&quot;zima&quot;; FLOOR(0.2*[.N209])*30; IF([.C209]=&quot;wiosna&quot;;  FLOOR(0.5*[.N209])*30; IF([.C209]=&quot;lato&quot;;  FLOOR(0.9*[.N209])*30; IF([.C209]=&quot;jesień&quot;;  FLOOR(0.4*[.N209])*30; 0)))))" office:value-type="float" office:value="330" calcext:value-type="float">
            <text:p>330</text:p>
          </table:table-cell>
          <table:table-cell table:formula="of:=IF([.B209]=7; 15*[.N209]; 0) + IF(AND([.H208] &gt; 2400; MONTH([.A208])&lt;&gt;MONTH([.A209])); 2400; 0)" office:value-type="float" office:value="0" calcext:value-type="float">
            <text:p>0</text:p>
          </table:table-cell>
          <table:table-cell table:formula="of:=[.D209]+[.F208]" office:value-type="float" office:value="21690" calcext:value-type="float">
            <text:p>21690</text:p>
          </table:table-cell>
          <table:table-cell table:formula="of:=[.E209]+[.G208]" office:value-type="float" office:value="15080" calcext:value-type="float">
            <text:p>15080</text:p>
          </table:table-cell>
          <table:table-cell table:formula="of:=[.F209]-[.G209]" office:value-type="float" office:value="6610" calcext:value-type="float">
            <text:p>6610</text:p>
          </table:table-cell>
          <table:table-cell table:formula="of:=IF(OR([.B209]=6;[.B209]=7); 0; IF([.C209]=&quot;zima&quot;; 2*[.$R$6]; IF([.C209]=&quot;wiosna&quot;; 5*[.$R$6]; IF([.C209]=&quot;lato&quot;; 9*[.$R$6]; IF([.C209]=&quot;jesień&quot;; 4*[.$R$6]; 0)))))" office:value-type="float" office:value="270" calcext:value-type="float">
            <text:p>270</text:p>
          </table:table-cell>
          <table:table-cell table:formula="of:=[.J208]-[.E209]+[.I209]" office:value-type="float" office:value="5470" calcext:value-type="float">
            <text:p>5470</text:p>
          </table:table-cell>
          <table:table-cell table:formula="of:=IF(OR([.B209]=6;[.B209]=7); 0; IF([.C209]=&quot;zima&quot;; FLOOR(0.2*[.N209])*30; IF([.C209]=&quot;wiosna&quot;;  FLOOR(0.5*[.N209])*30; IF([.C209]=&quot;lato&quot;;  FLOOR(0.9*[.N209])*30; IF([.C209]=&quot;jesień&quot;;  FLOOR(0.4*[.N209])*30; 0)))))" office:value-type="float" office:value="330" calcext:value-type="float">
            <text:p>330</text:p>
          </table:table-cell>
          <table:table-cell table:formula="of:=IF(MONTH([.A209])&lt;&gt;MONTH([.A210]);1;0)" office:value-type="float" office:value="0" calcext:value-type="float">
            <text:p>0</text:p>
          </table:table-cell>
          <table:table-cell table:formula="of:=IF([.L209]=1;[.H209];0)" office:value-type="float" office:value="0" calcext:value-type="float">
            <text:p>0</text:p>
          </table:table-cell>
          <table:table-cell table:formula="of:=[.N208] + IF([.M208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28" calcext:value-type="date">
            <text:p>28.07.2023</text:p>
          </table:table-cell>
          <table:table-cell table:formula="of:=WEEKDAY([.A210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210]=6;[.B210]=7); 0; IF([.C210]=&quot;zima&quot;; FLOOR(0.2*[.N210])*30; IF([.C210]=&quot;wiosna&quot;;  FLOOR(0.5*[.N210])*30; IF([.C210]=&quot;lato&quot;;  FLOOR(0.9*[.N210])*30; IF([.C210]=&quot;jesień&quot;;  FLOOR(0.4*[.N210])*30; 0)))))" office:value-type="float" office:value="330" calcext:value-type="float">
            <text:p>330</text:p>
          </table:table-cell>
          <table:table-cell table:formula="of:=IF([.B210]=7; 15*[.N210]; 0) + IF(AND([.H209] &gt; 2400; MONTH([.A209])&lt;&gt;MONTH([.A210])); 2400; 0)" office:value-type="float" office:value="0" calcext:value-type="float">
            <text:p>0</text:p>
          </table:table-cell>
          <table:table-cell table:formula="of:=[.D210]+[.F209]" office:value-type="float" office:value="22020" calcext:value-type="float">
            <text:p>22020</text:p>
          </table:table-cell>
          <table:table-cell table:formula="of:=[.E210]+[.G209]" office:value-type="float" office:value="15080" calcext:value-type="float">
            <text:p>15080</text:p>
          </table:table-cell>
          <table:table-cell table:formula="of:=[.F210]-[.G210]" office:value-type="float" office:value="6940" calcext:value-type="float">
            <text:p>6940</text:p>
          </table:table-cell>
          <table:table-cell table:formula="of:=IF(OR([.B210]=6;[.B210]=7); 0; IF([.C210]=&quot;zima&quot;; 2*[.$R$6]; IF([.C210]=&quot;wiosna&quot;; 5*[.$R$6]; IF([.C210]=&quot;lato&quot;; 9*[.$R$6]; IF([.C210]=&quot;jesień&quot;; 4*[.$R$6]; 0)))))" office:value-type="float" office:value="270" calcext:value-type="float">
            <text:p>270</text:p>
          </table:table-cell>
          <table:table-cell table:formula="of:=[.J209]-[.E210]+[.I210]" office:value-type="float" office:value="5740" calcext:value-type="float">
            <text:p>5740</text:p>
          </table:table-cell>
          <table:table-cell table:formula="of:=IF(OR([.B210]=6;[.B210]=7); 0; IF([.C210]=&quot;zima&quot;; FLOOR(0.2*[.N210])*30; IF([.C210]=&quot;wiosna&quot;;  FLOOR(0.5*[.N210])*30; IF([.C210]=&quot;lato&quot;;  FLOOR(0.9*[.N210])*30; IF([.C210]=&quot;jesień&quot;;  FLOOR(0.4*[.N210])*30; 0)))))" office:value-type="float" office:value="330" calcext:value-type="float">
            <text:p>330</text:p>
          </table:table-cell>
          <table:table-cell table:formula="of:=IF(MONTH([.A210])&lt;&gt;MONTH([.A211]);1;0)" office:value-type="float" office:value="0" calcext:value-type="float">
            <text:p>0</text:p>
          </table:table-cell>
          <table:table-cell table:formula="of:=IF([.L210]=1;[.H210];0)" office:value-type="float" office:value="0" calcext:value-type="float">
            <text:p>0</text:p>
          </table:table-cell>
          <table:table-cell table:formula="of:=[.N209] + IF([.M209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29" calcext:value-type="date">
            <text:p>29.07.2023</text:p>
          </table:table-cell>
          <table:table-cell table:formula="of:=WEEKDAY([.A211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211]=6;[.B211]=7); 0; IF([.C211]=&quot;zima&quot;; FLOOR(0.2*[.N211])*30; IF([.C211]=&quot;wiosna&quot;;  FLOOR(0.5*[.N211])*30; IF([.C211]=&quot;lato&quot;;  FLOOR(0.9*[.N211])*30; IF([.C211]=&quot;jesień&quot;;  FLOOR(0.4*[.N211])*30; 0)))))" office:value-type="float" office:value="0" calcext:value-type="float">
            <text:p>0</text:p>
          </table:table-cell>
          <table:table-cell table:formula="of:=IF([.B211]=7; 15*[.N211]; 0) + IF(AND([.H210] &gt; 2400; MONTH([.A210])&lt;&gt;MONTH([.A211])); 2400; 0)" office:value-type="float" office:value="0" calcext:value-type="float">
            <text:p>0</text:p>
          </table:table-cell>
          <table:table-cell table:formula="of:=[.D211]+[.F210]" office:value-type="float" office:value="22020" calcext:value-type="float">
            <text:p>22020</text:p>
          </table:table-cell>
          <table:table-cell table:formula="of:=[.E211]+[.G210]" office:value-type="float" office:value="15080" calcext:value-type="float">
            <text:p>15080</text:p>
          </table:table-cell>
          <table:table-cell table:formula="of:=[.F211]-[.G211]" office:value-type="float" office:value="6940" calcext:value-type="float">
            <text:p>6940</text:p>
          </table:table-cell>
          <table:table-cell table:formula="of:=IF(OR([.B211]=6;[.B211]=7); 0; IF([.C211]=&quot;zima&quot;; 2*[.$R$6]; IF([.C211]=&quot;wiosna&quot;; 5*[.$R$6]; IF([.C211]=&quot;lato&quot;; 9*[.$R$6]; IF([.C211]=&quot;jesień&quot;; 4*[.$R$6]; 0)))))" office:value-type="float" office:value="0" calcext:value-type="float">
            <text:p>0</text:p>
          </table:table-cell>
          <table:table-cell table:formula="of:=[.J210]-[.E211]+[.I211]" office:value-type="float" office:value="5740" calcext:value-type="float">
            <text:p>5740</text:p>
          </table:table-cell>
          <table:table-cell table:formula="of:=IF(OR([.B211]=6;[.B211]=7); 0; IF([.C211]=&quot;zima&quot;; FLOOR(0.2*[.N211])*30; IF([.C211]=&quot;wiosna&quot;;  FLOOR(0.5*[.N211])*30; IF([.C211]=&quot;lato&quot;;  FLOOR(0.9*[.N211])*30; IF([.C211]=&quot;jesień&quot;;  FLOOR(0.4*[.N211])*30; 0)))))" office:value-type="float" office:value="0" calcext:value-type="float">
            <text:p>0</text:p>
          </table:table-cell>
          <table:table-cell table:formula="of:=IF(MONTH([.A211])&lt;&gt;MONTH([.A212]);1;0)" office:value-type="float" office:value="0" calcext:value-type="float">
            <text:p>0</text:p>
          </table:table-cell>
          <table:table-cell table:formula="of:=IF([.L211]=1;[.H211];0)" office:value-type="float" office:value="0" calcext:value-type="float">
            <text:p>0</text:p>
          </table:table-cell>
          <table:table-cell table:formula="of:=[.N210] + IF([.M210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30" calcext:value-type="date">
            <text:p>30.07.2023</text:p>
          </table:table-cell>
          <table:table-cell table:formula="of:=WEEKDAY([.A212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212]=6;[.B212]=7); 0; IF([.C212]=&quot;zima&quot;; FLOOR(0.2*[.N212])*30; IF([.C212]=&quot;wiosna&quot;;  FLOOR(0.5*[.N212])*30; IF([.C212]=&quot;lato&quot;;  FLOOR(0.9*[.N212])*30; IF([.C212]=&quot;jesień&quot;;  FLOOR(0.4*[.N212])*30; 0)))))" office:value-type="float" office:value="0" calcext:value-type="float">
            <text:p>0</text:p>
          </table:table-cell>
          <table:table-cell table:formula="of:=IF([.B212]=7; 15*[.N212]; 0) + IF(AND([.H211] &gt; 2400; MONTH([.A211])&lt;&gt;MONTH([.A212])); 2400; 0)" office:value-type="float" office:value="195" calcext:value-type="float">
            <text:p>195</text:p>
          </table:table-cell>
          <table:table-cell table:formula="of:=[.D212]+[.F211]" office:value-type="float" office:value="22020" calcext:value-type="float">
            <text:p>22020</text:p>
          </table:table-cell>
          <table:table-cell table:formula="of:=[.E212]+[.G211]" office:value-type="float" office:value="15275" calcext:value-type="float">
            <text:p>15275</text:p>
          </table:table-cell>
          <table:table-cell table:formula="of:=[.F212]-[.G212]" office:value-type="float" office:value="6745" calcext:value-type="float">
            <text:p>6745</text:p>
          </table:table-cell>
          <table:table-cell table:formula="of:=IF(OR([.B212]=6;[.B212]=7); 0; IF([.C212]=&quot;zima&quot;; 2*[.$R$6]; IF([.C212]=&quot;wiosna&quot;; 5*[.$R$6]; IF([.C212]=&quot;lato&quot;; 9*[.$R$6]; IF([.C212]=&quot;jesień&quot;; 4*[.$R$6]; 0)))))" office:value-type="float" office:value="0" calcext:value-type="float">
            <text:p>0</text:p>
          </table:table-cell>
          <table:table-cell table:formula="of:=[.J211]-[.E212]+[.I212]" office:value-type="float" office:value="5545" calcext:value-type="float">
            <text:p>5545</text:p>
          </table:table-cell>
          <table:table-cell table:formula="of:=IF(OR([.B212]=6;[.B212]=7); 0; IF([.C212]=&quot;zima&quot;; FLOOR(0.2*[.N212])*30; IF([.C212]=&quot;wiosna&quot;;  FLOOR(0.5*[.N212])*30; IF([.C212]=&quot;lato&quot;;  FLOOR(0.9*[.N212])*30; IF([.C212]=&quot;jesień&quot;;  FLOOR(0.4*[.N212])*30; 0)))))" office:value-type="float" office:value="0" calcext:value-type="float">
            <text:p>0</text:p>
          </table:table-cell>
          <table:table-cell table:formula="of:=IF(MONTH([.A212])&lt;&gt;MONTH([.A213]);1;0)" office:value-type="float" office:value="0" calcext:value-type="float">
            <text:p>0</text:p>
          </table:table-cell>
          <table:table-cell table:formula="of:=IF([.L212]=1;[.H212];0)" office:value-type="float" office:value="0" calcext:value-type="float">
            <text:p>0</text:p>
          </table:table-cell>
          <table:table-cell table:formula="of:=[.N211] + IF([.M211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7-31" calcext:value-type="date">
            <text:p>31.07.2023</text:p>
          </table:table-cell>
          <table:table-cell table:formula="of:=WEEKDAY([.A213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213]=6;[.B213]=7); 0; IF([.C213]=&quot;zima&quot;; FLOOR(0.2*[.N213])*30; IF([.C213]=&quot;wiosna&quot;;  FLOOR(0.5*[.N213])*30; IF([.C213]=&quot;lato&quot;;  FLOOR(0.9*[.N213])*30; IF([.C213]=&quot;jesień&quot;;  FLOOR(0.4*[.N213])*30; 0)))))" office:value-type="float" office:value="330" calcext:value-type="float">
            <text:p>330</text:p>
          </table:table-cell>
          <table:table-cell table:formula="of:=IF([.B213]=7; 15*[.N213]; 0) + IF(AND([.H212] &gt; 2400; MONTH([.A212])&lt;&gt;MONTH([.A213])); 2400; 0)" office:value-type="float" office:value="0" calcext:value-type="float">
            <text:p>0</text:p>
          </table:table-cell>
          <table:table-cell table:formula="of:=[.D213]+[.F212]" office:value-type="float" office:value="22350" calcext:value-type="float">
            <text:p>22350</text:p>
          </table:table-cell>
          <table:table-cell table:formula="of:=[.E213]+[.G212]" office:value-type="float" office:value="15275" calcext:value-type="float">
            <text:p>15275</text:p>
          </table:table-cell>
          <table:table-cell table:formula="of:=[.F213]-[.G213]" office:value-type="float" office:value="7075" calcext:value-type="float">
            <text:p>7075</text:p>
          </table:table-cell>
          <table:table-cell table:formula="of:=IF(OR([.B213]=6;[.B213]=7); 0; IF([.C213]=&quot;zima&quot;; 2*[.$R$6]; IF([.C213]=&quot;wiosna&quot;; 5*[.$R$6]; IF([.C213]=&quot;lato&quot;; 9*[.$R$6]; IF([.C213]=&quot;jesień&quot;; 4*[.$R$6]; 0)))))" office:value-type="float" office:value="270" calcext:value-type="float">
            <text:p>270</text:p>
          </table:table-cell>
          <table:table-cell table:formula="of:=[.J212]-[.E213]+[.I213]" office:value-type="float" office:value="5815" calcext:value-type="float">
            <text:p>5815</text:p>
          </table:table-cell>
          <table:table-cell table:formula="of:=IF(OR([.B213]=6;[.B213]=7); 0; IF([.C213]=&quot;zima&quot;; FLOOR(0.2*[.N213])*30; IF([.C213]=&quot;wiosna&quot;;  FLOOR(0.5*[.N213])*30; IF([.C213]=&quot;lato&quot;;  FLOOR(0.9*[.N213])*30; IF([.C213]=&quot;jesień&quot;;  FLOOR(0.4*[.N213])*30; 0)))))" office:value-type="float" office:value="330" calcext:value-type="float">
            <text:p>330</text:p>
          </table:table-cell>
          <table:table-cell table:formula="of:=IF(MONTH([.A213])&lt;&gt;MONTH([.A214]);1;0)" office:value-type="float" office:value="1" calcext:value-type="float">
            <text:p>1</text:p>
          </table:table-cell>
          <table:table-cell table:formula="of:=IF([.L213]=1;[.H213];0)" office:value-type="float" office:value="7075" calcext:value-type="float">
            <text:p>7075</text:p>
          </table:table-cell>
          <table:table-cell table:formula="of:=[.N212] + IF([.M212]&gt;=2400; 3; 0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3-08-01" calcext:value-type="date">
            <text:p>1.08.2023</text:p>
          </table:table-cell>
          <table:table-cell table:formula="of:=WEEKDAY([.A214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214]=6;[.B214]=7); 0; IF([.C214]=&quot;zima&quot;; FLOOR(0.2*[.N214])*30; IF([.C214]=&quot;wiosna&quot;;  FLOOR(0.5*[.N214])*30; IF([.C214]=&quot;lato&quot;;  FLOOR(0.9*[.N214])*30; IF([.C214]=&quot;jesień&quot;;  FLOOR(0.4*[.N214])*30; 0)))))" office:value-type="float" office:value="420" calcext:value-type="float">
            <text:p>420</text:p>
          </table:table-cell>
          <table:table-cell table:formula="of:=IF([.B214]=7; 15*[.N214]; 0) + IF(AND([.H213] &gt; 2400; MONTH([.A213])&lt;&gt;MONTH([.A214])); 2400; 0)" office:value-type="float" office:value="2400" calcext:value-type="float">
            <text:p>2400</text:p>
          </table:table-cell>
          <table:table-cell table:formula="of:=[.D214]+[.F213]" office:value-type="float" office:value="22770" calcext:value-type="float">
            <text:p>22770</text:p>
          </table:table-cell>
          <table:table-cell table:formula="of:=[.E214]+[.G213]" office:value-type="float" office:value="17675" calcext:value-type="float">
            <text:p>17675</text:p>
          </table:table-cell>
          <table:table-cell table:formula="of:=[.F214]-[.G214]" office:value-type="float" office:value="5095" calcext:value-type="float">
            <text:p>5095</text:p>
          </table:table-cell>
          <table:table-cell table:formula="of:=IF(OR([.B214]=6;[.B214]=7); 0; IF([.C214]=&quot;zima&quot;; 2*[.$R$6]; IF([.C214]=&quot;wiosna&quot;; 5*[.$R$6]; IF([.C214]=&quot;lato&quot;; 9*[.$R$6]; IF([.C214]=&quot;jesień&quot;; 4*[.$R$6]; 0)))))" office:value-type="float" office:value="270" calcext:value-type="float">
            <text:p>270</text:p>
          </table:table-cell>
          <table:table-cell table:formula="of:=[.J213]-[.E214]+[.I214]" office:value-type="float" office:value="3685" calcext:value-type="float">
            <text:p>3685</text:p>
          </table:table-cell>
          <table:table-cell table:formula="of:=IF(OR([.B214]=6;[.B214]=7); 0; IF([.C214]=&quot;zima&quot;; FLOOR(0.2*[.N214])*30; IF([.C214]=&quot;wiosna&quot;;  FLOOR(0.5*[.N214])*30; IF([.C214]=&quot;lato&quot;;  FLOOR(0.9*[.N214])*30; IF([.C214]=&quot;jesień&quot;;  FLOOR(0.4*[.N214])*30; 0)))))" office:value-type="float" office:value="420" calcext:value-type="float">
            <text:p>420</text:p>
          </table:table-cell>
          <table:table-cell table:formula="of:=IF(MONTH([.A214])&lt;&gt;MONTH([.A215]);1;0)" office:value-type="float" office:value="0" calcext:value-type="float">
            <text:p>0</text:p>
          </table:table-cell>
          <table:table-cell table:formula="of:=IF([.L214]=1;[.H214];0)" office:value-type="float" office:value="0" calcext:value-type="float">
            <text:p>0</text:p>
          </table:table-cell>
          <table:table-cell table:formula="of:=[.N213] + IF([.M213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02" calcext:value-type="date">
            <text:p>2.08.2023</text:p>
          </table:table-cell>
          <table:table-cell table:formula="of:=WEEKDAY([.A215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215]=6;[.B215]=7); 0; IF([.C215]=&quot;zima&quot;; FLOOR(0.2*[.N215])*30; IF([.C215]=&quot;wiosna&quot;;  FLOOR(0.5*[.N215])*30; IF([.C215]=&quot;lato&quot;;  FLOOR(0.9*[.N215])*30; IF([.C215]=&quot;jesień&quot;;  FLOOR(0.4*[.N215])*30; 0)))))" office:value-type="float" office:value="420" calcext:value-type="float">
            <text:p>420</text:p>
          </table:table-cell>
          <table:table-cell table:formula="of:=IF([.B215]=7; 15*[.N215]; 0) + IF(AND([.H214] &gt; 2400; MONTH([.A214])&lt;&gt;MONTH([.A215])); 2400; 0)" office:value-type="float" office:value="0" calcext:value-type="float">
            <text:p>0</text:p>
          </table:table-cell>
          <table:table-cell table:formula="of:=[.D215]+[.F214]" office:value-type="float" office:value="23190" calcext:value-type="float">
            <text:p>23190</text:p>
          </table:table-cell>
          <table:table-cell table:formula="of:=[.E215]+[.G214]" office:value-type="float" office:value="17675" calcext:value-type="float">
            <text:p>17675</text:p>
          </table:table-cell>
          <table:table-cell table:formula="of:=[.F215]-[.G215]" office:value-type="float" office:value="5515" calcext:value-type="float">
            <text:p>5515</text:p>
          </table:table-cell>
          <table:table-cell table:formula="of:=IF(OR([.B215]=6;[.B215]=7); 0; IF([.C215]=&quot;zima&quot;; 2*[.$R$6]; IF([.C215]=&quot;wiosna&quot;; 5*[.$R$6]; IF([.C215]=&quot;lato&quot;; 9*[.$R$6]; IF([.C215]=&quot;jesień&quot;; 4*[.$R$6]; 0)))))" office:value-type="float" office:value="270" calcext:value-type="float">
            <text:p>270</text:p>
          </table:table-cell>
          <table:table-cell table:formula="of:=[.J214]-[.E215]+[.I215]" office:value-type="float" office:value="3955" calcext:value-type="float">
            <text:p>3955</text:p>
          </table:table-cell>
          <table:table-cell table:formula="of:=IF(OR([.B215]=6;[.B215]=7); 0; IF([.C215]=&quot;zima&quot;; FLOOR(0.2*[.N215])*30; IF([.C215]=&quot;wiosna&quot;;  FLOOR(0.5*[.N215])*30; IF([.C215]=&quot;lato&quot;;  FLOOR(0.9*[.N215])*30; IF([.C215]=&quot;jesień&quot;;  FLOOR(0.4*[.N215])*30; 0)))))" office:value-type="float" office:value="420" calcext:value-type="float">
            <text:p>420</text:p>
          </table:table-cell>
          <table:table-cell table:formula="of:=IF(MONTH([.A215])&lt;&gt;MONTH([.A216]);1;0)" office:value-type="float" office:value="0" calcext:value-type="float">
            <text:p>0</text:p>
          </table:table-cell>
          <table:table-cell table:formula="of:=IF([.L215]=1;[.H215];0)" office:value-type="float" office:value="0" calcext:value-type="float">
            <text:p>0</text:p>
          </table:table-cell>
          <table:table-cell table:formula="of:=[.N214] + IF([.M214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03" calcext:value-type="date">
            <text:p>3.08.2023</text:p>
          </table:table-cell>
          <table:table-cell table:formula="of:=WEEKDAY([.A216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216]=6;[.B216]=7); 0; IF([.C216]=&quot;zima&quot;; FLOOR(0.2*[.N216])*30; IF([.C216]=&quot;wiosna&quot;;  FLOOR(0.5*[.N216])*30; IF([.C216]=&quot;lato&quot;;  FLOOR(0.9*[.N216])*30; IF([.C216]=&quot;jesień&quot;;  FLOOR(0.4*[.N216])*30; 0)))))" office:value-type="float" office:value="420" calcext:value-type="float">
            <text:p>420</text:p>
          </table:table-cell>
          <table:table-cell table:formula="of:=IF([.B216]=7; 15*[.N216]; 0) + IF(AND([.H215] &gt; 2400; MONTH([.A215])&lt;&gt;MONTH([.A216])); 2400; 0)" office:value-type="float" office:value="0" calcext:value-type="float">
            <text:p>0</text:p>
          </table:table-cell>
          <table:table-cell table:formula="of:=[.D216]+[.F215]" office:value-type="float" office:value="23610" calcext:value-type="float">
            <text:p>23610</text:p>
          </table:table-cell>
          <table:table-cell table:formula="of:=[.E216]+[.G215]" office:value-type="float" office:value="17675" calcext:value-type="float">
            <text:p>17675</text:p>
          </table:table-cell>
          <table:table-cell table:formula="of:=[.F216]-[.G216]" office:value-type="float" office:value="5935" calcext:value-type="float">
            <text:p>5935</text:p>
          </table:table-cell>
          <table:table-cell table:formula="of:=IF(OR([.B216]=6;[.B216]=7); 0; IF([.C216]=&quot;zima&quot;; 2*[.$R$6]; IF([.C216]=&quot;wiosna&quot;; 5*[.$R$6]; IF([.C216]=&quot;lato&quot;; 9*[.$R$6]; IF([.C216]=&quot;jesień&quot;; 4*[.$R$6]; 0)))))" office:value-type="float" office:value="270" calcext:value-type="float">
            <text:p>270</text:p>
          </table:table-cell>
          <table:table-cell table:formula="of:=[.J215]-[.E216]+[.I216]" office:value-type="float" office:value="4225" calcext:value-type="float">
            <text:p>4225</text:p>
          </table:table-cell>
          <table:table-cell table:formula="of:=IF(OR([.B216]=6;[.B216]=7); 0; IF([.C216]=&quot;zima&quot;; FLOOR(0.2*[.N216])*30; IF([.C216]=&quot;wiosna&quot;;  FLOOR(0.5*[.N216])*30; IF([.C216]=&quot;lato&quot;;  FLOOR(0.9*[.N216])*30; IF([.C216]=&quot;jesień&quot;;  FLOOR(0.4*[.N216])*30; 0)))))" office:value-type="float" office:value="420" calcext:value-type="float">
            <text:p>420</text:p>
          </table:table-cell>
          <table:table-cell table:formula="of:=IF(MONTH([.A216])&lt;&gt;MONTH([.A217]);1;0)" office:value-type="float" office:value="0" calcext:value-type="float">
            <text:p>0</text:p>
          </table:table-cell>
          <table:table-cell table:formula="of:=IF([.L216]=1;[.H216];0)" office:value-type="float" office:value="0" calcext:value-type="float">
            <text:p>0</text:p>
          </table:table-cell>
          <table:table-cell table:formula="of:=[.N215] + IF([.M215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04" calcext:value-type="date">
            <text:p>4.08.2023</text:p>
          </table:table-cell>
          <table:table-cell table:formula="of:=WEEKDAY([.A217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217]=6;[.B217]=7); 0; IF([.C217]=&quot;zima&quot;; FLOOR(0.2*[.N217])*30; IF([.C217]=&quot;wiosna&quot;;  FLOOR(0.5*[.N217])*30; IF([.C217]=&quot;lato&quot;;  FLOOR(0.9*[.N217])*30; IF([.C217]=&quot;jesień&quot;;  FLOOR(0.4*[.N217])*30; 0)))))" office:value-type="float" office:value="420" calcext:value-type="float">
            <text:p>420</text:p>
          </table:table-cell>
          <table:table-cell table:formula="of:=IF([.B217]=7; 15*[.N217]; 0) + IF(AND([.H216] &gt; 2400; MONTH([.A216])&lt;&gt;MONTH([.A217])); 2400; 0)" office:value-type="float" office:value="0" calcext:value-type="float">
            <text:p>0</text:p>
          </table:table-cell>
          <table:table-cell table:formula="of:=[.D217]+[.F216]" office:value-type="float" office:value="24030" calcext:value-type="float">
            <text:p>24030</text:p>
          </table:table-cell>
          <table:table-cell table:formula="of:=[.E217]+[.G216]" office:value-type="float" office:value="17675" calcext:value-type="float">
            <text:p>17675</text:p>
          </table:table-cell>
          <table:table-cell table:formula="of:=[.F217]-[.G217]" office:value-type="float" office:value="6355" calcext:value-type="float">
            <text:p>6355</text:p>
          </table:table-cell>
          <table:table-cell table:formula="of:=IF(OR([.B217]=6;[.B217]=7); 0; IF([.C217]=&quot;zima&quot;; 2*[.$R$6]; IF([.C217]=&quot;wiosna&quot;; 5*[.$R$6]; IF([.C217]=&quot;lato&quot;; 9*[.$R$6]; IF([.C217]=&quot;jesień&quot;; 4*[.$R$6]; 0)))))" office:value-type="float" office:value="270" calcext:value-type="float">
            <text:p>270</text:p>
          </table:table-cell>
          <table:table-cell table:formula="of:=[.J216]-[.E217]+[.I217]" office:value-type="float" office:value="4495" calcext:value-type="float">
            <text:p>4495</text:p>
          </table:table-cell>
          <table:table-cell table:formula="of:=IF(OR([.B217]=6;[.B217]=7); 0; IF([.C217]=&quot;zima&quot;; FLOOR(0.2*[.N217])*30; IF([.C217]=&quot;wiosna&quot;;  FLOOR(0.5*[.N217])*30; IF([.C217]=&quot;lato&quot;;  FLOOR(0.9*[.N217])*30; IF([.C217]=&quot;jesień&quot;;  FLOOR(0.4*[.N217])*30; 0)))))" office:value-type="float" office:value="420" calcext:value-type="float">
            <text:p>420</text:p>
          </table:table-cell>
          <table:table-cell table:formula="of:=IF(MONTH([.A217])&lt;&gt;MONTH([.A218]);1;0)" office:value-type="float" office:value="0" calcext:value-type="float">
            <text:p>0</text:p>
          </table:table-cell>
          <table:table-cell table:formula="of:=IF([.L217]=1;[.H217];0)" office:value-type="float" office:value="0" calcext:value-type="float">
            <text:p>0</text:p>
          </table:table-cell>
          <table:table-cell table:formula="of:=[.N216] + IF([.M216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05" calcext:value-type="date">
            <text:p>5.08.2023</text:p>
          </table:table-cell>
          <table:table-cell table:formula="of:=WEEKDAY([.A218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218]=6;[.B218]=7); 0; IF([.C218]=&quot;zima&quot;; FLOOR(0.2*[.N218])*30; IF([.C218]=&quot;wiosna&quot;;  FLOOR(0.5*[.N218])*30; IF([.C218]=&quot;lato&quot;;  FLOOR(0.9*[.N218])*30; IF([.C218]=&quot;jesień&quot;;  FLOOR(0.4*[.N218])*30; 0)))))" office:value-type="float" office:value="0" calcext:value-type="float">
            <text:p>0</text:p>
          </table:table-cell>
          <table:table-cell table:formula="of:=IF([.B218]=7; 15*[.N218]; 0) + IF(AND([.H217] &gt; 2400; MONTH([.A217])&lt;&gt;MONTH([.A218])); 2400; 0)" office:value-type="float" office:value="0" calcext:value-type="float">
            <text:p>0</text:p>
          </table:table-cell>
          <table:table-cell table:formula="of:=[.D218]+[.F217]" office:value-type="float" office:value="24030" calcext:value-type="float">
            <text:p>24030</text:p>
          </table:table-cell>
          <table:table-cell table:formula="of:=[.E218]+[.G217]" office:value-type="float" office:value="17675" calcext:value-type="float">
            <text:p>17675</text:p>
          </table:table-cell>
          <table:table-cell table:formula="of:=[.F218]-[.G218]" office:value-type="float" office:value="6355" calcext:value-type="float">
            <text:p>6355</text:p>
          </table:table-cell>
          <table:table-cell table:formula="of:=IF(OR([.B218]=6;[.B218]=7); 0; IF([.C218]=&quot;zima&quot;; 2*[.$R$6]; IF([.C218]=&quot;wiosna&quot;; 5*[.$R$6]; IF([.C218]=&quot;lato&quot;; 9*[.$R$6]; IF([.C218]=&quot;jesień&quot;; 4*[.$R$6]; 0)))))" office:value-type="float" office:value="0" calcext:value-type="float">
            <text:p>0</text:p>
          </table:table-cell>
          <table:table-cell table:formula="of:=[.J217]-[.E218]+[.I218]" office:value-type="float" office:value="4495" calcext:value-type="float">
            <text:p>4495</text:p>
          </table:table-cell>
          <table:table-cell table:formula="of:=IF(OR([.B218]=6;[.B218]=7); 0; IF([.C218]=&quot;zima&quot;; FLOOR(0.2*[.N218])*30; IF([.C218]=&quot;wiosna&quot;;  FLOOR(0.5*[.N218])*30; IF([.C218]=&quot;lato&quot;;  FLOOR(0.9*[.N218])*30; IF([.C218]=&quot;jesień&quot;;  FLOOR(0.4*[.N218])*30; 0)))))" office:value-type="float" office:value="0" calcext:value-type="float">
            <text:p>0</text:p>
          </table:table-cell>
          <table:table-cell table:formula="of:=IF(MONTH([.A218])&lt;&gt;MONTH([.A219]);1;0)" office:value-type="float" office:value="0" calcext:value-type="float">
            <text:p>0</text:p>
          </table:table-cell>
          <table:table-cell table:formula="of:=IF([.L218]=1;[.H218];0)" office:value-type="float" office:value="0" calcext:value-type="float">
            <text:p>0</text:p>
          </table:table-cell>
          <table:table-cell table:formula="of:=[.N217] + IF([.M217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06" calcext:value-type="date">
            <text:p>6.08.2023</text:p>
          </table:table-cell>
          <table:table-cell table:formula="of:=WEEKDAY([.A219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219]=6;[.B219]=7); 0; IF([.C219]=&quot;zima&quot;; FLOOR(0.2*[.N219])*30; IF([.C219]=&quot;wiosna&quot;;  FLOOR(0.5*[.N219])*30; IF([.C219]=&quot;lato&quot;;  FLOOR(0.9*[.N219])*30; IF([.C219]=&quot;jesień&quot;;  FLOOR(0.4*[.N219])*30; 0)))))" office:value-type="float" office:value="0" calcext:value-type="float">
            <text:p>0</text:p>
          </table:table-cell>
          <table:table-cell table:formula="of:=IF([.B219]=7; 15*[.N219]; 0) + IF(AND([.H218] &gt; 2400; MONTH([.A218])&lt;&gt;MONTH([.A219])); 2400; 0)" office:value-type="float" office:value="240" calcext:value-type="float">
            <text:p>240</text:p>
          </table:table-cell>
          <table:table-cell table:formula="of:=[.D219]+[.F218]" office:value-type="float" office:value="24030" calcext:value-type="float">
            <text:p>24030</text:p>
          </table:table-cell>
          <table:table-cell table:formula="of:=[.E219]+[.G218]" office:value-type="float" office:value="17915" calcext:value-type="float">
            <text:p>17915</text:p>
          </table:table-cell>
          <table:table-cell table:formula="of:=[.F219]-[.G219]" office:value-type="float" office:value="6115" calcext:value-type="float">
            <text:p>6115</text:p>
          </table:table-cell>
          <table:table-cell table:formula="of:=IF(OR([.B219]=6;[.B219]=7); 0; IF([.C219]=&quot;zima&quot;; 2*[.$R$6]; IF([.C219]=&quot;wiosna&quot;; 5*[.$R$6]; IF([.C219]=&quot;lato&quot;; 9*[.$R$6]; IF([.C219]=&quot;jesień&quot;; 4*[.$R$6]; 0)))))" office:value-type="float" office:value="0" calcext:value-type="float">
            <text:p>0</text:p>
          </table:table-cell>
          <table:table-cell table:formula="of:=[.J218]-[.E219]+[.I219]" office:value-type="float" office:value="4255" calcext:value-type="float">
            <text:p>4255</text:p>
          </table:table-cell>
          <table:table-cell table:formula="of:=IF(OR([.B219]=6;[.B219]=7); 0; IF([.C219]=&quot;zima&quot;; FLOOR(0.2*[.N219])*30; IF([.C219]=&quot;wiosna&quot;;  FLOOR(0.5*[.N219])*30; IF([.C219]=&quot;lato&quot;;  FLOOR(0.9*[.N219])*30; IF([.C219]=&quot;jesień&quot;;  FLOOR(0.4*[.N219])*30; 0)))))" office:value-type="float" office:value="0" calcext:value-type="float">
            <text:p>0</text:p>
          </table:table-cell>
          <table:table-cell table:formula="of:=IF(MONTH([.A219])&lt;&gt;MONTH([.A220]);1;0)" office:value-type="float" office:value="0" calcext:value-type="float">
            <text:p>0</text:p>
          </table:table-cell>
          <table:table-cell table:formula="of:=IF([.L219]=1;[.H219];0)" office:value-type="float" office:value="0" calcext:value-type="float">
            <text:p>0</text:p>
          </table:table-cell>
          <table:table-cell table:formula="of:=[.N218] + IF([.M218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07" calcext:value-type="date">
            <text:p>7.08.2023</text:p>
          </table:table-cell>
          <table:table-cell table:formula="of:=WEEKDAY([.A220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220]=6;[.B220]=7); 0; IF([.C220]=&quot;zima&quot;; FLOOR(0.2*[.N220])*30; IF([.C220]=&quot;wiosna&quot;;  FLOOR(0.5*[.N220])*30; IF([.C220]=&quot;lato&quot;;  FLOOR(0.9*[.N220])*30; IF([.C220]=&quot;jesień&quot;;  FLOOR(0.4*[.N220])*30; 0)))))" office:value-type="float" office:value="420" calcext:value-type="float">
            <text:p>420</text:p>
          </table:table-cell>
          <table:table-cell table:formula="of:=IF([.B220]=7; 15*[.N220]; 0) + IF(AND([.H219] &gt; 2400; MONTH([.A219])&lt;&gt;MONTH([.A220])); 2400; 0)" office:value-type="float" office:value="0" calcext:value-type="float">
            <text:p>0</text:p>
          </table:table-cell>
          <table:table-cell table:formula="of:=[.D220]+[.F219]" office:value-type="float" office:value="24450" calcext:value-type="float">
            <text:p>24450</text:p>
          </table:table-cell>
          <table:table-cell table:formula="of:=[.E220]+[.G219]" office:value-type="float" office:value="17915" calcext:value-type="float">
            <text:p>17915</text:p>
          </table:table-cell>
          <table:table-cell table:formula="of:=[.F220]-[.G220]" office:value-type="float" office:value="6535" calcext:value-type="float">
            <text:p>6535</text:p>
          </table:table-cell>
          <table:table-cell table:formula="of:=IF(OR([.B220]=6;[.B220]=7); 0; IF([.C220]=&quot;zima&quot;; 2*[.$R$6]; IF([.C220]=&quot;wiosna&quot;; 5*[.$R$6]; IF([.C220]=&quot;lato&quot;; 9*[.$R$6]; IF([.C220]=&quot;jesień&quot;; 4*[.$R$6]; 0)))))" office:value-type="float" office:value="270" calcext:value-type="float">
            <text:p>270</text:p>
          </table:table-cell>
          <table:table-cell table:formula="of:=[.J219]-[.E220]+[.I220]" office:value-type="float" office:value="4525" calcext:value-type="float">
            <text:p>4525</text:p>
          </table:table-cell>
          <table:table-cell table:formula="of:=IF(OR([.B220]=6;[.B220]=7); 0; IF([.C220]=&quot;zima&quot;; FLOOR(0.2*[.N220])*30; IF([.C220]=&quot;wiosna&quot;;  FLOOR(0.5*[.N220])*30; IF([.C220]=&quot;lato&quot;;  FLOOR(0.9*[.N220])*30; IF([.C220]=&quot;jesień&quot;;  FLOOR(0.4*[.N220])*30; 0)))))" office:value-type="float" office:value="420" calcext:value-type="float">
            <text:p>420</text:p>
          </table:table-cell>
          <table:table-cell table:formula="of:=IF(MONTH([.A220])&lt;&gt;MONTH([.A221]);1;0)" office:value-type="float" office:value="0" calcext:value-type="float">
            <text:p>0</text:p>
          </table:table-cell>
          <table:table-cell table:formula="of:=IF([.L220]=1;[.H220];0)" office:value-type="float" office:value="0" calcext:value-type="float">
            <text:p>0</text:p>
          </table:table-cell>
          <table:table-cell table:formula="of:=[.N219] + IF([.M219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08" calcext:value-type="date">
            <text:p>8.08.2023</text:p>
          </table:table-cell>
          <table:table-cell table:formula="of:=WEEKDAY([.A221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221]=6;[.B221]=7); 0; IF([.C221]=&quot;zima&quot;; FLOOR(0.2*[.N221])*30; IF([.C221]=&quot;wiosna&quot;;  FLOOR(0.5*[.N221])*30; IF([.C221]=&quot;lato&quot;;  FLOOR(0.9*[.N221])*30; IF([.C221]=&quot;jesień&quot;;  FLOOR(0.4*[.N221])*30; 0)))))" office:value-type="float" office:value="420" calcext:value-type="float">
            <text:p>420</text:p>
          </table:table-cell>
          <table:table-cell table:formula="of:=IF([.B221]=7; 15*[.N221]; 0) + IF(AND([.H220] &gt; 2400; MONTH([.A220])&lt;&gt;MONTH([.A221])); 2400; 0)" office:value-type="float" office:value="0" calcext:value-type="float">
            <text:p>0</text:p>
          </table:table-cell>
          <table:table-cell table:formula="of:=[.D221]+[.F220]" office:value-type="float" office:value="24870" calcext:value-type="float">
            <text:p>24870</text:p>
          </table:table-cell>
          <table:table-cell table:formula="of:=[.E221]+[.G220]" office:value-type="float" office:value="17915" calcext:value-type="float">
            <text:p>17915</text:p>
          </table:table-cell>
          <table:table-cell table:formula="of:=[.F221]-[.G221]" office:value-type="float" office:value="6955" calcext:value-type="float">
            <text:p>6955</text:p>
          </table:table-cell>
          <table:table-cell table:formula="of:=IF(OR([.B221]=6;[.B221]=7); 0; IF([.C221]=&quot;zima&quot;; 2*[.$R$6]; IF([.C221]=&quot;wiosna&quot;; 5*[.$R$6]; IF([.C221]=&quot;lato&quot;; 9*[.$R$6]; IF([.C221]=&quot;jesień&quot;; 4*[.$R$6]; 0)))))" office:value-type="float" office:value="270" calcext:value-type="float">
            <text:p>270</text:p>
          </table:table-cell>
          <table:table-cell table:formula="of:=[.J220]-[.E221]+[.I221]" office:value-type="float" office:value="4795" calcext:value-type="float">
            <text:p>4795</text:p>
          </table:table-cell>
          <table:table-cell table:formula="of:=IF(OR([.B221]=6;[.B221]=7); 0; IF([.C221]=&quot;zima&quot;; FLOOR(0.2*[.N221])*30; IF([.C221]=&quot;wiosna&quot;;  FLOOR(0.5*[.N221])*30; IF([.C221]=&quot;lato&quot;;  FLOOR(0.9*[.N221])*30; IF([.C221]=&quot;jesień&quot;;  FLOOR(0.4*[.N221])*30; 0)))))" office:value-type="float" office:value="420" calcext:value-type="float">
            <text:p>420</text:p>
          </table:table-cell>
          <table:table-cell table:formula="of:=IF(MONTH([.A221])&lt;&gt;MONTH([.A222]);1;0)" office:value-type="float" office:value="0" calcext:value-type="float">
            <text:p>0</text:p>
          </table:table-cell>
          <table:table-cell table:formula="of:=IF([.L221]=1;[.H221];0)" office:value-type="float" office:value="0" calcext:value-type="float">
            <text:p>0</text:p>
          </table:table-cell>
          <table:table-cell table:formula="of:=[.N220] + IF([.M220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09" calcext:value-type="date">
            <text:p>9.08.2023</text:p>
          </table:table-cell>
          <table:table-cell table:formula="of:=WEEKDAY([.A222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222]=6;[.B222]=7); 0; IF([.C222]=&quot;zima&quot;; FLOOR(0.2*[.N222])*30; IF([.C222]=&quot;wiosna&quot;;  FLOOR(0.5*[.N222])*30; IF([.C222]=&quot;lato&quot;;  FLOOR(0.9*[.N222])*30; IF([.C222]=&quot;jesień&quot;;  FLOOR(0.4*[.N222])*30; 0)))))" office:value-type="float" office:value="420" calcext:value-type="float">
            <text:p>420</text:p>
          </table:table-cell>
          <table:table-cell table:formula="of:=IF([.B222]=7; 15*[.N222]; 0) + IF(AND([.H221] &gt; 2400; MONTH([.A221])&lt;&gt;MONTH([.A222])); 2400; 0)" office:value-type="float" office:value="0" calcext:value-type="float">
            <text:p>0</text:p>
          </table:table-cell>
          <table:table-cell table:formula="of:=[.D222]+[.F221]" office:value-type="float" office:value="25290" calcext:value-type="float">
            <text:p>25290</text:p>
          </table:table-cell>
          <table:table-cell table:formula="of:=[.E222]+[.G221]" office:value-type="float" office:value="17915" calcext:value-type="float">
            <text:p>17915</text:p>
          </table:table-cell>
          <table:table-cell table:formula="of:=[.F222]-[.G222]" office:value-type="float" office:value="7375" calcext:value-type="float">
            <text:p>7375</text:p>
          </table:table-cell>
          <table:table-cell table:formula="of:=IF(OR([.B222]=6;[.B222]=7); 0; IF([.C222]=&quot;zima&quot;; 2*[.$R$6]; IF([.C222]=&quot;wiosna&quot;; 5*[.$R$6]; IF([.C222]=&quot;lato&quot;; 9*[.$R$6]; IF([.C222]=&quot;jesień&quot;; 4*[.$R$6]; 0)))))" office:value-type="float" office:value="270" calcext:value-type="float">
            <text:p>270</text:p>
          </table:table-cell>
          <table:table-cell table:formula="of:=[.J221]-[.E222]+[.I222]" office:value-type="float" office:value="5065" calcext:value-type="float">
            <text:p>5065</text:p>
          </table:table-cell>
          <table:table-cell table:formula="of:=IF(OR([.B222]=6;[.B222]=7); 0; IF([.C222]=&quot;zima&quot;; FLOOR(0.2*[.N222])*30; IF([.C222]=&quot;wiosna&quot;;  FLOOR(0.5*[.N222])*30; IF([.C222]=&quot;lato&quot;;  FLOOR(0.9*[.N222])*30; IF([.C222]=&quot;jesień&quot;;  FLOOR(0.4*[.N222])*30; 0)))))" office:value-type="float" office:value="420" calcext:value-type="float">
            <text:p>420</text:p>
          </table:table-cell>
          <table:table-cell table:formula="of:=IF(MONTH([.A222])&lt;&gt;MONTH([.A223]);1;0)" office:value-type="float" office:value="0" calcext:value-type="float">
            <text:p>0</text:p>
          </table:table-cell>
          <table:table-cell table:formula="of:=IF([.L222]=1;[.H222];0)" office:value-type="float" office:value="0" calcext:value-type="float">
            <text:p>0</text:p>
          </table:table-cell>
          <table:table-cell table:formula="of:=[.N221] + IF([.M221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10" calcext:value-type="date">
            <text:p>10.08.2023</text:p>
          </table:table-cell>
          <table:table-cell table:formula="of:=WEEKDAY([.A223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223]=6;[.B223]=7); 0; IF([.C223]=&quot;zima&quot;; FLOOR(0.2*[.N223])*30; IF([.C223]=&quot;wiosna&quot;;  FLOOR(0.5*[.N223])*30; IF([.C223]=&quot;lato&quot;;  FLOOR(0.9*[.N223])*30; IF([.C223]=&quot;jesień&quot;;  FLOOR(0.4*[.N223])*30; 0)))))" office:value-type="float" office:value="420" calcext:value-type="float">
            <text:p>420</text:p>
          </table:table-cell>
          <table:table-cell table:formula="of:=IF([.B223]=7; 15*[.N223]; 0) + IF(AND([.H222] &gt; 2400; MONTH([.A222])&lt;&gt;MONTH([.A223])); 2400; 0)" office:value-type="float" office:value="0" calcext:value-type="float">
            <text:p>0</text:p>
          </table:table-cell>
          <table:table-cell table:formula="of:=[.D223]+[.F222]" office:value-type="float" office:value="25710" calcext:value-type="float">
            <text:p>25710</text:p>
          </table:table-cell>
          <table:table-cell table:formula="of:=[.E223]+[.G222]" office:value-type="float" office:value="17915" calcext:value-type="float">
            <text:p>17915</text:p>
          </table:table-cell>
          <table:table-cell table:formula="of:=[.F223]-[.G223]" office:value-type="float" office:value="7795" calcext:value-type="float">
            <text:p>7795</text:p>
          </table:table-cell>
          <table:table-cell table:formula="of:=IF(OR([.B223]=6;[.B223]=7); 0; IF([.C223]=&quot;zima&quot;; 2*[.$R$6]; IF([.C223]=&quot;wiosna&quot;; 5*[.$R$6]; IF([.C223]=&quot;lato&quot;; 9*[.$R$6]; IF([.C223]=&quot;jesień&quot;; 4*[.$R$6]; 0)))))" office:value-type="float" office:value="270" calcext:value-type="float">
            <text:p>270</text:p>
          </table:table-cell>
          <table:table-cell table:formula="of:=[.J222]-[.E223]+[.I223]" office:value-type="float" office:value="5335" calcext:value-type="float">
            <text:p>5335</text:p>
          </table:table-cell>
          <table:table-cell table:formula="of:=IF(OR([.B223]=6;[.B223]=7); 0; IF([.C223]=&quot;zima&quot;; FLOOR(0.2*[.N223])*30; IF([.C223]=&quot;wiosna&quot;;  FLOOR(0.5*[.N223])*30; IF([.C223]=&quot;lato&quot;;  FLOOR(0.9*[.N223])*30; IF([.C223]=&quot;jesień&quot;;  FLOOR(0.4*[.N223])*30; 0)))))" office:value-type="float" office:value="420" calcext:value-type="float">
            <text:p>420</text:p>
          </table:table-cell>
          <table:table-cell table:formula="of:=IF(MONTH([.A223])&lt;&gt;MONTH([.A224]);1;0)" office:value-type="float" office:value="0" calcext:value-type="float">
            <text:p>0</text:p>
          </table:table-cell>
          <table:table-cell table:formula="of:=IF([.L223]=1;[.H223];0)" office:value-type="float" office:value="0" calcext:value-type="float">
            <text:p>0</text:p>
          </table:table-cell>
          <table:table-cell table:formula="of:=[.N222] + IF([.M222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11" calcext:value-type="date">
            <text:p>11.08.2023</text:p>
          </table:table-cell>
          <table:table-cell table:formula="of:=WEEKDAY([.A224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224]=6;[.B224]=7); 0; IF([.C224]=&quot;zima&quot;; FLOOR(0.2*[.N224])*30; IF([.C224]=&quot;wiosna&quot;;  FLOOR(0.5*[.N224])*30; IF([.C224]=&quot;lato&quot;;  FLOOR(0.9*[.N224])*30; IF([.C224]=&quot;jesień&quot;;  FLOOR(0.4*[.N224])*30; 0)))))" office:value-type="float" office:value="420" calcext:value-type="float">
            <text:p>420</text:p>
          </table:table-cell>
          <table:table-cell table:formula="of:=IF([.B224]=7; 15*[.N224]; 0) + IF(AND([.H223] &gt; 2400; MONTH([.A223])&lt;&gt;MONTH([.A224])); 2400; 0)" office:value-type="float" office:value="0" calcext:value-type="float">
            <text:p>0</text:p>
          </table:table-cell>
          <table:table-cell table:formula="of:=[.D224]+[.F223]" office:value-type="float" office:value="26130" calcext:value-type="float">
            <text:p>26130</text:p>
          </table:table-cell>
          <table:table-cell table:formula="of:=[.E224]+[.G223]" office:value-type="float" office:value="17915" calcext:value-type="float">
            <text:p>17915</text:p>
          </table:table-cell>
          <table:table-cell table:formula="of:=[.F224]-[.G224]" office:value-type="float" office:value="8215" calcext:value-type="float">
            <text:p>8215</text:p>
          </table:table-cell>
          <table:table-cell table:formula="of:=IF(OR([.B224]=6;[.B224]=7); 0; IF([.C224]=&quot;zima&quot;; 2*[.$R$6]; IF([.C224]=&quot;wiosna&quot;; 5*[.$R$6]; IF([.C224]=&quot;lato&quot;; 9*[.$R$6]; IF([.C224]=&quot;jesień&quot;; 4*[.$R$6]; 0)))))" office:value-type="float" office:value="270" calcext:value-type="float">
            <text:p>270</text:p>
          </table:table-cell>
          <table:table-cell table:formula="of:=[.J223]-[.E224]+[.I224]" office:value-type="float" office:value="5605" calcext:value-type="float">
            <text:p>5605</text:p>
          </table:table-cell>
          <table:table-cell table:formula="of:=IF(OR([.B224]=6;[.B224]=7); 0; IF([.C224]=&quot;zima&quot;; FLOOR(0.2*[.N224])*30; IF([.C224]=&quot;wiosna&quot;;  FLOOR(0.5*[.N224])*30; IF([.C224]=&quot;lato&quot;;  FLOOR(0.9*[.N224])*30; IF([.C224]=&quot;jesień&quot;;  FLOOR(0.4*[.N224])*30; 0)))))" office:value-type="float" office:value="420" calcext:value-type="float">
            <text:p>420</text:p>
          </table:table-cell>
          <table:table-cell table:formula="of:=IF(MONTH([.A224])&lt;&gt;MONTH([.A225]);1;0)" office:value-type="float" office:value="0" calcext:value-type="float">
            <text:p>0</text:p>
          </table:table-cell>
          <table:table-cell table:formula="of:=IF([.L224]=1;[.H224];0)" office:value-type="float" office:value="0" calcext:value-type="float">
            <text:p>0</text:p>
          </table:table-cell>
          <table:table-cell table:formula="of:=[.N223] + IF([.M223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12" calcext:value-type="date">
            <text:p>12.08.2023</text:p>
          </table:table-cell>
          <table:table-cell table:formula="of:=WEEKDAY([.A225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225]=6;[.B225]=7); 0; IF([.C225]=&quot;zima&quot;; FLOOR(0.2*[.N225])*30; IF([.C225]=&quot;wiosna&quot;;  FLOOR(0.5*[.N225])*30; IF([.C225]=&quot;lato&quot;;  FLOOR(0.9*[.N225])*30; IF([.C225]=&quot;jesień&quot;;  FLOOR(0.4*[.N225])*30; 0)))))" office:value-type="float" office:value="0" calcext:value-type="float">
            <text:p>0</text:p>
          </table:table-cell>
          <table:table-cell table:formula="of:=IF([.B225]=7; 15*[.N225]; 0) + IF(AND([.H224] &gt; 2400; MONTH([.A224])&lt;&gt;MONTH([.A225])); 2400; 0)" office:value-type="float" office:value="0" calcext:value-type="float">
            <text:p>0</text:p>
          </table:table-cell>
          <table:table-cell table:formula="of:=[.D225]+[.F224]" office:value-type="float" office:value="26130" calcext:value-type="float">
            <text:p>26130</text:p>
          </table:table-cell>
          <table:table-cell table:formula="of:=[.E225]+[.G224]" office:value-type="float" office:value="17915" calcext:value-type="float">
            <text:p>17915</text:p>
          </table:table-cell>
          <table:table-cell table:formula="of:=[.F225]-[.G225]" office:value-type="float" office:value="8215" calcext:value-type="float">
            <text:p>8215</text:p>
          </table:table-cell>
          <table:table-cell table:formula="of:=IF(OR([.B225]=6;[.B225]=7); 0; IF([.C225]=&quot;zima&quot;; 2*[.$R$6]; IF([.C225]=&quot;wiosna&quot;; 5*[.$R$6]; IF([.C225]=&quot;lato&quot;; 9*[.$R$6]; IF([.C225]=&quot;jesień&quot;; 4*[.$R$6]; 0)))))" office:value-type="float" office:value="0" calcext:value-type="float">
            <text:p>0</text:p>
          </table:table-cell>
          <table:table-cell table:formula="of:=[.J224]-[.E225]+[.I225]" office:value-type="float" office:value="5605" calcext:value-type="float">
            <text:p>5605</text:p>
          </table:table-cell>
          <table:table-cell table:formula="of:=IF(OR([.B225]=6;[.B225]=7); 0; IF([.C225]=&quot;zima&quot;; FLOOR(0.2*[.N225])*30; IF([.C225]=&quot;wiosna&quot;;  FLOOR(0.5*[.N225])*30; IF([.C225]=&quot;lato&quot;;  FLOOR(0.9*[.N225])*30; IF([.C225]=&quot;jesień&quot;;  FLOOR(0.4*[.N225])*30; 0)))))" office:value-type="float" office:value="0" calcext:value-type="float">
            <text:p>0</text:p>
          </table:table-cell>
          <table:table-cell table:formula="of:=IF(MONTH([.A225])&lt;&gt;MONTH([.A226]);1;0)" office:value-type="float" office:value="0" calcext:value-type="float">
            <text:p>0</text:p>
          </table:table-cell>
          <table:table-cell table:formula="of:=IF([.L225]=1;[.H225];0)" office:value-type="float" office:value="0" calcext:value-type="float">
            <text:p>0</text:p>
          </table:table-cell>
          <table:table-cell table:formula="of:=[.N224] + IF([.M224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13" calcext:value-type="date">
            <text:p>13.08.2023</text:p>
          </table:table-cell>
          <table:table-cell table:formula="of:=WEEKDAY([.A226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226]=6;[.B226]=7); 0; IF([.C226]=&quot;zima&quot;; FLOOR(0.2*[.N226])*30; IF([.C226]=&quot;wiosna&quot;;  FLOOR(0.5*[.N226])*30; IF([.C226]=&quot;lato&quot;;  FLOOR(0.9*[.N226])*30; IF([.C226]=&quot;jesień&quot;;  FLOOR(0.4*[.N226])*30; 0)))))" office:value-type="float" office:value="0" calcext:value-type="float">
            <text:p>0</text:p>
          </table:table-cell>
          <table:table-cell table:formula="of:=IF([.B226]=7; 15*[.N226]; 0) + IF(AND([.H225] &gt; 2400; MONTH([.A225])&lt;&gt;MONTH([.A226])); 2400; 0)" office:value-type="float" office:value="240" calcext:value-type="float">
            <text:p>240</text:p>
          </table:table-cell>
          <table:table-cell table:formula="of:=[.D226]+[.F225]" office:value-type="float" office:value="26130" calcext:value-type="float">
            <text:p>26130</text:p>
          </table:table-cell>
          <table:table-cell table:formula="of:=[.E226]+[.G225]" office:value-type="float" office:value="18155" calcext:value-type="float">
            <text:p>18155</text:p>
          </table:table-cell>
          <table:table-cell table:formula="of:=[.F226]-[.G226]" office:value-type="float" office:value="7975" calcext:value-type="float">
            <text:p>7975</text:p>
          </table:table-cell>
          <table:table-cell table:formula="of:=IF(OR([.B226]=6;[.B226]=7); 0; IF([.C226]=&quot;zima&quot;; 2*[.$R$6]; IF([.C226]=&quot;wiosna&quot;; 5*[.$R$6]; IF([.C226]=&quot;lato&quot;; 9*[.$R$6]; IF([.C226]=&quot;jesień&quot;; 4*[.$R$6]; 0)))))" office:value-type="float" office:value="0" calcext:value-type="float">
            <text:p>0</text:p>
          </table:table-cell>
          <table:table-cell table:formula="of:=[.J225]-[.E226]+[.I226]" office:value-type="float" office:value="5365" calcext:value-type="float">
            <text:p>5365</text:p>
          </table:table-cell>
          <table:table-cell table:formula="of:=IF(OR([.B226]=6;[.B226]=7); 0; IF([.C226]=&quot;zima&quot;; FLOOR(0.2*[.N226])*30; IF([.C226]=&quot;wiosna&quot;;  FLOOR(0.5*[.N226])*30; IF([.C226]=&quot;lato&quot;;  FLOOR(0.9*[.N226])*30; IF([.C226]=&quot;jesień&quot;;  FLOOR(0.4*[.N226])*30; 0)))))" office:value-type="float" office:value="0" calcext:value-type="float">
            <text:p>0</text:p>
          </table:table-cell>
          <table:table-cell table:formula="of:=IF(MONTH([.A226])&lt;&gt;MONTH([.A227]);1;0)" office:value-type="float" office:value="0" calcext:value-type="float">
            <text:p>0</text:p>
          </table:table-cell>
          <table:table-cell table:formula="of:=IF([.L226]=1;[.H226];0)" office:value-type="float" office:value="0" calcext:value-type="float">
            <text:p>0</text:p>
          </table:table-cell>
          <table:table-cell table:formula="of:=[.N225] + IF([.M225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14" calcext:value-type="date">
            <text:p>14.08.2023</text:p>
          </table:table-cell>
          <table:table-cell table:formula="of:=WEEKDAY([.A227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227]=6;[.B227]=7); 0; IF([.C227]=&quot;zima&quot;; FLOOR(0.2*[.N227])*30; IF([.C227]=&quot;wiosna&quot;;  FLOOR(0.5*[.N227])*30; IF([.C227]=&quot;lato&quot;;  FLOOR(0.9*[.N227])*30; IF([.C227]=&quot;jesień&quot;;  FLOOR(0.4*[.N227])*30; 0)))))" office:value-type="float" office:value="420" calcext:value-type="float">
            <text:p>420</text:p>
          </table:table-cell>
          <table:table-cell table:formula="of:=IF([.B227]=7; 15*[.N227]; 0) + IF(AND([.H226] &gt; 2400; MONTH([.A226])&lt;&gt;MONTH([.A227])); 2400; 0)" office:value-type="float" office:value="0" calcext:value-type="float">
            <text:p>0</text:p>
          </table:table-cell>
          <table:table-cell table:formula="of:=[.D227]+[.F226]" office:value-type="float" office:value="26550" calcext:value-type="float">
            <text:p>26550</text:p>
          </table:table-cell>
          <table:table-cell table:formula="of:=[.E227]+[.G226]" office:value-type="float" office:value="18155" calcext:value-type="float">
            <text:p>18155</text:p>
          </table:table-cell>
          <table:table-cell table:formula="of:=[.F227]-[.G227]" office:value-type="float" office:value="8395" calcext:value-type="float">
            <text:p>8395</text:p>
          </table:table-cell>
          <table:table-cell table:formula="of:=IF(OR([.B227]=6;[.B227]=7); 0; IF([.C227]=&quot;zima&quot;; 2*[.$R$6]; IF([.C227]=&quot;wiosna&quot;; 5*[.$R$6]; IF([.C227]=&quot;lato&quot;; 9*[.$R$6]; IF([.C227]=&quot;jesień&quot;; 4*[.$R$6]; 0)))))" office:value-type="float" office:value="270" calcext:value-type="float">
            <text:p>270</text:p>
          </table:table-cell>
          <table:table-cell table:formula="of:=[.J226]-[.E227]+[.I227]" office:value-type="float" office:value="5635" calcext:value-type="float">
            <text:p>5635</text:p>
          </table:table-cell>
          <table:table-cell table:formula="of:=IF(OR([.B227]=6;[.B227]=7); 0; IF([.C227]=&quot;zima&quot;; FLOOR(0.2*[.N227])*30; IF([.C227]=&quot;wiosna&quot;;  FLOOR(0.5*[.N227])*30; IF([.C227]=&quot;lato&quot;;  FLOOR(0.9*[.N227])*30; IF([.C227]=&quot;jesień&quot;;  FLOOR(0.4*[.N227])*30; 0)))))" office:value-type="float" office:value="420" calcext:value-type="float">
            <text:p>420</text:p>
          </table:table-cell>
          <table:table-cell table:formula="of:=IF(MONTH([.A227])&lt;&gt;MONTH([.A228]);1;0)" office:value-type="float" office:value="0" calcext:value-type="float">
            <text:p>0</text:p>
          </table:table-cell>
          <table:table-cell table:formula="of:=IF([.L227]=1;[.H227];0)" office:value-type="float" office:value="0" calcext:value-type="float">
            <text:p>0</text:p>
          </table:table-cell>
          <table:table-cell table:formula="of:=[.N226] + IF([.M226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15" calcext:value-type="date">
            <text:p>15.08.2023</text:p>
          </table:table-cell>
          <table:table-cell table:formula="of:=WEEKDAY([.A228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228]=6;[.B228]=7); 0; IF([.C228]=&quot;zima&quot;; FLOOR(0.2*[.N228])*30; IF([.C228]=&quot;wiosna&quot;;  FLOOR(0.5*[.N228])*30; IF([.C228]=&quot;lato&quot;;  FLOOR(0.9*[.N228])*30; IF([.C228]=&quot;jesień&quot;;  FLOOR(0.4*[.N228])*30; 0)))))" office:value-type="float" office:value="420" calcext:value-type="float">
            <text:p>420</text:p>
          </table:table-cell>
          <table:table-cell table:formula="of:=IF([.B228]=7; 15*[.N228]; 0) + IF(AND([.H227] &gt; 2400; MONTH([.A227])&lt;&gt;MONTH([.A228])); 2400; 0)" office:value-type="float" office:value="0" calcext:value-type="float">
            <text:p>0</text:p>
          </table:table-cell>
          <table:table-cell table:formula="of:=[.D228]+[.F227]" office:value-type="float" office:value="26970" calcext:value-type="float">
            <text:p>26970</text:p>
          </table:table-cell>
          <table:table-cell table:formula="of:=[.E228]+[.G227]" office:value-type="float" office:value="18155" calcext:value-type="float">
            <text:p>18155</text:p>
          </table:table-cell>
          <table:table-cell table:formula="of:=[.F228]-[.G228]" office:value-type="float" office:value="8815" calcext:value-type="float">
            <text:p>8815</text:p>
          </table:table-cell>
          <table:table-cell table:formula="of:=IF(OR([.B228]=6;[.B228]=7); 0; IF([.C228]=&quot;zima&quot;; 2*[.$R$6]; IF([.C228]=&quot;wiosna&quot;; 5*[.$R$6]; IF([.C228]=&quot;lato&quot;; 9*[.$R$6]; IF([.C228]=&quot;jesień&quot;; 4*[.$R$6]; 0)))))" office:value-type="float" office:value="270" calcext:value-type="float">
            <text:p>270</text:p>
          </table:table-cell>
          <table:table-cell table:formula="of:=[.J227]-[.E228]+[.I228]" office:value-type="float" office:value="5905" calcext:value-type="float">
            <text:p>5905</text:p>
          </table:table-cell>
          <table:table-cell table:formula="of:=IF(OR([.B228]=6;[.B228]=7); 0; IF([.C228]=&quot;zima&quot;; FLOOR(0.2*[.N228])*30; IF([.C228]=&quot;wiosna&quot;;  FLOOR(0.5*[.N228])*30; IF([.C228]=&quot;lato&quot;;  FLOOR(0.9*[.N228])*30; IF([.C228]=&quot;jesień&quot;;  FLOOR(0.4*[.N228])*30; 0)))))" office:value-type="float" office:value="420" calcext:value-type="float">
            <text:p>420</text:p>
          </table:table-cell>
          <table:table-cell table:formula="of:=IF(MONTH([.A228])&lt;&gt;MONTH([.A229]);1;0)" office:value-type="float" office:value="0" calcext:value-type="float">
            <text:p>0</text:p>
          </table:table-cell>
          <table:table-cell table:formula="of:=IF([.L228]=1;[.H228];0)" office:value-type="float" office:value="0" calcext:value-type="float">
            <text:p>0</text:p>
          </table:table-cell>
          <table:table-cell table:formula="of:=[.N227] + IF([.M227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16" calcext:value-type="date">
            <text:p>16.08.2023</text:p>
          </table:table-cell>
          <table:table-cell table:formula="of:=WEEKDAY([.A229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229]=6;[.B229]=7); 0; IF([.C229]=&quot;zima&quot;; FLOOR(0.2*[.N229])*30; IF([.C229]=&quot;wiosna&quot;;  FLOOR(0.5*[.N229])*30; IF([.C229]=&quot;lato&quot;;  FLOOR(0.9*[.N229])*30; IF([.C229]=&quot;jesień&quot;;  FLOOR(0.4*[.N229])*30; 0)))))" office:value-type="float" office:value="420" calcext:value-type="float">
            <text:p>420</text:p>
          </table:table-cell>
          <table:table-cell table:formula="of:=IF([.B229]=7; 15*[.N229]; 0) + IF(AND([.H228] &gt; 2400; MONTH([.A228])&lt;&gt;MONTH([.A229])); 2400; 0)" office:value-type="float" office:value="0" calcext:value-type="float">
            <text:p>0</text:p>
          </table:table-cell>
          <table:table-cell table:formula="of:=[.D229]+[.F228]" office:value-type="float" office:value="27390" calcext:value-type="float">
            <text:p>27390</text:p>
          </table:table-cell>
          <table:table-cell table:formula="of:=[.E229]+[.G228]" office:value-type="float" office:value="18155" calcext:value-type="float">
            <text:p>18155</text:p>
          </table:table-cell>
          <table:table-cell table:formula="of:=[.F229]-[.G229]" office:value-type="float" office:value="9235" calcext:value-type="float">
            <text:p>9235</text:p>
          </table:table-cell>
          <table:table-cell table:formula="of:=IF(OR([.B229]=6;[.B229]=7); 0; IF([.C229]=&quot;zima&quot;; 2*[.$R$6]; IF([.C229]=&quot;wiosna&quot;; 5*[.$R$6]; IF([.C229]=&quot;lato&quot;; 9*[.$R$6]; IF([.C229]=&quot;jesień&quot;; 4*[.$R$6]; 0)))))" office:value-type="float" office:value="270" calcext:value-type="float">
            <text:p>270</text:p>
          </table:table-cell>
          <table:table-cell table:formula="of:=[.J228]-[.E229]+[.I229]" office:value-type="float" office:value="6175" calcext:value-type="float">
            <text:p>6175</text:p>
          </table:table-cell>
          <table:table-cell table:formula="of:=IF(OR([.B229]=6;[.B229]=7); 0; IF([.C229]=&quot;zima&quot;; FLOOR(0.2*[.N229])*30; IF([.C229]=&quot;wiosna&quot;;  FLOOR(0.5*[.N229])*30; IF([.C229]=&quot;lato&quot;;  FLOOR(0.9*[.N229])*30; IF([.C229]=&quot;jesień&quot;;  FLOOR(0.4*[.N229])*30; 0)))))" office:value-type="float" office:value="420" calcext:value-type="float">
            <text:p>420</text:p>
          </table:table-cell>
          <table:table-cell table:formula="of:=IF(MONTH([.A229])&lt;&gt;MONTH([.A230]);1;0)" office:value-type="float" office:value="0" calcext:value-type="float">
            <text:p>0</text:p>
          </table:table-cell>
          <table:table-cell table:formula="of:=IF([.L229]=1;[.H229];0)" office:value-type="float" office:value="0" calcext:value-type="float">
            <text:p>0</text:p>
          </table:table-cell>
          <table:table-cell table:formula="of:=[.N228] + IF([.M228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17" calcext:value-type="date">
            <text:p>17.08.2023</text:p>
          </table:table-cell>
          <table:table-cell table:formula="of:=WEEKDAY([.A230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230]=6;[.B230]=7); 0; IF([.C230]=&quot;zima&quot;; FLOOR(0.2*[.N230])*30; IF([.C230]=&quot;wiosna&quot;;  FLOOR(0.5*[.N230])*30; IF([.C230]=&quot;lato&quot;;  FLOOR(0.9*[.N230])*30; IF([.C230]=&quot;jesień&quot;;  FLOOR(0.4*[.N230])*30; 0)))))" office:value-type="float" office:value="420" calcext:value-type="float">
            <text:p>420</text:p>
          </table:table-cell>
          <table:table-cell table:formula="of:=IF([.B230]=7; 15*[.N230]; 0) + IF(AND([.H229] &gt; 2400; MONTH([.A229])&lt;&gt;MONTH([.A230])); 2400; 0)" office:value-type="float" office:value="0" calcext:value-type="float">
            <text:p>0</text:p>
          </table:table-cell>
          <table:table-cell table:formula="of:=[.D230]+[.F229]" office:value-type="float" office:value="27810" calcext:value-type="float">
            <text:p>27810</text:p>
          </table:table-cell>
          <table:table-cell table:formula="of:=[.E230]+[.G229]" office:value-type="float" office:value="18155" calcext:value-type="float">
            <text:p>18155</text:p>
          </table:table-cell>
          <table:table-cell table:formula="of:=[.F230]-[.G230]" office:value-type="float" office:value="9655" calcext:value-type="float">
            <text:p>9655</text:p>
          </table:table-cell>
          <table:table-cell table:formula="of:=IF(OR([.B230]=6;[.B230]=7); 0; IF([.C230]=&quot;zima&quot;; 2*[.$R$6]; IF([.C230]=&quot;wiosna&quot;; 5*[.$R$6]; IF([.C230]=&quot;lato&quot;; 9*[.$R$6]; IF([.C230]=&quot;jesień&quot;; 4*[.$R$6]; 0)))))" office:value-type="float" office:value="270" calcext:value-type="float">
            <text:p>270</text:p>
          </table:table-cell>
          <table:table-cell table:formula="of:=[.J229]-[.E230]+[.I230]" office:value-type="float" office:value="6445" calcext:value-type="float">
            <text:p>6445</text:p>
          </table:table-cell>
          <table:table-cell table:formula="of:=IF(OR([.B230]=6;[.B230]=7); 0; IF([.C230]=&quot;zima&quot;; FLOOR(0.2*[.N230])*30; IF([.C230]=&quot;wiosna&quot;;  FLOOR(0.5*[.N230])*30; IF([.C230]=&quot;lato&quot;;  FLOOR(0.9*[.N230])*30; IF([.C230]=&quot;jesień&quot;;  FLOOR(0.4*[.N230])*30; 0)))))" office:value-type="float" office:value="420" calcext:value-type="float">
            <text:p>420</text:p>
          </table:table-cell>
          <table:table-cell table:formula="of:=IF(MONTH([.A230])&lt;&gt;MONTH([.A231]);1;0)" office:value-type="float" office:value="0" calcext:value-type="float">
            <text:p>0</text:p>
          </table:table-cell>
          <table:table-cell table:formula="of:=IF([.L230]=1;[.H230];0)" office:value-type="float" office:value="0" calcext:value-type="float">
            <text:p>0</text:p>
          </table:table-cell>
          <table:table-cell table:formula="of:=[.N229] + IF([.M229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18" calcext:value-type="date">
            <text:p>18.08.2023</text:p>
          </table:table-cell>
          <table:table-cell table:formula="of:=WEEKDAY([.A231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231]=6;[.B231]=7); 0; IF([.C231]=&quot;zima&quot;; FLOOR(0.2*[.N231])*30; IF([.C231]=&quot;wiosna&quot;;  FLOOR(0.5*[.N231])*30; IF([.C231]=&quot;lato&quot;;  FLOOR(0.9*[.N231])*30; IF([.C231]=&quot;jesień&quot;;  FLOOR(0.4*[.N231])*30; 0)))))" office:value-type="float" office:value="420" calcext:value-type="float">
            <text:p>420</text:p>
          </table:table-cell>
          <table:table-cell table:formula="of:=IF([.B231]=7; 15*[.N231]; 0) + IF(AND([.H230] &gt; 2400; MONTH([.A230])&lt;&gt;MONTH([.A231])); 2400; 0)" office:value-type="float" office:value="0" calcext:value-type="float">
            <text:p>0</text:p>
          </table:table-cell>
          <table:table-cell table:formula="of:=[.D231]+[.F230]" office:value-type="float" office:value="28230" calcext:value-type="float">
            <text:p>28230</text:p>
          </table:table-cell>
          <table:table-cell table:formula="of:=[.E231]+[.G230]" office:value-type="float" office:value="18155" calcext:value-type="float">
            <text:p>18155</text:p>
          </table:table-cell>
          <table:table-cell table:formula="of:=[.F231]-[.G231]" office:value-type="float" office:value="10075" calcext:value-type="float">
            <text:p>10075</text:p>
          </table:table-cell>
          <table:table-cell table:formula="of:=IF(OR([.B231]=6;[.B231]=7); 0; IF([.C231]=&quot;zima&quot;; 2*[.$R$6]; IF([.C231]=&quot;wiosna&quot;; 5*[.$R$6]; IF([.C231]=&quot;lato&quot;; 9*[.$R$6]; IF([.C231]=&quot;jesień&quot;; 4*[.$R$6]; 0)))))" office:value-type="float" office:value="270" calcext:value-type="float">
            <text:p>270</text:p>
          </table:table-cell>
          <table:table-cell table:formula="of:=[.J230]-[.E231]+[.I231]" office:value-type="float" office:value="6715" calcext:value-type="float">
            <text:p>6715</text:p>
          </table:table-cell>
          <table:table-cell table:formula="of:=IF(OR([.B231]=6;[.B231]=7); 0; IF([.C231]=&quot;zima&quot;; FLOOR(0.2*[.N231])*30; IF([.C231]=&quot;wiosna&quot;;  FLOOR(0.5*[.N231])*30; IF([.C231]=&quot;lato&quot;;  FLOOR(0.9*[.N231])*30; IF([.C231]=&quot;jesień&quot;;  FLOOR(0.4*[.N231])*30; 0)))))" office:value-type="float" office:value="420" calcext:value-type="float">
            <text:p>420</text:p>
          </table:table-cell>
          <table:table-cell table:formula="of:=IF(MONTH([.A231])&lt;&gt;MONTH([.A232]);1;0)" office:value-type="float" office:value="0" calcext:value-type="float">
            <text:p>0</text:p>
          </table:table-cell>
          <table:table-cell table:formula="of:=IF([.L231]=1;[.H231];0)" office:value-type="float" office:value="0" calcext:value-type="float">
            <text:p>0</text:p>
          </table:table-cell>
          <table:table-cell table:formula="of:=[.N230] + IF([.M230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19" calcext:value-type="date">
            <text:p>19.08.2023</text:p>
          </table:table-cell>
          <table:table-cell table:formula="of:=WEEKDAY([.A232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232]=6;[.B232]=7); 0; IF([.C232]=&quot;zima&quot;; FLOOR(0.2*[.N232])*30; IF([.C232]=&quot;wiosna&quot;;  FLOOR(0.5*[.N232])*30; IF([.C232]=&quot;lato&quot;;  FLOOR(0.9*[.N232])*30; IF([.C232]=&quot;jesień&quot;;  FLOOR(0.4*[.N232])*30; 0)))))" office:value-type="float" office:value="0" calcext:value-type="float">
            <text:p>0</text:p>
          </table:table-cell>
          <table:table-cell table:formula="of:=IF([.B232]=7; 15*[.N232]; 0) + IF(AND([.H231] &gt; 2400; MONTH([.A231])&lt;&gt;MONTH([.A232])); 2400; 0)" office:value-type="float" office:value="0" calcext:value-type="float">
            <text:p>0</text:p>
          </table:table-cell>
          <table:table-cell table:formula="of:=[.D232]+[.F231]" office:value-type="float" office:value="28230" calcext:value-type="float">
            <text:p>28230</text:p>
          </table:table-cell>
          <table:table-cell table:formula="of:=[.E232]+[.G231]" office:value-type="float" office:value="18155" calcext:value-type="float">
            <text:p>18155</text:p>
          </table:table-cell>
          <table:table-cell table:formula="of:=[.F232]-[.G232]" office:value-type="float" office:value="10075" calcext:value-type="float">
            <text:p>10075</text:p>
          </table:table-cell>
          <table:table-cell table:formula="of:=IF(OR([.B232]=6;[.B232]=7); 0; IF([.C232]=&quot;zima&quot;; 2*[.$R$6]; IF([.C232]=&quot;wiosna&quot;; 5*[.$R$6]; IF([.C232]=&quot;lato&quot;; 9*[.$R$6]; IF([.C232]=&quot;jesień&quot;; 4*[.$R$6]; 0)))))" office:value-type="float" office:value="0" calcext:value-type="float">
            <text:p>0</text:p>
          </table:table-cell>
          <table:table-cell table:formula="of:=[.J231]-[.E232]+[.I232]" office:value-type="float" office:value="6715" calcext:value-type="float">
            <text:p>6715</text:p>
          </table:table-cell>
          <table:table-cell table:formula="of:=IF(OR([.B232]=6;[.B232]=7); 0; IF([.C232]=&quot;zima&quot;; FLOOR(0.2*[.N232])*30; IF([.C232]=&quot;wiosna&quot;;  FLOOR(0.5*[.N232])*30; IF([.C232]=&quot;lato&quot;;  FLOOR(0.9*[.N232])*30; IF([.C232]=&quot;jesień&quot;;  FLOOR(0.4*[.N232])*30; 0)))))" office:value-type="float" office:value="0" calcext:value-type="float">
            <text:p>0</text:p>
          </table:table-cell>
          <table:table-cell table:formula="of:=IF(MONTH([.A232])&lt;&gt;MONTH([.A233]);1;0)" office:value-type="float" office:value="0" calcext:value-type="float">
            <text:p>0</text:p>
          </table:table-cell>
          <table:table-cell table:formula="of:=IF([.L232]=1;[.H232];0)" office:value-type="float" office:value="0" calcext:value-type="float">
            <text:p>0</text:p>
          </table:table-cell>
          <table:table-cell table:formula="of:=[.N231] + IF([.M231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20" calcext:value-type="date">
            <text:p>20.08.2023</text:p>
          </table:table-cell>
          <table:table-cell table:formula="of:=WEEKDAY([.A233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233]=6;[.B233]=7); 0; IF([.C233]=&quot;zima&quot;; FLOOR(0.2*[.N233])*30; IF([.C233]=&quot;wiosna&quot;;  FLOOR(0.5*[.N233])*30; IF([.C233]=&quot;lato&quot;;  FLOOR(0.9*[.N233])*30; IF([.C233]=&quot;jesień&quot;;  FLOOR(0.4*[.N233])*30; 0)))))" office:value-type="float" office:value="0" calcext:value-type="float">
            <text:p>0</text:p>
          </table:table-cell>
          <table:table-cell table:formula="of:=IF([.B233]=7; 15*[.N233]; 0) + IF(AND([.H232] &gt; 2400; MONTH([.A232])&lt;&gt;MONTH([.A233])); 2400; 0)" office:value-type="float" office:value="240" calcext:value-type="float">
            <text:p>240</text:p>
          </table:table-cell>
          <table:table-cell table:formula="of:=[.D233]+[.F232]" office:value-type="float" office:value="28230" calcext:value-type="float">
            <text:p>28230</text:p>
          </table:table-cell>
          <table:table-cell table:formula="of:=[.E233]+[.G232]" office:value-type="float" office:value="18395" calcext:value-type="float">
            <text:p>18395</text:p>
          </table:table-cell>
          <table:table-cell table:formula="of:=[.F233]-[.G233]" office:value-type="float" office:value="9835" calcext:value-type="float">
            <text:p>9835</text:p>
          </table:table-cell>
          <table:table-cell table:formula="of:=IF(OR([.B233]=6;[.B233]=7); 0; IF([.C233]=&quot;zima&quot;; 2*[.$R$6]; IF([.C233]=&quot;wiosna&quot;; 5*[.$R$6]; IF([.C233]=&quot;lato&quot;; 9*[.$R$6]; IF([.C233]=&quot;jesień&quot;; 4*[.$R$6]; 0)))))" office:value-type="float" office:value="0" calcext:value-type="float">
            <text:p>0</text:p>
          </table:table-cell>
          <table:table-cell table:formula="of:=[.J232]-[.E233]+[.I233]" office:value-type="float" office:value="6475" calcext:value-type="float">
            <text:p>6475</text:p>
          </table:table-cell>
          <table:table-cell table:formula="of:=IF(OR([.B233]=6;[.B233]=7); 0; IF([.C233]=&quot;zima&quot;; FLOOR(0.2*[.N233])*30; IF([.C233]=&quot;wiosna&quot;;  FLOOR(0.5*[.N233])*30; IF([.C233]=&quot;lato&quot;;  FLOOR(0.9*[.N233])*30; IF([.C233]=&quot;jesień&quot;;  FLOOR(0.4*[.N233])*30; 0)))))" office:value-type="float" office:value="0" calcext:value-type="float">
            <text:p>0</text:p>
          </table:table-cell>
          <table:table-cell table:formula="of:=IF(MONTH([.A233])&lt;&gt;MONTH([.A234]);1;0)" office:value-type="float" office:value="0" calcext:value-type="float">
            <text:p>0</text:p>
          </table:table-cell>
          <table:table-cell table:formula="of:=IF([.L233]=1;[.H233];0)" office:value-type="float" office:value="0" calcext:value-type="float">
            <text:p>0</text:p>
          </table:table-cell>
          <table:table-cell table:formula="of:=[.N232] + IF([.M232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21" calcext:value-type="date">
            <text:p>21.08.2023</text:p>
          </table:table-cell>
          <table:table-cell table:formula="of:=WEEKDAY([.A234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234]=6;[.B234]=7); 0; IF([.C234]=&quot;zima&quot;; FLOOR(0.2*[.N234])*30; IF([.C234]=&quot;wiosna&quot;;  FLOOR(0.5*[.N234])*30; IF([.C234]=&quot;lato&quot;;  FLOOR(0.9*[.N234])*30; IF([.C234]=&quot;jesień&quot;;  FLOOR(0.4*[.N234])*30; 0)))))" office:value-type="float" office:value="420" calcext:value-type="float">
            <text:p>420</text:p>
          </table:table-cell>
          <table:table-cell table:formula="of:=IF([.B234]=7; 15*[.N234]; 0) + IF(AND([.H233] &gt; 2400; MONTH([.A233])&lt;&gt;MONTH([.A234])); 2400; 0)" office:value-type="float" office:value="0" calcext:value-type="float">
            <text:p>0</text:p>
          </table:table-cell>
          <table:table-cell table:formula="of:=[.D234]+[.F233]" office:value-type="float" office:value="28650" calcext:value-type="float">
            <text:p>28650</text:p>
          </table:table-cell>
          <table:table-cell table:formula="of:=[.E234]+[.G233]" office:value-type="float" office:value="18395" calcext:value-type="float">
            <text:p>18395</text:p>
          </table:table-cell>
          <table:table-cell table:formula="of:=[.F234]-[.G234]" office:value-type="float" office:value="10255" calcext:value-type="float">
            <text:p>10255</text:p>
          </table:table-cell>
          <table:table-cell table:formula="of:=IF(OR([.B234]=6;[.B234]=7); 0; IF([.C234]=&quot;zima&quot;; 2*[.$R$6]; IF([.C234]=&quot;wiosna&quot;; 5*[.$R$6]; IF([.C234]=&quot;lato&quot;; 9*[.$R$6]; IF([.C234]=&quot;jesień&quot;; 4*[.$R$6]; 0)))))" office:value-type="float" office:value="270" calcext:value-type="float">
            <text:p>270</text:p>
          </table:table-cell>
          <table:table-cell table:formula="of:=[.J233]-[.E234]+[.I234]" office:value-type="float" office:value="6745" calcext:value-type="float">
            <text:p>6745</text:p>
          </table:table-cell>
          <table:table-cell table:formula="of:=IF(OR([.B234]=6;[.B234]=7); 0; IF([.C234]=&quot;zima&quot;; FLOOR(0.2*[.N234])*30; IF([.C234]=&quot;wiosna&quot;;  FLOOR(0.5*[.N234])*30; IF([.C234]=&quot;lato&quot;;  FLOOR(0.9*[.N234])*30; IF([.C234]=&quot;jesień&quot;;  FLOOR(0.4*[.N234])*30; 0)))))" office:value-type="float" office:value="420" calcext:value-type="float">
            <text:p>420</text:p>
          </table:table-cell>
          <table:table-cell table:formula="of:=IF(MONTH([.A234])&lt;&gt;MONTH([.A235]);1;0)" office:value-type="float" office:value="0" calcext:value-type="float">
            <text:p>0</text:p>
          </table:table-cell>
          <table:table-cell table:formula="of:=IF([.L234]=1;[.H234];0)" office:value-type="float" office:value="0" calcext:value-type="float">
            <text:p>0</text:p>
          </table:table-cell>
          <table:table-cell table:formula="of:=[.N233] + IF([.M233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22" calcext:value-type="date">
            <text:p>22.08.2023</text:p>
          </table:table-cell>
          <table:table-cell table:formula="of:=WEEKDAY([.A235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235]=6;[.B235]=7); 0; IF([.C235]=&quot;zima&quot;; FLOOR(0.2*[.N235])*30; IF([.C235]=&quot;wiosna&quot;;  FLOOR(0.5*[.N235])*30; IF([.C235]=&quot;lato&quot;;  FLOOR(0.9*[.N235])*30; IF([.C235]=&quot;jesień&quot;;  FLOOR(0.4*[.N235])*30; 0)))))" office:value-type="float" office:value="420" calcext:value-type="float">
            <text:p>420</text:p>
          </table:table-cell>
          <table:table-cell table:formula="of:=IF([.B235]=7; 15*[.N235]; 0) + IF(AND([.H234] &gt; 2400; MONTH([.A234])&lt;&gt;MONTH([.A235])); 2400; 0)" office:value-type="float" office:value="0" calcext:value-type="float">
            <text:p>0</text:p>
          </table:table-cell>
          <table:table-cell table:formula="of:=[.D235]+[.F234]" office:value-type="float" office:value="29070" calcext:value-type="float">
            <text:p>29070</text:p>
          </table:table-cell>
          <table:table-cell table:formula="of:=[.E235]+[.G234]" office:value-type="float" office:value="18395" calcext:value-type="float">
            <text:p>18395</text:p>
          </table:table-cell>
          <table:table-cell table:formula="of:=[.F235]-[.G235]" office:value-type="float" office:value="10675" calcext:value-type="float">
            <text:p>10675</text:p>
          </table:table-cell>
          <table:table-cell table:formula="of:=IF(OR([.B235]=6;[.B235]=7); 0; IF([.C235]=&quot;zima&quot;; 2*[.$R$6]; IF([.C235]=&quot;wiosna&quot;; 5*[.$R$6]; IF([.C235]=&quot;lato&quot;; 9*[.$R$6]; IF([.C235]=&quot;jesień&quot;; 4*[.$R$6]; 0)))))" office:value-type="float" office:value="270" calcext:value-type="float">
            <text:p>270</text:p>
          </table:table-cell>
          <table:table-cell table:formula="of:=[.J234]-[.E235]+[.I235]" office:value-type="float" office:value="7015" calcext:value-type="float">
            <text:p>7015</text:p>
          </table:table-cell>
          <table:table-cell table:formula="of:=IF(OR([.B235]=6;[.B235]=7); 0; IF([.C235]=&quot;zima&quot;; FLOOR(0.2*[.N235])*30; IF([.C235]=&quot;wiosna&quot;;  FLOOR(0.5*[.N235])*30; IF([.C235]=&quot;lato&quot;;  FLOOR(0.9*[.N235])*30; IF([.C235]=&quot;jesień&quot;;  FLOOR(0.4*[.N235])*30; 0)))))" office:value-type="float" office:value="420" calcext:value-type="float">
            <text:p>420</text:p>
          </table:table-cell>
          <table:table-cell table:formula="of:=IF(MONTH([.A235])&lt;&gt;MONTH([.A236]);1;0)" office:value-type="float" office:value="0" calcext:value-type="float">
            <text:p>0</text:p>
          </table:table-cell>
          <table:table-cell table:formula="of:=IF([.L235]=1;[.H235];0)" office:value-type="float" office:value="0" calcext:value-type="float">
            <text:p>0</text:p>
          </table:table-cell>
          <table:table-cell table:formula="of:=[.N234] + IF([.M234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23" calcext:value-type="date">
            <text:p>23.08.2023</text:p>
          </table:table-cell>
          <table:table-cell table:formula="of:=WEEKDAY([.A236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236]=6;[.B236]=7); 0; IF([.C236]=&quot;zima&quot;; FLOOR(0.2*[.N236])*30; IF([.C236]=&quot;wiosna&quot;;  FLOOR(0.5*[.N236])*30; IF([.C236]=&quot;lato&quot;;  FLOOR(0.9*[.N236])*30; IF([.C236]=&quot;jesień&quot;;  FLOOR(0.4*[.N236])*30; 0)))))" office:value-type="float" office:value="420" calcext:value-type="float">
            <text:p>420</text:p>
          </table:table-cell>
          <table:table-cell table:formula="of:=IF([.B236]=7; 15*[.N236]; 0) + IF(AND([.H235] &gt; 2400; MONTH([.A235])&lt;&gt;MONTH([.A236])); 2400; 0)" office:value-type="float" office:value="0" calcext:value-type="float">
            <text:p>0</text:p>
          </table:table-cell>
          <table:table-cell table:formula="of:=[.D236]+[.F235]" office:value-type="float" office:value="29490" calcext:value-type="float">
            <text:p>29490</text:p>
          </table:table-cell>
          <table:table-cell table:formula="of:=[.E236]+[.G235]" office:value-type="float" office:value="18395" calcext:value-type="float">
            <text:p>18395</text:p>
          </table:table-cell>
          <table:table-cell table:formula="of:=[.F236]-[.G236]" office:value-type="float" office:value="11095" calcext:value-type="float">
            <text:p>11095</text:p>
          </table:table-cell>
          <table:table-cell table:formula="of:=IF(OR([.B236]=6;[.B236]=7); 0; IF([.C236]=&quot;zima&quot;; 2*[.$R$6]; IF([.C236]=&quot;wiosna&quot;; 5*[.$R$6]; IF([.C236]=&quot;lato&quot;; 9*[.$R$6]; IF([.C236]=&quot;jesień&quot;; 4*[.$R$6]; 0)))))" office:value-type="float" office:value="270" calcext:value-type="float">
            <text:p>270</text:p>
          </table:table-cell>
          <table:table-cell table:formula="of:=[.J235]-[.E236]+[.I236]" office:value-type="float" office:value="7285" calcext:value-type="float">
            <text:p>7285</text:p>
          </table:table-cell>
          <table:table-cell table:formula="of:=IF(OR([.B236]=6;[.B236]=7); 0; IF([.C236]=&quot;zima&quot;; FLOOR(0.2*[.N236])*30; IF([.C236]=&quot;wiosna&quot;;  FLOOR(0.5*[.N236])*30; IF([.C236]=&quot;lato&quot;;  FLOOR(0.9*[.N236])*30; IF([.C236]=&quot;jesień&quot;;  FLOOR(0.4*[.N236])*30; 0)))))" office:value-type="float" office:value="420" calcext:value-type="float">
            <text:p>420</text:p>
          </table:table-cell>
          <table:table-cell table:formula="of:=IF(MONTH([.A236])&lt;&gt;MONTH([.A237]);1;0)" office:value-type="float" office:value="0" calcext:value-type="float">
            <text:p>0</text:p>
          </table:table-cell>
          <table:table-cell table:formula="of:=IF([.L236]=1;[.H236];0)" office:value-type="float" office:value="0" calcext:value-type="float">
            <text:p>0</text:p>
          </table:table-cell>
          <table:table-cell table:formula="of:=[.N235] + IF([.M235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24" calcext:value-type="date">
            <text:p>24.08.2023</text:p>
          </table:table-cell>
          <table:table-cell table:formula="of:=WEEKDAY([.A237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237]=6;[.B237]=7); 0; IF([.C237]=&quot;zima&quot;; FLOOR(0.2*[.N237])*30; IF([.C237]=&quot;wiosna&quot;;  FLOOR(0.5*[.N237])*30; IF([.C237]=&quot;lato&quot;;  FLOOR(0.9*[.N237])*30; IF([.C237]=&quot;jesień&quot;;  FLOOR(0.4*[.N237])*30; 0)))))" office:value-type="float" office:value="420" calcext:value-type="float">
            <text:p>420</text:p>
          </table:table-cell>
          <table:table-cell table:formula="of:=IF([.B237]=7; 15*[.N237]; 0) + IF(AND([.H236] &gt; 2400; MONTH([.A236])&lt;&gt;MONTH([.A237])); 2400; 0)" office:value-type="float" office:value="0" calcext:value-type="float">
            <text:p>0</text:p>
          </table:table-cell>
          <table:table-cell table:formula="of:=[.D237]+[.F236]" office:value-type="float" office:value="29910" calcext:value-type="float">
            <text:p>29910</text:p>
          </table:table-cell>
          <table:table-cell table:formula="of:=[.E237]+[.G236]" office:value-type="float" office:value="18395" calcext:value-type="float">
            <text:p>18395</text:p>
          </table:table-cell>
          <table:table-cell table:formula="of:=[.F237]-[.G237]" office:value-type="float" office:value="11515" calcext:value-type="float">
            <text:p>11515</text:p>
          </table:table-cell>
          <table:table-cell table:formula="of:=IF(OR([.B237]=6;[.B237]=7); 0; IF([.C237]=&quot;zima&quot;; 2*[.$R$6]; IF([.C237]=&quot;wiosna&quot;; 5*[.$R$6]; IF([.C237]=&quot;lato&quot;; 9*[.$R$6]; IF([.C237]=&quot;jesień&quot;; 4*[.$R$6]; 0)))))" office:value-type="float" office:value="270" calcext:value-type="float">
            <text:p>270</text:p>
          </table:table-cell>
          <table:table-cell table:formula="of:=[.J236]-[.E237]+[.I237]" office:value-type="float" office:value="7555" calcext:value-type="float">
            <text:p>7555</text:p>
          </table:table-cell>
          <table:table-cell table:formula="of:=IF(OR([.B237]=6;[.B237]=7); 0; IF([.C237]=&quot;zima&quot;; FLOOR(0.2*[.N237])*30; IF([.C237]=&quot;wiosna&quot;;  FLOOR(0.5*[.N237])*30; IF([.C237]=&quot;lato&quot;;  FLOOR(0.9*[.N237])*30; IF([.C237]=&quot;jesień&quot;;  FLOOR(0.4*[.N237])*30; 0)))))" office:value-type="float" office:value="420" calcext:value-type="float">
            <text:p>420</text:p>
          </table:table-cell>
          <table:table-cell table:formula="of:=IF(MONTH([.A237])&lt;&gt;MONTH([.A238]);1;0)" office:value-type="float" office:value="0" calcext:value-type="float">
            <text:p>0</text:p>
          </table:table-cell>
          <table:table-cell table:formula="of:=IF([.L237]=1;[.H237];0)" office:value-type="float" office:value="0" calcext:value-type="float">
            <text:p>0</text:p>
          </table:table-cell>
          <table:table-cell table:formula="of:=[.N236] + IF([.M236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25" calcext:value-type="date">
            <text:p>25.08.2023</text:p>
          </table:table-cell>
          <table:table-cell table:formula="of:=WEEKDAY([.A238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238]=6;[.B238]=7); 0; IF([.C238]=&quot;zima&quot;; FLOOR(0.2*[.N238])*30; IF([.C238]=&quot;wiosna&quot;;  FLOOR(0.5*[.N238])*30; IF([.C238]=&quot;lato&quot;;  FLOOR(0.9*[.N238])*30; IF([.C238]=&quot;jesień&quot;;  FLOOR(0.4*[.N238])*30; 0)))))" office:value-type="float" office:value="420" calcext:value-type="float">
            <text:p>420</text:p>
          </table:table-cell>
          <table:table-cell table:formula="of:=IF([.B238]=7; 15*[.N238]; 0) + IF(AND([.H237] &gt; 2400; MONTH([.A237])&lt;&gt;MONTH([.A238])); 2400; 0)" office:value-type="float" office:value="0" calcext:value-type="float">
            <text:p>0</text:p>
          </table:table-cell>
          <table:table-cell table:formula="of:=[.D238]+[.F237]" office:value-type="float" office:value="30330" calcext:value-type="float">
            <text:p>30330</text:p>
          </table:table-cell>
          <table:table-cell table:formula="of:=[.E238]+[.G237]" office:value-type="float" office:value="18395" calcext:value-type="float">
            <text:p>18395</text:p>
          </table:table-cell>
          <table:table-cell table:formula="of:=[.F238]-[.G238]" office:value-type="float" office:value="11935" calcext:value-type="float">
            <text:p>11935</text:p>
          </table:table-cell>
          <table:table-cell table:formula="of:=IF(OR([.B238]=6;[.B238]=7); 0; IF([.C238]=&quot;zima&quot;; 2*[.$R$6]; IF([.C238]=&quot;wiosna&quot;; 5*[.$R$6]; IF([.C238]=&quot;lato&quot;; 9*[.$R$6]; IF([.C238]=&quot;jesień&quot;; 4*[.$R$6]; 0)))))" office:value-type="float" office:value="270" calcext:value-type="float">
            <text:p>270</text:p>
          </table:table-cell>
          <table:table-cell table:formula="of:=[.J237]-[.E238]+[.I238]" office:value-type="float" office:value="7825" calcext:value-type="float">
            <text:p>7825</text:p>
          </table:table-cell>
          <table:table-cell table:formula="of:=IF(OR([.B238]=6;[.B238]=7); 0; IF([.C238]=&quot;zima&quot;; FLOOR(0.2*[.N238])*30; IF([.C238]=&quot;wiosna&quot;;  FLOOR(0.5*[.N238])*30; IF([.C238]=&quot;lato&quot;;  FLOOR(0.9*[.N238])*30; IF([.C238]=&quot;jesień&quot;;  FLOOR(0.4*[.N238])*30; 0)))))" office:value-type="float" office:value="420" calcext:value-type="float">
            <text:p>420</text:p>
          </table:table-cell>
          <table:table-cell table:formula="of:=IF(MONTH([.A238])&lt;&gt;MONTH([.A239]);1;0)" office:value-type="float" office:value="0" calcext:value-type="float">
            <text:p>0</text:p>
          </table:table-cell>
          <table:table-cell table:formula="of:=IF([.L238]=1;[.H238];0)" office:value-type="float" office:value="0" calcext:value-type="float">
            <text:p>0</text:p>
          </table:table-cell>
          <table:table-cell table:formula="of:=[.N237] + IF([.M237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26" calcext:value-type="date">
            <text:p>26.08.2023</text:p>
          </table:table-cell>
          <table:table-cell table:formula="of:=WEEKDAY([.A239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239]=6;[.B239]=7); 0; IF([.C239]=&quot;zima&quot;; FLOOR(0.2*[.N239])*30; IF([.C239]=&quot;wiosna&quot;;  FLOOR(0.5*[.N239])*30; IF([.C239]=&quot;lato&quot;;  FLOOR(0.9*[.N239])*30; IF([.C239]=&quot;jesień&quot;;  FLOOR(0.4*[.N239])*30; 0)))))" office:value-type="float" office:value="0" calcext:value-type="float">
            <text:p>0</text:p>
          </table:table-cell>
          <table:table-cell table:formula="of:=IF([.B239]=7; 15*[.N239]; 0) + IF(AND([.H238] &gt; 2400; MONTH([.A238])&lt;&gt;MONTH([.A239])); 2400; 0)" office:value-type="float" office:value="0" calcext:value-type="float">
            <text:p>0</text:p>
          </table:table-cell>
          <table:table-cell table:formula="of:=[.D239]+[.F238]" office:value-type="float" office:value="30330" calcext:value-type="float">
            <text:p>30330</text:p>
          </table:table-cell>
          <table:table-cell table:formula="of:=[.E239]+[.G238]" office:value-type="float" office:value="18395" calcext:value-type="float">
            <text:p>18395</text:p>
          </table:table-cell>
          <table:table-cell table:formula="of:=[.F239]-[.G239]" office:value-type="float" office:value="11935" calcext:value-type="float">
            <text:p>11935</text:p>
          </table:table-cell>
          <table:table-cell table:formula="of:=IF(OR([.B239]=6;[.B239]=7); 0; IF([.C239]=&quot;zima&quot;; 2*[.$R$6]; IF([.C239]=&quot;wiosna&quot;; 5*[.$R$6]; IF([.C239]=&quot;lato&quot;; 9*[.$R$6]; IF([.C239]=&quot;jesień&quot;; 4*[.$R$6]; 0)))))" office:value-type="float" office:value="0" calcext:value-type="float">
            <text:p>0</text:p>
          </table:table-cell>
          <table:table-cell table:formula="of:=[.J238]-[.E239]+[.I239]" office:value-type="float" office:value="7825" calcext:value-type="float">
            <text:p>7825</text:p>
          </table:table-cell>
          <table:table-cell table:formula="of:=IF(OR([.B239]=6;[.B239]=7); 0; IF([.C239]=&quot;zima&quot;; FLOOR(0.2*[.N239])*30; IF([.C239]=&quot;wiosna&quot;;  FLOOR(0.5*[.N239])*30; IF([.C239]=&quot;lato&quot;;  FLOOR(0.9*[.N239])*30; IF([.C239]=&quot;jesień&quot;;  FLOOR(0.4*[.N239])*30; 0)))))" office:value-type="float" office:value="0" calcext:value-type="float">
            <text:p>0</text:p>
          </table:table-cell>
          <table:table-cell table:formula="of:=IF(MONTH([.A239])&lt;&gt;MONTH([.A240]);1;0)" office:value-type="float" office:value="0" calcext:value-type="float">
            <text:p>0</text:p>
          </table:table-cell>
          <table:table-cell table:formula="of:=IF([.L239]=1;[.H239];0)" office:value-type="float" office:value="0" calcext:value-type="float">
            <text:p>0</text:p>
          </table:table-cell>
          <table:table-cell table:formula="of:=[.N238] + IF([.M238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27" calcext:value-type="date">
            <text:p>27.08.2023</text:p>
          </table:table-cell>
          <table:table-cell table:formula="of:=WEEKDAY([.A240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240]=6;[.B240]=7); 0; IF([.C240]=&quot;zima&quot;; FLOOR(0.2*[.N240])*30; IF([.C240]=&quot;wiosna&quot;;  FLOOR(0.5*[.N240])*30; IF([.C240]=&quot;lato&quot;;  FLOOR(0.9*[.N240])*30; IF([.C240]=&quot;jesień&quot;;  FLOOR(0.4*[.N240])*30; 0)))))" office:value-type="float" office:value="0" calcext:value-type="float">
            <text:p>0</text:p>
          </table:table-cell>
          <table:table-cell table:formula="of:=IF([.B240]=7; 15*[.N240]; 0) + IF(AND([.H239] &gt; 2400; MONTH([.A239])&lt;&gt;MONTH([.A240])); 2400; 0)" office:value-type="float" office:value="240" calcext:value-type="float">
            <text:p>240</text:p>
          </table:table-cell>
          <table:table-cell table:formula="of:=[.D240]+[.F239]" office:value-type="float" office:value="30330" calcext:value-type="float">
            <text:p>30330</text:p>
          </table:table-cell>
          <table:table-cell table:formula="of:=[.E240]+[.G239]" office:value-type="float" office:value="18635" calcext:value-type="float">
            <text:p>18635</text:p>
          </table:table-cell>
          <table:table-cell table:formula="of:=[.F240]-[.G240]" office:value-type="float" office:value="11695" calcext:value-type="float">
            <text:p>11695</text:p>
          </table:table-cell>
          <table:table-cell table:formula="of:=IF(OR([.B240]=6;[.B240]=7); 0; IF([.C240]=&quot;zima&quot;; 2*[.$R$6]; IF([.C240]=&quot;wiosna&quot;; 5*[.$R$6]; IF([.C240]=&quot;lato&quot;; 9*[.$R$6]; IF([.C240]=&quot;jesień&quot;; 4*[.$R$6]; 0)))))" office:value-type="float" office:value="0" calcext:value-type="float">
            <text:p>0</text:p>
          </table:table-cell>
          <table:table-cell table:formula="of:=[.J239]-[.E240]+[.I240]" office:value-type="float" office:value="7585" calcext:value-type="float">
            <text:p>7585</text:p>
          </table:table-cell>
          <table:table-cell table:formula="of:=IF(OR([.B240]=6;[.B240]=7); 0; IF([.C240]=&quot;zima&quot;; FLOOR(0.2*[.N240])*30; IF([.C240]=&quot;wiosna&quot;;  FLOOR(0.5*[.N240])*30; IF([.C240]=&quot;lato&quot;;  FLOOR(0.9*[.N240])*30; IF([.C240]=&quot;jesień&quot;;  FLOOR(0.4*[.N240])*30; 0)))))" office:value-type="float" office:value="0" calcext:value-type="float">
            <text:p>0</text:p>
          </table:table-cell>
          <table:table-cell table:formula="of:=IF(MONTH([.A240])&lt;&gt;MONTH([.A241]);1;0)" office:value-type="float" office:value="0" calcext:value-type="float">
            <text:p>0</text:p>
          </table:table-cell>
          <table:table-cell table:formula="of:=IF([.L240]=1;[.H240];0)" office:value-type="float" office:value="0" calcext:value-type="float">
            <text:p>0</text:p>
          </table:table-cell>
          <table:table-cell table:formula="of:=[.N239] + IF([.M239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28" calcext:value-type="date">
            <text:p>28.08.2023</text:p>
          </table:table-cell>
          <table:table-cell table:formula="of:=WEEKDAY([.A241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241]=6;[.B241]=7); 0; IF([.C241]=&quot;zima&quot;; FLOOR(0.2*[.N241])*30; IF([.C241]=&quot;wiosna&quot;;  FLOOR(0.5*[.N241])*30; IF([.C241]=&quot;lato&quot;;  FLOOR(0.9*[.N241])*30; IF([.C241]=&quot;jesień&quot;;  FLOOR(0.4*[.N241])*30; 0)))))" office:value-type="float" office:value="420" calcext:value-type="float">
            <text:p>420</text:p>
          </table:table-cell>
          <table:table-cell table:formula="of:=IF([.B241]=7; 15*[.N241]; 0) + IF(AND([.H240] &gt; 2400; MONTH([.A240])&lt;&gt;MONTH([.A241])); 2400; 0)" office:value-type="float" office:value="0" calcext:value-type="float">
            <text:p>0</text:p>
          </table:table-cell>
          <table:table-cell table:formula="of:=[.D241]+[.F240]" office:value-type="float" office:value="30750" calcext:value-type="float">
            <text:p>30750</text:p>
          </table:table-cell>
          <table:table-cell table:formula="of:=[.E241]+[.G240]" office:value-type="float" office:value="18635" calcext:value-type="float">
            <text:p>18635</text:p>
          </table:table-cell>
          <table:table-cell table:formula="of:=[.F241]-[.G241]" office:value-type="float" office:value="12115" calcext:value-type="float">
            <text:p>12115</text:p>
          </table:table-cell>
          <table:table-cell table:formula="of:=IF(OR([.B241]=6;[.B241]=7); 0; IF([.C241]=&quot;zima&quot;; 2*[.$R$6]; IF([.C241]=&quot;wiosna&quot;; 5*[.$R$6]; IF([.C241]=&quot;lato&quot;; 9*[.$R$6]; IF([.C241]=&quot;jesień&quot;; 4*[.$R$6]; 0)))))" office:value-type="float" office:value="270" calcext:value-type="float">
            <text:p>270</text:p>
          </table:table-cell>
          <table:table-cell table:formula="of:=[.J240]-[.E241]+[.I241]" office:value-type="float" office:value="7855" calcext:value-type="float">
            <text:p>7855</text:p>
          </table:table-cell>
          <table:table-cell table:formula="of:=IF(OR([.B241]=6;[.B241]=7); 0; IF([.C241]=&quot;zima&quot;; FLOOR(0.2*[.N241])*30; IF([.C241]=&quot;wiosna&quot;;  FLOOR(0.5*[.N241])*30; IF([.C241]=&quot;lato&quot;;  FLOOR(0.9*[.N241])*30; IF([.C241]=&quot;jesień&quot;;  FLOOR(0.4*[.N241])*30; 0)))))" office:value-type="float" office:value="420" calcext:value-type="float">
            <text:p>420</text:p>
          </table:table-cell>
          <table:table-cell table:formula="of:=IF(MONTH([.A241])&lt;&gt;MONTH([.A242]);1;0)" office:value-type="float" office:value="0" calcext:value-type="float">
            <text:p>0</text:p>
          </table:table-cell>
          <table:table-cell table:formula="of:=IF([.L241]=1;[.H241];0)" office:value-type="float" office:value="0" calcext:value-type="float">
            <text:p>0</text:p>
          </table:table-cell>
          <table:table-cell table:formula="of:=[.N240] + IF([.M240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29" calcext:value-type="date">
            <text:p>29.08.2023</text:p>
          </table:table-cell>
          <table:table-cell table:formula="of:=WEEKDAY([.A242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242]=6;[.B242]=7); 0; IF([.C242]=&quot;zima&quot;; FLOOR(0.2*[.N242])*30; IF([.C242]=&quot;wiosna&quot;;  FLOOR(0.5*[.N242])*30; IF([.C242]=&quot;lato&quot;;  FLOOR(0.9*[.N242])*30; IF([.C242]=&quot;jesień&quot;;  FLOOR(0.4*[.N242])*30; 0)))))" office:value-type="float" office:value="420" calcext:value-type="float">
            <text:p>420</text:p>
          </table:table-cell>
          <table:table-cell table:formula="of:=IF([.B242]=7; 15*[.N242]; 0) + IF(AND([.H241] &gt; 2400; MONTH([.A241])&lt;&gt;MONTH([.A242])); 2400; 0)" office:value-type="float" office:value="0" calcext:value-type="float">
            <text:p>0</text:p>
          </table:table-cell>
          <table:table-cell table:formula="of:=[.D242]+[.F241]" office:value-type="float" office:value="31170" calcext:value-type="float">
            <text:p>31170</text:p>
          </table:table-cell>
          <table:table-cell table:formula="of:=[.E242]+[.G241]" office:value-type="float" office:value="18635" calcext:value-type="float">
            <text:p>18635</text:p>
          </table:table-cell>
          <table:table-cell table:formula="of:=[.F242]-[.G242]" office:value-type="float" office:value="12535" calcext:value-type="float">
            <text:p>12535</text:p>
          </table:table-cell>
          <table:table-cell table:formula="of:=IF(OR([.B242]=6;[.B242]=7); 0; IF([.C242]=&quot;zima&quot;; 2*[.$R$6]; IF([.C242]=&quot;wiosna&quot;; 5*[.$R$6]; IF([.C242]=&quot;lato&quot;; 9*[.$R$6]; IF([.C242]=&quot;jesień&quot;; 4*[.$R$6]; 0)))))" office:value-type="float" office:value="270" calcext:value-type="float">
            <text:p>270</text:p>
          </table:table-cell>
          <table:table-cell table:formula="of:=[.J241]-[.E242]+[.I242]" office:value-type="float" office:value="8125" calcext:value-type="float">
            <text:p>8125</text:p>
          </table:table-cell>
          <table:table-cell table:formula="of:=IF(OR([.B242]=6;[.B242]=7); 0; IF([.C242]=&quot;zima&quot;; FLOOR(0.2*[.N242])*30; IF([.C242]=&quot;wiosna&quot;;  FLOOR(0.5*[.N242])*30; IF([.C242]=&quot;lato&quot;;  FLOOR(0.9*[.N242])*30; IF([.C242]=&quot;jesień&quot;;  FLOOR(0.4*[.N242])*30; 0)))))" office:value-type="float" office:value="420" calcext:value-type="float">
            <text:p>420</text:p>
          </table:table-cell>
          <table:table-cell table:formula="of:=IF(MONTH([.A242])&lt;&gt;MONTH([.A243]);1;0)" office:value-type="float" office:value="0" calcext:value-type="float">
            <text:p>0</text:p>
          </table:table-cell>
          <table:table-cell table:formula="of:=IF([.L242]=1;[.H242];0)" office:value-type="float" office:value="0" calcext:value-type="float">
            <text:p>0</text:p>
          </table:table-cell>
          <table:table-cell table:formula="of:=[.N241] + IF([.M241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30" calcext:value-type="date">
            <text:p>30.08.2023</text:p>
          </table:table-cell>
          <table:table-cell table:formula="of:=WEEKDAY([.A243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243]=6;[.B243]=7); 0; IF([.C243]=&quot;zima&quot;; FLOOR(0.2*[.N243])*30; IF([.C243]=&quot;wiosna&quot;;  FLOOR(0.5*[.N243])*30; IF([.C243]=&quot;lato&quot;;  FLOOR(0.9*[.N243])*30; IF([.C243]=&quot;jesień&quot;;  FLOOR(0.4*[.N243])*30; 0)))))" office:value-type="float" office:value="420" calcext:value-type="float">
            <text:p>420</text:p>
          </table:table-cell>
          <table:table-cell table:formula="of:=IF([.B243]=7; 15*[.N243]; 0) + IF(AND([.H242] &gt; 2400; MONTH([.A242])&lt;&gt;MONTH([.A243])); 2400; 0)" office:value-type="float" office:value="0" calcext:value-type="float">
            <text:p>0</text:p>
          </table:table-cell>
          <table:table-cell table:formula="of:=[.D243]+[.F242]" office:value-type="float" office:value="31590" calcext:value-type="float">
            <text:p>31590</text:p>
          </table:table-cell>
          <table:table-cell table:formula="of:=[.E243]+[.G242]" office:value-type="float" office:value="18635" calcext:value-type="float">
            <text:p>18635</text:p>
          </table:table-cell>
          <table:table-cell table:formula="of:=[.F243]-[.G243]" office:value-type="float" office:value="12955" calcext:value-type="float">
            <text:p>12955</text:p>
          </table:table-cell>
          <table:table-cell table:formula="of:=IF(OR([.B243]=6;[.B243]=7); 0; IF([.C243]=&quot;zima&quot;; 2*[.$R$6]; IF([.C243]=&quot;wiosna&quot;; 5*[.$R$6]; IF([.C243]=&quot;lato&quot;; 9*[.$R$6]; IF([.C243]=&quot;jesień&quot;; 4*[.$R$6]; 0)))))" office:value-type="float" office:value="270" calcext:value-type="float">
            <text:p>270</text:p>
          </table:table-cell>
          <table:table-cell table:formula="of:=[.J242]-[.E243]+[.I243]" office:value-type="float" office:value="8395" calcext:value-type="float">
            <text:p>8395</text:p>
          </table:table-cell>
          <table:table-cell table:formula="of:=IF(OR([.B243]=6;[.B243]=7); 0; IF([.C243]=&quot;zima&quot;; FLOOR(0.2*[.N243])*30; IF([.C243]=&quot;wiosna&quot;;  FLOOR(0.5*[.N243])*30; IF([.C243]=&quot;lato&quot;;  FLOOR(0.9*[.N243])*30; IF([.C243]=&quot;jesień&quot;;  FLOOR(0.4*[.N243])*30; 0)))))" office:value-type="float" office:value="420" calcext:value-type="float">
            <text:p>420</text:p>
          </table:table-cell>
          <table:table-cell table:formula="of:=IF(MONTH([.A243])&lt;&gt;MONTH([.A244]);1;0)" office:value-type="float" office:value="0" calcext:value-type="float">
            <text:p>0</text:p>
          </table:table-cell>
          <table:table-cell table:formula="of:=IF([.L243]=1;[.H243];0)" office:value-type="float" office:value="0" calcext:value-type="float">
            <text:p>0</text:p>
          </table:table-cell>
          <table:table-cell table:formula="of:=[.N242] + IF([.M242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8-31" calcext:value-type="date">
            <text:p>31.08.2023</text:p>
          </table:table-cell>
          <table:table-cell table:formula="of:=WEEKDAY([.A244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244]=6;[.B244]=7); 0; IF([.C244]=&quot;zima&quot;; FLOOR(0.2*[.N244])*30; IF([.C244]=&quot;wiosna&quot;;  FLOOR(0.5*[.N244])*30; IF([.C244]=&quot;lato&quot;;  FLOOR(0.9*[.N244])*30; IF([.C244]=&quot;jesień&quot;;  FLOOR(0.4*[.N244])*30; 0)))))" office:value-type="float" office:value="420" calcext:value-type="float">
            <text:p>420</text:p>
          </table:table-cell>
          <table:table-cell table:formula="of:=IF([.B244]=7; 15*[.N244]; 0) + IF(AND([.H243] &gt; 2400; MONTH([.A243])&lt;&gt;MONTH([.A244])); 2400; 0)" office:value-type="float" office:value="0" calcext:value-type="float">
            <text:p>0</text:p>
          </table:table-cell>
          <table:table-cell table:formula="of:=[.D244]+[.F243]" office:value-type="float" office:value="32010" calcext:value-type="float">
            <text:p>32010</text:p>
          </table:table-cell>
          <table:table-cell table:formula="of:=[.E244]+[.G243]" office:value-type="float" office:value="18635" calcext:value-type="float">
            <text:p>18635</text:p>
          </table:table-cell>
          <table:table-cell table:formula="of:=[.F244]-[.G244]" office:value-type="float" office:value="13375" calcext:value-type="float">
            <text:p>13375</text:p>
          </table:table-cell>
          <table:table-cell table:formula="of:=IF(OR([.B244]=6;[.B244]=7); 0; IF([.C244]=&quot;zima&quot;; 2*[.$R$6]; IF([.C244]=&quot;wiosna&quot;; 5*[.$R$6]; IF([.C244]=&quot;lato&quot;; 9*[.$R$6]; IF([.C244]=&quot;jesień&quot;; 4*[.$R$6]; 0)))))" office:value-type="float" office:value="270" calcext:value-type="float">
            <text:p>270</text:p>
          </table:table-cell>
          <table:table-cell table:formula="of:=[.J243]-[.E244]+[.I244]" office:value-type="float" office:value="8665" calcext:value-type="float">
            <text:p>8665</text:p>
          </table:table-cell>
          <table:table-cell table:formula="of:=IF(OR([.B244]=6;[.B244]=7); 0; IF([.C244]=&quot;zima&quot;; FLOOR(0.2*[.N244])*30; IF([.C244]=&quot;wiosna&quot;;  FLOOR(0.5*[.N244])*30; IF([.C244]=&quot;lato&quot;;  FLOOR(0.9*[.N244])*30; IF([.C244]=&quot;jesień&quot;;  FLOOR(0.4*[.N244])*30; 0)))))" office:value-type="float" office:value="420" calcext:value-type="float">
            <text:p>420</text:p>
          </table:table-cell>
          <table:table-cell table:formula="of:=IF(MONTH([.A244])&lt;&gt;MONTH([.A245]);1;0)" office:value-type="float" office:value="1" calcext:value-type="float">
            <text:p>1</text:p>
          </table:table-cell>
          <table:table-cell table:formula="of:=IF([.L244]=1;[.H244];0)" office:value-type="float" office:value="13375" calcext:value-type="float">
            <text:p>13375</text:p>
          </table:table-cell>
          <table:table-cell table:formula="of:=[.N243] + IF([.M243]&gt;=2400; 3; 0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3-09-01" calcext:value-type="date">
            <text:p>1.09.2023</text:p>
          </table:table-cell>
          <table:table-cell table:formula="of:=WEEKDAY([.A245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245]=6;[.B245]=7); 0; IF([.C245]=&quot;zima&quot;; FLOOR(0.2*[.N245])*30; IF([.C245]=&quot;wiosna&quot;;  FLOOR(0.5*[.N245])*30; IF([.C245]=&quot;lato&quot;;  FLOOR(0.9*[.N245])*30; IF([.C245]=&quot;jesień&quot;;  FLOOR(0.4*[.N245])*30; 0)))))" office:value-type="float" office:value="510" calcext:value-type="float">
            <text:p>510</text:p>
          </table:table-cell>
          <table:table-cell table:formula="of:=IF([.B245]=7; 15*[.N245]; 0) + IF(AND([.H244] &gt; 2400; MONTH([.A244])&lt;&gt;MONTH([.A245])); 2400; 0)" office:value-type="float" office:value="2400" calcext:value-type="float">
            <text:p>2400</text:p>
          </table:table-cell>
          <table:table-cell table:formula="of:=[.D245]+[.F244]" office:value-type="float" office:value="32520" calcext:value-type="float">
            <text:p>32520</text:p>
          </table:table-cell>
          <table:table-cell table:formula="of:=[.E245]+[.G244]" office:value-type="float" office:value="21035" calcext:value-type="float">
            <text:p>21035</text:p>
          </table:table-cell>
          <table:table-cell table:formula="of:=[.F245]-[.G245]" office:value-type="float" office:value="11485" calcext:value-type="float">
            <text:p>11485</text:p>
          </table:table-cell>
          <table:table-cell table:formula="of:=IF(OR([.B245]=6;[.B245]=7); 0; IF([.C245]=&quot;zima&quot;; 2*[.$R$6]; IF([.C245]=&quot;wiosna&quot;; 5*[.$R$6]; IF([.C245]=&quot;lato&quot;; 9*[.$R$6]; IF([.C245]=&quot;jesień&quot;; 4*[.$R$6]; 0)))))" office:value-type="float" office:value="270" calcext:value-type="float">
            <text:p>270</text:p>
          </table:table-cell>
          <table:table-cell table:formula="of:=[.J244]-[.E245]+[.I245]" office:value-type="float" office:value="6535" calcext:value-type="float">
            <text:p>6535</text:p>
          </table:table-cell>
          <table:table-cell table:formula="of:=IF(OR([.B245]=6;[.B245]=7); 0; IF([.C245]=&quot;zima&quot;; FLOOR(0.2*[.N245])*30; IF([.C245]=&quot;wiosna&quot;;  FLOOR(0.5*[.N245])*30; IF([.C245]=&quot;lato&quot;;  FLOOR(0.9*[.N245])*30; IF([.C245]=&quot;jesień&quot;;  FLOOR(0.4*[.N245])*30; 0)))))" office:value-type="float" office:value="510" calcext:value-type="float">
            <text:p>510</text:p>
          </table:table-cell>
          <table:table-cell table:formula="of:=IF(MONTH([.A245])&lt;&gt;MONTH([.A246]);1;0)" office:value-type="float" office:value="0" calcext:value-type="float">
            <text:p>0</text:p>
          </table:table-cell>
          <table:table-cell table:formula="of:=IF([.L245]=1;[.H245];0)" office:value-type="float" office:value="0" calcext:value-type="float">
            <text:p>0</text:p>
          </table:table-cell>
          <table:table-cell table:formula="of:=[.N244] + IF([.M244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02" calcext:value-type="date">
            <text:p>2.09.2023</text:p>
          </table:table-cell>
          <table:table-cell table:formula="of:=WEEKDAY([.A246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246]=6;[.B246]=7); 0; IF([.C246]=&quot;zima&quot;; FLOOR(0.2*[.N246])*30; IF([.C246]=&quot;wiosna&quot;;  FLOOR(0.5*[.N246])*30; IF([.C246]=&quot;lato&quot;;  FLOOR(0.9*[.N246])*30; IF([.C246]=&quot;jesień&quot;;  FLOOR(0.4*[.N246])*30; 0)))))" office:value-type="float" office:value="0" calcext:value-type="float">
            <text:p>0</text:p>
          </table:table-cell>
          <table:table-cell table:formula="of:=IF([.B246]=7; 15*[.N246]; 0) + IF(AND([.H245] &gt; 2400; MONTH([.A245])&lt;&gt;MONTH([.A246])); 2400; 0)" office:value-type="float" office:value="0" calcext:value-type="float">
            <text:p>0</text:p>
          </table:table-cell>
          <table:table-cell table:formula="of:=[.D246]+[.F245]" office:value-type="float" office:value="32520" calcext:value-type="float">
            <text:p>32520</text:p>
          </table:table-cell>
          <table:table-cell table:formula="of:=[.E246]+[.G245]" office:value-type="float" office:value="21035" calcext:value-type="float">
            <text:p>21035</text:p>
          </table:table-cell>
          <table:table-cell table:formula="of:=[.F246]-[.G246]" office:value-type="float" office:value="11485" calcext:value-type="float">
            <text:p>11485</text:p>
          </table:table-cell>
          <table:table-cell table:formula="of:=IF(OR([.B246]=6;[.B246]=7); 0; IF([.C246]=&quot;zima&quot;; 2*[.$R$6]; IF([.C246]=&quot;wiosna&quot;; 5*[.$R$6]; IF([.C246]=&quot;lato&quot;; 9*[.$R$6]; IF([.C246]=&quot;jesień&quot;; 4*[.$R$6]; 0)))))" office:value-type="float" office:value="0" calcext:value-type="float">
            <text:p>0</text:p>
          </table:table-cell>
          <table:table-cell table:formula="of:=[.J245]-[.E246]+[.I246]" office:value-type="float" office:value="6535" calcext:value-type="float">
            <text:p>6535</text:p>
          </table:table-cell>
          <table:table-cell table:formula="of:=IF(OR([.B246]=6;[.B246]=7); 0; IF([.C246]=&quot;zima&quot;; FLOOR(0.2*[.N246])*30; IF([.C246]=&quot;wiosna&quot;;  FLOOR(0.5*[.N246])*30; IF([.C246]=&quot;lato&quot;;  FLOOR(0.9*[.N246])*30; IF([.C246]=&quot;jesień&quot;;  FLOOR(0.4*[.N246])*30; 0)))))" office:value-type="float" office:value="0" calcext:value-type="float">
            <text:p>0</text:p>
          </table:table-cell>
          <table:table-cell table:formula="of:=IF(MONTH([.A246])&lt;&gt;MONTH([.A247]);1;0)" office:value-type="float" office:value="0" calcext:value-type="float">
            <text:p>0</text:p>
          </table:table-cell>
          <table:table-cell table:formula="of:=IF([.L246]=1;[.H246];0)" office:value-type="float" office:value="0" calcext:value-type="float">
            <text:p>0</text:p>
          </table:table-cell>
          <table:table-cell table:formula="of:=[.N245] + IF([.M245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03" calcext:value-type="date">
            <text:p>3.09.2023</text:p>
          </table:table-cell>
          <table:table-cell table:formula="of:=WEEKDAY([.A247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247]=6;[.B247]=7); 0; IF([.C247]=&quot;zima&quot;; FLOOR(0.2*[.N247])*30; IF([.C247]=&quot;wiosna&quot;;  FLOOR(0.5*[.N247])*30; IF([.C247]=&quot;lato&quot;;  FLOOR(0.9*[.N247])*30; IF([.C247]=&quot;jesień&quot;;  FLOOR(0.4*[.N247])*30; 0)))))" office:value-type="float" office:value="0" calcext:value-type="float">
            <text:p>0</text:p>
          </table:table-cell>
          <table:table-cell table:formula="of:=IF([.B247]=7; 15*[.N247]; 0) + IF(AND([.H246] &gt; 2400; MONTH([.A246])&lt;&gt;MONTH([.A247])); 2400; 0)" office:value-type="float" office:value="285" calcext:value-type="float">
            <text:p>285</text:p>
          </table:table-cell>
          <table:table-cell table:formula="of:=[.D247]+[.F246]" office:value-type="float" office:value="32520" calcext:value-type="float">
            <text:p>32520</text:p>
          </table:table-cell>
          <table:table-cell table:formula="of:=[.E247]+[.G246]" office:value-type="float" office:value="21320" calcext:value-type="float">
            <text:p>21320</text:p>
          </table:table-cell>
          <table:table-cell table:formula="of:=[.F247]-[.G247]" office:value-type="float" office:value="11200" calcext:value-type="float">
            <text:p>11200</text:p>
          </table:table-cell>
          <table:table-cell table:formula="of:=IF(OR([.B247]=6;[.B247]=7); 0; IF([.C247]=&quot;zima&quot;; 2*[.$R$6]; IF([.C247]=&quot;wiosna&quot;; 5*[.$R$6]; IF([.C247]=&quot;lato&quot;; 9*[.$R$6]; IF([.C247]=&quot;jesień&quot;; 4*[.$R$6]; 0)))))" office:value-type="float" office:value="0" calcext:value-type="float">
            <text:p>0</text:p>
          </table:table-cell>
          <table:table-cell table:formula="of:=[.J246]-[.E247]+[.I247]" office:value-type="float" office:value="6250" calcext:value-type="float">
            <text:p>6250</text:p>
          </table:table-cell>
          <table:table-cell table:formula="of:=IF(OR([.B247]=6;[.B247]=7); 0; IF([.C247]=&quot;zima&quot;; FLOOR(0.2*[.N247])*30; IF([.C247]=&quot;wiosna&quot;;  FLOOR(0.5*[.N247])*30; IF([.C247]=&quot;lato&quot;;  FLOOR(0.9*[.N247])*30; IF([.C247]=&quot;jesień&quot;;  FLOOR(0.4*[.N247])*30; 0)))))" office:value-type="float" office:value="0" calcext:value-type="float">
            <text:p>0</text:p>
          </table:table-cell>
          <table:table-cell table:formula="of:=IF(MONTH([.A247])&lt;&gt;MONTH([.A248]);1;0)" office:value-type="float" office:value="0" calcext:value-type="float">
            <text:p>0</text:p>
          </table:table-cell>
          <table:table-cell table:formula="of:=IF([.L247]=1;[.H247];0)" office:value-type="float" office:value="0" calcext:value-type="float">
            <text:p>0</text:p>
          </table:table-cell>
          <table:table-cell table:formula="of:=[.N246] + IF([.M246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04" calcext:value-type="date">
            <text:p>4.09.2023</text:p>
          </table:table-cell>
          <table:table-cell table:formula="of:=WEEKDAY([.A248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248]=6;[.B248]=7); 0; IF([.C248]=&quot;zima&quot;; FLOOR(0.2*[.N248])*30; IF([.C248]=&quot;wiosna&quot;;  FLOOR(0.5*[.N248])*30; IF([.C248]=&quot;lato&quot;;  FLOOR(0.9*[.N248])*30; IF([.C248]=&quot;jesień&quot;;  FLOOR(0.4*[.N248])*30; 0)))))" office:value-type="float" office:value="510" calcext:value-type="float">
            <text:p>510</text:p>
          </table:table-cell>
          <table:table-cell table:formula="of:=IF([.B248]=7; 15*[.N248]; 0) + IF(AND([.H247] &gt; 2400; MONTH([.A247])&lt;&gt;MONTH([.A248])); 2400; 0)" office:value-type="float" office:value="0" calcext:value-type="float">
            <text:p>0</text:p>
          </table:table-cell>
          <table:table-cell table:formula="of:=[.D248]+[.F247]" office:value-type="float" office:value="33030" calcext:value-type="float">
            <text:p>33030</text:p>
          </table:table-cell>
          <table:table-cell table:formula="of:=[.E248]+[.G247]" office:value-type="float" office:value="21320" calcext:value-type="float">
            <text:p>21320</text:p>
          </table:table-cell>
          <table:table-cell table:formula="of:=[.F248]-[.G248]" office:value-type="float" office:value="11710" calcext:value-type="float">
            <text:p>11710</text:p>
          </table:table-cell>
          <table:table-cell table:formula="of:=IF(OR([.B248]=6;[.B248]=7); 0; IF([.C248]=&quot;zima&quot;; 2*[.$R$6]; IF([.C248]=&quot;wiosna&quot;; 5*[.$R$6]; IF([.C248]=&quot;lato&quot;; 9*[.$R$6]; IF([.C248]=&quot;jesień&quot;; 4*[.$R$6]; 0)))))" office:value-type="float" office:value="270" calcext:value-type="float">
            <text:p>270</text:p>
          </table:table-cell>
          <table:table-cell table:formula="of:=[.J247]-[.E248]+[.I248]" office:value-type="float" office:value="6520" calcext:value-type="float">
            <text:p>6520</text:p>
          </table:table-cell>
          <table:table-cell table:formula="of:=IF(OR([.B248]=6;[.B248]=7); 0; IF([.C248]=&quot;zima&quot;; FLOOR(0.2*[.N248])*30; IF([.C248]=&quot;wiosna&quot;;  FLOOR(0.5*[.N248])*30; IF([.C248]=&quot;lato&quot;;  FLOOR(0.9*[.N248])*30; IF([.C248]=&quot;jesień&quot;;  FLOOR(0.4*[.N248])*30; 0)))))" office:value-type="float" office:value="510" calcext:value-type="float">
            <text:p>510</text:p>
          </table:table-cell>
          <table:table-cell table:formula="of:=IF(MONTH([.A248])&lt;&gt;MONTH([.A249]);1;0)" office:value-type="float" office:value="0" calcext:value-type="float">
            <text:p>0</text:p>
          </table:table-cell>
          <table:table-cell table:formula="of:=IF([.L248]=1;[.H248];0)" office:value-type="float" office:value="0" calcext:value-type="float">
            <text:p>0</text:p>
          </table:table-cell>
          <table:table-cell table:formula="of:=[.N247] + IF([.M247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05" calcext:value-type="date">
            <text:p>5.09.2023</text:p>
          </table:table-cell>
          <table:table-cell table:formula="of:=WEEKDAY([.A249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249]=6;[.B249]=7); 0; IF([.C249]=&quot;zima&quot;; FLOOR(0.2*[.N249])*30; IF([.C249]=&quot;wiosna&quot;;  FLOOR(0.5*[.N249])*30; IF([.C249]=&quot;lato&quot;;  FLOOR(0.9*[.N249])*30; IF([.C249]=&quot;jesień&quot;;  FLOOR(0.4*[.N249])*30; 0)))))" office:value-type="float" office:value="510" calcext:value-type="float">
            <text:p>510</text:p>
          </table:table-cell>
          <table:table-cell table:formula="of:=IF([.B249]=7; 15*[.N249]; 0) + IF(AND([.H248] &gt; 2400; MONTH([.A248])&lt;&gt;MONTH([.A249])); 2400; 0)" office:value-type="float" office:value="0" calcext:value-type="float">
            <text:p>0</text:p>
          </table:table-cell>
          <table:table-cell table:formula="of:=[.D249]+[.F248]" office:value-type="float" office:value="33540" calcext:value-type="float">
            <text:p>33540</text:p>
          </table:table-cell>
          <table:table-cell table:formula="of:=[.E249]+[.G248]" office:value-type="float" office:value="21320" calcext:value-type="float">
            <text:p>21320</text:p>
          </table:table-cell>
          <table:table-cell table:formula="of:=[.F249]-[.G249]" office:value-type="float" office:value="12220" calcext:value-type="float">
            <text:p>12220</text:p>
          </table:table-cell>
          <table:table-cell table:formula="of:=IF(OR([.B249]=6;[.B249]=7); 0; IF([.C249]=&quot;zima&quot;; 2*[.$R$6]; IF([.C249]=&quot;wiosna&quot;; 5*[.$R$6]; IF([.C249]=&quot;lato&quot;; 9*[.$R$6]; IF([.C249]=&quot;jesień&quot;; 4*[.$R$6]; 0)))))" office:value-type="float" office:value="270" calcext:value-type="float">
            <text:p>270</text:p>
          </table:table-cell>
          <table:table-cell table:formula="of:=[.J248]-[.E249]+[.I249]" office:value-type="float" office:value="6790" calcext:value-type="float">
            <text:p>6790</text:p>
          </table:table-cell>
          <table:table-cell table:formula="of:=IF(OR([.B249]=6;[.B249]=7); 0; IF([.C249]=&quot;zima&quot;; FLOOR(0.2*[.N249])*30; IF([.C249]=&quot;wiosna&quot;;  FLOOR(0.5*[.N249])*30; IF([.C249]=&quot;lato&quot;;  FLOOR(0.9*[.N249])*30; IF([.C249]=&quot;jesień&quot;;  FLOOR(0.4*[.N249])*30; 0)))))" office:value-type="float" office:value="510" calcext:value-type="float">
            <text:p>510</text:p>
          </table:table-cell>
          <table:table-cell table:formula="of:=IF(MONTH([.A249])&lt;&gt;MONTH([.A250]);1;0)" office:value-type="float" office:value="0" calcext:value-type="float">
            <text:p>0</text:p>
          </table:table-cell>
          <table:table-cell table:formula="of:=IF([.L249]=1;[.H249];0)" office:value-type="float" office:value="0" calcext:value-type="float">
            <text:p>0</text:p>
          </table:table-cell>
          <table:table-cell table:formula="of:=[.N248] + IF([.M248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06" calcext:value-type="date">
            <text:p>6.09.2023</text:p>
          </table:table-cell>
          <table:table-cell table:formula="of:=WEEKDAY([.A250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250]=6;[.B250]=7); 0; IF([.C250]=&quot;zima&quot;; FLOOR(0.2*[.N250])*30; IF([.C250]=&quot;wiosna&quot;;  FLOOR(0.5*[.N250])*30; IF([.C250]=&quot;lato&quot;;  FLOOR(0.9*[.N250])*30; IF([.C250]=&quot;jesień&quot;;  FLOOR(0.4*[.N250])*30; 0)))))" office:value-type="float" office:value="510" calcext:value-type="float">
            <text:p>510</text:p>
          </table:table-cell>
          <table:table-cell table:formula="of:=IF([.B250]=7; 15*[.N250]; 0) + IF(AND([.H249] &gt; 2400; MONTH([.A249])&lt;&gt;MONTH([.A250])); 2400; 0)" office:value-type="float" office:value="0" calcext:value-type="float">
            <text:p>0</text:p>
          </table:table-cell>
          <table:table-cell table:formula="of:=[.D250]+[.F249]" office:value-type="float" office:value="34050" calcext:value-type="float">
            <text:p>34050</text:p>
          </table:table-cell>
          <table:table-cell table:formula="of:=[.E250]+[.G249]" office:value-type="float" office:value="21320" calcext:value-type="float">
            <text:p>21320</text:p>
          </table:table-cell>
          <table:table-cell table:formula="of:=[.F250]-[.G250]" office:value-type="float" office:value="12730" calcext:value-type="float">
            <text:p>12730</text:p>
          </table:table-cell>
          <table:table-cell table:formula="of:=IF(OR([.B250]=6;[.B250]=7); 0; IF([.C250]=&quot;zima&quot;; 2*[.$R$6]; IF([.C250]=&quot;wiosna&quot;; 5*[.$R$6]; IF([.C250]=&quot;lato&quot;; 9*[.$R$6]; IF([.C250]=&quot;jesień&quot;; 4*[.$R$6]; 0)))))" office:value-type="float" office:value="270" calcext:value-type="float">
            <text:p>270</text:p>
          </table:table-cell>
          <table:table-cell table:formula="of:=[.J249]-[.E250]+[.I250]" office:value-type="float" office:value="7060" calcext:value-type="float">
            <text:p>7060</text:p>
          </table:table-cell>
          <table:table-cell table:formula="of:=IF(OR([.B250]=6;[.B250]=7); 0; IF([.C250]=&quot;zima&quot;; FLOOR(0.2*[.N250])*30; IF([.C250]=&quot;wiosna&quot;;  FLOOR(0.5*[.N250])*30; IF([.C250]=&quot;lato&quot;;  FLOOR(0.9*[.N250])*30; IF([.C250]=&quot;jesień&quot;;  FLOOR(0.4*[.N250])*30; 0)))))" office:value-type="float" office:value="510" calcext:value-type="float">
            <text:p>510</text:p>
          </table:table-cell>
          <table:table-cell table:formula="of:=IF(MONTH([.A250])&lt;&gt;MONTH([.A251]);1;0)" office:value-type="float" office:value="0" calcext:value-type="float">
            <text:p>0</text:p>
          </table:table-cell>
          <table:table-cell table:formula="of:=IF([.L250]=1;[.H250];0)" office:value-type="float" office:value="0" calcext:value-type="float">
            <text:p>0</text:p>
          </table:table-cell>
          <table:table-cell table:formula="of:=[.N249] + IF([.M249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07" calcext:value-type="date">
            <text:p>7.09.2023</text:p>
          </table:table-cell>
          <table:table-cell table:formula="of:=WEEKDAY([.A251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251]=6;[.B251]=7); 0; IF([.C251]=&quot;zima&quot;; FLOOR(0.2*[.N251])*30; IF([.C251]=&quot;wiosna&quot;;  FLOOR(0.5*[.N251])*30; IF([.C251]=&quot;lato&quot;;  FLOOR(0.9*[.N251])*30; IF([.C251]=&quot;jesień&quot;;  FLOOR(0.4*[.N251])*30; 0)))))" office:value-type="float" office:value="510" calcext:value-type="float">
            <text:p>510</text:p>
          </table:table-cell>
          <table:table-cell table:formula="of:=IF([.B251]=7; 15*[.N251]; 0) + IF(AND([.H250] &gt; 2400; MONTH([.A250])&lt;&gt;MONTH([.A251])); 2400; 0)" office:value-type="float" office:value="0" calcext:value-type="float">
            <text:p>0</text:p>
          </table:table-cell>
          <table:table-cell table:formula="of:=[.D251]+[.F250]" office:value-type="float" office:value="34560" calcext:value-type="float">
            <text:p>34560</text:p>
          </table:table-cell>
          <table:table-cell table:formula="of:=[.E251]+[.G250]" office:value-type="float" office:value="21320" calcext:value-type="float">
            <text:p>21320</text:p>
          </table:table-cell>
          <table:table-cell table:formula="of:=[.F251]-[.G251]" office:value-type="float" office:value="13240" calcext:value-type="float">
            <text:p>13240</text:p>
          </table:table-cell>
          <table:table-cell table:formula="of:=IF(OR([.B251]=6;[.B251]=7); 0; IF([.C251]=&quot;zima&quot;; 2*[.$R$6]; IF([.C251]=&quot;wiosna&quot;; 5*[.$R$6]; IF([.C251]=&quot;lato&quot;; 9*[.$R$6]; IF([.C251]=&quot;jesień&quot;; 4*[.$R$6]; 0)))))" office:value-type="float" office:value="270" calcext:value-type="float">
            <text:p>270</text:p>
          </table:table-cell>
          <table:table-cell table:formula="of:=[.J250]-[.E251]+[.I251]" office:value-type="float" office:value="7330" calcext:value-type="float">
            <text:p>7330</text:p>
          </table:table-cell>
          <table:table-cell table:formula="of:=IF(OR([.B251]=6;[.B251]=7); 0; IF([.C251]=&quot;zima&quot;; FLOOR(0.2*[.N251])*30; IF([.C251]=&quot;wiosna&quot;;  FLOOR(0.5*[.N251])*30; IF([.C251]=&quot;lato&quot;;  FLOOR(0.9*[.N251])*30; IF([.C251]=&quot;jesień&quot;;  FLOOR(0.4*[.N251])*30; 0)))))" office:value-type="float" office:value="510" calcext:value-type="float">
            <text:p>510</text:p>
          </table:table-cell>
          <table:table-cell table:formula="of:=IF(MONTH([.A251])&lt;&gt;MONTH([.A252]);1;0)" office:value-type="float" office:value="0" calcext:value-type="float">
            <text:p>0</text:p>
          </table:table-cell>
          <table:table-cell table:formula="of:=IF([.L251]=1;[.H251];0)" office:value-type="float" office:value="0" calcext:value-type="float">
            <text:p>0</text:p>
          </table:table-cell>
          <table:table-cell table:formula="of:=[.N250] + IF([.M250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08" calcext:value-type="date">
            <text:p>8.09.2023</text:p>
          </table:table-cell>
          <table:table-cell table:formula="of:=WEEKDAY([.A252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252]=6;[.B252]=7); 0; IF([.C252]=&quot;zima&quot;; FLOOR(0.2*[.N252])*30; IF([.C252]=&quot;wiosna&quot;;  FLOOR(0.5*[.N252])*30; IF([.C252]=&quot;lato&quot;;  FLOOR(0.9*[.N252])*30; IF([.C252]=&quot;jesień&quot;;  FLOOR(0.4*[.N252])*30; 0)))))" office:value-type="float" office:value="510" calcext:value-type="float">
            <text:p>510</text:p>
          </table:table-cell>
          <table:table-cell table:formula="of:=IF([.B252]=7; 15*[.N252]; 0) + IF(AND([.H251] &gt; 2400; MONTH([.A251])&lt;&gt;MONTH([.A252])); 2400; 0)" office:value-type="float" office:value="0" calcext:value-type="float">
            <text:p>0</text:p>
          </table:table-cell>
          <table:table-cell table:formula="of:=[.D252]+[.F251]" office:value-type="float" office:value="35070" calcext:value-type="float">
            <text:p>35070</text:p>
          </table:table-cell>
          <table:table-cell table:formula="of:=[.E252]+[.G251]" office:value-type="float" office:value="21320" calcext:value-type="float">
            <text:p>21320</text:p>
          </table:table-cell>
          <table:table-cell table:formula="of:=[.F252]-[.G252]" office:value-type="float" office:value="13750" calcext:value-type="float">
            <text:p>13750</text:p>
          </table:table-cell>
          <table:table-cell table:formula="of:=IF(OR([.B252]=6;[.B252]=7); 0; IF([.C252]=&quot;zima&quot;; 2*[.$R$6]; IF([.C252]=&quot;wiosna&quot;; 5*[.$R$6]; IF([.C252]=&quot;lato&quot;; 9*[.$R$6]; IF([.C252]=&quot;jesień&quot;; 4*[.$R$6]; 0)))))" office:value-type="float" office:value="270" calcext:value-type="float">
            <text:p>270</text:p>
          </table:table-cell>
          <table:table-cell table:formula="of:=[.J251]-[.E252]+[.I252]" office:value-type="float" office:value="7600" calcext:value-type="float">
            <text:p>7600</text:p>
          </table:table-cell>
          <table:table-cell table:formula="of:=IF(OR([.B252]=6;[.B252]=7); 0; IF([.C252]=&quot;zima&quot;; FLOOR(0.2*[.N252])*30; IF([.C252]=&quot;wiosna&quot;;  FLOOR(0.5*[.N252])*30; IF([.C252]=&quot;lato&quot;;  FLOOR(0.9*[.N252])*30; IF([.C252]=&quot;jesień&quot;;  FLOOR(0.4*[.N252])*30; 0)))))" office:value-type="float" office:value="510" calcext:value-type="float">
            <text:p>510</text:p>
          </table:table-cell>
          <table:table-cell table:formula="of:=IF(MONTH([.A252])&lt;&gt;MONTH([.A253]);1;0)" office:value-type="float" office:value="0" calcext:value-type="float">
            <text:p>0</text:p>
          </table:table-cell>
          <table:table-cell table:formula="of:=IF([.L252]=1;[.H252];0)" office:value-type="float" office:value="0" calcext:value-type="float">
            <text:p>0</text:p>
          </table:table-cell>
          <table:table-cell table:formula="of:=[.N251] + IF([.M251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09" calcext:value-type="date">
            <text:p>9.09.2023</text:p>
          </table:table-cell>
          <table:table-cell table:formula="of:=WEEKDAY([.A253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253]=6;[.B253]=7); 0; IF([.C253]=&quot;zima&quot;; FLOOR(0.2*[.N253])*30; IF([.C253]=&quot;wiosna&quot;;  FLOOR(0.5*[.N253])*30; IF([.C253]=&quot;lato&quot;;  FLOOR(0.9*[.N253])*30; IF([.C253]=&quot;jesień&quot;;  FLOOR(0.4*[.N253])*30; 0)))))" office:value-type="float" office:value="0" calcext:value-type="float">
            <text:p>0</text:p>
          </table:table-cell>
          <table:table-cell table:formula="of:=IF([.B253]=7; 15*[.N253]; 0) + IF(AND([.H252] &gt; 2400; MONTH([.A252])&lt;&gt;MONTH([.A253])); 2400; 0)" office:value-type="float" office:value="0" calcext:value-type="float">
            <text:p>0</text:p>
          </table:table-cell>
          <table:table-cell table:formula="of:=[.D253]+[.F252]" office:value-type="float" office:value="35070" calcext:value-type="float">
            <text:p>35070</text:p>
          </table:table-cell>
          <table:table-cell table:formula="of:=[.E253]+[.G252]" office:value-type="float" office:value="21320" calcext:value-type="float">
            <text:p>21320</text:p>
          </table:table-cell>
          <table:table-cell table:formula="of:=[.F253]-[.G253]" office:value-type="float" office:value="13750" calcext:value-type="float">
            <text:p>13750</text:p>
          </table:table-cell>
          <table:table-cell table:formula="of:=IF(OR([.B253]=6;[.B253]=7); 0; IF([.C253]=&quot;zima&quot;; 2*[.$R$6]; IF([.C253]=&quot;wiosna&quot;; 5*[.$R$6]; IF([.C253]=&quot;lato&quot;; 9*[.$R$6]; IF([.C253]=&quot;jesień&quot;; 4*[.$R$6]; 0)))))" office:value-type="float" office:value="0" calcext:value-type="float">
            <text:p>0</text:p>
          </table:table-cell>
          <table:table-cell table:formula="of:=[.J252]-[.E253]+[.I253]" office:value-type="float" office:value="7600" calcext:value-type="float">
            <text:p>7600</text:p>
          </table:table-cell>
          <table:table-cell table:formula="of:=IF(OR([.B253]=6;[.B253]=7); 0; IF([.C253]=&quot;zima&quot;; FLOOR(0.2*[.N253])*30; IF([.C253]=&quot;wiosna&quot;;  FLOOR(0.5*[.N253])*30; IF([.C253]=&quot;lato&quot;;  FLOOR(0.9*[.N253])*30; IF([.C253]=&quot;jesień&quot;;  FLOOR(0.4*[.N253])*30; 0)))))" office:value-type="float" office:value="0" calcext:value-type="float">
            <text:p>0</text:p>
          </table:table-cell>
          <table:table-cell table:formula="of:=IF(MONTH([.A253])&lt;&gt;MONTH([.A254]);1;0)" office:value-type="float" office:value="0" calcext:value-type="float">
            <text:p>0</text:p>
          </table:table-cell>
          <table:table-cell table:formula="of:=IF([.L253]=1;[.H253];0)" office:value-type="float" office:value="0" calcext:value-type="float">
            <text:p>0</text:p>
          </table:table-cell>
          <table:table-cell table:formula="of:=[.N252] + IF([.M252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10" calcext:value-type="date">
            <text:p>10.09.2023</text:p>
          </table:table-cell>
          <table:table-cell table:formula="of:=WEEKDAY([.A254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254]=6;[.B254]=7); 0; IF([.C254]=&quot;zima&quot;; FLOOR(0.2*[.N254])*30; IF([.C254]=&quot;wiosna&quot;;  FLOOR(0.5*[.N254])*30; IF([.C254]=&quot;lato&quot;;  FLOOR(0.9*[.N254])*30; IF([.C254]=&quot;jesień&quot;;  FLOOR(0.4*[.N254])*30; 0)))))" office:value-type="float" office:value="0" calcext:value-type="float">
            <text:p>0</text:p>
          </table:table-cell>
          <table:table-cell table:formula="of:=IF([.B254]=7; 15*[.N254]; 0) + IF(AND([.H253] &gt; 2400; MONTH([.A253])&lt;&gt;MONTH([.A254])); 2400; 0)" office:value-type="float" office:value="285" calcext:value-type="float">
            <text:p>285</text:p>
          </table:table-cell>
          <table:table-cell table:formula="of:=[.D254]+[.F253]" office:value-type="float" office:value="35070" calcext:value-type="float">
            <text:p>35070</text:p>
          </table:table-cell>
          <table:table-cell table:formula="of:=[.E254]+[.G253]" office:value-type="float" office:value="21605" calcext:value-type="float">
            <text:p>21605</text:p>
          </table:table-cell>
          <table:table-cell table:formula="of:=[.F254]-[.G254]" office:value-type="float" office:value="13465" calcext:value-type="float">
            <text:p>13465</text:p>
          </table:table-cell>
          <table:table-cell table:formula="of:=IF(OR([.B254]=6;[.B254]=7); 0; IF([.C254]=&quot;zima&quot;; 2*[.$R$6]; IF([.C254]=&quot;wiosna&quot;; 5*[.$R$6]; IF([.C254]=&quot;lato&quot;; 9*[.$R$6]; IF([.C254]=&quot;jesień&quot;; 4*[.$R$6]; 0)))))" office:value-type="float" office:value="0" calcext:value-type="float">
            <text:p>0</text:p>
          </table:table-cell>
          <table:table-cell table:formula="of:=[.J253]-[.E254]+[.I254]" office:value-type="float" office:value="7315" calcext:value-type="float">
            <text:p>7315</text:p>
          </table:table-cell>
          <table:table-cell table:formula="of:=IF(OR([.B254]=6;[.B254]=7); 0; IF([.C254]=&quot;zima&quot;; FLOOR(0.2*[.N254])*30; IF([.C254]=&quot;wiosna&quot;;  FLOOR(0.5*[.N254])*30; IF([.C254]=&quot;lato&quot;;  FLOOR(0.9*[.N254])*30; IF([.C254]=&quot;jesień&quot;;  FLOOR(0.4*[.N254])*30; 0)))))" office:value-type="float" office:value="0" calcext:value-type="float">
            <text:p>0</text:p>
          </table:table-cell>
          <table:table-cell table:formula="of:=IF(MONTH([.A254])&lt;&gt;MONTH([.A255]);1;0)" office:value-type="float" office:value="0" calcext:value-type="float">
            <text:p>0</text:p>
          </table:table-cell>
          <table:table-cell table:formula="of:=IF([.L254]=1;[.H254];0)" office:value-type="float" office:value="0" calcext:value-type="float">
            <text:p>0</text:p>
          </table:table-cell>
          <table:table-cell table:formula="of:=[.N253] + IF([.M253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11" calcext:value-type="date">
            <text:p>11.09.2023</text:p>
          </table:table-cell>
          <table:table-cell table:formula="of:=WEEKDAY([.A255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255]=6;[.B255]=7); 0; IF([.C255]=&quot;zima&quot;; FLOOR(0.2*[.N255])*30; IF([.C255]=&quot;wiosna&quot;;  FLOOR(0.5*[.N255])*30; IF([.C255]=&quot;lato&quot;;  FLOOR(0.9*[.N255])*30; IF([.C255]=&quot;jesień&quot;;  FLOOR(0.4*[.N255])*30; 0)))))" office:value-type="float" office:value="510" calcext:value-type="float">
            <text:p>510</text:p>
          </table:table-cell>
          <table:table-cell table:formula="of:=IF([.B255]=7; 15*[.N255]; 0) + IF(AND([.H254] &gt; 2400; MONTH([.A254])&lt;&gt;MONTH([.A255])); 2400; 0)" office:value-type="float" office:value="0" calcext:value-type="float">
            <text:p>0</text:p>
          </table:table-cell>
          <table:table-cell table:formula="of:=[.D255]+[.F254]" office:value-type="float" office:value="35580" calcext:value-type="float">
            <text:p>35580</text:p>
          </table:table-cell>
          <table:table-cell table:formula="of:=[.E255]+[.G254]" office:value-type="float" office:value="21605" calcext:value-type="float">
            <text:p>21605</text:p>
          </table:table-cell>
          <table:table-cell table:formula="of:=[.F255]-[.G255]" office:value-type="float" office:value="13975" calcext:value-type="float">
            <text:p>13975</text:p>
          </table:table-cell>
          <table:table-cell table:formula="of:=IF(OR([.B255]=6;[.B255]=7); 0; IF([.C255]=&quot;zima&quot;; 2*[.$R$6]; IF([.C255]=&quot;wiosna&quot;; 5*[.$R$6]; IF([.C255]=&quot;lato&quot;; 9*[.$R$6]; IF([.C255]=&quot;jesień&quot;; 4*[.$R$6]; 0)))))" office:value-type="float" office:value="270" calcext:value-type="float">
            <text:p>270</text:p>
          </table:table-cell>
          <table:table-cell table:formula="of:=[.J254]-[.E255]+[.I255]" office:value-type="float" office:value="7585" calcext:value-type="float">
            <text:p>7585</text:p>
          </table:table-cell>
          <table:table-cell table:formula="of:=IF(OR([.B255]=6;[.B255]=7); 0; IF([.C255]=&quot;zima&quot;; FLOOR(0.2*[.N255])*30; IF([.C255]=&quot;wiosna&quot;;  FLOOR(0.5*[.N255])*30; IF([.C255]=&quot;lato&quot;;  FLOOR(0.9*[.N255])*30; IF([.C255]=&quot;jesień&quot;;  FLOOR(0.4*[.N255])*30; 0)))))" office:value-type="float" office:value="510" calcext:value-type="float">
            <text:p>510</text:p>
          </table:table-cell>
          <table:table-cell table:formula="of:=IF(MONTH([.A255])&lt;&gt;MONTH([.A256]);1;0)" office:value-type="float" office:value="0" calcext:value-type="float">
            <text:p>0</text:p>
          </table:table-cell>
          <table:table-cell table:formula="of:=IF([.L255]=1;[.H255];0)" office:value-type="float" office:value="0" calcext:value-type="float">
            <text:p>0</text:p>
          </table:table-cell>
          <table:table-cell table:formula="of:=[.N254] + IF([.M254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12" calcext:value-type="date">
            <text:p>12.09.2023</text:p>
          </table:table-cell>
          <table:table-cell table:formula="of:=WEEKDAY([.A256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256]=6;[.B256]=7); 0; IF([.C256]=&quot;zima&quot;; FLOOR(0.2*[.N256])*30; IF([.C256]=&quot;wiosna&quot;;  FLOOR(0.5*[.N256])*30; IF([.C256]=&quot;lato&quot;;  FLOOR(0.9*[.N256])*30; IF([.C256]=&quot;jesień&quot;;  FLOOR(0.4*[.N256])*30; 0)))))" office:value-type="float" office:value="510" calcext:value-type="float">
            <text:p>510</text:p>
          </table:table-cell>
          <table:table-cell table:formula="of:=IF([.B256]=7; 15*[.N256]; 0) + IF(AND([.H255] &gt; 2400; MONTH([.A255])&lt;&gt;MONTH([.A256])); 2400; 0)" office:value-type="float" office:value="0" calcext:value-type="float">
            <text:p>0</text:p>
          </table:table-cell>
          <table:table-cell table:formula="of:=[.D256]+[.F255]" office:value-type="float" office:value="36090" calcext:value-type="float">
            <text:p>36090</text:p>
          </table:table-cell>
          <table:table-cell table:formula="of:=[.E256]+[.G255]" office:value-type="float" office:value="21605" calcext:value-type="float">
            <text:p>21605</text:p>
          </table:table-cell>
          <table:table-cell table:formula="of:=[.F256]-[.G256]" office:value-type="float" office:value="14485" calcext:value-type="float">
            <text:p>14485</text:p>
          </table:table-cell>
          <table:table-cell table:formula="of:=IF(OR([.B256]=6;[.B256]=7); 0; IF([.C256]=&quot;zima&quot;; 2*[.$R$6]; IF([.C256]=&quot;wiosna&quot;; 5*[.$R$6]; IF([.C256]=&quot;lato&quot;; 9*[.$R$6]; IF([.C256]=&quot;jesień&quot;; 4*[.$R$6]; 0)))))" office:value-type="float" office:value="270" calcext:value-type="float">
            <text:p>270</text:p>
          </table:table-cell>
          <table:table-cell table:formula="of:=[.J255]-[.E256]+[.I256]" office:value-type="float" office:value="7855" calcext:value-type="float">
            <text:p>7855</text:p>
          </table:table-cell>
          <table:table-cell table:formula="of:=IF(OR([.B256]=6;[.B256]=7); 0; IF([.C256]=&quot;zima&quot;; FLOOR(0.2*[.N256])*30; IF([.C256]=&quot;wiosna&quot;;  FLOOR(0.5*[.N256])*30; IF([.C256]=&quot;lato&quot;;  FLOOR(0.9*[.N256])*30; IF([.C256]=&quot;jesień&quot;;  FLOOR(0.4*[.N256])*30; 0)))))" office:value-type="float" office:value="510" calcext:value-type="float">
            <text:p>510</text:p>
          </table:table-cell>
          <table:table-cell table:formula="of:=IF(MONTH([.A256])&lt;&gt;MONTH([.A257]);1;0)" office:value-type="float" office:value="0" calcext:value-type="float">
            <text:p>0</text:p>
          </table:table-cell>
          <table:table-cell table:formula="of:=IF([.L256]=1;[.H256];0)" office:value-type="float" office:value="0" calcext:value-type="float">
            <text:p>0</text:p>
          </table:table-cell>
          <table:table-cell table:formula="of:=[.N255] + IF([.M255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13" calcext:value-type="date">
            <text:p>13.09.2023</text:p>
          </table:table-cell>
          <table:table-cell table:formula="of:=WEEKDAY([.A257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257]=6;[.B257]=7); 0; IF([.C257]=&quot;zima&quot;; FLOOR(0.2*[.N257])*30; IF([.C257]=&quot;wiosna&quot;;  FLOOR(0.5*[.N257])*30; IF([.C257]=&quot;lato&quot;;  FLOOR(0.9*[.N257])*30; IF([.C257]=&quot;jesień&quot;;  FLOOR(0.4*[.N257])*30; 0)))))" office:value-type="float" office:value="510" calcext:value-type="float">
            <text:p>510</text:p>
          </table:table-cell>
          <table:table-cell table:formula="of:=IF([.B257]=7; 15*[.N257]; 0) + IF(AND([.H256] &gt; 2400; MONTH([.A256])&lt;&gt;MONTH([.A257])); 2400; 0)" office:value-type="float" office:value="0" calcext:value-type="float">
            <text:p>0</text:p>
          </table:table-cell>
          <table:table-cell table:formula="of:=[.D257]+[.F256]" office:value-type="float" office:value="36600" calcext:value-type="float">
            <text:p>36600</text:p>
          </table:table-cell>
          <table:table-cell table:formula="of:=[.E257]+[.G256]" office:value-type="float" office:value="21605" calcext:value-type="float">
            <text:p>21605</text:p>
          </table:table-cell>
          <table:table-cell table:formula="of:=[.F257]-[.G257]" office:value-type="float" office:value="14995" calcext:value-type="float">
            <text:p>14995</text:p>
          </table:table-cell>
          <table:table-cell table:formula="of:=IF(OR([.B257]=6;[.B257]=7); 0; IF([.C257]=&quot;zima&quot;; 2*[.$R$6]; IF([.C257]=&quot;wiosna&quot;; 5*[.$R$6]; IF([.C257]=&quot;lato&quot;; 9*[.$R$6]; IF([.C257]=&quot;jesień&quot;; 4*[.$R$6]; 0)))))" office:value-type="float" office:value="270" calcext:value-type="float">
            <text:p>270</text:p>
          </table:table-cell>
          <table:table-cell table:formula="of:=[.J256]-[.E257]+[.I257]" office:value-type="float" office:value="8125" calcext:value-type="float">
            <text:p>8125</text:p>
          </table:table-cell>
          <table:table-cell table:formula="of:=IF(OR([.B257]=6;[.B257]=7); 0; IF([.C257]=&quot;zima&quot;; FLOOR(0.2*[.N257])*30; IF([.C257]=&quot;wiosna&quot;;  FLOOR(0.5*[.N257])*30; IF([.C257]=&quot;lato&quot;;  FLOOR(0.9*[.N257])*30; IF([.C257]=&quot;jesień&quot;;  FLOOR(0.4*[.N257])*30; 0)))))" office:value-type="float" office:value="510" calcext:value-type="float">
            <text:p>510</text:p>
          </table:table-cell>
          <table:table-cell table:formula="of:=IF(MONTH([.A257])&lt;&gt;MONTH([.A258]);1;0)" office:value-type="float" office:value="0" calcext:value-type="float">
            <text:p>0</text:p>
          </table:table-cell>
          <table:table-cell table:formula="of:=IF([.L257]=1;[.H257];0)" office:value-type="float" office:value="0" calcext:value-type="float">
            <text:p>0</text:p>
          </table:table-cell>
          <table:table-cell table:formula="of:=[.N256] + IF([.M256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14" calcext:value-type="date">
            <text:p>14.09.2023</text:p>
          </table:table-cell>
          <table:table-cell table:formula="of:=WEEKDAY([.A258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258]=6;[.B258]=7); 0; IF([.C258]=&quot;zima&quot;; FLOOR(0.2*[.N258])*30; IF([.C258]=&quot;wiosna&quot;;  FLOOR(0.5*[.N258])*30; IF([.C258]=&quot;lato&quot;;  FLOOR(0.9*[.N258])*30; IF([.C258]=&quot;jesień&quot;;  FLOOR(0.4*[.N258])*30; 0)))))" office:value-type="float" office:value="510" calcext:value-type="float">
            <text:p>510</text:p>
          </table:table-cell>
          <table:table-cell table:formula="of:=IF([.B258]=7; 15*[.N258]; 0) + IF(AND([.H257] &gt; 2400; MONTH([.A257])&lt;&gt;MONTH([.A258])); 2400; 0)" office:value-type="float" office:value="0" calcext:value-type="float">
            <text:p>0</text:p>
          </table:table-cell>
          <table:table-cell table:formula="of:=[.D258]+[.F257]" office:value-type="float" office:value="37110" calcext:value-type="float">
            <text:p>37110</text:p>
          </table:table-cell>
          <table:table-cell table:formula="of:=[.E258]+[.G257]" office:value-type="float" office:value="21605" calcext:value-type="float">
            <text:p>21605</text:p>
          </table:table-cell>
          <table:table-cell table:formula="of:=[.F258]-[.G258]" office:value-type="float" office:value="15505" calcext:value-type="float">
            <text:p>15505</text:p>
          </table:table-cell>
          <table:table-cell table:formula="of:=IF(OR([.B258]=6;[.B258]=7); 0; IF([.C258]=&quot;zima&quot;; 2*[.$R$6]; IF([.C258]=&quot;wiosna&quot;; 5*[.$R$6]; IF([.C258]=&quot;lato&quot;; 9*[.$R$6]; IF([.C258]=&quot;jesień&quot;; 4*[.$R$6]; 0)))))" office:value-type="float" office:value="270" calcext:value-type="float">
            <text:p>270</text:p>
          </table:table-cell>
          <table:table-cell table:formula="of:=[.J257]-[.E258]+[.I258]" office:value-type="float" office:value="8395" calcext:value-type="float">
            <text:p>8395</text:p>
          </table:table-cell>
          <table:table-cell table:formula="of:=IF(OR([.B258]=6;[.B258]=7); 0; IF([.C258]=&quot;zima&quot;; FLOOR(0.2*[.N258])*30; IF([.C258]=&quot;wiosna&quot;;  FLOOR(0.5*[.N258])*30; IF([.C258]=&quot;lato&quot;;  FLOOR(0.9*[.N258])*30; IF([.C258]=&quot;jesień&quot;;  FLOOR(0.4*[.N258])*30; 0)))))" office:value-type="float" office:value="510" calcext:value-type="float">
            <text:p>510</text:p>
          </table:table-cell>
          <table:table-cell table:formula="of:=IF(MONTH([.A258])&lt;&gt;MONTH([.A259]);1;0)" office:value-type="float" office:value="0" calcext:value-type="float">
            <text:p>0</text:p>
          </table:table-cell>
          <table:table-cell table:formula="of:=IF([.L258]=1;[.H258];0)" office:value-type="float" office:value="0" calcext:value-type="float">
            <text:p>0</text:p>
          </table:table-cell>
          <table:table-cell table:formula="of:=[.N257] + IF([.M257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15" calcext:value-type="date">
            <text:p>15.09.2023</text:p>
          </table:table-cell>
          <table:table-cell table:formula="of:=WEEKDAY([.A259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259]=6;[.B259]=7); 0; IF([.C259]=&quot;zima&quot;; FLOOR(0.2*[.N259])*30; IF([.C259]=&quot;wiosna&quot;;  FLOOR(0.5*[.N259])*30; IF([.C259]=&quot;lato&quot;;  FLOOR(0.9*[.N259])*30; IF([.C259]=&quot;jesień&quot;;  FLOOR(0.4*[.N259])*30; 0)))))" office:value-type="float" office:value="510" calcext:value-type="float">
            <text:p>510</text:p>
          </table:table-cell>
          <table:table-cell table:formula="of:=IF([.B259]=7; 15*[.N259]; 0) + IF(AND([.H258] &gt; 2400; MONTH([.A258])&lt;&gt;MONTH([.A259])); 2400; 0)" office:value-type="float" office:value="0" calcext:value-type="float">
            <text:p>0</text:p>
          </table:table-cell>
          <table:table-cell table:formula="of:=[.D259]+[.F258]" office:value-type="float" office:value="37620" calcext:value-type="float">
            <text:p>37620</text:p>
          </table:table-cell>
          <table:table-cell table:formula="of:=[.E259]+[.G258]" office:value-type="float" office:value="21605" calcext:value-type="float">
            <text:p>21605</text:p>
          </table:table-cell>
          <table:table-cell table:formula="of:=[.F259]-[.G259]" office:value-type="float" office:value="16015" calcext:value-type="float">
            <text:p>16015</text:p>
          </table:table-cell>
          <table:table-cell table:formula="of:=IF(OR([.B259]=6;[.B259]=7); 0; IF([.C259]=&quot;zima&quot;; 2*[.$R$6]; IF([.C259]=&quot;wiosna&quot;; 5*[.$R$6]; IF([.C259]=&quot;lato&quot;; 9*[.$R$6]; IF([.C259]=&quot;jesień&quot;; 4*[.$R$6]; 0)))))" office:value-type="float" office:value="270" calcext:value-type="float">
            <text:p>270</text:p>
          </table:table-cell>
          <table:table-cell table:formula="of:=[.J258]-[.E259]+[.I259]" office:value-type="float" office:value="8665" calcext:value-type="float">
            <text:p>8665</text:p>
          </table:table-cell>
          <table:table-cell table:formula="of:=IF(OR([.B259]=6;[.B259]=7); 0; IF([.C259]=&quot;zima&quot;; FLOOR(0.2*[.N259])*30; IF([.C259]=&quot;wiosna&quot;;  FLOOR(0.5*[.N259])*30; IF([.C259]=&quot;lato&quot;;  FLOOR(0.9*[.N259])*30; IF([.C259]=&quot;jesień&quot;;  FLOOR(0.4*[.N259])*30; 0)))))" office:value-type="float" office:value="510" calcext:value-type="float">
            <text:p>510</text:p>
          </table:table-cell>
          <table:table-cell table:formula="of:=IF(MONTH([.A259])&lt;&gt;MONTH([.A260]);1;0)" office:value-type="float" office:value="0" calcext:value-type="float">
            <text:p>0</text:p>
          </table:table-cell>
          <table:table-cell table:formula="of:=IF([.L259]=1;[.H259];0)" office:value-type="float" office:value="0" calcext:value-type="float">
            <text:p>0</text:p>
          </table:table-cell>
          <table:table-cell table:formula="of:=[.N258] + IF([.M258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16" calcext:value-type="date">
            <text:p>16.09.2023</text:p>
          </table:table-cell>
          <table:table-cell table:formula="of:=WEEKDAY([.A260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260]=6;[.B260]=7); 0; IF([.C260]=&quot;zima&quot;; FLOOR(0.2*[.N260])*30; IF([.C260]=&quot;wiosna&quot;;  FLOOR(0.5*[.N260])*30; IF([.C260]=&quot;lato&quot;;  FLOOR(0.9*[.N260])*30; IF([.C260]=&quot;jesień&quot;;  FLOOR(0.4*[.N260])*30; 0)))))" office:value-type="float" office:value="0" calcext:value-type="float">
            <text:p>0</text:p>
          </table:table-cell>
          <table:table-cell table:formula="of:=IF([.B260]=7; 15*[.N260]; 0) + IF(AND([.H259] &gt; 2400; MONTH([.A259])&lt;&gt;MONTH([.A260])); 2400; 0)" office:value-type="float" office:value="0" calcext:value-type="float">
            <text:p>0</text:p>
          </table:table-cell>
          <table:table-cell table:formula="of:=[.D260]+[.F259]" office:value-type="float" office:value="37620" calcext:value-type="float">
            <text:p>37620</text:p>
          </table:table-cell>
          <table:table-cell table:formula="of:=[.E260]+[.G259]" office:value-type="float" office:value="21605" calcext:value-type="float">
            <text:p>21605</text:p>
          </table:table-cell>
          <table:table-cell table:formula="of:=[.F260]-[.G260]" office:value-type="float" office:value="16015" calcext:value-type="float">
            <text:p>16015</text:p>
          </table:table-cell>
          <table:table-cell table:formula="of:=IF(OR([.B260]=6;[.B260]=7); 0; IF([.C260]=&quot;zima&quot;; 2*[.$R$6]; IF([.C260]=&quot;wiosna&quot;; 5*[.$R$6]; IF([.C260]=&quot;lato&quot;; 9*[.$R$6]; IF([.C260]=&quot;jesień&quot;; 4*[.$R$6]; 0)))))" office:value-type="float" office:value="0" calcext:value-type="float">
            <text:p>0</text:p>
          </table:table-cell>
          <table:table-cell table:formula="of:=[.J259]-[.E260]+[.I260]" office:value-type="float" office:value="8665" calcext:value-type="float">
            <text:p>8665</text:p>
          </table:table-cell>
          <table:table-cell table:formula="of:=IF(OR([.B260]=6;[.B260]=7); 0; IF([.C260]=&quot;zima&quot;; FLOOR(0.2*[.N260])*30; IF([.C260]=&quot;wiosna&quot;;  FLOOR(0.5*[.N260])*30; IF([.C260]=&quot;lato&quot;;  FLOOR(0.9*[.N260])*30; IF([.C260]=&quot;jesień&quot;;  FLOOR(0.4*[.N260])*30; 0)))))" office:value-type="float" office:value="0" calcext:value-type="float">
            <text:p>0</text:p>
          </table:table-cell>
          <table:table-cell table:formula="of:=IF(MONTH([.A260])&lt;&gt;MONTH([.A261]);1;0)" office:value-type="float" office:value="0" calcext:value-type="float">
            <text:p>0</text:p>
          </table:table-cell>
          <table:table-cell table:formula="of:=IF([.L260]=1;[.H260];0)" office:value-type="float" office:value="0" calcext:value-type="float">
            <text:p>0</text:p>
          </table:table-cell>
          <table:table-cell table:formula="of:=[.N259] + IF([.M259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17" calcext:value-type="date">
            <text:p>17.09.2023</text:p>
          </table:table-cell>
          <table:table-cell table:formula="of:=WEEKDAY([.A261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261]=6;[.B261]=7); 0; IF([.C261]=&quot;zima&quot;; FLOOR(0.2*[.N261])*30; IF([.C261]=&quot;wiosna&quot;;  FLOOR(0.5*[.N261])*30; IF([.C261]=&quot;lato&quot;;  FLOOR(0.9*[.N261])*30; IF([.C261]=&quot;jesień&quot;;  FLOOR(0.4*[.N261])*30; 0)))))" office:value-type="float" office:value="0" calcext:value-type="float">
            <text:p>0</text:p>
          </table:table-cell>
          <table:table-cell table:formula="of:=IF([.B261]=7; 15*[.N261]; 0) + IF(AND([.H260] &gt; 2400; MONTH([.A260])&lt;&gt;MONTH([.A261])); 2400; 0)" office:value-type="float" office:value="285" calcext:value-type="float">
            <text:p>285</text:p>
          </table:table-cell>
          <table:table-cell table:formula="of:=[.D261]+[.F260]" office:value-type="float" office:value="37620" calcext:value-type="float">
            <text:p>37620</text:p>
          </table:table-cell>
          <table:table-cell table:formula="of:=[.E261]+[.G260]" office:value-type="float" office:value="21890" calcext:value-type="float">
            <text:p>21890</text:p>
          </table:table-cell>
          <table:table-cell table:formula="of:=[.F261]-[.G261]" office:value-type="float" office:value="15730" calcext:value-type="float">
            <text:p>15730</text:p>
          </table:table-cell>
          <table:table-cell table:formula="of:=IF(OR([.B261]=6;[.B261]=7); 0; IF([.C261]=&quot;zima&quot;; 2*[.$R$6]; IF([.C261]=&quot;wiosna&quot;; 5*[.$R$6]; IF([.C261]=&quot;lato&quot;; 9*[.$R$6]; IF([.C261]=&quot;jesień&quot;; 4*[.$R$6]; 0)))))" office:value-type="float" office:value="0" calcext:value-type="float">
            <text:p>0</text:p>
          </table:table-cell>
          <table:table-cell table:formula="of:=[.J260]-[.E261]+[.I261]" office:value-type="float" office:value="8380" calcext:value-type="float">
            <text:p>8380</text:p>
          </table:table-cell>
          <table:table-cell table:formula="of:=IF(OR([.B261]=6;[.B261]=7); 0; IF([.C261]=&quot;zima&quot;; FLOOR(0.2*[.N261])*30; IF([.C261]=&quot;wiosna&quot;;  FLOOR(0.5*[.N261])*30; IF([.C261]=&quot;lato&quot;;  FLOOR(0.9*[.N261])*30; IF([.C261]=&quot;jesień&quot;;  FLOOR(0.4*[.N261])*30; 0)))))" office:value-type="float" office:value="0" calcext:value-type="float">
            <text:p>0</text:p>
          </table:table-cell>
          <table:table-cell table:formula="of:=IF(MONTH([.A261])&lt;&gt;MONTH([.A262]);1;0)" office:value-type="float" office:value="0" calcext:value-type="float">
            <text:p>0</text:p>
          </table:table-cell>
          <table:table-cell table:formula="of:=IF([.L261]=1;[.H261];0)" office:value-type="float" office:value="0" calcext:value-type="float">
            <text:p>0</text:p>
          </table:table-cell>
          <table:table-cell table:formula="of:=[.N260] + IF([.M260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18" calcext:value-type="date">
            <text:p>18.09.2023</text:p>
          </table:table-cell>
          <table:table-cell table:formula="of:=WEEKDAY([.A262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262]=6;[.B262]=7); 0; IF([.C262]=&quot;zima&quot;; FLOOR(0.2*[.N262])*30; IF([.C262]=&quot;wiosna&quot;;  FLOOR(0.5*[.N262])*30; IF([.C262]=&quot;lato&quot;;  FLOOR(0.9*[.N262])*30; IF([.C262]=&quot;jesień&quot;;  FLOOR(0.4*[.N262])*30; 0)))))" office:value-type="float" office:value="510" calcext:value-type="float">
            <text:p>510</text:p>
          </table:table-cell>
          <table:table-cell table:formula="of:=IF([.B262]=7; 15*[.N262]; 0) + IF(AND([.H261] &gt; 2400; MONTH([.A261])&lt;&gt;MONTH([.A262])); 2400; 0)" office:value-type="float" office:value="0" calcext:value-type="float">
            <text:p>0</text:p>
          </table:table-cell>
          <table:table-cell table:formula="of:=[.D262]+[.F261]" office:value-type="float" office:value="38130" calcext:value-type="float">
            <text:p>38130</text:p>
          </table:table-cell>
          <table:table-cell table:formula="of:=[.E262]+[.G261]" office:value-type="float" office:value="21890" calcext:value-type="float">
            <text:p>21890</text:p>
          </table:table-cell>
          <table:table-cell table:formula="of:=[.F262]-[.G262]" office:value-type="float" office:value="16240" calcext:value-type="float">
            <text:p>16240</text:p>
          </table:table-cell>
          <table:table-cell table:formula="of:=IF(OR([.B262]=6;[.B262]=7); 0; IF([.C262]=&quot;zima&quot;; 2*[.$R$6]; IF([.C262]=&quot;wiosna&quot;; 5*[.$R$6]; IF([.C262]=&quot;lato&quot;; 9*[.$R$6]; IF([.C262]=&quot;jesień&quot;; 4*[.$R$6]; 0)))))" office:value-type="float" office:value="270" calcext:value-type="float">
            <text:p>270</text:p>
          </table:table-cell>
          <table:table-cell table:formula="of:=[.J261]-[.E262]+[.I262]" office:value-type="float" office:value="8650" calcext:value-type="float">
            <text:p>8650</text:p>
          </table:table-cell>
          <table:table-cell table:formula="of:=IF(OR([.B262]=6;[.B262]=7); 0; IF([.C262]=&quot;zima&quot;; FLOOR(0.2*[.N262])*30; IF([.C262]=&quot;wiosna&quot;;  FLOOR(0.5*[.N262])*30; IF([.C262]=&quot;lato&quot;;  FLOOR(0.9*[.N262])*30; IF([.C262]=&quot;jesień&quot;;  FLOOR(0.4*[.N262])*30; 0)))))" office:value-type="float" office:value="510" calcext:value-type="float">
            <text:p>510</text:p>
          </table:table-cell>
          <table:table-cell table:formula="of:=IF(MONTH([.A262])&lt;&gt;MONTH([.A263]);1;0)" office:value-type="float" office:value="0" calcext:value-type="float">
            <text:p>0</text:p>
          </table:table-cell>
          <table:table-cell table:formula="of:=IF([.L262]=1;[.H262];0)" office:value-type="float" office:value="0" calcext:value-type="float">
            <text:p>0</text:p>
          </table:table-cell>
          <table:table-cell table:formula="of:=[.N261] + IF([.M261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19" calcext:value-type="date">
            <text:p>19.09.2023</text:p>
          </table:table-cell>
          <table:table-cell table:formula="of:=WEEKDAY([.A263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263]=6;[.B263]=7); 0; IF([.C263]=&quot;zima&quot;; FLOOR(0.2*[.N263])*30; IF([.C263]=&quot;wiosna&quot;;  FLOOR(0.5*[.N263])*30; IF([.C263]=&quot;lato&quot;;  FLOOR(0.9*[.N263])*30; IF([.C263]=&quot;jesień&quot;;  FLOOR(0.4*[.N263])*30; 0)))))" office:value-type="float" office:value="510" calcext:value-type="float">
            <text:p>510</text:p>
          </table:table-cell>
          <table:table-cell table:formula="of:=IF([.B263]=7; 15*[.N263]; 0) + IF(AND([.H262] &gt; 2400; MONTH([.A262])&lt;&gt;MONTH([.A263])); 2400; 0)" office:value-type="float" office:value="0" calcext:value-type="float">
            <text:p>0</text:p>
          </table:table-cell>
          <table:table-cell table:formula="of:=[.D263]+[.F262]" office:value-type="float" office:value="38640" calcext:value-type="float">
            <text:p>38640</text:p>
          </table:table-cell>
          <table:table-cell table:formula="of:=[.E263]+[.G262]" office:value-type="float" office:value="21890" calcext:value-type="float">
            <text:p>21890</text:p>
          </table:table-cell>
          <table:table-cell table:formula="of:=[.F263]-[.G263]" office:value-type="float" office:value="16750" calcext:value-type="float">
            <text:p>16750</text:p>
          </table:table-cell>
          <table:table-cell table:formula="of:=IF(OR([.B263]=6;[.B263]=7); 0; IF([.C263]=&quot;zima&quot;; 2*[.$R$6]; IF([.C263]=&quot;wiosna&quot;; 5*[.$R$6]; IF([.C263]=&quot;lato&quot;; 9*[.$R$6]; IF([.C263]=&quot;jesień&quot;; 4*[.$R$6]; 0)))))" office:value-type="float" office:value="270" calcext:value-type="float">
            <text:p>270</text:p>
          </table:table-cell>
          <table:table-cell table:formula="of:=[.J262]-[.E263]+[.I263]" office:value-type="float" office:value="8920" calcext:value-type="float">
            <text:p>8920</text:p>
          </table:table-cell>
          <table:table-cell table:formula="of:=IF(OR([.B263]=6;[.B263]=7); 0; IF([.C263]=&quot;zima&quot;; FLOOR(0.2*[.N263])*30; IF([.C263]=&quot;wiosna&quot;;  FLOOR(0.5*[.N263])*30; IF([.C263]=&quot;lato&quot;;  FLOOR(0.9*[.N263])*30; IF([.C263]=&quot;jesień&quot;;  FLOOR(0.4*[.N263])*30; 0)))))" office:value-type="float" office:value="510" calcext:value-type="float">
            <text:p>510</text:p>
          </table:table-cell>
          <table:table-cell table:formula="of:=IF(MONTH([.A263])&lt;&gt;MONTH([.A264]);1;0)" office:value-type="float" office:value="0" calcext:value-type="float">
            <text:p>0</text:p>
          </table:table-cell>
          <table:table-cell table:formula="of:=IF([.L263]=1;[.H263];0)" office:value-type="float" office:value="0" calcext:value-type="float">
            <text:p>0</text:p>
          </table:table-cell>
          <table:table-cell table:formula="of:=[.N262] + IF([.M262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20" calcext:value-type="date">
            <text:p>20.09.2023</text:p>
          </table:table-cell>
          <table:table-cell table:formula="of:=WEEKDAY([.A264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264]=6;[.B264]=7); 0; IF([.C264]=&quot;zima&quot;; FLOOR(0.2*[.N264])*30; IF([.C264]=&quot;wiosna&quot;;  FLOOR(0.5*[.N264])*30; IF([.C264]=&quot;lato&quot;;  FLOOR(0.9*[.N264])*30; IF([.C264]=&quot;jesień&quot;;  FLOOR(0.4*[.N264])*30; 0)))))" office:value-type="float" office:value="510" calcext:value-type="float">
            <text:p>510</text:p>
          </table:table-cell>
          <table:table-cell table:formula="of:=IF([.B264]=7; 15*[.N264]; 0) + IF(AND([.H263] &gt; 2400; MONTH([.A263])&lt;&gt;MONTH([.A264])); 2400; 0)" office:value-type="float" office:value="0" calcext:value-type="float">
            <text:p>0</text:p>
          </table:table-cell>
          <table:table-cell table:formula="of:=[.D264]+[.F263]" office:value-type="float" office:value="39150" calcext:value-type="float">
            <text:p>39150</text:p>
          </table:table-cell>
          <table:table-cell table:formula="of:=[.E264]+[.G263]" office:value-type="float" office:value="21890" calcext:value-type="float">
            <text:p>21890</text:p>
          </table:table-cell>
          <table:table-cell table:formula="of:=[.F264]-[.G264]" office:value-type="float" office:value="17260" calcext:value-type="float">
            <text:p>17260</text:p>
          </table:table-cell>
          <table:table-cell table:formula="of:=IF(OR([.B264]=6;[.B264]=7); 0; IF([.C264]=&quot;zima&quot;; 2*[.$R$6]; IF([.C264]=&quot;wiosna&quot;; 5*[.$R$6]; IF([.C264]=&quot;lato&quot;; 9*[.$R$6]; IF([.C264]=&quot;jesień&quot;; 4*[.$R$6]; 0)))))" office:value-type="float" office:value="270" calcext:value-type="float">
            <text:p>270</text:p>
          </table:table-cell>
          <table:table-cell table:formula="of:=[.J263]-[.E264]+[.I264]" office:value-type="float" office:value="9190" calcext:value-type="float">
            <text:p>9190</text:p>
          </table:table-cell>
          <table:table-cell table:formula="of:=IF(OR([.B264]=6;[.B264]=7); 0; IF([.C264]=&quot;zima&quot;; FLOOR(0.2*[.N264])*30; IF([.C264]=&quot;wiosna&quot;;  FLOOR(0.5*[.N264])*30; IF([.C264]=&quot;lato&quot;;  FLOOR(0.9*[.N264])*30; IF([.C264]=&quot;jesień&quot;;  FLOOR(0.4*[.N264])*30; 0)))))" office:value-type="float" office:value="510" calcext:value-type="float">
            <text:p>510</text:p>
          </table:table-cell>
          <table:table-cell table:formula="of:=IF(MONTH([.A264])&lt;&gt;MONTH([.A265]);1;0)" office:value-type="float" office:value="0" calcext:value-type="float">
            <text:p>0</text:p>
          </table:table-cell>
          <table:table-cell table:formula="of:=IF([.L264]=1;[.H264];0)" office:value-type="float" office:value="0" calcext:value-type="float">
            <text:p>0</text:p>
          </table:table-cell>
          <table:table-cell table:formula="of:=[.N263] + IF([.M263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21" calcext:value-type="date">
            <text:p>21.09.2023</text:p>
          </table:table-cell>
          <table:table-cell table:formula="of:=WEEKDAY([.A265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265]=6;[.B265]=7); 0; IF([.C265]=&quot;zima&quot;; FLOOR(0.2*[.N265])*30; IF([.C265]=&quot;wiosna&quot;;  FLOOR(0.5*[.N265])*30; IF([.C265]=&quot;lato&quot;;  FLOOR(0.9*[.N265])*30; IF([.C265]=&quot;jesień&quot;;  FLOOR(0.4*[.N265])*30; 0)))))" office:value-type="float" office:value="510" calcext:value-type="float">
            <text:p>510</text:p>
          </table:table-cell>
          <table:table-cell table:formula="of:=IF([.B265]=7; 15*[.N265]; 0) + IF(AND([.H264] &gt; 2400; MONTH([.A264])&lt;&gt;MONTH([.A265])); 2400; 0)" office:value-type="float" office:value="0" calcext:value-type="float">
            <text:p>0</text:p>
          </table:table-cell>
          <table:table-cell table:formula="of:=[.D265]+[.F264]" office:value-type="float" office:value="39660" calcext:value-type="float">
            <text:p>39660</text:p>
          </table:table-cell>
          <table:table-cell table:formula="of:=[.E265]+[.G264]" office:value-type="float" office:value="21890" calcext:value-type="float">
            <text:p>21890</text:p>
          </table:table-cell>
          <table:table-cell table:formula="of:=[.F265]-[.G265]" office:value-type="float" office:value="17770" calcext:value-type="float">
            <text:p>17770</text:p>
          </table:table-cell>
          <table:table-cell table:formula="of:=IF(OR([.B265]=6;[.B265]=7); 0; IF([.C265]=&quot;zima&quot;; 2*[.$R$6]; IF([.C265]=&quot;wiosna&quot;; 5*[.$R$6]; IF([.C265]=&quot;lato&quot;; 9*[.$R$6]; IF([.C265]=&quot;jesień&quot;; 4*[.$R$6]; 0)))))" office:value-type="float" office:value="270" calcext:value-type="float">
            <text:p>270</text:p>
          </table:table-cell>
          <table:table-cell table:formula="of:=[.J264]-[.E265]+[.I265]" office:value-type="float" office:value="9460" calcext:value-type="float">
            <text:p>9460</text:p>
          </table:table-cell>
          <table:table-cell table:formula="of:=IF(OR([.B265]=6;[.B265]=7); 0; IF([.C265]=&quot;zima&quot;; FLOOR(0.2*[.N265])*30; IF([.C265]=&quot;wiosna&quot;;  FLOOR(0.5*[.N265])*30; IF([.C265]=&quot;lato&quot;;  FLOOR(0.9*[.N265])*30; IF([.C265]=&quot;jesień&quot;;  FLOOR(0.4*[.N265])*30; 0)))))" office:value-type="float" office:value="510" calcext:value-type="float">
            <text:p>510</text:p>
          </table:table-cell>
          <table:table-cell table:formula="of:=IF(MONTH([.A265])&lt;&gt;MONTH([.A266]);1;0)" office:value-type="float" office:value="0" calcext:value-type="float">
            <text:p>0</text:p>
          </table:table-cell>
          <table:table-cell table:formula="of:=IF([.L265]=1;[.H265];0)" office:value-type="float" office:value="0" calcext:value-type="float">
            <text:p>0</text:p>
          </table:table-cell>
          <table:table-cell table:formula="of:=[.N264] + IF([.M264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22" calcext:value-type="date">
            <text:p>22.09.2023</text:p>
          </table:table-cell>
          <table:table-cell table:formula="of:=WEEKDAY([.A266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266]=6;[.B266]=7); 0; IF([.C266]=&quot;zima&quot;; FLOOR(0.2*[.N266])*30; IF([.C266]=&quot;wiosna&quot;;  FLOOR(0.5*[.N266])*30; IF([.C266]=&quot;lato&quot;;  FLOOR(0.9*[.N266])*30; IF([.C266]=&quot;jesień&quot;;  FLOOR(0.4*[.N266])*30; 0)))))" office:value-type="float" office:value="510" calcext:value-type="float">
            <text:p>510</text:p>
          </table:table-cell>
          <table:table-cell table:formula="of:=IF([.B266]=7; 15*[.N266]; 0) + IF(AND([.H265] &gt; 2400; MONTH([.A265])&lt;&gt;MONTH([.A266])); 2400; 0)" office:value-type="float" office:value="0" calcext:value-type="float">
            <text:p>0</text:p>
          </table:table-cell>
          <table:table-cell table:formula="of:=[.D266]+[.F265]" office:value-type="float" office:value="40170" calcext:value-type="float">
            <text:p>40170</text:p>
          </table:table-cell>
          <table:table-cell table:formula="of:=[.E266]+[.G265]" office:value-type="float" office:value="21890" calcext:value-type="float">
            <text:p>21890</text:p>
          </table:table-cell>
          <table:table-cell table:formula="of:=[.F266]-[.G266]" office:value-type="float" office:value="18280" calcext:value-type="float">
            <text:p>18280</text:p>
          </table:table-cell>
          <table:table-cell table:formula="of:=IF(OR([.B266]=6;[.B266]=7); 0; IF([.C266]=&quot;zima&quot;; 2*[.$R$6]; IF([.C266]=&quot;wiosna&quot;; 5*[.$R$6]; IF([.C266]=&quot;lato&quot;; 9*[.$R$6]; IF([.C266]=&quot;jesień&quot;; 4*[.$R$6]; 0)))))" office:value-type="float" office:value="270" calcext:value-type="float">
            <text:p>270</text:p>
          </table:table-cell>
          <table:table-cell table:formula="of:=[.J265]-[.E266]+[.I266]" office:value-type="float" office:value="9730" calcext:value-type="float">
            <text:p>9730</text:p>
          </table:table-cell>
          <table:table-cell table:formula="of:=IF(OR([.B266]=6;[.B266]=7); 0; IF([.C266]=&quot;zima&quot;; FLOOR(0.2*[.N266])*30; IF([.C266]=&quot;wiosna&quot;;  FLOOR(0.5*[.N266])*30; IF([.C266]=&quot;lato&quot;;  FLOOR(0.9*[.N266])*30; IF([.C266]=&quot;jesień&quot;;  FLOOR(0.4*[.N266])*30; 0)))))" office:value-type="float" office:value="510" calcext:value-type="float">
            <text:p>510</text:p>
          </table:table-cell>
          <table:table-cell table:formula="of:=IF(MONTH([.A266])&lt;&gt;MONTH([.A267]);1;0)" office:value-type="float" office:value="0" calcext:value-type="float">
            <text:p>0</text:p>
          </table:table-cell>
          <table:table-cell table:formula="of:=IF([.L266]=1;[.H266];0)" office:value-type="float" office:value="0" calcext:value-type="float">
            <text:p>0</text:p>
          </table:table-cell>
          <table:table-cell table:formula="of:=[.N265] + IF([.M265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23" calcext:value-type="date">
            <text:p>23.09.2023</text:p>
          </table:table-cell>
          <table:table-cell table:formula="of:=WEEKDAY([.A267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267]=6;[.B267]=7); 0; IF([.C267]=&quot;zima&quot;; FLOOR(0.2*[.N267])*30; IF([.C267]=&quot;wiosna&quot;;  FLOOR(0.5*[.N267])*30; IF([.C267]=&quot;lato&quot;;  FLOOR(0.9*[.N267])*30; IF([.C267]=&quot;jesień&quot;;  FLOOR(0.4*[.N267])*30; 0)))))" office:value-type="float" office:value="0" calcext:value-type="float">
            <text:p>0</text:p>
          </table:table-cell>
          <table:table-cell table:formula="of:=IF([.B267]=7; 15*[.N267]; 0) + IF(AND([.H266] &gt; 2400; MONTH([.A266])&lt;&gt;MONTH([.A267])); 2400; 0)" office:value-type="float" office:value="0" calcext:value-type="float">
            <text:p>0</text:p>
          </table:table-cell>
          <table:table-cell table:formula="of:=[.D267]+[.F266]" office:value-type="float" office:value="40170" calcext:value-type="float">
            <text:p>40170</text:p>
          </table:table-cell>
          <table:table-cell table:formula="of:=[.E267]+[.G266]" office:value-type="float" office:value="21890" calcext:value-type="float">
            <text:p>21890</text:p>
          </table:table-cell>
          <table:table-cell table:formula="of:=[.F267]-[.G267]" office:value-type="float" office:value="18280" calcext:value-type="float">
            <text:p>18280</text:p>
          </table:table-cell>
          <table:table-cell table:formula="of:=IF(OR([.B267]=6;[.B267]=7); 0; IF([.C267]=&quot;zima&quot;; 2*[.$R$6]; IF([.C267]=&quot;wiosna&quot;; 5*[.$R$6]; IF([.C267]=&quot;lato&quot;; 9*[.$R$6]; IF([.C267]=&quot;jesień&quot;; 4*[.$R$6]; 0)))))" office:value-type="float" office:value="0" calcext:value-type="float">
            <text:p>0</text:p>
          </table:table-cell>
          <table:table-cell table:formula="of:=[.J266]-[.E267]+[.I267]" office:value-type="float" office:value="9730" calcext:value-type="float">
            <text:p>9730</text:p>
          </table:table-cell>
          <table:table-cell table:formula="of:=IF(OR([.B267]=6;[.B267]=7); 0; IF([.C267]=&quot;zima&quot;; FLOOR(0.2*[.N267])*30; IF([.C267]=&quot;wiosna&quot;;  FLOOR(0.5*[.N267])*30; IF([.C267]=&quot;lato&quot;;  FLOOR(0.9*[.N267])*30; IF([.C267]=&quot;jesień&quot;;  FLOOR(0.4*[.N267])*30; 0)))))" office:value-type="float" office:value="0" calcext:value-type="float">
            <text:p>0</text:p>
          </table:table-cell>
          <table:table-cell table:formula="of:=IF(MONTH([.A267])&lt;&gt;MONTH([.A268]);1;0)" office:value-type="float" office:value="0" calcext:value-type="float">
            <text:p>0</text:p>
          </table:table-cell>
          <table:table-cell table:formula="of:=IF([.L267]=1;[.H267];0)" office:value-type="float" office:value="0" calcext:value-type="float">
            <text:p>0</text:p>
          </table:table-cell>
          <table:table-cell table:formula="of:=[.N266] + IF([.M266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24" calcext:value-type="date">
            <text:p>24.09.2023</text:p>
          </table:table-cell>
          <table:table-cell table:formula="of:=WEEKDAY([.A268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268]=6;[.B268]=7); 0; IF([.C268]=&quot;zima&quot;; FLOOR(0.2*[.N268])*30; IF([.C268]=&quot;wiosna&quot;;  FLOOR(0.5*[.N268])*30; IF([.C268]=&quot;lato&quot;;  FLOOR(0.9*[.N268])*30; IF([.C268]=&quot;jesień&quot;;  FLOOR(0.4*[.N268])*30; 0)))))" office:value-type="float" office:value="0" calcext:value-type="float">
            <text:p>0</text:p>
          </table:table-cell>
          <table:table-cell table:formula="of:=IF([.B268]=7; 15*[.N268]; 0) + IF(AND([.H267] &gt; 2400; MONTH([.A267])&lt;&gt;MONTH([.A268])); 2400; 0)" office:value-type="float" office:value="285" calcext:value-type="float">
            <text:p>285</text:p>
          </table:table-cell>
          <table:table-cell table:formula="of:=[.D268]+[.F267]" office:value-type="float" office:value="40170" calcext:value-type="float">
            <text:p>40170</text:p>
          </table:table-cell>
          <table:table-cell table:formula="of:=[.E268]+[.G267]" office:value-type="float" office:value="22175" calcext:value-type="float">
            <text:p>22175</text:p>
          </table:table-cell>
          <table:table-cell table:formula="of:=[.F268]-[.G268]" office:value-type="float" office:value="17995" calcext:value-type="float">
            <text:p>17995</text:p>
          </table:table-cell>
          <table:table-cell table:formula="of:=IF(OR([.B268]=6;[.B268]=7); 0; IF([.C268]=&quot;zima&quot;; 2*[.$R$6]; IF([.C268]=&quot;wiosna&quot;; 5*[.$R$6]; IF([.C268]=&quot;lato&quot;; 9*[.$R$6]; IF([.C268]=&quot;jesień&quot;; 4*[.$R$6]; 0)))))" office:value-type="float" office:value="0" calcext:value-type="float">
            <text:p>0</text:p>
          </table:table-cell>
          <table:table-cell table:formula="of:=[.J267]-[.E268]+[.I268]" office:value-type="float" office:value="9445" calcext:value-type="float">
            <text:p>9445</text:p>
          </table:table-cell>
          <table:table-cell table:formula="of:=IF(OR([.B268]=6;[.B268]=7); 0; IF([.C268]=&quot;zima&quot;; FLOOR(0.2*[.N268])*30; IF([.C268]=&quot;wiosna&quot;;  FLOOR(0.5*[.N268])*30; IF([.C268]=&quot;lato&quot;;  FLOOR(0.9*[.N268])*30; IF([.C268]=&quot;jesień&quot;;  FLOOR(0.4*[.N268])*30; 0)))))" office:value-type="float" office:value="0" calcext:value-type="float">
            <text:p>0</text:p>
          </table:table-cell>
          <table:table-cell table:formula="of:=IF(MONTH([.A268])&lt;&gt;MONTH([.A269]);1;0)" office:value-type="float" office:value="0" calcext:value-type="float">
            <text:p>0</text:p>
          </table:table-cell>
          <table:table-cell table:formula="of:=IF([.L268]=1;[.H268];0)" office:value-type="float" office:value="0" calcext:value-type="float">
            <text:p>0</text:p>
          </table:table-cell>
          <table:table-cell table:formula="of:=[.N267] + IF([.M267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25" calcext:value-type="date">
            <text:p>25.09.2023</text:p>
          </table:table-cell>
          <table:table-cell table:formula="of:=WEEKDAY([.A269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269]=6;[.B269]=7); 0; IF([.C269]=&quot;zima&quot;; FLOOR(0.2*[.N269])*30; IF([.C269]=&quot;wiosna&quot;;  FLOOR(0.5*[.N269])*30; IF([.C269]=&quot;lato&quot;;  FLOOR(0.9*[.N269])*30; IF([.C269]=&quot;jesień&quot;;  FLOOR(0.4*[.N269])*30; 0)))))" office:value-type="float" office:value="210" calcext:value-type="float">
            <text:p>210</text:p>
          </table:table-cell>
          <table:table-cell table:formula="of:=IF([.B269]=7; 15*[.N269]; 0) + IF(AND([.H268] &gt; 2400; MONTH([.A268])&lt;&gt;MONTH([.A269])); 2400; 0)" office:value-type="float" office:value="0" calcext:value-type="float">
            <text:p>0</text:p>
          </table:table-cell>
          <table:table-cell table:formula="of:=[.D269]+[.F268]" office:value-type="float" office:value="40380" calcext:value-type="float">
            <text:p>40380</text:p>
          </table:table-cell>
          <table:table-cell table:formula="of:=[.E269]+[.G268]" office:value-type="float" office:value="22175" calcext:value-type="float">
            <text:p>22175</text:p>
          </table:table-cell>
          <table:table-cell table:formula="of:=[.F269]-[.G269]" office:value-type="float" office:value="18205" calcext:value-type="float">
            <text:p>18205</text:p>
          </table:table-cell>
          <table:table-cell table:formula="of:=IF(OR([.B269]=6;[.B269]=7); 0; IF([.C269]=&quot;zima&quot;; 2*[.$R$6]; IF([.C269]=&quot;wiosna&quot;; 5*[.$R$6]; IF([.C269]=&quot;lato&quot;; 9*[.$R$6]; IF([.C269]=&quot;jesień&quot;; 4*[.$R$6]; 0)))))" office:value-type="float" office:value="120" calcext:value-type="float">
            <text:p>120</text:p>
          </table:table-cell>
          <table:table-cell table:formula="of:=[.J268]-[.E269]+[.I269]" office:value-type="float" office:value="9565" calcext:value-type="float">
            <text:p>9565</text:p>
          </table:table-cell>
          <table:table-cell table:formula="of:=IF(OR([.B269]=6;[.B269]=7); 0; IF([.C269]=&quot;zima&quot;; FLOOR(0.2*[.N269])*30; IF([.C269]=&quot;wiosna&quot;;  FLOOR(0.5*[.N269])*30; IF([.C269]=&quot;lato&quot;;  FLOOR(0.9*[.N269])*30; IF([.C269]=&quot;jesień&quot;;  FLOOR(0.4*[.N269])*30; 0)))))" office:value-type="float" office:value="210" calcext:value-type="float">
            <text:p>210</text:p>
          </table:table-cell>
          <table:table-cell table:formula="of:=IF(MONTH([.A269])&lt;&gt;MONTH([.A270]);1;0)" office:value-type="float" office:value="0" calcext:value-type="float">
            <text:p>0</text:p>
          </table:table-cell>
          <table:table-cell table:formula="of:=IF([.L269]=1;[.H269];0)" office:value-type="float" office:value="0" calcext:value-type="float">
            <text:p>0</text:p>
          </table:table-cell>
          <table:table-cell table:formula="of:=[.N268] + IF([.M268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26" calcext:value-type="date">
            <text:p>26.09.2023</text:p>
          </table:table-cell>
          <table:table-cell table:formula="of:=WEEKDAY([.A270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270]=6;[.B270]=7); 0; IF([.C270]=&quot;zima&quot;; FLOOR(0.2*[.N270])*30; IF([.C270]=&quot;wiosna&quot;;  FLOOR(0.5*[.N270])*30; IF([.C270]=&quot;lato&quot;;  FLOOR(0.9*[.N270])*30; IF([.C270]=&quot;jesień&quot;;  FLOOR(0.4*[.N270])*30; 0)))))" office:value-type="float" office:value="210" calcext:value-type="float">
            <text:p>210</text:p>
          </table:table-cell>
          <table:table-cell table:formula="of:=IF([.B270]=7; 15*[.N270]; 0) + IF(AND([.H269] &gt; 2400; MONTH([.A269])&lt;&gt;MONTH([.A270])); 2400; 0)" office:value-type="float" office:value="0" calcext:value-type="float">
            <text:p>0</text:p>
          </table:table-cell>
          <table:table-cell table:formula="of:=[.D270]+[.F269]" office:value-type="float" office:value="40590" calcext:value-type="float">
            <text:p>40590</text:p>
          </table:table-cell>
          <table:table-cell table:formula="of:=[.E270]+[.G269]" office:value-type="float" office:value="22175" calcext:value-type="float">
            <text:p>22175</text:p>
          </table:table-cell>
          <table:table-cell table:formula="of:=[.F270]-[.G270]" office:value-type="float" office:value="18415" calcext:value-type="float">
            <text:p>18415</text:p>
          </table:table-cell>
          <table:table-cell table:formula="of:=IF(OR([.B270]=6;[.B270]=7); 0; IF([.C270]=&quot;zima&quot;; 2*[.$R$6]; IF([.C270]=&quot;wiosna&quot;; 5*[.$R$6]; IF([.C270]=&quot;lato&quot;; 9*[.$R$6]; IF([.C270]=&quot;jesień&quot;; 4*[.$R$6]; 0)))))" office:value-type="float" office:value="120" calcext:value-type="float">
            <text:p>120</text:p>
          </table:table-cell>
          <table:table-cell table:formula="of:=[.J269]-[.E270]+[.I270]" office:value-type="float" office:value="9685" calcext:value-type="float">
            <text:p>9685</text:p>
          </table:table-cell>
          <table:table-cell table:formula="of:=IF(OR([.B270]=6;[.B270]=7); 0; IF([.C270]=&quot;zima&quot;; FLOOR(0.2*[.N270])*30; IF([.C270]=&quot;wiosna&quot;;  FLOOR(0.5*[.N270])*30; IF([.C270]=&quot;lato&quot;;  FLOOR(0.9*[.N270])*30; IF([.C270]=&quot;jesień&quot;;  FLOOR(0.4*[.N270])*30; 0)))))" office:value-type="float" office:value="210" calcext:value-type="float">
            <text:p>210</text:p>
          </table:table-cell>
          <table:table-cell table:formula="of:=IF(MONTH([.A270])&lt;&gt;MONTH([.A271]);1;0)" office:value-type="float" office:value="0" calcext:value-type="float">
            <text:p>0</text:p>
          </table:table-cell>
          <table:table-cell table:formula="of:=IF([.L270]=1;[.H270];0)" office:value-type="float" office:value="0" calcext:value-type="float">
            <text:p>0</text:p>
          </table:table-cell>
          <table:table-cell table:formula="of:=[.N269] + IF([.M269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27" calcext:value-type="date">
            <text:p>27.09.2023</text:p>
          </table:table-cell>
          <table:table-cell table:formula="of:=WEEKDAY([.A271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271]=6;[.B271]=7); 0; IF([.C271]=&quot;zima&quot;; FLOOR(0.2*[.N271])*30; IF([.C271]=&quot;wiosna&quot;;  FLOOR(0.5*[.N271])*30; IF([.C271]=&quot;lato&quot;;  FLOOR(0.9*[.N271])*30; IF([.C271]=&quot;jesień&quot;;  FLOOR(0.4*[.N271])*30; 0)))))" office:value-type="float" office:value="210" calcext:value-type="float">
            <text:p>210</text:p>
          </table:table-cell>
          <table:table-cell table:formula="of:=IF([.B271]=7; 15*[.N271]; 0) + IF(AND([.H270] &gt; 2400; MONTH([.A270])&lt;&gt;MONTH([.A271])); 2400; 0)" office:value-type="float" office:value="0" calcext:value-type="float">
            <text:p>0</text:p>
          </table:table-cell>
          <table:table-cell table:formula="of:=[.D271]+[.F270]" office:value-type="float" office:value="40800" calcext:value-type="float">
            <text:p>40800</text:p>
          </table:table-cell>
          <table:table-cell table:formula="of:=[.E271]+[.G270]" office:value-type="float" office:value="22175" calcext:value-type="float">
            <text:p>22175</text:p>
          </table:table-cell>
          <table:table-cell table:formula="of:=[.F271]-[.G271]" office:value-type="float" office:value="18625" calcext:value-type="float">
            <text:p>18625</text:p>
          </table:table-cell>
          <table:table-cell table:formula="of:=IF(OR([.B271]=6;[.B271]=7); 0; IF([.C271]=&quot;zima&quot;; 2*[.$R$6]; IF([.C271]=&quot;wiosna&quot;; 5*[.$R$6]; IF([.C271]=&quot;lato&quot;; 9*[.$R$6]; IF([.C271]=&quot;jesień&quot;; 4*[.$R$6]; 0)))))" office:value-type="float" office:value="120" calcext:value-type="float">
            <text:p>120</text:p>
          </table:table-cell>
          <table:table-cell table:formula="of:=[.J270]-[.E271]+[.I271]" office:value-type="float" office:value="9805" calcext:value-type="float">
            <text:p>9805</text:p>
          </table:table-cell>
          <table:table-cell table:formula="of:=IF(OR([.B271]=6;[.B271]=7); 0; IF([.C271]=&quot;zima&quot;; FLOOR(0.2*[.N271])*30; IF([.C271]=&quot;wiosna&quot;;  FLOOR(0.5*[.N271])*30; IF([.C271]=&quot;lato&quot;;  FLOOR(0.9*[.N271])*30; IF([.C271]=&quot;jesień&quot;;  FLOOR(0.4*[.N271])*30; 0)))))" office:value-type="float" office:value="210" calcext:value-type="float">
            <text:p>210</text:p>
          </table:table-cell>
          <table:table-cell table:formula="of:=IF(MONTH([.A271])&lt;&gt;MONTH([.A272]);1;0)" office:value-type="float" office:value="0" calcext:value-type="float">
            <text:p>0</text:p>
          </table:table-cell>
          <table:table-cell table:formula="of:=IF([.L271]=1;[.H271];0)" office:value-type="float" office:value="0" calcext:value-type="float">
            <text:p>0</text:p>
          </table:table-cell>
          <table:table-cell table:formula="of:=[.N270] + IF([.M270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28" calcext:value-type="date">
            <text:p>28.09.2023</text:p>
          </table:table-cell>
          <table:table-cell table:formula="of:=WEEKDAY([.A272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272]=6;[.B272]=7); 0; IF([.C272]=&quot;zima&quot;; FLOOR(0.2*[.N272])*30; IF([.C272]=&quot;wiosna&quot;;  FLOOR(0.5*[.N272])*30; IF([.C272]=&quot;lato&quot;;  FLOOR(0.9*[.N272])*30; IF([.C272]=&quot;jesień&quot;;  FLOOR(0.4*[.N272])*30; 0)))))" office:value-type="float" office:value="210" calcext:value-type="float">
            <text:p>210</text:p>
          </table:table-cell>
          <table:table-cell table:formula="of:=IF([.B272]=7; 15*[.N272]; 0) + IF(AND([.H271] &gt; 2400; MONTH([.A271])&lt;&gt;MONTH([.A272])); 2400; 0)" office:value-type="float" office:value="0" calcext:value-type="float">
            <text:p>0</text:p>
          </table:table-cell>
          <table:table-cell table:formula="of:=[.D272]+[.F271]" office:value-type="float" office:value="41010" calcext:value-type="float">
            <text:p>41010</text:p>
          </table:table-cell>
          <table:table-cell table:formula="of:=[.E272]+[.G271]" office:value-type="float" office:value="22175" calcext:value-type="float">
            <text:p>22175</text:p>
          </table:table-cell>
          <table:table-cell table:formula="of:=[.F272]-[.G272]" office:value-type="float" office:value="18835" calcext:value-type="float">
            <text:p>18835</text:p>
          </table:table-cell>
          <table:table-cell table:formula="of:=IF(OR([.B272]=6;[.B272]=7); 0; IF([.C272]=&quot;zima&quot;; 2*[.$R$6]; IF([.C272]=&quot;wiosna&quot;; 5*[.$R$6]; IF([.C272]=&quot;lato&quot;; 9*[.$R$6]; IF([.C272]=&quot;jesień&quot;; 4*[.$R$6]; 0)))))" office:value-type="float" office:value="120" calcext:value-type="float">
            <text:p>120</text:p>
          </table:table-cell>
          <table:table-cell table:formula="of:=[.J271]-[.E272]+[.I272]" office:value-type="float" office:value="9925" calcext:value-type="float">
            <text:p>9925</text:p>
          </table:table-cell>
          <table:table-cell table:formula="of:=IF(OR([.B272]=6;[.B272]=7); 0; IF([.C272]=&quot;zima&quot;; FLOOR(0.2*[.N272])*30; IF([.C272]=&quot;wiosna&quot;;  FLOOR(0.5*[.N272])*30; IF([.C272]=&quot;lato&quot;;  FLOOR(0.9*[.N272])*30; IF([.C272]=&quot;jesień&quot;;  FLOOR(0.4*[.N272])*30; 0)))))" office:value-type="float" office:value="210" calcext:value-type="float">
            <text:p>210</text:p>
          </table:table-cell>
          <table:table-cell table:formula="of:=IF(MONTH([.A272])&lt;&gt;MONTH([.A273]);1;0)" office:value-type="float" office:value="0" calcext:value-type="float">
            <text:p>0</text:p>
          </table:table-cell>
          <table:table-cell table:formula="of:=IF([.L272]=1;[.H272];0)" office:value-type="float" office:value="0" calcext:value-type="float">
            <text:p>0</text:p>
          </table:table-cell>
          <table:table-cell table:formula="of:=[.N271] + IF([.M271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29" calcext:value-type="date">
            <text:p>29.09.2023</text:p>
          </table:table-cell>
          <table:table-cell table:formula="of:=WEEKDAY([.A273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273]=6;[.B273]=7); 0; IF([.C273]=&quot;zima&quot;; FLOOR(0.2*[.N273])*30; IF([.C273]=&quot;wiosna&quot;;  FLOOR(0.5*[.N273])*30; IF([.C273]=&quot;lato&quot;;  FLOOR(0.9*[.N273])*30; IF([.C273]=&quot;jesień&quot;;  FLOOR(0.4*[.N273])*30; 0)))))" office:value-type="float" office:value="210" calcext:value-type="float">
            <text:p>210</text:p>
          </table:table-cell>
          <table:table-cell table:formula="of:=IF([.B273]=7; 15*[.N273]; 0) + IF(AND([.H272] &gt; 2400; MONTH([.A272])&lt;&gt;MONTH([.A273])); 2400; 0)" office:value-type="float" office:value="0" calcext:value-type="float">
            <text:p>0</text:p>
          </table:table-cell>
          <table:table-cell table:formula="of:=[.D273]+[.F272]" office:value-type="float" office:value="41220" calcext:value-type="float">
            <text:p>41220</text:p>
          </table:table-cell>
          <table:table-cell table:formula="of:=[.E273]+[.G272]" office:value-type="float" office:value="22175" calcext:value-type="float">
            <text:p>22175</text:p>
          </table:table-cell>
          <table:table-cell table:formula="of:=[.F273]-[.G273]" office:value-type="float" office:value="19045" calcext:value-type="float">
            <text:p>19045</text:p>
          </table:table-cell>
          <table:table-cell table:formula="of:=IF(OR([.B273]=6;[.B273]=7); 0; IF([.C273]=&quot;zima&quot;; 2*[.$R$6]; IF([.C273]=&quot;wiosna&quot;; 5*[.$R$6]; IF([.C273]=&quot;lato&quot;; 9*[.$R$6]; IF([.C273]=&quot;jesień&quot;; 4*[.$R$6]; 0)))))" office:value-type="float" office:value="120" calcext:value-type="float">
            <text:p>120</text:p>
          </table:table-cell>
          <table:table-cell table:formula="of:=[.J272]-[.E273]+[.I273]" office:value-type="float" office:value="10045" calcext:value-type="float">
            <text:p>10045</text:p>
          </table:table-cell>
          <table:table-cell table:formula="of:=IF(OR([.B273]=6;[.B273]=7); 0; IF([.C273]=&quot;zima&quot;; FLOOR(0.2*[.N273])*30; IF([.C273]=&quot;wiosna&quot;;  FLOOR(0.5*[.N273])*30; IF([.C273]=&quot;lato&quot;;  FLOOR(0.9*[.N273])*30; IF([.C273]=&quot;jesień&quot;;  FLOOR(0.4*[.N273])*30; 0)))))" office:value-type="float" office:value="210" calcext:value-type="float">
            <text:p>210</text:p>
          </table:table-cell>
          <table:table-cell table:formula="of:=IF(MONTH([.A273])&lt;&gt;MONTH([.A274]);1;0)" office:value-type="float" office:value="0" calcext:value-type="float">
            <text:p>0</text:p>
          </table:table-cell>
          <table:table-cell table:formula="of:=IF([.L273]=1;[.H273];0)" office:value-type="float" office:value="0" calcext:value-type="float">
            <text:p>0</text:p>
          </table:table-cell>
          <table:table-cell table:formula="of:=[.N272] + IF([.M272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09-30" calcext:value-type="date">
            <text:p>30.09.2023</text:p>
          </table:table-cell>
          <table:table-cell table:formula="of:=WEEKDAY([.A274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274]=6;[.B274]=7); 0; IF([.C274]=&quot;zima&quot;; FLOOR(0.2*[.N274])*30; IF([.C274]=&quot;wiosna&quot;;  FLOOR(0.5*[.N274])*30; IF([.C274]=&quot;lato&quot;;  FLOOR(0.9*[.N274])*30; IF([.C274]=&quot;jesień&quot;;  FLOOR(0.4*[.N274])*30; 0)))))" office:value-type="float" office:value="0" calcext:value-type="float">
            <text:p>0</text:p>
          </table:table-cell>
          <table:table-cell table:formula="of:=IF([.B274]=7; 15*[.N274]; 0) + IF(AND([.H273] &gt; 2400; MONTH([.A273])&lt;&gt;MONTH([.A274])); 2400; 0)" office:value-type="float" office:value="0" calcext:value-type="float">
            <text:p>0</text:p>
          </table:table-cell>
          <table:table-cell table:formula="of:=[.D274]+[.F273]" office:value-type="float" office:value="41220" calcext:value-type="float">
            <text:p>41220</text:p>
          </table:table-cell>
          <table:table-cell table:formula="of:=[.E274]+[.G273]" office:value-type="float" office:value="22175" calcext:value-type="float">
            <text:p>22175</text:p>
          </table:table-cell>
          <table:table-cell table:formula="of:=[.F274]-[.G274]" office:value-type="float" office:value="19045" calcext:value-type="float">
            <text:p>19045</text:p>
          </table:table-cell>
          <table:table-cell table:formula="of:=IF(OR([.B274]=6;[.B274]=7); 0; IF([.C274]=&quot;zima&quot;; 2*[.$R$6]; IF([.C274]=&quot;wiosna&quot;; 5*[.$R$6]; IF([.C274]=&quot;lato&quot;; 9*[.$R$6]; IF([.C274]=&quot;jesień&quot;; 4*[.$R$6]; 0)))))" office:value-type="float" office:value="0" calcext:value-type="float">
            <text:p>0</text:p>
          </table:table-cell>
          <table:table-cell table:formula="of:=[.J273]-[.E274]+[.I274]" office:value-type="float" office:value="10045" calcext:value-type="float">
            <text:p>10045</text:p>
          </table:table-cell>
          <table:table-cell table:formula="of:=IF(OR([.B274]=6;[.B274]=7); 0; IF([.C274]=&quot;zima&quot;; FLOOR(0.2*[.N274])*30; IF([.C274]=&quot;wiosna&quot;;  FLOOR(0.5*[.N274])*30; IF([.C274]=&quot;lato&quot;;  FLOOR(0.9*[.N274])*30; IF([.C274]=&quot;jesień&quot;;  FLOOR(0.4*[.N274])*30; 0)))))" office:value-type="float" office:value="0" calcext:value-type="float">
            <text:p>0</text:p>
          </table:table-cell>
          <table:table-cell table:formula="of:=IF(MONTH([.A274])&lt;&gt;MONTH([.A275]);1;0)" office:value-type="float" office:value="1" calcext:value-type="float">
            <text:p>1</text:p>
          </table:table-cell>
          <table:table-cell table:formula="of:=IF([.L274]=1;[.H274];0)" office:value-type="float" office:value="19045" calcext:value-type="float">
            <text:p>19045</text:p>
          </table:table-cell>
          <table:table-cell table:formula="of:=[.N273] + IF([.M273]&gt;=2400; 3; 0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3-10-01" calcext:value-type="date">
            <text:p>1.10.2023</text:p>
          </table:table-cell>
          <table:table-cell table:formula="of:=WEEKDAY([.A275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275]=6;[.B275]=7); 0; IF([.C275]=&quot;zima&quot;; FLOOR(0.2*[.N275])*30; IF([.C275]=&quot;wiosna&quot;;  FLOOR(0.5*[.N275])*30; IF([.C275]=&quot;lato&quot;;  FLOOR(0.9*[.N275])*30; IF([.C275]=&quot;jesień&quot;;  FLOOR(0.4*[.N275])*30; 0)))))" office:value-type="float" office:value="0" calcext:value-type="float">
            <text:p>0</text:p>
          </table:table-cell>
          <table:table-cell table:formula="of:=IF([.B275]=7; 15*[.N275]; 0) + IF(AND([.H274] &gt; 2400; MONTH([.A274])&lt;&gt;MONTH([.A275])); 2400; 0)" office:value-type="float" office:value="2730" calcext:value-type="float">
            <text:p>2730</text:p>
          </table:table-cell>
          <table:table-cell table:formula="of:=[.D275]+[.F274]" office:value-type="float" office:value="41220" calcext:value-type="float">
            <text:p>41220</text:p>
          </table:table-cell>
          <table:table-cell table:formula="of:=[.E275]+[.G274]" office:value-type="float" office:value="24905" calcext:value-type="float">
            <text:p>24905</text:p>
          </table:table-cell>
          <table:table-cell table:formula="of:=[.F275]-[.G275]" office:value-type="float" office:value="16315" calcext:value-type="float">
            <text:p>16315</text:p>
          </table:table-cell>
          <table:table-cell table:formula="of:=IF(OR([.B275]=6;[.B275]=7); 0; IF([.C275]=&quot;zima&quot;; 2*[.$R$6]; IF([.C275]=&quot;wiosna&quot;; 5*[.$R$6]; IF([.C275]=&quot;lato&quot;; 9*[.$R$6]; IF([.C275]=&quot;jesień&quot;; 4*[.$R$6]; 0)))))" office:value-type="float" office:value="0" calcext:value-type="float">
            <text:p>0</text:p>
          </table:table-cell>
          <table:table-cell table:formula="of:=[.J274]-[.E275]+[.I275]" office:value-type="float" office:value="7315" calcext:value-type="float">
            <text:p>7315</text:p>
          </table:table-cell>
          <table:table-cell table:formula="of:=IF(OR([.B275]=6;[.B275]=7); 0; IF([.C275]=&quot;zima&quot;; FLOOR(0.2*[.N275])*30; IF([.C275]=&quot;wiosna&quot;;  FLOOR(0.5*[.N275])*30; IF([.C275]=&quot;lato&quot;;  FLOOR(0.9*[.N275])*30; IF([.C275]=&quot;jesień&quot;;  FLOOR(0.4*[.N275])*30; 0)))))" office:value-type="float" office:value="0" calcext:value-type="float">
            <text:p>0</text:p>
          </table:table-cell>
          <table:table-cell table:formula="of:=IF(MONTH([.A275])&lt;&gt;MONTH([.A276]);1;0)" office:value-type="float" office:value="0" calcext:value-type="float">
            <text:p>0</text:p>
          </table:table-cell>
          <table:table-cell table:formula="of:=IF([.L275]=1;[.H275];0)" office:value-type="float" office:value="0" calcext:value-type="float">
            <text:p>0</text:p>
          </table:table-cell>
          <table:table-cell table:formula="of:=[.N274] + IF([.M274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02" calcext:value-type="date">
            <text:p>2.10.2023</text:p>
          </table:table-cell>
          <table:table-cell table:formula="of:=WEEKDAY([.A276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276]=6;[.B276]=7); 0; IF([.C276]=&quot;zima&quot;; FLOOR(0.2*[.N276])*30; IF([.C276]=&quot;wiosna&quot;;  FLOOR(0.5*[.N276])*30; IF([.C276]=&quot;lato&quot;;  FLOOR(0.9*[.N276])*30; IF([.C276]=&quot;jesień&quot;;  FLOOR(0.4*[.N276])*30; 0)))))" office:value-type="float" office:value="240" calcext:value-type="float">
            <text:p>240</text:p>
          </table:table-cell>
          <table:table-cell table:formula="of:=IF([.B276]=7; 15*[.N276]; 0) + IF(AND([.H275] &gt; 2400; MONTH([.A275])&lt;&gt;MONTH([.A276])); 2400; 0)" office:value-type="float" office:value="0" calcext:value-type="float">
            <text:p>0</text:p>
          </table:table-cell>
          <table:table-cell table:formula="of:=[.D276]+[.F275]" office:value-type="float" office:value="41460" calcext:value-type="float">
            <text:p>41460</text:p>
          </table:table-cell>
          <table:table-cell table:formula="of:=[.E276]+[.G275]" office:value-type="float" office:value="24905" calcext:value-type="float">
            <text:p>24905</text:p>
          </table:table-cell>
          <table:table-cell table:formula="of:=[.F276]-[.G276]" office:value-type="float" office:value="16555" calcext:value-type="float">
            <text:p>16555</text:p>
          </table:table-cell>
          <table:table-cell table:formula="of:=IF(OR([.B276]=6;[.B276]=7); 0; IF([.C276]=&quot;zima&quot;; 2*[.$R$6]; IF([.C276]=&quot;wiosna&quot;; 5*[.$R$6]; IF([.C276]=&quot;lato&quot;; 9*[.$R$6]; IF([.C276]=&quot;jesień&quot;; 4*[.$R$6]; 0)))))" office:value-type="float" office:value="120" calcext:value-type="float">
            <text:p>120</text:p>
          </table:table-cell>
          <table:table-cell table:formula="of:=[.J275]-[.E276]+[.I276]" office:value-type="float" office:value="7435" calcext:value-type="float">
            <text:p>7435</text:p>
          </table:table-cell>
          <table:table-cell table:formula="of:=IF(OR([.B276]=6;[.B276]=7); 0; IF([.C276]=&quot;zima&quot;; FLOOR(0.2*[.N276])*30; IF([.C276]=&quot;wiosna&quot;;  FLOOR(0.5*[.N276])*30; IF([.C276]=&quot;lato&quot;;  FLOOR(0.9*[.N276])*30; IF([.C276]=&quot;jesień&quot;;  FLOOR(0.4*[.N276])*30; 0)))))" office:value-type="float" office:value="240" calcext:value-type="float">
            <text:p>240</text:p>
          </table:table-cell>
          <table:table-cell table:formula="of:=IF(MONTH([.A276])&lt;&gt;MONTH([.A277]);1;0)" office:value-type="float" office:value="0" calcext:value-type="float">
            <text:p>0</text:p>
          </table:table-cell>
          <table:table-cell table:formula="of:=IF([.L276]=1;[.H276];0)" office:value-type="float" office:value="0" calcext:value-type="float">
            <text:p>0</text:p>
          </table:table-cell>
          <table:table-cell table:formula="of:=[.N275] + IF([.M275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03" calcext:value-type="date">
            <text:p>3.10.2023</text:p>
          </table:table-cell>
          <table:table-cell table:formula="of:=WEEKDAY([.A277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277]=6;[.B277]=7); 0; IF([.C277]=&quot;zima&quot;; FLOOR(0.2*[.N277])*30; IF([.C277]=&quot;wiosna&quot;;  FLOOR(0.5*[.N277])*30; IF([.C277]=&quot;lato&quot;;  FLOOR(0.9*[.N277])*30; IF([.C277]=&quot;jesień&quot;;  FLOOR(0.4*[.N277])*30; 0)))))" office:value-type="float" office:value="240" calcext:value-type="float">
            <text:p>240</text:p>
          </table:table-cell>
          <table:table-cell table:formula="of:=IF([.B277]=7; 15*[.N277]; 0) + IF(AND([.H276] &gt; 2400; MONTH([.A276])&lt;&gt;MONTH([.A277])); 2400; 0)" office:value-type="float" office:value="0" calcext:value-type="float">
            <text:p>0</text:p>
          </table:table-cell>
          <table:table-cell table:formula="of:=[.D277]+[.F276]" office:value-type="float" office:value="41700" calcext:value-type="float">
            <text:p>41700</text:p>
          </table:table-cell>
          <table:table-cell table:formula="of:=[.E277]+[.G276]" office:value-type="float" office:value="24905" calcext:value-type="float">
            <text:p>24905</text:p>
          </table:table-cell>
          <table:table-cell table:formula="of:=[.F277]-[.G277]" office:value-type="float" office:value="16795" calcext:value-type="float">
            <text:p>16795</text:p>
          </table:table-cell>
          <table:table-cell table:formula="of:=IF(OR([.B277]=6;[.B277]=7); 0; IF([.C277]=&quot;zima&quot;; 2*[.$R$6]; IF([.C277]=&quot;wiosna&quot;; 5*[.$R$6]; IF([.C277]=&quot;lato&quot;; 9*[.$R$6]; IF([.C277]=&quot;jesień&quot;; 4*[.$R$6]; 0)))))" office:value-type="float" office:value="120" calcext:value-type="float">
            <text:p>120</text:p>
          </table:table-cell>
          <table:table-cell table:formula="of:=[.J276]-[.E277]+[.I277]" office:value-type="float" office:value="7555" calcext:value-type="float">
            <text:p>7555</text:p>
          </table:table-cell>
          <table:table-cell table:formula="of:=IF(OR([.B277]=6;[.B277]=7); 0; IF([.C277]=&quot;zima&quot;; FLOOR(0.2*[.N277])*30; IF([.C277]=&quot;wiosna&quot;;  FLOOR(0.5*[.N277])*30; IF([.C277]=&quot;lato&quot;;  FLOOR(0.9*[.N277])*30; IF([.C277]=&quot;jesień&quot;;  FLOOR(0.4*[.N277])*30; 0)))))" office:value-type="float" office:value="240" calcext:value-type="float">
            <text:p>240</text:p>
          </table:table-cell>
          <table:table-cell table:formula="of:=IF(MONTH([.A277])&lt;&gt;MONTH([.A278]);1;0)" office:value-type="float" office:value="0" calcext:value-type="float">
            <text:p>0</text:p>
          </table:table-cell>
          <table:table-cell table:formula="of:=IF([.L277]=1;[.H277];0)" office:value-type="float" office:value="0" calcext:value-type="float">
            <text:p>0</text:p>
          </table:table-cell>
          <table:table-cell table:formula="of:=[.N276] + IF([.M276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04" calcext:value-type="date">
            <text:p>4.10.2023</text:p>
          </table:table-cell>
          <table:table-cell table:formula="of:=WEEKDAY([.A278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278]=6;[.B278]=7); 0; IF([.C278]=&quot;zima&quot;; FLOOR(0.2*[.N278])*30; IF([.C278]=&quot;wiosna&quot;;  FLOOR(0.5*[.N278])*30; IF([.C278]=&quot;lato&quot;;  FLOOR(0.9*[.N278])*30; IF([.C278]=&quot;jesień&quot;;  FLOOR(0.4*[.N278])*30; 0)))))" office:value-type="float" office:value="240" calcext:value-type="float">
            <text:p>240</text:p>
          </table:table-cell>
          <table:table-cell table:formula="of:=IF([.B278]=7; 15*[.N278]; 0) + IF(AND([.H277] &gt; 2400; MONTH([.A277])&lt;&gt;MONTH([.A278])); 2400; 0)" office:value-type="float" office:value="0" calcext:value-type="float">
            <text:p>0</text:p>
          </table:table-cell>
          <table:table-cell table:formula="of:=[.D278]+[.F277]" office:value-type="float" office:value="41940" calcext:value-type="float">
            <text:p>41940</text:p>
          </table:table-cell>
          <table:table-cell table:formula="of:=[.E278]+[.G277]" office:value-type="float" office:value="24905" calcext:value-type="float">
            <text:p>24905</text:p>
          </table:table-cell>
          <table:table-cell table:formula="of:=[.F278]-[.G278]" office:value-type="float" office:value="17035" calcext:value-type="float">
            <text:p>17035</text:p>
          </table:table-cell>
          <table:table-cell table:formula="of:=IF(OR([.B278]=6;[.B278]=7); 0; IF([.C278]=&quot;zima&quot;; 2*[.$R$6]; IF([.C278]=&quot;wiosna&quot;; 5*[.$R$6]; IF([.C278]=&quot;lato&quot;; 9*[.$R$6]; IF([.C278]=&quot;jesień&quot;; 4*[.$R$6]; 0)))))" office:value-type="float" office:value="120" calcext:value-type="float">
            <text:p>120</text:p>
          </table:table-cell>
          <table:table-cell table:formula="of:=[.J277]-[.E278]+[.I278]" office:value-type="float" office:value="7675" calcext:value-type="float">
            <text:p>7675</text:p>
          </table:table-cell>
          <table:table-cell table:formula="of:=IF(OR([.B278]=6;[.B278]=7); 0; IF([.C278]=&quot;zima&quot;; FLOOR(0.2*[.N278])*30; IF([.C278]=&quot;wiosna&quot;;  FLOOR(0.5*[.N278])*30; IF([.C278]=&quot;lato&quot;;  FLOOR(0.9*[.N278])*30; IF([.C278]=&quot;jesień&quot;;  FLOOR(0.4*[.N278])*30; 0)))))" office:value-type="float" office:value="240" calcext:value-type="float">
            <text:p>240</text:p>
          </table:table-cell>
          <table:table-cell table:formula="of:=IF(MONTH([.A278])&lt;&gt;MONTH([.A279]);1;0)" office:value-type="float" office:value="0" calcext:value-type="float">
            <text:p>0</text:p>
          </table:table-cell>
          <table:table-cell table:formula="of:=IF([.L278]=1;[.H278];0)" office:value-type="float" office:value="0" calcext:value-type="float">
            <text:p>0</text:p>
          </table:table-cell>
          <table:table-cell table:formula="of:=[.N277] + IF([.M277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05" calcext:value-type="date">
            <text:p>5.10.2023</text:p>
          </table:table-cell>
          <table:table-cell table:formula="of:=WEEKDAY([.A279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279]=6;[.B279]=7); 0; IF([.C279]=&quot;zima&quot;; FLOOR(0.2*[.N279])*30; IF([.C279]=&quot;wiosna&quot;;  FLOOR(0.5*[.N279])*30; IF([.C279]=&quot;lato&quot;;  FLOOR(0.9*[.N279])*30; IF([.C279]=&quot;jesień&quot;;  FLOOR(0.4*[.N279])*30; 0)))))" office:value-type="float" office:value="240" calcext:value-type="float">
            <text:p>240</text:p>
          </table:table-cell>
          <table:table-cell table:formula="of:=IF([.B279]=7; 15*[.N279]; 0) + IF(AND([.H278] &gt; 2400; MONTH([.A278])&lt;&gt;MONTH([.A279])); 2400; 0)" office:value-type="float" office:value="0" calcext:value-type="float">
            <text:p>0</text:p>
          </table:table-cell>
          <table:table-cell table:formula="of:=[.D279]+[.F278]" office:value-type="float" office:value="42180" calcext:value-type="float">
            <text:p>42180</text:p>
          </table:table-cell>
          <table:table-cell table:formula="of:=[.E279]+[.G278]" office:value-type="float" office:value="24905" calcext:value-type="float">
            <text:p>24905</text:p>
          </table:table-cell>
          <table:table-cell table:formula="of:=[.F279]-[.G279]" office:value-type="float" office:value="17275" calcext:value-type="float">
            <text:p>17275</text:p>
          </table:table-cell>
          <table:table-cell table:formula="of:=IF(OR([.B279]=6;[.B279]=7); 0; IF([.C279]=&quot;zima&quot;; 2*[.$R$6]; IF([.C279]=&quot;wiosna&quot;; 5*[.$R$6]; IF([.C279]=&quot;lato&quot;; 9*[.$R$6]; IF([.C279]=&quot;jesień&quot;; 4*[.$R$6]; 0)))))" office:value-type="float" office:value="120" calcext:value-type="float">
            <text:p>120</text:p>
          </table:table-cell>
          <table:table-cell table:formula="of:=[.J278]-[.E279]+[.I279]" office:value-type="float" office:value="7795" calcext:value-type="float">
            <text:p>7795</text:p>
          </table:table-cell>
          <table:table-cell table:formula="of:=IF(OR([.B279]=6;[.B279]=7); 0; IF([.C279]=&quot;zima&quot;; FLOOR(0.2*[.N279])*30; IF([.C279]=&quot;wiosna&quot;;  FLOOR(0.5*[.N279])*30; IF([.C279]=&quot;lato&quot;;  FLOOR(0.9*[.N279])*30; IF([.C279]=&quot;jesień&quot;;  FLOOR(0.4*[.N279])*30; 0)))))" office:value-type="float" office:value="240" calcext:value-type="float">
            <text:p>240</text:p>
          </table:table-cell>
          <table:table-cell table:formula="of:=IF(MONTH([.A279])&lt;&gt;MONTH([.A280]);1;0)" office:value-type="float" office:value="0" calcext:value-type="float">
            <text:p>0</text:p>
          </table:table-cell>
          <table:table-cell table:formula="of:=IF([.L279]=1;[.H279];0)" office:value-type="float" office:value="0" calcext:value-type="float">
            <text:p>0</text:p>
          </table:table-cell>
          <table:table-cell table:formula="of:=[.N278] + IF([.M278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06" calcext:value-type="date">
            <text:p>6.10.2023</text:p>
          </table:table-cell>
          <table:table-cell table:formula="of:=WEEKDAY([.A280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280]=6;[.B280]=7); 0; IF([.C280]=&quot;zima&quot;; FLOOR(0.2*[.N280])*30; IF([.C280]=&quot;wiosna&quot;;  FLOOR(0.5*[.N280])*30; IF([.C280]=&quot;lato&quot;;  FLOOR(0.9*[.N280])*30; IF([.C280]=&quot;jesień&quot;;  FLOOR(0.4*[.N280])*30; 0)))))" office:value-type="float" office:value="240" calcext:value-type="float">
            <text:p>240</text:p>
          </table:table-cell>
          <table:table-cell table:formula="of:=IF([.B280]=7; 15*[.N280]; 0) + IF(AND([.H279] &gt; 2400; MONTH([.A279])&lt;&gt;MONTH([.A280])); 2400; 0)" office:value-type="float" office:value="0" calcext:value-type="float">
            <text:p>0</text:p>
          </table:table-cell>
          <table:table-cell table:formula="of:=[.D280]+[.F279]" office:value-type="float" office:value="42420" calcext:value-type="float">
            <text:p>42420</text:p>
          </table:table-cell>
          <table:table-cell table:formula="of:=[.E280]+[.G279]" office:value-type="float" office:value="24905" calcext:value-type="float">
            <text:p>24905</text:p>
          </table:table-cell>
          <table:table-cell table:formula="of:=[.F280]-[.G280]" office:value-type="float" office:value="17515" calcext:value-type="float">
            <text:p>17515</text:p>
          </table:table-cell>
          <table:table-cell table:formula="of:=IF(OR([.B280]=6;[.B280]=7); 0; IF([.C280]=&quot;zima&quot;; 2*[.$R$6]; IF([.C280]=&quot;wiosna&quot;; 5*[.$R$6]; IF([.C280]=&quot;lato&quot;; 9*[.$R$6]; IF([.C280]=&quot;jesień&quot;; 4*[.$R$6]; 0)))))" office:value-type="float" office:value="120" calcext:value-type="float">
            <text:p>120</text:p>
          </table:table-cell>
          <table:table-cell table:formula="of:=[.J279]-[.E280]+[.I280]" office:value-type="float" office:value="7915" calcext:value-type="float">
            <text:p>7915</text:p>
          </table:table-cell>
          <table:table-cell table:formula="of:=IF(OR([.B280]=6;[.B280]=7); 0; IF([.C280]=&quot;zima&quot;; FLOOR(0.2*[.N280])*30; IF([.C280]=&quot;wiosna&quot;;  FLOOR(0.5*[.N280])*30; IF([.C280]=&quot;lato&quot;;  FLOOR(0.9*[.N280])*30; IF([.C280]=&quot;jesień&quot;;  FLOOR(0.4*[.N280])*30; 0)))))" office:value-type="float" office:value="240" calcext:value-type="float">
            <text:p>240</text:p>
          </table:table-cell>
          <table:table-cell table:formula="of:=IF(MONTH([.A280])&lt;&gt;MONTH([.A281]);1;0)" office:value-type="float" office:value="0" calcext:value-type="float">
            <text:p>0</text:p>
          </table:table-cell>
          <table:table-cell table:formula="of:=IF([.L280]=1;[.H280];0)" office:value-type="float" office:value="0" calcext:value-type="float">
            <text:p>0</text:p>
          </table:table-cell>
          <table:table-cell table:formula="of:=[.N279] + IF([.M279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07" calcext:value-type="date">
            <text:p>7.10.2023</text:p>
          </table:table-cell>
          <table:table-cell table:formula="of:=WEEKDAY([.A281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281]=6;[.B281]=7); 0; IF([.C281]=&quot;zima&quot;; FLOOR(0.2*[.N281])*30; IF([.C281]=&quot;wiosna&quot;;  FLOOR(0.5*[.N281])*30; IF([.C281]=&quot;lato&quot;;  FLOOR(0.9*[.N281])*30; IF([.C281]=&quot;jesień&quot;;  FLOOR(0.4*[.N281])*30; 0)))))" office:value-type="float" office:value="0" calcext:value-type="float">
            <text:p>0</text:p>
          </table:table-cell>
          <table:table-cell table:formula="of:=IF([.B281]=7; 15*[.N281]; 0) + IF(AND([.H280] &gt; 2400; MONTH([.A280])&lt;&gt;MONTH([.A281])); 2400; 0)" office:value-type="float" office:value="0" calcext:value-type="float">
            <text:p>0</text:p>
          </table:table-cell>
          <table:table-cell table:formula="of:=[.D281]+[.F280]" office:value-type="float" office:value="42420" calcext:value-type="float">
            <text:p>42420</text:p>
          </table:table-cell>
          <table:table-cell table:formula="of:=[.E281]+[.G280]" office:value-type="float" office:value="24905" calcext:value-type="float">
            <text:p>24905</text:p>
          </table:table-cell>
          <table:table-cell table:formula="of:=[.F281]-[.G281]" office:value-type="float" office:value="17515" calcext:value-type="float">
            <text:p>17515</text:p>
          </table:table-cell>
          <table:table-cell table:formula="of:=IF(OR([.B281]=6;[.B281]=7); 0; IF([.C281]=&quot;zima&quot;; 2*[.$R$6]; IF([.C281]=&quot;wiosna&quot;; 5*[.$R$6]; IF([.C281]=&quot;lato&quot;; 9*[.$R$6]; IF([.C281]=&quot;jesień&quot;; 4*[.$R$6]; 0)))))" office:value-type="float" office:value="0" calcext:value-type="float">
            <text:p>0</text:p>
          </table:table-cell>
          <table:table-cell table:formula="of:=[.J280]-[.E281]+[.I281]" office:value-type="float" office:value="7915" calcext:value-type="float">
            <text:p>7915</text:p>
          </table:table-cell>
          <table:table-cell table:formula="of:=IF(OR([.B281]=6;[.B281]=7); 0; IF([.C281]=&quot;zima&quot;; FLOOR(0.2*[.N281])*30; IF([.C281]=&quot;wiosna&quot;;  FLOOR(0.5*[.N281])*30; IF([.C281]=&quot;lato&quot;;  FLOOR(0.9*[.N281])*30; IF([.C281]=&quot;jesień&quot;;  FLOOR(0.4*[.N281])*30; 0)))))" office:value-type="float" office:value="0" calcext:value-type="float">
            <text:p>0</text:p>
          </table:table-cell>
          <table:table-cell table:formula="of:=IF(MONTH([.A281])&lt;&gt;MONTH([.A282]);1;0)" office:value-type="float" office:value="0" calcext:value-type="float">
            <text:p>0</text:p>
          </table:table-cell>
          <table:table-cell table:formula="of:=IF([.L281]=1;[.H281];0)" office:value-type="float" office:value="0" calcext:value-type="float">
            <text:p>0</text:p>
          </table:table-cell>
          <table:table-cell table:formula="of:=[.N280] + IF([.M280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08" calcext:value-type="date">
            <text:p>8.10.2023</text:p>
          </table:table-cell>
          <table:table-cell table:formula="of:=WEEKDAY([.A282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282]=6;[.B282]=7); 0; IF([.C282]=&quot;zima&quot;; FLOOR(0.2*[.N282])*30; IF([.C282]=&quot;wiosna&quot;;  FLOOR(0.5*[.N282])*30; IF([.C282]=&quot;lato&quot;;  FLOOR(0.9*[.N282])*30; IF([.C282]=&quot;jesień&quot;;  FLOOR(0.4*[.N282])*30; 0)))))" office:value-type="float" office:value="0" calcext:value-type="float">
            <text:p>0</text:p>
          </table:table-cell>
          <table:table-cell table:formula="of:=IF([.B282]=7; 15*[.N282]; 0) + IF(AND([.H281] &gt; 2400; MONTH([.A281])&lt;&gt;MONTH([.A282])); 2400; 0)" office:value-type="float" office:value="330" calcext:value-type="float">
            <text:p>330</text:p>
          </table:table-cell>
          <table:table-cell table:formula="of:=[.D282]+[.F281]" office:value-type="float" office:value="42420" calcext:value-type="float">
            <text:p>42420</text:p>
          </table:table-cell>
          <table:table-cell table:formula="of:=[.E282]+[.G281]" office:value-type="float" office:value="25235" calcext:value-type="float">
            <text:p>25235</text:p>
          </table:table-cell>
          <table:table-cell table:formula="of:=[.F282]-[.G282]" office:value-type="float" office:value="17185" calcext:value-type="float">
            <text:p>17185</text:p>
          </table:table-cell>
          <table:table-cell table:formula="of:=IF(OR([.B282]=6;[.B282]=7); 0; IF([.C282]=&quot;zima&quot;; 2*[.$R$6]; IF([.C282]=&quot;wiosna&quot;; 5*[.$R$6]; IF([.C282]=&quot;lato&quot;; 9*[.$R$6]; IF([.C282]=&quot;jesień&quot;; 4*[.$R$6]; 0)))))" office:value-type="float" office:value="0" calcext:value-type="float">
            <text:p>0</text:p>
          </table:table-cell>
          <table:table-cell table:formula="of:=[.J281]-[.E282]+[.I282]" office:value-type="float" office:value="7585" calcext:value-type="float">
            <text:p>7585</text:p>
          </table:table-cell>
          <table:table-cell table:formula="of:=IF(OR([.B282]=6;[.B282]=7); 0; IF([.C282]=&quot;zima&quot;; FLOOR(0.2*[.N282])*30; IF([.C282]=&quot;wiosna&quot;;  FLOOR(0.5*[.N282])*30; IF([.C282]=&quot;lato&quot;;  FLOOR(0.9*[.N282])*30; IF([.C282]=&quot;jesień&quot;;  FLOOR(0.4*[.N282])*30; 0)))))" office:value-type="float" office:value="0" calcext:value-type="float">
            <text:p>0</text:p>
          </table:table-cell>
          <table:table-cell table:formula="of:=IF(MONTH([.A282])&lt;&gt;MONTH([.A283]);1;0)" office:value-type="float" office:value="0" calcext:value-type="float">
            <text:p>0</text:p>
          </table:table-cell>
          <table:table-cell table:formula="of:=IF([.L282]=1;[.H282];0)" office:value-type="float" office:value="0" calcext:value-type="float">
            <text:p>0</text:p>
          </table:table-cell>
          <table:table-cell table:formula="of:=[.N281] + IF([.M281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09" calcext:value-type="date">
            <text:p>9.10.2023</text:p>
          </table:table-cell>
          <table:table-cell table:formula="of:=WEEKDAY([.A283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283]=6;[.B283]=7); 0; IF([.C283]=&quot;zima&quot;; FLOOR(0.2*[.N283])*30; IF([.C283]=&quot;wiosna&quot;;  FLOOR(0.5*[.N283])*30; IF([.C283]=&quot;lato&quot;;  FLOOR(0.9*[.N283])*30; IF([.C283]=&quot;jesień&quot;;  FLOOR(0.4*[.N283])*30; 0)))))" office:value-type="float" office:value="240" calcext:value-type="float">
            <text:p>240</text:p>
          </table:table-cell>
          <table:table-cell table:formula="of:=IF([.B283]=7; 15*[.N283]; 0) + IF(AND([.H282] &gt; 2400; MONTH([.A282])&lt;&gt;MONTH([.A283])); 2400; 0)" office:value-type="float" office:value="0" calcext:value-type="float">
            <text:p>0</text:p>
          </table:table-cell>
          <table:table-cell table:formula="of:=[.D283]+[.F282]" office:value-type="float" office:value="42660" calcext:value-type="float">
            <text:p>42660</text:p>
          </table:table-cell>
          <table:table-cell table:formula="of:=[.E283]+[.G282]" office:value-type="float" office:value="25235" calcext:value-type="float">
            <text:p>25235</text:p>
          </table:table-cell>
          <table:table-cell table:formula="of:=[.F283]-[.G283]" office:value-type="float" office:value="17425" calcext:value-type="float">
            <text:p>17425</text:p>
          </table:table-cell>
          <table:table-cell table:formula="of:=IF(OR([.B283]=6;[.B283]=7); 0; IF([.C283]=&quot;zima&quot;; 2*[.$R$6]; IF([.C283]=&quot;wiosna&quot;; 5*[.$R$6]; IF([.C283]=&quot;lato&quot;; 9*[.$R$6]; IF([.C283]=&quot;jesień&quot;; 4*[.$R$6]; 0)))))" office:value-type="float" office:value="120" calcext:value-type="float">
            <text:p>120</text:p>
          </table:table-cell>
          <table:table-cell table:formula="of:=[.J282]-[.E283]+[.I283]" office:value-type="float" office:value="7705" calcext:value-type="float">
            <text:p>7705</text:p>
          </table:table-cell>
          <table:table-cell table:formula="of:=IF(OR([.B283]=6;[.B283]=7); 0; IF([.C283]=&quot;zima&quot;; FLOOR(0.2*[.N283])*30; IF([.C283]=&quot;wiosna&quot;;  FLOOR(0.5*[.N283])*30; IF([.C283]=&quot;lato&quot;;  FLOOR(0.9*[.N283])*30; IF([.C283]=&quot;jesień&quot;;  FLOOR(0.4*[.N283])*30; 0)))))" office:value-type="float" office:value="240" calcext:value-type="float">
            <text:p>240</text:p>
          </table:table-cell>
          <table:table-cell table:formula="of:=IF(MONTH([.A283])&lt;&gt;MONTH([.A284]);1;0)" office:value-type="float" office:value="0" calcext:value-type="float">
            <text:p>0</text:p>
          </table:table-cell>
          <table:table-cell table:formula="of:=IF([.L283]=1;[.H283];0)" office:value-type="float" office:value="0" calcext:value-type="float">
            <text:p>0</text:p>
          </table:table-cell>
          <table:table-cell table:formula="of:=[.N282] + IF([.M282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10" calcext:value-type="date">
            <text:p>10.10.2023</text:p>
          </table:table-cell>
          <table:table-cell table:formula="of:=WEEKDAY([.A284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284]=6;[.B284]=7); 0; IF([.C284]=&quot;zima&quot;; FLOOR(0.2*[.N284])*30; IF([.C284]=&quot;wiosna&quot;;  FLOOR(0.5*[.N284])*30; IF([.C284]=&quot;lato&quot;;  FLOOR(0.9*[.N284])*30; IF([.C284]=&quot;jesień&quot;;  FLOOR(0.4*[.N284])*30; 0)))))" office:value-type="float" office:value="240" calcext:value-type="float">
            <text:p>240</text:p>
          </table:table-cell>
          <table:table-cell table:formula="of:=IF([.B284]=7; 15*[.N284]; 0) + IF(AND([.H283] &gt; 2400; MONTH([.A283])&lt;&gt;MONTH([.A284])); 2400; 0)" office:value-type="float" office:value="0" calcext:value-type="float">
            <text:p>0</text:p>
          </table:table-cell>
          <table:table-cell table:formula="of:=[.D284]+[.F283]" office:value-type="float" office:value="42900" calcext:value-type="float">
            <text:p>42900</text:p>
          </table:table-cell>
          <table:table-cell table:formula="of:=[.E284]+[.G283]" office:value-type="float" office:value="25235" calcext:value-type="float">
            <text:p>25235</text:p>
          </table:table-cell>
          <table:table-cell table:formula="of:=[.F284]-[.G284]" office:value-type="float" office:value="17665" calcext:value-type="float">
            <text:p>17665</text:p>
          </table:table-cell>
          <table:table-cell table:formula="of:=IF(OR([.B284]=6;[.B284]=7); 0; IF([.C284]=&quot;zima&quot;; 2*[.$R$6]; IF([.C284]=&quot;wiosna&quot;; 5*[.$R$6]; IF([.C284]=&quot;lato&quot;; 9*[.$R$6]; IF([.C284]=&quot;jesień&quot;; 4*[.$R$6]; 0)))))" office:value-type="float" office:value="120" calcext:value-type="float">
            <text:p>120</text:p>
          </table:table-cell>
          <table:table-cell table:formula="of:=[.J283]-[.E284]+[.I284]" office:value-type="float" office:value="7825" calcext:value-type="float">
            <text:p>7825</text:p>
          </table:table-cell>
          <table:table-cell table:formula="of:=IF(OR([.B284]=6;[.B284]=7); 0; IF([.C284]=&quot;zima&quot;; FLOOR(0.2*[.N284])*30; IF([.C284]=&quot;wiosna&quot;;  FLOOR(0.5*[.N284])*30; IF([.C284]=&quot;lato&quot;;  FLOOR(0.9*[.N284])*30; IF([.C284]=&quot;jesień&quot;;  FLOOR(0.4*[.N284])*30; 0)))))" office:value-type="float" office:value="240" calcext:value-type="float">
            <text:p>240</text:p>
          </table:table-cell>
          <table:table-cell table:formula="of:=IF(MONTH([.A284])&lt;&gt;MONTH([.A285]);1;0)" office:value-type="float" office:value="0" calcext:value-type="float">
            <text:p>0</text:p>
          </table:table-cell>
          <table:table-cell table:formula="of:=IF([.L284]=1;[.H284];0)" office:value-type="float" office:value="0" calcext:value-type="float">
            <text:p>0</text:p>
          </table:table-cell>
          <table:table-cell table:formula="of:=[.N283] + IF([.M283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11" calcext:value-type="date">
            <text:p>11.10.2023</text:p>
          </table:table-cell>
          <table:table-cell table:formula="of:=WEEKDAY([.A285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285]=6;[.B285]=7); 0; IF([.C285]=&quot;zima&quot;; FLOOR(0.2*[.N285])*30; IF([.C285]=&quot;wiosna&quot;;  FLOOR(0.5*[.N285])*30; IF([.C285]=&quot;lato&quot;;  FLOOR(0.9*[.N285])*30; IF([.C285]=&quot;jesień&quot;;  FLOOR(0.4*[.N285])*30; 0)))))" office:value-type="float" office:value="240" calcext:value-type="float">
            <text:p>240</text:p>
          </table:table-cell>
          <table:table-cell table:formula="of:=IF([.B285]=7; 15*[.N285]; 0) + IF(AND([.H284] &gt; 2400; MONTH([.A284])&lt;&gt;MONTH([.A285])); 2400; 0)" office:value-type="float" office:value="0" calcext:value-type="float">
            <text:p>0</text:p>
          </table:table-cell>
          <table:table-cell table:formula="of:=[.D285]+[.F284]" office:value-type="float" office:value="43140" calcext:value-type="float">
            <text:p>43140</text:p>
          </table:table-cell>
          <table:table-cell table:formula="of:=[.E285]+[.G284]" office:value-type="float" office:value="25235" calcext:value-type="float">
            <text:p>25235</text:p>
          </table:table-cell>
          <table:table-cell table:formula="of:=[.F285]-[.G285]" office:value-type="float" office:value="17905" calcext:value-type="float">
            <text:p>17905</text:p>
          </table:table-cell>
          <table:table-cell table:formula="of:=IF(OR([.B285]=6;[.B285]=7); 0; IF([.C285]=&quot;zima&quot;; 2*[.$R$6]; IF([.C285]=&quot;wiosna&quot;; 5*[.$R$6]; IF([.C285]=&quot;lato&quot;; 9*[.$R$6]; IF([.C285]=&quot;jesień&quot;; 4*[.$R$6]; 0)))))" office:value-type="float" office:value="120" calcext:value-type="float">
            <text:p>120</text:p>
          </table:table-cell>
          <table:table-cell table:formula="of:=[.J284]-[.E285]+[.I285]" office:value-type="float" office:value="7945" calcext:value-type="float">
            <text:p>7945</text:p>
          </table:table-cell>
          <table:table-cell table:formula="of:=IF(OR([.B285]=6;[.B285]=7); 0; IF([.C285]=&quot;zima&quot;; FLOOR(0.2*[.N285])*30; IF([.C285]=&quot;wiosna&quot;;  FLOOR(0.5*[.N285])*30; IF([.C285]=&quot;lato&quot;;  FLOOR(0.9*[.N285])*30; IF([.C285]=&quot;jesień&quot;;  FLOOR(0.4*[.N285])*30; 0)))))" office:value-type="float" office:value="240" calcext:value-type="float">
            <text:p>240</text:p>
          </table:table-cell>
          <table:table-cell table:formula="of:=IF(MONTH([.A285])&lt;&gt;MONTH([.A286]);1;0)" office:value-type="float" office:value="0" calcext:value-type="float">
            <text:p>0</text:p>
          </table:table-cell>
          <table:table-cell table:formula="of:=IF([.L285]=1;[.H285];0)" office:value-type="float" office:value="0" calcext:value-type="float">
            <text:p>0</text:p>
          </table:table-cell>
          <table:table-cell table:formula="of:=[.N284] + IF([.M284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12" calcext:value-type="date">
            <text:p>12.10.2023</text:p>
          </table:table-cell>
          <table:table-cell table:formula="of:=WEEKDAY([.A286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286]=6;[.B286]=7); 0; IF([.C286]=&quot;zima&quot;; FLOOR(0.2*[.N286])*30; IF([.C286]=&quot;wiosna&quot;;  FLOOR(0.5*[.N286])*30; IF([.C286]=&quot;lato&quot;;  FLOOR(0.9*[.N286])*30; IF([.C286]=&quot;jesień&quot;;  FLOOR(0.4*[.N286])*30; 0)))))" office:value-type="float" office:value="240" calcext:value-type="float">
            <text:p>240</text:p>
          </table:table-cell>
          <table:table-cell table:formula="of:=IF([.B286]=7; 15*[.N286]; 0) + IF(AND([.H285] &gt; 2400; MONTH([.A285])&lt;&gt;MONTH([.A286])); 2400; 0)" office:value-type="float" office:value="0" calcext:value-type="float">
            <text:p>0</text:p>
          </table:table-cell>
          <table:table-cell table:formula="of:=[.D286]+[.F285]" office:value-type="float" office:value="43380" calcext:value-type="float">
            <text:p>43380</text:p>
          </table:table-cell>
          <table:table-cell table:formula="of:=[.E286]+[.G285]" office:value-type="float" office:value="25235" calcext:value-type="float">
            <text:p>25235</text:p>
          </table:table-cell>
          <table:table-cell table:formula="of:=[.F286]-[.G286]" office:value-type="float" office:value="18145" calcext:value-type="float">
            <text:p>18145</text:p>
          </table:table-cell>
          <table:table-cell table:formula="of:=IF(OR([.B286]=6;[.B286]=7); 0; IF([.C286]=&quot;zima&quot;; 2*[.$R$6]; IF([.C286]=&quot;wiosna&quot;; 5*[.$R$6]; IF([.C286]=&quot;lato&quot;; 9*[.$R$6]; IF([.C286]=&quot;jesień&quot;; 4*[.$R$6]; 0)))))" office:value-type="float" office:value="120" calcext:value-type="float">
            <text:p>120</text:p>
          </table:table-cell>
          <table:table-cell table:formula="of:=[.J285]-[.E286]+[.I286]" office:value-type="float" office:value="8065" calcext:value-type="float">
            <text:p>8065</text:p>
          </table:table-cell>
          <table:table-cell table:formula="of:=IF(OR([.B286]=6;[.B286]=7); 0; IF([.C286]=&quot;zima&quot;; FLOOR(0.2*[.N286])*30; IF([.C286]=&quot;wiosna&quot;;  FLOOR(0.5*[.N286])*30; IF([.C286]=&quot;lato&quot;;  FLOOR(0.9*[.N286])*30; IF([.C286]=&quot;jesień&quot;;  FLOOR(0.4*[.N286])*30; 0)))))" office:value-type="float" office:value="240" calcext:value-type="float">
            <text:p>240</text:p>
          </table:table-cell>
          <table:table-cell table:formula="of:=IF(MONTH([.A286])&lt;&gt;MONTH([.A287]);1;0)" office:value-type="float" office:value="0" calcext:value-type="float">
            <text:p>0</text:p>
          </table:table-cell>
          <table:table-cell table:formula="of:=IF([.L286]=1;[.H286];0)" office:value-type="float" office:value="0" calcext:value-type="float">
            <text:p>0</text:p>
          </table:table-cell>
          <table:table-cell table:formula="of:=[.N285] + IF([.M285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13" calcext:value-type="date">
            <text:p>13.10.2023</text:p>
          </table:table-cell>
          <table:table-cell table:formula="of:=WEEKDAY([.A287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287]=6;[.B287]=7); 0; IF([.C287]=&quot;zima&quot;; FLOOR(0.2*[.N287])*30; IF([.C287]=&quot;wiosna&quot;;  FLOOR(0.5*[.N287])*30; IF([.C287]=&quot;lato&quot;;  FLOOR(0.9*[.N287])*30; IF([.C287]=&quot;jesień&quot;;  FLOOR(0.4*[.N287])*30; 0)))))" office:value-type="float" office:value="240" calcext:value-type="float">
            <text:p>240</text:p>
          </table:table-cell>
          <table:table-cell table:formula="of:=IF([.B287]=7; 15*[.N287]; 0) + IF(AND([.H286] &gt; 2400; MONTH([.A286])&lt;&gt;MONTH([.A287])); 2400; 0)" office:value-type="float" office:value="0" calcext:value-type="float">
            <text:p>0</text:p>
          </table:table-cell>
          <table:table-cell table:formula="of:=[.D287]+[.F286]" office:value-type="float" office:value="43620" calcext:value-type="float">
            <text:p>43620</text:p>
          </table:table-cell>
          <table:table-cell table:formula="of:=[.E287]+[.G286]" office:value-type="float" office:value="25235" calcext:value-type="float">
            <text:p>25235</text:p>
          </table:table-cell>
          <table:table-cell table:formula="of:=[.F287]-[.G287]" office:value-type="float" office:value="18385" calcext:value-type="float">
            <text:p>18385</text:p>
          </table:table-cell>
          <table:table-cell table:formula="of:=IF(OR([.B287]=6;[.B287]=7); 0; IF([.C287]=&quot;zima&quot;; 2*[.$R$6]; IF([.C287]=&quot;wiosna&quot;; 5*[.$R$6]; IF([.C287]=&quot;lato&quot;; 9*[.$R$6]; IF([.C287]=&quot;jesień&quot;; 4*[.$R$6]; 0)))))" office:value-type="float" office:value="120" calcext:value-type="float">
            <text:p>120</text:p>
          </table:table-cell>
          <table:table-cell table:formula="of:=[.J286]-[.E287]+[.I287]" office:value-type="float" office:value="8185" calcext:value-type="float">
            <text:p>8185</text:p>
          </table:table-cell>
          <table:table-cell table:formula="of:=IF(OR([.B287]=6;[.B287]=7); 0; IF([.C287]=&quot;zima&quot;; FLOOR(0.2*[.N287])*30; IF([.C287]=&quot;wiosna&quot;;  FLOOR(0.5*[.N287])*30; IF([.C287]=&quot;lato&quot;;  FLOOR(0.9*[.N287])*30; IF([.C287]=&quot;jesień&quot;;  FLOOR(0.4*[.N287])*30; 0)))))" office:value-type="float" office:value="240" calcext:value-type="float">
            <text:p>240</text:p>
          </table:table-cell>
          <table:table-cell table:formula="of:=IF(MONTH([.A287])&lt;&gt;MONTH([.A288]);1;0)" office:value-type="float" office:value="0" calcext:value-type="float">
            <text:p>0</text:p>
          </table:table-cell>
          <table:table-cell table:formula="of:=IF([.L287]=1;[.H287];0)" office:value-type="float" office:value="0" calcext:value-type="float">
            <text:p>0</text:p>
          </table:table-cell>
          <table:table-cell table:formula="of:=[.N286] + IF([.M286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14" calcext:value-type="date">
            <text:p>14.10.2023</text:p>
          </table:table-cell>
          <table:table-cell table:formula="of:=WEEKDAY([.A288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288]=6;[.B288]=7); 0; IF([.C288]=&quot;zima&quot;; FLOOR(0.2*[.N288])*30; IF([.C288]=&quot;wiosna&quot;;  FLOOR(0.5*[.N288])*30; IF([.C288]=&quot;lato&quot;;  FLOOR(0.9*[.N288])*30; IF([.C288]=&quot;jesień&quot;;  FLOOR(0.4*[.N288])*30; 0)))))" office:value-type="float" office:value="0" calcext:value-type="float">
            <text:p>0</text:p>
          </table:table-cell>
          <table:table-cell table:formula="of:=IF([.B288]=7; 15*[.N288]; 0) + IF(AND([.H287] &gt; 2400; MONTH([.A287])&lt;&gt;MONTH([.A288])); 2400; 0)" office:value-type="float" office:value="0" calcext:value-type="float">
            <text:p>0</text:p>
          </table:table-cell>
          <table:table-cell table:formula="of:=[.D288]+[.F287]" office:value-type="float" office:value="43620" calcext:value-type="float">
            <text:p>43620</text:p>
          </table:table-cell>
          <table:table-cell table:formula="of:=[.E288]+[.G287]" office:value-type="float" office:value="25235" calcext:value-type="float">
            <text:p>25235</text:p>
          </table:table-cell>
          <table:table-cell table:formula="of:=[.F288]-[.G288]" office:value-type="float" office:value="18385" calcext:value-type="float">
            <text:p>18385</text:p>
          </table:table-cell>
          <table:table-cell table:formula="of:=IF(OR([.B288]=6;[.B288]=7); 0; IF([.C288]=&quot;zima&quot;; 2*[.$R$6]; IF([.C288]=&quot;wiosna&quot;; 5*[.$R$6]; IF([.C288]=&quot;lato&quot;; 9*[.$R$6]; IF([.C288]=&quot;jesień&quot;; 4*[.$R$6]; 0)))))" office:value-type="float" office:value="0" calcext:value-type="float">
            <text:p>0</text:p>
          </table:table-cell>
          <table:table-cell table:formula="of:=[.J287]-[.E288]+[.I288]" office:value-type="float" office:value="8185" calcext:value-type="float">
            <text:p>8185</text:p>
          </table:table-cell>
          <table:table-cell table:formula="of:=IF(OR([.B288]=6;[.B288]=7); 0; IF([.C288]=&quot;zima&quot;; FLOOR(0.2*[.N288])*30; IF([.C288]=&quot;wiosna&quot;;  FLOOR(0.5*[.N288])*30; IF([.C288]=&quot;lato&quot;;  FLOOR(0.9*[.N288])*30; IF([.C288]=&quot;jesień&quot;;  FLOOR(0.4*[.N288])*30; 0)))))" office:value-type="float" office:value="0" calcext:value-type="float">
            <text:p>0</text:p>
          </table:table-cell>
          <table:table-cell table:formula="of:=IF(MONTH([.A288])&lt;&gt;MONTH([.A289]);1;0)" office:value-type="float" office:value="0" calcext:value-type="float">
            <text:p>0</text:p>
          </table:table-cell>
          <table:table-cell table:formula="of:=IF([.L288]=1;[.H288];0)" office:value-type="float" office:value="0" calcext:value-type="float">
            <text:p>0</text:p>
          </table:table-cell>
          <table:table-cell table:formula="of:=[.N287] + IF([.M287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15" calcext:value-type="date">
            <text:p>15.10.2023</text:p>
          </table:table-cell>
          <table:table-cell table:formula="of:=WEEKDAY([.A289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289]=6;[.B289]=7); 0; IF([.C289]=&quot;zima&quot;; FLOOR(0.2*[.N289])*30; IF([.C289]=&quot;wiosna&quot;;  FLOOR(0.5*[.N289])*30; IF([.C289]=&quot;lato&quot;;  FLOOR(0.9*[.N289])*30; IF([.C289]=&quot;jesień&quot;;  FLOOR(0.4*[.N289])*30; 0)))))" office:value-type="float" office:value="0" calcext:value-type="float">
            <text:p>0</text:p>
          </table:table-cell>
          <table:table-cell table:formula="of:=IF([.B289]=7; 15*[.N289]; 0) + IF(AND([.H288] &gt; 2400; MONTH([.A288])&lt;&gt;MONTH([.A289])); 2400; 0)" office:value-type="float" office:value="330" calcext:value-type="float">
            <text:p>330</text:p>
          </table:table-cell>
          <table:table-cell table:formula="of:=[.D289]+[.F288]" office:value-type="float" office:value="43620" calcext:value-type="float">
            <text:p>43620</text:p>
          </table:table-cell>
          <table:table-cell table:formula="of:=[.E289]+[.G288]" office:value-type="float" office:value="25565" calcext:value-type="float">
            <text:p>25565</text:p>
          </table:table-cell>
          <table:table-cell table:formula="of:=[.F289]-[.G289]" office:value-type="float" office:value="18055" calcext:value-type="float">
            <text:p>18055</text:p>
          </table:table-cell>
          <table:table-cell table:formula="of:=IF(OR([.B289]=6;[.B289]=7); 0; IF([.C289]=&quot;zima&quot;; 2*[.$R$6]; IF([.C289]=&quot;wiosna&quot;; 5*[.$R$6]; IF([.C289]=&quot;lato&quot;; 9*[.$R$6]; IF([.C289]=&quot;jesień&quot;; 4*[.$R$6]; 0)))))" office:value-type="float" office:value="0" calcext:value-type="float">
            <text:p>0</text:p>
          </table:table-cell>
          <table:table-cell table:formula="of:=[.J288]-[.E289]+[.I289]" office:value-type="float" office:value="7855" calcext:value-type="float">
            <text:p>7855</text:p>
          </table:table-cell>
          <table:table-cell table:formula="of:=IF(OR([.B289]=6;[.B289]=7); 0; IF([.C289]=&quot;zima&quot;; FLOOR(0.2*[.N289])*30; IF([.C289]=&quot;wiosna&quot;;  FLOOR(0.5*[.N289])*30; IF([.C289]=&quot;lato&quot;;  FLOOR(0.9*[.N289])*30; IF([.C289]=&quot;jesień&quot;;  FLOOR(0.4*[.N289])*30; 0)))))" office:value-type="float" office:value="0" calcext:value-type="float">
            <text:p>0</text:p>
          </table:table-cell>
          <table:table-cell table:formula="of:=IF(MONTH([.A289])&lt;&gt;MONTH([.A290]);1;0)" office:value-type="float" office:value="0" calcext:value-type="float">
            <text:p>0</text:p>
          </table:table-cell>
          <table:table-cell table:formula="of:=IF([.L289]=1;[.H289];0)" office:value-type="float" office:value="0" calcext:value-type="float">
            <text:p>0</text:p>
          </table:table-cell>
          <table:table-cell table:formula="of:=[.N288] + IF([.M288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16" calcext:value-type="date">
            <text:p>16.10.2023</text:p>
          </table:table-cell>
          <table:table-cell table:formula="of:=WEEKDAY([.A290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290]=6;[.B290]=7); 0; IF([.C290]=&quot;zima&quot;; FLOOR(0.2*[.N290])*30; IF([.C290]=&quot;wiosna&quot;;  FLOOR(0.5*[.N290])*30; IF([.C290]=&quot;lato&quot;;  FLOOR(0.9*[.N290])*30; IF([.C290]=&quot;jesień&quot;;  FLOOR(0.4*[.N290])*30; 0)))))" office:value-type="float" office:value="240" calcext:value-type="float">
            <text:p>240</text:p>
          </table:table-cell>
          <table:table-cell table:formula="of:=IF([.B290]=7; 15*[.N290]; 0) + IF(AND([.H289] &gt; 2400; MONTH([.A289])&lt;&gt;MONTH([.A290])); 2400; 0)" office:value-type="float" office:value="0" calcext:value-type="float">
            <text:p>0</text:p>
          </table:table-cell>
          <table:table-cell table:formula="of:=[.D290]+[.F289]" office:value-type="float" office:value="43860" calcext:value-type="float">
            <text:p>43860</text:p>
          </table:table-cell>
          <table:table-cell table:formula="of:=[.E290]+[.G289]" office:value-type="float" office:value="25565" calcext:value-type="float">
            <text:p>25565</text:p>
          </table:table-cell>
          <table:table-cell table:formula="of:=[.F290]-[.G290]" office:value-type="float" office:value="18295" calcext:value-type="float">
            <text:p>18295</text:p>
          </table:table-cell>
          <table:table-cell table:formula="of:=IF(OR([.B290]=6;[.B290]=7); 0; IF([.C290]=&quot;zima&quot;; 2*[.$R$6]; IF([.C290]=&quot;wiosna&quot;; 5*[.$R$6]; IF([.C290]=&quot;lato&quot;; 9*[.$R$6]; IF([.C290]=&quot;jesień&quot;; 4*[.$R$6]; 0)))))" office:value-type="float" office:value="120" calcext:value-type="float">
            <text:p>120</text:p>
          </table:table-cell>
          <table:table-cell table:formula="of:=[.J289]-[.E290]+[.I290]" office:value-type="float" office:value="7975" calcext:value-type="float">
            <text:p>7975</text:p>
          </table:table-cell>
          <table:table-cell table:formula="of:=IF(OR([.B290]=6;[.B290]=7); 0; IF([.C290]=&quot;zima&quot;; FLOOR(0.2*[.N290])*30; IF([.C290]=&quot;wiosna&quot;;  FLOOR(0.5*[.N290])*30; IF([.C290]=&quot;lato&quot;;  FLOOR(0.9*[.N290])*30; IF([.C290]=&quot;jesień&quot;;  FLOOR(0.4*[.N290])*30; 0)))))" office:value-type="float" office:value="240" calcext:value-type="float">
            <text:p>240</text:p>
          </table:table-cell>
          <table:table-cell table:formula="of:=IF(MONTH([.A290])&lt;&gt;MONTH([.A291]);1;0)" office:value-type="float" office:value="0" calcext:value-type="float">
            <text:p>0</text:p>
          </table:table-cell>
          <table:table-cell table:formula="of:=IF([.L290]=1;[.H290];0)" office:value-type="float" office:value="0" calcext:value-type="float">
            <text:p>0</text:p>
          </table:table-cell>
          <table:table-cell table:formula="of:=[.N289] + IF([.M289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17" calcext:value-type="date">
            <text:p>17.10.2023</text:p>
          </table:table-cell>
          <table:table-cell table:formula="of:=WEEKDAY([.A291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291]=6;[.B291]=7); 0; IF([.C291]=&quot;zima&quot;; FLOOR(0.2*[.N291])*30; IF([.C291]=&quot;wiosna&quot;;  FLOOR(0.5*[.N291])*30; IF([.C291]=&quot;lato&quot;;  FLOOR(0.9*[.N291])*30; IF([.C291]=&quot;jesień&quot;;  FLOOR(0.4*[.N291])*30; 0)))))" office:value-type="float" office:value="240" calcext:value-type="float">
            <text:p>240</text:p>
          </table:table-cell>
          <table:table-cell table:formula="of:=IF([.B291]=7; 15*[.N291]; 0) + IF(AND([.H290] &gt; 2400; MONTH([.A290])&lt;&gt;MONTH([.A291])); 2400; 0)" office:value-type="float" office:value="0" calcext:value-type="float">
            <text:p>0</text:p>
          </table:table-cell>
          <table:table-cell table:formula="of:=[.D291]+[.F290]" office:value-type="float" office:value="44100" calcext:value-type="float">
            <text:p>44100</text:p>
          </table:table-cell>
          <table:table-cell table:formula="of:=[.E291]+[.G290]" office:value-type="float" office:value="25565" calcext:value-type="float">
            <text:p>25565</text:p>
          </table:table-cell>
          <table:table-cell table:formula="of:=[.F291]-[.G291]" office:value-type="float" office:value="18535" calcext:value-type="float">
            <text:p>18535</text:p>
          </table:table-cell>
          <table:table-cell table:formula="of:=IF(OR([.B291]=6;[.B291]=7); 0; IF([.C291]=&quot;zima&quot;; 2*[.$R$6]; IF([.C291]=&quot;wiosna&quot;; 5*[.$R$6]; IF([.C291]=&quot;lato&quot;; 9*[.$R$6]; IF([.C291]=&quot;jesień&quot;; 4*[.$R$6]; 0)))))" office:value-type="float" office:value="120" calcext:value-type="float">
            <text:p>120</text:p>
          </table:table-cell>
          <table:table-cell table:formula="of:=[.J290]-[.E291]+[.I291]" office:value-type="float" office:value="8095" calcext:value-type="float">
            <text:p>8095</text:p>
          </table:table-cell>
          <table:table-cell table:formula="of:=IF(OR([.B291]=6;[.B291]=7); 0; IF([.C291]=&quot;zima&quot;; FLOOR(0.2*[.N291])*30; IF([.C291]=&quot;wiosna&quot;;  FLOOR(0.5*[.N291])*30; IF([.C291]=&quot;lato&quot;;  FLOOR(0.9*[.N291])*30; IF([.C291]=&quot;jesień&quot;;  FLOOR(0.4*[.N291])*30; 0)))))" office:value-type="float" office:value="240" calcext:value-type="float">
            <text:p>240</text:p>
          </table:table-cell>
          <table:table-cell table:formula="of:=IF(MONTH([.A291])&lt;&gt;MONTH([.A292]);1;0)" office:value-type="float" office:value="0" calcext:value-type="float">
            <text:p>0</text:p>
          </table:table-cell>
          <table:table-cell table:formula="of:=IF([.L291]=1;[.H291];0)" office:value-type="float" office:value="0" calcext:value-type="float">
            <text:p>0</text:p>
          </table:table-cell>
          <table:table-cell table:formula="of:=[.N290] + IF([.M290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18" calcext:value-type="date">
            <text:p>18.10.2023</text:p>
          </table:table-cell>
          <table:table-cell table:formula="of:=WEEKDAY([.A292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292]=6;[.B292]=7); 0; IF([.C292]=&quot;zima&quot;; FLOOR(0.2*[.N292])*30; IF([.C292]=&quot;wiosna&quot;;  FLOOR(0.5*[.N292])*30; IF([.C292]=&quot;lato&quot;;  FLOOR(0.9*[.N292])*30; IF([.C292]=&quot;jesień&quot;;  FLOOR(0.4*[.N292])*30; 0)))))" office:value-type="float" office:value="240" calcext:value-type="float">
            <text:p>240</text:p>
          </table:table-cell>
          <table:table-cell table:formula="of:=IF([.B292]=7; 15*[.N292]; 0) + IF(AND([.H291] &gt; 2400; MONTH([.A291])&lt;&gt;MONTH([.A292])); 2400; 0)" office:value-type="float" office:value="0" calcext:value-type="float">
            <text:p>0</text:p>
          </table:table-cell>
          <table:table-cell table:formula="of:=[.D292]+[.F291]" office:value-type="float" office:value="44340" calcext:value-type="float">
            <text:p>44340</text:p>
          </table:table-cell>
          <table:table-cell table:formula="of:=[.E292]+[.G291]" office:value-type="float" office:value="25565" calcext:value-type="float">
            <text:p>25565</text:p>
          </table:table-cell>
          <table:table-cell table:formula="of:=[.F292]-[.G292]" office:value-type="float" office:value="18775" calcext:value-type="float">
            <text:p>18775</text:p>
          </table:table-cell>
          <table:table-cell table:formula="of:=IF(OR([.B292]=6;[.B292]=7); 0; IF([.C292]=&quot;zima&quot;; 2*[.$R$6]; IF([.C292]=&quot;wiosna&quot;; 5*[.$R$6]; IF([.C292]=&quot;lato&quot;; 9*[.$R$6]; IF([.C292]=&quot;jesień&quot;; 4*[.$R$6]; 0)))))" office:value-type="float" office:value="120" calcext:value-type="float">
            <text:p>120</text:p>
          </table:table-cell>
          <table:table-cell table:formula="of:=[.J291]-[.E292]+[.I292]" office:value-type="float" office:value="8215" calcext:value-type="float">
            <text:p>8215</text:p>
          </table:table-cell>
          <table:table-cell table:formula="of:=IF(OR([.B292]=6;[.B292]=7); 0; IF([.C292]=&quot;zima&quot;; FLOOR(0.2*[.N292])*30; IF([.C292]=&quot;wiosna&quot;;  FLOOR(0.5*[.N292])*30; IF([.C292]=&quot;lato&quot;;  FLOOR(0.9*[.N292])*30; IF([.C292]=&quot;jesień&quot;;  FLOOR(0.4*[.N292])*30; 0)))))" office:value-type="float" office:value="240" calcext:value-type="float">
            <text:p>240</text:p>
          </table:table-cell>
          <table:table-cell table:formula="of:=IF(MONTH([.A292])&lt;&gt;MONTH([.A293]);1;0)" office:value-type="float" office:value="0" calcext:value-type="float">
            <text:p>0</text:p>
          </table:table-cell>
          <table:table-cell table:formula="of:=IF([.L292]=1;[.H292];0)" office:value-type="float" office:value="0" calcext:value-type="float">
            <text:p>0</text:p>
          </table:table-cell>
          <table:table-cell table:formula="of:=[.N291] + IF([.M291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19" calcext:value-type="date">
            <text:p>19.10.2023</text:p>
          </table:table-cell>
          <table:table-cell table:formula="of:=WEEKDAY([.A293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293]=6;[.B293]=7); 0; IF([.C293]=&quot;zima&quot;; FLOOR(0.2*[.N293])*30; IF([.C293]=&quot;wiosna&quot;;  FLOOR(0.5*[.N293])*30; IF([.C293]=&quot;lato&quot;;  FLOOR(0.9*[.N293])*30; IF([.C293]=&quot;jesień&quot;;  FLOOR(0.4*[.N293])*30; 0)))))" office:value-type="float" office:value="240" calcext:value-type="float">
            <text:p>240</text:p>
          </table:table-cell>
          <table:table-cell table:formula="of:=IF([.B293]=7; 15*[.N293]; 0) + IF(AND([.H292] &gt; 2400; MONTH([.A292])&lt;&gt;MONTH([.A293])); 2400; 0)" office:value-type="float" office:value="0" calcext:value-type="float">
            <text:p>0</text:p>
          </table:table-cell>
          <table:table-cell table:formula="of:=[.D293]+[.F292]" office:value-type="float" office:value="44580" calcext:value-type="float">
            <text:p>44580</text:p>
          </table:table-cell>
          <table:table-cell table:formula="of:=[.E293]+[.G292]" office:value-type="float" office:value="25565" calcext:value-type="float">
            <text:p>25565</text:p>
          </table:table-cell>
          <table:table-cell table:formula="of:=[.F293]-[.G293]" office:value-type="float" office:value="19015" calcext:value-type="float">
            <text:p>19015</text:p>
          </table:table-cell>
          <table:table-cell table:formula="of:=IF(OR([.B293]=6;[.B293]=7); 0; IF([.C293]=&quot;zima&quot;; 2*[.$R$6]; IF([.C293]=&quot;wiosna&quot;; 5*[.$R$6]; IF([.C293]=&quot;lato&quot;; 9*[.$R$6]; IF([.C293]=&quot;jesień&quot;; 4*[.$R$6]; 0)))))" office:value-type="float" office:value="120" calcext:value-type="float">
            <text:p>120</text:p>
          </table:table-cell>
          <table:table-cell table:formula="of:=[.J292]-[.E293]+[.I293]" office:value-type="float" office:value="8335" calcext:value-type="float">
            <text:p>8335</text:p>
          </table:table-cell>
          <table:table-cell table:formula="of:=IF(OR([.B293]=6;[.B293]=7); 0; IF([.C293]=&quot;zima&quot;; FLOOR(0.2*[.N293])*30; IF([.C293]=&quot;wiosna&quot;;  FLOOR(0.5*[.N293])*30; IF([.C293]=&quot;lato&quot;;  FLOOR(0.9*[.N293])*30; IF([.C293]=&quot;jesień&quot;;  FLOOR(0.4*[.N293])*30; 0)))))" office:value-type="float" office:value="240" calcext:value-type="float">
            <text:p>240</text:p>
          </table:table-cell>
          <table:table-cell table:formula="of:=IF(MONTH([.A293])&lt;&gt;MONTH([.A294]);1;0)" office:value-type="float" office:value="0" calcext:value-type="float">
            <text:p>0</text:p>
          </table:table-cell>
          <table:table-cell table:formula="of:=IF([.L293]=1;[.H293];0)" office:value-type="float" office:value="0" calcext:value-type="float">
            <text:p>0</text:p>
          </table:table-cell>
          <table:table-cell table:formula="of:=[.N292] + IF([.M292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20" calcext:value-type="date">
            <text:p>20.10.2023</text:p>
          </table:table-cell>
          <table:table-cell table:formula="of:=WEEKDAY([.A294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294]=6;[.B294]=7); 0; IF([.C294]=&quot;zima&quot;; FLOOR(0.2*[.N294])*30; IF([.C294]=&quot;wiosna&quot;;  FLOOR(0.5*[.N294])*30; IF([.C294]=&quot;lato&quot;;  FLOOR(0.9*[.N294])*30; IF([.C294]=&quot;jesień&quot;;  FLOOR(0.4*[.N294])*30; 0)))))" office:value-type="float" office:value="240" calcext:value-type="float">
            <text:p>240</text:p>
          </table:table-cell>
          <table:table-cell table:formula="of:=IF([.B294]=7; 15*[.N294]; 0) + IF(AND([.H293] &gt; 2400; MONTH([.A293])&lt;&gt;MONTH([.A294])); 2400; 0)" office:value-type="float" office:value="0" calcext:value-type="float">
            <text:p>0</text:p>
          </table:table-cell>
          <table:table-cell table:formula="of:=[.D294]+[.F293]" office:value-type="float" office:value="44820" calcext:value-type="float">
            <text:p>44820</text:p>
          </table:table-cell>
          <table:table-cell table:formula="of:=[.E294]+[.G293]" office:value-type="float" office:value="25565" calcext:value-type="float">
            <text:p>25565</text:p>
          </table:table-cell>
          <table:table-cell table:formula="of:=[.F294]-[.G294]" office:value-type="float" office:value="19255" calcext:value-type="float">
            <text:p>19255</text:p>
          </table:table-cell>
          <table:table-cell table:formula="of:=IF(OR([.B294]=6;[.B294]=7); 0; IF([.C294]=&quot;zima&quot;; 2*[.$R$6]; IF([.C294]=&quot;wiosna&quot;; 5*[.$R$6]; IF([.C294]=&quot;lato&quot;; 9*[.$R$6]; IF([.C294]=&quot;jesień&quot;; 4*[.$R$6]; 0)))))" office:value-type="float" office:value="120" calcext:value-type="float">
            <text:p>120</text:p>
          </table:table-cell>
          <table:table-cell table:formula="of:=[.J293]-[.E294]+[.I294]" office:value-type="float" office:value="8455" calcext:value-type="float">
            <text:p>8455</text:p>
          </table:table-cell>
          <table:table-cell table:formula="of:=IF(OR([.B294]=6;[.B294]=7); 0; IF([.C294]=&quot;zima&quot;; FLOOR(0.2*[.N294])*30; IF([.C294]=&quot;wiosna&quot;;  FLOOR(0.5*[.N294])*30; IF([.C294]=&quot;lato&quot;;  FLOOR(0.9*[.N294])*30; IF([.C294]=&quot;jesień&quot;;  FLOOR(0.4*[.N294])*30; 0)))))" office:value-type="float" office:value="240" calcext:value-type="float">
            <text:p>240</text:p>
          </table:table-cell>
          <table:table-cell table:formula="of:=IF(MONTH([.A294])&lt;&gt;MONTH([.A295]);1;0)" office:value-type="float" office:value="0" calcext:value-type="float">
            <text:p>0</text:p>
          </table:table-cell>
          <table:table-cell table:formula="of:=IF([.L294]=1;[.H294];0)" office:value-type="float" office:value="0" calcext:value-type="float">
            <text:p>0</text:p>
          </table:table-cell>
          <table:table-cell table:formula="of:=[.N293] + IF([.M293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21" calcext:value-type="date">
            <text:p>21.10.2023</text:p>
          </table:table-cell>
          <table:table-cell table:formula="of:=WEEKDAY([.A295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295]=6;[.B295]=7); 0; IF([.C295]=&quot;zima&quot;; FLOOR(0.2*[.N295])*30; IF([.C295]=&quot;wiosna&quot;;  FLOOR(0.5*[.N295])*30; IF([.C295]=&quot;lato&quot;;  FLOOR(0.9*[.N295])*30; IF([.C295]=&quot;jesień&quot;;  FLOOR(0.4*[.N295])*30; 0)))))" office:value-type="float" office:value="0" calcext:value-type="float">
            <text:p>0</text:p>
          </table:table-cell>
          <table:table-cell table:formula="of:=IF([.B295]=7; 15*[.N295]; 0) + IF(AND([.H294] &gt; 2400; MONTH([.A294])&lt;&gt;MONTH([.A295])); 2400; 0)" office:value-type="float" office:value="0" calcext:value-type="float">
            <text:p>0</text:p>
          </table:table-cell>
          <table:table-cell table:formula="of:=[.D295]+[.F294]" office:value-type="float" office:value="44820" calcext:value-type="float">
            <text:p>44820</text:p>
          </table:table-cell>
          <table:table-cell table:formula="of:=[.E295]+[.G294]" office:value-type="float" office:value="25565" calcext:value-type="float">
            <text:p>25565</text:p>
          </table:table-cell>
          <table:table-cell table:formula="of:=[.F295]-[.G295]" office:value-type="float" office:value="19255" calcext:value-type="float">
            <text:p>19255</text:p>
          </table:table-cell>
          <table:table-cell table:formula="of:=IF(OR([.B295]=6;[.B295]=7); 0; IF([.C295]=&quot;zima&quot;; 2*[.$R$6]; IF([.C295]=&quot;wiosna&quot;; 5*[.$R$6]; IF([.C295]=&quot;lato&quot;; 9*[.$R$6]; IF([.C295]=&quot;jesień&quot;; 4*[.$R$6]; 0)))))" office:value-type="float" office:value="0" calcext:value-type="float">
            <text:p>0</text:p>
          </table:table-cell>
          <table:table-cell table:formula="of:=[.J294]-[.E295]+[.I295]" office:value-type="float" office:value="8455" calcext:value-type="float">
            <text:p>8455</text:p>
          </table:table-cell>
          <table:table-cell table:formula="of:=IF(OR([.B295]=6;[.B295]=7); 0; IF([.C295]=&quot;zima&quot;; FLOOR(0.2*[.N295])*30; IF([.C295]=&quot;wiosna&quot;;  FLOOR(0.5*[.N295])*30; IF([.C295]=&quot;lato&quot;;  FLOOR(0.9*[.N295])*30; IF([.C295]=&quot;jesień&quot;;  FLOOR(0.4*[.N295])*30; 0)))))" office:value-type="float" office:value="0" calcext:value-type="float">
            <text:p>0</text:p>
          </table:table-cell>
          <table:table-cell table:formula="of:=IF(MONTH([.A295])&lt;&gt;MONTH([.A296]);1;0)" office:value-type="float" office:value="0" calcext:value-type="float">
            <text:p>0</text:p>
          </table:table-cell>
          <table:table-cell table:formula="of:=IF([.L295]=1;[.H295];0)" office:value-type="float" office:value="0" calcext:value-type="float">
            <text:p>0</text:p>
          </table:table-cell>
          <table:table-cell table:formula="of:=[.N294] + IF([.M294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22" calcext:value-type="date">
            <text:p>22.10.2023</text:p>
          </table:table-cell>
          <table:table-cell table:formula="of:=WEEKDAY([.A296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296]=6;[.B296]=7); 0; IF([.C296]=&quot;zima&quot;; FLOOR(0.2*[.N296])*30; IF([.C296]=&quot;wiosna&quot;;  FLOOR(0.5*[.N296])*30; IF([.C296]=&quot;lato&quot;;  FLOOR(0.9*[.N296])*30; IF([.C296]=&quot;jesień&quot;;  FLOOR(0.4*[.N296])*30; 0)))))" office:value-type="float" office:value="0" calcext:value-type="float">
            <text:p>0</text:p>
          </table:table-cell>
          <table:table-cell table:formula="of:=IF([.B296]=7; 15*[.N296]; 0) + IF(AND([.H295] &gt; 2400; MONTH([.A295])&lt;&gt;MONTH([.A296])); 2400; 0)" office:value-type="float" office:value="330" calcext:value-type="float">
            <text:p>330</text:p>
          </table:table-cell>
          <table:table-cell table:formula="of:=[.D296]+[.F295]" office:value-type="float" office:value="44820" calcext:value-type="float">
            <text:p>44820</text:p>
          </table:table-cell>
          <table:table-cell table:formula="of:=[.E296]+[.G295]" office:value-type="float" office:value="25895" calcext:value-type="float">
            <text:p>25895</text:p>
          </table:table-cell>
          <table:table-cell table:formula="of:=[.F296]-[.G296]" office:value-type="float" office:value="18925" calcext:value-type="float">
            <text:p>18925</text:p>
          </table:table-cell>
          <table:table-cell table:formula="of:=IF(OR([.B296]=6;[.B296]=7); 0; IF([.C296]=&quot;zima&quot;; 2*[.$R$6]; IF([.C296]=&quot;wiosna&quot;; 5*[.$R$6]; IF([.C296]=&quot;lato&quot;; 9*[.$R$6]; IF([.C296]=&quot;jesień&quot;; 4*[.$R$6]; 0)))))" office:value-type="float" office:value="0" calcext:value-type="float">
            <text:p>0</text:p>
          </table:table-cell>
          <table:table-cell table:formula="of:=[.J295]-[.E296]+[.I296]" office:value-type="float" office:value="8125" calcext:value-type="float">
            <text:p>8125</text:p>
          </table:table-cell>
          <table:table-cell table:formula="of:=IF(OR([.B296]=6;[.B296]=7); 0; IF([.C296]=&quot;zima&quot;; FLOOR(0.2*[.N296])*30; IF([.C296]=&quot;wiosna&quot;;  FLOOR(0.5*[.N296])*30; IF([.C296]=&quot;lato&quot;;  FLOOR(0.9*[.N296])*30; IF([.C296]=&quot;jesień&quot;;  FLOOR(0.4*[.N296])*30; 0)))))" office:value-type="float" office:value="0" calcext:value-type="float">
            <text:p>0</text:p>
          </table:table-cell>
          <table:table-cell table:formula="of:=IF(MONTH([.A296])&lt;&gt;MONTH([.A297]);1;0)" office:value-type="float" office:value="0" calcext:value-type="float">
            <text:p>0</text:p>
          </table:table-cell>
          <table:table-cell table:formula="of:=IF([.L296]=1;[.H296];0)" office:value-type="float" office:value="0" calcext:value-type="float">
            <text:p>0</text:p>
          </table:table-cell>
          <table:table-cell table:formula="of:=[.N295] + IF([.M295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23" calcext:value-type="date">
            <text:p>23.10.2023</text:p>
          </table:table-cell>
          <table:table-cell table:formula="of:=WEEKDAY([.A297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297]=6;[.B297]=7); 0; IF([.C297]=&quot;zima&quot;; FLOOR(0.2*[.N297])*30; IF([.C297]=&quot;wiosna&quot;;  FLOOR(0.5*[.N297])*30; IF([.C297]=&quot;lato&quot;;  FLOOR(0.9*[.N297])*30; IF([.C297]=&quot;jesień&quot;;  FLOOR(0.4*[.N297])*30; 0)))))" office:value-type="float" office:value="240" calcext:value-type="float">
            <text:p>240</text:p>
          </table:table-cell>
          <table:table-cell table:formula="of:=IF([.B297]=7; 15*[.N297]; 0) + IF(AND([.H296] &gt; 2400; MONTH([.A296])&lt;&gt;MONTH([.A297])); 2400; 0)" office:value-type="float" office:value="0" calcext:value-type="float">
            <text:p>0</text:p>
          </table:table-cell>
          <table:table-cell table:formula="of:=[.D297]+[.F296]" office:value-type="float" office:value="45060" calcext:value-type="float">
            <text:p>45060</text:p>
          </table:table-cell>
          <table:table-cell table:formula="of:=[.E297]+[.G296]" office:value-type="float" office:value="25895" calcext:value-type="float">
            <text:p>25895</text:p>
          </table:table-cell>
          <table:table-cell table:formula="of:=[.F297]-[.G297]" office:value-type="float" office:value="19165" calcext:value-type="float">
            <text:p>19165</text:p>
          </table:table-cell>
          <table:table-cell table:formula="of:=IF(OR([.B297]=6;[.B297]=7); 0; IF([.C297]=&quot;zima&quot;; 2*[.$R$6]; IF([.C297]=&quot;wiosna&quot;; 5*[.$R$6]; IF([.C297]=&quot;lato&quot;; 9*[.$R$6]; IF([.C297]=&quot;jesień&quot;; 4*[.$R$6]; 0)))))" office:value-type="float" office:value="120" calcext:value-type="float">
            <text:p>120</text:p>
          </table:table-cell>
          <table:table-cell table:formula="of:=[.J296]-[.E297]+[.I297]" office:value-type="float" office:value="8245" calcext:value-type="float">
            <text:p>8245</text:p>
          </table:table-cell>
          <table:table-cell table:formula="of:=IF(OR([.B297]=6;[.B297]=7); 0; IF([.C297]=&quot;zima&quot;; FLOOR(0.2*[.N297])*30; IF([.C297]=&quot;wiosna&quot;;  FLOOR(0.5*[.N297])*30; IF([.C297]=&quot;lato&quot;;  FLOOR(0.9*[.N297])*30; IF([.C297]=&quot;jesień&quot;;  FLOOR(0.4*[.N297])*30; 0)))))" office:value-type="float" office:value="240" calcext:value-type="float">
            <text:p>240</text:p>
          </table:table-cell>
          <table:table-cell table:formula="of:=IF(MONTH([.A297])&lt;&gt;MONTH([.A298]);1;0)" office:value-type="float" office:value="0" calcext:value-type="float">
            <text:p>0</text:p>
          </table:table-cell>
          <table:table-cell table:formula="of:=IF([.L297]=1;[.H297];0)" office:value-type="float" office:value="0" calcext:value-type="float">
            <text:p>0</text:p>
          </table:table-cell>
          <table:table-cell table:formula="of:=[.N296] + IF([.M296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24" calcext:value-type="date">
            <text:p>24.10.2023</text:p>
          </table:table-cell>
          <table:table-cell table:formula="of:=WEEKDAY([.A298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298]=6;[.B298]=7); 0; IF([.C298]=&quot;zima&quot;; FLOOR(0.2*[.N298])*30; IF([.C298]=&quot;wiosna&quot;;  FLOOR(0.5*[.N298])*30; IF([.C298]=&quot;lato&quot;;  FLOOR(0.9*[.N298])*30; IF([.C298]=&quot;jesień&quot;;  FLOOR(0.4*[.N298])*30; 0)))))" office:value-type="float" office:value="240" calcext:value-type="float">
            <text:p>240</text:p>
          </table:table-cell>
          <table:table-cell table:formula="of:=IF([.B298]=7; 15*[.N298]; 0) + IF(AND([.H297] &gt; 2400; MONTH([.A297])&lt;&gt;MONTH([.A298])); 2400; 0)" office:value-type="float" office:value="0" calcext:value-type="float">
            <text:p>0</text:p>
          </table:table-cell>
          <table:table-cell table:formula="of:=[.D298]+[.F297]" office:value-type="float" office:value="45300" calcext:value-type="float">
            <text:p>45300</text:p>
          </table:table-cell>
          <table:table-cell table:formula="of:=[.E298]+[.G297]" office:value-type="float" office:value="25895" calcext:value-type="float">
            <text:p>25895</text:p>
          </table:table-cell>
          <table:table-cell table:formula="of:=[.F298]-[.G298]" office:value-type="float" office:value="19405" calcext:value-type="float">
            <text:p>19405</text:p>
          </table:table-cell>
          <table:table-cell table:formula="of:=IF(OR([.B298]=6;[.B298]=7); 0; IF([.C298]=&quot;zima&quot;; 2*[.$R$6]; IF([.C298]=&quot;wiosna&quot;; 5*[.$R$6]; IF([.C298]=&quot;lato&quot;; 9*[.$R$6]; IF([.C298]=&quot;jesień&quot;; 4*[.$R$6]; 0)))))" office:value-type="float" office:value="120" calcext:value-type="float">
            <text:p>120</text:p>
          </table:table-cell>
          <table:table-cell table:formula="of:=[.J297]-[.E298]+[.I298]" office:value-type="float" office:value="8365" calcext:value-type="float">
            <text:p>8365</text:p>
          </table:table-cell>
          <table:table-cell table:formula="of:=IF(OR([.B298]=6;[.B298]=7); 0; IF([.C298]=&quot;zima&quot;; FLOOR(0.2*[.N298])*30; IF([.C298]=&quot;wiosna&quot;;  FLOOR(0.5*[.N298])*30; IF([.C298]=&quot;lato&quot;;  FLOOR(0.9*[.N298])*30; IF([.C298]=&quot;jesień&quot;;  FLOOR(0.4*[.N298])*30; 0)))))" office:value-type="float" office:value="240" calcext:value-type="float">
            <text:p>240</text:p>
          </table:table-cell>
          <table:table-cell table:formula="of:=IF(MONTH([.A298])&lt;&gt;MONTH([.A299]);1;0)" office:value-type="float" office:value="0" calcext:value-type="float">
            <text:p>0</text:p>
          </table:table-cell>
          <table:table-cell table:formula="of:=IF([.L298]=1;[.H298];0)" office:value-type="float" office:value="0" calcext:value-type="float">
            <text:p>0</text:p>
          </table:table-cell>
          <table:table-cell table:formula="of:=[.N297] + IF([.M297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25" calcext:value-type="date">
            <text:p>25.10.2023</text:p>
          </table:table-cell>
          <table:table-cell table:formula="of:=WEEKDAY([.A299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299]=6;[.B299]=7); 0; IF([.C299]=&quot;zima&quot;; FLOOR(0.2*[.N299])*30; IF([.C299]=&quot;wiosna&quot;;  FLOOR(0.5*[.N299])*30; IF([.C299]=&quot;lato&quot;;  FLOOR(0.9*[.N299])*30; IF([.C299]=&quot;jesień&quot;;  FLOOR(0.4*[.N299])*30; 0)))))" office:value-type="float" office:value="240" calcext:value-type="float">
            <text:p>240</text:p>
          </table:table-cell>
          <table:table-cell table:formula="of:=IF([.B299]=7; 15*[.N299]; 0) + IF(AND([.H298] &gt; 2400; MONTH([.A298])&lt;&gt;MONTH([.A299])); 2400; 0)" office:value-type="float" office:value="0" calcext:value-type="float">
            <text:p>0</text:p>
          </table:table-cell>
          <table:table-cell table:formula="of:=[.D299]+[.F298]" office:value-type="float" office:value="45540" calcext:value-type="float">
            <text:p>45540</text:p>
          </table:table-cell>
          <table:table-cell table:formula="of:=[.E299]+[.G298]" office:value-type="float" office:value="25895" calcext:value-type="float">
            <text:p>25895</text:p>
          </table:table-cell>
          <table:table-cell table:formula="of:=[.F299]-[.G299]" office:value-type="float" office:value="19645" calcext:value-type="float">
            <text:p>19645</text:p>
          </table:table-cell>
          <table:table-cell table:formula="of:=IF(OR([.B299]=6;[.B299]=7); 0; IF([.C299]=&quot;zima&quot;; 2*[.$R$6]; IF([.C299]=&quot;wiosna&quot;; 5*[.$R$6]; IF([.C299]=&quot;lato&quot;; 9*[.$R$6]; IF([.C299]=&quot;jesień&quot;; 4*[.$R$6]; 0)))))" office:value-type="float" office:value="120" calcext:value-type="float">
            <text:p>120</text:p>
          </table:table-cell>
          <table:table-cell table:formula="of:=[.J298]-[.E299]+[.I299]" office:value-type="float" office:value="8485" calcext:value-type="float">
            <text:p>8485</text:p>
          </table:table-cell>
          <table:table-cell table:formula="of:=IF(OR([.B299]=6;[.B299]=7); 0; IF([.C299]=&quot;zima&quot;; FLOOR(0.2*[.N299])*30; IF([.C299]=&quot;wiosna&quot;;  FLOOR(0.5*[.N299])*30; IF([.C299]=&quot;lato&quot;;  FLOOR(0.9*[.N299])*30; IF([.C299]=&quot;jesień&quot;;  FLOOR(0.4*[.N299])*30; 0)))))" office:value-type="float" office:value="240" calcext:value-type="float">
            <text:p>240</text:p>
          </table:table-cell>
          <table:table-cell table:formula="of:=IF(MONTH([.A299])&lt;&gt;MONTH([.A300]);1;0)" office:value-type="float" office:value="0" calcext:value-type="float">
            <text:p>0</text:p>
          </table:table-cell>
          <table:table-cell table:formula="of:=IF([.L299]=1;[.H299];0)" office:value-type="float" office:value="0" calcext:value-type="float">
            <text:p>0</text:p>
          </table:table-cell>
          <table:table-cell table:formula="of:=[.N298] + IF([.M298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26" calcext:value-type="date">
            <text:p>26.10.2023</text:p>
          </table:table-cell>
          <table:table-cell table:formula="of:=WEEKDAY([.A300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300]=6;[.B300]=7); 0; IF([.C300]=&quot;zima&quot;; FLOOR(0.2*[.N300])*30; IF([.C300]=&quot;wiosna&quot;;  FLOOR(0.5*[.N300])*30; IF([.C300]=&quot;lato&quot;;  FLOOR(0.9*[.N300])*30; IF([.C300]=&quot;jesień&quot;;  FLOOR(0.4*[.N300])*30; 0)))))" office:value-type="float" office:value="240" calcext:value-type="float">
            <text:p>240</text:p>
          </table:table-cell>
          <table:table-cell table:formula="of:=IF([.B300]=7; 15*[.N300]; 0) + IF(AND([.H299] &gt; 2400; MONTH([.A299])&lt;&gt;MONTH([.A300])); 2400; 0)" office:value-type="float" office:value="0" calcext:value-type="float">
            <text:p>0</text:p>
          </table:table-cell>
          <table:table-cell table:formula="of:=[.D300]+[.F299]" office:value-type="float" office:value="45780" calcext:value-type="float">
            <text:p>45780</text:p>
          </table:table-cell>
          <table:table-cell table:formula="of:=[.E300]+[.G299]" office:value-type="float" office:value="25895" calcext:value-type="float">
            <text:p>25895</text:p>
          </table:table-cell>
          <table:table-cell table:formula="of:=[.F300]-[.G300]" office:value-type="float" office:value="19885" calcext:value-type="float">
            <text:p>19885</text:p>
          </table:table-cell>
          <table:table-cell table:formula="of:=IF(OR([.B300]=6;[.B300]=7); 0; IF([.C300]=&quot;zima&quot;; 2*[.$R$6]; IF([.C300]=&quot;wiosna&quot;; 5*[.$R$6]; IF([.C300]=&quot;lato&quot;; 9*[.$R$6]; IF([.C300]=&quot;jesień&quot;; 4*[.$R$6]; 0)))))" office:value-type="float" office:value="120" calcext:value-type="float">
            <text:p>120</text:p>
          </table:table-cell>
          <table:table-cell table:formula="of:=[.J299]-[.E300]+[.I300]" office:value-type="float" office:value="8605" calcext:value-type="float">
            <text:p>8605</text:p>
          </table:table-cell>
          <table:table-cell table:formula="of:=IF(OR([.B300]=6;[.B300]=7); 0; IF([.C300]=&quot;zima&quot;; FLOOR(0.2*[.N300])*30; IF([.C300]=&quot;wiosna&quot;;  FLOOR(0.5*[.N300])*30; IF([.C300]=&quot;lato&quot;;  FLOOR(0.9*[.N300])*30; IF([.C300]=&quot;jesień&quot;;  FLOOR(0.4*[.N300])*30; 0)))))" office:value-type="float" office:value="240" calcext:value-type="float">
            <text:p>240</text:p>
          </table:table-cell>
          <table:table-cell table:formula="of:=IF(MONTH([.A300])&lt;&gt;MONTH([.A301]);1;0)" office:value-type="float" office:value="0" calcext:value-type="float">
            <text:p>0</text:p>
          </table:table-cell>
          <table:table-cell table:formula="of:=IF([.L300]=1;[.H300];0)" office:value-type="float" office:value="0" calcext:value-type="float">
            <text:p>0</text:p>
          </table:table-cell>
          <table:table-cell table:formula="of:=[.N299] + IF([.M299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27" calcext:value-type="date">
            <text:p>27.10.2023</text:p>
          </table:table-cell>
          <table:table-cell table:formula="of:=WEEKDAY([.A301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301]=6;[.B301]=7); 0; IF([.C301]=&quot;zima&quot;; FLOOR(0.2*[.N301])*30; IF([.C301]=&quot;wiosna&quot;;  FLOOR(0.5*[.N301])*30; IF([.C301]=&quot;lato&quot;;  FLOOR(0.9*[.N301])*30; IF([.C301]=&quot;jesień&quot;;  FLOOR(0.4*[.N301])*30; 0)))))" office:value-type="float" office:value="240" calcext:value-type="float">
            <text:p>240</text:p>
          </table:table-cell>
          <table:table-cell table:formula="of:=IF([.B301]=7; 15*[.N301]; 0) + IF(AND([.H300] &gt; 2400; MONTH([.A300])&lt;&gt;MONTH([.A301])); 2400; 0)" office:value-type="float" office:value="0" calcext:value-type="float">
            <text:p>0</text:p>
          </table:table-cell>
          <table:table-cell table:formula="of:=[.D301]+[.F300]" office:value-type="float" office:value="46020" calcext:value-type="float">
            <text:p>46020</text:p>
          </table:table-cell>
          <table:table-cell table:formula="of:=[.E301]+[.G300]" office:value-type="float" office:value="25895" calcext:value-type="float">
            <text:p>25895</text:p>
          </table:table-cell>
          <table:table-cell table:formula="of:=[.F301]-[.G301]" office:value-type="float" office:value="20125" calcext:value-type="float">
            <text:p>20125</text:p>
          </table:table-cell>
          <table:table-cell table:formula="of:=IF(OR([.B301]=6;[.B301]=7); 0; IF([.C301]=&quot;zima&quot;; 2*[.$R$6]; IF([.C301]=&quot;wiosna&quot;; 5*[.$R$6]; IF([.C301]=&quot;lato&quot;; 9*[.$R$6]; IF([.C301]=&quot;jesień&quot;; 4*[.$R$6]; 0)))))" office:value-type="float" office:value="120" calcext:value-type="float">
            <text:p>120</text:p>
          </table:table-cell>
          <table:table-cell table:formula="of:=[.J300]-[.E301]+[.I301]" office:value-type="float" office:value="8725" calcext:value-type="float">
            <text:p>8725</text:p>
          </table:table-cell>
          <table:table-cell table:formula="of:=IF(OR([.B301]=6;[.B301]=7); 0; IF([.C301]=&quot;zima&quot;; FLOOR(0.2*[.N301])*30; IF([.C301]=&quot;wiosna&quot;;  FLOOR(0.5*[.N301])*30; IF([.C301]=&quot;lato&quot;;  FLOOR(0.9*[.N301])*30; IF([.C301]=&quot;jesień&quot;;  FLOOR(0.4*[.N301])*30; 0)))))" office:value-type="float" office:value="240" calcext:value-type="float">
            <text:p>240</text:p>
          </table:table-cell>
          <table:table-cell table:formula="of:=IF(MONTH([.A301])&lt;&gt;MONTH([.A302]);1;0)" office:value-type="float" office:value="0" calcext:value-type="float">
            <text:p>0</text:p>
          </table:table-cell>
          <table:table-cell table:formula="of:=IF([.L301]=1;[.H301];0)" office:value-type="float" office:value="0" calcext:value-type="float">
            <text:p>0</text:p>
          </table:table-cell>
          <table:table-cell table:formula="of:=[.N300] + IF([.M300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28" calcext:value-type="date">
            <text:p>28.10.2023</text:p>
          </table:table-cell>
          <table:table-cell table:formula="of:=WEEKDAY([.A302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302]=6;[.B302]=7); 0; IF([.C302]=&quot;zima&quot;; FLOOR(0.2*[.N302])*30; IF([.C302]=&quot;wiosna&quot;;  FLOOR(0.5*[.N302])*30; IF([.C302]=&quot;lato&quot;;  FLOOR(0.9*[.N302])*30; IF([.C302]=&quot;jesień&quot;;  FLOOR(0.4*[.N302])*30; 0)))))" office:value-type="float" office:value="0" calcext:value-type="float">
            <text:p>0</text:p>
          </table:table-cell>
          <table:table-cell table:formula="of:=IF([.B302]=7; 15*[.N302]; 0) + IF(AND([.H301] &gt; 2400; MONTH([.A301])&lt;&gt;MONTH([.A302])); 2400; 0)" office:value-type="float" office:value="0" calcext:value-type="float">
            <text:p>0</text:p>
          </table:table-cell>
          <table:table-cell table:formula="of:=[.D302]+[.F301]" office:value-type="float" office:value="46020" calcext:value-type="float">
            <text:p>46020</text:p>
          </table:table-cell>
          <table:table-cell table:formula="of:=[.E302]+[.G301]" office:value-type="float" office:value="25895" calcext:value-type="float">
            <text:p>25895</text:p>
          </table:table-cell>
          <table:table-cell table:formula="of:=[.F302]-[.G302]" office:value-type="float" office:value="20125" calcext:value-type="float">
            <text:p>20125</text:p>
          </table:table-cell>
          <table:table-cell table:formula="of:=IF(OR([.B302]=6;[.B302]=7); 0; IF([.C302]=&quot;zima&quot;; 2*[.$R$6]; IF([.C302]=&quot;wiosna&quot;; 5*[.$R$6]; IF([.C302]=&quot;lato&quot;; 9*[.$R$6]; IF([.C302]=&quot;jesień&quot;; 4*[.$R$6]; 0)))))" office:value-type="float" office:value="0" calcext:value-type="float">
            <text:p>0</text:p>
          </table:table-cell>
          <table:table-cell table:formula="of:=[.J301]-[.E302]+[.I302]" office:value-type="float" office:value="8725" calcext:value-type="float">
            <text:p>8725</text:p>
          </table:table-cell>
          <table:table-cell table:formula="of:=IF(OR([.B302]=6;[.B302]=7); 0; IF([.C302]=&quot;zima&quot;; FLOOR(0.2*[.N302])*30; IF([.C302]=&quot;wiosna&quot;;  FLOOR(0.5*[.N302])*30; IF([.C302]=&quot;lato&quot;;  FLOOR(0.9*[.N302])*30; IF([.C302]=&quot;jesień&quot;;  FLOOR(0.4*[.N302])*30; 0)))))" office:value-type="float" office:value="0" calcext:value-type="float">
            <text:p>0</text:p>
          </table:table-cell>
          <table:table-cell table:formula="of:=IF(MONTH([.A302])&lt;&gt;MONTH([.A303]);1;0)" office:value-type="float" office:value="0" calcext:value-type="float">
            <text:p>0</text:p>
          </table:table-cell>
          <table:table-cell table:formula="of:=IF([.L302]=1;[.H302];0)" office:value-type="float" office:value="0" calcext:value-type="float">
            <text:p>0</text:p>
          </table:table-cell>
          <table:table-cell table:formula="of:=[.N301] + IF([.M301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29" calcext:value-type="date">
            <text:p>29.10.2023</text:p>
          </table:table-cell>
          <table:table-cell table:formula="of:=WEEKDAY([.A303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303]=6;[.B303]=7); 0; IF([.C303]=&quot;zima&quot;; FLOOR(0.2*[.N303])*30; IF([.C303]=&quot;wiosna&quot;;  FLOOR(0.5*[.N303])*30; IF([.C303]=&quot;lato&quot;;  FLOOR(0.9*[.N303])*30; IF([.C303]=&quot;jesień&quot;;  FLOOR(0.4*[.N303])*30; 0)))))" office:value-type="float" office:value="0" calcext:value-type="float">
            <text:p>0</text:p>
          </table:table-cell>
          <table:table-cell table:formula="of:=IF([.B303]=7; 15*[.N303]; 0) + IF(AND([.H302] &gt; 2400; MONTH([.A302])&lt;&gt;MONTH([.A303])); 2400; 0)" office:value-type="float" office:value="330" calcext:value-type="float">
            <text:p>330</text:p>
          </table:table-cell>
          <table:table-cell table:formula="of:=[.D303]+[.F302]" office:value-type="float" office:value="46020" calcext:value-type="float">
            <text:p>46020</text:p>
          </table:table-cell>
          <table:table-cell table:formula="of:=[.E303]+[.G302]" office:value-type="float" office:value="26225" calcext:value-type="float">
            <text:p>26225</text:p>
          </table:table-cell>
          <table:table-cell table:formula="of:=[.F303]-[.G303]" office:value-type="float" office:value="19795" calcext:value-type="float">
            <text:p>19795</text:p>
          </table:table-cell>
          <table:table-cell table:formula="of:=IF(OR([.B303]=6;[.B303]=7); 0; IF([.C303]=&quot;zima&quot;; 2*[.$R$6]; IF([.C303]=&quot;wiosna&quot;; 5*[.$R$6]; IF([.C303]=&quot;lato&quot;; 9*[.$R$6]; IF([.C303]=&quot;jesień&quot;; 4*[.$R$6]; 0)))))" office:value-type="float" office:value="0" calcext:value-type="float">
            <text:p>0</text:p>
          </table:table-cell>
          <table:table-cell table:formula="of:=[.J302]-[.E303]+[.I303]" office:value-type="float" office:value="8395" calcext:value-type="float">
            <text:p>8395</text:p>
          </table:table-cell>
          <table:table-cell table:formula="of:=IF(OR([.B303]=6;[.B303]=7); 0; IF([.C303]=&quot;zima&quot;; FLOOR(0.2*[.N303])*30; IF([.C303]=&quot;wiosna&quot;;  FLOOR(0.5*[.N303])*30; IF([.C303]=&quot;lato&quot;;  FLOOR(0.9*[.N303])*30; IF([.C303]=&quot;jesień&quot;;  FLOOR(0.4*[.N303])*30; 0)))))" office:value-type="float" office:value="0" calcext:value-type="float">
            <text:p>0</text:p>
          </table:table-cell>
          <table:table-cell table:formula="of:=IF(MONTH([.A303])&lt;&gt;MONTH([.A304]);1;0)" office:value-type="float" office:value="0" calcext:value-type="float">
            <text:p>0</text:p>
          </table:table-cell>
          <table:table-cell table:formula="of:=IF([.L303]=1;[.H303];0)" office:value-type="float" office:value="0" calcext:value-type="float">
            <text:p>0</text:p>
          </table:table-cell>
          <table:table-cell table:formula="of:=[.N302] + IF([.M302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30" calcext:value-type="date">
            <text:p>30.10.2023</text:p>
          </table:table-cell>
          <table:table-cell table:formula="of:=WEEKDAY([.A304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304]=6;[.B304]=7); 0; IF([.C304]=&quot;zima&quot;; FLOOR(0.2*[.N304])*30; IF([.C304]=&quot;wiosna&quot;;  FLOOR(0.5*[.N304])*30; IF([.C304]=&quot;lato&quot;;  FLOOR(0.9*[.N304])*30; IF([.C304]=&quot;jesień&quot;;  FLOOR(0.4*[.N304])*30; 0)))))" office:value-type="float" office:value="240" calcext:value-type="float">
            <text:p>240</text:p>
          </table:table-cell>
          <table:table-cell table:formula="of:=IF([.B304]=7; 15*[.N304]; 0) + IF(AND([.H303] &gt; 2400; MONTH([.A303])&lt;&gt;MONTH([.A304])); 2400; 0)" office:value-type="float" office:value="0" calcext:value-type="float">
            <text:p>0</text:p>
          </table:table-cell>
          <table:table-cell table:formula="of:=[.D304]+[.F303]" office:value-type="float" office:value="46260" calcext:value-type="float">
            <text:p>46260</text:p>
          </table:table-cell>
          <table:table-cell table:formula="of:=[.E304]+[.G303]" office:value-type="float" office:value="26225" calcext:value-type="float">
            <text:p>26225</text:p>
          </table:table-cell>
          <table:table-cell table:formula="of:=[.F304]-[.G304]" office:value-type="float" office:value="20035" calcext:value-type="float">
            <text:p>20035</text:p>
          </table:table-cell>
          <table:table-cell table:formula="of:=IF(OR([.B304]=6;[.B304]=7); 0; IF([.C304]=&quot;zima&quot;; 2*[.$R$6]; IF([.C304]=&quot;wiosna&quot;; 5*[.$R$6]; IF([.C304]=&quot;lato&quot;; 9*[.$R$6]; IF([.C304]=&quot;jesień&quot;; 4*[.$R$6]; 0)))))" office:value-type="float" office:value="120" calcext:value-type="float">
            <text:p>120</text:p>
          </table:table-cell>
          <table:table-cell table:formula="of:=[.J303]-[.E304]+[.I304]" office:value-type="float" office:value="8515" calcext:value-type="float">
            <text:p>8515</text:p>
          </table:table-cell>
          <table:table-cell table:formula="of:=IF(OR([.B304]=6;[.B304]=7); 0; IF([.C304]=&quot;zima&quot;; FLOOR(0.2*[.N304])*30; IF([.C304]=&quot;wiosna&quot;;  FLOOR(0.5*[.N304])*30; IF([.C304]=&quot;lato&quot;;  FLOOR(0.9*[.N304])*30; IF([.C304]=&quot;jesień&quot;;  FLOOR(0.4*[.N304])*30; 0)))))" office:value-type="float" office:value="240" calcext:value-type="float">
            <text:p>240</text:p>
          </table:table-cell>
          <table:table-cell table:formula="of:=IF(MONTH([.A304])&lt;&gt;MONTH([.A305]);1;0)" office:value-type="float" office:value="0" calcext:value-type="float">
            <text:p>0</text:p>
          </table:table-cell>
          <table:table-cell table:formula="of:=IF([.L304]=1;[.H304];0)" office:value-type="float" office:value="0" calcext:value-type="float">
            <text:p>0</text:p>
          </table:table-cell>
          <table:table-cell table:formula="of:=[.N303] + IF([.M303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0-31" calcext:value-type="date">
            <text:p>31.10.2023</text:p>
          </table:table-cell>
          <table:table-cell table:formula="of:=WEEKDAY([.A305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305]=6;[.B305]=7); 0; IF([.C305]=&quot;zima&quot;; FLOOR(0.2*[.N305])*30; IF([.C305]=&quot;wiosna&quot;;  FLOOR(0.5*[.N305])*30; IF([.C305]=&quot;lato&quot;;  FLOOR(0.9*[.N305])*30; IF([.C305]=&quot;jesień&quot;;  FLOOR(0.4*[.N305])*30; 0)))))" office:value-type="float" office:value="240" calcext:value-type="float">
            <text:p>240</text:p>
          </table:table-cell>
          <table:table-cell table:formula="of:=IF([.B305]=7; 15*[.N305]; 0) + IF(AND([.H304] &gt; 2400; MONTH([.A304])&lt;&gt;MONTH([.A305])); 2400; 0)" office:value-type="float" office:value="0" calcext:value-type="float">
            <text:p>0</text:p>
          </table:table-cell>
          <table:table-cell table:formula="of:=[.D305]+[.F304]" office:value-type="float" office:value="46500" calcext:value-type="float">
            <text:p>46500</text:p>
          </table:table-cell>
          <table:table-cell table:formula="of:=[.E305]+[.G304]" office:value-type="float" office:value="26225" calcext:value-type="float">
            <text:p>26225</text:p>
          </table:table-cell>
          <table:table-cell table:formula="of:=[.F305]-[.G305]" office:value-type="float" office:value="20275" calcext:value-type="float">
            <text:p>20275</text:p>
          </table:table-cell>
          <table:table-cell table:formula="of:=IF(OR([.B305]=6;[.B305]=7); 0; IF([.C305]=&quot;zima&quot;; 2*[.$R$6]; IF([.C305]=&quot;wiosna&quot;; 5*[.$R$6]; IF([.C305]=&quot;lato&quot;; 9*[.$R$6]; IF([.C305]=&quot;jesień&quot;; 4*[.$R$6]; 0)))))" office:value-type="float" office:value="120" calcext:value-type="float">
            <text:p>120</text:p>
          </table:table-cell>
          <table:table-cell table:formula="of:=[.J304]-[.E305]+[.I305]" office:value-type="float" office:value="8635" calcext:value-type="float">
            <text:p>8635</text:p>
          </table:table-cell>
          <table:table-cell table:formula="of:=IF(OR([.B305]=6;[.B305]=7); 0; IF([.C305]=&quot;zima&quot;; FLOOR(0.2*[.N305])*30; IF([.C305]=&quot;wiosna&quot;;  FLOOR(0.5*[.N305])*30; IF([.C305]=&quot;lato&quot;;  FLOOR(0.9*[.N305])*30; IF([.C305]=&quot;jesień&quot;;  FLOOR(0.4*[.N305])*30; 0)))))" office:value-type="float" office:value="240" calcext:value-type="float">
            <text:p>240</text:p>
          </table:table-cell>
          <table:table-cell table:formula="of:=IF(MONTH([.A305])&lt;&gt;MONTH([.A306]);1;0)" office:value-type="float" office:value="1" calcext:value-type="float">
            <text:p>1</text:p>
          </table:table-cell>
          <table:table-cell table:formula="of:=IF([.L305]=1;[.H305];0)" office:value-type="float" office:value="20275" calcext:value-type="float">
            <text:p>20275</text:p>
          </table:table-cell>
          <table:table-cell table:formula="of:=[.N304] + IF([.M304]&gt;=2400; 3; 0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3-11-01" calcext:value-type="date">
            <text:p>1.11.2023</text:p>
          </table:table-cell>
          <table:table-cell table:formula="of:=WEEKDAY([.A306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306]=6;[.B306]=7); 0; IF([.C306]=&quot;zima&quot;; FLOOR(0.2*[.N306])*30; IF([.C306]=&quot;wiosna&quot;;  FLOOR(0.5*[.N306])*30; IF([.C306]=&quot;lato&quot;;  FLOOR(0.9*[.N306])*30; IF([.C306]=&quot;jesień&quot;;  FLOOR(0.4*[.N306])*30; 0)))))" office:value-type="float" office:value="300" calcext:value-type="float">
            <text:p>300</text:p>
          </table:table-cell>
          <table:table-cell table:formula="of:=IF([.B306]=7; 15*[.N306]; 0) + IF(AND([.H305] &gt; 2400; MONTH([.A305])&lt;&gt;MONTH([.A306])); 2400; 0)" office:value-type="float" office:value="2400" calcext:value-type="float">
            <text:p>2400</text:p>
          </table:table-cell>
          <table:table-cell table:formula="of:=[.D306]+[.F305]" office:value-type="float" office:value="46800" calcext:value-type="float">
            <text:p>46800</text:p>
          </table:table-cell>
          <table:table-cell table:formula="of:=[.E306]+[.G305]" office:value-type="float" office:value="28625" calcext:value-type="float">
            <text:p>28625</text:p>
          </table:table-cell>
          <table:table-cell table:formula="of:=[.F306]-[.G306]" office:value-type="float" office:value="18175" calcext:value-type="float">
            <text:p>18175</text:p>
          </table:table-cell>
          <table:table-cell table:formula="of:=IF(OR([.B306]=6;[.B306]=7); 0; IF([.C306]=&quot;zima&quot;; 2*[.$R$6]; IF([.C306]=&quot;wiosna&quot;; 5*[.$R$6]; IF([.C306]=&quot;lato&quot;; 9*[.$R$6]; IF([.C306]=&quot;jesień&quot;; 4*[.$R$6]; 0)))))" office:value-type="float" office:value="120" calcext:value-type="float">
            <text:p>120</text:p>
          </table:table-cell>
          <table:table-cell table:formula="of:=[.J305]-[.E306]+[.I306]" office:value-type="float" office:value="6355" calcext:value-type="float">
            <text:p>6355</text:p>
          </table:table-cell>
          <table:table-cell table:formula="of:=IF(OR([.B306]=6;[.B306]=7); 0; IF([.C306]=&quot;zima&quot;; FLOOR(0.2*[.N306])*30; IF([.C306]=&quot;wiosna&quot;;  FLOOR(0.5*[.N306])*30; IF([.C306]=&quot;lato&quot;;  FLOOR(0.9*[.N306])*30; IF([.C306]=&quot;jesień&quot;;  FLOOR(0.4*[.N306])*30; 0)))))" office:value-type="float" office:value="300" calcext:value-type="float">
            <text:p>300</text:p>
          </table:table-cell>
          <table:table-cell table:formula="of:=IF(MONTH([.A306])&lt;&gt;MONTH([.A307]);1;0)" office:value-type="float" office:value="0" calcext:value-type="float">
            <text:p>0</text:p>
          </table:table-cell>
          <table:table-cell table:formula="of:=IF([.L306]=1;[.H306];0)" office:value-type="float" office:value="0" calcext:value-type="float">
            <text:p>0</text:p>
          </table:table-cell>
          <table:table-cell table:formula="of:=[.N305] + IF([.M305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02" calcext:value-type="date">
            <text:p>2.11.2023</text:p>
          </table:table-cell>
          <table:table-cell table:formula="of:=WEEKDAY([.A307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307]=6;[.B307]=7); 0; IF([.C307]=&quot;zima&quot;; FLOOR(0.2*[.N307])*30; IF([.C307]=&quot;wiosna&quot;;  FLOOR(0.5*[.N307])*30; IF([.C307]=&quot;lato&quot;;  FLOOR(0.9*[.N307])*30; IF([.C307]=&quot;jesień&quot;;  FLOOR(0.4*[.N307])*30; 0)))))" office:value-type="float" office:value="300" calcext:value-type="float">
            <text:p>300</text:p>
          </table:table-cell>
          <table:table-cell table:formula="of:=IF([.B307]=7; 15*[.N307]; 0) + IF(AND([.H306] &gt; 2400; MONTH([.A306])&lt;&gt;MONTH([.A307])); 2400; 0)" office:value-type="float" office:value="0" calcext:value-type="float">
            <text:p>0</text:p>
          </table:table-cell>
          <table:table-cell table:formula="of:=[.D307]+[.F306]" office:value-type="float" office:value="47100" calcext:value-type="float">
            <text:p>47100</text:p>
          </table:table-cell>
          <table:table-cell table:formula="of:=[.E307]+[.G306]" office:value-type="float" office:value="28625" calcext:value-type="float">
            <text:p>28625</text:p>
          </table:table-cell>
          <table:table-cell table:formula="of:=[.F307]-[.G307]" office:value-type="float" office:value="18475" calcext:value-type="float">
            <text:p>18475</text:p>
          </table:table-cell>
          <table:table-cell table:formula="of:=IF(OR([.B307]=6;[.B307]=7); 0; IF([.C307]=&quot;zima&quot;; 2*[.$R$6]; IF([.C307]=&quot;wiosna&quot;; 5*[.$R$6]; IF([.C307]=&quot;lato&quot;; 9*[.$R$6]; IF([.C307]=&quot;jesień&quot;; 4*[.$R$6]; 0)))))" office:value-type="float" office:value="120" calcext:value-type="float">
            <text:p>120</text:p>
          </table:table-cell>
          <table:table-cell table:formula="of:=[.J306]-[.E307]+[.I307]" office:value-type="float" office:value="6475" calcext:value-type="float">
            <text:p>6475</text:p>
          </table:table-cell>
          <table:table-cell table:formula="of:=IF(OR([.B307]=6;[.B307]=7); 0; IF([.C307]=&quot;zima&quot;; FLOOR(0.2*[.N307])*30; IF([.C307]=&quot;wiosna&quot;;  FLOOR(0.5*[.N307])*30; IF([.C307]=&quot;lato&quot;;  FLOOR(0.9*[.N307])*30; IF([.C307]=&quot;jesień&quot;;  FLOOR(0.4*[.N307])*30; 0)))))" office:value-type="float" office:value="300" calcext:value-type="float">
            <text:p>300</text:p>
          </table:table-cell>
          <table:table-cell table:formula="of:=IF(MONTH([.A307])&lt;&gt;MONTH([.A308]);1;0)" office:value-type="float" office:value="0" calcext:value-type="float">
            <text:p>0</text:p>
          </table:table-cell>
          <table:table-cell table:formula="of:=IF([.L307]=1;[.H307];0)" office:value-type="float" office:value="0" calcext:value-type="float">
            <text:p>0</text:p>
          </table:table-cell>
          <table:table-cell table:formula="of:=[.N306] + IF([.M306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03" calcext:value-type="date">
            <text:p>3.11.2023</text:p>
          </table:table-cell>
          <table:table-cell table:formula="of:=WEEKDAY([.A308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308]=6;[.B308]=7); 0; IF([.C308]=&quot;zima&quot;; FLOOR(0.2*[.N308])*30; IF([.C308]=&quot;wiosna&quot;;  FLOOR(0.5*[.N308])*30; IF([.C308]=&quot;lato&quot;;  FLOOR(0.9*[.N308])*30; IF([.C308]=&quot;jesień&quot;;  FLOOR(0.4*[.N308])*30; 0)))))" office:value-type="float" office:value="300" calcext:value-type="float">
            <text:p>300</text:p>
          </table:table-cell>
          <table:table-cell table:formula="of:=IF([.B308]=7; 15*[.N308]; 0) + IF(AND([.H307] &gt; 2400; MONTH([.A307])&lt;&gt;MONTH([.A308])); 2400; 0)" office:value-type="float" office:value="0" calcext:value-type="float">
            <text:p>0</text:p>
          </table:table-cell>
          <table:table-cell table:formula="of:=[.D308]+[.F307]" office:value-type="float" office:value="47400" calcext:value-type="float">
            <text:p>47400</text:p>
          </table:table-cell>
          <table:table-cell table:formula="of:=[.E308]+[.G307]" office:value-type="float" office:value="28625" calcext:value-type="float">
            <text:p>28625</text:p>
          </table:table-cell>
          <table:table-cell table:formula="of:=[.F308]-[.G308]" office:value-type="float" office:value="18775" calcext:value-type="float">
            <text:p>18775</text:p>
          </table:table-cell>
          <table:table-cell table:formula="of:=IF(OR([.B308]=6;[.B308]=7); 0; IF([.C308]=&quot;zima&quot;; 2*[.$R$6]; IF([.C308]=&quot;wiosna&quot;; 5*[.$R$6]; IF([.C308]=&quot;lato&quot;; 9*[.$R$6]; IF([.C308]=&quot;jesień&quot;; 4*[.$R$6]; 0)))))" office:value-type="float" office:value="120" calcext:value-type="float">
            <text:p>120</text:p>
          </table:table-cell>
          <table:table-cell table:formula="of:=[.J307]-[.E308]+[.I308]" office:value-type="float" office:value="6595" calcext:value-type="float">
            <text:p>6595</text:p>
          </table:table-cell>
          <table:table-cell table:formula="of:=IF(OR([.B308]=6;[.B308]=7); 0; IF([.C308]=&quot;zima&quot;; FLOOR(0.2*[.N308])*30; IF([.C308]=&quot;wiosna&quot;;  FLOOR(0.5*[.N308])*30; IF([.C308]=&quot;lato&quot;;  FLOOR(0.9*[.N308])*30; IF([.C308]=&quot;jesień&quot;;  FLOOR(0.4*[.N308])*30; 0)))))" office:value-type="float" office:value="300" calcext:value-type="float">
            <text:p>300</text:p>
          </table:table-cell>
          <table:table-cell table:formula="of:=IF(MONTH([.A308])&lt;&gt;MONTH([.A309]);1;0)" office:value-type="float" office:value="0" calcext:value-type="float">
            <text:p>0</text:p>
          </table:table-cell>
          <table:table-cell table:formula="of:=IF([.L308]=1;[.H308];0)" office:value-type="float" office:value="0" calcext:value-type="float">
            <text:p>0</text:p>
          </table:table-cell>
          <table:table-cell table:formula="of:=[.N307] + IF([.M307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04" calcext:value-type="date">
            <text:p>4.11.2023</text:p>
          </table:table-cell>
          <table:table-cell table:formula="of:=WEEKDAY([.A309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309]=6;[.B309]=7); 0; IF([.C309]=&quot;zima&quot;; FLOOR(0.2*[.N309])*30; IF([.C309]=&quot;wiosna&quot;;  FLOOR(0.5*[.N309])*30; IF([.C309]=&quot;lato&quot;;  FLOOR(0.9*[.N309])*30; IF([.C309]=&quot;jesień&quot;;  FLOOR(0.4*[.N309])*30; 0)))))" office:value-type="float" office:value="0" calcext:value-type="float">
            <text:p>0</text:p>
          </table:table-cell>
          <table:table-cell table:formula="of:=IF([.B309]=7; 15*[.N309]; 0) + IF(AND([.H308] &gt; 2400; MONTH([.A308])&lt;&gt;MONTH([.A309])); 2400; 0)" office:value-type="float" office:value="0" calcext:value-type="float">
            <text:p>0</text:p>
          </table:table-cell>
          <table:table-cell table:formula="of:=[.D309]+[.F308]" office:value-type="float" office:value="47400" calcext:value-type="float">
            <text:p>47400</text:p>
          </table:table-cell>
          <table:table-cell table:formula="of:=[.E309]+[.G308]" office:value-type="float" office:value="28625" calcext:value-type="float">
            <text:p>28625</text:p>
          </table:table-cell>
          <table:table-cell table:formula="of:=[.F309]-[.G309]" office:value-type="float" office:value="18775" calcext:value-type="float">
            <text:p>18775</text:p>
          </table:table-cell>
          <table:table-cell table:formula="of:=IF(OR([.B309]=6;[.B309]=7); 0; IF([.C309]=&quot;zima&quot;; 2*[.$R$6]; IF([.C309]=&quot;wiosna&quot;; 5*[.$R$6]; IF([.C309]=&quot;lato&quot;; 9*[.$R$6]; IF([.C309]=&quot;jesień&quot;; 4*[.$R$6]; 0)))))" office:value-type="float" office:value="0" calcext:value-type="float">
            <text:p>0</text:p>
          </table:table-cell>
          <table:table-cell table:formula="of:=[.J308]-[.E309]+[.I309]" office:value-type="float" office:value="6595" calcext:value-type="float">
            <text:p>6595</text:p>
          </table:table-cell>
          <table:table-cell table:formula="of:=IF(OR([.B309]=6;[.B309]=7); 0; IF([.C309]=&quot;zima&quot;; FLOOR(0.2*[.N309])*30; IF([.C309]=&quot;wiosna&quot;;  FLOOR(0.5*[.N309])*30; IF([.C309]=&quot;lato&quot;;  FLOOR(0.9*[.N309])*30; IF([.C309]=&quot;jesień&quot;;  FLOOR(0.4*[.N309])*30; 0)))))" office:value-type="float" office:value="0" calcext:value-type="float">
            <text:p>0</text:p>
          </table:table-cell>
          <table:table-cell table:formula="of:=IF(MONTH([.A309])&lt;&gt;MONTH([.A310]);1;0)" office:value-type="float" office:value="0" calcext:value-type="float">
            <text:p>0</text:p>
          </table:table-cell>
          <table:table-cell table:formula="of:=IF([.L309]=1;[.H309];0)" office:value-type="float" office:value="0" calcext:value-type="float">
            <text:p>0</text:p>
          </table:table-cell>
          <table:table-cell table:formula="of:=[.N308] + IF([.M308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05" calcext:value-type="date">
            <text:p>5.11.2023</text:p>
          </table:table-cell>
          <table:table-cell table:formula="of:=WEEKDAY([.A310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310]=6;[.B310]=7); 0; IF([.C310]=&quot;zima&quot;; FLOOR(0.2*[.N310])*30; IF([.C310]=&quot;wiosna&quot;;  FLOOR(0.5*[.N310])*30; IF([.C310]=&quot;lato&quot;;  FLOOR(0.9*[.N310])*30; IF([.C310]=&quot;jesień&quot;;  FLOOR(0.4*[.N310])*30; 0)))))" office:value-type="float" office:value="0" calcext:value-type="float">
            <text:p>0</text:p>
          </table:table-cell>
          <table:table-cell table:formula="of:=IF([.B310]=7; 15*[.N310]; 0) + IF(AND([.H309] &gt; 2400; MONTH([.A309])&lt;&gt;MONTH([.A310])); 2400; 0)" office:value-type="float" office:value="375" calcext:value-type="float">
            <text:p>375</text:p>
          </table:table-cell>
          <table:table-cell table:formula="of:=[.D310]+[.F309]" office:value-type="float" office:value="47400" calcext:value-type="float">
            <text:p>47400</text:p>
          </table:table-cell>
          <table:table-cell table:formula="of:=[.E310]+[.G309]" office:value-type="float" office:value="29000" calcext:value-type="float">
            <text:p>29000</text:p>
          </table:table-cell>
          <table:table-cell table:formula="of:=[.F310]-[.G310]" office:value-type="float" office:value="18400" calcext:value-type="float">
            <text:p>18400</text:p>
          </table:table-cell>
          <table:table-cell table:formula="of:=IF(OR([.B310]=6;[.B310]=7); 0; IF([.C310]=&quot;zima&quot;; 2*[.$R$6]; IF([.C310]=&quot;wiosna&quot;; 5*[.$R$6]; IF([.C310]=&quot;lato&quot;; 9*[.$R$6]; IF([.C310]=&quot;jesień&quot;; 4*[.$R$6]; 0)))))" office:value-type="float" office:value="0" calcext:value-type="float">
            <text:p>0</text:p>
          </table:table-cell>
          <table:table-cell table:formula="of:=[.J309]-[.E310]+[.I310]" office:value-type="float" office:value="6220" calcext:value-type="float">
            <text:p>6220</text:p>
          </table:table-cell>
          <table:table-cell table:formula="of:=IF(OR([.B310]=6;[.B310]=7); 0; IF([.C310]=&quot;zima&quot;; FLOOR(0.2*[.N310])*30; IF([.C310]=&quot;wiosna&quot;;  FLOOR(0.5*[.N310])*30; IF([.C310]=&quot;lato&quot;;  FLOOR(0.9*[.N310])*30; IF([.C310]=&quot;jesień&quot;;  FLOOR(0.4*[.N310])*30; 0)))))" office:value-type="float" office:value="0" calcext:value-type="float">
            <text:p>0</text:p>
          </table:table-cell>
          <table:table-cell table:formula="of:=IF(MONTH([.A310])&lt;&gt;MONTH([.A311]);1;0)" office:value-type="float" office:value="0" calcext:value-type="float">
            <text:p>0</text:p>
          </table:table-cell>
          <table:table-cell table:formula="of:=IF([.L310]=1;[.H310];0)" office:value-type="float" office:value="0" calcext:value-type="float">
            <text:p>0</text:p>
          </table:table-cell>
          <table:table-cell table:formula="of:=[.N309] + IF([.M309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06" calcext:value-type="date">
            <text:p>6.11.2023</text:p>
          </table:table-cell>
          <table:table-cell table:formula="of:=WEEKDAY([.A311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311]=6;[.B311]=7); 0; IF([.C311]=&quot;zima&quot;; FLOOR(0.2*[.N311])*30; IF([.C311]=&quot;wiosna&quot;;  FLOOR(0.5*[.N311])*30; IF([.C311]=&quot;lato&quot;;  FLOOR(0.9*[.N311])*30; IF([.C311]=&quot;jesień&quot;;  FLOOR(0.4*[.N311])*30; 0)))))" office:value-type="float" office:value="300" calcext:value-type="float">
            <text:p>300</text:p>
          </table:table-cell>
          <table:table-cell table:formula="of:=IF([.B311]=7; 15*[.N311]; 0) + IF(AND([.H310] &gt; 2400; MONTH([.A310])&lt;&gt;MONTH([.A311])); 2400; 0)" office:value-type="float" office:value="0" calcext:value-type="float">
            <text:p>0</text:p>
          </table:table-cell>
          <table:table-cell table:formula="of:=[.D311]+[.F310]" office:value-type="float" office:value="47700" calcext:value-type="float">
            <text:p>47700</text:p>
          </table:table-cell>
          <table:table-cell table:formula="of:=[.E311]+[.G310]" office:value-type="float" office:value="29000" calcext:value-type="float">
            <text:p>29000</text:p>
          </table:table-cell>
          <table:table-cell table:formula="of:=[.F311]-[.G311]" office:value-type="float" office:value="18700" calcext:value-type="float">
            <text:p>18700</text:p>
          </table:table-cell>
          <table:table-cell table:formula="of:=IF(OR([.B311]=6;[.B311]=7); 0; IF([.C311]=&quot;zima&quot;; 2*[.$R$6]; IF([.C311]=&quot;wiosna&quot;; 5*[.$R$6]; IF([.C311]=&quot;lato&quot;; 9*[.$R$6]; IF([.C311]=&quot;jesień&quot;; 4*[.$R$6]; 0)))))" office:value-type="float" office:value="120" calcext:value-type="float">
            <text:p>120</text:p>
          </table:table-cell>
          <table:table-cell table:formula="of:=[.J310]-[.E311]+[.I311]" office:value-type="float" office:value="6340" calcext:value-type="float">
            <text:p>6340</text:p>
          </table:table-cell>
          <table:table-cell table:formula="of:=IF(OR([.B311]=6;[.B311]=7); 0; IF([.C311]=&quot;zima&quot;; FLOOR(0.2*[.N311])*30; IF([.C311]=&quot;wiosna&quot;;  FLOOR(0.5*[.N311])*30; IF([.C311]=&quot;lato&quot;;  FLOOR(0.9*[.N311])*30; IF([.C311]=&quot;jesień&quot;;  FLOOR(0.4*[.N311])*30; 0)))))" office:value-type="float" office:value="300" calcext:value-type="float">
            <text:p>300</text:p>
          </table:table-cell>
          <table:table-cell table:formula="of:=IF(MONTH([.A311])&lt;&gt;MONTH([.A312]);1;0)" office:value-type="float" office:value="0" calcext:value-type="float">
            <text:p>0</text:p>
          </table:table-cell>
          <table:table-cell table:formula="of:=IF([.L311]=1;[.H311];0)" office:value-type="float" office:value="0" calcext:value-type="float">
            <text:p>0</text:p>
          </table:table-cell>
          <table:table-cell table:formula="of:=[.N310] + IF([.M310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07" calcext:value-type="date">
            <text:p>7.11.2023</text:p>
          </table:table-cell>
          <table:table-cell table:formula="of:=WEEKDAY([.A312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312]=6;[.B312]=7); 0; IF([.C312]=&quot;zima&quot;; FLOOR(0.2*[.N312])*30; IF([.C312]=&quot;wiosna&quot;;  FLOOR(0.5*[.N312])*30; IF([.C312]=&quot;lato&quot;;  FLOOR(0.9*[.N312])*30; IF([.C312]=&quot;jesień&quot;;  FLOOR(0.4*[.N312])*30; 0)))))" office:value-type="float" office:value="300" calcext:value-type="float">
            <text:p>300</text:p>
          </table:table-cell>
          <table:table-cell table:formula="of:=IF([.B312]=7; 15*[.N312]; 0) + IF(AND([.H311] &gt; 2400; MONTH([.A311])&lt;&gt;MONTH([.A312])); 2400; 0)" office:value-type="float" office:value="0" calcext:value-type="float">
            <text:p>0</text:p>
          </table:table-cell>
          <table:table-cell table:formula="of:=[.D312]+[.F311]" office:value-type="float" office:value="48000" calcext:value-type="float">
            <text:p>48000</text:p>
          </table:table-cell>
          <table:table-cell table:formula="of:=[.E312]+[.G311]" office:value-type="float" office:value="29000" calcext:value-type="float">
            <text:p>29000</text:p>
          </table:table-cell>
          <table:table-cell table:formula="of:=[.F312]-[.G312]" office:value-type="float" office:value="19000" calcext:value-type="float">
            <text:p>19000</text:p>
          </table:table-cell>
          <table:table-cell table:formula="of:=IF(OR([.B312]=6;[.B312]=7); 0; IF([.C312]=&quot;zima&quot;; 2*[.$R$6]; IF([.C312]=&quot;wiosna&quot;; 5*[.$R$6]; IF([.C312]=&quot;lato&quot;; 9*[.$R$6]; IF([.C312]=&quot;jesień&quot;; 4*[.$R$6]; 0)))))" office:value-type="float" office:value="120" calcext:value-type="float">
            <text:p>120</text:p>
          </table:table-cell>
          <table:table-cell table:formula="of:=[.J311]-[.E312]+[.I312]" office:value-type="float" office:value="6460" calcext:value-type="float">
            <text:p>6460</text:p>
          </table:table-cell>
          <table:table-cell table:formula="of:=IF(OR([.B312]=6;[.B312]=7); 0; IF([.C312]=&quot;zima&quot;; FLOOR(0.2*[.N312])*30; IF([.C312]=&quot;wiosna&quot;;  FLOOR(0.5*[.N312])*30; IF([.C312]=&quot;lato&quot;;  FLOOR(0.9*[.N312])*30; IF([.C312]=&quot;jesień&quot;;  FLOOR(0.4*[.N312])*30; 0)))))" office:value-type="float" office:value="300" calcext:value-type="float">
            <text:p>300</text:p>
          </table:table-cell>
          <table:table-cell table:formula="of:=IF(MONTH([.A312])&lt;&gt;MONTH([.A313]);1;0)" office:value-type="float" office:value="0" calcext:value-type="float">
            <text:p>0</text:p>
          </table:table-cell>
          <table:table-cell table:formula="of:=IF([.L312]=1;[.H312];0)" office:value-type="float" office:value="0" calcext:value-type="float">
            <text:p>0</text:p>
          </table:table-cell>
          <table:table-cell table:formula="of:=[.N311] + IF([.M311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08" calcext:value-type="date">
            <text:p>8.11.2023</text:p>
          </table:table-cell>
          <table:table-cell table:formula="of:=WEEKDAY([.A313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313]=6;[.B313]=7); 0; IF([.C313]=&quot;zima&quot;; FLOOR(0.2*[.N313])*30; IF([.C313]=&quot;wiosna&quot;;  FLOOR(0.5*[.N313])*30; IF([.C313]=&quot;lato&quot;;  FLOOR(0.9*[.N313])*30; IF([.C313]=&quot;jesień&quot;;  FLOOR(0.4*[.N313])*30; 0)))))" office:value-type="float" office:value="300" calcext:value-type="float">
            <text:p>300</text:p>
          </table:table-cell>
          <table:table-cell table:formula="of:=IF([.B313]=7; 15*[.N313]; 0) + IF(AND([.H312] &gt; 2400; MONTH([.A312])&lt;&gt;MONTH([.A313])); 2400; 0)" office:value-type="float" office:value="0" calcext:value-type="float">
            <text:p>0</text:p>
          </table:table-cell>
          <table:table-cell table:formula="of:=[.D313]+[.F312]" office:value-type="float" office:value="48300" calcext:value-type="float">
            <text:p>48300</text:p>
          </table:table-cell>
          <table:table-cell table:formula="of:=[.E313]+[.G312]" office:value-type="float" office:value="29000" calcext:value-type="float">
            <text:p>29000</text:p>
          </table:table-cell>
          <table:table-cell table:formula="of:=[.F313]-[.G313]" office:value-type="float" office:value="19300" calcext:value-type="float">
            <text:p>19300</text:p>
          </table:table-cell>
          <table:table-cell table:formula="of:=IF(OR([.B313]=6;[.B313]=7); 0; IF([.C313]=&quot;zima&quot;; 2*[.$R$6]; IF([.C313]=&quot;wiosna&quot;; 5*[.$R$6]; IF([.C313]=&quot;lato&quot;; 9*[.$R$6]; IF([.C313]=&quot;jesień&quot;; 4*[.$R$6]; 0)))))" office:value-type="float" office:value="120" calcext:value-type="float">
            <text:p>120</text:p>
          </table:table-cell>
          <table:table-cell table:formula="of:=[.J312]-[.E313]+[.I313]" office:value-type="float" office:value="6580" calcext:value-type="float">
            <text:p>6580</text:p>
          </table:table-cell>
          <table:table-cell table:formula="of:=IF(OR([.B313]=6;[.B313]=7); 0; IF([.C313]=&quot;zima&quot;; FLOOR(0.2*[.N313])*30; IF([.C313]=&quot;wiosna&quot;;  FLOOR(0.5*[.N313])*30; IF([.C313]=&quot;lato&quot;;  FLOOR(0.9*[.N313])*30; IF([.C313]=&quot;jesień&quot;;  FLOOR(0.4*[.N313])*30; 0)))))" office:value-type="float" office:value="300" calcext:value-type="float">
            <text:p>300</text:p>
          </table:table-cell>
          <table:table-cell table:formula="of:=IF(MONTH([.A313])&lt;&gt;MONTH([.A314]);1;0)" office:value-type="float" office:value="0" calcext:value-type="float">
            <text:p>0</text:p>
          </table:table-cell>
          <table:table-cell table:formula="of:=IF([.L313]=1;[.H313];0)" office:value-type="float" office:value="0" calcext:value-type="float">
            <text:p>0</text:p>
          </table:table-cell>
          <table:table-cell table:formula="of:=[.N312] + IF([.M312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09" calcext:value-type="date">
            <text:p>9.11.2023</text:p>
          </table:table-cell>
          <table:table-cell table:formula="of:=WEEKDAY([.A314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314]=6;[.B314]=7); 0; IF([.C314]=&quot;zima&quot;; FLOOR(0.2*[.N314])*30; IF([.C314]=&quot;wiosna&quot;;  FLOOR(0.5*[.N314])*30; IF([.C314]=&quot;lato&quot;;  FLOOR(0.9*[.N314])*30; IF([.C314]=&quot;jesień&quot;;  FLOOR(0.4*[.N314])*30; 0)))))" office:value-type="float" office:value="300" calcext:value-type="float">
            <text:p>300</text:p>
          </table:table-cell>
          <table:table-cell table:formula="of:=IF([.B314]=7; 15*[.N314]; 0) + IF(AND([.H313] &gt; 2400; MONTH([.A313])&lt;&gt;MONTH([.A314])); 2400; 0)" office:value-type="float" office:value="0" calcext:value-type="float">
            <text:p>0</text:p>
          </table:table-cell>
          <table:table-cell table:formula="of:=[.D314]+[.F313]" office:value-type="float" office:value="48600" calcext:value-type="float">
            <text:p>48600</text:p>
          </table:table-cell>
          <table:table-cell table:formula="of:=[.E314]+[.G313]" office:value-type="float" office:value="29000" calcext:value-type="float">
            <text:p>29000</text:p>
          </table:table-cell>
          <table:table-cell table:formula="of:=[.F314]-[.G314]" office:value-type="float" office:value="19600" calcext:value-type="float">
            <text:p>19600</text:p>
          </table:table-cell>
          <table:table-cell table:formula="of:=IF(OR([.B314]=6;[.B314]=7); 0; IF([.C314]=&quot;zima&quot;; 2*[.$R$6]; IF([.C314]=&quot;wiosna&quot;; 5*[.$R$6]; IF([.C314]=&quot;lato&quot;; 9*[.$R$6]; IF([.C314]=&quot;jesień&quot;; 4*[.$R$6]; 0)))))" office:value-type="float" office:value="120" calcext:value-type="float">
            <text:p>120</text:p>
          </table:table-cell>
          <table:table-cell table:formula="of:=[.J313]-[.E314]+[.I314]" office:value-type="float" office:value="6700" calcext:value-type="float">
            <text:p>6700</text:p>
          </table:table-cell>
          <table:table-cell table:formula="of:=IF(OR([.B314]=6;[.B314]=7); 0; IF([.C314]=&quot;zima&quot;; FLOOR(0.2*[.N314])*30; IF([.C314]=&quot;wiosna&quot;;  FLOOR(0.5*[.N314])*30; IF([.C314]=&quot;lato&quot;;  FLOOR(0.9*[.N314])*30; IF([.C314]=&quot;jesień&quot;;  FLOOR(0.4*[.N314])*30; 0)))))" office:value-type="float" office:value="300" calcext:value-type="float">
            <text:p>300</text:p>
          </table:table-cell>
          <table:table-cell table:formula="of:=IF(MONTH([.A314])&lt;&gt;MONTH([.A315]);1;0)" office:value-type="float" office:value="0" calcext:value-type="float">
            <text:p>0</text:p>
          </table:table-cell>
          <table:table-cell table:formula="of:=IF([.L314]=1;[.H314];0)" office:value-type="float" office:value="0" calcext:value-type="float">
            <text:p>0</text:p>
          </table:table-cell>
          <table:table-cell table:formula="of:=[.N313] + IF([.M313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10" calcext:value-type="date">
            <text:p>10.11.2023</text:p>
          </table:table-cell>
          <table:table-cell table:formula="of:=WEEKDAY([.A315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315]=6;[.B315]=7); 0; IF([.C315]=&quot;zima&quot;; FLOOR(0.2*[.N315])*30; IF([.C315]=&quot;wiosna&quot;;  FLOOR(0.5*[.N315])*30; IF([.C315]=&quot;lato&quot;;  FLOOR(0.9*[.N315])*30; IF([.C315]=&quot;jesień&quot;;  FLOOR(0.4*[.N315])*30; 0)))))" office:value-type="float" office:value="300" calcext:value-type="float">
            <text:p>300</text:p>
          </table:table-cell>
          <table:table-cell table:formula="of:=IF([.B315]=7; 15*[.N315]; 0) + IF(AND([.H314] &gt; 2400; MONTH([.A314])&lt;&gt;MONTH([.A315])); 2400; 0)" office:value-type="float" office:value="0" calcext:value-type="float">
            <text:p>0</text:p>
          </table:table-cell>
          <table:table-cell table:formula="of:=[.D315]+[.F314]" office:value-type="float" office:value="48900" calcext:value-type="float">
            <text:p>48900</text:p>
          </table:table-cell>
          <table:table-cell table:formula="of:=[.E315]+[.G314]" office:value-type="float" office:value="29000" calcext:value-type="float">
            <text:p>29000</text:p>
          </table:table-cell>
          <table:table-cell table:formula="of:=[.F315]-[.G315]" office:value-type="float" office:value="19900" calcext:value-type="float">
            <text:p>19900</text:p>
          </table:table-cell>
          <table:table-cell table:formula="of:=IF(OR([.B315]=6;[.B315]=7); 0; IF([.C315]=&quot;zima&quot;; 2*[.$R$6]; IF([.C315]=&quot;wiosna&quot;; 5*[.$R$6]; IF([.C315]=&quot;lato&quot;; 9*[.$R$6]; IF([.C315]=&quot;jesień&quot;; 4*[.$R$6]; 0)))))" office:value-type="float" office:value="120" calcext:value-type="float">
            <text:p>120</text:p>
          </table:table-cell>
          <table:table-cell table:formula="of:=[.J314]-[.E315]+[.I315]" office:value-type="float" office:value="6820" calcext:value-type="float">
            <text:p>6820</text:p>
          </table:table-cell>
          <table:table-cell table:formula="of:=IF(OR([.B315]=6;[.B315]=7); 0; IF([.C315]=&quot;zima&quot;; FLOOR(0.2*[.N315])*30; IF([.C315]=&quot;wiosna&quot;;  FLOOR(0.5*[.N315])*30; IF([.C315]=&quot;lato&quot;;  FLOOR(0.9*[.N315])*30; IF([.C315]=&quot;jesień&quot;;  FLOOR(0.4*[.N315])*30; 0)))))" office:value-type="float" office:value="300" calcext:value-type="float">
            <text:p>300</text:p>
          </table:table-cell>
          <table:table-cell table:formula="of:=IF(MONTH([.A315])&lt;&gt;MONTH([.A316]);1;0)" office:value-type="float" office:value="0" calcext:value-type="float">
            <text:p>0</text:p>
          </table:table-cell>
          <table:table-cell table:formula="of:=IF([.L315]=1;[.H315];0)" office:value-type="float" office:value="0" calcext:value-type="float">
            <text:p>0</text:p>
          </table:table-cell>
          <table:table-cell table:formula="of:=[.N314] + IF([.M314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11" calcext:value-type="date">
            <text:p>11.11.2023</text:p>
          </table:table-cell>
          <table:table-cell table:formula="of:=WEEKDAY([.A316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316]=6;[.B316]=7); 0; IF([.C316]=&quot;zima&quot;; FLOOR(0.2*[.N316])*30; IF([.C316]=&quot;wiosna&quot;;  FLOOR(0.5*[.N316])*30; IF([.C316]=&quot;lato&quot;;  FLOOR(0.9*[.N316])*30; IF([.C316]=&quot;jesień&quot;;  FLOOR(0.4*[.N316])*30; 0)))))" office:value-type="float" office:value="0" calcext:value-type="float">
            <text:p>0</text:p>
          </table:table-cell>
          <table:table-cell table:formula="of:=IF([.B316]=7; 15*[.N316]; 0) + IF(AND([.H315] &gt; 2400; MONTH([.A315])&lt;&gt;MONTH([.A316])); 2400; 0)" office:value-type="float" office:value="0" calcext:value-type="float">
            <text:p>0</text:p>
          </table:table-cell>
          <table:table-cell table:formula="of:=[.D316]+[.F315]" office:value-type="float" office:value="48900" calcext:value-type="float">
            <text:p>48900</text:p>
          </table:table-cell>
          <table:table-cell table:formula="of:=[.E316]+[.G315]" office:value-type="float" office:value="29000" calcext:value-type="float">
            <text:p>29000</text:p>
          </table:table-cell>
          <table:table-cell table:formula="of:=[.F316]-[.G316]" office:value-type="float" office:value="19900" calcext:value-type="float">
            <text:p>19900</text:p>
          </table:table-cell>
          <table:table-cell table:formula="of:=IF(OR([.B316]=6;[.B316]=7); 0; IF([.C316]=&quot;zima&quot;; 2*[.$R$6]; IF([.C316]=&quot;wiosna&quot;; 5*[.$R$6]; IF([.C316]=&quot;lato&quot;; 9*[.$R$6]; IF([.C316]=&quot;jesień&quot;; 4*[.$R$6]; 0)))))" office:value-type="float" office:value="0" calcext:value-type="float">
            <text:p>0</text:p>
          </table:table-cell>
          <table:table-cell table:formula="of:=[.J315]-[.E316]+[.I316]" office:value-type="float" office:value="6820" calcext:value-type="float">
            <text:p>6820</text:p>
          </table:table-cell>
          <table:table-cell table:formula="of:=IF(OR([.B316]=6;[.B316]=7); 0; IF([.C316]=&quot;zima&quot;; FLOOR(0.2*[.N316])*30; IF([.C316]=&quot;wiosna&quot;;  FLOOR(0.5*[.N316])*30; IF([.C316]=&quot;lato&quot;;  FLOOR(0.9*[.N316])*30; IF([.C316]=&quot;jesień&quot;;  FLOOR(0.4*[.N316])*30; 0)))))" office:value-type="float" office:value="0" calcext:value-type="float">
            <text:p>0</text:p>
          </table:table-cell>
          <table:table-cell table:formula="of:=IF(MONTH([.A316])&lt;&gt;MONTH([.A317]);1;0)" office:value-type="float" office:value="0" calcext:value-type="float">
            <text:p>0</text:p>
          </table:table-cell>
          <table:table-cell table:formula="of:=IF([.L316]=1;[.H316];0)" office:value-type="float" office:value="0" calcext:value-type="float">
            <text:p>0</text:p>
          </table:table-cell>
          <table:table-cell table:formula="of:=[.N315] + IF([.M315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12" calcext:value-type="date">
            <text:p>12.11.2023</text:p>
          </table:table-cell>
          <table:table-cell table:formula="of:=WEEKDAY([.A317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317]=6;[.B317]=7); 0; IF([.C317]=&quot;zima&quot;; FLOOR(0.2*[.N317])*30; IF([.C317]=&quot;wiosna&quot;;  FLOOR(0.5*[.N317])*30; IF([.C317]=&quot;lato&quot;;  FLOOR(0.9*[.N317])*30; IF([.C317]=&quot;jesień&quot;;  FLOOR(0.4*[.N317])*30; 0)))))" office:value-type="float" office:value="0" calcext:value-type="float">
            <text:p>0</text:p>
          </table:table-cell>
          <table:table-cell table:formula="of:=IF([.B317]=7; 15*[.N317]; 0) + IF(AND([.H316] &gt; 2400; MONTH([.A316])&lt;&gt;MONTH([.A317])); 2400; 0)" office:value-type="float" office:value="375" calcext:value-type="float">
            <text:p>375</text:p>
          </table:table-cell>
          <table:table-cell table:formula="of:=[.D317]+[.F316]" office:value-type="float" office:value="48900" calcext:value-type="float">
            <text:p>48900</text:p>
          </table:table-cell>
          <table:table-cell table:formula="of:=[.E317]+[.G316]" office:value-type="float" office:value="29375" calcext:value-type="float">
            <text:p>29375</text:p>
          </table:table-cell>
          <table:table-cell table:formula="of:=[.F317]-[.G317]" office:value-type="float" office:value="19525" calcext:value-type="float">
            <text:p>19525</text:p>
          </table:table-cell>
          <table:table-cell table:formula="of:=IF(OR([.B317]=6;[.B317]=7); 0; IF([.C317]=&quot;zima&quot;; 2*[.$R$6]; IF([.C317]=&quot;wiosna&quot;; 5*[.$R$6]; IF([.C317]=&quot;lato&quot;; 9*[.$R$6]; IF([.C317]=&quot;jesień&quot;; 4*[.$R$6]; 0)))))" office:value-type="float" office:value="0" calcext:value-type="float">
            <text:p>0</text:p>
          </table:table-cell>
          <table:table-cell table:formula="of:=[.J316]-[.E317]+[.I317]" office:value-type="float" office:value="6445" calcext:value-type="float">
            <text:p>6445</text:p>
          </table:table-cell>
          <table:table-cell table:formula="of:=IF(OR([.B317]=6;[.B317]=7); 0; IF([.C317]=&quot;zima&quot;; FLOOR(0.2*[.N317])*30; IF([.C317]=&quot;wiosna&quot;;  FLOOR(0.5*[.N317])*30; IF([.C317]=&quot;lato&quot;;  FLOOR(0.9*[.N317])*30; IF([.C317]=&quot;jesień&quot;;  FLOOR(0.4*[.N317])*30; 0)))))" office:value-type="float" office:value="0" calcext:value-type="float">
            <text:p>0</text:p>
          </table:table-cell>
          <table:table-cell table:formula="of:=IF(MONTH([.A317])&lt;&gt;MONTH([.A318]);1;0)" office:value-type="float" office:value="0" calcext:value-type="float">
            <text:p>0</text:p>
          </table:table-cell>
          <table:table-cell table:formula="of:=IF([.L317]=1;[.H317];0)" office:value-type="float" office:value="0" calcext:value-type="float">
            <text:p>0</text:p>
          </table:table-cell>
          <table:table-cell table:formula="of:=[.N316] + IF([.M316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13" calcext:value-type="date">
            <text:p>13.11.2023</text:p>
          </table:table-cell>
          <table:table-cell table:formula="of:=WEEKDAY([.A318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318]=6;[.B318]=7); 0; IF([.C318]=&quot;zima&quot;; FLOOR(0.2*[.N318])*30; IF([.C318]=&quot;wiosna&quot;;  FLOOR(0.5*[.N318])*30; IF([.C318]=&quot;lato&quot;;  FLOOR(0.9*[.N318])*30; IF([.C318]=&quot;jesień&quot;;  FLOOR(0.4*[.N318])*30; 0)))))" office:value-type="float" office:value="300" calcext:value-type="float">
            <text:p>300</text:p>
          </table:table-cell>
          <table:table-cell table:formula="of:=IF([.B318]=7; 15*[.N318]; 0) + IF(AND([.H317] &gt; 2400; MONTH([.A317])&lt;&gt;MONTH([.A318])); 2400; 0)" office:value-type="float" office:value="0" calcext:value-type="float">
            <text:p>0</text:p>
          </table:table-cell>
          <table:table-cell table:formula="of:=[.D318]+[.F317]" office:value-type="float" office:value="49200" calcext:value-type="float">
            <text:p>49200</text:p>
          </table:table-cell>
          <table:table-cell table:formula="of:=[.E318]+[.G317]" office:value-type="float" office:value="29375" calcext:value-type="float">
            <text:p>29375</text:p>
          </table:table-cell>
          <table:table-cell table:formula="of:=[.F318]-[.G318]" office:value-type="float" office:value="19825" calcext:value-type="float">
            <text:p>19825</text:p>
          </table:table-cell>
          <table:table-cell table:formula="of:=IF(OR([.B318]=6;[.B318]=7); 0; IF([.C318]=&quot;zima&quot;; 2*[.$R$6]; IF([.C318]=&quot;wiosna&quot;; 5*[.$R$6]; IF([.C318]=&quot;lato&quot;; 9*[.$R$6]; IF([.C318]=&quot;jesień&quot;; 4*[.$R$6]; 0)))))" office:value-type="float" office:value="120" calcext:value-type="float">
            <text:p>120</text:p>
          </table:table-cell>
          <table:table-cell table:formula="of:=[.J317]-[.E318]+[.I318]" office:value-type="float" office:value="6565" calcext:value-type="float">
            <text:p>6565</text:p>
          </table:table-cell>
          <table:table-cell table:formula="of:=IF(OR([.B318]=6;[.B318]=7); 0; IF([.C318]=&quot;zima&quot;; FLOOR(0.2*[.N318])*30; IF([.C318]=&quot;wiosna&quot;;  FLOOR(0.5*[.N318])*30; IF([.C318]=&quot;lato&quot;;  FLOOR(0.9*[.N318])*30; IF([.C318]=&quot;jesień&quot;;  FLOOR(0.4*[.N318])*30; 0)))))" office:value-type="float" office:value="300" calcext:value-type="float">
            <text:p>300</text:p>
          </table:table-cell>
          <table:table-cell table:formula="of:=IF(MONTH([.A318])&lt;&gt;MONTH([.A319]);1;0)" office:value-type="float" office:value="0" calcext:value-type="float">
            <text:p>0</text:p>
          </table:table-cell>
          <table:table-cell table:formula="of:=IF([.L318]=1;[.H318];0)" office:value-type="float" office:value="0" calcext:value-type="float">
            <text:p>0</text:p>
          </table:table-cell>
          <table:table-cell table:formula="of:=[.N317] + IF([.M317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14" calcext:value-type="date">
            <text:p>14.11.2023</text:p>
          </table:table-cell>
          <table:table-cell table:formula="of:=WEEKDAY([.A319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319]=6;[.B319]=7); 0; IF([.C319]=&quot;zima&quot;; FLOOR(0.2*[.N319])*30; IF([.C319]=&quot;wiosna&quot;;  FLOOR(0.5*[.N319])*30; IF([.C319]=&quot;lato&quot;;  FLOOR(0.9*[.N319])*30; IF([.C319]=&quot;jesień&quot;;  FLOOR(0.4*[.N319])*30; 0)))))" office:value-type="float" office:value="300" calcext:value-type="float">
            <text:p>300</text:p>
          </table:table-cell>
          <table:table-cell table:formula="of:=IF([.B319]=7; 15*[.N319]; 0) + IF(AND([.H318] &gt; 2400; MONTH([.A318])&lt;&gt;MONTH([.A319])); 2400; 0)" office:value-type="float" office:value="0" calcext:value-type="float">
            <text:p>0</text:p>
          </table:table-cell>
          <table:table-cell table:formula="of:=[.D319]+[.F318]" office:value-type="float" office:value="49500" calcext:value-type="float">
            <text:p>49500</text:p>
          </table:table-cell>
          <table:table-cell table:formula="of:=[.E319]+[.G318]" office:value-type="float" office:value="29375" calcext:value-type="float">
            <text:p>29375</text:p>
          </table:table-cell>
          <table:table-cell table:formula="of:=[.F319]-[.G319]" office:value-type="float" office:value="20125" calcext:value-type="float">
            <text:p>20125</text:p>
          </table:table-cell>
          <table:table-cell table:formula="of:=IF(OR([.B319]=6;[.B319]=7); 0; IF([.C319]=&quot;zima&quot;; 2*[.$R$6]; IF([.C319]=&quot;wiosna&quot;; 5*[.$R$6]; IF([.C319]=&quot;lato&quot;; 9*[.$R$6]; IF([.C319]=&quot;jesień&quot;; 4*[.$R$6]; 0)))))" office:value-type="float" office:value="120" calcext:value-type="float">
            <text:p>120</text:p>
          </table:table-cell>
          <table:table-cell table:formula="of:=[.J318]-[.E319]+[.I319]" office:value-type="float" office:value="6685" calcext:value-type="float">
            <text:p>6685</text:p>
          </table:table-cell>
          <table:table-cell table:formula="of:=IF(OR([.B319]=6;[.B319]=7); 0; IF([.C319]=&quot;zima&quot;; FLOOR(0.2*[.N319])*30; IF([.C319]=&quot;wiosna&quot;;  FLOOR(0.5*[.N319])*30; IF([.C319]=&quot;lato&quot;;  FLOOR(0.9*[.N319])*30; IF([.C319]=&quot;jesień&quot;;  FLOOR(0.4*[.N319])*30; 0)))))" office:value-type="float" office:value="300" calcext:value-type="float">
            <text:p>300</text:p>
          </table:table-cell>
          <table:table-cell table:formula="of:=IF(MONTH([.A319])&lt;&gt;MONTH([.A320]);1;0)" office:value-type="float" office:value="0" calcext:value-type="float">
            <text:p>0</text:p>
          </table:table-cell>
          <table:table-cell table:formula="of:=IF([.L319]=1;[.H319];0)" office:value-type="float" office:value="0" calcext:value-type="float">
            <text:p>0</text:p>
          </table:table-cell>
          <table:table-cell table:formula="of:=[.N318] + IF([.M318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15" calcext:value-type="date">
            <text:p>15.11.2023</text:p>
          </table:table-cell>
          <table:table-cell table:formula="of:=WEEKDAY([.A320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320]=6;[.B320]=7); 0; IF([.C320]=&quot;zima&quot;; FLOOR(0.2*[.N320])*30; IF([.C320]=&quot;wiosna&quot;;  FLOOR(0.5*[.N320])*30; IF([.C320]=&quot;lato&quot;;  FLOOR(0.9*[.N320])*30; IF([.C320]=&quot;jesień&quot;;  FLOOR(0.4*[.N320])*30; 0)))))" office:value-type="float" office:value="300" calcext:value-type="float">
            <text:p>300</text:p>
          </table:table-cell>
          <table:table-cell table:formula="of:=IF([.B320]=7; 15*[.N320]; 0) + IF(AND([.H319] &gt; 2400; MONTH([.A319])&lt;&gt;MONTH([.A320])); 2400; 0)" office:value-type="float" office:value="0" calcext:value-type="float">
            <text:p>0</text:p>
          </table:table-cell>
          <table:table-cell table:formula="of:=[.D320]+[.F319]" office:value-type="float" office:value="49800" calcext:value-type="float">
            <text:p>49800</text:p>
          </table:table-cell>
          <table:table-cell table:formula="of:=[.E320]+[.G319]" office:value-type="float" office:value="29375" calcext:value-type="float">
            <text:p>29375</text:p>
          </table:table-cell>
          <table:table-cell table:formula="of:=[.F320]-[.G320]" office:value-type="float" office:value="20425" calcext:value-type="float">
            <text:p>20425</text:p>
          </table:table-cell>
          <table:table-cell table:formula="of:=IF(OR([.B320]=6;[.B320]=7); 0; IF([.C320]=&quot;zima&quot;; 2*[.$R$6]; IF([.C320]=&quot;wiosna&quot;; 5*[.$R$6]; IF([.C320]=&quot;lato&quot;; 9*[.$R$6]; IF([.C320]=&quot;jesień&quot;; 4*[.$R$6]; 0)))))" office:value-type="float" office:value="120" calcext:value-type="float">
            <text:p>120</text:p>
          </table:table-cell>
          <table:table-cell table:formula="of:=[.J319]-[.E320]+[.I320]" office:value-type="float" office:value="6805" calcext:value-type="float">
            <text:p>6805</text:p>
          </table:table-cell>
          <table:table-cell table:formula="of:=IF(OR([.B320]=6;[.B320]=7); 0; IF([.C320]=&quot;zima&quot;; FLOOR(0.2*[.N320])*30; IF([.C320]=&quot;wiosna&quot;;  FLOOR(0.5*[.N320])*30; IF([.C320]=&quot;lato&quot;;  FLOOR(0.9*[.N320])*30; IF([.C320]=&quot;jesień&quot;;  FLOOR(0.4*[.N320])*30; 0)))))" office:value-type="float" office:value="300" calcext:value-type="float">
            <text:p>300</text:p>
          </table:table-cell>
          <table:table-cell table:formula="of:=IF(MONTH([.A320])&lt;&gt;MONTH([.A321]);1;0)" office:value-type="float" office:value="0" calcext:value-type="float">
            <text:p>0</text:p>
          </table:table-cell>
          <table:table-cell table:formula="of:=IF([.L320]=1;[.H320];0)" office:value-type="float" office:value="0" calcext:value-type="float">
            <text:p>0</text:p>
          </table:table-cell>
          <table:table-cell table:formula="of:=[.N319] + IF([.M319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16" calcext:value-type="date">
            <text:p>16.11.2023</text:p>
          </table:table-cell>
          <table:table-cell table:formula="of:=WEEKDAY([.A321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321]=6;[.B321]=7); 0; IF([.C321]=&quot;zima&quot;; FLOOR(0.2*[.N321])*30; IF([.C321]=&quot;wiosna&quot;;  FLOOR(0.5*[.N321])*30; IF([.C321]=&quot;lato&quot;;  FLOOR(0.9*[.N321])*30; IF([.C321]=&quot;jesień&quot;;  FLOOR(0.4*[.N321])*30; 0)))))" office:value-type="float" office:value="300" calcext:value-type="float">
            <text:p>300</text:p>
          </table:table-cell>
          <table:table-cell table:formula="of:=IF([.B321]=7; 15*[.N321]; 0) + IF(AND([.H320] &gt; 2400; MONTH([.A320])&lt;&gt;MONTH([.A321])); 2400; 0)" office:value-type="float" office:value="0" calcext:value-type="float">
            <text:p>0</text:p>
          </table:table-cell>
          <table:table-cell table:formula="of:=[.D321]+[.F320]" office:value-type="float" office:value="50100" calcext:value-type="float">
            <text:p>50100</text:p>
          </table:table-cell>
          <table:table-cell table:formula="of:=[.E321]+[.G320]" office:value-type="float" office:value="29375" calcext:value-type="float">
            <text:p>29375</text:p>
          </table:table-cell>
          <table:table-cell table:formula="of:=[.F321]-[.G321]" office:value-type="float" office:value="20725" calcext:value-type="float">
            <text:p>20725</text:p>
          </table:table-cell>
          <table:table-cell table:formula="of:=IF(OR([.B321]=6;[.B321]=7); 0; IF([.C321]=&quot;zima&quot;; 2*[.$R$6]; IF([.C321]=&quot;wiosna&quot;; 5*[.$R$6]; IF([.C321]=&quot;lato&quot;; 9*[.$R$6]; IF([.C321]=&quot;jesień&quot;; 4*[.$R$6]; 0)))))" office:value-type="float" office:value="120" calcext:value-type="float">
            <text:p>120</text:p>
          </table:table-cell>
          <table:table-cell table:formula="of:=[.J320]-[.E321]+[.I321]" office:value-type="float" office:value="6925" calcext:value-type="float">
            <text:p>6925</text:p>
          </table:table-cell>
          <table:table-cell table:formula="of:=IF(OR([.B321]=6;[.B321]=7); 0; IF([.C321]=&quot;zima&quot;; FLOOR(0.2*[.N321])*30; IF([.C321]=&quot;wiosna&quot;;  FLOOR(0.5*[.N321])*30; IF([.C321]=&quot;lato&quot;;  FLOOR(0.9*[.N321])*30; IF([.C321]=&quot;jesień&quot;;  FLOOR(0.4*[.N321])*30; 0)))))" office:value-type="float" office:value="300" calcext:value-type="float">
            <text:p>300</text:p>
          </table:table-cell>
          <table:table-cell table:formula="of:=IF(MONTH([.A321])&lt;&gt;MONTH([.A322]);1;0)" office:value-type="float" office:value="0" calcext:value-type="float">
            <text:p>0</text:p>
          </table:table-cell>
          <table:table-cell table:formula="of:=IF([.L321]=1;[.H321];0)" office:value-type="float" office:value="0" calcext:value-type="float">
            <text:p>0</text:p>
          </table:table-cell>
          <table:table-cell table:formula="of:=[.N320] + IF([.M320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17" calcext:value-type="date">
            <text:p>17.11.2023</text:p>
          </table:table-cell>
          <table:table-cell table:formula="of:=WEEKDAY([.A322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322]=6;[.B322]=7); 0; IF([.C322]=&quot;zima&quot;; FLOOR(0.2*[.N322])*30; IF([.C322]=&quot;wiosna&quot;;  FLOOR(0.5*[.N322])*30; IF([.C322]=&quot;lato&quot;;  FLOOR(0.9*[.N322])*30; IF([.C322]=&quot;jesień&quot;;  FLOOR(0.4*[.N322])*30; 0)))))" office:value-type="float" office:value="300" calcext:value-type="float">
            <text:p>300</text:p>
          </table:table-cell>
          <table:table-cell table:formula="of:=IF([.B322]=7; 15*[.N322]; 0) + IF(AND([.H321] &gt; 2400; MONTH([.A321])&lt;&gt;MONTH([.A322])); 2400; 0)" office:value-type="float" office:value="0" calcext:value-type="float">
            <text:p>0</text:p>
          </table:table-cell>
          <table:table-cell table:formula="of:=[.D322]+[.F321]" office:value-type="float" office:value="50400" calcext:value-type="float">
            <text:p>50400</text:p>
          </table:table-cell>
          <table:table-cell table:formula="of:=[.E322]+[.G321]" office:value-type="float" office:value="29375" calcext:value-type="float">
            <text:p>29375</text:p>
          </table:table-cell>
          <table:table-cell table:formula="of:=[.F322]-[.G322]" office:value-type="float" office:value="21025" calcext:value-type="float">
            <text:p>21025</text:p>
          </table:table-cell>
          <table:table-cell table:formula="of:=IF(OR([.B322]=6;[.B322]=7); 0; IF([.C322]=&quot;zima&quot;; 2*[.$R$6]; IF([.C322]=&quot;wiosna&quot;; 5*[.$R$6]; IF([.C322]=&quot;lato&quot;; 9*[.$R$6]; IF([.C322]=&quot;jesień&quot;; 4*[.$R$6]; 0)))))" office:value-type="float" office:value="120" calcext:value-type="float">
            <text:p>120</text:p>
          </table:table-cell>
          <table:table-cell table:formula="of:=[.J321]-[.E322]+[.I322]" office:value-type="float" office:value="7045" calcext:value-type="float">
            <text:p>7045</text:p>
          </table:table-cell>
          <table:table-cell table:formula="of:=IF(OR([.B322]=6;[.B322]=7); 0; IF([.C322]=&quot;zima&quot;; FLOOR(0.2*[.N322])*30; IF([.C322]=&quot;wiosna&quot;;  FLOOR(0.5*[.N322])*30; IF([.C322]=&quot;lato&quot;;  FLOOR(0.9*[.N322])*30; IF([.C322]=&quot;jesień&quot;;  FLOOR(0.4*[.N322])*30; 0)))))" office:value-type="float" office:value="300" calcext:value-type="float">
            <text:p>300</text:p>
          </table:table-cell>
          <table:table-cell table:formula="of:=IF(MONTH([.A322])&lt;&gt;MONTH([.A323]);1;0)" office:value-type="float" office:value="0" calcext:value-type="float">
            <text:p>0</text:p>
          </table:table-cell>
          <table:table-cell table:formula="of:=IF([.L322]=1;[.H322];0)" office:value-type="float" office:value="0" calcext:value-type="float">
            <text:p>0</text:p>
          </table:table-cell>
          <table:table-cell table:formula="of:=[.N321] + IF([.M321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18" calcext:value-type="date">
            <text:p>18.11.2023</text:p>
          </table:table-cell>
          <table:table-cell table:formula="of:=WEEKDAY([.A323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323]=6;[.B323]=7); 0; IF([.C323]=&quot;zima&quot;; FLOOR(0.2*[.N323])*30; IF([.C323]=&quot;wiosna&quot;;  FLOOR(0.5*[.N323])*30; IF([.C323]=&quot;lato&quot;;  FLOOR(0.9*[.N323])*30; IF([.C323]=&quot;jesień&quot;;  FLOOR(0.4*[.N323])*30; 0)))))" office:value-type="float" office:value="0" calcext:value-type="float">
            <text:p>0</text:p>
          </table:table-cell>
          <table:table-cell table:formula="of:=IF([.B323]=7; 15*[.N323]; 0) + IF(AND([.H322] &gt; 2400; MONTH([.A322])&lt;&gt;MONTH([.A323])); 2400; 0)" office:value-type="float" office:value="0" calcext:value-type="float">
            <text:p>0</text:p>
          </table:table-cell>
          <table:table-cell table:formula="of:=[.D323]+[.F322]" office:value-type="float" office:value="50400" calcext:value-type="float">
            <text:p>50400</text:p>
          </table:table-cell>
          <table:table-cell table:formula="of:=[.E323]+[.G322]" office:value-type="float" office:value="29375" calcext:value-type="float">
            <text:p>29375</text:p>
          </table:table-cell>
          <table:table-cell table:formula="of:=[.F323]-[.G323]" office:value-type="float" office:value="21025" calcext:value-type="float">
            <text:p>21025</text:p>
          </table:table-cell>
          <table:table-cell table:formula="of:=IF(OR([.B323]=6;[.B323]=7); 0; IF([.C323]=&quot;zima&quot;; 2*[.$R$6]; IF([.C323]=&quot;wiosna&quot;; 5*[.$R$6]; IF([.C323]=&quot;lato&quot;; 9*[.$R$6]; IF([.C323]=&quot;jesień&quot;; 4*[.$R$6]; 0)))))" office:value-type="float" office:value="0" calcext:value-type="float">
            <text:p>0</text:p>
          </table:table-cell>
          <table:table-cell table:formula="of:=[.J322]-[.E323]+[.I323]" office:value-type="float" office:value="7045" calcext:value-type="float">
            <text:p>7045</text:p>
          </table:table-cell>
          <table:table-cell table:formula="of:=IF(OR([.B323]=6;[.B323]=7); 0; IF([.C323]=&quot;zima&quot;; FLOOR(0.2*[.N323])*30; IF([.C323]=&quot;wiosna&quot;;  FLOOR(0.5*[.N323])*30; IF([.C323]=&quot;lato&quot;;  FLOOR(0.9*[.N323])*30; IF([.C323]=&quot;jesień&quot;;  FLOOR(0.4*[.N323])*30; 0)))))" office:value-type="float" office:value="0" calcext:value-type="float">
            <text:p>0</text:p>
          </table:table-cell>
          <table:table-cell table:formula="of:=IF(MONTH([.A323])&lt;&gt;MONTH([.A324]);1;0)" office:value-type="float" office:value="0" calcext:value-type="float">
            <text:p>0</text:p>
          </table:table-cell>
          <table:table-cell table:formula="of:=IF([.L323]=1;[.H323];0)" office:value-type="float" office:value="0" calcext:value-type="float">
            <text:p>0</text:p>
          </table:table-cell>
          <table:table-cell table:formula="of:=[.N322] + IF([.M322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19" calcext:value-type="date">
            <text:p>19.11.2023</text:p>
          </table:table-cell>
          <table:table-cell table:formula="of:=WEEKDAY([.A324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324]=6;[.B324]=7); 0; IF([.C324]=&quot;zima&quot;; FLOOR(0.2*[.N324])*30; IF([.C324]=&quot;wiosna&quot;;  FLOOR(0.5*[.N324])*30; IF([.C324]=&quot;lato&quot;;  FLOOR(0.9*[.N324])*30; IF([.C324]=&quot;jesień&quot;;  FLOOR(0.4*[.N324])*30; 0)))))" office:value-type="float" office:value="0" calcext:value-type="float">
            <text:p>0</text:p>
          </table:table-cell>
          <table:table-cell table:formula="of:=IF([.B324]=7; 15*[.N324]; 0) + IF(AND([.H323] &gt; 2400; MONTH([.A323])&lt;&gt;MONTH([.A324])); 2400; 0)" office:value-type="float" office:value="375" calcext:value-type="float">
            <text:p>375</text:p>
          </table:table-cell>
          <table:table-cell table:formula="of:=[.D324]+[.F323]" office:value-type="float" office:value="50400" calcext:value-type="float">
            <text:p>50400</text:p>
          </table:table-cell>
          <table:table-cell table:formula="of:=[.E324]+[.G323]" office:value-type="float" office:value="29750" calcext:value-type="float">
            <text:p>29750</text:p>
          </table:table-cell>
          <table:table-cell table:formula="of:=[.F324]-[.G324]" office:value-type="float" office:value="20650" calcext:value-type="float">
            <text:p>20650</text:p>
          </table:table-cell>
          <table:table-cell table:formula="of:=IF(OR([.B324]=6;[.B324]=7); 0; IF([.C324]=&quot;zima&quot;; 2*[.$R$6]; IF([.C324]=&quot;wiosna&quot;; 5*[.$R$6]; IF([.C324]=&quot;lato&quot;; 9*[.$R$6]; IF([.C324]=&quot;jesień&quot;; 4*[.$R$6]; 0)))))" office:value-type="float" office:value="0" calcext:value-type="float">
            <text:p>0</text:p>
          </table:table-cell>
          <table:table-cell table:formula="of:=[.J323]-[.E324]+[.I324]" office:value-type="float" office:value="6670" calcext:value-type="float">
            <text:p>6670</text:p>
          </table:table-cell>
          <table:table-cell table:formula="of:=IF(OR([.B324]=6;[.B324]=7); 0; IF([.C324]=&quot;zima&quot;; FLOOR(0.2*[.N324])*30; IF([.C324]=&quot;wiosna&quot;;  FLOOR(0.5*[.N324])*30; IF([.C324]=&quot;lato&quot;;  FLOOR(0.9*[.N324])*30; IF([.C324]=&quot;jesień&quot;;  FLOOR(0.4*[.N324])*30; 0)))))" office:value-type="float" office:value="0" calcext:value-type="float">
            <text:p>0</text:p>
          </table:table-cell>
          <table:table-cell table:formula="of:=IF(MONTH([.A324])&lt;&gt;MONTH([.A325]);1;0)" office:value-type="float" office:value="0" calcext:value-type="float">
            <text:p>0</text:p>
          </table:table-cell>
          <table:table-cell table:formula="of:=IF([.L324]=1;[.H324];0)" office:value-type="float" office:value="0" calcext:value-type="float">
            <text:p>0</text:p>
          </table:table-cell>
          <table:table-cell table:formula="of:=[.N323] + IF([.M323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20" calcext:value-type="date">
            <text:p>20.11.2023</text:p>
          </table:table-cell>
          <table:table-cell table:formula="of:=WEEKDAY([.A325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325]=6;[.B325]=7); 0; IF([.C325]=&quot;zima&quot;; FLOOR(0.2*[.N325])*30; IF([.C325]=&quot;wiosna&quot;;  FLOOR(0.5*[.N325])*30; IF([.C325]=&quot;lato&quot;;  FLOOR(0.9*[.N325])*30; IF([.C325]=&quot;jesień&quot;;  FLOOR(0.4*[.N325])*30; 0)))))" office:value-type="float" office:value="300" calcext:value-type="float">
            <text:p>300</text:p>
          </table:table-cell>
          <table:table-cell table:formula="of:=IF([.B325]=7; 15*[.N325]; 0) + IF(AND([.H324] &gt; 2400; MONTH([.A324])&lt;&gt;MONTH([.A325])); 2400; 0)" office:value-type="float" office:value="0" calcext:value-type="float">
            <text:p>0</text:p>
          </table:table-cell>
          <table:table-cell table:formula="of:=[.D325]+[.F324]" office:value-type="float" office:value="50700" calcext:value-type="float">
            <text:p>50700</text:p>
          </table:table-cell>
          <table:table-cell table:formula="of:=[.E325]+[.G324]" office:value-type="float" office:value="29750" calcext:value-type="float">
            <text:p>29750</text:p>
          </table:table-cell>
          <table:table-cell table:formula="of:=[.F325]-[.G325]" office:value-type="float" office:value="20950" calcext:value-type="float">
            <text:p>20950</text:p>
          </table:table-cell>
          <table:table-cell table:formula="of:=IF(OR([.B325]=6;[.B325]=7); 0; IF([.C325]=&quot;zima&quot;; 2*[.$R$6]; IF([.C325]=&quot;wiosna&quot;; 5*[.$R$6]; IF([.C325]=&quot;lato&quot;; 9*[.$R$6]; IF([.C325]=&quot;jesień&quot;; 4*[.$R$6]; 0)))))" office:value-type="float" office:value="120" calcext:value-type="float">
            <text:p>120</text:p>
          </table:table-cell>
          <table:table-cell table:formula="of:=[.J324]-[.E325]+[.I325]" office:value-type="float" office:value="6790" calcext:value-type="float">
            <text:p>6790</text:p>
          </table:table-cell>
          <table:table-cell table:formula="of:=IF(OR([.B325]=6;[.B325]=7); 0; IF([.C325]=&quot;zima&quot;; FLOOR(0.2*[.N325])*30; IF([.C325]=&quot;wiosna&quot;;  FLOOR(0.5*[.N325])*30; IF([.C325]=&quot;lato&quot;;  FLOOR(0.9*[.N325])*30; IF([.C325]=&quot;jesień&quot;;  FLOOR(0.4*[.N325])*30; 0)))))" office:value-type="float" office:value="300" calcext:value-type="float">
            <text:p>300</text:p>
          </table:table-cell>
          <table:table-cell table:formula="of:=IF(MONTH([.A325])&lt;&gt;MONTH([.A326]);1;0)" office:value-type="float" office:value="0" calcext:value-type="float">
            <text:p>0</text:p>
          </table:table-cell>
          <table:table-cell table:formula="of:=IF([.L325]=1;[.H325];0)" office:value-type="float" office:value="0" calcext:value-type="float">
            <text:p>0</text:p>
          </table:table-cell>
          <table:table-cell table:formula="of:=[.N324] + IF([.M324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21" calcext:value-type="date">
            <text:p>21.11.2023</text:p>
          </table:table-cell>
          <table:table-cell table:formula="of:=WEEKDAY([.A326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326]=6;[.B326]=7); 0; IF([.C326]=&quot;zima&quot;; FLOOR(0.2*[.N326])*30; IF([.C326]=&quot;wiosna&quot;;  FLOOR(0.5*[.N326])*30; IF([.C326]=&quot;lato&quot;;  FLOOR(0.9*[.N326])*30; IF([.C326]=&quot;jesień&quot;;  FLOOR(0.4*[.N326])*30; 0)))))" office:value-type="float" office:value="300" calcext:value-type="float">
            <text:p>300</text:p>
          </table:table-cell>
          <table:table-cell table:formula="of:=IF([.B326]=7; 15*[.N326]; 0) + IF(AND([.H325] &gt; 2400; MONTH([.A325])&lt;&gt;MONTH([.A326])); 2400; 0)" office:value-type="float" office:value="0" calcext:value-type="float">
            <text:p>0</text:p>
          </table:table-cell>
          <table:table-cell table:formula="of:=[.D326]+[.F325]" office:value-type="float" office:value="51000" calcext:value-type="float">
            <text:p>51000</text:p>
          </table:table-cell>
          <table:table-cell table:formula="of:=[.E326]+[.G325]" office:value-type="float" office:value="29750" calcext:value-type="float">
            <text:p>29750</text:p>
          </table:table-cell>
          <table:table-cell table:formula="of:=[.F326]-[.G326]" office:value-type="float" office:value="21250" calcext:value-type="float">
            <text:p>21250</text:p>
          </table:table-cell>
          <table:table-cell table:formula="of:=IF(OR([.B326]=6;[.B326]=7); 0; IF([.C326]=&quot;zima&quot;; 2*[.$R$6]; IF([.C326]=&quot;wiosna&quot;; 5*[.$R$6]; IF([.C326]=&quot;lato&quot;; 9*[.$R$6]; IF([.C326]=&quot;jesień&quot;; 4*[.$R$6]; 0)))))" office:value-type="float" office:value="120" calcext:value-type="float">
            <text:p>120</text:p>
          </table:table-cell>
          <table:table-cell table:formula="of:=[.J325]-[.E326]+[.I326]" office:value-type="float" office:value="6910" calcext:value-type="float">
            <text:p>6910</text:p>
          </table:table-cell>
          <table:table-cell table:formula="of:=IF(OR([.B326]=6;[.B326]=7); 0; IF([.C326]=&quot;zima&quot;; FLOOR(0.2*[.N326])*30; IF([.C326]=&quot;wiosna&quot;;  FLOOR(0.5*[.N326])*30; IF([.C326]=&quot;lato&quot;;  FLOOR(0.9*[.N326])*30; IF([.C326]=&quot;jesień&quot;;  FLOOR(0.4*[.N326])*30; 0)))))" office:value-type="float" office:value="300" calcext:value-type="float">
            <text:p>300</text:p>
          </table:table-cell>
          <table:table-cell table:formula="of:=IF(MONTH([.A326])&lt;&gt;MONTH([.A327]);1;0)" office:value-type="float" office:value="0" calcext:value-type="float">
            <text:p>0</text:p>
          </table:table-cell>
          <table:table-cell table:formula="of:=IF([.L326]=1;[.H326];0)" office:value-type="float" office:value="0" calcext:value-type="float">
            <text:p>0</text:p>
          </table:table-cell>
          <table:table-cell table:formula="of:=[.N325] + IF([.M325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22" calcext:value-type="date">
            <text:p>22.11.2023</text:p>
          </table:table-cell>
          <table:table-cell table:formula="of:=WEEKDAY([.A327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327]=6;[.B327]=7); 0; IF([.C327]=&quot;zima&quot;; FLOOR(0.2*[.N327])*30; IF([.C327]=&quot;wiosna&quot;;  FLOOR(0.5*[.N327])*30; IF([.C327]=&quot;lato&quot;;  FLOOR(0.9*[.N327])*30; IF([.C327]=&quot;jesień&quot;;  FLOOR(0.4*[.N327])*30; 0)))))" office:value-type="float" office:value="300" calcext:value-type="float">
            <text:p>300</text:p>
          </table:table-cell>
          <table:table-cell table:formula="of:=IF([.B327]=7; 15*[.N327]; 0) + IF(AND([.H326] &gt; 2400; MONTH([.A326])&lt;&gt;MONTH([.A327])); 2400; 0)" office:value-type="float" office:value="0" calcext:value-type="float">
            <text:p>0</text:p>
          </table:table-cell>
          <table:table-cell table:formula="of:=[.D327]+[.F326]" office:value-type="float" office:value="51300" calcext:value-type="float">
            <text:p>51300</text:p>
          </table:table-cell>
          <table:table-cell table:formula="of:=[.E327]+[.G326]" office:value-type="float" office:value="29750" calcext:value-type="float">
            <text:p>29750</text:p>
          </table:table-cell>
          <table:table-cell table:formula="of:=[.F327]-[.G327]" office:value-type="float" office:value="21550" calcext:value-type="float">
            <text:p>21550</text:p>
          </table:table-cell>
          <table:table-cell table:formula="of:=IF(OR([.B327]=6;[.B327]=7); 0; IF([.C327]=&quot;zima&quot;; 2*[.$R$6]; IF([.C327]=&quot;wiosna&quot;; 5*[.$R$6]; IF([.C327]=&quot;lato&quot;; 9*[.$R$6]; IF([.C327]=&quot;jesień&quot;; 4*[.$R$6]; 0)))))" office:value-type="float" office:value="120" calcext:value-type="float">
            <text:p>120</text:p>
          </table:table-cell>
          <table:table-cell table:formula="of:=[.J326]-[.E327]+[.I327]" office:value-type="float" office:value="7030" calcext:value-type="float">
            <text:p>7030</text:p>
          </table:table-cell>
          <table:table-cell table:formula="of:=IF(OR([.B327]=6;[.B327]=7); 0; IF([.C327]=&quot;zima&quot;; FLOOR(0.2*[.N327])*30; IF([.C327]=&quot;wiosna&quot;;  FLOOR(0.5*[.N327])*30; IF([.C327]=&quot;lato&quot;;  FLOOR(0.9*[.N327])*30; IF([.C327]=&quot;jesień&quot;;  FLOOR(0.4*[.N327])*30; 0)))))" office:value-type="float" office:value="300" calcext:value-type="float">
            <text:p>300</text:p>
          </table:table-cell>
          <table:table-cell table:formula="of:=IF(MONTH([.A327])&lt;&gt;MONTH([.A328]);1;0)" office:value-type="float" office:value="0" calcext:value-type="float">
            <text:p>0</text:p>
          </table:table-cell>
          <table:table-cell table:formula="of:=IF([.L327]=1;[.H327];0)" office:value-type="float" office:value="0" calcext:value-type="float">
            <text:p>0</text:p>
          </table:table-cell>
          <table:table-cell table:formula="of:=[.N326] + IF([.M326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23" calcext:value-type="date">
            <text:p>23.11.2023</text:p>
          </table:table-cell>
          <table:table-cell table:formula="of:=WEEKDAY([.A328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328]=6;[.B328]=7); 0; IF([.C328]=&quot;zima&quot;; FLOOR(0.2*[.N328])*30; IF([.C328]=&quot;wiosna&quot;;  FLOOR(0.5*[.N328])*30; IF([.C328]=&quot;lato&quot;;  FLOOR(0.9*[.N328])*30; IF([.C328]=&quot;jesień&quot;;  FLOOR(0.4*[.N328])*30; 0)))))" office:value-type="float" office:value="300" calcext:value-type="float">
            <text:p>300</text:p>
          </table:table-cell>
          <table:table-cell table:formula="of:=IF([.B328]=7; 15*[.N328]; 0) + IF(AND([.H327] &gt; 2400; MONTH([.A327])&lt;&gt;MONTH([.A328])); 2400; 0)" office:value-type="float" office:value="0" calcext:value-type="float">
            <text:p>0</text:p>
          </table:table-cell>
          <table:table-cell table:formula="of:=[.D328]+[.F327]" office:value-type="float" office:value="51600" calcext:value-type="float">
            <text:p>51600</text:p>
          </table:table-cell>
          <table:table-cell table:formula="of:=[.E328]+[.G327]" office:value-type="float" office:value="29750" calcext:value-type="float">
            <text:p>29750</text:p>
          </table:table-cell>
          <table:table-cell table:formula="of:=[.F328]-[.G328]" office:value-type="float" office:value="21850" calcext:value-type="float">
            <text:p>21850</text:p>
          </table:table-cell>
          <table:table-cell table:formula="of:=IF(OR([.B328]=6;[.B328]=7); 0; IF([.C328]=&quot;zima&quot;; 2*[.$R$6]; IF([.C328]=&quot;wiosna&quot;; 5*[.$R$6]; IF([.C328]=&quot;lato&quot;; 9*[.$R$6]; IF([.C328]=&quot;jesień&quot;; 4*[.$R$6]; 0)))))" office:value-type="float" office:value="120" calcext:value-type="float">
            <text:p>120</text:p>
          </table:table-cell>
          <table:table-cell table:formula="of:=[.J327]-[.E328]+[.I328]" office:value-type="float" office:value="7150" calcext:value-type="float">
            <text:p>7150</text:p>
          </table:table-cell>
          <table:table-cell table:formula="of:=IF(OR([.B328]=6;[.B328]=7); 0; IF([.C328]=&quot;zima&quot;; FLOOR(0.2*[.N328])*30; IF([.C328]=&quot;wiosna&quot;;  FLOOR(0.5*[.N328])*30; IF([.C328]=&quot;lato&quot;;  FLOOR(0.9*[.N328])*30; IF([.C328]=&quot;jesień&quot;;  FLOOR(0.4*[.N328])*30; 0)))))" office:value-type="float" office:value="300" calcext:value-type="float">
            <text:p>300</text:p>
          </table:table-cell>
          <table:table-cell table:formula="of:=IF(MONTH([.A328])&lt;&gt;MONTH([.A329]);1;0)" office:value-type="float" office:value="0" calcext:value-type="float">
            <text:p>0</text:p>
          </table:table-cell>
          <table:table-cell table:formula="of:=IF([.L328]=1;[.H328];0)" office:value-type="float" office:value="0" calcext:value-type="float">
            <text:p>0</text:p>
          </table:table-cell>
          <table:table-cell table:formula="of:=[.N327] + IF([.M327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24" calcext:value-type="date">
            <text:p>24.11.2023</text:p>
          </table:table-cell>
          <table:table-cell table:formula="of:=WEEKDAY([.A329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329]=6;[.B329]=7); 0; IF([.C329]=&quot;zima&quot;; FLOOR(0.2*[.N329])*30; IF([.C329]=&quot;wiosna&quot;;  FLOOR(0.5*[.N329])*30; IF([.C329]=&quot;lato&quot;;  FLOOR(0.9*[.N329])*30; IF([.C329]=&quot;jesień&quot;;  FLOOR(0.4*[.N329])*30; 0)))))" office:value-type="float" office:value="300" calcext:value-type="float">
            <text:p>300</text:p>
          </table:table-cell>
          <table:table-cell table:formula="of:=IF([.B329]=7; 15*[.N329]; 0) + IF(AND([.H328] &gt; 2400; MONTH([.A328])&lt;&gt;MONTH([.A329])); 2400; 0)" office:value-type="float" office:value="0" calcext:value-type="float">
            <text:p>0</text:p>
          </table:table-cell>
          <table:table-cell table:formula="of:=[.D329]+[.F328]" office:value-type="float" office:value="51900" calcext:value-type="float">
            <text:p>51900</text:p>
          </table:table-cell>
          <table:table-cell table:formula="of:=[.E329]+[.G328]" office:value-type="float" office:value="29750" calcext:value-type="float">
            <text:p>29750</text:p>
          </table:table-cell>
          <table:table-cell table:formula="of:=[.F329]-[.G329]" office:value-type="float" office:value="22150" calcext:value-type="float">
            <text:p>22150</text:p>
          </table:table-cell>
          <table:table-cell table:formula="of:=IF(OR([.B329]=6;[.B329]=7); 0; IF([.C329]=&quot;zima&quot;; 2*[.$R$6]; IF([.C329]=&quot;wiosna&quot;; 5*[.$R$6]; IF([.C329]=&quot;lato&quot;; 9*[.$R$6]; IF([.C329]=&quot;jesień&quot;; 4*[.$R$6]; 0)))))" office:value-type="float" office:value="120" calcext:value-type="float">
            <text:p>120</text:p>
          </table:table-cell>
          <table:table-cell table:formula="of:=[.J328]-[.E329]+[.I329]" office:value-type="float" office:value="7270" calcext:value-type="float">
            <text:p>7270</text:p>
          </table:table-cell>
          <table:table-cell table:formula="of:=IF(OR([.B329]=6;[.B329]=7); 0; IF([.C329]=&quot;zima&quot;; FLOOR(0.2*[.N329])*30; IF([.C329]=&quot;wiosna&quot;;  FLOOR(0.5*[.N329])*30; IF([.C329]=&quot;lato&quot;;  FLOOR(0.9*[.N329])*30; IF([.C329]=&quot;jesień&quot;;  FLOOR(0.4*[.N329])*30; 0)))))" office:value-type="float" office:value="300" calcext:value-type="float">
            <text:p>300</text:p>
          </table:table-cell>
          <table:table-cell table:formula="of:=IF(MONTH([.A329])&lt;&gt;MONTH([.A330]);1;0)" office:value-type="float" office:value="0" calcext:value-type="float">
            <text:p>0</text:p>
          </table:table-cell>
          <table:table-cell table:formula="of:=IF([.L329]=1;[.H329];0)" office:value-type="float" office:value="0" calcext:value-type="float">
            <text:p>0</text:p>
          </table:table-cell>
          <table:table-cell table:formula="of:=[.N328] + IF([.M328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25" calcext:value-type="date">
            <text:p>25.11.2023</text:p>
          </table:table-cell>
          <table:table-cell table:formula="of:=WEEKDAY([.A330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330]=6;[.B330]=7); 0; IF([.C330]=&quot;zima&quot;; FLOOR(0.2*[.N330])*30; IF([.C330]=&quot;wiosna&quot;;  FLOOR(0.5*[.N330])*30; IF([.C330]=&quot;lato&quot;;  FLOOR(0.9*[.N330])*30; IF([.C330]=&quot;jesień&quot;;  FLOOR(0.4*[.N330])*30; 0)))))" office:value-type="float" office:value="0" calcext:value-type="float">
            <text:p>0</text:p>
          </table:table-cell>
          <table:table-cell table:formula="of:=IF([.B330]=7; 15*[.N330]; 0) + IF(AND([.H329] &gt; 2400; MONTH([.A329])&lt;&gt;MONTH([.A330])); 2400; 0)" office:value-type="float" office:value="0" calcext:value-type="float">
            <text:p>0</text:p>
          </table:table-cell>
          <table:table-cell table:formula="of:=[.D330]+[.F329]" office:value-type="float" office:value="51900" calcext:value-type="float">
            <text:p>51900</text:p>
          </table:table-cell>
          <table:table-cell table:formula="of:=[.E330]+[.G329]" office:value-type="float" office:value="29750" calcext:value-type="float">
            <text:p>29750</text:p>
          </table:table-cell>
          <table:table-cell table:formula="of:=[.F330]-[.G330]" office:value-type="float" office:value="22150" calcext:value-type="float">
            <text:p>22150</text:p>
          </table:table-cell>
          <table:table-cell table:formula="of:=IF(OR([.B330]=6;[.B330]=7); 0; IF([.C330]=&quot;zima&quot;; 2*[.$R$6]; IF([.C330]=&quot;wiosna&quot;; 5*[.$R$6]; IF([.C330]=&quot;lato&quot;; 9*[.$R$6]; IF([.C330]=&quot;jesień&quot;; 4*[.$R$6]; 0)))))" office:value-type="float" office:value="0" calcext:value-type="float">
            <text:p>0</text:p>
          </table:table-cell>
          <table:table-cell table:formula="of:=[.J329]-[.E330]+[.I330]" office:value-type="float" office:value="7270" calcext:value-type="float">
            <text:p>7270</text:p>
          </table:table-cell>
          <table:table-cell table:formula="of:=IF(OR([.B330]=6;[.B330]=7); 0; IF([.C330]=&quot;zima&quot;; FLOOR(0.2*[.N330])*30; IF([.C330]=&quot;wiosna&quot;;  FLOOR(0.5*[.N330])*30; IF([.C330]=&quot;lato&quot;;  FLOOR(0.9*[.N330])*30; IF([.C330]=&quot;jesień&quot;;  FLOOR(0.4*[.N330])*30; 0)))))" office:value-type="float" office:value="0" calcext:value-type="float">
            <text:p>0</text:p>
          </table:table-cell>
          <table:table-cell table:formula="of:=IF(MONTH([.A330])&lt;&gt;MONTH([.A331]);1;0)" office:value-type="float" office:value="0" calcext:value-type="float">
            <text:p>0</text:p>
          </table:table-cell>
          <table:table-cell table:formula="of:=IF([.L330]=1;[.H330];0)" office:value-type="float" office:value="0" calcext:value-type="float">
            <text:p>0</text:p>
          </table:table-cell>
          <table:table-cell table:formula="of:=[.N329] + IF([.M329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26" calcext:value-type="date">
            <text:p>26.11.2023</text:p>
          </table:table-cell>
          <table:table-cell table:formula="of:=WEEKDAY([.A331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331]=6;[.B331]=7); 0; IF([.C331]=&quot;zima&quot;; FLOOR(0.2*[.N331])*30; IF([.C331]=&quot;wiosna&quot;;  FLOOR(0.5*[.N331])*30; IF([.C331]=&quot;lato&quot;;  FLOOR(0.9*[.N331])*30; IF([.C331]=&quot;jesień&quot;;  FLOOR(0.4*[.N331])*30; 0)))))" office:value-type="float" office:value="0" calcext:value-type="float">
            <text:p>0</text:p>
          </table:table-cell>
          <table:table-cell table:formula="of:=IF([.B331]=7; 15*[.N331]; 0) + IF(AND([.H330] &gt; 2400; MONTH([.A330])&lt;&gt;MONTH([.A331])); 2400; 0)" office:value-type="float" office:value="375" calcext:value-type="float">
            <text:p>375</text:p>
          </table:table-cell>
          <table:table-cell table:formula="of:=[.D331]+[.F330]" office:value-type="float" office:value="51900" calcext:value-type="float">
            <text:p>51900</text:p>
          </table:table-cell>
          <table:table-cell table:formula="of:=[.E331]+[.G330]" office:value-type="float" office:value="30125" calcext:value-type="float">
            <text:p>30125</text:p>
          </table:table-cell>
          <table:table-cell table:formula="of:=[.F331]-[.G331]" office:value-type="float" office:value="21775" calcext:value-type="float">
            <text:p>21775</text:p>
          </table:table-cell>
          <table:table-cell table:formula="of:=IF(OR([.B331]=6;[.B331]=7); 0; IF([.C331]=&quot;zima&quot;; 2*[.$R$6]; IF([.C331]=&quot;wiosna&quot;; 5*[.$R$6]; IF([.C331]=&quot;lato&quot;; 9*[.$R$6]; IF([.C331]=&quot;jesień&quot;; 4*[.$R$6]; 0)))))" office:value-type="float" office:value="0" calcext:value-type="float">
            <text:p>0</text:p>
          </table:table-cell>
          <table:table-cell table:formula="of:=[.J330]-[.E331]+[.I331]" office:value-type="float" office:value="6895" calcext:value-type="float">
            <text:p>6895</text:p>
          </table:table-cell>
          <table:table-cell table:formula="of:=IF(OR([.B331]=6;[.B331]=7); 0; IF([.C331]=&quot;zima&quot;; FLOOR(0.2*[.N331])*30; IF([.C331]=&quot;wiosna&quot;;  FLOOR(0.5*[.N331])*30; IF([.C331]=&quot;lato&quot;;  FLOOR(0.9*[.N331])*30; IF([.C331]=&quot;jesień&quot;;  FLOOR(0.4*[.N331])*30; 0)))))" office:value-type="float" office:value="0" calcext:value-type="float">
            <text:p>0</text:p>
          </table:table-cell>
          <table:table-cell table:formula="of:=IF(MONTH([.A331])&lt;&gt;MONTH([.A332]);1;0)" office:value-type="float" office:value="0" calcext:value-type="float">
            <text:p>0</text:p>
          </table:table-cell>
          <table:table-cell table:formula="of:=IF([.L331]=1;[.H331];0)" office:value-type="float" office:value="0" calcext:value-type="float">
            <text:p>0</text:p>
          </table:table-cell>
          <table:table-cell table:formula="of:=[.N330] + IF([.M330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27" calcext:value-type="date">
            <text:p>27.11.2023</text:p>
          </table:table-cell>
          <table:table-cell table:formula="of:=WEEKDAY([.A332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332]=6;[.B332]=7); 0; IF([.C332]=&quot;zima&quot;; FLOOR(0.2*[.N332])*30; IF([.C332]=&quot;wiosna&quot;;  FLOOR(0.5*[.N332])*30; IF([.C332]=&quot;lato&quot;;  FLOOR(0.9*[.N332])*30; IF([.C332]=&quot;jesień&quot;;  FLOOR(0.4*[.N332])*30; 0)))))" office:value-type="float" office:value="300" calcext:value-type="float">
            <text:p>300</text:p>
          </table:table-cell>
          <table:table-cell table:formula="of:=IF([.B332]=7; 15*[.N332]; 0) + IF(AND([.H331] &gt; 2400; MONTH([.A331])&lt;&gt;MONTH([.A332])); 2400; 0)" office:value-type="float" office:value="0" calcext:value-type="float">
            <text:p>0</text:p>
          </table:table-cell>
          <table:table-cell table:formula="of:=[.D332]+[.F331]" office:value-type="float" office:value="52200" calcext:value-type="float">
            <text:p>52200</text:p>
          </table:table-cell>
          <table:table-cell table:formula="of:=[.E332]+[.G331]" office:value-type="float" office:value="30125" calcext:value-type="float">
            <text:p>30125</text:p>
          </table:table-cell>
          <table:table-cell table:formula="of:=[.F332]-[.G332]" office:value-type="float" office:value="22075" calcext:value-type="float">
            <text:p>22075</text:p>
          </table:table-cell>
          <table:table-cell table:formula="of:=IF(OR([.B332]=6;[.B332]=7); 0; IF([.C332]=&quot;zima&quot;; 2*[.$R$6]; IF([.C332]=&quot;wiosna&quot;; 5*[.$R$6]; IF([.C332]=&quot;lato&quot;; 9*[.$R$6]; IF([.C332]=&quot;jesień&quot;; 4*[.$R$6]; 0)))))" office:value-type="float" office:value="120" calcext:value-type="float">
            <text:p>120</text:p>
          </table:table-cell>
          <table:table-cell table:formula="of:=[.J331]-[.E332]+[.I332]" office:value-type="float" office:value="7015" calcext:value-type="float">
            <text:p>7015</text:p>
          </table:table-cell>
          <table:table-cell table:formula="of:=IF(OR([.B332]=6;[.B332]=7); 0; IF([.C332]=&quot;zima&quot;; FLOOR(0.2*[.N332])*30; IF([.C332]=&quot;wiosna&quot;;  FLOOR(0.5*[.N332])*30; IF([.C332]=&quot;lato&quot;;  FLOOR(0.9*[.N332])*30; IF([.C332]=&quot;jesień&quot;;  FLOOR(0.4*[.N332])*30; 0)))))" office:value-type="float" office:value="300" calcext:value-type="float">
            <text:p>300</text:p>
          </table:table-cell>
          <table:table-cell table:formula="of:=IF(MONTH([.A332])&lt;&gt;MONTH([.A333]);1;0)" office:value-type="float" office:value="0" calcext:value-type="float">
            <text:p>0</text:p>
          </table:table-cell>
          <table:table-cell table:formula="of:=IF([.L332]=1;[.H332];0)" office:value-type="float" office:value="0" calcext:value-type="float">
            <text:p>0</text:p>
          </table:table-cell>
          <table:table-cell table:formula="of:=[.N331] + IF([.M331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28" calcext:value-type="date">
            <text:p>28.11.2023</text:p>
          </table:table-cell>
          <table:table-cell table:formula="of:=WEEKDAY([.A333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333]=6;[.B333]=7); 0; IF([.C333]=&quot;zima&quot;; FLOOR(0.2*[.N333])*30; IF([.C333]=&quot;wiosna&quot;;  FLOOR(0.5*[.N333])*30; IF([.C333]=&quot;lato&quot;;  FLOOR(0.9*[.N333])*30; IF([.C333]=&quot;jesień&quot;;  FLOOR(0.4*[.N333])*30; 0)))))" office:value-type="float" office:value="300" calcext:value-type="float">
            <text:p>300</text:p>
          </table:table-cell>
          <table:table-cell table:formula="of:=IF([.B333]=7; 15*[.N333]; 0) + IF(AND([.H332] &gt; 2400; MONTH([.A332])&lt;&gt;MONTH([.A333])); 2400; 0)" office:value-type="float" office:value="0" calcext:value-type="float">
            <text:p>0</text:p>
          </table:table-cell>
          <table:table-cell table:formula="of:=[.D333]+[.F332]" office:value-type="float" office:value="52500" calcext:value-type="float">
            <text:p>52500</text:p>
          </table:table-cell>
          <table:table-cell table:formula="of:=[.E333]+[.G332]" office:value-type="float" office:value="30125" calcext:value-type="float">
            <text:p>30125</text:p>
          </table:table-cell>
          <table:table-cell table:formula="of:=[.F333]-[.G333]" office:value-type="float" office:value="22375" calcext:value-type="float">
            <text:p>22375</text:p>
          </table:table-cell>
          <table:table-cell table:formula="of:=IF(OR([.B333]=6;[.B333]=7); 0; IF([.C333]=&quot;zima&quot;; 2*[.$R$6]; IF([.C333]=&quot;wiosna&quot;; 5*[.$R$6]; IF([.C333]=&quot;lato&quot;; 9*[.$R$6]; IF([.C333]=&quot;jesień&quot;; 4*[.$R$6]; 0)))))" office:value-type="float" office:value="120" calcext:value-type="float">
            <text:p>120</text:p>
          </table:table-cell>
          <table:table-cell table:formula="of:=[.J332]-[.E333]+[.I333]" office:value-type="float" office:value="7135" calcext:value-type="float">
            <text:p>7135</text:p>
          </table:table-cell>
          <table:table-cell table:formula="of:=IF(OR([.B333]=6;[.B333]=7); 0; IF([.C333]=&quot;zima&quot;; FLOOR(0.2*[.N333])*30; IF([.C333]=&quot;wiosna&quot;;  FLOOR(0.5*[.N333])*30; IF([.C333]=&quot;lato&quot;;  FLOOR(0.9*[.N333])*30; IF([.C333]=&quot;jesień&quot;;  FLOOR(0.4*[.N333])*30; 0)))))" office:value-type="float" office:value="300" calcext:value-type="float">
            <text:p>300</text:p>
          </table:table-cell>
          <table:table-cell table:formula="of:=IF(MONTH([.A333])&lt;&gt;MONTH([.A334]);1;0)" office:value-type="float" office:value="0" calcext:value-type="float">
            <text:p>0</text:p>
          </table:table-cell>
          <table:table-cell table:formula="of:=IF([.L333]=1;[.H333];0)" office:value-type="float" office:value="0" calcext:value-type="float">
            <text:p>0</text:p>
          </table:table-cell>
          <table:table-cell table:formula="of:=[.N332] + IF([.M332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29" calcext:value-type="date">
            <text:p>29.11.2023</text:p>
          </table:table-cell>
          <table:table-cell table:formula="of:=WEEKDAY([.A334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334]=6;[.B334]=7); 0; IF([.C334]=&quot;zima&quot;; FLOOR(0.2*[.N334])*30; IF([.C334]=&quot;wiosna&quot;;  FLOOR(0.5*[.N334])*30; IF([.C334]=&quot;lato&quot;;  FLOOR(0.9*[.N334])*30; IF([.C334]=&quot;jesień&quot;;  FLOOR(0.4*[.N334])*30; 0)))))" office:value-type="float" office:value="300" calcext:value-type="float">
            <text:p>300</text:p>
          </table:table-cell>
          <table:table-cell table:formula="of:=IF([.B334]=7; 15*[.N334]; 0) + IF(AND([.H333] &gt; 2400; MONTH([.A333])&lt;&gt;MONTH([.A334])); 2400; 0)" office:value-type="float" office:value="0" calcext:value-type="float">
            <text:p>0</text:p>
          </table:table-cell>
          <table:table-cell table:formula="of:=[.D334]+[.F333]" office:value-type="float" office:value="52800" calcext:value-type="float">
            <text:p>52800</text:p>
          </table:table-cell>
          <table:table-cell table:formula="of:=[.E334]+[.G333]" office:value-type="float" office:value="30125" calcext:value-type="float">
            <text:p>30125</text:p>
          </table:table-cell>
          <table:table-cell table:formula="of:=[.F334]-[.G334]" office:value-type="float" office:value="22675" calcext:value-type="float">
            <text:p>22675</text:p>
          </table:table-cell>
          <table:table-cell table:formula="of:=IF(OR([.B334]=6;[.B334]=7); 0; IF([.C334]=&quot;zima&quot;; 2*[.$R$6]; IF([.C334]=&quot;wiosna&quot;; 5*[.$R$6]; IF([.C334]=&quot;lato&quot;; 9*[.$R$6]; IF([.C334]=&quot;jesień&quot;; 4*[.$R$6]; 0)))))" office:value-type="float" office:value="120" calcext:value-type="float">
            <text:p>120</text:p>
          </table:table-cell>
          <table:table-cell table:formula="of:=[.J333]-[.E334]+[.I334]" office:value-type="float" office:value="7255" calcext:value-type="float">
            <text:p>7255</text:p>
          </table:table-cell>
          <table:table-cell table:formula="of:=IF(OR([.B334]=6;[.B334]=7); 0; IF([.C334]=&quot;zima&quot;; FLOOR(0.2*[.N334])*30; IF([.C334]=&quot;wiosna&quot;;  FLOOR(0.5*[.N334])*30; IF([.C334]=&quot;lato&quot;;  FLOOR(0.9*[.N334])*30; IF([.C334]=&quot;jesień&quot;;  FLOOR(0.4*[.N334])*30; 0)))))" office:value-type="float" office:value="300" calcext:value-type="float">
            <text:p>300</text:p>
          </table:table-cell>
          <table:table-cell table:formula="of:=IF(MONTH([.A334])&lt;&gt;MONTH([.A335]);1;0)" office:value-type="float" office:value="0" calcext:value-type="float">
            <text:p>0</text:p>
          </table:table-cell>
          <table:table-cell table:formula="of:=IF([.L334]=1;[.H334];0)" office:value-type="float" office:value="0" calcext:value-type="float">
            <text:p>0</text:p>
          </table:table-cell>
          <table:table-cell table:formula="of:=[.N333] + IF([.M333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1-30" calcext:value-type="date">
            <text:p>30.11.2023</text:p>
          </table:table-cell>
          <table:table-cell table:formula="of:=WEEKDAY([.A335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335]=6;[.B335]=7); 0; IF([.C335]=&quot;zima&quot;; FLOOR(0.2*[.N335])*30; IF([.C335]=&quot;wiosna&quot;;  FLOOR(0.5*[.N335])*30; IF([.C335]=&quot;lato&quot;;  FLOOR(0.9*[.N335])*30; IF([.C335]=&quot;jesień&quot;;  FLOOR(0.4*[.N335])*30; 0)))))" office:value-type="float" office:value="300" calcext:value-type="float">
            <text:p>300</text:p>
          </table:table-cell>
          <table:table-cell table:formula="of:=IF([.B335]=7; 15*[.N335]; 0) + IF(AND([.H334] &gt; 2400; MONTH([.A334])&lt;&gt;MONTH([.A335])); 2400; 0)" office:value-type="float" office:value="0" calcext:value-type="float">
            <text:p>0</text:p>
          </table:table-cell>
          <table:table-cell table:formula="of:=[.D335]+[.F334]" office:value-type="float" office:value="53100" calcext:value-type="float">
            <text:p>53100</text:p>
          </table:table-cell>
          <table:table-cell table:formula="of:=[.E335]+[.G334]" office:value-type="float" office:value="30125" calcext:value-type="float">
            <text:p>30125</text:p>
          </table:table-cell>
          <table:table-cell table:formula="of:=[.F335]-[.G335]" office:value-type="float" office:value="22975" calcext:value-type="float">
            <text:p>22975</text:p>
          </table:table-cell>
          <table:table-cell table:formula="of:=IF(OR([.B335]=6;[.B335]=7); 0; IF([.C335]=&quot;zima&quot;; 2*[.$R$6]; IF([.C335]=&quot;wiosna&quot;; 5*[.$R$6]; IF([.C335]=&quot;lato&quot;; 9*[.$R$6]; IF([.C335]=&quot;jesień&quot;; 4*[.$R$6]; 0)))))" office:value-type="float" office:value="120" calcext:value-type="float">
            <text:p>120</text:p>
          </table:table-cell>
          <table:table-cell table:formula="of:=[.J334]-[.E335]+[.I335]" office:value-type="float" office:value="7375" calcext:value-type="float">
            <text:p>7375</text:p>
          </table:table-cell>
          <table:table-cell table:formula="of:=IF(OR([.B335]=6;[.B335]=7); 0; IF([.C335]=&quot;zima&quot;; FLOOR(0.2*[.N335])*30; IF([.C335]=&quot;wiosna&quot;;  FLOOR(0.5*[.N335])*30; IF([.C335]=&quot;lato&quot;;  FLOOR(0.9*[.N335])*30; IF([.C335]=&quot;jesień&quot;;  FLOOR(0.4*[.N335])*30; 0)))))" office:value-type="float" office:value="300" calcext:value-type="float">
            <text:p>300</text:p>
          </table:table-cell>
          <table:table-cell table:formula="of:=IF(MONTH([.A335])&lt;&gt;MONTH([.A336]);1;0)" office:value-type="float" office:value="1" calcext:value-type="float">
            <text:p>1</text:p>
          </table:table-cell>
          <table:table-cell table:formula="of:=IF([.L335]=1;[.H335];0)" office:value-type="float" office:value="22975" calcext:value-type="float">
            <text:p>22975</text:p>
          </table:table-cell>
          <table:table-cell table:formula="of:=[.N334] + IF([.M334]&gt;=2400; 3; 0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3-12-01" calcext:value-type="date">
            <text:p>1.12.2023</text:p>
          </table:table-cell>
          <table:table-cell table:formula="of:=WEEKDAY([.A336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336]=6;[.B336]=7); 0; IF([.C336]=&quot;zima&quot;; FLOOR(0.2*[.N336])*30; IF([.C336]=&quot;wiosna&quot;;  FLOOR(0.5*[.N336])*30; IF([.C336]=&quot;lato&quot;;  FLOOR(0.9*[.N336])*30; IF([.C336]=&quot;jesień&quot;;  FLOOR(0.4*[.N336])*30; 0)))))" office:value-type="float" office:value="330" calcext:value-type="float">
            <text:p>330</text:p>
          </table:table-cell>
          <table:table-cell table:formula="of:=IF([.B336]=7; 15*[.N336]; 0) + IF(AND([.H335] &gt; 2400; MONTH([.A335])&lt;&gt;MONTH([.A336])); 2400; 0)" office:value-type="float" office:value="2400" calcext:value-type="float">
            <text:p>2400</text:p>
          </table:table-cell>
          <table:table-cell table:formula="of:=[.D336]+[.F335]" office:value-type="float" office:value="53430" calcext:value-type="float">
            <text:p>53430</text:p>
          </table:table-cell>
          <table:table-cell table:formula="of:=[.E336]+[.G335]" office:value-type="float" office:value="32525" calcext:value-type="float">
            <text:p>32525</text:p>
          </table:table-cell>
          <table:table-cell table:formula="of:=[.F336]-[.G336]" office:value-type="float" office:value="20905" calcext:value-type="float">
            <text:p>20905</text:p>
          </table:table-cell>
          <table:table-cell table:formula="of:=IF(OR([.B336]=6;[.B336]=7); 0; IF([.C336]=&quot;zima&quot;; 2*[.$R$6]; IF([.C336]=&quot;wiosna&quot;; 5*[.$R$6]; IF([.C336]=&quot;lato&quot;; 9*[.$R$6]; IF([.C336]=&quot;jesień&quot;; 4*[.$R$6]; 0)))))" office:value-type="float" office:value="120" calcext:value-type="float">
            <text:p>120</text:p>
          </table:table-cell>
          <table:table-cell table:formula="of:=[.J335]-[.E336]+[.I336]" office:value-type="float" office:value="5095" calcext:value-type="float">
            <text:p>5095</text:p>
          </table:table-cell>
          <table:table-cell table:formula="of:=IF(OR([.B336]=6;[.B336]=7); 0; IF([.C336]=&quot;zima&quot;; FLOOR(0.2*[.N336])*30; IF([.C336]=&quot;wiosna&quot;;  FLOOR(0.5*[.N336])*30; IF([.C336]=&quot;lato&quot;;  FLOOR(0.9*[.N336])*30; IF([.C336]=&quot;jesień&quot;;  FLOOR(0.4*[.N336])*30; 0)))))" office:value-type="float" office:value="330" calcext:value-type="float">
            <text:p>330</text:p>
          </table:table-cell>
          <table:table-cell table:formula="of:=IF(MONTH([.A336])&lt;&gt;MONTH([.A337]);1;0)" office:value-type="float" office:value="0" calcext:value-type="float">
            <text:p>0</text:p>
          </table:table-cell>
          <table:table-cell table:formula="of:=IF([.L336]=1;[.H336];0)" office:value-type="float" office:value="0" calcext:value-type="float">
            <text:p>0</text:p>
          </table:table-cell>
          <table:table-cell table:formula="of:=[.N335] + IF([.M335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02" calcext:value-type="date">
            <text:p>2.12.2023</text:p>
          </table:table-cell>
          <table:table-cell table:formula="of:=WEEKDAY([.A337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337]=6;[.B337]=7); 0; IF([.C337]=&quot;zima&quot;; FLOOR(0.2*[.N337])*30; IF([.C337]=&quot;wiosna&quot;;  FLOOR(0.5*[.N337])*30; IF([.C337]=&quot;lato&quot;;  FLOOR(0.9*[.N337])*30; IF([.C337]=&quot;jesień&quot;;  FLOOR(0.4*[.N337])*30; 0)))))" office:value-type="float" office:value="0" calcext:value-type="float">
            <text:p>0</text:p>
          </table:table-cell>
          <table:table-cell table:formula="of:=IF([.B337]=7; 15*[.N337]; 0) + IF(AND([.H336] &gt; 2400; MONTH([.A336])&lt;&gt;MONTH([.A337])); 2400; 0)" office:value-type="float" office:value="0" calcext:value-type="float">
            <text:p>0</text:p>
          </table:table-cell>
          <table:table-cell table:formula="of:=[.D337]+[.F336]" office:value-type="float" office:value="53430" calcext:value-type="float">
            <text:p>53430</text:p>
          </table:table-cell>
          <table:table-cell table:formula="of:=[.E337]+[.G336]" office:value-type="float" office:value="32525" calcext:value-type="float">
            <text:p>32525</text:p>
          </table:table-cell>
          <table:table-cell table:formula="of:=[.F337]-[.G337]" office:value-type="float" office:value="20905" calcext:value-type="float">
            <text:p>20905</text:p>
          </table:table-cell>
          <table:table-cell table:formula="of:=IF(OR([.B337]=6;[.B337]=7); 0; IF([.C337]=&quot;zima&quot;; 2*[.$R$6]; IF([.C337]=&quot;wiosna&quot;; 5*[.$R$6]; IF([.C337]=&quot;lato&quot;; 9*[.$R$6]; IF([.C337]=&quot;jesień&quot;; 4*[.$R$6]; 0)))))" office:value-type="float" office:value="0" calcext:value-type="float">
            <text:p>0</text:p>
          </table:table-cell>
          <table:table-cell table:formula="of:=[.J336]-[.E337]+[.I337]" office:value-type="float" office:value="5095" calcext:value-type="float">
            <text:p>5095</text:p>
          </table:table-cell>
          <table:table-cell table:formula="of:=IF(OR([.B337]=6;[.B337]=7); 0; IF([.C337]=&quot;zima&quot;; FLOOR(0.2*[.N337])*30; IF([.C337]=&quot;wiosna&quot;;  FLOOR(0.5*[.N337])*30; IF([.C337]=&quot;lato&quot;;  FLOOR(0.9*[.N337])*30; IF([.C337]=&quot;jesień&quot;;  FLOOR(0.4*[.N337])*30; 0)))))" office:value-type="float" office:value="0" calcext:value-type="float">
            <text:p>0</text:p>
          </table:table-cell>
          <table:table-cell table:formula="of:=IF(MONTH([.A337])&lt;&gt;MONTH([.A338]);1;0)" office:value-type="float" office:value="0" calcext:value-type="float">
            <text:p>0</text:p>
          </table:table-cell>
          <table:table-cell table:formula="of:=IF([.L337]=1;[.H337];0)" office:value-type="float" office:value="0" calcext:value-type="float">
            <text:p>0</text:p>
          </table:table-cell>
          <table:table-cell table:formula="of:=[.N336] + IF([.M336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03" calcext:value-type="date">
            <text:p>3.12.2023</text:p>
          </table:table-cell>
          <table:table-cell table:formula="of:=WEEKDAY([.A338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338]=6;[.B338]=7); 0; IF([.C338]=&quot;zima&quot;; FLOOR(0.2*[.N338])*30; IF([.C338]=&quot;wiosna&quot;;  FLOOR(0.5*[.N338])*30; IF([.C338]=&quot;lato&quot;;  FLOOR(0.9*[.N338])*30; IF([.C338]=&quot;jesień&quot;;  FLOOR(0.4*[.N338])*30; 0)))))" office:value-type="float" office:value="0" calcext:value-type="float">
            <text:p>0</text:p>
          </table:table-cell>
          <table:table-cell table:formula="of:=IF([.B338]=7; 15*[.N338]; 0) + IF(AND([.H337] &gt; 2400; MONTH([.A337])&lt;&gt;MONTH([.A338])); 2400; 0)" office:value-type="float" office:value="420" calcext:value-type="float">
            <text:p>420</text:p>
          </table:table-cell>
          <table:table-cell table:formula="of:=[.D338]+[.F337]" office:value-type="float" office:value="53430" calcext:value-type="float">
            <text:p>53430</text:p>
          </table:table-cell>
          <table:table-cell table:formula="of:=[.E338]+[.G337]" office:value-type="float" office:value="32945" calcext:value-type="float">
            <text:p>32945</text:p>
          </table:table-cell>
          <table:table-cell table:formula="of:=[.F338]-[.G338]" office:value-type="float" office:value="20485" calcext:value-type="float">
            <text:p>20485</text:p>
          </table:table-cell>
          <table:table-cell table:formula="of:=IF(OR([.B338]=6;[.B338]=7); 0; IF([.C338]=&quot;zima&quot;; 2*[.$R$6]; IF([.C338]=&quot;wiosna&quot;; 5*[.$R$6]; IF([.C338]=&quot;lato&quot;; 9*[.$R$6]; IF([.C338]=&quot;jesień&quot;; 4*[.$R$6]; 0)))))" office:value-type="float" office:value="0" calcext:value-type="float">
            <text:p>0</text:p>
          </table:table-cell>
          <table:table-cell table:formula="of:=[.J337]-[.E338]+[.I338]" office:value-type="float" office:value="4675" calcext:value-type="float">
            <text:p>4675</text:p>
          </table:table-cell>
          <table:table-cell table:formula="of:=IF(OR([.B338]=6;[.B338]=7); 0; IF([.C338]=&quot;zima&quot;; FLOOR(0.2*[.N338])*30; IF([.C338]=&quot;wiosna&quot;;  FLOOR(0.5*[.N338])*30; IF([.C338]=&quot;lato&quot;;  FLOOR(0.9*[.N338])*30; IF([.C338]=&quot;jesień&quot;;  FLOOR(0.4*[.N338])*30; 0)))))" office:value-type="float" office:value="0" calcext:value-type="float">
            <text:p>0</text:p>
          </table:table-cell>
          <table:table-cell table:formula="of:=IF(MONTH([.A338])&lt;&gt;MONTH([.A339]);1;0)" office:value-type="float" office:value="0" calcext:value-type="float">
            <text:p>0</text:p>
          </table:table-cell>
          <table:table-cell table:formula="of:=IF([.L338]=1;[.H338];0)" office:value-type="float" office:value="0" calcext:value-type="float">
            <text:p>0</text:p>
          </table:table-cell>
          <table:table-cell table:formula="of:=[.N337] + IF([.M337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04" calcext:value-type="date">
            <text:p>4.12.2023</text:p>
          </table:table-cell>
          <table:table-cell table:formula="of:=WEEKDAY([.A339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339]=6;[.B339]=7); 0; IF([.C339]=&quot;zima&quot;; FLOOR(0.2*[.N339])*30; IF([.C339]=&quot;wiosna&quot;;  FLOOR(0.5*[.N339])*30; IF([.C339]=&quot;lato&quot;;  FLOOR(0.9*[.N339])*30; IF([.C339]=&quot;jesień&quot;;  FLOOR(0.4*[.N339])*30; 0)))))" office:value-type="float" office:value="330" calcext:value-type="float">
            <text:p>330</text:p>
          </table:table-cell>
          <table:table-cell table:formula="of:=IF([.B339]=7; 15*[.N339]; 0) + IF(AND([.H338] &gt; 2400; MONTH([.A338])&lt;&gt;MONTH([.A339])); 2400; 0)" office:value-type="float" office:value="0" calcext:value-type="float">
            <text:p>0</text:p>
          </table:table-cell>
          <table:table-cell table:formula="of:=[.D339]+[.F338]" office:value-type="float" office:value="53760" calcext:value-type="float">
            <text:p>53760</text:p>
          </table:table-cell>
          <table:table-cell table:formula="of:=[.E339]+[.G338]" office:value-type="float" office:value="32945" calcext:value-type="float">
            <text:p>32945</text:p>
          </table:table-cell>
          <table:table-cell table:formula="of:=[.F339]-[.G339]" office:value-type="float" office:value="20815" calcext:value-type="float">
            <text:p>20815</text:p>
          </table:table-cell>
          <table:table-cell table:formula="of:=IF(OR([.B339]=6;[.B339]=7); 0; IF([.C339]=&quot;zima&quot;; 2*[.$R$6]; IF([.C339]=&quot;wiosna&quot;; 5*[.$R$6]; IF([.C339]=&quot;lato&quot;; 9*[.$R$6]; IF([.C339]=&quot;jesień&quot;; 4*[.$R$6]; 0)))))" office:value-type="float" office:value="120" calcext:value-type="float">
            <text:p>120</text:p>
          </table:table-cell>
          <table:table-cell table:formula="of:=[.J338]-[.E339]+[.I339]" office:value-type="float" office:value="4795" calcext:value-type="float">
            <text:p>4795</text:p>
          </table:table-cell>
          <table:table-cell table:formula="of:=IF(OR([.B339]=6;[.B339]=7); 0; IF([.C339]=&quot;zima&quot;; FLOOR(0.2*[.N339])*30; IF([.C339]=&quot;wiosna&quot;;  FLOOR(0.5*[.N339])*30; IF([.C339]=&quot;lato&quot;;  FLOOR(0.9*[.N339])*30; IF([.C339]=&quot;jesień&quot;;  FLOOR(0.4*[.N339])*30; 0)))))" office:value-type="float" office:value="330" calcext:value-type="float">
            <text:p>330</text:p>
          </table:table-cell>
          <table:table-cell table:formula="of:=IF(MONTH([.A339])&lt;&gt;MONTH([.A340]);1;0)" office:value-type="float" office:value="0" calcext:value-type="float">
            <text:p>0</text:p>
          </table:table-cell>
          <table:table-cell table:formula="of:=IF([.L339]=1;[.H339];0)" office:value-type="float" office:value="0" calcext:value-type="float">
            <text:p>0</text:p>
          </table:table-cell>
          <table:table-cell table:formula="of:=[.N338] + IF([.M338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05" calcext:value-type="date">
            <text:p>5.12.2023</text:p>
          </table:table-cell>
          <table:table-cell table:formula="of:=WEEKDAY([.A340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340]=6;[.B340]=7); 0; IF([.C340]=&quot;zima&quot;; FLOOR(0.2*[.N340])*30; IF([.C340]=&quot;wiosna&quot;;  FLOOR(0.5*[.N340])*30; IF([.C340]=&quot;lato&quot;;  FLOOR(0.9*[.N340])*30; IF([.C340]=&quot;jesień&quot;;  FLOOR(0.4*[.N340])*30; 0)))))" office:value-type="float" office:value="330" calcext:value-type="float">
            <text:p>330</text:p>
          </table:table-cell>
          <table:table-cell table:formula="of:=IF([.B340]=7; 15*[.N340]; 0) + IF(AND([.H339] &gt; 2400; MONTH([.A339])&lt;&gt;MONTH([.A340])); 2400; 0)" office:value-type="float" office:value="0" calcext:value-type="float">
            <text:p>0</text:p>
          </table:table-cell>
          <table:table-cell table:formula="of:=[.D340]+[.F339]" office:value-type="float" office:value="54090" calcext:value-type="float">
            <text:p>54090</text:p>
          </table:table-cell>
          <table:table-cell table:formula="of:=[.E340]+[.G339]" office:value-type="float" office:value="32945" calcext:value-type="float">
            <text:p>32945</text:p>
          </table:table-cell>
          <table:table-cell table:formula="of:=[.F340]-[.G340]" office:value-type="float" office:value="21145" calcext:value-type="float">
            <text:p>21145</text:p>
          </table:table-cell>
          <table:table-cell table:formula="of:=IF(OR([.B340]=6;[.B340]=7); 0; IF([.C340]=&quot;zima&quot;; 2*[.$R$6]; IF([.C340]=&quot;wiosna&quot;; 5*[.$R$6]; IF([.C340]=&quot;lato&quot;; 9*[.$R$6]; IF([.C340]=&quot;jesień&quot;; 4*[.$R$6]; 0)))))" office:value-type="float" office:value="120" calcext:value-type="float">
            <text:p>120</text:p>
          </table:table-cell>
          <table:table-cell table:formula="of:=[.J339]-[.E340]+[.I340]" office:value-type="float" office:value="4915" calcext:value-type="float">
            <text:p>4915</text:p>
          </table:table-cell>
          <table:table-cell table:formula="of:=IF(OR([.B340]=6;[.B340]=7); 0; IF([.C340]=&quot;zima&quot;; FLOOR(0.2*[.N340])*30; IF([.C340]=&quot;wiosna&quot;;  FLOOR(0.5*[.N340])*30; IF([.C340]=&quot;lato&quot;;  FLOOR(0.9*[.N340])*30; IF([.C340]=&quot;jesień&quot;;  FLOOR(0.4*[.N340])*30; 0)))))" office:value-type="float" office:value="330" calcext:value-type="float">
            <text:p>330</text:p>
          </table:table-cell>
          <table:table-cell table:formula="of:=IF(MONTH([.A340])&lt;&gt;MONTH([.A341]);1;0)" office:value-type="float" office:value="0" calcext:value-type="float">
            <text:p>0</text:p>
          </table:table-cell>
          <table:table-cell table:formula="of:=IF([.L340]=1;[.H340];0)" office:value-type="float" office:value="0" calcext:value-type="float">
            <text:p>0</text:p>
          </table:table-cell>
          <table:table-cell table:formula="of:=[.N339] + IF([.M339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06" calcext:value-type="date">
            <text:p>6.12.2023</text:p>
          </table:table-cell>
          <table:table-cell table:formula="of:=WEEKDAY([.A341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341]=6;[.B341]=7); 0; IF([.C341]=&quot;zima&quot;; FLOOR(0.2*[.N341])*30; IF([.C341]=&quot;wiosna&quot;;  FLOOR(0.5*[.N341])*30; IF([.C341]=&quot;lato&quot;;  FLOOR(0.9*[.N341])*30; IF([.C341]=&quot;jesień&quot;;  FLOOR(0.4*[.N341])*30; 0)))))" office:value-type="float" office:value="330" calcext:value-type="float">
            <text:p>330</text:p>
          </table:table-cell>
          <table:table-cell table:formula="of:=IF([.B341]=7; 15*[.N341]; 0) + IF(AND([.H340] &gt; 2400; MONTH([.A340])&lt;&gt;MONTH([.A341])); 2400; 0)" office:value-type="float" office:value="0" calcext:value-type="float">
            <text:p>0</text:p>
          </table:table-cell>
          <table:table-cell table:formula="of:=[.D341]+[.F340]" office:value-type="float" office:value="54420" calcext:value-type="float">
            <text:p>54420</text:p>
          </table:table-cell>
          <table:table-cell table:formula="of:=[.E341]+[.G340]" office:value-type="float" office:value="32945" calcext:value-type="float">
            <text:p>32945</text:p>
          </table:table-cell>
          <table:table-cell table:formula="of:=[.F341]-[.G341]" office:value-type="float" office:value="21475" calcext:value-type="float">
            <text:p>21475</text:p>
          </table:table-cell>
          <table:table-cell table:formula="of:=IF(OR([.B341]=6;[.B341]=7); 0; IF([.C341]=&quot;zima&quot;; 2*[.$R$6]; IF([.C341]=&quot;wiosna&quot;; 5*[.$R$6]; IF([.C341]=&quot;lato&quot;; 9*[.$R$6]; IF([.C341]=&quot;jesień&quot;; 4*[.$R$6]; 0)))))" office:value-type="float" office:value="120" calcext:value-type="float">
            <text:p>120</text:p>
          </table:table-cell>
          <table:table-cell table:formula="of:=[.J340]-[.E341]+[.I341]" office:value-type="float" office:value="5035" calcext:value-type="float">
            <text:p>5035</text:p>
          </table:table-cell>
          <table:table-cell table:formula="of:=IF(OR([.B341]=6;[.B341]=7); 0; IF([.C341]=&quot;zima&quot;; FLOOR(0.2*[.N341])*30; IF([.C341]=&quot;wiosna&quot;;  FLOOR(0.5*[.N341])*30; IF([.C341]=&quot;lato&quot;;  FLOOR(0.9*[.N341])*30; IF([.C341]=&quot;jesień&quot;;  FLOOR(0.4*[.N341])*30; 0)))))" office:value-type="float" office:value="330" calcext:value-type="float">
            <text:p>330</text:p>
          </table:table-cell>
          <table:table-cell table:formula="of:=IF(MONTH([.A341])&lt;&gt;MONTH([.A342]);1;0)" office:value-type="float" office:value="0" calcext:value-type="float">
            <text:p>0</text:p>
          </table:table-cell>
          <table:table-cell table:formula="of:=IF([.L341]=1;[.H341];0)" office:value-type="float" office:value="0" calcext:value-type="float">
            <text:p>0</text:p>
          </table:table-cell>
          <table:table-cell table:formula="of:=[.N340] + IF([.M340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07" calcext:value-type="date">
            <text:p>7.12.2023</text:p>
          </table:table-cell>
          <table:table-cell table:formula="of:=WEEKDAY([.A342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342]=6;[.B342]=7); 0; IF([.C342]=&quot;zima&quot;; FLOOR(0.2*[.N342])*30; IF([.C342]=&quot;wiosna&quot;;  FLOOR(0.5*[.N342])*30; IF([.C342]=&quot;lato&quot;;  FLOOR(0.9*[.N342])*30; IF([.C342]=&quot;jesień&quot;;  FLOOR(0.4*[.N342])*30; 0)))))" office:value-type="float" office:value="330" calcext:value-type="float">
            <text:p>330</text:p>
          </table:table-cell>
          <table:table-cell table:formula="of:=IF([.B342]=7; 15*[.N342]; 0) + IF(AND([.H341] &gt; 2400; MONTH([.A341])&lt;&gt;MONTH([.A342])); 2400; 0)" office:value-type="float" office:value="0" calcext:value-type="float">
            <text:p>0</text:p>
          </table:table-cell>
          <table:table-cell table:formula="of:=[.D342]+[.F341]" office:value-type="float" office:value="54750" calcext:value-type="float">
            <text:p>54750</text:p>
          </table:table-cell>
          <table:table-cell table:formula="of:=[.E342]+[.G341]" office:value-type="float" office:value="32945" calcext:value-type="float">
            <text:p>32945</text:p>
          </table:table-cell>
          <table:table-cell table:formula="of:=[.F342]-[.G342]" office:value-type="float" office:value="21805" calcext:value-type="float">
            <text:p>21805</text:p>
          </table:table-cell>
          <table:table-cell table:formula="of:=IF(OR([.B342]=6;[.B342]=7); 0; IF([.C342]=&quot;zima&quot;; 2*[.$R$6]; IF([.C342]=&quot;wiosna&quot;; 5*[.$R$6]; IF([.C342]=&quot;lato&quot;; 9*[.$R$6]; IF([.C342]=&quot;jesień&quot;; 4*[.$R$6]; 0)))))" office:value-type="float" office:value="120" calcext:value-type="float">
            <text:p>120</text:p>
          </table:table-cell>
          <table:table-cell table:formula="of:=[.J341]-[.E342]+[.I342]" office:value-type="float" office:value="5155" calcext:value-type="float">
            <text:p>5155</text:p>
          </table:table-cell>
          <table:table-cell table:formula="of:=IF(OR([.B342]=6;[.B342]=7); 0; IF([.C342]=&quot;zima&quot;; FLOOR(0.2*[.N342])*30; IF([.C342]=&quot;wiosna&quot;;  FLOOR(0.5*[.N342])*30; IF([.C342]=&quot;lato&quot;;  FLOOR(0.9*[.N342])*30; IF([.C342]=&quot;jesień&quot;;  FLOOR(0.4*[.N342])*30; 0)))))" office:value-type="float" office:value="330" calcext:value-type="float">
            <text:p>330</text:p>
          </table:table-cell>
          <table:table-cell table:formula="of:=IF(MONTH([.A342])&lt;&gt;MONTH([.A343]);1;0)" office:value-type="float" office:value="0" calcext:value-type="float">
            <text:p>0</text:p>
          </table:table-cell>
          <table:table-cell table:formula="of:=IF([.L342]=1;[.H342];0)" office:value-type="float" office:value="0" calcext:value-type="float">
            <text:p>0</text:p>
          </table:table-cell>
          <table:table-cell table:formula="of:=[.N341] + IF([.M341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08" calcext:value-type="date">
            <text:p>8.12.2023</text:p>
          </table:table-cell>
          <table:table-cell table:formula="of:=WEEKDAY([.A343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343]=6;[.B343]=7); 0; IF([.C343]=&quot;zima&quot;; FLOOR(0.2*[.N343])*30; IF([.C343]=&quot;wiosna&quot;;  FLOOR(0.5*[.N343])*30; IF([.C343]=&quot;lato&quot;;  FLOOR(0.9*[.N343])*30; IF([.C343]=&quot;jesień&quot;;  FLOOR(0.4*[.N343])*30; 0)))))" office:value-type="float" office:value="330" calcext:value-type="float">
            <text:p>330</text:p>
          </table:table-cell>
          <table:table-cell table:formula="of:=IF([.B343]=7; 15*[.N343]; 0) + IF(AND([.H342] &gt; 2400; MONTH([.A342])&lt;&gt;MONTH([.A343])); 2400; 0)" office:value-type="float" office:value="0" calcext:value-type="float">
            <text:p>0</text:p>
          </table:table-cell>
          <table:table-cell table:formula="of:=[.D343]+[.F342]" office:value-type="float" office:value="55080" calcext:value-type="float">
            <text:p>55080</text:p>
          </table:table-cell>
          <table:table-cell table:formula="of:=[.E343]+[.G342]" office:value-type="float" office:value="32945" calcext:value-type="float">
            <text:p>32945</text:p>
          </table:table-cell>
          <table:table-cell table:formula="of:=[.F343]-[.G343]" office:value-type="float" office:value="22135" calcext:value-type="float">
            <text:p>22135</text:p>
          </table:table-cell>
          <table:table-cell table:formula="of:=IF(OR([.B343]=6;[.B343]=7); 0; IF([.C343]=&quot;zima&quot;; 2*[.$R$6]; IF([.C343]=&quot;wiosna&quot;; 5*[.$R$6]; IF([.C343]=&quot;lato&quot;; 9*[.$R$6]; IF([.C343]=&quot;jesień&quot;; 4*[.$R$6]; 0)))))" office:value-type="float" office:value="120" calcext:value-type="float">
            <text:p>120</text:p>
          </table:table-cell>
          <table:table-cell table:formula="of:=[.J342]-[.E343]+[.I343]" office:value-type="float" office:value="5275" calcext:value-type="float">
            <text:p>5275</text:p>
          </table:table-cell>
          <table:table-cell table:formula="of:=IF(OR([.B343]=6;[.B343]=7); 0; IF([.C343]=&quot;zima&quot;; FLOOR(0.2*[.N343])*30; IF([.C343]=&quot;wiosna&quot;;  FLOOR(0.5*[.N343])*30; IF([.C343]=&quot;lato&quot;;  FLOOR(0.9*[.N343])*30; IF([.C343]=&quot;jesień&quot;;  FLOOR(0.4*[.N343])*30; 0)))))" office:value-type="float" office:value="330" calcext:value-type="float">
            <text:p>330</text:p>
          </table:table-cell>
          <table:table-cell table:formula="of:=IF(MONTH([.A343])&lt;&gt;MONTH([.A344]);1;0)" office:value-type="float" office:value="0" calcext:value-type="float">
            <text:p>0</text:p>
          </table:table-cell>
          <table:table-cell table:formula="of:=IF([.L343]=1;[.H343];0)" office:value-type="float" office:value="0" calcext:value-type="float">
            <text:p>0</text:p>
          </table:table-cell>
          <table:table-cell table:formula="of:=[.N342] + IF([.M342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09" calcext:value-type="date">
            <text:p>9.12.2023</text:p>
          </table:table-cell>
          <table:table-cell table:formula="of:=WEEKDAY([.A344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344]=6;[.B344]=7); 0; IF([.C344]=&quot;zima&quot;; FLOOR(0.2*[.N344])*30; IF([.C344]=&quot;wiosna&quot;;  FLOOR(0.5*[.N344])*30; IF([.C344]=&quot;lato&quot;;  FLOOR(0.9*[.N344])*30; IF([.C344]=&quot;jesień&quot;;  FLOOR(0.4*[.N344])*30; 0)))))" office:value-type="float" office:value="0" calcext:value-type="float">
            <text:p>0</text:p>
          </table:table-cell>
          <table:table-cell table:formula="of:=IF([.B344]=7; 15*[.N344]; 0) + IF(AND([.H343] &gt; 2400; MONTH([.A343])&lt;&gt;MONTH([.A344])); 2400; 0)" office:value-type="float" office:value="0" calcext:value-type="float">
            <text:p>0</text:p>
          </table:table-cell>
          <table:table-cell table:formula="of:=[.D344]+[.F343]" office:value-type="float" office:value="55080" calcext:value-type="float">
            <text:p>55080</text:p>
          </table:table-cell>
          <table:table-cell table:formula="of:=[.E344]+[.G343]" office:value-type="float" office:value="32945" calcext:value-type="float">
            <text:p>32945</text:p>
          </table:table-cell>
          <table:table-cell table:formula="of:=[.F344]-[.G344]" office:value-type="float" office:value="22135" calcext:value-type="float">
            <text:p>22135</text:p>
          </table:table-cell>
          <table:table-cell table:formula="of:=IF(OR([.B344]=6;[.B344]=7); 0; IF([.C344]=&quot;zima&quot;; 2*[.$R$6]; IF([.C344]=&quot;wiosna&quot;; 5*[.$R$6]; IF([.C344]=&quot;lato&quot;; 9*[.$R$6]; IF([.C344]=&quot;jesień&quot;; 4*[.$R$6]; 0)))))" office:value-type="float" office:value="0" calcext:value-type="float">
            <text:p>0</text:p>
          </table:table-cell>
          <table:table-cell table:formula="of:=[.J343]-[.E344]+[.I344]" office:value-type="float" office:value="5275" calcext:value-type="float">
            <text:p>5275</text:p>
          </table:table-cell>
          <table:table-cell table:formula="of:=IF(OR([.B344]=6;[.B344]=7); 0; IF([.C344]=&quot;zima&quot;; FLOOR(0.2*[.N344])*30; IF([.C344]=&quot;wiosna&quot;;  FLOOR(0.5*[.N344])*30; IF([.C344]=&quot;lato&quot;;  FLOOR(0.9*[.N344])*30; IF([.C344]=&quot;jesień&quot;;  FLOOR(0.4*[.N344])*30; 0)))))" office:value-type="float" office:value="0" calcext:value-type="float">
            <text:p>0</text:p>
          </table:table-cell>
          <table:table-cell table:formula="of:=IF(MONTH([.A344])&lt;&gt;MONTH([.A345]);1;0)" office:value-type="float" office:value="0" calcext:value-type="float">
            <text:p>0</text:p>
          </table:table-cell>
          <table:table-cell table:formula="of:=IF([.L344]=1;[.H344];0)" office:value-type="float" office:value="0" calcext:value-type="float">
            <text:p>0</text:p>
          </table:table-cell>
          <table:table-cell table:formula="of:=[.N343] + IF([.M343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10" calcext:value-type="date">
            <text:p>10.12.2023</text:p>
          </table:table-cell>
          <table:table-cell table:formula="of:=WEEKDAY([.A345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345]=6;[.B345]=7); 0; IF([.C345]=&quot;zima&quot;; FLOOR(0.2*[.N345])*30; IF([.C345]=&quot;wiosna&quot;;  FLOOR(0.5*[.N345])*30; IF([.C345]=&quot;lato&quot;;  FLOOR(0.9*[.N345])*30; IF([.C345]=&quot;jesień&quot;;  FLOOR(0.4*[.N345])*30; 0)))))" office:value-type="float" office:value="0" calcext:value-type="float">
            <text:p>0</text:p>
          </table:table-cell>
          <table:table-cell table:formula="of:=IF([.B345]=7; 15*[.N345]; 0) + IF(AND([.H344] &gt; 2400; MONTH([.A344])&lt;&gt;MONTH([.A345])); 2400; 0)" office:value-type="float" office:value="420" calcext:value-type="float">
            <text:p>420</text:p>
          </table:table-cell>
          <table:table-cell table:formula="of:=[.D345]+[.F344]" office:value-type="float" office:value="55080" calcext:value-type="float">
            <text:p>55080</text:p>
          </table:table-cell>
          <table:table-cell table:formula="of:=[.E345]+[.G344]" office:value-type="float" office:value="33365" calcext:value-type="float">
            <text:p>33365</text:p>
          </table:table-cell>
          <table:table-cell table:formula="of:=[.F345]-[.G345]" office:value-type="float" office:value="21715" calcext:value-type="float">
            <text:p>21715</text:p>
          </table:table-cell>
          <table:table-cell table:formula="of:=IF(OR([.B345]=6;[.B345]=7); 0; IF([.C345]=&quot;zima&quot;; 2*[.$R$6]; IF([.C345]=&quot;wiosna&quot;; 5*[.$R$6]; IF([.C345]=&quot;lato&quot;; 9*[.$R$6]; IF([.C345]=&quot;jesień&quot;; 4*[.$R$6]; 0)))))" office:value-type="float" office:value="0" calcext:value-type="float">
            <text:p>0</text:p>
          </table:table-cell>
          <table:table-cell table:formula="of:=[.J344]-[.E345]+[.I345]" office:value-type="float" office:value="4855" calcext:value-type="float">
            <text:p>4855</text:p>
          </table:table-cell>
          <table:table-cell table:formula="of:=IF(OR([.B345]=6;[.B345]=7); 0; IF([.C345]=&quot;zima&quot;; FLOOR(0.2*[.N345])*30; IF([.C345]=&quot;wiosna&quot;;  FLOOR(0.5*[.N345])*30; IF([.C345]=&quot;lato&quot;;  FLOOR(0.9*[.N345])*30; IF([.C345]=&quot;jesień&quot;;  FLOOR(0.4*[.N345])*30; 0)))))" office:value-type="float" office:value="0" calcext:value-type="float">
            <text:p>0</text:p>
          </table:table-cell>
          <table:table-cell table:formula="of:=IF(MONTH([.A345])&lt;&gt;MONTH([.A346]);1;0)" office:value-type="float" office:value="0" calcext:value-type="float">
            <text:p>0</text:p>
          </table:table-cell>
          <table:table-cell table:formula="of:=IF([.L345]=1;[.H345];0)" office:value-type="float" office:value="0" calcext:value-type="float">
            <text:p>0</text:p>
          </table:table-cell>
          <table:table-cell table:formula="of:=[.N344] + IF([.M344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11" calcext:value-type="date">
            <text:p>11.12.2023</text:p>
          </table:table-cell>
          <table:table-cell table:formula="of:=WEEKDAY([.A346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346]=6;[.B346]=7); 0; IF([.C346]=&quot;zima&quot;; FLOOR(0.2*[.N346])*30; IF([.C346]=&quot;wiosna&quot;;  FLOOR(0.5*[.N346])*30; IF([.C346]=&quot;lato&quot;;  FLOOR(0.9*[.N346])*30; IF([.C346]=&quot;jesień&quot;;  FLOOR(0.4*[.N346])*30; 0)))))" office:value-type="float" office:value="330" calcext:value-type="float">
            <text:p>330</text:p>
          </table:table-cell>
          <table:table-cell table:formula="of:=IF([.B346]=7; 15*[.N346]; 0) + IF(AND([.H345] &gt; 2400; MONTH([.A345])&lt;&gt;MONTH([.A346])); 2400; 0)" office:value-type="float" office:value="0" calcext:value-type="float">
            <text:p>0</text:p>
          </table:table-cell>
          <table:table-cell table:formula="of:=[.D346]+[.F345]" office:value-type="float" office:value="55410" calcext:value-type="float">
            <text:p>55410</text:p>
          </table:table-cell>
          <table:table-cell table:formula="of:=[.E346]+[.G345]" office:value-type="float" office:value="33365" calcext:value-type="float">
            <text:p>33365</text:p>
          </table:table-cell>
          <table:table-cell table:formula="of:=[.F346]-[.G346]" office:value-type="float" office:value="22045" calcext:value-type="float">
            <text:p>22045</text:p>
          </table:table-cell>
          <table:table-cell table:formula="of:=IF(OR([.B346]=6;[.B346]=7); 0; IF([.C346]=&quot;zima&quot;; 2*[.$R$6]; IF([.C346]=&quot;wiosna&quot;; 5*[.$R$6]; IF([.C346]=&quot;lato&quot;; 9*[.$R$6]; IF([.C346]=&quot;jesień&quot;; 4*[.$R$6]; 0)))))" office:value-type="float" office:value="120" calcext:value-type="float">
            <text:p>120</text:p>
          </table:table-cell>
          <table:table-cell table:formula="of:=[.J345]-[.E346]+[.I346]" office:value-type="float" office:value="4975" calcext:value-type="float">
            <text:p>4975</text:p>
          </table:table-cell>
          <table:table-cell table:formula="of:=IF(OR([.B346]=6;[.B346]=7); 0; IF([.C346]=&quot;zima&quot;; FLOOR(0.2*[.N346])*30; IF([.C346]=&quot;wiosna&quot;;  FLOOR(0.5*[.N346])*30; IF([.C346]=&quot;lato&quot;;  FLOOR(0.9*[.N346])*30; IF([.C346]=&quot;jesień&quot;;  FLOOR(0.4*[.N346])*30; 0)))))" office:value-type="float" office:value="330" calcext:value-type="float">
            <text:p>330</text:p>
          </table:table-cell>
          <table:table-cell table:formula="of:=IF(MONTH([.A346])&lt;&gt;MONTH([.A347]);1;0)" office:value-type="float" office:value="0" calcext:value-type="float">
            <text:p>0</text:p>
          </table:table-cell>
          <table:table-cell table:formula="of:=IF([.L346]=1;[.H346];0)" office:value-type="float" office:value="0" calcext:value-type="float">
            <text:p>0</text:p>
          </table:table-cell>
          <table:table-cell table:formula="of:=[.N345] + IF([.M345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12" calcext:value-type="date">
            <text:p>12.12.2023</text:p>
          </table:table-cell>
          <table:table-cell table:formula="of:=WEEKDAY([.A347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347]=6;[.B347]=7); 0; IF([.C347]=&quot;zima&quot;; FLOOR(0.2*[.N347])*30; IF([.C347]=&quot;wiosna&quot;;  FLOOR(0.5*[.N347])*30; IF([.C347]=&quot;lato&quot;;  FLOOR(0.9*[.N347])*30; IF([.C347]=&quot;jesień&quot;;  FLOOR(0.4*[.N347])*30; 0)))))" office:value-type="float" office:value="330" calcext:value-type="float">
            <text:p>330</text:p>
          </table:table-cell>
          <table:table-cell table:formula="of:=IF([.B347]=7; 15*[.N347]; 0) + IF(AND([.H346] &gt; 2400; MONTH([.A346])&lt;&gt;MONTH([.A347])); 2400; 0)" office:value-type="float" office:value="0" calcext:value-type="float">
            <text:p>0</text:p>
          </table:table-cell>
          <table:table-cell table:formula="of:=[.D347]+[.F346]" office:value-type="float" office:value="55740" calcext:value-type="float">
            <text:p>55740</text:p>
          </table:table-cell>
          <table:table-cell table:formula="of:=[.E347]+[.G346]" office:value-type="float" office:value="33365" calcext:value-type="float">
            <text:p>33365</text:p>
          </table:table-cell>
          <table:table-cell table:formula="of:=[.F347]-[.G347]" office:value-type="float" office:value="22375" calcext:value-type="float">
            <text:p>22375</text:p>
          </table:table-cell>
          <table:table-cell table:formula="of:=IF(OR([.B347]=6;[.B347]=7); 0; IF([.C347]=&quot;zima&quot;; 2*[.$R$6]; IF([.C347]=&quot;wiosna&quot;; 5*[.$R$6]; IF([.C347]=&quot;lato&quot;; 9*[.$R$6]; IF([.C347]=&quot;jesień&quot;; 4*[.$R$6]; 0)))))" office:value-type="float" office:value="120" calcext:value-type="float">
            <text:p>120</text:p>
          </table:table-cell>
          <table:table-cell table:formula="of:=[.J346]-[.E347]+[.I347]" office:value-type="float" office:value="5095" calcext:value-type="float">
            <text:p>5095</text:p>
          </table:table-cell>
          <table:table-cell table:formula="of:=IF(OR([.B347]=6;[.B347]=7); 0; IF([.C347]=&quot;zima&quot;; FLOOR(0.2*[.N347])*30; IF([.C347]=&quot;wiosna&quot;;  FLOOR(0.5*[.N347])*30; IF([.C347]=&quot;lato&quot;;  FLOOR(0.9*[.N347])*30; IF([.C347]=&quot;jesień&quot;;  FLOOR(0.4*[.N347])*30; 0)))))" office:value-type="float" office:value="330" calcext:value-type="float">
            <text:p>330</text:p>
          </table:table-cell>
          <table:table-cell table:formula="of:=IF(MONTH([.A347])&lt;&gt;MONTH([.A348]);1;0)" office:value-type="float" office:value="0" calcext:value-type="float">
            <text:p>0</text:p>
          </table:table-cell>
          <table:table-cell table:formula="of:=IF([.L347]=1;[.H347];0)" office:value-type="float" office:value="0" calcext:value-type="float">
            <text:p>0</text:p>
          </table:table-cell>
          <table:table-cell table:formula="of:=[.N346] + IF([.M346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13" calcext:value-type="date">
            <text:p>13.12.2023</text:p>
          </table:table-cell>
          <table:table-cell table:formula="of:=WEEKDAY([.A348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348]=6;[.B348]=7); 0; IF([.C348]=&quot;zima&quot;; FLOOR(0.2*[.N348])*30; IF([.C348]=&quot;wiosna&quot;;  FLOOR(0.5*[.N348])*30; IF([.C348]=&quot;lato&quot;;  FLOOR(0.9*[.N348])*30; IF([.C348]=&quot;jesień&quot;;  FLOOR(0.4*[.N348])*30; 0)))))" office:value-type="float" office:value="330" calcext:value-type="float">
            <text:p>330</text:p>
          </table:table-cell>
          <table:table-cell table:formula="of:=IF([.B348]=7; 15*[.N348]; 0) + IF(AND([.H347] &gt; 2400; MONTH([.A347])&lt;&gt;MONTH([.A348])); 2400; 0)" office:value-type="float" office:value="0" calcext:value-type="float">
            <text:p>0</text:p>
          </table:table-cell>
          <table:table-cell table:formula="of:=[.D348]+[.F347]" office:value-type="float" office:value="56070" calcext:value-type="float">
            <text:p>56070</text:p>
          </table:table-cell>
          <table:table-cell table:formula="of:=[.E348]+[.G347]" office:value-type="float" office:value="33365" calcext:value-type="float">
            <text:p>33365</text:p>
          </table:table-cell>
          <table:table-cell table:formula="of:=[.F348]-[.G348]" office:value-type="float" office:value="22705" calcext:value-type="float">
            <text:p>22705</text:p>
          </table:table-cell>
          <table:table-cell table:formula="of:=IF(OR([.B348]=6;[.B348]=7); 0; IF([.C348]=&quot;zima&quot;; 2*[.$R$6]; IF([.C348]=&quot;wiosna&quot;; 5*[.$R$6]; IF([.C348]=&quot;lato&quot;; 9*[.$R$6]; IF([.C348]=&quot;jesień&quot;; 4*[.$R$6]; 0)))))" office:value-type="float" office:value="120" calcext:value-type="float">
            <text:p>120</text:p>
          </table:table-cell>
          <table:table-cell table:formula="of:=[.J347]-[.E348]+[.I348]" office:value-type="float" office:value="5215" calcext:value-type="float">
            <text:p>5215</text:p>
          </table:table-cell>
          <table:table-cell table:formula="of:=IF(OR([.B348]=6;[.B348]=7); 0; IF([.C348]=&quot;zima&quot;; FLOOR(0.2*[.N348])*30; IF([.C348]=&quot;wiosna&quot;;  FLOOR(0.5*[.N348])*30; IF([.C348]=&quot;lato&quot;;  FLOOR(0.9*[.N348])*30; IF([.C348]=&quot;jesień&quot;;  FLOOR(0.4*[.N348])*30; 0)))))" office:value-type="float" office:value="330" calcext:value-type="float">
            <text:p>330</text:p>
          </table:table-cell>
          <table:table-cell table:formula="of:=IF(MONTH([.A348])&lt;&gt;MONTH([.A349]);1;0)" office:value-type="float" office:value="0" calcext:value-type="float">
            <text:p>0</text:p>
          </table:table-cell>
          <table:table-cell table:formula="of:=IF([.L348]=1;[.H348];0)" office:value-type="float" office:value="0" calcext:value-type="float">
            <text:p>0</text:p>
          </table:table-cell>
          <table:table-cell table:formula="of:=[.N347] + IF([.M347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14" calcext:value-type="date">
            <text:p>14.12.2023</text:p>
          </table:table-cell>
          <table:table-cell table:formula="of:=WEEKDAY([.A349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349]=6;[.B349]=7); 0; IF([.C349]=&quot;zima&quot;; FLOOR(0.2*[.N349])*30; IF([.C349]=&quot;wiosna&quot;;  FLOOR(0.5*[.N349])*30; IF([.C349]=&quot;lato&quot;;  FLOOR(0.9*[.N349])*30; IF([.C349]=&quot;jesień&quot;;  FLOOR(0.4*[.N349])*30; 0)))))" office:value-type="float" office:value="330" calcext:value-type="float">
            <text:p>330</text:p>
          </table:table-cell>
          <table:table-cell table:formula="of:=IF([.B349]=7; 15*[.N349]; 0) + IF(AND([.H348] &gt; 2400; MONTH([.A348])&lt;&gt;MONTH([.A349])); 2400; 0)" office:value-type="float" office:value="0" calcext:value-type="float">
            <text:p>0</text:p>
          </table:table-cell>
          <table:table-cell table:formula="of:=[.D349]+[.F348]" office:value-type="float" office:value="56400" calcext:value-type="float">
            <text:p>56400</text:p>
          </table:table-cell>
          <table:table-cell table:formula="of:=[.E349]+[.G348]" office:value-type="float" office:value="33365" calcext:value-type="float">
            <text:p>33365</text:p>
          </table:table-cell>
          <table:table-cell table:formula="of:=[.F349]-[.G349]" office:value-type="float" office:value="23035" calcext:value-type="float">
            <text:p>23035</text:p>
          </table:table-cell>
          <table:table-cell table:formula="of:=IF(OR([.B349]=6;[.B349]=7); 0; IF([.C349]=&quot;zima&quot;; 2*[.$R$6]; IF([.C349]=&quot;wiosna&quot;; 5*[.$R$6]; IF([.C349]=&quot;lato&quot;; 9*[.$R$6]; IF([.C349]=&quot;jesień&quot;; 4*[.$R$6]; 0)))))" office:value-type="float" office:value="120" calcext:value-type="float">
            <text:p>120</text:p>
          </table:table-cell>
          <table:table-cell table:formula="of:=[.J348]-[.E349]+[.I349]" office:value-type="float" office:value="5335" calcext:value-type="float">
            <text:p>5335</text:p>
          </table:table-cell>
          <table:table-cell table:formula="of:=IF(OR([.B349]=6;[.B349]=7); 0; IF([.C349]=&quot;zima&quot;; FLOOR(0.2*[.N349])*30; IF([.C349]=&quot;wiosna&quot;;  FLOOR(0.5*[.N349])*30; IF([.C349]=&quot;lato&quot;;  FLOOR(0.9*[.N349])*30; IF([.C349]=&quot;jesień&quot;;  FLOOR(0.4*[.N349])*30; 0)))))" office:value-type="float" office:value="330" calcext:value-type="float">
            <text:p>330</text:p>
          </table:table-cell>
          <table:table-cell table:formula="of:=IF(MONTH([.A349])&lt;&gt;MONTH([.A350]);1;0)" office:value-type="float" office:value="0" calcext:value-type="float">
            <text:p>0</text:p>
          </table:table-cell>
          <table:table-cell table:formula="of:=IF([.L349]=1;[.H349];0)" office:value-type="float" office:value="0" calcext:value-type="float">
            <text:p>0</text:p>
          </table:table-cell>
          <table:table-cell table:formula="of:=[.N348] + IF([.M348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15" calcext:value-type="date">
            <text:p>15.12.2023</text:p>
          </table:table-cell>
          <table:table-cell table:formula="of:=WEEKDAY([.A350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350]=6;[.B350]=7); 0; IF([.C350]=&quot;zima&quot;; FLOOR(0.2*[.N350])*30; IF([.C350]=&quot;wiosna&quot;;  FLOOR(0.5*[.N350])*30; IF([.C350]=&quot;lato&quot;;  FLOOR(0.9*[.N350])*30; IF([.C350]=&quot;jesień&quot;;  FLOOR(0.4*[.N350])*30; 0)))))" office:value-type="float" office:value="330" calcext:value-type="float">
            <text:p>330</text:p>
          </table:table-cell>
          <table:table-cell table:formula="of:=IF([.B350]=7; 15*[.N350]; 0) + IF(AND([.H349] &gt; 2400; MONTH([.A349])&lt;&gt;MONTH([.A350])); 2400; 0)" office:value-type="float" office:value="0" calcext:value-type="float">
            <text:p>0</text:p>
          </table:table-cell>
          <table:table-cell table:formula="of:=[.D350]+[.F349]" office:value-type="float" office:value="56730" calcext:value-type="float">
            <text:p>56730</text:p>
          </table:table-cell>
          <table:table-cell table:formula="of:=[.E350]+[.G349]" office:value-type="float" office:value="33365" calcext:value-type="float">
            <text:p>33365</text:p>
          </table:table-cell>
          <table:table-cell table:formula="of:=[.F350]-[.G350]" office:value-type="float" office:value="23365" calcext:value-type="float">
            <text:p>23365</text:p>
          </table:table-cell>
          <table:table-cell table:formula="of:=IF(OR([.B350]=6;[.B350]=7); 0; IF([.C350]=&quot;zima&quot;; 2*[.$R$6]; IF([.C350]=&quot;wiosna&quot;; 5*[.$R$6]; IF([.C350]=&quot;lato&quot;; 9*[.$R$6]; IF([.C350]=&quot;jesień&quot;; 4*[.$R$6]; 0)))))" office:value-type="float" office:value="120" calcext:value-type="float">
            <text:p>120</text:p>
          </table:table-cell>
          <table:table-cell table:formula="of:=[.J349]-[.E350]+[.I350]" office:value-type="float" office:value="5455" calcext:value-type="float">
            <text:p>5455</text:p>
          </table:table-cell>
          <table:table-cell table:formula="of:=IF(OR([.B350]=6;[.B350]=7); 0; IF([.C350]=&quot;zima&quot;; FLOOR(0.2*[.N350])*30; IF([.C350]=&quot;wiosna&quot;;  FLOOR(0.5*[.N350])*30; IF([.C350]=&quot;lato&quot;;  FLOOR(0.9*[.N350])*30; IF([.C350]=&quot;jesień&quot;;  FLOOR(0.4*[.N350])*30; 0)))))" office:value-type="float" office:value="330" calcext:value-type="float">
            <text:p>330</text:p>
          </table:table-cell>
          <table:table-cell table:formula="of:=IF(MONTH([.A350])&lt;&gt;MONTH([.A351]);1;0)" office:value-type="float" office:value="0" calcext:value-type="float">
            <text:p>0</text:p>
          </table:table-cell>
          <table:table-cell table:formula="of:=IF([.L350]=1;[.H350];0)" office:value-type="float" office:value="0" calcext:value-type="float">
            <text:p>0</text:p>
          </table:table-cell>
          <table:table-cell table:formula="of:=[.N349] + IF([.M349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16" calcext:value-type="date">
            <text:p>16.12.2023</text:p>
          </table:table-cell>
          <table:table-cell table:formula="of:=WEEKDAY([.A351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351]=6;[.B351]=7); 0; IF([.C351]=&quot;zima&quot;; FLOOR(0.2*[.N351])*30; IF([.C351]=&quot;wiosna&quot;;  FLOOR(0.5*[.N351])*30; IF([.C351]=&quot;lato&quot;;  FLOOR(0.9*[.N351])*30; IF([.C351]=&quot;jesień&quot;;  FLOOR(0.4*[.N351])*30; 0)))))" office:value-type="float" office:value="0" calcext:value-type="float">
            <text:p>0</text:p>
          </table:table-cell>
          <table:table-cell table:formula="of:=IF([.B351]=7; 15*[.N351]; 0) + IF(AND([.H350] &gt; 2400; MONTH([.A350])&lt;&gt;MONTH([.A351])); 2400; 0)" office:value-type="float" office:value="0" calcext:value-type="float">
            <text:p>0</text:p>
          </table:table-cell>
          <table:table-cell table:formula="of:=[.D351]+[.F350]" office:value-type="float" office:value="56730" calcext:value-type="float">
            <text:p>56730</text:p>
          </table:table-cell>
          <table:table-cell table:formula="of:=[.E351]+[.G350]" office:value-type="float" office:value="33365" calcext:value-type="float">
            <text:p>33365</text:p>
          </table:table-cell>
          <table:table-cell table:formula="of:=[.F351]-[.G351]" office:value-type="float" office:value="23365" calcext:value-type="float">
            <text:p>23365</text:p>
          </table:table-cell>
          <table:table-cell table:formula="of:=IF(OR([.B351]=6;[.B351]=7); 0; IF([.C351]=&quot;zima&quot;; 2*[.$R$6]; IF([.C351]=&quot;wiosna&quot;; 5*[.$R$6]; IF([.C351]=&quot;lato&quot;; 9*[.$R$6]; IF([.C351]=&quot;jesień&quot;; 4*[.$R$6]; 0)))))" office:value-type="float" office:value="0" calcext:value-type="float">
            <text:p>0</text:p>
          </table:table-cell>
          <table:table-cell table:formula="of:=[.J350]-[.E351]+[.I351]" office:value-type="float" office:value="5455" calcext:value-type="float">
            <text:p>5455</text:p>
          </table:table-cell>
          <table:table-cell table:formula="of:=IF(OR([.B351]=6;[.B351]=7); 0; IF([.C351]=&quot;zima&quot;; FLOOR(0.2*[.N351])*30; IF([.C351]=&quot;wiosna&quot;;  FLOOR(0.5*[.N351])*30; IF([.C351]=&quot;lato&quot;;  FLOOR(0.9*[.N351])*30; IF([.C351]=&quot;jesień&quot;;  FLOOR(0.4*[.N351])*30; 0)))))" office:value-type="float" office:value="0" calcext:value-type="float">
            <text:p>0</text:p>
          </table:table-cell>
          <table:table-cell table:formula="of:=IF(MONTH([.A351])&lt;&gt;MONTH([.A352]);1;0)" office:value-type="float" office:value="0" calcext:value-type="float">
            <text:p>0</text:p>
          </table:table-cell>
          <table:table-cell table:formula="of:=IF([.L351]=1;[.H351];0)" office:value-type="float" office:value="0" calcext:value-type="float">
            <text:p>0</text:p>
          </table:table-cell>
          <table:table-cell table:formula="of:=[.N350] + IF([.M350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17" calcext:value-type="date">
            <text:p>17.12.2023</text:p>
          </table:table-cell>
          <table:table-cell table:formula="of:=WEEKDAY([.A352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352]=6;[.B352]=7); 0; IF([.C352]=&quot;zima&quot;; FLOOR(0.2*[.N352])*30; IF([.C352]=&quot;wiosna&quot;;  FLOOR(0.5*[.N352])*30; IF([.C352]=&quot;lato&quot;;  FLOOR(0.9*[.N352])*30; IF([.C352]=&quot;jesień&quot;;  FLOOR(0.4*[.N352])*30; 0)))))" office:value-type="float" office:value="0" calcext:value-type="float">
            <text:p>0</text:p>
          </table:table-cell>
          <table:table-cell table:formula="of:=IF([.B352]=7; 15*[.N352]; 0) + IF(AND([.H351] &gt; 2400; MONTH([.A351])&lt;&gt;MONTH([.A352])); 2400; 0)" office:value-type="float" office:value="420" calcext:value-type="float">
            <text:p>420</text:p>
          </table:table-cell>
          <table:table-cell table:formula="of:=[.D352]+[.F351]" office:value-type="float" office:value="56730" calcext:value-type="float">
            <text:p>56730</text:p>
          </table:table-cell>
          <table:table-cell table:formula="of:=[.E352]+[.G351]" office:value-type="float" office:value="33785" calcext:value-type="float">
            <text:p>33785</text:p>
          </table:table-cell>
          <table:table-cell table:formula="of:=[.F352]-[.G352]" office:value-type="float" office:value="22945" calcext:value-type="float">
            <text:p>22945</text:p>
          </table:table-cell>
          <table:table-cell table:formula="of:=IF(OR([.B352]=6;[.B352]=7); 0; IF([.C352]=&quot;zima&quot;; 2*[.$R$6]; IF([.C352]=&quot;wiosna&quot;; 5*[.$R$6]; IF([.C352]=&quot;lato&quot;; 9*[.$R$6]; IF([.C352]=&quot;jesień&quot;; 4*[.$R$6]; 0)))))" office:value-type="float" office:value="0" calcext:value-type="float">
            <text:p>0</text:p>
          </table:table-cell>
          <table:table-cell table:formula="of:=[.J351]-[.E352]+[.I352]" office:value-type="float" office:value="5035" calcext:value-type="float">
            <text:p>5035</text:p>
          </table:table-cell>
          <table:table-cell table:formula="of:=IF(OR([.B352]=6;[.B352]=7); 0; IF([.C352]=&quot;zima&quot;; FLOOR(0.2*[.N352])*30; IF([.C352]=&quot;wiosna&quot;;  FLOOR(0.5*[.N352])*30; IF([.C352]=&quot;lato&quot;;  FLOOR(0.9*[.N352])*30; IF([.C352]=&quot;jesień&quot;;  FLOOR(0.4*[.N352])*30; 0)))))" office:value-type="float" office:value="0" calcext:value-type="float">
            <text:p>0</text:p>
          </table:table-cell>
          <table:table-cell table:formula="of:=IF(MONTH([.A352])&lt;&gt;MONTH([.A353]);1;0)" office:value-type="float" office:value="0" calcext:value-type="float">
            <text:p>0</text:p>
          </table:table-cell>
          <table:table-cell table:formula="of:=IF([.L352]=1;[.H352];0)" office:value-type="float" office:value="0" calcext:value-type="float">
            <text:p>0</text:p>
          </table:table-cell>
          <table:table-cell table:formula="of:=[.N351] + IF([.M351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18" calcext:value-type="date">
            <text:p>18.12.2023</text:p>
          </table:table-cell>
          <table:table-cell table:formula="of:=WEEKDAY([.A353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353]=6;[.B353]=7); 0; IF([.C353]=&quot;zima&quot;; FLOOR(0.2*[.N353])*30; IF([.C353]=&quot;wiosna&quot;;  FLOOR(0.5*[.N353])*30; IF([.C353]=&quot;lato&quot;;  FLOOR(0.9*[.N353])*30; IF([.C353]=&quot;jesień&quot;;  FLOOR(0.4*[.N353])*30; 0)))))" office:value-type="float" office:value="330" calcext:value-type="float">
            <text:p>330</text:p>
          </table:table-cell>
          <table:table-cell table:formula="of:=IF([.B353]=7; 15*[.N353]; 0) + IF(AND([.H352] &gt; 2400; MONTH([.A352])&lt;&gt;MONTH([.A353])); 2400; 0)" office:value-type="float" office:value="0" calcext:value-type="float">
            <text:p>0</text:p>
          </table:table-cell>
          <table:table-cell table:formula="of:=[.D353]+[.F352]" office:value-type="float" office:value="57060" calcext:value-type="float">
            <text:p>57060</text:p>
          </table:table-cell>
          <table:table-cell table:formula="of:=[.E353]+[.G352]" office:value-type="float" office:value="33785" calcext:value-type="float">
            <text:p>33785</text:p>
          </table:table-cell>
          <table:table-cell table:formula="of:=[.F353]-[.G353]" office:value-type="float" office:value="23275" calcext:value-type="float">
            <text:p>23275</text:p>
          </table:table-cell>
          <table:table-cell table:formula="of:=IF(OR([.B353]=6;[.B353]=7); 0; IF([.C353]=&quot;zima&quot;; 2*[.$R$6]; IF([.C353]=&quot;wiosna&quot;; 5*[.$R$6]; IF([.C353]=&quot;lato&quot;; 9*[.$R$6]; IF([.C353]=&quot;jesień&quot;; 4*[.$R$6]; 0)))))" office:value-type="float" office:value="120" calcext:value-type="float">
            <text:p>120</text:p>
          </table:table-cell>
          <table:table-cell table:formula="of:=[.J352]-[.E353]+[.I353]" office:value-type="float" office:value="5155" calcext:value-type="float">
            <text:p>5155</text:p>
          </table:table-cell>
          <table:table-cell table:formula="of:=IF(OR([.B353]=6;[.B353]=7); 0; IF([.C353]=&quot;zima&quot;; FLOOR(0.2*[.N353])*30; IF([.C353]=&quot;wiosna&quot;;  FLOOR(0.5*[.N353])*30; IF([.C353]=&quot;lato&quot;;  FLOOR(0.9*[.N353])*30; IF([.C353]=&quot;jesień&quot;;  FLOOR(0.4*[.N353])*30; 0)))))" office:value-type="float" office:value="330" calcext:value-type="float">
            <text:p>330</text:p>
          </table:table-cell>
          <table:table-cell table:formula="of:=IF(MONTH([.A353])&lt;&gt;MONTH([.A354]);1;0)" office:value-type="float" office:value="0" calcext:value-type="float">
            <text:p>0</text:p>
          </table:table-cell>
          <table:table-cell table:formula="of:=IF([.L353]=1;[.H353];0)" office:value-type="float" office:value="0" calcext:value-type="float">
            <text:p>0</text:p>
          </table:table-cell>
          <table:table-cell table:formula="of:=[.N352] + IF([.M352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19" calcext:value-type="date">
            <text:p>19.12.2023</text:p>
          </table:table-cell>
          <table:table-cell table:formula="of:=WEEKDAY([.A354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354]=6;[.B354]=7); 0; IF([.C354]=&quot;zima&quot;; FLOOR(0.2*[.N354])*30; IF([.C354]=&quot;wiosna&quot;;  FLOOR(0.5*[.N354])*30; IF([.C354]=&quot;lato&quot;;  FLOOR(0.9*[.N354])*30; IF([.C354]=&quot;jesień&quot;;  FLOOR(0.4*[.N354])*30; 0)))))" office:value-type="float" office:value="330" calcext:value-type="float">
            <text:p>330</text:p>
          </table:table-cell>
          <table:table-cell table:formula="of:=IF([.B354]=7; 15*[.N354]; 0) + IF(AND([.H353] &gt; 2400; MONTH([.A353])&lt;&gt;MONTH([.A354])); 2400; 0)" office:value-type="float" office:value="0" calcext:value-type="float">
            <text:p>0</text:p>
          </table:table-cell>
          <table:table-cell table:formula="of:=[.D354]+[.F353]" office:value-type="float" office:value="57390" calcext:value-type="float">
            <text:p>57390</text:p>
          </table:table-cell>
          <table:table-cell table:formula="of:=[.E354]+[.G353]" office:value-type="float" office:value="33785" calcext:value-type="float">
            <text:p>33785</text:p>
          </table:table-cell>
          <table:table-cell table:formula="of:=[.F354]-[.G354]" office:value-type="float" office:value="23605" calcext:value-type="float">
            <text:p>23605</text:p>
          </table:table-cell>
          <table:table-cell table:formula="of:=IF(OR([.B354]=6;[.B354]=7); 0; IF([.C354]=&quot;zima&quot;; 2*[.$R$6]; IF([.C354]=&quot;wiosna&quot;; 5*[.$R$6]; IF([.C354]=&quot;lato&quot;; 9*[.$R$6]; IF([.C354]=&quot;jesień&quot;; 4*[.$R$6]; 0)))))" office:value-type="float" office:value="120" calcext:value-type="float">
            <text:p>120</text:p>
          </table:table-cell>
          <table:table-cell table:formula="of:=[.J353]-[.E354]+[.I354]" office:value-type="float" office:value="5275" calcext:value-type="float">
            <text:p>5275</text:p>
          </table:table-cell>
          <table:table-cell table:formula="of:=IF(OR([.B354]=6;[.B354]=7); 0; IF([.C354]=&quot;zima&quot;; FLOOR(0.2*[.N354])*30; IF([.C354]=&quot;wiosna&quot;;  FLOOR(0.5*[.N354])*30; IF([.C354]=&quot;lato&quot;;  FLOOR(0.9*[.N354])*30; IF([.C354]=&quot;jesień&quot;;  FLOOR(0.4*[.N354])*30; 0)))))" office:value-type="float" office:value="330" calcext:value-type="float">
            <text:p>330</text:p>
          </table:table-cell>
          <table:table-cell table:formula="of:=IF(MONTH([.A354])&lt;&gt;MONTH([.A355]);1;0)" office:value-type="float" office:value="0" calcext:value-type="float">
            <text:p>0</text:p>
          </table:table-cell>
          <table:table-cell table:formula="of:=IF([.L354]=1;[.H354];0)" office:value-type="float" office:value="0" calcext:value-type="float">
            <text:p>0</text:p>
          </table:table-cell>
          <table:table-cell table:formula="of:=[.N353] + IF([.M353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20" calcext:value-type="date">
            <text:p>20.12.2023</text:p>
          </table:table-cell>
          <table:table-cell table:formula="of:=WEEKDAY([.A355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355]=6;[.B355]=7); 0; IF([.C355]=&quot;zima&quot;; FLOOR(0.2*[.N355])*30; IF([.C355]=&quot;wiosna&quot;;  FLOOR(0.5*[.N355])*30; IF([.C355]=&quot;lato&quot;;  FLOOR(0.9*[.N355])*30; IF([.C355]=&quot;jesień&quot;;  FLOOR(0.4*[.N355])*30; 0)))))" office:value-type="float" office:value="330" calcext:value-type="float">
            <text:p>330</text:p>
          </table:table-cell>
          <table:table-cell table:formula="of:=IF([.B355]=7; 15*[.N355]; 0) + IF(AND([.H354] &gt; 2400; MONTH([.A354])&lt;&gt;MONTH([.A355])); 2400; 0)" office:value-type="float" office:value="0" calcext:value-type="float">
            <text:p>0</text:p>
          </table:table-cell>
          <table:table-cell table:formula="of:=[.D355]+[.F354]" office:value-type="float" office:value="57720" calcext:value-type="float">
            <text:p>57720</text:p>
          </table:table-cell>
          <table:table-cell table:formula="of:=[.E355]+[.G354]" office:value-type="float" office:value="33785" calcext:value-type="float">
            <text:p>33785</text:p>
          </table:table-cell>
          <table:table-cell table:formula="of:=[.F355]-[.G355]" office:value-type="float" office:value="23935" calcext:value-type="float">
            <text:p>23935</text:p>
          </table:table-cell>
          <table:table-cell table:formula="of:=IF(OR([.B355]=6;[.B355]=7); 0; IF([.C355]=&quot;zima&quot;; 2*[.$R$6]; IF([.C355]=&quot;wiosna&quot;; 5*[.$R$6]; IF([.C355]=&quot;lato&quot;; 9*[.$R$6]; IF([.C355]=&quot;jesień&quot;; 4*[.$R$6]; 0)))))" office:value-type="float" office:value="120" calcext:value-type="float">
            <text:p>120</text:p>
          </table:table-cell>
          <table:table-cell table:formula="of:=[.J354]-[.E355]+[.I355]" office:value-type="float" office:value="5395" calcext:value-type="float">
            <text:p>5395</text:p>
          </table:table-cell>
          <table:table-cell table:formula="of:=IF(OR([.B355]=6;[.B355]=7); 0; IF([.C355]=&quot;zima&quot;; FLOOR(0.2*[.N355])*30; IF([.C355]=&quot;wiosna&quot;;  FLOOR(0.5*[.N355])*30; IF([.C355]=&quot;lato&quot;;  FLOOR(0.9*[.N355])*30; IF([.C355]=&quot;jesień&quot;;  FLOOR(0.4*[.N355])*30; 0)))))" office:value-type="float" office:value="330" calcext:value-type="float">
            <text:p>330</text:p>
          </table:table-cell>
          <table:table-cell table:formula="of:=IF(MONTH([.A355])&lt;&gt;MONTH([.A356]);1;0)" office:value-type="float" office:value="0" calcext:value-type="float">
            <text:p>0</text:p>
          </table:table-cell>
          <table:table-cell table:formula="of:=IF([.L355]=1;[.H355];0)" office:value-type="float" office:value="0" calcext:value-type="float">
            <text:p>0</text:p>
          </table:table-cell>
          <table:table-cell table:formula="of:=[.N354] + IF([.M354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21" calcext:value-type="date">
            <text:p>21.12.2023</text:p>
          </table:table-cell>
          <table:table-cell table:formula="of:=WEEKDAY([.A356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356]=6;[.B356]=7); 0; IF([.C356]=&quot;zima&quot;; FLOOR(0.2*[.N356])*30; IF([.C356]=&quot;wiosna&quot;;  FLOOR(0.5*[.N356])*30; IF([.C356]=&quot;lato&quot;;  FLOOR(0.9*[.N356])*30; IF([.C356]=&quot;jesień&quot;;  FLOOR(0.4*[.N356])*30; 0)))))" office:value-type="float" office:value="150" calcext:value-type="float">
            <text:p>150</text:p>
          </table:table-cell>
          <table:table-cell table:formula="of:=IF([.B356]=7; 15*[.N356]; 0) + IF(AND([.H355] &gt; 2400; MONTH([.A355])&lt;&gt;MONTH([.A356])); 2400; 0)" office:value-type="float" office:value="0" calcext:value-type="float">
            <text:p>0</text:p>
          </table:table-cell>
          <table:table-cell table:formula="of:=[.D356]+[.F355]" office:value-type="float" office:value="57870" calcext:value-type="float">
            <text:p>57870</text:p>
          </table:table-cell>
          <table:table-cell table:formula="of:=[.E356]+[.G355]" office:value-type="float" office:value="33785" calcext:value-type="float">
            <text:p>33785</text:p>
          </table:table-cell>
          <table:table-cell table:formula="of:=[.F356]-[.G356]" office:value-type="float" office:value="24085" calcext:value-type="float">
            <text:p>24085</text:p>
          </table:table-cell>
          <table:table-cell table:formula="of:=IF(OR([.B356]=6;[.B356]=7); 0; IF([.C356]=&quot;zima&quot;; 2*[.$R$6]; IF([.C356]=&quot;wiosna&quot;; 5*[.$R$6]; IF([.C356]=&quot;lato&quot;; 9*[.$R$6]; IF([.C356]=&quot;jesień&quot;; 4*[.$R$6]; 0)))))" office:value-type="float" office:value="60" calcext:value-type="float">
            <text:p>60</text:p>
          </table:table-cell>
          <table:table-cell table:formula="of:=[.J355]-[.E356]+[.I356]" office:value-type="float" office:value="5455" calcext:value-type="float">
            <text:p>5455</text:p>
          </table:table-cell>
          <table:table-cell table:formula="of:=IF(OR([.B356]=6;[.B356]=7); 0; IF([.C356]=&quot;zima&quot;; FLOOR(0.2*[.N356])*30; IF([.C356]=&quot;wiosna&quot;;  FLOOR(0.5*[.N356])*30; IF([.C356]=&quot;lato&quot;;  FLOOR(0.9*[.N356])*30; IF([.C356]=&quot;jesień&quot;;  FLOOR(0.4*[.N356])*30; 0)))))" office:value-type="float" office:value="150" calcext:value-type="float">
            <text:p>150</text:p>
          </table:table-cell>
          <table:table-cell table:formula="of:=IF(MONTH([.A356])&lt;&gt;MONTH([.A357]);1;0)" office:value-type="float" office:value="0" calcext:value-type="float">
            <text:p>0</text:p>
          </table:table-cell>
          <table:table-cell table:formula="of:=IF([.L356]=1;[.H356];0)" office:value-type="float" office:value="0" calcext:value-type="float">
            <text:p>0</text:p>
          </table:table-cell>
          <table:table-cell table:formula="of:=[.N355] + IF([.M355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22" calcext:value-type="date">
            <text:p>22.12.2023</text:p>
          </table:table-cell>
          <table:table-cell table:formula="of:=WEEKDAY([.A357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357]=6;[.B357]=7); 0; IF([.C357]=&quot;zima&quot;; FLOOR(0.2*[.N357])*30; IF([.C357]=&quot;wiosna&quot;;  FLOOR(0.5*[.N357])*30; IF([.C357]=&quot;lato&quot;;  FLOOR(0.9*[.N357])*30; IF([.C357]=&quot;jesień&quot;;  FLOOR(0.4*[.N357])*30; 0)))))" office:value-type="float" office:value="150" calcext:value-type="float">
            <text:p>150</text:p>
          </table:table-cell>
          <table:table-cell table:formula="of:=IF([.B357]=7; 15*[.N357]; 0) + IF(AND([.H356] &gt; 2400; MONTH([.A356])&lt;&gt;MONTH([.A357])); 2400; 0)" office:value-type="float" office:value="0" calcext:value-type="float">
            <text:p>0</text:p>
          </table:table-cell>
          <table:table-cell table:formula="of:=[.D357]+[.F356]" office:value-type="float" office:value="58020" calcext:value-type="float">
            <text:p>58020</text:p>
          </table:table-cell>
          <table:table-cell table:formula="of:=[.E357]+[.G356]" office:value-type="float" office:value="33785" calcext:value-type="float">
            <text:p>33785</text:p>
          </table:table-cell>
          <table:table-cell table:formula="of:=[.F357]-[.G357]" office:value-type="float" office:value="24235" calcext:value-type="float">
            <text:p>24235</text:p>
          </table:table-cell>
          <table:table-cell table:formula="of:=IF(OR([.B357]=6;[.B357]=7); 0; IF([.C357]=&quot;zima&quot;; 2*[.$R$6]; IF([.C357]=&quot;wiosna&quot;; 5*[.$R$6]; IF([.C357]=&quot;lato&quot;; 9*[.$R$6]; IF([.C357]=&quot;jesień&quot;; 4*[.$R$6]; 0)))))" office:value-type="float" office:value="60" calcext:value-type="float">
            <text:p>60</text:p>
          </table:table-cell>
          <table:table-cell table:formula="of:=[.J356]-[.E357]+[.I357]" office:value-type="float" office:value="5515" calcext:value-type="float">
            <text:p>5515</text:p>
          </table:table-cell>
          <table:table-cell table:formula="of:=IF(OR([.B357]=6;[.B357]=7); 0; IF([.C357]=&quot;zima&quot;; FLOOR(0.2*[.N357])*30; IF([.C357]=&quot;wiosna&quot;;  FLOOR(0.5*[.N357])*30; IF([.C357]=&quot;lato&quot;;  FLOOR(0.9*[.N357])*30; IF([.C357]=&quot;jesień&quot;;  FLOOR(0.4*[.N357])*30; 0)))))" office:value-type="float" office:value="150" calcext:value-type="float">
            <text:p>150</text:p>
          </table:table-cell>
          <table:table-cell table:formula="of:=IF(MONTH([.A357])&lt;&gt;MONTH([.A358]);1;0)" office:value-type="float" office:value="0" calcext:value-type="float">
            <text:p>0</text:p>
          </table:table-cell>
          <table:table-cell table:formula="of:=IF([.L357]=1;[.H357];0)" office:value-type="float" office:value="0" calcext:value-type="float">
            <text:p>0</text:p>
          </table:table-cell>
          <table:table-cell table:formula="of:=[.N356] + IF([.M356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23" calcext:value-type="date">
            <text:p>23.12.2023</text:p>
          </table:table-cell>
          <table:table-cell table:formula="of:=WEEKDAY([.A358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358]=6;[.B358]=7); 0; IF([.C358]=&quot;zima&quot;; FLOOR(0.2*[.N358])*30; IF([.C358]=&quot;wiosna&quot;;  FLOOR(0.5*[.N358])*30; IF([.C358]=&quot;lato&quot;;  FLOOR(0.9*[.N358])*30; IF([.C358]=&quot;jesień&quot;;  FLOOR(0.4*[.N358])*30; 0)))))" office:value-type="float" office:value="0" calcext:value-type="float">
            <text:p>0</text:p>
          </table:table-cell>
          <table:table-cell table:formula="of:=IF([.B358]=7; 15*[.N358]; 0) + IF(AND([.H357] &gt; 2400; MONTH([.A357])&lt;&gt;MONTH([.A358])); 2400; 0)" office:value-type="float" office:value="0" calcext:value-type="float">
            <text:p>0</text:p>
          </table:table-cell>
          <table:table-cell table:formula="of:=[.D358]+[.F357]" office:value-type="float" office:value="58020" calcext:value-type="float">
            <text:p>58020</text:p>
          </table:table-cell>
          <table:table-cell table:formula="of:=[.E358]+[.G357]" office:value-type="float" office:value="33785" calcext:value-type="float">
            <text:p>33785</text:p>
          </table:table-cell>
          <table:table-cell table:formula="of:=[.F358]-[.G358]" office:value-type="float" office:value="24235" calcext:value-type="float">
            <text:p>24235</text:p>
          </table:table-cell>
          <table:table-cell table:formula="of:=IF(OR([.B358]=6;[.B358]=7); 0; IF([.C358]=&quot;zima&quot;; 2*[.$R$6]; IF([.C358]=&quot;wiosna&quot;; 5*[.$R$6]; IF([.C358]=&quot;lato&quot;; 9*[.$R$6]; IF([.C358]=&quot;jesień&quot;; 4*[.$R$6]; 0)))))" office:value-type="float" office:value="0" calcext:value-type="float">
            <text:p>0</text:p>
          </table:table-cell>
          <table:table-cell table:formula="of:=[.J357]-[.E358]+[.I358]" office:value-type="float" office:value="5515" calcext:value-type="float">
            <text:p>5515</text:p>
          </table:table-cell>
          <table:table-cell table:formula="of:=IF(OR([.B358]=6;[.B358]=7); 0; IF([.C358]=&quot;zima&quot;; FLOOR(0.2*[.N358])*30; IF([.C358]=&quot;wiosna&quot;;  FLOOR(0.5*[.N358])*30; IF([.C358]=&quot;lato&quot;;  FLOOR(0.9*[.N358])*30; IF([.C358]=&quot;jesień&quot;;  FLOOR(0.4*[.N358])*30; 0)))))" office:value-type="float" office:value="0" calcext:value-type="float">
            <text:p>0</text:p>
          </table:table-cell>
          <table:table-cell table:formula="of:=IF(MONTH([.A358])&lt;&gt;MONTH([.A359]);1;0)" office:value-type="float" office:value="0" calcext:value-type="float">
            <text:p>0</text:p>
          </table:table-cell>
          <table:table-cell table:formula="of:=IF([.L358]=1;[.H358];0)" office:value-type="float" office:value="0" calcext:value-type="float">
            <text:p>0</text:p>
          </table:table-cell>
          <table:table-cell table:formula="of:=[.N357] + IF([.M357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24" calcext:value-type="date">
            <text:p>24.12.2023</text:p>
          </table:table-cell>
          <table:table-cell table:formula="of:=WEEKDAY([.A359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359]=6;[.B359]=7); 0; IF([.C359]=&quot;zima&quot;; FLOOR(0.2*[.N359])*30; IF([.C359]=&quot;wiosna&quot;;  FLOOR(0.5*[.N359])*30; IF([.C359]=&quot;lato&quot;;  FLOOR(0.9*[.N359])*30; IF([.C359]=&quot;jesień&quot;;  FLOOR(0.4*[.N359])*30; 0)))))" office:value-type="float" office:value="0" calcext:value-type="float">
            <text:p>0</text:p>
          </table:table-cell>
          <table:table-cell table:formula="of:=IF([.B359]=7; 15*[.N359]; 0) + IF(AND([.H358] &gt; 2400; MONTH([.A358])&lt;&gt;MONTH([.A359])); 2400; 0)" office:value-type="float" office:value="420" calcext:value-type="float">
            <text:p>420</text:p>
          </table:table-cell>
          <table:table-cell table:formula="of:=[.D359]+[.F358]" office:value-type="float" office:value="58020" calcext:value-type="float">
            <text:p>58020</text:p>
          </table:table-cell>
          <table:table-cell table:formula="of:=[.E359]+[.G358]" office:value-type="float" office:value="34205" calcext:value-type="float">
            <text:p>34205</text:p>
          </table:table-cell>
          <table:table-cell table:formula="of:=[.F359]-[.G359]" office:value-type="float" office:value="23815" calcext:value-type="float">
            <text:p>23815</text:p>
          </table:table-cell>
          <table:table-cell table:formula="of:=IF(OR([.B359]=6;[.B359]=7); 0; IF([.C359]=&quot;zima&quot;; 2*[.$R$6]; IF([.C359]=&quot;wiosna&quot;; 5*[.$R$6]; IF([.C359]=&quot;lato&quot;; 9*[.$R$6]; IF([.C359]=&quot;jesień&quot;; 4*[.$R$6]; 0)))))" office:value-type="float" office:value="0" calcext:value-type="float">
            <text:p>0</text:p>
          </table:table-cell>
          <table:table-cell table:formula="of:=[.J358]-[.E359]+[.I359]" office:value-type="float" office:value="5095" calcext:value-type="float">
            <text:p>5095</text:p>
          </table:table-cell>
          <table:table-cell table:formula="of:=IF(OR([.B359]=6;[.B359]=7); 0; IF([.C359]=&quot;zima&quot;; FLOOR(0.2*[.N359])*30; IF([.C359]=&quot;wiosna&quot;;  FLOOR(0.5*[.N359])*30; IF([.C359]=&quot;lato&quot;;  FLOOR(0.9*[.N359])*30; IF([.C359]=&quot;jesień&quot;;  FLOOR(0.4*[.N359])*30; 0)))))" office:value-type="float" office:value="0" calcext:value-type="float">
            <text:p>0</text:p>
          </table:table-cell>
          <table:table-cell table:formula="of:=IF(MONTH([.A359])&lt;&gt;MONTH([.A360]);1;0)" office:value-type="float" office:value="0" calcext:value-type="float">
            <text:p>0</text:p>
          </table:table-cell>
          <table:table-cell table:formula="of:=IF([.L359]=1;[.H359];0)" office:value-type="float" office:value="0" calcext:value-type="float">
            <text:p>0</text:p>
          </table:table-cell>
          <table:table-cell table:formula="of:=[.N358] + IF([.M358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25" calcext:value-type="date">
            <text:p>25.12.2023</text:p>
          </table:table-cell>
          <table:table-cell table:formula="of:=WEEKDAY([.A360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360]=6;[.B360]=7); 0; IF([.C360]=&quot;zima&quot;; FLOOR(0.2*[.N360])*30; IF([.C360]=&quot;wiosna&quot;;  FLOOR(0.5*[.N360])*30; IF([.C360]=&quot;lato&quot;;  FLOOR(0.9*[.N360])*30; IF([.C360]=&quot;jesień&quot;;  FLOOR(0.4*[.N360])*30; 0)))))" office:value-type="float" office:value="150" calcext:value-type="float">
            <text:p>150</text:p>
          </table:table-cell>
          <table:table-cell table:formula="of:=IF([.B360]=7; 15*[.N360]; 0) + IF(AND([.H359] &gt; 2400; MONTH([.A359])&lt;&gt;MONTH([.A360])); 2400; 0)" office:value-type="float" office:value="0" calcext:value-type="float">
            <text:p>0</text:p>
          </table:table-cell>
          <table:table-cell table:formula="of:=[.D360]+[.F359]" office:value-type="float" office:value="58170" calcext:value-type="float">
            <text:p>58170</text:p>
          </table:table-cell>
          <table:table-cell table:formula="of:=[.E360]+[.G359]" office:value-type="float" office:value="34205" calcext:value-type="float">
            <text:p>34205</text:p>
          </table:table-cell>
          <table:table-cell table:formula="of:=[.F360]-[.G360]" office:value-type="float" office:value="23965" calcext:value-type="float">
            <text:p>23965</text:p>
          </table:table-cell>
          <table:table-cell table:formula="of:=IF(OR([.B360]=6;[.B360]=7); 0; IF([.C360]=&quot;zima&quot;; 2*[.$R$6]; IF([.C360]=&quot;wiosna&quot;; 5*[.$R$6]; IF([.C360]=&quot;lato&quot;; 9*[.$R$6]; IF([.C360]=&quot;jesień&quot;; 4*[.$R$6]; 0)))))" office:value-type="float" office:value="60" calcext:value-type="float">
            <text:p>60</text:p>
          </table:table-cell>
          <table:table-cell table:formula="of:=[.J359]-[.E360]+[.I360]" office:value-type="float" office:value="5155" calcext:value-type="float">
            <text:p>5155</text:p>
          </table:table-cell>
          <table:table-cell table:formula="of:=IF(OR([.B360]=6;[.B360]=7); 0; IF([.C360]=&quot;zima&quot;; FLOOR(0.2*[.N360])*30; IF([.C360]=&quot;wiosna&quot;;  FLOOR(0.5*[.N360])*30; IF([.C360]=&quot;lato&quot;;  FLOOR(0.9*[.N360])*30; IF([.C360]=&quot;jesień&quot;;  FLOOR(0.4*[.N360])*30; 0)))))" office:value-type="float" office:value="150" calcext:value-type="float">
            <text:p>150</text:p>
          </table:table-cell>
          <table:table-cell table:formula="of:=IF(MONTH([.A360])&lt;&gt;MONTH([.A361]);1;0)" office:value-type="float" office:value="0" calcext:value-type="float">
            <text:p>0</text:p>
          </table:table-cell>
          <table:table-cell table:formula="of:=IF([.L360]=1;[.H360];0)" office:value-type="float" office:value="0" calcext:value-type="float">
            <text:p>0</text:p>
          </table:table-cell>
          <table:table-cell table:formula="of:=[.N359] + IF([.M359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26" calcext:value-type="date">
            <text:p>26.12.2023</text:p>
          </table:table-cell>
          <table:table-cell table:formula="of:=WEEKDAY([.A361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361]=6;[.B361]=7); 0; IF([.C361]=&quot;zima&quot;; FLOOR(0.2*[.N361])*30; IF([.C361]=&quot;wiosna&quot;;  FLOOR(0.5*[.N361])*30; IF([.C361]=&quot;lato&quot;;  FLOOR(0.9*[.N361])*30; IF([.C361]=&quot;jesień&quot;;  FLOOR(0.4*[.N361])*30; 0)))))" office:value-type="float" office:value="150" calcext:value-type="float">
            <text:p>150</text:p>
          </table:table-cell>
          <table:table-cell table:formula="of:=IF([.B361]=7; 15*[.N361]; 0) + IF(AND([.H360] &gt; 2400; MONTH([.A360])&lt;&gt;MONTH([.A361])); 2400; 0)" office:value-type="float" office:value="0" calcext:value-type="float">
            <text:p>0</text:p>
          </table:table-cell>
          <table:table-cell table:formula="of:=[.D361]+[.F360]" office:value-type="float" office:value="58320" calcext:value-type="float">
            <text:p>58320</text:p>
          </table:table-cell>
          <table:table-cell table:formula="of:=[.E361]+[.G360]" office:value-type="float" office:value="34205" calcext:value-type="float">
            <text:p>34205</text:p>
          </table:table-cell>
          <table:table-cell table:formula="of:=[.F361]-[.G361]" office:value-type="float" office:value="24115" calcext:value-type="float">
            <text:p>24115</text:p>
          </table:table-cell>
          <table:table-cell table:formula="of:=IF(OR([.B361]=6;[.B361]=7); 0; IF([.C361]=&quot;zima&quot;; 2*[.$R$6]; IF([.C361]=&quot;wiosna&quot;; 5*[.$R$6]; IF([.C361]=&quot;lato&quot;; 9*[.$R$6]; IF([.C361]=&quot;jesień&quot;; 4*[.$R$6]; 0)))))" office:value-type="float" office:value="60" calcext:value-type="float">
            <text:p>60</text:p>
          </table:table-cell>
          <table:table-cell table:formula="of:=[.J360]-[.E361]+[.I361]" office:value-type="float" office:value="5215" calcext:value-type="float">
            <text:p>5215</text:p>
          </table:table-cell>
          <table:table-cell table:formula="of:=IF(OR([.B361]=6;[.B361]=7); 0; IF([.C361]=&quot;zima&quot;; FLOOR(0.2*[.N361])*30; IF([.C361]=&quot;wiosna&quot;;  FLOOR(0.5*[.N361])*30; IF([.C361]=&quot;lato&quot;;  FLOOR(0.9*[.N361])*30; IF([.C361]=&quot;jesień&quot;;  FLOOR(0.4*[.N361])*30; 0)))))" office:value-type="float" office:value="150" calcext:value-type="float">
            <text:p>150</text:p>
          </table:table-cell>
          <table:table-cell table:formula="of:=IF(MONTH([.A361])&lt;&gt;MONTH([.A362]);1;0)" office:value-type="float" office:value="0" calcext:value-type="float">
            <text:p>0</text:p>
          </table:table-cell>
          <table:table-cell table:formula="of:=IF([.L361]=1;[.H361];0)" office:value-type="float" office:value="0" calcext:value-type="float">
            <text:p>0</text:p>
          </table:table-cell>
          <table:table-cell table:formula="of:=[.N360] + IF([.M360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27" calcext:value-type="date">
            <text:p>27.12.2023</text:p>
          </table:table-cell>
          <table:table-cell table:formula="of:=WEEKDAY([.A362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362]=6;[.B362]=7); 0; IF([.C362]=&quot;zima&quot;; FLOOR(0.2*[.N362])*30; IF([.C362]=&quot;wiosna&quot;;  FLOOR(0.5*[.N362])*30; IF([.C362]=&quot;lato&quot;;  FLOOR(0.9*[.N362])*30; IF([.C362]=&quot;jesień&quot;;  FLOOR(0.4*[.N362])*30; 0)))))" office:value-type="float" office:value="150" calcext:value-type="float">
            <text:p>150</text:p>
          </table:table-cell>
          <table:table-cell table:formula="of:=IF([.B362]=7; 15*[.N362]; 0) + IF(AND([.H361] &gt; 2400; MONTH([.A361])&lt;&gt;MONTH([.A362])); 2400; 0)" office:value-type="float" office:value="0" calcext:value-type="float">
            <text:p>0</text:p>
          </table:table-cell>
          <table:table-cell table:formula="of:=[.D362]+[.F361]" office:value-type="float" office:value="58470" calcext:value-type="float">
            <text:p>58470</text:p>
          </table:table-cell>
          <table:table-cell table:formula="of:=[.E362]+[.G361]" office:value-type="float" office:value="34205" calcext:value-type="float">
            <text:p>34205</text:p>
          </table:table-cell>
          <table:table-cell table:formula="of:=[.F362]-[.G362]" office:value-type="float" office:value="24265" calcext:value-type="float">
            <text:p>24265</text:p>
          </table:table-cell>
          <table:table-cell table:formula="of:=IF(OR([.B362]=6;[.B362]=7); 0; IF([.C362]=&quot;zima&quot;; 2*[.$R$6]; IF([.C362]=&quot;wiosna&quot;; 5*[.$R$6]; IF([.C362]=&quot;lato&quot;; 9*[.$R$6]; IF([.C362]=&quot;jesień&quot;; 4*[.$R$6]; 0)))))" office:value-type="float" office:value="60" calcext:value-type="float">
            <text:p>60</text:p>
          </table:table-cell>
          <table:table-cell table:formula="of:=[.J361]-[.E362]+[.I362]" office:value-type="float" office:value="5275" calcext:value-type="float">
            <text:p>5275</text:p>
          </table:table-cell>
          <table:table-cell table:formula="of:=IF(OR([.B362]=6;[.B362]=7); 0; IF([.C362]=&quot;zima&quot;; FLOOR(0.2*[.N362])*30; IF([.C362]=&quot;wiosna&quot;;  FLOOR(0.5*[.N362])*30; IF([.C362]=&quot;lato&quot;;  FLOOR(0.9*[.N362])*30; IF([.C362]=&quot;jesień&quot;;  FLOOR(0.4*[.N362])*30; 0)))))" office:value-type="float" office:value="150" calcext:value-type="float">
            <text:p>150</text:p>
          </table:table-cell>
          <table:table-cell table:formula="of:=IF(MONTH([.A362])&lt;&gt;MONTH([.A363]);1;0)" office:value-type="float" office:value="0" calcext:value-type="float">
            <text:p>0</text:p>
          </table:table-cell>
          <table:table-cell table:formula="of:=IF([.L362]=1;[.H362];0)" office:value-type="float" office:value="0" calcext:value-type="float">
            <text:p>0</text:p>
          </table:table-cell>
          <table:table-cell table:formula="of:=[.N361] + IF([.M361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28" calcext:value-type="date">
            <text:p>28.12.2023</text:p>
          </table:table-cell>
          <table:table-cell table:formula="of:=WEEKDAY([.A363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363]=6;[.B363]=7); 0; IF([.C363]=&quot;zima&quot;; FLOOR(0.2*[.N363])*30; IF([.C363]=&quot;wiosna&quot;;  FLOOR(0.5*[.N363])*30; IF([.C363]=&quot;lato&quot;;  FLOOR(0.9*[.N363])*30; IF([.C363]=&quot;jesień&quot;;  FLOOR(0.4*[.N363])*30; 0)))))" office:value-type="float" office:value="150" calcext:value-type="float">
            <text:p>150</text:p>
          </table:table-cell>
          <table:table-cell table:formula="of:=IF([.B363]=7; 15*[.N363]; 0) + IF(AND([.H362] &gt; 2400; MONTH([.A362])&lt;&gt;MONTH([.A363])); 2400; 0)" office:value-type="float" office:value="0" calcext:value-type="float">
            <text:p>0</text:p>
          </table:table-cell>
          <table:table-cell table:formula="of:=[.D363]+[.F362]" office:value-type="float" office:value="58620" calcext:value-type="float">
            <text:p>58620</text:p>
          </table:table-cell>
          <table:table-cell table:formula="of:=[.E363]+[.G362]" office:value-type="float" office:value="34205" calcext:value-type="float">
            <text:p>34205</text:p>
          </table:table-cell>
          <table:table-cell table:formula="of:=[.F363]-[.G363]" office:value-type="float" office:value="24415" calcext:value-type="float">
            <text:p>24415</text:p>
          </table:table-cell>
          <table:table-cell table:formula="of:=IF(OR([.B363]=6;[.B363]=7); 0; IF([.C363]=&quot;zima&quot;; 2*[.$R$6]; IF([.C363]=&quot;wiosna&quot;; 5*[.$R$6]; IF([.C363]=&quot;lato&quot;; 9*[.$R$6]; IF([.C363]=&quot;jesień&quot;; 4*[.$R$6]; 0)))))" office:value-type="float" office:value="60" calcext:value-type="float">
            <text:p>60</text:p>
          </table:table-cell>
          <table:table-cell table:formula="of:=[.J362]-[.E363]+[.I363]" office:value-type="float" office:value="5335" calcext:value-type="float">
            <text:p>5335</text:p>
          </table:table-cell>
          <table:table-cell table:formula="of:=IF(OR([.B363]=6;[.B363]=7); 0; IF([.C363]=&quot;zima&quot;; FLOOR(0.2*[.N363])*30; IF([.C363]=&quot;wiosna&quot;;  FLOOR(0.5*[.N363])*30; IF([.C363]=&quot;lato&quot;;  FLOOR(0.9*[.N363])*30; IF([.C363]=&quot;jesień&quot;;  FLOOR(0.4*[.N363])*30; 0)))))" office:value-type="float" office:value="150" calcext:value-type="float">
            <text:p>150</text:p>
          </table:table-cell>
          <table:table-cell table:formula="of:=IF(MONTH([.A363])&lt;&gt;MONTH([.A364]);1;0)" office:value-type="float" office:value="0" calcext:value-type="float">
            <text:p>0</text:p>
          </table:table-cell>
          <table:table-cell table:formula="of:=IF([.L363]=1;[.H363];0)" office:value-type="float" office:value="0" calcext:value-type="float">
            <text:p>0</text:p>
          </table:table-cell>
          <table:table-cell table:formula="of:=[.N362] + IF([.M362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29" calcext:value-type="date">
            <text:p>29.12.2023</text:p>
          </table:table-cell>
          <table:table-cell table:formula="of:=WEEKDAY([.A364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364]=6;[.B364]=7); 0; IF([.C364]=&quot;zima&quot;; FLOOR(0.2*[.N364])*30; IF([.C364]=&quot;wiosna&quot;;  FLOOR(0.5*[.N364])*30; IF([.C364]=&quot;lato&quot;;  FLOOR(0.9*[.N364])*30; IF([.C364]=&quot;jesień&quot;;  FLOOR(0.4*[.N364])*30; 0)))))" office:value-type="float" office:value="150" calcext:value-type="float">
            <text:p>150</text:p>
          </table:table-cell>
          <table:table-cell table:formula="of:=IF([.B364]=7; 15*[.N364]; 0) + IF(AND([.H363] &gt; 2400; MONTH([.A363])&lt;&gt;MONTH([.A364])); 2400; 0)" office:value-type="float" office:value="0" calcext:value-type="float">
            <text:p>0</text:p>
          </table:table-cell>
          <table:table-cell table:formula="of:=[.D364]+[.F363]" office:value-type="float" office:value="58770" calcext:value-type="float">
            <text:p>58770</text:p>
          </table:table-cell>
          <table:table-cell table:formula="of:=[.E364]+[.G363]" office:value-type="float" office:value="34205" calcext:value-type="float">
            <text:p>34205</text:p>
          </table:table-cell>
          <table:table-cell table:formula="of:=[.F364]-[.G364]" office:value-type="float" office:value="24565" calcext:value-type="float">
            <text:p>24565</text:p>
          </table:table-cell>
          <table:table-cell table:formula="of:=IF(OR([.B364]=6;[.B364]=7); 0; IF([.C364]=&quot;zima&quot;; 2*[.$R$6]; IF([.C364]=&quot;wiosna&quot;; 5*[.$R$6]; IF([.C364]=&quot;lato&quot;; 9*[.$R$6]; IF([.C364]=&quot;jesień&quot;; 4*[.$R$6]; 0)))))" office:value-type="float" office:value="60" calcext:value-type="float">
            <text:p>60</text:p>
          </table:table-cell>
          <table:table-cell table:formula="of:=[.J363]-[.E364]+[.I364]" office:value-type="float" office:value="5395" calcext:value-type="float">
            <text:p>5395</text:p>
          </table:table-cell>
          <table:table-cell table:formula="of:=IF(OR([.B364]=6;[.B364]=7); 0; IF([.C364]=&quot;zima&quot;; FLOOR(0.2*[.N364])*30; IF([.C364]=&quot;wiosna&quot;;  FLOOR(0.5*[.N364])*30; IF([.C364]=&quot;lato&quot;;  FLOOR(0.9*[.N364])*30; IF([.C364]=&quot;jesień&quot;;  FLOOR(0.4*[.N364])*30; 0)))))" office:value-type="float" office:value="150" calcext:value-type="float">
            <text:p>150</text:p>
          </table:table-cell>
          <table:table-cell table:formula="of:=IF(MONTH([.A364])&lt;&gt;MONTH([.A365]);1;0)" office:value-type="float" office:value="0" calcext:value-type="float">
            <text:p>0</text:p>
          </table:table-cell>
          <table:table-cell table:formula="of:=IF([.L364]=1;[.H364];0)" office:value-type="float" office:value="0" calcext:value-type="float">
            <text:p>0</text:p>
          </table:table-cell>
          <table:table-cell table:formula="of:=[.N363] + IF([.M363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30" calcext:value-type="date">
            <text:p>30.12.2023</text:p>
          </table:table-cell>
          <table:table-cell table:formula="of:=WEEKDAY([.A365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365]=6;[.B365]=7); 0; IF([.C365]=&quot;zima&quot;; FLOOR(0.2*[.N365])*30; IF([.C365]=&quot;wiosna&quot;;  FLOOR(0.5*[.N365])*30; IF([.C365]=&quot;lato&quot;;  FLOOR(0.9*[.N365])*30; IF([.C365]=&quot;jesień&quot;;  FLOOR(0.4*[.N365])*30; 0)))))" office:value-type="float" office:value="0" calcext:value-type="float">
            <text:p>0</text:p>
          </table:table-cell>
          <table:table-cell table:formula="of:=IF([.B365]=7; 15*[.N365]; 0) + IF(AND([.H364] &gt; 2400; MONTH([.A364])&lt;&gt;MONTH([.A365])); 2400; 0)" office:value-type="float" office:value="0" calcext:value-type="float">
            <text:p>0</text:p>
          </table:table-cell>
          <table:table-cell table:formula="of:=[.D365]+[.F364]" office:value-type="float" office:value="58770" calcext:value-type="float">
            <text:p>58770</text:p>
          </table:table-cell>
          <table:table-cell table:formula="of:=[.E365]+[.G364]" office:value-type="float" office:value="34205" calcext:value-type="float">
            <text:p>34205</text:p>
          </table:table-cell>
          <table:table-cell table:formula="of:=[.F365]-[.G365]" office:value-type="float" office:value="24565" calcext:value-type="float">
            <text:p>24565</text:p>
          </table:table-cell>
          <table:table-cell table:formula="of:=IF(OR([.B365]=6;[.B365]=7); 0; IF([.C365]=&quot;zima&quot;; 2*[.$R$6]; IF([.C365]=&quot;wiosna&quot;; 5*[.$R$6]; IF([.C365]=&quot;lato&quot;; 9*[.$R$6]; IF([.C365]=&quot;jesień&quot;; 4*[.$R$6]; 0)))))" office:value-type="float" office:value="0" calcext:value-type="float">
            <text:p>0</text:p>
          </table:table-cell>
          <table:table-cell table:formula="of:=[.J364]-[.E365]+[.I365]" office:value-type="float" office:value="5395" calcext:value-type="float">
            <text:p>5395</text:p>
          </table:table-cell>
          <table:table-cell table:formula="of:=IF(OR([.B365]=6;[.B365]=7); 0; IF([.C365]=&quot;zima&quot;; FLOOR(0.2*[.N365])*30; IF([.C365]=&quot;wiosna&quot;;  FLOOR(0.5*[.N365])*30; IF([.C365]=&quot;lato&quot;;  FLOOR(0.9*[.N365])*30; IF([.C365]=&quot;jesień&quot;;  FLOOR(0.4*[.N365])*30; 0)))))" office:value-type="float" office:value="0" calcext:value-type="float">
            <text:p>0</text:p>
          </table:table-cell>
          <table:table-cell table:formula="of:=IF(MONTH([.A365])&lt;&gt;MONTH([.A366]);1;0)" office:value-type="float" office:value="0" calcext:value-type="float">
            <text:p>0</text:p>
          </table:table-cell>
          <table:table-cell table:formula="of:=IF([.L365]=1;[.H365];0)" office:value-type="float" office:value="0" calcext:value-type="float">
            <text:p>0</text:p>
          </table:table-cell>
          <table:table-cell table:formula="of:=[.N364] + IF([.M364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3-12-31" calcext:value-type="date">
            <text:p>31.12.2023</text:p>
          </table:table-cell>
          <table:table-cell table:formula="of:=WEEKDAY([.A366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366]=6;[.B366]=7); 0; IF([.C366]=&quot;zima&quot;; FLOOR(0.2*[.N366])*30; IF([.C366]=&quot;wiosna&quot;;  FLOOR(0.5*[.N366])*30; IF([.C366]=&quot;lato&quot;;  FLOOR(0.9*[.N366])*30; IF([.C366]=&quot;jesień&quot;;  FLOOR(0.4*[.N366])*30; 0)))))" office:value-type="float" office:value="0" calcext:value-type="float">
            <text:p>0</text:p>
          </table:table-cell>
          <table:table-cell table:formula="of:=IF([.B366]=7; 15*[.N366]; 0) + IF(AND([.H365] &gt; 2400; MONTH([.A365])&lt;&gt;MONTH([.A366])); 2400; 0)" office:value-type="float" office:value="420" calcext:value-type="float">
            <text:p>420</text:p>
          </table:table-cell>
          <table:table-cell table:style-name="ce4" table:formula="of:=[.D366]+[.F365]" office:value-type="float" office:value="58770" calcext:value-type="float">
            <text:p>58770</text:p>
          </table:table-cell>
          <table:table-cell table:style-name="ce4" table:formula="of:=[.E366]+[.G365]" office:value-type="float" office:value="34625" calcext:value-type="float">
            <text:p>34625</text:p>
          </table:table-cell>
          <table:table-cell table:formula="of:=[.F366]-[.G366]" office:value-type="float" office:value="24145" calcext:value-type="float">
            <text:p>24145</text:p>
          </table:table-cell>
          <table:table-cell table:formula="of:=IF(OR([.B366]=6;[.B366]=7); 0; IF([.C366]=&quot;zima&quot;; 2*[.$R$6]; IF([.C366]=&quot;wiosna&quot;; 5*[.$R$6]; IF([.C366]=&quot;lato&quot;; 9*[.$R$6]; IF([.C366]=&quot;jesień&quot;; 4*[.$R$6]; 0)))))" office:value-type="float" office:value="0" calcext:value-type="float">
            <text:p>0</text:p>
          </table:table-cell>
          <table:table-cell table:formula="of:=[.J365]-[.E366]+[.I366]" office:value-type="float" office:value="4975" calcext:value-type="float">
            <text:p>4975</text:p>
          </table:table-cell>
          <table:table-cell table:formula="of:=IF(OR([.B366]=6;[.B366]=7); 0; IF([.C366]=&quot;zima&quot;; FLOOR(0.2*[.N366])*30; IF([.C366]=&quot;wiosna&quot;;  FLOOR(0.5*[.N366])*30; IF([.C366]=&quot;lato&quot;;  FLOOR(0.9*[.N366])*30; IF([.C366]=&quot;jesień&quot;;  FLOOR(0.4*[.N366])*30; 0)))))" office:value-type="float" office:value="0" calcext:value-type="float">
            <text:p>0</text:p>
          </table:table-cell>
          <table:table-cell table:formula="of:=IF(MONTH([.A366])&lt;&gt;MONTH([.A367]);1;0)" office:value-type="float" office:value="1" calcext:value-type="float">
            <text:p>1</text:p>
          </table:table-cell>
          <table:table-cell table:formula="of:=IF([.L366]=1;[.H366];0)" office:value-type="float" office:value="24145" calcext:value-type="float">
            <text:p>24145</text:p>
          </table:table-cell>
          <table:table-cell table:formula="of:=[.N365] + IF([.M365]&gt;=2400; 3; 0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4-01-01" calcext:value-type="date">
            <text:p>1.01.2024</text:p>
          </table:table-cell>
          <table:table-cell table:formula="of:=WEEKDAY([.A367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367]=6;[.B367]=7); 0; IF([.C367]=&quot;zima&quot;; FLOOR(0.2*[.N367])*30; IF([.C367]=&quot;wiosna&quot;;  FLOOR(0.5*[.N367])*30; IF([.C367]=&quot;lato&quot;;  FLOOR(0.9*[.N367])*30; IF([.C367]=&quot;jesień&quot;;  FLOOR(0.4*[.N367])*30; 0)))))" office:value-type="float" office:value="180" calcext:value-type="float">
            <text:p>180</text:p>
          </table:table-cell>
          <table:table-cell table:formula="of:=IF([.B367]=7; 15*[.N367]; 0) + IF(AND([.H366] &gt; 2400; MONTH([.A366])&lt;&gt;MONTH([.A367])); 2400; 0)" office:value-type="float" office:value="2400" calcext:value-type="float">
            <text:p>2400</text:p>
          </table:table-cell>
          <table:table-cell table:formula="of:=[.D367]+[.F366]" office:value-type="float" office:value="58950" calcext:value-type="float">
            <text:p>58950</text:p>
          </table:table-cell>
          <table:table-cell table:formula="of:=[.E367]+[.G366]" office:value-type="float" office:value="37025" calcext:value-type="float">
            <text:p>37025</text:p>
          </table:table-cell>
          <table:table-cell table:formula="of:=[.F367]-[.G367]" office:value-type="float" office:value="21925" calcext:value-type="float">
            <text:p>21925</text:p>
          </table:table-cell>
          <table:table-cell table:formula="of:=IF(OR([.B367]=6;[.B367]=7); 0; IF([.C367]=&quot;zima&quot;; 2*[.$R$6]; IF([.C367]=&quot;wiosna&quot;; 5*[.$R$6]; IF([.C367]=&quot;lato&quot;; 9*[.$R$6]; IF([.C367]=&quot;jesień&quot;; 4*[.$R$6]; 0)))))" office:value-type="float" office:value="60" calcext:value-type="float">
            <text:p>60</text:p>
          </table:table-cell>
          <table:table-cell table:formula="of:=[.J366]-[.E367]+[.I367]" office:value-type="float" office:value="2635" calcext:value-type="float">
            <text:p>2635</text:p>
          </table:table-cell>
          <table:table-cell table:formula="of:=IF(OR([.B367]=6;[.B367]=7); 0; IF([.C367]=&quot;zima&quot;; FLOOR(0.2*[.N367])*30; IF([.C367]=&quot;wiosna&quot;;  FLOOR(0.5*[.N367])*30; IF([.C367]=&quot;lato&quot;;  FLOOR(0.9*[.N367])*30; IF([.C367]=&quot;jesień&quot;;  FLOOR(0.4*[.N367])*30; 0)))))" office:value-type="float" office:value="180" calcext:value-type="float">
            <text:p>180</text:p>
          </table:table-cell>
          <table:table-cell table:formula="of:=IF(MONTH([.A367])&lt;&gt;MONTH([.A368]);1;0)" office:value-type="float" office:value="0" calcext:value-type="float">
            <text:p>0</text:p>
          </table:table-cell>
          <table:table-cell table:formula="of:=IF([.L367]=1;[.H367];0)" office:value-type="float" office:value="0" calcext:value-type="float">
            <text:p>0</text:p>
          </table:table-cell>
          <table:table-cell table:formula="of:=[.N366] + IF([.M366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02" calcext:value-type="date">
            <text:p>2.01.2024</text:p>
          </table:table-cell>
          <table:table-cell table:formula="of:=WEEKDAY([.A368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368]=6;[.B368]=7); 0; IF([.C368]=&quot;zima&quot;; FLOOR(0.2*[.N368])*30; IF([.C368]=&quot;wiosna&quot;;  FLOOR(0.5*[.N368])*30; IF([.C368]=&quot;lato&quot;;  FLOOR(0.9*[.N368])*30; IF([.C368]=&quot;jesień&quot;;  FLOOR(0.4*[.N368])*30; 0)))))" office:value-type="float" office:value="180" calcext:value-type="float">
            <text:p>180</text:p>
          </table:table-cell>
          <table:table-cell table:formula="of:=IF([.B368]=7; 15*[.N368]; 0) + IF(AND([.H367] &gt; 2400; MONTH([.A367])&lt;&gt;MONTH([.A368])); 2400; 0)" office:value-type="float" office:value="0" calcext:value-type="float">
            <text:p>0</text:p>
          </table:table-cell>
          <table:table-cell table:formula="of:=[.D368]+[.F367]" office:value-type="float" office:value="59130" calcext:value-type="float">
            <text:p>59130</text:p>
          </table:table-cell>
          <table:table-cell table:formula="of:=[.E368]+[.G367]" office:value-type="float" office:value="37025" calcext:value-type="float">
            <text:p>37025</text:p>
          </table:table-cell>
          <table:table-cell table:formula="of:=[.F368]-[.G368]" office:value-type="float" office:value="22105" calcext:value-type="float">
            <text:p>22105</text:p>
          </table:table-cell>
          <table:table-cell table:formula="of:=IF(OR([.B368]=6;[.B368]=7); 0; IF([.C368]=&quot;zima&quot;; 2*[.$R$6]; IF([.C368]=&quot;wiosna&quot;; 5*[.$R$6]; IF([.C368]=&quot;lato&quot;; 9*[.$R$6]; IF([.C368]=&quot;jesień&quot;; 4*[.$R$6]; 0)))))" office:value-type="float" office:value="60" calcext:value-type="float">
            <text:p>60</text:p>
          </table:table-cell>
          <table:table-cell table:formula="of:=[.J367]-[.E368]+[.I368]" office:value-type="float" office:value="2695" calcext:value-type="float">
            <text:p>2695</text:p>
          </table:table-cell>
          <table:table-cell table:formula="of:=IF(OR([.B368]=6;[.B368]=7); 0; IF([.C368]=&quot;zima&quot;; FLOOR(0.2*[.N368])*30; IF([.C368]=&quot;wiosna&quot;;  FLOOR(0.5*[.N368])*30; IF([.C368]=&quot;lato&quot;;  FLOOR(0.9*[.N368])*30; IF([.C368]=&quot;jesień&quot;;  FLOOR(0.4*[.N368])*30; 0)))))" office:value-type="float" office:value="180" calcext:value-type="float">
            <text:p>180</text:p>
          </table:table-cell>
          <table:table-cell table:formula="of:=IF(MONTH([.A368])&lt;&gt;MONTH([.A369]);1;0)" office:value-type="float" office:value="0" calcext:value-type="float">
            <text:p>0</text:p>
          </table:table-cell>
          <table:table-cell table:formula="of:=IF([.L368]=1;[.H368];0)" office:value-type="float" office:value="0" calcext:value-type="float">
            <text:p>0</text:p>
          </table:table-cell>
          <table:table-cell table:formula="of:=[.N367] + IF([.M367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03" calcext:value-type="date">
            <text:p>3.01.2024</text:p>
          </table:table-cell>
          <table:table-cell table:formula="of:=WEEKDAY([.A369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369]=6;[.B369]=7); 0; IF([.C369]=&quot;zima&quot;; FLOOR(0.2*[.N369])*30; IF([.C369]=&quot;wiosna&quot;;  FLOOR(0.5*[.N369])*30; IF([.C369]=&quot;lato&quot;;  FLOOR(0.9*[.N369])*30; IF([.C369]=&quot;jesień&quot;;  FLOOR(0.4*[.N369])*30; 0)))))" office:value-type="float" office:value="180" calcext:value-type="float">
            <text:p>180</text:p>
          </table:table-cell>
          <table:table-cell table:formula="of:=IF([.B369]=7; 15*[.N369]; 0) + IF(AND([.H368] &gt; 2400; MONTH([.A368])&lt;&gt;MONTH([.A369])); 2400; 0)" office:value-type="float" office:value="0" calcext:value-type="float">
            <text:p>0</text:p>
          </table:table-cell>
          <table:table-cell table:formula="of:=[.D369]+[.F368]" office:value-type="float" office:value="59310" calcext:value-type="float">
            <text:p>59310</text:p>
          </table:table-cell>
          <table:table-cell table:formula="of:=[.E369]+[.G368]" office:value-type="float" office:value="37025" calcext:value-type="float">
            <text:p>37025</text:p>
          </table:table-cell>
          <table:table-cell table:formula="of:=[.F369]-[.G369]" office:value-type="float" office:value="22285" calcext:value-type="float">
            <text:p>22285</text:p>
          </table:table-cell>
          <table:table-cell table:formula="of:=IF(OR([.B369]=6;[.B369]=7); 0; IF([.C369]=&quot;zima&quot;; 2*[.$R$6]; IF([.C369]=&quot;wiosna&quot;; 5*[.$R$6]; IF([.C369]=&quot;lato&quot;; 9*[.$R$6]; IF([.C369]=&quot;jesień&quot;; 4*[.$R$6]; 0)))))" office:value-type="float" office:value="60" calcext:value-type="float">
            <text:p>60</text:p>
          </table:table-cell>
          <table:table-cell table:formula="of:=[.J368]-[.E369]+[.I369]" office:value-type="float" office:value="2755" calcext:value-type="float">
            <text:p>2755</text:p>
          </table:table-cell>
          <table:table-cell table:formula="of:=IF(OR([.B369]=6;[.B369]=7); 0; IF([.C369]=&quot;zima&quot;; FLOOR(0.2*[.N369])*30; IF([.C369]=&quot;wiosna&quot;;  FLOOR(0.5*[.N369])*30; IF([.C369]=&quot;lato&quot;;  FLOOR(0.9*[.N369])*30; IF([.C369]=&quot;jesień&quot;;  FLOOR(0.4*[.N369])*30; 0)))))" office:value-type="float" office:value="180" calcext:value-type="float">
            <text:p>180</text:p>
          </table:table-cell>
          <table:table-cell table:formula="of:=IF(MONTH([.A369])&lt;&gt;MONTH([.A370]);1;0)" office:value-type="float" office:value="0" calcext:value-type="float">
            <text:p>0</text:p>
          </table:table-cell>
          <table:table-cell table:formula="of:=IF([.L369]=1;[.H369];0)" office:value-type="float" office:value="0" calcext:value-type="float">
            <text:p>0</text:p>
          </table:table-cell>
          <table:table-cell table:formula="of:=[.N368] + IF([.M368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04" calcext:value-type="date">
            <text:p>4.01.2024</text:p>
          </table:table-cell>
          <table:table-cell table:formula="of:=WEEKDAY([.A370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370]=6;[.B370]=7); 0; IF([.C370]=&quot;zima&quot;; FLOOR(0.2*[.N370])*30; IF([.C370]=&quot;wiosna&quot;;  FLOOR(0.5*[.N370])*30; IF([.C370]=&quot;lato&quot;;  FLOOR(0.9*[.N370])*30; IF([.C370]=&quot;jesień&quot;;  FLOOR(0.4*[.N370])*30; 0)))))" office:value-type="float" office:value="180" calcext:value-type="float">
            <text:p>180</text:p>
          </table:table-cell>
          <table:table-cell table:formula="of:=IF([.B370]=7; 15*[.N370]; 0) + IF(AND([.H369] &gt; 2400; MONTH([.A369])&lt;&gt;MONTH([.A370])); 2400; 0)" office:value-type="float" office:value="0" calcext:value-type="float">
            <text:p>0</text:p>
          </table:table-cell>
          <table:table-cell table:formula="of:=[.D370]+[.F369]" office:value-type="float" office:value="59490" calcext:value-type="float">
            <text:p>59490</text:p>
          </table:table-cell>
          <table:table-cell table:formula="of:=[.E370]+[.G369]" office:value-type="float" office:value="37025" calcext:value-type="float">
            <text:p>37025</text:p>
          </table:table-cell>
          <table:table-cell table:formula="of:=[.F370]-[.G370]" office:value-type="float" office:value="22465" calcext:value-type="float">
            <text:p>22465</text:p>
          </table:table-cell>
          <table:table-cell table:formula="of:=IF(OR([.B370]=6;[.B370]=7); 0; IF([.C370]=&quot;zima&quot;; 2*[.$R$6]; IF([.C370]=&quot;wiosna&quot;; 5*[.$R$6]; IF([.C370]=&quot;lato&quot;; 9*[.$R$6]; IF([.C370]=&quot;jesień&quot;; 4*[.$R$6]; 0)))))" office:value-type="float" office:value="60" calcext:value-type="float">
            <text:p>60</text:p>
          </table:table-cell>
          <table:table-cell table:formula="of:=[.J369]-[.E370]+[.I370]" office:value-type="float" office:value="2815" calcext:value-type="float">
            <text:p>2815</text:p>
          </table:table-cell>
          <table:table-cell table:formula="of:=IF(OR([.B370]=6;[.B370]=7); 0; IF([.C370]=&quot;zima&quot;; FLOOR(0.2*[.N370])*30; IF([.C370]=&quot;wiosna&quot;;  FLOOR(0.5*[.N370])*30; IF([.C370]=&quot;lato&quot;;  FLOOR(0.9*[.N370])*30; IF([.C370]=&quot;jesień&quot;;  FLOOR(0.4*[.N370])*30; 0)))))" office:value-type="float" office:value="180" calcext:value-type="float">
            <text:p>180</text:p>
          </table:table-cell>
          <table:table-cell table:formula="of:=IF(MONTH([.A370])&lt;&gt;MONTH([.A371]);1;0)" office:value-type="float" office:value="0" calcext:value-type="float">
            <text:p>0</text:p>
          </table:table-cell>
          <table:table-cell table:formula="of:=IF([.L370]=1;[.H370];0)" office:value-type="float" office:value="0" calcext:value-type="float">
            <text:p>0</text:p>
          </table:table-cell>
          <table:table-cell table:formula="of:=[.N369] + IF([.M369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05" calcext:value-type="date">
            <text:p>5.01.2024</text:p>
          </table:table-cell>
          <table:table-cell table:formula="of:=WEEKDAY([.A371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371]=6;[.B371]=7); 0; IF([.C371]=&quot;zima&quot;; FLOOR(0.2*[.N371])*30; IF([.C371]=&quot;wiosna&quot;;  FLOOR(0.5*[.N371])*30; IF([.C371]=&quot;lato&quot;;  FLOOR(0.9*[.N371])*30; IF([.C371]=&quot;jesień&quot;;  FLOOR(0.4*[.N371])*30; 0)))))" office:value-type="float" office:value="180" calcext:value-type="float">
            <text:p>180</text:p>
          </table:table-cell>
          <table:table-cell table:formula="of:=IF([.B371]=7; 15*[.N371]; 0) + IF(AND([.H370] &gt; 2400; MONTH([.A370])&lt;&gt;MONTH([.A371])); 2400; 0)" office:value-type="float" office:value="0" calcext:value-type="float">
            <text:p>0</text:p>
          </table:table-cell>
          <table:table-cell table:formula="of:=[.D371]+[.F370]" office:value-type="float" office:value="59670" calcext:value-type="float">
            <text:p>59670</text:p>
          </table:table-cell>
          <table:table-cell table:formula="of:=[.E371]+[.G370]" office:value-type="float" office:value="37025" calcext:value-type="float">
            <text:p>37025</text:p>
          </table:table-cell>
          <table:table-cell table:formula="of:=[.F371]-[.G371]" office:value-type="float" office:value="22645" calcext:value-type="float">
            <text:p>22645</text:p>
          </table:table-cell>
          <table:table-cell table:formula="of:=IF(OR([.B371]=6;[.B371]=7); 0; IF([.C371]=&quot;zima&quot;; 2*[.$R$6]; IF([.C371]=&quot;wiosna&quot;; 5*[.$R$6]; IF([.C371]=&quot;lato&quot;; 9*[.$R$6]; IF([.C371]=&quot;jesień&quot;; 4*[.$R$6]; 0)))))" office:value-type="float" office:value="60" calcext:value-type="float">
            <text:p>60</text:p>
          </table:table-cell>
          <table:table-cell table:formula="of:=[.J370]-[.E371]+[.I371]" office:value-type="float" office:value="2875" calcext:value-type="float">
            <text:p>2875</text:p>
          </table:table-cell>
          <table:table-cell table:formula="of:=IF(OR([.B371]=6;[.B371]=7); 0; IF([.C371]=&quot;zima&quot;; FLOOR(0.2*[.N371])*30; IF([.C371]=&quot;wiosna&quot;;  FLOOR(0.5*[.N371])*30; IF([.C371]=&quot;lato&quot;;  FLOOR(0.9*[.N371])*30; IF([.C371]=&quot;jesień&quot;;  FLOOR(0.4*[.N371])*30; 0)))))" office:value-type="float" office:value="180" calcext:value-type="float">
            <text:p>180</text:p>
          </table:table-cell>
          <table:table-cell table:formula="of:=IF(MONTH([.A371])&lt;&gt;MONTH([.A372]);1;0)" office:value-type="float" office:value="0" calcext:value-type="float">
            <text:p>0</text:p>
          </table:table-cell>
          <table:table-cell table:formula="of:=IF([.L371]=1;[.H371];0)" office:value-type="float" office:value="0" calcext:value-type="float">
            <text:p>0</text:p>
          </table:table-cell>
          <table:table-cell table:formula="of:=[.N370] + IF([.M370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06" calcext:value-type="date">
            <text:p>6.01.2024</text:p>
          </table:table-cell>
          <table:table-cell table:formula="of:=WEEKDAY([.A372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372]=6;[.B372]=7); 0; IF([.C372]=&quot;zima&quot;; FLOOR(0.2*[.N372])*30; IF([.C372]=&quot;wiosna&quot;;  FLOOR(0.5*[.N372])*30; IF([.C372]=&quot;lato&quot;;  FLOOR(0.9*[.N372])*30; IF([.C372]=&quot;jesień&quot;;  FLOOR(0.4*[.N372])*30; 0)))))" office:value-type="float" office:value="0" calcext:value-type="float">
            <text:p>0</text:p>
          </table:table-cell>
          <table:table-cell table:formula="of:=IF([.B372]=7; 15*[.N372]; 0) + IF(AND([.H371] &gt; 2400; MONTH([.A371])&lt;&gt;MONTH([.A372])); 2400; 0)" office:value-type="float" office:value="0" calcext:value-type="float">
            <text:p>0</text:p>
          </table:table-cell>
          <table:table-cell table:formula="of:=[.D372]+[.F371]" office:value-type="float" office:value="59670" calcext:value-type="float">
            <text:p>59670</text:p>
          </table:table-cell>
          <table:table-cell table:formula="of:=[.E372]+[.G371]" office:value-type="float" office:value="37025" calcext:value-type="float">
            <text:p>37025</text:p>
          </table:table-cell>
          <table:table-cell table:formula="of:=[.F372]-[.G372]" office:value-type="float" office:value="22645" calcext:value-type="float">
            <text:p>22645</text:p>
          </table:table-cell>
          <table:table-cell table:formula="of:=IF(OR([.B372]=6;[.B372]=7); 0; IF([.C372]=&quot;zima&quot;; 2*[.$R$6]; IF([.C372]=&quot;wiosna&quot;; 5*[.$R$6]; IF([.C372]=&quot;lato&quot;; 9*[.$R$6]; IF([.C372]=&quot;jesień&quot;; 4*[.$R$6]; 0)))))" office:value-type="float" office:value="0" calcext:value-type="float">
            <text:p>0</text:p>
          </table:table-cell>
          <table:table-cell table:formula="of:=[.J371]-[.E372]+[.I372]" office:value-type="float" office:value="2875" calcext:value-type="float">
            <text:p>2875</text:p>
          </table:table-cell>
          <table:table-cell table:formula="of:=IF(OR([.B372]=6;[.B372]=7); 0; IF([.C372]=&quot;zima&quot;; FLOOR(0.2*[.N372])*30; IF([.C372]=&quot;wiosna&quot;;  FLOOR(0.5*[.N372])*30; IF([.C372]=&quot;lato&quot;;  FLOOR(0.9*[.N372])*30; IF([.C372]=&quot;jesień&quot;;  FLOOR(0.4*[.N372])*30; 0)))))" office:value-type="float" office:value="0" calcext:value-type="float">
            <text:p>0</text:p>
          </table:table-cell>
          <table:table-cell table:formula="of:=IF(MONTH([.A372])&lt;&gt;MONTH([.A373]);1;0)" office:value-type="float" office:value="0" calcext:value-type="float">
            <text:p>0</text:p>
          </table:table-cell>
          <table:table-cell table:formula="of:=IF([.L372]=1;[.H372];0)" office:value-type="float" office:value="0" calcext:value-type="float">
            <text:p>0</text:p>
          </table:table-cell>
          <table:table-cell table:formula="of:=[.N371] + IF([.M371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07" calcext:value-type="date">
            <text:p>7.01.2024</text:p>
          </table:table-cell>
          <table:table-cell table:formula="of:=WEEKDAY([.A373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373]=6;[.B373]=7); 0; IF([.C373]=&quot;zima&quot;; FLOOR(0.2*[.N373])*30; IF([.C373]=&quot;wiosna&quot;;  FLOOR(0.5*[.N373])*30; IF([.C373]=&quot;lato&quot;;  FLOOR(0.9*[.N373])*30; IF([.C373]=&quot;jesień&quot;;  FLOOR(0.4*[.N373])*30; 0)))))" office:value-type="float" office:value="0" calcext:value-type="float">
            <text:p>0</text:p>
          </table:table-cell>
          <table:table-cell table:formula="of:=IF([.B373]=7; 15*[.N373]; 0) + IF(AND([.H372] &gt; 2400; MONTH([.A372])&lt;&gt;MONTH([.A373])); 2400; 0)" office:value-type="float" office:value="465" calcext:value-type="float">
            <text:p>465</text:p>
          </table:table-cell>
          <table:table-cell table:formula="of:=[.D373]+[.F372]" office:value-type="float" office:value="59670" calcext:value-type="float">
            <text:p>59670</text:p>
          </table:table-cell>
          <table:table-cell table:formula="of:=[.E373]+[.G372]" office:value-type="float" office:value="37490" calcext:value-type="float">
            <text:p>37490</text:p>
          </table:table-cell>
          <table:table-cell table:formula="of:=[.F373]-[.G373]" office:value-type="float" office:value="22180" calcext:value-type="float">
            <text:p>22180</text:p>
          </table:table-cell>
          <table:table-cell table:formula="of:=IF(OR([.B373]=6;[.B373]=7); 0; IF([.C373]=&quot;zima&quot;; 2*[.$R$6]; IF([.C373]=&quot;wiosna&quot;; 5*[.$R$6]; IF([.C373]=&quot;lato&quot;; 9*[.$R$6]; IF([.C373]=&quot;jesień&quot;; 4*[.$R$6]; 0)))))" office:value-type="float" office:value="0" calcext:value-type="float">
            <text:p>0</text:p>
          </table:table-cell>
          <table:table-cell table:formula="of:=[.J372]-[.E373]+[.I373]" office:value-type="float" office:value="2410" calcext:value-type="float">
            <text:p>2410</text:p>
          </table:table-cell>
          <table:table-cell table:formula="of:=IF(OR([.B373]=6;[.B373]=7); 0; IF([.C373]=&quot;zima&quot;; FLOOR(0.2*[.N373])*30; IF([.C373]=&quot;wiosna&quot;;  FLOOR(0.5*[.N373])*30; IF([.C373]=&quot;lato&quot;;  FLOOR(0.9*[.N373])*30; IF([.C373]=&quot;jesień&quot;;  FLOOR(0.4*[.N373])*30; 0)))))" office:value-type="float" office:value="0" calcext:value-type="float">
            <text:p>0</text:p>
          </table:table-cell>
          <table:table-cell table:formula="of:=IF(MONTH([.A373])&lt;&gt;MONTH([.A374]);1;0)" office:value-type="float" office:value="0" calcext:value-type="float">
            <text:p>0</text:p>
          </table:table-cell>
          <table:table-cell table:formula="of:=IF([.L373]=1;[.H373];0)" office:value-type="float" office:value="0" calcext:value-type="float">
            <text:p>0</text:p>
          </table:table-cell>
          <table:table-cell table:formula="of:=[.N372] + IF([.M372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08" calcext:value-type="date">
            <text:p>8.01.2024</text:p>
          </table:table-cell>
          <table:table-cell table:formula="of:=WEEKDAY([.A374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374]=6;[.B374]=7); 0; IF([.C374]=&quot;zima&quot;; FLOOR(0.2*[.N374])*30; IF([.C374]=&quot;wiosna&quot;;  FLOOR(0.5*[.N374])*30; IF([.C374]=&quot;lato&quot;;  FLOOR(0.9*[.N374])*30; IF([.C374]=&quot;jesień&quot;;  FLOOR(0.4*[.N374])*30; 0)))))" office:value-type="float" office:value="180" calcext:value-type="float">
            <text:p>180</text:p>
          </table:table-cell>
          <table:table-cell table:formula="of:=IF([.B374]=7; 15*[.N374]; 0) + IF(AND([.H373] &gt; 2400; MONTH([.A373])&lt;&gt;MONTH([.A374])); 2400; 0)" office:value-type="float" office:value="0" calcext:value-type="float">
            <text:p>0</text:p>
          </table:table-cell>
          <table:table-cell table:formula="of:=[.D374]+[.F373]" office:value-type="float" office:value="59850" calcext:value-type="float">
            <text:p>59850</text:p>
          </table:table-cell>
          <table:table-cell table:formula="of:=[.E374]+[.G373]" office:value-type="float" office:value="37490" calcext:value-type="float">
            <text:p>37490</text:p>
          </table:table-cell>
          <table:table-cell table:formula="of:=[.F374]-[.G374]" office:value-type="float" office:value="22360" calcext:value-type="float">
            <text:p>22360</text:p>
          </table:table-cell>
          <table:table-cell table:formula="of:=IF(OR([.B374]=6;[.B374]=7); 0; IF([.C374]=&quot;zima&quot;; 2*[.$R$6]; IF([.C374]=&quot;wiosna&quot;; 5*[.$R$6]; IF([.C374]=&quot;lato&quot;; 9*[.$R$6]; IF([.C374]=&quot;jesień&quot;; 4*[.$R$6]; 0)))))" office:value-type="float" office:value="60" calcext:value-type="float">
            <text:p>60</text:p>
          </table:table-cell>
          <table:table-cell table:formula="of:=[.J373]-[.E374]+[.I374]" office:value-type="float" office:value="2470" calcext:value-type="float">
            <text:p>2470</text:p>
          </table:table-cell>
          <table:table-cell table:formula="of:=IF(OR([.B374]=6;[.B374]=7); 0; IF([.C374]=&quot;zima&quot;; FLOOR(0.2*[.N374])*30; IF([.C374]=&quot;wiosna&quot;;  FLOOR(0.5*[.N374])*30; IF([.C374]=&quot;lato&quot;;  FLOOR(0.9*[.N374])*30; IF([.C374]=&quot;jesień&quot;;  FLOOR(0.4*[.N374])*30; 0)))))" office:value-type="float" office:value="180" calcext:value-type="float">
            <text:p>180</text:p>
          </table:table-cell>
          <table:table-cell table:formula="of:=IF(MONTH([.A374])&lt;&gt;MONTH([.A375]);1;0)" office:value-type="float" office:value="0" calcext:value-type="float">
            <text:p>0</text:p>
          </table:table-cell>
          <table:table-cell table:formula="of:=IF([.L374]=1;[.H374];0)" office:value-type="float" office:value="0" calcext:value-type="float">
            <text:p>0</text:p>
          </table:table-cell>
          <table:table-cell table:formula="of:=[.N373] + IF([.M373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09" calcext:value-type="date">
            <text:p>9.01.2024</text:p>
          </table:table-cell>
          <table:table-cell table:formula="of:=WEEKDAY([.A375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375]=6;[.B375]=7); 0; IF([.C375]=&quot;zima&quot;; FLOOR(0.2*[.N375])*30; IF([.C375]=&quot;wiosna&quot;;  FLOOR(0.5*[.N375])*30; IF([.C375]=&quot;lato&quot;;  FLOOR(0.9*[.N375])*30; IF([.C375]=&quot;jesień&quot;;  FLOOR(0.4*[.N375])*30; 0)))))" office:value-type="float" office:value="180" calcext:value-type="float">
            <text:p>180</text:p>
          </table:table-cell>
          <table:table-cell table:formula="of:=IF([.B375]=7; 15*[.N375]; 0) + IF(AND([.H374] &gt; 2400; MONTH([.A374])&lt;&gt;MONTH([.A375])); 2400; 0)" office:value-type="float" office:value="0" calcext:value-type="float">
            <text:p>0</text:p>
          </table:table-cell>
          <table:table-cell table:formula="of:=[.D375]+[.F374]" office:value-type="float" office:value="60030" calcext:value-type="float">
            <text:p>60030</text:p>
          </table:table-cell>
          <table:table-cell table:formula="of:=[.E375]+[.G374]" office:value-type="float" office:value="37490" calcext:value-type="float">
            <text:p>37490</text:p>
          </table:table-cell>
          <table:table-cell table:formula="of:=[.F375]-[.G375]" office:value-type="float" office:value="22540" calcext:value-type="float">
            <text:p>22540</text:p>
          </table:table-cell>
          <table:table-cell table:formula="of:=IF(OR([.B375]=6;[.B375]=7); 0; IF([.C375]=&quot;zima&quot;; 2*[.$R$6]; IF([.C375]=&quot;wiosna&quot;; 5*[.$R$6]; IF([.C375]=&quot;lato&quot;; 9*[.$R$6]; IF([.C375]=&quot;jesień&quot;; 4*[.$R$6]; 0)))))" office:value-type="float" office:value="60" calcext:value-type="float">
            <text:p>60</text:p>
          </table:table-cell>
          <table:table-cell table:formula="of:=[.J374]-[.E375]+[.I375]" office:value-type="float" office:value="2530" calcext:value-type="float">
            <text:p>2530</text:p>
          </table:table-cell>
          <table:table-cell table:formula="of:=IF(OR([.B375]=6;[.B375]=7); 0; IF([.C375]=&quot;zima&quot;; FLOOR(0.2*[.N375])*30; IF([.C375]=&quot;wiosna&quot;;  FLOOR(0.5*[.N375])*30; IF([.C375]=&quot;lato&quot;;  FLOOR(0.9*[.N375])*30; IF([.C375]=&quot;jesień&quot;;  FLOOR(0.4*[.N375])*30; 0)))))" office:value-type="float" office:value="180" calcext:value-type="float">
            <text:p>180</text:p>
          </table:table-cell>
          <table:table-cell table:formula="of:=IF(MONTH([.A375])&lt;&gt;MONTH([.A376]);1;0)" office:value-type="float" office:value="0" calcext:value-type="float">
            <text:p>0</text:p>
          </table:table-cell>
          <table:table-cell table:formula="of:=IF([.L375]=1;[.H375];0)" office:value-type="float" office:value="0" calcext:value-type="float">
            <text:p>0</text:p>
          </table:table-cell>
          <table:table-cell table:formula="of:=[.N374] + IF([.M374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10" calcext:value-type="date">
            <text:p>10.01.2024</text:p>
          </table:table-cell>
          <table:table-cell table:formula="of:=WEEKDAY([.A376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376]=6;[.B376]=7); 0; IF([.C376]=&quot;zima&quot;; FLOOR(0.2*[.N376])*30; IF([.C376]=&quot;wiosna&quot;;  FLOOR(0.5*[.N376])*30; IF([.C376]=&quot;lato&quot;;  FLOOR(0.9*[.N376])*30; IF([.C376]=&quot;jesień&quot;;  FLOOR(0.4*[.N376])*30; 0)))))" office:value-type="float" office:value="180" calcext:value-type="float">
            <text:p>180</text:p>
          </table:table-cell>
          <table:table-cell table:formula="of:=IF([.B376]=7; 15*[.N376]; 0) + IF(AND([.H375] &gt; 2400; MONTH([.A375])&lt;&gt;MONTH([.A376])); 2400; 0)" office:value-type="float" office:value="0" calcext:value-type="float">
            <text:p>0</text:p>
          </table:table-cell>
          <table:table-cell table:formula="of:=[.D376]+[.F375]" office:value-type="float" office:value="60210" calcext:value-type="float">
            <text:p>60210</text:p>
          </table:table-cell>
          <table:table-cell table:formula="of:=[.E376]+[.G375]" office:value-type="float" office:value="37490" calcext:value-type="float">
            <text:p>37490</text:p>
          </table:table-cell>
          <table:table-cell table:formula="of:=[.F376]-[.G376]" office:value-type="float" office:value="22720" calcext:value-type="float">
            <text:p>22720</text:p>
          </table:table-cell>
          <table:table-cell table:formula="of:=IF(OR([.B376]=6;[.B376]=7); 0; IF([.C376]=&quot;zima&quot;; 2*[.$R$6]; IF([.C376]=&quot;wiosna&quot;; 5*[.$R$6]; IF([.C376]=&quot;lato&quot;; 9*[.$R$6]; IF([.C376]=&quot;jesień&quot;; 4*[.$R$6]; 0)))))" office:value-type="float" office:value="60" calcext:value-type="float">
            <text:p>60</text:p>
          </table:table-cell>
          <table:table-cell table:formula="of:=[.J375]-[.E376]+[.I376]" office:value-type="float" office:value="2590" calcext:value-type="float">
            <text:p>2590</text:p>
          </table:table-cell>
          <table:table-cell table:formula="of:=IF(OR([.B376]=6;[.B376]=7); 0; IF([.C376]=&quot;zima&quot;; FLOOR(0.2*[.N376])*30; IF([.C376]=&quot;wiosna&quot;;  FLOOR(0.5*[.N376])*30; IF([.C376]=&quot;lato&quot;;  FLOOR(0.9*[.N376])*30; IF([.C376]=&quot;jesień&quot;;  FLOOR(0.4*[.N376])*30; 0)))))" office:value-type="float" office:value="180" calcext:value-type="float">
            <text:p>180</text:p>
          </table:table-cell>
          <table:table-cell table:formula="of:=IF(MONTH([.A376])&lt;&gt;MONTH([.A377]);1;0)" office:value-type="float" office:value="0" calcext:value-type="float">
            <text:p>0</text:p>
          </table:table-cell>
          <table:table-cell table:formula="of:=IF([.L376]=1;[.H376];0)" office:value-type="float" office:value="0" calcext:value-type="float">
            <text:p>0</text:p>
          </table:table-cell>
          <table:table-cell table:formula="of:=[.N375] + IF([.M375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11" calcext:value-type="date">
            <text:p>11.01.2024</text:p>
          </table:table-cell>
          <table:table-cell table:formula="of:=WEEKDAY([.A377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377]=6;[.B377]=7); 0; IF([.C377]=&quot;zima&quot;; FLOOR(0.2*[.N377])*30; IF([.C377]=&quot;wiosna&quot;;  FLOOR(0.5*[.N377])*30; IF([.C377]=&quot;lato&quot;;  FLOOR(0.9*[.N377])*30; IF([.C377]=&quot;jesień&quot;;  FLOOR(0.4*[.N377])*30; 0)))))" office:value-type="float" office:value="180" calcext:value-type="float">
            <text:p>180</text:p>
          </table:table-cell>
          <table:table-cell table:formula="of:=IF([.B377]=7; 15*[.N377]; 0) + IF(AND([.H376] &gt; 2400; MONTH([.A376])&lt;&gt;MONTH([.A377])); 2400; 0)" office:value-type="float" office:value="0" calcext:value-type="float">
            <text:p>0</text:p>
          </table:table-cell>
          <table:table-cell table:formula="of:=[.D377]+[.F376]" office:value-type="float" office:value="60390" calcext:value-type="float">
            <text:p>60390</text:p>
          </table:table-cell>
          <table:table-cell table:formula="of:=[.E377]+[.G376]" office:value-type="float" office:value="37490" calcext:value-type="float">
            <text:p>37490</text:p>
          </table:table-cell>
          <table:table-cell table:formula="of:=[.F377]-[.G377]" office:value-type="float" office:value="22900" calcext:value-type="float">
            <text:p>22900</text:p>
          </table:table-cell>
          <table:table-cell table:formula="of:=IF(OR([.B377]=6;[.B377]=7); 0; IF([.C377]=&quot;zima&quot;; 2*[.$R$6]; IF([.C377]=&quot;wiosna&quot;; 5*[.$R$6]; IF([.C377]=&quot;lato&quot;; 9*[.$R$6]; IF([.C377]=&quot;jesień&quot;; 4*[.$R$6]; 0)))))" office:value-type="float" office:value="60" calcext:value-type="float">
            <text:p>60</text:p>
          </table:table-cell>
          <table:table-cell table:formula="of:=[.J376]-[.E377]+[.I377]" office:value-type="float" office:value="2650" calcext:value-type="float">
            <text:p>2650</text:p>
          </table:table-cell>
          <table:table-cell table:formula="of:=IF(OR([.B377]=6;[.B377]=7); 0; IF([.C377]=&quot;zima&quot;; FLOOR(0.2*[.N377])*30; IF([.C377]=&quot;wiosna&quot;;  FLOOR(0.5*[.N377])*30; IF([.C377]=&quot;lato&quot;;  FLOOR(0.9*[.N377])*30; IF([.C377]=&quot;jesień&quot;;  FLOOR(0.4*[.N377])*30; 0)))))" office:value-type="float" office:value="180" calcext:value-type="float">
            <text:p>180</text:p>
          </table:table-cell>
          <table:table-cell table:formula="of:=IF(MONTH([.A377])&lt;&gt;MONTH([.A378]);1;0)" office:value-type="float" office:value="0" calcext:value-type="float">
            <text:p>0</text:p>
          </table:table-cell>
          <table:table-cell table:formula="of:=IF([.L377]=1;[.H377];0)" office:value-type="float" office:value="0" calcext:value-type="float">
            <text:p>0</text:p>
          </table:table-cell>
          <table:table-cell table:formula="of:=[.N376] + IF([.M376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12" calcext:value-type="date">
            <text:p>12.01.2024</text:p>
          </table:table-cell>
          <table:table-cell table:formula="of:=WEEKDAY([.A378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378]=6;[.B378]=7); 0; IF([.C378]=&quot;zima&quot;; FLOOR(0.2*[.N378])*30; IF([.C378]=&quot;wiosna&quot;;  FLOOR(0.5*[.N378])*30; IF([.C378]=&quot;lato&quot;;  FLOOR(0.9*[.N378])*30; IF([.C378]=&quot;jesień&quot;;  FLOOR(0.4*[.N378])*30; 0)))))" office:value-type="float" office:value="180" calcext:value-type="float">
            <text:p>180</text:p>
          </table:table-cell>
          <table:table-cell table:formula="of:=IF([.B378]=7; 15*[.N378]; 0) + IF(AND([.H377] &gt; 2400; MONTH([.A377])&lt;&gt;MONTH([.A378])); 2400; 0)" office:value-type="float" office:value="0" calcext:value-type="float">
            <text:p>0</text:p>
          </table:table-cell>
          <table:table-cell table:formula="of:=[.D378]+[.F377]" office:value-type="float" office:value="60570" calcext:value-type="float">
            <text:p>60570</text:p>
          </table:table-cell>
          <table:table-cell table:formula="of:=[.E378]+[.G377]" office:value-type="float" office:value="37490" calcext:value-type="float">
            <text:p>37490</text:p>
          </table:table-cell>
          <table:table-cell table:formula="of:=[.F378]-[.G378]" office:value-type="float" office:value="23080" calcext:value-type="float">
            <text:p>23080</text:p>
          </table:table-cell>
          <table:table-cell table:formula="of:=IF(OR([.B378]=6;[.B378]=7); 0; IF([.C378]=&quot;zima&quot;; 2*[.$R$6]; IF([.C378]=&quot;wiosna&quot;; 5*[.$R$6]; IF([.C378]=&quot;lato&quot;; 9*[.$R$6]; IF([.C378]=&quot;jesień&quot;; 4*[.$R$6]; 0)))))" office:value-type="float" office:value="60" calcext:value-type="float">
            <text:p>60</text:p>
          </table:table-cell>
          <table:table-cell table:formula="of:=[.J377]-[.E378]+[.I378]" office:value-type="float" office:value="2710" calcext:value-type="float">
            <text:p>2710</text:p>
          </table:table-cell>
          <table:table-cell table:formula="of:=IF(OR([.B378]=6;[.B378]=7); 0; IF([.C378]=&quot;zima&quot;; FLOOR(0.2*[.N378])*30; IF([.C378]=&quot;wiosna&quot;;  FLOOR(0.5*[.N378])*30; IF([.C378]=&quot;lato&quot;;  FLOOR(0.9*[.N378])*30; IF([.C378]=&quot;jesień&quot;;  FLOOR(0.4*[.N378])*30; 0)))))" office:value-type="float" office:value="180" calcext:value-type="float">
            <text:p>180</text:p>
          </table:table-cell>
          <table:table-cell table:formula="of:=IF(MONTH([.A378])&lt;&gt;MONTH([.A379]);1;0)" office:value-type="float" office:value="0" calcext:value-type="float">
            <text:p>0</text:p>
          </table:table-cell>
          <table:table-cell table:formula="of:=IF([.L378]=1;[.H378];0)" office:value-type="float" office:value="0" calcext:value-type="float">
            <text:p>0</text:p>
          </table:table-cell>
          <table:table-cell table:formula="of:=[.N377] + IF([.M377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13" calcext:value-type="date">
            <text:p>13.01.2024</text:p>
          </table:table-cell>
          <table:table-cell table:formula="of:=WEEKDAY([.A379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379]=6;[.B379]=7); 0; IF([.C379]=&quot;zima&quot;; FLOOR(0.2*[.N379])*30; IF([.C379]=&quot;wiosna&quot;;  FLOOR(0.5*[.N379])*30; IF([.C379]=&quot;lato&quot;;  FLOOR(0.9*[.N379])*30; IF([.C379]=&quot;jesień&quot;;  FLOOR(0.4*[.N379])*30; 0)))))" office:value-type="float" office:value="0" calcext:value-type="float">
            <text:p>0</text:p>
          </table:table-cell>
          <table:table-cell table:formula="of:=IF([.B379]=7; 15*[.N379]; 0) + IF(AND([.H378] &gt; 2400; MONTH([.A378])&lt;&gt;MONTH([.A379])); 2400; 0)" office:value-type="float" office:value="0" calcext:value-type="float">
            <text:p>0</text:p>
          </table:table-cell>
          <table:table-cell table:formula="of:=[.D379]+[.F378]" office:value-type="float" office:value="60570" calcext:value-type="float">
            <text:p>60570</text:p>
          </table:table-cell>
          <table:table-cell table:formula="of:=[.E379]+[.G378]" office:value-type="float" office:value="37490" calcext:value-type="float">
            <text:p>37490</text:p>
          </table:table-cell>
          <table:table-cell table:formula="of:=[.F379]-[.G379]" office:value-type="float" office:value="23080" calcext:value-type="float">
            <text:p>23080</text:p>
          </table:table-cell>
          <table:table-cell table:formula="of:=IF(OR([.B379]=6;[.B379]=7); 0; IF([.C379]=&quot;zima&quot;; 2*[.$R$6]; IF([.C379]=&quot;wiosna&quot;; 5*[.$R$6]; IF([.C379]=&quot;lato&quot;; 9*[.$R$6]; IF([.C379]=&quot;jesień&quot;; 4*[.$R$6]; 0)))))" office:value-type="float" office:value="0" calcext:value-type="float">
            <text:p>0</text:p>
          </table:table-cell>
          <table:table-cell table:formula="of:=[.J378]-[.E379]+[.I379]" office:value-type="float" office:value="2710" calcext:value-type="float">
            <text:p>2710</text:p>
          </table:table-cell>
          <table:table-cell table:formula="of:=IF(OR([.B379]=6;[.B379]=7); 0; IF([.C379]=&quot;zima&quot;; FLOOR(0.2*[.N379])*30; IF([.C379]=&quot;wiosna&quot;;  FLOOR(0.5*[.N379])*30; IF([.C379]=&quot;lato&quot;;  FLOOR(0.9*[.N379])*30; IF([.C379]=&quot;jesień&quot;;  FLOOR(0.4*[.N379])*30; 0)))))" office:value-type="float" office:value="0" calcext:value-type="float">
            <text:p>0</text:p>
          </table:table-cell>
          <table:table-cell table:formula="of:=IF(MONTH([.A379])&lt;&gt;MONTH([.A380]);1;0)" office:value-type="float" office:value="0" calcext:value-type="float">
            <text:p>0</text:p>
          </table:table-cell>
          <table:table-cell table:formula="of:=IF([.L379]=1;[.H379];0)" office:value-type="float" office:value="0" calcext:value-type="float">
            <text:p>0</text:p>
          </table:table-cell>
          <table:table-cell table:formula="of:=[.N378] + IF([.M378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14" calcext:value-type="date">
            <text:p>14.01.2024</text:p>
          </table:table-cell>
          <table:table-cell table:formula="of:=WEEKDAY([.A380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380]=6;[.B380]=7); 0; IF([.C380]=&quot;zima&quot;; FLOOR(0.2*[.N380])*30; IF([.C380]=&quot;wiosna&quot;;  FLOOR(0.5*[.N380])*30; IF([.C380]=&quot;lato&quot;;  FLOOR(0.9*[.N380])*30; IF([.C380]=&quot;jesień&quot;;  FLOOR(0.4*[.N380])*30; 0)))))" office:value-type="float" office:value="0" calcext:value-type="float">
            <text:p>0</text:p>
          </table:table-cell>
          <table:table-cell table:formula="of:=IF([.B380]=7; 15*[.N380]; 0) + IF(AND([.H379] &gt; 2400; MONTH([.A379])&lt;&gt;MONTH([.A380])); 2400; 0)" office:value-type="float" office:value="465" calcext:value-type="float">
            <text:p>465</text:p>
          </table:table-cell>
          <table:table-cell table:formula="of:=[.D380]+[.F379]" office:value-type="float" office:value="60570" calcext:value-type="float">
            <text:p>60570</text:p>
          </table:table-cell>
          <table:table-cell table:formula="of:=[.E380]+[.G379]" office:value-type="float" office:value="37955" calcext:value-type="float">
            <text:p>37955</text:p>
          </table:table-cell>
          <table:table-cell table:formula="of:=[.F380]-[.G380]" office:value-type="float" office:value="22615" calcext:value-type="float">
            <text:p>22615</text:p>
          </table:table-cell>
          <table:table-cell table:formula="of:=IF(OR([.B380]=6;[.B380]=7); 0; IF([.C380]=&quot;zima&quot;; 2*[.$R$6]; IF([.C380]=&quot;wiosna&quot;; 5*[.$R$6]; IF([.C380]=&quot;lato&quot;; 9*[.$R$6]; IF([.C380]=&quot;jesień&quot;; 4*[.$R$6]; 0)))))" office:value-type="float" office:value="0" calcext:value-type="float">
            <text:p>0</text:p>
          </table:table-cell>
          <table:table-cell table:formula="of:=[.J379]-[.E380]+[.I380]" office:value-type="float" office:value="2245" calcext:value-type="float">
            <text:p>2245</text:p>
          </table:table-cell>
          <table:table-cell table:formula="of:=IF(OR([.B380]=6;[.B380]=7); 0; IF([.C380]=&quot;zima&quot;; FLOOR(0.2*[.N380])*30; IF([.C380]=&quot;wiosna&quot;;  FLOOR(0.5*[.N380])*30; IF([.C380]=&quot;lato&quot;;  FLOOR(0.9*[.N380])*30; IF([.C380]=&quot;jesień&quot;;  FLOOR(0.4*[.N380])*30; 0)))))" office:value-type="float" office:value="0" calcext:value-type="float">
            <text:p>0</text:p>
          </table:table-cell>
          <table:table-cell table:formula="of:=IF(MONTH([.A380])&lt;&gt;MONTH([.A381]);1;0)" office:value-type="float" office:value="0" calcext:value-type="float">
            <text:p>0</text:p>
          </table:table-cell>
          <table:table-cell table:formula="of:=IF([.L380]=1;[.H380];0)" office:value-type="float" office:value="0" calcext:value-type="float">
            <text:p>0</text:p>
          </table:table-cell>
          <table:table-cell table:formula="of:=[.N379] + IF([.M379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15" calcext:value-type="date">
            <text:p>15.01.2024</text:p>
          </table:table-cell>
          <table:table-cell table:formula="of:=WEEKDAY([.A381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381]=6;[.B381]=7); 0; IF([.C381]=&quot;zima&quot;; FLOOR(0.2*[.N381])*30; IF([.C381]=&quot;wiosna&quot;;  FLOOR(0.5*[.N381])*30; IF([.C381]=&quot;lato&quot;;  FLOOR(0.9*[.N381])*30; IF([.C381]=&quot;jesień&quot;;  FLOOR(0.4*[.N381])*30; 0)))))" office:value-type="float" office:value="180" calcext:value-type="float">
            <text:p>180</text:p>
          </table:table-cell>
          <table:table-cell table:formula="of:=IF([.B381]=7; 15*[.N381]; 0) + IF(AND([.H380] &gt; 2400; MONTH([.A380])&lt;&gt;MONTH([.A381])); 2400; 0)" office:value-type="float" office:value="0" calcext:value-type="float">
            <text:p>0</text:p>
          </table:table-cell>
          <table:table-cell table:formula="of:=[.D381]+[.F380]" office:value-type="float" office:value="60750" calcext:value-type="float">
            <text:p>60750</text:p>
          </table:table-cell>
          <table:table-cell table:formula="of:=[.E381]+[.G380]" office:value-type="float" office:value="37955" calcext:value-type="float">
            <text:p>37955</text:p>
          </table:table-cell>
          <table:table-cell table:formula="of:=[.F381]-[.G381]" office:value-type="float" office:value="22795" calcext:value-type="float">
            <text:p>22795</text:p>
          </table:table-cell>
          <table:table-cell table:formula="of:=IF(OR([.B381]=6;[.B381]=7); 0; IF([.C381]=&quot;zima&quot;; 2*[.$R$6]; IF([.C381]=&quot;wiosna&quot;; 5*[.$R$6]; IF([.C381]=&quot;lato&quot;; 9*[.$R$6]; IF([.C381]=&quot;jesień&quot;; 4*[.$R$6]; 0)))))" office:value-type="float" office:value="60" calcext:value-type="float">
            <text:p>60</text:p>
          </table:table-cell>
          <table:table-cell table:formula="of:=[.J380]-[.E381]+[.I381]" office:value-type="float" office:value="2305" calcext:value-type="float">
            <text:p>2305</text:p>
          </table:table-cell>
          <table:table-cell table:formula="of:=IF(OR([.B381]=6;[.B381]=7); 0; IF([.C381]=&quot;zima&quot;; FLOOR(0.2*[.N381])*30; IF([.C381]=&quot;wiosna&quot;;  FLOOR(0.5*[.N381])*30; IF([.C381]=&quot;lato&quot;;  FLOOR(0.9*[.N381])*30; IF([.C381]=&quot;jesień&quot;;  FLOOR(0.4*[.N381])*30; 0)))))" office:value-type="float" office:value="180" calcext:value-type="float">
            <text:p>180</text:p>
          </table:table-cell>
          <table:table-cell table:formula="of:=IF(MONTH([.A381])&lt;&gt;MONTH([.A382]);1;0)" office:value-type="float" office:value="0" calcext:value-type="float">
            <text:p>0</text:p>
          </table:table-cell>
          <table:table-cell table:formula="of:=IF([.L381]=1;[.H381];0)" office:value-type="float" office:value="0" calcext:value-type="float">
            <text:p>0</text:p>
          </table:table-cell>
          <table:table-cell table:formula="of:=[.N380] + IF([.M380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16" calcext:value-type="date">
            <text:p>16.01.2024</text:p>
          </table:table-cell>
          <table:table-cell table:formula="of:=WEEKDAY([.A382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382]=6;[.B382]=7); 0; IF([.C382]=&quot;zima&quot;; FLOOR(0.2*[.N382])*30; IF([.C382]=&quot;wiosna&quot;;  FLOOR(0.5*[.N382])*30; IF([.C382]=&quot;lato&quot;;  FLOOR(0.9*[.N382])*30; IF([.C382]=&quot;jesień&quot;;  FLOOR(0.4*[.N382])*30; 0)))))" office:value-type="float" office:value="180" calcext:value-type="float">
            <text:p>180</text:p>
          </table:table-cell>
          <table:table-cell table:formula="of:=IF([.B382]=7; 15*[.N382]; 0) + IF(AND([.H381] &gt; 2400; MONTH([.A381])&lt;&gt;MONTH([.A382])); 2400; 0)" office:value-type="float" office:value="0" calcext:value-type="float">
            <text:p>0</text:p>
          </table:table-cell>
          <table:table-cell table:formula="of:=[.D382]+[.F381]" office:value-type="float" office:value="60930" calcext:value-type="float">
            <text:p>60930</text:p>
          </table:table-cell>
          <table:table-cell table:formula="of:=[.E382]+[.G381]" office:value-type="float" office:value="37955" calcext:value-type="float">
            <text:p>37955</text:p>
          </table:table-cell>
          <table:table-cell table:formula="of:=[.F382]-[.G382]" office:value-type="float" office:value="22975" calcext:value-type="float">
            <text:p>22975</text:p>
          </table:table-cell>
          <table:table-cell table:formula="of:=IF(OR([.B382]=6;[.B382]=7); 0; IF([.C382]=&quot;zima&quot;; 2*[.$R$6]; IF([.C382]=&quot;wiosna&quot;; 5*[.$R$6]; IF([.C382]=&quot;lato&quot;; 9*[.$R$6]; IF([.C382]=&quot;jesień&quot;; 4*[.$R$6]; 0)))))" office:value-type="float" office:value="60" calcext:value-type="float">
            <text:p>60</text:p>
          </table:table-cell>
          <table:table-cell table:formula="of:=[.J381]-[.E382]+[.I382]" office:value-type="float" office:value="2365" calcext:value-type="float">
            <text:p>2365</text:p>
          </table:table-cell>
          <table:table-cell table:formula="of:=IF(OR([.B382]=6;[.B382]=7); 0; IF([.C382]=&quot;zima&quot;; FLOOR(0.2*[.N382])*30; IF([.C382]=&quot;wiosna&quot;;  FLOOR(0.5*[.N382])*30; IF([.C382]=&quot;lato&quot;;  FLOOR(0.9*[.N382])*30; IF([.C382]=&quot;jesień&quot;;  FLOOR(0.4*[.N382])*30; 0)))))" office:value-type="float" office:value="180" calcext:value-type="float">
            <text:p>180</text:p>
          </table:table-cell>
          <table:table-cell table:formula="of:=IF(MONTH([.A382])&lt;&gt;MONTH([.A383]);1;0)" office:value-type="float" office:value="0" calcext:value-type="float">
            <text:p>0</text:p>
          </table:table-cell>
          <table:table-cell table:formula="of:=IF([.L382]=1;[.H382];0)" office:value-type="float" office:value="0" calcext:value-type="float">
            <text:p>0</text:p>
          </table:table-cell>
          <table:table-cell table:formula="of:=[.N381] + IF([.M381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17" calcext:value-type="date">
            <text:p>17.01.2024</text:p>
          </table:table-cell>
          <table:table-cell table:formula="of:=WEEKDAY([.A383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383]=6;[.B383]=7); 0; IF([.C383]=&quot;zima&quot;; FLOOR(0.2*[.N383])*30; IF([.C383]=&quot;wiosna&quot;;  FLOOR(0.5*[.N383])*30; IF([.C383]=&quot;lato&quot;;  FLOOR(0.9*[.N383])*30; IF([.C383]=&quot;jesień&quot;;  FLOOR(0.4*[.N383])*30; 0)))))" office:value-type="float" office:value="180" calcext:value-type="float">
            <text:p>180</text:p>
          </table:table-cell>
          <table:table-cell table:formula="of:=IF([.B383]=7; 15*[.N383]; 0) + IF(AND([.H382] &gt; 2400; MONTH([.A382])&lt;&gt;MONTH([.A383])); 2400; 0)" office:value-type="float" office:value="0" calcext:value-type="float">
            <text:p>0</text:p>
          </table:table-cell>
          <table:table-cell table:formula="of:=[.D383]+[.F382]" office:value-type="float" office:value="61110" calcext:value-type="float">
            <text:p>61110</text:p>
          </table:table-cell>
          <table:table-cell table:formula="of:=[.E383]+[.G382]" office:value-type="float" office:value="37955" calcext:value-type="float">
            <text:p>37955</text:p>
          </table:table-cell>
          <table:table-cell table:formula="of:=[.F383]-[.G383]" office:value-type="float" office:value="23155" calcext:value-type="float">
            <text:p>23155</text:p>
          </table:table-cell>
          <table:table-cell table:formula="of:=IF(OR([.B383]=6;[.B383]=7); 0; IF([.C383]=&quot;zima&quot;; 2*[.$R$6]; IF([.C383]=&quot;wiosna&quot;; 5*[.$R$6]; IF([.C383]=&quot;lato&quot;; 9*[.$R$6]; IF([.C383]=&quot;jesień&quot;; 4*[.$R$6]; 0)))))" office:value-type="float" office:value="60" calcext:value-type="float">
            <text:p>60</text:p>
          </table:table-cell>
          <table:table-cell table:formula="of:=[.J382]-[.E383]+[.I383]" office:value-type="float" office:value="2425" calcext:value-type="float">
            <text:p>2425</text:p>
          </table:table-cell>
          <table:table-cell table:formula="of:=IF(OR([.B383]=6;[.B383]=7); 0; IF([.C383]=&quot;zima&quot;; FLOOR(0.2*[.N383])*30; IF([.C383]=&quot;wiosna&quot;;  FLOOR(0.5*[.N383])*30; IF([.C383]=&quot;lato&quot;;  FLOOR(0.9*[.N383])*30; IF([.C383]=&quot;jesień&quot;;  FLOOR(0.4*[.N383])*30; 0)))))" office:value-type="float" office:value="180" calcext:value-type="float">
            <text:p>180</text:p>
          </table:table-cell>
          <table:table-cell table:formula="of:=IF(MONTH([.A383])&lt;&gt;MONTH([.A384]);1;0)" office:value-type="float" office:value="0" calcext:value-type="float">
            <text:p>0</text:p>
          </table:table-cell>
          <table:table-cell table:formula="of:=IF([.L383]=1;[.H383];0)" office:value-type="float" office:value="0" calcext:value-type="float">
            <text:p>0</text:p>
          </table:table-cell>
          <table:table-cell table:formula="of:=[.N382] + IF([.M382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18" calcext:value-type="date">
            <text:p>18.01.2024</text:p>
          </table:table-cell>
          <table:table-cell table:formula="of:=WEEKDAY([.A384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384]=6;[.B384]=7); 0; IF([.C384]=&quot;zima&quot;; FLOOR(0.2*[.N384])*30; IF([.C384]=&quot;wiosna&quot;;  FLOOR(0.5*[.N384])*30; IF([.C384]=&quot;lato&quot;;  FLOOR(0.9*[.N384])*30; IF([.C384]=&quot;jesień&quot;;  FLOOR(0.4*[.N384])*30; 0)))))" office:value-type="float" office:value="180" calcext:value-type="float">
            <text:p>180</text:p>
          </table:table-cell>
          <table:table-cell table:formula="of:=IF([.B384]=7; 15*[.N384]; 0) + IF(AND([.H383] &gt; 2400; MONTH([.A383])&lt;&gt;MONTH([.A384])); 2400; 0)" office:value-type="float" office:value="0" calcext:value-type="float">
            <text:p>0</text:p>
          </table:table-cell>
          <table:table-cell table:formula="of:=[.D384]+[.F383]" office:value-type="float" office:value="61290" calcext:value-type="float">
            <text:p>61290</text:p>
          </table:table-cell>
          <table:table-cell table:formula="of:=[.E384]+[.G383]" office:value-type="float" office:value="37955" calcext:value-type="float">
            <text:p>37955</text:p>
          </table:table-cell>
          <table:table-cell table:formula="of:=[.F384]-[.G384]" office:value-type="float" office:value="23335" calcext:value-type="float">
            <text:p>23335</text:p>
          </table:table-cell>
          <table:table-cell table:formula="of:=IF(OR([.B384]=6;[.B384]=7); 0; IF([.C384]=&quot;zima&quot;; 2*[.$R$6]; IF([.C384]=&quot;wiosna&quot;; 5*[.$R$6]; IF([.C384]=&quot;lato&quot;; 9*[.$R$6]; IF([.C384]=&quot;jesień&quot;; 4*[.$R$6]; 0)))))" office:value-type="float" office:value="60" calcext:value-type="float">
            <text:p>60</text:p>
          </table:table-cell>
          <table:table-cell table:formula="of:=[.J383]-[.E384]+[.I384]" office:value-type="float" office:value="2485" calcext:value-type="float">
            <text:p>2485</text:p>
          </table:table-cell>
          <table:table-cell table:formula="of:=IF(OR([.B384]=6;[.B384]=7); 0; IF([.C384]=&quot;zima&quot;; FLOOR(0.2*[.N384])*30; IF([.C384]=&quot;wiosna&quot;;  FLOOR(0.5*[.N384])*30; IF([.C384]=&quot;lato&quot;;  FLOOR(0.9*[.N384])*30; IF([.C384]=&quot;jesień&quot;;  FLOOR(0.4*[.N384])*30; 0)))))" office:value-type="float" office:value="180" calcext:value-type="float">
            <text:p>180</text:p>
          </table:table-cell>
          <table:table-cell table:formula="of:=IF(MONTH([.A384])&lt;&gt;MONTH([.A385]);1;0)" office:value-type="float" office:value="0" calcext:value-type="float">
            <text:p>0</text:p>
          </table:table-cell>
          <table:table-cell table:formula="of:=IF([.L384]=1;[.H384];0)" office:value-type="float" office:value="0" calcext:value-type="float">
            <text:p>0</text:p>
          </table:table-cell>
          <table:table-cell table:formula="of:=[.N383] + IF([.M383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19" calcext:value-type="date">
            <text:p>19.01.2024</text:p>
          </table:table-cell>
          <table:table-cell table:formula="of:=WEEKDAY([.A385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385]=6;[.B385]=7); 0; IF([.C385]=&quot;zima&quot;; FLOOR(0.2*[.N385])*30; IF([.C385]=&quot;wiosna&quot;;  FLOOR(0.5*[.N385])*30; IF([.C385]=&quot;lato&quot;;  FLOOR(0.9*[.N385])*30; IF([.C385]=&quot;jesień&quot;;  FLOOR(0.4*[.N385])*30; 0)))))" office:value-type="float" office:value="180" calcext:value-type="float">
            <text:p>180</text:p>
          </table:table-cell>
          <table:table-cell table:formula="of:=IF([.B385]=7; 15*[.N385]; 0) + IF(AND([.H384] &gt; 2400; MONTH([.A384])&lt;&gt;MONTH([.A385])); 2400; 0)" office:value-type="float" office:value="0" calcext:value-type="float">
            <text:p>0</text:p>
          </table:table-cell>
          <table:table-cell table:formula="of:=[.D385]+[.F384]" office:value-type="float" office:value="61470" calcext:value-type="float">
            <text:p>61470</text:p>
          </table:table-cell>
          <table:table-cell table:formula="of:=[.E385]+[.G384]" office:value-type="float" office:value="37955" calcext:value-type="float">
            <text:p>37955</text:p>
          </table:table-cell>
          <table:table-cell table:formula="of:=[.F385]-[.G385]" office:value-type="float" office:value="23515" calcext:value-type="float">
            <text:p>23515</text:p>
          </table:table-cell>
          <table:table-cell table:formula="of:=IF(OR([.B385]=6;[.B385]=7); 0; IF([.C385]=&quot;zima&quot;; 2*[.$R$6]; IF([.C385]=&quot;wiosna&quot;; 5*[.$R$6]; IF([.C385]=&quot;lato&quot;; 9*[.$R$6]; IF([.C385]=&quot;jesień&quot;; 4*[.$R$6]; 0)))))" office:value-type="float" office:value="60" calcext:value-type="float">
            <text:p>60</text:p>
          </table:table-cell>
          <table:table-cell table:formula="of:=[.J384]-[.E385]+[.I385]" office:value-type="float" office:value="2545" calcext:value-type="float">
            <text:p>2545</text:p>
          </table:table-cell>
          <table:table-cell table:formula="of:=IF(OR([.B385]=6;[.B385]=7); 0; IF([.C385]=&quot;zima&quot;; FLOOR(0.2*[.N385])*30; IF([.C385]=&quot;wiosna&quot;;  FLOOR(0.5*[.N385])*30; IF([.C385]=&quot;lato&quot;;  FLOOR(0.9*[.N385])*30; IF([.C385]=&quot;jesień&quot;;  FLOOR(0.4*[.N385])*30; 0)))))" office:value-type="float" office:value="180" calcext:value-type="float">
            <text:p>180</text:p>
          </table:table-cell>
          <table:table-cell table:formula="of:=IF(MONTH([.A385])&lt;&gt;MONTH([.A386]);1;0)" office:value-type="float" office:value="0" calcext:value-type="float">
            <text:p>0</text:p>
          </table:table-cell>
          <table:table-cell table:formula="of:=IF([.L385]=1;[.H385];0)" office:value-type="float" office:value="0" calcext:value-type="float">
            <text:p>0</text:p>
          </table:table-cell>
          <table:table-cell table:formula="of:=[.N384] + IF([.M384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20" calcext:value-type="date">
            <text:p>20.01.2024</text:p>
          </table:table-cell>
          <table:table-cell table:formula="of:=WEEKDAY([.A386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386]=6;[.B386]=7); 0; IF([.C386]=&quot;zima&quot;; FLOOR(0.2*[.N386])*30; IF([.C386]=&quot;wiosna&quot;;  FLOOR(0.5*[.N386])*30; IF([.C386]=&quot;lato&quot;;  FLOOR(0.9*[.N386])*30; IF([.C386]=&quot;jesień&quot;;  FLOOR(0.4*[.N386])*30; 0)))))" office:value-type="float" office:value="0" calcext:value-type="float">
            <text:p>0</text:p>
          </table:table-cell>
          <table:table-cell table:formula="of:=IF([.B386]=7; 15*[.N386]; 0) + IF(AND([.H385] &gt; 2400; MONTH([.A385])&lt;&gt;MONTH([.A386])); 2400; 0)" office:value-type="float" office:value="0" calcext:value-type="float">
            <text:p>0</text:p>
          </table:table-cell>
          <table:table-cell table:formula="of:=[.D386]+[.F385]" office:value-type="float" office:value="61470" calcext:value-type="float">
            <text:p>61470</text:p>
          </table:table-cell>
          <table:table-cell table:formula="of:=[.E386]+[.G385]" office:value-type="float" office:value="37955" calcext:value-type="float">
            <text:p>37955</text:p>
          </table:table-cell>
          <table:table-cell table:formula="of:=[.F386]-[.G386]" office:value-type="float" office:value="23515" calcext:value-type="float">
            <text:p>23515</text:p>
          </table:table-cell>
          <table:table-cell table:formula="of:=IF(OR([.B386]=6;[.B386]=7); 0; IF([.C386]=&quot;zima&quot;; 2*[.$R$6]; IF([.C386]=&quot;wiosna&quot;; 5*[.$R$6]; IF([.C386]=&quot;lato&quot;; 9*[.$R$6]; IF([.C386]=&quot;jesień&quot;; 4*[.$R$6]; 0)))))" office:value-type="float" office:value="0" calcext:value-type="float">
            <text:p>0</text:p>
          </table:table-cell>
          <table:table-cell table:formula="of:=[.J385]-[.E386]+[.I386]" office:value-type="float" office:value="2545" calcext:value-type="float">
            <text:p>2545</text:p>
          </table:table-cell>
          <table:table-cell table:formula="of:=IF(OR([.B386]=6;[.B386]=7); 0; IF([.C386]=&quot;zima&quot;; FLOOR(0.2*[.N386])*30; IF([.C386]=&quot;wiosna&quot;;  FLOOR(0.5*[.N386])*30; IF([.C386]=&quot;lato&quot;;  FLOOR(0.9*[.N386])*30; IF([.C386]=&quot;jesień&quot;;  FLOOR(0.4*[.N386])*30; 0)))))" office:value-type="float" office:value="0" calcext:value-type="float">
            <text:p>0</text:p>
          </table:table-cell>
          <table:table-cell table:formula="of:=IF(MONTH([.A386])&lt;&gt;MONTH([.A387]);1;0)" office:value-type="float" office:value="0" calcext:value-type="float">
            <text:p>0</text:p>
          </table:table-cell>
          <table:table-cell table:formula="of:=IF([.L386]=1;[.H386];0)" office:value-type="float" office:value="0" calcext:value-type="float">
            <text:p>0</text:p>
          </table:table-cell>
          <table:table-cell table:formula="of:=[.N385] + IF([.M385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21" calcext:value-type="date">
            <text:p>21.01.2024</text:p>
          </table:table-cell>
          <table:table-cell table:formula="of:=WEEKDAY([.A387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387]=6;[.B387]=7); 0; IF([.C387]=&quot;zima&quot;; FLOOR(0.2*[.N387])*30; IF([.C387]=&quot;wiosna&quot;;  FLOOR(0.5*[.N387])*30; IF([.C387]=&quot;lato&quot;;  FLOOR(0.9*[.N387])*30; IF([.C387]=&quot;jesień&quot;;  FLOOR(0.4*[.N387])*30; 0)))))" office:value-type="float" office:value="0" calcext:value-type="float">
            <text:p>0</text:p>
          </table:table-cell>
          <table:table-cell table:formula="of:=IF([.B387]=7; 15*[.N387]; 0) + IF(AND([.H386] &gt; 2400; MONTH([.A386])&lt;&gt;MONTH([.A387])); 2400; 0)" office:value-type="float" office:value="465" calcext:value-type="float">
            <text:p>465</text:p>
          </table:table-cell>
          <table:table-cell table:formula="of:=[.D387]+[.F386]" office:value-type="float" office:value="61470" calcext:value-type="float">
            <text:p>61470</text:p>
          </table:table-cell>
          <table:table-cell table:formula="of:=[.E387]+[.G386]" office:value-type="float" office:value="38420" calcext:value-type="float">
            <text:p>38420</text:p>
          </table:table-cell>
          <table:table-cell table:formula="of:=[.F387]-[.G387]" office:value-type="float" office:value="23050" calcext:value-type="float">
            <text:p>23050</text:p>
          </table:table-cell>
          <table:table-cell table:formula="of:=IF(OR([.B387]=6;[.B387]=7); 0; IF([.C387]=&quot;zima&quot;; 2*[.$R$6]; IF([.C387]=&quot;wiosna&quot;; 5*[.$R$6]; IF([.C387]=&quot;lato&quot;; 9*[.$R$6]; IF([.C387]=&quot;jesień&quot;; 4*[.$R$6]; 0)))))" office:value-type="float" office:value="0" calcext:value-type="float">
            <text:p>0</text:p>
          </table:table-cell>
          <table:table-cell table:formula="of:=[.J386]-[.E387]+[.I387]" office:value-type="float" office:value="2080" calcext:value-type="float">
            <text:p>2080</text:p>
          </table:table-cell>
          <table:table-cell table:formula="of:=IF(OR([.B387]=6;[.B387]=7); 0; IF([.C387]=&quot;zima&quot;; FLOOR(0.2*[.N387])*30; IF([.C387]=&quot;wiosna&quot;;  FLOOR(0.5*[.N387])*30; IF([.C387]=&quot;lato&quot;;  FLOOR(0.9*[.N387])*30; IF([.C387]=&quot;jesień&quot;;  FLOOR(0.4*[.N387])*30; 0)))))" office:value-type="float" office:value="0" calcext:value-type="float">
            <text:p>0</text:p>
          </table:table-cell>
          <table:table-cell table:formula="of:=IF(MONTH([.A387])&lt;&gt;MONTH([.A388]);1;0)" office:value-type="float" office:value="0" calcext:value-type="float">
            <text:p>0</text:p>
          </table:table-cell>
          <table:table-cell table:formula="of:=IF([.L387]=1;[.H387];0)" office:value-type="float" office:value="0" calcext:value-type="float">
            <text:p>0</text:p>
          </table:table-cell>
          <table:table-cell table:formula="of:=[.N386] + IF([.M386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22" calcext:value-type="date">
            <text:p>22.01.2024</text:p>
          </table:table-cell>
          <table:table-cell table:formula="of:=WEEKDAY([.A388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388]=6;[.B388]=7); 0; IF([.C388]=&quot;zima&quot;; FLOOR(0.2*[.N388])*30; IF([.C388]=&quot;wiosna&quot;;  FLOOR(0.5*[.N388])*30; IF([.C388]=&quot;lato&quot;;  FLOOR(0.9*[.N388])*30; IF([.C388]=&quot;jesień&quot;;  FLOOR(0.4*[.N388])*30; 0)))))" office:value-type="float" office:value="180" calcext:value-type="float">
            <text:p>180</text:p>
          </table:table-cell>
          <table:table-cell table:formula="of:=IF([.B388]=7; 15*[.N388]; 0) + IF(AND([.H387] &gt; 2400; MONTH([.A387])&lt;&gt;MONTH([.A388])); 2400; 0)" office:value-type="float" office:value="0" calcext:value-type="float">
            <text:p>0</text:p>
          </table:table-cell>
          <table:table-cell table:formula="of:=[.D388]+[.F387]" office:value-type="float" office:value="61650" calcext:value-type="float">
            <text:p>61650</text:p>
          </table:table-cell>
          <table:table-cell table:formula="of:=[.E388]+[.G387]" office:value-type="float" office:value="38420" calcext:value-type="float">
            <text:p>38420</text:p>
          </table:table-cell>
          <table:table-cell table:formula="of:=[.F388]-[.G388]" office:value-type="float" office:value="23230" calcext:value-type="float">
            <text:p>23230</text:p>
          </table:table-cell>
          <table:table-cell table:formula="of:=IF(OR([.B388]=6;[.B388]=7); 0; IF([.C388]=&quot;zima&quot;; 2*[.$R$6]; IF([.C388]=&quot;wiosna&quot;; 5*[.$R$6]; IF([.C388]=&quot;lato&quot;; 9*[.$R$6]; IF([.C388]=&quot;jesień&quot;; 4*[.$R$6]; 0)))))" office:value-type="float" office:value="60" calcext:value-type="float">
            <text:p>60</text:p>
          </table:table-cell>
          <table:table-cell table:formula="of:=[.J387]-[.E388]+[.I388]" office:value-type="float" office:value="2140" calcext:value-type="float">
            <text:p>2140</text:p>
          </table:table-cell>
          <table:table-cell table:formula="of:=IF(OR([.B388]=6;[.B388]=7); 0; IF([.C388]=&quot;zima&quot;; FLOOR(0.2*[.N388])*30; IF([.C388]=&quot;wiosna&quot;;  FLOOR(0.5*[.N388])*30; IF([.C388]=&quot;lato&quot;;  FLOOR(0.9*[.N388])*30; IF([.C388]=&quot;jesień&quot;;  FLOOR(0.4*[.N388])*30; 0)))))" office:value-type="float" office:value="180" calcext:value-type="float">
            <text:p>180</text:p>
          </table:table-cell>
          <table:table-cell table:formula="of:=IF(MONTH([.A388])&lt;&gt;MONTH([.A389]);1;0)" office:value-type="float" office:value="0" calcext:value-type="float">
            <text:p>0</text:p>
          </table:table-cell>
          <table:table-cell table:formula="of:=IF([.L388]=1;[.H388];0)" office:value-type="float" office:value="0" calcext:value-type="float">
            <text:p>0</text:p>
          </table:table-cell>
          <table:table-cell table:formula="of:=[.N387] + IF([.M387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23" calcext:value-type="date">
            <text:p>23.01.2024</text:p>
          </table:table-cell>
          <table:table-cell table:formula="of:=WEEKDAY([.A389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389]=6;[.B389]=7); 0; IF([.C389]=&quot;zima&quot;; FLOOR(0.2*[.N389])*30; IF([.C389]=&quot;wiosna&quot;;  FLOOR(0.5*[.N389])*30; IF([.C389]=&quot;lato&quot;;  FLOOR(0.9*[.N389])*30; IF([.C389]=&quot;jesień&quot;;  FLOOR(0.4*[.N389])*30; 0)))))" office:value-type="float" office:value="180" calcext:value-type="float">
            <text:p>180</text:p>
          </table:table-cell>
          <table:table-cell table:formula="of:=IF([.B389]=7; 15*[.N389]; 0) + IF(AND([.H388] &gt; 2400; MONTH([.A388])&lt;&gt;MONTH([.A389])); 2400; 0)" office:value-type="float" office:value="0" calcext:value-type="float">
            <text:p>0</text:p>
          </table:table-cell>
          <table:table-cell table:formula="of:=[.D389]+[.F388]" office:value-type="float" office:value="61830" calcext:value-type="float">
            <text:p>61830</text:p>
          </table:table-cell>
          <table:table-cell table:formula="of:=[.E389]+[.G388]" office:value-type="float" office:value="38420" calcext:value-type="float">
            <text:p>38420</text:p>
          </table:table-cell>
          <table:table-cell table:formula="of:=[.F389]-[.G389]" office:value-type="float" office:value="23410" calcext:value-type="float">
            <text:p>23410</text:p>
          </table:table-cell>
          <table:table-cell table:formula="of:=IF(OR([.B389]=6;[.B389]=7); 0; IF([.C389]=&quot;zima&quot;; 2*[.$R$6]; IF([.C389]=&quot;wiosna&quot;; 5*[.$R$6]; IF([.C389]=&quot;lato&quot;; 9*[.$R$6]; IF([.C389]=&quot;jesień&quot;; 4*[.$R$6]; 0)))))" office:value-type="float" office:value="60" calcext:value-type="float">
            <text:p>60</text:p>
          </table:table-cell>
          <table:table-cell table:formula="of:=[.J388]-[.E389]+[.I389]" office:value-type="float" office:value="2200" calcext:value-type="float">
            <text:p>2200</text:p>
          </table:table-cell>
          <table:table-cell table:formula="of:=IF(OR([.B389]=6;[.B389]=7); 0; IF([.C389]=&quot;zima&quot;; FLOOR(0.2*[.N389])*30; IF([.C389]=&quot;wiosna&quot;;  FLOOR(0.5*[.N389])*30; IF([.C389]=&quot;lato&quot;;  FLOOR(0.9*[.N389])*30; IF([.C389]=&quot;jesień&quot;;  FLOOR(0.4*[.N389])*30; 0)))))" office:value-type="float" office:value="180" calcext:value-type="float">
            <text:p>180</text:p>
          </table:table-cell>
          <table:table-cell table:formula="of:=IF(MONTH([.A389])&lt;&gt;MONTH([.A390]);1;0)" office:value-type="float" office:value="0" calcext:value-type="float">
            <text:p>0</text:p>
          </table:table-cell>
          <table:table-cell table:formula="of:=IF([.L389]=1;[.H389];0)" office:value-type="float" office:value="0" calcext:value-type="float">
            <text:p>0</text:p>
          </table:table-cell>
          <table:table-cell table:formula="of:=[.N388] + IF([.M388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24" calcext:value-type="date">
            <text:p>24.01.2024</text:p>
          </table:table-cell>
          <table:table-cell table:formula="of:=WEEKDAY([.A390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390]=6;[.B390]=7); 0; IF([.C390]=&quot;zima&quot;; FLOOR(0.2*[.N390])*30; IF([.C390]=&quot;wiosna&quot;;  FLOOR(0.5*[.N390])*30; IF([.C390]=&quot;lato&quot;;  FLOOR(0.9*[.N390])*30; IF([.C390]=&quot;jesień&quot;;  FLOOR(0.4*[.N390])*30; 0)))))" office:value-type="float" office:value="180" calcext:value-type="float">
            <text:p>180</text:p>
          </table:table-cell>
          <table:table-cell table:formula="of:=IF([.B390]=7; 15*[.N390]; 0) + IF(AND([.H389] &gt; 2400; MONTH([.A389])&lt;&gt;MONTH([.A390])); 2400; 0)" office:value-type="float" office:value="0" calcext:value-type="float">
            <text:p>0</text:p>
          </table:table-cell>
          <table:table-cell table:formula="of:=[.D390]+[.F389]" office:value-type="float" office:value="62010" calcext:value-type="float">
            <text:p>62010</text:p>
          </table:table-cell>
          <table:table-cell table:formula="of:=[.E390]+[.G389]" office:value-type="float" office:value="38420" calcext:value-type="float">
            <text:p>38420</text:p>
          </table:table-cell>
          <table:table-cell table:formula="of:=[.F390]-[.G390]" office:value-type="float" office:value="23590" calcext:value-type="float">
            <text:p>23590</text:p>
          </table:table-cell>
          <table:table-cell table:formula="of:=IF(OR([.B390]=6;[.B390]=7); 0; IF([.C390]=&quot;zima&quot;; 2*[.$R$6]; IF([.C390]=&quot;wiosna&quot;; 5*[.$R$6]; IF([.C390]=&quot;lato&quot;; 9*[.$R$6]; IF([.C390]=&quot;jesień&quot;; 4*[.$R$6]; 0)))))" office:value-type="float" office:value="60" calcext:value-type="float">
            <text:p>60</text:p>
          </table:table-cell>
          <table:table-cell table:formula="of:=[.J389]-[.E390]+[.I390]" office:value-type="float" office:value="2260" calcext:value-type="float">
            <text:p>2260</text:p>
          </table:table-cell>
          <table:table-cell table:formula="of:=IF(OR([.B390]=6;[.B390]=7); 0; IF([.C390]=&quot;zima&quot;; FLOOR(0.2*[.N390])*30; IF([.C390]=&quot;wiosna&quot;;  FLOOR(0.5*[.N390])*30; IF([.C390]=&quot;lato&quot;;  FLOOR(0.9*[.N390])*30; IF([.C390]=&quot;jesień&quot;;  FLOOR(0.4*[.N390])*30; 0)))))" office:value-type="float" office:value="180" calcext:value-type="float">
            <text:p>180</text:p>
          </table:table-cell>
          <table:table-cell table:formula="of:=IF(MONTH([.A390])&lt;&gt;MONTH([.A391]);1;0)" office:value-type="float" office:value="0" calcext:value-type="float">
            <text:p>0</text:p>
          </table:table-cell>
          <table:table-cell table:formula="of:=IF([.L390]=1;[.H390];0)" office:value-type="float" office:value="0" calcext:value-type="float">
            <text:p>0</text:p>
          </table:table-cell>
          <table:table-cell table:formula="of:=[.N389] + IF([.M389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25" calcext:value-type="date">
            <text:p>25.01.2024</text:p>
          </table:table-cell>
          <table:table-cell table:formula="of:=WEEKDAY([.A391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391]=6;[.B391]=7); 0; IF([.C391]=&quot;zima&quot;; FLOOR(0.2*[.N391])*30; IF([.C391]=&quot;wiosna&quot;;  FLOOR(0.5*[.N391])*30; IF([.C391]=&quot;lato&quot;;  FLOOR(0.9*[.N391])*30; IF([.C391]=&quot;jesień&quot;;  FLOOR(0.4*[.N391])*30; 0)))))" office:value-type="float" office:value="180" calcext:value-type="float">
            <text:p>180</text:p>
          </table:table-cell>
          <table:table-cell table:formula="of:=IF([.B391]=7; 15*[.N391]; 0) + IF(AND([.H390] &gt; 2400; MONTH([.A390])&lt;&gt;MONTH([.A391])); 2400; 0)" office:value-type="float" office:value="0" calcext:value-type="float">
            <text:p>0</text:p>
          </table:table-cell>
          <table:table-cell table:formula="of:=[.D391]+[.F390]" office:value-type="float" office:value="62190" calcext:value-type="float">
            <text:p>62190</text:p>
          </table:table-cell>
          <table:table-cell table:formula="of:=[.E391]+[.G390]" office:value-type="float" office:value="38420" calcext:value-type="float">
            <text:p>38420</text:p>
          </table:table-cell>
          <table:table-cell table:formula="of:=[.F391]-[.G391]" office:value-type="float" office:value="23770" calcext:value-type="float">
            <text:p>23770</text:p>
          </table:table-cell>
          <table:table-cell table:formula="of:=IF(OR([.B391]=6;[.B391]=7); 0; IF([.C391]=&quot;zima&quot;; 2*[.$R$6]; IF([.C391]=&quot;wiosna&quot;; 5*[.$R$6]; IF([.C391]=&quot;lato&quot;; 9*[.$R$6]; IF([.C391]=&quot;jesień&quot;; 4*[.$R$6]; 0)))))" office:value-type="float" office:value="60" calcext:value-type="float">
            <text:p>60</text:p>
          </table:table-cell>
          <table:table-cell table:formula="of:=[.J390]-[.E391]+[.I391]" office:value-type="float" office:value="2320" calcext:value-type="float">
            <text:p>2320</text:p>
          </table:table-cell>
          <table:table-cell table:formula="of:=IF(OR([.B391]=6;[.B391]=7); 0; IF([.C391]=&quot;zima&quot;; FLOOR(0.2*[.N391])*30; IF([.C391]=&quot;wiosna&quot;;  FLOOR(0.5*[.N391])*30; IF([.C391]=&quot;lato&quot;;  FLOOR(0.9*[.N391])*30; IF([.C391]=&quot;jesień&quot;;  FLOOR(0.4*[.N391])*30; 0)))))" office:value-type="float" office:value="180" calcext:value-type="float">
            <text:p>180</text:p>
          </table:table-cell>
          <table:table-cell table:formula="of:=IF(MONTH([.A391])&lt;&gt;MONTH([.A392]);1;0)" office:value-type="float" office:value="0" calcext:value-type="float">
            <text:p>0</text:p>
          </table:table-cell>
          <table:table-cell table:formula="of:=IF([.L391]=1;[.H391];0)" office:value-type="float" office:value="0" calcext:value-type="float">
            <text:p>0</text:p>
          </table:table-cell>
          <table:table-cell table:formula="of:=[.N390] + IF([.M390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26" calcext:value-type="date">
            <text:p>26.01.2024</text:p>
          </table:table-cell>
          <table:table-cell table:formula="of:=WEEKDAY([.A392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392]=6;[.B392]=7); 0; IF([.C392]=&quot;zima&quot;; FLOOR(0.2*[.N392])*30; IF([.C392]=&quot;wiosna&quot;;  FLOOR(0.5*[.N392])*30; IF([.C392]=&quot;lato&quot;;  FLOOR(0.9*[.N392])*30; IF([.C392]=&quot;jesień&quot;;  FLOOR(0.4*[.N392])*30; 0)))))" office:value-type="float" office:value="180" calcext:value-type="float">
            <text:p>180</text:p>
          </table:table-cell>
          <table:table-cell table:formula="of:=IF([.B392]=7; 15*[.N392]; 0) + IF(AND([.H391] &gt; 2400; MONTH([.A391])&lt;&gt;MONTH([.A392])); 2400; 0)" office:value-type="float" office:value="0" calcext:value-type="float">
            <text:p>0</text:p>
          </table:table-cell>
          <table:table-cell table:formula="of:=[.D392]+[.F391]" office:value-type="float" office:value="62370" calcext:value-type="float">
            <text:p>62370</text:p>
          </table:table-cell>
          <table:table-cell table:formula="of:=[.E392]+[.G391]" office:value-type="float" office:value="38420" calcext:value-type="float">
            <text:p>38420</text:p>
          </table:table-cell>
          <table:table-cell table:formula="of:=[.F392]-[.G392]" office:value-type="float" office:value="23950" calcext:value-type="float">
            <text:p>23950</text:p>
          </table:table-cell>
          <table:table-cell table:formula="of:=IF(OR([.B392]=6;[.B392]=7); 0; IF([.C392]=&quot;zima&quot;; 2*[.$R$6]; IF([.C392]=&quot;wiosna&quot;; 5*[.$R$6]; IF([.C392]=&quot;lato&quot;; 9*[.$R$6]; IF([.C392]=&quot;jesień&quot;; 4*[.$R$6]; 0)))))" office:value-type="float" office:value="60" calcext:value-type="float">
            <text:p>60</text:p>
          </table:table-cell>
          <table:table-cell table:formula="of:=[.J391]-[.E392]+[.I392]" office:value-type="float" office:value="2380" calcext:value-type="float">
            <text:p>2380</text:p>
          </table:table-cell>
          <table:table-cell table:formula="of:=IF(OR([.B392]=6;[.B392]=7); 0; IF([.C392]=&quot;zima&quot;; FLOOR(0.2*[.N392])*30; IF([.C392]=&quot;wiosna&quot;;  FLOOR(0.5*[.N392])*30; IF([.C392]=&quot;lato&quot;;  FLOOR(0.9*[.N392])*30; IF([.C392]=&quot;jesień&quot;;  FLOOR(0.4*[.N392])*30; 0)))))" office:value-type="float" office:value="180" calcext:value-type="float">
            <text:p>180</text:p>
          </table:table-cell>
          <table:table-cell table:formula="of:=IF(MONTH([.A392])&lt;&gt;MONTH([.A393]);1;0)" office:value-type="float" office:value="0" calcext:value-type="float">
            <text:p>0</text:p>
          </table:table-cell>
          <table:table-cell table:formula="of:=IF([.L392]=1;[.H392];0)" office:value-type="float" office:value="0" calcext:value-type="float">
            <text:p>0</text:p>
          </table:table-cell>
          <table:table-cell table:formula="of:=[.N391] + IF([.M391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27" calcext:value-type="date">
            <text:p>27.01.2024</text:p>
          </table:table-cell>
          <table:table-cell table:formula="of:=WEEKDAY([.A393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393]=6;[.B393]=7); 0; IF([.C393]=&quot;zima&quot;; FLOOR(0.2*[.N393])*30; IF([.C393]=&quot;wiosna&quot;;  FLOOR(0.5*[.N393])*30; IF([.C393]=&quot;lato&quot;;  FLOOR(0.9*[.N393])*30; IF([.C393]=&quot;jesień&quot;;  FLOOR(0.4*[.N393])*30; 0)))))" office:value-type="float" office:value="0" calcext:value-type="float">
            <text:p>0</text:p>
          </table:table-cell>
          <table:table-cell table:formula="of:=IF([.B393]=7; 15*[.N393]; 0) + IF(AND([.H392] &gt; 2400; MONTH([.A392])&lt;&gt;MONTH([.A393])); 2400; 0)" office:value-type="float" office:value="0" calcext:value-type="float">
            <text:p>0</text:p>
          </table:table-cell>
          <table:table-cell table:formula="of:=[.D393]+[.F392]" office:value-type="float" office:value="62370" calcext:value-type="float">
            <text:p>62370</text:p>
          </table:table-cell>
          <table:table-cell table:formula="of:=[.E393]+[.G392]" office:value-type="float" office:value="38420" calcext:value-type="float">
            <text:p>38420</text:p>
          </table:table-cell>
          <table:table-cell table:formula="of:=[.F393]-[.G393]" office:value-type="float" office:value="23950" calcext:value-type="float">
            <text:p>23950</text:p>
          </table:table-cell>
          <table:table-cell table:formula="of:=IF(OR([.B393]=6;[.B393]=7); 0; IF([.C393]=&quot;zima&quot;; 2*[.$R$6]; IF([.C393]=&quot;wiosna&quot;; 5*[.$R$6]; IF([.C393]=&quot;lato&quot;; 9*[.$R$6]; IF([.C393]=&quot;jesień&quot;; 4*[.$R$6]; 0)))))" office:value-type="float" office:value="0" calcext:value-type="float">
            <text:p>0</text:p>
          </table:table-cell>
          <table:table-cell table:formula="of:=[.J392]-[.E393]+[.I393]" office:value-type="float" office:value="2380" calcext:value-type="float">
            <text:p>2380</text:p>
          </table:table-cell>
          <table:table-cell table:formula="of:=IF(OR([.B393]=6;[.B393]=7); 0; IF([.C393]=&quot;zima&quot;; FLOOR(0.2*[.N393])*30; IF([.C393]=&quot;wiosna&quot;;  FLOOR(0.5*[.N393])*30; IF([.C393]=&quot;lato&quot;;  FLOOR(0.9*[.N393])*30; IF([.C393]=&quot;jesień&quot;;  FLOOR(0.4*[.N393])*30; 0)))))" office:value-type="float" office:value="0" calcext:value-type="float">
            <text:p>0</text:p>
          </table:table-cell>
          <table:table-cell table:formula="of:=IF(MONTH([.A393])&lt;&gt;MONTH([.A394]);1;0)" office:value-type="float" office:value="0" calcext:value-type="float">
            <text:p>0</text:p>
          </table:table-cell>
          <table:table-cell table:formula="of:=IF([.L393]=1;[.H393];0)" office:value-type="float" office:value="0" calcext:value-type="float">
            <text:p>0</text:p>
          </table:table-cell>
          <table:table-cell table:formula="of:=[.N392] + IF([.M392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28" calcext:value-type="date">
            <text:p>28.01.2024</text:p>
          </table:table-cell>
          <table:table-cell table:formula="of:=WEEKDAY([.A394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394]=6;[.B394]=7); 0; IF([.C394]=&quot;zima&quot;; FLOOR(0.2*[.N394])*30; IF([.C394]=&quot;wiosna&quot;;  FLOOR(0.5*[.N394])*30; IF([.C394]=&quot;lato&quot;;  FLOOR(0.9*[.N394])*30; IF([.C394]=&quot;jesień&quot;;  FLOOR(0.4*[.N394])*30; 0)))))" office:value-type="float" office:value="0" calcext:value-type="float">
            <text:p>0</text:p>
          </table:table-cell>
          <table:table-cell table:formula="of:=IF([.B394]=7; 15*[.N394]; 0) + IF(AND([.H393] &gt; 2400; MONTH([.A393])&lt;&gt;MONTH([.A394])); 2400; 0)" office:value-type="float" office:value="465" calcext:value-type="float">
            <text:p>465</text:p>
          </table:table-cell>
          <table:table-cell table:formula="of:=[.D394]+[.F393]" office:value-type="float" office:value="62370" calcext:value-type="float">
            <text:p>62370</text:p>
          </table:table-cell>
          <table:table-cell table:formula="of:=[.E394]+[.G393]" office:value-type="float" office:value="38885" calcext:value-type="float">
            <text:p>38885</text:p>
          </table:table-cell>
          <table:table-cell table:formula="of:=[.F394]-[.G394]" office:value-type="float" office:value="23485" calcext:value-type="float">
            <text:p>23485</text:p>
          </table:table-cell>
          <table:table-cell table:formula="of:=IF(OR([.B394]=6;[.B394]=7); 0; IF([.C394]=&quot;zima&quot;; 2*[.$R$6]; IF([.C394]=&quot;wiosna&quot;; 5*[.$R$6]; IF([.C394]=&quot;lato&quot;; 9*[.$R$6]; IF([.C394]=&quot;jesień&quot;; 4*[.$R$6]; 0)))))" office:value-type="float" office:value="0" calcext:value-type="float">
            <text:p>0</text:p>
          </table:table-cell>
          <table:table-cell table:formula="of:=[.J393]-[.E394]+[.I394]" office:value-type="float" office:value="1915" calcext:value-type="float">
            <text:p>1915</text:p>
          </table:table-cell>
          <table:table-cell table:formula="of:=IF(OR([.B394]=6;[.B394]=7); 0; IF([.C394]=&quot;zima&quot;; FLOOR(0.2*[.N394])*30; IF([.C394]=&quot;wiosna&quot;;  FLOOR(0.5*[.N394])*30; IF([.C394]=&quot;lato&quot;;  FLOOR(0.9*[.N394])*30; IF([.C394]=&quot;jesień&quot;;  FLOOR(0.4*[.N394])*30; 0)))))" office:value-type="float" office:value="0" calcext:value-type="float">
            <text:p>0</text:p>
          </table:table-cell>
          <table:table-cell table:formula="of:=IF(MONTH([.A394])&lt;&gt;MONTH([.A395]);1;0)" office:value-type="float" office:value="0" calcext:value-type="float">
            <text:p>0</text:p>
          </table:table-cell>
          <table:table-cell table:formula="of:=IF([.L394]=1;[.H394];0)" office:value-type="float" office:value="0" calcext:value-type="float">
            <text:p>0</text:p>
          </table:table-cell>
          <table:table-cell table:formula="of:=[.N393] + IF([.M393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29" calcext:value-type="date">
            <text:p>29.01.2024</text:p>
          </table:table-cell>
          <table:table-cell table:formula="of:=WEEKDAY([.A395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395]=6;[.B395]=7); 0; IF([.C395]=&quot;zima&quot;; FLOOR(0.2*[.N395])*30; IF([.C395]=&quot;wiosna&quot;;  FLOOR(0.5*[.N395])*30; IF([.C395]=&quot;lato&quot;;  FLOOR(0.9*[.N395])*30; IF([.C395]=&quot;jesień&quot;;  FLOOR(0.4*[.N395])*30; 0)))))" office:value-type="float" office:value="180" calcext:value-type="float">
            <text:p>180</text:p>
          </table:table-cell>
          <table:table-cell table:formula="of:=IF([.B395]=7; 15*[.N395]; 0) + IF(AND([.H394] &gt; 2400; MONTH([.A394])&lt;&gt;MONTH([.A395])); 2400; 0)" office:value-type="float" office:value="0" calcext:value-type="float">
            <text:p>0</text:p>
          </table:table-cell>
          <table:table-cell table:formula="of:=[.D395]+[.F394]" office:value-type="float" office:value="62550" calcext:value-type="float">
            <text:p>62550</text:p>
          </table:table-cell>
          <table:table-cell table:formula="of:=[.E395]+[.G394]" office:value-type="float" office:value="38885" calcext:value-type="float">
            <text:p>38885</text:p>
          </table:table-cell>
          <table:table-cell table:formula="of:=[.F395]-[.G395]" office:value-type="float" office:value="23665" calcext:value-type="float">
            <text:p>23665</text:p>
          </table:table-cell>
          <table:table-cell table:formula="of:=IF(OR([.B395]=6;[.B395]=7); 0; IF([.C395]=&quot;zima&quot;; 2*[.$R$6]; IF([.C395]=&quot;wiosna&quot;; 5*[.$R$6]; IF([.C395]=&quot;lato&quot;; 9*[.$R$6]; IF([.C395]=&quot;jesień&quot;; 4*[.$R$6]; 0)))))" office:value-type="float" office:value="60" calcext:value-type="float">
            <text:p>60</text:p>
          </table:table-cell>
          <table:table-cell table:formula="of:=[.J394]-[.E395]+[.I395]" office:value-type="float" office:value="1975" calcext:value-type="float">
            <text:p>1975</text:p>
          </table:table-cell>
          <table:table-cell table:formula="of:=IF(OR([.B395]=6;[.B395]=7); 0; IF([.C395]=&quot;zima&quot;; FLOOR(0.2*[.N395])*30; IF([.C395]=&quot;wiosna&quot;;  FLOOR(0.5*[.N395])*30; IF([.C395]=&quot;lato&quot;;  FLOOR(0.9*[.N395])*30; IF([.C395]=&quot;jesień&quot;;  FLOOR(0.4*[.N395])*30; 0)))))" office:value-type="float" office:value="180" calcext:value-type="float">
            <text:p>180</text:p>
          </table:table-cell>
          <table:table-cell table:formula="of:=IF(MONTH([.A395])&lt;&gt;MONTH([.A396]);1;0)" office:value-type="float" office:value="0" calcext:value-type="float">
            <text:p>0</text:p>
          </table:table-cell>
          <table:table-cell table:formula="of:=IF([.L395]=1;[.H395];0)" office:value-type="float" office:value="0" calcext:value-type="float">
            <text:p>0</text:p>
          </table:table-cell>
          <table:table-cell table:formula="of:=[.N394] + IF([.M394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30" calcext:value-type="date">
            <text:p>30.01.2024</text:p>
          </table:table-cell>
          <table:table-cell table:formula="of:=WEEKDAY([.A396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396]=6;[.B396]=7); 0; IF([.C396]=&quot;zima&quot;; FLOOR(0.2*[.N396])*30; IF([.C396]=&quot;wiosna&quot;;  FLOOR(0.5*[.N396])*30; IF([.C396]=&quot;lato&quot;;  FLOOR(0.9*[.N396])*30; IF([.C396]=&quot;jesień&quot;;  FLOOR(0.4*[.N396])*30; 0)))))" office:value-type="float" office:value="180" calcext:value-type="float">
            <text:p>180</text:p>
          </table:table-cell>
          <table:table-cell table:formula="of:=IF([.B396]=7; 15*[.N396]; 0) + IF(AND([.H395] &gt; 2400; MONTH([.A395])&lt;&gt;MONTH([.A396])); 2400; 0)" office:value-type="float" office:value="0" calcext:value-type="float">
            <text:p>0</text:p>
          </table:table-cell>
          <table:table-cell table:formula="of:=[.D396]+[.F395]" office:value-type="float" office:value="62730" calcext:value-type="float">
            <text:p>62730</text:p>
          </table:table-cell>
          <table:table-cell table:formula="of:=[.E396]+[.G395]" office:value-type="float" office:value="38885" calcext:value-type="float">
            <text:p>38885</text:p>
          </table:table-cell>
          <table:table-cell table:formula="of:=[.F396]-[.G396]" office:value-type="float" office:value="23845" calcext:value-type="float">
            <text:p>23845</text:p>
          </table:table-cell>
          <table:table-cell table:formula="of:=IF(OR([.B396]=6;[.B396]=7); 0; IF([.C396]=&quot;zima&quot;; 2*[.$R$6]; IF([.C396]=&quot;wiosna&quot;; 5*[.$R$6]; IF([.C396]=&quot;lato&quot;; 9*[.$R$6]; IF([.C396]=&quot;jesień&quot;; 4*[.$R$6]; 0)))))" office:value-type="float" office:value="60" calcext:value-type="float">
            <text:p>60</text:p>
          </table:table-cell>
          <table:table-cell table:formula="of:=[.J395]-[.E396]+[.I396]" office:value-type="float" office:value="2035" calcext:value-type="float">
            <text:p>2035</text:p>
          </table:table-cell>
          <table:table-cell table:formula="of:=IF(OR([.B396]=6;[.B396]=7); 0; IF([.C396]=&quot;zima&quot;; FLOOR(0.2*[.N396])*30; IF([.C396]=&quot;wiosna&quot;;  FLOOR(0.5*[.N396])*30; IF([.C396]=&quot;lato&quot;;  FLOOR(0.9*[.N396])*30; IF([.C396]=&quot;jesień&quot;;  FLOOR(0.4*[.N396])*30; 0)))))" office:value-type="float" office:value="180" calcext:value-type="float">
            <text:p>180</text:p>
          </table:table-cell>
          <table:table-cell table:formula="of:=IF(MONTH([.A396])&lt;&gt;MONTH([.A397]);1;0)" office:value-type="float" office:value="0" calcext:value-type="float">
            <text:p>0</text:p>
          </table:table-cell>
          <table:table-cell table:formula="of:=IF([.L396]=1;[.H396];0)" office:value-type="float" office:value="0" calcext:value-type="float">
            <text:p>0</text:p>
          </table:table-cell>
          <table:table-cell table:formula="of:=[.N395] + IF([.M395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1-31" calcext:value-type="date">
            <text:p>31.01.2024</text:p>
          </table:table-cell>
          <table:table-cell table:formula="of:=WEEKDAY([.A397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397]=6;[.B397]=7); 0; IF([.C397]=&quot;zima&quot;; FLOOR(0.2*[.N397])*30; IF([.C397]=&quot;wiosna&quot;;  FLOOR(0.5*[.N397])*30; IF([.C397]=&quot;lato&quot;;  FLOOR(0.9*[.N397])*30; IF([.C397]=&quot;jesień&quot;;  FLOOR(0.4*[.N397])*30; 0)))))" office:value-type="float" office:value="180" calcext:value-type="float">
            <text:p>180</text:p>
          </table:table-cell>
          <table:table-cell table:formula="of:=IF([.B397]=7; 15*[.N397]; 0) + IF(AND([.H396] &gt; 2400; MONTH([.A396])&lt;&gt;MONTH([.A397])); 2400; 0)" office:value-type="float" office:value="0" calcext:value-type="float">
            <text:p>0</text:p>
          </table:table-cell>
          <table:table-cell table:formula="of:=[.D397]+[.F396]" office:value-type="float" office:value="62910" calcext:value-type="float">
            <text:p>62910</text:p>
          </table:table-cell>
          <table:table-cell table:formula="of:=[.E397]+[.G396]" office:value-type="float" office:value="38885" calcext:value-type="float">
            <text:p>38885</text:p>
          </table:table-cell>
          <table:table-cell table:formula="of:=[.F397]-[.G397]" office:value-type="float" office:value="24025" calcext:value-type="float">
            <text:p>24025</text:p>
          </table:table-cell>
          <table:table-cell table:formula="of:=IF(OR([.B397]=6;[.B397]=7); 0; IF([.C397]=&quot;zima&quot;; 2*[.$R$6]; IF([.C397]=&quot;wiosna&quot;; 5*[.$R$6]; IF([.C397]=&quot;lato&quot;; 9*[.$R$6]; IF([.C397]=&quot;jesień&quot;; 4*[.$R$6]; 0)))))" office:value-type="float" office:value="60" calcext:value-type="float">
            <text:p>60</text:p>
          </table:table-cell>
          <table:table-cell table:formula="of:=[.J396]-[.E397]+[.I397]" office:value-type="float" office:value="2095" calcext:value-type="float">
            <text:p>2095</text:p>
          </table:table-cell>
          <table:table-cell table:formula="of:=IF(OR([.B397]=6;[.B397]=7); 0; IF([.C397]=&quot;zima&quot;; FLOOR(0.2*[.N397])*30; IF([.C397]=&quot;wiosna&quot;;  FLOOR(0.5*[.N397])*30; IF([.C397]=&quot;lato&quot;;  FLOOR(0.9*[.N397])*30; IF([.C397]=&quot;jesień&quot;;  FLOOR(0.4*[.N397])*30; 0)))))" office:value-type="float" office:value="180" calcext:value-type="float">
            <text:p>180</text:p>
          </table:table-cell>
          <table:table-cell table:formula="of:=IF(MONTH([.A397])&lt;&gt;MONTH([.A398]);1;0)" office:value-type="float" office:value="1" calcext:value-type="float">
            <text:p>1</text:p>
          </table:table-cell>
          <table:table-cell table:formula="of:=IF([.L397]=1;[.H397];0)" office:value-type="float" office:value="24025" calcext:value-type="float">
            <text:p>24025</text:p>
          </table:table-cell>
          <table:table-cell table:formula="of:=[.N396] + IF([.M396]&gt;=2400; 3; 0)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date" office:date-value="2024-02-01" calcext:value-type="date">
            <text:p>1.02.2024</text:p>
          </table:table-cell>
          <table:table-cell table:formula="of:=WEEKDAY([.A398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398]=6;[.B398]=7); 0; IF([.C398]=&quot;zima&quot;; FLOOR(0.2*[.N398])*30; IF([.C398]=&quot;wiosna&quot;;  FLOOR(0.5*[.N398])*30; IF([.C398]=&quot;lato&quot;;  FLOOR(0.9*[.N398])*30; IF([.C398]=&quot;jesień&quot;;  FLOOR(0.4*[.N398])*30; 0)))))" office:value-type="float" office:value="180" calcext:value-type="float">
            <text:p>180</text:p>
          </table:table-cell>
          <table:table-cell table:formula="of:=IF([.B398]=7; 15*[.N398]; 0) + IF(AND([.H397] &gt; 2400; MONTH([.A397])&lt;&gt;MONTH([.A398])); 2400; 0)" office:value-type="float" office:value="2400" calcext:value-type="float">
            <text:p>2400</text:p>
          </table:table-cell>
          <table:table-cell table:formula="of:=[.D398]+[.F397]" office:value-type="float" office:value="63090" calcext:value-type="float">
            <text:p>63090</text:p>
          </table:table-cell>
          <table:table-cell table:formula="of:=[.E398]+[.G397]" office:value-type="float" office:value="41285" calcext:value-type="float">
            <text:p>41285</text:p>
          </table:table-cell>
          <table:table-cell table:formula="of:=[.F398]-[.G398]" office:value-type="float" office:value="21805" calcext:value-type="float">
            <text:p>21805</text:p>
          </table:table-cell>
          <table:table-cell table:formula="of:=IF(OR([.B398]=6;[.B398]=7); 0; IF([.C398]=&quot;zima&quot;; 2*[.$R$6]; IF([.C398]=&quot;wiosna&quot;; 5*[.$R$6]; IF([.C398]=&quot;lato&quot;; 9*[.$R$6]; IF([.C398]=&quot;jesień&quot;; 4*[.$R$6]; 0)))))" office:value-type="float" office:value="60" calcext:value-type="float">
            <text:p>60</text:p>
          </table:table-cell>
          <table:table-cell table:formula="of:=[.J397]-[.E398]+[.I398]" office:value-type="float" office:value="-245" calcext:value-type="float">
            <text:p>-245</text:p>
          </table:table-cell>
          <table:table-cell table:formula="of:=IF(OR([.B398]=6;[.B398]=7); 0; IF([.C398]=&quot;zima&quot;; FLOOR(0.2*[.N398])*30; IF([.C398]=&quot;wiosna&quot;;  FLOOR(0.5*[.N398])*30; IF([.C398]=&quot;lato&quot;;  FLOOR(0.9*[.N398])*30; IF([.C398]=&quot;jesień&quot;;  FLOOR(0.4*[.N398])*30; 0)))))" office:value-type="float" office:value="180" calcext:value-type="float">
            <text:p>180</text:p>
          </table:table-cell>
          <table:table-cell table:formula="of:=IF(MONTH([.A398])&lt;&gt;MONTH([.A399]);1;0)" office:value-type="float" office:value="0" calcext:value-type="float">
            <text:p>0</text:p>
          </table:table-cell>
          <table:table-cell table:formula="of:=IF([.L398]=1;[.H398];0)" office:value-type="float" office:value="0" calcext:value-type="float">
            <text:p>0</text:p>
          </table:table-cell>
          <table:table-cell table:formula="of:=[.N397] + IF([.M397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02" calcext:value-type="date">
            <text:p>2.02.2024</text:p>
          </table:table-cell>
          <table:table-cell table:formula="of:=WEEKDAY([.A399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399]=6;[.B399]=7); 0; IF([.C399]=&quot;zima&quot;; FLOOR(0.2*[.N399])*30; IF([.C399]=&quot;wiosna&quot;;  FLOOR(0.5*[.N399])*30; IF([.C399]=&quot;lato&quot;;  FLOOR(0.9*[.N399])*30; IF([.C399]=&quot;jesień&quot;;  FLOOR(0.4*[.N399])*30; 0)))))" office:value-type="float" office:value="180" calcext:value-type="float">
            <text:p>180</text:p>
          </table:table-cell>
          <table:table-cell table:formula="of:=IF([.B399]=7; 15*[.N399]; 0) + IF(AND([.H398] &gt; 2400; MONTH([.A398])&lt;&gt;MONTH([.A399])); 2400; 0)" office:value-type="float" office:value="0" calcext:value-type="float">
            <text:p>0</text:p>
          </table:table-cell>
          <table:table-cell table:formula="of:=[.D399]+[.F398]" office:value-type="float" office:value="63270" calcext:value-type="float">
            <text:p>63270</text:p>
          </table:table-cell>
          <table:table-cell table:formula="of:=[.E399]+[.G398]" office:value-type="float" office:value="41285" calcext:value-type="float">
            <text:p>41285</text:p>
          </table:table-cell>
          <table:table-cell table:formula="of:=[.F399]-[.G399]" office:value-type="float" office:value="21985" calcext:value-type="float">
            <text:p>21985</text:p>
          </table:table-cell>
          <table:table-cell table:formula="of:=IF(OR([.B399]=6;[.B399]=7); 0; IF([.C399]=&quot;zima&quot;; 2*[.$R$6]; IF([.C399]=&quot;wiosna&quot;; 5*[.$R$6]; IF([.C399]=&quot;lato&quot;; 9*[.$R$6]; IF([.C399]=&quot;jesień&quot;; 4*[.$R$6]; 0)))))" office:value-type="float" office:value="60" calcext:value-type="float">
            <text:p>60</text:p>
          </table:table-cell>
          <table:table-cell table:formula="of:=[.J398]-[.E399]+[.I399]" office:value-type="float" office:value="-185" calcext:value-type="float">
            <text:p>-185</text:p>
          </table:table-cell>
          <table:table-cell table:formula="of:=IF(OR([.B399]=6;[.B399]=7); 0; IF([.C399]=&quot;zima&quot;; FLOOR(0.2*[.N399])*30; IF([.C399]=&quot;wiosna&quot;;  FLOOR(0.5*[.N399])*30; IF([.C399]=&quot;lato&quot;;  FLOOR(0.9*[.N399])*30; IF([.C399]=&quot;jesień&quot;;  FLOOR(0.4*[.N399])*30; 0)))))" office:value-type="float" office:value="180" calcext:value-type="float">
            <text:p>180</text:p>
          </table:table-cell>
          <table:table-cell table:formula="of:=IF(MONTH([.A399])&lt;&gt;MONTH([.A400]);1;0)" office:value-type="float" office:value="0" calcext:value-type="float">
            <text:p>0</text:p>
          </table:table-cell>
          <table:table-cell table:formula="of:=IF([.L399]=1;[.H399];0)" office:value-type="float" office:value="0" calcext:value-type="float">
            <text:p>0</text:p>
          </table:table-cell>
          <table:table-cell table:formula="of:=[.N398] + IF([.M398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03" calcext:value-type="date">
            <text:p>3.02.2024</text:p>
          </table:table-cell>
          <table:table-cell table:formula="of:=WEEKDAY([.A400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400]=6;[.B400]=7); 0; IF([.C400]=&quot;zima&quot;; FLOOR(0.2*[.N400])*30; IF([.C400]=&quot;wiosna&quot;;  FLOOR(0.5*[.N400])*30; IF([.C400]=&quot;lato&quot;;  FLOOR(0.9*[.N400])*30; IF([.C400]=&quot;jesień&quot;;  FLOOR(0.4*[.N400])*30; 0)))))" office:value-type="float" office:value="0" calcext:value-type="float">
            <text:p>0</text:p>
          </table:table-cell>
          <table:table-cell table:formula="of:=IF([.B400]=7; 15*[.N400]; 0) + IF(AND([.H399] &gt; 2400; MONTH([.A399])&lt;&gt;MONTH([.A400])); 2400; 0)" office:value-type="float" office:value="0" calcext:value-type="float">
            <text:p>0</text:p>
          </table:table-cell>
          <table:table-cell table:formula="of:=[.D400]+[.F399]" office:value-type="float" office:value="63270" calcext:value-type="float">
            <text:p>63270</text:p>
          </table:table-cell>
          <table:table-cell table:formula="of:=[.E400]+[.G399]" office:value-type="float" office:value="41285" calcext:value-type="float">
            <text:p>41285</text:p>
          </table:table-cell>
          <table:table-cell table:formula="of:=[.F400]-[.G400]" office:value-type="float" office:value="21985" calcext:value-type="float">
            <text:p>21985</text:p>
          </table:table-cell>
          <table:table-cell table:formula="of:=IF(OR([.B400]=6;[.B400]=7); 0; IF([.C400]=&quot;zima&quot;; 2*[.$R$6]; IF([.C400]=&quot;wiosna&quot;; 5*[.$R$6]; IF([.C400]=&quot;lato&quot;; 9*[.$R$6]; IF([.C400]=&quot;jesień&quot;; 4*[.$R$6]; 0)))))" office:value-type="float" office:value="0" calcext:value-type="float">
            <text:p>0</text:p>
          </table:table-cell>
          <table:table-cell table:formula="of:=[.J399]-[.E400]+[.I400]" office:value-type="float" office:value="-185" calcext:value-type="float">
            <text:p>-185</text:p>
          </table:table-cell>
          <table:table-cell table:formula="of:=IF(OR([.B400]=6;[.B400]=7); 0; IF([.C400]=&quot;zima&quot;; FLOOR(0.2*[.N400])*30; IF([.C400]=&quot;wiosna&quot;;  FLOOR(0.5*[.N400])*30; IF([.C400]=&quot;lato&quot;;  FLOOR(0.9*[.N400])*30; IF([.C400]=&quot;jesień&quot;;  FLOOR(0.4*[.N400])*30; 0)))))" office:value-type="float" office:value="0" calcext:value-type="float">
            <text:p>0</text:p>
          </table:table-cell>
          <table:table-cell table:formula="of:=IF(MONTH([.A400])&lt;&gt;MONTH([.A401]);1;0)" office:value-type="float" office:value="0" calcext:value-type="float">
            <text:p>0</text:p>
          </table:table-cell>
          <table:table-cell table:formula="of:=IF([.L400]=1;[.H400];0)" office:value-type="float" office:value="0" calcext:value-type="float">
            <text:p>0</text:p>
          </table:table-cell>
          <table:table-cell table:formula="of:=[.N399] + IF([.M399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04" calcext:value-type="date">
            <text:p>4.02.2024</text:p>
          </table:table-cell>
          <table:table-cell table:formula="of:=WEEKDAY([.A401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401]=6;[.B401]=7); 0; IF([.C401]=&quot;zima&quot;; FLOOR(0.2*[.N401])*30; IF([.C401]=&quot;wiosna&quot;;  FLOOR(0.5*[.N401])*30; IF([.C401]=&quot;lato&quot;;  FLOOR(0.9*[.N401])*30; IF([.C401]=&quot;jesień&quot;;  FLOOR(0.4*[.N401])*30; 0)))))" office:value-type="float" office:value="0" calcext:value-type="float">
            <text:p>0</text:p>
          </table:table-cell>
          <table:table-cell table:formula="of:=IF([.B401]=7; 15*[.N401]; 0) + IF(AND([.H400] &gt; 2400; MONTH([.A400])&lt;&gt;MONTH([.A401])); 2400; 0)" office:value-type="float" office:value="510" calcext:value-type="float">
            <text:p>510</text:p>
          </table:table-cell>
          <table:table-cell table:formula="of:=[.D401]+[.F400]" office:value-type="float" office:value="63270" calcext:value-type="float">
            <text:p>63270</text:p>
          </table:table-cell>
          <table:table-cell table:formula="of:=[.E401]+[.G400]" office:value-type="float" office:value="41795" calcext:value-type="float">
            <text:p>41795</text:p>
          </table:table-cell>
          <table:table-cell table:formula="of:=[.F401]-[.G401]" office:value-type="float" office:value="21475" calcext:value-type="float">
            <text:p>21475</text:p>
          </table:table-cell>
          <table:table-cell table:formula="of:=IF(OR([.B401]=6;[.B401]=7); 0; IF([.C401]=&quot;zima&quot;; 2*[.$R$6]; IF([.C401]=&quot;wiosna&quot;; 5*[.$R$6]; IF([.C401]=&quot;lato&quot;; 9*[.$R$6]; IF([.C401]=&quot;jesień&quot;; 4*[.$R$6]; 0)))))" office:value-type="float" office:value="0" calcext:value-type="float">
            <text:p>0</text:p>
          </table:table-cell>
          <table:table-cell table:formula="of:=[.J400]-[.E401]+[.I401]" office:value-type="float" office:value="-695" calcext:value-type="float">
            <text:p>-695</text:p>
          </table:table-cell>
          <table:table-cell table:formula="of:=IF(OR([.B401]=6;[.B401]=7); 0; IF([.C401]=&quot;zima&quot;; FLOOR(0.2*[.N401])*30; IF([.C401]=&quot;wiosna&quot;;  FLOOR(0.5*[.N401])*30; IF([.C401]=&quot;lato&quot;;  FLOOR(0.9*[.N401])*30; IF([.C401]=&quot;jesień&quot;;  FLOOR(0.4*[.N401])*30; 0)))))" office:value-type="float" office:value="0" calcext:value-type="float">
            <text:p>0</text:p>
          </table:table-cell>
          <table:table-cell table:formula="of:=IF(MONTH([.A401])&lt;&gt;MONTH([.A402]);1;0)" office:value-type="float" office:value="0" calcext:value-type="float">
            <text:p>0</text:p>
          </table:table-cell>
          <table:table-cell table:formula="of:=IF([.L401]=1;[.H401];0)" office:value-type="float" office:value="0" calcext:value-type="float">
            <text:p>0</text:p>
          </table:table-cell>
          <table:table-cell table:formula="of:=[.N400] + IF([.M400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05" calcext:value-type="date">
            <text:p>5.02.2024</text:p>
          </table:table-cell>
          <table:table-cell table:formula="of:=WEEKDAY([.A402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402]=6;[.B402]=7); 0; IF([.C402]=&quot;zima&quot;; FLOOR(0.2*[.N402])*30; IF([.C402]=&quot;wiosna&quot;;  FLOOR(0.5*[.N402])*30; IF([.C402]=&quot;lato&quot;;  FLOOR(0.9*[.N402])*30; IF([.C402]=&quot;jesień&quot;;  FLOOR(0.4*[.N402])*30; 0)))))" office:value-type="float" office:value="180" calcext:value-type="float">
            <text:p>180</text:p>
          </table:table-cell>
          <table:table-cell table:formula="of:=IF([.B402]=7; 15*[.N402]; 0) + IF(AND([.H401] &gt; 2400; MONTH([.A401])&lt;&gt;MONTH([.A402])); 2400; 0)" office:value-type="float" office:value="0" calcext:value-type="float">
            <text:p>0</text:p>
          </table:table-cell>
          <table:table-cell table:formula="of:=[.D402]+[.F401]" office:value-type="float" office:value="63450" calcext:value-type="float">
            <text:p>63450</text:p>
          </table:table-cell>
          <table:table-cell table:formula="of:=[.E402]+[.G401]" office:value-type="float" office:value="41795" calcext:value-type="float">
            <text:p>41795</text:p>
          </table:table-cell>
          <table:table-cell table:formula="of:=[.F402]-[.G402]" office:value-type="float" office:value="21655" calcext:value-type="float">
            <text:p>21655</text:p>
          </table:table-cell>
          <table:table-cell table:formula="of:=IF(OR([.B402]=6;[.B402]=7); 0; IF([.C402]=&quot;zima&quot;; 2*[.$R$6]; IF([.C402]=&quot;wiosna&quot;; 5*[.$R$6]; IF([.C402]=&quot;lato&quot;; 9*[.$R$6]; IF([.C402]=&quot;jesień&quot;; 4*[.$R$6]; 0)))))" office:value-type="float" office:value="60" calcext:value-type="float">
            <text:p>60</text:p>
          </table:table-cell>
          <table:table-cell table:formula="of:=[.J401]-[.E402]+[.I402]" office:value-type="float" office:value="-635" calcext:value-type="float">
            <text:p>-635</text:p>
          </table:table-cell>
          <table:table-cell table:formula="of:=IF(OR([.B402]=6;[.B402]=7); 0; IF([.C402]=&quot;zima&quot;; FLOOR(0.2*[.N402])*30; IF([.C402]=&quot;wiosna&quot;;  FLOOR(0.5*[.N402])*30; IF([.C402]=&quot;lato&quot;;  FLOOR(0.9*[.N402])*30; IF([.C402]=&quot;jesień&quot;;  FLOOR(0.4*[.N402])*30; 0)))))" office:value-type="float" office:value="180" calcext:value-type="float">
            <text:p>180</text:p>
          </table:table-cell>
          <table:table-cell table:formula="of:=IF(MONTH([.A402])&lt;&gt;MONTH([.A403]);1;0)" office:value-type="float" office:value="0" calcext:value-type="float">
            <text:p>0</text:p>
          </table:table-cell>
          <table:table-cell table:formula="of:=IF([.L402]=1;[.H402];0)" office:value-type="float" office:value="0" calcext:value-type="float">
            <text:p>0</text:p>
          </table:table-cell>
          <table:table-cell table:formula="of:=[.N401] + IF([.M401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06" calcext:value-type="date">
            <text:p>6.02.2024</text:p>
          </table:table-cell>
          <table:table-cell table:formula="of:=WEEKDAY([.A403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403]=6;[.B403]=7); 0; IF([.C403]=&quot;zima&quot;; FLOOR(0.2*[.N403])*30; IF([.C403]=&quot;wiosna&quot;;  FLOOR(0.5*[.N403])*30; IF([.C403]=&quot;lato&quot;;  FLOOR(0.9*[.N403])*30; IF([.C403]=&quot;jesień&quot;;  FLOOR(0.4*[.N403])*30; 0)))))" office:value-type="float" office:value="180" calcext:value-type="float">
            <text:p>180</text:p>
          </table:table-cell>
          <table:table-cell table:formula="of:=IF([.B403]=7; 15*[.N403]; 0) + IF(AND([.H402] &gt; 2400; MONTH([.A402])&lt;&gt;MONTH([.A403])); 2400; 0)" office:value-type="float" office:value="0" calcext:value-type="float">
            <text:p>0</text:p>
          </table:table-cell>
          <table:table-cell table:formula="of:=[.D403]+[.F402]" office:value-type="float" office:value="63630" calcext:value-type="float">
            <text:p>63630</text:p>
          </table:table-cell>
          <table:table-cell table:formula="of:=[.E403]+[.G402]" office:value-type="float" office:value="41795" calcext:value-type="float">
            <text:p>41795</text:p>
          </table:table-cell>
          <table:table-cell table:formula="of:=[.F403]-[.G403]" office:value-type="float" office:value="21835" calcext:value-type="float">
            <text:p>21835</text:p>
          </table:table-cell>
          <table:table-cell table:formula="of:=IF(OR([.B403]=6;[.B403]=7); 0; IF([.C403]=&quot;zima&quot;; 2*[.$R$6]; IF([.C403]=&quot;wiosna&quot;; 5*[.$R$6]; IF([.C403]=&quot;lato&quot;; 9*[.$R$6]; IF([.C403]=&quot;jesień&quot;; 4*[.$R$6]; 0)))))" office:value-type="float" office:value="60" calcext:value-type="float">
            <text:p>60</text:p>
          </table:table-cell>
          <table:table-cell table:formula="of:=[.J402]-[.E403]+[.I403]" office:value-type="float" office:value="-575" calcext:value-type="float">
            <text:p>-575</text:p>
          </table:table-cell>
          <table:table-cell table:formula="of:=IF(OR([.B403]=6;[.B403]=7); 0; IF([.C403]=&quot;zima&quot;; FLOOR(0.2*[.N403])*30; IF([.C403]=&quot;wiosna&quot;;  FLOOR(0.5*[.N403])*30; IF([.C403]=&quot;lato&quot;;  FLOOR(0.9*[.N403])*30; IF([.C403]=&quot;jesień&quot;;  FLOOR(0.4*[.N403])*30; 0)))))" office:value-type="float" office:value="180" calcext:value-type="float">
            <text:p>180</text:p>
          </table:table-cell>
          <table:table-cell table:formula="of:=IF(MONTH([.A403])&lt;&gt;MONTH([.A404]);1;0)" office:value-type="float" office:value="0" calcext:value-type="float">
            <text:p>0</text:p>
          </table:table-cell>
          <table:table-cell table:formula="of:=IF([.L403]=1;[.H403];0)" office:value-type="float" office:value="0" calcext:value-type="float">
            <text:p>0</text:p>
          </table:table-cell>
          <table:table-cell table:formula="of:=[.N402] + IF([.M402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07" calcext:value-type="date">
            <text:p>7.02.2024</text:p>
          </table:table-cell>
          <table:table-cell table:formula="of:=WEEKDAY([.A404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404]=6;[.B404]=7); 0; IF([.C404]=&quot;zima&quot;; FLOOR(0.2*[.N404])*30; IF([.C404]=&quot;wiosna&quot;;  FLOOR(0.5*[.N404])*30; IF([.C404]=&quot;lato&quot;;  FLOOR(0.9*[.N404])*30; IF([.C404]=&quot;jesień&quot;;  FLOOR(0.4*[.N404])*30; 0)))))" office:value-type="float" office:value="180" calcext:value-type="float">
            <text:p>180</text:p>
          </table:table-cell>
          <table:table-cell table:formula="of:=IF([.B404]=7; 15*[.N404]; 0) + IF(AND([.H403] &gt; 2400; MONTH([.A403])&lt;&gt;MONTH([.A404])); 2400; 0)" office:value-type="float" office:value="0" calcext:value-type="float">
            <text:p>0</text:p>
          </table:table-cell>
          <table:table-cell table:formula="of:=[.D404]+[.F403]" office:value-type="float" office:value="63810" calcext:value-type="float">
            <text:p>63810</text:p>
          </table:table-cell>
          <table:table-cell table:formula="of:=[.E404]+[.G403]" office:value-type="float" office:value="41795" calcext:value-type="float">
            <text:p>41795</text:p>
          </table:table-cell>
          <table:table-cell table:formula="of:=[.F404]-[.G404]" office:value-type="float" office:value="22015" calcext:value-type="float">
            <text:p>22015</text:p>
          </table:table-cell>
          <table:table-cell table:formula="of:=IF(OR([.B404]=6;[.B404]=7); 0; IF([.C404]=&quot;zima&quot;; 2*[.$R$6]; IF([.C404]=&quot;wiosna&quot;; 5*[.$R$6]; IF([.C404]=&quot;lato&quot;; 9*[.$R$6]; IF([.C404]=&quot;jesień&quot;; 4*[.$R$6]; 0)))))" office:value-type="float" office:value="60" calcext:value-type="float">
            <text:p>60</text:p>
          </table:table-cell>
          <table:table-cell table:formula="of:=[.J403]-[.E404]+[.I404]" office:value-type="float" office:value="-515" calcext:value-type="float">
            <text:p>-515</text:p>
          </table:table-cell>
          <table:table-cell table:formula="of:=IF(OR([.B404]=6;[.B404]=7); 0; IF([.C404]=&quot;zima&quot;; FLOOR(0.2*[.N404])*30; IF([.C404]=&quot;wiosna&quot;;  FLOOR(0.5*[.N404])*30; IF([.C404]=&quot;lato&quot;;  FLOOR(0.9*[.N404])*30; IF([.C404]=&quot;jesień&quot;;  FLOOR(0.4*[.N404])*30; 0)))))" office:value-type="float" office:value="180" calcext:value-type="float">
            <text:p>180</text:p>
          </table:table-cell>
          <table:table-cell table:formula="of:=IF(MONTH([.A404])&lt;&gt;MONTH([.A405]);1;0)" office:value-type="float" office:value="0" calcext:value-type="float">
            <text:p>0</text:p>
          </table:table-cell>
          <table:table-cell table:formula="of:=IF([.L404]=1;[.H404];0)" office:value-type="float" office:value="0" calcext:value-type="float">
            <text:p>0</text:p>
          </table:table-cell>
          <table:table-cell table:formula="of:=[.N403] + IF([.M403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08" calcext:value-type="date">
            <text:p>8.02.2024</text:p>
          </table:table-cell>
          <table:table-cell table:formula="of:=WEEKDAY([.A405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405]=6;[.B405]=7); 0; IF([.C405]=&quot;zima&quot;; FLOOR(0.2*[.N405])*30; IF([.C405]=&quot;wiosna&quot;;  FLOOR(0.5*[.N405])*30; IF([.C405]=&quot;lato&quot;;  FLOOR(0.9*[.N405])*30; IF([.C405]=&quot;jesień&quot;;  FLOOR(0.4*[.N405])*30; 0)))))" office:value-type="float" office:value="180" calcext:value-type="float">
            <text:p>180</text:p>
          </table:table-cell>
          <table:table-cell table:formula="of:=IF([.B405]=7; 15*[.N405]; 0) + IF(AND([.H404] &gt; 2400; MONTH([.A404])&lt;&gt;MONTH([.A405])); 2400; 0)" office:value-type="float" office:value="0" calcext:value-type="float">
            <text:p>0</text:p>
          </table:table-cell>
          <table:table-cell table:formula="of:=[.D405]+[.F404]" office:value-type="float" office:value="63990" calcext:value-type="float">
            <text:p>63990</text:p>
          </table:table-cell>
          <table:table-cell table:formula="of:=[.E405]+[.G404]" office:value-type="float" office:value="41795" calcext:value-type="float">
            <text:p>41795</text:p>
          </table:table-cell>
          <table:table-cell table:formula="of:=[.F405]-[.G405]" office:value-type="float" office:value="22195" calcext:value-type="float">
            <text:p>22195</text:p>
          </table:table-cell>
          <table:table-cell table:formula="of:=IF(OR([.B405]=6;[.B405]=7); 0; IF([.C405]=&quot;zima&quot;; 2*[.$R$6]; IF([.C405]=&quot;wiosna&quot;; 5*[.$R$6]; IF([.C405]=&quot;lato&quot;; 9*[.$R$6]; IF([.C405]=&quot;jesień&quot;; 4*[.$R$6]; 0)))))" office:value-type="float" office:value="60" calcext:value-type="float">
            <text:p>60</text:p>
          </table:table-cell>
          <table:table-cell table:formula="of:=[.J404]-[.E405]+[.I405]" office:value-type="float" office:value="-455" calcext:value-type="float">
            <text:p>-455</text:p>
          </table:table-cell>
          <table:table-cell table:formula="of:=IF(OR([.B405]=6;[.B405]=7); 0; IF([.C405]=&quot;zima&quot;; FLOOR(0.2*[.N405])*30; IF([.C405]=&quot;wiosna&quot;;  FLOOR(0.5*[.N405])*30; IF([.C405]=&quot;lato&quot;;  FLOOR(0.9*[.N405])*30; IF([.C405]=&quot;jesień&quot;;  FLOOR(0.4*[.N405])*30; 0)))))" office:value-type="float" office:value="180" calcext:value-type="float">
            <text:p>180</text:p>
          </table:table-cell>
          <table:table-cell table:formula="of:=IF(MONTH([.A405])&lt;&gt;MONTH([.A406]);1;0)" office:value-type="float" office:value="0" calcext:value-type="float">
            <text:p>0</text:p>
          </table:table-cell>
          <table:table-cell table:formula="of:=IF([.L405]=1;[.H405];0)" office:value-type="float" office:value="0" calcext:value-type="float">
            <text:p>0</text:p>
          </table:table-cell>
          <table:table-cell table:formula="of:=[.N404] + IF([.M404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09" calcext:value-type="date">
            <text:p>9.02.2024</text:p>
          </table:table-cell>
          <table:table-cell table:formula="of:=WEEKDAY([.A406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406]=6;[.B406]=7); 0; IF([.C406]=&quot;zima&quot;; FLOOR(0.2*[.N406])*30; IF([.C406]=&quot;wiosna&quot;;  FLOOR(0.5*[.N406])*30; IF([.C406]=&quot;lato&quot;;  FLOOR(0.9*[.N406])*30; IF([.C406]=&quot;jesień&quot;;  FLOOR(0.4*[.N406])*30; 0)))))" office:value-type="float" office:value="180" calcext:value-type="float">
            <text:p>180</text:p>
          </table:table-cell>
          <table:table-cell table:formula="of:=IF([.B406]=7; 15*[.N406]; 0) + IF(AND([.H405] &gt; 2400; MONTH([.A405])&lt;&gt;MONTH([.A406])); 2400; 0)" office:value-type="float" office:value="0" calcext:value-type="float">
            <text:p>0</text:p>
          </table:table-cell>
          <table:table-cell table:formula="of:=[.D406]+[.F405]" office:value-type="float" office:value="64170" calcext:value-type="float">
            <text:p>64170</text:p>
          </table:table-cell>
          <table:table-cell table:formula="of:=[.E406]+[.G405]" office:value-type="float" office:value="41795" calcext:value-type="float">
            <text:p>41795</text:p>
          </table:table-cell>
          <table:table-cell table:formula="of:=[.F406]-[.G406]" office:value-type="float" office:value="22375" calcext:value-type="float">
            <text:p>22375</text:p>
          </table:table-cell>
          <table:table-cell table:formula="of:=IF(OR([.B406]=6;[.B406]=7); 0; IF([.C406]=&quot;zima&quot;; 2*[.$R$6]; IF([.C406]=&quot;wiosna&quot;; 5*[.$R$6]; IF([.C406]=&quot;lato&quot;; 9*[.$R$6]; IF([.C406]=&quot;jesień&quot;; 4*[.$R$6]; 0)))))" office:value-type="float" office:value="60" calcext:value-type="float">
            <text:p>60</text:p>
          </table:table-cell>
          <table:table-cell table:formula="of:=[.J405]-[.E406]+[.I406]" office:value-type="float" office:value="-395" calcext:value-type="float">
            <text:p>-395</text:p>
          </table:table-cell>
          <table:table-cell table:formula="of:=IF(OR([.B406]=6;[.B406]=7); 0; IF([.C406]=&quot;zima&quot;; FLOOR(0.2*[.N406])*30; IF([.C406]=&quot;wiosna&quot;;  FLOOR(0.5*[.N406])*30; IF([.C406]=&quot;lato&quot;;  FLOOR(0.9*[.N406])*30; IF([.C406]=&quot;jesień&quot;;  FLOOR(0.4*[.N406])*30; 0)))))" office:value-type="float" office:value="180" calcext:value-type="float">
            <text:p>180</text:p>
          </table:table-cell>
          <table:table-cell table:formula="of:=IF(MONTH([.A406])&lt;&gt;MONTH([.A407]);1;0)" office:value-type="float" office:value="0" calcext:value-type="float">
            <text:p>0</text:p>
          </table:table-cell>
          <table:table-cell table:formula="of:=IF([.L406]=1;[.H406];0)" office:value-type="float" office:value="0" calcext:value-type="float">
            <text:p>0</text:p>
          </table:table-cell>
          <table:table-cell table:formula="of:=[.N405] + IF([.M405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10" calcext:value-type="date">
            <text:p>10.02.2024</text:p>
          </table:table-cell>
          <table:table-cell table:formula="of:=WEEKDAY([.A407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407]=6;[.B407]=7); 0; IF([.C407]=&quot;zima&quot;; FLOOR(0.2*[.N407])*30; IF([.C407]=&quot;wiosna&quot;;  FLOOR(0.5*[.N407])*30; IF([.C407]=&quot;lato&quot;;  FLOOR(0.9*[.N407])*30; IF([.C407]=&quot;jesień&quot;;  FLOOR(0.4*[.N407])*30; 0)))))" office:value-type="float" office:value="0" calcext:value-type="float">
            <text:p>0</text:p>
          </table:table-cell>
          <table:table-cell table:formula="of:=IF([.B407]=7; 15*[.N407]; 0) + IF(AND([.H406] &gt; 2400; MONTH([.A406])&lt;&gt;MONTH([.A407])); 2400; 0)" office:value-type="float" office:value="0" calcext:value-type="float">
            <text:p>0</text:p>
          </table:table-cell>
          <table:table-cell table:formula="of:=[.D407]+[.F406]" office:value-type="float" office:value="64170" calcext:value-type="float">
            <text:p>64170</text:p>
          </table:table-cell>
          <table:table-cell table:formula="of:=[.E407]+[.G406]" office:value-type="float" office:value="41795" calcext:value-type="float">
            <text:p>41795</text:p>
          </table:table-cell>
          <table:table-cell table:formula="of:=[.F407]-[.G407]" office:value-type="float" office:value="22375" calcext:value-type="float">
            <text:p>22375</text:p>
          </table:table-cell>
          <table:table-cell table:formula="of:=IF(OR([.B407]=6;[.B407]=7); 0; IF([.C407]=&quot;zima&quot;; 2*[.$R$6]; IF([.C407]=&quot;wiosna&quot;; 5*[.$R$6]; IF([.C407]=&quot;lato&quot;; 9*[.$R$6]; IF([.C407]=&quot;jesień&quot;; 4*[.$R$6]; 0)))))" office:value-type="float" office:value="0" calcext:value-type="float">
            <text:p>0</text:p>
          </table:table-cell>
          <table:table-cell table:formula="of:=[.J406]-[.E407]+[.I407]" office:value-type="float" office:value="-395" calcext:value-type="float">
            <text:p>-395</text:p>
          </table:table-cell>
          <table:table-cell table:formula="of:=IF(OR([.B407]=6;[.B407]=7); 0; IF([.C407]=&quot;zima&quot;; FLOOR(0.2*[.N407])*30; IF([.C407]=&quot;wiosna&quot;;  FLOOR(0.5*[.N407])*30; IF([.C407]=&quot;lato&quot;;  FLOOR(0.9*[.N407])*30; IF([.C407]=&quot;jesień&quot;;  FLOOR(0.4*[.N407])*30; 0)))))" office:value-type="float" office:value="0" calcext:value-type="float">
            <text:p>0</text:p>
          </table:table-cell>
          <table:table-cell table:formula="of:=IF(MONTH([.A407])&lt;&gt;MONTH([.A408]);1;0)" office:value-type="float" office:value="0" calcext:value-type="float">
            <text:p>0</text:p>
          </table:table-cell>
          <table:table-cell table:formula="of:=IF([.L407]=1;[.H407];0)" office:value-type="float" office:value="0" calcext:value-type="float">
            <text:p>0</text:p>
          </table:table-cell>
          <table:table-cell table:formula="of:=[.N406] + IF([.M406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11" calcext:value-type="date">
            <text:p>11.02.2024</text:p>
          </table:table-cell>
          <table:table-cell table:formula="of:=WEEKDAY([.A408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408]=6;[.B408]=7); 0; IF([.C408]=&quot;zima&quot;; FLOOR(0.2*[.N408])*30; IF([.C408]=&quot;wiosna&quot;;  FLOOR(0.5*[.N408])*30; IF([.C408]=&quot;lato&quot;;  FLOOR(0.9*[.N408])*30; IF([.C408]=&quot;jesień&quot;;  FLOOR(0.4*[.N408])*30; 0)))))" office:value-type="float" office:value="0" calcext:value-type="float">
            <text:p>0</text:p>
          </table:table-cell>
          <table:table-cell table:formula="of:=IF([.B408]=7; 15*[.N408]; 0) + IF(AND([.H407] &gt; 2400; MONTH([.A407])&lt;&gt;MONTH([.A408])); 2400; 0)" office:value-type="float" office:value="510" calcext:value-type="float">
            <text:p>510</text:p>
          </table:table-cell>
          <table:table-cell table:formula="of:=[.D408]+[.F407]" office:value-type="float" office:value="64170" calcext:value-type="float">
            <text:p>64170</text:p>
          </table:table-cell>
          <table:table-cell table:formula="of:=[.E408]+[.G407]" office:value-type="float" office:value="42305" calcext:value-type="float">
            <text:p>42305</text:p>
          </table:table-cell>
          <table:table-cell table:formula="of:=[.F408]-[.G408]" office:value-type="float" office:value="21865" calcext:value-type="float">
            <text:p>21865</text:p>
          </table:table-cell>
          <table:table-cell table:formula="of:=IF(OR([.B408]=6;[.B408]=7); 0; IF([.C408]=&quot;zima&quot;; 2*[.$R$6]; IF([.C408]=&quot;wiosna&quot;; 5*[.$R$6]; IF([.C408]=&quot;lato&quot;; 9*[.$R$6]; IF([.C408]=&quot;jesień&quot;; 4*[.$R$6]; 0)))))" office:value-type="float" office:value="0" calcext:value-type="float">
            <text:p>0</text:p>
          </table:table-cell>
          <table:table-cell table:formula="of:=[.J407]-[.E408]+[.I408]" office:value-type="float" office:value="-905" calcext:value-type="float">
            <text:p>-905</text:p>
          </table:table-cell>
          <table:table-cell table:formula="of:=IF(OR([.B408]=6;[.B408]=7); 0; IF([.C408]=&quot;zima&quot;; FLOOR(0.2*[.N408])*30; IF([.C408]=&quot;wiosna&quot;;  FLOOR(0.5*[.N408])*30; IF([.C408]=&quot;lato&quot;;  FLOOR(0.9*[.N408])*30; IF([.C408]=&quot;jesień&quot;;  FLOOR(0.4*[.N408])*30; 0)))))" office:value-type="float" office:value="0" calcext:value-type="float">
            <text:p>0</text:p>
          </table:table-cell>
          <table:table-cell table:formula="of:=IF(MONTH([.A408])&lt;&gt;MONTH([.A409]);1;0)" office:value-type="float" office:value="0" calcext:value-type="float">
            <text:p>0</text:p>
          </table:table-cell>
          <table:table-cell table:formula="of:=IF([.L408]=1;[.H408];0)" office:value-type="float" office:value="0" calcext:value-type="float">
            <text:p>0</text:p>
          </table:table-cell>
          <table:table-cell table:formula="of:=[.N407] + IF([.M407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12" calcext:value-type="date">
            <text:p>12.02.2024</text:p>
          </table:table-cell>
          <table:table-cell table:formula="of:=WEEKDAY([.A409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409]=6;[.B409]=7); 0; IF([.C409]=&quot;zima&quot;; FLOOR(0.2*[.N409])*30; IF([.C409]=&quot;wiosna&quot;;  FLOOR(0.5*[.N409])*30; IF([.C409]=&quot;lato&quot;;  FLOOR(0.9*[.N409])*30; IF([.C409]=&quot;jesień&quot;;  FLOOR(0.4*[.N409])*30; 0)))))" office:value-type="float" office:value="180" calcext:value-type="float">
            <text:p>180</text:p>
          </table:table-cell>
          <table:table-cell table:formula="of:=IF([.B409]=7; 15*[.N409]; 0) + IF(AND([.H408] &gt; 2400; MONTH([.A408])&lt;&gt;MONTH([.A409])); 2400; 0)" office:value-type="float" office:value="0" calcext:value-type="float">
            <text:p>0</text:p>
          </table:table-cell>
          <table:table-cell table:formula="of:=[.D409]+[.F408]" office:value-type="float" office:value="64350" calcext:value-type="float">
            <text:p>64350</text:p>
          </table:table-cell>
          <table:table-cell table:formula="of:=[.E409]+[.G408]" office:value-type="float" office:value="42305" calcext:value-type="float">
            <text:p>42305</text:p>
          </table:table-cell>
          <table:table-cell table:formula="of:=[.F409]-[.G409]" office:value-type="float" office:value="22045" calcext:value-type="float">
            <text:p>22045</text:p>
          </table:table-cell>
          <table:table-cell table:formula="of:=IF(OR([.B409]=6;[.B409]=7); 0; IF([.C409]=&quot;zima&quot;; 2*[.$R$6]; IF([.C409]=&quot;wiosna&quot;; 5*[.$R$6]; IF([.C409]=&quot;lato&quot;; 9*[.$R$6]; IF([.C409]=&quot;jesień&quot;; 4*[.$R$6]; 0)))))" office:value-type="float" office:value="60" calcext:value-type="float">
            <text:p>60</text:p>
          </table:table-cell>
          <table:table-cell table:formula="of:=[.J408]-[.E409]+[.I409]" office:value-type="float" office:value="-845" calcext:value-type="float">
            <text:p>-845</text:p>
          </table:table-cell>
          <table:table-cell table:formula="of:=IF(OR([.B409]=6;[.B409]=7); 0; IF([.C409]=&quot;zima&quot;; FLOOR(0.2*[.N409])*30; IF([.C409]=&quot;wiosna&quot;;  FLOOR(0.5*[.N409])*30; IF([.C409]=&quot;lato&quot;;  FLOOR(0.9*[.N409])*30; IF([.C409]=&quot;jesień&quot;;  FLOOR(0.4*[.N409])*30; 0)))))" office:value-type="float" office:value="180" calcext:value-type="float">
            <text:p>180</text:p>
          </table:table-cell>
          <table:table-cell table:formula="of:=IF(MONTH([.A409])&lt;&gt;MONTH([.A410]);1;0)" office:value-type="float" office:value="0" calcext:value-type="float">
            <text:p>0</text:p>
          </table:table-cell>
          <table:table-cell table:formula="of:=IF([.L409]=1;[.H409];0)" office:value-type="float" office:value="0" calcext:value-type="float">
            <text:p>0</text:p>
          </table:table-cell>
          <table:table-cell table:formula="of:=[.N408] + IF([.M408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13" calcext:value-type="date">
            <text:p>13.02.2024</text:p>
          </table:table-cell>
          <table:table-cell table:formula="of:=WEEKDAY([.A410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410]=6;[.B410]=7); 0; IF([.C410]=&quot;zima&quot;; FLOOR(0.2*[.N410])*30; IF([.C410]=&quot;wiosna&quot;;  FLOOR(0.5*[.N410])*30; IF([.C410]=&quot;lato&quot;;  FLOOR(0.9*[.N410])*30; IF([.C410]=&quot;jesień&quot;;  FLOOR(0.4*[.N410])*30; 0)))))" office:value-type="float" office:value="180" calcext:value-type="float">
            <text:p>180</text:p>
          </table:table-cell>
          <table:table-cell table:formula="of:=IF([.B410]=7; 15*[.N410]; 0) + IF(AND([.H409] &gt; 2400; MONTH([.A409])&lt;&gt;MONTH([.A410])); 2400; 0)" office:value-type="float" office:value="0" calcext:value-type="float">
            <text:p>0</text:p>
          </table:table-cell>
          <table:table-cell table:formula="of:=[.D410]+[.F409]" office:value-type="float" office:value="64530" calcext:value-type="float">
            <text:p>64530</text:p>
          </table:table-cell>
          <table:table-cell table:formula="of:=[.E410]+[.G409]" office:value-type="float" office:value="42305" calcext:value-type="float">
            <text:p>42305</text:p>
          </table:table-cell>
          <table:table-cell table:formula="of:=[.F410]-[.G410]" office:value-type="float" office:value="22225" calcext:value-type="float">
            <text:p>22225</text:p>
          </table:table-cell>
          <table:table-cell table:formula="of:=IF(OR([.B410]=6;[.B410]=7); 0; IF([.C410]=&quot;zima&quot;; 2*[.$R$6]; IF([.C410]=&quot;wiosna&quot;; 5*[.$R$6]; IF([.C410]=&quot;lato&quot;; 9*[.$R$6]; IF([.C410]=&quot;jesień&quot;; 4*[.$R$6]; 0)))))" office:value-type="float" office:value="60" calcext:value-type="float">
            <text:p>60</text:p>
          </table:table-cell>
          <table:table-cell table:formula="of:=[.J409]-[.E410]+[.I410]" office:value-type="float" office:value="-785" calcext:value-type="float">
            <text:p>-785</text:p>
          </table:table-cell>
          <table:table-cell table:formula="of:=IF(OR([.B410]=6;[.B410]=7); 0; IF([.C410]=&quot;zima&quot;; FLOOR(0.2*[.N410])*30; IF([.C410]=&quot;wiosna&quot;;  FLOOR(0.5*[.N410])*30; IF([.C410]=&quot;lato&quot;;  FLOOR(0.9*[.N410])*30; IF([.C410]=&quot;jesień&quot;;  FLOOR(0.4*[.N410])*30; 0)))))" office:value-type="float" office:value="180" calcext:value-type="float">
            <text:p>180</text:p>
          </table:table-cell>
          <table:table-cell table:formula="of:=IF(MONTH([.A410])&lt;&gt;MONTH([.A411]);1;0)" office:value-type="float" office:value="0" calcext:value-type="float">
            <text:p>0</text:p>
          </table:table-cell>
          <table:table-cell table:formula="of:=IF([.L410]=1;[.H410];0)" office:value-type="float" office:value="0" calcext:value-type="float">
            <text:p>0</text:p>
          </table:table-cell>
          <table:table-cell table:formula="of:=[.N409] + IF([.M409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14" calcext:value-type="date">
            <text:p>14.02.2024</text:p>
          </table:table-cell>
          <table:table-cell table:formula="of:=WEEKDAY([.A411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411]=6;[.B411]=7); 0; IF([.C411]=&quot;zima&quot;; FLOOR(0.2*[.N411])*30; IF([.C411]=&quot;wiosna&quot;;  FLOOR(0.5*[.N411])*30; IF([.C411]=&quot;lato&quot;;  FLOOR(0.9*[.N411])*30; IF([.C411]=&quot;jesień&quot;;  FLOOR(0.4*[.N411])*30; 0)))))" office:value-type="float" office:value="180" calcext:value-type="float">
            <text:p>180</text:p>
          </table:table-cell>
          <table:table-cell table:formula="of:=IF([.B411]=7; 15*[.N411]; 0) + IF(AND([.H410] &gt; 2400; MONTH([.A410])&lt;&gt;MONTH([.A411])); 2400; 0)" office:value-type="float" office:value="0" calcext:value-type="float">
            <text:p>0</text:p>
          </table:table-cell>
          <table:table-cell table:formula="of:=[.D411]+[.F410]" office:value-type="float" office:value="64710" calcext:value-type="float">
            <text:p>64710</text:p>
          </table:table-cell>
          <table:table-cell table:formula="of:=[.E411]+[.G410]" office:value-type="float" office:value="42305" calcext:value-type="float">
            <text:p>42305</text:p>
          </table:table-cell>
          <table:table-cell table:formula="of:=[.F411]-[.G411]" office:value-type="float" office:value="22405" calcext:value-type="float">
            <text:p>22405</text:p>
          </table:table-cell>
          <table:table-cell table:formula="of:=IF(OR([.B411]=6;[.B411]=7); 0; IF([.C411]=&quot;zima&quot;; 2*[.$R$6]; IF([.C411]=&quot;wiosna&quot;; 5*[.$R$6]; IF([.C411]=&quot;lato&quot;; 9*[.$R$6]; IF([.C411]=&quot;jesień&quot;; 4*[.$R$6]; 0)))))" office:value-type="float" office:value="60" calcext:value-type="float">
            <text:p>60</text:p>
          </table:table-cell>
          <table:table-cell table:formula="of:=[.J410]-[.E411]+[.I411]" office:value-type="float" office:value="-725" calcext:value-type="float">
            <text:p>-725</text:p>
          </table:table-cell>
          <table:table-cell table:formula="of:=IF(OR([.B411]=6;[.B411]=7); 0; IF([.C411]=&quot;zima&quot;; FLOOR(0.2*[.N411])*30; IF([.C411]=&quot;wiosna&quot;;  FLOOR(0.5*[.N411])*30; IF([.C411]=&quot;lato&quot;;  FLOOR(0.9*[.N411])*30; IF([.C411]=&quot;jesień&quot;;  FLOOR(0.4*[.N411])*30; 0)))))" office:value-type="float" office:value="180" calcext:value-type="float">
            <text:p>180</text:p>
          </table:table-cell>
          <table:table-cell table:formula="of:=IF(MONTH([.A411])&lt;&gt;MONTH([.A412]);1;0)" office:value-type="float" office:value="0" calcext:value-type="float">
            <text:p>0</text:p>
          </table:table-cell>
          <table:table-cell table:formula="of:=IF([.L411]=1;[.H411];0)" office:value-type="float" office:value="0" calcext:value-type="float">
            <text:p>0</text:p>
          </table:table-cell>
          <table:table-cell table:formula="of:=[.N410] + IF([.M410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15" calcext:value-type="date">
            <text:p>15.02.2024</text:p>
          </table:table-cell>
          <table:table-cell table:formula="of:=WEEKDAY([.A412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412]=6;[.B412]=7); 0; IF([.C412]=&quot;zima&quot;; FLOOR(0.2*[.N412])*30; IF([.C412]=&quot;wiosna&quot;;  FLOOR(0.5*[.N412])*30; IF([.C412]=&quot;lato&quot;;  FLOOR(0.9*[.N412])*30; IF([.C412]=&quot;jesień&quot;;  FLOOR(0.4*[.N412])*30; 0)))))" office:value-type="float" office:value="180" calcext:value-type="float">
            <text:p>180</text:p>
          </table:table-cell>
          <table:table-cell table:formula="of:=IF([.B412]=7; 15*[.N412]; 0) + IF(AND([.H411] &gt; 2400; MONTH([.A411])&lt;&gt;MONTH([.A412])); 2400; 0)" office:value-type="float" office:value="0" calcext:value-type="float">
            <text:p>0</text:p>
          </table:table-cell>
          <table:table-cell table:formula="of:=[.D412]+[.F411]" office:value-type="float" office:value="64890" calcext:value-type="float">
            <text:p>64890</text:p>
          </table:table-cell>
          <table:table-cell table:formula="of:=[.E412]+[.G411]" office:value-type="float" office:value="42305" calcext:value-type="float">
            <text:p>42305</text:p>
          </table:table-cell>
          <table:table-cell table:formula="of:=[.F412]-[.G412]" office:value-type="float" office:value="22585" calcext:value-type="float">
            <text:p>22585</text:p>
          </table:table-cell>
          <table:table-cell table:formula="of:=IF(OR([.B412]=6;[.B412]=7); 0; IF([.C412]=&quot;zima&quot;; 2*[.$R$6]; IF([.C412]=&quot;wiosna&quot;; 5*[.$R$6]; IF([.C412]=&quot;lato&quot;; 9*[.$R$6]; IF([.C412]=&quot;jesień&quot;; 4*[.$R$6]; 0)))))" office:value-type="float" office:value="60" calcext:value-type="float">
            <text:p>60</text:p>
          </table:table-cell>
          <table:table-cell table:formula="of:=[.J411]-[.E412]+[.I412]" office:value-type="float" office:value="-665" calcext:value-type="float">
            <text:p>-665</text:p>
          </table:table-cell>
          <table:table-cell table:formula="of:=IF(OR([.B412]=6;[.B412]=7); 0; IF([.C412]=&quot;zima&quot;; FLOOR(0.2*[.N412])*30; IF([.C412]=&quot;wiosna&quot;;  FLOOR(0.5*[.N412])*30; IF([.C412]=&quot;lato&quot;;  FLOOR(0.9*[.N412])*30; IF([.C412]=&quot;jesień&quot;;  FLOOR(0.4*[.N412])*30; 0)))))" office:value-type="float" office:value="180" calcext:value-type="float">
            <text:p>180</text:p>
          </table:table-cell>
          <table:table-cell table:formula="of:=IF(MONTH([.A412])&lt;&gt;MONTH([.A413]);1;0)" office:value-type="float" office:value="0" calcext:value-type="float">
            <text:p>0</text:p>
          </table:table-cell>
          <table:table-cell table:formula="of:=IF([.L412]=1;[.H412];0)" office:value-type="float" office:value="0" calcext:value-type="float">
            <text:p>0</text:p>
          </table:table-cell>
          <table:table-cell table:formula="of:=[.N411] + IF([.M411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16" calcext:value-type="date">
            <text:p>16.02.2024</text:p>
          </table:table-cell>
          <table:table-cell table:formula="of:=WEEKDAY([.A413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413]=6;[.B413]=7); 0; IF([.C413]=&quot;zima&quot;; FLOOR(0.2*[.N413])*30; IF([.C413]=&quot;wiosna&quot;;  FLOOR(0.5*[.N413])*30; IF([.C413]=&quot;lato&quot;;  FLOOR(0.9*[.N413])*30; IF([.C413]=&quot;jesień&quot;;  FLOOR(0.4*[.N413])*30; 0)))))" office:value-type="float" office:value="180" calcext:value-type="float">
            <text:p>180</text:p>
          </table:table-cell>
          <table:table-cell table:formula="of:=IF([.B413]=7; 15*[.N413]; 0) + IF(AND([.H412] &gt; 2400; MONTH([.A412])&lt;&gt;MONTH([.A413])); 2400; 0)" office:value-type="float" office:value="0" calcext:value-type="float">
            <text:p>0</text:p>
          </table:table-cell>
          <table:table-cell table:formula="of:=[.D413]+[.F412]" office:value-type="float" office:value="65070" calcext:value-type="float">
            <text:p>65070</text:p>
          </table:table-cell>
          <table:table-cell table:formula="of:=[.E413]+[.G412]" office:value-type="float" office:value="42305" calcext:value-type="float">
            <text:p>42305</text:p>
          </table:table-cell>
          <table:table-cell table:formula="of:=[.F413]-[.G413]" office:value-type="float" office:value="22765" calcext:value-type="float">
            <text:p>22765</text:p>
          </table:table-cell>
          <table:table-cell table:formula="of:=IF(OR([.B413]=6;[.B413]=7); 0; IF([.C413]=&quot;zima&quot;; 2*[.$R$6]; IF([.C413]=&quot;wiosna&quot;; 5*[.$R$6]; IF([.C413]=&quot;lato&quot;; 9*[.$R$6]; IF([.C413]=&quot;jesień&quot;; 4*[.$R$6]; 0)))))" office:value-type="float" office:value="60" calcext:value-type="float">
            <text:p>60</text:p>
          </table:table-cell>
          <table:table-cell table:formula="of:=[.J412]-[.E413]+[.I413]" office:value-type="float" office:value="-605" calcext:value-type="float">
            <text:p>-605</text:p>
          </table:table-cell>
          <table:table-cell table:formula="of:=IF(OR([.B413]=6;[.B413]=7); 0; IF([.C413]=&quot;zima&quot;; FLOOR(0.2*[.N413])*30; IF([.C413]=&quot;wiosna&quot;;  FLOOR(0.5*[.N413])*30; IF([.C413]=&quot;lato&quot;;  FLOOR(0.9*[.N413])*30; IF([.C413]=&quot;jesień&quot;;  FLOOR(0.4*[.N413])*30; 0)))))" office:value-type="float" office:value="180" calcext:value-type="float">
            <text:p>180</text:p>
          </table:table-cell>
          <table:table-cell table:formula="of:=IF(MONTH([.A413])&lt;&gt;MONTH([.A414]);1;0)" office:value-type="float" office:value="0" calcext:value-type="float">
            <text:p>0</text:p>
          </table:table-cell>
          <table:table-cell table:formula="of:=IF([.L413]=1;[.H413];0)" office:value-type="float" office:value="0" calcext:value-type="float">
            <text:p>0</text:p>
          </table:table-cell>
          <table:table-cell table:formula="of:=[.N412] + IF([.M412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17" calcext:value-type="date">
            <text:p>17.02.2024</text:p>
          </table:table-cell>
          <table:table-cell table:formula="of:=WEEKDAY([.A414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414]=6;[.B414]=7); 0; IF([.C414]=&quot;zima&quot;; FLOOR(0.2*[.N414])*30; IF([.C414]=&quot;wiosna&quot;;  FLOOR(0.5*[.N414])*30; IF([.C414]=&quot;lato&quot;;  FLOOR(0.9*[.N414])*30; IF([.C414]=&quot;jesień&quot;;  FLOOR(0.4*[.N414])*30; 0)))))" office:value-type="float" office:value="0" calcext:value-type="float">
            <text:p>0</text:p>
          </table:table-cell>
          <table:table-cell table:formula="of:=IF([.B414]=7; 15*[.N414]; 0) + IF(AND([.H413] &gt; 2400; MONTH([.A413])&lt;&gt;MONTH([.A414])); 2400; 0)" office:value-type="float" office:value="0" calcext:value-type="float">
            <text:p>0</text:p>
          </table:table-cell>
          <table:table-cell table:formula="of:=[.D414]+[.F413]" office:value-type="float" office:value="65070" calcext:value-type="float">
            <text:p>65070</text:p>
          </table:table-cell>
          <table:table-cell table:formula="of:=[.E414]+[.G413]" office:value-type="float" office:value="42305" calcext:value-type="float">
            <text:p>42305</text:p>
          </table:table-cell>
          <table:table-cell table:formula="of:=[.F414]-[.G414]" office:value-type="float" office:value="22765" calcext:value-type="float">
            <text:p>22765</text:p>
          </table:table-cell>
          <table:table-cell table:formula="of:=IF(OR([.B414]=6;[.B414]=7); 0; IF([.C414]=&quot;zima&quot;; 2*[.$R$6]; IF([.C414]=&quot;wiosna&quot;; 5*[.$R$6]; IF([.C414]=&quot;lato&quot;; 9*[.$R$6]; IF([.C414]=&quot;jesień&quot;; 4*[.$R$6]; 0)))))" office:value-type="float" office:value="0" calcext:value-type="float">
            <text:p>0</text:p>
          </table:table-cell>
          <table:table-cell table:formula="of:=[.J413]-[.E414]+[.I414]" office:value-type="float" office:value="-605" calcext:value-type="float">
            <text:p>-605</text:p>
          </table:table-cell>
          <table:table-cell table:formula="of:=IF(OR([.B414]=6;[.B414]=7); 0; IF([.C414]=&quot;zima&quot;; FLOOR(0.2*[.N414])*30; IF([.C414]=&quot;wiosna&quot;;  FLOOR(0.5*[.N414])*30; IF([.C414]=&quot;lato&quot;;  FLOOR(0.9*[.N414])*30; IF([.C414]=&quot;jesień&quot;;  FLOOR(0.4*[.N414])*30; 0)))))" office:value-type="float" office:value="0" calcext:value-type="float">
            <text:p>0</text:p>
          </table:table-cell>
          <table:table-cell table:formula="of:=IF(MONTH([.A414])&lt;&gt;MONTH([.A415]);1;0)" office:value-type="float" office:value="0" calcext:value-type="float">
            <text:p>0</text:p>
          </table:table-cell>
          <table:table-cell table:formula="of:=IF([.L414]=1;[.H414];0)" office:value-type="float" office:value="0" calcext:value-type="float">
            <text:p>0</text:p>
          </table:table-cell>
          <table:table-cell table:formula="of:=[.N413] + IF([.M413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18" calcext:value-type="date">
            <text:p>18.02.2024</text:p>
          </table:table-cell>
          <table:table-cell table:formula="of:=WEEKDAY([.A415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415]=6;[.B415]=7); 0; IF([.C415]=&quot;zima&quot;; FLOOR(0.2*[.N415])*30; IF([.C415]=&quot;wiosna&quot;;  FLOOR(0.5*[.N415])*30; IF([.C415]=&quot;lato&quot;;  FLOOR(0.9*[.N415])*30; IF([.C415]=&quot;jesień&quot;;  FLOOR(0.4*[.N415])*30; 0)))))" office:value-type="float" office:value="0" calcext:value-type="float">
            <text:p>0</text:p>
          </table:table-cell>
          <table:table-cell table:formula="of:=IF([.B415]=7; 15*[.N415]; 0) + IF(AND([.H414] &gt; 2400; MONTH([.A414])&lt;&gt;MONTH([.A415])); 2400; 0)" office:value-type="float" office:value="510" calcext:value-type="float">
            <text:p>510</text:p>
          </table:table-cell>
          <table:table-cell table:formula="of:=[.D415]+[.F414]" office:value-type="float" office:value="65070" calcext:value-type="float">
            <text:p>65070</text:p>
          </table:table-cell>
          <table:table-cell table:formula="of:=[.E415]+[.G414]" office:value-type="float" office:value="42815" calcext:value-type="float">
            <text:p>42815</text:p>
          </table:table-cell>
          <table:table-cell table:formula="of:=[.F415]-[.G415]" office:value-type="float" office:value="22255" calcext:value-type="float">
            <text:p>22255</text:p>
          </table:table-cell>
          <table:table-cell table:formula="of:=IF(OR([.B415]=6;[.B415]=7); 0; IF([.C415]=&quot;zima&quot;; 2*[.$R$6]; IF([.C415]=&quot;wiosna&quot;; 5*[.$R$6]; IF([.C415]=&quot;lato&quot;; 9*[.$R$6]; IF([.C415]=&quot;jesień&quot;; 4*[.$R$6]; 0)))))" office:value-type="float" office:value="0" calcext:value-type="float">
            <text:p>0</text:p>
          </table:table-cell>
          <table:table-cell table:formula="of:=[.J414]-[.E415]+[.I415]" office:value-type="float" office:value="-1115" calcext:value-type="float">
            <text:p>-1115</text:p>
          </table:table-cell>
          <table:table-cell table:formula="of:=IF(OR([.B415]=6;[.B415]=7); 0; IF([.C415]=&quot;zima&quot;; FLOOR(0.2*[.N415])*30; IF([.C415]=&quot;wiosna&quot;;  FLOOR(0.5*[.N415])*30; IF([.C415]=&quot;lato&quot;;  FLOOR(0.9*[.N415])*30; IF([.C415]=&quot;jesień&quot;;  FLOOR(0.4*[.N415])*30; 0)))))" office:value-type="float" office:value="0" calcext:value-type="float">
            <text:p>0</text:p>
          </table:table-cell>
          <table:table-cell table:formula="of:=IF(MONTH([.A415])&lt;&gt;MONTH([.A416]);1;0)" office:value-type="float" office:value="0" calcext:value-type="float">
            <text:p>0</text:p>
          </table:table-cell>
          <table:table-cell table:formula="of:=IF([.L415]=1;[.H415];0)" office:value-type="float" office:value="0" calcext:value-type="float">
            <text:p>0</text:p>
          </table:table-cell>
          <table:table-cell table:formula="of:=[.N414] + IF([.M414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19" calcext:value-type="date">
            <text:p>19.02.2024</text:p>
          </table:table-cell>
          <table:table-cell table:formula="of:=WEEKDAY([.A416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416]=6;[.B416]=7); 0; IF([.C416]=&quot;zima&quot;; FLOOR(0.2*[.N416])*30; IF([.C416]=&quot;wiosna&quot;;  FLOOR(0.5*[.N416])*30; IF([.C416]=&quot;lato&quot;;  FLOOR(0.9*[.N416])*30; IF([.C416]=&quot;jesień&quot;;  FLOOR(0.4*[.N416])*30; 0)))))" office:value-type="float" office:value="180" calcext:value-type="float">
            <text:p>180</text:p>
          </table:table-cell>
          <table:table-cell table:formula="of:=IF([.B416]=7; 15*[.N416]; 0) + IF(AND([.H415] &gt; 2400; MONTH([.A415])&lt;&gt;MONTH([.A416])); 2400; 0)" office:value-type="float" office:value="0" calcext:value-type="float">
            <text:p>0</text:p>
          </table:table-cell>
          <table:table-cell table:formula="of:=[.D416]+[.F415]" office:value-type="float" office:value="65250" calcext:value-type="float">
            <text:p>65250</text:p>
          </table:table-cell>
          <table:table-cell table:formula="of:=[.E416]+[.G415]" office:value-type="float" office:value="42815" calcext:value-type="float">
            <text:p>42815</text:p>
          </table:table-cell>
          <table:table-cell table:formula="of:=[.F416]-[.G416]" office:value-type="float" office:value="22435" calcext:value-type="float">
            <text:p>22435</text:p>
          </table:table-cell>
          <table:table-cell table:formula="of:=IF(OR([.B416]=6;[.B416]=7); 0; IF([.C416]=&quot;zima&quot;; 2*[.$R$6]; IF([.C416]=&quot;wiosna&quot;; 5*[.$R$6]; IF([.C416]=&quot;lato&quot;; 9*[.$R$6]; IF([.C416]=&quot;jesień&quot;; 4*[.$R$6]; 0)))))" office:value-type="float" office:value="60" calcext:value-type="float">
            <text:p>60</text:p>
          </table:table-cell>
          <table:table-cell table:formula="of:=[.J415]-[.E416]+[.I416]" office:value-type="float" office:value="-1055" calcext:value-type="float">
            <text:p>-1055</text:p>
          </table:table-cell>
          <table:table-cell table:formula="of:=IF(OR([.B416]=6;[.B416]=7); 0; IF([.C416]=&quot;zima&quot;; FLOOR(0.2*[.N416])*30; IF([.C416]=&quot;wiosna&quot;;  FLOOR(0.5*[.N416])*30; IF([.C416]=&quot;lato&quot;;  FLOOR(0.9*[.N416])*30; IF([.C416]=&quot;jesień&quot;;  FLOOR(0.4*[.N416])*30; 0)))))" office:value-type="float" office:value="180" calcext:value-type="float">
            <text:p>180</text:p>
          </table:table-cell>
          <table:table-cell table:formula="of:=IF(MONTH([.A416])&lt;&gt;MONTH([.A417]);1;0)" office:value-type="float" office:value="0" calcext:value-type="float">
            <text:p>0</text:p>
          </table:table-cell>
          <table:table-cell table:formula="of:=IF([.L416]=1;[.H416];0)" office:value-type="float" office:value="0" calcext:value-type="float">
            <text:p>0</text:p>
          </table:table-cell>
          <table:table-cell table:formula="of:=[.N415] + IF([.M415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20" calcext:value-type="date">
            <text:p>20.02.2024</text:p>
          </table:table-cell>
          <table:table-cell table:formula="of:=WEEKDAY([.A417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417]=6;[.B417]=7); 0; IF([.C417]=&quot;zima&quot;; FLOOR(0.2*[.N417])*30; IF([.C417]=&quot;wiosna&quot;;  FLOOR(0.5*[.N417])*30; IF([.C417]=&quot;lato&quot;;  FLOOR(0.9*[.N417])*30; IF([.C417]=&quot;jesień&quot;;  FLOOR(0.4*[.N417])*30; 0)))))" office:value-type="float" office:value="180" calcext:value-type="float">
            <text:p>180</text:p>
          </table:table-cell>
          <table:table-cell table:formula="of:=IF([.B417]=7; 15*[.N417]; 0) + IF(AND([.H416] &gt; 2400; MONTH([.A416])&lt;&gt;MONTH([.A417])); 2400; 0)" office:value-type="float" office:value="0" calcext:value-type="float">
            <text:p>0</text:p>
          </table:table-cell>
          <table:table-cell table:formula="of:=[.D417]+[.F416]" office:value-type="float" office:value="65430" calcext:value-type="float">
            <text:p>65430</text:p>
          </table:table-cell>
          <table:table-cell table:formula="of:=[.E417]+[.G416]" office:value-type="float" office:value="42815" calcext:value-type="float">
            <text:p>42815</text:p>
          </table:table-cell>
          <table:table-cell table:formula="of:=[.F417]-[.G417]" office:value-type="float" office:value="22615" calcext:value-type="float">
            <text:p>22615</text:p>
          </table:table-cell>
          <table:table-cell table:formula="of:=IF(OR([.B417]=6;[.B417]=7); 0; IF([.C417]=&quot;zima&quot;; 2*[.$R$6]; IF([.C417]=&quot;wiosna&quot;; 5*[.$R$6]; IF([.C417]=&quot;lato&quot;; 9*[.$R$6]; IF([.C417]=&quot;jesień&quot;; 4*[.$R$6]; 0)))))" office:value-type="float" office:value="60" calcext:value-type="float">
            <text:p>60</text:p>
          </table:table-cell>
          <table:table-cell table:formula="of:=[.J416]-[.E417]+[.I417]" office:value-type="float" office:value="-995" calcext:value-type="float">
            <text:p>-995</text:p>
          </table:table-cell>
          <table:table-cell table:formula="of:=IF(OR([.B417]=6;[.B417]=7); 0; IF([.C417]=&quot;zima&quot;; FLOOR(0.2*[.N417])*30; IF([.C417]=&quot;wiosna&quot;;  FLOOR(0.5*[.N417])*30; IF([.C417]=&quot;lato&quot;;  FLOOR(0.9*[.N417])*30; IF([.C417]=&quot;jesień&quot;;  FLOOR(0.4*[.N417])*30; 0)))))" office:value-type="float" office:value="180" calcext:value-type="float">
            <text:p>180</text:p>
          </table:table-cell>
          <table:table-cell table:formula="of:=IF(MONTH([.A417])&lt;&gt;MONTH([.A418]);1;0)" office:value-type="float" office:value="0" calcext:value-type="float">
            <text:p>0</text:p>
          </table:table-cell>
          <table:table-cell table:formula="of:=IF([.L417]=1;[.H417];0)" office:value-type="float" office:value="0" calcext:value-type="float">
            <text:p>0</text:p>
          </table:table-cell>
          <table:table-cell table:formula="of:=[.N416] + IF([.M416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21" calcext:value-type="date">
            <text:p>21.02.2024</text:p>
          </table:table-cell>
          <table:table-cell table:formula="of:=WEEKDAY([.A418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418]=6;[.B418]=7); 0; IF([.C418]=&quot;zima&quot;; FLOOR(0.2*[.N418])*30; IF([.C418]=&quot;wiosna&quot;;  FLOOR(0.5*[.N418])*30; IF([.C418]=&quot;lato&quot;;  FLOOR(0.9*[.N418])*30; IF([.C418]=&quot;jesień&quot;;  FLOOR(0.4*[.N418])*30; 0)))))" office:value-type="float" office:value="180" calcext:value-type="float">
            <text:p>180</text:p>
          </table:table-cell>
          <table:table-cell table:formula="of:=IF([.B418]=7; 15*[.N418]; 0) + IF(AND([.H417] &gt; 2400; MONTH([.A417])&lt;&gt;MONTH([.A418])); 2400; 0)" office:value-type="float" office:value="0" calcext:value-type="float">
            <text:p>0</text:p>
          </table:table-cell>
          <table:table-cell table:formula="of:=[.D418]+[.F417]" office:value-type="float" office:value="65610" calcext:value-type="float">
            <text:p>65610</text:p>
          </table:table-cell>
          <table:table-cell table:formula="of:=[.E418]+[.G417]" office:value-type="float" office:value="42815" calcext:value-type="float">
            <text:p>42815</text:p>
          </table:table-cell>
          <table:table-cell table:formula="of:=[.F418]-[.G418]" office:value-type="float" office:value="22795" calcext:value-type="float">
            <text:p>22795</text:p>
          </table:table-cell>
          <table:table-cell table:formula="of:=IF(OR([.B418]=6;[.B418]=7); 0; IF([.C418]=&quot;zima&quot;; 2*[.$R$6]; IF([.C418]=&quot;wiosna&quot;; 5*[.$R$6]; IF([.C418]=&quot;lato&quot;; 9*[.$R$6]; IF([.C418]=&quot;jesień&quot;; 4*[.$R$6]; 0)))))" office:value-type="float" office:value="60" calcext:value-type="float">
            <text:p>60</text:p>
          </table:table-cell>
          <table:table-cell table:formula="of:=[.J417]-[.E418]+[.I418]" office:value-type="float" office:value="-935" calcext:value-type="float">
            <text:p>-935</text:p>
          </table:table-cell>
          <table:table-cell table:formula="of:=IF(OR([.B418]=6;[.B418]=7); 0; IF([.C418]=&quot;zima&quot;; FLOOR(0.2*[.N418])*30; IF([.C418]=&quot;wiosna&quot;;  FLOOR(0.5*[.N418])*30; IF([.C418]=&quot;lato&quot;;  FLOOR(0.9*[.N418])*30; IF([.C418]=&quot;jesień&quot;;  FLOOR(0.4*[.N418])*30; 0)))))" office:value-type="float" office:value="180" calcext:value-type="float">
            <text:p>180</text:p>
          </table:table-cell>
          <table:table-cell table:formula="of:=IF(MONTH([.A418])&lt;&gt;MONTH([.A419]);1;0)" office:value-type="float" office:value="0" calcext:value-type="float">
            <text:p>0</text:p>
          </table:table-cell>
          <table:table-cell table:formula="of:=IF([.L418]=1;[.H418];0)" office:value-type="float" office:value="0" calcext:value-type="float">
            <text:p>0</text:p>
          </table:table-cell>
          <table:table-cell table:formula="of:=[.N417] + IF([.M417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22" calcext:value-type="date">
            <text:p>22.02.2024</text:p>
          </table:table-cell>
          <table:table-cell table:formula="of:=WEEKDAY([.A419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419]=6;[.B419]=7); 0; IF([.C419]=&quot;zima&quot;; FLOOR(0.2*[.N419])*30; IF([.C419]=&quot;wiosna&quot;;  FLOOR(0.5*[.N419])*30; IF([.C419]=&quot;lato&quot;;  FLOOR(0.9*[.N419])*30; IF([.C419]=&quot;jesień&quot;;  FLOOR(0.4*[.N419])*30; 0)))))" office:value-type="float" office:value="180" calcext:value-type="float">
            <text:p>180</text:p>
          </table:table-cell>
          <table:table-cell table:formula="of:=IF([.B419]=7; 15*[.N419]; 0) + IF(AND([.H418] &gt; 2400; MONTH([.A418])&lt;&gt;MONTH([.A419])); 2400; 0)" office:value-type="float" office:value="0" calcext:value-type="float">
            <text:p>0</text:p>
          </table:table-cell>
          <table:table-cell table:formula="of:=[.D419]+[.F418]" office:value-type="float" office:value="65790" calcext:value-type="float">
            <text:p>65790</text:p>
          </table:table-cell>
          <table:table-cell table:formula="of:=[.E419]+[.G418]" office:value-type="float" office:value="42815" calcext:value-type="float">
            <text:p>42815</text:p>
          </table:table-cell>
          <table:table-cell table:formula="of:=[.F419]-[.G419]" office:value-type="float" office:value="22975" calcext:value-type="float">
            <text:p>22975</text:p>
          </table:table-cell>
          <table:table-cell table:formula="of:=IF(OR([.B419]=6;[.B419]=7); 0; IF([.C419]=&quot;zima&quot;; 2*[.$R$6]; IF([.C419]=&quot;wiosna&quot;; 5*[.$R$6]; IF([.C419]=&quot;lato&quot;; 9*[.$R$6]; IF([.C419]=&quot;jesień&quot;; 4*[.$R$6]; 0)))))" office:value-type="float" office:value="60" calcext:value-type="float">
            <text:p>60</text:p>
          </table:table-cell>
          <table:table-cell table:formula="of:=[.J418]-[.E419]+[.I419]" office:value-type="float" office:value="-875" calcext:value-type="float">
            <text:p>-875</text:p>
          </table:table-cell>
          <table:table-cell table:formula="of:=IF(OR([.B419]=6;[.B419]=7); 0; IF([.C419]=&quot;zima&quot;; FLOOR(0.2*[.N419])*30; IF([.C419]=&quot;wiosna&quot;;  FLOOR(0.5*[.N419])*30; IF([.C419]=&quot;lato&quot;;  FLOOR(0.9*[.N419])*30; IF([.C419]=&quot;jesień&quot;;  FLOOR(0.4*[.N419])*30; 0)))))" office:value-type="float" office:value="180" calcext:value-type="float">
            <text:p>180</text:p>
          </table:table-cell>
          <table:table-cell table:formula="of:=IF(MONTH([.A419])&lt;&gt;MONTH([.A420]);1;0)" office:value-type="float" office:value="0" calcext:value-type="float">
            <text:p>0</text:p>
          </table:table-cell>
          <table:table-cell table:formula="of:=IF([.L419]=1;[.H419];0)" office:value-type="float" office:value="0" calcext:value-type="float">
            <text:p>0</text:p>
          </table:table-cell>
          <table:table-cell table:formula="of:=[.N418] + IF([.M418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23" calcext:value-type="date">
            <text:p>23.02.2024</text:p>
          </table:table-cell>
          <table:table-cell table:formula="of:=WEEKDAY([.A420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420]=6;[.B420]=7); 0; IF([.C420]=&quot;zima&quot;; FLOOR(0.2*[.N420])*30; IF([.C420]=&quot;wiosna&quot;;  FLOOR(0.5*[.N420])*30; IF([.C420]=&quot;lato&quot;;  FLOOR(0.9*[.N420])*30; IF([.C420]=&quot;jesień&quot;;  FLOOR(0.4*[.N420])*30; 0)))))" office:value-type="float" office:value="180" calcext:value-type="float">
            <text:p>180</text:p>
          </table:table-cell>
          <table:table-cell table:formula="of:=IF([.B420]=7; 15*[.N420]; 0) + IF(AND([.H419] &gt; 2400; MONTH([.A419])&lt;&gt;MONTH([.A420])); 2400; 0)" office:value-type="float" office:value="0" calcext:value-type="float">
            <text:p>0</text:p>
          </table:table-cell>
          <table:table-cell table:formula="of:=[.D420]+[.F419]" office:value-type="float" office:value="65970" calcext:value-type="float">
            <text:p>65970</text:p>
          </table:table-cell>
          <table:table-cell table:formula="of:=[.E420]+[.G419]" office:value-type="float" office:value="42815" calcext:value-type="float">
            <text:p>42815</text:p>
          </table:table-cell>
          <table:table-cell table:formula="of:=[.F420]-[.G420]" office:value-type="float" office:value="23155" calcext:value-type="float">
            <text:p>23155</text:p>
          </table:table-cell>
          <table:table-cell table:formula="of:=IF(OR([.B420]=6;[.B420]=7); 0; IF([.C420]=&quot;zima&quot;; 2*[.$R$6]; IF([.C420]=&quot;wiosna&quot;; 5*[.$R$6]; IF([.C420]=&quot;lato&quot;; 9*[.$R$6]; IF([.C420]=&quot;jesień&quot;; 4*[.$R$6]; 0)))))" office:value-type="float" office:value="60" calcext:value-type="float">
            <text:p>60</text:p>
          </table:table-cell>
          <table:table-cell table:formula="of:=[.J419]-[.E420]+[.I420]" office:value-type="float" office:value="-815" calcext:value-type="float">
            <text:p>-815</text:p>
          </table:table-cell>
          <table:table-cell table:formula="of:=IF(OR([.B420]=6;[.B420]=7); 0; IF([.C420]=&quot;zima&quot;; FLOOR(0.2*[.N420])*30; IF([.C420]=&quot;wiosna&quot;;  FLOOR(0.5*[.N420])*30; IF([.C420]=&quot;lato&quot;;  FLOOR(0.9*[.N420])*30; IF([.C420]=&quot;jesień&quot;;  FLOOR(0.4*[.N420])*30; 0)))))" office:value-type="float" office:value="180" calcext:value-type="float">
            <text:p>180</text:p>
          </table:table-cell>
          <table:table-cell table:formula="of:=IF(MONTH([.A420])&lt;&gt;MONTH([.A421]);1;0)" office:value-type="float" office:value="0" calcext:value-type="float">
            <text:p>0</text:p>
          </table:table-cell>
          <table:table-cell table:formula="of:=IF([.L420]=1;[.H420];0)" office:value-type="float" office:value="0" calcext:value-type="float">
            <text:p>0</text:p>
          </table:table-cell>
          <table:table-cell table:formula="of:=[.N419] + IF([.M419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24" calcext:value-type="date">
            <text:p>24.02.2024</text:p>
          </table:table-cell>
          <table:table-cell table:formula="of:=WEEKDAY([.A421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421]=6;[.B421]=7); 0; IF([.C421]=&quot;zima&quot;; FLOOR(0.2*[.N421])*30; IF([.C421]=&quot;wiosna&quot;;  FLOOR(0.5*[.N421])*30; IF([.C421]=&quot;lato&quot;;  FLOOR(0.9*[.N421])*30; IF([.C421]=&quot;jesień&quot;;  FLOOR(0.4*[.N421])*30; 0)))))" office:value-type="float" office:value="0" calcext:value-type="float">
            <text:p>0</text:p>
          </table:table-cell>
          <table:table-cell table:formula="of:=IF([.B421]=7; 15*[.N421]; 0) + IF(AND([.H420] &gt; 2400; MONTH([.A420])&lt;&gt;MONTH([.A421])); 2400; 0)" office:value-type="float" office:value="0" calcext:value-type="float">
            <text:p>0</text:p>
          </table:table-cell>
          <table:table-cell table:formula="of:=[.D421]+[.F420]" office:value-type="float" office:value="65970" calcext:value-type="float">
            <text:p>65970</text:p>
          </table:table-cell>
          <table:table-cell table:formula="of:=[.E421]+[.G420]" office:value-type="float" office:value="42815" calcext:value-type="float">
            <text:p>42815</text:p>
          </table:table-cell>
          <table:table-cell table:formula="of:=[.F421]-[.G421]" office:value-type="float" office:value="23155" calcext:value-type="float">
            <text:p>23155</text:p>
          </table:table-cell>
          <table:table-cell table:formula="of:=IF(OR([.B421]=6;[.B421]=7); 0; IF([.C421]=&quot;zima&quot;; 2*[.$R$6]; IF([.C421]=&quot;wiosna&quot;; 5*[.$R$6]; IF([.C421]=&quot;lato&quot;; 9*[.$R$6]; IF([.C421]=&quot;jesień&quot;; 4*[.$R$6]; 0)))))" office:value-type="float" office:value="0" calcext:value-type="float">
            <text:p>0</text:p>
          </table:table-cell>
          <table:table-cell table:formula="of:=[.J420]-[.E421]+[.I421]" office:value-type="float" office:value="-815" calcext:value-type="float">
            <text:p>-815</text:p>
          </table:table-cell>
          <table:table-cell table:formula="of:=IF(OR([.B421]=6;[.B421]=7); 0; IF([.C421]=&quot;zima&quot;; FLOOR(0.2*[.N421])*30; IF([.C421]=&quot;wiosna&quot;;  FLOOR(0.5*[.N421])*30; IF([.C421]=&quot;lato&quot;;  FLOOR(0.9*[.N421])*30; IF([.C421]=&quot;jesień&quot;;  FLOOR(0.4*[.N421])*30; 0)))))" office:value-type="float" office:value="0" calcext:value-type="float">
            <text:p>0</text:p>
          </table:table-cell>
          <table:table-cell table:formula="of:=IF(MONTH([.A421])&lt;&gt;MONTH([.A422]);1;0)" office:value-type="float" office:value="0" calcext:value-type="float">
            <text:p>0</text:p>
          </table:table-cell>
          <table:table-cell table:formula="of:=IF([.L421]=1;[.H421];0)" office:value-type="float" office:value="0" calcext:value-type="float">
            <text:p>0</text:p>
          </table:table-cell>
          <table:table-cell table:formula="of:=[.N420] + IF([.M420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25" calcext:value-type="date">
            <text:p>25.02.2024</text:p>
          </table:table-cell>
          <table:table-cell table:formula="of:=WEEKDAY([.A422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422]=6;[.B422]=7); 0; IF([.C422]=&quot;zima&quot;; FLOOR(0.2*[.N422])*30; IF([.C422]=&quot;wiosna&quot;;  FLOOR(0.5*[.N422])*30; IF([.C422]=&quot;lato&quot;;  FLOOR(0.9*[.N422])*30; IF([.C422]=&quot;jesień&quot;;  FLOOR(0.4*[.N422])*30; 0)))))" office:value-type="float" office:value="0" calcext:value-type="float">
            <text:p>0</text:p>
          </table:table-cell>
          <table:table-cell table:formula="of:=IF([.B422]=7; 15*[.N422]; 0) + IF(AND([.H421] &gt; 2400; MONTH([.A421])&lt;&gt;MONTH([.A422])); 2400; 0)" office:value-type="float" office:value="510" calcext:value-type="float">
            <text:p>510</text:p>
          </table:table-cell>
          <table:table-cell table:formula="of:=[.D422]+[.F421]" office:value-type="float" office:value="65970" calcext:value-type="float">
            <text:p>65970</text:p>
          </table:table-cell>
          <table:table-cell table:formula="of:=[.E422]+[.G421]" office:value-type="float" office:value="43325" calcext:value-type="float">
            <text:p>43325</text:p>
          </table:table-cell>
          <table:table-cell table:formula="of:=[.F422]-[.G422]" office:value-type="float" office:value="22645" calcext:value-type="float">
            <text:p>22645</text:p>
          </table:table-cell>
          <table:table-cell table:formula="of:=IF(OR([.B422]=6;[.B422]=7); 0; IF([.C422]=&quot;zima&quot;; 2*[.$R$6]; IF([.C422]=&quot;wiosna&quot;; 5*[.$R$6]; IF([.C422]=&quot;lato&quot;; 9*[.$R$6]; IF([.C422]=&quot;jesień&quot;; 4*[.$R$6]; 0)))))" office:value-type="float" office:value="0" calcext:value-type="float">
            <text:p>0</text:p>
          </table:table-cell>
          <table:table-cell table:formula="of:=[.J421]-[.E422]+[.I422]" office:value-type="float" office:value="-1325" calcext:value-type="float">
            <text:p>-1325</text:p>
          </table:table-cell>
          <table:table-cell table:formula="of:=IF(OR([.B422]=6;[.B422]=7); 0; IF([.C422]=&quot;zima&quot;; FLOOR(0.2*[.N422])*30; IF([.C422]=&quot;wiosna&quot;;  FLOOR(0.5*[.N422])*30; IF([.C422]=&quot;lato&quot;;  FLOOR(0.9*[.N422])*30; IF([.C422]=&quot;jesień&quot;;  FLOOR(0.4*[.N422])*30; 0)))))" office:value-type="float" office:value="0" calcext:value-type="float">
            <text:p>0</text:p>
          </table:table-cell>
          <table:table-cell table:formula="of:=IF(MONTH([.A422])&lt;&gt;MONTH([.A423]);1;0)" office:value-type="float" office:value="0" calcext:value-type="float">
            <text:p>0</text:p>
          </table:table-cell>
          <table:table-cell table:formula="of:=IF([.L422]=1;[.H422];0)" office:value-type="float" office:value="0" calcext:value-type="float">
            <text:p>0</text:p>
          </table:table-cell>
          <table:table-cell table:formula="of:=[.N421] + IF([.M421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26" calcext:value-type="date">
            <text:p>26.02.2024</text:p>
          </table:table-cell>
          <table:table-cell table:formula="of:=WEEKDAY([.A423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423]=6;[.B423]=7); 0; IF([.C423]=&quot;zima&quot;; FLOOR(0.2*[.N423])*30; IF([.C423]=&quot;wiosna&quot;;  FLOOR(0.5*[.N423])*30; IF([.C423]=&quot;lato&quot;;  FLOOR(0.9*[.N423])*30; IF([.C423]=&quot;jesień&quot;;  FLOOR(0.4*[.N423])*30; 0)))))" office:value-type="float" office:value="180" calcext:value-type="float">
            <text:p>180</text:p>
          </table:table-cell>
          <table:table-cell table:formula="of:=IF([.B423]=7; 15*[.N423]; 0) + IF(AND([.H422] &gt; 2400; MONTH([.A422])&lt;&gt;MONTH([.A423])); 2400; 0)" office:value-type="float" office:value="0" calcext:value-type="float">
            <text:p>0</text:p>
          </table:table-cell>
          <table:table-cell table:formula="of:=[.D423]+[.F422]" office:value-type="float" office:value="66150" calcext:value-type="float">
            <text:p>66150</text:p>
          </table:table-cell>
          <table:table-cell table:formula="of:=[.E423]+[.G422]" office:value-type="float" office:value="43325" calcext:value-type="float">
            <text:p>43325</text:p>
          </table:table-cell>
          <table:table-cell table:formula="of:=[.F423]-[.G423]" office:value-type="float" office:value="22825" calcext:value-type="float">
            <text:p>22825</text:p>
          </table:table-cell>
          <table:table-cell table:formula="of:=IF(OR([.B423]=6;[.B423]=7); 0; IF([.C423]=&quot;zima&quot;; 2*[.$R$6]; IF([.C423]=&quot;wiosna&quot;; 5*[.$R$6]; IF([.C423]=&quot;lato&quot;; 9*[.$R$6]; IF([.C423]=&quot;jesień&quot;; 4*[.$R$6]; 0)))))" office:value-type="float" office:value="60" calcext:value-type="float">
            <text:p>60</text:p>
          </table:table-cell>
          <table:table-cell table:formula="of:=[.J422]-[.E423]+[.I423]" office:value-type="float" office:value="-1265" calcext:value-type="float">
            <text:p>-1265</text:p>
          </table:table-cell>
          <table:table-cell table:formula="of:=IF(OR([.B423]=6;[.B423]=7); 0; IF([.C423]=&quot;zima&quot;; FLOOR(0.2*[.N423])*30; IF([.C423]=&quot;wiosna&quot;;  FLOOR(0.5*[.N423])*30; IF([.C423]=&quot;lato&quot;;  FLOOR(0.9*[.N423])*30; IF([.C423]=&quot;jesień&quot;;  FLOOR(0.4*[.N423])*30; 0)))))" office:value-type="float" office:value="180" calcext:value-type="float">
            <text:p>180</text:p>
          </table:table-cell>
          <table:table-cell table:formula="of:=IF(MONTH([.A423])&lt;&gt;MONTH([.A424]);1;0)" office:value-type="float" office:value="0" calcext:value-type="float">
            <text:p>0</text:p>
          </table:table-cell>
          <table:table-cell table:formula="of:=IF([.L423]=1;[.H423];0)" office:value-type="float" office:value="0" calcext:value-type="float">
            <text:p>0</text:p>
          </table:table-cell>
          <table:table-cell table:formula="of:=[.N422] + IF([.M422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27" calcext:value-type="date">
            <text:p>27.02.2024</text:p>
          </table:table-cell>
          <table:table-cell table:formula="of:=WEEKDAY([.A424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424]=6;[.B424]=7); 0; IF([.C424]=&quot;zima&quot;; FLOOR(0.2*[.N424])*30; IF([.C424]=&quot;wiosna&quot;;  FLOOR(0.5*[.N424])*30; IF([.C424]=&quot;lato&quot;;  FLOOR(0.9*[.N424])*30; IF([.C424]=&quot;jesień&quot;;  FLOOR(0.4*[.N424])*30; 0)))))" office:value-type="float" office:value="180" calcext:value-type="float">
            <text:p>180</text:p>
          </table:table-cell>
          <table:table-cell table:formula="of:=IF([.B424]=7; 15*[.N424]; 0) + IF(AND([.H423] &gt; 2400; MONTH([.A423])&lt;&gt;MONTH([.A424])); 2400; 0)" office:value-type="float" office:value="0" calcext:value-type="float">
            <text:p>0</text:p>
          </table:table-cell>
          <table:table-cell table:formula="of:=[.D424]+[.F423]" office:value-type="float" office:value="66330" calcext:value-type="float">
            <text:p>66330</text:p>
          </table:table-cell>
          <table:table-cell table:formula="of:=[.E424]+[.G423]" office:value-type="float" office:value="43325" calcext:value-type="float">
            <text:p>43325</text:p>
          </table:table-cell>
          <table:table-cell table:formula="of:=[.F424]-[.G424]" office:value-type="float" office:value="23005" calcext:value-type="float">
            <text:p>23005</text:p>
          </table:table-cell>
          <table:table-cell table:formula="of:=IF(OR([.B424]=6;[.B424]=7); 0; IF([.C424]=&quot;zima&quot;; 2*[.$R$6]; IF([.C424]=&quot;wiosna&quot;; 5*[.$R$6]; IF([.C424]=&quot;lato&quot;; 9*[.$R$6]; IF([.C424]=&quot;jesień&quot;; 4*[.$R$6]; 0)))))" office:value-type="float" office:value="60" calcext:value-type="float">
            <text:p>60</text:p>
          </table:table-cell>
          <table:table-cell table:formula="of:=[.J423]-[.E424]+[.I424]" office:value-type="float" office:value="-1205" calcext:value-type="float">
            <text:p>-1205</text:p>
          </table:table-cell>
          <table:table-cell table:formula="of:=IF(OR([.B424]=6;[.B424]=7); 0; IF([.C424]=&quot;zima&quot;; FLOOR(0.2*[.N424])*30; IF([.C424]=&quot;wiosna&quot;;  FLOOR(0.5*[.N424])*30; IF([.C424]=&quot;lato&quot;;  FLOOR(0.9*[.N424])*30; IF([.C424]=&quot;jesień&quot;;  FLOOR(0.4*[.N424])*30; 0)))))" office:value-type="float" office:value="180" calcext:value-type="float">
            <text:p>180</text:p>
          </table:table-cell>
          <table:table-cell table:formula="of:=IF(MONTH([.A424])&lt;&gt;MONTH([.A425]);1;0)" office:value-type="float" office:value="0" calcext:value-type="float">
            <text:p>0</text:p>
          </table:table-cell>
          <table:table-cell table:formula="of:=IF([.L424]=1;[.H424];0)" office:value-type="float" office:value="0" calcext:value-type="float">
            <text:p>0</text:p>
          </table:table-cell>
          <table:table-cell table:formula="of:=[.N423] + IF([.M423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28" calcext:value-type="date">
            <text:p>28.02.2024</text:p>
          </table:table-cell>
          <table:table-cell table:formula="of:=WEEKDAY([.A425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425]=6;[.B425]=7); 0; IF([.C425]=&quot;zima&quot;; FLOOR(0.2*[.N425])*30; IF([.C425]=&quot;wiosna&quot;;  FLOOR(0.5*[.N425])*30; IF([.C425]=&quot;lato&quot;;  FLOOR(0.9*[.N425])*30; IF([.C425]=&quot;jesień&quot;;  FLOOR(0.4*[.N425])*30; 0)))))" office:value-type="float" office:value="180" calcext:value-type="float">
            <text:p>180</text:p>
          </table:table-cell>
          <table:table-cell table:formula="of:=IF([.B425]=7; 15*[.N425]; 0) + IF(AND([.H424] &gt; 2400; MONTH([.A424])&lt;&gt;MONTH([.A425])); 2400; 0)" office:value-type="float" office:value="0" calcext:value-type="float">
            <text:p>0</text:p>
          </table:table-cell>
          <table:table-cell table:formula="of:=[.D425]+[.F424]" office:value-type="float" office:value="66510" calcext:value-type="float">
            <text:p>66510</text:p>
          </table:table-cell>
          <table:table-cell table:formula="of:=[.E425]+[.G424]" office:value-type="float" office:value="43325" calcext:value-type="float">
            <text:p>43325</text:p>
          </table:table-cell>
          <table:table-cell table:formula="of:=[.F425]-[.G425]" office:value-type="float" office:value="23185" calcext:value-type="float">
            <text:p>23185</text:p>
          </table:table-cell>
          <table:table-cell table:formula="of:=IF(OR([.B425]=6;[.B425]=7); 0; IF([.C425]=&quot;zima&quot;; 2*[.$R$6]; IF([.C425]=&quot;wiosna&quot;; 5*[.$R$6]; IF([.C425]=&quot;lato&quot;; 9*[.$R$6]; IF([.C425]=&quot;jesień&quot;; 4*[.$R$6]; 0)))))" office:value-type="float" office:value="60" calcext:value-type="float">
            <text:p>60</text:p>
          </table:table-cell>
          <table:table-cell table:formula="of:=[.J424]-[.E425]+[.I425]" office:value-type="float" office:value="-1145" calcext:value-type="float">
            <text:p>-1145</text:p>
          </table:table-cell>
          <table:table-cell table:formula="of:=IF(OR([.B425]=6;[.B425]=7); 0; IF([.C425]=&quot;zima&quot;; FLOOR(0.2*[.N425])*30; IF([.C425]=&quot;wiosna&quot;;  FLOOR(0.5*[.N425])*30; IF([.C425]=&quot;lato&quot;;  FLOOR(0.9*[.N425])*30; IF([.C425]=&quot;jesień&quot;;  FLOOR(0.4*[.N425])*30; 0)))))" office:value-type="float" office:value="180" calcext:value-type="float">
            <text:p>180</text:p>
          </table:table-cell>
          <table:table-cell table:formula="of:=IF(MONTH([.A425])&lt;&gt;MONTH([.A426]);1;0)" office:value-type="float" office:value="0" calcext:value-type="float">
            <text:p>0</text:p>
          </table:table-cell>
          <table:table-cell table:formula="of:=IF([.L425]=1;[.H425];0)" office:value-type="float" office:value="0" calcext:value-type="float">
            <text:p>0</text:p>
          </table:table-cell>
          <table:table-cell table:formula="of:=[.N424] + IF([.M424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2-29" calcext:value-type="date">
            <text:p>29.02.2024</text:p>
          </table:table-cell>
          <table:table-cell table:formula="of:=WEEKDAY([.A426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426]=6;[.B426]=7); 0; IF([.C426]=&quot;zima&quot;; FLOOR(0.2*[.N426])*30; IF([.C426]=&quot;wiosna&quot;;  FLOOR(0.5*[.N426])*30; IF([.C426]=&quot;lato&quot;;  FLOOR(0.9*[.N426])*30; IF([.C426]=&quot;jesień&quot;;  FLOOR(0.4*[.N426])*30; 0)))))" office:value-type="float" office:value="180" calcext:value-type="float">
            <text:p>180</text:p>
          </table:table-cell>
          <table:table-cell table:formula="of:=IF([.B426]=7; 15*[.N426]; 0) + IF(AND([.H425] &gt; 2400; MONTH([.A425])&lt;&gt;MONTH([.A426])); 2400; 0)" office:value-type="float" office:value="0" calcext:value-type="float">
            <text:p>0</text:p>
          </table:table-cell>
          <table:table-cell table:formula="of:=[.D426]+[.F425]" office:value-type="float" office:value="66690" calcext:value-type="float">
            <text:p>66690</text:p>
          </table:table-cell>
          <table:table-cell table:formula="of:=[.E426]+[.G425]" office:value-type="float" office:value="43325" calcext:value-type="float">
            <text:p>43325</text:p>
          </table:table-cell>
          <table:table-cell table:formula="of:=[.F426]-[.G426]" office:value-type="float" office:value="23365" calcext:value-type="float">
            <text:p>23365</text:p>
          </table:table-cell>
          <table:table-cell table:formula="of:=IF(OR([.B426]=6;[.B426]=7); 0; IF([.C426]=&quot;zima&quot;; 2*[.$R$6]; IF([.C426]=&quot;wiosna&quot;; 5*[.$R$6]; IF([.C426]=&quot;lato&quot;; 9*[.$R$6]; IF([.C426]=&quot;jesień&quot;; 4*[.$R$6]; 0)))))" office:value-type="float" office:value="60" calcext:value-type="float">
            <text:p>60</text:p>
          </table:table-cell>
          <table:table-cell table:formula="of:=[.J425]-[.E426]+[.I426]" office:value-type="float" office:value="-1085" calcext:value-type="float">
            <text:p>-1085</text:p>
          </table:table-cell>
          <table:table-cell table:formula="of:=IF(OR([.B426]=6;[.B426]=7); 0; IF([.C426]=&quot;zima&quot;; FLOOR(0.2*[.N426])*30; IF([.C426]=&quot;wiosna&quot;;  FLOOR(0.5*[.N426])*30; IF([.C426]=&quot;lato&quot;;  FLOOR(0.9*[.N426])*30; IF([.C426]=&quot;jesień&quot;;  FLOOR(0.4*[.N426])*30; 0)))))" office:value-type="float" office:value="180" calcext:value-type="float">
            <text:p>180</text:p>
          </table:table-cell>
          <table:table-cell table:formula="of:=IF(MONTH([.A426])&lt;&gt;MONTH([.A427]);1;0)" office:value-type="float" office:value="1" calcext:value-type="float">
            <text:p>1</text:p>
          </table:table-cell>
          <table:table-cell table:formula="of:=IF([.L426]=1;[.H426];0)" office:value-type="float" office:value="23365" calcext:value-type="float">
            <text:p>23365</text:p>
          </table:table-cell>
          <table:table-cell table:formula="of:=[.N425] + IF([.M425]&gt;=2400; 3; 0)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date" office:date-value="2024-03-01" calcext:value-type="date">
            <text:p>1.03.2024</text:p>
          </table:table-cell>
          <table:table-cell table:formula="of:=WEEKDAY([.A427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427]=6;[.B427]=7); 0; IF([.C427]=&quot;zima&quot;; FLOOR(0.2*[.N427])*30; IF([.C427]=&quot;wiosna&quot;;  FLOOR(0.5*[.N427])*30; IF([.C427]=&quot;lato&quot;;  FLOOR(0.9*[.N427])*30; IF([.C427]=&quot;jesień&quot;;  FLOOR(0.4*[.N427])*30; 0)))))" office:value-type="float" office:value="210" calcext:value-type="float">
            <text:p>210</text:p>
          </table:table-cell>
          <table:table-cell table:formula="of:=IF([.B427]=7; 15*[.N427]; 0) + IF(AND([.H426] &gt; 2400; MONTH([.A426])&lt;&gt;MONTH([.A427])); 2400; 0)" office:value-type="float" office:value="2400" calcext:value-type="float">
            <text:p>2400</text:p>
          </table:table-cell>
          <table:table-cell table:formula="of:=[.D427]+[.F426]" office:value-type="float" office:value="66900" calcext:value-type="float">
            <text:p>66900</text:p>
          </table:table-cell>
          <table:table-cell table:formula="of:=[.E427]+[.G426]" office:value-type="float" office:value="45725" calcext:value-type="float">
            <text:p>45725</text:p>
          </table:table-cell>
          <table:table-cell table:formula="of:=[.F427]-[.G427]" office:value-type="float" office:value="21175" calcext:value-type="float">
            <text:p>21175</text:p>
          </table:table-cell>
          <table:table-cell table:formula="of:=IF(OR([.B427]=6;[.B427]=7); 0; IF([.C427]=&quot;zima&quot;; 2*[.$R$6]; IF([.C427]=&quot;wiosna&quot;; 5*[.$R$6]; IF([.C427]=&quot;lato&quot;; 9*[.$R$6]; IF([.C427]=&quot;jesień&quot;; 4*[.$R$6]; 0)))))" office:value-type="float" office:value="60" calcext:value-type="float">
            <text:p>60</text:p>
          </table:table-cell>
          <table:table-cell table:formula="of:=[.J426]-[.E427]+[.I427]" office:value-type="float" office:value="-3425" calcext:value-type="float">
            <text:p>-3425</text:p>
          </table:table-cell>
          <table:table-cell table:formula="of:=IF(OR([.B427]=6;[.B427]=7); 0; IF([.C427]=&quot;zima&quot;; FLOOR(0.2*[.N427])*30; IF([.C427]=&quot;wiosna&quot;;  FLOOR(0.5*[.N427])*30; IF([.C427]=&quot;lato&quot;;  FLOOR(0.9*[.N427])*30; IF([.C427]=&quot;jesień&quot;;  FLOOR(0.4*[.N427])*30; 0)))))" office:value-type="float" office:value="210" calcext:value-type="float">
            <text:p>210</text:p>
          </table:table-cell>
          <table:table-cell table:formula="of:=IF(MONTH([.A427])&lt;&gt;MONTH([.A428]);1;0)" office:value-type="float" office:value="0" calcext:value-type="float">
            <text:p>0</text:p>
          </table:table-cell>
          <table:table-cell table:formula="of:=IF([.L427]=1;[.H427];0)" office:value-type="float" office:value="0" calcext:value-type="float">
            <text:p>0</text:p>
          </table:table-cell>
          <table:table-cell table:formula="of:=[.N426] + IF([.M426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02" calcext:value-type="date">
            <text:p>2.03.2024</text:p>
          </table:table-cell>
          <table:table-cell table:formula="of:=WEEKDAY([.A428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428]=6;[.B428]=7); 0; IF([.C428]=&quot;zima&quot;; FLOOR(0.2*[.N428])*30; IF([.C428]=&quot;wiosna&quot;;  FLOOR(0.5*[.N428])*30; IF([.C428]=&quot;lato&quot;;  FLOOR(0.9*[.N428])*30; IF([.C428]=&quot;jesień&quot;;  FLOOR(0.4*[.N428])*30; 0)))))" office:value-type="float" office:value="0" calcext:value-type="float">
            <text:p>0</text:p>
          </table:table-cell>
          <table:table-cell table:formula="of:=IF([.B428]=7; 15*[.N428]; 0) + IF(AND([.H427] &gt; 2400; MONTH([.A427])&lt;&gt;MONTH([.A428])); 2400; 0)" office:value-type="float" office:value="0" calcext:value-type="float">
            <text:p>0</text:p>
          </table:table-cell>
          <table:table-cell table:formula="of:=[.D428]+[.F427]" office:value-type="float" office:value="66900" calcext:value-type="float">
            <text:p>66900</text:p>
          </table:table-cell>
          <table:table-cell table:formula="of:=[.E428]+[.G427]" office:value-type="float" office:value="45725" calcext:value-type="float">
            <text:p>45725</text:p>
          </table:table-cell>
          <table:table-cell table:formula="of:=[.F428]-[.G428]" office:value-type="float" office:value="21175" calcext:value-type="float">
            <text:p>21175</text:p>
          </table:table-cell>
          <table:table-cell table:formula="of:=IF(OR([.B428]=6;[.B428]=7); 0; IF([.C428]=&quot;zima&quot;; 2*[.$R$6]; IF([.C428]=&quot;wiosna&quot;; 5*[.$R$6]; IF([.C428]=&quot;lato&quot;; 9*[.$R$6]; IF([.C428]=&quot;jesień&quot;; 4*[.$R$6]; 0)))))" office:value-type="float" office:value="0" calcext:value-type="float">
            <text:p>0</text:p>
          </table:table-cell>
          <table:table-cell table:formula="of:=[.J427]-[.E428]+[.I428]" office:value-type="float" office:value="-3425" calcext:value-type="float">
            <text:p>-3425</text:p>
          </table:table-cell>
          <table:table-cell table:formula="of:=IF(OR([.B428]=6;[.B428]=7); 0; IF([.C428]=&quot;zima&quot;; FLOOR(0.2*[.N428])*30; IF([.C428]=&quot;wiosna&quot;;  FLOOR(0.5*[.N428])*30; IF([.C428]=&quot;lato&quot;;  FLOOR(0.9*[.N428])*30; IF([.C428]=&quot;jesień&quot;;  FLOOR(0.4*[.N428])*30; 0)))))" office:value-type="float" office:value="0" calcext:value-type="float">
            <text:p>0</text:p>
          </table:table-cell>
          <table:table-cell table:formula="of:=IF(MONTH([.A428])&lt;&gt;MONTH([.A429]);1;0)" office:value-type="float" office:value="0" calcext:value-type="float">
            <text:p>0</text:p>
          </table:table-cell>
          <table:table-cell table:formula="of:=IF([.L428]=1;[.H428];0)" office:value-type="float" office:value="0" calcext:value-type="float">
            <text:p>0</text:p>
          </table:table-cell>
          <table:table-cell table:formula="of:=[.N427] + IF([.M427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03" calcext:value-type="date">
            <text:p>3.03.2024</text:p>
          </table:table-cell>
          <table:table-cell table:formula="of:=WEEKDAY([.A429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429]=6;[.B429]=7); 0; IF([.C429]=&quot;zima&quot;; FLOOR(0.2*[.N429])*30; IF([.C429]=&quot;wiosna&quot;;  FLOOR(0.5*[.N429])*30; IF([.C429]=&quot;lato&quot;;  FLOOR(0.9*[.N429])*30; IF([.C429]=&quot;jesień&quot;;  FLOOR(0.4*[.N429])*30; 0)))))" office:value-type="float" office:value="0" calcext:value-type="float">
            <text:p>0</text:p>
          </table:table-cell>
          <table:table-cell table:formula="of:=IF([.B429]=7; 15*[.N429]; 0) + IF(AND([.H428] &gt; 2400; MONTH([.A428])&lt;&gt;MONTH([.A429])); 2400; 0)" office:value-type="float" office:value="555" calcext:value-type="float">
            <text:p>555</text:p>
          </table:table-cell>
          <table:table-cell table:formula="of:=[.D429]+[.F428]" office:value-type="float" office:value="66900" calcext:value-type="float">
            <text:p>66900</text:p>
          </table:table-cell>
          <table:table-cell table:formula="of:=[.E429]+[.G428]" office:value-type="float" office:value="46280" calcext:value-type="float">
            <text:p>46280</text:p>
          </table:table-cell>
          <table:table-cell table:formula="of:=[.F429]-[.G429]" office:value-type="float" office:value="20620" calcext:value-type="float">
            <text:p>20620</text:p>
          </table:table-cell>
          <table:table-cell table:formula="of:=IF(OR([.B429]=6;[.B429]=7); 0; IF([.C429]=&quot;zima&quot;; 2*[.$R$6]; IF([.C429]=&quot;wiosna&quot;; 5*[.$R$6]; IF([.C429]=&quot;lato&quot;; 9*[.$R$6]; IF([.C429]=&quot;jesień&quot;; 4*[.$R$6]; 0)))))" office:value-type="float" office:value="0" calcext:value-type="float">
            <text:p>0</text:p>
          </table:table-cell>
          <table:table-cell table:formula="of:=[.J428]-[.E429]+[.I429]" office:value-type="float" office:value="-3980" calcext:value-type="float">
            <text:p>-3980</text:p>
          </table:table-cell>
          <table:table-cell table:formula="of:=IF(OR([.B429]=6;[.B429]=7); 0; IF([.C429]=&quot;zima&quot;; FLOOR(0.2*[.N429])*30; IF([.C429]=&quot;wiosna&quot;;  FLOOR(0.5*[.N429])*30; IF([.C429]=&quot;lato&quot;;  FLOOR(0.9*[.N429])*30; IF([.C429]=&quot;jesień&quot;;  FLOOR(0.4*[.N429])*30; 0)))))" office:value-type="float" office:value="0" calcext:value-type="float">
            <text:p>0</text:p>
          </table:table-cell>
          <table:table-cell table:formula="of:=IF(MONTH([.A429])&lt;&gt;MONTH([.A430]);1;0)" office:value-type="float" office:value="0" calcext:value-type="float">
            <text:p>0</text:p>
          </table:table-cell>
          <table:table-cell table:formula="of:=IF([.L429]=1;[.H429];0)" office:value-type="float" office:value="0" calcext:value-type="float">
            <text:p>0</text:p>
          </table:table-cell>
          <table:table-cell table:formula="of:=[.N428] + IF([.M428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04" calcext:value-type="date">
            <text:p>4.03.2024</text:p>
          </table:table-cell>
          <table:table-cell table:formula="of:=WEEKDAY([.A430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430]=6;[.B430]=7); 0; IF([.C430]=&quot;zima&quot;; FLOOR(0.2*[.N430])*30; IF([.C430]=&quot;wiosna&quot;;  FLOOR(0.5*[.N430])*30; IF([.C430]=&quot;lato&quot;;  FLOOR(0.9*[.N430])*30; IF([.C430]=&quot;jesień&quot;;  FLOOR(0.4*[.N430])*30; 0)))))" office:value-type="float" office:value="210" calcext:value-type="float">
            <text:p>210</text:p>
          </table:table-cell>
          <table:table-cell table:formula="of:=IF([.B430]=7; 15*[.N430]; 0) + IF(AND([.H429] &gt; 2400; MONTH([.A429])&lt;&gt;MONTH([.A430])); 2400; 0)" office:value-type="float" office:value="0" calcext:value-type="float">
            <text:p>0</text:p>
          </table:table-cell>
          <table:table-cell table:formula="of:=[.D430]+[.F429]" office:value-type="float" office:value="67110" calcext:value-type="float">
            <text:p>67110</text:p>
          </table:table-cell>
          <table:table-cell table:formula="of:=[.E430]+[.G429]" office:value-type="float" office:value="46280" calcext:value-type="float">
            <text:p>46280</text:p>
          </table:table-cell>
          <table:table-cell table:formula="of:=[.F430]-[.G430]" office:value-type="float" office:value="20830" calcext:value-type="float">
            <text:p>20830</text:p>
          </table:table-cell>
          <table:table-cell table:formula="of:=IF(OR([.B430]=6;[.B430]=7); 0; IF([.C430]=&quot;zima&quot;; 2*[.$R$6]; IF([.C430]=&quot;wiosna&quot;; 5*[.$R$6]; IF([.C430]=&quot;lato&quot;; 9*[.$R$6]; IF([.C430]=&quot;jesień&quot;; 4*[.$R$6]; 0)))))" office:value-type="float" office:value="60" calcext:value-type="float">
            <text:p>60</text:p>
          </table:table-cell>
          <table:table-cell table:formula="of:=[.J429]-[.E430]+[.I430]" office:value-type="float" office:value="-3920" calcext:value-type="float">
            <text:p>-3920</text:p>
          </table:table-cell>
          <table:table-cell table:formula="of:=IF(OR([.B430]=6;[.B430]=7); 0; IF([.C430]=&quot;zima&quot;; FLOOR(0.2*[.N430])*30; IF([.C430]=&quot;wiosna&quot;;  FLOOR(0.5*[.N430])*30; IF([.C430]=&quot;lato&quot;;  FLOOR(0.9*[.N430])*30; IF([.C430]=&quot;jesień&quot;;  FLOOR(0.4*[.N430])*30; 0)))))" office:value-type="float" office:value="210" calcext:value-type="float">
            <text:p>210</text:p>
          </table:table-cell>
          <table:table-cell table:formula="of:=IF(MONTH([.A430])&lt;&gt;MONTH([.A431]);1;0)" office:value-type="float" office:value="0" calcext:value-type="float">
            <text:p>0</text:p>
          </table:table-cell>
          <table:table-cell table:formula="of:=IF([.L430]=1;[.H430];0)" office:value-type="float" office:value="0" calcext:value-type="float">
            <text:p>0</text:p>
          </table:table-cell>
          <table:table-cell table:formula="of:=[.N429] + IF([.M429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05" calcext:value-type="date">
            <text:p>5.03.2024</text:p>
          </table:table-cell>
          <table:table-cell table:formula="of:=WEEKDAY([.A431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431]=6;[.B431]=7); 0; IF([.C431]=&quot;zima&quot;; FLOOR(0.2*[.N431])*30; IF([.C431]=&quot;wiosna&quot;;  FLOOR(0.5*[.N431])*30; IF([.C431]=&quot;lato&quot;;  FLOOR(0.9*[.N431])*30; IF([.C431]=&quot;jesień&quot;;  FLOOR(0.4*[.N431])*30; 0)))))" office:value-type="float" office:value="210" calcext:value-type="float">
            <text:p>210</text:p>
          </table:table-cell>
          <table:table-cell table:formula="of:=IF([.B431]=7; 15*[.N431]; 0) + IF(AND([.H430] &gt; 2400; MONTH([.A430])&lt;&gt;MONTH([.A431])); 2400; 0)" office:value-type="float" office:value="0" calcext:value-type="float">
            <text:p>0</text:p>
          </table:table-cell>
          <table:table-cell table:formula="of:=[.D431]+[.F430]" office:value-type="float" office:value="67320" calcext:value-type="float">
            <text:p>67320</text:p>
          </table:table-cell>
          <table:table-cell table:formula="of:=[.E431]+[.G430]" office:value-type="float" office:value="46280" calcext:value-type="float">
            <text:p>46280</text:p>
          </table:table-cell>
          <table:table-cell table:formula="of:=[.F431]-[.G431]" office:value-type="float" office:value="21040" calcext:value-type="float">
            <text:p>21040</text:p>
          </table:table-cell>
          <table:table-cell table:formula="of:=IF(OR([.B431]=6;[.B431]=7); 0; IF([.C431]=&quot;zima&quot;; 2*[.$R$6]; IF([.C431]=&quot;wiosna&quot;; 5*[.$R$6]; IF([.C431]=&quot;lato&quot;; 9*[.$R$6]; IF([.C431]=&quot;jesień&quot;; 4*[.$R$6]; 0)))))" office:value-type="float" office:value="60" calcext:value-type="float">
            <text:p>60</text:p>
          </table:table-cell>
          <table:table-cell table:formula="of:=[.J430]-[.E431]+[.I431]" office:value-type="float" office:value="-3860" calcext:value-type="float">
            <text:p>-3860</text:p>
          </table:table-cell>
          <table:table-cell table:formula="of:=IF(OR([.B431]=6;[.B431]=7); 0; IF([.C431]=&quot;zima&quot;; FLOOR(0.2*[.N431])*30; IF([.C431]=&quot;wiosna&quot;;  FLOOR(0.5*[.N431])*30; IF([.C431]=&quot;lato&quot;;  FLOOR(0.9*[.N431])*30; IF([.C431]=&quot;jesień&quot;;  FLOOR(0.4*[.N431])*30; 0)))))" office:value-type="float" office:value="210" calcext:value-type="float">
            <text:p>210</text:p>
          </table:table-cell>
          <table:table-cell table:formula="of:=IF(MONTH([.A431])&lt;&gt;MONTH([.A432]);1;0)" office:value-type="float" office:value="0" calcext:value-type="float">
            <text:p>0</text:p>
          </table:table-cell>
          <table:table-cell table:formula="of:=IF([.L431]=1;[.H431];0)" office:value-type="float" office:value="0" calcext:value-type="float">
            <text:p>0</text:p>
          </table:table-cell>
          <table:table-cell table:formula="of:=[.N430] + IF([.M430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06" calcext:value-type="date">
            <text:p>6.03.2024</text:p>
          </table:table-cell>
          <table:table-cell table:formula="of:=WEEKDAY([.A432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432]=6;[.B432]=7); 0; IF([.C432]=&quot;zima&quot;; FLOOR(0.2*[.N432])*30; IF([.C432]=&quot;wiosna&quot;;  FLOOR(0.5*[.N432])*30; IF([.C432]=&quot;lato&quot;;  FLOOR(0.9*[.N432])*30; IF([.C432]=&quot;jesień&quot;;  FLOOR(0.4*[.N432])*30; 0)))))" office:value-type="float" office:value="210" calcext:value-type="float">
            <text:p>210</text:p>
          </table:table-cell>
          <table:table-cell table:formula="of:=IF([.B432]=7; 15*[.N432]; 0) + IF(AND([.H431] &gt; 2400; MONTH([.A431])&lt;&gt;MONTH([.A432])); 2400; 0)" office:value-type="float" office:value="0" calcext:value-type="float">
            <text:p>0</text:p>
          </table:table-cell>
          <table:table-cell table:formula="of:=[.D432]+[.F431]" office:value-type="float" office:value="67530" calcext:value-type="float">
            <text:p>67530</text:p>
          </table:table-cell>
          <table:table-cell table:formula="of:=[.E432]+[.G431]" office:value-type="float" office:value="46280" calcext:value-type="float">
            <text:p>46280</text:p>
          </table:table-cell>
          <table:table-cell table:formula="of:=[.F432]-[.G432]" office:value-type="float" office:value="21250" calcext:value-type="float">
            <text:p>21250</text:p>
          </table:table-cell>
          <table:table-cell table:formula="of:=IF(OR([.B432]=6;[.B432]=7); 0; IF([.C432]=&quot;zima&quot;; 2*[.$R$6]; IF([.C432]=&quot;wiosna&quot;; 5*[.$R$6]; IF([.C432]=&quot;lato&quot;; 9*[.$R$6]; IF([.C432]=&quot;jesień&quot;; 4*[.$R$6]; 0)))))" office:value-type="float" office:value="60" calcext:value-type="float">
            <text:p>60</text:p>
          </table:table-cell>
          <table:table-cell table:formula="of:=[.J431]-[.E432]+[.I432]" office:value-type="float" office:value="-3800" calcext:value-type="float">
            <text:p>-3800</text:p>
          </table:table-cell>
          <table:table-cell table:formula="of:=IF(OR([.B432]=6;[.B432]=7); 0; IF([.C432]=&quot;zima&quot;; FLOOR(0.2*[.N432])*30; IF([.C432]=&quot;wiosna&quot;;  FLOOR(0.5*[.N432])*30; IF([.C432]=&quot;lato&quot;;  FLOOR(0.9*[.N432])*30; IF([.C432]=&quot;jesień&quot;;  FLOOR(0.4*[.N432])*30; 0)))))" office:value-type="float" office:value="210" calcext:value-type="float">
            <text:p>210</text:p>
          </table:table-cell>
          <table:table-cell table:formula="of:=IF(MONTH([.A432])&lt;&gt;MONTH([.A433]);1;0)" office:value-type="float" office:value="0" calcext:value-type="float">
            <text:p>0</text:p>
          </table:table-cell>
          <table:table-cell table:formula="of:=IF([.L432]=1;[.H432];0)" office:value-type="float" office:value="0" calcext:value-type="float">
            <text:p>0</text:p>
          </table:table-cell>
          <table:table-cell table:formula="of:=[.N431] + IF([.M431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07" calcext:value-type="date">
            <text:p>7.03.2024</text:p>
          </table:table-cell>
          <table:table-cell table:formula="of:=WEEKDAY([.A433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433]=6;[.B433]=7); 0; IF([.C433]=&quot;zima&quot;; FLOOR(0.2*[.N433])*30; IF([.C433]=&quot;wiosna&quot;;  FLOOR(0.5*[.N433])*30; IF([.C433]=&quot;lato&quot;;  FLOOR(0.9*[.N433])*30; IF([.C433]=&quot;jesień&quot;;  FLOOR(0.4*[.N433])*30; 0)))))" office:value-type="float" office:value="210" calcext:value-type="float">
            <text:p>210</text:p>
          </table:table-cell>
          <table:table-cell table:formula="of:=IF([.B433]=7; 15*[.N433]; 0) + IF(AND([.H432] &gt; 2400; MONTH([.A432])&lt;&gt;MONTH([.A433])); 2400; 0)" office:value-type="float" office:value="0" calcext:value-type="float">
            <text:p>0</text:p>
          </table:table-cell>
          <table:table-cell table:formula="of:=[.D433]+[.F432]" office:value-type="float" office:value="67740" calcext:value-type="float">
            <text:p>67740</text:p>
          </table:table-cell>
          <table:table-cell table:formula="of:=[.E433]+[.G432]" office:value-type="float" office:value="46280" calcext:value-type="float">
            <text:p>46280</text:p>
          </table:table-cell>
          <table:table-cell table:formula="of:=[.F433]-[.G433]" office:value-type="float" office:value="21460" calcext:value-type="float">
            <text:p>21460</text:p>
          </table:table-cell>
          <table:table-cell table:formula="of:=IF(OR([.B433]=6;[.B433]=7); 0; IF([.C433]=&quot;zima&quot;; 2*[.$R$6]; IF([.C433]=&quot;wiosna&quot;; 5*[.$R$6]; IF([.C433]=&quot;lato&quot;; 9*[.$R$6]; IF([.C433]=&quot;jesień&quot;; 4*[.$R$6]; 0)))))" office:value-type="float" office:value="60" calcext:value-type="float">
            <text:p>60</text:p>
          </table:table-cell>
          <table:table-cell table:formula="of:=[.J432]-[.E433]+[.I433]" office:value-type="float" office:value="-3740" calcext:value-type="float">
            <text:p>-3740</text:p>
          </table:table-cell>
          <table:table-cell table:formula="of:=IF(OR([.B433]=6;[.B433]=7); 0; IF([.C433]=&quot;zima&quot;; FLOOR(0.2*[.N433])*30; IF([.C433]=&quot;wiosna&quot;;  FLOOR(0.5*[.N433])*30; IF([.C433]=&quot;lato&quot;;  FLOOR(0.9*[.N433])*30; IF([.C433]=&quot;jesień&quot;;  FLOOR(0.4*[.N433])*30; 0)))))" office:value-type="float" office:value="210" calcext:value-type="float">
            <text:p>210</text:p>
          </table:table-cell>
          <table:table-cell table:formula="of:=IF(MONTH([.A433])&lt;&gt;MONTH([.A434]);1;0)" office:value-type="float" office:value="0" calcext:value-type="float">
            <text:p>0</text:p>
          </table:table-cell>
          <table:table-cell table:formula="of:=IF([.L433]=1;[.H433];0)" office:value-type="float" office:value="0" calcext:value-type="float">
            <text:p>0</text:p>
          </table:table-cell>
          <table:table-cell table:formula="of:=[.N432] + IF([.M432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08" calcext:value-type="date">
            <text:p>8.03.2024</text:p>
          </table:table-cell>
          <table:table-cell table:formula="of:=WEEKDAY([.A434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434]=6;[.B434]=7); 0; IF([.C434]=&quot;zima&quot;; FLOOR(0.2*[.N434])*30; IF([.C434]=&quot;wiosna&quot;;  FLOOR(0.5*[.N434])*30; IF([.C434]=&quot;lato&quot;;  FLOOR(0.9*[.N434])*30; IF([.C434]=&quot;jesień&quot;;  FLOOR(0.4*[.N434])*30; 0)))))" office:value-type="float" office:value="210" calcext:value-type="float">
            <text:p>210</text:p>
          </table:table-cell>
          <table:table-cell table:formula="of:=IF([.B434]=7; 15*[.N434]; 0) + IF(AND([.H433] &gt; 2400; MONTH([.A433])&lt;&gt;MONTH([.A434])); 2400; 0)" office:value-type="float" office:value="0" calcext:value-type="float">
            <text:p>0</text:p>
          </table:table-cell>
          <table:table-cell table:formula="of:=[.D434]+[.F433]" office:value-type="float" office:value="67950" calcext:value-type="float">
            <text:p>67950</text:p>
          </table:table-cell>
          <table:table-cell table:formula="of:=[.E434]+[.G433]" office:value-type="float" office:value="46280" calcext:value-type="float">
            <text:p>46280</text:p>
          </table:table-cell>
          <table:table-cell table:formula="of:=[.F434]-[.G434]" office:value-type="float" office:value="21670" calcext:value-type="float">
            <text:p>21670</text:p>
          </table:table-cell>
          <table:table-cell table:formula="of:=IF(OR([.B434]=6;[.B434]=7); 0; IF([.C434]=&quot;zima&quot;; 2*[.$R$6]; IF([.C434]=&quot;wiosna&quot;; 5*[.$R$6]; IF([.C434]=&quot;lato&quot;; 9*[.$R$6]; IF([.C434]=&quot;jesień&quot;; 4*[.$R$6]; 0)))))" office:value-type="float" office:value="60" calcext:value-type="float">
            <text:p>60</text:p>
          </table:table-cell>
          <table:table-cell table:formula="of:=[.J433]-[.E434]+[.I434]" office:value-type="float" office:value="-3680" calcext:value-type="float">
            <text:p>-3680</text:p>
          </table:table-cell>
          <table:table-cell table:formula="of:=IF(OR([.B434]=6;[.B434]=7); 0; IF([.C434]=&quot;zima&quot;; FLOOR(0.2*[.N434])*30; IF([.C434]=&quot;wiosna&quot;;  FLOOR(0.5*[.N434])*30; IF([.C434]=&quot;lato&quot;;  FLOOR(0.9*[.N434])*30; IF([.C434]=&quot;jesień&quot;;  FLOOR(0.4*[.N434])*30; 0)))))" office:value-type="float" office:value="210" calcext:value-type="float">
            <text:p>210</text:p>
          </table:table-cell>
          <table:table-cell table:formula="of:=IF(MONTH([.A434])&lt;&gt;MONTH([.A435]);1;0)" office:value-type="float" office:value="0" calcext:value-type="float">
            <text:p>0</text:p>
          </table:table-cell>
          <table:table-cell table:formula="of:=IF([.L434]=1;[.H434];0)" office:value-type="float" office:value="0" calcext:value-type="float">
            <text:p>0</text:p>
          </table:table-cell>
          <table:table-cell table:formula="of:=[.N433] + IF([.M433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09" calcext:value-type="date">
            <text:p>9.03.2024</text:p>
          </table:table-cell>
          <table:table-cell table:formula="of:=WEEKDAY([.A435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435]=6;[.B435]=7); 0; IF([.C435]=&quot;zima&quot;; FLOOR(0.2*[.N435])*30; IF([.C435]=&quot;wiosna&quot;;  FLOOR(0.5*[.N435])*30; IF([.C435]=&quot;lato&quot;;  FLOOR(0.9*[.N435])*30; IF([.C435]=&quot;jesień&quot;;  FLOOR(0.4*[.N435])*30; 0)))))" office:value-type="float" office:value="0" calcext:value-type="float">
            <text:p>0</text:p>
          </table:table-cell>
          <table:table-cell table:formula="of:=IF([.B435]=7; 15*[.N435]; 0) + IF(AND([.H434] &gt; 2400; MONTH([.A434])&lt;&gt;MONTH([.A435])); 2400; 0)" office:value-type="float" office:value="0" calcext:value-type="float">
            <text:p>0</text:p>
          </table:table-cell>
          <table:table-cell table:formula="of:=[.D435]+[.F434]" office:value-type="float" office:value="67950" calcext:value-type="float">
            <text:p>67950</text:p>
          </table:table-cell>
          <table:table-cell table:formula="of:=[.E435]+[.G434]" office:value-type="float" office:value="46280" calcext:value-type="float">
            <text:p>46280</text:p>
          </table:table-cell>
          <table:table-cell table:formula="of:=[.F435]-[.G435]" office:value-type="float" office:value="21670" calcext:value-type="float">
            <text:p>21670</text:p>
          </table:table-cell>
          <table:table-cell table:formula="of:=IF(OR([.B435]=6;[.B435]=7); 0; IF([.C435]=&quot;zima&quot;; 2*[.$R$6]; IF([.C435]=&quot;wiosna&quot;; 5*[.$R$6]; IF([.C435]=&quot;lato&quot;; 9*[.$R$6]; IF([.C435]=&quot;jesień&quot;; 4*[.$R$6]; 0)))))" office:value-type="float" office:value="0" calcext:value-type="float">
            <text:p>0</text:p>
          </table:table-cell>
          <table:table-cell table:formula="of:=[.J434]-[.E435]+[.I435]" office:value-type="float" office:value="-3680" calcext:value-type="float">
            <text:p>-3680</text:p>
          </table:table-cell>
          <table:table-cell table:formula="of:=IF(OR([.B435]=6;[.B435]=7); 0; IF([.C435]=&quot;zima&quot;; FLOOR(0.2*[.N435])*30; IF([.C435]=&quot;wiosna&quot;;  FLOOR(0.5*[.N435])*30; IF([.C435]=&quot;lato&quot;;  FLOOR(0.9*[.N435])*30; IF([.C435]=&quot;jesień&quot;;  FLOOR(0.4*[.N435])*30; 0)))))" office:value-type="float" office:value="0" calcext:value-type="float">
            <text:p>0</text:p>
          </table:table-cell>
          <table:table-cell table:formula="of:=IF(MONTH([.A435])&lt;&gt;MONTH([.A436]);1;0)" office:value-type="float" office:value="0" calcext:value-type="float">
            <text:p>0</text:p>
          </table:table-cell>
          <table:table-cell table:formula="of:=IF([.L435]=1;[.H435];0)" office:value-type="float" office:value="0" calcext:value-type="float">
            <text:p>0</text:p>
          </table:table-cell>
          <table:table-cell table:formula="of:=[.N434] + IF([.M434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10" calcext:value-type="date">
            <text:p>10.03.2024</text:p>
          </table:table-cell>
          <table:table-cell table:formula="of:=WEEKDAY([.A436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436]=6;[.B436]=7); 0; IF([.C436]=&quot;zima&quot;; FLOOR(0.2*[.N436])*30; IF([.C436]=&quot;wiosna&quot;;  FLOOR(0.5*[.N436])*30; IF([.C436]=&quot;lato&quot;;  FLOOR(0.9*[.N436])*30; IF([.C436]=&quot;jesień&quot;;  FLOOR(0.4*[.N436])*30; 0)))))" office:value-type="float" office:value="0" calcext:value-type="float">
            <text:p>0</text:p>
          </table:table-cell>
          <table:table-cell table:formula="of:=IF([.B436]=7; 15*[.N436]; 0) + IF(AND([.H435] &gt; 2400; MONTH([.A435])&lt;&gt;MONTH([.A436])); 2400; 0)" office:value-type="float" office:value="555" calcext:value-type="float">
            <text:p>555</text:p>
          </table:table-cell>
          <table:table-cell table:formula="of:=[.D436]+[.F435]" office:value-type="float" office:value="67950" calcext:value-type="float">
            <text:p>67950</text:p>
          </table:table-cell>
          <table:table-cell table:formula="of:=[.E436]+[.G435]" office:value-type="float" office:value="46835" calcext:value-type="float">
            <text:p>46835</text:p>
          </table:table-cell>
          <table:table-cell table:formula="of:=[.F436]-[.G436]" office:value-type="float" office:value="21115" calcext:value-type="float">
            <text:p>21115</text:p>
          </table:table-cell>
          <table:table-cell table:formula="of:=IF(OR([.B436]=6;[.B436]=7); 0; IF([.C436]=&quot;zima&quot;; 2*[.$R$6]; IF([.C436]=&quot;wiosna&quot;; 5*[.$R$6]; IF([.C436]=&quot;lato&quot;; 9*[.$R$6]; IF([.C436]=&quot;jesień&quot;; 4*[.$R$6]; 0)))))" office:value-type="float" office:value="0" calcext:value-type="float">
            <text:p>0</text:p>
          </table:table-cell>
          <table:table-cell table:formula="of:=[.J435]-[.E436]+[.I436]" office:value-type="float" office:value="-4235" calcext:value-type="float">
            <text:p>-4235</text:p>
          </table:table-cell>
          <table:table-cell table:formula="of:=IF(OR([.B436]=6;[.B436]=7); 0; IF([.C436]=&quot;zima&quot;; FLOOR(0.2*[.N436])*30; IF([.C436]=&quot;wiosna&quot;;  FLOOR(0.5*[.N436])*30; IF([.C436]=&quot;lato&quot;;  FLOOR(0.9*[.N436])*30; IF([.C436]=&quot;jesień&quot;;  FLOOR(0.4*[.N436])*30; 0)))))" office:value-type="float" office:value="0" calcext:value-type="float">
            <text:p>0</text:p>
          </table:table-cell>
          <table:table-cell table:formula="of:=IF(MONTH([.A436])&lt;&gt;MONTH([.A437]);1;0)" office:value-type="float" office:value="0" calcext:value-type="float">
            <text:p>0</text:p>
          </table:table-cell>
          <table:table-cell table:formula="of:=IF([.L436]=1;[.H436];0)" office:value-type="float" office:value="0" calcext:value-type="float">
            <text:p>0</text:p>
          </table:table-cell>
          <table:table-cell table:formula="of:=[.N435] + IF([.M435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11" calcext:value-type="date">
            <text:p>11.03.2024</text:p>
          </table:table-cell>
          <table:table-cell table:formula="of:=WEEKDAY([.A437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437]=6;[.B437]=7); 0; IF([.C437]=&quot;zima&quot;; FLOOR(0.2*[.N437])*30; IF([.C437]=&quot;wiosna&quot;;  FLOOR(0.5*[.N437])*30; IF([.C437]=&quot;lato&quot;;  FLOOR(0.9*[.N437])*30; IF([.C437]=&quot;jesień&quot;;  FLOOR(0.4*[.N437])*30; 0)))))" office:value-type="float" office:value="210" calcext:value-type="float">
            <text:p>210</text:p>
          </table:table-cell>
          <table:table-cell table:formula="of:=IF([.B437]=7; 15*[.N437]; 0) + IF(AND([.H436] &gt; 2400; MONTH([.A436])&lt;&gt;MONTH([.A437])); 2400; 0)" office:value-type="float" office:value="0" calcext:value-type="float">
            <text:p>0</text:p>
          </table:table-cell>
          <table:table-cell table:formula="of:=[.D437]+[.F436]" office:value-type="float" office:value="68160" calcext:value-type="float">
            <text:p>68160</text:p>
          </table:table-cell>
          <table:table-cell table:formula="of:=[.E437]+[.G436]" office:value-type="float" office:value="46835" calcext:value-type="float">
            <text:p>46835</text:p>
          </table:table-cell>
          <table:table-cell table:formula="of:=[.F437]-[.G437]" office:value-type="float" office:value="21325" calcext:value-type="float">
            <text:p>21325</text:p>
          </table:table-cell>
          <table:table-cell table:formula="of:=IF(OR([.B437]=6;[.B437]=7); 0; IF([.C437]=&quot;zima&quot;; 2*[.$R$6]; IF([.C437]=&quot;wiosna&quot;; 5*[.$R$6]; IF([.C437]=&quot;lato&quot;; 9*[.$R$6]; IF([.C437]=&quot;jesień&quot;; 4*[.$R$6]; 0)))))" office:value-type="float" office:value="60" calcext:value-type="float">
            <text:p>60</text:p>
          </table:table-cell>
          <table:table-cell table:formula="of:=[.J436]-[.E437]+[.I437]" office:value-type="float" office:value="-4175" calcext:value-type="float">
            <text:p>-4175</text:p>
          </table:table-cell>
          <table:table-cell table:formula="of:=IF(OR([.B437]=6;[.B437]=7); 0; IF([.C437]=&quot;zima&quot;; FLOOR(0.2*[.N437])*30; IF([.C437]=&quot;wiosna&quot;;  FLOOR(0.5*[.N437])*30; IF([.C437]=&quot;lato&quot;;  FLOOR(0.9*[.N437])*30; IF([.C437]=&quot;jesień&quot;;  FLOOR(0.4*[.N437])*30; 0)))))" office:value-type="float" office:value="210" calcext:value-type="float">
            <text:p>210</text:p>
          </table:table-cell>
          <table:table-cell table:formula="of:=IF(MONTH([.A437])&lt;&gt;MONTH([.A438]);1;0)" office:value-type="float" office:value="0" calcext:value-type="float">
            <text:p>0</text:p>
          </table:table-cell>
          <table:table-cell table:formula="of:=IF([.L437]=1;[.H437];0)" office:value-type="float" office:value="0" calcext:value-type="float">
            <text:p>0</text:p>
          </table:table-cell>
          <table:table-cell table:formula="of:=[.N436] + IF([.M436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12" calcext:value-type="date">
            <text:p>12.03.2024</text:p>
          </table:table-cell>
          <table:table-cell table:formula="of:=WEEKDAY([.A438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438]=6;[.B438]=7); 0; IF([.C438]=&quot;zima&quot;; FLOOR(0.2*[.N438])*30; IF([.C438]=&quot;wiosna&quot;;  FLOOR(0.5*[.N438])*30; IF([.C438]=&quot;lato&quot;;  FLOOR(0.9*[.N438])*30; IF([.C438]=&quot;jesień&quot;;  FLOOR(0.4*[.N438])*30; 0)))))" office:value-type="float" office:value="210" calcext:value-type="float">
            <text:p>210</text:p>
          </table:table-cell>
          <table:table-cell table:formula="of:=IF([.B438]=7; 15*[.N438]; 0) + IF(AND([.H437] &gt; 2400; MONTH([.A437])&lt;&gt;MONTH([.A438])); 2400; 0)" office:value-type="float" office:value="0" calcext:value-type="float">
            <text:p>0</text:p>
          </table:table-cell>
          <table:table-cell table:formula="of:=[.D438]+[.F437]" office:value-type="float" office:value="68370" calcext:value-type="float">
            <text:p>68370</text:p>
          </table:table-cell>
          <table:table-cell table:formula="of:=[.E438]+[.G437]" office:value-type="float" office:value="46835" calcext:value-type="float">
            <text:p>46835</text:p>
          </table:table-cell>
          <table:table-cell table:formula="of:=[.F438]-[.G438]" office:value-type="float" office:value="21535" calcext:value-type="float">
            <text:p>21535</text:p>
          </table:table-cell>
          <table:table-cell table:formula="of:=IF(OR([.B438]=6;[.B438]=7); 0; IF([.C438]=&quot;zima&quot;; 2*[.$R$6]; IF([.C438]=&quot;wiosna&quot;; 5*[.$R$6]; IF([.C438]=&quot;lato&quot;; 9*[.$R$6]; IF([.C438]=&quot;jesień&quot;; 4*[.$R$6]; 0)))))" office:value-type="float" office:value="60" calcext:value-type="float">
            <text:p>60</text:p>
          </table:table-cell>
          <table:table-cell table:formula="of:=[.J437]-[.E438]+[.I438]" office:value-type="float" office:value="-4115" calcext:value-type="float">
            <text:p>-4115</text:p>
          </table:table-cell>
          <table:table-cell table:formula="of:=IF(OR([.B438]=6;[.B438]=7); 0; IF([.C438]=&quot;zima&quot;; FLOOR(0.2*[.N438])*30; IF([.C438]=&quot;wiosna&quot;;  FLOOR(0.5*[.N438])*30; IF([.C438]=&quot;lato&quot;;  FLOOR(0.9*[.N438])*30; IF([.C438]=&quot;jesień&quot;;  FLOOR(0.4*[.N438])*30; 0)))))" office:value-type="float" office:value="210" calcext:value-type="float">
            <text:p>210</text:p>
          </table:table-cell>
          <table:table-cell table:formula="of:=IF(MONTH([.A438])&lt;&gt;MONTH([.A439]);1;0)" office:value-type="float" office:value="0" calcext:value-type="float">
            <text:p>0</text:p>
          </table:table-cell>
          <table:table-cell table:formula="of:=IF([.L438]=1;[.H438];0)" office:value-type="float" office:value="0" calcext:value-type="float">
            <text:p>0</text:p>
          </table:table-cell>
          <table:table-cell table:formula="of:=[.N437] + IF([.M437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13" calcext:value-type="date">
            <text:p>13.03.2024</text:p>
          </table:table-cell>
          <table:table-cell table:formula="of:=WEEKDAY([.A439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439]=6;[.B439]=7); 0; IF([.C439]=&quot;zima&quot;; FLOOR(0.2*[.N439])*30; IF([.C439]=&quot;wiosna&quot;;  FLOOR(0.5*[.N439])*30; IF([.C439]=&quot;lato&quot;;  FLOOR(0.9*[.N439])*30; IF([.C439]=&quot;jesień&quot;;  FLOOR(0.4*[.N439])*30; 0)))))" office:value-type="float" office:value="210" calcext:value-type="float">
            <text:p>210</text:p>
          </table:table-cell>
          <table:table-cell table:formula="of:=IF([.B439]=7; 15*[.N439]; 0) + IF(AND([.H438] &gt; 2400; MONTH([.A438])&lt;&gt;MONTH([.A439])); 2400; 0)" office:value-type="float" office:value="0" calcext:value-type="float">
            <text:p>0</text:p>
          </table:table-cell>
          <table:table-cell table:formula="of:=[.D439]+[.F438]" office:value-type="float" office:value="68580" calcext:value-type="float">
            <text:p>68580</text:p>
          </table:table-cell>
          <table:table-cell table:formula="of:=[.E439]+[.G438]" office:value-type="float" office:value="46835" calcext:value-type="float">
            <text:p>46835</text:p>
          </table:table-cell>
          <table:table-cell table:formula="of:=[.F439]-[.G439]" office:value-type="float" office:value="21745" calcext:value-type="float">
            <text:p>21745</text:p>
          </table:table-cell>
          <table:table-cell table:formula="of:=IF(OR([.B439]=6;[.B439]=7); 0; IF([.C439]=&quot;zima&quot;; 2*[.$R$6]; IF([.C439]=&quot;wiosna&quot;; 5*[.$R$6]; IF([.C439]=&quot;lato&quot;; 9*[.$R$6]; IF([.C439]=&quot;jesień&quot;; 4*[.$R$6]; 0)))))" office:value-type="float" office:value="60" calcext:value-type="float">
            <text:p>60</text:p>
          </table:table-cell>
          <table:table-cell table:formula="of:=[.J438]-[.E439]+[.I439]" office:value-type="float" office:value="-4055" calcext:value-type="float">
            <text:p>-4055</text:p>
          </table:table-cell>
          <table:table-cell table:formula="of:=IF(OR([.B439]=6;[.B439]=7); 0; IF([.C439]=&quot;zima&quot;; FLOOR(0.2*[.N439])*30; IF([.C439]=&quot;wiosna&quot;;  FLOOR(0.5*[.N439])*30; IF([.C439]=&quot;lato&quot;;  FLOOR(0.9*[.N439])*30; IF([.C439]=&quot;jesień&quot;;  FLOOR(0.4*[.N439])*30; 0)))))" office:value-type="float" office:value="210" calcext:value-type="float">
            <text:p>210</text:p>
          </table:table-cell>
          <table:table-cell table:formula="of:=IF(MONTH([.A439])&lt;&gt;MONTH([.A440]);1;0)" office:value-type="float" office:value="0" calcext:value-type="float">
            <text:p>0</text:p>
          </table:table-cell>
          <table:table-cell table:formula="of:=IF([.L439]=1;[.H439];0)" office:value-type="float" office:value="0" calcext:value-type="float">
            <text:p>0</text:p>
          </table:table-cell>
          <table:table-cell table:formula="of:=[.N438] + IF([.M438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14" calcext:value-type="date">
            <text:p>14.03.2024</text:p>
          </table:table-cell>
          <table:table-cell table:formula="of:=WEEKDAY([.A440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440]=6;[.B440]=7); 0; IF([.C440]=&quot;zima&quot;; FLOOR(0.2*[.N440])*30; IF([.C440]=&quot;wiosna&quot;;  FLOOR(0.5*[.N440])*30; IF([.C440]=&quot;lato&quot;;  FLOOR(0.9*[.N440])*30; IF([.C440]=&quot;jesień&quot;;  FLOOR(0.4*[.N440])*30; 0)))))" office:value-type="float" office:value="210" calcext:value-type="float">
            <text:p>210</text:p>
          </table:table-cell>
          <table:table-cell table:formula="of:=IF([.B440]=7; 15*[.N440]; 0) + IF(AND([.H439] &gt; 2400; MONTH([.A439])&lt;&gt;MONTH([.A440])); 2400; 0)" office:value-type="float" office:value="0" calcext:value-type="float">
            <text:p>0</text:p>
          </table:table-cell>
          <table:table-cell table:formula="of:=[.D440]+[.F439]" office:value-type="float" office:value="68790" calcext:value-type="float">
            <text:p>68790</text:p>
          </table:table-cell>
          <table:table-cell table:formula="of:=[.E440]+[.G439]" office:value-type="float" office:value="46835" calcext:value-type="float">
            <text:p>46835</text:p>
          </table:table-cell>
          <table:table-cell table:formula="of:=[.F440]-[.G440]" office:value-type="float" office:value="21955" calcext:value-type="float">
            <text:p>21955</text:p>
          </table:table-cell>
          <table:table-cell table:formula="of:=IF(OR([.B440]=6;[.B440]=7); 0; IF([.C440]=&quot;zima&quot;; 2*[.$R$6]; IF([.C440]=&quot;wiosna&quot;; 5*[.$R$6]; IF([.C440]=&quot;lato&quot;; 9*[.$R$6]; IF([.C440]=&quot;jesień&quot;; 4*[.$R$6]; 0)))))" office:value-type="float" office:value="60" calcext:value-type="float">
            <text:p>60</text:p>
          </table:table-cell>
          <table:table-cell table:formula="of:=[.J439]-[.E440]+[.I440]" office:value-type="float" office:value="-3995" calcext:value-type="float">
            <text:p>-3995</text:p>
          </table:table-cell>
          <table:table-cell table:formula="of:=IF(OR([.B440]=6;[.B440]=7); 0; IF([.C440]=&quot;zima&quot;; FLOOR(0.2*[.N440])*30; IF([.C440]=&quot;wiosna&quot;;  FLOOR(0.5*[.N440])*30; IF([.C440]=&quot;lato&quot;;  FLOOR(0.9*[.N440])*30; IF([.C440]=&quot;jesień&quot;;  FLOOR(0.4*[.N440])*30; 0)))))" office:value-type="float" office:value="210" calcext:value-type="float">
            <text:p>210</text:p>
          </table:table-cell>
          <table:table-cell table:formula="of:=IF(MONTH([.A440])&lt;&gt;MONTH([.A441]);1;0)" office:value-type="float" office:value="0" calcext:value-type="float">
            <text:p>0</text:p>
          </table:table-cell>
          <table:table-cell table:formula="of:=IF([.L440]=1;[.H440];0)" office:value-type="float" office:value="0" calcext:value-type="float">
            <text:p>0</text:p>
          </table:table-cell>
          <table:table-cell table:formula="of:=[.N439] + IF([.M439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15" calcext:value-type="date">
            <text:p>15.03.2024</text:p>
          </table:table-cell>
          <table:table-cell table:formula="of:=WEEKDAY([.A441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441]=6;[.B441]=7); 0; IF([.C441]=&quot;zima&quot;; FLOOR(0.2*[.N441])*30; IF([.C441]=&quot;wiosna&quot;;  FLOOR(0.5*[.N441])*30; IF([.C441]=&quot;lato&quot;;  FLOOR(0.9*[.N441])*30; IF([.C441]=&quot;jesień&quot;;  FLOOR(0.4*[.N441])*30; 0)))))" office:value-type="float" office:value="210" calcext:value-type="float">
            <text:p>210</text:p>
          </table:table-cell>
          <table:table-cell table:formula="of:=IF([.B441]=7; 15*[.N441]; 0) + IF(AND([.H440] &gt; 2400; MONTH([.A440])&lt;&gt;MONTH([.A441])); 2400; 0)" office:value-type="float" office:value="0" calcext:value-type="float">
            <text:p>0</text:p>
          </table:table-cell>
          <table:table-cell table:formula="of:=[.D441]+[.F440]" office:value-type="float" office:value="69000" calcext:value-type="float">
            <text:p>69000</text:p>
          </table:table-cell>
          <table:table-cell table:formula="of:=[.E441]+[.G440]" office:value-type="float" office:value="46835" calcext:value-type="float">
            <text:p>46835</text:p>
          </table:table-cell>
          <table:table-cell table:formula="of:=[.F441]-[.G441]" office:value-type="float" office:value="22165" calcext:value-type="float">
            <text:p>22165</text:p>
          </table:table-cell>
          <table:table-cell table:formula="of:=IF(OR([.B441]=6;[.B441]=7); 0; IF([.C441]=&quot;zima&quot;; 2*[.$R$6]; IF([.C441]=&quot;wiosna&quot;; 5*[.$R$6]; IF([.C441]=&quot;lato&quot;; 9*[.$R$6]; IF([.C441]=&quot;jesień&quot;; 4*[.$R$6]; 0)))))" office:value-type="float" office:value="60" calcext:value-type="float">
            <text:p>60</text:p>
          </table:table-cell>
          <table:table-cell table:formula="of:=[.J440]-[.E441]+[.I441]" office:value-type="float" office:value="-3935" calcext:value-type="float">
            <text:p>-3935</text:p>
          </table:table-cell>
          <table:table-cell table:formula="of:=IF(OR([.B441]=6;[.B441]=7); 0; IF([.C441]=&quot;zima&quot;; FLOOR(0.2*[.N441])*30; IF([.C441]=&quot;wiosna&quot;;  FLOOR(0.5*[.N441])*30; IF([.C441]=&quot;lato&quot;;  FLOOR(0.9*[.N441])*30; IF([.C441]=&quot;jesień&quot;;  FLOOR(0.4*[.N441])*30; 0)))))" office:value-type="float" office:value="210" calcext:value-type="float">
            <text:p>210</text:p>
          </table:table-cell>
          <table:table-cell table:formula="of:=IF(MONTH([.A441])&lt;&gt;MONTH([.A442]);1;0)" office:value-type="float" office:value="0" calcext:value-type="float">
            <text:p>0</text:p>
          </table:table-cell>
          <table:table-cell table:formula="of:=IF([.L441]=1;[.H441];0)" office:value-type="float" office:value="0" calcext:value-type="float">
            <text:p>0</text:p>
          </table:table-cell>
          <table:table-cell table:formula="of:=[.N440] + IF([.M440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16" calcext:value-type="date">
            <text:p>16.03.2024</text:p>
          </table:table-cell>
          <table:table-cell table:formula="of:=WEEKDAY([.A442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442]=6;[.B442]=7); 0; IF([.C442]=&quot;zima&quot;; FLOOR(0.2*[.N442])*30; IF([.C442]=&quot;wiosna&quot;;  FLOOR(0.5*[.N442])*30; IF([.C442]=&quot;lato&quot;;  FLOOR(0.9*[.N442])*30; IF([.C442]=&quot;jesień&quot;;  FLOOR(0.4*[.N442])*30; 0)))))" office:value-type="float" office:value="0" calcext:value-type="float">
            <text:p>0</text:p>
          </table:table-cell>
          <table:table-cell table:formula="of:=IF([.B442]=7; 15*[.N442]; 0) + IF(AND([.H441] &gt; 2400; MONTH([.A441])&lt;&gt;MONTH([.A442])); 2400; 0)" office:value-type="float" office:value="0" calcext:value-type="float">
            <text:p>0</text:p>
          </table:table-cell>
          <table:table-cell table:formula="of:=[.D442]+[.F441]" office:value-type="float" office:value="69000" calcext:value-type="float">
            <text:p>69000</text:p>
          </table:table-cell>
          <table:table-cell table:formula="of:=[.E442]+[.G441]" office:value-type="float" office:value="46835" calcext:value-type="float">
            <text:p>46835</text:p>
          </table:table-cell>
          <table:table-cell table:formula="of:=[.F442]-[.G442]" office:value-type="float" office:value="22165" calcext:value-type="float">
            <text:p>22165</text:p>
          </table:table-cell>
          <table:table-cell table:formula="of:=IF(OR([.B442]=6;[.B442]=7); 0; IF([.C442]=&quot;zima&quot;; 2*[.$R$6]; IF([.C442]=&quot;wiosna&quot;; 5*[.$R$6]; IF([.C442]=&quot;lato&quot;; 9*[.$R$6]; IF([.C442]=&quot;jesień&quot;; 4*[.$R$6]; 0)))))" office:value-type="float" office:value="0" calcext:value-type="float">
            <text:p>0</text:p>
          </table:table-cell>
          <table:table-cell table:formula="of:=[.J441]-[.E442]+[.I442]" office:value-type="float" office:value="-3935" calcext:value-type="float">
            <text:p>-3935</text:p>
          </table:table-cell>
          <table:table-cell table:formula="of:=IF(OR([.B442]=6;[.B442]=7); 0; IF([.C442]=&quot;zima&quot;; FLOOR(0.2*[.N442])*30; IF([.C442]=&quot;wiosna&quot;;  FLOOR(0.5*[.N442])*30; IF([.C442]=&quot;lato&quot;;  FLOOR(0.9*[.N442])*30; IF([.C442]=&quot;jesień&quot;;  FLOOR(0.4*[.N442])*30; 0)))))" office:value-type="float" office:value="0" calcext:value-type="float">
            <text:p>0</text:p>
          </table:table-cell>
          <table:table-cell table:formula="of:=IF(MONTH([.A442])&lt;&gt;MONTH([.A443]);1;0)" office:value-type="float" office:value="0" calcext:value-type="float">
            <text:p>0</text:p>
          </table:table-cell>
          <table:table-cell table:formula="of:=IF([.L442]=1;[.H442];0)" office:value-type="float" office:value="0" calcext:value-type="float">
            <text:p>0</text:p>
          </table:table-cell>
          <table:table-cell table:formula="of:=[.N441] + IF([.M441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17" calcext:value-type="date">
            <text:p>17.03.2024</text:p>
          </table:table-cell>
          <table:table-cell table:formula="of:=WEEKDAY([.A443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443]=6;[.B443]=7); 0; IF([.C443]=&quot;zima&quot;; FLOOR(0.2*[.N443])*30; IF([.C443]=&quot;wiosna&quot;;  FLOOR(0.5*[.N443])*30; IF([.C443]=&quot;lato&quot;;  FLOOR(0.9*[.N443])*30; IF([.C443]=&quot;jesień&quot;;  FLOOR(0.4*[.N443])*30; 0)))))" office:value-type="float" office:value="0" calcext:value-type="float">
            <text:p>0</text:p>
          </table:table-cell>
          <table:table-cell table:formula="of:=IF([.B443]=7; 15*[.N443]; 0) + IF(AND([.H442] &gt; 2400; MONTH([.A442])&lt;&gt;MONTH([.A443])); 2400; 0)" office:value-type="float" office:value="555" calcext:value-type="float">
            <text:p>555</text:p>
          </table:table-cell>
          <table:table-cell table:formula="of:=[.D443]+[.F442]" office:value-type="float" office:value="69000" calcext:value-type="float">
            <text:p>69000</text:p>
          </table:table-cell>
          <table:table-cell table:formula="of:=[.E443]+[.G442]" office:value-type="float" office:value="47390" calcext:value-type="float">
            <text:p>47390</text:p>
          </table:table-cell>
          <table:table-cell table:formula="of:=[.F443]-[.G443]" office:value-type="float" office:value="21610" calcext:value-type="float">
            <text:p>21610</text:p>
          </table:table-cell>
          <table:table-cell table:formula="of:=IF(OR([.B443]=6;[.B443]=7); 0; IF([.C443]=&quot;zima&quot;; 2*[.$R$6]; IF([.C443]=&quot;wiosna&quot;; 5*[.$R$6]; IF([.C443]=&quot;lato&quot;; 9*[.$R$6]; IF([.C443]=&quot;jesień&quot;; 4*[.$R$6]; 0)))))" office:value-type="float" office:value="0" calcext:value-type="float">
            <text:p>0</text:p>
          </table:table-cell>
          <table:table-cell table:formula="of:=[.J442]-[.E443]+[.I443]" office:value-type="float" office:value="-4490" calcext:value-type="float">
            <text:p>-4490</text:p>
          </table:table-cell>
          <table:table-cell table:formula="of:=IF(OR([.B443]=6;[.B443]=7); 0; IF([.C443]=&quot;zima&quot;; FLOOR(0.2*[.N443])*30; IF([.C443]=&quot;wiosna&quot;;  FLOOR(0.5*[.N443])*30; IF([.C443]=&quot;lato&quot;;  FLOOR(0.9*[.N443])*30; IF([.C443]=&quot;jesień&quot;;  FLOOR(0.4*[.N443])*30; 0)))))" office:value-type="float" office:value="0" calcext:value-type="float">
            <text:p>0</text:p>
          </table:table-cell>
          <table:table-cell table:formula="of:=IF(MONTH([.A443])&lt;&gt;MONTH([.A444]);1;0)" office:value-type="float" office:value="0" calcext:value-type="float">
            <text:p>0</text:p>
          </table:table-cell>
          <table:table-cell table:formula="of:=IF([.L443]=1;[.H443];0)" office:value-type="float" office:value="0" calcext:value-type="float">
            <text:p>0</text:p>
          </table:table-cell>
          <table:table-cell table:formula="of:=[.N442] + IF([.M442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18" calcext:value-type="date">
            <text:p>18.03.2024</text:p>
          </table:table-cell>
          <table:table-cell table:formula="of:=WEEKDAY([.A444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444]=6;[.B444]=7); 0; IF([.C444]=&quot;zima&quot;; FLOOR(0.2*[.N444])*30; IF([.C444]=&quot;wiosna&quot;;  FLOOR(0.5*[.N444])*30; IF([.C444]=&quot;lato&quot;;  FLOOR(0.9*[.N444])*30; IF([.C444]=&quot;jesień&quot;;  FLOOR(0.4*[.N444])*30; 0)))))" office:value-type="float" office:value="210" calcext:value-type="float">
            <text:p>210</text:p>
          </table:table-cell>
          <table:table-cell table:formula="of:=IF([.B444]=7; 15*[.N444]; 0) + IF(AND([.H443] &gt; 2400; MONTH([.A443])&lt;&gt;MONTH([.A444])); 2400; 0)" office:value-type="float" office:value="0" calcext:value-type="float">
            <text:p>0</text:p>
          </table:table-cell>
          <table:table-cell table:formula="of:=[.D444]+[.F443]" office:value-type="float" office:value="69210" calcext:value-type="float">
            <text:p>69210</text:p>
          </table:table-cell>
          <table:table-cell table:formula="of:=[.E444]+[.G443]" office:value-type="float" office:value="47390" calcext:value-type="float">
            <text:p>47390</text:p>
          </table:table-cell>
          <table:table-cell table:formula="of:=[.F444]-[.G444]" office:value-type="float" office:value="21820" calcext:value-type="float">
            <text:p>21820</text:p>
          </table:table-cell>
          <table:table-cell table:formula="of:=IF(OR([.B444]=6;[.B444]=7); 0; IF([.C444]=&quot;zima&quot;; 2*[.$R$6]; IF([.C444]=&quot;wiosna&quot;; 5*[.$R$6]; IF([.C444]=&quot;lato&quot;; 9*[.$R$6]; IF([.C444]=&quot;jesień&quot;; 4*[.$R$6]; 0)))))" office:value-type="float" office:value="60" calcext:value-type="float">
            <text:p>60</text:p>
          </table:table-cell>
          <table:table-cell table:formula="of:=[.J443]-[.E444]+[.I444]" office:value-type="float" office:value="-4430" calcext:value-type="float">
            <text:p>-4430</text:p>
          </table:table-cell>
          <table:table-cell table:formula="of:=IF(OR([.B444]=6;[.B444]=7); 0; IF([.C444]=&quot;zima&quot;; FLOOR(0.2*[.N444])*30; IF([.C444]=&quot;wiosna&quot;;  FLOOR(0.5*[.N444])*30; IF([.C444]=&quot;lato&quot;;  FLOOR(0.9*[.N444])*30; IF([.C444]=&quot;jesień&quot;;  FLOOR(0.4*[.N444])*30; 0)))))" office:value-type="float" office:value="210" calcext:value-type="float">
            <text:p>210</text:p>
          </table:table-cell>
          <table:table-cell table:formula="of:=IF(MONTH([.A444])&lt;&gt;MONTH([.A445]);1;0)" office:value-type="float" office:value="0" calcext:value-type="float">
            <text:p>0</text:p>
          </table:table-cell>
          <table:table-cell table:formula="of:=IF([.L444]=1;[.H444];0)" office:value-type="float" office:value="0" calcext:value-type="float">
            <text:p>0</text:p>
          </table:table-cell>
          <table:table-cell table:formula="of:=[.N443] + IF([.M443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19" calcext:value-type="date">
            <text:p>19.03.2024</text:p>
          </table:table-cell>
          <table:table-cell table:formula="of:=WEEKDAY([.A445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445]=6;[.B445]=7); 0; IF([.C445]=&quot;zima&quot;; FLOOR(0.2*[.N445])*30; IF([.C445]=&quot;wiosna&quot;;  FLOOR(0.5*[.N445])*30; IF([.C445]=&quot;lato&quot;;  FLOOR(0.9*[.N445])*30; IF([.C445]=&quot;jesień&quot;;  FLOOR(0.4*[.N445])*30; 0)))))" office:value-type="float" office:value="210" calcext:value-type="float">
            <text:p>210</text:p>
          </table:table-cell>
          <table:table-cell table:formula="of:=IF([.B445]=7; 15*[.N445]; 0) + IF(AND([.H444] &gt; 2400; MONTH([.A444])&lt;&gt;MONTH([.A445])); 2400; 0)" office:value-type="float" office:value="0" calcext:value-type="float">
            <text:p>0</text:p>
          </table:table-cell>
          <table:table-cell table:formula="of:=[.D445]+[.F444]" office:value-type="float" office:value="69420" calcext:value-type="float">
            <text:p>69420</text:p>
          </table:table-cell>
          <table:table-cell table:formula="of:=[.E445]+[.G444]" office:value-type="float" office:value="47390" calcext:value-type="float">
            <text:p>47390</text:p>
          </table:table-cell>
          <table:table-cell table:formula="of:=[.F445]-[.G445]" office:value-type="float" office:value="22030" calcext:value-type="float">
            <text:p>22030</text:p>
          </table:table-cell>
          <table:table-cell table:formula="of:=IF(OR([.B445]=6;[.B445]=7); 0; IF([.C445]=&quot;zima&quot;; 2*[.$R$6]; IF([.C445]=&quot;wiosna&quot;; 5*[.$R$6]; IF([.C445]=&quot;lato&quot;; 9*[.$R$6]; IF([.C445]=&quot;jesień&quot;; 4*[.$R$6]; 0)))))" office:value-type="float" office:value="60" calcext:value-type="float">
            <text:p>60</text:p>
          </table:table-cell>
          <table:table-cell table:formula="of:=[.J444]-[.E445]+[.I445]" office:value-type="float" office:value="-4370" calcext:value-type="float">
            <text:p>-4370</text:p>
          </table:table-cell>
          <table:table-cell table:formula="of:=IF(OR([.B445]=6;[.B445]=7); 0; IF([.C445]=&quot;zima&quot;; FLOOR(0.2*[.N445])*30; IF([.C445]=&quot;wiosna&quot;;  FLOOR(0.5*[.N445])*30; IF([.C445]=&quot;lato&quot;;  FLOOR(0.9*[.N445])*30; IF([.C445]=&quot;jesień&quot;;  FLOOR(0.4*[.N445])*30; 0)))))" office:value-type="float" office:value="210" calcext:value-type="float">
            <text:p>210</text:p>
          </table:table-cell>
          <table:table-cell table:formula="of:=IF(MONTH([.A445])&lt;&gt;MONTH([.A446]);1;0)" office:value-type="float" office:value="0" calcext:value-type="float">
            <text:p>0</text:p>
          </table:table-cell>
          <table:table-cell table:formula="of:=IF([.L445]=1;[.H445];0)" office:value-type="float" office:value="0" calcext:value-type="float">
            <text:p>0</text:p>
          </table:table-cell>
          <table:table-cell table:formula="of:=[.N444] + IF([.M444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20" calcext:value-type="date">
            <text:p>20.03.2024</text:p>
          </table:table-cell>
          <table:table-cell table:formula="of:=WEEKDAY([.A446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446]=6;[.B446]=7); 0; IF([.C446]=&quot;zima&quot;; FLOOR(0.2*[.N446])*30; IF([.C446]=&quot;wiosna&quot;;  FLOOR(0.5*[.N446])*30; IF([.C446]=&quot;lato&quot;;  FLOOR(0.9*[.N446])*30; IF([.C446]=&quot;jesień&quot;;  FLOOR(0.4*[.N446])*30; 0)))))" office:value-type="float" office:value="210" calcext:value-type="float">
            <text:p>210</text:p>
          </table:table-cell>
          <table:table-cell table:formula="of:=IF([.B446]=7; 15*[.N446]; 0) + IF(AND([.H445] &gt; 2400; MONTH([.A445])&lt;&gt;MONTH([.A446])); 2400; 0)" office:value-type="float" office:value="0" calcext:value-type="float">
            <text:p>0</text:p>
          </table:table-cell>
          <table:table-cell table:formula="of:=[.D446]+[.F445]" office:value-type="float" office:value="69630" calcext:value-type="float">
            <text:p>69630</text:p>
          </table:table-cell>
          <table:table-cell table:formula="of:=[.E446]+[.G445]" office:value-type="float" office:value="47390" calcext:value-type="float">
            <text:p>47390</text:p>
          </table:table-cell>
          <table:table-cell table:formula="of:=[.F446]-[.G446]" office:value-type="float" office:value="22240" calcext:value-type="float">
            <text:p>22240</text:p>
          </table:table-cell>
          <table:table-cell table:formula="of:=IF(OR([.B446]=6;[.B446]=7); 0; IF([.C446]=&quot;zima&quot;; 2*[.$R$6]; IF([.C446]=&quot;wiosna&quot;; 5*[.$R$6]; IF([.C446]=&quot;lato&quot;; 9*[.$R$6]; IF([.C446]=&quot;jesień&quot;; 4*[.$R$6]; 0)))))" office:value-type="float" office:value="60" calcext:value-type="float">
            <text:p>60</text:p>
          </table:table-cell>
          <table:table-cell table:formula="of:=[.J445]-[.E446]+[.I446]" office:value-type="float" office:value="-4310" calcext:value-type="float">
            <text:p>-4310</text:p>
          </table:table-cell>
          <table:table-cell table:formula="of:=IF(OR([.B446]=6;[.B446]=7); 0; IF([.C446]=&quot;zima&quot;; FLOOR(0.2*[.N446])*30; IF([.C446]=&quot;wiosna&quot;;  FLOOR(0.5*[.N446])*30; IF([.C446]=&quot;lato&quot;;  FLOOR(0.9*[.N446])*30; IF([.C446]=&quot;jesień&quot;;  FLOOR(0.4*[.N446])*30; 0)))))" office:value-type="float" office:value="210" calcext:value-type="float">
            <text:p>210</text:p>
          </table:table-cell>
          <table:table-cell table:formula="of:=IF(MONTH([.A446])&lt;&gt;MONTH([.A447]);1;0)" office:value-type="float" office:value="0" calcext:value-type="float">
            <text:p>0</text:p>
          </table:table-cell>
          <table:table-cell table:formula="of:=IF([.L446]=1;[.H446];0)" office:value-type="float" office:value="0" calcext:value-type="float">
            <text:p>0</text:p>
          </table:table-cell>
          <table:table-cell table:formula="of:=[.N445] + IF([.M445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21" calcext:value-type="date">
            <text:p>21.03.2024</text:p>
          </table:table-cell>
          <table:table-cell table:formula="of:=WEEKDAY([.A447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447]=6;[.B447]=7); 0; IF([.C447]=&quot;zima&quot;; FLOOR(0.2*[.N447])*30; IF([.C447]=&quot;wiosna&quot;;  FLOOR(0.5*[.N447])*30; IF([.C447]=&quot;lato&quot;;  FLOOR(0.9*[.N447])*30; IF([.C447]=&quot;jesień&quot;;  FLOOR(0.4*[.N447])*30; 0)))))" office:value-type="float" office:value="540" calcext:value-type="float">
            <text:p>540</text:p>
          </table:table-cell>
          <table:table-cell table:formula="of:=IF([.B447]=7; 15*[.N447]; 0) + IF(AND([.H446] &gt; 2400; MONTH([.A446])&lt;&gt;MONTH([.A447])); 2400; 0)" office:value-type="float" office:value="0" calcext:value-type="float">
            <text:p>0</text:p>
          </table:table-cell>
          <table:table-cell table:formula="of:=[.D447]+[.F446]" office:value-type="float" office:value="70170" calcext:value-type="float">
            <text:p>70170</text:p>
          </table:table-cell>
          <table:table-cell table:formula="of:=[.E447]+[.G446]" office:value-type="float" office:value="47390" calcext:value-type="float">
            <text:p>47390</text:p>
          </table:table-cell>
          <table:table-cell table:formula="of:=[.F447]-[.G447]" office:value-type="float" office:value="22780" calcext:value-type="float">
            <text:p>22780</text:p>
          </table:table-cell>
          <table:table-cell table:formula="of:=IF(OR([.B447]=6;[.B447]=7); 0; IF([.C447]=&quot;zima&quot;; 2*[.$R$6]; IF([.C447]=&quot;wiosna&quot;; 5*[.$R$6]; IF([.C447]=&quot;lato&quot;; 9*[.$R$6]; IF([.C447]=&quot;jesień&quot;; 4*[.$R$6]; 0)))))" office:value-type="float" office:value="150" calcext:value-type="float">
            <text:p>150</text:p>
          </table:table-cell>
          <table:table-cell table:formula="of:=[.J446]-[.E447]+[.I447]" office:value-type="float" office:value="-4160" calcext:value-type="float">
            <text:p>-4160</text:p>
          </table:table-cell>
          <table:table-cell table:formula="of:=IF(OR([.B447]=6;[.B447]=7); 0; IF([.C447]=&quot;zima&quot;; FLOOR(0.2*[.N447])*30; IF([.C447]=&quot;wiosna&quot;;  FLOOR(0.5*[.N447])*30; IF([.C447]=&quot;lato&quot;;  FLOOR(0.9*[.N447])*30; IF([.C447]=&quot;jesień&quot;;  FLOOR(0.4*[.N447])*30; 0)))))" office:value-type="float" office:value="540" calcext:value-type="float">
            <text:p>540</text:p>
          </table:table-cell>
          <table:table-cell table:formula="of:=IF(MONTH([.A447])&lt;&gt;MONTH([.A448]);1;0)" office:value-type="float" office:value="0" calcext:value-type="float">
            <text:p>0</text:p>
          </table:table-cell>
          <table:table-cell table:formula="of:=IF([.L447]=1;[.H447];0)" office:value-type="float" office:value="0" calcext:value-type="float">
            <text:p>0</text:p>
          </table:table-cell>
          <table:table-cell table:formula="of:=[.N446] + IF([.M446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22" calcext:value-type="date">
            <text:p>22.03.2024</text:p>
          </table:table-cell>
          <table:table-cell table:formula="of:=WEEKDAY([.A448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448]=6;[.B448]=7); 0; IF([.C448]=&quot;zima&quot;; FLOOR(0.2*[.N448])*30; IF([.C448]=&quot;wiosna&quot;;  FLOOR(0.5*[.N448])*30; IF([.C448]=&quot;lato&quot;;  FLOOR(0.9*[.N448])*30; IF([.C448]=&quot;jesień&quot;;  FLOOR(0.4*[.N448])*30; 0)))))" office:value-type="float" office:value="540" calcext:value-type="float">
            <text:p>540</text:p>
          </table:table-cell>
          <table:table-cell table:formula="of:=IF([.B448]=7; 15*[.N448]; 0) + IF(AND([.H447] &gt; 2400; MONTH([.A447])&lt;&gt;MONTH([.A448])); 2400; 0)" office:value-type="float" office:value="0" calcext:value-type="float">
            <text:p>0</text:p>
          </table:table-cell>
          <table:table-cell table:formula="of:=[.D448]+[.F447]" office:value-type="float" office:value="70710" calcext:value-type="float">
            <text:p>70710</text:p>
          </table:table-cell>
          <table:table-cell table:formula="of:=[.E448]+[.G447]" office:value-type="float" office:value="47390" calcext:value-type="float">
            <text:p>47390</text:p>
          </table:table-cell>
          <table:table-cell table:formula="of:=[.F448]-[.G448]" office:value-type="float" office:value="23320" calcext:value-type="float">
            <text:p>23320</text:p>
          </table:table-cell>
          <table:table-cell table:formula="of:=IF(OR([.B448]=6;[.B448]=7); 0; IF([.C448]=&quot;zima&quot;; 2*[.$R$6]; IF([.C448]=&quot;wiosna&quot;; 5*[.$R$6]; IF([.C448]=&quot;lato&quot;; 9*[.$R$6]; IF([.C448]=&quot;jesień&quot;; 4*[.$R$6]; 0)))))" office:value-type="float" office:value="150" calcext:value-type="float">
            <text:p>150</text:p>
          </table:table-cell>
          <table:table-cell table:formula="of:=[.J447]-[.E448]+[.I448]" office:value-type="float" office:value="-4010" calcext:value-type="float">
            <text:p>-4010</text:p>
          </table:table-cell>
          <table:table-cell table:formula="of:=IF(OR([.B448]=6;[.B448]=7); 0; IF([.C448]=&quot;zima&quot;; FLOOR(0.2*[.N448])*30; IF([.C448]=&quot;wiosna&quot;;  FLOOR(0.5*[.N448])*30; IF([.C448]=&quot;lato&quot;;  FLOOR(0.9*[.N448])*30; IF([.C448]=&quot;jesień&quot;;  FLOOR(0.4*[.N448])*30; 0)))))" office:value-type="float" office:value="540" calcext:value-type="float">
            <text:p>540</text:p>
          </table:table-cell>
          <table:table-cell table:formula="of:=IF(MONTH([.A448])&lt;&gt;MONTH([.A449]);1;0)" office:value-type="float" office:value="0" calcext:value-type="float">
            <text:p>0</text:p>
          </table:table-cell>
          <table:table-cell table:formula="of:=IF([.L448]=1;[.H448];0)" office:value-type="float" office:value="0" calcext:value-type="float">
            <text:p>0</text:p>
          </table:table-cell>
          <table:table-cell table:formula="of:=[.N447] + IF([.M447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23" calcext:value-type="date">
            <text:p>23.03.2024</text:p>
          </table:table-cell>
          <table:table-cell table:formula="of:=WEEKDAY([.A449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449]=6;[.B449]=7); 0; IF([.C449]=&quot;zima&quot;; FLOOR(0.2*[.N449])*30; IF([.C449]=&quot;wiosna&quot;;  FLOOR(0.5*[.N449])*30; IF([.C449]=&quot;lato&quot;;  FLOOR(0.9*[.N449])*30; IF([.C449]=&quot;jesień&quot;;  FLOOR(0.4*[.N449])*30; 0)))))" office:value-type="float" office:value="0" calcext:value-type="float">
            <text:p>0</text:p>
          </table:table-cell>
          <table:table-cell table:formula="of:=IF([.B449]=7; 15*[.N449]; 0) + IF(AND([.H448] &gt; 2400; MONTH([.A448])&lt;&gt;MONTH([.A449])); 2400; 0)" office:value-type="float" office:value="0" calcext:value-type="float">
            <text:p>0</text:p>
          </table:table-cell>
          <table:table-cell table:formula="of:=[.D449]+[.F448]" office:value-type="float" office:value="70710" calcext:value-type="float">
            <text:p>70710</text:p>
          </table:table-cell>
          <table:table-cell table:formula="of:=[.E449]+[.G448]" office:value-type="float" office:value="47390" calcext:value-type="float">
            <text:p>47390</text:p>
          </table:table-cell>
          <table:table-cell table:formula="of:=[.F449]-[.G449]" office:value-type="float" office:value="23320" calcext:value-type="float">
            <text:p>23320</text:p>
          </table:table-cell>
          <table:table-cell table:formula="of:=IF(OR([.B449]=6;[.B449]=7); 0; IF([.C449]=&quot;zima&quot;; 2*[.$R$6]; IF([.C449]=&quot;wiosna&quot;; 5*[.$R$6]; IF([.C449]=&quot;lato&quot;; 9*[.$R$6]; IF([.C449]=&quot;jesień&quot;; 4*[.$R$6]; 0)))))" office:value-type="float" office:value="0" calcext:value-type="float">
            <text:p>0</text:p>
          </table:table-cell>
          <table:table-cell table:formula="of:=[.J448]-[.E449]+[.I449]" office:value-type="float" office:value="-4010" calcext:value-type="float">
            <text:p>-4010</text:p>
          </table:table-cell>
          <table:table-cell table:formula="of:=IF(OR([.B449]=6;[.B449]=7); 0; IF([.C449]=&quot;zima&quot;; FLOOR(0.2*[.N449])*30; IF([.C449]=&quot;wiosna&quot;;  FLOOR(0.5*[.N449])*30; IF([.C449]=&quot;lato&quot;;  FLOOR(0.9*[.N449])*30; IF([.C449]=&quot;jesień&quot;;  FLOOR(0.4*[.N449])*30; 0)))))" office:value-type="float" office:value="0" calcext:value-type="float">
            <text:p>0</text:p>
          </table:table-cell>
          <table:table-cell table:formula="of:=IF(MONTH([.A449])&lt;&gt;MONTH([.A450]);1;0)" office:value-type="float" office:value="0" calcext:value-type="float">
            <text:p>0</text:p>
          </table:table-cell>
          <table:table-cell table:formula="of:=IF([.L449]=1;[.H449];0)" office:value-type="float" office:value="0" calcext:value-type="float">
            <text:p>0</text:p>
          </table:table-cell>
          <table:table-cell table:formula="of:=[.N448] + IF([.M448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24" calcext:value-type="date">
            <text:p>24.03.2024</text:p>
          </table:table-cell>
          <table:table-cell table:formula="of:=WEEKDAY([.A450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450]=6;[.B450]=7); 0; IF([.C450]=&quot;zima&quot;; FLOOR(0.2*[.N450])*30; IF([.C450]=&quot;wiosna&quot;;  FLOOR(0.5*[.N450])*30; IF([.C450]=&quot;lato&quot;;  FLOOR(0.9*[.N450])*30; IF([.C450]=&quot;jesień&quot;;  FLOOR(0.4*[.N450])*30; 0)))))" office:value-type="float" office:value="0" calcext:value-type="float">
            <text:p>0</text:p>
          </table:table-cell>
          <table:table-cell table:formula="of:=IF([.B450]=7; 15*[.N450]; 0) + IF(AND([.H449] &gt; 2400; MONTH([.A449])&lt;&gt;MONTH([.A450])); 2400; 0)" office:value-type="float" office:value="555" calcext:value-type="float">
            <text:p>555</text:p>
          </table:table-cell>
          <table:table-cell table:formula="of:=[.D450]+[.F449]" office:value-type="float" office:value="70710" calcext:value-type="float">
            <text:p>70710</text:p>
          </table:table-cell>
          <table:table-cell table:formula="of:=[.E450]+[.G449]" office:value-type="float" office:value="47945" calcext:value-type="float">
            <text:p>47945</text:p>
          </table:table-cell>
          <table:table-cell table:formula="of:=[.F450]-[.G450]" office:value-type="float" office:value="22765" calcext:value-type="float">
            <text:p>22765</text:p>
          </table:table-cell>
          <table:table-cell table:formula="of:=IF(OR([.B450]=6;[.B450]=7); 0; IF([.C450]=&quot;zima&quot;; 2*[.$R$6]; IF([.C450]=&quot;wiosna&quot;; 5*[.$R$6]; IF([.C450]=&quot;lato&quot;; 9*[.$R$6]; IF([.C450]=&quot;jesień&quot;; 4*[.$R$6]; 0)))))" office:value-type="float" office:value="0" calcext:value-type="float">
            <text:p>0</text:p>
          </table:table-cell>
          <table:table-cell table:formula="of:=[.J449]-[.E450]+[.I450]" office:value-type="float" office:value="-4565" calcext:value-type="float">
            <text:p>-4565</text:p>
          </table:table-cell>
          <table:table-cell table:formula="of:=IF(OR([.B450]=6;[.B450]=7); 0; IF([.C450]=&quot;zima&quot;; FLOOR(0.2*[.N450])*30; IF([.C450]=&quot;wiosna&quot;;  FLOOR(0.5*[.N450])*30; IF([.C450]=&quot;lato&quot;;  FLOOR(0.9*[.N450])*30; IF([.C450]=&quot;jesień&quot;;  FLOOR(0.4*[.N450])*30; 0)))))" office:value-type="float" office:value="0" calcext:value-type="float">
            <text:p>0</text:p>
          </table:table-cell>
          <table:table-cell table:formula="of:=IF(MONTH([.A450])&lt;&gt;MONTH([.A451]);1;0)" office:value-type="float" office:value="0" calcext:value-type="float">
            <text:p>0</text:p>
          </table:table-cell>
          <table:table-cell table:formula="of:=IF([.L450]=1;[.H450];0)" office:value-type="float" office:value="0" calcext:value-type="float">
            <text:p>0</text:p>
          </table:table-cell>
          <table:table-cell table:formula="of:=[.N449] + IF([.M449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25" calcext:value-type="date">
            <text:p>25.03.2024</text:p>
          </table:table-cell>
          <table:table-cell table:formula="of:=WEEKDAY([.A451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451]=6;[.B451]=7); 0; IF([.C451]=&quot;zima&quot;; FLOOR(0.2*[.N451])*30; IF([.C451]=&quot;wiosna&quot;;  FLOOR(0.5*[.N451])*30; IF([.C451]=&quot;lato&quot;;  FLOOR(0.9*[.N451])*30; IF([.C451]=&quot;jesień&quot;;  FLOOR(0.4*[.N451])*30; 0)))))" office:value-type="float" office:value="540" calcext:value-type="float">
            <text:p>540</text:p>
          </table:table-cell>
          <table:table-cell table:formula="of:=IF([.B451]=7; 15*[.N451]; 0) + IF(AND([.H450] &gt; 2400; MONTH([.A450])&lt;&gt;MONTH([.A451])); 2400; 0)" office:value-type="float" office:value="0" calcext:value-type="float">
            <text:p>0</text:p>
          </table:table-cell>
          <table:table-cell table:formula="of:=[.D451]+[.F450]" office:value-type="float" office:value="71250" calcext:value-type="float">
            <text:p>71250</text:p>
          </table:table-cell>
          <table:table-cell table:formula="of:=[.E451]+[.G450]" office:value-type="float" office:value="47945" calcext:value-type="float">
            <text:p>47945</text:p>
          </table:table-cell>
          <table:table-cell table:formula="of:=[.F451]-[.G451]" office:value-type="float" office:value="23305" calcext:value-type="float">
            <text:p>23305</text:p>
          </table:table-cell>
          <table:table-cell table:formula="of:=IF(OR([.B451]=6;[.B451]=7); 0; IF([.C451]=&quot;zima&quot;; 2*[.$R$6]; IF([.C451]=&quot;wiosna&quot;; 5*[.$R$6]; IF([.C451]=&quot;lato&quot;; 9*[.$R$6]; IF([.C451]=&quot;jesień&quot;; 4*[.$R$6]; 0)))))" office:value-type="float" office:value="150" calcext:value-type="float">
            <text:p>150</text:p>
          </table:table-cell>
          <table:table-cell table:formula="of:=[.J450]-[.E451]+[.I451]" office:value-type="float" office:value="-4415" calcext:value-type="float">
            <text:p>-4415</text:p>
          </table:table-cell>
          <table:table-cell table:formula="of:=IF(OR([.B451]=6;[.B451]=7); 0; IF([.C451]=&quot;zima&quot;; FLOOR(0.2*[.N451])*30; IF([.C451]=&quot;wiosna&quot;;  FLOOR(0.5*[.N451])*30; IF([.C451]=&quot;lato&quot;;  FLOOR(0.9*[.N451])*30; IF([.C451]=&quot;jesień&quot;;  FLOOR(0.4*[.N451])*30; 0)))))" office:value-type="float" office:value="540" calcext:value-type="float">
            <text:p>540</text:p>
          </table:table-cell>
          <table:table-cell table:formula="of:=IF(MONTH([.A451])&lt;&gt;MONTH([.A452]);1;0)" office:value-type="float" office:value="0" calcext:value-type="float">
            <text:p>0</text:p>
          </table:table-cell>
          <table:table-cell table:formula="of:=IF([.L451]=1;[.H451];0)" office:value-type="float" office:value="0" calcext:value-type="float">
            <text:p>0</text:p>
          </table:table-cell>
          <table:table-cell table:formula="of:=[.N450] + IF([.M450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26" calcext:value-type="date">
            <text:p>26.03.2024</text:p>
          </table:table-cell>
          <table:table-cell table:formula="of:=WEEKDAY([.A452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452]=6;[.B452]=7); 0; IF([.C452]=&quot;zima&quot;; FLOOR(0.2*[.N452])*30; IF([.C452]=&quot;wiosna&quot;;  FLOOR(0.5*[.N452])*30; IF([.C452]=&quot;lato&quot;;  FLOOR(0.9*[.N452])*30; IF([.C452]=&quot;jesień&quot;;  FLOOR(0.4*[.N452])*30; 0)))))" office:value-type="float" office:value="540" calcext:value-type="float">
            <text:p>540</text:p>
          </table:table-cell>
          <table:table-cell table:formula="of:=IF([.B452]=7; 15*[.N452]; 0) + IF(AND([.H451] &gt; 2400; MONTH([.A451])&lt;&gt;MONTH([.A452])); 2400; 0)" office:value-type="float" office:value="0" calcext:value-type="float">
            <text:p>0</text:p>
          </table:table-cell>
          <table:table-cell table:formula="of:=[.D452]+[.F451]" office:value-type="float" office:value="71790" calcext:value-type="float">
            <text:p>71790</text:p>
          </table:table-cell>
          <table:table-cell table:formula="of:=[.E452]+[.G451]" office:value-type="float" office:value="47945" calcext:value-type="float">
            <text:p>47945</text:p>
          </table:table-cell>
          <table:table-cell table:formula="of:=[.F452]-[.G452]" office:value-type="float" office:value="23845" calcext:value-type="float">
            <text:p>23845</text:p>
          </table:table-cell>
          <table:table-cell table:formula="of:=IF(OR([.B452]=6;[.B452]=7); 0; IF([.C452]=&quot;zima&quot;; 2*[.$R$6]; IF([.C452]=&quot;wiosna&quot;; 5*[.$R$6]; IF([.C452]=&quot;lato&quot;; 9*[.$R$6]; IF([.C452]=&quot;jesień&quot;; 4*[.$R$6]; 0)))))" office:value-type="float" office:value="150" calcext:value-type="float">
            <text:p>150</text:p>
          </table:table-cell>
          <table:table-cell table:formula="of:=[.J451]-[.E452]+[.I452]" office:value-type="float" office:value="-4265" calcext:value-type="float">
            <text:p>-4265</text:p>
          </table:table-cell>
          <table:table-cell table:formula="of:=IF(OR([.B452]=6;[.B452]=7); 0; IF([.C452]=&quot;zima&quot;; FLOOR(0.2*[.N452])*30; IF([.C452]=&quot;wiosna&quot;;  FLOOR(0.5*[.N452])*30; IF([.C452]=&quot;lato&quot;;  FLOOR(0.9*[.N452])*30; IF([.C452]=&quot;jesień&quot;;  FLOOR(0.4*[.N452])*30; 0)))))" office:value-type="float" office:value="540" calcext:value-type="float">
            <text:p>540</text:p>
          </table:table-cell>
          <table:table-cell table:formula="of:=IF(MONTH([.A452])&lt;&gt;MONTH([.A453]);1;0)" office:value-type="float" office:value="0" calcext:value-type="float">
            <text:p>0</text:p>
          </table:table-cell>
          <table:table-cell table:formula="of:=IF([.L452]=1;[.H452];0)" office:value-type="float" office:value="0" calcext:value-type="float">
            <text:p>0</text:p>
          </table:table-cell>
          <table:table-cell table:formula="of:=[.N451] + IF([.M451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27" calcext:value-type="date">
            <text:p>27.03.2024</text:p>
          </table:table-cell>
          <table:table-cell table:formula="of:=WEEKDAY([.A453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453]=6;[.B453]=7); 0; IF([.C453]=&quot;zima&quot;; FLOOR(0.2*[.N453])*30; IF([.C453]=&quot;wiosna&quot;;  FLOOR(0.5*[.N453])*30; IF([.C453]=&quot;lato&quot;;  FLOOR(0.9*[.N453])*30; IF([.C453]=&quot;jesień&quot;;  FLOOR(0.4*[.N453])*30; 0)))))" office:value-type="float" office:value="540" calcext:value-type="float">
            <text:p>540</text:p>
          </table:table-cell>
          <table:table-cell table:formula="of:=IF([.B453]=7; 15*[.N453]; 0) + IF(AND([.H452] &gt; 2400; MONTH([.A452])&lt;&gt;MONTH([.A453])); 2400; 0)" office:value-type="float" office:value="0" calcext:value-type="float">
            <text:p>0</text:p>
          </table:table-cell>
          <table:table-cell table:formula="of:=[.D453]+[.F452]" office:value-type="float" office:value="72330" calcext:value-type="float">
            <text:p>72330</text:p>
          </table:table-cell>
          <table:table-cell table:formula="of:=[.E453]+[.G452]" office:value-type="float" office:value="47945" calcext:value-type="float">
            <text:p>47945</text:p>
          </table:table-cell>
          <table:table-cell table:formula="of:=[.F453]-[.G453]" office:value-type="float" office:value="24385" calcext:value-type="float">
            <text:p>24385</text:p>
          </table:table-cell>
          <table:table-cell table:formula="of:=IF(OR([.B453]=6;[.B453]=7); 0; IF([.C453]=&quot;zima&quot;; 2*[.$R$6]; IF([.C453]=&quot;wiosna&quot;; 5*[.$R$6]; IF([.C453]=&quot;lato&quot;; 9*[.$R$6]; IF([.C453]=&quot;jesień&quot;; 4*[.$R$6]; 0)))))" office:value-type="float" office:value="150" calcext:value-type="float">
            <text:p>150</text:p>
          </table:table-cell>
          <table:table-cell table:formula="of:=[.J452]-[.E453]+[.I453]" office:value-type="float" office:value="-4115" calcext:value-type="float">
            <text:p>-4115</text:p>
          </table:table-cell>
          <table:table-cell table:formula="of:=IF(OR([.B453]=6;[.B453]=7); 0; IF([.C453]=&quot;zima&quot;; FLOOR(0.2*[.N453])*30; IF([.C453]=&quot;wiosna&quot;;  FLOOR(0.5*[.N453])*30; IF([.C453]=&quot;lato&quot;;  FLOOR(0.9*[.N453])*30; IF([.C453]=&quot;jesień&quot;;  FLOOR(0.4*[.N453])*30; 0)))))" office:value-type="float" office:value="540" calcext:value-type="float">
            <text:p>540</text:p>
          </table:table-cell>
          <table:table-cell table:formula="of:=IF(MONTH([.A453])&lt;&gt;MONTH([.A454]);1;0)" office:value-type="float" office:value="0" calcext:value-type="float">
            <text:p>0</text:p>
          </table:table-cell>
          <table:table-cell table:formula="of:=IF([.L453]=1;[.H453];0)" office:value-type="float" office:value="0" calcext:value-type="float">
            <text:p>0</text:p>
          </table:table-cell>
          <table:table-cell table:formula="of:=[.N452] + IF([.M452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28" calcext:value-type="date">
            <text:p>28.03.2024</text:p>
          </table:table-cell>
          <table:table-cell table:formula="of:=WEEKDAY([.A454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454]=6;[.B454]=7); 0; IF([.C454]=&quot;zima&quot;; FLOOR(0.2*[.N454])*30; IF([.C454]=&quot;wiosna&quot;;  FLOOR(0.5*[.N454])*30; IF([.C454]=&quot;lato&quot;;  FLOOR(0.9*[.N454])*30; IF([.C454]=&quot;jesień&quot;;  FLOOR(0.4*[.N454])*30; 0)))))" office:value-type="float" office:value="540" calcext:value-type="float">
            <text:p>540</text:p>
          </table:table-cell>
          <table:table-cell table:formula="of:=IF([.B454]=7; 15*[.N454]; 0) + IF(AND([.H453] &gt; 2400; MONTH([.A453])&lt;&gt;MONTH([.A454])); 2400; 0)" office:value-type="float" office:value="0" calcext:value-type="float">
            <text:p>0</text:p>
          </table:table-cell>
          <table:table-cell table:formula="of:=[.D454]+[.F453]" office:value-type="float" office:value="72870" calcext:value-type="float">
            <text:p>72870</text:p>
          </table:table-cell>
          <table:table-cell table:formula="of:=[.E454]+[.G453]" office:value-type="float" office:value="47945" calcext:value-type="float">
            <text:p>47945</text:p>
          </table:table-cell>
          <table:table-cell table:formula="of:=[.F454]-[.G454]" office:value-type="float" office:value="24925" calcext:value-type="float">
            <text:p>24925</text:p>
          </table:table-cell>
          <table:table-cell table:formula="of:=IF(OR([.B454]=6;[.B454]=7); 0; IF([.C454]=&quot;zima&quot;; 2*[.$R$6]; IF([.C454]=&quot;wiosna&quot;; 5*[.$R$6]; IF([.C454]=&quot;lato&quot;; 9*[.$R$6]; IF([.C454]=&quot;jesień&quot;; 4*[.$R$6]; 0)))))" office:value-type="float" office:value="150" calcext:value-type="float">
            <text:p>150</text:p>
          </table:table-cell>
          <table:table-cell table:formula="of:=[.J453]-[.E454]+[.I454]" office:value-type="float" office:value="-3965" calcext:value-type="float">
            <text:p>-3965</text:p>
          </table:table-cell>
          <table:table-cell table:formula="of:=IF(OR([.B454]=6;[.B454]=7); 0; IF([.C454]=&quot;zima&quot;; FLOOR(0.2*[.N454])*30; IF([.C454]=&quot;wiosna&quot;;  FLOOR(0.5*[.N454])*30; IF([.C454]=&quot;lato&quot;;  FLOOR(0.9*[.N454])*30; IF([.C454]=&quot;jesień&quot;;  FLOOR(0.4*[.N454])*30; 0)))))" office:value-type="float" office:value="540" calcext:value-type="float">
            <text:p>540</text:p>
          </table:table-cell>
          <table:table-cell table:formula="of:=IF(MONTH([.A454])&lt;&gt;MONTH([.A455]);1;0)" office:value-type="float" office:value="0" calcext:value-type="float">
            <text:p>0</text:p>
          </table:table-cell>
          <table:table-cell table:formula="of:=IF([.L454]=1;[.H454];0)" office:value-type="float" office:value="0" calcext:value-type="float">
            <text:p>0</text:p>
          </table:table-cell>
          <table:table-cell table:formula="of:=[.N453] + IF([.M453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29" calcext:value-type="date">
            <text:p>29.03.2024</text:p>
          </table:table-cell>
          <table:table-cell table:formula="of:=WEEKDAY([.A455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455]=6;[.B455]=7); 0; IF([.C455]=&quot;zima&quot;; FLOOR(0.2*[.N455])*30; IF([.C455]=&quot;wiosna&quot;;  FLOOR(0.5*[.N455])*30; IF([.C455]=&quot;lato&quot;;  FLOOR(0.9*[.N455])*30; IF([.C455]=&quot;jesień&quot;;  FLOOR(0.4*[.N455])*30; 0)))))" office:value-type="float" office:value="540" calcext:value-type="float">
            <text:p>540</text:p>
          </table:table-cell>
          <table:table-cell table:formula="of:=IF([.B455]=7; 15*[.N455]; 0) + IF(AND([.H454] &gt; 2400; MONTH([.A454])&lt;&gt;MONTH([.A455])); 2400; 0)" office:value-type="float" office:value="0" calcext:value-type="float">
            <text:p>0</text:p>
          </table:table-cell>
          <table:table-cell table:formula="of:=[.D455]+[.F454]" office:value-type="float" office:value="73410" calcext:value-type="float">
            <text:p>73410</text:p>
          </table:table-cell>
          <table:table-cell table:formula="of:=[.E455]+[.G454]" office:value-type="float" office:value="47945" calcext:value-type="float">
            <text:p>47945</text:p>
          </table:table-cell>
          <table:table-cell table:formula="of:=[.F455]-[.G455]" office:value-type="float" office:value="25465" calcext:value-type="float">
            <text:p>25465</text:p>
          </table:table-cell>
          <table:table-cell table:formula="of:=IF(OR([.B455]=6;[.B455]=7); 0; IF([.C455]=&quot;zima&quot;; 2*[.$R$6]; IF([.C455]=&quot;wiosna&quot;; 5*[.$R$6]; IF([.C455]=&quot;lato&quot;; 9*[.$R$6]; IF([.C455]=&quot;jesień&quot;; 4*[.$R$6]; 0)))))" office:value-type="float" office:value="150" calcext:value-type="float">
            <text:p>150</text:p>
          </table:table-cell>
          <table:table-cell table:formula="of:=[.J454]-[.E455]+[.I455]" office:value-type="float" office:value="-3815" calcext:value-type="float">
            <text:p>-3815</text:p>
          </table:table-cell>
          <table:table-cell table:formula="of:=IF(OR([.B455]=6;[.B455]=7); 0; IF([.C455]=&quot;zima&quot;; FLOOR(0.2*[.N455])*30; IF([.C455]=&quot;wiosna&quot;;  FLOOR(0.5*[.N455])*30; IF([.C455]=&quot;lato&quot;;  FLOOR(0.9*[.N455])*30; IF([.C455]=&quot;jesień&quot;;  FLOOR(0.4*[.N455])*30; 0)))))" office:value-type="float" office:value="540" calcext:value-type="float">
            <text:p>540</text:p>
          </table:table-cell>
          <table:table-cell table:formula="of:=IF(MONTH([.A455])&lt;&gt;MONTH([.A456]);1;0)" office:value-type="float" office:value="0" calcext:value-type="float">
            <text:p>0</text:p>
          </table:table-cell>
          <table:table-cell table:formula="of:=IF([.L455]=1;[.H455];0)" office:value-type="float" office:value="0" calcext:value-type="float">
            <text:p>0</text:p>
          </table:table-cell>
          <table:table-cell table:formula="of:=[.N454] + IF([.M454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30" calcext:value-type="date">
            <text:p>30.03.2024</text:p>
          </table:table-cell>
          <table:table-cell table:formula="of:=WEEKDAY([.A456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456]=6;[.B456]=7); 0; IF([.C456]=&quot;zima&quot;; FLOOR(0.2*[.N456])*30; IF([.C456]=&quot;wiosna&quot;;  FLOOR(0.5*[.N456])*30; IF([.C456]=&quot;lato&quot;;  FLOOR(0.9*[.N456])*30; IF([.C456]=&quot;jesień&quot;;  FLOOR(0.4*[.N456])*30; 0)))))" office:value-type="float" office:value="0" calcext:value-type="float">
            <text:p>0</text:p>
          </table:table-cell>
          <table:table-cell table:formula="of:=IF([.B456]=7; 15*[.N456]; 0) + IF(AND([.H455] &gt; 2400; MONTH([.A455])&lt;&gt;MONTH([.A456])); 2400; 0)" office:value-type="float" office:value="0" calcext:value-type="float">
            <text:p>0</text:p>
          </table:table-cell>
          <table:table-cell table:formula="of:=[.D456]+[.F455]" office:value-type="float" office:value="73410" calcext:value-type="float">
            <text:p>73410</text:p>
          </table:table-cell>
          <table:table-cell table:formula="of:=[.E456]+[.G455]" office:value-type="float" office:value="47945" calcext:value-type="float">
            <text:p>47945</text:p>
          </table:table-cell>
          <table:table-cell table:formula="of:=[.F456]-[.G456]" office:value-type="float" office:value="25465" calcext:value-type="float">
            <text:p>25465</text:p>
          </table:table-cell>
          <table:table-cell table:formula="of:=IF(OR([.B456]=6;[.B456]=7); 0; IF([.C456]=&quot;zima&quot;; 2*[.$R$6]; IF([.C456]=&quot;wiosna&quot;; 5*[.$R$6]; IF([.C456]=&quot;lato&quot;; 9*[.$R$6]; IF([.C456]=&quot;jesień&quot;; 4*[.$R$6]; 0)))))" office:value-type="float" office:value="0" calcext:value-type="float">
            <text:p>0</text:p>
          </table:table-cell>
          <table:table-cell table:formula="of:=[.J455]-[.E456]+[.I456]" office:value-type="float" office:value="-3815" calcext:value-type="float">
            <text:p>-3815</text:p>
          </table:table-cell>
          <table:table-cell table:formula="of:=IF(OR([.B456]=6;[.B456]=7); 0; IF([.C456]=&quot;zima&quot;; FLOOR(0.2*[.N456])*30; IF([.C456]=&quot;wiosna&quot;;  FLOOR(0.5*[.N456])*30; IF([.C456]=&quot;lato&quot;;  FLOOR(0.9*[.N456])*30; IF([.C456]=&quot;jesień&quot;;  FLOOR(0.4*[.N456])*30; 0)))))" office:value-type="float" office:value="0" calcext:value-type="float">
            <text:p>0</text:p>
          </table:table-cell>
          <table:table-cell table:formula="of:=IF(MONTH([.A456])&lt;&gt;MONTH([.A457]);1;0)" office:value-type="float" office:value="0" calcext:value-type="float">
            <text:p>0</text:p>
          </table:table-cell>
          <table:table-cell table:formula="of:=IF([.L456]=1;[.H456];0)" office:value-type="float" office:value="0" calcext:value-type="float">
            <text:p>0</text:p>
          </table:table-cell>
          <table:table-cell table:formula="of:=[.N455] + IF([.M455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3-31" calcext:value-type="date">
            <text:p>31.03.2024</text:p>
          </table:table-cell>
          <table:table-cell table:formula="of:=WEEKDAY([.A457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457]=6;[.B457]=7); 0; IF([.C457]=&quot;zima&quot;; FLOOR(0.2*[.N457])*30; IF([.C457]=&quot;wiosna&quot;;  FLOOR(0.5*[.N457])*30; IF([.C457]=&quot;lato&quot;;  FLOOR(0.9*[.N457])*30; IF([.C457]=&quot;jesień&quot;;  FLOOR(0.4*[.N457])*30; 0)))))" office:value-type="float" office:value="0" calcext:value-type="float">
            <text:p>0</text:p>
          </table:table-cell>
          <table:table-cell table:formula="of:=IF([.B457]=7; 15*[.N457]; 0) + IF(AND([.H456] &gt; 2400; MONTH([.A456])&lt;&gt;MONTH([.A457])); 2400; 0)" office:value-type="float" office:value="555" calcext:value-type="float">
            <text:p>555</text:p>
          </table:table-cell>
          <table:table-cell table:formula="of:=[.D457]+[.F456]" office:value-type="float" office:value="73410" calcext:value-type="float">
            <text:p>73410</text:p>
          </table:table-cell>
          <table:table-cell table:formula="of:=[.E457]+[.G456]" office:value-type="float" office:value="48500" calcext:value-type="float">
            <text:p>48500</text:p>
          </table:table-cell>
          <table:table-cell table:formula="of:=[.F457]-[.G457]" office:value-type="float" office:value="24910" calcext:value-type="float">
            <text:p>24910</text:p>
          </table:table-cell>
          <table:table-cell table:formula="of:=IF(OR([.B457]=6;[.B457]=7); 0; IF([.C457]=&quot;zima&quot;; 2*[.$R$6]; IF([.C457]=&quot;wiosna&quot;; 5*[.$R$6]; IF([.C457]=&quot;lato&quot;; 9*[.$R$6]; IF([.C457]=&quot;jesień&quot;; 4*[.$R$6]; 0)))))" office:value-type="float" office:value="0" calcext:value-type="float">
            <text:p>0</text:p>
          </table:table-cell>
          <table:table-cell table:formula="of:=[.J456]-[.E457]+[.I457]" office:value-type="float" office:value="-4370" calcext:value-type="float">
            <text:p>-4370</text:p>
          </table:table-cell>
          <table:table-cell table:formula="of:=IF(OR([.B457]=6;[.B457]=7); 0; IF([.C457]=&quot;zima&quot;; FLOOR(0.2*[.N457])*30; IF([.C457]=&quot;wiosna&quot;;  FLOOR(0.5*[.N457])*30; IF([.C457]=&quot;lato&quot;;  FLOOR(0.9*[.N457])*30; IF([.C457]=&quot;jesień&quot;;  FLOOR(0.4*[.N457])*30; 0)))))" office:value-type="float" office:value="0" calcext:value-type="float">
            <text:p>0</text:p>
          </table:table-cell>
          <table:table-cell table:formula="of:=IF(MONTH([.A457])&lt;&gt;MONTH([.A458]);1;0)" office:value-type="float" office:value="1" calcext:value-type="float">
            <text:p>1</text:p>
          </table:table-cell>
          <table:table-cell table:formula="of:=IF([.L457]=1;[.H457];0)" office:value-type="float" office:value="24910" calcext:value-type="float">
            <text:p>24910</text:p>
          </table:table-cell>
          <table:table-cell table:formula="of:=[.N456] + IF([.M456]&gt;=2400; 3; 0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4-04-01" calcext:value-type="date">
            <text:p>1.04.2024</text:p>
          </table:table-cell>
          <table:table-cell table:formula="of:=WEEKDAY([.A458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458]=6;[.B458]=7); 0; IF([.C458]=&quot;zima&quot;; FLOOR(0.2*[.N458])*30; IF([.C458]=&quot;wiosna&quot;;  FLOOR(0.5*[.N458])*30; IF([.C458]=&quot;lato&quot;;  FLOOR(0.9*[.N458])*30; IF([.C458]=&quot;jesień&quot;;  FLOOR(0.4*[.N458])*30; 0)))))" office:value-type="float" office:value="600" calcext:value-type="float">
            <text:p>600</text:p>
          </table:table-cell>
          <table:table-cell table:formula="of:=IF([.B458]=7; 15*[.N458]; 0) + IF(AND([.H457] &gt; 2400; MONTH([.A457])&lt;&gt;MONTH([.A458])); 2400; 0)" office:value-type="float" office:value="2400" calcext:value-type="float">
            <text:p>2400</text:p>
          </table:table-cell>
          <table:table-cell table:formula="of:=[.D458]+[.F457]" office:value-type="float" office:value="74010" calcext:value-type="float">
            <text:p>74010</text:p>
          </table:table-cell>
          <table:table-cell table:formula="of:=[.E458]+[.G457]" office:value-type="float" office:value="50900" calcext:value-type="float">
            <text:p>50900</text:p>
          </table:table-cell>
          <table:table-cell table:formula="of:=[.F458]-[.G458]" office:value-type="float" office:value="23110" calcext:value-type="float">
            <text:p>23110</text:p>
          </table:table-cell>
          <table:table-cell table:formula="of:=IF(OR([.B458]=6;[.B458]=7); 0; IF([.C458]=&quot;zima&quot;; 2*[.$R$6]; IF([.C458]=&quot;wiosna&quot;; 5*[.$R$6]; IF([.C458]=&quot;lato&quot;; 9*[.$R$6]; IF([.C458]=&quot;jesień&quot;; 4*[.$R$6]; 0)))))" office:value-type="float" office:value="150" calcext:value-type="float">
            <text:p>150</text:p>
          </table:table-cell>
          <table:table-cell table:formula="of:=[.J457]-[.E458]+[.I458]" office:value-type="float" office:value="-6620" calcext:value-type="float">
            <text:p>-6620</text:p>
          </table:table-cell>
          <table:table-cell table:formula="of:=IF(OR([.B458]=6;[.B458]=7); 0; IF([.C458]=&quot;zima&quot;; FLOOR(0.2*[.N458])*30; IF([.C458]=&quot;wiosna&quot;;  FLOOR(0.5*[.N458])*30; IF([.C458]=&quot;lato&quot;;  FLOOR(0.9*[.N458])*30; IF([.C458]=&quot;jesień&quot;;  FLOOR(0.4*[.N458])*30; 0)))))" office:value-type="float" office:value="600" calcext:value-type="float">
            <text:p>600</text:p>
          </table:table-cell>
          <table:table-cell table:formula="of:=IF(MONTH([.A458])&lt;&gt;MONTH([.A459]);1;0)" office:value-type="float" office:value="0" calcext:value-type="float">
            <text:p>0</text:p>
          </table:table-cell>
          <table:table-cell table:formula="of:=IF([.L458]=1;[.H458];0)" office:value-type="float" office:value="0" calcext:value-type="float">
            <text:p>0</text:p>
          </table:table-cell>
          <table:table-cell table:formula="of:=[.N457] + IF([.M457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02" calcext:value-type="date">
            <text:p>2.04.2024</text:p>
          </table:table-cell>
          <table:table-cell table:formula="of:=WEEKDAY([.A459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459]=6;[.B459]=7); 0; IF([.C459]=&quot;zima&quot;; FLOOR(0.2*[.N459])*30; IF([.C459]=&quot;wiosna&quot;;  FLOOR(0.5*[.N459])*30; IF([.C459]=&quot;lato&quot;;  FLOOR(0.9*[.N459])*30; IF([.C459]=&quot;jesień&quot;;  FLOOR(0.4*[.N459])*30; 0)))))" office:value-type="float" office:value="600" calcext:value-type="float">
            <text:p>600</text:p>
          </table:table-cell>
          <table:table-cell table:formula="of:=IF([.B459]=7; 15*[.N459]; 0) + IF(AND([.H458] &gt; 2400; MONTH([.A458])&lt;&gt;MONTH([.A459])); 2400; 0)" office:value-type="float" office:value="0" calcext:value-type="float">
            <text:p>0</text:p>
          </table:table-cell>
          <table:table-cell table:formula="of:=[.D459]+[.F458]" office:value-type="float" office:value="74610" calcext:value-type="float">
            <text:p>74610</text:p>
          </table:table-cell>
          <table:table-cell table:formula="of:=[.E459]+[.G458]" office:value-type="float" office:value="50900" calcext:value-type="float">
            <text:p>50900</text:p>
          </table:table-cell>
          <table:table-cell table:formula="of:=[.F459]-[.G459]" office:value-type="float" office:value="23710" calcext:value-type="float">
            <text:p>23710</text:p>
          </table:table-cell>
          <table:table-cell table:formula="of:=IF(OR([.B459]=6;[.B459]=7); 0; IF([.C459]=&quot;zima&quot;; 2*[.$R$6]; IF([.C459]=&quot;wiosna&quot;; 5*[.$R$6]; IF([.C459]=&quot;lato&quot;; 9*[.$R$6]; IF([.C459]=&quot;jesień&quot;; 4*[.$R$6]; 0)))))" office:value-type="float" office:value="150" calcext:value-type="float">
            <text:p>150</text:p>
          </table:table-cell>
          <table:table-cell table:formula="of:=[.J458]-[.E459]+[.I459]" office:value-type="float" office:value="-6470" calcext:value-type="float">
            <text:p>-6470</text:p>
          </table:table-cell>
          <table:table-cell table:formula="of:=IF(OR([.B459]=6;[.B459]=7); 0; IF([.C459]=&quot;zima&quot;; FLOOR(0.2*[.N459])*30; IF([.C459]=&quot;wiosna&quot;;  FLOOR(0.5*[.N459])*30; IF([.C459]=&quot;lato&quot;;  FLOOR(0.9*[.N459])*30; IF([.C459]=&quot;jesień&quot;;  FLOOR(0.4*[.N459])*30; 0)))))" office:value-type="float" office:value="600" calcext:value-type="float">
            <text:p>600</text:p>
          </table:table-cell>
          <table:table-cell table:formula="of:=IF(MONTH([.A459])&lt;&gt;MONTH([.A460]);1;0)" office:value-type="float" office:value="0" calcext:value-type="float">
            <text:p>0</text:p>
          </table:table-cell>
          <table:table-cell table:formula="of:=IF([.L459]=1;[.H459];0)" office:value-type="float" office:value="0" calcext:value-type="float">
            <text:p>0</text:p>
          </table:table-cell>
          <table:table-cell table:formula="of:=[.N458] + IF([.M458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03" calcext:value-type="date">
            <text:p>3.04.2024</text:p>
          </table:table-cell>
          <table:table-cell table:formula="of:=WEEKDAY([.A460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460]=6;[.B460]=7); 0; IF([.C460]=&quot;zima&quot;; FLOOR(0.2*[.N460])*30; IF([.C460]=&quot;wiosna&quot;;  FLOOR(0.5*[.N460])*30; IF([.C460]=&quot;lato&quot;;  FLOOR(0.9*[.N460])*30; IF([.C460]=&quot;jesień&quot;;  FLOOR(0.4*[.N460])*30; 0)))))" office:value-type="float" office:value="600" calcext:value-type="float">
            <text:p>600</text:p>
          </table:table-cell>
          <table:table-cell table:formula="of:=IF([.B460]=7; 15*[.N460]; 0) + IF(AND([.H459] &gt; 2400; MONTH([.A459])&lt;&gt;MONTH([.A460])); 2400; 0)" office:value-type="float" office:value="0" calcext:value-type="float">
            <text:p>0</text:p>
          </table:table-cell>
          <table:table-cell table:formula="of:=[.D460]+[.F459]" office:value-type="float" office:value="75210" calcext:value-type="float">
            <text:p>75210</text:p>
          </table:table-cell>
          <table:table-cell table:formula="of:=[.E460]+[.G459]" office:value-type="float" office:value="50900" calcext:value-type="float">
            <text:p>50900</text:p>
          </table:table-cell>
          <table:table-cell table:formula="of:=[.F460]-[.G460]" office:value-type="float" office:value="24310" calcext:value-type="float">
            <text:p>24310</text:p>
          </table:table-cell>
          <table:table-cell table:formula="of:=IF(OR([.B460]=6;[.B460]=7); 0; IF([.C460]=&quot;zima&quot;; 2*[.$R$6]; IF([.C460]=&quot;wiosna&quot;; 5*[.$R$6]; IF([.C460]=&quot;lato&quot;; 9*[.$R$6]; IF([.C460]=&quot;jesień&quot;; 4*[.$R$6]; 0)))))" office:value-type="float" office:value="150" calcext:value-type="float">
            <text:p>150</text:p>
          </table:table-cell>
          <table:table-cell table:formula="of:=[.J459]-[.E460]+[.I460]" office:value-type="float" office:value="-6320" calcext:value-type="float">
            <text:p>-6320</text:p>
          </table:table-cell>
          <table:table-cell table:formula="of:=IF(OR([.B460]=6;[.B460]=7); 0; IF([.C460]=&quot;zima&quot;; FLOOR(0.2*[.N460])*30; IF([.C460]=&quot;wiosna&quot;;  FLOOR(0.5*[.N460])*30; IF([.C460]=&quot;lato&quot;;  FLOOR(0.9*[.N460])*30; IF([.C460]=&quot;jesień&quot;;  FLOOR(0.4*[.N460])*30; 0)))))" office:value-type="float" office:value="600" calcext:value-type="float">
            <text:p>600</text:p>
          </table:table-cell>
          <table:table-cell table:formula="of:=IF(MONTH([.A460])&lt;&gt;MONTH([.A461]);1;0)" office:value-type="float" office:value="0" calcext:value-type="float">
            <text:p>0</text:p>
          </table:table-cell>
          <table:table-cell table:formula="of:=IF([.L460]=1;[.H460];0)" office:value-type="float" office:value="0" calcext:value-type="float">
            <text:p>0</text:p>
          </table:table-cell>
          <table:table-cell table:formula="of:=[.N459] + IF([.M459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04" calcext:value-type="date">
            <text:p>4.04.2024</text:p>
          </table:table-cell>
          <table:table-cell table:formula="of:=WEEKDAY([.A461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461]=6;[.B461]=7); 0; IF([.C461]=&quot;zima&quot;; FLOOR(0.2*[.N461])*30; IF([.C461]=&quot;wiosna&quot;;  FLOOR(0.5*[.N461])*30; IF([.C461]=&quot;lato&quot;;  FLOOR(0.9*[.N461])*30; IF([.C461]=&quot;jesień&quot;;  FLOOR(0.4*[.N461])*30; 0)))))" office:value-type="float" office:value="600" calcext:value-type="float">
            <text:p>600</text:p>
          </table:table-cell>
          <table:table-cell table:formula="of:=IF([.B461]=7; 15*[.N461]; 0) + IF(AND([.H460] &gt; 2400; MONTH([.A460])&lt;&gt;MONTH([.A461])); 2400; 0)" office:value-type="float" office:value="0" calcext:value-type="float">
            <text:p>0</text:p>
          </table:table-cell>
          <table:table-cell table:formula="of:=[.D461]+[.F460]" office:value-type="float" office:value="75810" calcext:value-type="float">
            <text:p>75810</text:p>
          </table:table-cell>
          <table:table-cell table:formula="of:=[.E461]+[.G460]" office:value-type="float" office:value="50900" calcext:value-type="float">
            <text:p>50900</text:p>
          </table:table-cell>
          <table:table-cell table:formula="of:=[.F461]-[.G461]" office:value-type="float" office:value="24910" calcext:value-type="float">
            <text:p>24910</text:p>
          </table:table-cell>
          <table:table-cell table:formula="of:=IF(OR([.B461]=6;[.B461]=7); 0; IF([.C461]=&quot;zima&quot;; 2*[.$R$6]; IF([.C461]=&quot;wiosna&quot;; 5*[.$R$6]; IF([.C461]=&quot;lato&quot;; 9*[.$R$6]; IF([.C461]=&quot;jesień&quot;; 4*[.$R$6]; 0)))))" office:value-type="float" office:value="150" calcext:value-type="float">
            <text:p>150</text:p>
          </table:table-cell>
          <table:table-cell table:formula="of:=[.J460]-[.E461]+[.I461]" office:value-type="float" office:value="-6170" calcext:value-type="float">
            <text:p>-6170</text:p>
          </table:table-cell>
          <table:table-cell table:formula="of:=IF(OR([.B461]=6;[.B461]=7); 0; IF([.C461]=&quot;zima&quot;; FLOOR(0.2*[.N461])*30; IF([.C461]=&quot;wiosna&quot;;  FLOOR(0.5*[.N461])*30; IF([.C461]=&quot;lato&quot;;  FLOOR(0.9*[.N461])*30; IF([.C461]=&quot;jesień&quot;;  FLOOR(0.4*[.N461])*30; 0)))))" office:value-type="float" office:value="600" calcext:value-type="float">
            <text:p>600</text:p>
          </table:table-cell>
          <table:table-cell table:formula="of:=IF(MONTH([.A461])&lt;&gt;MONTH([.A462]);1;0)" office:value-type="float" office:value="0" calcext:value-type="float">
            <text:p>0</text:p>
          </table:table-cell>
          <table:table-cell table:formula="of:=IF([.L461]=1;[.H461];0)" office:value-type="float" office:value="0" calcext:value-type="float">
            <text:p>0</text:p>
          </table:table-cell>
          <table:table-cell table:formula="of:=[.N460] + IF([.M460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05" calcext:value-type="date">
            <text:p>5.04.2024</text:p>
          </table:table-cell>
          <table:table-cell table:formula="of:=WEEKDAY([.A462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462]=6;[.B462]=7); 0; IF([.C462]=&quot;zima&quot;; FLOOR(0.2*[.N462])*30; IF([.C462]=&quot;wiosna&quot;;  FLOOR(0.5*[.N462])*30; IF([.C462]=&quot;lato&quot;;  FLOOR(0.9*[.N462])*30; IF([.C462]=&quot;jesień&quot;;  FLOOR(0.4*[.N462])*30; 0)))))" office:value-type="float" office:value="600" calcext:value-type="float">
            <text:p>600</text:p>
          </table:table-cell>
          <table:table-cell table:formula="of:=IF([.B462]=7; 15*[.N462]; 0) + IF(AND([.H461] &gt; 2400; MONTH([.A461])&lt;&gt;MONTH([.A462])); 2400; 0)" office:value-type="float" office:value="0" calcext:value-type="float">
            <text:p>0</text:p>
          </table:table-cell>
          <table:table-cell table:formula="of:=[.D462]+[.F461]" office:value-type="float" office:value="76410" calcext:value-type="float">
            <text:p>76410</text:p>
          </table:table-cell>
          <table:table-cell table:formula="of:=[.E462]+[.G461]" office:value-type="float" office:value="50900" calcext:value-type="float">
            <text:p>50900</text:p>
          </table:table-cell>
          <table:table-cell table:formula="of:=[.F462]-[.G462]" office:value-type="float" office:value="25510" calcext:value-type="float">
            <text:p>25510</text:p>
          </table:table-cell>
          <table:table-cell table:formula="of:=IF(OR([.B462]=6;[.B462]=7); 0; IF([.C462]=&quot;zima&quot;; 2*[.$R$6]; IF([.C462]=&quot;wiosna&quot;; 5*[.$R$6]; IF([.C462]=&quot;lato&quot;; 9*[.$R$6]; IF([.C462]=&quot;jesień&quot;; 4*[.$R$6]; 0)))))" office:value-type="float" office:value="150" calcext:value-type="float">
            <text:p>150</text:p>
          </table:table-cell>
          <table:table-cell table:formula="of:=[.J461]-[.E462]+[.I462]" office:value-type="float" office:value="-6020" calcext:value-type="float">
            <text:p>-6020</text:p>
          </table:table-cell>
          <table:table-cell table:formula="of:=IF(OR([.B462]=6;[.B462]=7); 0; IF([.C462]=&quot;zima&quot;; FLOOR(0.2*[.N462])*30; IF([.C462]=&quot;wiosna&quot;;  FLOOR(0.5*[.N462])*30; IF([.C462]=&quot;lato&quot;;  FLOOR(0.9*[.N462])*30; IF([.C462]=&quot;jesień&quot;;  FLOOR(0.4*[.N462])*30; 0)))))" office:value-type="float" office:value="600" calcext:value-type="float">
            <text:p>600</text:p>
          </table:table-cell>
          <table:table-cell table:formula="of:=IF(MONTH([.A462])&lt;&gt;MONTH([.A463]);1;0)" office:value-type="float" office:value="0" calcext:value-type="float">
            <text:p>0</text:p>
          </table:table-cell>
          <table:table-cell table:formula="of:=IF([.L462]=1;[.H462];0)" office:value-type="float" office:value="0" calcext:value-type="float">
            <text:p>0</text:p>
          </table:table-cell>
          <table:table-cell table:formula="of:=[.N461] + IF([.M461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06" calcext:value-type="date">
            <text:p>6.04.2024</text:p>
          </table:table-cell>
          <table:table-cell table:formula="of:=WEEKDAY([.A463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463]=6;[.B463]=7); 0; IF([.C463]=&quot;zima&quot;; FLOOR(0.2*[.N463])*30; IF([.C463]=&quot;wiosna&quot;;  FLOOR(0.5*[.N463])*30; IF([.C463]=&quot;lato&quot;;  FLOOR(0.9*[.N463])*30; IF([.C463]=&quot;jesień&quot;;  FLOOR(0.4*[.N463])*30; 0)))))" office:value-type="float" office:value="0" calcext:value-type="float">
            <text:p>0</text:p>
          </table:table-cell>
          <table:table-cell table:formula="of:=IF([.B463]=7; 15*[.N463]; 0) + IF(AND([.H462] &gt; 2400; MONTH([.A462])&lt;&gt;MONTH([.A463])); 2400; 0)" office:value-type="float" office:value="0" calcext:value-type="float">
            <text:p>0</text:p>
          </table:table-cell>
          <table:table-cell table:formula="of:=[.D463]+[.F462]" office:value-type="float" office:value="76410" calcext:value-type="float">
            <text:p>76410</text:p>
          </table:table-cell>
          <table:table-cell table:formula="of:=[.E463]+[.G462]" office:value-type="float" office:value="50900" calcext:value-type="float">
            <text:p>50900</text:p>
          </table:table-cell>
          <table:table-cell table:formula="of:=[.F463]-[.G463]" office:value-type="float" office:value="25510" calcext:value-type="float">
            <text:p>25510</text:p>
          </table:table-cell>
          <table:table-cell table:formula="of:=IF(OR([.B463]=6;[.B463]=7); 0; IF([.C463]=&quot;zima&quot;; 2*[.$R$6]; IF([.C463]=&quot;wiosna&quot;; 5*[.$R$6]; IF([.C463]=&quot;lato&quot;; 9*[.$R$6]; IF([.C463]=&quot;jesień&quot;; 4*[.$R$6]; 0)))))" office:value-type="float" office:value="0" calcext:value-type="float">
            <text:p>0</text:p>
          </table:table-cell>
          <table:table-cell table:formula="of:=[.J462]-[.E463]+[.I463]" office:value-type="float" office:value="-6020" calcext:value-type="float">
            <text:p>-6020</text:p>
          </table:table-cell>
          <table:table-cell table:formula="of:=IF(OR([.B463]=6;[.B463]=7); 0; IF([.C463]=&quot;zima&quot;; FLOOR(0.2*[.N463])*30; IF([.C463]=&quot;wiosna&quot;;  FLOOR(0.5*[.N463])*30; IF([.C463]=&quot;lato&quot;;  FLOOR(0.9*[.N463])*30; IF([.C463]=&quot;jesień&quot;;  FLOOR(0.4*[.N463])*30; 0)))))" office:value-type="float" office:value="0" calcext:value-type="float">
            <text:p>0</text:p>
          </table:table-cell>
          <table:table-cell table:formula="of:=IF(MONTH([.A463])&lt;&gt;MONTH([.A464]);1;0)" office:value-type="float" office:value="0" calcext:value-type="float">
            <text:p>0</text:p>
          </table:table-cell>
          <table:table-cell table:formula="of:=IF([.L463]=1;[.H463];0)" office:value-type="float" office:value="0" calcext:value-type="float">
            <text:p>0</text:p>
          </table:table-cell>
          <table:table-cell table:formula="of:=[.N462] + IF([.M462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07" calcext:value-type="date">
            <text:p>7.04.2024</text:p>
          </table:table-cell>
          <table:table-cell table:formula="of:=WEEKDAY([.A464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464]=6;[.B464]=7); 0; IF([.C464]=&quot;zima&quot;; FLOOR(0.2*[.N464])*30; IF([.C464]=&quot;wiosna&quot;;  FLOOR(0.5*[.N464])*30; IF([.C464]=&quot;lato&quot;;  FLOOR(0.9*[.N464])*30; IF([.C464]=&quot;jesień&quot;;  FLOOR(0.4*[.N464])*30; 0)))))" office:value-type="float" office:value="0" calcext:value-type="float">
            <text:p>0</text:p>
          </table:table-cell>
          <table:table-cell table:formula="of:=IF([.B464]=7; 15*[.N464]; 0) + IF(AND([.H463] &gt; 2400; MONTH([.A463])&lt;&gt;MONTH([.A464])); 2400; 0)" office:value-type="float" office:value="600" calcext:value-type="float">
            <text:p>600</text:p>
          </table:table-cell>
          <table:table-cell table:formula="of:=[.D464]+[.F463]" office:value-type="float" office:value="76410" calcext:value-type="float">
            <text:p>76410</text:p>
          </table:table-cell>
          <table:table-cell table:formula="of:=[.E464]+[.G463]" office:value-type="float" office:value="51500" calcext:value-type="float">
            <text:p>51500</text:p>
          </table:table-cell>
          <table:table-cell table:formula="of:=[.F464]-[.G464]" office:value-type="float" office:value="24910" calcext:value-type="float">
            <text:p>24910</text:p>
          </table:table-cell>
          <table:table-cell table:formula="of:=IF(OR([.B464]=6;[.B464]=7); 0; IF([.C464]=&quot;zima&quot;; 2*[.$R$6]; IF([.C464]=&quot;wiosna&quot;; 5*[.$R$6]; IF([.C464]=&quot;lato&quot;; 9*[.$R$6]; IF([.C464]=&quot;jesień&quot;; 4*[.$R$6]; 0)))))" office:value-type="float" office:value="0" calcext:value-type="float">
            <text:p>0</text:p>
          </table:table-cell>
          <table:table-cell table:formula="of:=[.J463]-[.E464]+[.I464]" office:value-type="float" office:value="-6620" calcext:value-type="float">
            <text:p>-6620</text:p>
          </table:table-cell>
          <table:table-cell table:formula="of:=IF(OR([.B464]=6;[.B464]=7); 0; IF([.C464]=&quot;zima&quot;; FLOOR(0.2*[.N464])*30; IF([.C464]=&quot;wiosna&quot;;  FLOOR(0.5*[.N464])*30; IF([.C464]=&quot;lato&quot;;  FLOOR(0.9*[.N464])*30; IF([.C464]=&quot;jesień&quot;;  FLOOR(0.4*[.N464])*30; 0)))))" office:value-type="float" office:value="0" calcext:value-type="float">
            <text:p>0</text:p>
          </table:table-cell>
          <table:table-cell table:formula="of:=IF(MONTH([.A464])&lt;&gt;MONTH([.A465]);1;0)" office:value-type="float" office:value="0" calcext:value-type="float">
            <text:p>0</text:p>
          </table:table-cell>
          <table:table-cell table:formula="of:=IF([.L464]=1;[.H464];0)" office:value-type="float" office:value="0" calcext:value-type="float">
            <text:p>0</text:p>
          </table:table-cell>
          <table:table-cell table:formula="of:=[.N463] + IF([.M463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08" calcext:value-type="date">
            <text:p>8.04.2024</text:p>
          </table:table-cell>
          <table:table-cell table:formula="of:=WEEKDAY([.A465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465]=6;[.B465]=7); 0; IF([.C465]=&quot;zima&quot;; FLOOR(0.2*[.N465])*30; IF([.C465]=&quot;wiosna&quot;;  FLOOR(0.5*[.N465])*30; IF([.C465]=&quot;lato&quot;;  FLOOR(0.9*[.N465])*30; IF([.C465]=&quot;jesień&quot;;  FLOOR(0.4*[.N465])*30; 0)))))" office:value-type="float" office:value="600" calcext:value-type="float">
            <text:p>600</text:p>
          </table:table-cell>
          <table:table-cell table:formula="of:=IF([.B465]=7; 15*[.N465]; 0) + IF(AND([.H464] &gt; 2400; MONTH([.A464])&lt;&gt;MONTH([.A465])); 2400; 0)" office:value-type="float" office:value="0" calcext:value-type="float">
            <text:p>0</text:p>
          </table:table-cell>
          <table:table-cell table:formula="of:=[.D465]+[.F464]" office:value-type="float" office:value="77010" calcext:value-type="float">
            <text:p>77010</text:p>
          </table:table-cell>
          <table:table-cell table:formula="of:=[.E465]+[.G464]" office:value-type="float" office:value="51500" calcext:value-type="float">
            <text:p>51500</text:p>
          </table:table-cell>
          <table:table-cell table:formula="of:=[.F465]-[.G465]" office:value-type="float" office:value="25510" calcext:value-type="float">
            <text:p>25510</text:p>
          </table:table-cell>
          <table:table-cell table:formula="of:=IF(OR([.B465]=6;[.B465]=7); 0; IF([.C465]=&quot;zima&quot;; 2*[.$R$6]; IF([.C465]=&quot;wiosna&quot;; 5*[.$R$6]; IF([.C465]=&quot;lato&quot;; 9*[.$R$6]; IF([.C465]=&quot;jesień&quot;; 4*[.$R$6]; 0)))))" office:value-type="float" office:value="150" calcext:value-type="float">
            <text:p>150</text:p>
          </table:table-cell>
          <table:table-cell table:formula="of:=[.J464]-[.E465]+[.I465]" office:value-type="float" office:value="-6470" calcext:value-type="float">
            <text:p>-6470</text:p>
          </table:table-cell>
          <table:table-cell table:formula="of:=IF(OR([.B465]=6;[.B465]=7); 0; IF([.C465]=&quot;zima&quot;; FLOOR(0.2*[.N465])*30; IF([.C465]=&quot;wiosna&quot;;  FLOOR(0.5*[.N465])*30; IF([.C465]=&quot;lato&quot;;  FLOOR(0.9*[.N465])*30; IF([.C465]=&quot;jesień&quot;;  FLOOR(0.4*[.N465])*30; 0)))))" office:value-type="float" office:value="600" calcext:value-type="float">
            <text:p>600</text:p>
          </table:table-cell>
          <table:table-cell table:formula="of:=IF(MONTH([.A465])&lt;&gt;MONTH([.A466]);1;0)" office:value-type="float" office:value="0" calcext:value-type="float">
            <text:p>0</text:p>
          </table:table-cell>
          <table:table-cell table:formula="of:=IF([.L465]=1;[.H465];0)" office:value-type="float" office:value="0" calcext:value-type="float">
            <text:p>0</text:p>
          </table:table-cell>
          <table:table-cell table:formula="of:=[.N464] + IF([.M464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09" calcext:value-type="date">
            <text:p>9.04.2024</text:p>
          </table:table-cell>
          <table:table-cell table:formula="of:=WEEKDAY([.A466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466]=6;[.B466]=7); 0; IF([.C466]=&quot;zima&quot;; FLOOR(0.2*[.N466])*30; IF([.C466]=&quot;wiosna&quot;;  FLOOR(0.5*[.N466])*30; IF([.C466]=&quot;lato&quot;;  FLOOR(0.9*[.N466])*30; IF([.C466]=&quot;jesień&quot;;  FLOOR(0.4*[.N466])*30; 0)))))" office:value-type="float" office:value="600" calcext:value-type="float">
            <text:p>600</text:p>
          </table:table-cell>
          <table:table-cell table:formula="of:=IF([.B466]=7; 15*[.N466]; 0) + IF(AND([.H465] &gt; 2400; MONTH([.A465])&lt;&gt;MONTH([.A466])); 2400; 0)" office:value-type="float" office:value="0" calcext:value-type="float">
            <text:p>0</text:p>
          </table:table-cell>
          <table:table-cell table:formula="of:=[.D466]+[.F465]" office:value-type="float" office:value="77610" calcext:value-type="float">
            <text:p>77610</text:p>
          </table:table-cell>
          <table:table-cell table:formula="of:=[.E466]+[.G465]" office:value-type="float" office:value="51500" calcext:value-type="float">
            <text:p>51500</text:p>
          </table:table-cell>
          <table:table-cell table:formula="of:=[.F466]-[.G466]" office:value-type="float" office:value="26110" calcext:value-type="float">
            <text:p>26110</text:p>
          </table:table-cell>
          <table:table-cell table:formula="of:=IF(OR([.B466]=6;[.B466]=7); 0; IF([.C466]=&quot;zima&quot;; 2*[.$R$6]; IF([.C466]=&quot;wiosna&quot;; 5*[.$R$6]; IF([.C466]=&quot;lato&quot;; 9*[.$R$6]; IF([.C466]=&quot;jesień&quot;; 4*[.$R$6]; 0)))))" office:value-type="float" office:value="150" calcext:value-type="float">
            <text:p>150</text:p>
          </table:table-cell>
          <table:table-cell table:formula="of:=[.J465]-[.E466]+[.I466]" office:value-type="float" office:value="-6320" calcext:value-type="float">
            <text:p>-6320</text:p>
          </table:table-cell>
          <table:table-cell table:formula="of:=IF(OR([.B466]=6;[.B466]=7); 0; IF([.C466]=&quot;zima&quot;; FLOOR(0.2*[.N466])*30; IF([.C466]=&quot;wiosna&quot;;  FLOOR(0.5*[.N466])*30; IF([.C466]=&quot;lato&quot;;  FLOOR(0.9*[.N466])*30; IF([.C466]=&quot;jesień&quot;;  FLOOR(0.4*[.N466])*30; 0)))))" office:value-type="float" office:value="600" calcext:value-type="float">
            <text:p>600</text:p>
          </table:table-cell>
          <table:table-cell table:formula="of:=IF(MONTH([.A466])&lt;&gt;MONTH([.A467]);1;0)" office:value-type="float" office:value="0" calcext:value-type="float">
            <text:p>0</text:p>
          </table:table-cell>
          <table:table-cell table:formula="of:=IF([.L466]=1;[.H466];0)" office:value-type="float" office:value="0" calcext:value-type="float">
            <text:p>0</text:p>
          </table:table-cell>
          <table:table-cell table:formula="of:=[.N465] + IF([.M465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10" calcext:value-type="date">
            <text:p>10.04.2024</text:p>
          </table:table-cell>
          <table:table-cell table:formula="of:=WEEKDAY([.A467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467]=6;[.B467]=7); 0; IF([.C467]=&quot;zima&quot;; FLOOR(0.2*[.N467])*30; IF([.C467]=&quot;wiosna&quot;;  FLOOR(0.5*[.N467])*30; IF([.C467]=&quot;lato&quot;;  FLOOR(0.9*[.N467])*30; IF([.C467]=&quot;jesień&quot;;  FLOOR(0.4*[.N467])*30; 0)))))" office:value-type="float" office:value="600" calcext:value-type="float">
            <text:p>600</text:p>
          </table:table-cell>
          <table:table-cell table:formula="of:=IF([.B467]=7; 15*[.N467]; 0) + IF(AND([.H466] &gt; 2400; MONTH([.A466])&lt;&gt;MONTH([.A467])); 2400; 0)" office:value-type="float" office:value="0" calcext:value-type="float">
            <text:p>0</text:p>
          </table:table-cell>
          <table:table-cell table:formula="of:=[.D467]+[.F466]" office:value-type="float" office:value="78210" calcext:value-type="float">
            <text:p>78210</text:p>
          </table:table-cell>
          <table:table-cell table:formula="of:=[.E467]+[.G466]" office:value-type="float" office:value="51500" calcext:value-type="float">
            <text:p>51500</text:p>
          </table:table-cell>
          <table:table-cell table:formula="of:=[.F467]-[.G467]" office:value-type="float" office:value="26710" calcext:value-type="float">
            <text:p>26710</text:p>
          </table:table-cell>
          <table:table-cell table:formula="of:=IF(OR([.B467]=6;[.B467]=7); 0; IF([.C467]=&quot;zima&quot;; 2*[.$R$6]; IF([.C467]=&quot;wiosna&quot;; 5*[.$R$6]; IF([.C467]=&quot;lato&quot;; 9*[.$R$6]; IF([.C467]=&quot;jesień&quot;; 4*[.$R$6]; 0)))))" office:value-type="float" office:value="150" calcext:value-type="float">
            <text:p>150</text:p>
          </table:table-cell>
          <table:table-cell table:formula="of:=[.J466]-[.E467]+[.I467]" office:value-type="float" office:value="-6170" calcext:value-type="float">
            <text:p>-6170</text:p>
          </table:table-cell>
          <table:table-cell table:formula="of:=IF(OR([.B467]=6;[.B467]=7); 0; IF([.C467]=&quot;zima&quot;; FLOOR(0.2*[.N467])*30; IF([.C467]=&quot;wiosna&quot;;  FLOOR(0.5*[.N467])*30; IF([.C467]=&quot;lato&quot;;  FLOOR(0.9*[.N467])*30; IF([.C467]=&quot;jesień&quot;;  FLOOR(0.4*[.N467])*30; 0)))))" office:value-type="float" office:value="600" calcext:value-type="float">
            <text:p>600</text:p>
          </table:table-cell>
          <table:table-cell table:formula="of:=IF(MONTH([.A467])&lt;&gt;MONTH([.A468]);1;0)" office:value-type="float" office:value="0" calcext:value-type="float">
            <text:p>0</text:p>
          </table:table-cell>
          <table:table-cell table:formula="of:=IF([.L467]=1;[.H467];0)" office:value-type="float" office:value="0" calcext:value-type="float">
            <text:p>0</text:p>
          </table:table-cell>
          <table:table-cell table:formula="of:=[.N466] + IF([.M466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11" calcext:value-type="date">
            <text:p>11.04.2024</text:p>
          </table:table-cell>
          <table:table-cell table:formula="of:=WEEKDAY([.A468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468]=6;[.B468]=7); 0; IF([.C468]=&quot;zima&quot;; FLOOR(0.2*[.N468])*30; IF([.C468]=&quot;wiosna&quot;;  FLOOR(0.5*[.N468])*30; IF([.C468]=&quot;lato&quot;;  FLOOR(0.9*[.N468])*30; IF([.C468]=&quot;jesień&quot;;  FLOOR(0.4*[.N468])*30; 0)))))" office:value-type="float" office:value="600" calcext:value-type="float">
            <text:p>600</text:p>
          </table:table-cell>
          <table:table-cell table:formula="of:=IF([.B468]=7; 15*[.N468]; 0) + IF(AND([.H467] &gt; 2400; MONTH([.A467])&lt;&gt;MONTH([.A468])); 2400; 0)" office:value-type="float" office:value="0" calcext:value-type="float">
            <text:p>0</text:p>
          </table:table-cell>
          <table:table-cell table:formula="of:=[.D468]+[.F467]" office:value-type="float" office:value="78810" calcext:value-type="float">
            <text:p>78810</text:p>
          </table:table-cell>
          <table:table-cell table:formula="of:=[.E468]+[.G467]" office:value-type="float" office:value="51500" calcext:value-type="float">
            <text:p>51500</text:p>
          </table:table-cell>
          <table:table-cell table:formula="of:=[.F468]-[.G468]" office:value-type="float" office:value="27310" calcext:value-type="float">
            <text:p>27310</text:p>
          </table:table-cell>
          <table:table-cell table:formula="of:=IF(OR([.B468]=6;[.B468]=7); 0; IF([.C468]=&quot;zima&quot;; 2*[.$R$6]; IF([.C468]=&quot;wiosna&quot;; 5*[.$R$6]; IF([.C468]=&quot;lato&quot;; 9*[.$R$6]; IF([.C468]=&quot;jesień&quot;; 4*[.$R$6]; 0)))))" office:value-type="float" office:value="150" calcext:value-type="float">
            <text:p>150</text:p>
          </table:table-cell>
          <table:table-cell table:formula="of:=[.J467]-[.E468]+[.I468]" office:value-type="float" office:value="-6020" calcext:value-type="float">
            <text:p>-6020</text:p>
          </table:table-cell>
          <table:table-cell table:formula="of:=IF(OR([.B468]=6;[.B468]=7); 0; IF([.C468]=&quot;zima&quot;; FLOOR(0.2*[.N468])*30; IF([.C468]=&quot;wiosna&quot;;  FLOOR(0.5*[.N468])*30; IF([.C468]=&quot;lato&quot;;  FLOOR(0.9*[.N468])*30; IF([.C468]=&quot;jesień&quot;;  FLOOR(0.4*[.N468])*30; 0)))))" office:value-type="float" office:value="600" calcext:value-type="float">
            <text:p>600</text:p>
          </table:table-cell>
          <table:table-cell table:formula="of:=IF(MONTH([.A468])&lt;&gt;MONTH([.A469]);1;0)" office:value-type="float" office:value="0" calcext:value-type="float">
            <text:p>0</text:p>
          </table:table-cell>
          <table:table-cell table:formula="of:=IF([.L468]=1;[.H468];0)" office:value-type="float" office:value="0" calcext:value-type="float">
            <text:p>0</text:p>
          </table:table-cell>
          <table:table-cell table:formula="of:=[.N467] + IF([.M467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12" calcext:value-type="date">
            <text:p>12.04.2024</text:p>
          </table:table-cell>
          <table:table-cell table:formula="of:=WEEKDAY([.A469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469]=6;[.B469]=7); 0; IF([.C469]=&quot;zima&quot;; FLOOR(0.2*[.N469])*30; IF([.C469]=&quot;wiosna&quot;;  FLOOR(0.5*[.N469])*30; IF([.C469]=&quot;lato&quot;;  FLOOR(0.9*[.N469])*30; IF([.C469]=&quot;jesień&quot;;  FLOOR(0.4*[.N469])*30; 0)))))" office:value-type="float" office:value="600" calcext:value-type="float">
            <text:p>600</text:p>
          </table:table-cell>
          <table:table-cell table:formula="of:=IF([.B469]=7; 15*[.N469]; 0) + IF(AND([.H468] &gt; 2400; MONTH([.A468])&lt;&gt;MONTH([.A469])); 2400; 0)" office:value-type="float" office:value="0" calcext:value-type="float">
            <text:p>0</text:p>
          </table:table-cell>
          <table:table-cell table:formula="of:=[.D469]+[.F468]" office:value-type="float" office:value="79410" calcext:value-type="float">
            <text:p>79410</text:p>
          </table:table-cell>
          <table:table-cell table:formula="of:=[.E469]+[.G468]" office:value-type="float" office:value="51500" calcext:value-type="float">
            <text:p>51500</text:p>
          </table:table-cell>
          <table:table-cell table:formula="of:=[.F469]-[.G469]" office:value-type="float" office:value="27910" calcext:value-type="float">
            <text:p>27910</text:p>
          </table:table-cell>
          <table:table-cell table:formula="of:=IF(OR([.B469]=6;[.B469]=7); 0; IF([.C469]=&quot;zima&quot;; 2*[.$R$6]; IF([.C469]=&quot;wiosna&quot;; 5*[.$R$6]; IF([.C469]=&quot;lato&quot;; 9*[.$R$6]; IF([.C469]=&quot;jesień&quot;; 4*[.$R$6]; 0)))))" office:value-type="float" office:value="150" calcext:value-type="float">
            <text:p>150</text:p>
          </table:table-cell>
          <table:table-cell table:formula="of:=[.J468]-[.E469]+[.I469]" office:value-type="float" office:value="-5870" calcext:value-type="float">
            <text:p>-5870</text:p>
          </table:table-cell>
          <table:table-cell table:formula="of:=IF(OR([.B469]=6;[.B469]=7); 0; IF([.C469]=&quot;zima&quot;; FLOOR(0.2*[.N469])*30; IF([.C469]=&quot;wiosna&quot;;  FLOOR(0.5*[.N469])*30; IF([.C469]=&quot;lato&quot;;  FLOOR(0.9*[.N469])*30; IF([.C469]=&quot;jesień&quot;;  FLOOR(0.4*[.N469])*30; 0)))))" office:value-type="float" office:value="600" calcext:value-type="float">
            <text:p>600</text:p>
          </table:table-cell>
          <table:table-cell table:formula="of:=IF(MONTH([.A469])&lt;&gt;MONTH([.A470]);1;0)" office:value-type="float" office:value="0" calcext:value-type="float">
            <text:p>0</text:p>
          </table:table-cell>
          <table:table-cell table:formula="of:=IF([.L469]=1;[.H469];0)" office:value-type="float" office:value="0" calcext:value-type="float">
            <text:p>0</text:p>
          </table:table-cell>
          <table:table-cell table:formula="of:=[.N468] + IF([.M468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13" calcext:value-type="date">
            <text:p>13.04.2024</text:p>
          </table:table-cell>
          <table:table-cell table:formula="of:=WEEKDAY([.A470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470]=6;[.B470]=7); 0; IF([.C470]=&quot;zima&quot;; FLOOR(0.2*[.N470])*30; IF([.C470]=&quot;wiosna&quot;;  FLOOR(0.5*[.N470])*30; IF([.C470]=&quot;lato&quot;;  FLOOR(0.9*[.N470])*30; IF([.C470]=&quot;jesień&quot;;  FLOOR(0.4*[.N470])*30; 0)))))" office:value-type="float" office:value="0" calcext:value-type="float">
            <text:p>0</text:p>
          </table:table-cell>
          <table:table-cell table:formula="of:=IF([.B470]=7; 15*[.N470]; 0) + IF(AND([.H469] &gt; 2400; MONTH([.A469])&lt;&gt;MONTH([.A470])); 2400; 0)" office:value-type="float" office:value="0" calcext:value-type="float">
            <text:p>0</text:p>
          </table:table-cell>
          <table:table-cell table:formula="of:=[.D470]+[.F469]" office:value-type="float" office:value="79410" calcext:value-type="float">
            <text:p>79410</text:p>
          </table:table-cell>
          <table:table-cell table:formula="of:=[.E470]+[.G469]" office:value-type="float" office:value="51500" calcext:value-type="float">
            <text:p>51500</text:p>
          </table:table-cell>
          <table:table-cell table:formula="of:=[.F470]-[.G470]" office:value-type="float" office:value="27910" calcext:value-type="float">
            <text:p>27910</text:p>
          </table:table-cell>
          <table:table-cell table:formula="of:=IF(OR([.B470]=6;[.B470]=7); 0; IF([.C470]=&quot;zima&quot;; 2*[.$R$6]; IF([.C470]=&quot;wiosna&quot;; 5*[.$R$6]; IF([.C470]=&quot;lato&quot;; 9*[.$R$6]; IF([.C470]=&quot;jesień&quot;; 4*[.$R$6]; 0)))))" office:value-type="float" office:value="0" calcext:value-type="float">
            <text:p>0</text:p>
          </table:table-cell>
          <table:table-cell table:formula="of:=[.J469]-[.E470]+[.I470]" office:value-type="float" office:value="-5870" calcext:value-type="float">
            <text:p>-5870</text:p>
          </table:table-cell>
          <table:table-cell table:formula="of:=IF(OR([.B470]=6;[.B470]=7); 0; IF([.C470]=&quot;zima&quot;; FLOOR(0.2*[.N470])*30; IF([.C470]=&quot;wiosna&quot;;  FLOOR(0.5*[.N470])*30; IF([.C470]=&quot;lato&quot;;  FLOOR(0.9*[.N470])*30; IF([.C470]=&quot;jesień&quot;;  FLOOR(0.4*[.N470])*30; 0)))))" office:value-type="float" office:value="0" calcext:value-type="float">
            <text:p>0</text:p>
          </table:table-cell>
          <table:table-cell table:formula="of:=IF(MONTH([.A470])&lt;&gt;MONTH([.A471]);1;0)" office:value-type="float" office:value="0" calcext:value-type="float">
            <text:p>0</text:p>
          </table:table-cell>
          <table:table-cell table:formula="of:=IF([.L470]=1;[.H470];0)" office:value-type="float" office:value="0" calcext:value-type="float">
            <text:p>0</text:p>
          </table:table-cell>
          <table:table-cell table:formula="of:=[.N469] + IF([.M469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14" calcext:value-type="date">
            <text:p>14.04.2024</text:p>
          </table:table-cell>
          <table:table-cell table:formula="of:=WEEKDAY([.A471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471]=6;[.B471]=7); 0; IF([.C471]=&quot;zima&quot;; FLOOR(0.2*[.N471])*30; IF([.C471]=&quot;wiosna&quot;;  FLOOR(0.5*[.N471])*30; IF([.C471]=&quot;lato&quot;;  FLOOR(0.9*[.N471])*30; IF([.C471]=&quot;jesień&quot;;  FLOOR(0.4*[.N471])*30; 0)))))" office:value-type="float" office:value="0" calcext:value-type="float">
            <text:p>0</text:p>
          </table:table-cell>
          <table:table-cell table:formula="of:=IF([.B471]=7; 15*[.N471]; 0) + IF(AND([.H470] &gt; 2400; MONTH([.A470])&lt;&gt;MONTH([.A471])); 2400; 0)" office:value-type="float" office:value="600" calcext:value-type="float">
            <text:p>600</text:p>
          </table:table-cell>
          <table:table-cell table:formula="of:=[.D471]+[.F470]" office:value-type="float" office:value="79410" calcext:value-type="float">
            <text:p>79410</text:p>
          </table:table-cell>
          <table:table-cell table:formula="of:=[.E471]+[.G470]" office:value-type="float" office:value="52100" calcext:value-type="float">
            <text:p>52100</text:p>
          </table:table-cell>
          <table:table-cell table:formula="of:=[.F471]-[.G471]" office:value-type="float" office:value="27310" calcext:value-type="float">
            <text:p>27310</text:p>
          </table:table-cell>
          <table:table-cell table:formula="of:=IF(OR([.B471]=6;[.B471]=7); 0; IF([.C471]=&quot;zima&quot;; 2*[.$R$6]; IF([.C471]=&quot;wiosna&quot;; 5*[.$R$6]; IF([.C471]=&quot;lato&quot;; 9*[.$R$6]; IF([.C471]=&quot;jesień&quot;; 4*[.$R$6]; 0)))))" office:value-type="float" office:value="0" calcext:value-type="float">
            <text:p>0</text:p>
          </table:table-cell>
          <table:table-cell table:formula="of:=[.J470]-[.E471]+[.I471]" office:value-type="float" office:value="-6470" calcext:value-type="float">
            <text:p>-6470</text:p>
          </table:table-cell>
          <table:table-cell table:formula="of:=IF(OR([.B471]=6;[.B471]=7); 0; IF([.C471]=&quot;zima&quot;; FLOOR(0.2*[.N471])*30; IF([.C471]=&quot;wiosna&quot;;  FLOOR(0.5*[.N471])*30; IF([.C471]=&quot;lato&quot;;  FLOOR(0.9*[.N471])*30; IF([.C471]=&quot;jesień&quot;;  FLOOR(0.4*[.N471])*30; 0)))))" office:value-type="float" office:value="0" calcext:value-type="float">
            <text:p>0</text:p>
          </table:table-cell>
          <table:table-cell table:formula="of:=IF(MONTH([.A471])&lt;&gt;MONTH([.A472]);1;0)" office:value-type="float" office:value="0" calcext:value-type="float">
            <text:p>0</text:p>
          </table:table-cell>
          <table:table-cell table:formula="of:=IF([.L471]=1;[.H471];0)" office:value-type="float" office:value="0" calcext:value-type="float">
            <text:p>0</text:p>
          </table:table-cell>
          <table:table-cell table:formula="of:=[.N470] + IF([.M470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15" calcext:value-type="date">
            <text:p>15.04.2024</text:p>
          </table:table-cell>
          <table:table-cell table:formula="of:=WEEKDAY([.A472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472]=6;[.B472]=7); 0; IF([.C472]=&quot;zima&quot;; FLOOR(0.2*[.N472])*30; IF([.C472]=&quot;wiosna&quot;;  FLOOR(0.5*[.N472])*30; IF([.C472]=&quot;lato&quot;;  FLOOR(0.9*[.N472])*30; IF([.C472]=&quot;jesień&quot;;  FLOOR(0.4*[.N472])*30; 0)))))" office:value-type="float" office:value="600" calcext:value-type="float">
            <text:p>600</text:p>
          </table:table-cell>
          <table:table-cell table:formula="of:=IF([.B472]=7; 15*[.N472]; 0) + IF(AND([.H471] &gt; 2400; MONTH([.A471])&lt;&gt;MONTH([.A472])); 2400; 0)" office:value-type="float" office:value="0" calcext:value-type="float">
            <text:p>0</text:p>
          </table:table-cell>
          <table:table-cell table:formula="of:=[.D472]+[.F471]" office:value-type="float" office:value="80010" calcext:value-type="float">
            <text:p>80010</text:p>
          </table:table-cell>
          <table:table-cell table:formula="of:=[.E472]+[.G471]" office:value-type="float" office:value="52100" calcext:value-type="float">
            <text:p>52100</text:p>
          </table:table-cell>
          <table:table-cell table:formula="of:=[.F472]-[.G472]" office:value-type="float" office:value="27910" calcext:value-type="float">
            <text:p>27910</text:p>
          </table:table-cell>
          <table:table-cell table:formula="of:=IF(OR([.B472]=6;[.B472]=7); 0; IF([.C472]=&quot;zima&quot;; 2*[.$R$6]; IF([.C472]=&quot;wiosna&quot;; 5*[.$R$6]; IF([.C472]=&quot;lato&quot;; 9*[.$R$6]; IF([.C472]=&quot;jesień&quot;; 4*[.$R$6]; 0)))))" office:value-type="float" office:value="150" calcext:value-type="float">
            <text:p>150</text:p>
          </table:table-cell>
          <table:table-cell table:formula="of:=[.J471]-[.E472]+[.I472]" office:value-type="float" office:value="-6320" calcext:value-type="float">
            <text:p>-6320</text:p>
          </table:table-cell>
          <table:table-cell table:formula="of:=IF(OR([.B472]=6;[.B472]=7); 0; IF([.C472]=&quot;zima&quot;; FLOOR(0.2*[.N472])*30; IF([.C472]=&quot;wiosna&quot;;  FLOOR(0.5*[.N472])*30; IF([.C472]=&quot;lato&quot;;  FLOOR(0.9*[.N472])*30; IF([.C472]=&quot;jesień&quot;;  FLOOR(0.4*[.N472])*30; 0)))))" office:value-type="float" office:value="600" calcext:value-type="float">
            <text:p>600</text:p>
          </table:table-cell>
          <table:table-cell table:formula="of:=IF(MONTH([.A472])&lt;&gt;MONTH([.A473]);1;0)" office:value-type="float" office:value="0" calcext:value-type="float">
            <text:p>0</text:p>
          </table:table-cell>
          <table:table-cell table:formula="of:=IF([.L472]=1;[.H472];0)" office:value-type="float" office:value="0" calcext:value-type="float">
            <text:p>0</text:p>
          </table:table-cell>
          <table:table-cell table:formula="of:=[.N471] + IF([.M471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16" calcext:value-type="date">
            <text:p>16.04.2024</text:p>
          </table:table-cell>
          <table:table-cell table:formula="of:=WEEKDAY([.A473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473]=6;[.B473]=7); 0; IF([.C473]=&quot;zima&quot;; FLOOR(0.2*[.N473])*30; IF([.C473]=&quot;wiosna&quot;;  FLOOR(0.5*[.N473])*30; IF([.C473]=&quot;lato&quot;;  FLOOR(0.9*[.N473])*30; IF([.C473]=&quot;jesień&quot;;  FLOOR(0.4*[.N473])*30; 0)))))" office:value-type="float" office:value="600" calcext:value-type="float">
            <text:p>600</text:p>
          </table:table-cell>
          <table:table-cell table:formula="of:=IF([.B473]=7; 15*[.N473]; 0) + IF(AND([.H472] &gt; 2400; MONTH([.A472])&lt;&gt;MONTH([.A473])); 2400; 0)" office:value-type="float" office:value="0" calcext:value-type="float">
            <text:p>0</text:p>
          </table:table-cell>
          <table:table-cell table:formula="of:=[.D473]+[.F472]" office:value-type="float" office:value="80610" calcext:value-type="float">
            <text:p>80610</text:p>
          </table:table-cell>
          <table:table-cell table:formula="of:=[.E473]+[.G472]" office:value-type="float" office:value="52100" calcext:value-type="float">
            <text:p>52100</text:p>
          </table:table-cell>
          <table:table-cell table:formula="of:=[.F473]-[.G473]" office:value-type="float" office:value="28510" calcext:value-type="float">
            <text:p>28510</text:p>
          </table:table-cell>
          <table:table-cell table:formula="of:=IF(OR([.B473]=6;[.B473]=7); 0; IF([.C473]=&quot;zima&quot;; 2*[.$R$6]; IF([.C473]=&quot;wiosna&quot;; 5*[.$R$6]; IF([.C473]=&quot;lato&quot;; 9*[.$R$6]; IF([.C473]=&quot;jesień&quot;; 4*[.$R$6]; 0)))))" office:value-type="float" office:value="150" calcext:value-type="float">
            <text:p>150</text:p>
          </table:table-cell>
          <table:table-cell table:formula="of:=[.J472]-[.E473]+[.I473]" office:value-type="float" office:value="-6170" calcext:value-type="float">
            <text:p>-6170</text:p>
          </table:table-cell>
          <table:table-cell table:formula="of:=IF(OR([.B473]=6;[.B473]=7); 0; IF([.C473]=&quot;zima&quot;; FLOOR(0.2*[.N473])*30; IF([.C473]=&quot;wiosna&quot;;  FLOOR(0.5*[.N473])*30; IF([.C473]=&quot;lato&quot;;  FLOOR(0.9*[.N473])*30; IF([.C473]=&quot;jesień&quot;;  FLOOR(0.4*[.N473])*30; 0)))))" office:value-type="float" office:value="600" calcext:value-type="float">
            <text:p>600</text:p>
          </table:table-cell>
          <table:table-cell table:formula="of:=IF(MONTH([.A473])&lt;&gt;MONTH([.A474]);1;0)" office:value-type="float" office:value="0" calcext:value-type="float">
            <text:p>0</text:p>
          </table:table-cell>
          <table:table-cell table:formula="of:=IF([.L473]=1;[.H473];0)" office:value-type="float" office:value="0" calcext:value-type="float">
            <text:p>0</text:p>
          </table:table-cell>
          <table:table-cell table:formula="of:=[.N472] + IF([.M472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17" calcext:value-type="date">
            <text:p>17.04.2024</text:p>
          </table:table-cell>
          <table:table-cell table:formula="of:=WEEKDAY([.A474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474]=6;[.B474]=7); 0; IF([.C474]=&quot;zima&quot;; FLOOR(0.2*[.N474])*30; IF([.C474]=&quot;wiosna&quot;;  FLOOR(0.5*[.N474])*30; IF([.C474]=&quot;lato&quot;;  FLOOR(0.9*[.N474])*30; IF([.C474]=&quot;jesień&quot;;  FLOOR(0.4*[.N474])*30; 0)))))" office:value-type="float" office:value="600" calcext:value-type="float">
            <text:p>600</text:p>
          </table:table-cell>
          <table:table-cell table:formula="of:=IF([.B474]=7; 15*[.N474]; 0) + IF(AND([.H473] &gt; 2400; MONTH([.A473])&lt;&gt;MONTH([.A474])); 2400; 0)" office:value-type="float" office:value="0" calcext:value-type="float">
            <text:p>0</text:p>
          </table:table-cell>
          <table:table-cell table:formula="of:=[.D474]+[.F473]" office:value-type="float" office:value="81210" calcext:value-type="float">
            <text:p>81210</text:p>
          </table:table-cell>
          <table:table-cell table:formula="of:=[.E474]+[.G473]" office:value-type="float" office:value="52100" calcext:value-type="float">
            <text:p>52100</text:p>
          </table:table-cell>
          <table:table-cell table:formula="of:=[.F474]-[.G474]" office:value-type="float" office:value="29110" calcext:value-type="float">
            <text:p>29110</text:p>
          </table:table-cell>
          <table:table-cell table:formula="of:=IF(OR([.B474]=6;[.B474]=7); 0; IF([.C474]=&quot;zima&quot;; 2*[.$R$6]; IF([.C474]=&quot;wiosna&quot;; 5*[.$R$6]; IF([.C474]=&quot;lato&quot;; 9*[.$R$6]; IF([.C474]=&quot;jesień&quot;; 4*[.$R$6]; 0)))))" office:value-type="float" office:value="150" calcext:value-type="float">
            <text:p>150</text:p>
          </table:table-cell>
          <table:table-cell table:formula="of:=[.J473]-[.E474]+[.I474]" office:value-type="float" office:value="-6020" calcext:value-type="float">
            <text:p>-6020</text:p>
          </table:table-cell>
          <table:table-cell table:formula="of:=IF(OR([.B474]=6;[.B474]=7); 0; IF([.C474]=&quot;zima&quot;; FLOOR(0.2*[.N474])*30; IF([.C474]=&quot;wiosna&quot;;  FLOOR(0.5*[.N474])*30; IF([.C474]=&quot;lato&quot;;  FLOOR(0.9*[.N474])*30; IF([.C474]=&quot;jesień&quot;;  FLOOR(0.4*[.N474])*30; 0)))))" office:value-type="float" office:value="600" calcext:value-type="float">
            <text:p>600</text:p>
          </table:table-cell>
          <table:table-cell table:formula="of:=IF(MONTH([.A474])&lt;&gt;MONTH([.A475]);1;0)" office:value-type="float" office:value="0" calcext:value-type="float">
            <text:p>0</text:p>
          </table:table-cell>
          <table:table-cell table:formula="of:=IF([.L474]=1;[.H474];0)" office:value-type="float" office:value="0" calcext:value-type="float">
            <text:p>0</text:p>
          </table:table-cell>
          <table:table-cell table:formula="of:=[.N473] + IF([.M473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18" calcext:value-type="date">
            <text:p>18.04.2024</text:p>
          </table:table-cell>
          <table:table-cell table:formula="of:=WEEKDAY([.A475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475]=6;[.B475]=7); 0; IF([.C475]=&quot;zima&quot;; FLOOR(0.2*[.N475])*30; IF([.C475]=&quot;wiosna&quot;;  FLOOR(0.5*[.N475])*30; IF([.C475]=&quot;lato&quot;;  FLOOR(0.9*[.N475])*30; IF([.C475]=&quot;jesień&quot;;  FLOOR(0.4*[.N475])*30; 0)))))" office:value-type="float" office:value="600" calcext:value-type="float">
            <text:p>600</text:p>
          </table:table-cell>
          <table:table-cell table:formula="of:=IF([.B475]=7; 15*[.N475]; 0) + IF(AND([.H474] &gt; 2400; MONTH([.A474])&lt;&gt;MONTH([.A475])); 2400; 0)" office:value-type="float" office:value="0" calcext:value-type="float">
            <text:p>0</text:p>
          </table:table-cell>
          <table:table-cell table:formula="of:=[.D475]+[.F474]" office:value-type="float" office:value="81810" calcext:value-type="float">
            <text:p>81810</text:p>
          </table:table-cell>
          <table:table-cell table:formula="of:=[.E475]+[.G474]" office:value-type="float" office:value="52100" calcext:value-type="float">
            <text:p>52100</text:p>
          </table:table-cell>
          <table:table-cell table:formula="of:=[.F475]-[.G475]" office:value-type="float" office:value="29710" calcext:value-type="float">
            <text:p>29710</text:p>
          </table:table-cell>
          <table:table-cell table:formula="of:=IF(OR([.B475]=6;[.B475]=7); 0; IF([.C475]=&quot;zima&quot;; 2*[.$R$6]; IF([.C475]=&quot;wiosna&quot;; 5*[.$R$6]; IF([.C475]=&quot;lato&quot;; 9*[.$R$6]; IF([.C475]=&quot;jesień&quot;; 4*[.$R$6]; 0)))))" office:value-type="float" office:value="150" calcext:value-type="float">
            <text:p>150</text:p>
          </table:table-cell>
          <table:table-cell table:formula="of:=[.J474]-[.E475]+[.I475]" office:value-type="float" office:value="-5870" calcext:value-type="float">
            <text:p>-5870</text:p>
          </table:table-cell>
          <table:table-cell table:formula="of:=IF(OR([.B475]=6;[.B475]=7); 0; IF([.C475]=&quot;zima&quot;; FLOOR(0.2*[.N475])*30; IF([.C475]=&quot;wiosna&quot;;  FLOOR(0.5*[.N475])*30; IF([.C475]=&quot;lato&quot;;  FLOOR(0.9*[.N475])*30; IF([.C475]=&quot;jesień&quot;;  FLOOR(0.4*[.N475])*30; 0)))))" office:value-type="float" office:value="600" calcext:value-type="float">
            <text:p>600</text:p>
          </table:table-cell>
          <table:table-cell table:formula="of:=IF(MONTH([.A475])&lt;&gt;MONTH([.A476]);1;0)" office:value-type="float" office:value="0" calcext:value-type="float">
            <text:p>0</text:p>
          </table:table-cell>
          <table:table-cell table:formula="of:=IF([.L475]=1;[.H475];0)" office:value-type="float" office:value="0" calcext:value-type="float">
            <text:p>0</text:p>
          </table:table-cell>
          <table:table-cell table:formula="of:=[.N474] + IF([.M474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19" calcext:value-type="date">
            <text:p>19.04.2024</text:p>
          </table:table-cell>
          <table:table-cell table:formula="of:=WEEKDAY([.A476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476]=6;[.B476]=7); 0; IF([.C476]=&quot;zima&quot;; FLOOR(0.2*[.N476])*30; IF([.C476]=&quot;wiosna&quot;;  FLOOR(0.5*[.N476])*30; IF([.C476]=&quot;lato&quot;;  FLOOR(0.9*[.N476])*30; IF([.C476]=&quot;jesień&quot;;  FLOOR(0.4*[.N476])*30; 0)))))" office:value-type="float" office:value="600" calcext:value-type="float">
            <text:p>600</text:p>
          </table:table-cell>
          <table:table-cell table:formula="of:=IF([.B476]=7; 15*[.N476]; 0) + IF(AND([.H475] &gt; 2400; MONTH([.A475])&lt;&gt;MONTH([.A476])); 2400; 0)" office:value-type="float" office:value="0" calcext:value-type="float">
            <text:p>0</text:p>
          </table:table-cell>
          <table:table-cell table:formula="of:=[.D476]+[.F475]" office:value-type="float" office:value="82410" calcext:value-type="float">
            <text:p>82410</text:p>
          </table:table-cell>
          <table:table-cell table:formula="of:=[.E476]+[.G475]" office:value-type="float" office:value="52100" calcext:value-type="float">
            <text:p>52100</text:p>
          </table:table-cell>
          <table:table-cell table:formula="of:=[.F476]-[.G476]" office:value-type="float" office:value="30310" calcext:value-type="float">
            <text:p>30310</text:p>
          </table:table-cell>
          <table:table-cell table:formula="of:=IF(OR([.B476]=6;[.B476]=7); 0; IF([.C476]=&quot;zima&quot;; 2*[.$R$6]; IF([.C476]=&quot;wiosna&quot;; 5*[.$R$6]; IF([.C476]=&quot;lato&quot;; 9*[.$R$6]; IF([.C476]=&quot;jesień&quot;; 4*[.$R$6]; 0)))))" office:value-type="float" office:value="150" calcext:value-type="float">
            <text:p>150</text:p>
          </table:table-cell>
          <table:table-cell table:formula="of:=[.J475]-[.E476]+[.I476]" office:value-type="float" office:value="-5720" calcext:value-type="float">
            <text:p>-5720</text:p>
          </table:table-cell>
          <table:table-cell table:formula="of:=IF(OR([.B476]=6;[.B476]=7); 0; IF([.C476]=&quot;zima&quot;; FLOOR(0.2*[.N476])*30; IF([.C476]=&quot;wiosna&quot;;  FLOOR(0.5*[.N476])*30; IF([.C476]=&quot;lato&quot;;  FLOOR(0.9*[.N476])*30; IF([.C476]=&quot;jesień&quot;;  FLOOR(0.4*[.N476])*30; 0)))))" office:value-type="float" office:value="600" calcext:value-type="float">
            <text:p>600</text:p>
          </table:table-cell>
          <table:table-cell table:formula="of:=IF(MONTH([.A476])&lt;&gt;MONTH([.A477]);1;0)" office:value-type="float" office:value="0" calcext:value-type="float">
            <text:p>0</text:p>
          </table:table-cell>
          <table:table-cell table:formula="of:=IF([.L476]=1;[.H476];0)" office:value-type="float" office:value="0" calcext:value-type="float">
            <text:p>0</text:p>
          </table:table-cell>
          <table:table-cell table:formula="of:=[.N475] + IF([.M475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20" calcext:value-type="date">
            <text:p>20.04.2024</text:p>
          </table:table-cell>
          <table:table-cell table:formula="of:=WEEKDAY([.A477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477]=6;[.B477]=7); 0; IF([.C477]=&quot;zima&quot;; FLOOR(0.2*[.N477])*30; IF([.C477]=&quot;wiosna&quot;;  FLOOR(0.5*[.N477])*30; IF([.C477]=&quot;lato&quot;;  FLOOR(0.9*[.N477])*30; IF([.C477]=&quot;jesień&quot;;  FLOOR(0.4*[.N477])*30; 0)))))" office:value-type="float" office:value="0" calcext:value-type="float">
            <text:p>0</text:p>
          </table:table-cell>
          <table:table-cell table:formula="of:=IF([.B477]=7; 15*[.N477]; 0) + IF(AND([.H476] &gt; 2400; MONTH([.A476])&lt;&gt;MONTH([.A477])); 2400; 0)" office:value-type="float" office:value="0" calcext:value-type="float">
            <text:p>0</text:p>
          </table:table-cell>
          <table:table-cell table:formula="of:=[.D477]+[.F476]" office:value-type="float" office:value="82410" calcext:value-type="float">
            <text:p>82410</text:p>
          </table:table-cell>
          <table:table-cell table:formula="of:=[.E477]+[.G476]" office:value-type="float" office:value="52100" calcext:value-type="float">
            <text:p>52100</text:p>
          </table:table-cell>
          <table:table-cell table:formula="of:=[.F477]-[.G477]" office:value-type="float" office:value="30310" calcext:value-type="float">
            <text:p>30310</text:p>
          </table:table-cell>
          <table:table-cell table:formula="of:=IF(OR([.B477]=6;[.B477]=7); 0; IF([.C477]=&quot;zima&quot;; 2*[.$R$6]; IF([.C477]=&quot;wiosna&quot;; 5*[.$R$6]; IF([.C477]=&quot;lato&quot;; 9*[.$R$6]; IF([.C477]=&quot;jesień&quot;; 4*[.$R$6]; 0)))))" office:value-type="float" office:value="0" calcext:value-type="float">
            <text:p>0</text:p>
          </table:table-cell>
          <table:table-cell table:formula="of:=[.J476]-[.E477]+[.I477]" office:value-type="float" office:value="-5720" calcext:value-type="float">
            <text:p>-5720</text:p>
          </table:table-cell>
          <table:table-cell table:formula="of:=IF(OR([.B477]=6;[.B477]=7); 0; IF([.C477]=&quot;zima&quot;; FLOOR(0.2*[.N477])*30; IF([.C477]=&quot;wiosna&quot;;  FLOOR(0.5*[.N477])*30; IF([.C477]=&quot;lato&quot;;  FLOOR(0.9*[.N477])*30; IF([.C477]=&quot;jesień&quot;;  FLOOR(0.4*[.N477])*30; 0)))))" office:value-type="float" office:value="0" calcext:value-type="float">
            <text:p>0</text:p>
          </table:table-cell>
          <table:table-cell table:formula="of:=IF(MONTH([.A477])&lt;&gt;MONTH([.A478]);1;0)" office:value-type="float" office:value="0" calcext:value-type="float">
            <text:p>0</text:p>
          </table:table-cell>
          <table:table-cell table:formula="of:=IF([.L477]=1;[.H477];0)" office:value-type="float" office:value="0" calcext:value-type="float">
            <text:p>0</text:p>
          </table:table-cell>
          <table:table-cell table:formula="of:=[.N476] + IF([.M476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21" calcext:value-type="date">
            <text:p>21.04.2024</text:p>
          </table:table-cell>
          <table:table-cell table:formula="of:=WEEKDAY([.A478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478]=6;[.B478]=7); 0; IF([.C478]=&quot;zima&quot;; FLOOR(0.2*[.N478])*30; IF([.C478]=&quot;wiosna&quot;;  FLOOR(0.5*[.N478])*30; IF([.C478]=&quot;lato&quot;;  FLOOR(0.9*[.N478])*30; IF([.C478]=&quot;jesień&quot;;  FLOOR(0.4*[.N478])*30; 0)))))" office:value-type="float" office:value="0" calcext:value-type="float">
            <text:p>0</text:p>
          </table:table-cell>
          <table:table-cell table:formula="of:=IF([.B478]=7; 15*[.N478]; 0) + IF(AND([.H477] &gt; 2400; MONTH([.A477])&lt;&gt;MONTH([.A478])); 2400; 0)" office:value-type="float" office:value="600" calcext:value-type="float">
            <text:p>600</text:p>
          </table:table-cell>
          <table:table-cell table:formula="of:=[.D478]+[.F477]" office:value-type="float" office:value="82410" calcext:value-type="float">
            <text:p>82410</text:p>
          </table:table-cell>
          <table:table-cell table:formula="of:=[.E478]+[.G477]" office:value-type="float" office:value="52700" calcext:value-type="float">
            <text:p>52700</text:p>
          </table:table-cell>
          <table:table-cell table:formula="of:=[.F478]-[.G478]" office:value-type="float" office:value="29710" calcext:value-type="float">
            <text:p>29710</text:p>
          </table:table-cell>
          <table:table-cell table:formula="of:=IF(OR([.B478]=6;[.B478]=7); 0; IF([.C478]=&quot;zima&quot;; 2*[.$R$6]; IF([.C478]=&quot;wiosna&quot;; 5*[.$R$6]; IF([.C478]=&quot;lato&quot;; 9*[.$R$6]; IF([.C478]=&quot;jesień&quot;; 4*[.$R$6]; 0)))))" office:value-type="float" office:value="0" calcext:value-type="float">
            <text:p>0</text:p>
          </table:table-cell>
          <table:table-cell table:formula="of:=[.J477]-[.E478]+[.I478]" office:value-type="float" office:value="-6320" calcext:value-type="float">
            <text:p>-6320</text:p>
          </table:table-cell>
          <table:table-cell table:formula="of:=IF(OR([.B478]=6;[.B478]=7); 0; IF([.C478]=&quot;zima&quot;; FLOOR(0.2*[.N478])*30; IF([.C478]=&quot;wiosna&quot;;  FLOOR(0.5*[.N478])*30; IF([.C478]=&quot;lato&quot;;  FLOOR(0.9*[.N478])*30; IF([.C478]=&quot;jesień&quot;;  FLOOR(0.4*[.N478])*30; 0)))))" office:value-type="float" office:value="0" calcext:value-type="float">
            <text:p>0</text:p>
          </table:table-cell>
          <table:table-cell table:formula="of:=IF(MONTH([.A478])&lt;&gt;MONTH([.A479]);1;0)" office:value-type="float" office:value="0" calcext:value-type="float">
            <text:p>0</text:p>
          </table:table-cell>
          <table:table-cell table:formula="of:=IF([.L478]=1;[.H478];0)" office:value-type="float" office:value="0" calcext:value-type="float">
            <text:p>0</text:p>
          </table:table-cell>
          <table:table-cell table:formula="of:=[.N477] + IF([.M477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22" calcext:value-type="date">
            <text:p>22.04.2024</text:p>
          </table:table-cell>
          <table:table-cell table:formula="of:=WEEKDAY([.A479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479]=6;[.B479]=7); 0; IF([.C479]=&quot;zima&quot;; FLOOR(0.2*[.N479])*30; IF([.C479]=&quot;wiosna&quot;;  FLOOR(0.5*[.N479])*30; IF([.C479]=&quot;lato&quot;;  FLOOR(0.9*[.N479])*30; IF([.C479]=&quot;jesień&quot;;  FLOOR(0.4*[.N479])*30; 0)))))" office:value-type="float" office:value="600" calcext:value-type="float">
            <text:p>600</text:p>
          </table:table-cell>
          <table:table-cell table:formula="of:=IF([.B479]=7; 15*[.N479]; 0) + IF(AND([.H478] &gt; 2400; MONTH([.A478])&lt;&gt;MONTH([.A479])); 2400; 0)" office:value-type="float" office:value="0" calcext:value-type="float">
            <text:p>0</text:p>
          </table:table-cell>
          <table:table-cell table:formula="of:=[.D479]+[.F478]" office:value-type="float" office:value="83010" calcext:value-type="float">
            <text:p>83010</text:p>
          </table:table-cell>
          <table:table-cell table:formula="of:=[.E479]+[.G478]" office:value-type="float" office:value="52700" calcext:value-type="float">
            <text:p>52700</text:p>
          </table:table-cell>
          <table:table-cell table:formula="of:=[.F479]-[.G479]" office:value-type="float" office:value="30310" calcext:value-type="float">
            <text:p>30310</text:p>
          </table:table-cell>
          <table:table-cell table:formula="of:=IF(OR([.B479]=6;[.B479]=7); 0; IF([.C479]=&quot;zima&quot;; 2*[.$R$6]; IF([.C479]=&quot;wiosna&quot;; 5*[.$R$6]; IF([.C479]=&quot;lato&quot;; 9*[.$R$6]; IF([.C479]=&quot;jesień&quot;; 4*[.$R$6]; 0)))))" office:value-type="float" office:value="150" calcext:value-type="float">
            <text:p>150</text:p>
          </table:table-cell>
          <table:table-cell table:formula="of:=[.J478]-[.E479]+[.I479]" office:value-type="float" office:value="-6170" calcext:value-type="float">
            <text:p>-6170</text:p>
          </table:table-cell>
          <table:table-cell table:formula="of:=IF(OR([.B479]=6;[.B479]=7); 0; IF([.C479]=&quot;zima&quot;; FLOOR(0.2*[.N479])*30; IF([.C479]=&quot;wiosna&quot;;  FLOOR(0.5*[.N479])*30; IF([.C479]=&quot;lato&quot;;  FLOOR(0.9*[.N479])*30; IF([.C479]=&quot;jesień&quot;;  FLOOR(0.4*[.N479])*30; 0)))))" office:value-type="float" office:value="600" calcext:value-type="float">
            <text:p>600</text:p>
          </table:table-cell>
          <table:table-cell table:formula="of:=IF(MONTH([.A479])&lt;&gt;MONTH([.A480]);1;0)" office:value-type="float" office:value="0" calcext:value-type="float">
            <text:p>0</text:p>
          </table:table-cell>
          <table:table-cell table:formula="of:=IF([.L479]=1;[.H479];0)" office:value-type="float" office:value="0" calcext:value-type="float">
            <text:p>0</text:p>
          </table:table-cell>
          <table:table-cell table:formula="of:=[.N478] + IF([.M478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23" calcext:value-type="date">
            <text:p>23.04.2024</text:p>
          </table:table-cell>
          <table:table-cell table:formula="of:=WEEKDAY([.A480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480]=6;[.B480]=7); 0; IF([.C480]=&quot;zima&quot;; FLOOR(0.2*[.N480])*30; IF([.C480]=&quot;wiosna&quot;;  FLOOR(0.5*[.N480])*30; IF([.C480]=&quot;lato&quot;;  FLOOR(0.9*[.N480])*30; IF([.C480]=&quot;jesień&quot;;  FLOOR(0.4*[.N480])*30; 0)))))" office:value-type="float" office:value="600" calcext:value-type="float">
            <text:p>600</text:p>
          </table:table-cell>
          <table:table-cell table:formula="of:=IF([.B480]=7; 15*[.N480]; 0) + IF(AND([.H479] &gt; 2400; MONTH([.A479])&lt;&gt;MONTH([.A480])); 2400; 0)" office:value-type="float" office:value="0" calcext:value-type="float">
            <text:p>0</text:p>
          </table:table-cell>
          <table:table-cell table:formula="of:=[.D480]+[.F479]" office:value-type="float" office:value="83610" calcext:value-type="float">
            <text:p>83610</text:p>
          </table:table-cell>
          <table:table-cell table:formula="of:=[.E480]+[.G479]" office:value-type="float" office:value="52700" calcext:value-type="float">
            <text:p>52700</text:p>
          </table:table-cell>
          <table:table-cell table:formula="of:=[.F480]-[.G480]" office:value-type="float" office:value="30910" calcext:value-type="float">
            <text:p>30910</text:p>
          </table:table-cell>
          <table:table-cell table:formula="of:=IF(OR([.B480]=6;[.B480]=7); 0; IF([.C480]=&quot;zima&quot;; 2*[.$R$6]; IF([.C480]=&quot;wiosna&quot;; 5*[.$R$6]; IF([.C480]=&quot;lato&quot;; 9*[.$R$6]; IF([.C480]=&quot;jesień&quot;; 4*[.$R$6]; 0)))))" office:value-type="float" office:value="150" calcext:value-type="float">
            <text:p>150</text:p>
          </table:table-cell>
          <table:table-cell table:formula="of:=[.J479]-[.E480]+[.I480]" office:value-type="float" office:value="-6020" calcext:value-type="float">
            <text:p>-6020</text:p>
          </table:table-cell>
          <table:table-cell table:formula="of:=IF(OR([.B480]=6;[.B480]=7); 0; IF([.C480]=&quot;zima&quot;; FLOOR(0.2*[.N480])*30; IF([.C480]=&quot;wiosna&quot;;  FLOOR(0.5*[.N480])*30; IF([.C480]=&quot;lato&quot;;  FLOOR(0.9*[.N480])*30; IF([.C480]=&quot;jesień&quot;;  FLOOR(0.4*[.N480])*30; 0)))))" office:value-type="float" office:value="600" calcext:value-type="float">
            <text:p>600</text:p>
          </table:table-cell>
          <table:table-cell table:formula="of:=IF(MONTH([.A480])&lt;&gt;MONTH([.A481]);1;0)" office:value-type="float" office:value="0" calcext:value-type="float">
            <text:p>0</text:p>
          </table:table-cell>
          <table:table-cell table:formula="of:=IF([.L480]=1;[.H480];0)" office:value-type="float" office:value="0" calcext:value-type="float">
            <text:p>0</text:p>
          </table:table-cell>
          <table:table-cell table:formula="of:=[.N479] + IF([.M479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24" calcext:value-type="date">
            <text:p>24.04.2024</text:p>
          </table:table-cell>
          <table:table-cell table:formula="of:=WEEKDAY([.A481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481]=6;[.B481]=7); 0; IF([.C481]=&quot;zima&quot;; FLOOR(0.2*[.N481])*30; IF([.C481]=&quot;wiosna&quot;;  FLOOR(0.5*[.N481])*30; IF([.C481]=&quot;lato&quot;;  FLOOR(0.9*[.N481])*30; IF([.C481]=&quot;jesień&quot;;  FLOOR(0.4*[.N481])*30; 0)))))" office:value-type="float" office:value="600" calcext:value-type="float">
            <text:p>600</text:p>
          </table:table-cell>
          <table:table-cell table:formula="of:=IF([.B481]=7; 15*[.N481]; 0) + IF(AND([.H480] &gt; 2400; MONTH([.A480])&lt;&gt;MONTH([.A481])); 2400; 0)" office:value-type="float" office:value="0" calcext:value-type="float">
            <text:p>0</text:p>
          </table:table-cell>
          <table:table-cell table:formula="of:=[.D481]+[.F480]" office:value-type="float" office:value="84210" calcext:value-type="float">
            <text:p>84210</text:p>
          </table:table-cell>
          <table:table-cell table:formula="of:=[.E481]+[.G480]" office:value-type="float" office:value="52700" calcext:value-type="float">
            <text:p>52700</text:p>
          </table:table-cell>
          <table:table-cell table:formula="of:=[.F481]-[.G481]" office:value-type="float" office:value="31510" calcext:value-type="float">
            <text:p>31510</text:p>
          </table:table-cell>
          <table:table-cell table:formula="of:=IF(OR([.B481]=6;[.B481]=7); 0; IF([.C481]=&quot;zima&quot;; 2*[.$R$6]; IF([.C481]=&quot;wiosna&quot;; 5*[.$R$6]; IF([.C481]=&quot;lato&quot;; 9*[.$R$6]; IF([.C481]=&quot;jesień&quot;; 4*[.$R$6]; 0)))))" office:value-type="float" office:value="150" calcext:value-type="float">
            <text:p>150</text:p>
          </table:table-cell>
          <table:table-cell table:formula="of:=[.J480]-[.E481]+[.I481]" office:value-type="float" office:value="-5870" calcext:value-type="float">
            <text:p>-5870</text:p>
          </table:table-cell>
          <table:table-cell table:formula="of:=IF(OR([.B481]=6;[.B481]=7); 0; IF([.C481]=&quot;zima&quot;; FLOOR(0.2*[.N481])*30; IF([.C481]=&quot;wiosna&quot;;  FLOOR(0.5*[.N481])*30; IF([.C481]=&quot;lato&quot;;  FLOOR(0.9*[.N481])*30; IF([.C481]=&quot;jesień&quot;;  FLOOR(0.4*[.N481])*30; 0)))))" office:value-type="float" office:value="600" calcext:value-type="float">
            <text:p>600</text:p>
          </table:table-cell>
          <table:table-cell table:formula="of:=IF(MONTH([.A481])&lt;&gt;MONTH([.A482]);1;0)" office:value-type="float" office:value="0" calcext:value-type="float">
            <text:p>0</text:p>
          </table:table-cell>
          <table:table-cell table:formula="of:=IF([.L481]=1;[.H481];0)" office:value-type="float" office:value="0" calcext:value-type="float">
            <text:p>0</text:p>
          </table:table-cell>
          <table:table-cell table:formula="of:=[.N480] + IF([.M480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25" calcext:value-type="date">
            <text:p>25.04.2024</text:p>
          </table:table-cell>
          <table:table-cell table:formula="of:=WEEKDAY([.A482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482]=6;[.B482]=7); 0; IF([.C482]=&quot;zima&quot;; FLOOR(0.2*[.N482])*30; IF([.C482]=&quot;wiosna&quot;;  FLOOR(0.5*[.N482])*30; IF([.C482]=&quot;lato&quot;;  FLOOR(0.9*[.N482])*30; IF([.C482]=&quot;jesień&quot;;  FLOOR(0.4*[.N482])*30; 0)))))" office:value-type="float" office:value="600" calcext:value-type="float">
            <text:p>600</text:p>
          </table:table-cell>
          <table:table-cell table:formula="of:=IF([.B482]=7; 15*[.N482]; 0) + IF(AND([.H481] &gt; 2400; MONTH([.A481])&lt;&gt;MONTH([.A482])); 2400; 0)" office:value-type="float" office:value="0" calcext:value-type="float">
            <text:p>0</text:p>
          </table:table-cell>
          <table:table-cell table:formula="of:=[.D482]+[.F481]" office:value-type="float" office:value="84810" calcext:value-type="float">
            <text:p>84810</text:p>
          </table:table-cell>
          <table:table-cell table:formula="of:=[.E482]+[.G481]" office:value-type="float" office:value="52700" calcext:value-type="float">
            <text:p>52700</text:p>
          </table:table-cell>
          <table:table-cell table:formula="of:=[.F482]-[.G482]" office:value-type="float" office:value="32110" calcext:value-type="float">
            <text:p>32110</text:p>
          </table:table-cell>
          <table:table-cell table:formula="of:=IF(OR([.B482]=6;[.B482]=7); 0; IF([.C482]=&quot;zima&quot;; 2*[.$R$6]; IF([.C482]=&quot;wiosna&quot;; 5*[.$R$6]; IF([.C482]=&quot;lato&quot;; 9*[.$R$6]; IF([.C482]=&quot;jesień&quot;; 4*[.$R$6]; 0)))))" office:value-type="float" office:value="150" calcext:value-type="float">
            <text:p>150</text:p>
          </table:table-cell>
          <table:table-cell table:formula="of:=[.J481]-[.E482]+[.I482]" office:value-type="float" office:value="-5720" calcext:value-type="float">
            <text:p>-5720</text:p>
          </table:table-cell>
          <table:table-cell table:formula="of:=IF(OR([.B482]=6;[.B482]=7); 0; IF([.C482]=&quot;zima&quot;; FLOOR(0.2*[.N482])*30; IF([.C482]=&quot;wiosna&quot;;  FLOOR(0.5*[.N482])*30; IF([.C482]=&quot;lato&quot;;  FLOOR(0.9*[.N482])*30; IF([.C482]=&quot;jesień&quot;;  FLOOR(0.4*[.N482])*30; 0)))))" office:value-type="float" office:value="600" calcext:value-type="float">
            <text:p>600</text:p>
          </table:table-cell>
          <table:table-cell table:formula="of:=IF(MONTH([.A482])&lt;&gt;MONTH([.A483]);1;0)" office:value-type="float" office:value="0" calcext:value-type="float">
            <text:p>0</text:p>
          </table:table-cell>
          <table:table-cell table:formula="of:=IF([.L482]=1;[.H482];0)" office:value-type="float" office:value="0" calcext:value-type="float">
            <text:p>0</text:p>
          </table:table-cell>
          <table:table-cell table:formula="of:=[.N481] + IF([.M481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26" calcext:value-type="date">
            <text:p>26.04.2024</text:p>
          </table:table-cell>
          <table:table-cell table:formula="of:=WEEKDAY([.A483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483]=6;[.B483]=7); 0; IF([.C483]=&quot;zima&quot;; FLOOR(0.2*[.N483])*30; IF([.C483]=&quot;wiosna&quot;;  FLOOR(0.5*[.N483])*30; IF([.C483]=&quot;lato&quot;;  FLOOR(0.9*[.N483])*30; IF([.C483]=&quot;jesień&quot;;  FLOOR(0.4*[.N483])*30; 0)))))" office:value-type="float" office:value="600" calcext:value-type="float">
            <text:p>600</text:p>
          </table:table-cell>
          <table:table-cell table:formula="of:=IF([.B483]=7; 15*[.N483]; 0) + IF(AND([.H482] &gt; 2400; MONTH([.A482])&lt;&gt;MONTH([.A483])); 2400; 0)" office:value-type="float" office:value="0" calcext:value-type="float">
            <text:p>0</text:p>
          </table:table-cell>
          <table:table-cell table:formula="of:=[.D483]+[.F482]" office:value-type="float" office:value="85410" calcext:value-type="float">
            <text:p>85410</text:p>
          </table:table-cell>
          <table:table-cell table:formula="of:=[.E483]+[.G482]" office:value-type="float" office:value="52700" calcext:value-type="float">
            <text:p>52700</text:p>
          </table:table-cell>
          <table:table-cell table:formula="of:=[.F483]-[.G483]" office:value-type="float" office:value="32710" calcext:value-type="float">
            <text:p>32710</text:p>
          </table:table-cell>
          <table:table-cell table:formula="of:=IF(OR([.B483]=6;[.B483]=7); 0; IF([.C483]=&quot;zima&quot;; 2*[.$R$6]; IF([.C483]=&quot;wiosna&quot;; 5*[.$R$6]; IF([.C483]=&quot;lato&quot;; 9*[.$R$6]; IF([.C483]=&quot;jesień&quot;; 4*[.$R$6]; 0)))))" office:value-type="float" office:value="150" calcext:value-type="float">
            <text:p>150</text:p>
          </table:table-cell>
          <table:table-cell table:formula="of:=[.J482]-[.E483]+[.I483]" office:value-type="float" office:value="-5570" calcext:value-type="float">
            <text:p>-5570</text:p>
          </table:table-cell>
          <table:table-cell table:formula="of:=IF(OR([.B483]=6;[.B483]=7); 0; IF([.C483]=&quot;zima&quot;; FLOOR(0.2*[.N483])*30; IF([.C483]=&quot;wiosna&quot;;  FLOOR(0.5*[.N483])*30; IF([.C483]=&quot;lato&quot;;  FLOOR(0.9*[.N483])*30; IF([.C483]=&quot;jesień&quot;;  FLOOR(0.4*[.N483])*30; 0)))))" office:value-type="float" office:value="600" calcext:value-type="float">
            <text:p>600</text:p>
          </table:table-cell>
          <table:table-cell table:formula="of:=IF(MONTH([.A483])&lt;&gt;MONTH([.A484]);1;0)" office:value-type="float" office:value="0" calcext:value-type="float">
            <text:p>0</text:p>
          </table:table-cell>
          <table:table-cell table:formula="of:=IF([.L483]=1;[.H483];0)" office:value-type="float" office:value="0" calcext:value-type="float">
            <text:p>0</text:p>
          </table:table-cell>
          <table:table-cell table:formula="of:=[.N482] + IF([.M482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27" calcext:value-type="date">
            <text:p>27.04.2024</text:p>
          </table:table-cell>
          <table:table-cell table:formula="of:=WEEKDAY([.A484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484]=6;[.B484]=7); 0; IF([.C484]=&quot;zima&quot;; FLOOR(0.2*[.N484])*30; IF([.C484]=&quot;wiosna&quot;;  FLOOR(0.5*[.N484])*30; IF([.C484]=&quot;lato&quot;;  FLOOR(0.9*[.N484])*30; IF([.C484]=&quot;jesień&quot;;  FLOOR(0.4*[.N484])*30; 0)))))" office:value-type="float" office:value="0" calcext:value-type="float">
            <text:p>0</text:p>
          </table:table-cell>
          <table:table-cell table:formula="of:=IF([.B484]=7; 15*[.N484]; 0) + IF(AND([.H483] &gt; 2400; MONTH([.A483])&lt;&gt;MONTH([.A484])); 2400; 0)" office:value-type="float" office:value="0" calcext:value-type="float">
            <text:p>0</text:p>
          </table:table-cell>
          <table:table-cell table:formula="of:=[.D484]+[.F483]" office:value-type="float" office:value="85410" calcext:value-type="float">
            <text:p>85410</text:p>
          </table:table-cell>
          <table:table-cell table:formula="of:=[.E484]+[.G483]" office:value-type="float" office:value="52700" calcext:value-type="float">
            <text:p>52700</text:p>
          </table:table-cell>
          <table:table-cell table:formula="of:=[.F484]-[.G484]" office:value-type="float" office:value="32710" calcext:value-type="float">
            <text:p>32710</text:p>
          </table:table-cell>
          <table:table-cell table:formula="of:=IF(OR([.B484]=6;[.B484]=7); 0; IF([.C484]=&quot;zima&quot;; 2*[.$R$6]; IF([.C484]=&quot;wiosna&quot;; 5*[.$R$6]; IF([.C484]=&quot;lato&quot;; 9*[.$R$6]; IF([.C484]=&quot;jesień&quot;; 4*[.$R$6]; 0)))))" office:value-type="float" office:value="0" calcext:value-type="float">
            <text:p>0</text:p>
          </table:table-cell>
          <table:table-cell table:formula="of:=[.J483]-[.E484]+[.I484]" office:value-type="float" office:value="-5570" calcext:value-type="float">
            <text:p>-5570</text:p>
          </table:table-cell>
          <table:table-cell table:formula="of:=IF(OR([.B484]=6;[.B484]=7); 0; IF([.C484]=&quot;zima&quot;; FLOOR(0.2*[.N484])*30; IF([.C484]=&quot;wiosna&quot;;  FLOOR(0.5*[.N484])*30; IF([.C484]=&quot;lato&quot;;  FLOOR(0.9*[.N484])*30; IF([.C484]=&quot;jesień&quot;;  FLOOR(0.4*[.N484])*30; 0)))))" office:value-type="float" office:value="0" calcext:value-type="float">
            <text:p>0</text:p>
          </table:table-cell>
          <table:table-cell table:formula="of:=IF(MONTH([.A484])&lt;&gt;MONTH([.A485]);1;0)" office:value-type="float" office:value="0" calcext:value-type="float">
            <text:p>0</text:p>
          </table:table-cell>
          <table:table-cell table:formula="of:=IF([.L484]=1;[.H484];0)" office:value-type="float" office:value="0" calcext:value-type="float">
            <text:p>0</text:p>
          </table:table-cell>
          <table:table-cell table:formula="of:=[.N483] + IF([.M483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28" calcext:value-type="date">
            <text:p>28.04.2024</text:p>
          </table:table-cell>
          <table:table-cell table:formula="of:=WEEKDAY([.A485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485]=6;[.B485]=7); 0; IF([.C485]=&quot;zima&quot;; FLOOR(0.2*[.N485])*30; IF([.C485]=&quot;wiosna&quot;;  FLOOR(0.5*[.N485])*30; IF([.C485]=&quot;lato&quot;;  FLOOR(0.9*[.N485])*30; IF([.C485]=&quot;jesień&quot;;  FLOOR(0.4*[.N485])*30; 0)))))" office:value-type="float" office:value="0" calcext:value-type="float">
            <text:p>0</text:p>
          </table:table-cell>
          <table:table-cell table:formula="of:=IF([.B485]=7; 15*[.N485]; 0) + IF(AND([.H484] &gt; 2400; MONTH([.A484])&lt;&gt;MONTH([.A485])); 2400; 0)" office:value-type="float" office:value="600" calcext:value-type="float">
            <text:p>600</text:p>
          </table:table-cell>
          <table:table-cell table:formula="of:=[.D485]+[.F484]" office:value-type="float" office:value="85410" calcext:value-type="float">
            <text:p>85410</text:p>
          </table:table-cell>
          <table:table-cell table:formula="of:=[.E485]+[.G484]" office:value-type="float" office:value="53300" calcext:value-type="float">
            <text:p>53300</text:p>
          </table:table-cell>
          <table:table-cell table:formula="of:=[.F485]-[.G485]" office:value-type="float" office:value="32110" calcext:value-type="float">
            <text:p>32110</text:p>
          </table:table-cell>
          <table:table-cell table:formula="of:=IF(OR([.B485]=6;[.B485]=7); 0; IF([.C485]=&quot;zima&quot;; 2*[.$R$6]; IF([.C485]=&quot;wiosna&quot;; 5*[.$R$6]; IF([.C485]=&quot;lato&quot;; 9*[.$R$6]; IF([.C485]=&quot;jesień&quot;; 4*[.$R$6]; 0)))))" office:value-type="float" office:value="0" calcext:value-type="float">
            <text:p>0</text:p>
          </table:table-cell>
          <table:table-cell table:formula="of:=[.J484]-[.E485]+[.I485]" office:value-type="float" office:value="-6170" calcext:value-type="float">
            <text:p>-6170</text:p>
          </table:table-cell>
          <table:table-cell table:formula="of:=IF(OR([.B485]=6;[.B485]=7); 0; IF([.C485]=&quot;zima&quot;; FLOOR(0.2*[.N485])*30; IF([.C485]=&quot;wiosna&quot;;  FLOOR(0.5*[.N485])*30; IF([.C485]=&quot;lato&quot;;  FLOOR(0.9*[.N485])*30; IF([.C485]=&quot;jesień&quot;;  FLOOR(0.4*[.N485])*30; 0)))))" office:value-type="float" office:value="0" calcext:value-type="float">
            <text:p>0</text:p>
          </table:table-cell>
          <table:table-cell table:formula="of:=IF(MONTH([.A485])&lt;&gt;MONTH([.A486]);1;0)" office:value-type="float" office:value="0" calcext:value-type="float">
            <text:p>0</text:p>
          </table:table-cell>
          <table:table-cell table:formula="of:=IF([.L485]=1;[.H485];0)" office:value-type="float" office:value="0" calcext:value-type="float">
            <text:p>0</text:p>
          </table:table-cell>
          <table:table-cell table:formula="of:=[.N484] + IF([.M484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29" calcext:value-type="date">
            <text:p>29.04.2024</text:p>
          </table:table-cell>
          <table:table-cell table:formula="of:=WEEKDAY([.A486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486]=6;[.B486]=7); 0; IF([.C486]=&quot;zima&quot;; FLOOR(0.2*[.N486])*30; IF([.C486]=&quot;wiosna&quot;;  FLOOR(0.5*[.N486])*30; IF([.C486]=&quot;lato&quot;;  FLOOR(0.9*[.N486])*30; IF([.C486]=&quot;jesień&quot;;  FLOOR(0.4*[.N486])*30; 0)))))" office:value-type="float" office:value="600" calcext:value-type="float">
            <text:p>600</text:p>
          </table:table-cell>
          <table:table-cell table:formula="of:=IF([.B486]=7; 15*[.N486]; 0) + IF(AND([.H485] &gt; 2400; MONTH([.A485])&lt;&gt;MONTH([.A486])); 2400; 0)" office:value-type="float" office:value="0" calcext:value-type="float">
            <text:p>0</text:p>
          </table:table-cell>
          <table:table-cell table:formula="of:=[.D486]+[.F485]" office:value-type="float" office:value="86010" calcext:value-type="float">
            <text:p>86010</text:p>
          </table:table-cell>
          <table:table-cell table:formula="of:=[.E486]+[.G485]" office:value-type="float" office:value="53300" calcext:value-type="float">
            <text:p>53300</text:p>
          </table:table-cell>
          <table:table-cell table:formula="of:=[.F486]-[.G486]" office:value-type="float" office:value="32710" calcext:value-type="float">
            <text:p>32710</text:p>
          </table:table-cell>
          <table:table-cell table:formula="of:=IF(OR([.B486]=6;[.B486]=7); 0; IF([.C486]=&quot;zima&quot;; 2*[.$R$6]; IF([.C486]=&quot;wiosna&quot;; 5*[.$R$6]; IF([.C486]=&quot;lato&quot;; 9*[.$R$6]; IF([.C486]=&quot;jesień&quot;; 4*[.$R$6]; 0)))))" office:value-type="float" office:value="150" calcext:value-type="float">
            <text:p>150</text:p>
          </table:table-cell>
          <table:table-cell table:formula="of:=[.J485]-[.E486]+[.I486]" office:value-type="float" office:value="-6020" calcext:value-type="float">
            <text:p>-6020</text:p>
          </table:table-cell>
          <table:table-cell table:formula="of:=IF(OR([.B486]=6;[.B486]=7); 0; IF([.C486]=&quot;zima&quot;; FLOOR(0.2*[.N486])*30; IF([.C486]=&quot;wiosna&quot;;  FLOOR(0.5*[.N486])*30; IF([.C486]=&quot;lato&quot;;  FLOOR(0.9*[.N486])*30; IF([.C486]=&quot;jesień&quot;;  FLOOR(0.4*[.N486])*30; 0)))))" office:value-type="float" office:value="600" calcext:value-type="float">
            <text:p>600</text:p>
          </table:table-cell>
          <table:table-cell table:formula="of:=IF(MONTH([.A486])&lt;&gt;MONTH([.A487]);1;0)" office:value-type="float" office:value="0" calcext:value-type="float">
            <text:p>0</text:p>
          </table:table-cell>
          <table:table-cell table:formula="of:=IF([.L486]=1;[.H486];0)" office:value-type="float" office:value="0" calcext:value-type="float">
            <text:p>0</text:p>
          </table:table-cell>
          <table:table-cell table:formula="of:=[.N485] + IF([.M485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4-30" calcext:value-type="date">
            <text:p>30.04.2024</text:p>
          </table:table-cell>
          <table:table-cell table:formula="of:=WEEKDAY([.A487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487]=6;[.B487]=7); 0; IF([.C487]=&quot;zima&quot;; FLOOR(0.2*[.N487])*30; IF([.C487]=&quot;wiosna&quot;;  FLOOR(0.5*[.N487])*30; IF([.C487]=&quot;lato&quot;;  FLOOR(0.9*[.N487])*30; IF([.C487]=&quot;jesień&quot;;  FLOOR(0.4*[.N487])*30; 0)))))" office:value-type="float" office:value="600" calcext:value-type="float">
            <text:p>600</text:p>
          </table:table-cell>
          <table:table-cell table:formula="of:=IF([.B487]=7; 15*[.N487]; 0) + IF(AND([.H486] &gt; 2400; MONTH([.A486])&lt;&gt;MONTH([.A487])); 2400; 0)" office:value-type="float" office:value="0" calcext:value-type="float">
            <text:p>0</text:p>
          </table:table-cell>
          <table:table-cell table:formula="of:=[.D487]+[.F486]" office:value-type="float" office:value="86610" calcext:value-type="float">
            <text:p>86610</text:p>
          </table:table-cell>
          <table:table-cell table:formula="of:=[.E487]+[.G486]" office:value-type="float" office:value="53300" calcext:value-type="float">
            <text:p>53300</text:p>
          </table:table-cell>
          <table:table-cell table:formula="of:=[.F487]-[.G487]" office:value-type="float" office:value="33310" calcext:value-type="float">
            <text:p>33310</text:p>
          </table:table-cell>
          <table:table-cell table:formula="of:=IF(OR([.B487]=6;[.B487]=7); 0; IF([.C487]=&quot;zima&quot;; 2*[.$R$6]; IF([.C487]=&quot;wiosna&quot;; 5*[.$R$6]; IF([.C487]=&quot;lato&quot;; 9*[.$R$6]; IF([.C487]=&quot;jesień&quot;; 4*[.$R$6]; 0)))))" office:value-type="float" office:value="150" calcext:value-type="float">
            <text:p>150</text:p>
          </table:table-cell>
          <table:table-cell table:formula="of:=[.J486]-[.E487]+[.I487]" office:value-type="float" office:value="-5870" calcext:value-type="float">
            <text:p>-5870</text:p>
          </table:table-cell>
          <table:table-cell table:formula="of:=IF(OR([.B487]=6;[.B487]=7); 0; IF([.C487]=&quot;zima&quot;; FLOOR(0.2*[.N487])*30; IF([.C487]=&quot;wiosna&quot;;  FLOOR(0.5*[.N487])*30; IF([.C487]=&quot;lato&quot;;  FLOOR(0.9*[.N487])*30; IF([.C487]=&quot;jesień&quot;;  FLOOR(0.4*[.N487])*30; 0)))))" office:value-type="float" office:value="600" calcext:value-type="float">
            <text:p>600</text:p>
          </table:table-cell>
          <table:table-cell table:formula="of:=IF(MONTH([.A487])&lt;&gt;MONTH([.A488]);1;0)" office:value-type="float" office:value="1" calcext:value-type="float">
            <text:p>1</text:p>
          </table:table-cell>
          <table:table-cell table:formula="of:=IF([.L487]=1;[.H487];0)" office:value-type="float" office:value="33310" calcext:value-type="float">
            <text:p>33310</text:p>
          </table:table-cell>
          <table:table-cell table:formula="of:=[.N486] + IF([.M486]&gt;=2400; 3; 0)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date" office:date-value="2024-05-01" calcext:value-type="date">
            <text:p>1.05.2024</text:p>
          </table:table-cell>
          <table:table-cell table:formula="of:=WEEKDAY([.A488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488]=6;[.B488]=7); 0; IF([.C488]=&quot;zima&quot;; FLOOR(0.2*[.N488])*30; IF([.C488]=&quot;wiosna&quot;;  FLOOR(0.5*[.N488])*30; IF([.C488]=&quot;lato&quot;;  FLOOR(0.9*[.N488])*30; IF([.C488]=&quot;jesień&quot;;  FLOOR(0.4*[.N488])*30; 0)))))" office:value-type="float" office:value="630" calcext:value-type="float">
            <text:p>630</text:p>
          </table:table-cell>
          <table:table-cell table:formula="of:=IF([.B488]=7; 15*[.N488]; 0) + IF(AND([.H487] &gt; 2400; MONTH([.A487])&lt;&gt;MONTH([.A488])); 2400; 0)" office:value-type="float" office:value="2400" calcext:value-type="float">
            <text:p>2400</text:p>
          </table:table-cell>
          <table:table-cell table:formula="of:=[.D488]+[.F487]" office:value-type="float" office:value="87240" calcext:value-type="float">
            <text:p>87240</text:p>
          </table:table-cell>
          <table:table-cell table:formula="of:=[.E488]+[.G487]" office:value-type="float" office:value="55700" calcext:value-type="float">
            <text:p>55700</text:p>
          </table:table-cell>
          <table:table-cell table:formula="of:=[.F488]-[.G488]" office:value-type="float" office:value="31540" calcext:value-type="float">
            <text:p>31540</text:p>
          </table:table-cell>
          <table:table-cell table:formula="of:=IF(OR([.B488]=6;[.B488]=7); 0; IF([.C488]=&quot;zima&quot;; 2*[.$R$6]; IF([.C488]=&quot;wiosna&quot;; 5*[.$R$6]; IF([.C488]=&quot;lato&quot;; 9*[.$R$6]; IF([.C488]=&quot;jesień&quot;; 4*[.$R$6]; 0)))))" office:value-type="float" office:value="150" calcext:value-type="float">
            <text:p>150</text:p>
          </table:table-cell>
          <table:table-cell table:formula="of:=[.J487]-[.E488]+[.I488]" office:value-type="float" office:value="-8120" calcext:value-type="float">
            <text:p>-8120</text:p>
          </table:table-cell>
          <table:table-cell table:formula="of:=IF(OR([.B488]=6;[.B488]=7); 0; IF([.C488]=&quot;zima&quot;; FLOOR(0.2*[.N488])*30; IF([.C488]=&quot;wiosna&quot;;  FLOOR(0.5*[.N488])*30; IF([.C488]=&quot;lato&quot;;  FLOOR(0.9*[.N488])*30; IF([.C488]=&quot;jesień&quot;;  FLOOR(0.4*[.N488])*30; 0)))))" office:value-type="float" office:value="630" calcext:value-type="float">
            <text:p>630</text:p>
          </table:table-cell>
          <table:table-cell table:formula="of:=IF(MONTH([.A488])&lt;&gt;MONTH([.A489]);1;0)" office:value-type="float" office:value="0" calcext:value-type="float">
            <text:p>0</text:p>
          </table:table-cell>
          <table:table-cell table:formula="of:=IF([.L488]=1;[.H488];0)" office:value-type="float" office:value="0" calcext:value-type="float">
            <text:p>0</text:p>
          </table:table-cell>
          <table:table-cell table:formula="of:=[.N487] + IF([.M487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02" calcext:value-type="date">
            <text:p>2.05.2024</text:p>
          </table:table-cell>
          <table:table-cell table:formula="of:=WEEKDAY([.A489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489]=6;[.B489]=7); 0; IF([.C489]=&quot;zima&quot;; FLOOR(0.2*[.N489])*30; IF([.C489]=&quot;wiosna&quot;;  FLOOR(0.5*[.N489])*30; IF([.C489]=&quot;lato&quot;;  FLOOR(0.9*[.N489])*30; IF([.C489]=&quot;jesień&quot;;  FLOOR(0.4*[.N489])*30; 0)))))" office:value-type="float" office:value="630" calcext:value-type="float">
            <text:p>630</text:p>
          </table:table-cell>
          <table:table-cell table:formula="of:=IF([.B489]=7; 15*[.N489]; 0) + IF(AND([.H488] &gt; 2400; MONTH([.A488])&lt;&gt;MONTH([.A489])); 2400; 0)" office:value-type="float" office:value="0" calcext:value-type="float">
            <text:p>0</text:p>
          </table:table-cell>
          <table:table-cell table:formula="of:=[.D489]+[.F488]" office:value-type="float" office:value="87870" calcext:value-type="float">
            <text:p>87870</text:p>
          </table:table-cell>
          <table:table-cell table:formula="of:=[.E489]+[.G488]" office:value-type="float" office:value="55700" calcext:value-type="float">
            <text:p>55700</text:p>
          </table:table-cell>
          <table:table-cell table:formula="of:=[.F489]-[.G489]" office:value-type="float" office:value="32170" calcext:value-type="float">
            <text:p>32170</text:p>
          </table:table-cell>
          <table:table-cell table:formula="of:=IF(OR([.B489]=6;[.B489]=7); 0; IF([.C489]=&quot;zima&quot;; 2*[.$R$6]; IF([.C489]=&quot;wiosna&quot;; 5*[.$R$6]; IF([.C489]=&quot;lato&quot;; 9*[.$R$6]; IF([.C489]=&quot;jesień&quot;; 4*[.$R$6]; 0)))))" office:value-type="float" office:value="150" calcext:value-type="float">
            <text:p>150</text:p>
          </table:table-cell>
          <table:table-cell table:formula="of:=[.J488]-[.E489]+[.I489]" office:value-type="float" office:value="-7970" calcext:value-type="float">
            <text:p>-7970</text:p>
          </table:table-cell>
          <table:table-cell table:formula="of:=IF(OR([.B489]=6;[.B489]=7); 0; IF([.C489]=&quot;zima&quot;; FLOOR(0.2*[.N489])*30; IF([.C489]=&quot;wiosna&quot;;  FLOOR(0.5*[.N489])*30; IF([.C489]=&quot;lato&quot;;  FLOOR(0.9*[.N489])*30; IF([.C489]=&quot;jesień&quot;;  FLOOR(0.4*[.N489])*30; 0)))))" office:value-type="float" office:value="630" calcext:value-type="float">
            <text:p>630</text:p>
          </table:table-cell>
          <table:table-cell table:formula="of:=IF(MONTH([.A489])&lt;&gt;MONTH([.A490]);1;0)" office:value-type="float" office:value="0" calcext:value-type="float">
            <text:p>0</text:p>
          </table:table-cell>
          <table:table-cell table:formula="of:=IF([.L489]=1;[.H489];0)" office:value-type="float" office:value="0" calcext:value-type="float">
            <text:p>0</text:p>
          </table:table-cell>
          <table:table-cell table:formula="of:=[.N488] + IF([.M488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03" calcext:value-type="date">
            <text:p>3.05.2024</text:p>
          </table:table-cell>
          <table:table-cell table:formula="of:=WEEKDAY([.A490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490]=6;[.B490]=7); 0; IF([.C490]=&quot;zima&quot;; FLOOR(0.2*[.N490])*30; IF([.C490]=&quot;wiosna&quot;;  FLOOR(0.5*[.N490])*30; IF([.C490]=&quot;lato&quot;;  FLOOR(0.9*[.N490])*30; IF([.C490]=&quot;jesień&quot;;  FLOOR(0.4*[.N490])*30; 0)))))" office:value-type="float" office:value="630" calcext:value-type="float">
            <text:p>630</text:p>
          </table:table-cell>
          <table:table-cell table:formula="of:=IF([.B490]=7; 15*[.N490]; 0) + IF(AND([.H489] &gt; 2400; MONTH([.A489])&lt;&gt;MONTH([.A490])); 2400; 0)" office:value-type="float" office:value="0" calcext:value-type="float">
            <text:p>0</text:p>
          </table:table-cell>
          <table:table-cell table:formula="of:=[.D490]+[.F489]" office:value-type="float" office:value="88500" calcext:value-type="float">
            <text:p>88500</text:p>
          </table:table-cell>
          <table:table-cell table:formula="of:=[.E490]+[.G489]" office:value-type="float" office:value="55700" calcext:value-type="float">
            <text:p>55700</text:p>
          </table:table-cell>
          <table:table-cell table:formula="of:=[.F490]-[.G490]" office:value-type="float" office:value="32800" calcext:value-type="float">
            <text:p>32800</text:p>
          </table:table-cell>
          <table:table-cell table:formula="of:=IF(OR([.B490]=6;[.B490]=7); 0; IF([.C490]=&quot;zima&quot;; 2*[.$R$6]; IF([.C490]=&quot;wiosna&quot;; 5*[.$R$6]; IF([.C490]=&quot;lato&quot;; 9*[.$R$6]; IF([.C490]=&quot;jesień&quot;; 4*[.$R$6]; 0)))))" office:value-type="float" office:value="150" calcext:value-type="float">
            <text:p>150</text:p>
          </table:table-cell>
          <table:table-cell table:formula="of:=[.J489]-[.E490]+[.I490]" office:value-type="float" office:value="-7820" calcext:value-type="float">
            <text:p>-7820</text:p>
          </table:table-cell>
          <table:table-cell table:formula="of:=IF(OR([.B490]=6;[.B490]=7); 0; IF([.C490]=&quot;zima&quot;; FLOOR(0.2*[.N490])*30; IF([.C490]=&quot;wiosna&quot;;  FLOOR(0.5*[.N490])*30; IF([.C490]=&quot;lato&quot;;  FLOOR(0.9*[.N490])*30; IF([.C490]=&quot;jesień&quot;;  FLOOR(0.4*[.N490])*30; 0)))))" office:value-type="float" office:value="630" calcext:value-type="float">
            <text:p>630</text:p>
          </table:table-cell>
          <table:table-cell table:formula="of:=IF(MONTH([.A490])&lt;&gt;MONTH([.A491]);1;0)" office:value-type="float" office:value="0" calcext:value-type="float">
            <text:p>0</text:p>
          </table:table-cell>
          <table:table-cell table:formula="of:=IF([.L490]=1;[.H490];0)" office:value-type="float" office:value="0" calcext:value-type="float">
            <text:p>0</text:p>
          </table:table-cell>
          <table:table-cell table:formula="of:=[.N489] + IF([.M489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04" calcext:value-type="date">
            <text:p>4.05.2024</text:p>
          </table:table-cell>
          <table:table-cell table:formula="of:=WEEKDAY([.A491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491]=6;[.B491]=7); 0; IF([.C491]=&quot;zima&quot;; FLOOR(0.2*[.N491])*30; IF([.C491]=&quot;wiosna&quot;;  FLOOR(0.5*[.N491])*30; IF([.C491]=&quot;lato&quot;;  FLOOR(0.9*[.N491])*30; IF([.C491]=&quot;jesień&quot;;  FLOOR(0.4*[.N491])*30; 0)))))" office:value-type="float" office:value="0" calcext:value-type="float">
            <text:p>0</text:p>
          </table:table-cell>
          <table:table-cell table:formula="of:=IF([.B491]=7; 15*[.N491]; 0) + IF(AND([.H490] &gt; 2400; MONTH([.A490])&lt;&gt;MONTH([.A491])); 2400; 0)" office:value-type="float" office:value="0" calcext:value-type="float">
            <text:p>0</text:p>
          </table:table-cell>
          <table:table-cell table:formula="of:=[.D491]+[.F490]" office:value-type="float" office:value="88500" calcext:value-type="float">
            <text:p>88500</text:p>
          </table:table-cell>
          <table:table-cell table:formula="of:=[.E491]+[.G490]" office:value-type="float" office:value="55700" calcext:value-type="float">
            <text:p>55700</text:p>
          </table:table-cell>
          <table:table-cell table:formula="of:=[.F491]-[.G491]" office:value-type="float" office:value="32800" calcext:value-type="float">
            <text:p>32800</text:p>
          </table:table-cell>
          <table:table-cell table:formula="of:=IF(OR([.B491]=6;[.B491]=7); 0; IF([.C491]=&quot;zima&quot;; 2*[.$R$6]; IF([.C491]=&quot;wiosna&quot;; 5*[.$R$6]; IF([.C491]=&quot;lato&quot;; 9*[.$R$6]; IF([.C491]=&quot;jesień&quot;; 4*[.$R$6]; 0)))))" office:value-type="float" office:value="0" calcext:value-type="float">
            <text:p>0</text:p>
          </table:table-cell>
          <table:table-cell table:formula="of:=[.J490]-[.E491]+[.I491]" office:value-type="float" office:value="-7820" calcext:value-type="float">
            <text:p>-7820</text:p>
          </table:table-cell>
          <table:table-cell table:formula="of:=IF(OR([.B491]=6;[.B491]=7); 0; IF([.C491]=&quot;zima&quot;; FLOOR(0.2*[.N491])*30; IF([.C491]=&quot;wiosna&quot;;  FLOOR(0.5*[.N491])*30; IF([.C491]=&quot;lato&quot;;  FLOOR(0.9*[.N491])*30; IF([.C491]=&quot;jesień&quot;;  FLOOR(0.4*[.N491])*30; 0)))))" office:value-type="float" office:value="0" calcext:value-type="float">
            <text:p>0</text:p>
          </table:table-cell>
          <table:table-cell table:formula="of:=IF(MONTH([.A491])&lt;&gt;MONTH([.A492]);1;0)" office:value-type="float" office:value="0" calcext:value-type="float">
            <text:p>0</text:p>
          </table:table-cell>
          <table:table-cell table:formula="of:=IF([.L491]=1;[.H491];0)" office:value-type="float" office:value="0" calcext:value-type="float">
            <text:p>0</text:p>
          </table:table-cell>
          <table:table-cell table:formula="of:=[.N490] + IF([.M490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05" calcext:value-type="date">
            <text:p>5.05.2024</text:p>
          </table:table-cell>
          <table:table-cell table:formula="of:=WEEKDAY([.A492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492]=6;[.B492]=7); 0; IF([.C492]=&quot;zima&quot;; FLOOR(0.2*[.N492])*30; IF([.C492]=&quot;wiosna&quot;;  FLOOR(0.5*[.N492])*30; IF([.C492]=&quot;lato&quot;;  FLOOR(0.9*[.N492])*30; IF([.C492]=&quot;jesień&quot;;  FLOOR(0.4*[.N492])*30; 0)))))" office:value-type="float" office:value="0" calcext:value-type="float">
            <text:p>0</text:p>
          </table:table-cell>
          <table:table-cell table:formula="of:=IF([.B492]=7; 15*[.N492]; 0) + IF(AND([.H491] &gt; 2400; MONTH([.A491])&lt;&gt;MONTH([.A492])); 2400; 0)" office:value-type="float" office:value="645" calcext:value-type="float">
            <text:p>645</text:p>
          </table:table-cell>
          <table:table-cell table:formula="of:=[.D492]+[.F491]" office:value-type="float" office:value="88500" calcext:value-type="float">
            <text:p>88500</text:p>
          </table:table-cell>
          <table:table-cell table:formula="of:=[.E492]+[.G491]" office:value-type="float" office:value="56345" calcext:value-type="float">
            <text:p>56345</text:p>
          </table:table-cell>
          <table:table-cell table:formula="of:=[.F492]-[.G492]" office:value-type="float" office:value="32155" calcext:value-type="float">
            <text:p>32155</text:p>
          </table:table-cell>
          <table:table-cell table:formula="of:=IF(OR([.B492]=6;[.B492]=7); 0; IF([.C492]=&quot;zima&quot;; 2*[.$R$6]; IF([.C492]=&quot;wiosna&quot;; 5*[.$R$6]; IF([.C492]=&quot;lato&quot;; 9*[.$R$6]; IF([.C492]=&quot;jesień&quot;; 4*[.$R$6]; 0)))))" office:value-type="float" office:value="0" calcext:value-type="float">
            <text:p>0</text:p>
          </table:table-cell>
          <table:table-cell table:formula="of:=[.J491]-[.E492]+[.I492]" office:value-type="float" office:value="-8465" calcext:value-type="float">
            <text:p>-8465</text:p>
          </table:table-cell>
          <table:table-cell table:formula="of:=IF(OR([.B492]=6;[.B492]=7); 0; IF([.C492]=&quot;zima&quot;; FLOOR(0.2*[.N492])*30; IF([.C492]=&quot;wiosna&quot;;  FLOOR(0.5*[.N492])*30; IF([.C492]=&quot;lato&quot;;  FLOOR(0.9*[.N492])*30; IF([.C492]=&quot;jesień&quot;;  FLOOR(0.4*[.N492])*30; 0)))))" office:value-type="float" office:value="0" calcext:value-type="float">
            <text:p>0</text:p>
          </table:table-cell>
          <table:table-cell table:formula="of:=IF(MONTH([.A492])&lt;&gt;MONTH([.A493]);1;0)" office:value-type="float" office:value="0" calcext:value-type="float">
            <text:p>0</text:p>
          </table:table-cell>
          <table:table-cell table:formula="of:=IF([.L492]=1;[.H492];0)" office:value-type="float" office:value="0" calcext:value-type="float">
            <text:p>0</text:p>
          </table:table-cell>
          <table:table-cell table:formula="of:=[.N491] + IF([.M491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06" calcext:value-type="date">
            <text:p>6.05.2024</text:p>
          </table:table-cell>
          <table:table-cell table:formula="of:=WEEKDAY([.A493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493]=6;[.B493]=7); 0; IF([.C493]=&quot;zima&quot;; FLOOR(0.2*[.N493])*30; IF([.C493]=&quot;wiosna&quot;;  FLOOR(0.5*[.N493])*30; IF([.C493]=&quot;lato&quot;;  FLOOR(0.9*[.N493])*30; IF([.C493]=&quot;jesień&quot;;  FLOOR(0.4*[.N493])*30; 0)))))" office:value-type="float" office:value="630" calcext:value-type="float">
            <text:p>630</text:p>
          </table:table-cell>
          <table:table-cell table:formula="of:=IF([.B493]=7; 15*[.N493]; 0) + IF(AND([.H492] &gt; 2400; MONTH([.A492])&lt;&gt;MONTH([.A493])); 2400; 0)" office:value-type="float" office:value="0" calcext:value-type="float">
            <text:p>0</text:p>
          </table:table-cell>
          <table:table-cell table:formula="of:=[.D493]+[.F492]" office:value-type="float" office:value="89130" calcext:value-type="float">
            <text:p>89130</text:p>
          </table:table-cell>
          <table:table-cell table:formula="of:=[.E493]+[.G492]" office:value-type="float" office:value="56345" calcext:value-type="float">
            <text:p>56345</text:p>
          </table:table-cell>
          <table:table-cell table:formula="of:=[.F493]-[.G493]" office:value-type="float" office:value="32785" calcext:value-type="float">
            <text:p>32785</text:p>
          </table:table-cell>
          <table:table-cell table:formula="of:=IF(OR([.B493]=6;[.B493]=7); 0; IF([.C493]=&quot;zima&quot;; 2*[.$R$6]; IF([.C493]=&quot;wiosna&quot;; 5*[.$R$6]; IF([.C493]=&quot;lato&quot;; 9*[.$R$6]; IF([.C493]=&quot;jesień&quot;; 4*[.$R$6]; 0)))))" office:value-type="float" office:value="150" calcext:value-type="float">
            <text:p>150</text:p>
          </table:table-cell>
          <table:table-cell table:formula="of:=[.J492]-[.E493]+[.I493]" office:value-type="float" office:value="-8315" calcext:value-type="float">
            <text:p>-8315</text:p>
          </table:table-cell>
          <table:table-cell table:formula="of:=IF(OR([.B493]=6;[.B493]=7); 0; IF([.C493]=&quot;zima&quot;; FLOOR(0.2*[.N493])*30; IF([.C493]=&quot;wiosna&quot;;  FLOOR(0.5*[.N493])*30; IF([.C493]=&quot;lato&quot;;  FLOOR(0.9*[.N493])*30; IF([.C493]=&quot;jesień&quot;;  FLOOR(0.4*[.N493])*30; 0)))))" office:value-type="float" office:value="630" calcext:value-type="float">
            <text:p>630</text:p>
          </table:table-cell>
          <table:table-cell table:formula="of:=IF(MONTH([.A493])&lt;&gt;MONTH([.A494]);1;0)" office:value-type="float" office:value="0" calcext:value-type="float">
            <text:p>0</text:p>
          </table:table-cell>
          <table:table-cell table:formula="of:=IF([.L493]=1;[.H493];0)" office:value-type="float" office:value="0" calcext:value-type="float">
            <text:p>0</text:p>
          </table:table-cell>
          <table:table-cell table:formula="of:=[.N492] + IF([.M492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07" calcext:value-type="date">
            <text:p>7.05.2024</text:p>
          </table:table-cell>
          <table:table-cell table:formula="of:=WEEKDAY([.A494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494]=6;[.B494]=7); 0; IF([.C494]=&quot;zima&quot;; FLOOR(0.2*[.N494])*30; IF([.C494]=&quot;wiosna&quot;;  FLOOR(0.5*[.N494])*30; IF([.C494]=&quot;lato&quot;;  FLOOR(0.9*[.N494])*30; IF([.C494]=&quot;jesień&quot;;  FLOOR(0.4*[.N494])*30; 0)))))" office:value-type="float" office:value="630" calcext:value-type="float">
            <text:p>630</text:p>
          </table:table-cell>
          <table:table-cell table:formula="of:=IF([.B494]=7; 15*[.N494]; 0) + IF(AND([.H493] &gt; 2400; MONTH([.A493])&lt;&gt;MONTH([.A494])); 2400; 0)" office:value-type="float" office:value="0" calcext:value-type="float">
            <text:p>0</text:p>
          </table:table-cell>
          <table:table-cell table:formula="of:=[.D494]+[.F493]" office:value-type="float" office:value="89760" calcext:value-type="float">
            <text:p>89760</text:p>
          </table:table-cell>
          <table:table-cell table:formula="of:=[.E494]+[.G493]" office:value-type="float" office:value="56345" calcext:value-type="float">
            <text:p>56345</text:p>
          </table:table-cell>
          <table:table-cell table:formula="of:=[.F494]-[.G494]" office:value-type="float" office:value="33415" calcext:value-type="float">
            <text:p>33415</text:p>
          </table:table-cell>
          <table:table-cell table:formula="of:=IF(OR([.B494]=6;[.B494]=7); 0; IF([.C494]=&quot;zima&quot;; 2*[.$R$6]; IF([.C494]=&quot;wiosna&quot;; 5*[.$R$6]; IF([.C494]=&quot;lato&quot;; 9*[.$R$6]; IF([.C494]=&quot;jesień&quot;; 4*[.$R$6]; 0)))))" office:value-type="float" office:value="150" calcext:value-type="float">
            <text:p>150</text:p>
          </table:table-cell>
          <table:table-cell table:formula="of:=[.J493]-[.E494]+[.I494]" office:value-type="float" office:value="-8165" calcext:value-type="float">
            <text:p>-8165</text:p>
          </table:table-cell>
          <table:table-cell table:formula="of:=IF(OR([.B494]=6;[.B494]=7); 0; IF([.C494]=&quot;zima&quot;; FLOOR(0.2*[.N494])*30; IF([.C494]=&quot;wiosna&quot;;  FLOOR(0.5*[.N494])*30; IF([.C494]=&quot;lato&quot;;  FLOOR(0.9*[.N494])*30; IF([.C494]=&quot;jesień&quot;;  FLOOR(0.4*[.N494])*30; 0)))))" office:value-type="float" office:value="630" calcext:value-type="float">
            <text:p>630</text:p>
          </table:table-cell>
          <table:table-cell table:formula="of:=IF(MONTH([.A494])&lt;&gt;MONTH([.A495]);1;0)" office:value-type="float" office:value="0" calcext:value-type="float">
            <text:p>0</text:p>
          </table:table-cell>
          <table:table-cell table:formula="of:=IF([.L494]=1;[.H494];0)" office:value-type="float" office:value="0" calcext:value-type="float">
            <text:p>0</text:p>
          </table:table-cell>
          <table:table-cell table:formula="of:=[.N493] + IF([.M493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08" calcext:value-type="date">
            <text:p>8.05.2024</text:p>
          </table:table-cell>
          <table:table-cell table:formula="of:=WEEKDAY([.A495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495]=6;[.B495]=7); 0; IF([.C495]=&quot;zima&quot;; FLOOR(0.2*[.N495])*30; IF([.C495]=&quot;wiosna&quot;;  FLOOR(0.5*[.N495])*30; IF([.C495]=&quot;lato&quot;;  FLOOR(0.9*[.N495])*30; IF([.C495]=&quot;jesień&quot;;  FLOOR(0.4*[.N495])*30; 0)))))" office:value-type="float" office:value="630" calcext:value-type="float">
            <text:p>630</text:p>
          </table:table-cell>
          <table:table-cell table:formula="of:=IF([.B495]=7; 15*[.N495]; 0) + IF(AND([.H494] &gt; 2400; MONTH([.A494])&lt;&gt;MONTH([.A495])); 2400; 0)" office:value-type="float" office:value="0" calcext:value-type="float">
            <text:p>0</text:p>
          </table:table-cell>
          <table:table-cell table:formula="of:=[.D495]+[.F494]" office:value-type="float" office:value="90390" calcext:value-type="float">
            <text:p>90390</text:p>
          </table:table-cell>
          <table:table-cell table:formula="of:=[.E495]+[.G494]" office:value-type="float" office:value="56345" calcext:value-type="float">
            <text:p>56345</text:p>
          </table:table-cell>
          <table:table-cell table:formula="of:=[.F495]-[.G495]" office:value-type="float" office:value="34045" calcext:value-type="float">
            <text:p>34045</text:p>
          </table:table-cell>
          <table:table-cell table:formula="of:=IF(OR([.B495]=6;[.B495]=7); 0; IF([.C495]=&quot;zima&quot;; 2*[.$R$6]; IF([.C495]=&quot;wiosna&quot;; 5*[.$R$6]; IF([.C495]=&quot;lato&quot;; 9*[.$R$6]; IF([.C495]=&quot;jesień&quot;; 4*[.$R$6]; 0)))))" office:value-type="float" office:value="150" calcext:value-type="float">
            <text:p>150</text:p>
          </table:table-cell>
          <table:table-cell table:formula="of:=[.J494]-[.E495]+[.I495]" office:value-type="float" office:value="-8015" calcext:value-type="float">
            <text:p>-8015</text:p>
          </table:table-cell>
          <table:table-cell table:formula="of:=IF(OR([.B495]=6;[.B495]=7); 0; IF([.C495]=&quot;zima&quot;; FLOOR(0.2*[.N495])*30; IF([.C495]=&quot;wiosna&quot;;  FLOOR(0.5*[.N495])*30; IF([.C495]=&quot;lato&quot;;  FLOOR(0.9*[.N495])*30; IF([.C495]=&quot;jesień&quot;;  FLOOR(0.4*[.N495])*30; 0)))))" office:value-type="float" office:value="630" calcext:value-type="float">
            <text:p>630</text:p>
          </table:table-cell>
          <table:table-cell table:formula="of:=IF(MONTH([.A495])&lt;&gt;MONTH([.A496]);1;0)" office:value-type="float" office:value="0" calcext:value-type="float">
            <text:p>0</text:p>
          </table:table-cell>
          <table:table-cell table:formula="of:=IF([.L495]=1;[.H495];0)" office:value-type="float" office:value="0" calcext:value-type="float">
            <text:p>0</text:p>
          </table:table-cell>
          <table:table-cell table:formula="of:=[.N494] + IF([.M494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09" calcext:value-type="date">
            <text:p>9.05.2024</text:p>
          </table:table-cell>
          <table:table-cell table:formula="of:=WEEKDAY([.A496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496]=6;[.B496]=7); 0; IF([.C496]=&quot;zima&quot;; FLOOR(0.2*[.N496])*30; IF([.C496]=&quot;wiosna&quot;;  FLOOR(0.5*[.N496])*30; IF([.C496]=&quot;lato&quot;;  FLOOR(0.9*[.N496])*30; IF([.C496]=&quot;jesień&quot;;  FLOOR(0.4*[.N496])*30; 0)))))" office:value-type="float" office:value="630" calcext:value-type="float">
            <text:p>630</text:p>
          </table:table-cell>
          <table:table-cell table:formula="of:=IF([.B496]=7; 15*[.N496]; 0) + IF(AND([.H495] &gt; 2400; MONTH([.A495])&lt;&gt;MONTH([.A496])); 2400; 0)" office:value-type="float" office:value="0" calcext:value-type="float">
            <text:p>0</text:p>
          </table:table-cell>
          <table:table-cell table:formula="of:=[.D496]+[.F495]" office:value-type="float" office:value="91020" calcext:value-type="float">
            <text:p>91020</text:p>
          </table:table-cell>
          <table:table-cell table:formula="of:=[.E496]+[.G495]" office:value-type="float" office:value="56345" calcext:value-type="float">
            <text:p>56345</text:p>
          </table:table-cell>
          <table:table-cell table:formula="of:=[.F496]-[.G496]" office:value-type="float" office:value="34675" calcext:value-type="float">
            <text:p>34675</text:p>
          </table:table-cell>
          <table:table-cell table:formula="of:=IF(OR([.B496]=6;[.B496]=7); 0; IF([.C496]=&quot;zima&quot;; 2*[.$R$6]; IF([.C496]=&quot;wiosna&quot;; 5*[.$R$6]; IF([.C496]=&quot;lato&quot;; 9*[.$R$6]; IF([.C496]=&quot;jesień&quot;; 4*[.$R$6]; 0)))))" office:value-type="float" office:value="150" calcext:value-type="float">
            <text:p>150</text:p>
          </table:table-cell>
          <table:table-cell table:formula="of:=[.J495]-[.E496]+[.I496]" office:value-type="float" office:value="-7865" calcext:value-type="float">
            <text:p>-7865</text:p>
          </table:table-cell>
          <table:table-cell table:formula="of:=IF(OR([.B496]=6;[.B496]=7); 0; IF([.C496]=&quot;zima&quot;; FLOOR(0.2*[.N496])*30; IF([.C496]=&quot;wiosna&quot;;  FLOOR(0.5*[.N496])*30; IF([.C496]=&quot;lato&quot;;  FLOOR(0.9*[.N496])*30; IF([.C496]=&quot;jesień&quot;;  FLOOR(0.4*[.N496])*30; 0)))))" office:value-type="float" office:value="630" calcext:value-type="float">
            <text:p>630</text:p>
          </table:table-cell>
          <table:table-cell table:formula="of:=IF(MONTH([.A496])&lt;&gt;MONTH([.A497]);1;0)" office:value-type="float" office:value="0" calcext:value-type="float">
            <text:p>0</text:p>
          </table:table-cell>
          <table:table-cell table:formula="of:=IF([.L496]=1;[.H496];0)" office:value-type="float" office:value="0" calcext:value-type="float">
            <text:p>0</text:p>
          </table:table-cell>
          <table:table-cell table:formula="of:=[.N495] + IF([.M495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10" calcext:value-type="date">
            <text:p>10.05.2024</text:p>
          </table:table-cell>
          <table:table-cell table:formula="of:=WEEKDAY([.A497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497]=6;[.B497]=7); 0; IF([.C497]=&quot;zima&quot;; FLOOR(0.2*[.N497])*30; IF([.C497]=&quot;wiosna&quot;;  FLOOR(0.5*[.N497])*30; IF([.C497]=&quot;lato&quot;;  FLOOR(0.9*[.N497])*30; IF([.C497]=&quot;jesień&quot;;  FLOOR(0.4*[.N497])*30; 0)))))" office:value-type="float" office:value="630" calcext:value-type="float">
            <text:p>630</text:p>
          </table:table-cell>
          <table:table-cell table:formula="of:=IF([.B497]=7; 15*[.N497]; 0) + IF(AND([.H496] &gt; 2400; MONTH([.A496])&lt;&gt;MONTH([.A497])); 2400; 0)" office:value-type="float" office:value="0" calcext:value-type="float">
            <text:p>0</text:p>
          </table:table-cell>
          <table:table-cell table:formula="of:=[.D497]+[.F496]" office:value-type="float" office:value="91650" calcext:value-type="float">
            <text:p>91650</text:p>
          </table:table-cell>
          <table:table-cell table:formula="of:=[.E497]+[.G496]" office:value-type="float" office:value="56345" calcext:value-type="float">
            <text:p>56345</text:p>
          </table:table-cell>
          <table:table-cell table:formula="of:=[.F497]-[.G497]" office:value-type="float" office:value="35305" calcext:value-type="float">
            <text:p>35305</text:p>
          </table:table-cell>
          <table:table-cell table:formula="of:=IF(OR([.B497]=6;[.B497]=7); 0; IF([.C497]=&quot;zima&quot;; 2*[.$R$6]; IF([.C497]=&quot;wiosna&quot;; 5*[.$R$6]; IF([.C497]=&quot;lato&quot;; 9*[.$R$6]; IF([.C497]=&quot;jesień&quot;; 4*[.$R$6]; 0)))))" office:value-type="float" office:value="150" calcext:value-type="float">
            <text:p>150</text:p>
          </table:table-cell>
          <table:table-cell table:formula="of:=[.J496]-[.E497]+[.I497]" office:value-type="float" office:value="-7715" calcext:value-type="float">
            <text:p>-7715</text:p>
          </table:table-cell>
          <table:table-cell table:formula="of:=IF(OR([.B497]=6;[.B497]=7); 0; IF([.C497]=&quot;zima&quot;; FLOOR(0.2*[.N497])*30; IF([.C497]=&quot;wiosna&quot;;  FLOOR(0.5*[.N497])*30; IF([.C497]=&quot;lato&quot;;  FLOOR(0.9*[.N497])*30; IF([.C497]=&quot;jesień&quot;;  FLOOR(0.4*[.N497])*30; 0)))))" office:value-type="float" office:value="630" calcext:value-type="float">
            <text:p>630</text:p>
          </table:table-cell>
          <table:table-cell table:formula="of:=IF(MONTH([.A497])&lt;&gt;MONTH([.A498]);1;0)" office:value-type="float" office:value="0" calcext:value-type="float">
            <text:p>0</text:p>
          </table:table-cell>
          <table:table-cell table:formula="of:=IF([.L497]=1;[.H497];0)" office:value-type="float" office:value="0" calcext:value-type="float">
            <text:p>0</text:p>
          </table:table-cell>
          <table:table-cell table:formula="of:=[.N496] + IF([.M496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11" calcext:value-type="date">
            <text:p>11.05.2024</text:p>
          </table:table-cell>
          <table:table-cell table:formula="of:=WEEKDAY([.A498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498]=6;[.B498]=7); 0; IF([.C498]=&quot;zima&quot;; FLOOR(0.2*[.N498])*30; IF([.C498]=&quot;wiosna&quot;;  FLOOR(0.5*[.N498])*30; IF([.C498]=&quot;lato&quot;;  FLOOR(0.9*[.N498])*30; IF([.C498]=&quot;jesień&quot;;  FLOOR(0.4*[.N498])*30; 0)))))" office:value-type="float" office:value="0" calcext:value-type="float">
            <text:p>0</text:p>
          </table:table-cell>
          <table:table-cell table:formula="of:=IF([.B498]=7; 15*[.N498]; 0) + IF(AND([.H497] &gt; 2400; MONTH([.A497])&lt;&gt;MONTH([.A498])); 2400; 0)" office:value-type="float" office:value="0" calcext:value-type="float">
            <text:p>0</text:p>
          </table:table-cell>
          <table:table-cell table:formula="of:=[.D498]+[.F497]" office:value-type="float" office:value="91650" calcext:value-type="float">
            <text:p>91650</text:p>
          </table:table-cell>
          <table:table-cell table:formula="of:=[.E498]+[.G497]" office:value-type="float" office:value="56345" calcext:value-type="float">
            <text:p>56345</text:p>
          </table:table-cell>
          <table:table-cell table:formula="of:=[.F498]-[.G498]" office:value-type="float" office:value="35305" calcext:value-type="float">
            <text:p>35305</text:p>
          </table:table-cell>
          <table:table-cell table:formula="of:=IF(OR([.B498]=6;[.B498]=7); 0; IF([.C498]=&quot;zima&quot;; 2*[.$R$6]; IF([.C498]=&quot;wiosna&quot;; 5*[.$R$6]; IF([.C498]=&quot;lato&quot;; 9*[.$R$6]; IF([.C498]=&quot;jesień&quot;; 4*[.$R$6]; 0)))))" office:value-type="float" office:value="0" calcext:value-type="float">
            <text:p>0</text:p>
          </table:table-cell>
          <table:table-cell table:formula="of:=[.J497]-[.E498]+[.I498]" office:value-type="float" office:value="-7715" calcext:value-type="float">
            <text:p>-7715</text:p>
          </table:table-cell>
          <table:table-cell table:formula="of:=IF(OR([.B498]=6;[.B498]=7); 0; IF([.C498]=&quot;zima&quot;; FLOOR(0.2*[.N498])*30; IF([.C498]=&quot;wiosna&quot;;  FLOOR(0.5*[.N498])*30; IF([.C498]=&quot;lato&quot;;  FLOOR(0.9*[.N498])*30; IF([.C498]=&quot;jesień&quot;;  FLOOR(0.4*[.N498])*30; 0)))))" office:value-type="float" office:value="0" calcext:value-type="float">
            <text:p>0</text:p>
          </table:table-cell>
          <table:table-cell table:formula="of:=IF(MONTH([.A498])&lt;&gt;MONTH([.A499]);1;0)" office:value-type="float" office:value="0" calcext:value-type="float">
            <text:p>0</text:p>
          </table:table-cell>
          <table:table-cell table:formula="of:=IF([.L498]=1;[.H498];0)" office:value-type="float" office:value="0" calcext:value-type="float">
            <text:p>0</text:p>
          </table:table-cell>
          <table:table-cell table:formula="of:=[.N497] + IF([.M497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12" calcext:value-type="date">
            <text:p>12.05.2024</text:p>
          </table:table-cell>
          <table:table-cell table:formula="of:=WEEKDAY([.A499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499]=6;[.B499]=7); 0; IF([.C499]=&quot;zima&quot;; FLOOR(0.2*[.N499])*30; IF([.C499]=&quot;wiosna&quot;;  FLOOR(0.5*[.N499])*30; IF([.C499]=&quot;lato&quot;;  FLOOR(0.9*[.N499])*30; IF([.C499]=&quot;jesień&quot;;  FLOOR(0.4*[.N499])*30; 0)))))" office:value-type="float" office:value="0" calcext:value-type="float">
            <text:p>0</text:p>
          </table:table-cell>
          <table:table-cell table:formula="of:=IF([.B499]=7; 15*[.N499]; 0) + IF(AND([.H498] &gt; 2400; MONTH([.A498])&lt;&gt;MONTH([.A499])); 2400; 0)" office:value-type="float" office:value="645" calcext:value-type="float">
            <text:p>645</text:p>
          </table:table-cell>
          <table:table-cell table:formula="of:=[.D499]+[.F498]" office:value-type="float" office:value="91650" calcext:value-type="float">
            <text:p>91650</text:p>
          </table:table-cell>
          <table:table-cell table:formula="of:=[.E499]+[.G498]" office:value-type="float" office:value="56990" calcext:value-type="float">
            <text:p>56990</text:p>
          </table:table-cell>
          <table:table-cell table:formula="of:=[.F499]-[.G499]" office:value-type="float" office:value="34660" calcext:value-type="float">
            <text:p>34660</text:p>
          </table:table-cell>
          <table:table-cell table:formula="of:=IF(OR([.B499]=6;[.B499]=7); 0; IF([.C499]=&quot;zima&quot;; 2*[.$R$6]; IF([.C499]=&quot;wiosna&quot;; 5*[.$R$6]; IF([.C499]=&quot;lato&quot;; 9*[.$R$6]; IF([.C499]=&quot;jesień&quot;; 4*[.$R$6]; 0)))))" office:value-type="float" office:value="0" calcext:value-type="float">
            <text:p>0</text:p>
          </table:table-cell>
          <table:table-cell table:formula="of:=[.J498]-[.E499]+[.I499]" office:value-type="float" office:value="-8360" calcext:value-type="float">
            <text:p>-8360</text:p>
          </table:table-cell>
          <table:table-cell table:formula="of:=IF(OR([.B499]=6;[.B499]=7); 0; IF([.C499]=&quot;zima&quot;; FLOOR(0.2*[.N499])*30; IF([.C499]=&quot;wiosna&quot;;  FLOOR(0.5*[.N499])*30; IF([.C499]=&quot;lato&quot;;  FLOOR(0.9*[.N499])*30; IF([.C499]=&quot;jesień&quot;;  FLOOR(0.4*[.N499])*30; 0)))))" office:value-type="float" office:value="0" calcext:value-type="float">
            <text:p>0</text:p>
          </table:table-cell>
          <table:table-cell table:formula="of:=IF(MONTH([.A499])&lt;&gt;MONTH([.A500]);1;0)" office:value-type="float" office:value="0" calcext:value-type="float">
            <text:p>0</text:p>
          </table:table-cell>
          <table:table-cell table:formula="of:=IF([.L499]=1;[.H499];0)" office:value-type="float" office:value="0" calcext:value-type="float">
            <text:p>0</text:p>
          </table:table-cell>
          <table:table-cell table:formula="of:=[.N498] + IF([.M498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13" calcext:value-type="date">
            <text:p>13.05.2024</text:p>
          </table:table-cell>
          <table:table-cell table:formula="of:=WEEKDAY([.A500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500]=6;[.B500]=7); 0; IF([.C500]=&quot;zima&quot;; FLOOR(0.2*[.N500])*30; IF([.C500]=&quot;wiosna&quot;;  FLOOR(0.5*[.N500])*30; IF([.C500]=&quot;lato&quot;;  FLOOR(0.9*[.N500])*30; IF([.C500]=&quot;jesień&quot;;  FLOOR(0.4*[.N500])*30; 0)))))" office:value-type="float" office:value="630" calcext:value-type="float">
            <text:p>630</text:p>
          </table:table-cell>
          <table:table-cell table:formula="of:=IF([.B500]=7; 15*[.N500]; 0) + IF(AND([.H499] &gt; 2400; MONTH([.A499])&lt;&gt;MONTH([.A500])); 2400; 0)" office:value-type="float" office:value="0" calcext:value-type="float">
            <text:p>0</text:p>
          </table:table-cell>
          <table:table-cell table:formula="of:=[.D500]+[.F499]" office:value-type="float" office:value="92280" calcext:value-type="float">
            <text:p>92280</text:p>
          </table:table-cell>
          <table:table-cell table:formula="of:=[.E500]+[.G499]" office:value-type="float" office:value="56990" calcext:value-type="float">
            <text:p>56990</text:p>
          </table:table-cell>
          <table:table-cell table:formula="of:=[.F500]-[.G500]" office:value-type="float" office:value="35290" calcext:value-type="float">
            <text:p>35290</text:p>
          </table:table-cell>
          <table:table-cell table:formula="of:=IF(OR([.B500]=6;[.B500]=7); 0; IF([.C500]=&quot;zima&quot;; 2*[.$R$6]; IF([.C500]=&quot;wiosna&quot;; 5*[.$R$6]; IF([.C500]=&quot;lato&quot;; 9*[.$R$6]; IF([.C500]=&quot;jesień&quot;; 4*[.$R$6]; 0)))))" office:value-type="float" office:value="150" calcext:value-type="float">
            <text:p>150</text:p>
          </table:table-cell>
          <table:table-cell table:formula="of:=[.J499]-[.E500]+[.I500]" office:value-type="float" office:value="-8210" calcext:value-type="float">
            <text:p>-8210</text:p>
          </table:table-cell>
          <table:table-cell table:formula="of:=IF(OR([.B500]=6;[.B500]=7); 0; IF([.C500]=&quot;zima&quot;; FLOOR(0.2*[.N500])*30; IF([.C500]=&quot;wiosna&quot;;  FLOOR(0.5*[.N500])*30; IF([.C500]=&quot;lato&quot;;  FLOOR(0.9*[.N500])*30; IF([.C500]=&quot;jesień&quot;;  FLOOR(0.4*[.N500])*30; 0)))))" office:value-type="float" office:value="630" calcext:value-type="float">
            <text:p>630</text:p>
          </table:table-cell>
          <table:table-cell table:formula="of:=IF(MONTH([.A500])&lt;&gt;MONTH([.A501]);1;0)" office:value-type="float" office:value="0" calcext:value-type="float">
            <text:p>0</text:p>
          </table:table-cell>
          <table:table-cell table:formula="of:=IF([.L500]=1;[.H500];0)" office:value-type="float" office:value="0" calcext:value-type="float">
            <text:p>0</text:p>
          </table:table-cell>
          <table:table-cell table:formula="of:=[.N499] + IF([.M499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14" calcext:value-type="date">
            <text:p>14.05.2024</text:p>
          </table:table-cell>
          <table:table-cell table:formula="of:=WEEKDAY([.A501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501]=6;[.B501]=7); 0; IF([.C501]=&quot;zima&quot;; FLOOR(0.2*[.N501])*30; IF([.C501]=&quot;wiosna&quot;;  FLOOR(0.5*[.N501])*30; IF([.C501]=&quot;lato&quot;;  FLOOR(0.9*[.N501])*30; IF([.C501]=&quot;jesień&quot;;  FLOOR(0.4*[.N501])*30; 0)))))" office:value-type="float" office:value="630" calcext:value-type="float">
            <text:p>630</text:p>
          </table:table-cell>
          <table:table-cell table:formula="of:=IF([.B501]=7; 15*[.N501]; 0) + IF(AND([.H500] &gt; 2400; MONTH([.A500])&lt;&gt;MONTH([.A501])); 2400; 0)" office:value-type="float" office:value="0" calcext:value-type="float">
            <text:p>0</text:p>
          </table:table-cell>
          <table:table-cell table:formula="of:=[.D501]+[.F500]" office:value-type="float" office:value="92910" calcext:value-type="float">
            <text:p>92910</text:p>
          </table:table-cell>
          <table:table-cell table:formula="of:=[.E501]+[.G500]" office:value-type="float" office:value="56990" calcext:value-type="float">
            <text:p>56990</text:p>
          </table:table-cell>
          <table:table-cell table:formula="of:=[.F501]-[.G501]" office:value-type="float" office:value="35920" calcext:value-type="float">
            <text:p>35920</text:p>
          </table:table-cell>
          <table:table-cell table:formula="of:=IF(OR([.B501]=6;[.B501]=7); 0; IF([.C501]=&quot;zima&quot;; 2*[.$R$6]; IF([.C501]=&quot;wiosna&quot;; 5*[.$R$6]; IF([.C501]=&quot;lato&quot;; 9*[.$R$6]; IF([.C501]=&quot;jesień&quot;; 4*[.$R$6]; 0)))))" office:value-type="float" office:value="150" calcext:value-type="float">
            <text:p>150</text:p>
          </table:table-cell>
          <table:table-cell table:formula="of:=[.J500]-[.E501]+[.I501]" office:value-type="float" office:value="-8060" calcext:value-type="float">
            <text:p>-8060</text:p>
          </table:table-cell>
          <table:table-cell table:formula="of:=IF(OR([.B501]=6;[.B501]=7); 0; IF([.C501]=&quot;zima&quot;; FLOOR(0.2*[.N501])*30; IF([.C501]=&quot;wiosna&quot;;  FLOOR(0.5*[.N501])*30; IF([.C501]=&quot;lato&quot;;  FLOOR(0.9*[.N501])*30; IF([.C501]=&quot;jesień&quot;;  FLOOR(0.4*[.N501])*30; 0)))))" office:value-type="float" office:value="630" calcext:value-type="float">
            <text:p>630</text:p>
          </table:table-cell>
          <table:table-cell table:formula="of:=IF(MONTH([.A501])&lt;&gt;MONTH([.A502]);1;0)" office:value-type="float" office:value="0" calcext:value-type="float">
            <text:p>0</text:p>
          </table:table-cell>
          <table:table-cell table:formula="of:=IF([.L501]=1;[.H501];0)" office:value-type="float" office:value="0" calcext:value-type="float">
            <text:p>0</text:p>
          </table:table-cell>
          <table:table-cell table:formula="of:=[.N500] + IF([.M500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15" calcext:value-type="date">
            <text:p>15.05.2024</text:p>
          </table:table-cell>
          <table:table-cell table:formula="of:=WEEKDAY([.A502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502]=6;[.B502]=7); 0; IF([.C502]=&quot;zima&quot;; FLOOR(0.2*[.N502])*30; IF([.C502]=&quot;wiosna&quot;;  FLOOR(0.5*[.N502])*30; IF([.C502]=&quot;lato&quot;;  FLOOR(0.9*[.N502])*30; IF([.C502]=&quot;jesień&quot;;  FLOOR(0.4*[.N502])*30; 0)))))" office:value-type="float" office:value="630" calcext:value-type="float">
            <text:p>630</text:p>
          </table:table-cell>
          <table:table-cell table:formula="of:=IF([.B502]=7; 15*[.N502]; 0) + IF(AND([.H501] &gt; 2400; MONTH([.A501])&lt;&gt;MONTH([.A502])); 2400; 0)" office:value-type="float" office:value="0" calcext:value-type="float">
            <text:p>0</text:p>
          </table:table-cell>
          <table:table-cell table:formula="of:=[.D502]+[.F501]" office:value-type="float" office:value="93540" calcext:value-type="float">
            <text:p>93540</text:p>
          </table:table-cell>
          <table:table-cell table:formula="of:=[.E502]+[.G501]" office:value-type="float" office:value="56990" calcext:value-type="float">
            <text:p>56990</text:p>
          </table:table-cell>
          <table:table-cell table:formula="of:=[.F502]-[.G502]" office:value-type="float" office:value="36550" calcext:value-type="float">
            <text:p>36550</text:p>
          </table:table-cell>
          <table:table-cell table:formula="of:=IF(OR([.B502]=6;[.B502]=7); 0; IF([.C502]=&quot;zima&quot;; 2*[.$R$6]; IF([.C502]=&quot;wiosna&quot;; 5*[.$R$6]; IF([.C502]=&quot;lato&quot;; 9*[.$R$6]; IF([.C502]=&quot;jesień&quot;; 4*[.$R$6]; 0)))))" office:value-type="float" office:value="150" calcext:value-type="float">
            <text:p>150</text:p>
          </table:table-cell>
          <table:table-cell table:formula="of:=[.J501]-[.E502]+[.I502]" office:value-type="float" office:value="-7910" calcext:value-type="float">
            <text:p>-7910</text:p>
          </table:table-cell>
          <table:table-cell table:formula="of:=IF(OR([.B502]=6;[.B502]=7); 0; IF([.C502]=&quot;zima&quot;; FLOOR(0.2*[.N502])*30; IF([.C502]=&quot;wiosna&quot;;  FLOOR(0.5*[.N502])*30; IF([.C502]=&quot;lato&quot;;  FLOOR(0.9*[.N502])*30; IF([.C502]=&quot;jesień&quot;;  FLOOR(0.4*[.N502])*30; 0)))))" office:value-type="float" office:value="630" calcext:value-type="float">
            <text:p>630</text:p>
          </table:table-cell>
          <table:table-cell table:formula="of:=IF(MONTH([.A502])&lt;&gt;MONTH([.A503]);1;0)" office:value-type="float" office:value="0" calcext:value-type="float">
            <text:p>0</text:p>
          </table:table-cell>
          <table:table-cell table:formula="of:=IF([.L502]=1;[.H502];0)" office:value-type="float" office:value="0" calcext:value-type="float">
            <text:p>0</text:p>
          </table:table-cell>
          <table:table-cell table:formula="of:=[.N501] + IF([.M501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16" calcext:value-type="date">
            <text:p>16.05.2024</text:p>
          </table:table-cell>
          <table:table-cell table:formula="of:=WEEKDAY([.A503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503]=6;[.B503]=7); 0; IF([.C503]=&quot;zima&quot;; FLOOR(0.2*[.N503])*30; IF([.C503]=&quot;wiosna&quot;;  FLOOR(0.5*[.N503])*30; IF([.C503]=&quot;lato&quot;;  FLOOR(0.9*[.N503])*30; IF([.C503]=&quot;jesień&quot;;  FLOOR(0.4*[.N503])*30; 0)))))" office:value-type="float" office:value="630" calcext:value-type="float">
            <text:p>630</text:p>
          </table:table-cell>
          <table:table-cell table:formula="of:=IF([.B503]=7; 15*[.N503]; 0) + IF(AND([.H502] &gt; 2400; MONTH([.A502])&lt;&gt;MONTH([.A503])); 2400; 0)" office:value-type="float" office:value="0" calcext:value-type="float">
            <text:p>0</text:p>
          </table:table-cell>
          <table:table-cell table:formula="of:=[.D503]+[.F502]" office:value-type="float" office:value="94170" calcext:value-type="float">
            <text:p>94170</text:p>
          </table:table-cell>
          <table:table-cell table:formula="of:=[.E503]+[.G502]" office:value-type="float" office:value="56990" calcext:value-type="float">
            <text:p>56990</text:p>
          </table:table-cell>
          <table:table-cell table:formula="of:=[.F503]-[.G503]" office:value-type="float" office:value="37180" calcext:value-type="float">
            <text:p>37180</text:p>
          </table:table-cell>
          <table:table-cell table:formula="of:=IF(OR([.B503]=6;[.B503]=7); 0; IF([.C503]=&quot;zima&quot;; 2*[.$R$6]; IF([.C503]=&quot;wiosna&quot;; 5*[.$R$6]; IF([.C503]=&quot;lato&quot;; 9*[.$R$6]; IF([.C503]=&quot;jesień&quot;; 4*[.$R$6]; 0)))))" office:value-type="float" office:value="150" calcext:value-type="float">
            <text:p>150</text:p>
          </table:table-cell>
          <table:table-cell table:formula="of:=[.J502]-[.E503]+[.I503]" office:value-type="float" office:value="-7760" calcext:value-type="float">
            <text:p>-7760</text:p>
          </table:table-cell>
          <table:table-cell table:formula="of:=IF(OR([.B503]=6;[.B503]=7); 0; IF([.C503]=&quot;zima&quot;; FLOOR(0.2*[.N503])*30; IF([.C503]=&quot;wiosna&quot;;  FLOOR(0.5*[.N503])*30; IF([.C503]=&quot;lato&quot;;  FLOOR(0.9*[.N503])*30; IF([.C503]=&quot;jesień&quot;;  FLOOR(0.4*[.N503])*30; 0)))))" office:value-type="float" office:value="630" calcext:value-type="float">
            <text:p>630</text:p>
          </table:table-cell>
          <table:table-cell table:formula="of:=IF(MONTH([.A503])&lt;&gt;MONTH([.A504]);1;0)" office:value-type="float" office:value="0" calcext:value-type="float">
            <text:p>0</text:p>
          </table:table-cell>
          <table:table-cell table:formula="of:=IF([.L503]=1;[.H503];0)" office:value-type="float" office:value="0" calcext:value-type="float">
            <text:p>0</text:p>
          </table:table-cell>
          <table:table-cell table:formula="of:=[.N502] + IF([.M502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17" calcext:value-type="date">
            <text:p>17.05.2024</text:p>
          </table:table-cell>
          <table:table-cell table:formula="of:=WEEKDAY([.A504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504]=6;[.B504]=7); 0; IF([.C504]=&quot;zima&quot;; FLOOR(0.2*[.N504])*30; IF([.C504]=&quot;wiosna&quot;;  FLOOR(0.5*[.N504])*30; IF([.C504]=&quot;lato&quot;;  FLOOR(0.9*[.N504])*30; IF([.C504]=&quot;jesień&quot;;  FLOOR(0.4*[.N504])*30; 0)))))" office:value-type="float" office:value="630" calcext:value-type="float">
            <text:p>630</text:p>
          </table:table-cell>
          <table:table-cell table:formula="of:=IF([.B504]=7; 15*[.N504]; 0) + IF(AND([.H503] &gt; 2400; MONTH([.A503])&lt;&gt;MONTH([.A504])); 2400; 0)" office:value-type="float" office:value="0" calcext:value-type="float">
            <text:p>0</text:p>
          </table:table-cell>
          <table:table-cell table:formula="of:=[.D504]+[.F503]" office:value-type="float" office:value="94800" calcext:value-type="float">
            <text:p>94800</text:p>
          </table:table-cell>
          <table:table-cell table:formula="of:=[.E504]+[.G503]" office:value-type="float" office:value="56990" calcext:value-type="float">
            <text:p>56990</text:p>
          </table:table-cell>
          <table:table-cell table:formula="of:=[.F504]-[.G504]" office:value-type="float" office:value="37810" calcext:value-type="float">
            <text:p>37810</text:p>
          </table:table-cell>
          <table:table-cell table:formula="of:=IF(OR([.B504]=6;[.B504]=7); 0; IF([.C504]=&quot;zima&quot;; 2*[.$R$6]; IF([.C504]=&quot;wiosna&quot;; 5*[.$R$6]; IF([.C504]=&quot;lato&quot;; 9*[.$R$6]; IF([.C504]=&quot;jesień&quot;; 4*[.$R$6]; 0)))))" office:value-type="float" office:value="150" calcext:value-type="float">
            <text:p>150</text:p>
          </table:table-cell>
          <table:table-cell table:formula="of:=[.J503]-[.E504]+[.I504]" office:value-type="float" office:value="-7610" calcext:value-type="float">
            <text:p>-7610</text:p>
          </table:table-cell>
          <table:table-cell table:formula="of:=IF(OR([.B504]=6;[.B504]=7); 0; IF([.C504]=&quot;zima&quot;; FLOOR(0.2*[.N504])*30; IF([.C504]=&quot;wiosna&quot;;  FLOOR(0.5*[.N504])*30; IF([.C504]=&quot;lato&quot;;  FLOOR(0.9*[.N504])*30; IF([.C504]=&quot;jesień&quot;;  FLOOR(0.4*[.N504])*30; 0)))))" office:value-type="float" office:value="630" calcext:value-type="float">
            <text:p>630</text:p>
          </table:table-cell>
          <table:table-cell table:formula="of:=IF(MONTH([.A504])&lt;&gt;MONTH([.A505]);1;0)" office:value-type="float" office:value="0" calcext:value-type="float">
            <text:p>0</text:p>
          </table:table-cell>
          <table:table-cell table:formula="of:=IF([.L504]=1;[.H504];0)" office:value-type="float" office:value="0" calcext:value-type="float">
            <text:p>0</text:p>
          </table:table-cell>
          <table:table-cell table:formula="of:=[.N503] + IF([.M503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18" calcext:value-type="date">
            <text:p>18.05.2024</text:p>
          </table:table-cell>
          <table:table-cell table:formula="of:=WEEKDAY([.A505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505]=6;[.B505]=7); 0; IF([.C505]=&quot;zima&quot;; FLOOR(0.2*[.N505])*30; IF([.C505]=&quot;wiosna&quot;;  FLOOR(0.5*[.N505])*30; IF([.C505]=&quot;lato&quot;;  FLOOR(0.9*[.N505])*30; IF([.C505]=&quot;jesień&quot;;  FLOOR(0.4*[.N505])*30; 0)))))" office:value-type="float" office:value="0" calcext:value-type="float">
            <text:p>0</text:p>
          </table:table-cell>
          <table:table-cell table:formula="of:=IF([.B505]=7; 15*[.N505]; 0) + IF(AND([.H504] &gt; 2400; MONTH([.A504])&lt;&gt;MONTH([.A505])); 2400; 0)" office:value-type="float" office:value="0" calcext:value-type="float">
            <text:p>0</text:p>
          </table:table-cell>
          <table:table-cell table:formula="of:=[.D505]+[.F504]" office:value-type="float" office:value="94800" calcext:value-type="float">
            <text:p>94800</text:p>
          </table:table-cell>
          <table:table-cell table:formula="of:=[.E505]+[.G504]" office:value-type="float" office:value="56990" calcext:value-type="float">
            <text:p>56990</text:p>
          </table:table-cell>
          <table:table-cell table:formula="of:=[.F505]-[.G505]" office:value-type="float" office:value="37810" calcext:value-type="float">
            <text:p>37810</text:p>
          </table:table-cell>
          <table:table-cell table:formula="of:=IF(OR([.B505]=6;[.B505]=7); 0; IF([.C505]=&quot;zima&quot;; 2*[.$R$6]; IF([.C505]=&quot;wiosna&quot;; 5*[.$R$6]; IF([.C505]=&quot;lato&quot;; 9*[.$R$6]; IF([.C505]=&quot;jesień&quot;; 4*[.$R$6]; 0)))))" office:value-type="float" office:value="0" calcext:value-type="float">
            <text:p>0</text:p>
          </table:table-cell>
          <table:table-cell table:formula="of:=[.J504]-[.E505]+[.I505]" office:value-type="float" office:value="-7610" calcext:value-type="float">
            <text:p>-7610</text:p>
          </table:table-cell>
          <table:table-cell table:formula="of:=IF(OR([.B505]=6;[.B505]=7); 0; IF([.C505]=&quot;zima&quot;; FLOOR(0.2*[.N505])*30; IF([.C505]=&quot;wiosna&quot;;  FLOOR(0.5*[.N505])*30; IF([.C505]=&quot;lato&quot;;  FLOOR(0.9*[.N505])*30; IF([.C505]=&quot;jesień&quot;;  FLOOR(0.4*[.N505])*30; 0)))))" office:value-type="float" office:value="0" calcext:value-type="float">
            <text:p>0</text:p>
          </table:table-cell>
          <table:table-cell table:formula="of:=IF(MONTH([.A505])&lt;&gt;MONTH([.A506]);1;0)" office:value-type="float" office:value="0" calcext:value-type="float">
            <text:p>0</text:p>
          </table:table-cell>
          <table:table-cell table:formula="of:=IF([.L505]=1;[.H505];0)" office:value-type="float" office:value="0" calcext:value-type="float">
            <text:p>0</text:p>
          </table:table-cell>
          <table:table-cell table:formula="of:=[.N504] + IF([.M504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19" calcext:value-type="date">
            <text:p>19.05.2024</text:p>
          </table:table-cell>
          <table:table-cell table:formula="of:=WEEKDAY([.A506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506]=6;[.B506]=7); 0; IF([.C506]=&quot;zima&quot;; FLOOR(0.2*[.N506])*30; IF([.C506]=&quot;wiosna&quot;;  FLOOR(0.5*[.N506])*30; IF([.C506]=&quot;lato&quot;;  FLOOR(0.9*[.N506])*30; IF([.C506]=&quot;jesień&quot;;  FLOOR(0.4*[.N506])*30; 0)))))" office:value-type="float" office:value="0" calcext:value-type="float">
            <text:p>0</text:p>
          </table:table-cell>
          <table:table-cell table:formula="of:=IF([.B506]=7; 15*[.N506]; 0) + IF(AND([.H505] &gt; 2400; MONTH([.A505])&lt;&gt;MONTH([.A506])); 2400; 0)" office:value-type="float" office:value="645" calcext:value-type="float">
            <text:p>645</text:p>
          </table:table-cell>
          <table:table-cell table:formula="of:=[.D506]+[.F505]" office:value-type="float" office:value="94800" calcext:value-type="float">
            <text:p>94800</text:p>
          </table:table-cell>
          <table:table-cell table:formula="of:=[.E506]+[.G505]" office:value-type="float" office:value="57635" calcext:value-type="float">
            <text:p>57635</text:p>
          </table:table-cell>
          <table:table-cell table:formula="of:=[.F506]-[.G506]" office:value-type="float" office:value="37165" calcext:value-type="float">
            <text:p>37165</text:p>
          </table:table-cell>
          <table:table-cell table:formula="of:=IF(OR([.B506]=6;[.B506]=7); 0; IF([.C506]=&quot;zima&quot;; 2*[.$R$6]; IF([.C506]=&quot;wiosna&quot;; 5*[.$R$6]; IF([.C506]=&quot;lato&quot;; 9*[.$R$6]; IF([.C506]=&quot;jesień&quot;; 4*[.$R$6]; 0)))))" office:value-type="float" office:value="0" calcext:value-type="float">
            <text:p>0</text:p>
          </table:table-cell>
          <table:table-cell table:formula="of:=[.J505]-[.E506]+[.I506]" office:value-type="float" office:value="-8255" calcext:value-type="float">
            <text:p>-8255</text:p>
          </table:table-cell>
          <table:table-cell table:formula="of:=IF(OR([.B506]=6;[.B506]=7); 0; IF([.C506]=&quot;zima&quot;; FLOOR(0.2*[.N506])*30; IF([.C506]=&quot;wiosna&quot;;  FLOOR(0.5*[.N506])*30; IF([.C506]=&quot;lato&quot;;  FLOOR(0.9*[.N506])*30; IF([.C506]=&quot;jesień&quot;;  FLOOR(0.4*[.N506])*30; 0)))))" office:value-type="float" office:value="0" calcext:value-type="float">
            <text:p>0</text:p>
          </table:table-cell>
          <table:table-cell table:formula="of:=IF(MONTH([.A506])&lt;&gt;MONTH([.A507]);1;0)" office:value-type="float" office:value="0" calcext:value-type="float">
            <text:p>0</text:p>
          </table:table-cell>
          <table:table-cell table:formula="of:=IF([.L506]=1;[.H506];0)" office:value-type="float" office:value="0" calcext:value-type="float">
            <text:p>0</text:p>
          </table:table-cell>
          <table:table-cell table:formula="of:=[.N505] + IF([.M505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20" calcext:value-type="date">
            <text:p>20.05.2024</text:p>
          </table:table-cell>
          <table:table-cell table:formula="of:=WEEKDAY([.A507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507]=6;[.B507]=7); 0; IF([.C507]=&quot;zima&quot;; FLOOR(0.2*[.N507])*30; IF([.C507]=&quot;wiosna&quot;;  FLOOR(0.5*[.N507])*30; IF([.C507]=&quot;lato&quot;;  FLOOR(0.9*[.N507])*30; IF([.C507]=&quot;jesień&quot;;  FLOOR(0.4*[.N507])*30; 0)))))" office:value-type="float" office:value="630" calcext:value-type="float">
            <text:p>630</text:p>
          </table:table-cell>
          <table:table-cell table:formula="of:=IF([.B507]=7; 15*[.N507]; 0) + IF(AND([.H506] &gt; 2400; MONTH([.A506])&lt;&gt;MONTH([.A507])); 2400; 0)" office:value-type="float" office:value="0" calcext:value-type="float">
            <text:p>0</text:p>
          </table:table-cell>
          <table:table-cell table:formula="of:=[.D507]+[.F506]" office:value-type="float" office:value="95430" calcext:value-type="float">
            <text:p>95430</text:p>
          </table:table-cell>
          <table:table-cell table:formula="of:=[.E507]+[.G506]" office:value-type="float" office:value="57635" calcext:value-type="float">
            <text:p>57635</text:p>
          </table:table-cell>
          <table:table-cell table:formula="of:=[.F507]-[.G507]" office:value-type="float" office:value="37795" calcext:value-type="float">
            <text:p>37795</text:p>
          </table:table-cell>
          <table:table-cell table:formula="of:=IF(OR([.B507]=6;[.B507]=7); 0; IF([.C507]=&quot;zima&quot;; 2*[.$R$6]; IF([.C507]=&quot;wiosna&quot;; 5*[.$R$6]; IF([.C507]=&quot;lato&quot;; 9*[.$R$6]; IF([.C507]=&quot;jesień&quot;; 4*[.$R$6]; 0)))))" office:value-type="float" office:value="150" calcext:value-type="float">
            <text:p>150</text:p>
          </table:table-cell>
          <table:table-cell table:formula="of:=[.J506]-[.E507]+[.I507]" office:value-type="float" office:value="-8105" calcext:value-type="float">
            <text:p>-8105</text:p>
          </table:table-cell>
          <table:table-cell table:formula="of:=IF(OR([.B507]=6;[.B507]=7); 0; IF([.C507]=&quot;zima&quot;; FLOOR(0.2*[.N507])*30; IF([.C507]=&quot;wiosna&quot;;  FLOOR(0.5*[.N507])*30; IF([.C507]=&quot;lato&quot;;  FLOOR(0.9*[.N507])*30; IF([.C507]=&quot;jesień&quot;;  FLOOR(0.4*[.N507])*30; 0)))))" office:value-type="float" office:value="630" calcext:value-type="float">
            <text:p>630</text:p>
          </table:table-cell>
          <table:table-cell table:formula="of:=IF(MONTH([.A507])&lt;&gt;MONTH([.A508]);1;0)" office:value-type="float" office:value="0" calcext:value-type="float">
            <text:p>0</text:p>
          </table:table-cell>
          <table:table-cell table:formula="of:=IF([.L507]=1;[.H507];0)" office:value-type="float" office:value="0" calcext:value-type="float">
            <text:p>0</text:p>
          </table:table-cell>
          <table:table-cell table:formula="of:=[.N506] + IF([.M506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21" calcext:value-type="date">
            <text:p>21.05.2024</text:p>
          </table:table-cell>
          <table:table-cell table:formula="of:=WEEKDAY([.A508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508]=6;[.B508]=7); 0; IF([.C508]=&quot;zima&quot;; FLOOR(0.2*[.N508])*30; IF([.C508]=&quot;wiosna&quot;;  FLOOR(0.5*[.N508])*30; IF([.C508]=&quot;lato&quot;;  FLOOR(0.9*[.N508])*30; IF([.C508]=&quot;jesień&quot;;  FLOOR(0.4*[.N508])*30; 0)))))" office:value-type="float" office:value="630" calcext:value-type="float">
            <text:p>630</text:p>
          </table:table-cell>
          <table:table-cell table:formula="of:=IF([.B508]=7; 15*[.N508]; 0) + IF(AND([.H507] &gt; 2400; MONTH([.A507])&lt;&gt;MONTH([.A508])); 2400; 0)" office:value-type="float" office:value="0" calcext:value-type="float">
            <text:p>0</text:p>
          </table:table-cell>
          <table:table-cell table:formula="of:=[.D508]+[.F507]" office:value-type="float" office:value="96060" calcext:value-type="float">
            <text:p>96060</text:p>
          </table:table-cell>
          <table:table-cell table:formula="of:=[.E508]+[.G507]" office:value-type="float" office:value="57635" calcext:value-type="float">
            <text:p>57635</text:p>
          </table:table-cell>
          <table:table-cell table:formula="of:=[.F508]-[.G508]" office:value-type="float" office:value="38425" calcext:value-type="float">
            <text:p>38425</text:p>
          </table:table-cell>
          <table:table-cell table:formula="of:=IF(OR([.B508]=6;[.B508]=7); 0; IF([.C508]=&quot;zima&quot;; 2*[.$R$6]; IF([.C508]=&quot;wiosna&quot;; 5*[.$R$6]; IF([.C508]=&quot;lato&quot;; 9*[.$R$6]; IF([.C508]=&quot;jesień&quot;; 4*[.$R$6]; 0)))))" office:value-type="float" office:value="150" calcext:value-type="float">
            <text:p>150</text:p>
          </table:table-cell>
          <table:table-cell table:formula="of:=[.J507]-[.E508]+[.I508]" office:value-type="float" office:value="-7955" calcext:value-type="float">
            <text:p>-7955</text:p>
          </table:table-cell>
          <table:table-cell table:formula="of:=IF(OR([.B508]=6;[.B508]=7); 0; IF([.C508]=&quot;zima&quot;; FLOOR(0.2*[.N508])*30; IF([.C508]=&quot;wiosna&quot;;  FLOOR(0.5*[.N508])*30; IF([.C508]=&quot;lato&quot;;  FLOOR(0.9*[.N508])*30; IF([.C508]=&quot;jesień&quot;;  FLOOR(0.4*[.N508])*30; 0)))))" office:value-type="float" office:value="630" calcext:value-type="float">
            <text:p>630</text:p>
          </table:table-cell>
          <table:table-cell table:formula="of:=IF(MONTH([.A508])&lt;&gt;MONTH([.A509]);1;0)" office:value-type="float" office:value="0" calcext:value-type="float">
            <text:p>0</text:p>
          </table:table-cell>
          <table:table-cell table:formula="of:=IF([.L508]=1;[.H508];0)" office:value-type="float" office:value="0" calcext:value-type="float">
            <text:p>0</text:p>
          </table:table-cell>
          <table:table-cell table:formula="of:=[.N507] + IF([.M507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22" calcext:value-type="date">
            <text:p>22.05.2024</text:p>
          </table:table-cell>
          <table:table-cell table:formula="of:=WEEKDAY([.A509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509]=6;[.B509]=7); 0; IF([.C509]=&quot;zima&quot;; FLOOR(0.2*[.N509])*30; IF([.C509]=&quot;wiosna&quot;;  FLOOR(0.5*[.N509])*30; IF([.C509]=&quot;lato&quot;;  FLOOR(0.9*[.N509])*30; IF([.C509]=&quot;jesień&quot;;  FLOOR(0.4*[.N509])*30; 0)))))" office:value-type="float" office:value="630" calcext:value-type="float">
            <text:p>630</text:p>
          </table:table-cell>
          <table:table-cell table:formula="of:=IF([.B509]=7; 15*[.N509]; 0) + IF(AND([.H508] &gt; 2400; MONTH([.A508])&lt;&gt;MONTH([.A509])); 2400; 0)" office:value-type="float" office:value="0" calcext:value-type="float">
            <text:p>0</text:p>
          </table:table-cell>
          <table:table-cell table:formula="of:=[.D509]+[.F508]" office:value-type="float" office:value="96690" calcext:value-type="float">
            <text:p>96690</text:p>
          </table:table-cell>
          <table:table-cell table:formula="of:=[.E509]+[.G508]" office:value-type="float" office:value="57635" calcext:value-type="float">
            <text:p>57635</text:p>
          </table:table-cell>
          <table:table-cell table:formula="of:=[.F509]-[.G509]" office:value-type="float" office:value="39055" calcext:value-type="float">
            <text:p>39055</text:p>
          </table:table-cell>
          <table:table-cell table:formula="of:=IF(OR([.B509]=6;[.B509]=7); 0; IF([.C509]=&quot;zima&quot;; 2*[.$R$6]; IF([.C509]=&quot;wiosna&quot;; 5*[.$R$6]; IF([.C509]=&quot;lato&quot;; 9*[.$R$6]; IF([.C509]=&quot;jesień&quot;; 4*[.$R$6]; 0)))))" office:value-type="float" office:value="150" calcext:value-type="float">
            <text:p>150</text:p>
          </table:table-cell>
          <table:table-cell table:formula="of:=[.J508]-[.E509]+[.I509]" office:value-type="float" office:value="-7805" calcext:value-type="float">
            <text:p>-7805</text:p>
          </table:table-cell>
          <table:table-cell table:formula="of:=IF(OR([.B509]=6;[.B509]=7); 0; IF([.C509]=&quot;zima&quot;; FLOOR(0.2*[.N509])*30; IF([.C509]=&quot;wiosna&quot;;  FLOOR(0.5*[.N509])*30; IF([.C509]=&quot;lato&quot;;  FLOOR(0.9*[.N509])*30; IF([.C509]=&quot;jesień&quot;;  FLOOR(0.4*[.N509])*30; 0)))))" office:value-type="float" office:value="630" calcext:value-type="float">
            <text:p>630</text:p>
          </table:table-cell>
          <table:table-cell table:formula="of:=IF(MONTH([.A509])&lt;&gt;MONTH([.A510]);1;0)" office:value-type="float" office:value="0" calcext:value-type="float">
            <text:p>0</text:p>
          </table:table-cell>
          <table:table-cell table:formula="of:=IF([.L509]=1;[.H509];0)" office:value-type="float" office:value="0" calcext:value-type="float">
            <text:p>0</text:p>
          </table:table-cell>
          <table:table-cell table:formula="of:=[.N508] + IF([.M508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23" calcext:value-type="date">
            <text:p>23.05.2024</text:p>
          </table:table-cell>
          <table:table-cell table:formula="of:=WEEKDAY([.A510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510]=6;[.B510]=7); 0; IF([.C510]=&quot;zima&quot;; FLOOR(0.2*[.N510])*30; IF([.C510]=&quot;wiosna&quot;;  FLOOR(0.5*[.N510])*30; IF([.C510]=&quot;lato&quot;;  FLOOR(0.9*[.N510])*30; IF([.C510]=&quot;jesień&quot;;  FLOOR(0.4*[.N510])*30; 0)))))" office:value-type="float" office:value="630" calcext:value-type="float">
            <text:p>630</text:p>
          </table:table-cell>
          <table:table-cell table:formula="of:=IF([.B510]=7; 15*[.N510]; 0) + IF(AND([.H509] &gt; 2400; MONTH([.A509])&lt;&gt;MONTH([.A510])); 2400; 0)" office:value-type="float" office:value="0" calcext:value-type="float">
            <text:p>0</text:p>
          </table:table-cell>
          <table:table-cell table:formula="of:=[.D510]+[.F509]" office:value-type="float" office:value="97320" calcext:value-type="float">
            <text:p>97320</text:p>
          </table:table-cell>
          <table:table-cell table:formula="of:=[.E510]+[.G509]" office:value-type="float" office:value="57635" calcext:value-type="float">
            <text:p>57635</text:p>
          </table:table-cell>
          <table:table-cell table:formula="of:=[.F510]-[.G510]" office:value-type="float" office:value="39685" calcext:value-type="float">
            <text:p>39685</text:p>
          </table:table-cell>
          <table:table-cell table:formula="of:=IF(OR([.B510]=6;[.B510]=7); 0; IF([.C510]=&quot;zima&quot;; 2*[.$R$6]; IF([.C510]=&quot;wiosna&quot;; 5*[.$R$6]; IF([.C510]=&quot;lato&quot;; 9*[.$R$6]; IF([.C510]=&quot;jesień&quot;; 4*[.$R$6]; 0)))))" office:value-type="float" office:value="150" calcext:value-type="float">
            <text:p>150</text:p>
          </table:table-cell>
          <table:table-cell table:formula="of:=[.J509]-[.E510]+[.I510]" office:value-type="float" office:value="-7655" calcext:value-type="float">
            <text:p>-7655</text:p>
          </table:table-cell>
          <table:table-cell table:formula="of:=IF(OR([.B510]=6;[.B510]=7); 0; IF([.C510]=&quot;zima&quot;; FLOOR(0.2*[.N510])*30; IF([.C510]=&quot;wiosna&quot;;  FLOOR(0.5*[.N510])*30; IF([.C510]=&quot;lato&quot;;  FLOOR(0.9*[.N510])*30; IF([.C510]=&quot;jesień&quot;;  FLOOR(0.4*[.N510])*30; 0)))))" office:value-type="float" office:value="630" calcext:value-type="float">
            <text:p>630</text:p>
          </table:table-cell>
          <table:table-cell table:formula="of:=IF(MONTH([.A510])&lt;&gt;MONTH([.A511]);1;0)" office:value-type="float" office:value="0" calcext:value-type="float">
            <text:p>0</text:p>
          </table:table-cell>
          <table:table-cell table:formula="of:=IF([.L510]=1;[.H510];0)" office:value-type="float" office:value="0" calcext:value-type="float">
            <text:p>0</text:p>
          </table:table-cell>
          <table:table-cell table:formula="of:=[.N509] + IF([.M509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24" calcext:value-type="date">
            <text:p>24.05.2024</text:p>
          </table:table-cell>
          <table:table-cell table:formula="of:=WEEKDAY([.A511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511]=6;[.B511]=7); 0; IF([.C511]=&quot;zima&quot;; FLOOR(0.2*[.N511])*30; IF([.C511]=&quot;wiosna&quot;;  FLOOR(0.5*[.N511])*30; IF([.C511]=&quot;lato&quot;;  FLOOR(0.9*[.N511])*30; IF([.C511]=&quot;jesień&quot;;  FLOOR(0.4*[.N511])*30; 0)))))" office:value-type="float" office:value="630" calcext:value-type="float">
            <text:p>630</text:p>
          </table:table-cell>
          <table:table-cell table:formula="of:=IF([.B511]=7; 15*[.N511]; 0) + IF(AND([.H510] &gt; 2400; MONTH([.A510])&lt;&gt;MONTH([.A511])); 2400; 0)" office:value-type="float" office:value="0" calcext:value-type="float">
            <text:p>0</text:p>
          </table:table-cell>
          <table:table-cell table:formula="of:=[.D511]+[.F510]" office:value-type="float" office:value="97950" calcext:value-type="float">
            <text:p>97950</text:p>
          </table:table-cell>
          <table:table-cell table:formula="of:=[.E511]+[.G510]" office:value-type="float" office:value="57635" calcext:value-type="float">
            <text:p>57635</text:p>
          </table:table-cell>
          <table:table-cell table:formula="of:=[.F511]-[.G511]" office:value-type="float" office:value="40315" calcext:value-type="float">
            <text:p>40315</text:p>
          </table:table-cell>
          <table:table-cell table:formula="of:=IF(OR([.B511]=6;[.B511]=7); 0; IF([.C511]=&quot;zima&quot;; 2*[.$R$6]; IF([.C511]=&quot;wiosna&quot;; 5*[.$R$6]; IF([.C511]=&quot;lato&quot;; 9*[.$R$6]; IF([.C511]=&quot;jesień&quot;; 4*[.$R$6]; 0)))))" office:value-type="float" office:value="150" calcext:value-type="float">
            <text:p>150</text:p>
          </table:table-cell>
          <table:table-cell table:formula="of:=[.J510]-[.E511]+[.I511]" office:value-type="float" office:value="-7505" calcext:value-type="float">
            <text:p>-7505</text:p>
          </table:table-cell>
          <table:table-cell table:formula="of:=IF(OR([.B511]=6;[.B511]=7); 0; IF([.C511]=&quot;zima&quot;; FLOOR(0.2*[.N511])*30; IF([.C511]=&quot;wiosna&quot;;  FLOOR(0.5*[.N511])*30; IF([.C511]=&quot;lato&quot;;  FLOOR(0.9*[.N511])*30; IF([.C511]=&quot;jesień&quot;;  FLOOR(0.4*[.N511])*30; 0)))))" office:value-type="float" office:value="630" calcext:value-type="float">
            <text:p>630</text:p>
          </table:table-cell>
          <table:table-cell table:formula="of:=IF(MONTH([.A511])&lt;&gt;MONTH([.A512]);1;0)" office:value-type="float" office:value="0" calcext:value-type="float">
            <text:p>0</text:p>
          </table:table-cell>
          <table:table-cell table:formula="of:=IF([.L511]=1;[.H511];0)" office:value-type="float" office:value="0" calcext:value-type="float">
            <text:p>0</text:p>
          </table:table-cell>
          <table:table-cell table:formula="of:=[.N510] + IF([.M510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25" calcext:value-type="date">
            <text:p>25.05.2024</text:p>
          </table:table-cell>
          <table:table-cell table:formula="of:=WEEKDAY([.A512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512]=6;[.B512]=7); 0; IF([.C512]=&quot;zima&quot;; FLOOR(0.2*[.N512])*30; IF([.C512]=&quot;wiosna&quot;;  FLOOR(0.5*[.N512])*30; IF([.C512]=&quot;lato&quot;;  FLOOR(0.9*[.N512])*30; IF([.C512]=&quot;jesień&quot;;  FLOOR(0.4*[.N512])*30; 0)))))" office:value-type="float" office:value="0" calcext:value-type="float">
            <text:p>0</text:p>
          </table:table-cell>
          <table:table-cell table:formula="of:=IF([.B512]=7; 15*[.N512]; 0) + IF(AND([.H511] &gt; 2400; MONTH([.A511])&lt;&gt;MONTH([.A512])); 2400; 0)" office:value-type="float" office:value="0" calcext:value-type="float">
            <text:p>0</text:p>
          </table:table-cell>
          <table:table-cell table:formula="of:=[.D512]+[.F511]" office:value-type="float" office:value="97950" calcext:value-type="float">
            <text:p>97950</text:p>
          </table:table-cell>
          <table:table-cell table:formula="of:=[.E512]+[.G511]" office:value-type="float" office:value="57635" calcext:value-type="float">
            <text:p>57635</text:p>
          </table:table-cell>
          <table:table-cell table:formula="of:=[.F512]-[.G512]" office:value-type="float" office:value="40315" calcext:value-type="float">
            <text:p>40315</text:p>
          </table:table-cell>
          <table:table-cell table:formula="of:=IF(OR([.B512]=6;[.B512]=7); 0; IF([.C512]=&quot;zima&quot;; 2*[.$R$6]; IF([.C512]=&quot;wiosna&quot;; 5*[.$R$6]; IF([.C512]=&quot;lato&quot;; 9*[.$R$6]; IF([.C512]=&quot;jesień&quot;; 4*[.$R$6]; 0)))))" office:value-type="float" office:value="0" calcext:value-type="float">
            <text:p>0</text:p>
          </table:table-cell>
          <table:table-cell table:formula="of:=[.J511]-[.E512]+[.I512]" office:value-type="float" office:value="-7505" calcext:value-type="float">
            <text:p>-7505</text:p>
          </table:table-cell>
          <table:table-cell table:formula="of:=IF(OR([.B512]=6;[.B512]=7); 0; IF([.C512]=&quot;zima&quot;; FLOOR(0.2*[.N512])*30; IF([.C512]=&quot;wiosna&quot;;  FLOOR(0.5*[.N512])*30; IF([.C512]=&quot;lato&quot;;  FLOOR(0.9*[.N512])*30; IF([.C512]=&quot;jesień&quot;;  FLOOR(0.4*[.N512])*30; 0)))))" office:value-type="float" office:value="0" calcext:value-type="float">
            <text:p>0</text:p>
          </table:table-cell>
          <table:table-cell table:formula="of:=IF(MONTH([.A512])&lt;&gt;MONTH([.A513]);1;0)" office:value-type="float" office:value="0" calcext:value-type="float">
            <text:p>0</text:p>
          </table:table-cell>
          <table:table-cell table:formula="of:=IF([.L512]=1;[.H512];0)" office:value-type="float" office:value="0" calcext:value-type="float">
            <text:p>0</text:p>
          </table:table-cell>
          <table:table-cell table:formula="of:=[.N511] + IF([.M511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26" calcext:value-type="date">
            <text:p>26.05.2024</text:p>
          </table:table-cell>
          <table:table-cell table:formula="of:=WEEKDAY([.A513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513]=6;[.B513]=7); 0; IF([.C513]=&quot;zima&quot;; FLOOR(0.2*[.N513])*30; IF([.C513]=&quot;wiosna&quot;;  FLOOR(0.5*[.N513])*30; IF([.C513]=&quot;lato&quot;;  FLOOR(0.9*[.N513])*30; IF([.C513]=&quot;jesień&quot;;  FLOOR(0.4*[.N513])*30; 0)))))" office:value-type="float" office:value="0" calcext:value-type="float">
            <text:p>0</text:p>
          </table:table-cell>
          <table:table-cell table:formula="of:=IF([.B513]=7; 15*[.N513]; 0) + IF(AND([.H512] &gt; 2400; MONTH([.A512])&lt;&gt;MONTH([.A513])); 2400; 0)" office:value-type="float" office:value="645" calcext:value-type="float">
            <text:p>645</text:p>
          </table:table-cell>
          <table:table-cell table:formula="of:=[.D513]+[.F512]" office:value-type="float" office:value="97950" calcext:value-type="float">
            <text:p>97950</text:p>
          </table:table-cell>
          <table:table-cell table:formula="of:=[.E513]+[.G512]" office:value-type="float" office:value="58280" calcext:value-type="float">
            <text:p>58280</text:p>
          </table:table-cell>
          <table:table-cell table:formula="of:=[.F513]-[.G513]" office:value-type="float" office:value="39670" calcext:value-type="float">
            <text:p>39670</text:p>
          </table:table-cell>
          <table:table-cell table:formula="of:=IF(OR([.B513]=6;[.B513]=7); 0; IF([.C513]=&quot;zima&quot;; 2*[.$R$6]; IF([.C513]=&quot;wiosna&quot;; 5*[.$R$6]; IF([.C513]=&quot;lato&quot;; 9*[.$R$6]; IF([.C513]=&quot;jesień&quot;; 4*[.$R$6]; 0)))))" office:value-type="float" office:value="0" calcext:value-type="float">
            <text:p>0</text:p>
          </table:table-cell>
          <table:table-cell table:formula="of:=[.J512]-[.E513]+[.I513]" office:value-type="float" office:value="-8150" calcext:value-type="float">
            <text:p>-8150</text:p>
          </table:table-cell>
          <table:table-cell table:formula="of:=IF(OR([.B513]=6;[.B513]=7); 0; IF([.C513]=&quot;zima&quot;; FLOOR(0.2*[.N513])*30; IF([.C513]=&quot;wiosna&quot;;  FLOOR(0.5*[.N513])*30; IF([.C513]=&quot;lato&quot;;  FLOOR(0.9*[.N513])*30; IF([.C513]=&quot;jesień&quot;;  FLOOR(0.4*[.N513])*30; 0)))))" office:value-type="float" office:value="0" calcext:value-type="float">
            <text:p>0</text:p>
          </table:table-cell>
          <table:table-cell table:formula="of:=IF(MONTH([.A513])&lt;&gt;MONTH([.A514]);1;0)" office:value-type="float" office:value="0" calcext:value-type="float">
            <text:p>0</text:p>
          </table:table-cell>
          <table:table-cell table:formula="of:=IF([.L513]=1;[.H513];0)" office:value-type="float" office:value="0" calcext:value-type="float">
            <text:p>0</text:p>
          </table:table-cell>
          <table:table-cell table:formula="of:=[.N512] + IF([.M512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27" calcext:value-type="date">
            <text:p>27.05.2024</text:p>
          </table:table-cell>
          <table:table-cell table:formula="of:=WEEKDAY([.A514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514]=6;[.B514]=7); 0; IF([.C514]=&quot;zima&quot;; FLOOR(0.2*[.N514])*30; IF([.C514]=&quot;wiosna&quot;;  FLOOR(0.5*[.N514])*30; IF([.C514]=&quot;lato&quot;;  FLOOR(0.9*[.N514])*30; IF([.C514]=&quot;jesień&quot;;  FLOOR(0.4*[.N514])*30; 0)))))" office:value-type="float" office:value="630" calcext:value-type="float">
            <text:p>630</text:p>
          </table:table-cell>
          <table:table-cell table:formula="of:=IF([.B514]=7; 15*[.N514]; 0) + IF(AND([.H513] &gt; 2400; MONTH([.A513])&lt;&gt;MONTH([.A514])); 2400; 0)" office:value-type="float" office:value="0" calcext:value-type="float">
            <text:p>0</text:p>
          </table:table-cell>
          <table:table-cell table:formula="of:=[.D514]+[.F513]" office:value-type="float" office:value="98580" calcext:value-type="float">
            <text:p>98580</text:p>
          </table:table-cell>
          <table:table-cell table:formula="of:=[.E514]+[.G513]" office:value-type="float" office:value="58280" calcext:value-type="float">
            <text:p>58280</text:p>
          </table:table-cell>
          <table:table-cell table:formula="of:=[.F514]-[.G514]" office:value-type="float" office:value="40300" calcext:value-type="float">
            <text:p>40300</text:p>
          </table:table-cell>
          <table:table-cell table:formula="of:=IF(OR([.B514]=6;[.B514]=7); 0; IF([.C514]=&quot;zima&quot;; 2*[.$R$6]; IF([.C514]=&quot;wiosna&quot;; 5*[.$R$6]; IF([.C514]=&quot;lato&quot;; 9*[.$R$6]; IF([.C514]=&quot;jesień&quot;; 4*[.$R$6]; 0)))))" office:value-type="float" office:value="150" calcext:value-type="float">
            <text:p>150</text:p>
          </table:table-cell>
          <table:table-cell table:formula="of:=[.J513]-[.E514]+[.I514]" office:value-type="float" office:value="-8000" calcext:value-type="float">
            <text:p>-8000</text:p>
          </table:table-cell>
          <table:table-cell table:formula="of:=IF(OR([.B514]=6;[.B514]=7); 0; IF([.C514]=&quot;zima&quot;; FLOOR(0.2*[.N514])*30; IF([.C514]=&quot;wiosna&quot;;  FLOOR(0.5*[.N514])*30; IF([.C514]=&quot;lato&quot;;  FLOOR(0.9*[.N514])*30; IF([.C514]=&quot;jesień&quot;;  FLOOR(0.4*[.N514])*30; 0)))))" office:value-type="float" office:value="630" calcext:value-type="float">
            <text:p>630</text:p>
          </table:table-cell>
          <table:table-cell table:formula="of:=IF(MONTH([.A514])&lt;&gt;MONTH([.A515]);1;0)" office:value-type="float" office:value="0" calcext:value-type="float">
            <text:p>0</text:p>
          </table:table-cell>
          <table:table-cell table:formula="of:=IF([.L514]=1;[.H514];0)" office:value-type="float" office:value="0" calcext:value-type="float">
            <text:p>0</text:p>
          </table:table-cell>
          <table:table-cell table:formula="of:=[.N513] + IF([.M513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28" calcext:value-type="date">
            <text:p>28.05.2024</text:p>
          </table:table-cell>
          <table:table-cell table:formula="of:=WEEKDAY([.A515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515]=6;[.B515]=7); 0; IF([.C515]=&quot;zima&quot;; FLOOR(0.2*[.N515])*30; IF([.C515]=&quot;wiosna&quot;;  FLOOR(0.5*[.N515])*30; IF([.C515]=&quot;lato&quot;;  FLOOR(0.9*[.N515])*30; IF([.C515]=&quot;jesień&quot;;  FLOOR(0.4*[.N515])*30; 0)))))" office:value-type="float" office:value="630" calcext:value-type="float">
            <text:p>630</text:p>
          </table:table-cell>
          <table:table-cell table:formula="of:=IF([.B515]=7; 15*[.N515]; 0) + IF(AND([.H514] &gt; 2400; MONTH([.A514])&lt;&gt;MONTH([.A515])); 2400; 0)" office:value-type="float" office:value="0" calcext:value-type="float">
            <text:p>0</text:p>
          </table:table-cell>
          <table:table-cell table:formula="of:=[.D515]+[.F514]" office:value-type="float" office:value="99210" calcext:value-type="float">
            <text:p>99210</text:p>
          </table:table-cell>
          <table:table-cell table:formula="of:=[.E515]+[.G514]" office:value-type="float" office:value="58280" calcext:value-type="float">
            <text:p>58280</text:p>
          </table:table-cell>
          <table:table-cell table:formula="of:=[.F515]-[.G515]" office:value-type="float" office:value="40930" calcext:value-type="float">
            <text:p>40930</text:p>
          </table:table-cell>
          <table:table-cell table:formula="of:=IF(OR([.B515]=6;[.B515]=7); 0; IF([.C515]=&quot;zima&quot;; 2*[.$R$6]; IF([.C515]=&quot;wiosna&quot;; 5*[.$R$6]; IF([.C515]=&quot;lato&quot;; 9*[.$R$6]; IF([.C515]=&quot;jesień&quot;; 4*[.$R$6]; 0)))))" office:value-type="float" office:value="150" calcext:value-type="float">
            <text:p>150</text:p>
          </table:table-cell>
          <table:table-cell table:formula="of:=[.J514]-[.E515]+[.I515]" office:value-type="float" office:value="-7850" calcext:value-type="float">
            <text:p>-7850</text:p>
          </table:table-cell>
          <table:table-cell table:formula="of:=IF(OR([.B515]=6;[.B515]=7); 0; IF([.C515]=&quot;zima&quot;; FLOOR(0.2*[.N515])*30; IF([.C515]=&quot;wiosna&quot;;  FLOOR(0.5*[.N515])*30; IF([.C515]=&quot;lato&quot;;  FLOOR(0.9*[.N515])*30; IF([.C515]=&quot;jesień&quot;;  FLOOR(0.4*[.N515])*30; 0)))))" office:value-type="float" office:value="630" calcext:value-type="float">
            <text:p>630</text:p>
          </table:table-cell>
          <table:table-cell table:formula="of:=IF(MONTH([.A515])&lt;&gt;MONTH([.A516]);1;0)" office:value-type="float" office:value="0" calcext:value-type="float">
            <text:p>0</text:p>
          </table:table-cell>
          <table:table-cell table:formula="of:=IF([.L515]=1;[.H515];0)" office:value-type="float" office:value="0" calcext:value-type="float">
            <text:p>0</text:p>
          </table:table-cell>
          <table:table-cell table:formula="of:=[.N514] + IF([.M514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29" calcext:value-type="date">
            <text:p>29.05.2024</text:p>
          </table:table-cell>
          <table:table-cell table:formula="of:=WEEKDAY([.A516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516]=6;[.B516]=7); 0; IF([.C516]=&quot;zima&quot;; FLOOR(0.2*[.N516])*30; IF([.C516]=&quot;wiosna&quot;;  FLOOR(0.5*[.N516])*30; IF([.C516]=&quot;lato&quot;;  FLOOR(0.9*[.N516])*30; IF([.C516]=&quot;jesień&quot;;  FLOOR(0.4*[.N516])*30; 0)))))" office:value-type="float" office:value="630" calcext:value-type="float">
            <text:p>630</text:p>
          </table:table-cell>
          <table:table-cell table:formula="of:=IF([.B516]=7; 15*[.N516]; 0) + IF(AND([.H515] &gt; 2400; MONTH([.A515])&lt;&gt;MONTH([.A516])); 2400; 0)" office:value-type="float" office:value="0" calcext:value-type="float">
            <text:p>0</text:p>
          </table:table-cell>
          <table:table-cell table:formula="of:=[.D516]+[.F515]" office:value-type="float" office:value="99840" calcext:value-type="float">
            <text:p>99840</text:p>
          </table:table-cell>
          <table:table-cell table:formula="of:=[.E516]+[.G515]" office:value-type="float" office:value="58280" calcext:value-type="float">
            <text:p>58280</text:p>
          </table:table-cell>
          <table:table-cell table:formula="of:=[.F516]-[.G516]" office:value-type="float" office:value="41560" calcext:value-type="float">
            <text:p>41560</text:p>
          </table:table-cell>
          <table:table-cell table:formula="of:=IF(OR([.B516]=6;[.B516]=7); 0; IF([.C516]=&quot;zima&quot;; 2*[.$R$6]; IF([.C516]=&quot;wiosna&quot;; 5*[.$R$6]; IF([.C516]=&quot;lato&quot;; 9*[.$R$6]; IF([.C516]=&quot;jesień&quot;; 4*[.$R$6]; 0)))))" office:value-type="float" office:value="150" calcext:value-type="float">
            <text:p>150</text:p>
          </table:table-cell>
          <table:table-cell table:formula="of:=[.J515]-[.E516]+[.I516]" office:value-type="float" office:value="-7700" calcext:value-type="float">
            <text:p>-7700</text:p>
          </table:table-cell>
          <table:table-cell table:formula="of:=IF(OR([.B516]=6;[.B516]=7); 0; IF([.C516]=&quot;zima&quot;; FLOOR(0.2*[.N516])*30; IF([.C516]=&quot;wiosna&quot;;  FLOOR(0.5*[.N516])*30; IF([.C516]=&quot;lato&quot;;  FLOOR(0.9*[.N516])*30; IF([.C516]=&quot;jesień&quot;;  FLOOR(0.4*[.N516])*30; 0)))))" office:value-type="float" office:value="630" calcext:value-type="float">
            <text:p>630</text:p>
          </table:table-cell>
          <table:table-cell table:formula="of:=IF(MONTH([.A516])&lt;&gt;MONTH([.A517]);1;0)" office:value-type="float" office:value="0" calcext:value-type="float">
            <text:p>0</text:p>
          </table:table-cell>
          <table:table-cell table:formula="of:=IF([.L516]=1;[.H516];0)" office:value-type="float" office:value="0" calcext:value-type="float">
            <text:p>0</text:p>
          </table:table-cell>
          <table:table-cell table:formula="of:=[.N515] + IF([.M515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30" calcext:value-type="date">
            <text:p>30.05.2024</text:p>
          </table:table-cell>
          <table:table-cell table:formula="of:=WEEKDAY([.A517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517]=6;[.B517]=7); 0; IF([.C517]=&quot;zima&quot;; FLOOR(0.2*[.N517])*30; IF([.C517]=&quot;wiosna&quot;;  FLOOR(0.5*[.N517])*30; IF([.C517]=&quot;lato&quot;;  FLOOR(0.9*[.N517])*30; IF([.C517]=&quot;jesień&quot;;  FLOOR(0.4*[.N517])*30; 0)))))" office:value-type="float" office:value="630" calcext:value-type="float">
            <text:p>630</text:p>
          </table:table-cell>
          <table:table-cell table:formula="of:=IF([.B517]=7; 15*[.N517]; 0) + IF(AND([.H516] &gt; 2400; MONTH([.A516])&lt;&gt;MONTH([.A517])); 2400; 0)" office:value-type="float" office:value="0" calcext:value-type="float">
            <text:p>0</text:p>
          </table:table-cell>
          <table:table-cell table:formula="of:=[.D517]+[.F516]" office:value-type="float" office:value="100470" calcext:value-type="float">
            <text:p>100470</text:p>
          </table:table-cell>
          <table:table-cell table:formula="of:=[.E517]+[.G516]" office:value-type="float" office:value="58280" calcext:value-type="float">
            <text:p>58280</text:p>
          </table:table-cell>
          <table:table-cell table:formula="of:=[.F517]-[.G517]" office:value-type="float" office:value="42190" calcext:value-type="float">
            <text:p>42190</text:p>
          </table:table-cell>
          <table:table-cell table:formula="of:=IF(OR([.B517]=6;[.B517]=7); 0; IF([.C517]=&quot;zima&quot;; 2*[.$R$6]; IF([.C517]=&quot;wiosna&quot;; 5*[.$R$6]; IF([.C517]=&quot;lato&quot;; 9*[.$R$6]; IF([.C517]=&quot;jesień&quot;; 4*[.$R$6]; 0)))))" office:value-type="float" office:value="150" calcext:value-type="float">
            <text:p>150</text:p>
          </table:table-cell>
          <table:table-cell table:formula="of:=[.J516]-[.E517]+[.I517]" office:value-type="float" office:value="-7550" calcext:value-type="float">
            <text:p>-7550</text:p>
          </table:table-cell>
          <table:table-cell table:formula="of:=IF(OR([.B517]=6;[.B517]=7); 0; IF([.C517]=&quot;zima&quot;; FLOOR(0.2*[.N517])*30; IF([.C517]=&quot;wiosna&quot;;  FLOOR(0.5*[.N517])*30; IF([.C517]=&quot;lato&quot;;  FLOOR(0.9*[.N517])*30; IF([.C517]=&quot;jesień&quot;;  FLOOR(0.4*[.N517])*30; 0)))))" office:value-type="float" office:value="630" calcext:value-type="float">
            <text:p>630</text:p>
          </table:table-cell>
          <table:table-cell table:formula="of:=IF(MONTH([.A517])&lt;&gt;MONTH([.A518]);1;0)" office:value-type="float" office:value="0" calcext:value-type="float">
            <text:p>0</text:p>
          </table:table-cell>
          <table:table-cell table:formula="of:=IF([.L517]=1;[.H517];0)" office:value-type="float" office:value="0" calcext:value-type="float">
            <text:p>0</text:p>
          </table:table-cell>
          <table:table-cell table:formula="of:=[.N516] + IF([.M516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5-31" calcext:value-type="date">
            <text:p>31.05.2024</text:p>
          </table:table-cell>
          <table:table-cell table:formula="of:=WEEKDAY([.A518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518]=6;[.B518]=7); 0; IF([.C518]=&quot;zima&quot;; FLOOR(0.2*[.N518])*30; IF([.C518]=&quot;wiosna&quot;;  FLOOR(0.5*[.N518])*30; IF([.C518]=&quot;lato&quot;;  FLOOR(0.9*[.N518])*30; IF([.C518]=&quot;jesień&quot;;  FLOOR(0.4*[.N518])*30; 0)))))" office:value-type="float" office:value="630" calcext:value-type="float">
            <text:p>630</text:p>
          </table:table-cell>
          <table:table-cell table:formula="of:=IF([.B518]=7; 15*[.N518]; 0) + IF(AND([.H517] &gt; 2400; MONTH([.A517])&lt;&gt;MONTH([.A518])); 2400; 0)" office:value-type="float" office:value="0" calcext:value-type="float">
            <text:p>0</text:p>
          </table:table-cell>
          <table:table-cell table:formula="of:=[.D518]+[.F517]" office:value-type="float" office:value="101100" calcext:value-type="float">
            <text:p>101100</text:p>
          </table:table-cell>
          <table:table-cell table:formula="of:=[.E518]+[.G517]" office:value-type="float" office:value="58280" calcext:value-type="float">
            <text:p>58280</text:p>
          </table:table-cell>
          <table:table-cell table:formula="of:=[.F518]-[.G518]" office:value-type="float" office:value="42820" calcext:value-type="float">
            <text:p>42820</text:p>
          </table:table-cell>
          <table:table-cell table:formula="of:=IF(OR([.B518]=6;[.B518]=7); 0; IF([.C518]=&quot;zima&quot;; 2*[.$R$6]; IF([.C518]=&quot;wiosna&quot;; 5*[.$R$6]; IF([.C518]=&quot;lato&quot;; 9*[.$R$6]; IF([.C518]=&quot;jesień&quot;; 4*[.$R$6]; 0)))))" office:value-type="float" office:value="150" calcext:value-type="float">
            <text:p>150</text:p>
          </table:table-cell>
          <table:table-cell table:formula="of:=[.J517]-[.E518]+[.I518]" office:value-type="float" office:value="-7400" calcext:value-type="float">
            <text:p>-7400</text:p>
          </table:table-cell>
          <table:table-cell table:formula="of:=IF(OR([.B518]=6;[.B518]=7); 0; IF([.C518]=&quot;zima&quot;; FLOOR(0.2*[.N518])*30; IF([.C518]=&quot;wiosna&quot;;  FLOOR(0.5*[.N518])*30; IF([.C518]=&quot;lato&quot;;  FLOOR(0.9*[.N518])*30; IF([.C518]=&quot;jesień&quot;;  FLOOR(0.4*[.N518])*30; 0)))))" office:value-type="float" office:value="630" calcext:value-type="float">
            <text:p>630</text:p>
          </table:table-cell>
          <table:table-cell table:formula="of:=IF(MONTH([.A518])&lt;&gt;MONTH([.A519]);1;0)" office:value-type="float" office:value="1" calcext:value-type="float">
            <text:p>1</text:p>
          </table:table-cell>
          <table:table-cell table:formula="of:=IF([.L518]=1;[.H518];0)" office:value-type="float" office:value="42820" calcext:value-type="float">
            <text:p>42820</text:p>
          </table:table-cell>
          <table:table-cell table:formula="of:=[.N517] + IF([.M517]&gt;=2400; 3; 0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4-06-01" calcext:value-type="date">
            <text:p>1.06.2024</text:p>
          </table:table-cell>
          <table:table-cell table:formula="of:=WEEKDAY([.A519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519]=6;[.B519]=7); 0; IF([.C519]=&quot;zima&quot;; FLOOR(0.2*[.N519])*30; IF([.C519]=&quot;wiosna&quot;;  FLOOR(0.5*[.N519])*30; IF([.C519]=&quot;lato&quot;;  FLOOR(0.9*[.N519])*30; IF([.C519]=&quot;jesień&quot;;  FLOOR(0.4*[.N519])*30; 0)))))" office:value-type="float" office:value="0" calcext:value-type="float">
            <text:p>0</text:p>
          </table:table-cell>
          <table:table-cell table:formula="of:=IF([.B519]=7; 15*[.N519]; 0) + IF(AND([.H518] &gt; 2400; MONTH([.A518])&lt;&gt;MONTH([.A519])); 2400; 0)" office:value-type="float" office:value="2400" calcext:value-type="float">
            <text:p>2400</text:p>
          </table:table-cell>
          <table:table-cell table:formula="of:=[.D519]+[.F518]" office:value-type="float" office:value="101100" calcext:value-type="float">
            <text:p>101100</text:p>
          </table:table-cell>
          <table:table-cell table:formula="of:=[.E519]+[.G518]" office:value-type="float" office:value="60680" calcext:value-type="float">
            <text:p>60680</text:p>
          </table:table-cell>
          <table:table-cell table:formula="of:=[.F519]-[.G519]" office:value-type="float" office:value="40420" calcext:value-type="float">
            <text:p>40420</text:p>
          </table:table-cell>
          <table:table-cell table:formula="of:=IF(OR([.B519]=6;[.B519]=7); 0; IF([.C519]=&quot;zima&quot;; 2*[.$R$6]; IF([.C519]=&quot;wiosna&quot;; 5*[.$R$6]; IF([.C519]=&quot;lato&quot;; 9*[.$R$6]; IF([.C519]=&quot;jesień&quot;; 4*[.$R$6]; 0)))))" office:value-type="float" office:value="0" calcext:value-type="float">
            <text:p>0</text:p>
          </table:table-cell>
          <table:table-cell table:formula="of:=[.J518]-[.E519]+[.I519]" office:value-type="float" office:value="-9800" calcext:value-type="float">
            <text:p>-9800</text:p>
          </table:table-cell>
          <table:table-cell table:formula="of:=IF(OR([.B519]=6;[.B519]=7); 0; IF([.C519]=&quot;zima&quot;; FLOOR(0.2*[.N519])*30; IF([.C519]=&quot;wiosna&quot;;  FLOOR(0.5*[.N519])*30; IF([.C519]=&quot;lato&quot;;  FLOOR(0.9*[.N519])*30; IF([.C519]=&quot;jesień&quot;;  FLOOR(0.4*[.N519])*30; 0)))))" office:value-type="float" office:value="0" calcext:value-type="float">
            <text:p>0</text:p>
          </table:table-cell>
          <table:table-cell table:formula="of:=IF(MONTH([.A519])&lt;&gt;MONTH([.A520]);1;0)" office:value-type="float" office:value="0" calcext:value-type="float">
            <text:p>0</text:p>
          </table:table-cell>
          <table:table-cell table:formula="of:=IF([.L519]=1;[.H519];0)" office:value-type="float" office:value="0" calcext:value-type="float">
            <text:p>0</text:p>
          </table:table-cell>
          <table:table-cell table:formula="of:=[.N518] + IF([.M518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02" calcext:value-type="date">
            <text:p>2.06.2024</text:p>
          </table:table-cell>
          <table:table-cell table:formula="of:=WEEKDAY([.A520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520]=6;[.B520]=7); 0; IF([.C520]=&quot;zima&quot;; FLOOR(0.2*[.N520])*30; IF([.C520]=&quot;wiosna&quot;;  FLOOR(0.5*[.N520])*30; IF([.C520]=&quot;lato&quot;;  FLOOR(0.9*[.N520])*30; IF([.C520]=&quot;jesień&quot;;  FLOOR(0.4*[.N520])*30; 0)))))" office:value-type="float" office:value="0" calcext:value-type="float">
            <text:p>0</text:p>
          </table:table-cell>
          <table:table-cell table:formula="of:=IF([.B520]=7; 15*[.N520]; 0) + IF(AND([.H519] &gt; 2400; MONTH([.A519])&lt;&gt;MONTH([.A520])); 2400; 0)" office:value-type="float" office:value="690" calcext:value-type="float">
            <text:p>690</text:p>
          </table:table-cell>
          <table:table-cell table:formula="of:=[.D520]+[.F519]" office:value-type="float" office:value="101100" calcext:value-type="float">
            <text:p>101100</text:p>
          </table:table-cell>
          <table:table-cell table:formula="of:=[.E520]+[.G519]" office:value-type="float" office:value="61370" calcext:value-type="float">
            <text:p>61370</text:p>
          </table:table-cell>
          <table:table-cell table:formula="of:=[.F520]-[.G520]" office:value-type="float" office:value="39730" calcext:value-type="float">
            <text:p>39730</text:p>
          </table:table-cell>
          <table:table-cell table:formula="of:=IF(OR([.B520]=6;[.B520]=7); 0; IF([.C520]=&quot;zima&quot;; 2*[.$R$6]; IF([.C520]=&quot;wiosna&quot;; 5*[.$R$6]; IF([.C520]=&quot;lato&quot;; 9*[.$R$6]; IF([.C520]=&quot;jesień&quot;; 4*[.$R$6]; 0)))))" office:value-type="float" office:value="0" calcext:value-type="float">
            <text:p>0</text:p>
          </table:table-cell>
          <table:table-cell table:formula="of:=[.J519]-[.E520]+[.I520]" office:value-type="float" office:value="-10490" calcext:value-type="float">
            <text:p>-10490</text:p>
          </table:table-cell>
          <table:table-cell table:formula="of:=IF(OR([.B520]=6;[.B520]=7); 0; IF([.C520]=&quot;zima&quot;; FLOOR(0.2*[.N520])*30; IF([.C520]=&quot;wiosna&quot;;  FLOOR(0.5*[.N520])*30; IF([.C520]=&quot;lato&quot;;  FLOOR(0.9*[.N520])*30; IF([.C520]=&quot;jesień&quot;;  FLOOR(0.4*[.N520])*30; 0)))))" office:value-type="float" office:value="0" calcext:value-type="float">
            <text:p>0</text:p>
          </table:table-cell>
          <table:table-cell table:formula="of:=IF(MONTH([.A520])&lt;&gt;MONTH([.A521]);1;0)" office:value-type="float" office:value="0" calcext:value-type="float">
            <text:p>0</text:p>
          </table:table-cell>
          <table:table-cell table:formula="of:=IF([.L520]=1;[.H520];0)" office:value-type="float" office:value="0" calcext:value-type="float">
            <text:p>0</text:p>
          </table:table-cell>
          <table:table-cell table:formula="of:=[.N519] + IF([.M519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03" calcext:value-type="date">
            <text:p>3.06.2024</text:p>
          </table:table-cell>
          <table:table-cell table:formula="of:=WEEKDAY([.A521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521]=6;[.B521]=7); 0; IF([.C521]=&quot;zima&quot;; FLOOR(0.2*[.N521])*30; IF([.C521]=&quot;wiosna&quot;;  FLOOR(0.5*[.N521])*30; IF([.C521]=&quot;lato&quot;;  FLOOR(0.9*[.N521])*30; IF([.C521]=&quot;jesień&quot;;  FLOOR(0.4*[.N521])*30; 0)))))" office:value-type="float" office:value="690" calcext:value-type="float">
            <text:p>690</text:p>
          </table:table-cell>
          <table:table-cell table:formula="of:=IF([.B521]=7; 15*[.N521]; 0) + IF(AND([.H520] &gt; 2400; MONTH([.A520])&lt;&gt;MONTH([.A521])); 2400; 0)" office:value-type="float" office:value="0" calcext:value-type="float">
            <text:p>0</text:p>
          </table:table-cell>
          <table:table-cell table:formula="of:=[.D521]+[.F520]" office:value-type="float" office:value="101790" calcext:value-type="float">
            <text:p>101790</text:p>
          </table:table-cell>
          <table:table-cell table:formula="of:=[.E521]+[.G520]" office:value-type="float" office:value="61370" calcext:value-type="float">
            <text:p>61370</text:p>
          </table:table-cell>
          <table:table-cell table:formula="of:=[.F521]-[.G521]" office:value-type="float" office:value="40420" calcext:value-type="float">
            <text:p>40420</text:p>
          </table:table-cell>
          <table:table-cell table:formula="of:=IF(OR([.B521]=6;[.B521]=7); 0; IF([.C521]=&quot;zima&quot;; 2*[.$R$6]; IF([.C521]=&quot;wiosna&quot;; 5*[.$R$6]; IF([.C521]=&quot;lato&quot;; 9*[.$R$6]; IF([.C521]=&quot;jesień&quot;; 4*[.$R$6]; 0)))))" office:value-type="float" office:value="150" calcext:value-type="float">
            <text:p>150</text:p>
          </table:table-cell>
          <table:table-cell table:formula="of:=[.J520]-[.E521]+[.I521]" office:value-type="float" office:value="-10340" calcext:value-type="float">
            <text:p>-10340</text:p>
          </table:table-cell>
          <table:table-cell table:formula="of:=IF(OR([.B521]=6;[.B521]=7); 0; IF([.C521]=&quot;zima&quot;; FLOOR(0.2*[.N521])*30; IF([.C521]=&quot;wiosna&quot;;  FLOOR(0.5*[.N521])*30; IF([.C521]=&quot;lato&quot;;  FLOOR(0.9*[.N521])*30; IF([.C521]=&quot;jesień&quot;;  FLOOR(0.4*[.N521])*30; 0)))))" office:value-type="float" office:value="690" calcext:value-type="float">
            <text:p>690</text:p>
          </table:table-cell>
          <table:table-cell table:formula="of:=IF(MONTH([.A521])&lt;&gt;MONTH([.A522]);1;0)" office:value-type="float" office:value="0" calcext:value-type="float">
            <text:p>0</text:p>
          </table:table-cell>
          <table:table-cell table:formula="of:=IF([.L521]=1;[.H521];0)" office:value-type="float" office:value="0" calcext:value-type="float">
            <text:p>0</text:p>
          </table:table-cell>
          <table:table-cell table:formula="of:=[.N520] + IF([.M520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04" calcext:value-type="date">
            <text:p>4.06.2024</text:p>
          </table:table-cell>
          <table:table-cell table:formula="of:=WEEKDAY([.A522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522]=6;[.B522]=7); 0; IF([.C522]=&quot;zima&quot;; FLOOR(0.2*[.N522])*30; IF([.C522]=&quot;wiosna&quot;;  FLOOR(0.5*[.N522])*30; IF([.C522]=&quot;lato&quot;;  FLOOR(0.9*[.N522])*30; IF([.C522]=&quot;jesień&quot;;  FLOOR(0.4*[.N522])*30; 0)))))" office:value-type="float" office:value="690" calcext:value-type="float">
            <text:p>690</text:p>
          </table:table-cell>
          <table:table-cell table:formula="of:=IF([.B522]=7; 15*[.N522]; 0) + IF(AND([.H521] &gt; 2400; MONTH([.A521])&lt;&gt;MONTH([.A522])); 2400; 0)" office:value-type="float" office:value="0" calcext:value-type="float">
            <text:p>0</text:p>
          </table:table-cell>
          <table:table-cell table:formula="of:=[.D522]+[.F521]" office:value-type="float" office:value="102480" calcext:value-type="float">
            <text:p>102480</text:p>
          </table:table-cell>
          <table:table-cell table:formula="of:=[.E522]+[.G521]" office:value-type="float" office:value="61370" calcext:value-type="float">
            <text:p>61370</text:p>
          </table:table-cell>
          <table:table-cell table:formula="of:=[.F522]-[.G522]" office:value-type="float" office:value="41110" calcext:value-type="float">
            <text:p>41110</text:p>
          </table:table-cell>
          <table:table-cell table:formula="of:=IF(OR([.B522]=6;[.B522]=7); 0; IF([.C522]=&quot;zima&quot;; 2*[.$R$6]; IF([.C522]=&quot;wiosna&quot;; 5*[.$R$6]; IF([.C522]=&quot;lato&quot;; 9*[.$R$6]; IF([.C522]=&quot;jesień&quot;; 4*[.$R$6]; 0)))))" office:value-type="float" office:value="150" calcext:value-type="float">
            <text:p>150</text:p>
          </table:table-cell>
          <table:table-cell table:formula="of:=[.J521]-[.E522]+[.I522]" office:value-type="float" office:value="-10190" calcext:value-type="float">
            <text:p>-10190</text:p>
          </table:table-cell>
          <table:table-cell table:formula="of:=IF(OR([.B522]=6;[.B522]=7); 0; IF([.C522]=&quot;zima&quot;; FLOOR(0.2*[.N522])*30; IF([.C522]=&quot;wiosna&quot;;  FLOOR(0.5*[.N522])*30; IF([.C522]=&quot;lato&quot;;  FLOOR(0.9*[.N522])*30; IF([.C522]=&quot;jesień&quot;;  FLOOR(0.4*[.N522])*30; 0)))))" office:value-type="float" office:value="690" calcext:value-type="float">
            <text:p>690</text:p>
          </table:table-cell>
          <table:table-cell table:formula="of:=IF(MONTH([.A522])&lt;&gt;MONTH([.A523]);1;0)" office:value-type="float" office:value="0" calcext:value-type="float">
            <text:p>0</text:p>
          </table:table-cell>
          <table:table-cell table:formula="of:=IF([.L522]=1;[.H522];0)" office:value-type="float" office:value="0" calcext:value-type="float">
            <text:p>0</text:p>
          </table:table-cell>
          <table:table-cell table:formula="of:=[.N521] + IF([.M521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05" calcext:value-type="date">
            <text:p>5.06.2024</text:p>
          </table:table-cell>
          <table:table-cell table:formula="of:=WEEKDAY([.A523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523]=6;[.B523]=7); 0; IF([.C523]=&quot;zima&quot;; FLOOR(0.2*[.N523])*30; IF([.C523]=&quot;wiosna&quot;;  FLOOR(0.5*[.N523])*30; IF([.C523]=&quot;lato&quot;;  FLOOR(0.9*[.N523])*30; IF([.C523]=&quot;jesień&quot;;  FLOOR(0.4*[.N523])*30; 0)))))" office:value-type="float" office:value="690" calcext:value-type="float">
            <text:p>690</text:p>
          </table:table-cell>
          <table:table-cell table:formula="of:=IF([.B523]=7; 15*[.N523]; 0) + IF(AND([.H522] &gt; 2400; MONTH([.A522])&lt;&gt;MONTH([.A523])); 2400; 0)" office:value-type="float" office:value="0" calcext:value-type="float">
            <text:p>0</text:p>
          </table:table-cell>
          <table:table-cell table:formula="of:=[.D523]+[.F522]" office:value-type="float" office:value="103170" calcext:value-type="float">
            <text:p>103170</text:p>
          </table:table-cell>
          <table:table-cell table:formula="of:=[.E523]+[.G522]" office:value-type="float" office:value="61370" calcext:value-type="float">
            <text:p>61370</text:p>
          </table:table-cell>
          <table:table-cell table:formula="of:=[.F523]-[.G523]" office:value-type="float" office:value="41800" calcext:value-type="float">
            <text:p>41800</text:p>
          </table:table-cell>
          <table:table-cell table:formula="of:=IF(OR([.B523]=6;[.B523]=7); 0; IF([.C523]=&quot;zima&quot;; 2*[.$R$6]; IF([.C523]=&quot;wiosna&quot;; 5*[.$R$6]; IF([.C523]=&quot;lato&quot;; 9*[.$R$6]; IF([.C523]=&quot;jesień&quot;; 4*[.$R$6]; 0)))))" office:value-type="float" office:value="150" calcext:value-type="float">
            <text:p>150</text:p>
          </table:table-cell>
          <table:table-cell table:formula="of:=[.J522]-[.E523]+[.I523]" office:value-type="float" office:value="-10040" calcext:value-type="float">
            <text:p>-10040</text:p>
          </table:table-cell>
          <table:table-cell table:formula="of:=IF(OR([.B523]=6;[.B523]=7); 0; IF([.C523]=&quot;zima&quot;; FLOOR(0.2*[.N523])*30; IF([.C523]=&quot;wiosna&quot;;  FLOOR(0.5*[.N523])*30; IF([.C523]=&quot;lato&quot;;  FLOOR(0.9*[.N523])*30; IF([.C523]=&quot;jesień&quot;;  FLOOR(0.4*[.N523])*30; 0)))))" office:value-type="float" office:value="690" calcext:value-type="float">
            <text:p>690</text:p>
          </table:table-cell>
          <table:table-cell table:formula="of:=IF(MONTH([.A523])&lt;&gt;MONTH([.A524]);1;0)" office:value-type="float" office:value="0" calcext:value-type="float">
            <text:p>0</text:p>
          </table:table-cell>
          <table:table-cell table:formula="of:=IF([.L523]=1;[.H523];0)" office:value-type="float" office:value="0" calcext:value-type="float">
            <text:p>0</text:p>
          </table:table-cell>
          <table:table-cell table:formula="of:=[.N522] + IF([.M522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06" calcext:value-type="date">
            <text:p>6.06.2024</text:p>
          </table:table-cell>
          <table:table-cell table:formula="of:=WEEKDAY([.A524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524]=6;[.B524]=7); 0; IF([.C524]=&quot;zima&quot;; FLOOR(0.2*[.N524])*30; IF([.C524]=&quot;wiosna&quot;;  FLOOR(0.5*[.N524])*30; IF([.C524]=&quot;lato&quot;;  FLOOR(0.9*[.N524])*30; IF([.C524]=&quot;jesień&quot;;  FLOOR(0.4*[.N524])*30; 0)))))" office:value-type="float" office:value="690" calcext:value-type="float">
            <text:p>690</text:p>
          </table:table-cell>
          <table:table-cell table:formula="of:=IF([.B524]=7; 15*[.N524]; 0) + IF(AND([.H523] &gt; 2400; MONTH([.A523])&lt;&gt;MONTH([.A524])); 2400; 0)" office:value-type="float" office:value="0" calcext:value-type="float">
            <text:p>0</text:p>
          </table:table-cell>
          <table:table-cell table:formula="of:=[.D524]+[.F523]" office:value-type="float" office:value="103860" calcext:value-type="float">
            <text:p>103860</text:p>
          </table:table-cell>
          <table:table-cell table:formula="of:=[.E524]+[.G523]" office:value-type="float" office:value="61370" calcext:value-type="float">
            <text:p>61370</text:p>
          </table:table-cell>
          <table:table-cell table:formula="of:=[.F524]-[.G524]" office:value-type="float" office:value="42490" calcext:value-type="float">
            <text:p>42490</text:p>
          </table:table-cell>
          <table:table-cell table:formula="of:=IF(OR([.B524]=6;[.B524]=7); 0; IF([.C524]=&quot;zima&quot;; 2*[.$R$6]; IF([.C524]=&quot;wiosna&quot;; 5*[.$R$6]; IF([.C524]=&quot;lato&quot;; 9*[.$R$6]; IF([.C524]=&quot;jesień&quot;; 4*[.$R$6]; 0)))))" office:value-type="float" office:value="150" calcext:value-type="float">
            <text:p>150</text:p>
          </table:table-cell>
          <table:table-cell table:formula="of:=[.J523]-[.E524]+[.I524]" office:value-type="float" office:value="-9890" calcext:value-type="float">
            <text:p>-9890</text:p>
          </table:table-cell>
          <table:table-cell table:formula="of:=IF(OR([.B524]=6;[.B524]=7); 0; IF([.C524]=&quot;zima&quot;; FLOOR(0.2*[.N524])*30; IF([.C524]=&quot;wiosna&quot;;  FLOOR(0.5*[.N524])*30; IF([.C524]=&quot;lato&quot;;  FLOOR(0.9*[.N524])*30; IF([.C524]=&quot;jesień&quot;;  FLOOR(0.4*[.N524])*30; 0)))))" office:value-type="float" office:value="690" calcext:value-type="float">
            <text:p>690</text:p>
          </table:table-cell>
          <table:table-cell table:formula="of:=IF(MONTH([.A524])&lt;&gt;MONTH([.A525]);1;0)" office:value-type="float" office:value="0" calcext:value-type="float">
            <text:p>0</text:p>
          </table:table-cell>
          <table:table-cell table:formula="of:=IF([.L524]=1;[.H524];0)" office:value-type="float" office:value="0" calcext:value-type="float">
            <text:p>0</text:p>
          </table:table-cell>
          <table:table-cell table:formula="of:=[.N523] + IF([.M523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07" calcext:value-type="date">
            <text:p>7.06.2024</text:p>
          </table:table-cell>
          <table:table-cell table:formula="of:=WEEKDAY([.A525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525]=6;[.B525]=7); 0; IF([.C525]=&quot;zima&quot;; FLOOR(0.2*[.N525])*30; IF([.C525]=&quot;wiosna&quot;;  FLOOR(0.5*[.N525])*30; IF([.C525]=&quot;lato&quot;;  FLOOR(0.9*[.N525])*30; IF([.C525]=&quot;jesień&quot;;  FLOOR(0.4*[.N525])*30; 0)))))" office:value-type="float" office:value="690" calcext:value-type="float">
            <text:p>690</text:p>
          </table:table-cell>
          <table:table-cell table:formula="of:=IF([.B525]=7; 15*[.N525]; 0) + IF(AND([.H524] &gt; 2400; MONTH([.A524])&lt;&gt;MONTH([.A525])); 2400; 0)" office:value-type="float" office:value="0" calcext:value-type="float">
            <text:p>0</text:p>
          </table:table-cell>
          <table:table-cell table:formula="of:=[.D525]+[.F524]" office:value-type="float" office:value="104550" calcext:value-type="float">
            <text:p>104550</text:p>
          </table:table-cell>
          <table:table-cell table:formula="of:=[.E525]+[.G524]" office:value-type="float" office:value="61370" calcext:value-type="float">
            <text:p>61370</text:p>
          </table:table-cell>
          <table:table-cell table:formula="of:=[.F525]-[.G525]" office:value-type="float" office:value="43180" calcext:value-type="float">
            <text:p>43180</text:p>
          </table:table-cell>
          <table:table-cell table:formula="of:=IF(OR([.B525]=6;[.B525]=7); 0; IF([.C525]=&quot;zima&quot;; 2*[.$R$6]; IF([.C525]=&quot;wiosna&quot;; 5*[.$R$6]; IF([.C525]=&quot;lato&quot;; 9*[.$R$6]; IF([.C525]=&quot;jesień&quot;; 4*[.$R$6]; 0)))))" office:value-type="float" office:value="150" calcext:value-type="float">
            <text:p>150</text:p>
          </table:table-cell>
          <table:table-cell table:formula="of:=[.J524]-[.E525]+[.I525]" office:value-type="float" office:value="-9740" calcext:value-type="float">
            <text:p>-9740</text:p>
          </table:table-cell>
          <table:table-cell table:formula="of:=IF(OR([.B525]=6;[.B525]=7); 0; IF([.C525]=&quot;zima&quot;; FLOOR(0.2*[.N525])*30; IF([.C525]=&quot;wiosna&quot;;  FLOOR(0.5*[.N525])*30; IF([.C525]=&quot;lato&quot;;  FLOOR(0.9*[.N525])*30; IF([.C525]=&quot;jesień&quot;;  FLOOR(0.4*[.N525])*30; 0)))))" office:value-type="float" office:value="690" calcext:value-type="float">
            <text:p>690</text:p>
          </table:table-cell>
          <table:table-cell table:formula="of:=IF(MONTH([.A525])&lt;&gt;MONTH([.A526]);1;0)" office:value-type="float" office:value="0" calcext:value-type="float">
            <text:p>0</text:p>
          </table:table-cell>
          <table:table-cell table:formula="of:=IF([.L525]=1;[.H525];0)" office:value-type="float" office:value="0" calcext:value-type="float">
            <text:p>0</text:p>
          </table:table-cell>
          <table:table-cell table:formula="of:=[.N524] + IF([.M524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08" calcext:value-type="date">
            <text:p>8.06.2024</text:p>
          </table:table-cell>
          <table:table-cell table:formula="of:=WEEKDAY([.A526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526]=6;[.B526]=7); 0; IF([.C526]=&quot;zima&quot;; FLOOR(0.2*[.N526])*30; IF([.C526]=&quot;wiosna&quot;;  FLOOR(0.5*[.N526])*30; IF([.C526]=&quot;lato&quot;;  FLOOR(0.9*[.N526])*30; IF([.C526]=&quot;jesień&quot;;  FLOOR(0.4*[.N526])*30; 0)))))" office:value-type="float" office:value="0" calcext:value-type="float">
            <text:p>0</text:p>
          </table:table-cell>
          <table:table-cell table:formula="of:=IF([.B526]=7; 15*[.N526]; 0) + IF(AND([.H525] &gt; 2400; MONTH([.A525])&lt;&gt;MONTH([.A526])); 2400; 0)" office:value-type="float" office:value="0" calcext:value-type="float">
            <text:p>0</text:p>
          </table:table-cell>
          <table:table-cell table:formula="of:=[.D526]+[.F525]" office:value-type="float" office:value="104550" calcext:value-type="float">
            <text:p>104550</text:p>
          </table:table-cell>
          <table:table-cell table:formula="of:=[.E526]+[.G525]" office:value-type="float" office:value="61370" calcext:value-type="float">
            <text:p>61370</text:p>
          </table:table-cell>
          <table:table-cell table:formula="of:=[.F526]-[.G526]" office:value-type="float" office:value="43180" calcext:value-type="float">
            <text:p>43180</text:p>
          </table:table-cell>
          <table:table-cell table:formula="of:=IF(OR([.B526]=6;[.B526]=7); 0; IF([.C526]=&quot;zima&quot;; 2*[.$R$6]; IF([.C526]=&quot;wiosna&quot;; 5*[.$R$6]; IF([.C526]=&quot;lato&quot;; 9*[.$R$6]; IF([.C526]=&quot;jesień&quot;; 4*[.$R$6]; 0)))))" office:value-type="float" office:value="0" calcext:value-type="float">
            <text:p>0</text:p>
          </table:table-cell>
          <table:table-cell table:formula="of:=[.J525]-[.E526]+[.I526]" office:value-type="float" office:value="-9740" calcext:value-type="float">
            <text:p>-9740</text:p>
          </table:table-cell>
          <table:table-cell table:formula="of:=IF(OR([.B526]=6;[.B526]=7); 0; IF([.C526]=&quot;zima&quot;; FLOOR(0.2*[.N526])*30; IF([.C526]=&quot;wiosna&quot;;  FLOOR(0.5*[.N526])*30; IF([.C526]=&quot;lato&quot;;  FLOOR(0.9*[.N526])*30; IF([.C526]=&quot;jesień&quot;;  FLOOR(0.4*[.N526])*30; 0)))))" office:value-type="float" office:value="0" calcext:value-type="float">
            <text:p>0</text:p>
          </table:table-cell>
          <table:table-cell table:formula="of:=IF(MONTH([.A526])&lt;&gt;MONTH([.A527]);1;0)" office:value-type="float" office:value="0" calcext:value-type="float">
            <text:p>0</text:p>
          </table:table-cell>
          <table:table-cell table:formula="of:=IF([.L526]=1;[.H526];0)" office:value-type="float" office:value="0" calcext:value-type="float">
            <text:p>0</text:p>
          </table:table-cell>
          <table:table-cell table:formula="of:=[.N525] + IF([.M525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09" calcext:value-type="date">
            <text:p>9.06.2024</text:p>
          </table:table-cell>
          <table:table-cell table:formula="of:=WEEKDAY([.A527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527]=6;[.B527]=7); 0; IF([.C527]=&quot;zima&quot;; FLOOR(0.2*[.N527])*30; IF([.C527]=&quot;wiosna&quot;;  FLOOR(0.5*[.N527])*30; IF([.C527]=&quot;lato&quot;;  FLOOR(0.9*[.N527])*30; IF([.C527]=&quot;jesień&quot;;  FLOOR(0.4*[.N527])*30; 0)))))" office:value-type="float" office:value="0" calcext:value-type="float">
            <text:p>0</text:p>
          </table:table-cell>
          <table:table-cell table:formula="of:=IF([.B527]=7; 15*[.N527]; 0) + IF(AND([.H526] &gt; 2400; MONTH([.A526])&lt;&gt;MONTH([.A527])); 2400; 0)" office:value-type="float" office:value="690" calcext:value-type="float">
            <text:p>690</text:p>
          </table:table-cell>
          <table:table-cell table:formula="of:=[.D527]+[.F526]" office:value-type="float" office:value="104550" calcext:value-type="float">
            <text:p>104550</text:p>
          </table:table-cell>
          <table:table-cell table:formula="of:=[.E527]+[.G526]" office:value-type="float" office:value="62060" calcext:value-type="float">
            <text:p>62060</text:p>
          </table:table-cell>
          <table:table-cell table:formula="of:=[.F527]-[.G527]" office:value-type="float" office:value="42490" calcext:value-type="float">
            <text:p>42490</text:p>
          </table:table-cell>
          <table:table-cell table:formula="of:=IF(OR([.B527]=6;[.B527]=7); 0; IF([.C527]=&quot;zima&quot;; 2*[.$R$6]; IF([.C527]=&quot;wiosna&quot;; 5*[.$R$6]; IF([.C527]=&quot;lato&quot;; 9*[.$R$6]; IF([.C527]=&quot;jesień&quot;; 4*[.$R$6]; 0)))))" office:value-type="float" office:value="0" calcext:value-type="float">
            <text:p>0</text:p>
          </table:table-cell>
          <table:table-cell table:formula="of:=[.J526]-[.E527]+[.I527]" office:value-type="float" office:value="-10430" calcext:value-type="float">
            <text:p>-10430</text:p>
          </table:table-cell>
          <table:table-cell table:formula="of:=IF(OR([.B527]=6;[.B527]=7); 0; IF([.C527]=&quot;zima&quot;; FLOOR(0.2*[.N527])*30; IF([.C527]=&quot;wiosna&quot;;  FLOOR(0.5*[.N527])*30; IF([.C527]=&quot;lato&quot;;  FLOOR(0.9*[.N527])*30; IF([.C527]=&quot;jesień&quot;;  FLOOR(0.4*[.N527])*30; 0)))))" office:value-type="float" office:value="0" calcext:value-type="float">
            <text:p>0</text:p>
          </table:table-cell>
          <table:table-cell table:formula="of:=IF(MONTH([.A527])&lt;&gt;MONTH([.A528]);1;0)" office:value-type="float" office:value="0" calcext:value-type="float">
            <text:p>0</text:p>
          </table:table-cell>
          <table:table-cell table:formula="of:=IF([.L527]=1;[.H527];0)" office:value-type="float" office:value="0" calcext:value-type="float">
            <text:p>0</text:p>
          </table:table-cell>
          <table:table-cell table:formula="of:=[.N526] + IF([.M526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10" calcext:value-type="date">
            <text:p>10.06.2024</text:p>
          </table:table-cell>
          <table:table-cell table:formula="of:=WEEKDAY([.A528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528]=6;[.B528]=7); 0; IF([.C528]=&quot;zima&quot;; FLOOR(0.2*[.N528])*30; IF([.C528]=&quot;wiosna&quot;;  FLOOR(0.5*[.N528])*30; IF([.C528]=&quot;lato&quot;;  FLOOR(0.9*[.N528])*30; IF([.C528]=&quot;jesień&quot;;  FLOOR(0.4*[.N528])*30; 0)))))" office:value-type="float" office:value="690" calcext:value-type="float">
            <text:p>690</text:p>
          </table:table-cell>
          <table:table-cell table:formula="of:=IF([.B528]=7; 15*[.N528]; 0) + IF(AND([.H527] &gt; 2400; MONTH([.A527])&lt;&gt;MONTH([.A528])); 2400; 0)" office:value-type="float" office:value="0" calcext:value-type="float">
            <text:p>0</text:p>
          </table:table-cell>
          <table:table-cell table:formula="of:=[.D528]+[.F527]" office:value-type="float" office:value="105240" calcext:value-type="float">
            <text:p>105240</text:p>
          </table:table-cell>
          <table:table-cell table:formula="of:=[.E528]+[.G527]" office:value-type="float" office:value="62060" calcext:value-type="float">
            <text:p>62060</text:p>
          </table:table-cell>
          <table:table-cell table:formula="of:=[.F528]-[.G528]" office:value-type="float" office:value="43180" calcext:value-type="float">
            <text:p>43180</text:p>
          </table:table-cell>
          <table:table-cell table:formula="of:=IF(OR([.B528]=6;[.B528]=7); 0; IF([.C528]=&quot;zima&quot;; 2*[.$R$6]; IF([.C528]=&quot;wiosna&quot;; 5*[.$R$6]; IF([.C528]=&quot;lato&quot;; 9*[.$R$6]; IF([.C528]=&quot;jesień&quot;; 4*[.$R$6]; 0)))))" office:value-type="float" office:value="150" calcext:value-type="float">
            <text:p>150</text:p>
          </table:table-cell>
          <table:table-cell table:formula="of:=[.J527]-[.E528]+[.I528]" office:value-type="float" office:value="-10280" calcext:value-type="float">
            <text:p>-10280</text:p>
          </table:table-cell>
          <table:table-cell table:formula="of:=IF(OR([.B528]=6;[.B528]=7); 0; IF([.C528]=&quot;zima&quot;; FLOOR(0.2*[.N528])*30; IF([.C528]=&quot;wiosna&quot;;  FLOOR(0.5*[.N528])*30; IF([.C528]=&quot;lato&quot;;  FLOOR(0.9*[.N528])*30; IF([.C528]=&quot;jesień&quot;;  FLOOR(0.4*[.N528])*30; 0)))))" office:value-type="float" office:value="690" calcext:value-type="float">
            <text:p>690</text:p>
          </table:table-cell>
          <table:table-cell table:formula="of:=IF(MONTH([.A528])&lt;&gt;MONTH([.A529]);1;0)" office:value-type="float" office:value="0" calcext:value-type="float">
            <text:p>0</text:p>
          </table:table-cell>
          <table:table-cell table:formula="of:=IF([.L528]=1;[.H528];0)" office:value-type="float" office:value="0" calcext:value-type="float">
            <text:p>0</text:p>
          </table:table-cell>
          <table:table-cell table:formula="of:=[.N527] + IF([.M527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11" calcext:value-type="date">
            <text:p>11.06.2024</text:p>
          </table:table-cell>
          <table:table-cell table:formula="of:=WEEKDAY([.A529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529]=6;[.B529]=7); 0; IF([.C529]=&quot;zima&quot;; FLOOR(0.2*[.N529])*30; IF([.C529]=&quot;wiosna&quot;;  FLOOR(0.5*[.N529])*30; IF([.C529]=&quot;lato&quot;;  FLOOR(0.9*[.N529])*30; IF([.C529]=&quot;jesień&quot;;  FLOOR(0.4*[.N529])*30; 0)))))" office:value-type="float" office:value="690" calcext:value-type="float">
            <text:p>690</text:p>
          </table:table-cell>
          <table:table-cell table:formula="of:=IF([.B529]=7; 15*[.N529]; 0) + IF(AND([.H528] &gt; 2400; MONTH([.A528])&lt;&gt;MONTH([.A529])); 2400; 0)" office:value-type="float" office:value="0" calcext:value-type="float">
            <text:p>0</text:p>
          </table:table-cell>
          <table:table-cell table:formula="of:=[.D529]+[.F528]" office:value-type="float" office:value="105930" calcext:value-type="float">
            <text:p>105930</text:p>
          </table:table-cell>
          <table:table-cell table:formula="of:=[.E529]+[.G528]" office:value-type="float" office:value="62060" calcext:value-type="float">
            <text:p>62060</text:p>
          </table:table-cell>
          <table:table-cell table:formula="of:=[.F529]-[.G529]" office:value-type="float" office:value="43870" calcext:value-type="float">
            <text:p>43870</text:p>
          </table:table-cell>
          <table:table-cell table:formula="of:=IF(OR([.B529]=6;[.B529]=7); 0; IF([.C529]=&quot;zima&quot;; 2*[.$R$6]; IF([.C529]=&quot;wiosna&quot;; 5*[.$R$6]; IF([.C529]=&quot;lato&quot;; 9*[.$R$6]; IF([.C529]=&quot;jesień&quot;; 4*[.$R$6]; 0)))))" office:value-type="float" office:value="150" calcext:value-type="float">
            <text:p>150</text:p>
          </table:table-cell>
          <table:table-cell table:formula="of:=[.J528]-[.E529]+[.I529]" office:value-type="float" office:value="-10130" calcext:value-type="float">
            <text:p>-10130</text:p>
          </table:table-cell>
          <table:table-cell table:formula="of:=IF(OR([.B529]=6;[.B529]=7); 0; IF([.C529]=&quot;zima&quot;; FLOOR(0.2*[.N529])*30; IF([.C529]=&quot;wiosna&quot;;  FLOOR(0.5*[.N529])*30; IF([.C529]=&quot;lato&quot;;  FLOOR(0.9*[.N529])*30; IF([.C529]=&quot;jesień&quot;;  FLOOR(0.4*[.N529])*30; 0)))))" office:value-type="float" office:value="690" calcext:value-type="float">
            <text:p>690</text:p>
          </table:table-cell>
          <table:table-cell table:formula="of:=IF(MONTH([.A529])&lt;&gt;MONTH([.A530]);1;0)" office:value-type="float" office:value="0" calcext:value-type="float">
            <text:p>0</text:p>
          </table:table-cell>
          <table:table-cell table:formula="of:=IF([.L529]=1;[.H529];0)" office:value-type="float" office:value="0" calcext:value-type="float">
            <text:p>0</text:p>
          </table:table-cell>
          <table:table-cell table:formula="of:=[.N528] + IF([.M528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12" calcext:value-type="date">
            <text:p>12.06.2024</text:p>
          </table:table-cell>
          <table:table-cell table:formula="of:=WEEKDAY([.A530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530]=6;[.B530]=7); 0; IF([.C530]=&quot;zima&quot;; FLOOR(0.2*[.N530])*30; IF([.C530]=&quot;wiosna&quot;;  FLOOR(0.5*[.N530])*30; IF([.C530]=&quot;lato&quot;;  FLOOR(0.9*[.N530])*30; IF([.C530]=&quot;jesień&quot;;  FLOOR(0.4*[.N530])*30; 0)))))" office:value-type="float" office:value="690" calcext:value-type="float">
            <text:p>690</text:p>
          </table:table-cell>
          <table:table-cell table:formula="of:=IF([.B530]=7; 15*[.N530]; 0) + IF(AND([.H529] &gt; 2400; MONTH([.A529])&lt;&gt;MONTH([.A530])); 2400; 0)" office:value-type="float" office:value="0" calcext:value-type="float">
            <text:p>0</text:p>
          </table:table-cell>
          <table:table-cell table:formula="of:=[.D530]+[.F529]" office:value-type="float" office:value="106620" calcext:value-type="float">
            <text:p>106620</text:p>
          </table:table-cell>
          <table:table-cell table:formula="of:=[.E530]+[.G529]" office:value-type="float" office:value="62060" calcext:value-type="float">
            <text:p>62060</text:p>
          </table:table-cell>
          <table:table-cell table:formula="of:=[.F530]-[.G530]" office:value-type="float" office:value="44560" calcext:value-type="float">
            <text:p>44560</text:p>
          </table:table-cell>
          <table:table-cell table:formula="of:=IF(OR([.B530]=6;[.B530]=7); 0; IF([.C530]=&quot;zima&quot;; 2*[.$R$6]; IF([.C530]=&quot;wiosna&quot;; 5*[.$R$6]; IF([.C530]=&quot;lato&quot;; 9*[.$R$6]; IF([.C530]=&quot;jesień&quot;; 4*[.$R$6]; 0)))))" office:value-type="float" office:value="150" calcext:value-type="float">
            <text:p>150</text:p>
          </table:table-cell>
          <table:table-cell table:formula="of:=[.J529]-[.E530]+[.I530]" office:value-type="float" office:value="-9980" calcext:value-type="float">
            <text:p>-9980</text:p>
          </table:table-cell>
          <table:table-cell table:formula="of:=IF(OR([.B530]=6;[.B530]=7); 0; IF([.C530]=&quot;zima&quot;; FLOOR(0.2*[.N530])*30; IF([.C530]=&quot;wiosna&quot;;  FLOOR(0.5*[.N530])*30; IF([.C530]=&quot;lato&quot;;  FLOOR(0.9*[.N530])*30; IF([.C530]=&quot;jesień&quot;;  FLOOR(0.4*[.N530])*30; 0)))))" office:value-type="float" office:value="690" calcext:value-type="float">
            <text:p>690</text:p>
          </table:table-cell>
          <table:table-cell table:formula="of:=IF(MONTH([.A530])&lt;&gt;MONTH([.A531]);1;0)" office:value-type="float" office:value="0" calcext:value-type="float">
            <text:p>0</text:p>
          </table:table-cell>
          <table:table-cell table:formula="of:=IF([.L530]=1;[.H530];0)" office:value-type="float" office:value="0" calcext:value-type="float">
            <text:p>0</text:p>
          </table:table-cell>
          <table:table-cell table:formula="of:=[.N529] + IF([.M529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13" calcext:value-type="date">
            <text:p>13.06.2024</text:p>
          </table:table-cell>
          <table:table-cell table:formula="of:=WEEKDAY([.A531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531]=6;[.B531]=7); 0; IF([.C531]=&quot;zima&quot;; FLOOR(0.2*[.N531])*30; IF([.C531]=&quot;wiosna&quot;;  FLOOR(0.5*[.N531])*30; IF([.C531]=&quot;lato&quot;;  FLOOR(0.9*[.N531])*30; IF([.C531]=&quot;jesień&quot;;  FLOOR(0.4*[.N531])*30; 0)))))" office:value-type="float" office:value="690" calcext:value-type="float">
            <text:p>690</text:p>
          </table:table-cell>
          <table:table-cell table:formula="of:=IF([.B531]=7; 15*[.N531]; 0) + IF(AND([.H530] &gt; 2400; MONTH([.A530])&lt;&gt;MONTH([.A531])); 2400; 0)" office:value-type="float" office:value="0" calcext:value-type="float">
            <text:p>0</text:p>
          </table:table-cell>
          <table:table-cell table:formula="of:=[.D531]+[.F530]" office:value-type="float" office:value="107310" calcext:value-type="float">
            <text:p>107310</text:p>
          </table:table-cell>
          <table:table-cell table:formula="of:=[.E531]+[.G530]" office:value-type="float" office:value="62060" calcext:value-type="float">
            <text:p>62060</text:p>
          </table:table-cell>
          <table:table-cell table:formula="of:=[.F531]-[.G531]" office:value-type="float" office:value="45250" calcext:value-type="float">
            <text:p>45250</text:p>
          </table:table-cell>
          <table:table-cell table:formula="of:=IF(OR([.B531]=6;[.B531]=7); 0; IF([.C531]=&quot;zima&quot;; 2*[.$R$6]; IF([.C531]=&quot;wiosna&quot;; 5*[.$R$6]; IF([.C531]=&quot;lato&quot;; 9*[.$R$6]; IF([.C531]=&quot;jesień&quot;; 4*[.$R$6]; 0)))))" office:value-type="float" office:value="150" calcext:value-type="float">
            <text:p>150</text:p>
          </table:table-cell>
          <table:table-cell table:formula="of:=[.J530]-[.E531]+[.I531]" office:value-type="float" office:value="-9830" calcext:value-type="float">
            <text:p>-9830</text:p>
          </table:table-cell>
          <table:table-cell table:formula="of:=IF(OR([.B531]=6;[.B531]=7); 0; IF([.C531]=&quot;zima&quot;; FLOOR(0.2*[.N531])*30; IF([.C531]=&quot;wiosna&quot;;  FLOOR(0.5*[.N531])*30; IF([.C531]=&quot;lato&quot;;  FLOOR(0.9*[.N531])*30; IF([.C531]=&quot;jesień&quot;;  FLOOR(0.4*[.N531])*30; 0)))))" office:value-type="float" office:value="690" calcext:value-type="float">
            <text:p>690</text:p>
          </table:table-cell>
          <table:table-cell table:formula="of:=IF(MONTH([.A531])&lt;&gt;MONTH([.A532]);1;0)" office:value-type="float" office:value="0" calcext:value-type="float">
            <text:p>0</text:p>
          </table:table-cell>
          <table:table-cell table:formula="of:=IF([.L531]=1;[.H531];0)" office:value-type="float" office:value="0" calcext:value-type="float">
            <text:p>0</text:p>
          </table:table-cell>
          <table:table-cell table:formula="of:=[.N530] + IF([.M530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14" calcext:value-type="date">
            <text:p>14.06.2024</text:p>
          </table:table-cell>
          <table:table-cell table:formula="of:=WEEKDAY([.A532];2)" office:value-type="float" office:value="5" calcext:value-type="float">
            <text:p>5</text:p>
          </table:table-cell>
          <table:table-cell office:value-type="string" calcext:value-type="string">
            <text:p>wiosna</text:p>
          </table:table-cell>
          <table:table-cell table:formula="of:=IF(OR([.B532]=6;[.B532]=7); 0; IF([.C532]=&quot;zima&quot;; FLOOR(0.2*[.N532])*30; IF([.C532]=&quot;wiosna&quot;;  FLOOR(0.5*[.N532])*30; IF([.C532]=&quot;lato&quot;;  FLOOR(0.9*[.N532])*30; IF([.C532]=&quot;jesień&quot;;  FLOOR(0.4*[.N532])*30; 0)))))" office:value-type="float" office:value="690" calcext:value-type="float">
            <text:p>690</text:p>
          </table:table-cell>
          <table:table-cell table:formula="of:=IF([.B532]=7; 15*[.N532]; 0) + IF(AND([.H531] &gt; 2400; MONTH([.A531])&lt;&gt;MONTH([.A532])); 2400; 0)" office:value-type="float" office:value="0" calcext:value-type="float">
            <text:p>0</text:p>
          </table:table-cell>
          <table:table-cell table:formula="of:=[.D532]+[.F531]" office:value-type="float" office:value="108000" calcext:value-type="float">
            <text:p>108000</text:p>
          </table:table-cell>
          <table:table-cell table:formula="of:=[.E532]+[.G531]" office:value-type="float" office:value="62060" calcext:value-type="float">
            <text:p>62060</text:p>
          </table:table-cell>
          <table:table-cell table:formula="of:=[.F532]-[.G532]" office:value-type="float" office:value="45940" calcext:value-type="float">
            <text:p>45940</text:p>
          </table:table-cell>
          <table:table-cell table:formula="of:=IF(OR([.B532]=6;[.B532]=7); 0; IF([.C532]=&quot;zima&quot;; 2*[.$R$6]; IF([.C532]=&quot;wiosna&quot;; 5*[.$R$6]; IF([.C532]=&quot;lato&quot;; 9*[.$R$6]; IF([.C532]=&quot;jesień&quot;; 4*[.$R$6]; 0)))))" office:value-type="float" office:value="150" calcext:value-type="float">
            <text:p>150</text:p>
          </table:table-cell>
          <table:table-cell table:formula="of:=[.J531]-[.E532]+[.I532]" office:value-type="float" office:value="-9680" calcext:value-type="float">
            <text:p>-9680</text:p>
          </table:table-cell>
          <table:table-cell table:formula="of:=IF(OR([.B532]=6;[.B532]=7); 0; IF([.C532]=&quot;zima&quot;; FLOOR(0.2*[.N532])*30; IF([.C532]=&quot;wiosna&quot;;  FLOOR(0.5*[.N532])*30; IF([.C532]=&quot;lato&quot;;  FLOOR(0.9*[.N532])*30; IF([.C532]=&quot;jesień&quot;;  FLOOR(0.4*[.N532])*30; 0)))))" office:value-type="float" office:value="690" calcext:value-type="float">
            <text:p>690</text:p>
          </table:table-cell>
          <table:table-cell table:formula="of:=IF(MONTH([.A532])&lt;&gt;MONTH([.A533]);1;0)" office:value-type="float" office:value="0" calcext:value-type="float">
            <text:p>0</text:p>
          </table:table-cell>
          <table:table-cell table:formula="of:=IF([.L532]=1;[.H532];0)" office:value-type="float" office:value="0" calcext:value-type="float">
            <text:p>0</text:p>
          </table:table-cell>
          <table:table-cell table:formula="of:=[.N531] + IF([.M531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15" calcext:value-type="date">
            <text:p>15.06.2024</text:p>
          </table:table-cell>
          <table:table-cell table:formula="of:=WEEKDAY([.A533];2)" office:value-type="float" office:value="6" calcext:value-type="float">
            <text:p>6</text:p>
          </table:table-cell>
          <table:table-cell office:value-type="string" calcext:value-type="string">
            <text:p>wiosna</text:p>
          </table:table-cell>
          <table:table-cell table:formula="of:=IF(OR([.B533]=6;[.B533]=7); 0; IF([.C533]=&quot;zima&quot;; FLOOR(0.2*[.N533])*30; IF([.C533]=&quot;wiosna&quot;;  FLOOR(0.5*[.N533])*30; IF([.C533]=&quot;lato&quot;;  FLOOR(0.9*[.N533])*30; IF([.C533]=&quot;jesień&quot;;  FLOOR(0.4*[.N533])*30; 0)))))" office:value-type="float" office:value="0" calcext:value-type="float">
            <text:p>0</text:p>
          </table:table-cell>
          <table:table-cell table:formula="of:=IF([.B533]=7; 15*[.N533]; 0) + IF(AND([.H532] &gt; 2400; MONTH([.A532])&lt;&gt;MONTH([.A533])); 2400; 0)" office:value-type="float" office:value="0" calcext:value-type="float">
            <text:p>0</text:p>
          </table:table-cell>
          <table:table-cell table:formula="of:=[.D533]+[.F532]" office:value-type="float" office:value="108000" calcext:value-type="float">
            <text:p>108000</text:p>
          </table:table-cell>
          <table:table-cell table:formula="of:=[.E533]+[.G532]" office:value-type="float" office:value="62060" calcext:value-type="float">
            <text:p>62060</text:p>
          </table:table-cell>
          <table:table-cell table:formula="of:=[.F533]-[.G533]" office:value-type="float" office:value="45940" calcext:value-type="float">
            <text:p>45940</text:p>
          </table:table-cell>
          <table:table-cell table:formula="of:=IF(OR([.B533]=6;[.B533]=7); 0; IF([.C533]=&quot;zima&quot;; 2*[.$R$6]; IF([.C533]=&quot;wiosna&quot;; 5*[.$R$6]; IF([.C533]=&quot;lato&quot;; 9*[.$R$6]; IF([.C533]=&quot;jesień&quot;; 4*[.$R$6]; 0)))))" office:value-type="float" office:value="0" calcext:value-type="float">
            <text:p>0</text:p>
          </table:table-cell>
          <table:table-cell table:formula="of:=[.J532]-[.E533]+[.I533]" office:value-type="float" office:value="-9680" calcext:value-type="float">
            <text:p>-9680</text:p>
          </table:table-cell>
          <table:table-cell table:formula="of:=IF(OR([.B533]=6;[.B533]=7); 0; IF([.C533]=&quot;zima&quot;; FLOOR(0.2*[.N533])*30; IF([.C533]=&quot;wiosna&quot;;  FLOOR(0.5*[.N533])*30; IF([.C533]=&quot;lato&quot;;  FLOOR(0.9*[.N533])*30; IF([.C533]=&quot;jesień&quot;;  FLOOR(0.4*[.N533])*30; 0)))))" office:value-type="float" office:value="0" calcext:value-type="float">
            <text:p>0</text:p>
          </table:table-cell>
          <table:table-cell table:formula="of:=IF(MONTH([.A533])&lt;&gt;MONTH([.A534]);1;0)" office:value-type="float" office:value="0" calcext:value-type="float">
            <text:p>0</text:p>
          </table:table-cell>
          <table:table-cell table:formula="of:=IF([.L533]=1;[.H533];0)" office:value-type="float" office:value="0" calcext:value-type="float">
            <text:p>0</text:p>
          </table:table-cell>
          <table:table-cell table:formula="of:=[.N532] + IF([.M532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16" calcext:value-type="date">
            <text:p>16.06.2024</text:p>
          </table:table-cell>
          <table:table-cell table:formula="of:=WEEKDAY([.A534];2)" office:value-type="float" office:value="7" calcext:value-type="float">
            <text:p>7</text:p>
          </table:table-cell>
          <table:table-cell office:value-type="string" calcext:value-type="string">
            <text:p>wiosna</text:p>
          </table:table-cell>
          <table:table-cell table:formula="of:=IF(OR([.B534]=6;[.B534]=7); 0; IF([.C534]=&quot;zima&quot;; FLOOR(0.2*[.N534])*30; IF([.C534]=&quot;wiosna&quot;;  FLOOR(0.5*[.N534])*30; IF([.C534]=&quot;lato&quot;;  FLOOR(0.9*[.N534])*30; IF([.C534]=&quot;jesień&quot;;  FLOOR(0.4*[.N534])*30; 0)))))" office:value-type="float" office:value="0" calcext:value-type="float">
            <text:p>0</text:p>
          </table:table-cell>
          <table:table-cell table:formula="of:=IF([.B534]=7; 15*[.N534]; 0) + IF(AND([.H533] &gt; 2400; MONTH([.A533])&lt;&gt;MONTH([.A534])); 2400; 0)" office:value-type="float" office:value="690" calcext:value-type="float">
            <text:p>690</text:p>
          </table:table-cell>
          <table:table-cell table:formula="of:=[.D534]+[.F533]" office:value-type="float" office:value="108000" calcext:value-type="float">
            <text:p>108000</text:p>
          </table:table-cell>
          <table:table-cell table:formula="of:=[.E534]+[.G533]" office:value-type="float" office:value="62750" calcext:value-type="float">
            <text:p>62750</text:p>
          </table:table-cell>
          <table:table-cell table:formula="of:=[.F534]-[.G534]" office:value-type="float" office:value="45250" calcext:value-type="float">
            <text:p>45250</text:p>
          </table:table-cell>
          <table:table-cell table:formula="of:=IF(OR([.B534]=6;[.B534]=7); 0; IF([.C534]=&quot;zima&quot;; 2*[.$R$6]; IF([.C534]=&quot;wiosna&quot;; 5*[.$R$6]; IF([.C534]=&quot;lato&quot;; 9*[.$R$6]; IF([.C534]=&quot;jesień&quot;; 4*[.$R$6]; 0)))))" office:value-type="float" office:value="0" calcext:value-type="float">
            <text:p>0</text:p>
          </table:table-cell>
          <table:table-cell table:formula="of:=[.J533]-[.E534]+[.I534]" office:value-type="float" office:value="-10370" calcext:value-type="float">
            <text:p>-10370</text:p>
          </table:table-cell>
          <table:table-cell table:formula="of:=IF(OR([.B534]=6;[.B534]=7); 0; IF([.C534]=&quot;zima&quot;; FLOOR(0.2*[.N534])*30; IF([.C534]=&quot;wiosna&quot;;  FLOOR(0.5*[.N534])*30; IF([.C534]=&quot;lato&quot;;  FLOOR(0.9*[.N534])*30; IF([.C534]=&quot;jesień&quot;;  FLOOR(0.4*[.N534])*30; 0)))))" office:value-type="float" office:value="0" calcext:value-type="float">
            <text:p>0</text:p>
          </table:table-cell>
          <table:table-cell table:formula="of:=IF(MONTH([.A534])&lt;&gt;MONTH([.A535]);1;0)" office:value-type="float" office:value="0" calcext:value-type="float">
            <text:p>0</text:p>
          </table:table-cell>
          <table:table-cell table:formula="of:=IF([.L534]=1;[.H534];0)" office:value-type="float" office:value="0" calcext:value-type="float">
            <text:p>0</text:p>
          </table:table-cell>
          <table:table-cell table:formula="of:=[.N533] + IF([.M533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17" calcext:value-type="date">
            <text:p>17.06.2024</text:p>
          </table:table-cell>
          <table:table-cell table:formula="of:=WEEKDAY([.A535];2)" office:value-type="float" office:value="1" calcext:value-type="float">
            <text:p>1</text:p>
          </table:table-cell>
          <table:table-cell office:value-type="string" calcext:value-type="string">
            <text:p>wiosna</text:p>
          </table:table-cell>
          <table:table-cell table:formula="of:=IF(OR([.B535]=6;[.B535]=7); 0; IF([.C535]=&quot;zima&quot;; FLOOR(0.2*[.N535])*30; IF([.C535]=&quot;wiosna&quot;;  FLOOR(0.5*[.N535])*30; IF([.C535]=&quot;lato&quot;;  FLOOR(0.9*[.N535])*30; IF([.C535]=&quot;jesień&quot;;  FLOOR(0.4*[.N535])*30; 0)))))" office:value-type="float" office:value="690" calcext:value-type="float">
            <text:p>690</text:p>
          </table:table-cell>
          <table:table-cell table:formula="of:=IF([.B535]=7; 15*[.N535]; 0) + IF(AND([.H534] &gt; 2400; MONTH([.A534])&lt;&gt;MONTH([.A535])); 2400; 0)" office:value-type="float" office:value="0" calcext:value-type="float">
            <text:p>0</text:p>
          </table:table-cell>
          <table:table-cell table:formula="of:=[.D535]+[.F534]" office:value-type="float" office:value="108690" calcext:value-type="float">
            <text:p>108690</text:p>
          </table:table-cell>
          <table:table-cell table:formula="of:=[.E535]+[.G534]" office:value-type="float" office:value="62750" calcext:value-type="float">
            <text:p>62750</text:p>
          </table:table-cell>
          <table:table-cell table:formula="of:=[.F535]-[.G535]" office:value-type="float" office:value="45940" calcext:value-type="float">
            <text:p>45940</text:p>
          </table:table-cell>
          <table:table-cell table:formula="of:=IF(OR([.B535]=6;[.B535]=7); 0; IF([.C535]=&quot;zima&quot;; 2*[.$R$6]; IF([.C535]=&quot;wiosna&quot;; 5*[.$R$6]; IF([.C535]=&quot;lato&quot;; 9*[.$R$6]; IF([.C535]=&quot;jesień&quot;; 4*[.$R$6]; 0)))))" office:value-type="float" office:value="150" calcext:value-type="float">
            <text:p>150</text:p>
          </table:table-cell>
          <table:table-cell table:formula="of:=[.J534]-[.E535]+[.I535]" office:value-type="float" office:value="-10220" calcext:value-type="float">
            <text:p>-10220</text:p>
          </table:table-cell>
          <table:table-cell table:formula="of:=IF(OR([.B535]=6;[.B535]=7); 0; IF([.C535]=&quot;zima&quot;; FLOOR(0.2*[.N535])*30; IF([.C535]=&quot;wiosna&quot;;  FLOOR(0.5*[.N535])*30; IF([.C535]=&quot;lato&quot;;  FLOOR(0.9*[.N535])*30; IF([.C535]=&quot;jesień&quot;;  FLOOR(0.4*[.N535])*30; 0)))))" office:value-type="float" office:value="690" calcext:value-type="float">
            <text:p>690</text:p>
          </table:table-cell>
          <table:table-cell table:formula="of:=IF(MONTH([.A535])&lt;&gt;MONTH([.A536]);1;0)" office:value-type="float" office:value="0" calcext:value-type="float">
            <text:p>0</text:p>
          </table:table-cell>
          <table:table-cell table:formula="of:=IF([.L535]=1;[.H535];0)" office:value-type="float" office:value="0" calcext:value-type="float">
            <text:p>0</text:p>
          </table:table-cell>
          <table:table-cell table:formula="of:=[.N534] + IF([.M534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18" calcext:value-type="date">
            <text:p>18.06.2024</text:p>
          </table:table-cell>
          <table:table-cell table:formula="of:=WEEKDAY([.A536];2)" office:value-type="float" office:value="2" calcext:value-type="float">
            <text:p>2</text:p>
          </table:table-cell>
          <table:table-cell office:value-type="string" calcext:value-type="string">
            <text:p>wiosna</text:p>
          </table:table-cell>
          <table:table-cell table:formula="of:=IF(OR([.B536]=6;[.B536]=7); 0; IF([.C536]=&quot;zima&quot;; FLOOR(0.2*[.N536])*30; IF([.C536]=&quot;wiosna&quot;;  FLOOR(0.5*[.N536])*30; IF([.C536]=&quot;lato&quot;;  FLOOR(0.9*[.N536])*30; IF([.C536]=&quot;jesień&quot;;  FLOOR(0.4*[.N536])*30; 0)))))" office:value-type="float" office:value="690" calcext:value-type="float">
            <text:p>690</text:p>
          </table:table-cell>
          <table:table-cell table:formula="of:=IF([.B536]=7; 15*[.N536]; 0) + IF(AND([.H535] &gt; 2400; MONTH([.A535])&lt;&gt;MONTH([.A536])); 2400; 0)" office:value-type="float" office:value="0" calcext:value-type="float">
            <text:p>0</text:p>
          </table:table-cell>
          <table:table-cell table:formula="of:=[.D536]+[.F535]" office:value-type="float" office:value="109380" calcext:value-type="float">
            <text:p>109380</text:p>
          </table:table-cell>
          <table:table-cell table:formula="of:=[.E536]+[.G535]" office:value-type="float" office:value="62750" calcext:value-type="float">
            <text:p>62750</text:p>
          </table:table-cell>
          <table:table-cell table:formula="of:=[.F536]-[.G536]" office:value-type="float" office:value="46630" calcext:value-type="float">
            <text:p>46630</text:p>
          </table:table-cell>
          <table:table-cell table:formula="of:=IF(OR([.B536]=6;[.B536]=7); 0; IF([.C536]=&quot;zima&quot;; 2*[.$R$6]; IF([.C536]=&quot;wiosna&quot;; 5*[.$R$6]; IF([.C536]=&quot;lato&quot;; 9*[.$R$6]; IF([.C536]=&quot;jesień&quot;; 4*[.$R$6]; 0)))))" office:value-type="float" office:value="150" calcext:value-type="float">
            <text:p>150</text:p>
          </table:table-cell>
          <table:table-cell table:formula="of:=[.J535]-[.E536]+[.I536]" office:value-type="float" office:value="-10070" calcext:value-type="float">
            <text:p>-10070</text:p>
          </table:table-cell>
          <table:table-cell table:formula="of:=IF(OR([.B536]=6;[.B536]=7); 0; IF([.C536]=&quot;zima&quot;; FLOOR(0.2*[.N536])*30; IF([.C536]=&quot;wiosna&quot;;  FLOOR(0.5*[.N536])*30; IF([.C536]=&quot;lato&quot;;  FLOOR(0.9*[.N536])*30; IF([.C536]=&quot;jesień&quot;;  FLOOR(0.4*[.N536])*30; 0)))))" office:value-type="float" office:value="690" calcext:value-type="float">
            <text:p>690</text:p>
          </table:table-cell>
          <table:table-cell table:formula="of:=IF(MONTH([.A536])&lt;&gt;MONTH([.A537]);1;0)" office:value-type="float" office:value="0" calcext:value-type="float">
            <text:p>0</text:p>
          </table:table-cell>
          <table:table-cell table:formula="of:=IF([.L536]=1;[.H536];0)" office:value-type="float" office:value="0" calcext:value-type="float">
            <text:p>0</text:p>
          </table:table-cell>
          <table:table-cell table:formula="of:=[.N535] + IF([.M535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19" calcext:value-type="date">
            <text:p>19.06.2024</text:p>
          </table:table-cell>
          <table:table-cell table:formula="of:=WEEKDAY([.A537];2)" office:value-type="float" office:value="3" calcext:value-type="float">
            <text:p>3</text:p>
          </table:table-cell>
          <table:table-cell office:value-type="string" calcext:value-type="string">
            <text:p>wiosna</text:p>
          </table:table-cell>
          <table:table-cell table:formula="of:=IF(OR([.B537]=6;[.B537]=7); 0; IF([.C537]=&quot;zima&quot;; FLOOR(0.2*[.N537])*30; IF([.C537]=&quot;wiosna&quot;;  FLOOR(0.5*[.N537])*30; IF([.C537]=&quot;lato&quot;;  FLOOR(0.9*[.N537])*30; IF([.C537]=&quot;jesień&quot;;  FLOOR(0.4*[.N537])*30; 0)))))" office:value-type="float" office:value="690" calcext:value-type="float">
            <text:p>690</text:p>
          </table:table-cell>
          <table:table-cell table:formula="of:=IF([.B537]=7; 15*[.N537]; 0) + IF(AND([.H536] &gt; 2400; MONTH([.A536])&lt;&gt;MONTH([.A537])); 2400; 0)" office:value-type="float" office:value="0" calcext:value-type="float">
            <text:p>0</text:p>
          </table:table-cell>
          <table:table-cell table:formula="of:=[.D537]+[.F536]" office:value-type="float" office:value="110070" calcext:value-type="float">
            <text:p>110070</text:p>
          </table:table-cell>
          <table:table-cell table:formula="of:=[.E537]+[.G536]" office:value-type="float" office:value="62750" calcext:value-type="float">
            <text:p>62750</text:p>
          </table:table-cell>
          <table:table-cell table:formula="of:=[.F537]-[.G537]" office:value-type="float" office:value="47320" calcext:value-type="float">
            <text:p>47320</text:p>
          </table:table-cell>
          <table:table-cell table:formula="of:=IF(OR([.B537]=6;[.B537]=7); 0; IF([.C537]=&quot;zima&quot;; 2*[.$R$6]; IF([.C537]=&quot;wiosna&quot;; 5*[.$R$6]; IF([.C537]=&quot;lato&quot;; 9*[.$R$6]; IF([.C537]=&quot;jesień&quot;; 4*[.$R$6]; 0)))))" office:value-type="float" office:value="150" calcext:value-type="float">
            <text:p>150</text:p>
          </table:table-cell>
          <table:table-cell table:formula="of:=[.J536]-[.E537]+[.I537]" office:value-type="float" office:value="-9920" calcext:value-type="float">
            <text:p>-9920</text:p>
          </table:table-cell>
          <table:table-cell table:formula="of:=IF(OR([.B537]=6;[.B537]=7); 0; IF([.C537]=&quot;zima&quot;; FLOOR(0.2*[.N537])*30; IF([.C537]=&quot;wiosna&quot;;  FLOOR(0.5*[.N537])*30; IF([.C537]=&quot;lato&quot;;  FLOOR(0.9*[.N537])*30; IF([.C537]=&quot;jesień&quot;;  FLOOR(0.4*[.N537])*30; 0)))))" office:value-type="float" office:value="690" calcext:value-type="float">
            <text:p>690</text:p>
          </table:table-cell>
          <table:table-cell table:formula="of:=IF(MONTH([.A537])&lt;&gt;MONTH([.A538]);1;0)" office:value-type="float" office:value="0" calcext:value-type="float">
            <text:p>0</text:p>
          </table:table-cell>
          <table:table-cell table:formula="of:=IF([.L537]=1;[.H537];0)" office:value-type="float" office:value="0" calcext:value-type="float">
            <text:p>0</text:p>
          </table:table-cell>
          <table:table-cell table:formula="of:=[.N536] + IF([.M536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20" calcext:value-type="date">
            <text:p>20.06.2024</text:p>
          </table:table-cell>
          <table:table-cell table:formula="of:=WEEKDAY([.A538];2)" office:value-type="float" office:value="4" calcext:value-type="float">
            <text:p>4</text:p>
          </table:table-cell>
          <table:table-cell office:value-type="string" calcext:value-type="string">
            <text:p>wiosna</text:p>
          </table:table-cell>
          <table:table-cell table:formula="of:=IF(OR([.B538]=6;[.B538]=7); 0; IF([.C538]=&quot;zima&quot;; FLOOR(0.2*[.N538])*30; IF([.C538]=&quot;wiosna&quot;;  FLOOR(0.5*[.N538])*30; IF([.C538]=&quot;lato&quot;;  FLOOR(0.9*[.N538])*30; IF([.C538]=&quot;jesień&quot;;  FLOOR(0.4*[.N538])*30; 0)))))" office:value-type="float" office:value="690" calcext:value-type="float">
            <text:p>690</text:p>
          </table:table-cell>
          <table:table-cell table:formula="of:=IF([.B538]=7; 15*[.N538]; 0) + IF(AND([.H537] &gt; 2400; MONTH([.A537])&lt;&gt;MONTH([.A538])); 2400; 0)" office:value-type="float" office:value="0" calcext:value-type="float">
            <text:p>0</text:p>
          </table:table-cell>
          <table:table-cell table:formula="of:=[.D538]+[.F537]" office:value-type="float" office:value="110760" calcext:value-type="float">
            <text:p>110760</text:p>
          </table:table-cell>
          <table:table-cell table:formula="of:=[.E538]+[.G537]" office:value-type="float" office:value="62750" calcext:value-type="float">
            <text:p>62750</text:p>
          </table:table-cell>
          <table:table-cell table:formula="of:=[.F538]-[.G538]" office:value-type="float" office:value="48010" calcext:value-type="float">
            <text:p>48010</text:p>
          </table:table-cell>
          <table:table-cell table:formula="of:=IF(OR([.B538]=6;[.B538]=7); 0; IF([.C538]=&quot;zima&quot;; 2*[.$R$6]; IF([.C538]=&quot;wiosna&quot;; 5*[.$R$6]; IF([.C538]=&quot;lato&quot;; 9*[.$R$6]; IF([.C538]=&quot;jesień&quot;; 4*[.$R$6]; 0)))))" office:value-type="float" office:value="150" calcext:value-type="float">
            <text:p>150</text:p>
          </table:table-cell>
          <table:table-cell table:formula="of:=[.J537]-[.E538]+[.I538]" office:value-type="float" office:value="-9770" calcext:value-type="float">
            <text:p>-9770</text:p>
          </table:table-cell>
          <table:table-cell table:formula="of:=IF(OR([.B538]=6;[.B538]=7); 0; IF([.C538]=&quot;zima&quot;; FLOOR(0.2*[.N538])*30; IF([.C538]=&quot;wiosna&quot;;  FLOOR(0.5*[.N538])*30; IF([.C538]=&quot;lato&quot;;  FLOOR(0.9*[.N538])*30; IF([.C538]=&quot;jesień&quot;;  FLOOR(0.4*[.N538])*30; 0)))))" office:value-type="float" office:value="690" calcext:value-type="float">
            <text:p>690</text:p>
          </table:table-cell>
          <table:table-cell table:formula="of:=IF(MONTH([.A538])&lt;&gt;MONTH([.A539]);1;0)" office:value-type="float" office:value="0" calcext:value-type="float">
            <text:p>0</text:p>
          </table:table-cell>
          <table:table-cell table:formula="of:=IF([.L538]=1;[.H538];0)" office:value-type="float" office:value="0" calcext:value-type="float">
            <text:p>0</text:p>
          </table:table-cell>
          <table:table-cell table:formula="of:=[.N537] + IF([.M537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21" calcext:value-type="date">
            <text:p>21.06.2024</text:p>
          </table:table-cell>
          <table:table-cell table:formula="of:=WEEKDAY([.A539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539]=6;[.B539]=7); 0; IF([.C539]=&quot;zima&quot;; FLOOR(0.2*[.N539])*30; IF([.C539]=&quot;wiosna&quot;;  FLOOR(0.5*[.N539])*30; IF([.C539]=&quot;lato&quot;;  FLOOR(0.9*[.N539])*30; IF([.C539]=&quot;jesień&quot;;  FLOOR(0.4*[.N539])*30; 0)))))" office:value-type="float" office:value="1230" calcext:value-type="float">
            <text:p>1230</text:p>
          </table:table-cell>
          <table:table-cell table:formula="of:=IF([.B539]=7; 15*[.N539]; 0) + IF(AND([.H538] &gt; 2400; MONTH([.A538])&lt;&gt;MONTH([.A539])); 2400; 0)" office:value-type="float" office:value="0" calcext:value-type="float">
            <text:p>0</text:p>
          </table:table-cell>
          <table:table-cell table:formula="of:=[.D539]+[.F538]" office:value-type="float" office:value="111990" calcext:value-type="float">
            <text:p>111990</text:p>
          </table:table-cell>
          <table:table-cell table:formula="of:=[.E539]+[.G538]" office:value-type="float" office:value="62750" calcext:value-type="float">
            <text:p>62750</text:p>
          </table:table-cell>
          <table:table-cell table:formula="of:=[.F539]-[.G539]" office:value-type="float" office:value="49240" calcext:value-type="float">
            <text:p>49240</text:p>
          </table:table-cell>
          <table:table-cell table:formula="of:=IF(OR([.B539]=6;[.B539]=7); 0; IF([.C539]=&quot;zima&quot;; 2*[.$R$6]; IF([.C539]=&quot;wiosna&quot;; 5*[.$R$6]; IF([.C539]=&quot;lato&quot;; 9*[.$R$6]; IF([.C539]=&quot;jesień&quot;; 4*[.$R$6]; 0)))))" office:value-type="float" office:value="270" calcext:value-type="float">
            <text:p>270</text:p>
          </table:table-cell>
          <table:table-cell table:formula="of:=[.J538]-[.E539]+[.I539]" office:value-type="float" office:value="-9500" calcext:value-type="float">
            <text:p>-9500</text:p>
          </table:table-cell>
          <table:table-cell table:formula="of:=IF(OR([.B539]=6;[.B539]=7); 0; IF([.C539]=&quot;zima&quot;; FLOOR(0.2*[.N539])*30; IF([.C539]=&quot;wiosna&quot;;  FLOOR(0.5*[.N539])*30; IF([.C539]=&quot;lato&quot;;  FLOOR(0.9*[.N539])*30; IF([.C539]=&quot;jesień&quot;;  FLOOR(0.4*[.N539])*30; 0)))))" office:value-type="float" office:value="1230" calcext:value-type="float">
            <text:p>1230</text:p>
          </table:table-cell>
          <table:table-cell table:formula="of:=IF(MONTH([.A539])&lt;&gt;MONTH([.A540]);1;0)" office:value-type="float" office:value="0" calcext:value-type="float">
            <text:p>0</text:p>
          </table:table-cell>
          <table:table-cell table:formula="of:=IF([.L539]=1;[.H539];0)" office:value-type="float" office:value="0" calcext:value-type="float">
            <text:p>0</text:p>
          </table:table-cell>
          <table:table-cell table:formula="of:=[.N538] + IF([.M538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22" calcext:value-type="date">
            <text:p>22.06.2024</text:p>
          </table:table-cell>
          <table:table-cell table:formula="of:=WEEKDAY([.A540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540]=6;[.B540]=7); 0; IF([.C540]=&quot;zima&quot;; FLOOR(0.2*[.N540])*30; IF([.C540]=&quot;wiosna&quot;;  FLOOR(0.5*[.N540])*30; IF([.C540]=&quot;lato&quot;;  FLOOR(0.9*[.N540])*30; IF([.C540]=&quot;jesień&quot;;  FLOOR(0.4*[.N540])*30; 0)))))" office:value-type="float" office:value="0" calcext:value-type="float">
            <text:p>0</text:p>
          </table:table-cell>
          <table:table-cell table:formula="of:=IF([.B540]=7; 15*[.N540]; 0) + IF(AND([.H539] &gt; 2400; MONTH([.A539])&lt;&gt;MONTH([.A540])); 2400; 0)" office:value-type="float" office:value="0" calcext:value-type="float">
            <text:p>0</text:p>
          </table:table-cell>
          <table:table-cell table:formula="of:=[.D540]+[.F539]" office:value-type="float" office:value="111990" calcext:value-type="float">
            <text:p>111990</text:p>
          </table:table-cell>
          <table:table-cell table:formula="of:=[.E540]+[.G539]" office:value-type="float" office:value="62750" calcext:value-type="float">
            <text:p>62750</text:p>
          </table:table-cell>
          <table:table-cell table:formula="of:=[.F540]-[.G540]" office:value-type="float" office:value="49240" calcext:value-type="float">
            <text:p>49240</text:p>
          </table:table-cell>
          <table:table-cell table:formula="of:=IF(OR([.B540]=6;[.B540]=7); 0; IF([.C540]=&quot;zima&quot;; 2*[.$R$6]; IF([.C540]=&quot;wiosna&quot;; 5*[.$R$6]; IF([.C540]=&quot;lato&quot;; 9*[.$R$6]; IF([.C540]=&quot;jesień&quot;; 4*[.$R$6]; 0)))))" office:value-type="float" office:value="0" calcext:value-type="float">
            <text:p>0</text:p>
          </table:table-cell>
          <table:table-cell table:formula="of:=[.J539]-[.E540]+[.I540]" office:value-type="float" office:value="-9500" calcext:value-type="float">
            <text:p>-9500</text:p>
          </table:table-cell>
          <table:table-cell table:formula="of:=IF(OR([.B540]=6;[.B540]=7); 0; IF([.C540]=&quot;zima&quot;; FLOOR(0.2*[.N540])*30; IF([.C540]=&quot;wiosna&quot;;  FLOOR(0.5*[.N540])*30; IF([.C540]=&quot;lato&quot;;  FLOOR(0.9*[.N540])*30; IF([.C540]=&quot;jesień&quot;;  FLOOR(0.4*[.N540])*30; 0)))))" office:value-type="float" office:value="0" calcext:value-type="float">
            <text:p>0</text:p>
          </table:table-cell>
          <table:table-cell table:formula="of:=IF(MONTH([.A540])&lt;&gt;MONTH([.A541]);1;0)" office:value-type="float" office:value="0" calcext:value-type="float">
            <text:p>0</text:p>
          </table:table-cell>
          <table:table-cell table:formula="of:=IF([.L540]=1;[.H540];0)" office:value-type="float" office:value="0" calcext:value-type="float">
            <text:p>0</text:p>
          </table:table-cell>
          <table:table-cell table:formula="of:=[.N539] + IF([.M539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23" calcext:value-type="date">
            <text:p>23.06.2024</text:p>
          </table:table-cell>
          <table:table-cell table:formula="of:=WEEKDAY([.A541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541]=6;[.B541]=7); 0; IF([.C541]=&quot;zima&quot;; FLOOR(0.2*[.N541])*30; IF([.C541]=&quot;wiosna&quot;;  FLOOR(0.5*[.N541])*30; IF([.C541]=&quot;lato&quot;;  FLOOR(0.9*[.N541])*30; IF([.C541]=&quot;jesień&quot;;  FLOOR(0.4*[.N541])*30; 0)))))" office:value-type="float" office:value="0" calcext:value-type="float">
            <text:p>0</text:p>
          </table:table-cell>
          <table:table-cell table:formula="of:=IF([.B541]=7; 15*[.N541]; 0) + IF(AND([.H540] &gt; 2400; MONTH([.A540])&lt;&gt;MONTH([.A541])); 2400; 0)" office:value-type="float" office:value="690" calcext:value-type="float">
            <text:p>690</text:p>
          </table:table-cell>
          <table:table-cell table:formula="of:=[.D541]+[.F540]" office:value-type="float" office:value="111990" calcext:value-type="float">
            <text:p>111990</text:p>
          </table:table-cell>
          <table:table-cell table:formula="of:=[.E541]+[.G540]" office:value-type="float" office:value="63440" calcext:value-type="float">
            <text:p>63440</text:p>
          </table:table-cell>
          <table:table-cell table:formula="of:=[.F541]-[.G541]" office:value-type="float" office:value="48550" calcext:value-type="float">
            <text:p>48550</text:p>
          </table:table-cell>
          <table:table-cell table:formula="of:=IF(OR([.B541]=6;[.B541]=7); 0; IF([.C541]=&quot;zima&quot;; 2*[.$R$6]; IF([.C541]=&quot;wiosna&quot;; 5*[.$R$6]; IF([.C541]=&quot;lato&quot;; 9*[.$R$6]; IF([.C541]=&quot;jesień&quot;; 4*[.$R$6]; 0)))))" office:value-type="float" office:value="0" calcext:value-type="float">
            <text:p>0</text:p>
          </table:table-cell>
          <table:table-cell table:formula="of:=[.J540]-[.E541]+[.I541]" office:value-type="float" office:value="-10190" calcext:value-type="float">
            <text:p>-10190</text:p>
          </table:table-cell>
          <table:table-cell table:formula="of:=IF(OR([.B541]=6;[.B541]=7); 0; IF([.C541]=&quot;zima&quot;; FLOOR(0.2*[.N541])*30; IF([.C541]=&quot;wiosna&quot;;  FLOOR(0.5*[.N541])*30; IF([.C541]=&quot;lato&quot;;  FLOOR(0.9*[.N541])*30; IF([.C541]=&quot;jesień&quot;;  FLOOR(0.4*[.N541])*30; 0)))))" office:value-type="float" office:value="0" calcext:value-type="float">
            <text:p>0</text:p>
          </table:table-cell>
          <table:table-cell table:formula="of:=IF(MONTH([.A541])&lt;&gt;MONTH([.A542]);1;0)" office:value-type="float" office:value="0" calcext:value-type="float">
            <text:p>0</text:p>
          </table:table-cell>
          <table:table-cell table:formula="of:=IF([.L541]=1;[.H541];0)" office:value-type="float" office:value="0" calcext:value-type="float">
            <text:p>0</text:p>
          </table:table-cell>
          <table:table-cell table:formula="of:=[.N540] + IF([.M540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24" calcext:value-type="date">
            <text:p>24.06.2024</text:p>
          </table:table-cell>
          <table:table-cell table:formula="of:=WEEKDAY([.A542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542]=6;[.B542]=7); 0; IF([.C542]=&quot;zima&quot;; FLOOR(0.2*[.N542])*30; IF([.C542]=&quot;wiosna&quot;;  FLOOR(0.5*[.N542])*30; IF([.C542]=&quot;lato&quot;;  FLOOR(0.9*[.N542])*30; IF([.C542]=&quot;jesień&quot;;  FLOOR(0.4*[.N542])*30; 0)))))" office:value-type="float" office:value="1230" calcext:value-type="float">
            <text:p>1230</text:p>
          </table:table-cell>
          <table:table-cell table:formula="of:=IF([.B542]=7; 15*[.N542]; 0) + IF(AND([.H541] &gt; 2400; MONTH([.A541])&lt;&gt;MONTH([.A542])); 2400; 0)" office:value-type="float" office:value="0" calcext:value-type="float">
            <text:p>0</text:p>
          </table:table-cell>
          <table:table-cell table:formula="of:=[.D542]+[.F541]" office:value-type="float" office:value="113220" calcext:value-type="float">
            <text:p>113220</text:p>
          </table:table-cell>
          <table:table-cell table:formula="of:=[.E542]+[.G541]" office:value-type="float" office:value="63440" calcext:value-type="float">
            <text:p>63440</text:p>
          </table:table-cell>
          <table:table-cell table:formula="of:=[.F542]-[.G542]" office:value-type="float" office:value="49780" calcext:value-type="float">
            <text:p>49780</text:p>
          </table:table-cell>
          <table:table-cell table:formula="of:=IF(OR([.B542]=6;[.B542]=7); 0; IF([.C542]=&quot;zima&quot;; 2*[.$R$6]; IF([.C542]=&quot;wiosna&quot;; 5*[.$R$6]; IF([.C542]=&quot;lato&quot;; 9*[.$R$6]; IF([.C542]=&quot;jesień&quot;; 4*[.$R$6]; 0)))))" office:value-type="float" office:value="270" calcext:value-type="float">
            <text:p>270</text:p>
          </table:table-cell>
          <table:table-cell table:formula="of:=[.J541]-[.E542]+[.I542]" office:value-type="float" office:value="-9920" calcext:value-type="float">
            <text:p>-9920</text:p>
          </table:table-cell>
          <table:table-cell table:formula="of:=IF(OR([.B542]=6;[.B542]=7); 0; IF([.C542]=&quot;zima&quot;; FLOOR(0.2*[.N542])*30; IF([.C542]=&quot;wiosna&quot;;  FLOOR(0.5*[.N542])*30; IF([.C542]=&quot;lato&quot;;  FLOOR(0.9*[.N542])*30; IF([.C542]=&quot;jesień&quot;;  FLOOR(0.4*[.N542])*30; 0)))))" office:value-type="float" office:value="1230" calcext:value-type="float">
            <text:p>1230</text:p>
          </table:table-cell>
          <table:table-cell table:formula="of:=IF(MONTH([.A542])&lt;&gt;MONTH([.A543]);1;0)" office:value-type="float" office:value="0" calcext:value-type="float">
            <text:p>0</text:p>
          </table:table-cell>
          <table:table-cell table:formula="of:=IF([.L542]=1;[.H542];0)" office:value-type="float" office:value="0" calcext:value-type="float">
            <text:p>0</text:p>
          </table:table-cell>
          <table:table-cell table:formula="of:=[.N541] + IF([.M541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25" calcext:value-type="date">
            <text:p>25.06.2024</text:p>
          </table:table-cell>
          <table:table-cell table:formula="of:=WEEKDAY([.A543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543]=6;[.B543]=7); 0; IF([.C543]=&quot;zima&quot;; FLOOR(0.2*[.N543])*30; IF([.C543]=&quot;wiosna&quot;;  FLOOR(0.5*[.N543])*30; IF([.C543]=&quot;lato&quot;;  FLOOR(0.9*[.N543])*30; IF([.C543]=&quot;jesień&quot;;  FLOOR(0.4*[.N543])*30; 0)))))" office:value-type="float" office:value="1230" calcext:value-type="float">
            <text:p>1230</text:p>
          </table:table-cell>
          <table:table-cell table:formula="of:=IF([.B543]=7; 15*[.N543]; 0) + IF(AND([.H542] &gt; 2400; MONTH([.A542])&lt;&gt;MONTH([.A543])); 2400; 0)" office:value-type="float" office:value="0" calcext:value-type="float">
            <text:p>0</text:p>
          </table:table-cell>
          <table:table-cell table:formula="of:=[.D543]+[.F542]" office:value-type="float" office:value="114450" calcext:value-type="float">
            <text:p>114450</text:p>
          </table:table-cell>
          <table:table-cell table:formula="of:=[.E543]+[.G542]" office:value-type="float" office:value="63440" calcext:value-type="float">
            <text:p>63440</text:p>
          </table:table-cell>
          <table:table-cell table:formula="of:=[.F543]-[.G543]" office:value-type="float" office:value="51010" calcext:value-type="float">
            <text:p>51010</text:p>
          </table:table-cell>
          <table:table-cell table:formula="of:=IF(OR([.B543]=6;[.B543]=7); 0; IF([.C543]=&quot;zima&quot;; 2*[.$R$6]; IF([.C543]=&quot;wiosna&quot;; 5*[.$R$6]; IF([.C543]=&quot;lato&quot;; 9*[.$R$6]; IF([.C543]=&quot;jesień&quot;; 4*[.$R$6]; 0)))))" office:value-type="float" office:value="270" calcext:value-type="float">
            <text:p>270</text:p>
          </table:table-cell>
          <table:table-cell table:formula="of:=[.J542]-[.E543]+[.I543]" office:value-type="float" office:value="-9650" calcext:value-type="float">
            <text:p>-9650</text:p>
          </table:table-cell>
          <table:table-cell table:formula="of:=IF(OR([.B543]=6;[.B543]=7); 0; IF([.C543]=&quot;zima&quot;; FLOOR(0.2*[.N543])*30; IF([.C543]=&quot;wiosna&quot;;  FLOOR(0.5*[.N543])*30; IF([.C543]=&quot;lato&quot;;  FLOOR(0.9*[.N543])*30; IF([.C543]=&quot;jesień&quot;;  FLOOR(0.4*[.N543])*30; 0)))))" office:value-type="float" office:value="1230" calcext:value-type="float">
            <text:p>1230</text:p>
          </table:table-cell>
          <table:table-cell table:formula="of:=IF(MONTH([.A543])&lt;&gt;MONTH([.A544]);1;0)" office:value-type="float" office:value="0" calcext:value-type="float">
            <text:p>0</text:p>
          </table:table-cell>
          <table:table-cell table:formula="of:=IF([.L543]=1;[.H543];0)" office:value-type="float" office:value="0" calcext:value-type="float">
            <text:p>0</text:p>
          </table:table-cell>
          <table:table-cell table:formula="of:=[.N542] + IF([.M542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26" calcext:value-type="date">
            <text:p>26.06.2024</text:p>
          </table:table-cell>
          <table:table-cell table:formula="of:=WEEKDAY([.A544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544]=6;[.B544]=7); 0; IF([.C544]=&quot;zima&quot;; FLOOR(0.2*[.N544])*30; IF([.C544]=&quot;wiosna&quot;;  FLOOR(0.5*[.N544])*30; IF([.C544]=&quot;lato&quot;;  FLOOR(0.9*[.N544])*30; IF([.C544]=&quot;jesień&quot;;  FLOOR(0.4*[.N544])*30; 0)))))" office:value-type="float" office:value="1230" calcext:value-type="float">
            <text:p>1230</text:p>
          </table:table-cell>
          <table:table-cell table:formula="of:=IF([.B544]=7; 15*[.N544]; 0) + IF(AND([.H543] &gt; 2400; MONTH([.A543])&lt;&gt;MONTH([.A544])); 2400; 0)" office:value-type="float" office:value="0" calcext:value-type="float">
            <text:p>0</text:p>
          </table:table-cell>
          <table:table-cell table:formula="of:=[.D544]+[.F543]" office:value-type="float" office:value="115680" calcext:value-type="float">
            <text:p>115680</text:p>
          </table:table-cell>
          <table:table-cell table:formula="of:=[.E544]+[.G543]" office:value-type="float" office:value="63440" calcext:value-type="float">
            <text:p>63440</text:p>
          </table:table-cell>
          <table:table-cell table:formula="of:=[.F544]-[.G544]" office:value-type="float" office:value="52240" calcext:value-type="float">
            <text:p>52240</text:p>
          </table:table-cell>
          <table:table-cell table:formula="of:=IF(OR([.B544]=6;[.B544]=7); 0; IF([.C544]=&quot;zima&quot;; 2*[.$R$6]; IF([.C544]=&quot;wiosna&quot;; 5*[.$R$6]; IF([.C544]=&quot;lato&quot;; 9*[.$R$6]; IF([.C544]=&quot;jesień&quot;; 4*[.$R$6]; 0)))))" office:value-type="float" office:value="270" calcext:value-type="float">
            <text:p>270</text:p>
          </table:table-cell>
          <table:table-cell table:formula="of:=[.J543]-[.E544]+[.I544]" office:value-type="float" office:value="-9380" calcext:value-type="float">
            <text:p>-9380</text:p>
          </table:table-cell>
          <table:table-cell table:formula="of:=IF(OR([.B544]=6;[.B544]=7); 0; IF([.C544]=&quot;zima&quot;; FLOOR(0.2*[.N544])*30; IF([.C544]=&quot;wiosna&quot;;  FLOOR(0.5*[.N544])*30; IF([.C544]=&quot;lato&quot;;  FLOOR(0.9*[.N544])*30; IF([.C544]=&quot;jesień&quot;;  FLOOR(0.4*[.N544])*30; 0)))))" office:value-type="float" office:value="1230" calcext:value-type="float">
            <text:p>1230</text:p>
          </table:table-cell>
          <table:table-cell table:formula="of:=IF(MONTH([.A544])&lt;&gt;MONTH([.A545]);1;0)" office:value-type="float" office:value="0" calcext:value-type="float">
            <text:p>0</text:p>
          </table:table-cell>
          <table:table-cell table:formula="of:=IF([.L544]=1;[.H544];0)" office:value-type="float" office:value="0" calcext:value-type="float">
            <text:p>0</text:p>
          </table:table-cell>
          <table:table-cell table:formula="of:=[.N543] + IF([.M543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27" calcext:value-type="date">
            <text:p>27.06.2024</text:p>
          </table:table-cell>
          <table:table-cell table:formula="of:=WEEKDAY([.A545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545]=6;[.B545]=7); 0; IF([.C545]=&quot;zima&quot;; FLOOR(0.2*[.N545])*30; IF([.C545]=&quot;wiosna&quot;;  FLOOR(0.5*[.N545])*30; IF([.C545]=&quot;lato&quot;;  FLOOR(0.9*[.N545])*30; IF([.C545]=&quot;jesień&quot;;  FLOOR(0.4*[.N545])*30; 0)))))" office:value-type="float" office:value="1230" calcext:value-type="float">
            <text:p>1230</text:p>
          </table:table-cell>
          <table:table-cell table:formula="of:=IF([.B545]=7; 15*[.N545]; 0) + IF(AND([.H544] &gt; 2400; MONTH([.A544])&lt;&gt;MONTH([.A545])); 2400; 0)" office:value-type="float" office:value="0" calcext:value-type="float">
            <text:p>0</text:p>
          </table:table-cell>
          <table:table-cell table:formula="of:=[.D545]+[.F544]" office:value-type="float" office:value="116910" calcext:value-type="float">
            <text:p>116910</text:p>
          </table:table-cell>
          <table:table-cell table:formula="of:=[.E545]+[.G544]" office:value-type="float" office:value="63440" calcext:value-type="float">
            <text:p>63440</text:p>
          </table:table-cell>
          <table:table-cell table:formula="of:=[.F545]-[.G545]" office:value-type="float" office:value="53470" calcext:value-type="float">
            <text:p>53470</text:p>
          </table:table-cell>
          <table:table-cell table:formula="of:=IF(OR([.B545]=6;[.B545]=7); 0; IF([.C545]=&quot;zima&quot;; 2*[.$R$6]; IF([.C545]=&quot;wiosna&quot;; 5*[.$R$6]; IF([.C545]=&quot;lato&quot;; 9*[.$R$6]; IF([.C545]=&quot;jesień&quot;; 4*[.$R$6]; 0)))))" office:value-type="float" office:value="270" calcext:value-type="float">
            <text:p>270</text:p>
          </table:table-cell>
          <table:table-cell table:formula="of:=[.J544]-[.E545]+[.I545]" office:value-type="float" office:value="-9110" calcext:value-type="float">
            <text:p>-9110</text:p>
          </table:table-cell>
          <table:table-cell table:formula="of:=IF(OR([.B545]=6;[.B545]=7); 0; IF([.C545]=&quot;zima&quot;; FLOOR(0.2*[.N545])*30; IF([.C545]=&quot;wiosna&quot;;  FLOOR(0.5*[.N545])*30; IF([.C545]=&quot;lato&quot;;  FLOOR(0.9*[.N545])*30; IF([.C545]=&quot;jesień&quot;;  FLOOR(0.4*[.N545])*30; 0)))))" office:value-type="float" office:value="1230" calcext:value-type="float">
            <text:p>1230</text:p>
          </table:table-cell>
          <table:table-cell table:formula="of:=IF(MONTH([.A545])&lt;&gt;MONTH([.A546]);1;0)" office:value-type="float" office:value="0" calcext:value-type="float">
            <text:p>0</text:p>
          </table:table-cell>
          <table:table-cell table:formula="of:=IF([.L545]=1;[.H545];0)" office:value-type="float" office:value="0" calcext:value-type="float">
            <text:p>0</text:p>
          </table:table-cell>
          <table:table-cell table:formula="of:=[.N544] + IF([.M544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28" calcext:value-type="date">
            <text:p>28.06.2024</text:p>
          </table:table-cell>
          <table:table-cell table:formula="of:=WEEKDAY([.A546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546]=6;[.B546]=7); 0; IF([.C546]=&quot;zima&quot;; FLOOR(0.2*[.N546])*30; IF([.C546]=&quot;wiosna&quot;;  FLOOR(0.5*[.N546])*30; IF([.C546]=&quot;lato&quot;;  FLOOR(0.9*[.N546])*30; IF([.C546]=&quot;jesień&quot;;  FLOOR(0.4*[.N546])*30; 0)))))" office:value-type="float" office:value="1230" calcext:value-type="float">
            <text:p>1230</text:p>
          </table:table-cell>
          <table:table-cell table:formula="of:=IF([.B546]=7; 15*[.N546]; 0) + IF(AND([.H545] &gt; 2400; MONTH([.A545])&lt;&gt;MONTH([.A546])); 2400; 0)" office:value-type="float" office:value="0" calcext:value-type="float">
            <text:p>0</text:p>
          </table:table-cell>
          <table:table-cell table:formula="of:=[.D546]+[.F545]" office:value-type="float" office:value="118140" calcext:value-type="float">
            <text:p>118140</text:p>
          </table:table-cell>
          <table:table-cell table:formula="of:=[.E546]+[.G545]" office:value-type="float" office:value="63440" calcext:value-type="float">
            <text:p>63440</text:p>
          </table:table-cell>
          <table:table-cell table:formula="of:=[.F546]-[.G546]" office:value-type="float" office:value="54700" calcext:value-type="float">
            <text:p>54700</text:p>
          </table:table-cell>
          <table:table-cell table:formula="of:=IF(OR([.B546]=6;[.B546]=7); 0; IF([.C546]=&quot;zima&quot;; 2*[.$R$6]; IF([.C546]=&quot;wiosna&quot;; 5*[.$R$6]; IF([.C546]=&quot;lato&quot;; 9*[.$R$6]; IF([.C546]=&quot;jesień&quot;; 4*[.$R$6]; 0)))))" office:value-type="float" office:value="270" calcext:value-type="float">
            <text:p>270</text:p>
          </table:table-cell>
          <table:table-cell table:formula="of:=[.J545]-[.E546]+[.I546]" office:value-type="float" office:value="-8840" calcext:value-type="float">
            <text:p>-8840</text:p>
          </table:table-cell>
          <table:table-cell table:formula="of:=IF(OR([.B546]=6;[.B546]=7); 0; IF([.C546]=&quot;zima&quot;; FLOOR(0.2*[.N546])*30; IF([.C546]=&quot;wiosna&quot;;  FLOOR(0.5*[.N546])*30; IF([.C546]=&quot;lato&quot;;  FLOOR(0.9*[.N546])*30; IF([.C546]=&quot;jesień&quot;;  FLOOR(0.4*[.N546])*30; 0)))))" office:value-type="float" office:value="1230" calcext:value-type="float">
            <text:p>1230</text:p>
          </table:table-cell>
          <table:table-cell table:formula="of:=IF(MONTH([.A546])&lt;&gt;MONTH([.A547]);1;0)" office:value-type="float" office:value="0" calcext:value-type="float">
            <text:p>0</text:p>
          </table:table-cell>
          <table:table-cell table:formula="of:=IF([.L546]=1;[.H546];0)" office:value-type="float" office:value="0" calcext:value-type="float">
            <text:p>0</text:p>
          </table:table-cell>
          <table:table-cell table:formula="of:=[.N545] + IF([.M545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29" calcext:value-type="date">
            <text:p>29.06.2024</text:p>
          </table:table-cell>
          <table:table-cell table:formula="of:=WEEKDAY([.A547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547]=6;[.B547]=7); 0; IF([.C547]=&quot;zima&quot;; FLOOR(0.2*[.N547])*30; IF([.C547]=&quot;wiosna&quot;;  FLOOR(0.5*[.N547])*30; IF([.C547]=&quot;lato&quot;;  FLOOR(0.9*[.N547])*30; IF([.C547]=&quot;jesień&quot;;  FLOOR(0.4*[.N547])*30; 0)))))" office:value-type="float" office:value="0" calcext:value-type="float">
            <text:p>0</text:p>
          </table:table-cell>
          <table:table-cell table:formula="of:=IF([.B547]=7; 15*[.N547]; 0) + IF(AND([.H546] &gt; 2400; MONTH([.A546])&lt;&gt;MONTH([.A547])); 2400; 0)" office:value-type="float" office:value="0" calcext:value-type="float">
            <text:p>0</text:p>
          </table:table-cell>
          <table:table-cell table:formula="of:=[.D547]+[.F546]" office:value-type="float" office:value="118140" calcext:value-type="float">
            <text:p>118140</text:p>
          </table:table-cell>
          <table:table-cell table:formula="of:=[.E547]+[.G546]" office:value-type="float" office:value="63440" calcext:value-type="float">
            <text:p>63440</text:p>
          </table:table-cell>
          <table:table-cell table:formula="of:=[.F547]-[.G547]" office:value-type="float" office:value="54700" calcext:value-type="float">
            <text:p>54700</text:p>
          </table:table-cell>
          <table:table-cell table:formula="of:=IF(OR([.B547]=6;[.B547]=7); 0; IF([.C547]=&quot;zima&quot;; 2*[.$R$6]; IF([.C547]=&quot;wiosna&quot;; 5*[.$R$6]; IF([.C547]=&quot;lato&quot;; 9*[.$R$6]; IF([.C547]=&quot;jesień&quot;; 4*[.$R$6]; 0)))))" office:value-type="float" office:value="0" calcext:value-type="float">
            <text:p>0</text:p>
          </table:table-cell>
          <table:table-cell table:formula="of:=[.J546]-[.E547]+[.I547]" office:value-type="float" office:value="-8840" calcext:value-type="float">
            <text:p>-8840</text:p>
          </table:table-cell>
          <table:table-cell table:formula="of:=IF(OR([.B547]=6;[.B547]=7); 0; IF([.C547]=&quot;zima&quot;; FLOOR(0.2*[.N547])*30; IF([.C547]=&quot;wiosna&quot;;  FLOOR(0.5*[.N547])*30; IF([.C547]=&quot;lato&quot;;  FLOOR(0.9*[.N547])*30; IF([.C547]=&quot;jesień&quot;;  FLOOR(0.4*[.N547])*30; 0)))))" office:value-type="float" office:value="0" calcext:value-type="float">
            <text:p>0</text:p>
          </table:table-cell>
          <table:table-cell table:formula="of:=IF(MONTH([.A547])&lt;&gt;MONTH([.A548]);1;0)" office:value-type="float" office:value="0" calcext:value-type="float">
            <text:p>0</text:p>
          </table:table-cell>
          <table:table-cell table:formula="of:=IF([.L547]=1;[.H547];0)" office:value-type="float" office:value="0" calcext:value-type="float">
            <text:p>0</text:p>
          </table:table-cell>
          <table:table-cell table:formula="of:=[.N546] + IF([.M546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6-30" calcext:value-type="date">
            <text:p>30.06.2024</text:p>
          </table:table-cell>
          <table:table-cell table:formula="of:=WEEKDAY([.A548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548]=6;[.B548]=7); 0; IF([.C548]=&quot;zima&quot;; FLOOR(0.2*[.N548])*30; IF([.C548]=&quot;wiosna&quot;;  FLOOR(0.5*[.N548])*30; IF([.C548]=&quot;lato&quot;;  FLOOR(0.9*[.N548])*30; IF([.C548]=&quot;jesień&quot;;  FLOOR(0.4*[.N548])*30; 0)))))" office:value-type="float" office:value="0" calcext:value-type="float">
            <text:p>0</text:p>
          </table:table-cell>
          <table:table-cell table:formula="of:=IF([.B548]=7; 15*[.N548]; 0) + IF(AND([.H547] &gt; 2400; MONTH([.A547])&lt;&gt;MONTH([.A548])); 2400; 0)" office:value-type="float" office:value="690" calcext:value-type="float">
            <text:p>690</text:p>
          </table:table-cell>
          <table:table-cell table:formula="of:=[.D548]+[.F547]" office:value-type="float" office:value="118140" calcext:value-type="float">
            <text:p>118140</text:p>
          </table:table-cell>
          <table:table-cell table:formula="of:=[.E548]+[.G547]" office:value-type="float" office:value="64130" calcext:value-type="float">
            <text:p>64130</text:p>
          </table:table-cell>
          <table:table-cell table:formula="of:=[.F548]-[.G548]" office:value-type="float" office:value="54010" calcext:value-type="float">
            <text:p>54010</text:p>
          </table:table-cell>
          <table:table-cell table:formula="of:=IF(OR([.B548]=6;[.B548]=7); 0; IF([.C548]=&quot;zima&quot;; 2*[.$R$6]; IF([.C548]=&quot;wiosna&quot;; 5*[.$R$6]; IF([.C548]=&quot;lato&quot;; 9*[.$R$6]; IF([.C548]=&quot;jesień&quot;; 4*[.$R$6]; 0)))))" office:value-type="float" office:value="0" calcext:value-type="float">
            <text:p>0</text:p>
          </table:table-cell>
          <table:table-cell table:formula="of:=[.J547]-[.E548]+[.I548]" office:value-type="float" office:value="-9530" calcext:value-type="float">
            <text:p>-9530</text:p>
          </table:table-cell>
          <table:table-cell table:formula="of:=IF(OR([.B548]=6;[.B548]=7); 0; IF([.C548]=&quot;zima&quot;; FLOOR(0.2*[.N548])*30; IF([.C548]=&quot;wiosna&quot;;  FLOOR(0.5*[.N548])*30; IF([.C548]=&quot;lato&quot;;  FLOOR(0.9*[.N548])*30; IF([.C548]=&quot;jesień&quot;;  FLOOR(0.4*[.N548])*30; 0)))))" office:value-type="float" office:value="0" calcext:value-type="float">
            <text:p>0</text:p>
          </table:table-cell>
          <table:table-cell table:formula="of:=IF(MONTH([.A548])&lt;&gt;MONTH([.A549]);1;0)" office:value-type="float" office:value="1" calcext:value-type="float">
            <text:p>1</text:p>
          </table:table-cell>
          <table:table-cell table:formula="of:=IF([.L548]=1;[.H548];0)" office:value-type="float" office:value="54010" calcext:value-type="float">
            <text:p>54010</text:p>
          </table:table-cell>
          <table:table-cell table:formula="of:=[.N547] + IF([.M547]&gt;=2400; 3; 0)"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date" office:date-value="2024-07-01" calcext:value-type="date">
            <text:p>1.07.2024</text:p>
          </table:table-cell>
          <table:table-cell table:formula="of:=WEEKDAY([.A549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549]=6;[.B549]=7); 0; IF([.C549]=&quot;zima&quot;; FLOOR(0.2*[.N549])*30; IF([.C549]=&quot;wiosna&quot;;  FLOOR(0.5*[.N549])*30; IF([.C549]=&quot;lato&quot;;  FLOOR(0.9*[.N549])*30; IF([.C549]=&quot;jesień&quot;;  FLOOR(0.4*[.N549])*30; 0)))))" office:value-type="float" office:value="1320" calcext:value-type="float">
            <text:p>1320</text:p>
          </table:table-cell>
          <table:table-cell table:formula="of:=IF([.B549]=7; 15*[.N549]; 0) + IF(AND([.H548] &gt; 2400; MONTH([.A548])&lt;&gt;MONTH([.A549])); 2400; 0)" office:value-type="float" office:value="2400" calcext:value-type="float">
            <text:p>2400</text:p>
          </table:table-cell>
          <table:table-cell table:formula="of:=[.D549]+[.F548]" office:value-type="float" office:value="119460" calcext:value-type="float">
            <text:p>119460</text:p>
          </table:table-cell>
          <table:table-cell table:formula="of:=[.E549]+[.G548]" office:value-type="float" office:value="66530" calcext:value-type="float">
            <text:p>66530</text:p>
          </table:table-cell>
          <table:table-cell table:formula="of:=[.F549]-[.G549]" office:value-type="float" office:value="52930" calcext:value-type="float">
            <text:p>52930</text:p>
          </table:table-cell>
          <table:table-cell table:formula="of:=IF(OR([.B549]=6;[.B549]=7); 0; IF([.C549]=&quot;zima&quot;; 2*[.$R$6]; IF([.C549]=&quot;wiosna&quot;; 5*[.$R$6]; IF([.C549]=&quot;lato&quot;; 9*[.$R$6]; IF([.C549]=&quot;jesień&quot;; 4*[.$R$6]; 0)))))" office:value-type="float" office:value="270" calcext:value-type="float">
            <text:p>270</text:p>
          </table:table-cell>
          <table:table-cell table:formula="of:=[.J548]-[.E549]+[.I549]" office:value-type="float" office:value="-11660" calcext:value-type="float">
            <text:p>-11660</text:p>
          </table:table-cell>
          <table:table-cell table:formula="of:=IF(OR([.B549]=6;[.B549]=7); 0; IF([.C549]=&quot;zima&quot;; FLOOR(0.2*[.N549])*30; IF([.C549]=&quot;wiosna&quot;;  FLOOR(0.5*[.N549])*30; IF([.C549]=&quot;lato&quot;;  FLOOR(0.9*[.N549])*30; IF([.C549]=&quot;jesień&quot;;  FLOOR(0.4*[.N549])*30; 0)))))" office:value-type="float" office:value="1320" calcext:value-type="float">
            <text:p>1320</text:p>
          </table:table-cell>
          <table:table-cell table:formula="of:=IF(MONTH([.A549])&lt;&gt;MONTH([.A550]);1;0)" office:value-type="float" office:value="0" calcext:value-type="float">
            <text:p>0</text:p>
          </table:table-cell>
          <table:table-cell table:formula="of:=IF([.L549]=1;[.H549];0)" office:value-type="float" office:value="0" calcext:value-type="float">
            <text:p>0</text:p>
          </table:table-cell>
          <table:table-cell table:formula="of:=[.N548] + IF([.M548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02" calcext:value-type="date">
            <text:p>2.07.2024</text:p>
          </table:table-cell>
          <table:table-cell table:formula="of:=WEEKDAY([.A550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550]=6;[.B550]=7); 0; IF([.C550]=&quot;zima&quot;; FLOOR(0.2*[.N550])*30; IF([.C550]=&quot;wiosna&quot;;  FLOOR(0.5*[.N550])*30; IF([.C550]=&quot;lato&quot;;  FLOOR(0.9*[.N550])*30; IF([.C550]=&quot;jesień&quot;;  FLOOR(0.4*[.N550])*30; 0)))))" office:value-type="float" office:value="1320" calcext:value-type="float">
            <text:p>1320</text:p>
          </table:table-cell>
          <table:table-cell table:formula="of:=IF([.B550]=7; 15*[.N550]; 0) + IF(AND([.H549] &gt; 2400; MONTH([.A549])&lt;&gt;MONTH([.A550])); 2400; 0)" office:value-type="float" office:value="0" calcext:value-type="float">
            <text:p>0</text:p>
          </table:table-cell>
          <table:table-cell table:formula="of:=[.D550]+[.F549]" office:value-type="float" office:value="120780" calcext:value-type="float">
            <text:p>120780</text:p>
          </table:table-cell>
          <table:table-cell table:formula="of:=[.E550]+[.G549]" office:value-type="float" office:value="66530" calcext:value-type="float">
            <text:p>66530</text:p>
          </table:table-cell>
          <table:table-cell table:formula="of:=[.F550]-[.G550]" office:value-type="float" office:value="54250" calcext:value-type="float">
            <text:p>54250</text:p>
          </table:table-cell>
          <table:table-cell table:formula="of:=IF(OR([.B550]=6;[.B550]=7); 0; IF([.C550]=&quot;zima&quot;; 2*[.$R$6]; IF([.C550]=&quot;wiosna&quot;; 5*[.$R$6]; IF([.C550]=&quot;lato&quot;; 9*[.$R$6]; IF([.C550]=&quot;jesień&quot;; 4*[.$R$6]; 0)))))" office:value-type="float" office:value="270" calcext:value-type="float">
            <text:p>270</text:p>
          </table:table-cell>
          <table:table-cell table:formula="of:=[.J549]-[.E550]+[.I550]" office:value-type="float" office:value="-11390" calcext:value-type="float">
            <text:p>-11390</text:p>
          </table:table-cell>
          <table:table-cell table:formula="of:=IF(OR([.B550]=6;[.B550]=7); 0; IF([.C550]=&quot;zima&quot;; FLOOR(0.2*[.N550])*30; IF([.C550]=&quot;wiosna&quot;;  FLOOR(0.5*[.N550])*30; IF([.C550]=&quot;lato&quot;;  FLOOR(0.9*[.N550])*30; IF([.C550]=&quot;jesień&quot;;  FLOOR(0.4*[.N550])*30; 0)))))" office:value-type="float" office:value="1320" calcext:value-type="float">
            <text:p>1320</text:p>
          </table:table-cell>
          <table:table-cell table:formula="of:=IF(MONTH([.A550])&lt;&gt;MONTH([.A551]);1;0)" office:value-type="float" office:value="0" calcext:value-type="float">
            <text:p>0</text:p>
          </table:table-cell>
          <table:table-cell table:formula="of:=IF([.L550]=1;[.H550];0)" office:value-type="float" office:value="0" calcext:value-type="float">
            <text:p>0</text:p>
          </table:table-cell>
          <table:table-cell table:formula="of:=[.N549] + IF([.M549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03" calcext:value-type="date">
            <text:p>3.07.2024</text:p>
          </table:table-cell>
          <table:table-cell table:formula="of:=WEEKDAY([.A551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551]=6;[.B551]=7); 0; IF([.C551]=&quot;zima&quot;; FLOOR(0.2*[.N551])*30; IF([.C551]=&quot;wiosna&quot;;  FLOOR(0.5*[.N551])*30; IF([.C551]=&quot;lato&quot;;  FLOOR(0.9*[.N551])*30; IF([.C551]=&quot;jesień&quot;;  FLOOR(0.4*[.N551])*30; 0)))))" office:value-type="float" office:value="1320" calcext:value-type="float">
            <text:p>1320</text:p>
          </table:table-cell>
          <table:table-cell table:formula="of:=IF([.B551]=7; 15*[.N551]; 0) + IF(AND([.H550] &gt; 2400; MONTH([.A550])&lt;&gt;MONTH([.A551])); 2400; 0)" office:value-type="float" office:value="0" calcext:value-type="float">
            <text:p>0</text:p>
          </table:table-cell>
          <table:table-cell table:formula="of:=[.D551]+[.F550]" office:value-type="float" office:value="122100" calcext:value-type="float">
            <text:p>122100</text:p>
          </table:table-cell>
          <table:table-cell table:formula="of:=[.E551]+[.G550]" office:value-type="float" office:value="66530" calcext:value-type="float">
            <text:p>66530</text:p>
          </table:table-cell>
          <table:table-cell table:formula="of:=[.F551]-[.G551]" office:value-type="float" office:value="55570" calcext:value-type="float">
            <text:p>55570</text:p>
          </table:table-cell>
          <table:table-cell table:formula="of:=IF(OR([.B551]=6;[.B551]=7); 0; IF([.C551]=&quot;zima&quot;; 2*[.$R$6]; IF([.C551]=&quot;wiosna&quot;; 5*[.$R$6]; IF([.C551]=&quot;lato&quot;; 9*[.$R$6]; IF([.C551]=&quot;jesień&quot;; 4*[.$R$6]; 0)))))" office:value-type="float" office:value="270" calcext:value-type="float">
            <text:p>270</text:p>
          </table:table-cell>
          <table:table-cell table:formula="of:=[.J550]-[.E551]+[.I551]" office:value-type="float" office:value="-11120" calcext:value-type="float">
            <text:p>-11120</text:p>
          </table:table-cell>
          <table:table-cell table:formula="of:=IF(OR([.B551]=6;[.B551]=7); 0; IF([.C551]=&quot;zima&quot;; FLOOR(0.2*[.N551])*30; IF([.C551]=&quot;wiosna&quot;;  FLOOR(0.5*[.N551])*30; IF([.C551]=&quot;lato&quot;;  FLOOR(0.9*[.N551])*30; IF([.C551]=&quot;jesień&quot;;  FLOOR(0.4*[.N551])*30; 0)))))" office:value-type="float" office:value="1320" calcext:value-type="float">
            <text:p>1320</text:p>
          </table:table-cell>
          <table:table-cell table:formula="of:=IF(MONTH([.A551])&lt;&gt;MONTH([.A552]);1;0)" office:value-type="float" office:value="0" calcext:value-type="float">
            <text:p>0</text:p>
          </table:table-cell>
          <table:table-cell table:formula="of:=IF([.L551]=1;[.H551];0)" office:value-type="float" office:value="0" calcext:value-type="float">
            <text:p>0</text:p>
          </table:table-cell>
          <table:table-cell table:formula="of:=[.N550] + IF([.M550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04" calcext:value-type="date">
            <text:p>4.07.2024</text:p>
          </table:table-cell>
          <table:table-cell table:formula="of:=WEEKDAY([.A552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552]=6;[.B552]=7); 0; IF([.C552]=&quot;zima&quot;; FLOOR(0.2*[.N552])*30; IF([.C552]=&quot;wiosna&quot;;  FLOOR(0.5*[.N552])*30; IF([.C552]=&quot;lato&quot;;  FLOOR(0.9*[.N552])*30; IF([.C552]=&quot;jesień&quot;;  FLOOR(0.4*[.N552])*30; 0)))))" office:value-type="float" office:value="1320" calcext:value-type="float">
            <text:p>1320</text:p>
          </table:table-cell>
          <table:table-cell table:formula="of:=IF([.B552]=7; 15*[.N552]; 0) + IF(AND([.H551] &gt; 2400; MONTH([.A551])&lt;&gt;MONTH([.A552])); 2400; 0)" office:value-type="float" office:value="0" calcext:value-type="float">
            <text:p>0</text:p>
          </table:table-cell>
          <table:table-cell table:formula="of:=[.D552]+[.F551]" office:value-type="float" office:value="123420" calcext:value-type="float">
            <text:p>123420</text:p>
          </table:table-cell>
          <table:table-cell table:formula="of:=[.E552]+[.G551]" office:value-type="float" office:value="66530" calcext:value-type="float">
            <text:p>66530</text:p>
          </table:table-cell>
          <table:table-cell table:formula="of:=[.F552]-[.G552]" office:value-type="float" office:value="56890" calcext:value-type="float">
            <text:p>56890</text:p>
          </table:table-cell>
          <table:table-cell table:formula="of:=IF(OR([.B552]=6;[.B552]=7); 0; IF([.C552]=&quot;zima&quot;; 2*[.$R$6]; IF([.C552]=&quot;wiosna&quot;; 5*[.$R$6]; IF([.C552]=&quot;lato&quot;; 9*[.$R$6]; IF([.C552]=&quot;jesień&quot;; 4*[.$R$6]; 0)))))" office:value-type="float" office:value="270" calcext:value-type="float">
            <text:p>270</text:p>
          </table:table-cell>
          <table:table-cell table:formula="of:=[.J551]-[.E552]+[.I552]" office:value-type="float" office:value="-10850" calcext:value-type="float">
            <text:p>-10850</text:p>
          </table:table-cell>
          <table:table-cell table:formula="of:=IF(OR([.B552]=6;[.B552]=7); 0; IF([.C552]=&quot;zima&quot;; FLOOR(0.2*[.N552])*30; IF([.C552]=&quot;wiosna&quot;;  FLOOR(0.5*[.N552])*30; IF([.C552]=&quot;lato&quot;;  FLOOR(0.9*[.N552])*30; IF([.C552]=&quot;jesień&quot;;  FLOOR(0.4*[.N552])*30; 0)))))" office:value-type="float" office:value="1320" calcext:value-type="float">
            <text:p>1320</text:p>
          </table:table-cell>
          <table:table-cell table:formula="of:=IF(MONTH([.A552])&lt;&gt;MONTH([.A553]);1;0)" office:value-type="float" office:value="0" calcext:value-type="float">
            <text:p>0</text:p>
          </table:table-cell>
          <table:table-cell table:formula="of:=IF([.L552]=1;[.H552];0)" office:value-type="float" office:value="0" calcext:value-type="float">
            <text:p>0</text:p>
          </table:table-cell>
          <table:table-cell table:formula="of:=[.N551] + IF([.M551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05" calcext:value-type="date">
            <text:p>5.07.2024</text:p>
          </table:table-cell>
          <table:table-cell table:formula="of:=WEEKDAY([.A553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553]=6;[.B553]=7); 0; IF([.C553]=&quot;zima&quot;; FLOOR(0.2*[.N553])*30; IF([.C553]=&quot;wiosna&quot;;  FLOOR(0.5*[.N553])*30; IF([.C553]=&quot;lato&quot;;  FLOOR(0.9*[.N553])*30; IF([.C553]=&quot;jesień&quot;;  FLOOR(0.4*[.N553])*30; 0)))))" office:value-type="float" office:value="1320" calcext:value-type="float">
            <text:p>1320</text:p>
          </table:table-cell>
          <table:table-cell table:formula="of:=IF([.B553]=7; 15*[.N553]; 0) + IF(AND([.H552] &gt; 2400; MONTH([.A552])&lt;&gt;MONTH([.A553])); 2400; 0)" office:value-type="float" office:value="0" calcext:value-type="float">
            <text:p>0</text:p>
          </table:table-cell>
          <table:table-cell table:formula="of:=[.D553]+[.F552]" office:value-type="float" office:value="124740" calcext:value-type="float">
            <text:p>124740</text:p>
          </table:table-cell>
          <table:table-cell table:formula="of:=[.E553]+[.G552]" office:value-type="float" office:value="66530" calcext:value-type="float">
            <text:p>66530</text:p>
          </table:table-cell>
          <table:table-cell table:formula="of:=[.F553]-[.G553]" office:value-type="float" office:value="58210" calcext:value-type="float">
            <text:p>58210</text:p>
          </table:table-cell>
          <table:table-cell table:formula="of:=IF(OR([.B553]=6;[.B553]=7); 0; IF([.C553]=&quot;zima&quot;; 2*[.$R$6]; IF([.C553]=&quot;wiosna&quot;; 5*[.$R$6]; IF([.C553]=&quot;lato&quot;; 9*[.$R$6]; IF([.C553]=&quot;jesień&quot;; 4*[.$R$6]; 0)))))" office:value-type="float" office:value="270" calcext:value-type="float">
            <text:p>270</text:p>
          </table:table-cell>
          <table:table-cell table:formula="of:=[.J552]-[.E553]+[.I553]" office:value-type="float" office:value="-10580" calcext:value-type="float">
            <text:p>-10580</text:p>
          </table:table-cell>
          <table:table-cell table:formula="of:=IF(OR([.B553]=6;[.B553]=7); 0; IF([.C553]=&quot;zima&quot;; FLOOR(0.2*[.N553])*30; IF([.C553]=&quot;wiosna&quot;;  FLOOR(0.5*[.N553])*30; IF([.C553]=&quot;lato&quot;;  FLOOR(0.9*[.N553])*30; IF([.C553]=&quot;jesień&quot;;  FLOOR(0.4*[.N553])*30; 0)))))" office:value-type="float" office:value="1320" calcext:value-type="float">
            <text:p>1320</text:p>
          </table:table-cell>
          <table:table-cell table:formula="of:=IF(MONTH([.A553])&lt;&gt;MONTH([.A554]);1;0)" office:value-type="float" office:value="0" calcext:value-type="float">
            <text:p>0</text:p>
          </table:table-cell>
          <table:table-cell table:formula="of:=IF([.L553]=1;[.H553];0)" office:value-type="float" office:value="0" calcext:value-type="float">
            <text:p>0</text:p>
          </table:table-cell>
          <table:table-cell table:formula="of:=[.N552] + IF([.M552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06" calcext:value-type="date">
            <text:p>6.07.2024</text:p>
          </table:table-cell>
          <table:table-cell table:formula="of:=WEEKDAY([.A554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554]=6;[.B554]=7); 0; IF([.C554]=&quot;zima&quot;; FLOOR(0.2*[.N554])*30; IF([.C554]=&quot;wiosna&quot;;  FLOOR(0.5*[.N554])*30; IF([.C554]=&quot;lato&quot;;  FLOOR(0.9*[.N554])*30; IF([.C554]=&quot;jesień&quot;;  FLOOR(0.4*[.N554])*30; 0)))))" office:value-type="float" office:value="0" calcext:value-type="float">
            <text:p>0</text:p>
          </table:table-cell>
          <table:table-cell table:formula="of:=IF([.B554]=7; 15*[.N554]; 0) + IF(AND([.H553] &gt; 2400; MONTH([.A553])&lt;&gt;MONTH([.A554])); 2400; 0)" office:value-type="float" office:value="0" calcext:value-type="float">
            <text:p>0</text:p>
          </table:table-cell>
          <table:table-cell table:formula="of:=[.D554]+[.F553]" office:value-type="float" office:value="124740" calcext:value-type="float">
            <text:p>124740</text:p>
          </table:table-cell>
          <table:table-cell table:formula="of:=[.E554]+[.G553]" office:value-type="float" office:value="66530" calcext:value-type="float">
            <text:p>66530</text:p>
          </table:table-cell>
          <table:table-cell table:formula="of:=[.F554]-[.G554]" office:value-type="float" office:value="58210" calcext:value-type="float">
            <text:p>58210</text:p>
          </table:table-cell>
          <table:table-cell table:formula="of:=IF(OR([.B554]=6;[.B554]=7); 0; IF([.C554]=&quot;zima&quot;; 2*[.$R$6]; IF([.C554]=&quot;wiosna&quot;; 5*[.$R$6]; IF([.C554]=&quot;lato&quot;; 9*[.$R$6]; IF([.C554]=&quot;jesień&quot;; 4*[.$R$6]; 0)))))" office:value-type="float" office:value="0" calcext:value-type="float">
            <text:p>0</text:p>
          </table:table-cell>
          <table:table-cell table:formula="of:=[.J553]-[.E554]+[.I554]" office:value-type="float" office:value="-10580" calcext:value-type="float">
            <text:p>-10580</text:p>
          </table:table-cell>
          <table:table-cell table:formula="of:=IF(OR([.B554]=6;[.B554]=7); 0; IF([.C554]=&quot;zima&quot;; FLOOR(0.2*[.N554])*30; IF([.C554]=&quot;wiosna&quot;;  FLOOR(0.5*[.N554])*30; IF([.C554]=&quot;lato&quot;;  FLOOR(0.9*[.N554])*30; IF([.C554]=&quot;jesień&quot;;  FLOOR(0.4*[.N554])*30; 0)))))" office:value-type="float" office:value="0" calcext:value-type="float">
            <text:p>0</text:p>
          </table:table-cell>
          <table:table-cell table:formula="of:=IF(MONTH([.A554])&lt;&gt;MONTH([.A555]);1;0)" office:value-type="float" office:value="0" calcext:value-type="float">
            <text:p>0</text:p>
          </table:table-cell>
          <table:table-cell table:formula="of:=IF([.L554]=1;[.H554];0)" office:value-type="float" office:value="0" calcext:value-type="float">
            <text:p>0</text:p>
          </table:table-cell>
          <table:table-cell table:formula="of:=[.N553] + IF([.M553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07" calcext:value-type="date">
            <text:p>7.07.2024</text:p>
          </table:table-cell>
          <table:table-cell table:formula="of:=WEEKDAY([.A555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555]=6;[.B555]=7); 0; IF([.C555]=&quot;zima&quot;; FLOOR(0.2*[.N555])*30; IF([.C555]=&quot;wiosna&quot;;  FLOOR(0.5*[.N555])*30; IF([.C555]=&quot;lato&quot;;  FLOOR(0.9*[.N555])*30; IF([.C555]=&quot;jesień&quot;;  FLOOR(0.4*[.N555])*30; 0)))))" office:value-type="float" office:value="0" calcext:value-type="float">
            <text:p>0</text:p>
          </table:table-cell>
          <table:table-cell table:formula="of:=IF([.B555]=7; 15*[.N555]; 0) + IF(AND([.H554] &gt; 2400; MONTH([.A554])&lt;&gt;MONTH([.A555])); 2400; 0)" office:value-type="float" office:value="735" calcext:value-type="float">
            <text:p>735</text:p>
          </table:table-cell>
          <table:table-cell table:formula="of:=[.D555]+[.F554]" office:value-type="float" office:value="124740" calcext:value-type="float">
            <text:p>124740</text:p>
          </table:table-cell>
          <table:table-cell table:formula="of:=[.E555]+[.G554]" office:value-type="float" office:value="67265" calcext:value-type="float">
            <text:p>67265</text:p>
          </table:table-cell>
          <table:table-cell table:formula="of:=[.F555]-[.G555]" office:value-type="float" office:value="57475" calcext:value-type="float">
            <text:p>57475</text:p>
          </table:table-cell>
          <table:table-cell table:formula="of:=IF(OR([.B555]=6;[.B555]=7); 0; IF([.C555]=&quot;zima&quot;; 2*[.$R$6]; IF([.C555]=&quot;wiosna&quot;; 5*[.$R$6]; IF([.C555]=&quot;lato&quot;; 9*[.$R$6]; IF([.C555]=&quot;jesień&quot;; 4*[.$R$6]; 0)))))" office:value-type="float" office:value="0" calcext:value-type="float">
            <text:p>0</text:p>
          </table:table-cell>
          <table:table-cell table:formula="of:=[.J554]-[.E555]+[.I555]" office:value-type="float" office:value="-11315" calcext:value-type="float">
            <text:p>-11315</text:p>
          </table:table-cell>
          <table:table-cell table:formula="of:=IF(OR([.B555]=6;[.B555]=7); 0; IF([.C555]=&quot;zima&quot;; FLOOR(0.2*[.N555])*30; IF([.C555]=&quot;wiosna&quot;;  FLOOR(0.5*[.N555])*30; IF([.C555]=&quot;lato&quot;;  FLOOR(0.9*[.N555])*30; IF([.C555]=&quot;jesień&quot;;  FLOOR(0.4*[.N555])*30; 0)))))" office:value-type="float" office:value="0" calcext:value-type="float">
            <text:p>0</text:p>
          </table:table-cell>
          <table:table-cell table:formula="of:=IF(MONTH([.A555])&lt;&gt;MONTH([.A556]);1;0)" office:value-type="float" office:value="0" calcext:value-type="float">
            <text:p>0</text:p>
          </table:table-cell>
          <table:table-cell table:formula="of:=IF([.L555]=1;[.H555];0)" office:value-type="float" office:value="0" calcext:value-type="float">
            <text:p>0</text:p>
          </table:table-cell>
          <table:table-cell table:formula="of:=[.N554] + IF([.M554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08" calcext:value-type="date">
            <text:p>8.07.2024</text:p>
          </table:table-cell>
          <table:table-cell table:formula="of:=WEEKDAY([.A556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556]=6;[.B556]=7); 0; IF([.C556]=&quot;zima&quot;; FLOOR(0.2*[.N556])*30; IF([.C556]=&quot;wiosna&quot;;  FLOOR(0.5*[.N556])*30; IF([.C556]=&quot;lato&quot;;  FLOOR(0.9*[.N556])*30; IF([.C556]=&quot;jesień&quot;;  FLOOR(0.4*[.N556])*30; 0)))))" office:value-type="float" office:value="1320" calcext:value-type="float">
            <text:p>1320</text:p>
          </table:table-cell>
          <table:table-cell table:formula="of:=IF([.B556]=7; 15*[.N556]; 0) + IF(AND([.H555] &gt; 2400; MONTH([.A555])&lt;&gt;MONTH([.A556])); 2400; 0)" office:value-type="float" office:value="0" calcext:value-type="float">
            <text:p>0</text:p>
          </table:table-cell>
          <table:table-cell table:formula="of:=[.D556]+[.F555]" office:value-type="float" office:value="126060" calcext:value-type="float">
            <text:p>126060</text:p>
          </table:table-cell>
          <table:table-cell table:formula="of:=[.E556]+[.G555]" office:value-type="float" office:value="67265" calcext:value-type="float">
            <text:p>67265</text:p>
          </table:table-cell>
          <table:table-cell table:formula="of:=[.F556]-[.G556]" office:value-type="float" office:value="58795" calcext:value-type="float">
            <text:p>58795</text:p>
          </table:table-cell>
          <table:table-cell table:formula="of:=IF(OR([.B556]=6;[.B556]=7); 0; IF([.C556]=&quot;zima&quot;; 2*[.$R$6]; IF([.C556]=&quot;wiosna&quot;; 5*[.$R$6]; IF([.C556]=&quot;lato&quot;; 9*[.$R$6]; IF([.C556]=&quot;jesień&quot;; 4*[.$R$6]; 0)))))" office:value-type="float" office:value="270" calcext:value-type="float">
            <text:p>270</text:p>
          </table:table-cell>
          <table:table-cell table:formula="of:=[.J555]-[.E556]+[.I556]" office:value-type="float" office:value="-11045" calcext:value-type="float">
            <text:p>-11045</text:p>
          </table:table-cell>
          <table:table-cell table:formula="of:=IF(OR([.B556]=6;[.B556]=7); 0; IF([.C556]=&quot;zima&quot;; FLOOR(0.2*[.N556])*30; IF([.C556]=&quot;wiosna&quot;;  FLOOR(0.5*[.N556])*30; IF([.C556]=&quot;lato&quot;;  FLOOR(0.9*[.N556])*30; IF([.C556]=&quot;jesień&quot;;  FLOOR(0.4*[.N556])*30; 0)))))" office:value-type="float" office:value="1320" calcext:value-type="float">
            <text:p>1320</text:p>
          </table:table-cell>
          <table:table-cell table:formula="of:=IF(MONTH([.A556])&lt;&gt;MONTH([.A557]);1;0)" office:value-type="float" office:value="0" calcext:value-type="float">
            <text:p>0</text:p>
          </table:table-cell>
          <table:table-cell table:formula="of:=IF([.L556]=1;[.H556];0)" office:value-type="float" office:value="0" calcext:value-type="float">
            <text:p>0</text:p>
          </table:table-cell>
          <table:table-cell table:formula="of:=[.N555] + IF([.M555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09" calcext:value-type="date">
            <text:p>9.07.2024</text:p>
          </table:table-cell>
          <table:table-cell table:formula="of:=WEEKDAY([.A557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557]=6;[.B557]=7); 0; IF([.C557]=&quot;zima&quot;; FLOOR(0.2*[.N557])*30; IF([.C557]=&quot;wiosna&quot;;  FLOOR(0.5*[.N557])*30; IF([.C557]=&quot;lato&quot;;  FLOOR(0.9*[.N557])*30; IF([.C557]=&quot;jesień&quot;;  FLOOR(0.4*[.N557])*30; 0)))))" office:value-type="float" office:value="1320" calcext:value-type="float">
            <text:p>1320</text:p>
          </table:table-cell>
          <table:table-cell table:formula="of:=IF([.B557]=7; 15*[.N557]; 0) + IF(AND([.H556] &gt; 2400; MONTH([.A556])&lt;&gt;MONTH([.A557])); 2400; 0)" office:value-type="float" office:value="0" calcext:value-type="float">
            <text:p>0</text:p>
          </table:table-cell>
          <table:table-cell table:formula="of:=[.D557]+[.F556]" office:value-type="float" office:value="127380" calcext:value-type="float">
            <text:p>127380</text:p>
          </table:table-cell>
          <table:table-cell table:formula="of:=[.E557]+[.G556]" office:value-type="float" office:value="67265" calcext:value-type="float">
            <text:p>67265</text:p>
          </table:table-cell>
          <table:table-cell table:formula="of:=[.F557]-[.G557]" office:value-type="float" office:value="60115" calcext:value-type="float">
            <text:p>60115</text:p>
          </table:table-cell>
          <table:table-cell table:formula="of:=IF(OR([.B557]=6;[.B557]=7); 0; IF([.C557]=&quot;zima&quot;; 2*[.$R$6]; IF([.C557]=&quot;wiosna&quot;; 5*[.$R$6]; IF([.C557]=&quot;lato&quot;; 9*[.$R$6]; IF([.C557]=&quot;jesień&quot;; 4*[.$R$6]; 0)))))" office:value-type="float" office:value="270" calcext:value-type="float">
            <text:p>270</text:p>
          </table:table-cell>
          <table:table-cell table:formula="of:=[.J556]-[.E557]+[.I557]" office:value-type="float" office:value="-10775" calcext:value-type="float">
            <text:p>-10775</text:p>
          </table:table-cell>
          <table:table-cell table:formula="of:=IF(OR([.B557]=6;[.B557]=7); 0; IF([.C557]=&quot;zima&quot;; FLOOR(0.2*[.N557])*30; IF([.C557]=&quot;wiosna&quot;;  FLOOR(0.5*[.N557])*30; IF([.C557]=&quot;lato&quot;;  FLOOR(0.9*[.N557])*30; IF([.C557]=&quot;jesień&quot;;  FLOOR(0.4*[.N557])*30; 0)))))" office:value-type="float" office:value="1320" calcext:value-type="float">
            <text:p>1320</text:p>
          </table:table-cell>
          <table:table-cell table:formula="of:=IF(MONTH([.A557])&lt;&gt;MONTH([.A558]);1;0)" office:value-type="float" office:value="0" calcext:value-type="float">
            <text:p>0</text:p>
          </table:table-cell>
          <table:table-cell table:formula="of:=IF([.L557]=1;[.H557];0)" office:value-type="float" office:value="0" calcext:value-type="float">
            <text:p>0</text:p>
          </table:table-cell>
          <table:table-cell table:formula="of:=[.N556] + IF([.M556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10" calcext:value-type="date">
            <text:p>10.07.2024</text:p>
          </table:table-cell>
          <table:table-cell table:formula="of:=WEEKDAY([.A558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558]=6;[.B558]=7); 0; IF([.C558]=&quot;zima&quot;; FLOOR(0.2*[.N558])*30; IF([.C558]=&quot;wiosna&quot;;  FLOOR(0.5*[.N558])*30; IF([.C558]=&quot;lato&quot;;  FLOOR(0.9*[.N558])*30; IF([.C558]=&quot;jesień&quot;;  FLOOR(0.4*[.N558])*30; 0)))))" office:value-type="float" office:value="1320" calcext:value-type="float">
            <text:p>1320</text:p>
          </table:table-cell>
          <table:table-cell table:formula="of:=IF([.B558]=7; 15*[.N558]; 0) + IF(AND([.H557] &gt; 2400; MONTH([.A557])&lt;&gt;MONTH([.A558])); 2400; 0)" office:value-type="float" office:value="0" calcext:value-type="float">
            <text:p>0</text:p>
          </table:table-cell>
          <table:table-cell table:formula="of:=[.D558]+[.F557]" office:value-type="float" office:value="128700" calcext:value-type="float">
            <text:p>128700</text:p>
          </table:table-cell>
          <table:table-cell table:formula="of:=[.E558]+[.G557]" office:value-type="float" office:value="67265" calcext:value-type="float">
            <text:p>67265</text:p>
          </table:table-cell>
          <table:table-cell table:formula="of:=[.F558]-[.G558]" office:value-type="float" office:value="61435" calcext:value-type="float">
            <text:p>61435</text:p>
          </table:table-cell>
          <table:table-cell table:formula="of:=IF(OR([.B558]=6;[.B558]=7); 0; IF([.C558]=&quot;zima&quot;; 2*[.$R$6]; IF([.C558]=&quot;wiosna&quot;; 5*[.$R$6]; IF([.C558]=&quot;lato&quot;; 9*[.$R$6]; IF([.C558]=&quot;jesień&quot;; 4*[.$R$6]; 0)))))" office:value-type="float" office:value="270" calcext:value-type="float">
            <text:p>270</text:p>
          </table:table-cell>
          <table:table-cell table:formula="of:=[.J557]-[.E558]+[.I558]" office:value-type="float" office:value="-10505" calcext:value-type="float">
            <text:p>-10505</text:p>
          </table:table-cell>
          <table:table-cell table:formula="of:=IF(OR([.B558]=6;[.B558]=7); 0; IF([.C558]=&quot;zima&quot;; FLOOR(0.2*[.N558])*30; IF([.C558]=&quot;wiosna&quot;;  FLOOR(0.5*[.N558])*30; IF([.C558]=&quot;lato&quot;;  FLOOR(0.9*[.N558])*30; IF([.C558]=&quot;jesień&quot;;  FLOOR(0.4*[.N558])*30; 0)))))" office:value-type="float" office:value="1320" calcext:value-type="float">
            <text:p>1320</text:p>
          </table:table-cell>
          <table:table-cell table:formula="of:=IF(MONTH([.A558])&lt;&gt;MONTH([.A559]);1;0)" office:value-type="float" office:value="0" calcext:value-type="float">
            <text:p>0</text:p>
          </table:table-cell>
          <table:table-cell table:formula="of:=IF([.L558]=1;[.H558];0)" office:value-type="float" office:value="0" calcext:value-type="float">
            <text:p>0</text:p>
          </table:table-cell>
          <table:table-cell table:formula="of:=[.N557] + IF([.M557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11" calcext:value-type="date">
            <text:p>11.07.2024</text:p>
          </table:table-cell>
          <table:table-cell table:formula="of:=WEEKDAY([.A559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559]=6;[.B559]=7); 0; IF([.C559]=&quot;zima&quot;; FLOOR(0.2*[.N559])*30; IF([.C559]=&quot;wiosna&quot;;  FLOOR(0.5*[.N559])*30; IF([.C559]=&quot;lato&quot;;  FLOOR(0.9*[.N559])*30; IF([.C559]=&quot;jesień&quot;;  FLOOR(0.4*[.N559])*30; 0)))))" office:value-type="float" office:value="1320" calcext:value-type="float">
            <text:p>1320</text:p>
          </table:table-cell>
          <table:table-cell table:formula="of:=IF([.B559]=7; 15*[.N559]; 0) + IF(AND([.H558] &gt; 2400; MONTH([.A558])&lt;&gt;MONTH([.A559])); 2400; 0)" office:value-type="float" office:value="0" calcext:value-type="float">
            <text:p>0</text:p>
          </table:table-cell>
          <table:table-cell table:formula="of:=[.D559]+[.F558]" office:value-type="float" office:value="130020" calcext:value-type="float">
            <text:p>130020</text:p>
          </table:table-cell>
          <table:table-cell table:formula="of:=[.E559]+[.G558]" office:value-type="float" office:value="67265" calcext:value-type="float">
            <text:p>67265</text:p>
          </table:table-cell>
          <table:table-cell table:formula="of:=[.F559]-[.G559]" office:value-type="float" office:value="62755" calcext:value-type="float">
            <text:p>62755</text:p>
          </table:table-cell>
          <table:table-cell table:formula="of:=IF(OR([.B559]=6;[.B559]=7); 0; IF([.C559]=&quot;zima&quot;; 2*[.$R$6]; IF([.C559]=&quot;wiosna&quot;; 5*[.$R$6]; IF([.C559]=&quot;lato&quot;; 9*[.$R$6]; IF([.C559]=&quot;jesień&quot;; 4*[.$R$6]; 0)))))" office:value-type="float" office:value="270" calcext:value-type="float">
            <text:p>270</text:p>
          </table:table-cell>
          <table:table-cell table:formula="of:=[.J558]-[.E559]+[.I559]" office:value-type="float" office:value="-10235" calcext:value-type="float">
            <text:p>-10235</text:p>
          </table:table-cell>
          <table:table-cell table:formula="of:=IF(OR([.B559]=6;[.B559]=7); 0; IF([.C559]=&quot;zima&quot;; FLOOR(0.2*[.N559])*30; IF([.C559]=&quot;wiosna&quot;;  FLOOR(0.5*[.N559])*30; IF([.C559]=&quot;lato&quot;;  FLOOR(0.9*[.N559])*30; IF([.C559]=&quot;jesień&quot;;  FLOOR(0.4*[.N559])*30; 0)))))" office:value-type="float" office:value="1320" calcext:value-type="float">
            <text:p>1320</text:p>
          </table:table-cell>
          <table:table-cell table:formula="of:=IF(MONTH([.A559])&lt;&gt;MONTH([.A560]);1;0)" office:value-type="float" office:value="0" calcext:value-type="float">
            <text:p>0</text:p>
          </table:table-cell>
          <table:table-cell table:formula="of:=IF([.L559]=1;[.H559];0)" office:value-type="float" office:value="0" calcext:value-type="float">
            <text:p>0</text:p>
          </table:table-cell>
          <table:table-cell table:formula="of:=[.N558] + IF([.M558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12" calcext:value-type="date">
            <text:p>12.07.2024</text:p>
          </table:table-cell>
          <table:table-cell table:formula="of:=WEEKDAY([.A560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560]=6;[.B560]=7); 0; IF([.C560]=&quot;zima&quot;; FLOOR(0.2*[.N560])*30; IF([.C560]=&quot;wiosna&quot;;  FLOOR(0.5*[.N560])*30; IF([.C560]=&quot;lato&quot;;  FLOOR(0.9*[.N560])*30; IF([.C560]=&quot;jesień&quot;;  FLOOR(0.4*[.N560])*30; 0)))))" office:value-type="float" office:value="1320" calcext:value-type="float">
            <text:p>1320</text:p>
          </table:table-cell>
          <table:table-cell table:formula="of:=IF([.B560]=7; 15*[.N560]; 0) + IF(AND([.H559] &gt; 2400; MONTH([.A559])&lt;&gt;MONTH([.A560])); 2400; 0)" office:value-type="float" office:value="0" calcext:value-type="float">
            <text:p>0</text:p>
          </table:table-cell>
          <table:table-cell table:formula="of:=[.D560]+[.F559]" office:value-type="float" office:value="131340" calcext:value-type="float">
            <text:p>131340</text:p>
          </table:table-cell>
          <table:table-cell table:formula="of:=[.E560]+[.G559]" office:value-type="float" office:value="67265" calcext:value-type="float">
            <text:p>67265</text:p>
          </table:table-cell>
          <table:table-cell table:formula="of:=[.F560]-[.G560]" office:value-type="float" office:value="64075" calcext:value-type="float">
            <text:p>64075</text:p>
          </table:table-cell>
          <table:table-cell table:formula="of:=IF(OR([.B560]=6;[.B560]=7); 0; IF([.C560]=&quot;zima&quot;; 2*[.$R$6]; IF([.C560]=&quot;wiosna&quot;; 5*[.$R$6]; IF([.C560]=&quot;lato&quot;; 9*[.$R$6]; IF([.C560]=&quot;jesień&quot;; 4*[.$R$6]; 0)))))" office:value-type="float" office:value="270" calcext:value-type="float">
            <text:p>270</text:p>
          </table:table-cell>
          <table:table-cell table:formula="of:=[.J559]-[.E560]+[.I560]" office:value-type="float" office:value="-9965" calcext:value-type="float">
            <text:p>-9965</text:p>
          </table:table-cell>
          <table:table-cell table:formula="of:=IF(OR([.B560]=6;[.B560]=7); 0; IF([.C560]=&quot;zima&quot;; FLOOR(0.2*[.N560])*30; IF([.C560]=&quot;wiosna&quot;;  FLOOR(0.5*[.N560])*30; IF([.C560]=&quot;lato&quot;;  FLOOR(0.9*[.N560])*30; IF([.C560]=&quot;jesień&quot;;  FLOOR(0.4*[.N560])*30; 0)))))" office:value-type="float" office:value="1320" calcext:value-type="float">
            <text:p>1320</text:p>
          </table:table-cell>
          <table:table-cell table:formula="of:=IF(MONTH([.A560])&lt;&gt;MONTH([.A561]);1;0)" office:value-type="float" office:value="0" calcext:value-type="float">
            <text:p>0</text:p>
          </table:table-cell>
          <table:table-cell table:formula="of:=IF([.L560]=1;[.H560];0)" office:value-type="float" office:value="0" calcext:value-type="float">
            <text:p>0</text:p>
          </table:table-cell>
          <table:table-cell table:formula="of:=[.N559] + IF([.M559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13" calcext:value-type="date">
            <text:p>13.07.2024</text:p>
          </table:table-cell>
          <table:table-cell table:formula="of:=WEEKDAY([.A561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561]=6;[.B561]=7); 0; IF([.C561]=&quot;zima&quot;; FLOOR(0.2*[.N561])*30; IF([.C561]=&quot;wiosna&quot;;  FLOOR(0.5*[.N561])*30; IF([.C561]=&quot;lato&quot;;  FLOOR(0.9*[.N561])*30; IF([.C561]=&quot;jesień&quot;;  FLOOR(0.4*[.N561])*30; 0)))))" office:value-type="float" office:value="0" calcext:value-type="float">
            <text:p>0</text:p>
          </table:table-cell>
          <table:table-cell table:formula="of:=IF([.B561]=7; 15*[.N561]; 0) + IF(AND([.H560] &gt; 2400; MONTH([.A560])&lt;&gt;MONTH([.A561])); 2400; 0)" office:value-type="float" office:value="0" calcext:value-type="float">
            <text:p>0</text:p>
          </table:table-cell>
          <table:table-cell table:formula="of:=[.D561]+[.F560]" office:value-type="float" office:value="131340" calcext:value-type="float">
            <text:p>131340</text:p>
          </table:table-cell>
          <table:table-cell table:formula="of:=[.E561]+[.G560]" office:value-type="float" office:value="67265" calcext:value-type="float">
            <text:p>67265</text:p>
          </table:table-cell>
          <table:table-cell table:formula="of:=[.F561]-[.G561]" office:value-type="float" office:value="64075" calcext:value-type="float">
            <text:p>64075</text:p>
          </table:table-cell>
          <table:table-cell table:formula="of:=IF(OR([.B561]=6;[.B561]=7); 0; IF([.C561]=&quot;zima&quot;; 2*[.$R$6]; IF([.C561]=&quot;wiosna&quot;; 5*[.$R$6]; IF([.C561]=&quot;lato&quot;; 9*[.$R$6]; IF([.C561]=&quot;jesień&quot;; 4*[.$R$6]; 0)))))" office:value-type="float" office:value="0" calcext:value-type="float">
            <text:p>0</text:p>
          </table:table-cell>
          <table:table-cell table:formula="of:=[.J560]-[.E561]+[.I561]" office:value-type="float" office:value="-9965" calcext:value-type="float">
            <text:p>-9965</text:p>
          </table:table-cell>
          <table:table-cell table:formula="of:=IF(OR([.B561]=6;[.B561]=7); 0; IF([.C561]=&quot;zima&quot;; FLOOR(0.2*[.N561])*30; IF([.C561]=&quot;wiosna&quot;;  FLOOR(0.5*[.N561])*30; IF([.C561]=&quot;lato&quot;;  FLOOR(0.9*[.N561])*30; IF([.C561]=&quot;jesień&quot;;  FLOOR(0.4*[.N561])*30; 0)))))" office:value-type="float" office:value="0" calcext:value-type="float">
            <text:p>0</text:p>
          </table:table-cell>
          <table:table-cell table:formula="of:=IF(MONTH([.A561])&lt;&gt;MONTH([.A562]);1;0)" office:value-type="float" office:value="0" calcext:value-type="float">
            <text:p>0</text:p>
          </table:table-cell>
          <table:table-cell table:formula="of:=IF([.L561]=1;[.H561];0)" office:value-type="float" office:value="0" calcext:value-type="float">
            <text:p>0</text:p>
          </table:table-cell>
          <table:table-cell table:formula="of:=[.N560] + IF([.M560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14" calcext:value-type="date">
            <text:p>14.07.2024</text:p>
          </table:table-cell>
          <table:table-cell table:formula="of:=WEEKDAY([.A562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562]=6;[.B562]=7); 0; IF([.C562]=&quot;zima&quot;; FLOOR(0.2*[.N562])*30; IF([.C562]=&quot;wiosna&quot;;  FLOOR(0.5*[.N562])*30; IF([.C562]=&quot;lato&quot;;  FLOOR(0.9*[.N562])*30; IF([.C562]=&quot;jesień&quot;;  FLOOR(0.4*[.N562])*30; 0)))))" office:value-type="float" office:value="0" calcext:value-type="float">
            <text:p>0</text:p>
          </table:table-cell>
          <table:table-cell table:formula="of:=IF([.B562]=7; 15*[.N562]; 0) + IF(AND([.H561] &gt; 2400; MONTH([.A561])&lt;&gt;MONTH([.A562])); 2400; 0)" office:value-type="float" office:value="735" calcext:value-type="float">
            <text:p>735</text:p>
          </table:table-cell>
          <table:table-cell table:formula="of:=[.D562]+[.F561]" office:value-type="float" office:value="131340" calcext:value-type="float">
            <text:p>131340</text:p>
          </table:table-cell>
          <table:table-cell table:formula="of:=[.E562]+[.G561]" office:value-type="float" office:value="68000" calcext:value-type="float">
            <text:p>68000</text:p>
          </table:table-cell>
          <table:table-cell table:formula="of:=[.F562]-[.G562]" office:value-type="float" office:value="63340" calcext:value-type="float">
            <text:p>63340</text:p>
          </table:table-cell>
          <table:table-cell table:formula="of:=IF(OR([.B562]=6;[.B562]=7); 0; IF([.C562]=&quot;zima&quot;; 2*[.$R$6]; IF([.C562]=&quot;wiosna&quot;; 5*[.$R$6]; IF([.C562]=&quot;lato&quot;; 9*[.$R$6]; IF([.C562]=&quot;jesień&quot;; 4*[.$R$6]; 0)))))" office:value-type="float" office:value="0" calcext:value-type="float">
            <text:p>0</text:p>
          </table:table-cell>
          <table:table-cell table:formula="of:=[.J561]-[.E562]+[.I562]" office:value-type="float" office:value="-10700" calcext:value-type="float">
            <text:p>-10700</text:p>
          </table:table-cell>
          <table:table-cell table:formula="of:=IF(OR([.B562]=6;[.B562]=7); 0; IF([.C562]=&quot;zima&quot;; FLOOR(0.2*[.N562])*30; IF([.C562]=&quot;wiosna&quot;;  FLOOR(0.5*[.N562])*30; IF([.C562]=&quot;lato&quot;;  FLOOR(0.9*[.N562])*30; IF([.C562]=&quot;jesień&quot;;  FLOOR(0.4*[.N562])*30; 0)))))" office:value-type="float" office:value="0" calcext:value-type="float">
            <text:p>0</text:p>
          </table:table-cell>
          <table:table-cell table:formula="of:=IF(MONTH([.A562])&lt;&gt;MONTH([.A563]);1;0)" office:value-type="float" office:value="0" calcext:value-type="float">
            <text:p>0</text:p>
          </table:table-cell>
          <table:table-cell table:formula="of:=IF([.L562]=1;[.H562];0)" office:value-type="float" office:value="0" calcext:value-type="float">
            <text:p>0</text:p>
          </table:table-cell>
          <table:table-cell table:formula="of:=[.N561] + IF([.M561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15" calcext:value-type="date">
            <text:p>15.07.2024</text:p>
          </table:table-cell>
          <table:table-cell table:formula="of:=WEEKDAY([.A563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563]=6;[.B563]=7); 0; IF([.C563]=&quot;zima&quot;; FLOOR(0.2*[.N563])*30; IF([.C563]=&quot;wiosna&quot;;  FLOOR(0.5*[.N563])*30; IF([.C563]=&quot;lato&quot;;  FLOOR(0.9*[.N563])*30; IF([.C563]=&quot;jesień&quot;;  FLOOR(0.4*[.N563])*30; 0)))))" office:value-type="float" office:value="1320" calcext:value-type="float">
            <text:p>1320</text:p>
          </table:table-cell>
          <table:table-cell table:formula="of:=IF([.B563]=7; 15*[.N563]; 0) + IF(AND([.H562] &gt; 2400; MONTH([.A562])&lt;&gt;MONTH([.A563])); 2400; 0)" office:value-type="float" office:value="0" calcext:value-type="float">
            <text:p>0</text:p>
          </table:table-cell>
          <table:table-cell table:formula="of:=[.D563]+[.F562]" office:value-type="float" office:value="132660" calcext:value-type="float">
            <text:p>132660</text:p>
          </table:table-cell>
          <table:table-cell table:formula="of:=[.E563]+[.G562]" office:value-type="float" office:value="68000" calcext:value-type="float">
            <text:p>68000</text:p>
          </table:table-cell>
          <table:table-cell table:formula="of:=[.F563]-[.G563]" office:value-type="float" office:value="64660" calcext:value-type="float">
            <text:p>64660</text:p>
          </table:table-cell>
          <table:table-cell table:formula="of:=IF(OR([.B563]=6;[.B563]=7); 0; IF([.C563]=&quot;zima&quot;; 2*[.$R$6]; IF([.C563]=&quot;wiosna&quot;; 5*[.$R$6]; IF([.C563]=&quot;lato&quot;; 9*[.$R$6]; IF([.C563]=&quot;jesień&quot;; 4*[.$R$6]; 0)))))" office:value-type="float" office:value="270" calcext:value-type="float">
            <text:p>270</text:p>
          </table:table-cell>
          <table:table-cell table:formula="of:=[.J562]-[.E563]+[.I563]" office:value-type="float" office:value="-10430" calcext:value-type="float">
            <text:p>-10430</text:p>
          </table:table-cell>
          <table:table-cell table:formula="of:=IF(OR([.B563]=6;[.B563]=7); 0; IF([.C563]=&quot;zima&quot;; FLOOR(0.2*[.N563])*30; IF([.C563]=&quot;wiosna&quot;;  FLOOR(0.5*[.N563])*30; IF([.C563]=&quot;lato&quot;;  FLOOR(0.9*[.N563])*30; IF([.C563]=&quot;jesień&quot;;  FLOOR(0.4*[.N563])*30; 0)))))" office:value-type="float" office:value="1320" calcext:value-type="float">
            <text:p>1320</text:p>
          </table:table-cell>
          <table:table-cell table:formula="of:=IF(MONTH([.A563])&lt;&gt;MONTH([.A564]);1;0)" office:value-type="float" office:value="0" calcext:value-type="float">
            <text:p>0</text:p>
          </table:table-cell>
          <table:table-cell table:formula="of:=IF([.L563]=1;[.H563];0)" office:value-type="float" office:value="0" calcext:value-type="float">
            <text:p>0</text:p>
          </table:table-cell>
          <table:table-cell table:formula="of:=[.N562] + IF([.M562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16" calcext:value-type="date">
            <text:p>16.07.2024</text:p>
          </table:table-cell>
          <table:table-cell table:formula="of:=WEEKDAY([.A564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564]=6;[.B564]=7); 0; IF([.C564]=&quot;zima&quot;; FLOOR(0.2*[.N564])*30; IF([.C564]=&quot;wiosna&quot;;  FLOOR(0.5*[.N564])*30; IF([.C564]=&quot;lato&quot;;  FLOOR(0.9*[.N564])*30; IF([.C564]=&quot;jesień&quot;;  FLOOR(0.4*[.N564])*30; 0)))))" office:value-type="float" office:value="1320" calcext:value-type="float">
            <text:p>1320</text:p>
          </table:table-cell>
          <table:table-cell table:formula="of:=IF([.B564]=7; 15*[.N564]; 0) + IF(AND([.H563] &gt; 2400; MONTH([.A563])&lt;&gt;MONTH([.A564])); 2400; 0)" office:value-type="float" office:value="0" calcext:value-type="float">
            <text:p>0</text:p>
          </table:table-cell>
          <table:table-cell table:formula="of:=[.D564]+[.F563]" office:value-type="float" office:value="133980" calcext:value-type="float">
            <text:p>133980</text:p>
          </table:table-cell>
          <table:table-cell table:formula="of:=[.E564]+[.G563]" office:value-type="float" office:value="68000" calcext:value-type="float">
            <text:p>68000</text:p>
          </table:table-cell>
          <table:table-cell table:formula="of:=[.F564]-[.G564]" office:value-type="float" office:value="65980" calcext:value-type="float">
            <text:p>65980</text:p>
          </table:table-cell>
          <table:table-cell table:formula="of:=IF(OR([.B564]=6;[.B564]=7); 0; IF([.C564]=&quot;zima&quot;; 2*[.$R$6]; IF([.C564]=&quot;wiosna&quot;; 5*[.$R$6]; IF([.C564]=&quot;lato&quot;; 9*[.$R$6]; IF([.C564]=&quot;jesień&quot;; 4*[.$R$6]; 0)))))" office:value-type="float" office:value="270" calcext:value-type="float">
            <text:p>270</text:p>
          </table:table-cell>
          <table:table-cell table:formula="of:=[.J563]-[.E564]+[.I564]" office:value-type="float" office:value="-10160" calcext:value-type="float">
            <text:p>-10160</text:p>
          </table:table-cell>
          <table:table-cell table:formula="of:=IF(OR([.B564]=6;[.B564]=7); 0; IF([.C564]=&quot;zima&quot;; FLOOR(0.2*[.N564])*30; IF([.C564]=&quot;wiosna&quot;;  FLOOR(0.5*[.N564])*30; IF([.C564]=&quot;lato&quot;;  FLOOR(0.9*[.N564])*30; IF([.C564]=&quot;jesień&quot;;  FLOOR(0.4*[.N564])*30; 0)))))" office:value-type="float" office:value="1320" calcext:value-type="float">
            <text:p>1320</text:p>
          </table:table-cell>
          <table:table-cell table:formula="of:=IF(MONTH([.A564])&lt;&gt;MONTH([.A565]);1;0)" office:value-type="float" office:value="0" calcext:value-type="float">
            <text:p>0</text:p>
          </table:table-cell>
          <table:table-cell table:formula="of:=IF([.L564]=1;[.H564];0)" office:value-type="float" office:value="0" calcext:value-type="float">
            <text:p>0</text:p>
          </table:table-cell>
          <table:table-cell table:formula="of:=[.N563] + IF([.M563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17" calcext:value-type="date">
            <text:p>17.07.2024</text:p>
          </table:table-cell>
          <table:table-cell table:formula="of:=WEEKDAY([.A565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565]=6;[.B565]=7); 0; IF([.C565]=&quot;zima&quot;; FLOOR(0.2*[.N565])*30; IF([.C565]=&quot;wiosna&quot;;  FLOOR(0.5*[.N565])*30; IF([.C565]=&quot;lato&quot;;  FLOOR(0.9*[.N565])*30; IF([.C565]=&quot;jesień&quot;;  FLOOR(0.4*[.N565])*30; 0)))))" office:value-type="float" office:value="1320" calcext:value-type="float">
            <text:p>1320</text:p>
          </table:table-cell>
          <table:table-cell table:formula="of:=IF([.B565]=7; 15*[.N565]; 0) + IF(AND([.H564] &gt; 2400; MONTH([.A564])&lt;&gt;MONTH([.A565])); 2400; 0)" office:value-type="float" office:value="0" calcext:value-type="float">
            <text:p>0</text:p>
          </table:table-cell>
          <table:table-cell table:formula="of:=[.D565]+[.F564]" office:value-type="float" office:value="135300" calcext:value-type="float">
            <text:p>135300</text:p>
          </table:table-cell>
          <table:table-cell table:formula="of:=[.E565]+[.G564]" office:value-type="float" office:value="68000" calcext:value-type="float">
            <text:p>68000</text:p>
          </table:table-cell>
          <table:table-cell table:formula="of:=[.F565]-[.G565]" office:value-type="float" office:value="67300" calcext:value-type="float">
            <text:p>67300</text:p>
          </table:table-cell>
          <table:table-cell table:formula="of:=IF(OR([.B565]=6;[.B565]=7); 0; IF([.C565]=&quot;zima&quot;; 2*[.$R$6]; IF([.C565]=&quot;wiosna&quot;; 5*[.$R$6]; IF([.C565]=&quot;lato&quot;; 9*[.$R$6]; IF([.C565]=&quot;jesień&quot;; 4*[.$R$6]; 0)))))" office:value-type="float" office:value="270" calcext:value-type="float">
            <text:p>270</text:p>
          </table:table-cell>
          <table:table-cell table:formula="of:=[.J564]-[.E565]+[.I565]" office:value-type="float" office:value="-9890" calcext:value-type="float">
            <text:p>-9890</text:p>
          </table:table-cell>
          <table:table-cell table:formula="of:=IF(OR([.B565]=6;[.B565]=7); 0; IF([.C565]=&quot;zima&quot;; FLOOR(0.2*[.N565])*30; IF([.C565]=&quot;wiosna&quot;;  FLOOR(0.5*[.N565])*30; IF([.C565]=&quot;lato&quot;;  FLOOR(0.9*[.N565])*30; IF([.C565]=&quot;jesień&quot;;  FLOOR(0.4*[.N565])*30; 0)))))" office:value-type="float" office:value="1320" calcext:value-type="float">
            <text:p>1320</text:p>
          </table:table-cell>
          <table:table-cell table:formula="of:=IF(MONTH([.A565])&lt;&gt;MONTH([.A566]);1;0)" office:value-type="float" office:value="0" calcext:value-type="float">
            <text:p>0</text:p>
          </table:table-cell>
          <table:table-cell table:formula="of:=IF([.L565]=1;[.H565];0)" office:value-type="float" office:value="0" calcext:value-type="float">
            <text:p>0</text:p>
          </table:table-cell>
          <table:table-cell table:formula="of:=[.N564] + IF([.M564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18" calcext:value-type="date">
            <text:p>18.07.2024</text:p>
          </table:table-cell>
          <table:table-cell table:formula="of:=WEEKDAY([.A566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566]=6;[.B566]=7); 0; IF([.C566]=&quot;zima&quot;; FLOOR(0.2*[.N566])*30; IF([.C566]=&quot;wiosna&quot;;  FLOOR(0.5*[.N566])*30; IF([.C566]=&quot;lato&quot;;  FLOOR(0.9*[.N566])*30; IF([.C566]=&quot;jesień&quot;;  FLOOR(0.4*[.N566])*30; 0)))))" office:value-type="float" office:value="1320" calcext:value-type="float">
            <text:p>1320</text:p>
          </table:table-cell>
          <table:table-cell table:formula="of:=IF([.B566]=7; 15*[.N566]; 0) + IF(AND([.H565] &gt; 2400; MONTH([.A565])&lt;&gt;MONTH([.A566])); 2400; 0)" office:value-type="float" office:value="0" calcext:value-type="float">
            <text:p>0</text:p>
          </table:table-cell>
          <table:table-cell table:formula="of:=[.D566]+[.F565]" office:value-type="float" office:value="136620" calcext:value-type="float">
            <text:p>136620</text:p>
          </table:table-cell>
          <table:table-cell table:formula="of:=[.E566]+[.G565]" office:value-type="float" office:value="68000" calcext:value-type="float">
            <text:p>68000</text:p>
          </table:table-cell>
          <table:table-cell table:formula="of:=[.F566]-[.G566]" office:value-type="float" office:value="68620" calcext:value-type="float">
            <text:p>68620</text:p>
          </table:table-cell>
          <table:table-cell table:formula="of:=IF(OR([.B566]=6;[.B566]=7); 0; IF([.C566]=&quot;zima&quot;; 2*[.$R$6]; IF([.C566]=&quot;wiosna&quot;; 5*[.$R$6]; IF([.C566]=&quot;lato&quot;; 9*[.$R$6]; IF([.C566]=&quot;jesień&quot;; 4*[.$R$6]; 0)))))" office:value-type="float" office:value="270" calcext:value-type="float">
            <text:p>270</text:p>
          </table:table-cell>
          <table:table-cell table:formula="of:=[.J565]-[.E566]+[.I566]" office:value-type="float" office:value="-9620" calcext:value-type="float">
            <text:p>-9620</text:p>
          </table:table-cell>
          <table:table-cell table:formula="of:=IF(OR([.B566]=6;[.B566]=7); 0; IF([.C566]=&quot;zima&quot;; FLOOR(0.2*[.N566])*30; IF([.C566]=&quot;wiosna&quot;;  FLOOR(0.5*[.N566])*30; IF([.C566]=&quot;lato&quot;;  FLOOR(0.9*[.N566])*30; IF([.C566]=&quot;jesień&quot;;  FLOOR(0.4*[.N566])*30; 0)))))" office:value-type="float" office:value="1320" calcext:value-type="float">
            <text:p>1320</text:p>
          </table:table-cell>
          <table:table-cell table:formula="of:=IF(MONTH([.A566])&lt;&gt;MONTH([.A567]);1;0)" office:value-type="float" office:value="0" calcext:value-type="float">
            <text:p>0</text:p>
          </table:table-cell>
          <table:table-cell table:formula="of:=IF([.L566]=1;[.H566];0)" office:value-type="float" office:value="0" calcext:value-type="float">
            <text:p>0</text:p>
          </table:table-cell>
          <table:table-cell table:formula="of:=[.N565] + IF([.M565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19" calcext:value-type="date">
            <text:p>19.07.2024</text:p>
          </table:table-cell>
          <table:table-cell table:formula="of:=WEEKDAY([.A567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567]=6;[.B567]=7); 0; IF([.C567]=&quot;zima&quot;; FLOOR(0.2*[.N567])*30; IF([.C567]=&quot;wiosna&quot;;  FLOOR(0.5*[.N567])*30; IF([.C567]=&quot;lato&quot;;  FLOOR(0.9*[.N567])*30; IF([.C567]=&quot;jesień&quot;;  FLOOR(0.4*[.N567])*30; 0)))))" office:value-type="float" office:value="1320" calcext:value-type="float">
            <text:p>1320</text:p>
          </table:table-cell>
          <table:table-cell table:formula="of:=IF([.B567]=7; 15*[.N567]; 0) + IF(AND([.H566] &gt; 2400; MONTH([.A566])&lt;&gt;MONTH([.A567])); 2400; 0)" office:value-type="float" office:value="0" calcext:value-type="float">
            <text:p>0</text:p>
          </table:table-cell>
          <table:table-cell table:formula="of:=[.D567]+[.F566]" office:value-type="float" office:value="137940" calcext:value-type="float">
            <text:p>137940</text:p>
          </table:table-cell>
          <table:table-cell table:formula="of:=[.E567]+[.G566]" office:value-type="float" office:value="68000" calcext:value-type="float">
            <text:p>68000</text:p>
          </table:table-cell>
          <table:table-cell table:formula="of:=[.F567]-[.G567]" office:value-type="float" office:value="69940" calcext:value-type="float">
            <text:p>69940</text:p>
          </table:table-cell>
          <table:table-cell table:formula="of:=IF(OR([.B567]=6;[.B567]=7); 0; IF([.C567]=&quot;zima&quot;; 2*[.$R$6]; IF([.C567]=&quot;wiosna&quot;; 5*[.$R$6]; IF([.C567]=&quot;lato&quot;; 9*[.$R$6]; IF([.C567]=&quot;jesień&quot;; 4*[.$R$6]; 0)))))" office:value-type="float" office:value="270" calcext:value-type="float">
            <text:p>270</text:p>
          </table:table-cell>
          <table:table-cell table:formula="of:=[.J566]-[.E567]+[.I567]" office:value-type="float" office:value="-9350" calcext:value-type="float">
            <text:p>-9350</text:p>
          </table:table-cell>
          <table:table-cell table:formula="of:=IF(OR([.B567]=6;[.B567]=7); 0; IF([.C567]=&quot;zima&quot;; FLOOR(0.2*[.N567])*30; IF([.C567]=&quot;wiosna&quot;;  FLOOR(0.5*[.N567])*30; IF([.C567]=&quot;lato&quot;;  FLOOR(0.9*[.N567])*30; IF([.C567]=&quot;jesień&quot;;  FLOOR(0.4*[.N567])*30; 0)))))" office:value-type="float" office:value="1320" calcext:value-type="float">
            <text:p>1320</text:p>
          </table:table-cell>
          <table:table-cell table:formula="of:=IF(MONTH([.A567])&lt;&gt;MONTH([.A568]);1;0)" office:value-type="float" office:value="0" calcext:value-type="float">
            <text:p>0</text:p>
          </table:table-cell>
          <table:table-cell table:formula="of:=IF([.L567]=1;[.H567];0)" office:value-type="float" office:value="0" calcext:value-type="float">
            <text:p>0</text:p>
          </table:table-cell>
          <table:table-cell table:formula="of:=[.N566] + IF([.M566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20" calcext:value-type="date">
            <text:p>20.07.2024</text:p>
          </table:table-cell>
          <table:table-cell table:formula="of:=WEEKDAY([.A568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568]=6;[.B568]=7); 0; IF([.C568]=&quot;zima&quot;; FLOOR(0.2*[.N568])*30; IF([.C568]=&quot;wiosna&quot;;  FLOOR(0.5*[.N568])*30; IF([.C568]=&quot;lato&quot;;  FLOOR(0.9*[.N568])*30; IF([.C568]=&quot;jesień&quot;;  FLOOR(0.4*[.N568])*30; 0)))))" office:value-type="float" office:value="0" calcext:value-type="float">
            <text:p>0</text:p>
          </table:table-cell>
          <table:table-cell table:formula="of:=IF([.B568]=7; 15*[.N568]; 0) + IF(AND([.H567] &gt; 2400; MONTH([.A567])&lt;&gt;MONTH([.A568])); 2400; 0)" office:value-type="float" office:value="0" calcext:value-type="float">
            <text:p>0</text:p>
          </table:table-cell>
          <table:table-cell table:formula="of:=[.D568]+[.F567]" office:value-type="float" office:value="137940" calcext:value-type="float">
            <text:p>137940</text:p>
          </table:table-cell>
          <table:table-cell table:formula="of:=[.E568]+[.G567]" office:value-type="float" office:value="68000" calcext:value-type="float">
            <text:p>68000</text:p>
          </table:table-cell>
          <table:table-cell table:formula="of:=[.F568]-[.G568]" office:value-type="float" office:value="69940" calcext:value-type="float">
            <text:p>69940</text:p>
          </table:table-cell>
          <table:table-cell table:formula="of:=IF(OR([.B568]=6;[.B568]=7); 0; IF([.C568]=&quot;zima&quot;; 2*[.$R$6]; IF([.C568]=&quot;wiosna&quot;; 5*[.$R$6]; IF([.C568]=&quot;lato&quot;; 9*[.$R$6]; IF([.C568]=&quot;jesień&quot;; 4*[.$R$6]; 0)))))" office:value-type="float" office:value="0" calcext:value-type="float">
            <text:p>0</text:p>
          </table:table-cell>
          <table:table-cell table:formula="of:=[.J567]-[.E568]+[.I568]" office:value-type="float" office:value="-9350" calcext:value-type="float">
            <text:p>-9350</text:p>
          </table:table-cell>
          <table:table-cell table:formula="of:=IF(OR([.B568]=6;[.B568]=7); 0; IF([.C568]=&quot;zima&quot;; FLOOR(0.2*[.N568])*30; IF([.C568]=&quot;wiosna&quot;;  FLOOR(0.5*[.N568])*30; IF([.C568]=&quot;lato&quot;;  FLOOR(0.9*[.N568])*30; IF([.C568]=&quot;jesień&quot;;  FLOOR(0.4*[.N568])*30; 0)))))" office:value-type="float" office:value="0" calcext:value-type="float">
            <text:p>0</text:p>
          </table:table-cell>
          <table:table-cell table:formula="of:=IF(MONTH([.A568])&lt;&gt;MONTH([.A569]);1;0)" office:value-type="float" office:value="0" calcext:value-type="float">
            <text:p>0</text:p>
          </table:table-cell>
          <table:table-cell table:formula="of:=IF([.L568]=1;[.H568];0)" office:value-type="float" office:value="0" calcext:value-type="float">
            <text:p>0</text:p>
          </table:table-cell>
          <table:table-cell table:formula="of:=[.N567] + IF([.M567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21" calcext:value-type="date">
            <text:p>21.07.2024</text:p>
          </table:table-cell>
          <table:table-cell table:formula="of:=WEEKDAY([.A569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569]=6;[.B569]=7); 0; IF([.C569]=&quot;zima&quot;; FLOOR(0.2*[.N569])*30; IF([.C569]=&quot;wiosna&quot;;  FLOOR(0.5*[.N569])*30; IF([.C569]=&quot;lato&quot;;  FLOOR(0.9*[.N569])*30; IF([.C569]=&quot;jesień&quot;;  FLOOR(0.4*[.N569])*30; 0)))))" office:value-type="float" office:value="0" calcext:value-type="float">
            <text:p>0</text:p>
          </table:table-cell>
          <table:table-cell table:formula="of:=IF([.B569]=7; 15*[.N569]; 0) + IF(AND([.H568] &gt; 2400; MONTH([.A568])&lt;&gt;MONTH([.A569])); 2400; 0)" office:value-type="float" office:value="735" calcext:value-type="float">
            <text:p>735</text:p>
          </table:table-cell>
          <table:table-cell table:formula="of:=[.D569]+[.F568]" office:value-type="float" office:value="137940" calcext:value-type="float">
            <text:p>137940</text:p>
          </table:table-cell>
          <table:table-cell table:formula="of:=[.E569]+[.G568]" office:value-type="float" office:value="68735" calcext:value-type="float">
            <text:p>68735</text:p>
          </table:table-cell>
          <table:table-cell table:formula="of:=[.F569]-[.G569]" office:value-type="float" office:value="69205" calcext:value-type="float">
            <text:p>69205</text:p>
          </table:table-cell>
          <table:table-cell table:formula="of:=IF(OR([.B569]=6;[.B569]=7); 0; IF([.C569]=&quot;zima&quot;; 2*[.$R$6]; IF([.C569]=&quot;wiosna&quot;; 5*[.$R$6]; IF([.C569]=&quot;lato&quot;; 9*[.$R$6]; IF([.C569]=&quot;jesień&quot;; 4*[.$R$6]; 0)))))" office:value-type="float" office:value="0" calcext:value-type="float">
            <text:p>0</text:p>
          </table:table-cell>
          <table:table-cell table:formula="of:=[.J568]-[.E569]+[.I569]" office:value-type="float" office:value="-10085" calcext:value-type="float">
            <text:p>-10085</text:p>
          </table:table-cell>
          <table:table-cell table:formula="of:=IF(OR([.B569]=6;[.B569]=7); 0; IF([.C569]=&quot;zima&quot;; FLOOR(0.2*[.N569])*30; IF([.C569]=&quot;wiosna&quot;;  FLOOR(0.5*[.N569])*30; IF([.C569]=&quot;lato&quot;;  FLOOR(0.9*[.N569])*30; IF([.C569]=&quot;jesień&quot;;  FLOOR(0.4*[.N569])*30; 0)))))" office:value-type="float" office:value="0" calcext:value-type="float">
            <text:p>0</text:p>
          </table:table-cell>
          <table:table-cell table:formula="of:=IF(MONTH([.A569])&lt;&gt;MONTH([.A570]);1;0)" office:value-type="float" office:value="0" calcext:value-type="float">
            <text:p>0</text:p>
          </table:table-cell>
          <table:table-cell table:formula="of:=IF([.L569]=1;[.H569];0)" office:value-type="float" office:value="0" calcext:value-type="float">
            <text:p>0</text:p>
          </table:table-cell>
          <table:table-cell table:formula="of:=[.N568] + IF([.M568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22" calcext:value-type="date">
            <text:p>22.07.2024</text:p>
          </table:table-cell>
          <table:table-cell table:formula="of:=WEEKDAY([.A570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570]=6;[.B570]=7); 0; IF([.C570]=&quot;zima&quot;; FLOOR(0.2*[.N570])*30; IF([.C570]=&quot;wiosna&quot;;  FLOOR(0.5*[.N570])*30; IF([.C570]=&quot;lato&quot;;  FLOOR(0.9*[.N570])*30; IF([.C570]=&quot;jesień&quot;;  FLOOR(0.4*[.N570])*30; 0)))))" office:value-type="float" office:value="1320" calcext:value-type="float">
            <text:p>1320</text:p>
          </table:table-cell>
          <table:table-cell table:formula="of:=IF([.B570]=7; 15*[.N570]; 0) + IF(AND([.H569] &gt; 2400; MONTH([.A569])&lt;&gt;MONTH([.A570])); 2400; 0)" office:value-type="float" office:value="0" calcext:value-type="float">
            <text:p>0</text:p>
          </table:table-cell>
          <table:table-cell table:formula="of:=[.D570]+[.F569]" office:value-type="float" office:value="139260" calcext:value-type="float">
            <text:p>139260</text:p>
          </table:table-cell>
          <table:table-cell table:formula="of:=[.E570]+[.G569]" office:value-type="float" office:value="68735" calcext:value-type="float">
            <text:p>68735</text:p>
          </table:table-cell>
          <table:table-cell table:formula="of:=[.F570]-[.G570]" office:value-type="float" office:value="70525" calcext:value-type="float">
            <text:p>70525</text:p>
          </table:table-cell>
          <table:table-cell table:formula="of:=IF(OR([.B570]=6;[.B570]=7); 0; IF([.C570]=&quot;zima&quot;; 2*[.$R$6]; IF([.C570]=&quot;wiosna&quot;; 5*[.$R$6]; IF([.C570]=&quot;lato&quot;; 9*[.$R$6]; IF([.C570]=&quot;jesień&quot;; 4*[.$R$6]; 0)))))" office:value-type="float" office:value="270" calcext:value-type="float">
            <text:p>270</text:p>
          </table:table-cell>
          <table:table-cell table:formula="of:=[.J569]-[.E570]+[.I570]" office:value-type="float" office:value="-9815" calcext:value-type="float">
            <text:p>-9815</text:p>
          </table:table-cell>
          <table:table-cell table:formula="of:=IF(OR([.B570]=6;[.B570]=7); 0; IF([.C570]=&quot;zima&quot;; FLOOR(0.2*[.N570])*30; IF([.C570]=&quot;wiosna&quot;;  FLOOR(0.5*[.N570])*30; IF([.C570]=&quot;lato&quot;;  FLOOR(0.9*[.N570])*30; IF([.C570]=&quot;jesień&quot;;  FLOOR(0.4*[.N570])*30; 0)))))" office:value-type="float" office:value="1320" calcext:value-type="float">
            <text:p>1320</text:p>
          </table:table-cell>
          <table:table-cell table:formula="of:=IF(MONTH([.A570])&lt;&gt;MONTH([.A571]);1;0)" office:value-type="float" office:value="0" calcext:value-type="float">
            <text:p>0</text:p>
          </table:table-cell>
          <table:table-cell table:formula="of:=IF([.L570]=1;[.H570];0)" office:value-type="float" office:value="0" calcext:value-type="float">
            <text:p>0</text:p>
          </table:table-cell>
          <table:table-cell table:formula="of:=[.N569] + IF([.M569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23" calcext:value-type="date">
            <text:p>23.07.2024</text:p>
          </table:table-cell>
          <table:table-cell table:formula="of:=WEEKDAY([.A571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571]=6;[.B571]=7); 0; IF([.C571]=&quot;zima&quot;; FLOOR(0.2*[.N571])*30; IF([.C571]=&quot;wiosna&quot;;  FLOOR(0.5*[.N571])*30; IF([.C571]=&quot;lato&quot;;  FLOOR(0.9*[.N571])*30; IF([.C571]=&quot;jesień&quot;;  FLOOR(0.4*[.N571])*30; 0)))))" office:value-type="float" office:value="1320" calcext:value-type="float">
            <text:p>1320</text:p>
          </table:table-cell>
          <table:table-cell table:formula="of:=IF([.B571]=7; 15*[.N571]; 0) + IF(AND([.H570] &gt; 2400; MONTH([.A570])&lt;&gt;MONTH([.A571])); 2400; 0)" office:value-type="float" office:value="0" calcext:value-type="float">
            <text:p>0</text:p>
          </table:table-cell>
          <table:table-cell table:formula="of:=[.D571]+[.F570]" office:value-type="float" office:value="140580" calcext:value-type="float">
            <text:p>140580</text:p>
          </table:table-cell>
          <table:table-cell table:formula="of:=[.E571]+[.G570]" office:value-type="float" office:value="68735" calcext:value-type="float">
            <text:p>68735</text:p>
          </table:table-cell>
          <table:table-cell table:formula="of:=[.F571]-[.G571]" office:value-type="float" office:value="71845" calcext:value-type="float">
            <text:p>71845</text:p>
          </table:table-cell>
          <table:table-cell table:formula="of:=IF(OR([.B571]=6;[.B571]=7); 0; IF([.C571]=&quot;zima&quot;; 2*[.$R$6]; IF([.C571]=&quot;wiosna&quot;; 5*[.$R$6]; IF([.C571]=&quot;lato&quot;; 9*[.$R$6]; IF([.C571]=&quot;jesień&quot;; 4*[.$R$6]; 0)))))" office:value-type="float" office:value="270" calcext:value-type="float">
            <text:p>270</text:p>
          </table:table-cell>
          <table:table-cell table:formula="of:=[.J570]-[.E571]+[.I571]" office:value-type="float" office:value="-9545" calcext:value-type="float">
            <text:p>-9545</text:p>
          </table:table-cell>
          <table:table-cell table:formula="of:=IF(OR([.B571]=6;[.B571]=7); 0; IF([.C571]=&quot;zima&quot;; FLOOR(0.2*[.N571])*30; IF([.C571]=&quot;wiosna&quot;;  FLOOR(0.5*[.N571])*30; IF([.C571]=&quot;lato&quot;;  FLOOR(0.9*[.N571])*30; IF([.C571]=&quot;jesień&quot;;  FLOOR(0.4*[.N571])*30; 0)))))" office:value-type="float" office:value="1320" calcext:value-type="float">
            <text:p>1320</text:p>
          </table:table-cell>
          <table:table-cell table:formula="of:=IF(MONTH([.A571])&lt;&gt;MONTH([.A572]);1;0)" office:value-type="float" office:value="0" calcext:value-type="float">
            <text:p>0</text:p>
          </table:table-cell>
          <table:table-cell table:formula="of:=IF([.L571]=1;[.H571];0)" office:value-type="float" office:value="0" calcext:value-type="float">
            <text:p>0</text:p>
          </table:table-cell>
          <table:table-cell table:formula="of:=[.N570] + IF([.M570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24" calcext:value-type="date">
            <text:p>24.07.2024</text:p>
          </table:table-cell>
          <table:table-cell table:formula="of:=WEEKDAY([.A572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572]=6;[.B572]=7); 0; IF([.C572]=&quot;zima&quot;; FLOOR(0.2*[.N572])*30; IF([.C572]=&quot;wiosna&quot;;  FLOOR(0.5*[.N572])*30; IF([.C572]=&quot;lato&quot;;  FLOOR(0.9*[.N572])*30; IF([.C572]=&quot;jesień&quot;;  FLOOR(0.4*[.N572])*30; 0)))))" office:value-type="float" office:value="1320" calcext:value-type="float">
            <text:p>1320</text:p>
          </table:table-cell>
          <table:table-cell table:formula="of:=IF([.B572]=7; 15*[.N572]; 0) + IF(AND([.H571] &gt; 2400; MONTH([.A571])&lt;&gt;MONTH([.A572])); 2400; 0)" office:value-type="float" office:value="0" calcext:value-type="float">
            <text:p>0</text:p>
          </table:table-cell>
          <table:table-cell table:formula="of:=[.D572]+[.F571]" office:value-type="float" office:value="141900" calcext:value-type="float">
            <text:p>141900</text:p>
          </table:table-cell>
          <table:table-cell table:formula="of:=[.E572]+[.G571]" office:value-type="float" office:value="68735" calcext:value-type="float">
            <text:p>68735</text:p>
          </table:table-cell>
          <table:table-cell table:formula="of:=[.F572]-[.G572]" office:value-type="float" office:value="73165" calcext:value-type="float">
            <text:p>73165</text:p>
          </table:table-cell>
          <table:table-cell table:formula="of:=IF(OR([.B572]=6;[.B572]=7); 0; IF([.C572]=&quot;zima&quot;; 2*[.$R$6]; IF([.C572]=&quot;wiosna&quot;; 5*[.$R$6]; IF([.C572]=&quot;lato&quot;; 9*[.$R$6]; IF([.C572]=&quot;jesień&quot;; 4*[.$R$6]; 0)))))" office:value-type="float" office:value="270" calcext:value-type="float">
            <text:p>270</text:p>
          </table:table-cell>
          <table:table-cell table:formula="of:=[.J571]-[.E572]+[.I572]" office:value-type="float" office:value="-9275" calcext:value-type="float">
            <text:p>-9275</text:p>
          </table:table-cell>
          <table:table-cell table:formula="of:=IF(OR([.B572]=6;[.B572]=7); 0; IF([.C572]=&quot;zima&quot;; FLOOR(0.2*[.N572])*30; IF([.C572]=&quot;wiosna&quot;;  FLOOR(0.5*[.N572])*30; IF([.C572]=&quot;lato&quot;;  FLOOR(0.9*[.N572])*30; IF([.C572]=&quot;jesień&quot;;  FLOOR(0.4*[.N572])*30; 0)))))" office:value-type="float" office:value="1320" calcext:value-type="float">
            <text:p>1320</text:p>
          </table:table-cell>
          <table:table-cell table:formula="of:=IF(MONTH([.A572])&lt;&gt;MONTH([.A573]);1;0)" office:value-type="float" office:value="0" calcext:value-type="float">
            <text:p>0</text:p>
          </table:table-cell>
          <table:table-cell table:formula="of:=IF([.L572]=1;[.H572];0)" office:value-type="float" office:value="0" calcext:value-type="float">
            <text:p>0</text:p>
          </table:table-cell>
          <table:table-cell table:formula="of:=[.N571] + IF([.M571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25" calcext:value-type="date">
            <text:p>25.07.2024</text:p>
          </table:table-cell>
          <table:table-cell table:formula="of:=WEEKDAY([.A573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573]=6;[.B573]=7); 0; IF([.C573]=&quot;zima&quot;; FLOOR(0.2*[.N573])*30; IF([.C573]=&quot;wiosna&quot;;  FLOOR(0.5*[.N573])*30; IF([.C573]=&quot;lato&quot;;  FLOOR(0.9*[.N573])*30; IF([.C573]=&quot;jesień&quot;;  FLOOR(0.4*[.N573])*30; 0)))))" office:value-type="float" office:value="1320" calcext:value-type="float">
            <text:p>1320</text:p>
          </table:table-cell>
          <table:table-cell table:formula="of:=IF([.B573]=7; 15*[.N573]; 0) + IF(AND([.H572] &gt; 2400; MONTH([.A572])&lt;&gt;MONTH([.A573])); 2400; 0)" office:value-type="float" office:value="0" calcext:value-type="float">
            <text:p>0</text:p>
          </table:table-cell>
          <table:table-cell table:formula="of:=[.D573]+[.F572]" office:value-type="float" office:value="143220" calcext:value-type="float">
            <text:p>143220</text:p>
          </table:table-cell>
          <table:table-cell table:formula="of:=[.E573]+[.G572]" office:value-type="float" office:value="68735" calcext:value-type="float">
            <text:p>68735</text:p>
          </table:table-cell>
          <table:table-cell table:formula="of:=[.F573]-[.G573]" office:value-type="float" office:value="74485" calcext:value-type="float">
            <text:p>74485</text:p>
          </table:table-cell>
          <table:table-cell table:formula="of:=IF(OR([.B573]=6;[.B573]=7); 0; IF([.C573]=&quot;zima&quot;; 2*[.$R$6]; IF([.C573]=&quot;wiosna&quot;; 5*[.$R$6]; IF([.C573]=&quot;lato&quot;; 9*[.$R$6]; IF([.C573]=&quot;jesień&quot;; 4*[.$R$6]; 0)))))" office:value-type="float" office:value="270" calcext:value-type="float">
            <text:p>270</text:p>
          </table:table-cell>
          <table:table-cell table:formula="of:=[.J572]-[.E573]+[.I573]" office:value-type="float" office:value="-9005" calcext:value-type="float">
            <text:p>-9005</text:p>
          </table:table-cell>
          <table:table-cell table:formula="of:=IF(OR([.B573]=6;[.B573]=7); 0; IF([.C573]=&quot;zima&quot;; FLOOR(0.2*[.N573])*30; IF([.C573]=&quot;wiosna&quot;;  FLOOR(0.5*[.N573])*30; IF([.C573]=&quot;lato&quot;;  FLOOR(0.9*[.N573])*30; IF([.C573]=&quot;jesień&quot;;  FLOOR(0.4*[.N573])*30; 0)))))" office:value-type="float" office:value="1320" calcext:value-type="float">
            <text:p>1320</text:p>
          </table:table-cell>
          <table:table-cell table:formula="of:=IF(MONTH([.A573])&lt;&gt;MONTH([.A574]);1;0)" office:value-type="float" office:value="0" calcext:value-type="float">
            <text:p>0</text:p>
          </table:table-cell>
          <table:table-cell table:formula="of:=IF([.L573]=1;[.H573];0)" office:value-type="float" office:value="0" calcext:value-type="float">
            <text:p>0</text:p>
          </table:table-cell>
          <table:table-cell table:formula="of:=[.N572] + IF([.M572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26" calcext:value-type="date">
            <text:p>26.07.2024</text:p>
          </table:table-cell>
          <table:table-cell table:formula="of:=WEEKDAY([.A574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574]=6;[.B574]=7); 0; IF([.C574]=&quot;zima&quot;; FLOOR(0.2*[.N574])*30; IF([.C574]=&quot;wiosna&quot;;  FLOOR(0.5*[.N574])*30; IF([.C574]=&quot;lato&quot;;  FLOOR(0.9*[.N574])*30; IF([.C574]=&quot;jesień&quot;;  FLOOR(0.4*[.N574])*30; 0)))))" office:value-type="float" office:value="1320" calcext:value-type="float">
            <text:p>1320</text:p>
          </table:table-cell>
          <table:table-cell table:formula="of:=IF([.B574]=7; 15*[.N574]; 0) + IF(AND([.H573] &gt; 2400; MONTH([.A573])&lt;&gt;MONTH([.A574])); 2400; 0)" office:value-type="float" office:value="0" calcext:value-type="float">
            <text:p>0</text:p>
          </table:table-cell>
          <table:table-cell table:formula="of:=[.D574]+[.F573]" office:value-type="float" office:value="144540" calcext:value-type="float">
            <text:p>144540</text:p>
          </table:table-cell>
          <table:table-cell table:formula="of:=[.E574]+[.G573]" office:value-type="float" office:value="68735" calcext:value-type="float">
            <text:p>68735</text:p>
          </table:table-cell>
          <table:table-cell table:formula="of:=[.F574]-[.G574]" office:value-type="float" office:value="75805" calcext:value-type="float">
            <text:p>75805</text:p>
          </table:table-cell>
          <table:table-cell table:formula="of:=IF(OR([.B574]=6;[.B574]=7); 0; IF([.C574]=&quot;zima&quot;; 2*[.$R$6]; IF([.C574]=&quot;wiosna&quot;; 5*[.$R$6]; IF([.C574]=&quot;lato&quot;; 9*[.$R$6]; IF([.C574]=&quot;jesień&quot;; 4*[.$R$6]; 0)))))" office:value-type="float" office:value="270" calcext:value-type="float">
            <text:p>270</text:p>
          </table:table-cell>
          <table:table-cell table:formula="of:=[.J573]-[.E574]+[.I574]" office:value-type="float" office:value="-8735" calcext:value-type="float">
            <text:p>-8735</text:p>
          </table:table-cell>
          <table:table-cell table:formula="of:=IF(OR([.B574]=6;[.B574]=7); 0; IF([.C574]=&quot;zima&quot;; FLOOR(0.2*[.N574])*30; IF([.C574]=&quot;wiosna&quot;;  FLOOR(0.5*[.N574])*30; IF([.C574]=&quot;lato&quot;;  FLOOR(0.9*[.N574])*30; IF([.C574]=&quot;jesień&quot;;  FLOOR(0.4*[.N574])*30; 0)))))" office:value-type="float" office:value="1320" calcext:value-type="float">
            <text:p>1320</text:p>
          </table:table-cell>
          <table:table-cell table:formula="of:=IF(MONTH([.A574])&lt;&gt;MONTH([.A575]);1;0)" office:value-type="float" office:value="0" calcext:value-type="float">
            <text:p>0</text:p>
          </table:table-cell>
          <table:table-cell table:formula="of:=IF([.L574]=1;[.H574];0)" office:value-type="float" office:value="0" calcext:value-type="float">
            <text:p>0</text:p>
          </table:table-cell>
          <table:table-cell table:formula="of:=[.N573] + IF([.M573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27" calcext:value-type="date">
            <text:p>27.07.2024</text:p>
          </table:table-cell>
          <table:table-cell table:formula="of:=WEEKDAY([.A575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575]=6;[.B575]=7); 0; IF([.C575]=&quot;zima&quot;; FLOOR(0.2*[.N575])*30; IF([.C575]=&quot;wiosna&quot;;  FLOOR(0.5*[.N575])*30; IF([.C575]=&quot;lato&quot;;  FLOOR(0.9*[.N575])*30; IF([.C575]=&quot;jesień&quot;;  FLOOR(0.4*[.N575])*30; 0)))))" office:value-type="float" office:value="0" calcext:value-type="float">
            <text:p>0</text:p>
          </table:table-cell>
          <table:table-cell table:formula="of:=IF([.B575]=7; 15*[.N575]; 0) + IF(AND([.H574] &gt; 2400; MONTH([.A574])&lt;&gt;MONTH([.A575])); 2400; 0)" office:value-type="float" office:value="0" calcext:value-type="float">
            <text:p>0</text:p>
          </table:table-cell>
          <table:table-cell table:formula="of:=[.D575]+[.F574]" office:value-type="float" office:value="144540" calcext:value-type="float">
            <text:p>144540</text:p>
          </table:table-cell>
          <table:table-cell table:formula="of:=[.E575]+[.G574]" office:value-type="float" office:value="68735" calcext:value-type="float">
            <text:p>68735</text:p>
          </table:table-cell>
          <table:table-cell table:formula="of:=[.F575]-[.G575]" office:value-type="float" office:value="75805" calcext:value-type="float">
            <text:p>75805</text:p>
          </table:table-cell>
          <table:table-cell table:formula="of:=IF(OR([.B575]=6;[.B575]=7); 0; IF([.C575]=&quot;zima&quot;; 2*[.$R$6]; IF([.C575]=&quot;wiosna&quot;; 5*[.$R$6]; IF([.C575]=&quot;lato&quot;; 9*[.$R$6]; IF([.C575]=&quot;jesień&quot;; 4*[.$R$6]; 0)))))" office:value-type="float" office:value="0" calcext:value-type="float">
            <text:p>0</text:p>
          </table:table-cell>
          <table:table-cell table:formula="of:=[.J574]-[.E575]+[.I575]" office:value-type="float" office:value="-8735" calcext:value-type="float">
            <text:p>-8735</text:p>
          </table:table-cell>
          <table:table-cell table:formula="of:=IF(OR([.B575]=6;[.B575]=7); 0; IF([.C575]=&quot;zima&quot;; FLOOR(0.2*[.N575])*30; IF([.C575]=&quot;wiosna&quot;;  FLOOR(0.5*[.N575])*30; IF([.C575]=&quot;lato&quot;;  FLOOR(0.9*[.N575])*30; IF([.C575]=&quot;jesień&quot;;  FLOOR(0.4*[.N575])*30; 0)))))" office:value-type="float" office:value="0" calcext:value-type="float">
            <text:p>0</text:p>
          </table:table-cell>
          <table:table-cell table:formula="of:=IF(MONTH([.A575])&lt;&gt;MONTH([.A576]);1;0)" office:value-type="float" office:value="0" calcext:value-type="float">
            <text:p>0</text:p>
          </table:table-cell>
          <table:table-cell table:formula="of:=IF([.L575]=1;[.H575];0)" office:value-type="float" office:value="0" calcext:value-type="float">
            <text:p>0</text:p>
          </table:table-cell>
          <table:table-cell table:formula="of:=[.N574] + IF([.M574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28" calcext:value-type="date">
            <text:p>28.07.2024</text:p>
          </table:table-cell>
          <table:table-cell table:formula="of:=WEEKDAY([.A576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576]=6;[.B576]=7); 0; IF([.C576]=&quot;zima&quot;; FLOOR(0.2*[.N576])*30; IF([.C576]=&quot;wiosna&quot;;  FLOOR(0.5*[.N576])*30; IF([.C576]=&quot;lato&quot;;  FLOOR(0.9*[.N576])*30; IF([.C576]=&quot;jesień&quot;;  FLOOR(0.4*[.N576])*30; 0)))))" office:value-type="float" office:value="0" calcext:value-type="float">
            <text:p>0</text:p>
          </table:table-cell>
          <table:table-cell table:formula="of:=IF([.B576]=7; 15*[.N576]; 0) + IF(AND([.H575] &gt; 2400; MONTH([.A575])&lt;&gt;MONTH([.A576])); 2400; 0)" office:value-type="float" office:value="735" calcext:value-type="float">
            <text:p>735</text:p>
          </table:table-cell>
          <table:table-cell table:formula="of:=[.D576]+[.F575]" office:value-type="float" office:value="144540" calcext:value-type="float">
            <text:p>144540</text:p>
          </table:table-cell>
          <table:table-cell table:formula="of:=[.E576]+[.G575]" office:value-type="float" office:value="69470" calcext:value-type="float">
            <text:p>69470</text:p>
          </table:table-cell>
          <table:table-cell table:formula="of:=[.F576]-[.G576]" office:value-type="float" office:value="75070" calcext:value-type="float">
            <text:p>75070</text:p>
          </table:table-cell>
          <table:table-cell table:formula="of:=IF(OR([.B576]=6;[.B576]=7); 0; IF([.C576]=&quot;zima&quot;; 2*[.$R$6]; IF([.C576]=&quot;wiosna&quot;; 5*[.$R$6]; IF([.C576]=&quot;lato&quot;; 9*[.$R$6]; IF([.C576]=&quot;jesień&quot;; 4*[.$R$6]; 0)))))" office:value-type="float" office:value="0" calcext:value-type="float">
            <text:p>0</text:p>
          </table:table-cell>
          <table:table-cell table:formula="of:=[.J575]-[.E576]+[.I576]" office:value-type="float" office:value="-9470" calcext:value-type="float">
            <text:p>-9470</text:p>
          </table:table-cell>
          <table:table-cell table:formula="of:=IF(OR([.B576]=6;[.B576]=7); 0; IF([.C576]=&quot;zima&quot;; FLOOR(0.2*[.N576])*30; IF([.C576]=&quot;wiosna&quot;;  FLOOR(0.5*[.N576])*30; IF([.C576]=&quot;lato&quot;;  FLOOR(0.9*[.N576])*30; IF([.C576]=&quot;jesień&quot;;  FLOOR(0.4*[.N576])*30; 0)))))" office:value-type="float" office:value="0" calcext:value-type="float">
            <text:p>0</text:p>
          </table:table-cell>
          <table:table-cell table:formula="of:=IF(MONTH([.A576])&lt;&gt;MONTH([.A577]);1;0)" office:value-type="float" office:value="0" calcext:value-type="float">
            <text:p>0</text:p>
          </table:table-cell>
          <table:table-cell table:formula="of:=IF([.L576]=1;[.H576];0)" office:value-type="float" office:value="0" calcext:value-type="float">
            <text:p>0</text:p>
          </table:table-cell>
          <table:table-cell table:formula="of:=[.N575] + IF([.M575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29" calcext:value-type="date">
            <text:p>29.07.2024</text:p>
          </table:table-cell>
          <table:table-cell table:formula="of:=WEEKDAY([.A577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577]=6;[.B577]=7); 0; IF([.C577]=&quot;zima&quot;; FLOOR(0.2*[.N577])*30; IF([.C577]=&quot;wiosna&quot;;  FLOOR(0.5*[.N577])*30; IF([.C577]=&quot;lato&quot;;  FLOOR(0.9*[.N577])*30; IF([.C577]=&quot;jesień&quot;;  FLOOR(0.4*[.N577])*30; 0)))))" office:value-type="float" office:value="1320" calcext:value-type="float">
            <text:p>1320</text:p>
          </table:table-cell>
          <table:table-cell table:formula="of:=IF([.B577]=7; 15*[.N577]; 0) + IF(AND([.H576] &gt; 2400; MONTH([.A576])&lt;&gt;MONTH([.A577])); 2400; 0)" office:value-type="float" office:value="0" calcext:value-type="float">
            <text:p>0</text:p>
          </table:table-cell>
          <table:table-cell table:formula="of:=[.D577]+[.F576]" office:value-type="float" office:value="145860" calcext:value-type="float">
            <text:p>145860</text:p>
          </table:table-cell>
          <table:table-cell table:formula="of:=[.E577]+[.G576]" office:value-type="float" office:value="69470" calcext:value-type="float">
            <text:p>69470</text:p>
          </table:table-cell>
          <table:table-cell table:formula="of:=[.F577]-[.G577]" office:value-type="float" office:value="76390" calcext:value-type="float">
            <text:p>76390</text:p>
          </table:table-cell>
          <table:table-cell table:formula="of:=IF(OR([.B577]=6;[.B577]=7); 0; IF([.C577]=&quot;zima&quot;; 2*[.$R$6]; IF([.C577]=&quot;wiosna&quot;; 5*[.$R$6]; IF([.C577]=&quot;lato&quot;; 9*[.$R$6]; IF([.C577]=&quot;jesień&quot;; 4*[.$R$6]; 0)))))" office:value-type="float" office:value="270" calcext:value-type="float">
            <text:p>270</text:p>
          </table:table-cell>
          <table:table-cell table:formula="of:=[.J576]-[.E577]+[.I577]" office:value-type="float" office:value="-9200" calcext:value-type="float">
            <text:p>-9200</text:p>
          </table:table-cell>
          <table:table-cell table:formula="of:=IF(OR([.B577]=6;[.B577]=7); 0; IF([.C577]=&quot;zima&quot;; FLOOR(0.2*[.N577])*30; IF([.C577]=&quot;wiosna&quot;;  FLOOR(0.5*[.N577])*30; IF([.C577]=&quot;lato&quot;;  FLOOR(0.9*[.N577])*30; IF([.C577]=&quot;jesień&quot;;  FLOOR(0.4*[.N577])*30; 0)))))" office:value-type="float" office:value="1320" calcext:value-type="float">
            <text:p>1320</text:p>
          </table:table-cell>
          <table:table-cell table:formula="of:=IF(MONTH([.A577])&lt;&gt;MONTH([.A578]);1;0)" office:value-type="float" office:value="0" calcext:value-type="float">
            <text:p>0</text:p>
          </table:table-cell>
          <table:table-cell table:formula="of:=IF([.L577]=1;[.H577];0)" office:value-type="float" office:value="0" calcext:value-type="float">
            <text:p>0</text:p>
          </table:table-cell>
          <table:table-cell table:formula="of:=[.N576] + IF([.M576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30" calcext:value-type="date">
            <text:p>30.07.2024</text:p>
          </table:table-cell>
          <table:table-cell table:formula="of:=WEEKDAY([.A578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578]=6;[.B578]=7); 0; IF([.C578]=&quot;zima&quot;; FLOOR(0.2*[.N578])*30; IF([.C578]=&quot;wiosna&quot;;  FLOOR(0.5*[.N578])*30; IF([.C578]=&quot;lato&quot;;  FLOOR(0.9*[.N578])*30; IF([.C578]=&quot;jesień&quot;;  FLOOR(0.4*[.N578])*30; 0)))))" office:value-type="float" office:value="1320" calcext:value-type="float">
            <text:p>1320</text:p>
          </table:table-cell>
          <table:table-cell table:formula="of:=IF([.B578]=7; 15*[.N578]; 0) + IF(AND([.H577] &gt; 2400; MONTH([.A577])&lt;&gt;MONTH([.A578])); 2400; 0)" office:value-type="float" office:value="0" calcext:value-type="float">
            <text:p>0</text:p>
          </table:table-cell>
          <table:table-cell table:formula="of:=[.D578]+[.F577]" office:value-type="float" office:value="147180" calcext:value-type="float">
            <text:p>147180</text:p>
          </table:table-cell>
          <table:table-cell table:formula="of:=[.E578]+[.G577]" office:value-type="float" office:value="69470" calcext:value-type="float">
            <text:p>69470</text:p>
          </table:table-cell>
          <table:table-cell table:formula="of:=[.F578]-[.G578]" office:value-type="float" office:value="77710" calcext:value-type="float">
            <text:p>77710</text:p>
          </table:table-cell>
          <table:table-cell table:formula="of:=IF(OR([.B578]=6;[.B578]=7); 0; IF([.C578]=&quot;zima&quot;; 2*[.$R$6]; IF([.C578]=&quot;wiosna&quot;; 5*[.$R$6]; IF([.C578]=&quot;lato&quot;; 9*[.$R$6]; IF([.C578]=&quot;jesień&quot;; 4*[.$R$6]; 0)))))" office:value-type="float" office:value="270" calcext:value-type="float">
            <text:p>270</text:p>
          </table:table-cell>
          <table:table-cell table:formula="of:=[.J577]-[.E578]+[.I578]" office:value-type="float" office:value="-8930" calcext:value-type="float">
            <text:p>-8930</text:p>
          </table:table-cell>
          <table:table-cell table:formula="of:=IF(OR([.B578]=6;[.B578]=7); 0; IF([.C578]=&quot;zima&quot;; FLOOR(0.2*[.N578])*30; IF([.C578]=&quot;wiosna&quot;;  FLOOR(0.5*[.N578])*30; IF([.C578]=&quot;lato&quot;;  FLOOR(0.9*[.N578])*30; IF([.C578]=&quot;jesień&quot;;  FLOOR(0.4*[.N578])*30; 0)))))" office:value-type="float" office:value="1320" calcext:value-type="float">
            <text:p>1320</text:p>
          </table:table-cell>
          <table:table-cell table:formula="of:=IF(MONTH([.A578])&lt;&gt;MONTH([.A579]);1;0)" office:value-type="float" office:value="0" calcext:value-type="float">
            <text:p>0</text:p>
          </table:table-cell>
          <table:table-cell table:formula="of:=IF([.L578]=1;[.H578];0)" office:value-type="float" office:value="0" calcext:value-type="float">
            <text:p>0</text:p>
          </table:table-cell>
          <table:table-cell table:formula="of:=[.N577] + IF([.M577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7-31" calcext:value-type="date">
            <text:p>31.07.2024</text:p>
          </table:table-cell>
          <table:table-cell table:formula="of:=WEEKDAY([.A579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579]=6;[.B579]=7); 0; IF([.C579]=&quot;zima&quot;; FLOOR(0.2*[.N579])*30; IF([.C579]=&quot;wiosna&quot;;  FLOOR(0.5*[.N579])*30; IF([.C579]=&quot;lato&quot;;  FLOOR(0.9*[.N579])*30; IF([.C579]=&quot;jesień&quot;;  FLOOR(0.4*[.N579])*30; 0)))))" office:value-type="float" office:value="1320" calcext:value-type="float">
            <text:p>1320</text:p>
          </table:table-cell>
          <table:table-cell table:formula="of:=IF([.B579]=7; 15*[.N579]; 0) + IF(AND([.H578] &gt; 2400; MONTH([.A578])&lt;&gt;MONTH([.A579])); 2400; 0)" office:value-type="float" office:value="0" calcext:value-type="float">
            <text:p>0</text:p>
          </table:table-cell>
          <table:table-cell table:formula="of:=[.D579]+[.F578]" office:value-type="float" office:value="148500" calcext:value-type="float">
            <text:p>148500</text:p>
          </table:table-cell>
          <table:table-cell table:formula="of:=[.E579]+[.G578]" office:value-type="float" office:value="69470" calcext:value-type="float">
            <text:p>69470</text:p>
          </table:table-cell>
          <table:table-cell table:formula="of:=[.F579]-[.G579]" office:value-type="float" office:value="79030" calcext:value-type="float">
            <text:p>79030</text:p>
          </table:table-cell>
          <table:table-cell table:formula="of:=IF(OR([.B579]=6;[.B579]=7); 0; IF([.C579]=&quot;zima&quot;; 2*[.$R$6]; IF([.C579]=&quot;wiosna&quot;; 5*[.$R$6]; IF([.C579]=&quot;lato&quot;; 9*[.$R$6]; IF([.C579]=&quot;jesień&quot;; 4*[.$R$6]; 0)))))" office:value-type="float" office:value="270" calcext:value-type="float">
            <text:p>270</text:p>
          </table:table-cell>
          <table:table-cell table:formula="of:=[.J578]-[.E579]+[.I579]" office:value-type="float" office:value="-8660" calcext:value-type="float">
            <text:p>-8660</text:p>
          </table:table-cell>
          <table:table-cell table:formula="of:=IF(OR([.B579]=6;[.B579]=7); 0; IF([.C579]=&quot;zima&quot;; FLOOR(0.2*[.N579])*30; IF([.C579]=&quot;wiosna&quot;;  FLOOR(0.5*[.N579])*30; IF([.C579]=&quot;lato&quot;;  FLOOR(0.9*[.N579])*30; IF([.C579]=&quot;jesień&quot;;  FLOOR(0.4*[.N579])*30; 0)))))" office:value-type="float" office:value="1320" calcext:value-type="float">
            <text:p>1320</text:p>
          </table:table-cell>
          <table:table-cell table:formula="of:=IF(MONTH([.A579])&lt;&gt;MONTH([.A580]);1;0)" office:value-type="float" office:value="1" calcext:value-type="float">
            <text:p>1</text:p>
          </table:table-cell>
          <table:table-cell table:formula="of:=IF([.L579]=1;[.H579];0)" office:value-type="float" office:value="79030" calcext:value-type="float">
            <text:p>79030</text:p>
          </table:table-cell>
          <table:table-cell table:formula="of:=[.N578] + IF([.M578]&gt;=2400; 3; 0)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date" office:date-value="2024-08-01" calcext:value-type="date">
            <text:p>1.08.2024</text:p>
          </table:table-cell>
          <table:table-cell table:formula="of:=WEEKDAY([.A580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580]=6;[.B580]=7); 0; IF([.C580]=&quot;zima&quot;; FLOOR(0.2*[.N580])*30; IF([.C580]=&quot;wiosna&quot;;  FLOOR(0.5*[.N580])*30; IF([.C580]=&quot;lato&quot;;  FLOOR(0.9*[.N580])*30; IF([.C580]=&quot;jesień&quot;;  FLOOR(0.4*[.N580])*30; 0)))))" office:value-type="float" office:value="1380" calcext:value-type="float">
            <text:p>1380</text:p>
          </table:table-cell>
          <table:table-cell table:formula="of:=IF([.B580]=7; 15*[.N580]; 0) + IF(AND([.H579] &gt; 2400; MONTH([.A579])&lt;&gt;MONTH([.A580])); 2400; 0)" office:value-type="float" office:value="2400" calcext:value-type="float">
            <text:p>2400</text:p>
          </table:table-cell>
          <table:table-cell table:formula="of:=[.D580]+[.F579]" office:value-type="float" office:value="149880" calcext:value-type="float">
            <text:p>149880</text:p>
          </table:table-cell>
          <table:table-cell table:formula="of:=[.E580]+[.G579]" office:value-type="float" office:value="71870" calcext:value-type="float">
            <text:p>71870</text:p>
          </table:table-cell>
          <table:table-cell table:formula="of:=[.F580]-[.G580]" office:value-type="float" office:value="78010" calcext:value-type="float">
            <text:p>78010</text:p>
          </table:table-cell>
          <table:table-cell table:formula="of:=IF(OR([.B580]=6;[.B580]=7); 0; IF([.C580]=&quot;zima&quot;; 2*[.$R$6]; IF([.C580]=&quot;wiosna&quot;; 5*[.$R$6]; IF([.C580]=&quot;lato&quot;; 9*[.$R$6]; IF([.C580]=&quot;jesień&quot;; 4*[.$R$6]; 0)))))" office:value-type="float" office:value="270" calcext:value-type="float">
            <text:p>270</text:p>
          </table:table-cell>
          <table:table-cell table:formula="of:=[.J579]-[.E580]+[.I580]" office:value-type="float" office:value="-10790" calcext:value-type="float">
            <text:p>-10790</text:p>
          </table:table-cell>
          <table:table-cell table:formula="of:=IF(OR([.B580]=6;[.B580]=7); 0; IF([.C580]=&quot;zima&quot;; FLOOR(0.2*[.N580])*30; IF([.C580]=&quot;wiosna&quot;;  FLOOR(0.5*[.N580])*30; IF([.C580]=&quot;lato&quot;;  FLOOR(0.9*[.N580])*30; IF([.C580]=&quot;jesień&quot;;  FLOOR(0.4*[.N580])*30; 0)))))" office:value-type="float" office:value="1380" calcext:value-type="float">
            <text:p>1380</text:p>
          </table:table-cell>
          <table:table-cell table:formula="of:=IF(MONTH([.A580])&lt;&gt;MONTH([.A581]);1;0)" office:value-type="float" office:value="0" calcext:value-type="float">
            <text:p>0</text:p>
          </table:table-cell>
          <table:table-cell table:formula="of:=IF([.L580]=1;[.H580];0)" office:value-type="float" office:value="0" calcext:value-type="float">
            <text:p>0</text:p>
          </table:table-cell>
          <table:table-cell table:formula="of:=[.N579] + IF([.M579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02" calcext:value-type="date">
            <text:p>2.08.2024</text:p>
          </table:table-cell>
          <table:table-cell table:formula="of:=WEEKDAY([.A581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581]=6;[.B581]=7); 0; IF([.C581]=&quot;zima&quot;; FLOOR(0.2*[.N581])*30; IF([.C581]=&quot;wiosna&quot;;  FLOOR(0.5*[.N581])*30; IF([.C581]=&quot;lato&quot;;  FLOOR(0.9*[.N581])*30; IF([.C581]=&quot;jesień&quot;;  FLOOR(0.4*[.N581])*30; 0)))))" office:value-type="float" office:value="1380" calcext:value-type="float">
            <text:p>1380</text:p>
          </table:table-cell>
          <table:table-cell table:formula="of:=IF([.B581]=7; 15*[.N581]; 0) + IF(AND([.H580] &gt; 2400; MONTH([.A580])&lt;&gt;MONTH([.A581])); 2400; 0)" office:value-type="float" office:value="0" calcext:value-type="float">
            <text:p>0</text:p>
          </table:table-cell>
          <table:table-cell table:formula="of:=[.D581]+[.F580]" office:value-type="float" office:value="151260" calcext:value-type="float">
            <text:p>151260</text:p>
          </table:table-cell>
          <table:table-cell table:formula="of:=[.E581]+[.G580]" office:value-type="float" office:value="71870" calcext:value-type="float">
            <text:p>71870</text:p>
          </table:table-cell>
          <table:table-cell table:formula="of:=[.F581]-[.G581]" office:value-type="float" office:value="79390" calcext:value-type="float">
            <text:p>79390</text:p>
          </table:table-cell>
          <table:table-cell table:formula="of:=IF(OR([.B581]=6;[.B581]=7); 0; IF([.C581]=&quot;zima&quot;; 2*[.$R$6]; IF([.C581]=&quot;wiosna&quot;; 5*[.$R$6]; IF([.C581]=&quot;lato&quot;; 9*[.$R$6]; IF([.C581]=&quot;jesień&quot;; 4*[.$R$6]; 0)))))" office:value-type="float" office:value="270" calcext:value-type="float">
            <text:p>270</text:p>
          </table:table-cell>
          <table:table-cell table:formula="of:=[.J580]-[.E581]+[.I581]" office:value-type="float" office:value="-10520" calcext:value-type="float">
            <text:p>-10520</text:p>
          </table:table-cell>
          <table:table-cell table:formula="of:=IF(OR([.B581]=6;[.B581]=7); 0; IF([.C581]=&quot;zima&quot;; FLOOR(0.2*[.N581])*30; IF([.C581]=&quot;wiosna&quot;;  FLOOR(0.5*[.N581])*30; IF([.C581]=&quot;lato&quot;;  FLOOR(0.9*[.N581])*30; IF([.C581]=&quot;jesień&quot;;  FLOOR(0.4*[.N581])*30; 0)))))" office:value-type="float" office:value="1380" calcext:value-type="float">
            <text:p>1380</text:p>
          </table:table-cell>
          <table:table-cell table:formula="of:=IF(MONTH([.A581])&lt;&gt;MONTH([.A582]);1;0)" office:value-type="float" office:value="0" calcext:value-type="float">
            <text:p>0</text:p>
          </table:table-cell>
          <table:table-cell table:formula="of:=IF([.L581]=1;[.H581];0)" office:value-type="float" office:value="0" calcext:value-type="float">
            <text:p>0</text:p>
          </table:table-cell>
          <table:table-cell table:formula="of:=[.N580] + IF([.M580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03" calcext:value-type="date">
            <text:p>3.08.2024</text:p>
          </table:table-cell>
          <table:table-cell table:formula="of:=WEEKDAY([.A582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582]=6;[.B582]=7); 0; IF([.C582]=&quot;zima&quot;; FLOOR(0.2*[.N582])*30; IF([.C582]=&quot;wiosna&quot;;  FLOOR(0.5*[.N582])*30; IF([.C582]=&quot;lato&quot;;  FLOOR(0.9*[.N582])*30; IF([.C582]=&quot;jesień&quot;;  FLOOR(0.4*[.N582])*30; 0)))))" office:value-type="float" office:value="0" calcext:value-type="float">
            <text:p>0</text:p>
          </table:table-cell>
          <table:table-cell table:formula="of:=IF([.B582]=7; 15*[.N582]; 0) + IF(AND([.H581] &gt; 2400; MONTH([.A581])&lt;&gt;MONTH([.A582])); 2400; 0)" office:value-type="float" office:value="0" calcext:value-type="float">
            <text:p>0</text:p>
          </table:table-cell>
          <table:table-cell table:formula="of:=[.D582]+[.F581]" office:value-type="float" office:value="151260" calcext:value-type="float">
            <text:p>151260</text:p>
          </table:table-cell>
          <table:table-cell table:formula="of:=[.E582]+[.G581]" office:value-type="float" office:value="71870" calcext:value-type="float">
            <text:p>71870</text:p>
          </table:table-cell>
          <table:table-cell table:formula="of:=[.F582]-[.G582]" office:value-type="float" office:value="79390" calcext:value-type="float">
            <text:p>79390</text:p>
          </table:table-cell>
          <table:table-cell table:formula="of:=IF(OR([.B582]=6;[.B582]=7); 0; IF([.C582]=&quot;zima&quot;; 2*[.$R$6]; IF([.C582]=&quot;wiosna&quot;; 5*[.$R$6]; IF([.C582]=&quot;lato&quot;; 9*[.$R$6]; IF([.C582]=&quot;jesień&quot;; 4*[.$R$6]; 0)))))" office:value-type="float" office:value="0" calcext:value-type="float">
            <text:p>0</text:p>
          </table:table-cell>
          <table:table-cell table:formula="of:=[.J581]-[.E582]+[.I582]" office:value-type="float" office:value="-10520" calcext:value-type="float">
            <text:p>-10520</text:p>
          </table:table-cell>
          <table:table-cell table:formula="of:=IF(OR([.B582]=6;[.B582]=7); 0; IF([.C582]=&quot;zima&quot;; FLOOR(0.2*[.N582])*30; IF([.C582]=&quot;wiosna&quot;;  FLOOR(0.5*[.N582])*30; IF([.C582]=&quot;lato&quot;;  FLOOR(0.9*[.N582])*30; IF([.C582]=&quot;jesień&quot;;  FLOOR(0.4*[.N582])*30; 0)))))" office:value-type="float" office:value="0" calcext:value-type="float">
            <text:p>0</text:p>
          </table:table-cell>
          <table:table-cell table:formula="of:=IF(MONTH([.A582])&lt;&gt;MONTH([.A583]);1;0)" office:value-type="float" office:value="0" calcext:value-type="float">
            <text:p>0</text:p>
          </table:table-cell>
          <table:table-cell table:formula="of:=IF([.L582]=1;[.H582];0)" office:value-type="float" office:value="0" calcext:value-type="float">
            <text:p>0</text:p>
          </table:table-cell>
          <table:table-cell table:formula="of:=[.N581] + IF([.M581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04" calcext:value-type="date">
            <text:p>4.08.2024</text:p>
          </table:table-cell>
          <table:table-cell table:formula="of:=WEEKDAY([.A583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583]=6;[.B583]=7); 0; IF([.C583]=&quot;zima&quot;; FLOOR(0.2*[.N583])*30; IF([.C583]=&quot;wiosna&quot;;  FLOOR(0.5*[.N583])*30; IF([.C583]=&quot;lato&quot;;  FLOOR(0.9*[.N583])*30; IF([.C583]=&quot;jesień&quot;;  FLOOR(0.4*[.N583])*30; 0)))))" office:value-type="float" office:value="0" calcext:value-type="float">
            <text:p>0</text:p>
          </table:table-cell>
          <table:table-cell table:formula="of:=IF([.B583]=7; 15*[.N583]; 0) + IF(AND([.H582] &gt; 2400; MONTH([.A582])&lt;&gt;MONTH([.A583])); 2400; 0)" office:value-type="float" office:value="780" calcext:value-type="float">
            <text:p>780</text:p>
          </table:table-cell>
          <table:table-cell table:formula="of:=[.D583]+[.F582]" office:value-type="float" office:value="151260" calcext:value-type="float">
            <text:p>151260</text:p>
          </table:table-cell>
          <table:table-cell table:formula="of:=[.E583]+[.G582]" office:value-type="float" office:value="72650" calcext:value-type="float">
            <text:p>72650</text:p>
          </table:table-cell>
          <table:table-cell table:formula="of:=[.F583]-[.G583]" office:value-type="float" office:value="78610" calcext:value-type="float">
            <text:p>78610</text:p>
          </table:table-cell>
          <table:table-cell table:formula="of:=IF(OR([.B583]=6;[.B583]=7); 0; IF([.C583]=&quot;zima&quot;; 2*[.$R$6]; IF([.C583]=&quot;wiosna&quot;; 5*[.$R$6]; IF([.C583]=&quot;lato&quot;; 9*[.$R$6]; IF([.C583]=&quot;jesień&quot;; 4*[.$R$6]; 0)))))" office:value-type="float" office:value="0" calcext:value-type="float">
            <text:p>0</text:p>
          </table:table-cell>
          <table:table-cell table:formula="of:=[.J582]-[.E583]+[.I583]" office:value-type="float" office:value="-11300" calcext:value-type="float">
            <text:p>-11300</text:p>
          </table:table-cell>
          <table:table-cell table:formula="of:=IF(OR([.B583]=6;[.B583]=7); 0; IF([.C583]=&quot;zima&quot;; FLOOR(0.2*[.N583])*30; IF([.C583]=&quot;wiosna&quot;;  FLOOR(0.5*[.N583])*30; IF([.C583]=&quot;lato&quot;;  FLOOR(0.9*[.N583])*30; IF([.C583]=&quot;jesień&quot;;  FLOOR(0.4*[.N583])*30; 0)))))" office:value-type="float" office:value="0" calcext:value-type="float">
            <text:p>0</text:p>
          </table:table-cell>
          <table:table-cell table:formula="of:=IF(MONTH([.A583])&lt;&gt;MONTH([.A584]);1;0)" office:value-type="float" office:value="0" calcext:value-type="float">
            <text:p>0</text:p>
          </table:table-cell>
          <table:table-cell table:formula="of:=IF([.L583]=1;[.H583];0)" office:value-type="float" office:value="0" calcext:value-type="float">
            <text:p>0</text:p>
          </table:table-cell>
          <table:table-cell table:formula="of:=[.N582] + IF([.M582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05" calcext:value-type="date">
            <text:p>5.08.2024</text:p>
          </table:table-cell>
          <table:table-cell table:formula="of:=WEEKDAY([.A584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584]=6;[.B584]=7); 0; IF([.C584]=&quot;zima&quot;; FLOOR(0.2*[.N584])*30; IF([.C584]=&quot;wiosna&quot;;  FLOOR(0.5*[.N584])*30; IF([.C584]=&quot;lato&quot;;  FLOOR(0.9*[.N584])*30; IF([.C584]=&quot;jesień&quot;;  FLOOR(0.4*[.N584])*30; 0)))))" office:value-type="float" office:value="1380" calcext:value-type="float">
            <text:p>1380</text:p>
          </table:table-cell>
          <table:table-cell table:formula="of:=IF([.B584]=7; 15*[.N584]; 0) + IF(AND([.H583] &gt; 2400; MONTH([.A583])&lt;&gt;MONTH([.A584])); 2400; 0)" office:value-type="float" office:value="0" calcext:value-type="float">
            <text:p>0</text:p>
          </table:table-cell>
          <table:table-cell table:formula="of:=[.D584]+[.F583]" office:value-type="float" office:value="152640" calcext:value-type="float">
            <text:p>152640</text:p>
          </table:table-cell>
          <table:table-cell table:formula="of:=[.E584]+[.G583]" office:value-type="float" office:value="72650" calcext:value-type="float">
            <text:p>72650</text:p>
          </table:table-cell>
          <table:table-cell table:formula="of:=[.F584]-[.G584]" office:value-type="float" office:value="79990" calcext:value-type="float">
            <text:p>79990</text:p>
          </table:table-cell>
          <table:table-cell table:formula="of:=IF(OR([.B584]=6;[.B584]=7); 0; IF([.C584]=&quot;zima&quot;; 2*[.$R$6]; IF([.C584]=&quot;wiosna&quot;; 5*[.$R$6]; IF([.C584]=&quot;lato&quot;; 9*[.$R$6]; IF([.C584]=&quot;jesień&quot;; 4*[.$R$6]; 0)))))" office:value-type="float" office:value="270" calcext:value-type="float">
            <text:p>270</text:p>
          </table:table-cell>
          <table:table-cell table:formula="of:=[.J583]-[.E584]+[.I584]" office:value-type="float" office:value="-11030" calcext:value-type="float">
            <text:p>-11030</text:p>
          </table:table-cell>
          <table:table-cell table:formula="of:=IF(OR([.B584]=6;[.B584]=7); 0; IF([.C584]=&quot;zima&quot;; FLOOR(0.2*[.N584])*30; IF([.C584]=&quot;wiosna&quot;;  FLOOR(0.5*[.N584])*30; IF([.C584]=&quot;lato&quot;;  FLOOR(0.9*[.N584])*30; IF([.C584]=&quot;jesień&quot;;  FLOOR(0.4*[.N584])*30; 0)))))" office:value-type="float" office:value="1380" calcext:value-type="float">
            <text:p>1380</text:p>
          </table:table-cell>
          <table:table-cell table:formula="of:=IF(MONTH([.A584])&lt;&gt;MONTH([.A585]);1;0)" office:value-type="float" office:value="0" calcext:value-type="float">
            <text:p>0</text:p>
          </table:table-cell>
          <table:table-cell table:formula="of:=IF([.L584]=1;[.H584];0)" office:value-type="float" office:value="0" calcext:value-type="float">
            <text:p>0</text:p>
          </table:table-cell>
          <table:table-cell table:formula="of:=[.N583] + IF([.M583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06" calcext:value-type="date">
            <text:p>6.08.2024</text:p>
          </table:table-cell>
          <table:table-cell table:formula="of:=WEEKDAY([.A585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585]=6;[.B585]=7); 0; IF([.C585]=&quot;zima&quot;; FLOOR(0.2*[.N585])*30; IF([.C585]=&quot;wiosna&quot;;  FLOOR(0.5*[.N585])*30; IF([.C585]=&quot;lato&quot;;  FLOOR(0.9*[.N585])*30; IF([.C585]=&quot;jesień&quot;;  FLOOR(0.4*[.N585])*30; 0)))))" office:value-type="float" office:value="1380" calcext:value-type="float">
            <text:p>1380</text:p>
          </table:table-cell>
          <table:table-cell table:formula="of:=IF([.B585]=7; 15*[.N585]; 0) + IF(AND([.H584] &gt; 2400; MONTH([.A584])&lt;&gt;MONTH([.A585])); 2400; 0)" office:value-type="float" office:value="0" calcext:value-type="float">
            <text:p>0</text:p>
          </table:table-cell>
          <table:table-cell table:formula="of:=[.D585]+[.F584]" office:value-type="float" office:value="154020" calcext:value-type="float">
            <text:p>154020</text:p>
          </table:table-cell>
          <table:table-cell table:formula="of:=[.E585]+[.G584]" office:value-type="float" office:value="72650" calcext:value-type="float">
            <text:p>72650</text:p>
          </table:table-cell>
          <table:table-cell table:formula="of:=[.F585]-[.G585]" office:value-type="float" office:value="81370" calcext:value-type="float">
            <text:p>81370</text:p>
          </table:table-cell>
          <table:table-cell table:formula="of:=IF(OR([.B585]=6;[.B585]=7); 0; IF([.C585]=&quot;zima&quot;; 2*[.$R$6]; IF([.C585]=&quot;wiosna&quot;; 5*[.$R$6]; IF([.C585]=&quot;lato&quot;; 9*[.$R$6]; IF([.C585]=&quot;jesień&quot;; 4*[.$R$6]; 0)))))" office:value-type="float" office:value="270" calcext:value-type="float">
            <text:p>270</text:p>
          </table:table-cell>
          <table:table-cell table:formula="of:=[.J584]-[.E585]+[.I585]" office:value-type="float" office:value="-10760" calcext:value-type="float">
            <text:p>-10760</text:p>
          </table:table-cell>
          <table:table-cell table:formula="of:=IF(OR([.B585]=6;[.B585]=7); 0; IF([.C585]=&quot;zima&quot;; FLOOR(0.2*[.N585])*30; IF([.C585]=&quot;wiosna&quot;;  FLOOR(0.5*[.N585])*30; IF([.C585]=&quot;lato&quot;;  FLOOR(0.9*[.N585])*30; IF([.C585]=&quot;jesień&quot;;  FLOOR(0.4*[.N585])*30; 0)))))" office:value-type="float" office:value="1380" calcext:value-type="float">
            <text:p>1380</text:p>
          </table:table-cell>
          <table:table-cell table:formula="of:=IF(MONTH([.A585])&lt;&gt;MONTH([.A586]);1;0)" office:value-type="float" office:value="0" calcext:value-type="float">
            <text:p>0</text:p>
          </table:table-cell>
          <table:table-cell table:formula="of:=IF([.L585]=1;[.H585];0)" office:value-type="float" office:value="0" calcext:value-type="float">
            <text:p>0</text:p>
          </table:table-cell>
          <table:table-cell table:formula="of:=[.N584] + IF([.M584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07" calcext:value-type="date">
            <text:p>7.08.2024</text:p>
          </table:table-cell>
          <table:table-cell table:formula="of:=WEEKDAY([.A586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586]=6;[.B586]=7); 0; IF([.C586]=&quot;zima&quot;; FLOOR(0.2*[.N586])*30; IF([.C586]=&quot;wiosna&quot;;  FLOOR(0.5*[.N586])*30; IF([.C586]=&quot;lato&quot;;  FLOOR(0.9*[.N586])*30; IF([.C586]=&quot;jesień&quot;;  FLOOR(0.4*[.N586])*30; 0)))))" office:value-type="float" office:value="1380" calcext:value-type="float">
            <text:p>1380</text:p>
          </table:table-cell>
          <table:table-cell table:formula="of:=IF([.B586]=7; 15*[.N586]; 0) + IF(AND([.H585] &gt; 2400; MONTH([.A585])&lt;&gt;MONTH([.A586])); 2400; 0)" office:value-type="float" office:value="0" calcext:value-type="float">
            <text:p>0</text:p>
          </table:table-cell>
          <table:table-cell table:formula="of:=[.D586]+[.F585]" office:value-type="float" office:value="155400" calcext:value-type="float">
            <text:p>155400</text:p>
          </table:table-cell>
          <table:table-cell table:formula="of:=[.E586]+[.G585]" office:value-type="float" office:value="72650" calcext:value-type="float">
            <text:p>72650</text:p>
          </table:table-cell>
          <table:table-cell table:formula="of:=[.F586]-[.G586]" office:value-type="float" office:value="82750" calcext:value-type="float">
            <text:p>82750</text:p>
          </table:table-cell>
          <table:table-cell table:formula="of:=IF(OR([.B586]=6;[.B586]=7); 0; IF([.C586]=&quot;zima&quot;; 2*[.$R$6]; IF([.C586]=&quot;wiosna&quot;; 5*[.$R$6]; IF([.C586]=&quot;lato&quot;; 9*[.$R$6]; IF([.C586]=&quot;jesień&quot;; 4*[.$R$6]; 0)))))" office:value-type="float" office:value="270" calcext:value-type="float">
            <text:p>270</text:p>
          </table:table-cell>
          <table:table-cell table:formula="of:=[.J585]-[.E586]+[.I586]" office:value-type="float" office:value="-10490" calcext:value-type="float">
            <text:p>-10490</text:p>
          </table:table-cell>
          <table:table-cell table:formula="of:=IF(OR([.B586]=6;[.B586]=7); 0; IF([.C586]=&quot;zima&quot;; FLOOR(0.2*[.N586])*30; IF([.C586]=&quot;wiosna&quot;;  FLOOR(0.5*[.N586])*30; IF([.C586]=&quot;lato&quot;;  FLOOR(0.9*[.N586])*30; IF([.C586]=&quot;jesień&quot;;  FLOOR(0.4*[.N586])*30; 0)))))" office:value-type="float" office:value="1380" calcext:value-type="float">
            <text:p>1380</text:p>
          </table:table-cell>
          <table:table-cell table:formula="of:=IF(MONTH([.A586])&lt;&gt;MONTH([.A587]);1;0)" office:value-type="float" office:value="0" calcext:value-type="float">
            <text:p>0</text:p>
          </table:table-cell>
          <table:table-cell table:formula="of:=IF([.L586]=1;[.H586];0)" office:value-type="float" office:value="0" calcext:value-type="float">
            <text:p>0</text:p>
          </table:table-cell>
          <table:table-cell table:formula="of:=[.N585] + IF([.M585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08" calcext:value-type="date">
            <text:p>8.08.2024</text:p>
          </table:table-cell>
          <table:table-cell table:formula="of:=WEEKDAY([.A587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587]=6;[.B587]=7); 0; IF([.C587]=&quot;zima&quot;; FLOOR(0.2*[.N587])*30; IF([.C587]=&quot;wiosna&quot;;  FLOOR(0.5*[.N587])*30; IF([.C587]=&quot;lato&quot;;  FLOOR(0.9*[.N587])*30; IF([.C587]=&quot;jesień&quot;;  FLOOR(0.4*[.N587])*30; 0)))))" office:value-type="float" office:value="1380" calcext:value-type="float">
            <text:p>1380</text:p>
          </table:table-cell>
          <table:table-cell table:formula="of:=IF([.B587]=7; 15*[.N587]; 0) + IF(AND([.H586] &gt; 2400; MONTH([.A586])&lt;&gt;MONTH([.A587])); 2400; 0)" office:value-type="float" office:value="0" calcext:value-type="float">
            <text:p>0</text:p>
          </table:table-cell>
          <table:table-cell table:formula="of:=[.D587]+[.F586]" office:value-type="float" office:value="156780" calcext:value-type="float">
            <text:p>156780</text:p>
          </table:table-cell>
          <table:table-cell table:formula="of:=[.E587]+[.G586]" office:value-type="float" office:value="72650" calcext:value-type="float">
            <text:p>72650</text:p>
          </table:table-cell>
          <table:table-cell table:formula="of:=[.F587]-[.G587]" office:value-type="float" office:value="84130" calcext:value-type="float">
            <text:p>84130</text:p>
          </table:table-cell>
          <table:table-cell table:formula="of:=IF(OR([.B587]=6;[.B587]=7); 0; IF([.C587]=&quot;zima&quot;; 2*[.$R$6]; IF([.C587]=&quot;wiosna&quot;; 5*[.$R$6]; IF([.C587]=&quot;lato&quot;; 9*[.$R$6]; IF([.C587]=&quot;jesień&quot;; 4*[.$R$6]; 0)))))" office:value-type="float" office:value="270" calcext:value-type="float">
            <text:p>270</text:p>
          </table:table-cell>
          <table:table-cell table:formula="of:=[.J586]-[.E587]+[.I587]" office:value-type="float" office:value="-10220" calcext:value-type="float">
            <text:p>-10220</text:p>
          </table:table-cell>
          <table:table-cell table:formula="of:=IF(OR([.B587]=6;[.B587]=7); 0; IF([.C587]=&quot;zima&quot;; FLOOR(0.2*[.N587])*30; IF([.C587]=&quot;wiosna&quot;;  FLOOR(0.5*[.N587])*30; IF([.C587]=&quot;lato&quot;;  FLOOR(0.9*[.N587])*30; IF([.C587]=&quot;jesień&quot;;  FLOOR(0.4*[.N587])*30; 0)))))" office:value-type="float" office:value="1380" calcext:value-type="float">
            <text:p>1380</text:p>
          </table:table-cell>
          <table:table-cell table:formula="of:=IF(MONTH([.A587])&lt;&gt;MONTH([.A588]);1;0)" office:value-type="float" office:value="0" calcext:value-type="float">
            <text:p>0</text:p>
          </table:table-cell>
          <table:table-cell table:formula="of:=IF([.L587]=1;[.H587];0)" office:value-type="float" office:value="0" calcext:value-type="float">
            <text:p>0</text:p>
          </table:table-cell>
          <table:table-cell table:formula="of:=[.N586] + IF([.M586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09" calcext:value-type="date">
            <text:p>9.08.2024</text:p>
          </table:table-cell>
          <table:table-cell table:formula="of:=WEEKDAY([.A588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588]=6;[.B588]=7); 0; IF([.C588]=&quot;zima&quot;; FLOOR(0.2*[.N588])*30; IF([.C588]=&quot;wiosna&quot;;  FLOOR(0.5*[.N588])*30; IF([.C588]=&quot;lato&quot;;  FLOOR(0.9*[.N588])*30; IF([.C588]=&quot;jesień&quot;;  FLOOR(0.4*[.N588])*30; 0)))))" office:value-type="float" office:value="1380" calcext:value-type="float">
            <text:p>1380</text:p>
          </table:table-cell>
          <table:table-cell table:formula="of:=IF([.B588]=7; 15*[.N588]; 0) + IF(AND([.H587] &gt; 2400; MONTH([.A587])&lt;&gt;MONTH([.A588])); 2400; 0)" office:value-type="float" office:value="0" calcext:value-type="float">
            <text:p>0</text:p>
          </table:table-cell>
          <table:table-cell table:formula="of:=[.D588]+[.F587]" office:value-type="float" office:value="158160" calcext:value-type="float">
            <text:p>158160</text:p>
          </table:table-cell>
          <table:table-cell table:formula="of:=[.E588]+[.G587]" office:value-type="float" office:value="72650" calcext:value-type="float">
            <text:p>72650</text:p>
          </table:table-cell>
          <table:table-cell table:formula="of:=[.F588]-[.G588]" office:value-type="float" office:value="85510" calcext:value-type="float">
            <text:p>85510</text:p>
          </table:table-cell>
          <table:table-cell table:formula="of:=IF(OR([.B588]=6;[.B588]=7); 0; IF([.C588]=&quot;zima&quot;; 2*[.$R$6]; IF([.C588]=&quot;wiosna&quot;; 5*[.$R$6]; IF([.C588]=&quot;lato&quot;; 9*[.$R$6]; IF([.C588]=&quot;jesień&quot;; 4*[.$R$6]; 0)))))" office:value-type="float" office:value="270" calcext:value-type="float">
            <text:p>270</text:p>
          </table:table-cell>
          <table:table-cell table:formula="of:=[.J587]-[.E588]+[.I588]" office:value-type="float" office:value="-9950" calcext:value-type="float">
            <text:p>-9950</text:p>
          </table:table-cell>
          <table:table-cell table:formula="of:=IF(OR([.B588]=6;[.B588]=7); 0; IF([.C588]=&quot;zima&quot;; FLOOR(0.2*[.N588])*30; IF([.C588]=&quot;wiosna&quot;;  FLOOR(0.5*[.N588])*30; IF([.C588]=&quot;lato&quot;;  FLOOR(0.9*[.N588])*30; IF([.C588]=&quot;jesień&quot;;  FLOOR(0.4*[.N588])*30; 0)))))" office:value-type="float" office:value="1380" calcext:value-type="float">
            <text:p>1380</text:p>
          </table:table-cell>
          <table:table-cell table:formula="of:=IF(MONTH([.A588])&lt;&gt;MONTH([.A589]);1;0)" office:value-type="float" office:value="0" calcext:value-type="float">
            <text:p>0</text:p>
          </table:table-cell>
          <table:table-cell table:formula="of:=IF([.L588]=1;[.H588];0)" office:value-type="float" office:value="0" calcext:value-type="float">
            <text:p>0</text:p>
          </table:table-cell>
          <table:table-cell table:formula="of:=[.N587] + IF([.M587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10" calcext:value-type="date">
            <text:p>10.08.2024</text:p>
          </table:table-cell>
          <table:table-cell table:formula="of:=WEEKDAY([.A589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589]=6;[.B589]=7); 0; IF([.C589]=&quot;zima&quot;; FLOOR(0.2*[.N589])*30; IF([.C589]=&quot;wiosna&quot;;  FLOOR(0.5*[.N589])*30; IF([.C589]=&quot;lato&quot;;  FLOOR(0.9*[.N589])*30; IF([.C589]=&quot;jesień&quot;;  FLOOR(0.4*[.N589])*30; 0)))))" office:value-type="float" office:value="0" calcext:value-type="float">
            <text:p>0</text:p>
          </table:table-cell>
          <table:table-cell table:formula="of:=IF([.B589]=7; 15*[.N589]; 0) + IF(AND([.H588] &gt; 2400; MONTH([.A588])&lt;&gt;MONTH([.A589])); 2400; 0)" office:value-type="float" office:value="0" calcext:value-type="float">
            <text:p>0</text:p>
          </table:table-cell>
          <table:table-cell table:formula="of:=[.D589]+[.F588]" office:value-type="float" office:value="158160" calcext:value-type="float">
            <text:p>158160</text:p>
          </table:table-cell>
          <table:table-cell table:formula="of:=[.E589]+[.G588]" office:value-type="float" office:value="72650" calcext:value-type="float">
            <text:p>72650</text:p>
          </table:table-cell>
          <table:table-cell table:formula="of:=[.F589]-[.G589]" office:value-type="float" office:value="85510" calcext:value-type="float">
            <text:p>85510</text:p>
          </table:table-cell>
          <table:table-cell table:formula="of:=IF(OR([.B589]=6;[.B589]=7); 0; IF([.C589]=&quot;zima&quot;; 2*[.$R$6]; IF([.C589]=&quot;wiosna&quot;; 5*[.$R$6]; IF([.C589]=&quot;lato&quot;; 9*[.$R$6]; IF([.C589]=&quot;jesień&quot;; 4*[.$R$6]; 0)))))" office:value-type="float" office:value="0" calcext:value-type="float">
            <text:p>0</text:p>
          </table:table-cell>
          <table:table-cell table:formula="of:=[.J588]-[.E589]+[.I589]" office:value-type="float" office:value="-9950" calcext:value-type="float">
            <text:p>-9950</text:p>
          </table:table-cell>
          <table:table-cell table:formula="of:=IF(OR([.B589]=6;[.B589]=7); 0; IF([.C589]=&quot;zima&quot;; FLOOR(0.2*[.N589])*30; IF([.C589]=&quot;wiosna&quot;;  FLOOR(0.5*[.N589])*30; IF([.C589]=&quot;lato&quot;;  FLOOR(0.9*[.N589])*30; IF([.C589]=&quot;jesień&quot;;  FLOOR(0.4*[.N589])*30; 0)))))" office:value-type="float" office:value="0" calcext:value-type="float">
            <text:p>0</text:p>
          </table:table-cell>
          <table:table-cell table:formula="of:=IF(MONTH([.A589])&lt;&gt;MONTH([.A590]);1;0)" office:value-type="float" office:value="0" calcext:value-type="float">
            <text:p>0</text:p>
          </table:table-cell>
          <table:table-cell table:formula="of:=IF([.L589]=1;[.H589];0)" office:value-type="float" office:value="0" calcext:value-type="float">
            <text:p>0</text:p>
          </table:table-cell>
          <table:table-cell table:formula="of:=[.N588] + IF([.M588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11" calcext:value-type="date">
            <text:p>11.08.2024</text:p>
          </table:table-cell>
          <table:table-cell table:formula="of:=WEEKDAY([.A590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590]=6;[.B590]=7); 0; IF([.C590]=&quot;zima&quot;; FLOOR(0.2*[.N590])*30; IF([.C590]=&quot;wiosna&quot;;  FLOOR(0.5*[.N590])*30; IF([.C590]=&quot;lato&quot;;  FLOOR(0.9*[.N590])*30; IF([.C590]=&quot;jesień&quot;;  FLOOR(0.4*[.N590])*30; 0)))))" office:value-type="float" office:value="0" calcext:value-type="float">
            <text:p>0</text:p>
          </table:table-cell>
          <table:table-cell table:formula="of:=IF([.B590]=7; 15*[.N590]; 0) + IF(AND([.H589] &gt; 2400; MONTH([.A589])&lt;&gt;MONTH([.A590])); 2400; 0)" office:value-type="float" office:value="780" calcext:value-type="float">
            <text:p>780</text:p>
          </table:table-cell>
          <table:table-cell table:formula="of:=[.D590]+[.F589]" office:value-type="float" office:value="158160" calcext:value-type="float">
            <text:p>158160</text:p>
          </table:table-cell>
          <table:table-cell table:formula="of:=[.E590]+[.G589]" office:value-type="float" office:value="73430" calcext:value-type="float">
            <text:p>73430</text:p>
          </table:table-cell>
          <table:table-cell table:formula="of:=[.F590]-[.G590]" office:value-type="float" office:value="84730" calcext:value-type="float">
            <text:p>84730</text:p>
          </table:table-cell>
          <table:table-cell table:formula="of:=IF(OR([.B590]=6;[.B590]=7); 0; IF([.C590]=&quot;zima&quot;; 2*[.$R$6]; IF([.C590]=&quot;wiosna&quot;; 5*[.$R$6]; IF([.C590]=&quot;lato&quot;; 9*[.$R$6]; IF([.C590]=&quot;jesień&quot;; 4*[.$R$6]; 0)))))" office:value-type="float" office:value="0" calcext:value-type="float">
            <text:p>0</text:p>
          </table:table-cell>
          <table:table-cell table:formula="of:=[.J589]-[.E590]+[.I590]" office:value-type="float" office:value="-10730" calcext:value-type="float">
            <text:p>-10730</text:p>
          </table:table-cell>
          <table:table-cell table:formula="of:=IF(OR([.B590]=6;[.B590]=7); 0; IF([.C590]=&quot;zima&quot;; FLOOR(0.2*[.N590])*30; IF([.C590]=&quot;wiosna&quot;;  FLOOR(0.5*[.N590])*30; IF([.C590]=&quot;lato&quot;;  FLOOR(0.9*[.N590])*30; IF([.C590]=&quot;jesień&quot;;  FLOOR(0.4*[.N590])*30; 0)))))" office:value-type="float" office:value="0" calcext:value-type="float">
            <text:p>0</text:p>
          </table:table-cell>
          <table:table-cell table:formula="of:=IF(MONTH([.A590])&lt;&gt;MONTH([.A591]);1;0)" office:value-type="float" office:value="0" calcext:value-type="float">
            <text:p>0</text:p>
          </table:table-cell>
          <table:table-cell table:formula="of:=IF([.L590]=1;[.H590];0)" office:value-type="float" office:value="0" calcext:value-type="float">
            <text:p>0</text:p>
          </table:table-cell>
          <table:table-cell table:formula="of:=[.N589] + IF([.M589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12" calcext:value-type="date">
            <text:p>12.08.2024</text:p>
          </table:table-cell>
          <table:table-cell table:formula="of:=WEEKDAY([.A591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591]=6;[.B591]=7); 0; IF([.C591]=&quot;zima&quot;; FLOOR(0.2*[.N591])*30; IF([.C591]=&quot;wiosna&quot;;  FLOOR(0.5*[.N591])*30; IF([.C591]=&quot;lato&quot;;  FLOOR(0.9*[.N591])*30; IF([.C591]=&quot;jesień&quot;;  FLOOR(0.4*[.N591])*30; 0)))))" office:value-type="float" office:value="1380" calcext:value-type="float">
            <text:p>1380</text:p>
          </table:table-cell>
          <table:table-cell table:formula="of:=IF([.B591]=7; 15*[.N591]; 0) + IF(AND([.H590] &gt; 2400; MONTH([.A590])&lt;&gt;MONTH([.A591])); 2400; 0)" office:value-type="float" office:value="0" calcext:value-type="float">
            <text:p>0</text:p>
          </table:table-cell>
          <table:table-cell table:formula="of:=[.D591]+[.F590]" office:value-type="float" office:value="159540" calcext:value-type="float">
            <text:p>159540</text:p>
          </table:table-cell>
          <table:table-cell table:formula="of:=[.E591]+[.G590]" office:value-type="float" office:value="73430" calcext:value-type="float">
            <text:p>73430</text:p>
          </table:table-cell>
          <table:table-cell table:formula="of:=[.F591]-[.G591]" office:value-type="float" office:value="86110" calcext:value-type="float">
            <text:p>86110</text:p>
          </table:table-cell>
          <table:table-cell table:formula="of:=IF(OR([.B591]=6;[.B591]=7); 0; IF([.C591]=&quot;zima&quot;; 2*[.$R$6]; IF([.C591]=&quot;wiosna&quot;; 5*[.$R$6]; IF([.C591]=&quot;lato&quot;; 9*[.$R$6]; IF([.C591]=&quot;jesień&quot;; 4*[.$R$6]; 0)))))" office:value-type="float" office:value="270" calcext:value-type="float">
            <text:p>270</text:p>
          </table:table-cell>
          <table:table-cell table:formula="of:=[.J590]-[.E591]+[.I591]" office:value-type="float" office:value="-10460" calcext:value-type="float">
            <text:p>-10460</text:p>
          </table:table-cell>
          <table:table-cell table:formula="of:=IF(OR([.B591]=6;[.B591]=7); 0; IF([.C591]=&quot;zima&quot;; FLOOR(0.2*[.N591])*30; IF([.C591]=&quot;wiosna&quot;;  FLOOR(0.5*[.N591])*30; IF([.C591]=&quot;lato&quot;;  FLOOR(0.9*[.N591])*30; IF([.C591]=&quot;jesień&quot;;  FLOOR(0.4*[.N591])*30; 0)))))" office:value-type="float" office:value="1380" calcext:value-type="float">
            <text:p>1380</text:p>
          </table:table-cell>
          <table:table-cell table:formula="of:=IF(MONTH([.A591])&lt;&gt;MONTH([.A592]);1;0)" office:value-type="float" office:value="0" calcext:value-type="float">
            <text:p>0</text:p>
          </table:table-cell>
          <table:table-cell table:formula="of:=IF([.L591]=1;[.H591];0)" office:value-type="float" office:value="0" calcext:value-type="float">
            <text:p>0</text:p>
          </table:table-cell>
          <table:table-cell table:formula="of:=[.N590] + IF([.M590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13" calcext:value-type="date">
            <text:p>13.08.2024</text:p>
          </table:table-cell>
          <table:table-cell table:formula="of:=WEEKDAY([.A592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592]=6;[.B592]=7); 0; IF([.C592]=&quot;zima&quot;; FLOOR(0.2*[.N592])*30; IF([.C592]=&quot;wiosna&quot;;  FLOOR(0.5*[.N592])*30; IF([.C592]=&quot;lato&quot;;  FLOOR(0.9*[.N592])*30; IF([.C592]=&quot;jesień&quot;;  FLOOR(0.4*[.N592])*30; 0)))))" office:value-type="float" office:value="1380" calcext:value-type="float">
            <text:p>1380</text:p>
          </table:table-cell>
          <table:table-cell table:formula="of:=IF([.B592]=7; 15*[.N592]; 0) + IF(AND([.H591] &gt; 2400; MONTH([.A591])&lt;&gt;MONTH([.A592])); 2400; 0)" office:value-type="float" office:value="0" calcext:value-type="float">
            <text:p>0</text:p>
          </table:table-cell>
          <table:table-cell table:formula="of:=[.D592]+[.F591]" office:value-type="float" office:value="160920" calcext:value-type="float">
            <text:p>160920</text:p>
          </table:table-cell>
          <table:table-cell table:formula="of:=[.E592]+[.G591]" office:value-type="float" office:value="73430" calcext:value-type="float">
            <text:p>73430</text:p>
          </table:table-cell>
          <table:table-cell table:formula="of:=[.F592]-[.G592]" office:value-type="float" office:value="87490" calcext:value-type="float">
            <text:p>87490</text:p>
          </table:table-cell>
          <table:table-cell table:formula="of:=IF(OR([.B592]=6;[.B592]=7); 0; IF([.C592]=&quot;zima&quot;; 2*[.$R$6]; IF([.C592]=&quot;wiosna&quot;; 5*[.$R$6]; IF([.C592]=&quot;lato&quot;; 9*[.$R$6]; IF([.C592]=&quot;jesień&quot;; 4*[.$R$6]; 0)))))" office:value-type="float" office:value="270" calcext:value-type="float">
            <text:p>270</text:p>
          </table:table-cell>
          <table:table-cell table:formula="of:=[.J591]-[.E592]+[.I592]" office:value-type="float" office:value="-10190" calcext:value-type="float">
            <text:p>-10190</text:p>
          </table:table-cell>
          <table:table-cell table:formula="of:=IF(OR([.B592]=6;[.B592]=7); 0; IF([.C592]=&quot;zima&quot;; FLOOR(0.2*[.N592])*30; IF([.C592]=&quot;wiosna&quot;;  FLOOR(0.5*[.N592])*30; IF([.C592]=&quot;lato&quot;;  FLOOR(0.9*[.N592])*30; IF([.C592]=&quot;jesień&quot;;  FLOOR(0.4*[.N592])*30; 0)))))" office:value-type="float" office:value="1380" calcext:value-type="float">
            <text:p>1380</text:p>
          </table:table-cell>
          <table:table-cell table:formula="of:=IF(MONTH([.A592])&lt;&gt;MONTH([.A593]);1;0)" office:value-type="float" office:value="0" calcext:value-type="float">
            <text:p>0</text:p>
          </table:table-cell>
          <table:table-cell table:formula="of:=IF([.L592]=1;[.H592];0)" office:value-type="float" office:value="0" calcext:value-type="float">
            <text:p>0</text:p>
          </table:table-cell>
          <table:table-cell table:formula="of:=[.N591] + IF([.M591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14" calcext:value-type="date">
            <text:p>14.08.2024</text:p>
          </table:table-cell>
          <table:table-cell table:formula="of:=WEEKDAY([.A593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593]=6;[.B593]=7); 0; IF([.C593]=&quot;zima&quot;; FLOOR(0.2*[.N593])*30; IF([.C593]=&quot;wiosna&quot;;  FLOOR(0.5*[.N593])*30; IF([.C593]=&quot;lato&quot;;  FLOOR(0.9*[.N593])*30; IF([.C593]=&quot;jesień&quot;;  FLOOR(0.4*[.N593])*30; 0)))))" office:value-type="float" office:value="1380" calcext:value-type="float">
            <text:p>1380</text:p>
          </table:table-cell>
          <table:table-cell table:formula="of:=IF([.B593]=7; 15*[.N593]; 0) + IF(AND([.H592] &gt; 2400; MONTH([.A592])&lt;&gt;MONTH([.A593])); 2400; 0)" office:value-type="float" office:value="0" calcext:value-type="float">
            <text:p>0</text:p>
          </table:table-cell>
          <table:table-cell table:formula="of:=[.D593]+[.F592]" office:value-type="float" office:value="162300" calcext:value-type="float">
            <text:p>162300</text:p>
          </table:table-cell>
          <table:table-cell table:formula="of:=[.E593]+[.G592]" office:value-type="float" office:value="73430" calcext:value-type="float">
            <text:p>73430</text:p>
          </table:table-cell>
          <table:table-cell table:formula="of:=[.F593]-[.G593]" office:value-type="float" office:value="88870" calcext:value-type="float">
            <text:p>88870</text:p>
          </table:table-cell>
          <table:table-cell table:formula="of:=IF(OR([.B593]=6;[.B593]=7); 0; IF([.C593]=&quot;zima&quot;; 2*[.$R$6]; IF([.C593]=&quot;wiosna&quot;; 5*[.$R$6]; IF([.C593]=&quot;lato&quot;; 9*[.$R$6]; IF([.C593]=&quot;jesień&quot;; 4*[.$R$6]; 0)))))" office:value-type="float" office:value="270" calcext:value-type="float">
            <text:p>270</text:p>
          </table:table-cell>
          <table:table-cell table:formula="of:=[.J592]-[.E593]+[.I593]" office:value-type="float" office:value="-9920" calcext:value-type="float">
            <text:p>-9920</text:p>
          </table:table-cell>
          <table:table-cell table:formula="of:=IF(OR([.B593]=6;[.B593]=7); 0; IF([.C593]=&quot;zima&quot;; FLOOR(0.2*[.N593])*30; IF([.C593]=&quot;wiosna&quot;;  FLOOR(0.5*[.N593])*30; IF([.C593]=&quot;lato&quot;;  FLOOR(0.9*[.N593])*30; IF([.C593]=&quot;jesień&quot;;  FLOOR(0.4*[.N593])*30; 0)))))" office:value-type="float" office:value="1380" calcext:value-type="float">
            <text:p>1380</text:p>
          </table:table-cell>
          <table:table-cell table:formula="of:=IF(MONTH([.A593])&lt;&gt;MONTH([.A594]);1;0)" office:value-type="float" office:value="0" calcext:value-type="float">
            <text:p>0</text:p>
          </table:table-cell>
          <table:table-cell table:formula="of:=IF([.L593]=1;[.H593];0)" office:value-type="float" office:value="0" calcext:value-type="float">
            <text:p>0</text:p>
          </table:table-cell>
          <table:table-cell table:formula="of:=[.N592] + IF([.M592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15" calcext:value-type="date">
            <text:p>15.08.2024</text:p>
          </table:table-cell>
          <table:table-cell table:formula="of:=WEEKDAY([.A594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594]=6;[.B594]=7); 0; IF([.C594]=&quot;zima&quot;; FLOOR(0.2*[.N594])*30; IF([.C594]=&quot;wiosna&quot;;  FLOOR(0.5*[.N594])*30; IF([.C594]=&quot;lato&quot;;  FLOOR(0.9*[.N594])*30; IF([.C594]=&quot;jesień&quot;;  FLOOR(0.4*[.N594])*30; 0)))))" office:value-type="float" office:value="1380" calcext:value-type="float">
            <text:p>1380</text:p>
          </table:table-cell>
          <table:table-cell table:formula="of:=IF([.B594]=7; 15*[.N594]; 0) + IF(AND([.H593] &gt; 2400; MONTH([.A593])&lt;&gt;MONTH([.A594])); 2400; 0)" office:value-type="float" office:value="0" calcext:value-type="float">
            <text:p>0</text:p>
          </table:table-cell>
          <table:table-cell table:formula="of:=[.D594]+[.F593]" office:value-type="float" office:value="163680" calcext:value-type="float">
            <text:p>163680</text:p>
          </table:table-cell>
          <table:table-cell table:formula="of:=[.E594]+[.G593]" office:value-type="float" office:value="73430" calcext:value-type="float">
            <text:p>73430</text:p>
          </table:table-cell>
          <table:table-cell table:formula="of:=[.F594]-[.G594]" office:value-type="float" office:value="90250" calcext:value-type="float">
            <text:p>90250</text:p>
          </table:table-cell>
          <table:table-cell table:formula="of:=IF(OR([.B594]=6;[.B594]=7); 0; IF([.C594]=&quot;zima&quot;; 2*[.$R$6]; IF([.C594]=&quot;wiosna&quot;; 5*[.$R$6]; IF([.C594]=&quot;lato&quot;; 9*[.$R$6]; IF([.C594]=&quot;jesień&quot;; 4*[.$R$6]; 0)))))" office:value-type="float" office:value="270" calcext:value-type="float">
            <text:p>270</text:p>
          </table:table-cell>
          <table:table-cell table:formula="of:=[.J593]-[.E594]+[.I594]" office:value-type="float" office:value="-9650" calcext:value-type="float">
            <text:p>-9650</text:p>
          </table:table-cell>
          <table:table-cell table:formula="of:=IF(OR([.B594]=6;[.B594]=7); 0; IF([.C594]=&quot;zima&quot;; FLOOR(0.2*[.N594])*30; IF([.C594]=&quot;wiosna&quot;;  FLOOR(0.5*[.N594])*30; IF([.C594]=&quot;lato&quot;;  FLOOR(0.9*[.N594])*30; IF([.C594]=&quot;jesień&quot;;  FLOOR(0.4*[.N594])*30; 0)))))" office:value-type="float" office:value="1380" calcext:value-type="float">
            <text:p>1380</text:p>
          </table:table-cell>
          <table:table-cell table:formula="of:=IF(MONTH([.A594])&lt;&gt;MONTH([.A595]);1;0)" office:value-type="float" office:value="0" calcext:value-type="float">
            <text:p>0</text:p>
          </table:table-cell>
          <table:table-cell table:formula="of:=IF([.L594]=1;[.H594];0)" office:value-type="float" office:value="0" calcext:value-type="float">
            <text:p>0</text:p>
          </table:table-cell>
          <table:table-cell table:formula="of:=[.N593] + IF([.M593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16" calcext:value-type="date">
            <text:p>16.08.2024</text:p>
          </table:table-cell>
          <table:table-cell table:formula="of:=WEEKDAY([.A595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595]=6;[.B595]=7); 0; IF([.C595]=&quot;zima&quot;; FLOOR(0.2*[.N595])*30; IF([.C595]=&quot;wiosna&quot;;  FLOOR(0.5*[.N595])*30; IF([.C595]=&quot;lato&quot;;  FLOOR(0.9*[.N595])*30; IF([.C595]=&quot;jesień&quot;;  FLOOR(0.4*[.N595])*30; 0)))))" office:value-type="float" office:value="1380" calcext:value-type="float">
            <text:p>1380</text:p>
          </table:table-cell>
          <table:table-cell table:formula="of:=IF([.B595]=7; 15*[.N595]; 0) + IF(AND([.H594] &gt; 2400; MONTH([.A594])&lt;&gt;MONTH([.A595])); 2400; 0)" office:value-type="float" office:value="0" calcext:value-type="float">
            <text:p>0</text:p>
          </table:table-cell>
          <table:table-cell table:formula="of:=[.D595]+[.F594]" office:value-type="float" office:value="165060" calcext:value-type="float">
            <text:p>165060</text:p>
          </table:table-cell>
          <table:table-cell table:formula="of:=[.E595]+[.G594]" office:value-type="float" office:value="73430" calcext:value-type="float">
            <text:p>73430</text:p>
          </table:table-cell>
          <table:table-cell table:formula="of:=[.F595]-[.G595]" office:value-type="float" office:value="91630" calcext:value-type="float">
            <text:p>91630</text:p>
          </table:table-cell>
          <table:table-cell table:formula="of:=IF(OR([.B595]=6;[.B595]=7); 0; IF([.C595]=&quot;zima&quot;; 2*[.$R$6]; IF([.C595]=&quot;wiosna&quot;; 5*[.$R$6]; IF([.C595]=&quot;lato&quot;; 9*[.$R$6]; IF([.C595]=&quot;jesień&quot;; 4*[.$R$6]; 0)))))" office:value-type="float" office:value="270" calcext:value-type="float">
            <text:p>270</text:p>
          </table:table-cell>
          <table:table-cell table:formula="of:=[.J594]-[.E595]+[.I595]" office:value-type="float" office:value="-9380" calcext:value-type="float">
            <text:p>-9380</text:p>
          </table:table-cell>
          <table:table-cell table:formula="of:=IF(OR([.B595]=6;[.B595]=7); 0; IF([.C595]=&quot;zima&quot;; FLOOR(0.2*[.N595])*30; IF([.C595]=&quot;wiosna&quot;;  FLOOR(0.5*[.N595])*30; IF([.C595]=&quot;lato&quot;;  FLOOR(0.9*[.N595])*30; IF([.C595]=&quot;jesień&quot;;  FLOOR(0.4*[.N595])*30; 0)))))" office:value-type="float" office:value="1380" calcext:value-type="float">
            <text:p>1380</text:p>
          </table:table-cell>
          <table:table-cell table:formula="of:=IF(MONTH([.A595])&lt;&gt;MONTH([.A596]);1;0)" office:value-type="float" office:value="0" calcext:value-type="float">
            <text:p>0</text:p>
          </table:table-cell>
          <table:table-cell table:formula="of:=IF([.L595]=1;[.H595];0)" office:value-type="float" office:value="0" calcext:value-type="float">
            <text:p>0</text:p>
          </table:table-cell>
          <table:table-cell table:formula="of:=[.N594] + IF([.M594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17" calcext:value-type="date">
            <text:p>17.08.2024</text:p>
          </table:table-cell>
          <table:table-cell table:formula="of:=WEEKDAY([.A596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596]=6;[.B596]=7); 0; IF([.C596]=&quot;zima&quot;; FLOOR(0.2*[.N596])*30; IF([.C596]=&quot;wiosna&quot;;  FLOOR(0.5*[.N596])*30; IF([.C596]=&quot;lato&quot;;  FLOOR(0.9*[.N596])*30; IF([.C596]=&quot;jesień&quot;;  FLOOR(0.4*[.N596])*30; 0)))))" office:value-type="float" office:value="0" calcext:value-type="float">
            <text:p>0</text:p>
          </table:table-cell>
          <table:table-cell table:formula="of:=IF([.B596]=7; 15*[.N596]; 0) + IF(AND([.H595] &gt; 2400; MONTH([.A595])&lt;&gt;MONTH([.A596])); 2400; 0)" office:value-type="float" office:value="0" calcext:value-type="float">
            <text:p>0</text:p>
          </table:table-cell>
          <table:table-cell table:formula="of:=[.D596]+[.F595]" office:value-type="float" office:value="165060" calcext:value-type="float">
            <text:p>165060</text:p>
          </table:table-cell>
          <table:table-cell table:formula="of:=[.E596]+[.G595]" office:value-type="float" office:value="73430" calcext:value-type="float">
            <text:p>73430</text:p>
          </table:table-cell>
          <table:table-cell table:formula="of:=[.F596]-[.G596]" office:value-type="float" office:value="91630" calcext:value-type="float">
            <text:p>91630</text:p>
          </table:table-cell>
          <table:table-cell table:formula="of:=IF(OR([.B596]=6;[.B596]=7); 0; IF([.C596]=&quot;zima&quot;; 2*[.$R$6]; IF([.C596]=&quot;wiosna&quot;; 5*[.$R$6]; IF([.C596]=&quot;lato&quot;; 9*[.$R$6]; IF([.C596]=&quot;jesień&quot;; 4*[.$R$6]; 0)))))" office:value-type="float" office:value="0" calcext:value-type="float">
            <text:p>0</text:p>
          </table:table-cell>
          <table:table-cell table:formula="of:=[.J595]-[.E596]+[.I596]" office:value-type="float" office:value="-9380" calcext:value-type="float">
            <text:p>-9380</text:p>
          </table:table-cell>
          <table:table-cell table:formula="of:=IF(OR([.B596]=6;[.B596]=7); 0; IF([.C596]=&quot;zima&quot;; FLOOR(0.2*[.N596])*30; IF([.C596]=&quot;wiosna&quot;;  FLOOR(0.5*[.N596])*30; IF([.C596]=&quot;lato&quot;;  FLOOR(0.9*[.N596])*30; IF([.C596]=&quot;jesień&quot;;  FLOOR(0.4*[.N596])*30; 0)))))" office:value-type="float" office:value="0" calcext:value-type="float">
            <text:p>0</text:p>
          </table:table-cell>
          <table:table-cell table:formula="of:=IF(MONTH([.A596])&lt;&gt;MONTH([.A597]);1;0)" office:value-type="float" office:value="0" calcext:value-type="float">
            <text:p>0</text:p>
          </table:table-cell>
          <table:table-cell table:formula="of:=IF([.L596]=1;[.H596];0)" office:value-type="float" office:value="0" calcext:value-type="float">
            <text:p>0</text:p>
          </table:table-cell>
          <table:table-cell table:formula="of:=[.N595] + IF([.M595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18" calcext:value-type="date">
            <text:p>18.08.2024</text:p>
          </table:table-cell>
          <table:table-cell table:formula="of:=WEEKDAY([.A597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597]=6;[.B597]=7); 0; IF([.C597]=&quot;zima&quot;; FLOOR(0.2*[.N597])*30; IF([.C597]=&quot;wiosna&quot;;  FLOOR(0.5*[.N597])*30; IF([.C597]=&quot;lato&quot;;  FLOOR(0.9*[.N597])*30; IF([.C597]=&quot;jesień&quot;;  FLOOR(0.4*[.N597])*30; 0)))))" office:value-type="float" office:value="0" calcext:value-type="float">
            <text:p>0</text:p>
          </table:table-cell>
          <table:table-cell table:formula="of:=IF([.B597]=7; 15*[.N597]; 0) + IF(AND([.H596] &gt; 2400; MONTH([.A596])&lt;&gt;MONTH([.A597])); 2400; 0)" office:value-type="float" office:value="780" calcext:value-type="float">
            <text:p>780</text:p>
          </table:table-cell>
          <table:table-cell table:formula="of:=[.D597]+[.F596]" office:value-type="float" office:value="165060" calcext:value-type="float">
            <text:p>165060</text:p>
          </table:table-cell>
          <table:table-cell table:formula="of:=[.E597]+[.G596]" office:value-type="float" office:value="74210" calcext:value-type="float">
            <text:p>74210</text:p>
          </table:table-cell>
          <table:table-cell table:formula="of:=[.F597]-[.G597]" office:value-type="float" office:value="90850" calcext:value-type="float">
            <text:p>90850</text:p>
          </table:table-cell>
          <table:table-cell table:formula="of:=IF(OR([.B597]=6;[.B597]=7); 0; IF([.C597]=&quot;zima&quot;; 2*[.$R$6]; IF([.C597]=&quot;wiosna&quot;; 5*[.$R$6]; IF([.C597]=&quot;lato&quot;; 9*[.$R$6]; IF([.C597]=&quot;jesień&quot;; 4*[.$R$6]; 0)))))" office:value-type="float" office:value="0" calcext:value-type="float">
            <text:p>0</text:p>
          </table:table-cell>
          <table:table-cell table:formula="of:=[.J596]-[.E597]+[.I597]" office:value-type="float" office:value="-10160" calcext:value-type="float">
            <text:p>-10160</text:p>
          </table:table-cell>
          <table:table-cell table:formula="of:=IF(OR([.B597]=6;[.B597]=7); 0; IF([.C597]=&quot;zima&quot;; FLOOR(0.2*[.N597])*30; IF([.C597]=&quot;wiosna&quot;;  FLOOR(0.5*[.N597])*30; IF([.C597]=&quot;lato&quot;;  FLOOR(0.9*[.N597])*30; IF([.C597]=&quot;jesień&quot;;  FLOOR(0.4*[.N597])*30; 0)))))" office:value-type="float" office:value="0" calcext:value-type="float">
            <text:p>0</text:p>
          </table:table-cell>
          <table:table-cell table:formula="of:=IF(MONTH([.A597])&lt;&gt;MONTH([.A598]);1;0)" office:value-type="float" office:value="0" calcext:value-type="float">
            <text:p>0</text:p>
          </table:table-cell>
          <table:table-cell table:formula="of:=IF([.L597]=1;[.H597];0)" office:value-type="float" office:value="0" calcext:value-type="float">
            <text:p>0</text:p>
          </table:table-cell>
          <table:table-cell table:formula="of:=[.N596] + IF([.M596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19" calcext:value-type="date">
            <text:p>19.08.2024</text:p>
          </table:table-cell>
          <table:table-cell table:formula="of:=WEEKDAY([.A598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598]=6;[.B598]=7); 0; IF([.C598]=&quot;zima&quot;; FLOOR(0.2*[.N598])*30; IF([.C598]=&quot;wiosna&quot;;  FLOOR(0.5*[.N598])*30; IF([.C598]=&quot;lato&quot;;  FLOOR(0.9*[.N598])*30; IF([.C598]=&quot;jesień&quot;;  FLOOR(0.4*[.N598])*30; 0)))))" office:value-type="float" office:value="1380" calcext:value-type="float">
            <text:p>1380</text:p>
          </table:table-cell>
          <table:table-cell table:formula="of:=IF([.B598]=7; 15*[.N598]; 0) + IF(AND([.H597] &gt; 2400; MONTH([.A597])&lt;&gt;MONTH([.A598])); 2400; 0)" office:value-type="float" office:value="0" calcext:value-type="float">
            <text:p>0</text:p>
          </table:table-cell>
          <table:table-cell table:formula="of:=[.D598]+[.F597]" office:value-type="float" office:value="166440" calcext:value-type="float">
            <text:p>166440</text:p>
          </table:table-cell>
          <table:table-cell table:formula="of:=[.E598]+[.G597]" office:value-type="float" office:value="74210" calcext:value-type="float">
            <text:p>74210</text:p>
          </table:table-cell>
          <table:table-cell table:formula="of:=[.F598]-[.G598]" office:value-type="float" office:value="92230" calcext:value-type="float">
            <text:p>92230</text:p>
          </table:table-cell>
          <table:table-cell table:formula="of:=IF(OR([.B598]=6;[.B598]=7); 0; IF([.C598]=&quot;zima&quot;; 2*[.$R$6]; IF([.C598]=&quot;wiosna&quot;; 5*[.$R$6]; IF([.C598]=&quot;lato&quot;; 9*[.$R$6]; IF([.C598]=&quot;jesień&quot;; 4*[.$R$6]; 0)))))" office:value-type="float" office:value="270" calcext:value-type="float">
            <text:p>270</text:p>
          </table:table-cell>
          <table:table-cell table:formula="of:=[.J597]-[.E598]+[.I598]" office:value-type="float" office:value="-9890" calcext:value-type="float">
            <text:p>-9890</text:p>
          </table:table-cell>
          <table:table-cell table:formula="of:=IF(OR([.B598]=6;[.B598]=7); 0; IF([.C598]=&quot;zima&quot;; FLOOR(0.2*[.N598])*30; IF([.C598]=&quot;wiosna&quot;;  FLOOR(0.5*[.N598])*30; IF([.C598]=&quot;lato&quot;;  FLOOR(0.9*[.N598])*30; IF([.C598]=&quot;jesień&quot;;  FLOOR(0.4*[.N598])*30; 0)))))" office:value-type="float" office:value="1380" calcext:value-type="float">
            <text:p>1380</text:p>
          </table:table-cell>
          <table:table-cell table:formula="of:=IF(MONTH([.A598])&lt;&gt;MONTH([.A599]);1;0)" office:value-type="float" office:value="0" calcext:value-type="float">
            <text:p>0</text:p>
          </table:table-cell>
          <table:table-cell table:formula="of:=IF([.L598]=1;[.H598];0)" office:value-type="float" office:value="0" calcext:value-type="float">
            <text:p>0</text:p>
          </table:table-cell>
          <table:table-cell table:formula="of:=[.N597] + IF([.M597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20" calcext:value-type="date">
            <text:p>20.08.2024</text:p>
          </table:table-cell>
          <table:table-cell table:formula="of:=WEEKDAY([.A599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599]=6;[.B599]=7); 0; IF([.C599]=&quot;zima&quot;; FLOOR(0.2*[.N599])*30; IF([.C599]=&quot;wiosna&quot;;  FLOOR(0.5*[.N599])*30; IF([.C599]=&quot;lato&quot;;  FLOOR(0.9*[.N599])*30; IF([.C599]=&quot;jesień&quot;;  FLOOR(0.4*[.N599])*30; 0)))))" office:value-type="float" office:value="1380" calcext:value-type="float">
            <text:p>1380</text:p>
          </table:table-cell>
          <table:table-cell table:formula="of:=IF([.B599]=7; 15*[.N599]; 0) + IF(AND([.H598] &gt; 2400; MONTH([.A598])&lt;&gt;MONTH([.A599])); 2400; 0)" office:value-type="float" office:value="0" calcext:value-type="float">
            <text:p>0</text:p>
          </table:table-cell>
          <table:table-cell table:formula="of:=[.D599]+[.F598]" office:value-type="float" office:value="167820" calcext:value-type="float">
            <text:p>167820</text:p>
          </table:table-cell>
          <table:table-cell table:formula="of:=[.E599]+[.G598]" office:value-type="float" office:value="74210" calcext:value-type="float">
            <text:p>74210</text:p>
          </table:table-cell>
          <table:table-cell table:formula="of:=[.F599]-[.G599]" office:value-type="float" office:value="93610" calcext:value-type="float">
            <text:p>93610</text:p>
          </table:table-cell>
          <table:table-cell table:formula="of:=IF(OR([.B599]=6;[.B599]=7); 0; IF([.C599]=&quot;zima&quot;; 2*[.$R$6]; IF([.C599]=&quot;wiosna&quot;; 5*[.$R$6]; IF([.C599]=&quot;lato&quot;; 9*[.$R$6]; IF([.C599]=&quot;jesień&quot;; 4*[.$R$6]; 0)))))" office:value-type="float" office:value="270" calcext:value-type="float">
            <text:p>270</text:p>
          </table:table-cell>
          <table:table-cell table:formula="of:=[.J598]-[.E599]+[.I599]" office:value-type="float" office:value="-9620" calcext:value-type="float">
            <text:p>-9620</text:p>
          </table:table-cell>
          <table:table-cell table:formula="of:=IF(OR([.B599]=6;[.B599]=7); 0; IF([.C599]=&quot;zima&quot;; FLOOR(0.2*[.N599])*30; IF([.C599]=&quot;wiosna&quot;;  FLOOR(0.5*[.N599])*30; IF([.C599]=&quot;lato&quot;;  FLOOR(0.9*[.N599])*30; IF([.C599]=&quot;jesień&quot;;  FLOOR(0.4*[.N599])*30; 0)))))" office:value-type="float" office:value="1380" calcext:value-type="float">
            <text:p>1380</text:p>
          </table:table-cell>
          <table:table-cell table:formula="of:=IF(MONTH([.A599])&lt;&gt;MONTH([.A600]);1;0)" office:value-type="float" office:value="0" calcext:value-type="float">
            <text:p>0</text:p>
          </table:table-cell>
          <table:table-cell table:formula="of:=IF([.L599]=1;[.H599];0)" office:value-type="float" office:value="0" calcext:value-type="float">
            <text:p>0</text:p>
          </table:table-cell>
          <table:table-cell table:formula="of:=[.N598] + IF([.M598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21" calcext:value-type="date">
            <text:p>21.08.2024</text:p>
          </table:table-cell>
          <table:table-cell table:formula="of:=WEEKDAY([.A600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600]=6;[.B600]=7); 0; IF([.C600]=&quot;zima&quot;; FLOOR(0.2*[.N600])*30; IF([.C600]=&quot;wiosna&quot;;  FLOOR(0.5*[.N600])*30; IF([.C600]=&quot;lato&quot;;  FLOOR(0.9*[.N600])*30; IF([.C600]=&quot;jesień&quot;;  FLOOR(0.4*[.N600])*30; 0)))))" office:value-type="float" office:value="1380" calcext:value-type="float">
            <text:p>1380</text:p>
          </table:table-cell>
          <table:table-cell table:formula="of:=IF([.B600]=7; 15*[.N600]; 0) + IF(AND([.H599] &gt; 2400; MONTH([.A599])&lt;&gt;MONTH([.A600])); 2400; 0)" office:value-type="float" office:value="0" calcext:value-type="float">
            <text:p>0</text:p>
          </table:table-cell>
          <table:table-cell table:formula="of:=[.D600]+[.F599]" office:value-type="float" office:value="169200" calcext:value-type="float">
            <text:p>169200</text:p>
          </table:table-cell>
          <table:table-cell table:formula="of:=[.E600]+[.G599]" office:value-type="float" office:value="74210" calcext:value-type="float">
            <text:p>74210</text:p>
          </table:table-cell>
          <table:table-cell table:formula="of:=[.F600]-[.G600]" office:value-type="float" office:value="94990" calcext:value-type="float">
            <text:p>94990</text:p>
          </table:table-cell>
          <table:table-cell table:formula="of:=IF(OR([.B600]=6;[.B600]=7); 0; IF([.C600]=&quot;zima&quot;; 2*[.$R$6]; IF([.C600]=&quot;wiosna&quot;; 5*[.$R$6]; IF([.C600]=&quot;lato&quot;; 9*[.$R$6]; IF([.C600]=&quot;jesień&quot;; 4*[.$R$6]; 0)))))" office:value-type="float" office:value="270" calcext:value-type="float">
            <text:p>270</text:p>
          </table:table-cell>
          <table:table-cell table:formula="of:=[.J599]-[.E600]+[.I600]" office:value-type="float" office:value="-9350" calcext:value-type="float">
            <text:p>-9350</text:p>
          </table:table-cell>
          <table:table-cell table:formula="of:=IF(OR([.B600]=6;[.B600]=7); 0; IF([.C600]=&quot;zima&quot;; FLOOR(0.2*[.N600])*30; IF([.C600]=&quot;wiosna&quot;;  FLOOR(0.5*[.N600])*30; IF([.C600]=&quot;lato&quot;;  FLOOR(0.9*[.N600])*30; IF([.C600]=&quot;jesień&quot;;  FLOOR(0.4*[.N600])*30; 0)))))" office:value-type="float" office:value="1380" calcext:value-type="float">
            <text:p>1380</text:p>
          </table:table-cell>
          <table:table-cell table:formula="of:=IF(MONTH([.A600])&lt;&gt;MONTH([.A601]);1;0)" office:value-type="float" office:value="0" calcext:value-type="float">
            <text:p>0</text:p>
          </table:table-cell>
          <table:table-cell table:formula="of:=IF([.L600]=1;[.H600];0)" office:value-type="float" office:value="0" calcext:value-type="float">
            <text:p>0</text:p>
          </table:table-cell>
          <table:table-cell table:formula="of:=[.N599] + IF([.M599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22" calcext:value-type="date">
            <text:p>22.08.2024</text:p>
          </table:table-cell>
          <table:table-cell table:formula="of:=WEEKDAY([.A601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601]=6;[.B601]=7); 0; IF([.C601]=&quot;zima&quot;; FLOOR(0.2*[.N601])*30; IF([.C601]=&quot;wiosna&quot;;  FLOOR(0.5*[.N601])*30; IF([.C601]=&quot;lato&quot;;  FLOOR(0.9*[.N601])*30; IF([.C601]=&quot;jesień&quot;;  FLOOR(0.4*[.N601])*30; 0)))))" office:value-type="float" office:value="1380" calcext:value-type="float">
            <text:p>1380</text:p>
          </table:table-cell>
          <table:table-cell table:formula="of:=IF([.B601]=7; 15*[.N601]; 0) + IF(AND([.H600] &gt; 2400; MONTH([.A600])&lt;&gt;MONTH([.A601])); 2400; 0)" office:value-type="float" office:value="0" calcext:value-type="float">
            <text:p>0</text:p>
          </table:table-cell>
          <table:table-cell table:formula="of:=[.D601]+[.F600]" office:value-type="float" office:value="170580" calcext:value-type="float">
            <text:p>170580</text:p>
          </table:table-cell>
          <table:table-cell table:formula="of:=[.E601]+[.G600]" office:value-type="float" office:value="74210" calcext:value-type="float">
            <text:p>74210</text:p>
          </table:table-cell>
          <table:table-cell table:formula="of:=[.F601]-[.G601]" office:value-type="float" office:value="96370" calcext:value-type="float">
            <text:p>96370</text:p>
          </table:table-cell>
          <table:table-cell table:formula="of:=IF(OR([.B601]=6;[.B601]=7); 0; IF([.C601]=&quot;zima&quot;; 2*[.$R$6]; IF([.C601]=&quot;wiosna&quot;; 5*[.$R$6]; IF([.C601]=&quot;lato&quot;; 9*[.$R$6]; IF([.C601]=&quot;jesień&quot;; 4*[.$R$6]; 0)))))" office:value-type="float" office:value="270" calcext:value-type="float">
            <text:p>270</text:p>
          </table:table-cell>
          <table:table-cell table:formula="of:=[.J600]-[.E601]+[.I601]" office:value-type="float" office:value="-9080" calcext:value-type="float">
            <text:p>-9080</text:p>
          </table:table-cell>
          <table:table-cell table:formula="of:=IF(OR([.B601]=6;[.B601]=7); 0; IF([.C601]=&quot;zima&quot;; FLOOR(0.2*[.N601])*30; IF([.C601]=&quot;wiosna&quot;;  FLOOR(0.5*[.N601])*30; IF([.C601]=&quot;lato&quot;;  FLOOR(0.9*[.N601])*30; IF([.C601]=&quot;jesień&quot;;  FLOOR(0.4*[.N601])*30; 0)))))" office:value-type="float" office:value="1380" calcext:value-type="float">
            <text:p>1380</text:p>
          </table:table-cell>
          <table:table-cell table:formula="of:=IF(MONTH([.A601])&lt;&gt;MONTH([.A602]);1;0)" office:value-type="float" office:value="0" calcext:value-type="float">
            <text:p>0</text:p>
          </table:table-cell>
          <table:table-cell table:formula="of:=IF([.L601]=1;[.H601];0)" office:value-type="float" office:value="0" calcext:value-type="float">
            <text:p>0</text:p>
          </table:table-cell>
          <table:table-cell table:formula="of:=[.N600] + IF([.M600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23" calcext:value-type="date">
            <text:p>23.08.2024</text:p>
          </table:table-cell>
          <table:table-cell table:formula="of:=WEEKDAY([.A602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602]=6;[.B602]=7); 0; IF([.C602]=&quot;zima&quot;; FLOOR(0.2*[.N602])*30; IF([.C602]=&quot;wiosna&quot;;  FLOOR(0.5*[.N602])*30; IF([.C602]=&quot;lato&quot;;  FLOOR(0.9*[.N602])*30; IF([.C602]=&quot;jesień&quot;;  FLOOR(0.4*[.N602])*30; 0)))))" office:value-type="float" office:value="1380" calcext:value-type="float">
            <text:p>1380</text:p>
          </table:table-cell>
          <table:table-cell table:formula="of:=IF([.B602]=7; 15*[.N602]; 0) + IF(AND([.H601] &gt; 2400; MONTH([.A601])&lt;&gt;MONTH([.A602])); 2400; 0)" office:value-type="float" office:value="0" calcext:value-type="float">
            <text:p>0</text:p>
          </table:table-cell>
          <table:table-cell table:formula="of:=[.D602]+[.F601]" office:value-type="float" office:value="171960" calcext:value-type="float">
            <text:p>171960</text:p>
          </table:table-cell>
          <table:table-cell table:formula="of:=[.E602]+[.G601]" office:value-type="float" office:value="74210" calcext:value-type="float">
            <text:p>74210</text:p>
          </table:table-cell>
          <table:table-cell table:formula="of:=[.F602]-[.G602]" office:value-type="float" office:value="97750" calcext:value-type="float">
            <text:p>97750</text:p>
          </table:table-cell>
          <table:table-cell table:formula="of:=IF(OR([.B602]=6;[.B602]=7); 0; IF([.C602]=&quot;zima&quot;; 2*[.$R$6]; IF([.C602]=&quot;wiosna&quot;; 5*[.$R$6]; IF([.C602]=&quot;lato&quot;; 9*[.$R$6]; IF([.C602]=&quot;jesień&quot;; 4*[.$R$6]; 0)))))" office:value-type="float" office:value="270" calcext:value-type="float">
            <text:p>270</text:p>
          </table:table-cell>
          <table:table-cell table:formula="of:=[.J601]-[.E602]+[.I602]" office:value-type="float" office:value="-8810" calcext:value-type="float">
            <text:p>-8810</text:p>
          </table:table-cell>
          <table:table-cell table:formula="of:=IF(OR([.B602]=6;[.B602]=7); 0; IF([.C602]=&quot;zima&quot;; FLOOR(0.2*[.N602])*30; IF([.C602]=&quot;wiosna&quot;;  FLOOR(0.5*[.N602])*30; IF([.C602]=&quot;lato&quot;;  FLOOR(0.9*[.N602])*30; IF([.C602]=&quot;jesień&quot;;  FLOOR(0.4*[.N602])*30; 0)))))" office:value-type="float" office:value="1380" calcext:value-type="float">
            <text:p>1380</text:p>
          </table:table-cell>
          <table:table-cell table:formula="of:=IF(MONTH([.A602])&lt;&gt;MONTH([.A603]);1;0)" office:value-type="float" office:value="0" calcext:value-type="float">
            <text:p>0</text:p>
          </table:table-cell>
          <table:table-cell table:formula="of:=IF([.L602]=1;[.H602];0)" office:value-type="float" office:value="0" calcext:value-type="float">
            <text:p>0</text:p>
          </table:table-cell>
          <table:table-cell table:formula="of:=[.N601] + IF([.M601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24" calcext:value-type="date">
            <text:p>24.08.2024</text:p>
          </table:table-cell>
          <table:table-cell table:formula="of:=WEEKDAY([.A603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603]=6;[.B603]=7); 0; IF([.C603]=&quot;zima&quot;; FLOOR(0.2*[.N603])*30; IF([.C603]=&quot;wiosna&quot;;  FLOOR(0.5*[.N603])*30; IF([.C603]=&quot;lato&quot;;  FLOOR(0.9*[.N603])*30; IF([.C603]=&quot;jesień&quot;;  FLOOR(0.4*[.N603])*30; 0)))))" office:value-type="float" office:value="0" calcext:value-type="float">
            <text:p>0</text:p>
          </table:table-cell>
          <table:table-cell table:formula="of:=IF([.B603]=7; 15*[.N603]; 0) + IF(AND([.H602] &gt; 2400; MONTH([.A602])&lt;&gt;MONTH([.A603])); 2400; 0)" office:value-type="float" office:value="0" calcext:value-type="float">
            <text:p>0</text:p>
          </table:table-cell>
          <table:table-cell table:formula="of:=[.D603]+[.F602]" office:value-type="float" office:value="171960" calcext:value-type="float">
            <text:p>171960</text:p>
          </table:table-cell>
          <table:table-cell table:formula="of:=[.E603]+[.G602]" office:value-type="float" office:value="74210" calcext:value-type="float">
            <text:p>74210</text:p>
          </table:table-cell>
          <table:table-cell table:formula="of:=[.F603]-[.G603]" office:value-type="float" office:value="97750" calcext:value-type="float">
            <text:p>97750</text:p>
          </table:table-cell>
          <table:table-cell table:formula="of:=IF(OR([.B603]=6;[.B603]=7); 0; IF([.C603]=&quot;zima&quot;; 2*[.$R$6]; IF([.C603]=&quot;wiosna&quot;; 5*[.$R$6]; IF([.C603]=&quot;lato&quot;; 9*[.$R$6]; IF([.C603]=&quot;jesień&quot;; 4*[.$R$6]; 0)))))" office:value-type="float" office:value="0" calcext:value-type="float">
            <text:p>0</text:p>
          </table:table-cell>
          <table:table-cell table:formula="of:=[.J602]-[.E603]+[.I603]" office:value-type="float" office:value="-8810" calcext:value-type="float">
            <text:p>-8810</text:p>
          </table:table-cell>
          <table:table-cell table:formula="of:=IF(OR([.B603]=6;[.B603]=7); 0; IF([.C603]=&quot;zima&quot;; FLOOR(0.2*[.N603])*30; IF([.C603]=&quot;wiosna&quot;;  FLOOR(0.5*[.N603])*30; IF([.C603]=&quot;lato&quot;;  FLOOR(0.9*[.N603])*30; IF([.C603]=&quot;jesień&quot;;  FLOOR(0.4*[.N603])*30; 0)))))" office:value-type="float" office:value="0" calcext:value-type="float">
            <text:p>0</text:p>
          </table:table-cell>
          <table:table-cell table:formula="of:=IF(MONTH([.A603])&lt;&gt;MONTH([.A604]);1;0)" office:value-type="float" office:value="0" calcext:value-type="float">
            <text:p>0</text:p>
          </table:table-cell>
          <table:table-cell table:formula="of:=IF([.L603]=1;[.H603];0)" office:value-type="float" office:value="0" calcext:value-type="float">
            <text:p>0</text:p>
          </table:table-cell>
          <table:table-cell table:formula="of:=[.N602] + IF([.M602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25" calcext:value-type="date">
            <text:p>25.08.2024</text:p>
          </table:table-cell>
          <table:table-cell table:formula="of:=WEEKDAY([.A604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604]=6;[.B604]=7); 0; IF([.C604]=&quot;zima&quot;; FLOOR(0.2*[.N604])*30; IF([.C604]=&quot;wiosna&quot;;  FLOOR(0.5*[.N604])*30; IF([.C604]=&quot;lato&quot;;  FLOOR(0.9*[.N604])*30; IF([.C604]=&quot;jesień&quot;;  FLOOR(0.4*[.N604])*30; 0)))))" office:value-type="float" office:value="0" calcext:value-type="float">
            <text:p>0</text:p>
          </table:table-cell>
          <table:table-cell table:formula="of:=IF([.B604]=7; 15*[.N604]; 0) + IF(AND([.H603] &gt; 2400; MONTH([.A603])&lt;&gt;MONTH([.A604])); 2400; 0)" office:value-type="float" office:value="780" calcext:value-type="float">
            <text:p>780</text:p>
          </table:table-cell>
          <table:table-cell table:formula="of:=[.D604]+[.F603]" office:value-type="float" office:value="171960" calcext:value-type="float">
            <text:p>171960</text:p>
          </table:table-cell>
          <table:table-cell table:formula="of:=[.E604]+[.G603]" office:value-type="float" office:value="74990" calcext:value-type="float">
            <text:p>74990</text:p>
          </table:table-cell>
          <table:table-cell table:formula="of:=[.F604]-[.G604]" office:value-type="float" office:value="96970" calcext:value-type="float">
            <text:p>96970</text:p>
          </table:table-cell>
          <table:table-cell table:formula="of:=IF(OR([.B604]=6;[.B604]=7); 0; IF([.C604]=&quot;zima&quot;; 2*[.$R$6]; IF([.C604]=&quot;wiosna&quot;; 5*[.$R$6]; IF([.C604]=&quot;lato&quot;; 9*[.$R$6]; IF([.C604]=&quot;jesień&quot;; 4*[.$R$6]; 0)))))" office:value-type="float" office:value="0" calcext:value-type="float">
            <text:p>0</text:p>
          </table:table-cell>
          <table:table-cell table:formula="of:=[.J603]-[.E604]+[.I604]" office:value-type="float" office:value="-9590" calcext:value-type="float">
            <text:p>-9590</text:p>
          </table:table-cell>
          <table:table-cell table:formula="of:=IF(OR([.B604]=6;[.B604]=7); 0; IF([.C604]=&quot;zima&quot;; FLOOR(0.2*[.N604])*30; IF([.C604]=&quot;wiosna&quot;;  FLOOR(0.5*[.N604])*30; IF([.C604]=&quot;lato&quot;;  FLOOR(0.9*[.N604])*30; IF([.C604]=&quot;jesień&quot;;  FLOOR(0.4*[.N604])*30; 0)))))" office:value-type="float" office:value="0" calcext:value-type="float">
            <text:p>0</text:p>
          </table:table-cell>
          <table:table-cell table:formula="of:=IF(MONTH([.A604])&lt;&gt;MONTH([.A605]);1;0)" office:value-type="float" office:value="0" calcext:value-type="float">
            <text:p>0</text:p>
          </table:table-cell>
          <table:table-cell table:formula="of:=IF([.L604]=1;[.H604];0)" office:value-type="float" office:value="0" calcext:value-type="float">
            <text:p>0</text:p>
          </table:table-cell>
          <table:table-cell table:formula="of:=[.N603] + IF([.M603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26" calcext:value-type="date">
            <text:p>26.08.2024</text:p>
          </table:table-cell>
          <table:table-cell table:formula="of:=WEEKDAY([.A605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605]=6;[.B605]=7); 0; IF([.C605]=&quot;zima&quot;; FLOOR(0.2*[.N605])*30; IF([.C605]=&quot;wiosna&quot;;  FLOOR(0.5*[.N605])*30; IF([.C605]=&quot;lato&quot;;  FLOOR(0.9*[.N605])*30; IF([.C605]=&quot;jesień&quot;;  FLOOR(0.4*[.N605])*30; 0)))))" office:value-type="float" office:value="1380" calcext:value-type="float">
            <text:p>1380</text:p>
          </table:table-cell>
          <table:table-cell table:formula="of:=IF([.B605]=7; 15*[.N605]; 0) + IF(AND([.H604] &gt; 2400; MONTH([.A604])&lt;&gt;MONTH([.A605])); 2400; 0)" office:value-type="float" office:value="0" calcext:value-type="float">
            <text:p>0</text:p>
          </table:table-cell>
          <table:table-cell table:formula="of:=[.D605]+[.F604]" office:value-type="float" office:value="173340" calcext:value-type="float">
            <text:p>173340</text:p>
          </table:table-cell>
          <table:table-cell table:formula="of:=[.E605]+[.G604]" office:value-type="float" office:value="74990" calcext:value-type="float">
            <text:p>74990</text:p>
          </table:table-cell>
          <table:table-cell table:formula="of:=[.F605]-[.G605]" office:value-type="float" office:value="98350" calcext:value-type="float">
            <text:p>98350</text:p>
          </table:table-cell>
          <table:table-cell table:formula="of:=IF(OR([.B605]=6;[.B605]=7); 0; IF([.C605]=&quot;zima&quot;; 2*[.$R$6]; IF([.C605]=&quot;wiosna&quot;; 5*[.$R$6]; IF([.C605]=&quot;lato&quot;; 9*[.$R$6]; IF([.C605]=&quot;jesień&quot;; 4*[.$R$6]; 0)))))" office:value-type="float" office:value="270" calcext:value-type="float">
            <text:p>270</text:p>
          </table:table-cell>
          <table:table-cell table:formula="of:=[.J604]-[.E605]+[.I605]" office:value-type="float" office:value="-9320" calcext:value-type="float">
            <text:p>-9320</text:p>
          </table:table-cell>
          <table:table-cell table:formula="of:=IF(OR([.B605]=6;[.B605]=7); 0; IF([.C605]=&quot;zima&quot;; FLOOR(0.2*[.N605])*30; IF([.C605]=&quot;wiosna&quot;;  FLOOR(0.5*[.N605])*30; IF([.C605]=&quot;lato&quot;;  FLOOR(0.9*[.N605])*30; IF([.C605]=&quot;jesień&quot;;  FLOOR(0.4*[.N605])*30; 0)))))" office:value-type="float" office:value="1380" calcext:value-type="float">
            <text:p>1380</text:p>
          </table:table-cell>
          <table:table-cell table:formula="of:=IF(MONTH([.A605])&lt;&gt;MONTH([.A606]);1;0)" office:value-type="float" office:value="0" calcext:value-type="float">
            <text:p>0</text:p>
          </table:table-cell>
          <table:table-cell table:formula="of:=IF([.L605]=1;[.H605];0)" office:value-type="float" office:value="0" calcext:value-type="float">
            <text:p>0</text:p>
          </table:table-cell>
          <table:table-cell table:formula="of:=[.N604] + IF([.M604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27" calcext:value-type="date">
            <text:p>27.08.2024</text:p>
          </table:table-cell>
          <table:table-cell table:formula="of:=WEEKDAY([.A606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606]=6;[.B606]=7); 0; IF([.C606]=&quot;zima&quot;; FLOOR(0.2*[.N606])*30; IF([.C606]=&quot;wiosna&quot;;  FLOOR(0.5*[.N606])*30; IF([.C606]=&quot;lato&quot;;  FLOOR(0.9*[.N606])*30; IF([.C606]=&quot;jesień&quot;;  FLOOR(0.4*[.N606])*30; 0)))))" office:value-type="float" office:value="1380" calcext:value-type="float">
            <text:p>1380</text:p>
          </table:table-cell>
          <table:table-cell table:formula="of:=IF([.B606]=7; 15*[.N606]; 0) + IF(AND([.H605] &gt; 2400; MONTH([.A605])&lt;&gt;MONTH([.A606])); 2400; 0)" office:value-type="float" office:value="0" calcext:value-type="float">
            <text:p>0</text:p>
          </table:table-cell>
          <table:table-cell table:formula="of:=[.D606]+[.F605]" office:value-type="float" office:value="174720" calcext:value-type="float">
            <text:p>174720</text:p>
          </table:table-cell>
          <table:table-cell table:formula="of:=[.E606]+[.G605]" office:value-type="float" office:value="74990" calcext:value-type="float">
            <text:p>74990</text:p>
          </table:table-cell>
          <table:table-cell table:formula="of:=[.F606]-[.G606]" office:value-type="float" office:value="99730" calcext:value-type="float">
            <text:p>99730</text:p>
          </table:table-cell>
          <table:table-cell table:formula="of:=IF(OR([.B606]=6;[.B606]=7); 0; IF([.C606]=&quot;zima&quot;; 2*[.$R$6]; IF([.C606]=&quot;wiosna&quot;; 5*[.$R$6]; IF([.C606]=&quot;lato&quot;; 9*[.$R$6]; IF([.C606]=&quot;jesień&quot;; 4*[.$R$6]; 0)))))" office:value-type="float" office:value="270" calcext:value-type="float">
            <text:p>270</text:p>
          </table:table-cell>
          <table:table-cell table:formula="of:=[.J605]-[.E606]+[.I606]" office:value-type="float" office:value="-9050" calcext:value-type="float">
            <text:p>-9050</text:p>
          </table:table-cell>
          <table:table-cell table:formula="of:=IF(OR([.B606]=6;[.B606]=7); 0; IF([.C606]=&quot;zima&quot;; FLOOR(0.2*[.N606])*30; IF([.C606]=&quot;wiosna&quot;;  FLOOR(0.5*[.N606])*30; IF([.C606]=&quot;lato&quot;;  FLOOR(0.9*[.N606])*30; IF([.C606]=&quot;jesień&quot;;  FLOOR(0.4*[.N606])*30; 0)))))" office:value-type="float" office:value="1380" calcext:value-type="float">
            <text:p>1380</text:p>
          </table:table-cell>
          <table:table-cell table:formula="of:=IF(MONTH([.A606])&lt;&gt;MONTH([.A607]);1;0)" office:value-type="float" office:value="0" calcext:value-type="float">
            <text:p>0</text:p>
          </table:table-cell>
          <table:table-cell table:formula="of:=IF([.L606]=1;[.H606];0)" office:value-type="float" office:value="0" calcext:value-type="float">
            <text:p>0</text:p>
          </table:table-cell>
          <table:table-cell table:formula="of:=[.N605] + IF([.M605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28" calcext:value-type="date">
            <text:p>28.08.2024</text:p>
          </table:table-cell>
          <table:table-cell table:formula="of:=WEEKDAY([.A607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607]=6;[.B607]=7); 0; IF([.C607]=&quot;zima&quot;; FLOOR(0.2*[.N607])*30; IF([.C607]=&quot;wiosna&quot;;  FLOOR(0.5*[.N607])*30; IF([.C607]=&quot;lato&quot;;  FLOOR(0.9*[.N607])*30; IF([.C607]=&quot;jesień&quot;;  FLOOR(0.4*[.N607])*30; 0)))))" office:value-type="float" office:value="1380" calcext:value-type="float">
            <text:p>1380</text:p>
          </table:table-cell>
          <table:table-cell table:formula="of:=IF([.B607]=7; 15*[.N607]; 0) + IF(AND([.H606] &gt; 2400; MONTH([.A606])&lt;&gt;MONTH([.A607])); 2400; 0)" office:value-type="float" office:value="0" calcext:value-type="float">
            <text:p>0</text:p>
          </table:table-cell>
          <table:table-cell table:formula="of:=[.D607]+[.F606]" office:value-type="float" office:value="176100" calcext:value-type="float">
            <text:p>176100</text:p>
          </table:table-cell>
          <table:table-cell table:formula="of:=[.E607]+[.G606]" office:value-type="float" office:value="74990" calcext:value-type="float">
            <text:p>74990</text:p>
          </table:table-cell>
          <table:table-cell table:formula="of:=[.F607]-[.G607]" office:value-type="float" office:value="101110" calcext:value-type="float">
            <text:p>101110</text:p>
          </table:table-cell>
          <table:table-cell table:formula="of:=IF(OR([.B607]=6;[.B607]=7); 0; IF([.C607]=&quot;zima&quot;; 2*[.$R$6]; IF([.C607]=&quot;wiosna&quot;; 5*[.$R$6]; IF([.C607]=&quot;lato&quot;; 9*[.$R$6]; IF([.C607]=&quot;jesień&quot;; 4*[.$R$6]; 0)))))" office:value-type="float" office:value="270" calcext:value-type="float">
            <text:p>270</text:p>
          </table:table-cell>
          <table:table-cell table:formula="of:=[.J606]-[.E607]+[.I607]" office:value-type="float" office:value="-8780" calcext:value-type="float">
            <text:p>-8780</text:p>
          </table:table-cell>
          <table:table-cell table:formula="of:=IF(OR([.B607]=6;[.B607]=7); 0; IF([.C607]=&quot;zima&quot;; FLOOR(0.2*[.N607])*30; IF([.C607]=&quot;wiosna&quot;;  FLOOR(0.5*[.N607])*30; IF([.C607]=&quot;lato&quot;;  FLOOR(0.9*[.N607])*30; IF([.C607]=&quot;jesień&quot;;  FLOOR(0.4*[.N607])*30; 0)))))" office:value-type="float" office:value="1380" calcext:value-type="float">
            <text:p>1380</text:p>
          </table:table-cell>
          <table:table-cell table:formula="of:=IF(MONTH([.A607])&lt;&gt;MONTH([.A608]);1;0)" office:value-type="float" office:value="0" calcext:value-type="float">
            <text:p>0</text:p>
          </table:table-cell>
          <table:table-cell table:formula="of:=IF([.L607]=1;[.H607];0)" office:value-type="float" office:value="0" calcext:value-type="float">
            <text:p>0</text:p>
          </table:table-cell>
          <table:table-cell table:formula="of:=[.N606] + IF([.M606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29" calcext:value-type="date">
            <text:p>29.08.2024</text:p>
          </table:table-cell>
          <table:table-cell table:formula="of:=WEEKDAY([.A608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608]=6;[.B608]=7); 0; IF([.C608]=&quot;zima&quot;; FLOOR(0.2*[.N608])*30; IF([.C608]=&quot;wiosna&quot;;  FLOOR(0.5*[.N608])*30; IF([.C608]=&quot;lato&quot;;  FLOOR(0.9*[.N608])*30; IF([.C608]=&quot;jesień&quot;;  FLOOR(0.4*[.N608])*30; 0)))))" office:value-type="float" office:value="1380" calcext:value-type="float">
            <text:p>1380</text:p>
          </table:table-cell>
          <table:table-cell table:formula="of:=IF([.B608]=7; 15*[.N608]; 0) + IF(AND([.H607] &gt; 2400; MONTH([.A607])&lt;&gt;MONTH([.A608])); 2400; 0)" office:value-type="float" office:value="0" calcext:value-type="float">
            <text:p>0</text:p>
          </table:table-cell>
          <table:table-cell table:formula="of:=[.D608]+[.F607]" office:value-type="float" office:value="177480" calcext:value-type="float">
            <text:p>177480</text:p>
          </table:table-cell>
          <table:table-cell table:formula="of:=[.E608]+[.G607]" office:value-type="float" office:value="74990" calcext:value-type="float">
            <text:p>74990</text:p>
          </table:table-cell>
          <table:table-cell table:formula="of:=[.F608]-[.G608]" office:value-type="float" office:value="102490" calcext:value-type="float">
            <text:p>102490</text:p>
          </table:table-cell>
          <table:table-cell table:formula="of:=IF(OR([.B608]=6;[.B608]=7); 0; IF([.C608]=&quot;zima&quot;; 2*[.$R$6]; IF([.C608]=&quot;wiosna&quot;; 5*[.$R$6]; IF([.C608]=&quot;lato&quot;; 9*[.$R$6]; IF([.C608]=&quot;jesień&quot;; 4*[.$R$6]; 0)))))" office:value-type="float" office:value="270" calcext:value-type="float">
            <text:p>270</text:p>
          </table:table-cell>
          <table:table-cell table:formula="of:=[.J607]-[.E608]+[.I608]" office:value-type="float" office:value="-8510" calcext:value-type="float">
            <text:p>-8510</text:p>
          </table:table-cell>
          <table:table-cell table:formula="of:=IF(OR([.B608]=6;[.B608]=7); 0; IF([.C608]=&quot;zima&quot;; FLOOR(0.2*[.N608])*30; IF([.C608]=&quot;wiosna&quot;;  FLOOR(0.5*[.N608])*30; IF([.C608]=&quot;lato&quot;;  FLOOR(0.9*[.N608])*30; IF([.C608]=&quot;jesień&quot;;  FLOOR(0.4*[.N608])*30; 0)))))" office:value-type="float" office:value="1380" calcext:value-type="float">
            <text:p>1380</text:p>
          </table:table-cell>
          <table:table-cell table:formula="of:=IF(MONTH([.A608])&lt;&gt;MONTH([.A609]);1;0)" office:value-type="float" office:value="0" calcext:value-type="float">
            <text:p>0</text:p>
          </table:table-cell>
          <table:table-cell table:formula="of:=IF([.L608]=1;[.H608];0)" office:value-type="float" office:value="0" calcext:value-type="float">
            <text:p>0</text:p>
          </table:table-cell>
          <table:table-cell table:formula="of:=[.N607] + IF([.M607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30" calcext:value-type="date">
            <text:p>30.08.2024</text:p>
          </table:table-cell>
          <table:table-cell table:formula="of:=WEEKDAY([.A609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609]=6;[.B609]=7); 0; IF([.C609]=&quot;zima&quot;; FLOOR(0.2*[.N609])*30; IF([.C609]=&quot;wiosna&quot;;  FLOOR(0.5*[.N609])*30; IF([.C609]=&quot;lato&quot;;  FLOOR(0.9*[.N609])*30; IF([.C609]=&quot;jesień&quot;;  FLOOR(0.4*[.N609])*30; 0)))))" office:value-type="float" office:value="1380" calcext:value-type="float">
            <text:p>1380</text:p>
          </table:table-cell>
          <table:table-cell table:formula="of:=IF([.B609]=7; 15*[.N609]; 0) + IF(AND([.H608] &gt; 2400; MONTH([.A608])&lt;&gt;MONTH([.A609])); 2400; 0)" office:value-type="float" office:value="0" calcext:value-type="float">
            <text:p>0</text:p>
          </table:table-cell>
          <table:table-cell table:formula="of:=[.D609]+[.F608]" office:value-type="float" office:value="178860" calcext:value-type="float">
            <text:p>178860</text:p>
          </table:table-cell>
          <table:table-cell table:formula="of:=[.E609]+[.G608]" office:value-type="float" office:value="74990" calcext:value-type="float">
            <text:p>74990</text:p>
          </table:table-cell>
          <table:table-cell table:formula="of:=[.F609]-[.G609]" office:value-type="float" office:value="103870" calcext:value-type="float">
            <text:p>103870</text:p>
          </table:table-cell>
          <table:table-cell table:formula="of:=IF(OR([.B609]=6;[.B609]=7); 0; IF([.C609]=&quot;zima&quot;; 2*[.$R$6]; IF([.C609]=&quot;wiosna&quot;; 5*[.$R$6]; IF([.C609]=&quot;lato&quot;; 9*[.$R$6]; IF([.C609]=&quot;jesień&quot;; 4*[.$R$6]; 0)))))" office:value-type="float" office:value="270" calcext:value-type="float">
            <text:p>270</text:p>
          </table:table-cell>
          <table:table-cell table:formula="of:=[.J608]-[.E609]+[.I609]" office:value-type="float" office:value="-8240" calcext:value-type="float">
            <text:p>-8240</text:p>
          </table:table-cell>
          <table:table-cell table:formula="of:=IF(OR([.B609]=6;[.B609]=7); 0; IF([.C609]=&quot;zima&quot;; FLOOR(0.2*[.N609])*30; IF([.C609]=&quot;wiosna&quot;;  FLOOR(0.5*[.N609])*30; IF([.C609]=&quot;lato&quot;;  FLOOR(0.9*[.N609])*30; IF([.C609]=&quot;jesień&quot;;  FLOOR(0.4*[.N609])*30; 0)))))" office:value-type="float" office:value="1380" calcext:value-type="float">
            <text:p>1380</text:p>
          </table:table-cell>
          <table:table-cell table:formula="of:=IF(MONTH([.A609])&lt;&gt;MONTH([.A610]);1;0)" office:value-type="float" office:value="0" calcext:value-type="float">
            <text:p>0</text:p>
          </table:table-cell>
          <table:table-cell table:formula="of:=IF([.L609]=1;[.H609];0)" office:value-type="float" office:value="0" calcext:value-type="float">
            <text:p>0</text:p>
          </table:table-cell>
          <table:table-cell table:formula="of:=[.N608] + IF([.M608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8-31" calcext:value-type="date">
            <text:p>31.08.2024</text:p>
          </table:table-cell>
          <table:table-cell table:formula="of:=WEEKDAY([.A610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610]=6;[.B610]=7); 0; IF([.C610]=&quot;zima&quot;; FLOOR(0.2*[.N610])*30; IF([.C610]=&quot;wiosna&quot;;  FLOOR(0.5*[.N610])*30; IF([.C610]=&quot;lato&quot;;  FLOOR(0.9*[.N610])*30; IF([.C610]=&quot;jesień&quot;;  FLOOR(0.4*[.N610])*30; 0)))))" office:value-type="float" office:value="0" calcext:value-type="float">
            <text:p>0</text:p>
          </table:table-cell>
          <table:table-cell table:formula="of:=IF([.B610]=7; 15*[.N610]; 0) + IF(AND([.H609] &gt; 2400; MONTH([.A609])&lt;&gt;MONTH([.A610])); 2400; 0)" office:value-type="float" office:value="0" calcext:value-type="float">
            <text:p>0</text:p>
          </table:table-cell>
          <table:table-cell table:formula="of:=[.D610]+[.F609]" office:value-type="float" office:value="178860" calcext:value-type="float">
            <text:p>178860</text:p>
          </table:table-cell>
          <table:table-cell table:formula="of:=[.E610]+[.G609]" office:value-type="float" office:value="74990" calcext:value-type="float">
            <text:p>74990</text:p>
          </table:table-cell>
          <table:table-cell table:formula="of:=[.F610]-[.G610]" office:value-type="float" office:value="103870" calcext:value-type="float">
            <text:p>103870</text:p>
          </table:table-cell>
          <table:table-cell table:formula="of:=IF(OR([.B610]=6;[.B610]=7); 0; IF([.C610]=&quot;zima&quot;; 2*[.$R$6]; IF([.C610]=&quot;wiosna&quot;; 5*[.$R$6]; IF([.C610]=&quot;lato&quot;; 9*[.$R$6]; IF([.C610]=&quot;jesień&quot;; 4*[.$R$6]; 0)))))" office:value-type="float" office:value="0" calcext:value-type="float">
            <text:p>0</text:p>
          </table:table-cell>
          <table:table-cell table:formula="of:=[.J609]-[.E610]+[.I610]" office:value-type="float" office:value="-8240" calcext:value-type="float">
            <text:p>-8240</text:p>
          </table:table-cell>
          <table:table-cell table:formula="of:=IF(OR([.B610]=6;[.B610]=7); 0; IF([.C610]=&quot;zima&quot;; FLOOR(0.2*[.N610])*30; IF([.C610]=&quot;wiosna&quot;;  FLOOR(0.5*[.N610])*30; IF([.C610]=&quot;lato&quot;;  FLOOR(0.9*[.N610])*30; IF([.C610]=&quot;jesień&quot;;  FLOOR(0.4*[.N610])*30; 0)))))" office:value-type="float" office:value="0" calcext:value-type="float">
            <text:p>0</text:p>
          </table:table-cell>
          <table:table-cell table:formula="of:=IF(MONTH([.A610])&lt;&gt;MONTH([.A611]);1;0)" office:value-type="float" office:value="1" calcext:value-type="float">
            <text:p>1</text:p>
          </table:table-cell>
          <table:table-cell table:formula="of:=IF([.L610]=1;[.H610];0)" office:value-type="float" office:value="103870" calcext:value-type="float">
            <text:p>103870</text:p>
          </table:table-cell>
          <table:table-cell table:formula="of:=[.N609] + IF([.M609]&gt;=2400; 3; 0)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date" office:date-value="2024-09-01" calcext:value-type="date">
            <text:p>1.09.2024</text:p>
          </table:table-cell>
          <table:table-cell table:formula="of:=WEEKDAY([.A611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611]=6;[.B611]=7); 0; IF([.C611]=&quot;zima&quot;; FLOOR(0.2*[.N611])*30; IF([.C611]=&quot;wiosna&quot;;  FLOOR(0.5*[.N611])*30; IF([.C611]=&quot;lato&quot;;  FLOOR(0.9*[.N611])*30; IF([.C611]=&quot;jesień&quot;;  FLOOR(0.4*[.N611])*30; 0)))))" office:value-type="float" office:value="0" calcext:value-type="float">
            <text:p>0</text:p>
          </table:table-cell>
          <table:table-cell table:formula="of:=IF([.B611]=7; 15*[.N611]; 0) + IF(AND([.H610] &gt; 2400; MONTH([.A610])&lt;&gt;MONTH([.A611])); 2400; 0)" office:value-type="float" office:value="3225" calcext:value-type="float">
            <text:p>3225</text:p>
          </table:table-cell>
          <table:table-cell table:formula="of:=[.D611]+[.F610]" office:value-type="float" office:value="178860" calcext:value-type="float">
            <text:p>178860</text:p>
          </table:table-cell>
          <table:table-cell table:formula="of:=[.E611]+[.G610]" office:value-type="float" office:value="78215" calcext:value-type="float">
            <text:p>78215</text:p>
          </table:table-cell>
          <table:table-cell table:formula="of:=[.F611]-[.G611]" office:value-type="float" office:value="100645" calcext:value-type="float">
            <text:p>100645</text:p>
          </table:table-cell>
          <table:table-cell table:formula="of:=IF(OR([.B611]=6;[.B611]=7); 0; IF([.C611]=&quot;zima&quot;; 2*[.$R$6]; IF([.C611]=&quot;wiosna&quot;; 5*[.$R$6]; IF([.C611]=&quot;lato&quot;; 9*[.$R$6]; IF([.C611]=&quot;jesień&quot;; 4*[.$R$6]; 0)))))" office:value-type="float" office:value="0" calcext:value-type="float">
            <text:p>0</text:p>
          </table:table-cell>
          <table:table-cell table:formula="of:=[.J610]-[.E611]+[.I611]" office:value-type="float" office:value="-11465" calcext:value-type="float">
            <text:p>-11465</text:p>
          </table:table-cell>
          <table:table-cell table:formula="of:=IF(OR([.B611]=6;[.B611]=7); 0; IF([.C611]=&quot;zima&quot;; FLOOR(0.2*[.N611])*30; IF([.C611]=&quot;wiosna&quot;;  FLOOR(0.5*[.N611])*30; IF([.C611]=&quot;lato&quot;;  FLOOR(0.9*[.N611])*30; IF([.C611]=&quot;jesień&quot;;  FLOOR(0.4*[.N611])*30; 0)))))" office:value-type="float" office:value="0" calcext:value-type="float">
            <text:p>0</text:p>
          </table:table-cell>
          <table:table-cell table:formula="of:=IF(MONTH([.A611])&lt;&gt;MONTH([.A612]);1;0)" office:value-type="float" office:value="0" calcext:value-type="float">
            <text:p>0</text:p>
          </table:table-cell>
          <table:table-cell table:formula="of:=IF([.L611]=1;[.H611];0)" office:value-type="float" office:value="0" calcext:value-type="float">
            <text:p>0</text:p>
          </table:table-cell>
          <table:table-cell table:formula="of:=[.N610] + IF([.M610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02" calcext:value-type="date">
            <text:p>2.09.2024</text:p>
          </table:table-cell>
          <table:table-cell table:formula="of:=WEEKDAY([.A612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612]=6;[.B612]=7); 0; IF([.C612]=&quot;zima&quot;; FLOOR(0.2*[.N612])*30; IF([.C612]=&quot;wiosna&quot;;  FLOOR(0.5*[.N612])*30; IF([.C612]=&quot;lato&quot;;  FLOOR(0.9*[.N612])*30; IF([.C612]=&quot;jesień&quot;;  FLOOR(0.4*[.N612])*30; 0)))))" office:value-type="float" office:value="1470" calcext:value-type="float">
            <text:p>1470</text:p>
          </table:table-cell>
          <table:table-cell table:formula="of:=IF([.B612]=7; 15*[.N612]; 0) + IF(AND([.H611] &gt; 2400; MONTH([.A611])&lt;&gt;MONTH([.A612])); 2400; 0)" office:value-type="float" office:value="0" calcext:value-type="float">
            <text:p>0</text:p>
          </table:table-cell>
          <table:table-cell table:formula="of:=[.D612]+[.F611]" office:value-type="float" office:value="180330" calcext:value-type="float">
            <text:p>180330</text:p>
          </table:table-cell>
          <table:table-cell table:formula="of:=[.E612]+[.G611]" office:value-type="float" office:value="78215" calcext:value-type="float">
            <text:p>78215</text:p>
          </table:table-cell>
          <table:table-cell table:formula="of:=[.F612]-[.G612]" office:value-type="float" office:value="102115" calcext:value-type="float">
            <text:p>102115</text:p>
          </table:table-cell>
          <table:table-cell table:formula="of:=IF(OR([.B612]=6;[.B612]=7); 0; IF([.C612]=&quot;zima&quot;; 2*[.$R$6]; IF([.C612]=&quot;wiosna&quot;; 5*[.$R$6]; IF([.C612]=&quot;lato&quot;; 9*[.$R$6]; IF([.C612]=&quot;jesień&quot;; 4*[.$R$6]; 0)))))" office:value-type="float" office:value="270" calcext:value-type="float">
            <text:p>270</text:p>
          </table:table-cell>
          <table:table-cell table:formula="of:=[.J611]-[.E612]+[.I612]" office:value-type="float" office:value="-11195" calcext:value-type="float">
            <text:p>-11195</text:p>
          </table:table-cell>
          <table:table-cell table:formula="of:=IF(OR([.B612]=6;[.B612]=7); 0; IF([.C612]=&quot;zima&quot;; FLOOR(0.2*[.N612])*30; IF([.C612]=&quot;wiosna&quot;;  FLOOR(0.5*[.N612])*30; IF([.C612]=&quot;lato&quot;;  FLOOR(0.9*[.N612])*30; IF([.C612]=&quot;jesień&quot;;  FLOOR(0.4*[.N612])*30; 0)))))" office:value-type="float" office:value="1470" calcext:value-type="float">
            <text:p>1470</text:p>
          </table:table-cell>
          <table:table-cell table:formula="of:=IF(MONTH([.A612])&lt;&gt;MONTH([.A613]);1;0)" office:value-type="float" office:value="0" calcext:value-type="float">
            <text:p>0</text:p>
          </table:table-cell>
          <table:table-cell table:formula="of:=IF([.L612]=1;[.H612];0)" office:value-type="float" office:value="0" calcext:value-type="float">
            <text:p>0</text:p>
          </table:table-cell>
          <table:table-cell table:formula="of:=[.N611] + IF([.M611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03" calcext:value-type="date">
            <text:p>3.09.2024</text:p>
          </table:table-cell>
          <table:table-cell table:formula="of:=WEEKDAY([.A613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613]=6;[.B613]=7); 0; IF([.C613]=&quot;zima&quot;; FLOOR(0.2*[.N613])*30; IF([.C613]=&quot;wiosna&quot;;  FLOOR(0.5*[.N613])*30; IF([.C613]=&quot;lato&quot;;  FLOOR(0.9*[.N613])*30; IF([.C613]=&quot;jesień&quot;;  FLOOR(0.4*[.N613])*30; 0)))))" office:value-type="float" office:value="1470" calcext:value-type="float">
            <text:p>1470</text:p>
          </table:table-cell>
          <table:table-cell table:formula="of:=IF([.B613]=7; 15*[.N613]; 0) + IF(AND([.H612] &gt; 2400; MONTH([.A612])&lt;&gt;MONTH([.A613])); 2400; 0)" office:value-type="float" office:value="0" calcext:value-type="float">
            <text:p>0</text:p>
          </table:table-cell>
          <table:table-cell table:formula="of:=[.D613]+[.F612]" office:value-type="float" office:value="181800" calcext:value-type="float">
            <text:p>181800</text:p>
          </table:table-cell>
          <table:table-cell table:formula="of:=[.E613]+[.G612]" office:value-type="float" office:value="78215" calcext:value-type="float">
            <text:p>78215</text:p>
          </table:table-cell>
          <table:table-cell table:formula="of:=[.F613]-[.G613]" office:value-type="float" office:value="103585" calcext:value-type="float">
            <text:p>103585</text:p>
          </table:table-cell>
          <table:table-cell table:formula="of:=IF(OR([.B613]=6;[.B613]=7); 0; IF([.C613]=&quot;zima&quot;; 2*[.$R$6]; IF([.C613]=&quot;wiosna&quot;; 5*[.$R$6]; IF([.C613]=&quot;lato&quot;; 9*[.$R$6]; IF([.C613]=&quot;jesień&quot;; 4*[.$R$6]; 0)))))" office:value-type="float" office:value="270" calcext:value-type="float">
            <text:p>270</text:p>
          </table:table-cell>
          <table:table-cell table:formula="of:=[.J612]-[.E613]+[.I613]" office:value-type="float" office:value="-10925" calcext:value-type="float">
            <text:p>-10925</text:p>
          </table:table-cell>
          <table:table-cell table:formula="of:=IF(OR([.B613]=6;[.B613]=7); 0; IF([.C613]=&quot;zima&quot;; FLOOR(0.2*[.N613])*30; IF([.C613]=&quot;wiosna&quot;;  FLOOR(0.5*[.N613])*30; IF([.C613]=&quot;lato&quot;;  FLOOR(0.9*[.N613])*30; IF([.C613]=&quot;jesień&quot;;  FLOOR(0.4*[.N613])*30; 0)))))" office:value-type="float" office:value="1470" calcext:value-type="float">
            <text:p>1470</text:p>
          </table:table-cell>
          <table:table-cell table:formula="of:=IF(MONTH([.A613])&lt;&gt;MONTH([.A614]);1;0)" office:value-type="float" office:value="0" calcext:value-type="float">
            <text:p>0</text:p>
          </table:table-cell>
          <table:table-cell table:formula="of:=IF([.L613]=1;[.H613];0)" office:value-type="float" office:value="0" calcext:value-type="float">
            <text:p>0</text:p>
          </table:table-cell>
          <table:table-cell table:formula="of:=[.N612] + IF([.M612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04" calcext:value-type="date">
            <text:p>4.09.2024</text:p>
          </table:table-cell>
          <table:table-cell table:formula="of:=WEEKDAY([.A614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614]=6;[.B614]=7); 0; IF([.C614]=&quot;zima&quot;; FLOOR(0.2*[.N614])*30; IF([.C614]=&quot;wiosna&quot;;  FLOOR(0.5*[.N614])*30; IF([.C614]=&quot;lato&quot;;  FLOOR(0.9*[.N614])*30; IF([.C614]=&quot;jesień&quot;;  FLOOR(0.4*[.N614])*30; 0)))))" office:value-type="float" office:value="1470" calcext:value-type="float">
            <text:p>1470</text:p>
          </table:table-cell>
          <table:table-cell table:formula="of:=IF([.B614]=7; 15*[.N614]; 0) + IF(AND([.H613] &gt; 2400; MONTH([.A613])&lt;&gt;MONTH([.A614])); 2400; 0)" office:value-type="float" office:value="0" calcext:value-type="float">
            <text:p>0</text:p>
          </table:table-cell>
          <table:table-cell table:formula="of:=[.D614]+[.F613]" office:value-type="float" office:value="183270" calcext:value-type="float">
            <text:p>183270</text:p>
          </table:table-cell>
          <table:table-cell table:formula="of:=[.E614]+[.G613]" office:value-type="float" office:value="78215" calcext:value-type="float">
            <text:p>78215</text:p>
          </table:table-cell>
          <table:table-cell table:formula="of:=[.F614]-[.G614]" office:value-type="float" office:value="105055" calcext:value-type="float">
            <text:p>105055</text:p>
          </table:table-cell>
          <table:table-cell table:formula="of:=IF(OR([.B614]=6;[.B614]=7); 0; IF([.C614]=&quot;zima&quot;; 2*[.$R$6]; IF([.C614]=&quot;wiosna&quot;; 5*[.$R$6]; IF([.C614]=&quot;lato&quot;; 9*[.$R$6]; IF([.C614]=&quot;jesień&quot;; 4*[.$R$6]; 0)))))" office:value-type="float" office:value="270" calcext:value-type="float">
            <text:p>270</text:p>
          </table:table-cell>
          <table:table-cell table:formula="of:=[.J613]-[.E614]+[.I614]" office:value-type="float" office:value="-10655" calcext:value-type="float">
            <text:p>-10655</text:p>
          </table:table-cell>
          <table:table-cell table:formula="of:=IF(OR([.B614]=6;[.B614]=7); 0; IF([.C614]=&quot;zima&quot;; FLOOR(0.2*[.N614])*30; IF([.C614]=&quot;wiosna&quot;;  FLOOR(0.5*[.N614])*30; IF([.C614]=&quot;lato&quot;;  FLOOR(0.9*[.N614])*30; IF([.C614]=&quot;jesień&quot;;  FLOOR(0.4*[.N614])*30; 0)))))" office:value-type="float" office:value="1470" calcext:value-type="float">
            <text:p>1470</text:p>
          </table:table-cell>
          <table:table-cell table:formula="of:=IF(MONTH([.A614])&lt;&gt;MONTH([.A615]);1;0)" office:value-type="float" office:value="0" calcext:value-type="float">
            <text:p>0</text:p>
          </table:table-cell>
          <table:table-cell table:formula="of:=IF([.L614]=1;[.H614];0)" office:value-type="float" office:value="0" calcext:value-type="float">
            <text:p>0</text:p>
          </table:table-cell>
          <table:table-cell table:formula="of:=[.N613] + IF([.M613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05" calcext:value-type="date">
            <text:p>5.09.2024</text:p>
          </table:table-cell>
          <table:table-cell table:formula="of:=WEEKDAY([.A615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615]=6;[.B615]=7); 0; IF([.C615]=&quot;zima&quot;; FLOOR(0.2*[.N615])*30; IF([.C615]=&quot;wiosna&quot;;  FLOOR(0.5*[.N615])*30; IF([.C615]=&quot;lato&quot;;  FLOOR(0.9*[.N615])*30; IF([.C615]=&quot;jesień&quot;;  FLOOR(0.4*[.N615])*30; 0)))))" office:value-type="float" office:value="1470" calcext:value-type="float">
            <text:p>1470</text:p>
          </table:table-cell>
          <table:table-cell table:formula="of:=IF([.B615]=7; 15*[.N615]; 0) + IF(AND([.H614] &gt; 2400; MONTH([.A614])&lt;&gt;MONTH([.A615])); 2400; 0)" office:value-type="float" office:value="0" calcext:value-type="float">
            <text:p>0</text:p>
          </table:table-cell>
          <table:table-cell table:formula="of:=[.D615]+[.F614]" office:value-type="float" office:value="184740" calcext:value-type="float">
            <text:p>184740</text:p>
          </table:table-cell>
          <table:table-cell table:formula="of:=[.E615]+[.G614]" office:value-type="float" office:value="78215" calcext:value-type="float">
            <text:p>78215</text:p>
          </table:table-cell>
          <table:table-cell table:formula="of:=[.F615]-[.G615]" office:value-type="float" office:value="106525" calcext:value-type="float">
            <text:p>106525</text:p>
          </table:table-cell>
          <table:table-cell table:formula="of:=IF(OR([.B615]=6;[.B615]=7); 0; IF([.C615]=&quot;zima&quot;; 2*[.$R$6]; IF([.C615]=&quot;wiosna&quot;; 5*[.$R$6]; IF([.C615]=&quot;lato&quot;; 9*[.$R$6]; IF([.C615]=&quot;jesień&quot;; 4*[.$R$6]; 0)))))" office:value-type="float" office:value="270" calcext:value-type="float">
            <text:p>270</text:p>
          </table:table-cell>
          <table:table-cell table:formula="of:=[.J614]-[.E615]+[.I615]" office:value-type="float" office:value="-10385" calcext:value-type="float">
            <text:p>-10385</text:p>
          </table:table-cell>
          <table:table-cell table:formula="of:=IF(OR([.B615]=6;[.B615]=7); 0; IF([.C615]=&quot;zima&quot;; FLOOR(0.2*[.N615])*30; IF([.C615]=&quot;wiosna&quot;;  FLOOR(0.5*[.N615])*30; IF([.C615]=&quot;lato&quot;;  FLOOR(0.9*[.N615])*30; IF([.C615]=&quot;jesień&quot;;  FLOOR(0.4*[.N615])*30; 0)))))" office:value-type="float" office:value="1470" calcext:value-type="float">
            <text:p>1470</text:p>
          </table:table-cell>
          <table:table-cell table:formula="of:=IF(MONTH([.A615])&lt;&gt;MONTH([.A616]);1;0)" office:value-type="float" office:value="0" calcext:value-type="float">
            <text:p>0</text:p>
          </table:table-cell>
          <table:table-cell table:formula="of:=IF([.L615]=1;[.H615];0)" office:value-type="float" office:value="0" calcext:value-type="float">
            <text:p>0</text:p>
          </table:table-cell>
          <table:table-cell table:formula="of:=[.N614] + IF([.M614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06" calcext:value-type="date">
            <text:p>6.09.2024</text:p>
          </table:table-cell>
          <table:table-cell table:formula="of:=WEEKDAY([.A616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616]=6;[.B616]=7); 0; IF([.C616]=&quot;zima&quot;; FLOOR(0.2*[.N616])*30; IF([.C616]=&quot;wiosna&quot;;  FLOOR(0.5*[.N616])*30; IF([.C616]=&quot;lato&quot;;  FLOOR(0.9*[.N616])*30; IF([.C616]=&quot;jesień&quot;;  FLOOR(0.4*[.N616])*30; 0)))))" office:value-type="float" office:value="1470" calcext:value-type="float">
            <text:p>1470</text:p>
          </table:table-cell>
          <table:table-cell table:formula="of:=IF([.B616]=7; 15*[.N616]; 0) + IF(AND([.H615] &gt; 2400; MONTH([.A615])&lt;&gt;MONTH([.A616])); 2400; 0)" office:value-type="float" office:value="0" calcext:value-type="float">
            <text:p>0</text:p>
          </table:table-cell>
          <table:table-cell table:formula="of:=[.D616]+[.F615]" office:value-type="float" office:value="186210" calcext:value-type="float">
            <text:p>186210</text:p>
          </table:table-cell>
          <table:table-cell table:formula="of:=[.E616]+[.G615]" office:value-type="float" office:value="78215" calcext:value-type="float">
            <text:p>78215</text:p>
          </table:table-cell>
          <table:table-cell table:formula="of:=[.F616]-[.G616]" office:value-type="float" office:value="107995" calcext:value-type="float">
            <text:p>107995</text:p>
          </table:table-cell>
          <table:table-cell table:formula="of:=IF(OR([.B616]=6;[.B616]=7); 0; IF([.C616]=&quot;zima&quot;; 2*[.$R$6]; IF([.C616]=&quot;wiosna&quot;; 5*[.$R$6]; IF([.C616]=&quot;lato&quot;; 9*[.$R$6]; IF([.C616]=&quot;jesień&quot;; 4*[.$R$6]; 0)))))" office:value-type="float" office:value="270" calcext:value-type="float">
            <text:p>270</text:p>
          </table:table-cell>
          <table:table-cell table:formula="of:=[.J615]-[.E616]+[.I616]" office:value-type="float" office:value="-10115" calcext:value-type="float">
            <text:p>-10115</text:p>
          </table:table-cell>
          <table:table-cell table:formula="of:=IF(OR([.B616]=6;[.B616]=7); 0; IF([.C616]=&quot;zima&quot;; FLOOR(0.2*[.N616])*30; IF([.C616]=&quot;wiosna&quot;;  FLOOR(0.5*[.N616])*30; IF([.C616]=&quot;lato&quot;;  FLOOR(0.9*[.N616])*30; IF([.C616]=&quot;jesień&quot;;  FLOOR(0.4*[.N616])*30; 0)))))" office:value-type="float" office:value="1470" calcext:value-type="float">
            <text:p>1470</text:p>
          </table:table-cell>
          <table:table-cell table:formula="of:=IF(MONTH([.A616])&lt;&gt;MONTH([.A617]);1;0)" office:value-type="float" office:value="0" calcext:value-type="float">
            <text:p>0</text:p>
          </table:table-cell>
          <table:table-cell table:formula="of:=IF([.L616]=1;[.H616];0)" office:value-type="float" office:value="0" calcext:value-type="float">
            <text:p>0</text:p>
          </table:table-cell>
          <table:table-cell table:formula="of:=[.N615] + IF([.M615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07" calcext:value-type="date">
            <text:p>7.09.2024</text:p>
          </table:table-cell>
          <table:table-cell table:formula="of:=WEEKDAY([.A617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617]=6;[.B617]=7); 0; IF([.C617]=&quot;zima&quot;; FLOOR(0.2*[.N617])*30; IF([.C617]=&quot;wiosna&quot;;  FLOOR(0.5*[.N617])*30; IF([.C617]=&quot;lato&quot;;  FLOOR(0.9*[.N617])*30; IF([.C617]=&quot;jesień&quot;;  FLOOR(0.4*[.N617])*30; 0)))))" office:value-type="float" office:value="0" calcext:value-type="float">
            <text:p>0</text:p>
          </table:table-cell>
          <table:table-cell table:formula="of:=IF([.B617]=7; 15*[.N617]; 0) + IF(AND([.H616] &gt; 2400; MONTH([.A616])&lt;&gt;MONTH([.A617])); 2400; 0)" office:value-type="float" office:value="0" calcext:value-type="float">
            <text:p>0</text:p>
          </table:table-cell>
          <table:table-cell table:formula="of:=[.D617]+[.F616]" office:value-type="float" office:value="186210" calcext:value-type="float">
            <text:p>186210</text:p>
          </table:table-cell>
          <table:table-cell table:formula="of:=[.E617]+[.G616]" office:value-type="float" office:value="78215" calcext:value-type="float">
            <text:p>78215</text:p>
          </table:table-cell>
          <table:table-cell table:formula="of:=[.F617]-[.G617]" office:value-type="float" office:value="107995" calcext:value-type="float">
            <text:p>107995</text:p>
          </table:table-cell>
          <table:table-cell table:formula="of:=IF(OR([.B617]=6;[.B617]=7); 0; IF([.C617]=&quot;zima&quot;; 2*[.$R$6]; IF([.C617]=&quot;wiosna&quot;; 5*[.$R$6]; IF([.C617]=&quot;lato&quot;; 9*[.$R$6]; IF([.C617]=&quot;jesień&quot;; 4*[.$R$6]; 0)))))" office:value-type="float" office:value="0" calcext:value-type="float">
            <text:p>0</text:p>
          </table:table-cell>
          <table:table-cell table:formula="of:=[.J616]-[.E617]+[.I617]" office:value-type="float" office:value="-10115" calcext:value-type="float">
            <text:p>-10115</text:p>
          </table:table-cell>
          <table:table-cell table:formula="of:=IF(OR([.B617]=6;[.B617]=7); 0; IF([.C617]=&quot;zima&quot;; FLOOR(0.2*[.N617])*30; IF([.C617]=&quot;wiosna&quot;;  FLOOR(0.5*[.N617])*30; IF([.C617]=&quot;lato&quot;;  FLOOR(0.9*[.N617])*30; IF([.C617]=&quot;jesień&quot;;  FLOOR(0.4*[.N617])*30; 0)))))" office:value-type="float" office:value="0" calcext:value-type="float">
            <text:p>0</text:p>
          </table:table-cell>
          <table:table-cell table:formula="of:=IF(MONTH([.A617])&lt;&gt;MONTH([.A618]);1;0)" office:value-type="float" office:value="0" calcext:value-type="float">
            <text:p>0</text:p>
          </table:table-cell>
          <table:table-cell table:formula="of:=IF([.L617]=1;[.H617];0)" office:value-type="float" office:value="0" calcext:value-type="float">
            <text:p>0</text:p>
          </table:table-cell>
          <table:table-cell table:formula="of:=[.N616] + IF([.M616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08" calcext:value-type="date">
            <text:p>8.09.2024</text:p>
          </table:table-cell>
          <table:table-cell table:formula="of:=WEEKDAY([.A618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618]=6;[.B618]=7); 0; IF([.C618]=&quot;zima&quot;; FLOOR(0.2*[.N618])*30; IF([.C618]=&quot;wiosna&quot;;  FLOOR(0.5*[.N618])*30; IF([.C618]=&quot;lato&quot;;  FLOOR(0.9*[.N618])*30; IF([.C618]=&quot;jesień&quot;;  FLOOR(0.4*[.N618])*30; 0)))))" office:value-type="float" office:value="0" calcext:value-type="float">
            <text:p>0</text:p>
          </table:table-cell>
          <table:table-cell table:formula="of:=IF([.B618]=7; 15*[.N618]; 0) + IF(AND([.H617] &gt; 2400; MONTH([.A617])&lt;&gt;MONTH([.A618])); 2400; 0)" office:value-type="float" office:value="825" calcext:value-type="float">
            <text:p>825</text:p>
          </table:table-cell>
          <table:table-cell table:formula="of:=[.D618]+[.F617]" office:value-type="float" office:value="186210" calcext:value-type="float">
            <text:p>186210</text:p>
          </table:table-cell>
          <table:table-cell table:formula="of:=[.E618]+[.G617]" office:value-type="float" office:value="79040" calcext:value-type="float">
            <text:p>79040</text:p>
          </table:table-cell>
          <table:table-cell table:formula="of:=[.F618]-[.G618]" office:value-type="float" office:value="107170" calcext:value-type="float">
            <text:p>107170</text:p>
          </table:table-cell>
          <table:table-cell table:formula="of:=IF(OR([.B618]=6;[.B618]=7); 0; IF([.C618]=&quot;zima&quot;; 2*[.$R$6]; IF([.C618]=&quot;wiosna&quot;; 5*[.$R$6]; IF([.C618]=&quot;lato&quot;; 9*[.$R$6]; IF([.C618]=&quot;jesień&quot;; 4*[.$R$6]; 0)))))" office:value-type="float" office:value="0" calcext:value-type="float">
            <text:p>0</text:p>
          </table:table-cell>
          <table:table-cell table:formula="of:=[.J617]-[.E618]+[.I618]" office:value-type="float" office:value="-10940" calcext:value-type="float">
            <text:p>-10940</text:p>
          </table:table-cell>
          <table:table-cell table:formula="of:=IF(OR([.B618]=6;[.B618]=7); 0; IF([.C618]=&quot;zima&quot;; FLOOR(0.2*[.N618])*30; IF([.C618]=&quot;wiosna&quot;;  FLOOR(0.5*[.N618])*30; IF([.C618]=&quot;lato&quot;;  FLOOR(0.9*[.N618])*30; IF([.C618]=&quot;jesień&quot;;  FLOOR(0.4*[.N618])*30; 0)))))" office:value-type="float" office:value="0" calcext:value-type="float">
            <text:p>0</text:p>
          </table:table-cell>
          <table:table-cell table:formula="of:=IF(MONTH([.A618])&lt;&gt;MONTH([.A619]);1;0)" office:value-type="float" office:value="0" calcext:value-type="float">
            <text:p>0</text:p>
          </table:table-cell>
          <table:table-cell table:formula="of:=IF([.L618]=1;[.H618];0)" office:value-type="float" office:value="0" calcext:value-type="float">
            <text:p>0</text:p>
          </table:table-cell>
          <table:table-cell table:formula="of:=[.N617] + IF([.M617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09" calcext:value-type="date">
            <text:p>9.09.2024</text:p>
          </table:table-cell>
          <table:table-cell table:formula="of:=WEEKDAY([.A619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619]=6;[.B619]=7); 0; IF([.C619]=&quot;zima&quot;; FLOOR(0.2*[.N619])*30; IF([.C619]=&quot;wiosna&quot;;  FLOOR(0.5*[.N619])*30; IF([.C619]=&quot;lato&quot;;  FLOOR(0.9*[.N619])*30; IF([.C619]=&quot;jesień&quot;;  FLOOR(0.4*[.N619])*30; 0)))))" office:value-type="float" office:value="1470" calcext:value-type="float">
            <text:p>1470</text:p>
          </table:table-cell>
          <table:table-cell table:formula="of:=IF([.B619]=7; 15*[.N619]; 0) + IF(AND([.H618] &gt; 2400; MONTH([.A618])&lt;&gt;MONTH([.A619])); 2400; 0)" office:value-type="float" office:value="0" calcext:value-type="float">
            <text:p>0</text:p>
          </table:table-cell>
          <table:table-cell table:formula="of:=[.D619]+[.F618]" office:value-type="float" office:value="187680" calcext:value-type="float">
            <text:p>187680</text:p>
          </table:table-cell>
          <table:table-cell table:formula="of:=[.E619]+[.G618]" office:value-type="float" office:value="79040" calcext:value-type="float">
            <text:p>79040</text:p>
          </table:table-cell>
          <table:table-cell table:formula="of:=[.F619]-[.G619]" office:value-type="float" office:value="108640" calcext:value-type="float">
            <text:p>108640</text:p>
          </table:table-cell>
          <table:table-cell table:formula="of:=IF(OR([.B619]=6;[.B619]=7); 0; IF([.C619]=&quot;zima&quot;; 2*[.$R$6]; IF([.C619]=&quot;wiosna&quot;; 5*[.$R$6]; IF([.C619]=&quot;lato&quot;; 9*[.$R$6]; IF([.C619]=&quot;jesień&quot;; 4*[.$R$6]; 0)))))" office:value-type="float" office:value="270" calcext:value-type="float">
            <text:p>270</text:p>
          </table:table-cell>
          <table:table-cell table:formula="of:=[.J618]-[.E619]+[.I619]" office:value-type="float" office:value="-10670" calcext:value-type="float">
            <text:p>-10670</text:p>
          </table:table-cell>
          <table:table-cell table:formula="of:=IF(OR([.B619]=6;[.B619]=7); 0; IF([.C619]=&quot;zima&quot;; FLOOR(0.2*[.N619])*30; IF([.C619]=&quot;wiosna&quot;;  FLOOR(0.5*[.N619])*30; IF([.C619]=&quot;lato&quot;;  FLOOR(0.9*[.N619])*30; IF([.C619]=&quot;jesień&quot;;  FLOOR(0.4*[.N619])*30; 0)))))" office:value-type="float" office:value="1470" calcext:value-type="float">
            <text:p>1470</text:p>
          </table:table-cell>
          <table:table-cell table:formula="of:=IF(MONTH([.A619])&lt;&gt;MONTH([.A620]);1;0)" office:value-type="float" office:value="0" calcext:value-type="float">
            <text:p>0</text:p>
          </table:table-cell>
          <table:table-cell table:formula="of:=IF([.L619]=1;[.H619];0)" office:value-type="float" office:value="0" calcext:value-type="float">
            <text:p>0</text:p>
          </table:table-cell>
          <table:table-cell table:formula="of:=[.N618] + IF([.M618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10" calcext:value-type="date">
            <text:p>10.09.2024</text:p>
          </table:table-cell>
          <table:table-cell table:formula="of:=WEEKDAY([.A620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620]=6;[.B620]=7); 0; IF([.C620]=&quot;zima&quot;; FLOOR(0.2*[.N620])*30; IF([.C620]=&quot;wiosna&quot;;  FLOOR(0.5*[.N620])*30; IF([.C620]=&quot;lato&quot;;  FLOOR(0.9*[.N620])*30; IF([.C620]=&quot;jesień&quot;;  FLOOR(0.4*[.N620])*30; 0)))))" office:value-type="float" office:value="1470" calcext:value-type="float">
            <text:p>1470</text:p>
          </table:table-cell>
          <table:table-cell table:formula="of:=IF([.B620]=7; 15*[.N620]; 0) + IF(AND([.H619] &gt; 2400; MONTH([.A619])&lt;&gt;MONTH([.A620])); 2400; 0)" office:value-type="float" office:value="0" calcext:value-type="float">
            <text:p>0</text:p>
          </table:table-cell>
          <table:table-cell table:formula="of:=[.D620]+[.F619]" office:value-type="float" office:value="189150" calcext:value-type="float">
            <text:p>189150</text:p>
          </table:table-cell>
          <table:table-cell table:formula="of:=[.E620]+[.G619]" office:value-type="float" office:value="79040" calcext:value-type="float">
            <text:p>79040</text:p>
          </table:table-cell>
          <table:table-cell table:formula="of:=[.F620]-[.G620]" office:value-type="float" office:value="110110" calcext:value-type="float">
            <text:p>110110</text:p>
          </table:table-cell>
          <table:table-cell table:formula="of:=IF(OR([.B620]=6;[.B620]=7); 0; IF([.C620]=&quot;zima&quot;; 2*[.$R$6]; IF([.C620]=&quot;wiosna&quot;; 5*[.$R$6]; IF([.C620]=&quot;lato&quot;; 9*[.$R$6]; IF([.C620]=&quot;jesień&quot;; 4*[.$R$6]; 0)))))" office:value-type="float" office:value="270" calcext:value-type="float">
            <text:p>270</text:p>
          </table:table-cell>
          <table:table-cell table:formula="of:=[.J619]-[.E620]+[.I620]" office:value-type="float" office:value="-10400" calcext:value-type="float">
            <text:p>-10400</text:p>
          </table:table-cell>
          <table:table-cell table:formula="of:=IF(OR([.B620]=6;[.B620]=7); 0; IF([.C620]=&quot;zima&quot;; FLOOR(0.2*[.N620])*30; IF([.C620]=&quot;wiosna&quot;;  FLOOR(0.5*[.N620])*30; IF([.C620]=&quot;lato&quot;;  FLOOR(0.9*[.N620])*30; IF([.C620]=&quot;jesień&quot;;  FLOOR(0.4*[.N620])*30; 0)))))" office:value-type="float" office:value="1470" calcext:value-type="float">
            <text:p>1470</text:p>
          </table:table-cell>
          <table:table-cell table:formula="of:=IF(MONTH([.A620])&lt;&gt;MONTH([.A621]);1;0)" office:value-type="float" office:value="0" calcext:value-type="float">
            <text:p>0</text:p>
          </table:table-cell>
          <table:table-cell table:formula="of:=IF([.L620]=1;[.H620];0)" office:value-type="float" office:value="0" calcext:value-type="float">
            <text:p>0</text:p>
          </table:table-cell>
          <table:table-cell table:formula="of:=[.N619] + IF([.M619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11" calcext:value-type="date">
            <text:p>11.09.2024</text:p>
          </table:table-cell>
          <table:table-cell table:formula="of:=WEEKDAY([.A621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621]=6;[.B621]=7); 0; IF([.C621]=&quot;zima&quot;; FLOOR(0.2*[.N621])*30; IF([.C621]=&quot;wiosna&quot;;  FLOOR(0.5*[.N621])*30; IF([.C621]=&quot;lato&quot;;  FLOOR(0.9*[.N621])*30; IF([.C621]=&quot;jesień&quot;;  FLOOR(0.4*[.N621])*30; 0)))))" office:value-type="float" office:value="1470" calcext:value-type="float">
            <text:p>1470</text:p>
          </table:table-cell>
          <table:table-cell table:formula="of:=IF([.B621]=7; 15*[.N621]; 0) + IF(AND([.H620] &gt; 2400; MONTH([.A620])&lt;&gt;MONTH([.A621])); 2400; 0)" office:value-type="float" office:value="0" calcext:value-type="float">
            <text:p>0</text:p>
          </table:table-cell>
          <table:table-cell table:formula="of:=[.D621]+[.F620]" office:value-type="float" office:value="190620" calcext:value-type="float">
            <text:p>190620</text:p>
          </table:table-cell>
          <table:table-cell table:formula="of:=[.E621]+[.G620]" office:value-type="float" office:value="79040" calcext:value-type="float">
            <text:p>79040</text:p>
          </table:table-cell>
          <table:table-cell table:formula="of:=[.F621]-[.G621]" office:value-type="float" office:value="111580" calcext:value-type="float">
            <text:p>111580</text:p>
          </table:table-cell>
          <table:table-cell table:formula="of:=IF(OR([.B621]=6;[.B621]=7); 0; IF([.C621]=&quot;zima&quot;; 2*[.$R$6]; IF([.C621]=&quot;wiosna&quot;; 5*[.$R$6]; IF([.C621]=&quot;lato&quot;; 9*[.$R$6]; IF([.C621]=&quot;jesień&quot;; 4*[.$R$6]; 0)))))" office:value-type="float" office:value="270" calcext:value-type="float">
            <text:p>270</text:p>
          </table:table-cell>
          <table:table-cell table:formula="of:=[.J620]-[.E621]+[.I621]" office:value-type="float" office:value="-10130" calcext:value-type="float">
            <text:p>-10130</text:p>
          </table:table-cell>
          <table:table-cell table:formula="of:=IF(OR([.B621]=6;[.B621]=7); 0; IF([.C621]=&quot;zima&quot;; FLOOR(0.2*[.N621])*30; IF([.C621]=&quot;wiosna&quot;;  FLOOR(0.5*[.N621])*30; IF([.C621]=&quot;lato&quot;;  FLOOR(0.9*[.N621])*30; IF([.C621]=&quot;jesień&quot;;  FLOOR(0.4*[.N621])*30; 0)))))" office:value-type="float" office:value="1470" calcext:value-type="float">
            <text:p>1470</text:p>
          </table:table-cell>
          <table:table-cell table:formula="of:=IF(MONTH([.A621])&lt;&gt;MONTH([.A622]);1;0)" office:value-type="float" office:value="0" calcext:value-type="float">
            <text:p>0</text:p>
          </table:table-cell>
          <table:table-cell table:formula="of:=IF([.L621]=1;[.H621];0)" office:value-type="float" office:value="0" calcext:value-type="float">
            <text:p>0</text:p>
          </table:table-cell>
          <table:table-cell table:formula="of:=[.N620] + IF([.M620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12" calcext:value-type="date">
            <text:p>12.09.2024</text:p>
          </table:table-cell>
          <table:table-cell table:formula="of:=WEEKDAY([.A622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622]=6;[.B622]=7); 0; IF([.C622]=&quot;zima&quot;; FLOOR(0.2*[.N622])*30; IF([.C622]=&quot;wiosna&quot;;  FLOOR(0.5*[.N622])*30; IF([.C622]=&quot;lato&quot;;  FLOOR(0.9*[.N622])*30; IF([.C622]=&quot;jesień&quot;;  FLOOR(0.4*[.N622])*30; 0)))))" office:value-type="float" office:value="1470" calcext:value-type="float">
            <text:p>1470</text:p>
          </table:table-cell>
          <table:table-cell table:formula="of:=IF([.B622]=7; 15*[.N622]; 0) + IF(AND([.H621] &gt; 2400; MONTH([.A621])&lt;&gt;MONTH([.A622])); 2400; 0)" office:value-type="float" office:value="0" calcext:value-type="float">
            <text:p>0</text:p>
          </table:table-cell>
          <table:table-cell table:formula="of:=[.D622]+[.F621]" office:value-type="float" office:value="192090" calcext:value-type="float">
            <text:p>192090</text:p>
          </table:table-cell>
          <table:table-cell table:formula="of:=[.E622]+[.G621]" office:value-type="float" office:value="79040" calcext:value-type="float">
            <text:p>79040</text:p>
          </table:table-cell>
          <table:table-cell table:formula="of:=[.F622]-[.G622]" office:value-type="float" office:value="113050" calcext:value-type="float">
            <text:p>113050</text:p>
          </table:table-cell>
          <table:table-cell table:formula="of:=IF(OR([.B622]=6;[.B622]=7); 0; IF([.C622]=&quot;zima&quot;; 2*[.$R$6]; IF([.C622]=&quot;wiosna&quot;; 5*[.$R$6]; IF([.C622]=&quot;lato&quot;; 9*[.$R$6]; IF([.C622]=&quot;jesień&quot;; 4*[.$R$6]; 0)))))" office:value-type="float" office:value="270" calcext:value-type="float">
            <text:p>270</text:p>
          </table:table-cell>
          <table:table-cell table:formula="of:=[.J621]-[.E622]+[.I622]" office:value-type="float" office:value="-9860" calcext:value-type="float">
            <text:p>-9860</text:p>
          </table:table-cell>
          <table:table-cell table:formula="of:=IF(OR([.B622]=6;[.B622]=7); 0; IF([.C622]=&quot;zima&quot;; FLOOR(0.2*[.N622])*30; IF([.C622]=&quot;wiosna&quot;;  FLOOR(0.5*[.N622])*30; IF([.C622]=&quot;lato&quot;;  FLOOR(0.9*[.N622])*30; IF([.C622]=&quot;jesień&quot;;  FLOOR(0.4*[.N622])*30; 0)))))" office:value-type="float" office:value="1470" calcext:value-type="float">
            <text:p>1470</text:p>
          </table:table-cell>
          <table:table-cell table:formula="of:=IF(MONTH([.A622])&lt;&gt;MONTH([.A623]);1;0)" office:value-type="float" office:value="0" calcext:value-type="float">
            <text:p>0</text:p>
          </table:table-cell>
          <table:table-cell table:formula="of:=IF([.L622]=1;[.H622];0)" office:value-type="float" office:value="0" calcext:value-type="float">
            <text:p>0</text:p>
          </table:table-cell>
          <table:table-cell table:formula="of:=[.N621] + IF([.M621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13" calcext:value-type="date">
            <text:p>13.09.2024</text:p>
          </table:table-cell>
          <table:table-cell table:formula="of:=WEEKDAY([.A623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623]=6;[.B623]=7); 0; IF([.C623]=&quot;zima&quot;; FLOOR(0.2*[.N623])*30; IF([.C623]=&quot;wiosna&quot;;  FLOOR(0.5*[.N623])*30; IF([.C623]=&quot;lato&quot;;  FLOOR(0.9*[.N623])*30; IF([.C623]=&quot;jesień&quot;;  FLOOR(0.4*[.N623])*30; 0)))))" office:value-type="float" office:value="1470" calcext:value-type="float">
            <text:p>1470</text:p>
          </table:table-cell>
          <table:table-cell table:formula="of:=IF([.B623]=7; 15*[.N623]; 0) + IF(AND([.H622] &gt; 2400; MONTH([.A622])&lt;&gt;MONTH([.A623])); 2400; 0)" office:value-type="float" office:value="0" calcext:value-type="float">
            <text:p>0</text:p>
          </table:table-cell>
          <table:table-cell table:formula="of:=[.D623]+[.F622]" office:value-type="float" office:value="193560" calcext:value-type="float">
            <text:p>193560</text:p>
          </table:table-cell>
          <table:table-cell table:formula="of:=[.E623]+[.G622]" office:value-type="float" office:value="79040" calcext:value-type="float">
            <text:p>79040</text:p>
          </table:table-cell>
          <table:table-cell table:formula="of:=[.F623]-[.G623]" office:value-type="float" office:value="114520" calcext:value-type="float">
            <text:p>114520</text:p>
          </table:table-cell>
          <table:table-cell table:formula="of:=IF(OR([.B623]=6;[.B623]=7); 0; IF([.C623]=&quot;zima&quot;; 2*[.$R$6]; IF([.C623]=&quot;wiosna&quot;; 5*[.$R$6]; IF([.C623]=&quot;lato&quot;; 9*[.$R$6]; IF([.C623]=&quot;jesień&quot;; 4*[.$R$6]; 0)))))" office:value-type="float" office:value="270" calcext:value-type="float">
            <text:p>270</text:p>
          </table:table-cell>
          <table:table-cell table:formula="of:=[.J622]-[.E623]+[.I623]" office:value-type="float" office:value="-9590" calcext:value-type="float">
            <text:p>-9590</text:p>
          </table:table-cell>
          <table:table-cell table:formula="of:=IF(OR([.B623]=6;[.B623]=7); 0; IF([.C623]=&quot;zima&quot;; FLOOR(0.2*[.N623])*30; IF([.C623]=&quot;wiosna&quot;;  FLOOR(0.5*[.N623])*30; IF([.C623]=&quot;lato&quot;;  FLOOR(0.9*[.N623])*30; IF([.C623]=&quot;jesień&quot;;  FLOOR(0.4*[.N623])*30; 0)))))" office:value-type="float" office:value="1470" calcext:value-type="float">
            <text:p>1470</text:p>
          </table:table-cell>
          <table:table-cell table:formula="of:=IF(MONTH([.A623])&lt;&gt;MONTH([.A624]);1;0)" office:value-type="float" office:value="0" calcext:value-type="float">
            <text:p>0</text:p>
          </table:table-cell>
          <table:table-cell table:formula="of:=IF([.L623]=1;[.H623];0)" office:value-type="float" office:value="0" calcext:value-type="float">
            <text:p>0</text:p>
          </table:table-cell>
          <table:table-cell table:formula="of:=[.N622] + IF([.M622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14" calcext:value-type="date">
            <text:p>14.09.2024</text:p>
          </table:table-cell>
          <table:table-cell table:formula="of:=WEEKDAY([.A624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624]=6;[.B624]=7); 0; IF([.C624]=&quot;zima&quot;; FLOOR(0.2*[.N624])*30; IF([.C624]=&quot;wiosna&quot;;  FLOOR(0.5*[.N624])*30; IF([.C624]=&quot;lato&quot;;  FLOOR(0.9*[.N624])*30; IF([.C624]=&quot;jesień&quot;;  FLOOR(0.4*[.N624])*30; 0)))))" office:value-type="float" office:value="0" calcext:value-type="float">
            <text:p>0</text:p>
          </table:table-cell>
          <table:table-cell table:formula="of:=IF([.B624]=7; 15*[.N624]; 0) + IF(AND([.H623] &gt; 2400; MONTH([.A623])&lt;&gt;MONTH([.A624])); 2400; 0)" office:value-type="float" office:value="0" calcext:value-type="float">
            <text:p>0</text:p>
          </table:table-cell>
          <table:table-cell table:formula="of:=[.D624]+[.F623]" office:value-type="float" office:value="193560" calcext:value-type="float">
            <text:p>193560</text:p>
          </table:table-cell>
          <table:table-cell table:formula="of:=[.E624]+[.G623]" office:value-type="float" office:value="79040" calcext:value-type="float">
            <text:p>79040</text:p>
          </table:table-cell>
          <table:table-cell table:formula="of:=[.F624]-[.G624]" office:value-type="float" office:value="114520" calcext:value-type="float">
            <text:p>114520</text:p>
          </table:table-cell>
          <table:table-cell table:formula="of:=IF(OR([.B624]=6;[.B624]=7); 0; IF([.C624]=&quot;zima&quot;; 2*[.$R$6]; IF([.C624]=&quot;wiosna&quot;; 5*[.$R$6]; IF([.C624]=&quot;lato&quot;; 9*[.$R$6]; IF([.C624]=&quot;jesień&quot;; 4*[.$R$6]; 0)))))" office:value-type="float" office:value="0" calcext:value-type="float">
            <text:p>0</text:p>
          </table:table-cell>
          <table:table-cell table:formula="of:=[.J623]-[.E624]+[.I624]" office:value-type="float" office:value="-9590" calcext:value-type="float">
            <text:p>-9590</text:p>
          </table:table-cell>
          <table:table-cell table:formula="of:=IF(OR([.B624]=6;[.B624]=7); 0; IF([.C624]=&quot;zima&quot;; FLOOR(0.2*[.N624])*30; IF([.C624]=&quot;wiosna&quot;;  FLOOR(0.5*[.N624])*30; IF([.C624]=&quot;lato&quot;;  FLOOR(0.9*[.N624])*30; IF([.C624]=&quot;jesień&quot;;  FLOOR(0.4*[.N624])*30; 0)))))" office:value-type="float" office:value="0" calcext:value-type="float">
            <text:p>0</text:p>
          </table:table-cell>
          <table:table-cell table:formula="of:=IF(MONTH([.A624])&lt;&gt;MONTH([.A625]);1;0)" office:value-type="float" office:value="0" calcext:value-type="float">
            <text:p>0</text:p>
          </table:table-cell>
          <table:table-cell table:formula="of:=IF([.L624]=1;[.H624];0)" office:value-type="float" office:value="0" calcext:value-type="float">
            <text:p>0</text:p>
          </table:table-cell>
          <table:table-cell table:formula="of:=[.N623] + IF([.M623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15" calcext:value-type="date">
            <text:p>15.09.2024</text:p>
          </table:table-cell>
          <table:table-cell table:formula="of:=WEEKDAY([.A625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625]=6;[.B625]=7); 0; IF([.C625]=&quot;zima&quot;; FLOOR(0.2*[.N625])*30; IF([.C625]=&quot;wiosna&quot;;  FLOOR(0.5*[.N625])*30; IF([.C625]=&quot;lato&quot;;  FLOOR(0.9*[.N625])*30; IF([.C625]=&quot;jesień&quot;;  FLOOR(0.4*[.N625])*30; 0)))))" office:value-type="float" office:value="0" calcext:value-type="float">
            <text:p>0</text:p>
          </table:table-cell>
          <table:table-cell table:formula="of:=IF([.B625]=7; 15*[.N625]; 0) + IF(AND([.H624] &gt; 2400; MONTH([.A624])&lt;&gt;MONTH([.A625])); 2400; 0)" office:value-type="float" office:value="825" calcext:value-type="float">
            <text:p>825</text:p>
          </table:table-cell>
          <table:table-cell table:formula="of:=[.D625]+[.F624]" office:value-type="float" office:value="193560" calcext:value-type="float">
            <text:p>193560</text:p>
          </table:table-cell>
          <table:table-cell table:formula="of:=[.E625]+[.G624]" office:value-type="float" office:value="79865" calcext:value-type="float">
            <text:p>79865</text:p>
          </table:table-cell>
          <table:table-cell table:formula="of:=[.F625]-[.G625]" office:value-type="float" office:value="113695" calcext:value-type="float">
            <text:p>113695</text:p>
          </table:table-cell>
          <table:table-cell table:formula="of:=IF(OR([.B625]=6;[.B625]=7); 0; IF([.C625]=&quot;zima&quot;; 2*[.$R$6]; IF([.C625]=&quot;wiosna&quot;; 5*[.$R$6]; IF([.C625]=&quot;lato&quot;; 9*[.$R$6]; IF([.C625]=&quot;jesień&quot;; 4*[.$R$6]; 0)))))" office:value-type="float" office:value="0" calcext:value-type="float">
            <text:p>0</text:p>
          </table:table-cell>
          <table:table-cell table:formula="of:=[.J624]-[.E625]+[.I625]" office:value-type="float" office:value="-10415" calcext:value-type="float">
            <text:p>-10415</text:p>
          </table:table-cell>
          <table:table-cell table:formula="of:=IF(OR([.B625]=6;[.B625]=7); 0; IF([.C625]=&quot;zima&quot;; FLOOR(0.2*[.N625])*30; IF([.C625]=&quot;wiosna&quot;;  FLOOR(0.5*[.N625])*30; IF([.C625]=&quot;lato&quot;;  FLOOR(0.9*[.N625])*30; IF([.C625]=&quot;jesień&quot;;  FLOOR(0.4*[.N625])*30; 0)))))" office:value-type="float" office:value="0" calcext:value-type="float">
            <text:p>0</text:p>
          </table:table-cell>
          <table:table-cell table:formula="of:=IF(MONTH([.A625])&lt;&gt;MONTH([.A626]);1;0)" office:value-type="float" office:value="0" calcext:value-type="float">
            <text:p>0</text:p>
          </table:table-cell>
          <table:table-cell table:formula="of:=IF([.L625]=1;[.H625];0)" office:value-type="float" office:value="0" calcext:value-type="float">
            <text:p>0</text:p>
          </table:table-cell>
          <table:table-cell table:formula="of:=[.N624] + IF([.M624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16" calcext:value-type="date">
            <text:p>16.09.2024</text:p>
          </table:table-cell>
          <table:table-cell table:formula="of:=WEEKDAY([.A626];2)" office:value-type="float" office:value="1" calcext:value-type="float">
            <text:p>1</text:p>
          </table:table-cell>
          <table:table-cell office:value-type="string" calcext:value-type="string">
            <text:p>lato</text:p>
          </table:table-cell>
          <table:table-cell table:formula="of:=IF(OR([.B626]=6;[.B626]=7); 0; IF([.C626]=&quot;zima&quot;; FLOOR(0.2*[.N626])*30; IF([.C626]=&quot;wiosna&quot;;  FLOOR(0.5*[.N626])*30; IF([.C626]=&quot;lato&quot;;  FLOOR(0.9*[.N626])*30; IF([.C626]=&quot;jesień&quot;;  FLOOR(0.4*[.N626])*30; 0)))))" office:value-type="float" office:value="1470" calcext:value-type="float">
            <text:p>1470</text:p>
          </table:table-cell>
          <table:table-cell table:formula="of:=IF([.B626]=7; 15*[.N626]; 0) + IF(AND([.H625] &gt; 2400; MONTH([.A625])&lt;&gt;MONTH([.A626])); 2400; 0)" office:value-type="float" office:value="0" calcext:value-type="float">
            <text:p>0</text:p>
          </table:table-cell>
          <table:table-cell table:formula="of:=[.D626]+[.F625]" office:value-type="float" office:value="195030" calcext:value-type="float">
            <text:p>195030</text:p>
          </table:table-cell>
          <table:table-cell table:formula="of:=[.E626]+[.G625]" office:value-type="float" office:value="79865" calcext:value-type="float">
            <text:p>79865</text:p>
          </table:table-cell>
          <table:table-cell table:formula="of:=[.F626]-[.G626]" office:value-type="float" office:value="115165" calcext:value-type="float">
            <text:p>115165</text:p>
          </table:table-cell>
          <table:table-cell table:formula="of:=IF(OR([.B626]=6;[.B626]=7); 0; IF([.C626]=&quot;zima&quot;; 2*[.$R$6]; IF([.C626]=&quot;wiosna&quot;; 5*[.$R$6]; IF([.C626]=&quot;lato&quot;; 9*[.$R$6]; IF([.C626]=&quot;jesień&quot;; 4*[.$R$6]; 0)))))" office:value-type="float" office:value="270" calcext:value-type="float">
            <text:p>270</text:p>
          </table:table-cell>
          <table:table-cell table:formula="of:=[.J625]-[.E626]+[.I626]" office:value-type="float" office:value="-10145" calcext:value-type="float">
            <text:p>-10145</text:p>
          </table:table-cell>
          <table:table-cell table:formula="of:=IF(OR([.B626]=6;[.B626]=7); 0; IF([.C626]=&quot;zima&quot;; FLOOR(0.2*[.N626])*30; IF([.C626]=&quot;wiosna&quot;;  FLOOR(0.5*[.N626])*30; IF([.C626]=&quot;lato&quot;;  FLOOR(0.9*[.N626])*30; IF([.C626]=&quot;jesień&quot;;  FLOOR(0.4*[.N626])*30; 0)))))" office:value-type="float" office:value="1470" calcext:value-type="float">
            <text:p>1470</text:p>
          </table:table-cell>
          <table:table-cell table:formula="of:=IF(MONTH([.A626])&lt;&gt;MONTH([.A627]);1;0)" office:value-type="float" office:value="0" calcext:value-type="float">
            <text:p>0</text:p>
          </table:table-cell>
          <table:table-cell table:formula="of:=IF([.L626]=1;[.H626];0)" office:value-type="float" office:value="0" calcext:value-type="float">
            <text:p>0</text:p>
          </table:table-cell>
          <table:table-cell table:formula="of:=[.N625] + IF([.M625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17" calcext:value-type="date">
            <text:p>17.09.2024</text:p>
          </table:table-cell>
          <table:table-cell table:formula="of:=WEEKDAY([.A627];2)" office:value-type="float" office:value="2" calcext:value-type="float">
            <text:p>2</text:p>
          </table:table-cell>
          <table:table-cell office:value-type="string" calcext:value-type="string">
            <text:p>lato</text:p>
          </table:table-cell>
          <table:table-cell table:formula="of:=IF(OR([.B627]=6;[.B627]=7); 0; IF([.C627]=&quot;zima&quot;; FLOOR(0.2*[.N627])*30; IF([.C627]=&quot;wiosna&quot;;  FLOOR(0.5*[.N627])*30; IF([.C627]=&quot;lato&quot;;  FLOOR(0.9*[.N627])*30; IF([.C627]=&quot;jesień&quot;;  FLOOR(0.4*[.N627])*30; 0)))))" office:value-type="float" office:value="1470" calcext:value-type="float">
            <text:p>1470</text:p>
          </table:table-cell>
          <table:table-cell table:formula="of:=IF([.B627]=7; 15*[.N627]; 0) + IF(AND([.H626] &gt; 2400; MONTH([.A626])&lt;&gt;MONTH([.A627])); 2400; 0)" office:value-type="float" office:value="0" calcext:value-type="float">
            <text:p>0</text:p>
          </table:table-cell>
          <table:table-cell table:formula="of:=[.D627]+[.F626]" office:value-type="float" office:value="196500" calcext:value-type="float">
            <text:p>196500</text:p>
          </table:table-cell>
          <table:table-cell table:formula="of:=[.E627]+[.G626]" office:value-type="float" office:value="79865" calcext:value-type="float">
            <text:p>79865</text:p>
          </table:table-cell>
          <table:table-cell table:formula="of:=[.F627]-[.G627]" office:value-type="float" office:value="116635" calcext:value-type="float">
            <text:p>116635</text:p>
          </table:table-cell>
          <table:table-cell table:formula="of:=IF(OR([.B627]=6;[.B627]=7); 0; IF([.C627]=&quot;zima&quot;; 2*[.$R$6]; IF([.C627]=&quot;wiosna&quot;; 5*[.$R$6]; IF([.C627]=&quot;lato&quot;; 9*[.$R$6]; IF([.C627]=&quot;jesień&quot;; 4*[.$R$6]; 0)))))" office:value-type="float" office:value="270" calcext:value-type="float">
            <text:p>270</text:p>
          </table:table-cell>
          <table:table-cell table:formula="of:=[.J626]-[.E627]+[.I627]" office:value-type="float" office:value="-9875" calcext:value-type="float">
            <text:p>-9875</text:p>
          </table:table-cell>
          <table:table-cell table:formula="of:=IF(OR([.B627]=6;[.B627]=7); 0; IF([.C627]=&quot;zima&quot;; FLOOR(0.2*[.N627])*30; IF([.C627]=&quot;wiosna&quot;;  FLOOR(0.5*[.N627])*30; IF([.C627]=&quot;lato&quot;;  FLOOR(0.9*[.N627])*30; IF([.C627]=&quot;jesień&quot;;  FLOOR(0.4*[.N627])*30; 0)))))" office:value-type="float" office:value="1470" calcext:value-type="float">
            <text:p>1470</text:p>
          </table:table-cell>
          <table:table-cell table:formula="of:=IF(MONTH([.A627])&lt;&gt;MONTH([.A628]);1;0)" office:value-type="float" office:value="0" calcext:value-type="float">
            <text:p>0</text:p>
          </table:table-cell>
          <table:table-cell table:formula="of:=IF([.L627]=1;[.H627];0)" office:value-type="float" office:value="0" calcext:value-type="float">
            <text:p>0</text:p>
          </table:table-cell>
          <table:table-cell table:formula="of:=[.N626] + IF([.M626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18" calcext:value-type="date">
            <text:p>18.09.2024</text:p>
          </table:table-cell>
          <table:table-cell table:formula="of:=WEEKDAY([.A628];2)" office:value-type="float" office:value="3" calcext:value-type="float">
            <text:p>3</text:p>
          </table:table-cell>
          <table:table-cell office:value-type="string" calcext:value-type="string">
            <text:p>lato</text:p>
          </table:table-cell>
          <table:table-cell table:formula="of:=IF(OR([.B628]=6;[.B628]=7); 0; IF([.C628]=&quot;zima&quot;; FLOOR(0.2*[.N628])*30; IF([.C628]=&quot;wiosna&quot;;  FLOOR(0.5*[.N628])*30; IF([.C628]=&quot;lato&quot;;  FLOOR(0.9*[.N628])*30; IF([.C628]=&quot;jesień&quot;;  FLOOR(0.4*[.N628])*30; 0)))))" office:value-type="float" office:value="1470" calcext:value-type="float">
            <text:p>1470</text:p>
          </table:table-cell>
          <table:table-cell table:formula="of:=IF([.B628]=7; 15*[.N628]; 0) + IF(AND([.H627] &gt; 2400; MONTH([.A627])&lt;&gt;MONTH([.A628])); 2400; 0)" office:value-type="float" office:value="0" calcext:value-type="float">
            <text:p>0</text:p>
          </table:table-cell>
          <table:table-cell table:formula="of:=[.D628]+[.F627]" office:value-type="float" office:value="197970" calcext:value-type="float">
            <text:p>197970</text:p>
          </table:table-cell>
          <table:table-cell table:formula="of:=[.E628]+[.G627]" office:value-type="float" office:value="79865" calcext:value-type="float">
            <text:p>79865</text:p>
          </table:table-cell>
          <table:table-cell table:formula="of:=[.F628]-[.G628]" office:value-type="float" office:value="118105" calcext:value-type="float">
            <text:p>118105</text:p>
          </table:table-cell>
          <table:table-cell table:formula="of:=IF(OR([.B628]=6;[.B628]=7); 0; IF([.C628]=&quot;zima&quot;; 2*[.$R$6]; IF([.C628]=&quot;wiosna&quot;; 5*[.$R$6]; IF([.C628]=&quot;lato&quot;; 9*[.$R$6]; IF([.C628]=&quot;jesień&quot;; 4*[.$R$6]; 0)))))" office:value-type="float" office:value="270" calcext:value-type="float">
            <text:p>270</text:p>
          </table:table-cell>
          <table:table-cell table:formula="of:=[.J627]-[.E628]+[.I628]" office:value-type="float" office:value="-9605" calcext:value-type="float">
            <text:p>-9605</text:p>
          </table:table-cell>
          <table:table-cell table:formula="of:=IF(OR([.B628]=6;[.B628]=7); 0; IF([.C628]=&quot;zima&quot;; FLOOR(0.2*[.N628])*30; IF([.C628]=&quot;wiosna&quot;;  FLOOR(0.5*[.N628])*30; IF([.C628]=&quot;lato&quot;;  FLOOR(0.9*[.N628])*30; IF([.C628]=&quot;jesień&quot;;  FLOOR(0.4*[.N628])*30; 0)))))" office:value-type="float" office:value="1470" calcext:value-type="float">
            <text:p>1470</text:p>
          </table:table-cell>
          <table:table-cell table:formula="of:=IF(MONTH([.A628])&lt;&gt;MONTH([.A629]);1;0)" office:value-type="float" office:value="0" calcext:value-type="float">
            <text:p>0</text:p>
          </table:table-cell>
          <table:table-cell table:formula="of:=IF([.L628]=1;[.H628];0)" office:value-type="float" office:value="0" calcext:value-type="float">
            <text:p>0</text:p>
          </table:table-cell>
          <table:table-cell table:formula="of:=[.N627] + IF([.M627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19" calcext:value-type="date">
            <text:p>19.09.2024</text:p>
          </table:table-cell>
          <table:table-cell table:formula="of:=WEEKDAY([.A629];2)" office:value-type="float" office:value="4" calcext:value-type="float">
            <text:p>4</text:p>
          </table:table-cell>
          <table:table-cell office:value-type="string" calcext:value-type="string">
            <text:p>lato</text:p>
          </table:table-cell>
          <table:table-cell table:formula="of:=IF(OR([.B629]=6;[.B629]=7); 0; IF([.C629]=&quot;zima&quot;; FLOOR(0.2*[.N629])*30; IF([.C629]=&quot;wiosna&quot;;  FLOOR(0.5*[.N629])*30; IF([.C629]=&quot;lato&quot;;  FLOOR(0.9*[.N629])*30; IF([.C629]=&quot;jesień&quot;;  FLOOR(0.4*[.N629])*30; 0)))))" office:value-type="float" office:value="1470" calcext:value-type="float">
            <text:p>1470</text:p>
          </table:table-cell>
          <table:table-cell table:formula="of:=IF([.B629]=7; 15*[.N629]; 0) + IF(AND([.H628] &gt; 2400; MONTH([.A628])&lt;&gt;MONTH([.A629])); 2400; 0)" office:value-type="float" office:value="0" calcext:value-type="float">
            <text:p>0</text:p>
          </table:table-cell>
          <table:table-cell table:formula="of:=[.D629]+[.F628]" office:value-type="float" office:value="199440" calcext:value-type="float">
            <text:p>199440</text:p>
          </table:table-cell>
          <table:table-cell table:formula="of:=[.E629]+[.G628]" office:value-type="float" office:value="79865" calcext:value-type="float">
            <text:p>79865</text:p>
          </table:table-cell>
          <table:table-cell table:formula="of:=[.F629]-[.G629]" office:value-type="float" office:value="119575" calcext:value-type="float">
            <text:p>119575</text:p>
          </table:table-cell>
          <table:table-cell table:formula="of:=IF(OR([.B629]=6;[.B629]=7); 0; IF([.C629]=&quot;zima&quot;; 2*[.$R$6]; IF([.C629]=&quot;wiosna&quot;; 5*[.$R$6]; IF([.C629]=&quot;lato&quot;; 9*[.$R$6]; IF([.C629]=&quot;jesień&quot;; 4*[.$R$6]; 0)))))" office:value-type="float" office:value="270" calcext:value-type="float">
            <text:p>270</text:p>
          </table:table-cell>
          <table:table-cell table:formula="of:=[.J628]-[.E629]+[.I629]" office:value-type="float" office:value="-9335" calcext:value-type="float">
            <text:p>-9335</text:p>
          </table:table-cell>
          <table:table-cell table:formula="of:=IF(OR([.B629]=6;[.B629]=7); 0; IF([.C629]=&quot;zima&quot;; FLOOR(0.2*[.N629])*30; IF([.C629]=&quot;wiosna&quot;;  FLOOR(0.5*[.N629])*30; IF([.C629]=&quot;lato&quot;;  FLOOR(0.9*[.N629])*30; IF([.C629]=&quot;jesień&quot;;  FLOOR(0.4*[.N629])*30; 0)))))" office:value-type="float" office:value="1470" calcext:value-type="float">
            <text:p>1470</text:p>
          </table:table-cell>
          <table:table-cell table:formula="of:=IF(MONTH([.A629])&lt;&gt;MONTH([.A630]);1;0)" office:value-type="float" office:value="0" calcext:value-type="float">
            <text:p>0</text:p>
          </table:table-cell>
          <table:table-cell table:formula="of:=IF([.L629]=1;[.H629];0)" office:value-type="float" office:value="0" calcext:value-type="float">
            <text:p>0</text:p>
          </table:table-cell>
          <table:table-cell table:formula="of:=[.N628] + IF([.M628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20" calcext:value-type="date">
            <text:p>20.09.2024</text:p>
          </table:table-cell>
          <table:table-cell table:formula="of:=WEEKDAY([.A630];2)" office:value-type="float" office:value="5" calcext:value-type="float">
            <text:p>5</text:p>
          </table:table-cell>
          <table:table-cell office:value-type="string" calcext:value-type="string">
            <text:p>lato</text:p>
          </table:table-cell>
          <table:table-cell table:formula="of:=IF(OR([.B630]=6;[.B630]=7); 0; IF([.C630]=&quot;zima&quot;; FLOOR(0.2*[.N630])*30; IF([.C630]=&quot;wiosna&quot;;  FLOOR(0.5*[.N630])*30; IF([.C630]=&quot;lato&quot;;  FLOOR(0.9*[.N630])*30; IF([.C630]=&quot;jesień&quot;;  FLOOR(0.4*[.N630])*30; 0)))))" office:value-type="float" office:value="1470" calcext:value-type="float">
            <text:p>1470</text:p>
          </table:table-cell>
          <table:table-cell table:formula="of:=IF([.B630]=7; 15*[.N630]; 0) + IF(AND([.H629] &gt; 2400; MONTH([.A629])&lt;&gt;MONTH([.A630])); 2400; 0)" office:value-type="float" office:value="0" calcext:value-type="float">
            <text:p>0</text:p>
          </table:table-cell>
          <table:table-cell table:formula="of:=[.D630]+[.F629]" office:value-type="float" office:value="200910" calcext:value-type="float">
            <text:p>200910</text:p>
          </table:table-cell>
          <table:table-cell table:formula="of:=[.E630]+[.G629]" office:value-type="float" office:value="79865" calcext:value-type="float">
            <text:p>79865</text:p>
          </table:table-cell>
          <table:table-cell table:formula="of:=[.F630]-[.G630]" office:value-type="float" office:value="121045" calcext:value-type="float">
            <text:p>121045</text:p>
          </table:table-cell>
          <table:table-cell table:formula="of:=IF(OR([.B630]=6;[.B630]=7); 0; IF([.C630]=&quot;zima&quot;; 2*[.$R$6]; IF([.C630]=&quot;wiosna&quot;; 5*[.$R$6]; IF([.C630]=&quot;lato&quot;; 9*[.$R$6]; IF([.C630]=&quot;jesień&quot;; 4*[.$R$6]; 0)))))" office:value-type="float" office:value="270" calcext:value-type="float">
            <text:p>270</text:p>
          </table:table-cell>
          <table:table-cell table:formula="of:=[.J629]-[.E630]+[.I630]" office:value-type="float" office:value="-9065" calcext:value-type="float">
            <text:p>-9065</text:p>
          </table:table-cell>
          <table:table-cell table:formula="of:=IF(OR([.B630]=6;[.B630]=7); 0; IF([.C630]=&quot;zima&quot;; FLOOR(0.2*[.N630])*30; IF([.C630]=&quot;wiosna&quot;;  FLOOR(0.5*[.N630])*30; IF([.C630]=&quot;lato&quot;;  FLOOR(0.9*[.N630])*30; IF([.C630]=&quot;jesień&quot;;  FLOOR(0.4*[.N630])*30; 0)))))" office:value-type="float" office:value="1470" calcext:value-type="float">
            <text:p>1470</text:p>
          </table:table-cell>
          <table:table-cell table:formula="of:=IF(MONTH([.A630])&lt;&gt;MONTH([.A631]);1;0)" office:value-type="float" office:value="0" calcext:value-type="float">
            <text:p>0</text:p>
          </table:table-cell>
          <table:table-cell table:formula="of:=IF([.L630]=1;[.H630];0)" office:value-type="float" office:value="0" calcext:value-type="float">
            <text:p>0</text:p>
          </table:table-cell>
          <table:table-cell table:formula="of:=[.N629] + IF([.M629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21" calcext:value-type="date">
            <text:p>21.09.2024</text:p>
          </table:table-cell>
          <table:table-cell table:formula="of:=WEEKDAY([.A631];2)" office:value-type="float" office:value="6" calcext:value-type="float">
            <text:p>6</text:p>
          </table:table-cell>
          <table:table-cell office:value-type="string" calcext:value-type="string">
            <text:p>lato</text:p>
          </table:table-cell>
          <table:table-cell table:formula="of:=IF(OR([.B631]=6;[.B631]=7); 0; IF([.C631]=&quot;zima&quot;; FLOOR(0.2*[.N631])*30; IF([.C631]=&quot;wiosna&quot;;  FLOOR(0.5*[.N631])*30; IF([.C631]=&quot;lato&quot;;  FLOOR(0.9*[.N631])*30; IF([.C631]=&quot;jesień&quot;;  FLOOR(0.4*[.N631])*30; 0)))))" office:value-type="float" office:value="0" calcext:value-type="float">
            <text:p>0</text:p>
          </table:table-cell>
          <table:table-cell table:formula="of:=IF([.B631]=7; 15*[.N631]; 0) + IF(AND([.H630] &gt; 2400; MONTH([.A630])&lt;&gt;MONTH([.A631])); 2400; 0)" office:value-type="float" office:value="0" calcext:value-type="float">
            <text:p>0</text:p>
          </table:table-cell>
          <table:table-cell table:formula="of:=[.D631]+[.F630]" office:value-type="float" office:value="200910" calcext:value-type="float">
            <text:p>200910</text:p>
          </table:table-cell>
          <table:table-cell table:formula="of:=[.E631]+[.G630]" office:value-type="float" office:value="79865" calcext:value-type="float">
            <text:p>79865</text:p>
          </table:table-cell>
          <table:table-cell table:formula="of:=[.F631]-[.G631]" office:value-type="float" office:value="121045" calcext:value-type="float">
            <text:p>121045</text:p>
          </table:table-cell>
          <table:table-cell table:formula="of:=IF(OR([.B631]=6;[.B631]=7); 0; IF([.C631]=&quot;zima&quot;; 2*[.$R$6]; IF([.C631]=&quot;wiosna&quot;; 5*[.$R$6]; IF([.C631]=&quot;lato&quot;; 9*[.$R$6]; IF([.C631]=&quot;jesień&quot;; 4*[.$R$6]; 0)))))" office:value-type="float" office:value="0" calcext:value-type="float">
            <text:p>0</text:p>
          </table:table-cell>
          <table:table-cell table:formula="of:=[.J630]-[.E631]+[.I631]" office:value-type="float" office:value="-9065" calcext:value-type="float">
            <text:p>-9065</text:p>
          </table:table-cell>
          <table:table-cell table:formula="of:=IF(OR([.B631]=6;[.B631]=7); 0; IF([.C631]=&quot;zima&quot;; FLOOR(0.2*[.N631])*30; IF([.C631]=&quot;wiosna&quot;;  FLOOR(0.5*[.N631])*30; IF([.C631]=&quot;lato&quot;;  FLOOR(0.9*[.N631])*30; IF([.C631]=&quot;jesień&quot;;  FLOOR(0.4*[.N631])*30; 0)))))" office:value-type="float" office:value="0" calcext:value-type="float">
            <text:p>0</text:p>
          </table:table-cell>
          <table:table-cell table:formula="of:=IF(MONTH([.A631])&lt;&gt;MONTH([.A632]);1;0)" office:value-type="float" office:value="0" calcext:value-type="float">
            <text:p>0</text:p>
          </table:table-cell>
          <table:table-cell table:formula="of:=IF([.L631]=1;[.H631];0)" office:value-type="float" office:value="0" calcext:value-type="float">
            <text:p>0</text:p>
          </table:table-cell>
          <table:table-cell table:formula="of:=[.N630] + IF([.M630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22" calcext:value-type="date">
            <text:p>22.09.2024</text:p>
          </table:table-cell>
          <table:table-cell table:formula="of:=WEEKDAY([.A632];2)" office:value-type="float" office:value="7" calcext:value-type="float">
            <text:p>7</text:p>
          </table:table-cell>
          <table:table-cell office:value-type="string" calcext:value-type="string">
            <text:p>lato</text:p>
          </table:table-cell>
          <table:table-cell table:formula="of:=IF(OR([.B632]=6;[.B632]=7); 0; IF([.C632]=&quot;zima&quot;; FLOOR(0.2*[.N632])*30; IF([.C632]=&quot;wiosna&quot;;  FLOOR(0.5*[.N632])*30; IF([.C632]=&quot;lato&quot;;  FLOOR(0.9*[.N632])*30; IF([.C632]=&quot;jesień&quot;;  FLOOR(0.4*[.N632])*30; 0)))))" office:value-type="float" office:value="0" calcext:value-type="float">
            <text:p>0</text:p>
          </table:table-cell>
          <table:table-cell table:formula="of:=IF([.B632]=7; 15*[.N632]; 0) + IF(AND([.H631] &gt; 2400; MONTH([.A631])&lt;&gt;MONTH([.A632])); 2400; 0)" office:value-type="float" office:value="825" calcext:value-type="float">
            <text:p>825</text:p>
          </table:table-cell>
          <table:table-cell table:formula="of:=[.D632]+[.F631]" office:value-type="float" office:value="200910" calcext:value-type="float">
            <text:p>200910</text:p>
          </table:table-cell>
          <table:table-cell table:formula="of:=[.E632]+[.G631]" office:value-type="float" office:value="80690" calcext:value-type="float">
            <text:p>80690</text:p>
          </table:table-cell>
          <table:table-cell table:formula="of:=[.F632]-[.G632]" office:value-type="float" office:value="120220" calcext:value-type="float">
            <text:p>120220</text:p>
          </table:table-cell>
          <table:table-cell table:formula="of:=IF(OR([.B632]=6;[.B632]=7); 0; IF([.C632]=&quot;zima&quot;; 2*[.$R$6]; IF([.C632]=&quot;wiosna&quot;; 5*[.$R$6]; IF([.C632]=&quot;lato&quot;; 9*[.$R$6]; IF([.C632]=&quot;jesień&quot;; 4*[.$R$6]; 0)))))" office:value-type="float" office:value="0" calcext:value-type="float">
            <text:p>0</text:p>
          </table:table-cell>
          <table:table-cell table:formula="of:=[.J631]-[.E632]+[.I632]" office:value-type="float" office:value="-9890" calcext:value-type="float">
            <text:p>-9890</text:p>
          </table:table-cell>
          <table:table-cell table:formula="of:=IF(OR([.B632]=6;[.B632]=7); 0; IF([.C632]=&quot;zima&quot;; FLOOR(0.2*[.N632])*30; IF([.C632]=&quot;wiosna&quot;;  FLOOR(0.5*[.N632])*30; IF([.C632]=&quot;lato&quot;;  FLOOR(0.9*[.N632])*30; IF([.C632]=&quot;jesień&quot;;  FLOOR(0.4*[.N632])*30; 0)))))" office:value-type="float" office:value="0" calcext:value-type="float">
            <text:p>0</text:p>
          </table:table-cell>
          <table:table-cell table:formula="of:=IF(MONTH([.A632])&lt;&gt;MONTH([.A633]);1;0)" office:value-type="float" office:value="0" calcext:value-type="float">
            <text:p>0</text:p>
          </table:table-cell>
          <table:table-cell table:formula="of:=IF([.L632]=1;[.H632];0)" office:value-type="float" office:value="0" calcext:value-type="float">
            <text:p>0</text:p>
          </table:table-cell>
          <table:table-cell table:formula="of:=[.N631] + IF([.M631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23" calcext:value-type="date">
            <text:p>23.09.2024</text:p>
          </table:table-cell>
          <table:table-cell table:formula="of:=WEEKDAY([.A633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633]=6;[.B633]=7); 0; IF([.C633]=&quot;zima&quot;; FLOOR(0.2*[.N633])*30; IF([.C633]=&quot;wiosna&quot;;  FLOOR(0.5*[.N633])*30; IF([.C633]=&quot;lato&quot;;  FLOOR(0.9*[.N633])*30; IF([.C633]=&quot;jesień&quot;;  FLOOR(0.4*[.N633])*30; 0)))))" office:value-type="float" office:value="660" calcext:value-type="float">
            <text:p>660</text:p>
          </table:table-cell>
          <table:table-cell table:formula="of:=IF([.B633]=7; 15*[.N633]; 0) + IF(AND([.H632] &gt; 2400; MONTH([.A632])&lt;&gt;MONTH([.A633])); 2400; 0)" office:value-type="float" office:value="0" calcext:value-type="float">
            <text:p>0</text:p>
          </table:table-cell>
          <table:table-cell table:formula="of:=[.D633]+[.F632]" office:value-type="float" office:value="201570" calcext:value-type="float">
            <text:p>201570</text:p>
          </table:table-cell>
          <table:table-cell table:formula="of:=[.E633]+[.G632]" office:value-type="float" office:value="80690" calcext:value-type="float">
            <text:p>80690</text:p>
          </table:table-cell>
          <table:table-cell table:formula="of:=[.F633]-[.G633]" office:value-type="float" office:value="120880" calcext:value-type="float">
            <text:p>120880</text:p>
          </table:table-cell>
          <table:table-cell table:formula="of:=IF(OR([.B633]=6;[.B633]=7); 0; IF([.C633]=&quot;zima&quot;; 2*[.$R$6]; IF([.C633]=&quot;wiosna&quot;; 5*[.$R$6]; IF([.C633]=&quot;lato&quot;; 9*[.$R$6]; IF([.C633]=&quot;jesień&quot;; 4*[.$R$6]; 0)))))" office:value-type="float" office:value="120" calcext:value-type="float">
            <text:p>120</text:p>
          </table:table-cell>
          <table:table-cell table:formula="of:=[.J632]-[.E633]+[.I633]" office:value-type="float" office:value="-9770" calcext:value-type="float">
            <text:p>-9770</text:p>
          </table:table-cell>
          <table:table-cell table:formula="of:=IF(OR([.B633]=6;[.B633]=7); 0; IF([.C633]=&quot;zima&quot;; FLOOR(0.2*[.N633])*30; IF([.C633]=&quot;wiosna&quot;;  FLOOR(0.5*[.N633])*30; IF([.C633]=&quot;lato&quot;;  FLOOR(0.9*[.N633])*30; IF([.C633]=&quot;jesień&quot;;  FLOOR(0.4*[.N633])*30; 0)))))" office:value-type="float" office:value="660" calcext:value-type="float">
            <text:p>660</text:p>
          </table:table-cell>
          <table:table-cell table:formula="of:=IF(MONTH([.A633])&lt;&gt;MONTH([.A634]);1;0)" office:value-type="float" office:value="0" calcext:value-type="float">
            <text:p>0</text:p>
          </table:table-cell>
          <table:table-cell table:formula="of:=IF([.L633]=1;[.H633];0)" office:value-type="float" office:value="0" calcext:value-type="float">
            <text:p>0</text:p>
          </table:table-cell>
          <table:table-cell table:formula="of:=[.N632] + IF([.M632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24" calcext:value-type="date">
            <text:p>24.09.2024</text:p>
          </table:table-cell>
          <table:table-cell table:formula="of:=WEEKDAY([.A634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634]=6;[.B634]=7); 0; IF([.C634]=&quot;zima&quot;; FLOOR(0.2*[.N634])*30; IF([.C634]=&quot;wiosna&quot;;  FLOOR(0.5*[.N634])*30; IF([.C634]=&quot;lato&quot;;  FLOOR(0.9*[.N634])*30; IF([.C634]=&quot;jesień&quot;;  FLOOR(0.4*[.N634])*30; 0)))))" office:value-type="float" office:value="660" calcext:value-type="float">
            <text:p>660</text:p>
          </table:table-cell>
          <table:table-cell table:formula="of:=IF([.B634]=7; 15*[.N634]; 0) + IF(AND([.H633] &gt; 2400; MONTH([.A633])&lt;&gt;MONTH([.A634])); 2400; 0)" office:value-type="float" office:value="0" calcext:value-type="float">
            <text:p>0</text:p>
          </table:table-cell>
          <table:table-cell table:formula="of:=[.D634]+[.F633]" office:value-type="float" office:value="202230" calcext:value-type="float">
            <text:p>202230</text:p>
          </table:table-cell>
          <table:table-cell table:formula="of:=[.E634]+[.G633]" office:value-type="float" office:value="80690" calcext:value-type="float">
            <text:p>80690</text:p>
          </table:table-cell>
          <table:table-cell table:formula="of:=[.F634]-[.G634]" office:value-type="float" office:value="121540" calcext:value-type="float">
            <text:p>121540</text:p>
          </table:table-cell>
          <table:table-cell table:formula="of:=IF(OR([.B634]=6;[.B634]=7); 0; IF([.C634]=&quot;zima&quot;; 2*[.$R$6]; IF([.C634]=&quot;wiosna&quot;; 5*[.$R$6]; IF([.C634]=&quot;lato&quot;; 9*[.$R$6]; IF([.C634]=&quot;jesień&quot;; 4*[.$R$6]; 0)))))" office:value-type="float" office:value="120" calcext:value-type="float">
            <text:p>120</text:p>
          </table:table-cell>
          <table:table-cell table:formula="of:=[.J633]-[.E634]+[.I634]" office:value-type="float" office:value="-9650" calcext:value-type="float">
            <text:p>-9650</text:p>
          </table:table-cell>
          <table:table-cell table:formula="of:=IF(OR([.B634]=6;[.B634]=7); 0; IF([.C634]=&quot;zima&quot;; FLOOR(0.2*[.N634])*30; IF([.C634]=&quot;wiosna&quot;;  FLOOR(0.5*[.N634])*30; IF([.C634]=&quot;lato&quot;;  FLOOR(0.9*[.N634])*30; IF([.C634]=&quot;jesień&quot;;  FLOOR(0.4*[.N634])*30; 0)))))" office:value-type="float" office:value="660" calcext:value-type="float">
            <text:p>660</text:p>
          </table:table-cell>
          <table:table-cell table:formula="of:=IF(MONTH([.A634])&lt;&gt;MONTH([.A635]);1;0)" office:value-type="float" office:value="0" calcext:value-type="float">
            <text:p>0</text:p>
          </table:table-cell>
          <table:table-cell table:formula="of:=IF([.L634]=1;[.H634];0)" office:value-type="float" office:value="0" calcext:value-type="float">
            <text:p>0</text:p>
          </table:table-cell>
          <table:table-cell table:formula="of:=[.N633] + IF([.M633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25" calcext:value-type="date">
            <text:p>25.09.2024</text:p>
          </table:table-cell>
          <table:table-cell table:formula="of:=WEEKDAY([.A635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635]=6;[.B635]=7); 0; IF([.C635]=&quot;zima&quot;; FLOOR(0.2*[.N635])*30; IF([.C635]=&quot;wiosna&quot;;  FLOOR(0.5*[.N635])*30; IF([.C635]=&quot;lato&quot;;  FLOOR(0.9*[.N635])*30; IF([.C635]=&quot;jesień&quot;;  FLOOR(0.4*[.N635])*30; 0)))))" office:value-type="float" office:value="660" calcext:value-type="float">
            <text:p>660</text:p>
          </table:table-cell>
          <table:table-cell table:formula="of:=IF([.B635]=7; 15*[.N635]; 0) + IF(AND([.H634] &gt; 2400; MONTH([.A634])&lt;&gt;MONTH([.A635])); 2400; 0)" office:value-type="float" office:value="0" calcext:value-type="float">
            <text:p>0</text:p>
          </table:table-cell>
          <table:table-cell table:formula="of:=[.D635]+[.F634]" office:value-type="float" office:value="202890" calcext:value-type="float">
            <text:p>202890</text:p>
          </table:table-cell>
          <table:table-cell table:formula="of:=[.E635]+[.G634]" office:value-type="float" office:value="80690" calcext:value-type="float">
            <text:p>80690</text:p>
          </table:table-cell>
          <table:table-cell table:formula="of:=[.F635]-[.G635]" office:value-type="float" office:value="122200" calcext:value-type="float">
            <text:p>122200</text:p>
          </table:table-cell>
          <table:table-cell table:formula="of:=IF(OR([.B635]=6;[.B635]=7); 0; IF([.C635]=&quot;zima&quot;; 2*[.$R$6]; IF([.C635]=&quot;wiosna&quot;; 5*[.$R$6]; IF([.C635]=&quot;lato&quot;; 9*[.$R$6]; IF([.C635]=&quot;jesień&quot;; 4*[.$R$6]; 0)))))" office:value-type="float" office:value="120" calcext:value-type="float">
            <text:p>120</text:p>
          </table:table-cell>
          <table:table-cell table:formula="of:=[.J634]-[.E635]+[.I635]" office:value-type="float" office:value="-9530" calcext:value-type="float">
            <text:p>-9530</text:p>
          </table:table-cell>
          <table:table-cell table:formula="of:=IF(OR([.B635]=6;[.B635]=7); 0; IF([.C635]=&quot;zima&quot;; FLOOR(0.2*[.N635])*30; IF([.C635]=&quot;wiosna&quot;;  FLOOR(0.5*[.N635])*30; IF([.C635]=&quot;lato&quot;;  FLOOR(0.9*[.N635])*30; IF([.C635]=&quot;jesień&quot;;  FLOOR(0.4*[.N635])*30; 0)))))" office:value-type="float" office:value="660" calcext:value-type="float">
            <text:p>660</text:p>
          </table:table-cell>
          <table:table-cell table:formula="of:=IF(MONTH([.A635])&lt;&gt;MONTH([.A636]);1;0)" office:value-type="float" office:value="0" calcext:value-type="float">
            <text:p>0</text:p>
          </table:table-cell>
          <table:table-cell table:formula="of:=IF([.L635]=1;[.H635];0)" office:value-type="float" office:value="0" calcext:value-type="float">
            <text:p>0</text:p>
          </table:table-cell>
          <table:table-cell table:formula="of:=[.N634] + IF([.M634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26" calcext:value-type="date">
            <text:p>26.09.2024</text:p>
          </table:table-cell>
          <table:table-cell table:formula="of:=WEEKDAY([.A636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636]=6;[.B636]=7); 0; IF([.C636]=&quot;zima&quot;; FLOOR(0.2*[.N636])*30; IF([.C636]=&quot;wiosna&quot;;  FLOOR(0.5*[.N636])*30; IF([.C636]=&quot;lato&quot;;  FLOOR(0.9*[.N636])*30; IF([.C636]=&quot;jesień&quot;;  FLOOR(0.4*[.N636])*30; 0)))))" office:value-type="float" office:value="660" calcext:value-type="float">
            <text:p>660</text:p>
          </table:table-cell>
          <table:table-cell table:formula="of:=IF([.B636]=7; 15*[.N636]; 0) + IF(AND([.H635] &gt; 2400; MONTH([.A635])&lt;&gt;MONTH([.A636])); 2400; 0)" office:value-type="float" office:value="0" calcext:value-type="float">
            <text:p>0</text:p>
          </table:table-cell>
          <table:table-cell table:formula="of:=[.D636]+[.F635]" office:value-type="float" office:value="203550" calcext:value-type="float">
            <text:p>203550</text:p>
          </table:table-cell>
          <table:table-cell table:formula="of:=[.E636]+[.G635]" office:value-type="float" office:value="80690" calcext:value-type="float">
            <text:p>80690</text:p>
          </table:table-cell>
          <table:table-cell table:formula="of:=[.F636]-[.G636]" office:value-type="float" office:value="122860" calcext:value-type="float">
            <text:p>122860</text:p>
          </table:table-cell>
          <table:table-cell table:formula="of:=IF(OR([.B636]=6;[.B636]=7); 0; IF([.C636]=&quot;zima&quot;; 2*[.$R$6]; IF([.C636]=&quot;wiosna&quot;; 5*[.$R$6]; IF([.C636]=&quot;lato&quot;; 9*[.$R$6]; IF([.C636]=&quot;jesień&quot;; 4*[.$R$6]; 0)))))" office:value-type="float" office:value="120" calcext:value-type="float">
            <text:p>120</text:p>
          </table:table-cell>
          <table:table-cell table:formula="of:=[.J635]-[.E636]+[.I636]" office:value-type="float" office:value="-9410" calcext:value-type="float">
            <text:p>-9410</text:p>
          </table:table-cell>
          <table:table-cell table:formula="of:=IF(OR([.B636]=6;[.B636]=7); 0; IF([.C636]=&quot;zima&quot;; FLOOR(0.2*[.N636])*30; IF([.C636]=&quot;wiosna&quot;;  FLOOR(0.5*[.N636])*30; IF([.C636]=&quot;lato&quot;;  FLOOR(0.9*[.N636])*30; IF([.C636]=&quot;jesień&quot;;  FLOOR(0.4*[.N636])*30; 0)))))" office:value-type="float" office:value="660" calcext:value-type="float">
            <text:p>660</text:p>
          </table:table-cell>
          <table:table-cell table:formula="of:=IF(MONTH([.A636])&lt;&gt;MONTH([.A637]);1;0)" office:value-type="float" office:value="0" calcext:value-type="float">
            <text:p>0</text:p>
          </table:table-cell>
          <table:table-cell table:formula="of:=IF([.L636]=1;[.H636];0)" office:value-type="float" office:value="0" calcext:value-type="float">
            <text:p>0</text:p>
          </table:table-cell>
          <table:table-cell table:formula="of:=[.N635] + IF([.M635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27" calcext:value-type="date">
            <text:p>27.09.2024</text:p>
          </table:table-cell>
          <table:table-cell table:formula="of:=WEEKDAY([.A637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637]=6;[.B637]=7); 0; IF([.C637]=&quot;zima&quot;; FLOOR(0.2*[.N637])*30; IF([.C637]=&quot;wiosna&quot;;  FLOOR(0.5*[.N637])*30; IF([.C637]=&quot;lato&quot;;  FLOOR(0.9*[.N637])*30; IF([.C637]=&quot;jesień&quot;;  FLOOR(0.4*[.N637])*30; 0)))))" office:value-type="float" office:value="660" calcext:value-type="float">
            <text:p>660</text:p>
          </table:table-cell>
          <table:table-cell table:formula="of:=IF([.B637]=7; 15*[.N637]; 0) + IF(AND([.H636] &gt; 2400; MONTH([.A636])&lt;&gt;MONTH([.A637])); 2400; 0)" office:value-type="float" office:value="0" calcext:value-type="float">
            <text:p>0</text:p>
          </table:table-cell>
          <table:table-cell table:formula="of:=[.D637]+[.F636]" office:value-type="float" office:value="204210" calcext:value-type="float">
            <text:p>204210</text:p>
          </table:table-cell>
          <table:table-cell table:formula="of:=[.E637]+[.G636]" office:value-type="float" office:value="80690" calcext:value-type="float">
            <text:p>80690</text:p>
          </table:table-cell>
          <table:table-cell table:formula="of:=[.F637]-[.G637]" office:value-type="float" office:value="123520" calcext:value-type="float">
            <text:p>123520</text:p>
          </table:table-cell>
          <table:table-cell table:formula="of:=IF(OR([.B637]=6;[.B637]=7); 0; IF([.C637]=&quot;zima&quot;; 2*[.$R$6]; IF([.C637]=&quot;wiosna&quot;; 5*[.$R$6]; IF([.C637]=&quot;lato&quot;; 9*[.$R$6]; IF([.C637]=&quot;jesień&quot;; 4*[.$R$6]; 0)))))" office:value-type="float" office:value="120" calcext:value-type="float">
            <text:p>120</text:p>
          </table:table-cell>
          <table:table-cell table:formula="of:=[.J636]-[.E637]+[.I637]" office:value-type="float" office:value="-9290" calcext:value-type="float">
            <text:p>-9290</text:p>
          </table:table-cell>
          <table:table-cell table:formula="of:=IF(OR([.B637]=6;[.B637]=7); 0; IF([.C637]=&quot;zima&quot;; FLOOR(0.2*[.N637])*30; IF([.C637]=&quot;wiosna&quot;;  FLOOR(0.5*[.N637])*30; IF([.C637]=&quot;lato&quot;;  FLOOR(0.9*[.N637])*30; IF([.C637]=&quot;jesień&quot;;  FLOOR(0.4*[.N637])*30; 0)))))" office:value-type="float" office:value="660" calcext:value-type="float">
            <text:p>660</text:p>
          </table:table-cell>
          <table:table-cell table:formula="of:=IF(MONTH([.A637])&lt;&gt;MONTH([.A638]);1;0)" office:value-type="float" office:value="0" calcext:value-type="float">
            <text:p>0</text:p>
          </table:table-cell>
          <table:table-cell table:formula="of:=IF([.L637]=1;[.H637];0)" office:value-type="float" office:value="0" calcext:value-type="float">
            <text:p>0</text:p>
          </table:table-cell>
          <table:table-cell table:formula="of:=[.N636] + IF([.M636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28" calcext:value-type="date">
            <text:p>28.09.2024</text:p>
          </table:table-cell>
          <table:table-cell table:formula="of:=WEEKDAY([.A638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638]=6;[.B638]=7); 0; IF([.C638]=&quot;zima&quot;; FLOOR(0.2*[.N638])*30; IF([.C638]=&quot;wiosna&quot;;  FLOOR(0.5*[.N638])*30; IF([.C638]=&quot;lato&quot;;  FLOOR(0.9*[.N638])*30; IF([.C638]=&quot;jesień&quot;;  FLOOR(0.4*[.N638])*30; 0)))))" office:value-type="float" office:value="0" calcext:value-type="float">
            <text:p>0</text:p>
          </table:table-cell>
          <table:table-cell table:formula="of:=IF([.B638]=7; 15*[.N638]; 0) + IF(AND([.H637] &gt; 2400; MONTH([.A637])&lt;&gt;MONTH([.A638])); 2400; 0)" office:value-type="float" office:value="0" calcext:value-type="float">
            <text:p>0</text:p>
          </table:table-cell>
          <table:table-cell table:formula="of:=[.D638]+[.F637]" office:value-type="float" office:value="204210" calcext:value-type="float">
            <text:p>204210</text:p>
          </table:table-cell>
          <table:table-cell table:formula="of:=[.E638]+[.G637]" office:value-type="float" office:value="80690" calcext:value-type="float">
            <text:p>80690</text:p>
          </table:table-cell>
          <table:table-cell table:formula="of:=[.F638]-[.G638]" office:value-type="float" office:value="123520" calcext:value-type="float">
            <text:p>123520</text:p>
          </table:table-cell>
          <table:table-cell table:formula="of:=IF(OR([.B638]=6;[.B638]=7); 0; IF([.C638]=&quot;zima&quot;; 2*[.$R$6]; IF([.C638]=&quot;wiosna&quot;; 5*[.$R$6]; IF([.C638]=&quot;lato&quot;; 9*[.$R$6]; IF([.C638]=&quot;jesień&quot;; 4*[.$R$6]; 0)))))" office:value-type="float" office:value="0" calcext:value-type="float">
            <text:p>0</text:p>
          </table:table-cell>
          <table:table-cell table:formula="of:=[.J637]-[.E638]+[.I638]" office:value-type="float" office:value="-9290" calcext:value-type="float">
            <text:p>-9290</text:p>
          </table:table-cell>
          <table:table-cell table:formula="of:=IF(OR([.B638]=6;[.B638]=7); 0; IF([.C638]=&quot;zima&quot;; FLOOR(0.2*[.N638])*30; IF([.C638]=&quot;wiosna&quot;;  FLOOR(0.5*[.N638])*30; IF([.C638]=&quot;lato&quot;;  FLOOR(0.9*[.N638])*30; IF([.C638]=&quot;jesień&quot;;  FLOOR(0.4*[.N638])*30; 0)))))" office:value-type="float" office:value="0" calcext:value-type="float">
            <text:p>0</text:p>
          </table:table-cell>
          <table:table-cell table:formula="of:=IF(MONTH([.A638])&lt;&gt;MONTH([.A639]);1;0)" office:value-type="float" office:value="0" calcext:value-type="float">
            <text:p>0</text:p>
          </table:table-cell>
          <table:table-cell table:formula="of:=IF([.L638]=1;[.H638];0)" office:value-type="float" office:value="0" calcext:value-type="float">
            <text:p>0</text:p>
          </table:table-cell>
          <table:table-cell table:formula="of:=[.N637] + IF([.M637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29" calcext:value-type="date">
            <text:p>29.09.2024</text:p>
          </table:table-cell>
          <table:table-cell table:formula="of:=WEEKDAY([.A639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639]=6;[.B639]=7); 0; IF([.C639]=&quot;zima&quot;; FLOOR(0.2*[.N639])*30; IF([.C639]=&quot;wiosna&quot;;  FLOOR(0.5*[.N639])*30; IF([.C639]=&quot;lato&quot;;  FLOOR(0.9*[.N639])*30; IF([.C639]=&quot;jesień&quot;;  FLOOR(0.4*[.N639])*30; 0)))))" office:value-type="float" office:value="0" calcext:value-type="float">
            <text:p>0</text:p>
          </table:table-cell>
          <table:table-cell table:formula="of:=IF([.B639]=7; 15*[.N639]; 0) + IF(AND([.H638] &gt; 2400; MONTH([.A638])&lt;&gt;MONTH([.A639])); 2400; 0)" office:value-type="float" office:value="825" calcext:value-type="float">
            <text:p>825</text:p>
          </table:table-cell>
          <table:table-cell table:formula="of:=[.D639]+[.F638]" office:value-type="float" office:value="204210" calcext:value-type="float">
            <text:p>204210</text:p>
          </table:table-cell>
          <table:table-cell table:formula="of:=[.E639]+[.G638]" office:value-type="float" office:value="81515" calcext:value-type="float">
            <text:p>81515</text:p>
          </table:table-cell>
          <table:table-cell table:formula="of:=[.F639]-[.G639]" office:value-type="float" office:value="122695" calcext:value-type="float">
            <text:p>122695</text:p>
          </table:table-cell>
          <table:table-cell table:formula="of:=IF(OR([.B639]=6;[.B639]=7); 0; IF([.C639]=&quot;zima&quot;; 2*[.$R$6]; IF([.C639]=&quot;wiosna&quot;; 5*[.$R$6]; IF([.C639]=&quot;lato&quot;; 9*[.$R$6]; IF([.C639]=&quot;jesień&quot;; 4*[.$R$6]; 0)))))" office:value-type="float" office:value="0" calcext:value-type="float">
            <text:p>0</text:p>
          </table:table-cell>
          <table:table-cell table:formula="of:=[.J638]-[.E639]+[.I639]" office:value-type="float" office:value="-10115" calcext:value-type="float">
            <text:p>-10115</text:p>
          </table:table-cell>
          <table:table-cell table:formula="of:=IF(OR([.B639]=6;[.B639]=7); 0; IF([.C639]=&quot;zima&quot;; FLOOR(0.2*[.N639])*30; IF([.C639]=&quot;wiosna&quot;;  FLOOR(0.5*[.N639])*30; IF([.C639]=&quot;lato&quot;;  FLOOR(0.9*[.N639])*30; IF([.C639]=&quot;jesień&quot;;  FLOOR(0.4*[.N639])*30; 0)))))" office:value-type="float" office:value="0" calcext:value-type="float">
            <text:p>0</text:p>
          </table:table-cell>
          <table:table-cell table:formula="of:=IF(MONTH([.A639])&lt;&gt;MONTH([.A640]);1;0)" office:value-type="float" office:value="0" calcext:value-type="float">
            <text:p>0</text:p>
          </table:table-cell>
          <table:table-cell table:formula="of:=IF([.L639]=1;[.H639];0)" office:value-type="float" office:value="0" calcext:value-type="float">
            <text:p>0</text:p>
          </table:table-cell>
          <table:table-cell table:formula="of:=[.N638] + IF([.M638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09-30" calcext:value-type="date">
            <text:p>30.09.2024</text:p>
          </table:table-cell>
          <table:table-cell table:formula="of:=WEEKDAY([.A640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640]=6;[.B640]=7); 0; IF([.C640]=&quot;zima&quot;; FLOOR(0.2*[.N640])*30; IF([.C640]=&quot;wiosna&quot;;  FLOOR(0.5*[.N640])*30; IF([.C640]=&quot;lato&quot;;  FLOOR(0.9*[.N640])*30; IF([.C640]=&quot;jesień&quot;;  FLOOR(0.4*[.N640])*30; 0)))))" office:value-type="float" office:value="660" calcext:value-type="float">
            <text:p>660</text:p>
          </table:table-cell>
          <table:table-cell table:formula="of:=IF([.B640]=7; 15*[.N640]; 0) + IF(AND([.H639] &gt; 2400; MONTH([.A639])&lt;&gt;MONTH([.A640])); 2400; 0)" office:value-type="float" office:value="0" calcext:value-type="float">
            <text:p>0</text:p>
          </table:table-cell>
          <table:table-cell table:formula="of:=[.D640]+[.F639]" office:value-type="float" office:value="204870" calcext:value-type="float">
            <text:p>204870</text:p>
          </table:table-cell>
          <table:table-cell table:formula="of:=[.E640]+[.G639]" office:value-type="float" office:value="81515" calcext:value-type="float">
            <text:p>81515</text:p>
          </table:table-cell>
          <table:table-cell table:formula="of:=[.F640]-[.G640]" office:value-type="float" office:value="123355" calcext:value-type="float">
            <text:p>123355</text:p>
          </table:table-cell>
          <table:table-cell table:formula="of:=IF(OR([.B640]=6;[.B640]=7); 0; IF([.C640]=&quot;zima&quot;; 2*[.$R$6]; IF([.C640]=&quot;wiosna&quot;; 5*[.$R$6]; IF([.C640]=&quot;lato&quot;; 9*[.$R$6]; IF([.C640]=&quot;jesień&quot;; 4*[.$R$6]; 0)))))" office:value-type="float" office:value="120" calcext:value-type="float">
            <text:p>120</text:p>
          </table:table-cell>
          <table:table-cell table:formula="of:=[.J639]-[.E640]+[.I640]" office:value-type="float" office:value="-9995" calcext:value-type="float">
            <text:p>-9995</text:p>
          </table:table-cell>
          <table:table-cell table:formula="of:=IF(OR([.B640]=6;[.B640]=7); 0; IF([.C640]=&quot;zima&quot;; FLOOR(0.2*[.N640])*30; IF([.C640]=&quot;wiosna&quot;;  FLOOR(0.5*[.N640])*30; IF([.C640]=&quot;lato&quot;;  FLOOR(0.9*[.N640])*30; IF([.C640]=&quot;jesień&quot;;  FLOOR(0.4*[.N640])*30; 0)))))" office:value-type="float" office:value="660" calcext:value-type="float">
            <text:p>660</text:p>
          </table:table-cell>
          <table:table-cell table:formula="of:=IF(MONTH([.A640])&lt;&gt;MONTH([.A641]);1;0)" office:value-type="float" office:value="1" calcext:value-type="float">
            <text:p>1</text:p>
          </table:table-cell>
          <table:table-cell table:formula="of:=IF([.L640]=1;[.H640];0)" office:value-type="float" office:value="123355" calcext:value-type="float">
            <text:p>123355</text:p>
          </table:table-cell>
          <table:table-cell table:formula="of:=[.N639] + IF([.M639]&gt;=2400; 3; 0)"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date" office:date-value="2024-10-01" calcext:value-type="date">
            <text:p>1.10.2024</text:p>
          </table:table-cell>
          <table:table-cell table:formula="of:=WEEKDAY([.A641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641]=6;[.B641]=7); 0; IF([.C641]=&quot;zima&quot;; FLOOR(0.2*[.N641])*30; IF([.C641]=&quot;wiosna&quot;;  FLOOR(0.5*[.N641])*30; IF([.C641]=&quot;lato&quot;;  FLOOR(0.9*[.N641])*30; IF([.C641]=&quot;jesień&quot;;  FLOOR(0.4*[.N641])*30; 0)))))" office:value-type="float" office:value="690" calcext:value-type="float">
            <text:p>690</text:p>
          </table:table-cell>
          <table:table-cell table:formula="of:=IF([.B641]=7; 15*[.N641]; 0) + IF(AND([.H640] &gt; 2400; MONTH([.A640])&lt;&gt;MONTH([.A641])); 2400; 0)" office:value-type="float" office:value="2400" calcext:value-type="float">
            <text:p>2400</text:p>
          </table:table-cell>
          <table:table-cell table:formula="of:=[.D641]+[.F640]" office:value-type="float" office:value="205560" calcext:value-type="float">
            <text:p>205560</text:p>
          </table:table-cell>
          <table:table-cell table:formula="of:=[.E641]+[.G640]" office:value-type="float" office:value="83915" calcext:value-type="float">
            <text:p>83915</text:p>
          </table:table-cell>
          <table:table-cell table:formula="of:=[.F641]-[.G641]" office:value-type="float" office:value="121645" calcext:value-type="float">
            <text:p>121645</text:p>
          </table:table-cell>
          <table:table-cell table:formula="of:=IF(OR([.B641]=6;[.B641]=7); 0; IF([.C641]=&quot;zima&quot;; 2*[.$R$6]; IF([.C641]=&quot;wiosna&quot;; 5*[.$R$6]; IF([.C641]=&quot;lato&quot;; 9*[.$R$6]; IF([.C641]=&quot;jesień&quot;; 4*[.$R$6]; 0)))))" office:value-type="float" office:value="120" calcext:value-type="float">
            <text:p>120</text:p>
          </table:table-cell>
          <table:table-cell table:formula="of:=[.J640]-[.E641]+[.I641]" office:value-type="float" office:value="-12275" calcext:value-type="float">
            <text:p>-12275</text:p>
          </table:table-cell>
          <table:table-cell table:formula="of:=IF(OR([.B641]=6;[.B641]=7); 0; IF([.C641]=&quot;zima&quot;; FLOOR(0.2*[.N641])*30; IF([.C641]=&quot;wiosna&quot;;  FLOOR(0.5*[.N641])*30; IF([.C641]=&quot;lato&quot;;  FLOOR(0.9*[.N641])*30; IF([.C641]=&quot;jesień&quot;;  FLOOR(0.4*[.N641])*30; 0)))))" office:value-type="float" office:value="690" calcext:value-type="float">
            <text:p>690</text:p>
          </table:table-cell>
          <table:table-cell table:formula="of:=IF(MONTH([.A641])&lt;&gt;MONTH([.A642]);1;0)" office:value-type="float" office:value="0" calcext:value-type="float">
            <text:p>0</text:p>
          </table:table-cell>
          <table:table-cell table:formula="of:=IF([.L641]=1;[.H641];0)" office:value-type="float" office:value="0" calcext:value-type="float">
            <text:p>0</text:p>
          </table:table-cell>
          <table:table-cell table:formula="of:=[.N640] + IF([.M640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02" calcext:value-type="date">
            <text:p>2.10.2024</text:p>
          </table:table-cell>
          <table:table-cell table:formula="of:=WEEKDAY([.A642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642]=6;[.B642]=7); 0; IF([.C642]=&quot;zima&quot;; FLOOR(0.2*[.N642])*30; IF([.C642]=&quot;wiosna&quot;;  FLOOR(0.5*[.N642])*30; IF([.C642]=&quot;lato&quot;;  FLOOR(0.9*[.N642])*30; IF([.C642]=&quot;jesień&quot;;  FLOOR(0.4*[.N642])*30; 0)))))" office:value-type="float" office:value="690" calcext:value-type="float">
            <text:p>690</text:p>
          </table:table-cell>
          <table:table-cell table:formula="of:=IF([.B642]=7; 15*[.N642]; 0) + IF(AND([.H641] &gt; 2400; MONTH([.A641])&lt;&gt;MONTH([.A642])); 2400; 0)" office:value-type="float" office:value="0" calcext:value-type="float">
            <text:p>0</text:p>
          </table:table-cell>
          <table:table-cell table:formula="of:=[.D642]+[.F641]" office:value-type="float" office:value="206250" calcext:value-type="float">
            <text:p>206250</text:p>
          </table:table-cell>
          <table:table-cell table:formula="of:=[.E642]+[.G641]" office:value-type="float" office:value="83915" calcext:value-type="float">
            <text:p>83915</text:p>
          </table:table-cell>
          <table:table-cell table:formula="of:=[.F642]-[.G642]" office:value-type="float" office:value="122335" calcext:value-type="float">
            <text:p>122335</text:p>
          </table:table-cell>
          <table:table-cell table:formula="of:=IF(OR([.B642]=6;[.B642]=7); 0; IF([.C642]=&quot;zima&quot;; 2*[.$R$6]; IF([.C642]=&quot;wiosna&quot;; 5*[.$R$6]; IF([.C642]=&quot;lato&quot;; 9*[.$R$6]; IF([.C642]=&quot;jesień&quot;; 4*[.$R$6]; 0)))))" office:value-type="float" office:value="120" calcext:value-type="float">
            <text:p>120</text:p>
          </table:table-cell>
          <table:table-cell table:formula="of:=[.J641]-[.E642]+[.I642]" office:value-type="float" office:value="-12155" calcext:value-type="float">
            <text:p>-12155</text:p>
          </table:table-cell>
          <table:table-cell table:formula="of:=IF(OR([.B642]=6;[.B642]=7); 0; IF([.C642]=&quot;zima&quot;; FLOOR(0.2*[.N642])*30; IF([.C642]=&quot;wiosna&quot;;  FLOOR(0.5*[.N642])*30; IF([.C642]=&quot;lato&quot;;  FLOOR(0.9*[.N642])*30; IF([.C642]=&quot;jesień&quot;;  FLOOR(0.4*[.N642])*30; 0)))))" office:value-type="float" office:value="690" calcext:value-type="float">
            <text:p>690</text:p>
          </table:table-cell>
          <table:table-cell table:formula="of:=IF(MONTH([.A642])&lt;&gt;MONTH([.A643]);1;0)" office:value-type="float" office:value="0" calcext:value-type="float">
            <text:p>0</text:p>
          </table:table-cell>
          <table:table-cell table:formula="of:=IF([.L642]=1;[.H642];0)" office:value-type="float" office:value="0" calcext:value-type="float">
            <text:p>0</text:p>
          </table:table-cell>
          <table:table-cell table:formula="of:=[.N641] + IF([.M641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03" calcext:value-type="date">
            <text:p>3.10.2024</text:p>
          </table:table-cell>
          <table:table-cell table:formula="of:=WEEKDAY([.A643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643]=6;[.B643]=7); 0; IF([.C643]=&quot;zima&quot;; FLOOR(0.2*[.N643])*30; IF([.C643]=&quot;wiosna&quot;;  FLOOR(0.5*[.N643])*30; IF([.C643]=&quot;lato&quot;;  FLOOR(0.9*[.N643])*30; IF([.C643]=&quot;jesień&quot;;  FLOOR(0.4*[.N643])*30; 0)))))" office:value-type="float" office:value="690" calcext:value-type="float">
            <text:p>690</text:p>
          </table:table-cell>
          <table:table-cell table:formula="of:=IF([.B643]=7; 15*[.N643]; 0) + IF(AND([.H642] &gt; 2400; MONTH([.A642])&lt;&gt;MONTH([.A643])); 2400; 0)" office:value-type="float" office:value="0" calcext:value-type="float">
            <text:p>0</text:p>
          </table:table-cell>
          <table:table-cell table:formula="of:=[.D643]+[.F642]" office:value-type="float" office:value="206940" calcext:value-type="float">
            <text:p>206940</text:p>
          </table:table-cell>
          <table:table-cell table:formula="of:=[.E643]+[.G642]" office:value-type="float" office:value="83915" calcext:value-type="float">
            <text:p>83915</text:p>
          </table:table-cell>
          <table:table-cell table:formula="of:=[.F643]-[.G643]" office:value-type="float" office:value="123025" calcext:value-type="float">
            <text:p>123025</text:p>
          </table:table-cell>
          <table:table-cell table:formula="of:=IF(OR([.B643]=6;[.B643]=7); 0; IF([.C643]=&quot;zima&quot;; 2*[.$R$6]; IF([.C643]=&quot;wiosna&quot;; 5*[.$R$6]; IF([.C643]=&quot;lato&quot;; 9*[.$R$6]; IF([.C643]=&quot;jesień&quot;; 4*[.$R$6]; 0)))))" office:value-type="float" office:value="120" calcext:value-type="float">
            <text:p>120</text:p>
          </table:table-cell>
          <table:table-cell table:formula="of:=[.J642]-[.E643]+[.I643]" office:value-type="float" office:value="-12035" calcext:value-type="float">
            <text:p>-12035</text:p>
          </table:table-cell>
          <table:table-cell table:formula="of:=IF(OR([.B643]=6;[.B643]=7); 0; IF([.C643]=&quot;zima&quot;; FLOOR(0.2*[.N643])*30; IF([.C643]=&quot;wiosna&quot;;  FLOOR(0.5*[.N643])*30; IF([.C643]=&quot;lato&quot;;  FLOOR(0.9*[.N643])*30; IF([.C643]=&quot;jesień&quot;;  FLOOR(0.4*[.N643])*30; 0)))))" office:value-type="float" office:value="690" calcext:value-type="float">
            <text:p>690</text:p>
          </table:table-cell>
          <table:table-cell table:formula="of:=IF(MONTH([.A643])&lt;&gt;MONTH([.A644]);1;0)" office:value-type="float" office:value="0" calcext:value-type="float">
            <text:p>0</text:p>
          </table:table-cell>
          <table:table-cell table:formula="of:=IF([.L643]=1;[.H643];0)" office:value-type="float" office:value="0" calcext:value-type="float">
            <text:p>0</text:p>
          </table:table-cell>
          <table:table-cell table:formula="of:=[.N642] + IF([.M642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04" calcext:value-type="date">
            <text:p>4.10.2024</text:p>
          </table:table-cell>
          <table:table-cell table:formula="of:=WEEKDAY([.A644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644]=6;[.B644]=7); 0; IF([.C644]=&quot;zima&quot;; FLOOR(0.2*[.N644])*30; IF([.C644]=&quot;wiosna&quot;;  FLOOR(0.5*[.N644])*30; IF([.C644]=&quot;lato&quot;;  FLOOR(0.9*[.N644])*30; IF([.C644]=&quot;jesień&quot;;  FLOOR(0.4*[.N644])*30; 0)))))" office:value-type="float" office:value="690" calcext:value-type="float">
            <text:p>690</text:p>
          </table:table-cell>
          <table:table-cell table:formula="of:=IF([.B644]=7; 15*[.N644]; 0) + IF(AND([.H643] &gt; 2400; MONTH([.A643])&lt;&gt;MONTH([.A644])); 2400; 0)" office:value-type="float" office:value="0" calcext:value-type="float">
            <text:p>0</text:p>
          </table:table-cell>
          <table:table-cell table:formula="of:=[.D644]+[.F643]" office:value-type="float" office:value="207630" calcext:value-type="float">
            <text:p>207630</text:p>
          </table:table-cell>
          <table:table-cell table:formula="of:=[.E644]+[.G643]" office:value-type="float" office:value="83915" calcext:value-type="float">
            <text:p>83915</text:p>
          </table:table-cell>
          <table:table-cell table:formula="of:=[.F644]-[.G644]" office:value-type="float" office:value="123715" calcext:value-type="float">
            <text:p>123715</text:p>
          </table:table-cell>
          <table:table-cell table:formula="of:=IF(OR([.B644]=6;[.B644]=7); 0; IF([.C644]=&quot;zima&quot;; 2*[.$R$6]; IF([.C644]=&quot;wiosna&quot;; 5*[.$R$6]; IF([.C644]=&quot;lato&quot;; 9*[.$R$6]; IF([.C644]=&quot;jesień&quot;; 4*[.$R$6]; 0)))))" office:value-type="float" office:value="120" calcext:value-type="float">
            <text:p>120</text:p>
          </table:table-cell>
          <table:table-cell table:formula="of:=[.J643]-[.E644]+[.I644]" office:value-type="float" office:value="-11915" calcext:value-type="float">
            <text:p>-11915</text:p>
          </table:table-cell>
          <table:table-cell table:formula="of:=IF(OR([.B644]=6;[.B644]=7); 0; IF([.C644]=&quot;zima&quot;; FLOOR(0.2*[.N644])*30; IF([.C644]=&quot;wiosna&quot;;  FLOOR(0.5*[.N644])*30; IF([.C644]=&quot;lato&quot;;  FLOOR(0.9*[.N644])*30; IF([.C644]=&quot;jesień&quot;;  FLOOR(0.4*[.N644])*30; 0)))))" office:value-type="float" office:value="690" calcext:value-type="float">
            <text:p>690</text:p>
          </table:table-cell>
          <table:table-cell table:formula="of:=IF(MONTH([.A644])&lt;&gt;MONTH([.A645]);1;0)" office:value-type="float" office:value="0" calcext:value-type="float">
            <text:p>0</text:p>
          </table:table-cell>
          <table:table-cell table:formula="of:=IF([.L644]=1;[.H644];0)" office:value-type="float" office:value="0" calcext:value-type="float">
            <text:p>0</text:p>
          </table:table-cell>
          <table:table-cell table:formula="of:=[.N643] + IF([.M643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05" calcext:value-type="date">
            <text:p>5.10.2024</text:p>
          </table:table-cell>
          <table:table-cell table:formula="of:=WEEKDAY([.A645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645]=6;[.B645]=7); 0; IF([.C645]=&quot;zima&quot;; FLOOR(0.2*[.N645])*30; IF([.C645]=&quot;wiosna&quot;;  FLOOR(0.5*[.N645])*30; IF([.C645]=&quot;lato&quot;;  FLOOR(0.9*[.N645])*30; IF([.C645]=&quot;jesień&quot;;  FLOOR(0.4*[.N645])*30; 0)))))" office:value-type="float" office:value="0" calcext:value-type="float">
            <text:p>0</text:p>
          </table:table-cell>
          <table:table-cell table:formula="of:=IF([.B645]=7; 15*[.N645]; 0) + IF(AND([.H644] &gt; 2400; MONTH([.A644])&lt;&gt;MONTH([.A645])); 2400; 0)" office:value-type="float" office:value="0" calcext:value-type="float">
            <text:p>0</text:p>
          </table:table-cell>
          <table:table-cell table:formula="of:=[.D645]+[.F644]" office:value-type="float" office:value="207630" calcext:value-type="float">
            <text:p>207630</text:p>
          </table:table-cell>
          <table:table-cell table:formula="of:=[.E645]+[.G644]" office:value-type="float" office:value="83915" calcext:value-type="float">
            <text:p>83915</text:p>
          </table:table-cell>
          <table:table-cell table:formula="of:=[.F645]-[.G645]" office:value-type="float" office:value="123715" calcext:value-type="float">
            <text:p>123715</text:p>
          </table:table-cell>
          <table:table-cell table:formula="of:=IF(OR([.B645]=6;[.B645]=7); 0; IF([.C645]=&quot;zima&quot;; 2*[.$R$6]; IF([.C645]=&quot;wiosna&quot;; 5*[.$R$6]; IF([.C645]=&quot;lato&quot;; 9*[.$R$6]; IF([.C645]=&quot;jesień&quot;; 4*[.$R$6]; 0)))))" office:value-type="float" office:value="0" calcext:value-type="float">
            <text:p>0</text:p>
          </table:table-cell>
          <table:table-cell table:formula="of:=[.J644]-[.E645]+[.I645]" office:value-type="float" office:value="-11915" calcext:value-type="float">
            <text:p>-11915</text:p>
          </table:table-cell>
          <table:table-cell table:formula="of:=IF(OR([.B645]=6;[.B645]=7); 0; IF([.C645]=&quot;zima&quot;; FLOOR(0.2*[.N645])*30; IF([.C645]=&quot;wiosna&quot;;  FLOOR(0.5*[.N645])*30; IF([.C645]=&quot;lato&quot;;  FLOOR(0.9*[.N645])*30; IF([.C645]=&quot;jesień&quot;;  FLOOR(0.4*[.N645])*30; 0)))))" office:value-type="float" office:value="0" calcext:value-type="float">
            <text:p>0</text:p>
          </table:table-cell>
          <table:table-cell table:formula="of:=IF(MONTH([.A645])&lt;&gt;MONTH([.A646]);1;0)" office:value-type="float" office:value="0" calcext:value-type="float">
            <text:p>0</text:p>
          </table:table-cell>
          <table:table-cell table:formula="of:=IF([.L645]=1;[.H645];0)" office:value-type="float" office:value="0" calcext:value-type="float">
            <text:p>0</text:p>
          </table:table-cell>
          <table:table-cell table:formula="of:=[.N644] + IF([.M644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06" calcext:value-type="date">
            <text:p>6.10.2024</text:p>
          </table:table-cell>
          <table:table-cell table:formula="of:=WEEKDAY([.A646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646]=6;[.B646]=7); 0; IF([.C646]=&quot;zima&quot;; FLOOR(0.2*[.N646])*30; IF([.C646]=&quot;wiosna&quot;;  FLOOR(0.5*[.N646])*30; IF([.C646]=&quot;lato&quot;;  FLOOR(0.9*[.N646])*30; IF([.C646]=&quot;jesień&quot;;  FLOOR(0.4*[.N646])*30; 0)))))" office:value-type="float" office:value="0" calcext:value-type="float">
            <text:p>0</text:p>
          </table:table-cell>
          <table:table-cell table:formula="of:=IF([.B646]=7; 15*[.N646]; 0) + IF(AND([.H645] &gt; 2400; MONTH([.A645])&lt;&gt;MONTH([.A646])); 2400; 0)" office:value-type="float" office:value="870" calcext:value-type="float">
            <text:p>870</text:p>
          </table:table-cell>
          <table:table-cell table:formula="of:=[.D646]+[.F645]" office:value-type="float" office:value="207630" calcext:value-type="float">
            <text:p>207630</text:p>
          </table:table-cell>
          <table:table-cell table:formula="of:=[.E646]+[.G645]" office:value-type="float" office:value="84785" calcext:value-type="float">
            <text:p>84785</text:p>
          </table:table-cell>
          <table:table-cell table:formula="of:=[.F646]-[.G646]" office:value-type="float" office:value="122845" calcext:value-type="float">
            <text:p>122845</text:p>
          </table:table-cell>
          <table:table-cell table:formula="of:=IF(OR([.B646]=6;[.B646]=7); 0; IF([.C646]=&quot;zima&quot;; 2*[.$R$6]; IF([.C646]=&quot;wiosna&quot;; 5*[.$R$6]; IF([.C646]=&quot;lato&quot;; 9*[.$R$6]; IF([.C646]=&quot;jesień&quot;; 4*[.$R$6]; 0)))))" office:value-type="float" office:value="0" calcext:value-type="float">
            <text:p>0</text:p>
          </table:table-cell>
          <table:table-cell table:formula="of:=[.J645]-[.E646]+[.I646]" office:value-type="float" office:value="-12785" calcext:value-type="float">
            <text:p>-12785</text:p>
          </table:table-cell>
          <table:table-cell table:formula="of:=IF(OR([.B646]=6;[.B646]=7); 0; IF([.C646]=&quot;zima&quot;; FLOOR(0.2*[.N646])*30; IF([.C646]=&quot;wiosna&quot;;  FLOOR(0.5*[.N646])*30; IF([.C646]=&quot;lato&quot;;  FLOOR(0.9*[.N646])*30; IF([.C646]=&quot;jesień&quot;;  FLOOR(0.4*[.N646])*30; 0)))))" office:value-type="float" office:value="0" calcext:value-type="float">
            <text:p>0</text:p>
          </table:table-cell>
          <table:table-cell table:formula="of:=IF(MONTH([.A646])&lt;&gt;MONTH([.A647]);1;0)" office:value-type="float" office:value="0" calcext:value-type="float">
            <text:p>0</text:p>
          </table:table-cell>
          <table:table-cell table:formula="of:=IF([.L646]=1;[.H646];0)" office:value-type="float" office:value="0" calcext:value-type="float">
            <text:p>0</text:p>
          </table:table-cell>
          <table:table-cell table:formula="of:=[.N645] + IF([.M645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07" calcext:value-type="date">
            <text:p>7.10.2024</text:p>
          </table:table-cell>
          <table:table-cell table:formula="of:=WEEKDAY([.A647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647]=6;[.B647]=7); 0; IF([.C647]=&quot;zima&quot;; FLOOR(0.2*[.N647])*30; IF([.C647]=&quot;wiosna&quot;;  FLOOR(0.5*[.N647])*30; IF([.C647]=&quot;lato&quot;;  FLOOR(0.9*[.N647])*30; IF([.C647]=&quot;jesień&quot;;  FLOOR(0.4*[.N647])*30; 0)))))" office:value-type="float" office:value="690" calcext:value-type="float">
            <text:p>690</text:p>
          </table:table-cell>
          <table:table-cell table:formula="of:=IF([.B647]=7; 15*[.N647]; 0) + IF(AND([.H646] &gt; 2400; MONTH([.A646])&lt;&gt;MONTH([.A647])); 2400; 0)" office:value-type="float" office:value="0" calcext:value-type="float">
            <text:p>0</text:p>
          </table:table-cell>
          <table:table-cell table:formula="of:=[.D647]+[.F646]" office:value-type="float" office:value="208320" calcext:value-type="float">
            <text:p>208320</text:p>
          </table:table-cell>
          <table:table-cell table:formula="of:=[.E647]+[.G646]" office:value-type="float" office:value="84785" calcext:value-type="float">
            <text:p>84785</text:p>
          </table:table-cell>
          <table:table-cell table:formula="of:=[.F647]-[.G647]" office:value-type="float" office:value="123535" calcext:value-type="float">
            <text:p>123535</text:p>
          </table:table-cell>
          <table:table-cell table:formula="of:=IF(OR([.B647]=6;[.B647]=7); 0; IF([.C647]=&quot;zima&quot;; 2*[.$R$6]; IF([.C647]=&quot;wiosna&quot;; 5*[.$R$6]; IF([.C647]=&quot;lato&quot;; 9*[.$R$6]; IF([.C647]=&quot;jesień&quot;; 4*[.$R$6]; 0)))))" office:value-type="float" office:value="120" calcext:value-type="float">
            <text:p>120</text:p>
          </table:table-cell>
          <table:table-cell table:formula="of:=[.J646]-[.E647]+[.I647]" office:value-type="float" office:value="-12665" calcext:value-type="float">
            <text:p>-12665</text:p>
          </table:table-cell>
          <table:table-cell table:formula="of:=IF(OR([.B647]=6;[.B647]=7); 0; IF([.C647]=&quot;zima&quot;; FLOOR(0.2*[.N647])*30; IF([.C647]=&quot;wiosna&quot;;  FLOOR(0.5*[.N647])*30; IF([.C647]=&quot;lato&quot;;  FLOOR(0.9*[.N647])*30; IF([.C647]=&quot;jesień&quot;;  FLOOR(0.4*[.N647])*30; 0)))))" office:value-type="float" office:value="690" calcext:value-type="float">
            <text:p>690</text:p>
          </table:table-cell>
          <table:table-cell table:formula="of:=IF(MONTH([.A647])&lt;&gt;MONTH([.A648]);1;0)" office:value-type="float" office:value="0" calcext:value-type="float">
            <text:p>0</text:p>
          </table:table-cell>
          <table:table-cell table:formula="of:=IF([.L647]=1;[.H647];0)" office:value-type="float" office:value="0" calcext:value-type="float">
            <text:p>0</text:p>
          </table:table-cell>
          <table:table-cell table:formula="of:=[.N646] + IF([.M646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08" calcext:value-type="date">
            <text:p>8.10.2024</text:p>
          </table:table-cell>
          <table:table-cell table:formula="of:=WEEKDAY([.A648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648]=6;[.B648]=7); 0; IF([.C648]=&quot;zima&quot;; FLOOR(0.2*[.N648])*30; IF([.C648]=&quot;wiosna&quot;;  FLOOR(0.5*[.N648])*30; IF([.C648]=&quot;lato&quot;;  FLOOR(0.9*[.N648])*30; IF([.C648]=&quot;jesień&quot;;  FLOOR(0.4*[.N648])*30; 0)))))" office:value-type="float" office:value="690" calcext:value-type="float">
            <text:p>690</text:p>
          </table:table-cell>
          <table:table-cell table:formula="of:=IF([.B648]=7; 15*[.N648]; 0) + IF(AND([.H647] &gt; 2400; MONTH([.A647])&lt;&gt;MONTH([.A648])); 2400; 0)" office:value-type="float" office:value="0" calcext:value-type="float">
            <text:p>0</text:p>
          </table:table-cell>
          <table:table-cell table:formula="of:=[.D648]+[.F647]" office:value-type="float" office:value="209010" calcext:value-type="float">
            <text:p>209010</text:p>
          </table:table-cell>
          <table:table-cell table:formula="of:=[.E648]+[.G647]" office:value-type="float" office:value="84785" calcext:value-type="float">
            <text:p>84785</text:p>
          </table:table-cell>
          <table:table-cell table:formula="of:=[.F648]-[.G648]" office:value-type="float" office:value="124225" calcext:value-type="float">
            <text:p>124225</text:p>
          </table:table-cell>
          <table:table-cell table:formula="of:=IF(OR([.B648]=6;[.B648]=7); 0; IF([.C648]=&quot;zima&quot;; 2*[.$R$6]; IF([.C648]=&quot;wiosna&quot;; 5*[.$R$6]; IF([.C648]=&quot;lato&quot;; 9*[.$R$6]; IF([.C648]=&quot;jesień&quot;; 4*[.$R$6]; 0)))))" office:value-type="float" office:value="120" calcext:value-type="float">
            <text:p>120</text:p>
          </table:table-cell>
          <table:table-cell table:formula="of:=[.J647]-[.E648]+[.I648]" office:value-type="float" office:value="-12545" calcext:value-type="float">
            <text:p>-12545</text:p>
          </table:table-cell>
          <table:table-cell table:formula="of:=IF(OR([.B648]=6;[.B648]=7); 0; IF([.C648]=&quot;zima&quot;; FLOOR(0.2*[.N648])*30; IF([.C648]=&quot;wiosna&quot;;  FLOOR(0.5*[.N648])*30; IF([.C648]=&quot;lato&quot;;  FLOOR(0.9*[.N648])*30; IF([.C648]=&quot;jesień&quot;;  FLOOR(0.4*[.N648])*30; 0)))))" office:value-type="float" office:value="690" calcext:value-type="float">
            <text:p>690</text:p>
          </table:table-cell>
          <table:table-cell table:formula="of:=IF(MONTH([.A648])&lt;&gt;MONTH([.A649]);1;0)" office:value-type="float" office:value="0" calcext:value-type="float">
            <text:p>0</text:p>
          </table:table-cell>
          <table:table-cell table:formula="of:=IF([.L648]=1;[.H648];0)" office:value-type="float" office:value="0" calcext:value-type="float">
            <text:p>0</text:p>
          </table:table-cell>
          <table:table-cell table:formula="of:=[.N647] + IF([.M647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09" calcext:value-type="date">
            <text:p>9.10.2024</text:p>
          </table:table-cell>
          <table:table-cell table:formula="of:=WEEKDAY([.A649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649]=6;[.B649]=7); 0; IF([.C649]=&quot;zima&quot;; FLOOR(0.2*[.N649])*30; IF([.C649]=&quot;wiosna&quot;;  FLOOR(0.5*[.N649])*30; IF([.C649]=&quot;lato&quot;;  FLOOR(0.9*[.N649])*30; IF([.C649]=&quot;jesień&quot;;  FLOOR(0.4*[.N649])*30; 0)))))" office:value-type="float" office:value="690" calcext:value-type="float">
            <text:p>690</text:p>
          </table:table-cell>
          <table:table-cell table:formula="of:=IF([.B649]=7; 15*[.N649]; 0) + IF(AND([.H648] &gt; 2400; MONTH([.A648])&lt;&gt;MONTH([.A649])); 2400; 0)" office:value-type="float" office:value="0" calcext:value-type="float">
            <text:p>0</text:p>
          </table:table-cell>
          <table:table-cell table:formula="of:=[.D649]+[.F648]" office:value-type="float" office:value="209700" calcext:value-type="float">
            <text:p>209700</text:p>
          </table:table-cell>
          <table:table-cell table:formula="of:=[.E649]+[.G648]" office:value-type="float" office:value="84785" calcext:value-type="float">
            <text:p>84785</text:p>
          </table:table-cell>
          <table:table-cell table:formula="of:=[.F649]-[.G649]" office:value-type="float" office:value="124915" calcext:value-type="float">
            <text:p>124915</text:p>
          </table:table-cell>
          <table:table-cell table:formula="of:=IF(OR([.B649]=6;[.B649]=7); 0; IF([.C649]=&quot;zima&quot;; 2*[.$R$6]; IF([.C649]=&quot;wiosna&quot;; 5*[.$R$6]; IF([.C649]=&quot;lato&quot;; 9*[.$R$6]; IF([.C649]=&quot;jesień&quot;; 4*[.$R$6]; 0)))))" office:value-type="float" office:value="120" calcext:value-type="float">
            <text:p>120</text:p>
          </table:table-cell>
          <table:table-cell table:formula="of:=[.J648]-[.E649]+[.I649]" office:value-type="float" office:value="-12425" calcext:value-type="float">
            <text:p>-12425</text:p>
          </table:table-cell>
          <table:table-cell table:formula="of:=IF(OR([.B649]=6;[.B649]=7); 0; IF([.C649]=&quot;zima&quot;; FLOOR(0.2*[.N649])*30; IF([.C649]=&quot;wiosna&quot;;  FLOOR(0.5*[.N649])*30; IF([.C649]=&quot;lato&quot;;  FLOOR(0.9*[.N649])*30; IF([.C649]=&quot;jesień&quot;;  FLOOR(0.4*[.N649])*30; 0)))))" office:value-type="float" office:value="690" calcext:value-type="float">
            <text:p>690</text:p>
          </table:table-cell>
          <table:table-cell table:formula="of:=IF(MONTH([.A649])&lt;&gt;MONTH([.A650]);1;0)" office:value-type="float" office:value="0" calcext:value-type="float">
            <text:p>0</text:p>
          </table:table-cell>
          <table:table-cell table:formula="of:=IF([.L649]=1;[.H649];0)" office:value-type="float" office:value="0" calcext:value-type="float">
            <text:p>0</text:p>
          </table:table-cell>
          <table:table-cell table:formula="of:=[.N648] + IF([.M648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10" calcext:value-type="date">
            <text:p>10.10.2024</text:p>
          </table:table-cell>
          <table:table-cell table:formula="of:=WEEKDAY([.A650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650]=6;[.B650]=7); 0; IF([.C650]=&quot;zima&quot;; FLOOR(0.2*[.N650])*30; IF([.C650]=&quot;wiosna&quot;;  FLOOR(0.5*[.N650])*30; IF([.C650]=&quot;lato&quot;;  FLOOR(0.9*[.N650])*30; IF([.C650]=&quot;jesień&quot;;  FLOOR(0.4*[.N650])*30; 0)))))" office:value-type="float" office:value="690" calcext:value-type="float">
            <text:p>690</text:p>
          </table:table-cell>
          <table:table-cell table:formula="of:=IF([.B650]=7; 15*[.N650]; 0) + IF(AND([.H649] &gt; 2400; MONTH([.A649])&lt;&gt;MONTH([.A650])); 2400; 0)" office:value-type="float" office:value="0" calcext:value-type="float">
            <text:p>0</text:p>
          </table:table-cell>
          <table:table-cell table:formula="of:=[.D650]+[.F649]" office:value-type="float" office:value="210390" calcext:value-type="float">
            <text:p>210390</text:p>
          </table:table-cell>
          <table:table-cell table:formula="of:=[.E650]+[.G649]" office:value-type="float" office:value="84785" calcext:value-type="float">
            <text:p>84785</text:p>
          </table:table-cell>
          <table:table-cell table:formula="of:=[.F650]-[.G650]" office:value-type="float" office:value="125605" calcext:value-type="float">
            <text:p>125605</text:p>
          </table:table-cell>
          <table:table-cell table:formula="of:=IF(OR([.B650]=6;[.B650]=7); 0; IF([.C650]=&quot;zima&quot;; 2*[.$R$6]; IF([.C650]=&quot;wiosna&quot;; 5*[.$R$6]; IF([.C650]=&quot;lato&quot;; 9*[.$R$6]; IF([.C650]=&quot;jesień&quot;; 4*[.$R$6]; 0)))))" office:value-type="float" office:value="120" calcext:value-type="float">
            <text:p>120</text:p>
          </table:table-cell>
          <table:table-cell table:formula="of:=[.J649]-[.E650]+[.I650]" office:value-type="float" office:value="-12305" calcext:value-type="float">
            <text:p>-12305</text:p>
          </table:table-cell>
          <table:table-cell table:formula="of:=IF(OR([.B650]=6;[.B650]=7); 0; IF([.C650]=&quot;zima&quot;; FLOOR(0.2*[.N650])*30; IF([.C650]=&quot;wiosna&quot;;  FLOOR(0.5*[.N650])*30; IF([.C650]=&quot;lato&quot;;  FLOOR(0.9*[.N650])*30; IF([.C650]=&quot;jesień&quot;;  FLOOR(0.4*[.N650])*30; 0)))))" office:value-type="float" office:value="690" calcext:value-type="float">
            <text:p>690</text:p>
          </table:table-cell>
          <table:table-cell table:formula="of:=IF(MONTH([.A650])&lt;&gt;MONTH([.A651]);1;0)" office:value-type="float" office:value="0" calcext:value-type="float">
            <text:p>0</text:p>
          </table:table-cell>
          <table:table-cell table:formula="of:=IF([.L650]=1;[.H650];0)" office:value-type="float" office:value="0" calcext:value-type="float">
            <text:p>0</text:p>
          </table:table-cell>
          <table:table-cell table:formula="of:=[.N649] + IF([.M649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11" calcext:value-type="date">
            <text:p>11.10.2024</text:p>
          </table:table-cell>
          <table:table-cell table:formula="of:=WEEKDAY([.A651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651]=6;[.B651]=7); 0; IF([.C651]=&quot;zima&quot;; FLOOR(0.2*[.N651])*30; IF([.C651]=&quot;wiosna&quot;;  FLOOR(0.5*[.N651])*30; IF([.C651]=&quot;lato&quot;;  FLOOR(0.9*[.N651])*30; IF([.C651]=&quot;jesień&quot;;  FLOOR(0.4*[.N651])*30; 0)))))" office:value-type="float" office:value="690" calcext:value-type="float">
            <text:p>690</text:p>
          </table:table-cell>
          <table:table-cell table:formula="of:=IF([.B651]=7; 15*[.N651]; 0) + IF(AND([.H650] &gt; 2400; MONTH([.A650])&lt;&gt;MONTH([.A651])); 2400; 0)" office:value-type="float" office:value="0" calcext:value-type="float">
            <text:p>0</text:p>
          </table:table-cell>
          <table:table-cell table:formula="of:=[.D651]+[.F650]" office:value-type="float" office:value="211080" calcext:value-type="float">
            <text:p>211080</text:p>
          </table:table-cell>
          <table:table-cell table:formula="of:=[.E651]+[.G650]" office:value-type="float" office:value="84785" calcext:value-type="float">
            <text:p>84785</text:p>
          </table:table-cell>
          <table:table-cell table:formula="of:=[.F651]-[.G651]" office:value-type="float" office:value="126295" calcext:value-type="float">
            <text:p>126295</text:p>
          </table:table-cell>
          <table:table-cell table:formula="of:=IF(OR([.B651]=6;[.B651]=7); 0; IF([.C651]=&quot;zima&quot;; 2*[.$R$6]; IF([.C651]=&quot;wiosna&quot;; 5*[.$R$6]; IF([.C651]=&quot;lato&quot;; 9*[.$R$6]; IF([.C651]=&quot;jesień&quot;; 4*[.$R$6]; 0)))))" office:value-type="float" office:value="120" calcext:value-type="float">
            <text:p>120</text:p>
          </table:table-cell>
          <table:table-cell table:formula="of:=[.J650]-[.E651]+[.I651]" office:value-type="float" office:value="-12185" calcext:value-type="float">
            <text:p>-12185</text:p>
          </table:table-cell>
          <table:table-cell table:formula="of:=IF(OR([.B651]=6;[.B651]=7); 0; IF([.C651]=&quot;zima&quot;; FLOOR(0.2*[.N651])*30; IF([.C651]=&quot;wiosna&quot;;  FLOOR(0.5*[.N651])*30; IF([.C651]=&quot;lato&quot;;  FLOOR(0.9*[.N651])*30; IF([.C651]=&quot;jesień&quot;;  FLOOR(0.4*[.N651])*30; 0)))))" office:value-type="float" office:value="690" calcext:value-type="float">
            <text:p>690</text:p>
          </table:table-cell>
          <table:table-cell table:formula="of:=IF(MONTH([.A651])&lt;&gt;MONTH([.A652]);1;0)" office:value-type="float" office:value="0" calcext:value-type="float">
            <text:p>0</text:p>
          </table:table-cell>
          <table:table-cell table:formula="of:=IF([.L651]=1;[.H651];0)" office:value-type="float" office:value="0" calcext:value-type="float">
            <text:p>0</text:p>
          </table:table-cell>
          <table:table-cell table:formula="of:=[.N650] + IF([.M650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12" calcext:value-type="date">
            <text:p>12.10.2024</text:p>
          </table:table-cell>
          <table:table-cell table:formula="of:=WEEKDAY([.A652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652]=6;[.B652]=7); 0; IF([.C652]=&quot;zima&quot;; FLOOR(0.2*[.N652])*30; IF([.C652]=&quot;wiosna&quot;;  FLOOR(0.5*[.N652])*30; IF([.C652]=&quot;lato&quot;;  FLOOR(0.9*[.N652])*30; IF([.C652]=&quot;jesień&quot;;  FLOOR(0.4*[.N652])*30; 0)))))" office:value-type="float" office:value="0" calcext:value-type="float">
            <text:p>0</text:p>
          </table:table-cell>
          <table:table-cell table:formula="of:=IF([.B652]=7; 15*[.N652]; 0) + IF(AND([.H651] &gt; 2400; MONTH([.A651])&lt;&gt;MONTH([.A652])); 2400; 0)" office:value-type="float" office:value="0" calcext:value-type="float">
            <text:p>0</text:p>
          </table:table-cell>
          <table:table-cell table:formula="of:=[.D652]+[.F651]" office:value-type="float" office:value="211080" calcext:value-type="float">
            <text:p>211080</text:p>
          </table:table-cell>
          <table:table-cell table:formula="of:=[.E652]+[.G651]" office:value-type="float" office:value="84785" calcext:value-type="float">
            <text:p>84785</text:p>
          </table:table-cell>
          <table:table-cell table:formula="of:=[.F652]-[.G652]" office:value-type="float" office:value="126295" calcext:value-type="float">
            <text:p>126295</text:p>
          </table:table-cell>
          <table:table-cell table:formula="of:=IF(OR([.B652]=6;[.B652]=7); 0; IF([.C652]=&quot;zima&quot;; 2*[.$R$6]; IF([.C652]=&quot;wiosna&quot;; 5*[.$R$6]; IF([.C652]=&quot;lato&quot;; 9*[.$R$6]; IF([.C652]=&quot;jesień&quot;; 4*[.$R$6]; 0)))))" office:value-type="float" office:value="0" calcext:value-type="float">
            <text:p>0</text:p>
          </table:table-cell>
          <table:table-cell table:formula="of:=[.J651]-[.E652]+[.I652]" office:value-type="float" office:value="-12185" calcext:value-type="float">
            <text:p>-12185</text:p>
          </table:table-cell>
          <table:table-cell table:formula="of:=IF(OR([.B652]=6;[.B652]=7); 0; IF([.C652]=&quot;zima&quot;; FLOOR(0.2*[.N652])*30; IF([.C652]=&quot;wiosna&quot;;  FLOOR(0.5*[.N652])*30; IF([.C652]=&quot;lato&quot;;  FLOOR(0.9*[.N652])*30; IF([.C652]=&quot;jesień&quot;;  FLOOR(0.4*[.N652])*30; 0)))))" office:value-type="float" office:value="0" calcext:value-type="float">
            <text:p>0</text:p>
          </table:table-cell>
          <table:table-cell table:formula="of:=IF(MONTH([.A652])&lt;&gt;MONTH([.A653]);1;0)" office:value-type="float" office:value="0" calcext:value-type="float">
            <text:p>0</text:p>
          </table:table-cell>
          <table:table-cell table:formula="of:=IF([.L652]=1;[.H652];0)" office:value-type="float" office:value="0" calcext:value-type="float">
            <text:p>0</text:p>
          </table:table-cell>
          <table:table-cell table:formula="of:=[.N651] + IF([.M651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13" calcext:value-type="date">
            <text:p>13.10.2024</text:p>
          </table:table-cell>
          <table:table-cell table:formula="of:=WEEKDAY([.A653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653]=6;[.B653]=7); 0; IF([.C653]=&quot;zima&quot;; FLOOR(0.2*[.N653])*30; IF([.C653]=&quot;wiosna&quot;;  FLOOR(0.5*[.N653])*30; IF([.C653]=&quot;lato&quot;;  FLOOR(0.9*[.N653])*30; IF([.C653]=&quot;jesień&quot;;  FLOOR(0.4*[.N653])*30; 0)))))" office:value-type="float" office:value="0" calcext:value-type="float">
            <text:p>0</text:p>
          </table:table-cell>
          <table:table-cell table:formula="of:=IF([.B653]=7; 15*[.N653]; 0) + IF(AND([.H652] &gt; 2400; MONTH([.A652])&lt;&gt;MONTH([.A653])); 2400; 0)" office:value-type="float" office:value="870" calcext:value-type="float">
            <text:p>870</text:p>
          </table:table-cell>
          <table:table-cell table:formula="of:=[.D653]+[.F652]" office:value-type="float" office:value="211080" calcext:value-type="float">
            <text:p>211080</text:p>
          </table:table-cell>
          <table:table-cell table:formula="of:=[.E653]+[.G652]" office:value-type="float" office:value="85655" calcext:value-type="float">
            <text:p>85655</text:p>
          </table:table-cell>
          <table:table-cell table:formula="of:=[.F653]-[.G653]" office:value-type="float" office:value="125425" calcext:value-type="float">
            <text:p>125425</text:p>
          </table:table-cell>
          <table:table-cell table:formula="of:=IF(OR([.B653]=6;[.B653]=7); 0; IF([.C653]=&quot;zima&quot;; 2*[.$R$6]; IF([.C653]=&quot;wiosna&quot;; 5*[.$R$6]; IF([.C653]=&quot;lato&quot;; 9*[.$R$6]; IF([.C653]=&quot;jesień&quot;; 4*[.$R$6]; 0)))))" office:value-type="float" office:value="0" calcext:value-type="float">
            <text:p>0</text:p>
          </table:table-cell>
          <table:table-cell table:formula="of:=[.J652]-[.E653]+[.I653]" office:value-type="float" office:value="-13055" calcext:value-type="float">
            <text:p>-13055</text:p>
          </table:table-cell>
          <table:table-cell table:formula="of:=IF(OR([.B653]=6;[.B653]=7); 0; IF([.C653]=&quot;zima&quot;; FLOOR(0.2*[.N653])*30; IF([.C653]=&quot;wiosna&quot;;  FLOOR(0.5*[.N653])*30; IF([.C653]=&quot;lato&quot;;  FLOOR(0.9*[.N653])*30; IF([.C653]=&quot;jesień&quot;;  FLOOR(0.4*[.N653])*30; 0)))))" office:value-type="float" office:value="0" calcext:value-type="float">
            <text:p>0</text:p>
          </table:table-cell>
          <table:table-cell table:formula="of:=IF(MONTH([.A653])&lt;&gt;MONTH([.A654]);1;0)" office:value-type="float" office:value="0" calcext:value-type="float">
            <text:p>0</text:p>
          </table:table-cell>
          <table:table-cell table:formula="of:=IF([.L653]=1;[.H653];0)" office:value-type="float" office:value="0" calcext:value-type="float">
            <text:p>0</text:p>
          </table:table-cell>
          <table:table-cell table:formula="of:=[.N652] + IF([.M652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14" calcext:value-type="date">
            <text:p>14.10.2024</text:p>
          </table:table-cell>
          <table:table-cell table:formula="of:=WEEKDAY([.A654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654]=6;[.B654]=7); 0; IF([.C654]=&quot;zima&quot;; FLOOR(0.2*[.N654])*30; IF([.C654]=&quot;wiosna&quot;;  FLOOR(0.5*[.N654])*30; IF([.C654]=&quot;lato&quot;;  FLOOR(0.9*[.N654])*30; IF([.C654]=&quot;jesień&quot;;  FLOOR(0.4*[.N654])*30; 0)))))" office:value-type="float" office:value="690" calcext:value-type="float">
            <text:p>690</text:p>
          </table:table-cell>
          <table:table-cell table:formula="of:=IF([.B654]=7; 15*[.N654]; 0) + IF(AND([.H653] &gt; 2400; MONTH([.A653])&lt;&gt;MONTH([.A654])); 2400; 0)" office:value-type="float" office:value="0" calcext:value-type="float">
            <text:p>0</text:p>
          </table:table-cell>
          <table:table-cell table:formula="of:=[.D654]+[.F653]" office:value-type="float" office:value="211770" calcext:value-type="float">
            <text:p>211770</text:p>
          </table:table-cell>
          <table:table-cell table:formula="of:=[.E654]+[.G653]" office:value-type="float" office:value="85655" calcext:value-type="float">
            <text:p>85655</text:p>
          </table:table-cell>
          <table:table-cell table:formula="of:=[.F654]-[.G654]" office:value-type="float" office:value="126115" calcext:value-type="float">
            <text:p>126115</text:p>
          </table:table-cell>
          <table:table-cell table:formula="of:=IF(OR([.B654]=6;[.B654]=7); 0; IF([.C654]=&quot;zima&quot;; 2*[.$R$6]; IF([.C654]=&quot;wiosna&quot;; 5*[.$R$6]; IF([.C654]=&quot;lato&quot;; 9*[.$R$6]; IF([.C654]=&quot;jesień&quot;; 4*[.$R$6]; 0)))))" office:value-type="float" office:value="120" calcext:value-type="float">
            <text:p>120</text:p>
          </table:table-cell>
          <table:table-cell table:formula="of:=[.J653]-[.E654]+[.I654]" office:value-type="float" office:value="-12935" calcext:value-type="float">
            <text:p>-12935</text:p>
          </table:table-cell>
          <table:table-cell table:formula="of:=IF(OR([.B654]=6;[.B654]=7); 0; IF([.C654]=&quot;zima&quot;; FLOOR(0.2*[.N654])*30; IF([.C654]=&quot;wiosna&quot;;  FLOOR(0.5*[.N654])*30; IF([.C654]=&quot;lato&quot;;  FLOOR(0.9*[.N654])*30; IF([.C654]=&quot;jesień&quot;;  FLOOR(0.4*[.N654])*30; 0)))))" office:value-type="float" office:value="690" calcext:value-type="float">
            <text:p>690</text:p>
          </table:table-cell>
          <table:table-cell table:formula="of:=IF(MONTH([.A654])&lt;&gt;MONTH([.A655]);1;0)" office:value-type="float" office:value="0" calcext:value-type="float">
            <text:p>0</text:p>
          </table:table-cell>
          <table:table-cell table:formula="of:=IF([.L654]=1;[.H654];0)" office:value-type="float" office:value="0" calcext:value-type="float">
            <text:p>0</text:p>
          </table:table-cell>
          <table:table-cell table:formula="of:=[.N653] + IF([.M653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15" calcext:value-type="date">
            <text:p>15.10.2024</text:p>
          </table:table-cell>
          <table:table-cell table:formula="of:=WEEKDAY([.A655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655]=6;[.B655]=7); 0; IF([.C655]=&quot;zima&quot;; FLOOR(0.2*[.N655])*30; IF([.C655]=&quot;wiosna&quot;;  FLOOR(0.5*[.N655])*30; IF([.C655]=&quot;lato&quot;;  FLOOR(0.9*[.N655])*30; IF([.C655]=&quot;jesień&quot;;  FLOOR(0.4*[.N655])*30; 0)))))" office:value-type="float" office:value="690" calcext:value-type="float">
            <text:p>690</text:p>
          </table:table-cell>
          <table:table-cell table:formula="of:=IF([.B655]=7; 15*[.N655]; 0) + IF(AND([.H654] &gt; 2400; MONTH([.A654])&lt;&gt;MONTH([.A655])); 2400; 0)" office:value-type="float" office:value="0" calcext:value-type="float">
            <text:p>0</text:p>
          </table:table-cell>
          <table:table-cell table:formula="of:=[.D655]+[.F654]" office:value-type="float" office:value="212460" calcext:value-type="float">
            <text:p>212460</text:p>
          </table:table-cell>
          <table:table-cell table:formula="of:=[.E655]+[.G654]" office:value-type="float" office:value="85655" calcext:value-type="float">
            <text:p>85655</text:p>
          </table:table-cell>
          <table:table-cell table:formula="of:=[.F655]-[.G655]" office:value-type="float" office:value="126805" calcext:value-type="float">
            <text:p>126805</text:p>
          </table:table-cell>
          <table:table-cell table:formula="of:=IF(OR([.B655]=6;[.B655]=7); 0; IF([.C655]=&quot;zima&quot;; 2*[.$R$6]; IF([.C655]=&quot;wiosna&quot;; 5*[.$R$6]; IF([.C655]=&quot;lato&quot;; 9*[.$R$6]; IF([.C655]=&quot;jesień&quot;; 4*[.$R$6]; 0)))))" office:value-type="float" office:value="120" calcext:value-type="float">
            <text:p>120</text:p>
          </table:table-cell>
          <table:table-cell table:formula="of:=[.J654]-[.E655]+[.I655]" office:value-type="float" office:value="-12815" calcext:value-type="float">
            <text:p>-12815</text:p>
          </table:table-cell>
          <table:table-cell table:formula="of:=IF(OR([.B655]=6;[.B655]=7); 0; IF([.C655]=&quot;zima&quot;; FLOOR(0.2*[.N655])*30; IF([.C655]=&quot;wiosna&quot;;  FLOOR(0.5*[.N655])*30; IF([.C655]=&quot;lato&quot;;  FLOOR(0.9*[.N655])*30; IF([.C655]=&quot;jesień&quot;;  FLOOR(0.4*[.N655])*30; 0)))))" office:value-type="float" office:value="690" calcext:value-type="float">
            <text:p>690</text:p>
          </table:table-cell>
          <table:table-cell table:formula="of:=IF(MONTH([.A655])&lt;&gt;MONTH([.A656]);1;0)" office:value-type="float" office:value="0" calcext:value-type="float">
            <text:p>0</text:p>
          </table:table-cell>
          <table:table-cell table:formula="of:=IF([.L655]=1;[.H655];0)" office:value-type="float" office:value="0" calcext:value-type="float">
            <text:p>0</text:p>
          </table:table-cell>
          <table:table-cell table:formula="of:=[.N654] + IF([.M654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16" calcext:value-type="date">
            <text:p>16.10.2024</text:p>
          </table:table-cell>
          <table:table-cell table:formula="of:=WEEKDAY([.A656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656]=6;[.B656]=7); 0; IF([.C656]=&quot;zima&quot;; FLOOR(0.2*[.N656])*30; IF([.C656]=&quot;wiosna&quot;;  FLOOR(0.5*[.N656])*30; IF([.C656]=&quot;lato&quot;;  FLOOR(0.9*[.N656])*30; IF([.C656]=&quot;jesień&quot;;  FLOOR(0.4*[.N656])*30; 0)))))" office:value-type="float" office:value="690" calcext:value-type="float">
            <text:p>690</text:p>
          </table:table-cell>
          <table:table-cell table:formula="of:=IF([.B656]=7; 15*[.N656]; 0) + IF(AND([.H655] &gt; 2400; MONTH([.A655])&lt;&gt;MONTH([.A656])); 2400; 0)" office:value-type="float" office:value="0" calcext:value-type="float">
            <text:p>0</text:p>
          </table:table-cell>
          <table:table-cell table:formula="of:=[.D656]+[.F655]" office:value-type="float" office:value="213150" calcext:value-type="float">
            <text:p>213150</text:p>
          </table:table-cell>
          <table:table-cell table:formula="of:=[.E656]+[.G655]" office:value-type="float" office:value="85655" calcext:value-type="float">
            <text:p>85655</text:p>
          </table:table-cell>
          <table:table-cell table:formula="of:=[.F656]-[.G656]" office:value-type="float" office:value="127495" calcext:value-type="float">
            <text:p>127495</text:p>
          </table:table-cell>
          <table:table-cell table:formula="of:=IF(OR([.B656]=6;[.B656]=7); 0; IF([.C656]=&quot;zima&quot;; 2*[.$R$6]; IF([.C656]=&quot;wiosna&quot;; 5*[.$R$6]; IF([.C656]=&quot;lato&quot;; 9*[.$R$6]; IF([.C656]=&quot;jesień&quot;; 4*[.$R$6]; 0)))))" office:value-type="float" office:value="120" calcext:value-type="float">
            <text:p>120</text:p>
          </table:table-cell>
          <table:table-cell table:formula="of:=[.J655]-[.E656]+[.I656]" office:value-type="float" office:value="-12695" calcext:value-type="float">
            <text:p>-12695</text:p>
          </table:table-cell>
          <table:table-cell table:formula="of:=IF(OR([.B656]=6;[.B656]=7); 0; IF([.C656]=&quot;zima&quot;; FLOOR(0.2*[.N656])*30; IF([.C656]=&quot;wiosna&quot;;  FLOOR(0.5*[.N656])*30; IF([.C656]=&quot;lato&quot;;  FLOOR(0.9*[.N656])*30; IF([.C656]=&quot;jesień&quot;;  FLOOR(0.4*[.N656])*30; 0)))))" office:value-type="float" office:value="690" calcext:value-type="float">
            <text:p>690</text:p>
          </table:table-cell>
          <table:table-cell table:formula="of:=IF(MONTH([.A656])&lt;&gt;MONTH([.A657]);1;0)" office:value-type="float" office:value="0" calcext:value-type="float">
            <text:p>0</text:p>
          </table:table-cell>
          <table:table-cell table:formula="of:=IF([.L656]=1;[.H656];0)" office:value-type="float" office:value="0" calcext:value-type="float">
            <text:p>0</text:p>
          </table:table-cell>
          <table:table-cell table:formula="of:=[.N655] + IF([.M655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17" calcext:value-type="date">
            <text:p>17.10.2024</text:p>
          </table:table-cell>
          <table:table-cell table:formula="of:=WEEKDAY([.A657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657]=6;[.B657]=7); 0; IF([.C657]=&quot;zima&quot;; FLOOR(0.2*[.N657])*30; IF([.C657]=&quot;wiosna&quot;;  FLOOR(0.5*[.N657])*30; IF([.C657]=&quot;lato&quot;;  FLOOR(0.9*[.N657])*30; IF([.C657]=&quot;jesień&quot;;  FLOOR(0.4*[.N657])*30; 0)))))" office:value-type="float" office:value="690" calcext:value-type="float">
            <text:p>690</text:p>
          </table:table-cell>
          <table:table-cell table:formula="of:=IF([.B657]=7; 15*[.N657]; 0) + IF(AND([.H656] &gt; 2400; MONTH([.A656])&lt;&gt;MONTH([.A657])); 2400; 0)" office:value-type="float" office:value="0" calcext:value-type="float">
            <text:p>0</text:p>
          </table:table-cell>
          <table:table-cell table:formula="of:=[.D657]+[.F656]" office:value-type="float" office:value="213840" calcext:value-type="float">
            <text:p>213840</text:p>
          </table:table-cell>
          <table:table-cell table:formula="of:=[.E657]+[.G656]" office:value-type="float" office:value="85655" calcext:value-type="float">
            <text:p>85655</text:p>
          </table:table-cell>
          <table:table-cell table:formula="of:=[.F657]-[.G657]" office:value-type="float" office:value="128185" calcext:value-type="float">
            <text:p>128185</text:p>
          </table:table-cell>
          <table:table-cell table:formula="of:=IF(OR([.B657]=6;[.B657]=7); 0; IF([.C657]=&quot;zima&quot;; 2*[.$R$6]; IF([.C657]=&quot;wiosna&quot;; 5*[.$R$6]; IF([.C657]=&quot;lato&quot;; 9*[.$R$6]; IF([.C657]=&quot;jesień&quot;; 4*[.$R$6]; 0)))))" office:value-type="float" office:value="120" calcext:value-type="float">
            <text:p>120</text:p>
          </table:table-cell>
          <table:table-cell table:formula="of:=[.J656]-[.E657]+[.I657]" office:value-type="float" office:value="-12575" calcext:value-type="float">
            <text:p>-12575</text:p>
          </table:table-cell>
          <table:table-cell table:formula="of:=IF(OR([.B657]=6;[.B657]=7); 0; IF([.C657]=&quot;zima&quot;; FLOOR(0.2*[.N657])*30; IF([.C657]=&quot;wiosna&quot;;  FLOOR(0.5*[.N657])*30; IF([.C657]=&quot;lato&quot;;  FLOOR(0.9*[.N657])*30; IF([.C657]=&quot;jesień&quot;;  FLOOR(0.4*[.N657])*30; 0)))))" office:value-type="float" office:value="690" calcext:value-type="float">
            <text:p>690</text:p>
          </table:table-cell>
          <table:table-cell table:formula="of:=IF(MONTH([.A657])&lt;&gt;MONTH([.A658]);1;0)" office:value-type="float" office:value="0" calcext:value-type="float">
            <text:p>0</text:p>
          </table:table-cell>
          <table:table-cell table:formula="of:=IF([.L657]=1;[.H657];0)" office:value-type="float" office:value="0" calcext:value-type="float">
            <text:p>0</text:p>
          </table:table-cell>
          <table:table-cell table:formula="of:=[.N656] + IF([.M656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18" calcext:value-type="date">
            <text:p>18.10.2024</text:p>
          </table:table-cell>
          <table:table-cell table:formula="of:=WEEKDAY([.A658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658]=6;[.B658]=7); 0; IF([.C658]=&quot;zima&quot;; FLOOR(0.2*[.N658])*30; IF([.C658]=&quot;wiosna&quot;;  FLOOR(0.5*[.N658])*30; IF([.C658]=&quot;lato&quot;;  FLOOR(0.9*[.N658])*30; IF([.C658]=&quot;jesień&quot;;  FLOOR(0.4*[.N658])*30; 0)))))" office:value-type="float" office:value="690" calcext:value-type="float">
            <text:p>690</text:p>
          </table:table-cell>
          <table:table-cell table:formula="of:=IF([.B658]=7; 15*[.N658]; 0) + IF(AND([.H657] &gt; 2400; MONTH([.A657])&lt;&gt;MONTH([.A658])); 2400; 0)" office:value-type="float" office:value="0" calcext:value-type="float">
            <text:p>0</text:p>
          </table:table-cell>
          <table:table-cell table:formula="of:=[.D658]+[.F657]" office:value-type="float" office:value="214530" calcext:value-type="float">
            <text:p>214530</text:p>
          </table:table-cell>
          <table:table-cell table:formula="of:=[.E658]+[.G657]" office:value-type="float" office:value="85655" calcext:value-type="float">
            <text:p>85655</text:p>
          </table:table-cell>
          <table:table-cell table:formula="of:=[.F658]-[.G658]" office:value-type="float" office:value="128875" calcext:value-type="float">
            <text:p>128875</text:p>
          </table:table-cell>
          <table:table-cell table:formula="of:=IF(OR([.B658]=6;[.B658]=7); 0; IF([.C658]=&quot;zima&quot;; 2*[.$R$6]; IF([.C658]=&quot;wiosna&quot;; 5*[.$R$6]; IF([.C658]=&quot;lato&quot;; 9*[.$R$6]; IF([.C658]=&quot;jesień&quot;; 4*[.$R$6]; 0)))))" office:value-type="float" office:value="120" calcext:value-type="float">
            <text:p>120</text:p>
          </table:table-cell>
          <table:table-cell table:formula="of:=[.J657]-[.E658]+[.I658]" office:value-type="float" office:value="-12455" calcext:value-type="float">
            <text:p>-12455</text:p>
          </table:table-cell>
          <table:table-cell table:formula="of:=IF(OR([.B658]=6;[.B658]=7); 0; IF([.C658]=&quot;zima&quot;; FLOOR(0.2*[.N658])*30; IF([.C658]=&quot;wiosna&quot;;  FLOOR(0.5*[.N658])*30; IF([.C658]=&quot;lato&quot;;  FLOOR(0.9*[.N658])*30; IF([.C658]=&quot;jesień&quot;;  FLOOR(0.4*[.N658])*30; 0)))))" office:value-type="float" office:value="690" calcext:value-type="float">
            <text:p>690</text:p>
          </table:table-cell>
          <table:table-cell table:formula="of:=IF(MONTH([.A658])&lt;&gt;MONTH([.A659]);1;0)" office:value-type="float" office:value="0" calcext:value-type="float">
            <text:p>0</text:p>
          </table:table-cell>
          <table:table-cell table:formula="of:=IF([.L658]=1;[.H658];0)" office:value-type="float" office:value="0" calcext:value-type="float">
            <text:p>0</text:p>
          </table:table-cell>
          <table:table-cell table:formula="of:=[.N657] + IF([.M657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19" calcext:value-type="date">
            <text:p>19.10.2024</text:p>
          </table:table-cell>
          <table:table-cell table:formula="of:=WEEKDAY([.A659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659]=6;[.B659]=7); 0; IF([.C659]=&quot;zima&quot;; FLOOR(0.2*[.N659])*30; IF([.C659]=&quot;wiosna&quot;;  FLOOR(0.5*[.N659])*30; IF([.C659]=&quot;lato&quot;;  FLOOR(0.9*[.N659])*30; IF([.C659]=&quot;jesień&quot;;  FLOOR(0.4*[.N659])*30; 0)))))" office:value-type="float" office:value="0" calcext:value-type="float">
            <text:p>0</text:p>
          </table:table-cell>
          <table:table-cell table:formula="of:=IF([.B659]=7; 15*[.N659]; 0) + IF(AND([.H658] &gt; 2400; MONTH([.A658])&lt;&gt;MONTH([.A659])); 2400; 0)" office:value-type="float" office:value="0" calcext:value-type="float">
            <text:p>0</text:p>
          </table:table-cell>
          <table:table-cell table:formula="of:=[.D659]+[.F658]" office:value-type="float" office:value="214530" calcext:value-type="float">
            <text:p>214530</text:p>
          </table:table-cell>
          <table:table-cell table:formula="of:=[.E659]+[.G658]" office:value-type="float" office:value="85655" calcext:value-type="float">
            <text:p>85655</text:p>
          </table:table-cell>
          <table:table-cell table:formula="of:=[.F659]-[.G659]" office:value-type="float" office:value="128875" calcext:value-type="float">
            <text:p>128875</text:p>
          </table:table-cell>
          <table:table-cell table:formula="of:=IF(OR([.B659]=6;[.B659]=7); 0; IF([.C659]=&quot;zima&quot;; 2*[.$R$6]; IF([.C659]=&quot;wiosna&quot;; 5*[.$R$6]; IF([.C659]=&quot;lato&quot;; 9*[.$R$6]; IF([.C659]=&quot;jesień&quot;; 4*[.$R$6]; 0)))))" office:value-type="float" office:value="0" calcext:value-type="float">
            <text:p>0</text:p>
          </table:table-cell>
          <table:table-cell table:formula="of:=[.J658]-[.E659]+[.I659]" office:value-type="float" office:value="-12455" calcext:value-type="float">
            <text:p>-12455</text:p>
          </table:table-cell>
          <table:table-cell table:formula="of:=IF(OR([.B659]=6;[.B659]=7); 0; IF([.C659]=&quot;zima&quot;; FLOOR(0.2*[.N659])*30; IF([.C659]=&quot;wiosna&quot;;  FLOOR(0.5*[.N659])*30; IF([.C659]=&quot;lato&quot;;  FLOOR(0.9*[.N659])*30; IF([.C659]=&quot;jesień&quot;;  FLOOR(0.4*[.N659])*30; 0)))))" office:value-type="float" office:value="0" calcext:value-type="float">
            <text:p>0</text:p>
          </table:table-cell>
          <table:table-cell table:formula="of:=IF(MONTH([.A659])&lt;&gt;MONTH([.A660]);1;0)" office:value-type="float" office:value="0" calcext:value-type="float">
            <text:p>0</text:p>
          </table:table-cell>
          <table:table-cell table:formula="of:=IF([.L659]=1;[.H659];0)" office:value-type="float" office:value="0" calcext:value-type="float">
            <text:p>0</text:p>
          </table:table-cell>
          <table:table-cell table:formula="of:=[.N658] + IF([.M658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20" calcext:value-type="date">
            <text:p>20.10.2024</text:p>
          </table:table-cell>
          <table:table-cell table:formula="of:=WEEKDAY([.A660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660]=6;[.B660]=7); 0; IF([.C660]=&quot;zima&quot;; FLOOR(0.2*[.N660])*30; IF([.C660]=&quot;wiosna&quot;;  FLOOR(0.5*[.N660])*30; IF([.C660]=&quot;lato&quot;;  FLOOR(0.9*[.N660])*30; IF([.C660]=&quot;jesień&quot;;  FLOOR(0.4*[.N660])*30; 0)))))" office:value-type="float" office:value="0" calcext:value-type="float">
            <text:p>0</text:p>
          </table:table-cell>
          <table:table-cell table:formula="of:=IF([.B660]=7; 15*[.N660]; 0) + IF(AND([.H659] &gt; 2400; MONTH([.A659])&lt;&gt;MONTH([.A660])); 2400; 0)" office:value-type="float" office:value="870" calcext:value-type="float">
            <text:p>870</text:p>
          </table:table-cell>
          <table:table-cell table:formula="of:=[.D660]+[.F659]" office:value-type="float" office:value="214530" calcext:value-type="float">
            <text:p>214530</text:p>
          </table:table-cell>
          <table:table-cell table:formula="of:=[.E660]+[.G659]" office:value-type="float" office:value="86525" calcext:value-type="float">
            <text:p>86525</text:p>
          </table:table-cell>
          <table:table-cell table:formula="of:=[.F660]-[.G660]" office:value-type="float" office:value="128005" calcext:value-type="float">
            <text:p>128005</text:p>
          </table:table-cell>
          <table:table-cell table:formula="of:=IF(OR([.B660]=6;[.B660]=7); 0; IF([.C660]=&quot;zima&quot;; 2*[.$R$6]; IF([.C660]=&quot;wiosna&quot;; 5*[.$R$6]; IF([.C660]=&quot;lato&quot;; 9*[.$R$6]; IF([.C660]=&quot;jesień&quot;; 4*[.$R$6]; 0)))))" office:value-type="float" office:value="0" calcext:value-type="float">
            <text:p>0</text:p>
          </table:table-cell>
          <table:table-cell table:formula="of:=[.J659]-[.E660]+[.I660]" office:value-type="float" office:value="-13325" calcext:value-type="float">
            <text:p>-13325</text:p>
          </table:table-cell>
          <table:table-cell table:formula="of:=IF(OR([.B660]=6;[.B660]=7); 0; IF([.C660]=&quot;zima&quot;; FLOOR(0.2*[.N660])*30; IF([.C660]=&quot;wiosna&quot;;  FLOOR(0.5*[.N660])*30; IF([.C660]=&quot;lato&quot;;  FLOOR(0.9*[.N660])*30; IF([.C660]=&quot;jesień&quot;;  FLOOR(0.4*[.N660])*30; 0)))))" office:value-type="float" office:value="0" calcext:value-type="float">
            <text:p>0</text:p>
          </table:table-cell>
          <table:table-cell table:formula="of:=IF(MONTH([.A660])&lt;&gt;MONTH([.A661]);1;0)" office:value-type="float" office:value="0" calcext:value-type="float">
            <text:p>0</text:p>
          </table:table-cell>
          <table:table-cell table:formula="of:=IF([.L660]=1;[.H660];0)" office:value-type="float" office:value="0" calcext:value-type="float">
            <text:p>0</text:p>
          </table:table-cell>
          <table:table-cell table:formula="of:=[.N659] + IF([.M659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21" calcext:value-type="date">
            <text:p>21.10.2024</text:p>
          </table:table-cell>
          <table:table-cell table:formula="of:=WEEKDAY([.A661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661]=6;[.B661]=7); 0; IF([.C661]=&quot;zima&quot;; FLOOR(0.2*[.N661])*30; IF([.C661]=&quot;wiosna&quot;;  FLOOR(0.5*[.N661])*30; IF([.C661]=&quot;lato&quot;;  FLOOR(0.9*[.N661])*30; IF([.C661]=&quot;jesień&quot;;  FLOOR(0.4*[.N661])*30; 0)))))" office:value-type="float" office:value="690" calcext:value-type="float">
            <text:p>690</text:p>
          </table:table-cell>
          <table:table-cell table:formula="of:=IF([.B661]=7; 15*[.N661]; 0) + IF(AND([.H660] &gt; 2400; MONTH([.A660])&lt;&gt;MONTH([.A661])); 2400; 0)" office:value-type="float" office:value="0" calcext:value-type="float">
            <text:p>0</text:p>
          </table:table-cell>
          <table:table-cell table:formula="of:=[.D661]+[.F660]" office:value-type="float" office:value="215220" calcext:value-type="float">
            <text:p>215220</text:p>
          </table:table-cell>
          <table:table-cell table:formula="of:=[.E661]+[.G660]" office:value-type="float" office:value="86525" calcext:value-type="float">
            <text:p>86525</text:p>
          </table:table-cell>
          <table:table-cell table:formula="of:=[.F661]-[.G661]" office:value-type="float" office:value="128695" calcext:value-type="float">
            <text:p>128695</text:p>
          </table:table-cell>
          <table:table-cell table:formula="of:=IF(OR([.B661]=6;[.B661]=7); 0; IF([.C661]=&quot;zima&quot;; 2*[.$R$6]; IF([.C661]=&quot;wiosna&quot;; 5*[.$R$6]; IF([.C661]=&quot;lato&quot;; 9*[.$R$6]; IF([.C661]=&quot;jesień&quot;; 4*[.$R$6]; 0)))))" office:value-type="float" office:value="120" calcext:value-type="float">
            <text:p>120</text:p>
          </table:table-cell>
          <table:table-cell table:formula="of:=[.J660]-[.E661]+[.I661]" office:value-type="float" office:value="-13205" calcext:value-type="float">
            <text:p>-13205</text:p>
          </table:table-cell>
          <table:table-cell table:formula="of:=IF(OR([.B661]=6;[.B661]=7); 0; IF([.C661]=&quot;zima&quot;; FLOOR(0.2*[.N661])*30; IF([.C661]=&quot;wiosna&quot;;  FLOOR(0.5*[.N661])*30; IF([.C661]=&quot;lato&quot;;  FLOOR(0.9*[.N661])*30; IF([.C661]=&quot;jesień&quot;;  FLOOR(0.4*[.N661])*30; 0)))))" office:value-type="float" office:value="690" calcext:value-type="float">
            <text:p>690</text:p>
          </table:table-cell>
          <table:table-cell table:formula="of:=IF(MONTH([.A661])&lt;&gt;MONTH([.A662]);1;0)" office:value-type="float" office:value="0" calcext:value-type="float">
            <text:p>0</text:p>
          </table:table-cell>
          <table:table-cell table:formula="of:=IF([.L661]=1;[.H661];0)" office:value-type="float" office:value="0" calcext:value-type="float">
            <text:p>0</text:p>
          </table:table-cell>
          <table:table-cell table:formula="of:=[.N660] + IF([.M660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22" calcext:value-type="date">
            <text:p>22.10.2024</text:p>
          </table:table-cell>
          <table:table-cell table:formula="of:=WEEKDAY([.A662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662]=6;[.B662]=7); 0; IF([.C662]=&quot;zima&quot;; FLOOR(0.2*[.N662])*30; IF([.C662]=&quot;wiosna&quot;;  FLOOR(0.5*[.N662])*30; IF([.C662]=&quot;lato&quot;;  FLOOR(0.9*[.N662])*30; IF([.C662]=&quot;jesień&quot;;  FLOOR(0.4*[.N662])*30; 0)))))" office:value-type="float" office:value="690" calcext:value-type="float">
            <text:p>690</text:p>
          </table:table-cell>
          <table:table-cell table:formula="of:=IF([.B662]=7; 15*[.N662]; 0) + IF(AND([.H661] &gt; 2400; MONTH([.A661])&lt;&gt;MONTH([.A662])); 2400; 0)" office:value-type="float" office:value="0" calcext:value-type="float">
            <text:p>0</text:p>
          </table:table-cell>
          <table:table-cell table:formula="of:=[.D662]+[.F661]" office:value-type="float" office:value="215910" calcext:value-type="float">
            <text:p>215910</text:p>
          </table:table-cell>
          <table:table-cell table:formula="of:=[.E662]+[.G661]" office:value-type="float" office:value="86525" calcext:value-type="float">
            <text:p>86525</text:p>
          </table:table-cell>
          <table:table-cell table:formula="of:=[.F662]-[.G662]" office:value-type="float" office:value="129385" calcext:value-type="float">
            <text:p>129385</text:p>
          </table:table-cell>
          <table:table-cell table:formula="of:=IF(OR([.B662]=6;[.B662]=7); 0; IF([.C662]=&quot;zima&quot;; 2*[.$R$6]; IF([.C662]=&quot;wiosna&quot;; 5*[.$R$6]; IF([.C662]=&quot;lato&quot;; 9*[.$R$6]; IF([.C662]=&quot;jesień&quot;; 4*[.$R$6]; 0)))))" office:value-type="float" office:value="120" calcext:value-type="float">
            <text:p>120</text:p>
          </table:table-cell>
          <table:table-cell table:formula="of:=[.J661]-[.E662]+[.I662]" office:value-type="float" office:value="-13085" calcext:value-type="float">
            <text:p>-13085</text:p>
          </table:table-cell>
          <table:table-cell table:formula="of:=IF(OR([.B662]=6;[.B662]=7); 0; IF([.C662]=&quot;zima&quot;; FLOOR(0.2*[.N662])*30; IF([.C662]=&quot;wiosna&quot;;  FLOOR(0.5*[.N662])*30; IF([.C662]=&quot;lato&quot;;  FLOOR(0.9*[.N662])*30; IF([.C662]=&quot;jesień&quot;;  FLOOR(0.4*[.N662])*30; 0)))))" office:value-type="float" office:value="690" calcext:value-type="float">
            <text:p>690</text:p>
          </table:table-cell>
          <table:table-cell table:formula="of:=IF(MONTH([.A662])&lt;&gt;MONTH([.A663]);1;0)" office:value-type="float" office:value="0" calcext:value-type="float">
            <text:p>0</text:p>
          </table:table-cell>
          <table:table-cell table:formula="of:=IF([.L662]=1;[.H662];0)" office:value-type="float" office:value="0" calcext:value-type="float">
            <text:p>0</text:p>
          </table:table-cell>
          <table:table-cell table:formula="of:=[.N661] + IF([.M661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23" calcext:value-type="date">
            <text:p>23.10.2024</text:p>
          </table:table-cell>
          <table:table-cell table:formula="of:=WEEKDAY([.A663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663]=6;[.B663]=7); 0; IF([.C663]=&quot;zima&quot;; FLOOR(0.2*[.N663])*30; IF([.C663]=&quot;wiosna&quot;;  FLOOR(0.5*[.N663])*30; IF([.C663]=&quot;lato&quot;;  FLOOR(0.9*[.N663])*30; IF([.C663]=&quot;jesień&quot;;  FLOOR(0.4*[.N663])*30; 0)))))" office:value-type="float" office:value="690" calcext:value-type="float">
            <text:p>690</text:p>
          </table:table-cell>
          <table:table-cell table:formula="of:=IF([.B663]=7; 15*[.N663]; 0) + IF(AND([.H662] &gt; 2400; MONTH([.A662])&lt;&gt;MONTH([.A663])); 2400; 0)" office:value-type="float" office:value="0" calcext:value-type="float">
            <text:p>0</text:p>
          </table:table-cell>
          <table:table-cell table:formula="of:=[.D663]+[.F662]" office:value-type="float" office:value="216600" calcext:value-type="float">
            <text:p>216600</text:p>
          </table:table-cell>
          <table:table-cell table:formula="of:=[.E663]+[.G662]" office:value-type="float" office:value="86525" calcext:value-type="float">
            <text:p>86525</text:p>
          </table:table-cell>
          <table:table-cell table:formula="of:=[.F663]-[.G663]" office:value-type="float" office:value="130075" calcext:value-type="float">
            <text:p>130075</text:p>
          </table:table-cell>
          <table:table-cell table:formula="of:=IF(OR([.B663]=6;[.B663]=7); 0; IF([.C663]=&quot;zima&quot;; 2*[.$R$6]; IF([.C663]=&quot;wiosna&quot;; 5*[.$R$6]; IF([.C663]=&quot;lato&quot;; 9*[.$R$6]; IF([.C663]=&quot;jesień&quot;; 4*[.$R$6]; 0)))))" office:value-type="float" office:value="120" calcext:value-type="float">
            <text:p>120</text:p>
          </table:table-cell>
          <table:table-cell table:formula="of:=[.J662]-[.E663]+[.I663]" office:value-type="float" office:value="-12965" calcext:value-type="float">
            <text:p>-12965</text:p>
          </table:table-cell>
          <table:table-cell table:formula="of:=IF(OR([.B663]=6;[.B663]=7); 0; IF([.C663]=&quot;zima&quot;; FLOOR(0.2*[.N663])*30; IF([.C663]=&quot;wiosna&quot;;  FLOOR(0.5*[.N663])*30; IF([.C663]=&quot;lato&quot;;  FLOOR(0.9*[.N663])*30; IF([.C663]=&quot;jesień&quot;;  FLOOR(0.4*[.N663])*30; 0)))))" office:value-type="float" office:value="690" calcext:value-type="float">
            <text:p>690</text:p>
          </table:table-cell>
          <table:table-cell table:formula="of:=IF(MONTH([.A663])&lt;&gt;MONTH([.A664]);1;0)" office:value-type="float" office:value="0" calcext:value-type="float">
            <text:p>0</text:p>
          </table:table-cell>
          <table:table-cell table:formula="of:=IF([.L663]=1;[.H663];0)" office:value-type="float" office:value="0" calcext:value-type="float">
            <text:p>0</text:p>
          </table:table-cell>
          <table:table-cell table:formula="of:=[.N662] + IF([.M662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24" calcext:value-type="date">
            <text:p>24.10.2024</text:p>
          </table:table-cell>
          <table:table-cell table:formula="of:=WEEKDAY([.A664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664]=6;[.B664]=7); 0; IF([.C664]=&quot;zima&quot;; FLOOR(0.2*[.N664])*30; IF([.C664]=&quot;wiosna&quot;;  FLOOR(0.5*[.N664])*30; IF([.C664]=&quot;lato&quot;;  FLOOR(0.9*[.N664])*30; IF([.C664]=&quot;jesień&quot;;  FLOOR(0.4*[.N664])*30; 0)))))" office:value-type="float" office:value="690" calcext:value-type="float">
            <text:p>690</text:p>
          </table:table-cell>
          <table:table-cell table:formula="of:=IF([.B664]=7; 15*[.N664]; 0) + IF(AND([.H663] &gt; 2400; MONTH([.A663])&lt;&gt;MONTH([.A664])); 2400; 0)" office:value-type="float" office:value="0" calcext:value-type="float">
            <text:p>0</text:p>
          </table:table-cell>
          <table:table-cell table:formula="of:=[.D664]+[.F663]" office:value-type="float" office:value="217290" calcext:value-type="float">
            <text:p>217290</text:p>
          </table:table-cell>
          <table:table-cell table:formula="of:=[.E664]+[.G663]" office:value-type="float" office:value="86525" calcext:value-type="float">
            <text:p>86525</text:p>
          </table:table-cell>
          <table:table-cell table:formula="of:=[.F664]-[.G664]" office:value-type="float" office:value="130765" calcext:value-type="float">
            <text:p>130765</text:p>
          </table:table-cell>
          <table:table-cell table:formula="of:=IF(OR([.B664]=6;[.B664]=7); 0; IF([.C664]=&quot;zima&quot;; 2*[.$R$6]; IF([.C664]=&quot;wiosna&quot;; 5*[.$R$6]; IF([.C664]=&quot;lato&quot;; 9*[.$R$6]; IF([.C664]=&quot;jesień&quot;; 4*[.$R$6]; 0)))))" office:value-type="float" office:value="120" calcext:value-type="float">
            <text:p>120</text:p>
          </table:table-cell>
          <table:table-cell table:formula="of:=[.J663]-[.E664]+[.I664]" office:value-type="float" office:value="-12845" calcext:value-type="float">
            <text:p>-12845</text:p>
          </table:table-cell>
          <table:table-cell table:formula="of:=IF(OR([.B664]=6;[.B664]=7); 0; IF([.C664]=&quot;zima&quot;; FLOOR(0.2*[.N664])*30; IF([.C664]=&quot;wiosna&quot;;  FLOOR(0.5*[.N664])*30; IF([.C664]=&quot;lato&quot;;  FLOOR(0.9*[.N664])*30; IF([.C664]=&quot;jesień&quot;;  FLOOR(0.4*[.N664])*30; 0)))))" office:value-type="float" office:value="690" calcext:value-type="float">
            <text:p>690</text:p>
          </table:table-cell>
          <table:table-cell table:formula="of:=IF(MONTH([.A664])&lt;&gt;MONTH([.A665]);1;0)" office:value-type="float" office:value="0" calcext:value-type="float">
            <text:p>0</text:p>
          </table:table-cell>
          <table:table-cell table:formula="of:=IF([.L664]=1;[.H664];0)" office:value-type="float" office:value="0" calcext:value-type="float">
            <text:p>0</text:p>
          </table:table-cell>
          <table:table-cell table:formula="of:=[.N663] + IF([.M663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25" calcext:value-type="date">
            <text:p>25.10.2024</text:p>
          </table:table-cell>
          <table:table-cell table:formula="of:=WEEKDAY([.A665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665]=6;[.B665]=7); 0; IF([.C665]=&quot;zima&quot;; FLOOR(0.2*[.N665])*30; IF([.C665]=&quot;wiosna&quot;;  FLOOR(0.5*[.N665])*30; IF([.C665]=&quot;lato&quot;;  FLOOR(0.9*[.N665])*30; IF([.C665]=&quot;jesień&quot;;  FLOOR(0.4*[.N665])*30; 0)))))" office:value-type="float" office:value="690" calcext:value-type="float">
            <text:p>690</text:p>
          </table:table-cell>
          <table:table-cell table:formula="of:=IF([.B665]=7; 15*[.N665]; 0) + IF(AND([.H664] &gt; 2400; MONTH([.A664])&lt;&gt;MONTH([.A665])); 2400; 0)" office:value-type="float" office:value="0" calcext:value-type="float">
            <text:p>0</text:p>
          </table:table-cell>
          <table:table-cell table:formula="of:=[.D665]+[.F664]" office:value-type="float" office:value="217980" calcext:value-type="float">
            <text:p>217980</text:p>
          </table:table-cell>
          <table:table-cell table:formula="of:=[.E665]+[.G664]" office:value-type="float" office:value="86525" calcext:value-type="float">
            <text:p>86525</text:p>
          </table:table-cell>
          <table:table-cell table:formula="of:=[.F665]-[.G665]" office:value-type="float" office:value="131455" calcext:value-type="float">
            <text:p>131455</text:p>
          </table:table-cell>
          <table:table-cell table:formula="of:=IF(OR([.B665]=6;[.B665]=7); 0; IF([.C665]=&quot;zima&quot;; 2*[.$R$6]; IF([.C665]=&quot;wiosna&quot;; 5*[.$R$6]; IF([.C665]=&quot;lato&quot;; 9*[.$R$6]; IF([.C665]=&quot;jesień&quot;; 4*[.$R$6]; 0)))))" office:value-type="float" office:value="120" calcext:value-type="float">
            <text:p>120</text:p>
          </table:table-cell>
          <table:table-cell table:formula="of:=[.J664]-[.E665]+[.I665]" office:value-type="float" office:value="-12725" calcext:value-type="float">
            <text:p>-12725</text:p>
          </table:table-cell>
          <table:table-cell table:formula="of:=IF(OR([.B665]=6;[.B665]=7); 0; IF([.C665]=&quot;zima&quot;; FLOOR(0.2*[.N665])*30; IF([.C665]=&quot;wiosna&quot;;  FLOOR(0.5*[.N665])*30; IF([.C665]=&quot;lato&quot;;  FLOOR(0.9*[.N665])*30; IF([.C665]=&quot;jesień&quot;;  FLOOR(0.4*[.N665])*30; 0)))))" office:value-type="float" office:value="690" calcext:value-type="float">
            <text:p>690</text:p>
          </table:table-cell>
          <table:table-cell table:formula="of:=IF(MONTH([.A665])&lt;&gt;MONTH([.A666]);1;0)" office:value-type="float" office:value="0" calcext:value-type="float">
            <text:p>0</text:p>
          </table:table-cell>
          <table:table-cell table:formula="of:=IF([.L665]=1;[.H665];0)" office:value-type="float" office:value="0" calcext:value-type="float">
            <text:p>0</text:p>
          </table:table-cell>
          <table:table-cell table:formula="of:=[.N664] + IF([.M664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26" calcext:value-type="date">
            <text:p>26.10.2024</text:p>
          </table:table-cell>
          <table:table-cell table:formula="of:=WEEKDAY([.A666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666]=6;[.B666]=7); 0; IF([.C666]=&quot;zima&quot;; FLOOR(0.2*[.N666])*30; IF([.C666]=&quot;wiosna&quot;;  FLOOR(0.5*[.N666])*30; IF([.C666]=&quot;lato&quot;;  FLOOR(0.9*[.N666])*30; IF([.C666]=&quot;jesień&quot;;  FLOOR(0.4*[.N666])*30; 0)))))" office:value-type="float" office:value="0" calcext:value-type="float">
            <text:p>0</text:p>
          </table:table-cell>
          <table:table-cell table:formula="of:=IF([.B666]=7; 15*[.N666]; 0) + IF(AND([.H665] &gt; 2400; MONTH([.A665])&lt;&gt;MONTH([.A666])); 2400; 0)" office:value-type="float" office:value="0" calcext:value-type="float">
            <text:p>0</text:p>
          </table:table-cell>
          <table:table-cell table:formula="of:=[.D666]+[.F665]" office:value-type="float" office:value="217980" calcext:value-type="float">
            <text:p>217980</text:p>
          </table:table-cell>
          <table:table-cell table:formula="of:=[.E666]+[.G665]" office:value-type="float" office:value="86525" calcext:value-type="float">
            <text:p>86525</text:p>
          </table:table-cell>
          <table:table-cell table:formula="of:=[.F666]-[.G666]" office:value-type="float" office:value="131455" calcext:value-type="float">
            <text:p>131455</text:p>
          </table:table-cell>
          <table:table-cell table:formula="of:=IF(OR([.B666]=6;[.B666]=7); 0; IF([.C666]=&quot;zima&quot;; 2*[.$R$6]; IF([.C666]=&quot;wiosna&quot;; 5*[.$R$6]; IF([.C666]=&quot;lato&quot;; 9*[.$R$6]; IF([.C666]=&quot;jesień&quot;; 4*[.$R$6]; 0)))))" office:value-type="float" office:value="0" calcext:value-type="float">
            <text:p>0</text:p>
          </table:table-cell>
          <table:table-cell table:formula="of:=[.J665]-[.E666]+[.I666]" office:value-type="float" office:value="-12725" calcext:value-type="float">
            <text:p>-12725</text:p>
          </table:table-cell>
          <table:table-cell table:formula="of:=IF(OR([.B666]=6;[.B666]=7); 0; IF([.C666]=&quot;zima&quot;; FLOOR(0.2*[.N666])*30; IF([.C666]=&quot;wiosna&quot;;  FLOOR(0.5*[.N666])*30; IF([.C666]=&quot;lato&quot;;  FLOOR(0.9*[.N666])*30; IF([.C666]=&quot;jesień&quot;;  FLOOR(0.4*[.N666])*30; 0)))))" office:value-type="float" office:value="0" calcext:value-type="float">
            <text:p>0</text:p>
          </table:table-cell>
          <table:table-cell table:formula="of:=IF(MONTH([.A666])&lt;&gt;MONTH([.A667]);1;0)" office:value-type="float" office:value="0" calcext:value-type="float">
            <text:p>0</text:p>
          </table:table-cell>
          <table:table-cell table:formula="of:=IF([.L666]=1;[.H666];0)" office:value-type="float" office:value="0" calcext:value-type="float">
            <text:p>0</text:p>
          </table:table-cell>
          <table:table-cell table:formula="of:=[.N665] + IF([.M665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27" calcext:value-type="date">
            <text:p>27.10.2024</text:p>
          </table:table-cell>
          <table:table-cell table:formula="of:=WEEKDAY([.A667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667]=6;[.B667]=7); 0; IF([.C667]=&quot;zima&quot;; FLOOR(0.2*[.N667])*30; IF([.C667]=&quot;wiosna&quot;;  FLOOR(0.5*[.N667])*30; IF([.C667]=&quot;lato&quot;;  FLOOR(0.9*[.N667])*30; IF([.C667]=&quot;jesień&quot;;  FLOOR(0.4*[.N667])*30; 0)))))" office:value-type="float" office:value="0" calcext:value-type="float">
            <text:p>0</text:p>
          </table:table-cell>
          <table:table-cell table:formula="of:=IF([.B667]=7; 15*[.N667]; 0) + IF(AND([.H666] &gt; 2400; MONTH([.A666])&lt;&gt;MONTH([.A667])); 2400; 0)" office:value-type="float" office:value="870" calcext:value-type="float">
            <text:p>870</text:p>
          </table:table-cell>
          <table:table-cell table:formula="of:=[.D667]+[.F666]" office:value-type="float" office:value="217980" calcext:value-type="float">
            <text:p>217980</text:p>
          </table:table-cell>
          <table:table-cell table:formula="of:=[.E667]+[.G666]" office:value-type="float" office:value="87395" calcext:value-type="float">
            <text:p>87395</text:p>
          </table:table-cell>
          <table:table-cell table:formula="of:=[.F667]-[.G667]" office:value-type="float" office:value="130585" calcext:value-type="float">
            <text:p>130585</text:p>
          </table:table-cell>
          <table:table-cell table:formula="of:=IF(OR([.B667]=6;[.B667]=7); 0; IF([.C667]=&quot;zima&quot;; 2*[.$R$6]; IF([.C667]=&quot;wiosna&quot;; 5*[.$R$6]; IF([.C667]=&quot;lato&quot;; 9*[.$R$6]; IF([.C667]=&quot;jesień&quot;; 4*[.$R$6]; 0)))))" office:value-type="float" office:value="0" calcext:value-type="float">
            <text:p>0</text:p>
          </table:table-cell>
          <table:table-cell table:formula="of:=[.J666]-[.E667]+[.I667]" office:value-type="float" office:value="-13595" calcext:value-type="float">
            <text:p>-13595</text:p>
          </table:table-cell>
          <table:table-cell table:formula="of:=IF(OR([.B667]=6;[.B667]=7); 0; IF([.C667]=&quot;zima&quot;; FLOOR(0.2*[.N667])*30; IF([.C667]=&quot;wiosna&quot;;  FLOOR(0.5*[.N667])*30; IF([.C667]=&quot;lato&quot;;  FLOOR(0.9*[.N667])*30; IF([.C667]=&quot;jesień&quot;;  FLOOR(0.4*[.N667])*30; 0)))))" office:value-type="float" office:value="0" calcext:value-type="float">
            <text:p>0</text:p>
          </table:table-cell>
          <table:table-cell table:formula="of:=IF(MONTH([.A667])&lt;&gt;MONTH([.A668]);1;0)" office:value-type="float" office:value="0" calcext:value-type="float">
            <text:p>0</text:p>
          </table:table-cell>
          <table:table-cell table:formula="of:=IF([.L667]=1;[.H667];0)" office:value-type="float" office:value="0" calcext:value-type="float">
            <text:p>0</text:p>
          </table:table-cell>
          <table:table-cell table:formula="of:=[.N666] + IF([.M666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28" calcext:value-type="date">
            <text:p>28.10.2024</text:p>
          </table:table-cell>
          <table:table-cell table:formula="of:=WEEKDAY([.A668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668]=6;[.B668]=7); 0; IF([.C668]=&quot;zima&quot;; FLOOR(0.2*[.N668])*30; IF([.C668]=&quot;wiosna&quot;;  FLOOR(0.5*[.N668])*30; IF([.C668]=&quot;lato&quot;;  FLOOR(0.9*[.N668])*30; IF([.C668]=&quot;jesień&quot;;  FLOOR(0.4*[.N668])*30; 0)))))" office:value-type="float" office:value="690" calcext:value-type="float">
            <text:p>690</text:p>
          </table:table-cell>
          <table:table-cell table:formula="of:=IF([.B668]=7; 15*[.N668]; 0) + IF(AND([.H667] &gt; 2400; MONTH([.A667])&lt;&gt;MONTH([.A668])); 2400; 0)" office:value-type="float" office:value="0" calcext:value-type="float">
            <text:p>0</text:p>
          </table:table-cell>
          <table:table-cell table:formula="of:=[.D668]+[.F667]" office:value-type="float" office:value="218670" calcext:value-type="float">
            <text:p>218670</text:p>
          </table:table-cell>
          <table:table-cell table:formula="of:=[.E668]+[.G667]" office:value-type="float" office:value="87395" calcext:value-type="float">
            <text:p>87395</text:p>
          </table:table-cell>
          <table:table-cell table:formula="of:=[.F668]-[.G668]" office:value-type="float" office:value="131275" calcext:value-type="float">
            <text:p>131275</text:p>
          </table:table-cell>
          <table:table-cell table:formula="of:=IF(OR([.B668]=6;[.B668]=7); 0; IF([.C668]=&quot;zima&quot;; 2*[.$R$6]; IF([.C668]=&quot;wiosna&quot;; 5*[.$R$6]; IF([.C668]=&quot;lato&quot;; 9*[.$R$6]; IF([.C668]=&quot;jesień&quot;; 4*[.$R$6]; 0)))))" office:value-type="float" office:value="120" calcext:value-type="float">
            <text:p>120</text:p>
          </table:table-cell>
          <table:table-cell table:formula="of:=[.J667]-[.E668]+[.I668]" office:value-type="float" office:value="-13475" calcext:value-type="float">
            <text:p>-13475</text:p>
          </table:table-cell>
          <table:table-cell table:formula="of:=IF(OR([.B668]=6;[.B668]=7); 0; IF([.C668]=&quot;zima&quot;; FLOOR(0.2*[.N668])*30; IF([.C668]=&quot;wiosna&quot;;  FLOOR(0.5*[.N668])*30; IF([.C668]=&quot;lato&quot;;  FLOOR(0.9*[.N668])*30; IF([.C668]=&quot;jesień&quot;;  FLOOR(0.4*[.N668])*30; 0)))))" office:value-type="float" office:value="690" calcext:value-type="float">
            <text:p>690</text:p>
          </table:table-cell>
          <table:table-cell table:formula="of:=IF(MONTH([.A668])&lt;&gt;MONTH([.A669]);1;0)" office:value-type="float" office:value="0" calcext:value-type="float">
            <text:p>0</text:p>
          </table:table-cell>
          <table:table-cell table:formula="of:=IF([.L668]=1;[.H668];0)" office:value-type="float" office:value="0" calcext:value-type="float">
            <text:p>0</text:p>
          </table:table-cell>
          <table:table-cell table:formula="of:=[.N667] + IF([.M667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29" calcext:value-type="date">
            <text:p>29.10.2024</text:p>
          </table:table-cell>
          <table:table-cell table:formula="of:=WEEKDAY([.A669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669]=6;[.B669]=7); 0; IF([.C669]=&quot;zima&quot;; FLOOR(0.2*[.N669])*30; IF([.C669]=&quot;wiosna&quot;;  FLOOR(0.5*[.N669])*30; IF([.C669]=&quot;lato&quot;;  FLOOR(0.9*[.N669])*30; IF([.C669]=&quot;jesień&quot;;  FLOOR(0.4*[.N669])*30; 0)))))" office:value-type="float" office:value="690" calcext:value-type="float">
            <text:p>690</text:p>
          </table:table-cell>
          <table:table-cell table:formula="of:=IF([.B669]=7; 15*[.N669]; 0) + IF(AND([.H668] &gt; 2400; MONTH([.A668])&lt;&gt;MONTH([.A669])); 2400; 0)" office:value-type="float" office:value="0" calcext:value-type="float">
            <text:p>0</text:p>
          </table:table-cell>
          <table:table-cell table:formula="of:=[.D669]+[.F668]" office:value-type="float" office:value="219360" calcext:value-type="float">
            <text:p>219360</text:p>
          </table:table-cell>
          <table:table-cell table:formula="of:=[.E669]+[.G668]" office:value-type="float" office:value="87395" calcext:value-type="float">
            <text:p>87395</text:p>
          </table:table-cell>
          <table:table-cell table:formula="of:=[.F669]-[.G669]" office:value-type="float" office:value="131965" calcext:value-type="float">
            <text:p>131965</text:p>
          </table:table-cell>
          <table:table-cell table:formula="of:=IF(OR([.B669]=6;[.B669]=7); 0; IF([.C669]=&quot;zima&quot;; 2*[.$R$6]; IF([.C669]=&quot;wiosna&quot;; 5*[.$R$6]; IF([.C669]=&quot;lato&quot;; 9*[.$R$6]; IF([.C669]=&quot;jesień&quot;; 4*[.$R$6]; 0)))))" office:value-type="float" office:value="120" calcext:value-type="float">
            <text:p>120</text:p>
          </table:table-cell>
          <table:table-cell table:formula="of:=[.J668]-[.E669]+[.I669]" office:value-type="float" office:value="-13355" calcext:value-type="float">
            <text:p>-13355</text:p>
          </table:table-cell>
          <table:table-cell table:formula="of:=IF(OR([.B669]=6;[.B669]=7); 0; IF([.C669]=&quot;zima&quot;; FLOOR(0.2*[.N669])*30; IF([.C669]=&quot;wiosna&quot;;  FLOOR(0.5*[.N669])*30; IF([.C669]=&quot;lato&quot;;  FLOOR(0.9*[.N669])*30; IF([.C669]=&quot;jesień&quot;;  FLOOR(0.4*[.N669])*30; 0)))))" office:value-type="float" office:value="690" calcext:value-type="float">
            <text:p>690</text:p>
          </table:table-cell>
          <table:table-cell table:formula="of:=IF(MONTH([.A669])&lt;&gt;MONTH([.A670]);1;0)" office:value-type="float" office:value="0" calcext:value-type="float">
            <text:p>0</text:p>
          </table:table-cell>
          <table:table-cell table:formula="of:=IF([.L669]=1;[.H669];0)" office:value-type="float" office:value="0" calcext:value-type="float">
            <text:p>0</text:p>
          </table:table-cell>
          <table:table-cell table:formula="of:=[.N668] + IF([.M668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30" calcext:value-type="date">
            <text:p>30.10.2024</text:p>
          </table:table-cell>
          <table:table-cell table:formula="of:=WEEKDAY([.A670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670]=6;[.B670]=7); 0; IF([.C670]=&quot;zima&quot;; FLOOR(0.2*[.N670])*30; IF([.C670]=&quot;wiosna&quot;;  FLOOR(0.5*[.N670])*30; IF([.C670]=&quot;lato&quot;;  FLOOR(0.9*[.N670])*30; IF([.C670]=&quot;jesień&quot;;  FLOOR(0.4*[.N670])*30; 0)))))" office:value-type="float" office:value="690" calcext:value-type="float">
            <text:p>690</text:p>
          </table:table-cell>
          <table:table-cell table:formula="of:=IF([.B670]=7; 15*[.N670]; 0) + IF(AND([.H669] &gt; 2400; MONTH([.A669])&lt;&gt;MONTH([.A670])); 2400; 0)" office:value-type="float" office:value="0" calcext:value-type="float">
            <text:p>0</text:p>
          </table:table-cell>
          <table:table-cell table:formula="of:=[.D670]+[.F669]" office:value-type="float" office:value="220050" calcext:value-type="float">
            <text:p>220050</text:p>
          </table:table-cell>
          <table:table-cell table:formula="of:=[.E670]+[.G669]" office:value-type="float" office:value="87395" calcext:value-type="float">
            <text:p>87395</text:p>
          </table:table-cell>
          <table:table-cell table:formula="of:=[.F670]-[.G670]" office:value-type="float" office:value="132655" calcext:value-type="float">
            <text:p>132655</text:p>
          </table:table-cell>
          <table:table-cell table:formula="of:=IF(OR([.B670]=6;[.B670]=7); 0; IF([.C670]=&quot;zima&quot;; 2*[.$R$6]; IF([.C670]=&quot;wiosna&quot;; 5*[.$R$6]; IF([.C670]=&quot;lato&quot;; 9*[.$R$6]; IF([.C670]=&quot;jesień&quot;; 4*[.$R$6]; 0)))))" office:value-type="float" office:value="120" calcext:value-type="float">
            <text:p>120</text:p>
          </table:table-cell>
          <table:table-cell table:formula="of:=[.J669]-[.E670]+[.I670]" office:value-type="float" office:value="-13235" calcext:value-type="float">
            <text:p>-13235</text:p>
          </table:table-cell>
          <table:table-cell table:formula="of:=IF(OR([.B670]=6;[.B670]=7); 0; IF([.C670]=&quot;zima&quot;; FLOOR(0.2*[.N670])*30; IF([.C670]=&quot;wiosna&quot;;  FLOOR(0.5*[.N670])*30; IF([.C670]=&quot;lato&quot;;  FLOOR(0.9*[.N670])*30; IF([.C670]=&quot;jesień&quot;;  FLOOR(0.4*[.N670])*30; 0)))))" office:value-type="float" office:value="690" calcext:value-type="float">
            <text:p>690</text:p>
          </table:table-cell>
          <table:table-cell table:formula="of:=IF(MONTH([.A670])&lt;&gt;MONTH([.A671]);1;0)" office:value-type="float" office:value="0" calcext:value-type="float">
            <text:p>0</text:p>
          </table:table-cell>
          <table:table-cell table:formula="of:=IF([.L670]=1;[.H670];0)" office:value-type="float" office:value="0" calcext:value-type="float">
            <text:p>0</text:p>
          </table:table-cell>
          <table:table-cell table:formula="of:=[.N669] + IF([.M669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0-31" calcext:value-type="date">
            <text:p>31.10.2024</text:p>
          </table:table-cell>
          <table:table-cell table:formula="of:=WEEKDAY([.A671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671]=6;[.B671]=7); 0; IF([.C671]=&quot;zima&quot;; FLOOR(0.2*[.N671])*30; IF([.C671]=&quot;wiosna&quot;;  FLOOR(0.5*[.N671])*30; IF([.C671]=&quot;lato&quot;;  FLOOR(0.9*[.N671])*30; IF([.C671]=&quot;jesień&quot;;  FLOOR(0.4*[.N671])*30; 0)))))" office:value-type="float" office:value="690" calcext:value-type="float">
            <text:p>690</text:p>
          </table:table-cell>
          <table:table-cell table:formula="of:=IF([.B671]=7; 15*[.N671]; 0) + IF(AND([.H670] &gt; 2400; MONTH([.A670])&lt;&gt;MONTH([.A671])); 2400; 0)" office:value-type="float" office:value="0" calcext:value-type="float">
            <text:p>0</text:p>
          </table:table-cell>
          <table:table-cell table:formula="of:=[.D671]+[.F670]" office:value-type="float" office:value="220740" calcext:value-type="float">
            <text:p>220740</text:p>
          </table:table-cell>
          <table:table-cell table:formula="of:=[.E671]+[.G670]" office:value-type="float" office:value="87395" calcext:value-type="float">
            <text:p>87395</text:p>
          </table:table-cell>
          <table:table-cell table:formula="of:=[.F671]-[.G671]" office:value-type="float" office:value="133345" calcext:value-type="float">
            <text:p>133345</text:p>
          </table:table-cell>
          <table:table-cell table:formula="of:=IF(OR([.B671]=6;[.B671]=7); 0; IF([.C671]=&quot;zima&quot;; 2*[.$R$6]; IF([.C671]=&quot;wiosna&quot;; 5*[.$R$6]; IF([.C671]=&quot;lato&quot;; 9*[.$R$6]; IF([.C671]=&quot;jesień&quot;; 4*[.$R$6]; 0)))))" office:value-type="float" office:value="120" calcext:value-type="float">
            <text:p>120</text:p>
          </table:table-cell>
          <table:table-cell table:formula="of:=[.J670]-[.E671]+[.I671]" office:value-type="float" office:value="-13115" calcext:value-type="float">
            <text:p>-13115</text:p>
          </table:table-cell>
          <table:table-cell table:formula="of:=IF(OR([.B671]=6;[.B671]=7); 0; IF([.C671]=&quot;zima&quot;; FLOOR(0.2*[.N671])*30; IF([.C671]=&quot;wiosna&quot;;  FLOOR(0.5*[.N671])*30; IF([.C671]=&quot;lato&quot;;  FLOOR(0.9*[.N671])*30; IF([.C671]=&quot;jesień&quot;;  FLOOR(0.4*[.N671])*30; 0)))))" office:value-type="float" office:value="690" calcext:value-type="float">
            <text:p>690</text:p>
          </table:table-cell>
          <table:table-cell table:formula="of:=IF(MONTH([.A671])&lt;&gt;MONTH([.A672]);1;0)" office:value-type="float" office:value="1" calcext:value-type="float">
            <text:p>1</text:p>
          </table:table-cell>
          <table:table-cell table:formula="of:=IF([.L671]=1;[.H671];0)" office:value-type="float" office:value="133345" calcext:value-type="float">
            <text:p>133345</text:p>
          </table:table-cell>
          <table:table-cell table:formula="of:=[.N670] + IF([.M670]&gt;=2400; 3; 0)"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date" office:date-value="2024-11-01" calcext:value-type="date">
            <text:p>1.11.2024</text:p>
          </table:table-cell>
          <table:table-cell table:formula="of:=WEEKDAY([.A672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672]=6;[.B672]=7); 0; IF([.C672]=&quot;zima&quot;; FLOOR(0.2*[.N672])*30; IF([.C672]=&quot;wiosna&quot;;  FLOOR(0.5*[.N672])*30; IF([.C672]=&quot;lato&quot;;  FLOOR(0.9*[.N672])*30; IF([.C672]=&quot;jesień&quot;;  FLOOR(0.4*[.N672])*30; 0)))))" office:value-type="float" office:value="720" calcext:value-type="float">
            <text:p>720</text:p>
          </table:table-cell>
          <table:table-cell table:formula="of:=IF([.B672]=7; 15*[.N672]; 0) + IF(AND([.H671] &gt; 2400; MONTH([.A671])&lt;&gt;MONTH([.A672])); 2400; 0)" office:value-type="float" office:value="2400" calcext:value-type="float">
            <text:p>2400</text:p>
          </table:table-cell>
          <table:table-cell table:formula="of:=[.D672]+[.F671]" office:value-type="float" office:value="221460" calcext:value-type="float">
            <text:p>221460</text:p>
          </table:table-cell>
          <table:table-cell table:formula="of:=[.E672]+[.G671]" office:value-type="float" office:value="89795" calcext:value-type="float">
            <text:p>89795</text:p>
          </table:table-cell>
          <table:table-cell table:formula="of:=[.F672]-[.G672]" office:value-type="float" office:value="131665" calcext:value-type="float">
            <text:p>131665</text:p>
          </table:table-cell>
          <table:table-cell table:formula="of:=IF(OR([.B672]=6;[.B672]=7); 0; IF([.C672]=&quot;zima&quot;; 2*[.$R$6]; IF([.C672]=&quot;wiosna&quot;; 5*[.$R$6]; IF([.C672]=&quot;lato&quot;; 9*[.$R$6]; IF([.C672]=&quot;jesień&quot;; 4*[.$R$6]; 0)))))" office:value-type="float" office:value="120" calcext:value-type="float">
            <text:p>120</text:p>
          </table:table-cell>
          <table:table-cell table:formula="of:=[.J671]-[.E672]+[.I672]" office:value-type="float" office:value="-15395" calcext:value-type="float">
            <text:p>-15395</text:p>
          </table:table-cell>
          <table:table-cell table:formula="of:=IF(OR([.B672]=6;[.B672]=7); 0; IF([.C672]=&quot;zima&quot;; FLOOR(0.2*[.N672])*30; IF([.C672]=&quot;wiosna&quot;;  FLOOR(0.5*[.N672])*30; IF([.C672]=&quot;lato&quot;;  FLOOR(0.9*[.N672])*30; IF([.C672]=&quot;jesień&quot;;  FLOOR(0.4*[.N672])*30; 0)))))" office:value-type="float" office:value="720" calcext:value-type="float">
            <text:p>720</text:p>
          </table:table-cell>
          <table:table-cell table:formula="of:=IF(MONTH([.A672])&lt;&gt;MONTH([.A673]);1;0)" office:value-type="float" office:value="0" calcext:value-type="float">
            <text:p>0</text:p>
          </table:table-cell>
          <table:table-cell table:formula="of:=IF([.L672]=1;[.H672];0)" office:value-type="float" office:value="0" calcext:value-type="float">
            <text:p>0</text:p>
          </table:table-cell>
          <table:table-cell table:formula="of:=[.N671] + IF([.M671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02" calcext:value-type="date">
            <text:p>2.11.2024</text:p>
          </table:table-cell>
          <table:table-cell table:formula="of:=WEEKDAY([.A673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673]=6;[.B673]=7); 0; IF([.C673]=&quot;zima&quot;; FLOOR(0.2*[.N673])*30; IF([.C673]=&quot;wiosna&quot;;  FLOOR(0.5*[.N673])*30; IF([.C673]=&quot;lato&quot;;  FLOOR(0.9*[.N673])*30; IF([.C673]=&quot;jesień&quot;;  FLOOR(0.4*[.N673])*30; 0)))))" office:value-type="float" office:value="0" calcext:value-type="float">
            <text:p>0</text:p>
          </table:table-cell>
          <table:table-cell table:formula="of:=IF([.B673]=7; 15*[.N673]; 0) + IF(AND([.H672] &gt; 2400; MONTH([.A672])&lt;&gt;MONTH([.A673])); 2400; 0)" office:value-type="float" office:value="0" calcext:value-type="float">
            <text:p>0</text:p>
          </table:table-cell>
          <table:table-cell table:formula="of:=[.D673]+[.F672]" office:value-type="float" office:value="221460" calcext:value-type="float">
            <text:p>221460</text:p>
          </table:table-cell>
          <table:table-cell table:formula="of:=[.E673]+[.G672]" office:value-type="float" office:value="89795" calcext:value-type="float">
            <text:p>89795</text:p>
          </table:table-cell>
          <table:table-cell table:formula="of:=[.F673]-[.G673]" office:value-type="float" office:value="131665" calcext:value-type="float">
            <text:p>131665</text:p>
          </table:table-cell>
          <table:table-cell table:formula="of:=IF(OR([.B673]=6;[.B673]=7); 0; IF([.C673]=&quot;zima&quot;; 2*[.$R$6]; IF([.C673]=&quot;wiosna&quot;; 5*[.$R$6]; IF([.C673]=&quot;lato&quot;; 9*[.$R$6]; IF([.C673]=&quot;jesień&quot;; 4*[.$R$6]; 0)))))" office:value-type="float" office:value="0" calcext:value-type="float">
            <text:p>0</text:p>
          </table:table-cell>
          <table:table-cell table:formula="of:=[.J672]-[.E673]+[.I673]" office:value-type="float" office:value="-15395" calcext:value-type="float">
            <text:p>-15395</text:p>
          </table:table-cell>
          <table:table-cell table:formula="of:=IF(OR([.B673]=6;[.B673]=7); 0; IF([.C673]=&quot;zima&quot;; FLOOR(0.2*[.N673])*30; IF([.C673]=&quot;wiosna&quot;;  FLOOR(0.5*[.N673])*30; IF([.C673]=&quot;lato&quot;;  FLOOR(0.9*[.N673])*30; IF([.C673]=&quot;jesień&quot;;  FLOOR(0.4*[.N673])*30; 0)))))" office:value-type="float" office:value="0" calcext:value-type="float">
            <text:p>0</text:p>
          </table:table-cell>
          <table:table-cell table:formula="of:=IF(MONTH([.A673])&lt;&gt;MONTH([.A674]);1;0)" office:value-type="float" office:value="0" calcext:value-type="float">
            <text:p>0</text:p>
          </table:table-cell>
          <table:table-cell table:formula="of:=IF([.L673]=1;[.H673];0)" office:value-type="float" office:value="0" calcext:value-type="float">
            <text:p>0</text:p>
          </table:table-cell>
          <table:table-cell table:formula="of:=[.N672] + IF([.M672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03" calcext:value-type="date">
            <text:p>3.11.2024</text:p>
          </table:table-cell>
          <table:table-cell table:formula="of:=WEEKDAY([.A674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674]=6;[.B674]=7); 0; IF([.C674]=&quot;zima&quot;; FLOOR(0.2*[.N674])*30; IF([.C674]=&quot;wiosna&quot;;  FLOOR(0.5*[.N674])*30; IF([.C674]=&quot;lato&quot;;  FLOOR(0.9*[.N674])*30; IF([.C674]=&quot;jesień&quot;;  FLOOR(0.4*[.N674])*30; 0)))))" office:value-type="float" office:value="0" calcext:value-type="float">
            <text:p>0</text:p>
          </table:table-cell>
          <table:table-cell table:formula="of:=IF([.B674]=7; 15*[.N674]; 0) + IF(AND([.H673] &gt; 2400; MONTH([.A673])&lt;&gt;MONTH([.A674])); 2400; 0)" office:value-type="float" office:value="915" calcext:value-type="float">
            <text:p>915</text:p>
          </table:table-cell>
          <table:table-cell table:formula="of:=[.D674]+[.F673]" office:value-type="float" office:value="221460" calcext:value-type="float">
            <text:p>221460</text:p>
          </table:table-cell>
          <table:table-cell table:formula="of:=[.E674]+[.G673]" office:value-type="float" office:value="90710" calcext:value-type="float">
            <text:p>90710</text:p>
          </table:table-cell>
          <table:table-cell table:formula="of:=[.F674]-[.G674]" office:value-type="float" office:value="130750" calcext:value-type="float">
            <text:p>130750</text:p>
          </table:table-cell>
          <table:table-cell table:formula="of:=IF(OR([.B674]=6;[.B674]=7); 0; IF([.C674]=&quot;zima&quot;; 2*[.$R$6]; IF([.C674]=&quot;wiosna&quot;; 5*[.$R$6]; IF([.C674]=&quot;lato&quot;; 9*[.$R$6]; IF([.C674]=&quot;jesień&quot;; 4*[.$R$6]; 0)))))" office:value-type="float" office:value="0" calcext:value-type="float">
            <text:p>0</text:p>
          </table:table-cell>
          <table:table-cell table:formula="of:=[.J673]-[.E674]+[.I674]" office:value-type="float" office:value="-16310" calcext:value-type="float">
            <text:p>-16310</text:p>
          </table:table-cell>
          <table:table-cell table:formula="of:=IF(OR([.B674]=6;[.B674]=7); 0; IF([.C674]=&quot;zima&quot;; FLOOR(0.2*[.N674])*30; IF([.C674]=&quot;wiosna&quot;;  FLOOR(0.5*[.N674])*30; IF([.C674]=&quot;lato&quot;;  FLOOR(0.9*[.N674])*30; IF([.C674]=&quot;jesień&quot;;  FLOOR(0.4*[.N674])*30; 0)))))" office:value-type="float" office:value="0" calcext:value-type="float">
            <text:p>0</text:p>
          </table:table-cell>
          <table:table-cell table:formula="of:=IF(MONTH([.A674])&lt;&gt;MONTH([.A675]);1;0)" office:value-type="float" office:value="0" calcext:value-type="float">
            <text:p>0</text:p>
          </table:table-cell>
          <table:table-cell table:formula="of:=IF([.L674]=1;[.H674];0)" office:value-type="float" office:value="0" calcext:value-type="float">
            <text:p>0</text:p>
          </table:table-cell>
          <table:table-cell table:formula="of:=[.N673] + IF([.M673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04" calcext:value-type="date">
            <text:p>4.11.2024</text:p>
          </table:table-cell>
          <table:table-cell table:formula="of:=WEEKDAY([.A675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675]=6;[.B675]=7); 0; IF([.C675]=&quot;zima&quot;; FLOOR(0.2*[.N675])*30; IF([.C675]=&quot;wiosna&quot;;  FLOOR(0.5*[.N675])*30; IF([.C675]=&quot;lato&quot;;  FLOOR(0.9*[.N675])*30; IF([.C675]=&quot;jesień&quot;;  FLOOR(0.4*[.N675])*30; 0)))))" office:value-type="float" office:value="720" calcext:value-type="float">
            <text:p>720</text:p>
          </table:table-cell>
          <table:table-cell table:formula="of:=IF([.B675]=7; 15*[.N675]; 0) + IF(AND([.H674] &gt; 2400; MONTH([.A674])&lt;&gt;MONTH([.A675])); 2400; 0)" office:value-type="float" office:value="0" calcext:value-type="float">
            <text:p>0</text:p>
          </table:table-cell>
          <table:table-cell table:formula="of:=[.D675]+[.F674]" office:value-type="float" office:value="222180" calcext:value-type="float">
            <text:p>222180</text:p>
          </table:table-cell>
          <table:table-cell table:formula="of:=[.E675]+[.G674]" office:value-type="float" office:value="90710" calcext:value-type="float">
            <text:p>90710</text:p>
          </table:table-cell>
          <table:table-cell table:formula="of:=[.F675]-[.G675]" office:value-type="float" office:value="131470" calcext:value-type="float">
            <text:p>131470</text:p>
          </table:table-cell>
          <table:table-cell table:formula="of:=IF(OR([.B675]=6;[.B675]=7); 0; IF([.C675]=&quot;zima&quot;; 2*[.$R$6]; IF([.C675]=&quot;wiosna&quot;; 5*[.$R$6]; IF([.C675]=&quot;lato&quot;; 9*[.$R$6]; IF([.C675]=&quot;jesień&quot;; 4*[.$R$6]; 0)))))" office:value-type="float" office:value="120" calcext:value-type="float">
            <text:p>120</text:p>
          </table:table-cell>
          <table:table-cell table:formula="of:=[.J674]-[.E675]+[.I675]" office:value-type="float" office:value="-16190" calcext:value-type="float">
            <text:p>-16190</text:p>
          </table:table-cell>
          <table:table-cell table:formula="of:=IF(OR([.B675]=6;[.B675]=7); 0; IF([.C675]=&quot;zima&quot;; FLOOR(0.2*[.N675])*30; IF([.C675]=&quot;wiosna&quot;;  FLOOR(0.5*[.N675])*30; IF([.C675]=&quot;lato&quot;;  FLOOR(0.9*[.N675])*30; IF([.C675]=&quot;jesień&quot;;  FLOOR(0.4*[.N675])*30; 0)))))" office:value-type="float" office:value="720" calcext:value-type="float">
            <text:p>720</text:p>
          </table:table-cell>
          <table:table-cell table:formula="of:=IF(MONTH([.A675])&lt;&gt;MONTH([.A676]);1;0)" office:value-type="float" office:value="0" calcext:value-type="float">
            <text:p>0</text:p>
          </table:table-cell>
          <table:table-cell table:formula="of:=IF([.L675]=1;[.H675];0)" office:value-type="float" office:value="0" calcext:value-type="float">
            <text:p>0</text:p>
          </table:table-cell>
          <table:table-cell table:formula="of:=[.N674] + IF([.M674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05" calcext:value-type="date">
            <text:p>5.11.2024</text:p>
          </table:table-cell>
          <table:table-cell table:formula="of:=WEEKDAY([.A676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676]=6;[.B676]=7); 0; IF([.C676]=&quot;zima&quot;; FLOOR(0.2*[.N676])*30; IF([.C676]=&quot;wiosna&quot;;  FLOOR(0.5*[.N676])*30; IF([.C676]=&quot;lato&quot;;  FLOOR(0.9*[.N676])*30; IF([.C676]=&quot;jesień&quot;;  FLOOR(0.4*[.N676])*30; 0)))))" office:value-type="float" office:value="720" calcext:value-type="float">
            <text:p>720</text:p>
          </table:table-cell>
          <table:table-cell table:formula="of:=IF([.B676]=7; 15*[.N676]; 0) + IF(AND([.H675] &gt; 2400; MONTH([.A675])&lt;&gt;MONTH([.A676])); 2400; 0)" office:value-type="float" office:value="0" calcext:value-type="float">
            <text:p>0</text:p>
          </table:table-cell>
          <table:table-cell table:formula="of:=[.D676]+[.F675]" office:value-type="float" office:value="222900" calcext:value-type="float">
            <text:p>222900</text:p>
          </table:table-cell>
          <table:table-cell table:formula="of:=[.E676]+[.G675]" office:value-type="float" office:value="90710" calcext:value-type="float">
            <text:p>90710</text:p>
          </table:table-cell>
          <table:table-cell table:formula="of:=[.F676]-[.G676]" office:value-type="float" office:value="132190" calcext:value-type="float">
            <text:p>132190</text:p>
          </table:table-cell>
          <table:table-cell table:formula="of:=IF(OR([.B676]=6;[.B676]=7); 0; IF([.C676]=&quot;zima&quot;; 2*[.$R$6]; IF([.C676]=&quot;wiosna&quot;; 5*[.$R$6]; IF([.C676]=&quot;lato&quot;; 9*[.$R$6]; IF([.C676]=&quot;jesień&quot;; 4*[.$R$6]; 0)))))" office:value-type="float" office:value="120" calcext:value-type="float">
            <text:p>120</text:p>
          </table:table-cell>
          <table:table-cell table:formula="of:=[.J675]-[.E676]+[.I676]" office:value-type="float" office:value="-16070" calcext:value-type="float">
            <text:p>-16070</text:p>
          </table:table-cell>
          <table:table-cell table:formula="of:=IF(OR([.B676]=6;[.B676]=7); 0; IF([.C676]=&quot;zima&quot;; FLOOR(0.2*[.N676])*30; IF([.C676]=&quot;wiosna&quot;;  FLOOR(0.5*[.N676])*30; IF([.C676]=&quot;lato&quot;;  FLOOR(0.9*[.N676])*30; IF([.C676]=&quot;jesień&quot;;  FLOOR(0.4*[.N676])*30; 0)))))" office:value-type="float" office:value="720" calcext:value-type="float">
            <text:p>720</text:p>
          </table:table-cell>
          <table:table-cell table:formula="of:=IF(MONTH([.A676])&lt;&gt;MONTH([.A677]);1;0)" office:value-type="float" office:value="0" calcext:value-type="float">
            <text:p>0</text:p>
          </table:table-cell>
          <table:table-cell table:formula="of:=IF([.L676]=1;[.H676];0)" office:value-type="float" office:value="0" calcext:value-type="float">
            <text:p>0</text:p>
          </table:table-cell>
          <table:table-cell table:formula="of:=[.N675] + IF([.M675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06" calcext:value-type="date">
            <text:p>6.11.2024</text:p>
          </table:table-cell>
          <table:table-cell table:formula="of:=WEEKDAY([.A677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677]=6;[.B677]=7); 0; IF([.C677]=&quot;zima&quot;; FLOOR(0.2*[.N677])*30; IF([.C677]=&quot;wiosna&quot;;  FLOOR(0.5*[.N677])*30; IF([.C677]=&quot;lato&quot;;  FLOOR(0.9*[.N677])*30; IF([.C677]=&quot;jesień&quot;;  FLOOR(0.4*[.N677])*30; 0)))))" office:value-type="float" office:value="720" calcext:value-type="float">
            <text:p>720</text:p>
          </table:table-cell>
          <table:table-cell table:formula="of:=IF([.B677]=7; 15*[.N677]; 0) + IF(AND([.H676] &gt; 2400; MONTH([.A676])&lt;&gt;MONTH([.A677])); 2400; 0)" office:value-type="float" office:value="0" calcext:value-type="float">
            <text:p>0</text:p>
          </table:table-cell>
          <table:table-cell table:formula="of:=[.D677]+[.F676]" office:value-type="float" office:value="223620" calcext:value-type="float">
            <text:p>223620</text:p>
          </table:table-cell>
          <table:table-cell table:formula="of:=[.E677]+[.G676]" office:value-type="float" office:value="90710" calcext:value-type="float">
            <text:p>90710</text:p>
          </table:table-cell>
          <table:table-cell table:formula="of:=[.F677]-[.G677]" office:value-type="float" office:value="132910" calcext:value-type="float">
            <text:p>132910</text:p>
          </table:table-cell>
          <table:table-cell table:formula="of:=IF(OR([.B677]=6;[.B677]=7); 0; IF([.C677]=&quot;zima&quot;; 2*[.$R$6]; IF([.C677]=&quot;wiosna&quot;; 5*[.$R$6]; IF([.C677]=&quot;lato&quot;; 9*[.$R$6]; IF([.C677]=&quot;jesień&quot;; 4*[.$R$6]; 0)))))" office:value-type="float" office:value="120" calcext:value-type="float">
            <text:p>120</text:p>
          </table:table-cell>
          <table:table-cell table:formula="of:=[.J676]-[.E677]+[.I677]" office:value-type="float" office:value="-15950" calcext:value-type="float">
            <text:p>-15950</text:p>
          </table:table-cell>
          <table:table-cell table:formula="of:=IF(OR([.B677]=6;[.B677]=7); 0; IF([.C677]=&quot;zima&quot;; FLOOR(0.2*[.N677])*30; IF([.C677]=&quot;wiosna&quot;;  FLOOR(0.5*[.N677])*30; IF([.C677]=&quot;lato&quot;;  FLOOR(0.9*[.N677])*30; IF([.C677]=&quot;jesień&quot;;  FLOOR(0.4*[.N677])*30; 0)))))" office:value-type="float" office:value="720" calcext:value-type="float">
            <text:p>720</text:p>
          </table:table-cell>
          <table:table-cell table:formula="of:=IF(MONTH([.A677])&lt;&gt;MONTH([.A678]);1;0)" office:value-type="float" office:value="0" calcext:value-type="float">
            <text:p>0</text:p>
          </table:table-cell>
          <table:table-cell table:formula="of:=IF([.L677]=1;[.H677];0)" office:value-type="float" office:value="0" calcext:value-type="float">
            <text:p>0</text:p>
          </table:table-cell>
          <table:table-cell table:formula="of:=[.N676] + IF([.M676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07" calcext:value-type="date">
            <text:p>7.11.2024</text:p>
          </table:table-cell>
          <table:table-cell table:formula="of:=WEEKDAY([.A678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678]=6;[.B678]=7); 0; IF([.C678]=&quot;zima&quot;; FLOOR(0.2*[.N678])*30; IF([.C678]=&quot;wiosna&quot;;  FLOOR(0.5*[.N678])*30; IF([.C678]=&quot;lato&quot;;  FLOOR(0.9*[.N678])*30; IF([.C678]=&quot;jesień&quot;;  FLOOR(0.4*[.N678])*30; 0)))))" office:value-type="float" office:value="720" calcext:value-type="float">
            <text:p>720</text:p>
          </table:table-cell>
          <table:table-cell table:formula="of:=IF([.B678]=7; 15*[.N678]; 0) + IF(AND([.H677] &gt; 2400; MONTH([.A677])&lt;&gt;MONTH([.A678])); 2400; 0)" office:value-type="float" office:value="0" calcext:value-type="float">
            <text:p>0</text:p>
          </table:table-cell>
          <table:table-cell table:formula="of:=[.D678]+[.F677]" office:value-type="float" office:value="224340" calcext:value-type="float">
            <text:p>224340</text:p>
          </table:table-cell>
          <table:table-cell table:formula="of:=[.E678]+[.G677]" office:value-type="float" office:value="90710" calcext:value-type="float">
            <text:p>90710</text:p>
          </table:table-cell>
          <table:table-cell table:formula="of:=[.F678]-[.G678]" office:value-type="float" office:value="133630" calcext:value-type="float">
            <text:p>133630</text:p>
          </table:table-cell>
          <table:table-cell table:formula="of:=IF(OR([.B678]=6;[.B678]=7); 0; IF([.C678]=&quot;zima&quot;; 2*[.$R$6]; IF([.C678]=&quot;wiosna&quot;; 5*[.$R$6]; IF([.C678]=&quot;lato&quot;; 9*[.$R$6]; IF([.C678]=&quot;jesień&quot;; 4*[.$R$6]; 0)))))" office:value-type="float" office:value="120" calcext:value-type="float">
            <text:p>120</text:p>
          </table:table-cell>
          <table:table-cell table:formula="of:=[.J677]-[.E678]+[.I678]" office:value-type="float" office:value="-15830" calcext:value-type="float">
            <text:p>-15830</text:p>
          </table:table-cell>
          <table:table-cell table:formula="of:=IF(OR([.B678]=6;[.B678]=7); 0; IF([.C678]=&quot;zima&quot;; FLOOR(0.2*[.N678])*30; IF([.C678]=&quot;wiosna&quot;;  FLOOR(0.5*[.N678])*30; IF([.C678]=&quot;lato&quot;;  FLOOR(0.9*[.N678])*30; IF([.C678]=&quot;jesień&quot;;  FLOOR(0.4*[.N678])*30; 0)))))" office:value-type="float" office:value="720" calcext:value-type="float">
            <text:p>720</text:p>
          </table:table-cell>
          <table:table-cell table:formula="of:=IF(MONTH([.A678])&lt;&gt;MONTH([.A679]);1;0)" office:value-type="float" office:value="0" calcext:value-type="float">
            <text:p>0</text:p>
          </table:table-cell>
          <table:table-cell table:formula="of:=IF([.L678]=1;[.H678];0)" office:value-type="float" office:value="0" calcext:value-type="float">
            <text:p>0</text:p>
          </table:table-cell>
          <table:table-cell table:formula="of:=[.N677] + IF([.M677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08" calcext:value-type="date">
            <text:p>8.11.2024</text:p>
          </table:table-cell>
          <table:table-cell table:formula="of:=WEEKDAY([.A679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679]=6;[.B679]=7); 0; IF([.C679]=&quot;zima&quot;; FLOOR(0.2*[.N679])*30; IF([.C679]=&quot;wiosna&quot;;  FLOOR(0.5*[.N679])*30; IF([.C679]=&quot;lato&quot;;  FLOOR(0.9*[.N679])*30; IF([.C679]=&quot;jesień&quot;;  FLOOR(0.4*[.N679])*30; 0)))))" office:value-type="float" office:value="720" calcext:value-type="float">
            <text:p>720</text:p>
          </table:table-cell>
          <table:table-cell table:formula="of:=IF([.B679]=7; 15*[.N679]; 0) + IF(AND([.H678] &gt; 2400; MONTH([.A678])&lt;&gt;MONTH([.A679])); 2400; 0)" office:value-type="float" office:value="0" calcext:value-type="float">
            <text:p>0</text:p>
          </table:table-cell>
          <table:table-cell table:formula="of:=[.D679]+[.F678]" office:value-type="float" office:value="225060" calcext:value-type="float">
            <text:p>225060</text:p>
          </table:table-cell>
          <table:table-cell table:formula="of:=[.E679]+[.G678]" office:value-type="float" office:value="90710" calcext:value-type="float">
            <text:p>90710</text:p>
          </table:table-cell>
          <table:table-cell table:formula="of:=[.F679]-[.G679]" office:value-type="float" office:value="134350" calcext:value-type="float">
            <text:p>134350</text:p>
          </table:table-cell>
          <table:table-cell table:formula="of:=IF(OR([.B679]=6;[.B679]=7); 0; IF([.C679]=&quot;zima&quot;; 2*[.$R$6]; IF([.C679]=&quot;wiosna&quot;; 5*[.$R$6]; IF([.C679]=&quot;lato&quot;; 9*[.$R$6]; IF([.C679]=&quot;jesień&quot;; 4*[.$R$6]; 0)))))" office:value-type="float" office:value="120" calcext:value-type="float">
            <text:p>120</text:p>
          </table:table-cell>
          <table:table-cell table:formula="of:=[.J678]-[.E679]+[.I679]" office:value-type="float" office:value="-15710" calcext:value-type="float">
            <text:p>-15710</text:p>
          </table:table-cell>
          <table:table-cell table:formula="of:=IF(OR([.B679]=6;[.B679]=7); 0; IF([.C679]=&quot;zima&quot;; FLOOR(0.2*[.N679])*30; IF([.C679]=&quot;wiosna&quot;;  FLOOR(0.5*[.N679])*30; IF([.C679]=&quot;lato&quot;;  FLOOR(0.9*[.N679])*30; IF([.C679]=&quot;jesień&quot;;  FLOOR(0.4*[.N679])*30; 0)))))" office:value-type="float" office:value="720" calcext:value-type="float">
            <text:p>720</text:p>
          </table:table-cell>
          <table:table-cell table:formula="of:=IF(MONTH([.A679])&lt;&gt;MONTH([.A680]);1;0)" office:value-type="float" office:value="0" calcext:value-type="float">
            <text:p>0</text:p>
          </table:table-cell>
          <table:table-cell table:formula="of:=IF([.L679]=1;[.H679];0)" office:value-type="float" office:value="0" calcext:value-type="float">
            <text:p>0</text:p>
          </table:table-cell>
          <table:table-cell table:formula="of:=[.N678] + IF([.M678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09" calcext:value-type="date">
            <text:p>9.11.2024</text:p>
          </table:table-cell>
          <table:table-cell table:formula="of:=WEEKDAY([.A680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680]=6;[.B680]=7); 0; IF([.C680]=&quot;zima&quot;; FLOOR(0.2*[.N680])*30; IF([.C680]=&quot;wiosna&quot;;  FLOOR(0.5*[.N680])*30; IF([.C680]=&quot;lato&quot;;  FLOOR(0.9*[.N680])*30; IF([.C680]=&quot;jesień&quot;;  FLOOR(0.4*[.N680])*30; 0)))))" office:value-type="float" office:value="0" calcext:value-type="float">
            <text:p>0</text:p>
          </table:table-cell>
          <table:table-cell table:formula="of:=IF([.B680]=7; 15*[.N680]; 0) + IF(AND([.H679] &gt; 2400; MONTH([.A679])&lt;&gt;MONTH([.A680])); 2400; 0)" office:value-type="float" office:value="0" calcext:value-type="float">
            <text:p>0</text:p>
          </table:table-cell>
          <table:table-cell table:formula="of:=[.D680]+[.F679]" office:value-type="float" office:value="225060" calcext:value-type="float">
            <text:p>225060</text:p>
          </table:table-cell>
          <table:table-cell table:formula="of:=[.E680]+[.G679]" office:value-type="float" office:value="90710" calcext:value-type="float">
            <text:p>90710</text:p>
          </table:table-cell>
          <table:table-cell table:formula="of:=[.F680]-[.G680]" office:value-type="float" office:value="134350" calcext:value-type="float">
            <text:p>134350</text:p>
          </table:table-cell>
          <table:table-cell table:formula="of:=IF(OR([.B680]=6;[.B680]=7); 0; IF([.C680]=&quot;zima&quot;; 2*[.$R$6]; IF([.C680]=&quot;wiosna&quot;; 5*[.$R$6]; IF([.C680]=&quot;lato&quot;; 9*[.$R$6]; IF([.C680]=&quot;jesień&quot;; 4*[.$R$6]; 0)))))" office:value-type="float" office:value="0" calcext:value-type="float">
            <text:p>0</text:p>
          </table:table-cell>
          <table:table-cell table:formula="of:=[.J679]-[.E680]+[.I680]" office:value-type="float" office:value="-15710" calcext:value-type="float">
            <text:p>-15710</text:p>
          </table:table-cell>
          <table:table-cell table:formula="of:=IF(OR([.B680]=6;[.B680]=7); 0; IF([.C680]=&quot;zima&quot;; FLOOR(0.2*[.N680])*30; IF([.C680]=&quot;wiosna&quot;;  FLOOR(0.5*[.N680])*30; IF([.C680]=&quot;lato&quot;;  FLOOR(0.9*[.N680])*30; IF([.C680]=&quot;jesień&quot;;  FLOOR(0.4*[.N680])*30; 0)))))" office:value-type="float" office:value="0" calcext:value-type="float">
            <text:p>0</text:p>
          </table:table-cell>
          <table:table-cell table:formula="of:=IF(MONTH([.A680])&lt;&gt;MONTH([.A681]);1;0)" office:value-type="float" office:value="0" calcext:value-type="float">
            <text:p>0</text:p>
          </table:table-cell>
          <table:table-cell table:formula="of:=IF([.L680]=1;[.H680];0)" office:value-type="float" office:value="0" calcext:value-type="float">
            <text:p>0</text:p>
          </table:table-cell>
          <table:table-cell table:formula="of:=[.N679] + IF([.M679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10" calcext:value-type="date">
            <text:p>10.11.2024</text:p>
          </table:table-cell>
          <table:table-cell table:formula="of:=WEEKDAY([.A681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681]=6;[.B681]=7); 0; IF([.C681]=&quot;zima&quot;; FLOOR(0.2*[.N681])*30; IF([.C681]=&quot;wiosna&quot;;  FLOOR(0.5*[.N681])*30; IF([.C681]=&quot;lato&quot;;  FLOOR(0.9*[.N681])*30; IF([.C681]=&quot;jesień&quot;;  FLOOR(0.4*[.N681])*30; 0)))))" office:value-type="float" office:value="0" calcext:value-type="float">
            <text:p>0</text:p>
          </table:table-cell>
          <table:table-cell table:formula="of:=IF([.B681]=7; 15*[.N681]; 0) + IF(AND([.H680] &gt; 2400; MONTH([.A680])&lt;&gt;MONTH([.A681])); 2400; 0)" office:value-type="float" office:value="915" calcext:value-type="float">
            <text:p>915</text:p>
          </table:table-cell>
          <table:table-cell table:formula="of:=[.D681]+[.F680]" office:value-type="float" office:value="225060" calcext:value-type="float">
            <text:p>225060</text:p>
          </table:table-cell>
          <table:table-cell table:formula="of:=[.E681]+[.G680]" office:value-type="float" office:value="91625" calcext:value-type="float">
            <text:p>91625</text:p>
          </table:table-cell>
          <table:table-cell table:formula="of:=[.F681]-[.G681]" office:value-type="float" office:value="133435" calcext:value-type="float">
            <text:p>133435</text:p>
          </table:table-cell>
          <table:table-cell table:formula="of:=IF(OR([.B681]=6;[.B681]=7); 0; IF([.C681]=&quot;zima&quot;; 2*[.$R$6]; IF([.C681]=&quot;wiosna&quot;; 5*[.$R$6]; IF([.C681]=&quot;lato&quot;; 9*[.$R$6]; IF([.C681]=&quot;jesień&quot;; 4*[.$R$6]; 0)))))" office:value-type="float" office:value="0" calcext:value-type="float">
            <text:p>0</text:p>
          </table:table-cell>
          <table:table-cell table:formula="of:=[.J680]-[.E681]+[.I681]" office:value-type="float" office:value="-16625" calcext:value-type="float">
            <text:p>-16625</text:p>
          </table:table-cell>
          <table:table-cell table:formula="of:=IF(OR([.B681]=6;[.B681]=7); 0; IF([.C681]=&quot;zima&quot;; FLOOR(0.2*[.N681])*30; IF([.C681]=&quot;wiosna&quot;;  FLOOR(0.5*[.N681])*30; IF([.C681]=&quot;lato&quot;;  FLOOR(0.9*[.N681])*30; IF([.C681]=&quot;jesień&quot;;  FLOOR(0.4*[.N681])*30; 0)))))" office:value-type="float" office:value="0" calcext:value-type="float">
            <text:p>0</text:p>
          </table:table-cell>
          <table:table-cell table:formula="of:=IF(MONTH([.A681])&lt;&gt;MONTH([.A682]);1;0)" office:value-type="float" office:value="0" calcext:value-type="float">
            <text:p>0</text:p>
          </table:table-cell>
          <table:table-cell table:formula="of:=IF([.L681]=1;[.H681];0)" office:value-type="float" office:value="0" calcext:value-type="float">
            <text:p>0</text:p>
          </table:table-cell>
          <table:table-cell table:formula="of:=[.N680] + IF([.M680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11" calcext:value-type="date">
            <text:p>11.11.2024</text:p>
          </table:table-cell>
          <table:table-cell table:formula="of:=WEEKDAY([.A682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682]=6;[.B682]=7); 0; IF([.C682]=&quot;zima&quot;; FLOOR(0.2*[.N682])*30; IF([.C682]=&quot;wiosna&quot;;  FLOOR(0.5*[.N682])*30; IF([.C682]=&quot;lato&quot;;  FLOOR(0.9*[.N682])*30; IF([.C682]=&quot;jesień&quot;;  FLOOR(0.4*[.N682])*30; 0)))))" office:value-type="float" office:value="720" calcext:value-type="float">
            <text:p>720</text:p>
          </table:table-cell>
          <table:table-cell table:formula="of:=IF([.B682]=7; 15*[.N682]; 0) + IF(AND([.H681] &gt; 2400; MONTH([.A681])&lt;&gt;MONTH([.A682])); 2400; 0)" office:value-type="float" office:value="0" calcext:value-type="float">
            <text:p>0</text:p>
          </table:table-cell>
          <table:table-cell table:formula="of:=[.D682]+[.F681]" office:value-type="float" office:value="225780" calcext:value-type="float">
            <text:p>225780</text:p>
          </table:table-cell>
          <table:table-cell table:formula="of:=[.E682]+[.G681]" office:value-type="float" office:value="91625" calcext:value-type="float">
            <text:p>91625</text:p>
          </table:table-cell>
          <table:table-cell table:formula="of:=[.F682]-[.G682]" office:value-type="float" office:value="134155" calcext:value-type="float">
            <text:p>134155</text:p>
          </table:table-cell>
          <table:table-cell table:formula="of:=IF(OR([.B682]=6;[.B682]=7); 0; IF([.C682]=&quot;zima&quot;; 2*[.$R$6]; IF([.C682]=&quot;wiosna&quot;; 5*[.$R$6]; IF([.C682]=&quot;lato&quot;; 9*[.$R$6]; IF([.C682]=&quot;jesień&quot;; 4*[.$R$6]; 0)))))" office:value-type="float" office:value="120" calcext:value-type="float">
            <text:p>120</text:p>
          </table:table-cell>
          <table:table-cell table:formula="of:=[.J681]-[.E682]+[.I682]" office:value-type="float" office:value="-16505" calcext:value-type="float">
            <text:p>-16505</text:p>
          </table:table-cell>
          <table:table-cell table:formula="of:=IF(OR([.B682]=6;[.B682]=7); 0; IF([.C682]=&quot;zima&quot;; FLOOR(0.2*[.N682])*30; IF([.C682]=&quot;wiosna&quot;;  FLOOR(0.5*[.N682])*30; IF([.C682]=&quot;lato&quot;;  FLOOR(0.9*[.N682])*30; IF([.C682]=&quot;jesień&quot;;  FLOOR(0.4*[.N682])*30; 0)))))" office:value-type="float" office:value="720" calcext:value-type="float">
            <text:p>720</text:p>
          </table:table-cell>
          <table:table-cell table:formula="of:=IF(MONTH([.A682])&lt;&gt;MONTH([.A683]);1;0)" office:value-type="float" office:value="0" calcext:value-type="float">
            <text:p>0</text:p>
          </table:table-cell>
          <table:table-cell table:formula="of:=IF([.L682]=1;[.H682];0)" office:value-type="float" office:value="0" calcext:value-type="float">
            <text:p>0</text:p>
          </table:table-cell>
          <table:table-cell table:formula="of:=[.N681] + IF([.M681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12" calcext:value-type="date">
            <text:p>12.11.2024</text:p>
          </table:table-cell>
          <table:table-cell table:formula="of:=WEEKDAY([.A683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683]=6;[.B683]=7); 0; IF([.C683]=&quot;zima&quot;; FLOOR(0.2*[.N683])*30; IF([.C683]=&quot;wiosna&quot;;  FLOOR(0.5*[.N683])*30; IF([.C683]=&quot;lato&quot;;  FLOOR(0.9*[.N683])*30; IF([.C683]=&quot;jesień&quot;;  FLOOR(0.4*[.N683])*30; 0)))))" office:value-type="float" office:value="720" calcext:value-type="float">
            <text:p>720</text:p>
          </table:table-cell>
          <table:table-cell table:formula="of:=IF([.B683]=7; 15*[.N683]; 0) + IF(AND([.H682] &gt; 2400; MONTH([.A682])&lt;&gt;MONTH([.A683])); 2400; 0)" office:value-type="float" office:value="0" calcext:value-type="float">
            <text:p>0</text:p>
          </table:table-cell>
          <table:table-cell table:formula="of:=[.D683]+[.F682]" office:value-type="float" office:value="226500" calcext:value-type="float">
            <text:p>226500</text:p>
          </table:table-cell>
          <table:table-cell table:formula="of:=[.E683]+[.G682]" office:value-type="float" office:value="91625" calcext:value-type="float">
            <text:p>91625</text:p>
          </table:table-cell>
          <table:table-cell table:formula="of:=[.F683]-[.G683]" office:value-type="float" office:value="134875" calcext:value-type="float">
            <text:p>134875</text:p>
          </table:table-cell>
          <table:table-cell table:formula="of:=IF(OR([.B683]=6;[.B683]=7); 0; IF([.C683]=&quot;zima&quot;; 2*[.$R$6]; IF([.C683]=&quot;wiosna&quot;; 5*[.$R$6]; IF([.C683]=&quot;lato&quot;; 9*[.$R$6]; IF([.C683]=&quot;jesień&quot;; 4*[.$R$6]; 0)))))" office:value-type="float" office:value="120" calcext:value-type="float">
            <text:p>120</text:p>
          </table:table-cell>
          <table:table-cell table:formula="of:=[.J682]-[.E683]+[.I683]" office:value-type="float" office:value="-16385" calcext:value-type="float">
            <text:p>-16385</text:p>
          </table:table-cell>
          <table:table-cell table:formula="of:=IF(OR([.B683]=6;[.B683]=7); 0; IF([.C683]=&quot;zima&quot;; FLOOR(0.2*[.N683])*30; IF([.C683]=&quot;wiosna&quot;;  FLOOR(0.5*[.N683])*30; IF([.C683]=&quot;lato&quot;;  FLOOR(0.9*[.N683])*30; IF([.C683]=&quot;jesień&quot;;  FLOOR(0.4*[.N683])*30; 0)))))" office:value-type="float" office:value="720" calcext:value-type="float">
            <text:p>720</text:p>
          </table:table-cell>
          <table:table-cell table:formula="of:=IF(MONTH([.A683])&lt;&gt;MONTH([.A684]);1;0)" office:value-type="float" office:value="0" calcext:value-type="float">
            <text:p>0</text:p>
          </table:table-cell>
          <table:table-cell table:formula="of:=IF([.L683]=1;[.H683];0)" office:value-type="float" office:value="0" calcext:value-type="float">
            <text:p>0</text:p>
          </table:table-cell>
          <table:table-cell table:formula="of:=[.N682] + IF([.M682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13" calcext:value-type="date">
            <text:p>13.11.2024</text:p>
          </table:table-cell>
          <table:table-cell table:formula="of:=WEEKDAY([.A684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684]=6;[.B684]=7); 0; IF([.C684]=&quot;zima&quot;; FLOOR(0.2*[.N684])*30; IF([.C684]=&quot;wiosna&quot;;  FLOOR(0.5*[.N684])*30; IF([.C684]=&quot;lato&quot;;  FLOOR(0.9*[.N684])*30; IF([.C684]=&quot;jesień&quot;;  FLOOR(0.4*[.N684])*30; 0)))))" office:value-type="float" office:value="720" calcext:value-type="float">
            <text:p>720</text:p>
          </table:table-cell>
          <table:table-cell table:formula="of:=IF([.B684]=7; 15*[.N684]; 0) + IF(AND([.H683] &gt; 2400; MONTH([.A683])&lt;&gt;MONTH([.A684])); 2400; 0)" office:value-type="float" office:value="0" calcext:value-type="float">
            <text:p>0</text:p>
          </table:table-cell>
          <table:table-cell table:formula="of:=[.D684]+[.F683]" office:value-type="float" office:value="227220" calcext:value-type="float">
            <text:p>227220</text:p>
          </table:table-cell>
          <table:table-cell table:formula="of:=[.E684]+[.G683]" office:value-type="float" office:value="91625" calcext:value-type="float">
            <text:p>91625</text:p>
          </table:table-cell>
          <table:table-cell table:formula="of:=[.F684]-[.G684]" office:value-type="float" office:value="135595" calcext:value-type="float">
            <text:p>135595</text:p>
          </table:table-cell>
          <table:table-cell table:formula="of:=IF(OR([.B684]=6;[.B684]=7); 0; IF([.C684]=&quot;zima&quot;; 2*[.$R$6]; IF([.C684]=&quot;wiosna&quot;; 5*[.$R$6]; IF([.C684]=&quot;lato&quot;; 9*[.$R$6]; IF([.C684]=&quot;jesień&quot;; 4*[.$R$6]; 0)))))" office:value-type="float" office:value="120" calcext:value-type="float">
            <text:p>120</text:p>
          </table:table-cell>
          <table:table-cell table:formula="of:=[.J683]-[.E684]+[.I684]" office:value-type="float" office:value="-16265" calcext:value-type="float">
            <text:p>-16265</text:p>
          </table:table-cell>
          <table:table-cell table:formula="of:=IF(OR([.B684]=6;[.B684]=7); 0; IF([.C684]=&quot;zima&quot;; FLOOR(0.2*[.N684])*30; IF([.C684]=&quot;wiosna&quot;;  FLOOR(0.5*[.N684])*30; IF([.C684]=&quot;lato&quot;;  FLOOR(0.9*[.N684])*30; IF([.C684]=&quot;jesień&quot;;  FLOOR(0.4*[.N684])*30; 0)))))" office:value-type="float" office:value="720" calcext:value-type="float">
            <text:p>720</text:p>
          </table:table-cell>
          <table:table-cell table:formula="of:=IF(MONTH([.A684])&lt;&gt;MONTH([.A685]);1;0)" office:value-type="float" office:value="0" calcext:value-type="float">
            <text:p>0</text:p>
          </table:table-cell>
          <table:table-cell table:formula="of:=IF([.L684]=1;[.H684];0)" office:value-type="float" office:value="0" calcext:value-type="float">
            <text:p>0</text:p>
          </table:table-cell>
          <table:table-cell table:formula="of:=[.N683] + IF([.M683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14" calcext:value-type="date">
            <text:p>14.11.2024</text:p>
          </table:table-cell>
          <table:table-cell table:formula="of:=WEEKDAY([.A685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685]=6;[.B685]=7); 0; IF([.C685]=&quot;zima&quot;; FLOOR(0.2*[.N685])*30; IF([.C685]=&quot;wiosna&quot;;  FLOOR(0.5*[.N685])*30; IF([.C685]=&quot;lato&quot;;  FLOOR(0.9*[.N685])*30; IF([.C685]=&quot;jesień&quot;;  FLOOR(0.4*[.N685])*30; 0)))))" office:value-type="float" office:value="720" calcext:value-type="float">
            <text:p>720</text:p>
          </table:table-cell>
          <table:table-cell table:formula="of:=IF([.B685]=7; 15*[.N685]; 0) + IF(AND([.H684] &gt; 2400; MONTH([.A684])&lt;&gt;MONTH([.A685])); 2400; 0)" office:value-type="float" office:value="0" calcext:value-type="float">
            <text:p>0</text:p>
          </table:table-cell>
          <table:table-cell table:formula="of:=[.D685]+[.F684]" office:value-type="float" office:value="227940" calcext:value-type="float">
            <text:p>227940</text:p>
          </table:table-cell>
          <table:table-cell table:formula="of:=[.E685]+[.G684]" office:value-type="float" office:value="91625" calcext:value-type="float">
            <text:p>91625</text:p>
          </table:table-cell>
          <table:table-cell table:formula="of:=[.F685]-[.G685]" office:value-type="float" office:value="136315" calcext:value-type="float">
            <text:p>136315</text:p>
          </table:table-cell>
          <table:table-cell table:formula="of:=IF(OR([.B685]=6;[.B685]=7); 0; IF([.C685]=&quot;zima&quot;; 2*[.$R$6]; IF([.C685]=&quot;wiosna&quot;; 5*[.$R$6]; IF([.C685]=&quot;lato&quot;; 9*[.$R$6]; IF([.C685]=&quot;jesień&quot;; 4*[.$R$6]; 0)))))" office:value-type="float" office:value="120" calcext:value-type="float">
            <text:p>120</text:p>
          </table:table-cell>
          <table:table-cell table:formula="of:=[.J684]-[.E685]+[.I685]" office:value-type="float" office:value="-16145" calcext:value-type="float">
            <text:p>-16145</text:p>
          </table:table-cell>
          <table:table-cell table:formula="of:=IF(OR([.B685]=6;[.B685]=7); 0; IF([.C685]=&quot;zima&quot;; FLOOR(0.2*[.N685])*30; IF([.C685]=&quot;wiosna&quot;;  FLOOR(0.5*[.N685])*30; IF([.C685]=&quot;lato&quot;;  FLOOR(0.9*[.N685])*30; IF([.C685]=&quot;jesień&quot;;  FLOOR(0.4*[.N685])*30; 0)))))" office:value-type="float" office:value="720" calcext:value-type="float">
            <text:p>720</text:p>
          </table:table-cell>
          <table:table-cell table:formula="of:=IF(MONTH([.A685])&lt;&gt;MONTH([.A686]);1;0)" office:value-type="float" office:value="0" calcext:value-type="float">
            <text:p>0</text:p>
          </table:table-cell>
          <table:table-cell table:formula="of:=IF([.L685]=1;[.H685];0)" office:value-type="float" office:value="0" calcext:value-type="float">
            <text:p>0</text:p>
          </table:table-cell>
          <table:table-cell table:formula="of:=[.N684] + IF([.M684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15" calcext:value-type="date">
            <text:p>15.11.2024</text:p>
          </table:table-cell>
          <table:table-cell table:formula="of:=WEEKDAY([.A686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686]=6;[.B686]=7); 0; IF([.C686]=&quot;zima&quot;; FLOOR(0.2*[.N686])*30; IF([.C686]=&quot;wiosna&quot;;  FLOOR(0.5*[.N686])*30; IF([.C686]=&quot;lato&quot;;  FLOOR(0.9*[.N686])*30; IF([.C686]=&quot;jesień&quot;;  FLOOR(0.4*[.N686])*30; 0)))))" office:value-type="float" office:value="720" calcext:value-type="float">
            <text:p>720</text:p>
          </table:table-cell>
          <table:table-cell table:formula="of:=IF([.B686]=7; 15*[.N686]; 0) + IF(AND([.H685] &gt; 2400; MONTH([.A685])&lt;&gt;MONTH([.A686])); 2400; 0)" office:value-type="float" office:value="0" calcext:value-type="float">
            <text:p>0</text:p>
          </table:table-cell>
          <table:table-cell table:formula="of:=[.D686]+[.F685]" office:value-type="float" office:value="228660" calcext:value-type="float">
            <text:p>228660</text:p>
          </table:table-cell>
          <table:table-cell table:formula="of:=[.E686]+[.G685]" office:value-type="float" office:value="91625" calcext:value-type="float">
            <text:p>91625</text:p>
          </table:table-cell>
          <table:table-cell table:formula="of:=[.F686]-[.G686]" office:value-type="float" office:value="137035" calcext:value-type="float">
            <text:p>137035</text:p>
          </table:table-cell>
          <table:table-cell table:formula="of:=IF(OR([.B686]=6;[.B686]=7); 0; IF([.C686]=&quot;zima&quot;; 2*[.$R$6]; IF([.C686]=&quot;wiosna&quot;; 5*[.$R$6]; IF([.C686]=&quot;lato&quot;; 9*[.$R$6]; IF([.C686]=&quot;jesień&quot;; 4*[.$R$6]; 0)))))" office:value-type="float" office:value="120" calcext:value-type="float">
            <text:p>120</text:p>
          </table:table-cell>
          <table:table-cell table:formula="of:=[.J685]-[.E686]+[.I686]" office:value-type="float" office:value="-16025" calcext:value-type="float">
            <text:p>-16025</text:p>
          </table:table-cell>
          <table:table-cell table:formula="of:=IF(OR([.B686]=6;[.B686]=7); 0; IF([.C686]=&quot;zima&quot;; FLOOR(0.2*[.N686])*30; IF([.C686]=&quot;wiosna&quot;;  FLOOR(0.5*[.N686])*30; IF([.C686]=&quot;lato&quot;;  FLOOR(0.9*[.N686])*30; IF([.C686]=&quot;jesień&quot;;  FLOOR(0.4*[.N686])*30; 0)))))" office:value-type="float" office:value="720" calcext:value-type="float">
            <text:p>720</text:p>
          </table:table-cell>
          <table:table-cell table:formula="of:=IF(MONTH([.A686])&lt;&gt;MONTH([.A687]);1;0)" office:value-type="float" office:value="0" calcext:value-type="float">
            <text:p>0</text:p>
          </table:table-cell>
          <table:table-cell table:formula="of:=IF([.L686]=1;[.H686];0)" office:value-type="float" office:value="0" calcext:value-type="float">
            <text:p>0</text:p>
          </table:table-cell>
          <table:table-cell table:formula="of:=[.N685] + IF([.M685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16" calcext:value-type="date">
            <text:p>16.11.2024</text:p>
          </table:table-cell>
          <table:table-cell table:formula="of:=WEEKDAY([.A687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687]=6;[.B687]=7); 0; IF([.C687]=&quot;zima&quot;; FLOOR(0.2*[.N687])*30; IF([.C687]=&quot;wiosna&quot;;  FLOOR(0.5*[.N687])*30; IF([.C687]=&quot;lato&quot;;  FLOOR(0.9*[.N687])*30; IF([.C687]=&quot;jesień&quot;;  FLOOR(0.4*[.N687])*30; 0)))))" office:value-type="float" office:value="0" calcext:value-type="float">
            <text:p>0</text:p>
          </table:table-cell>
          <table:table-cell table:formula="of:=IF([.B687]=7; 15*[.N687]; 0) + IF(AND([.H686] &gt; 2400; MONTH([.A686])&lt;&gt;MONTH([.A687])); 2400; 0)" office:value-type="float" office:value="0" calcext:value-type="float">
            <text:p>0</text:p>
          </table:table-cell>
          <table:table-cell table:formula="of:=[.D687]+[.F686]" office:value-type="float" office:value="228660" calcext:value-type="float">
            <text:p>228660</text:p>
          </table:table-cell>
          <table:table-cell table:formula="of:=[.E687]+[.G686]" office:value-type="float" office:value="91625" calcext:value-type="float">
            <text:p>91625</text:p>
          </table:table-cell>
          <table:table-cell table:formula="of:=[.F687]-[.G687]" office:value-type="float" office:value="137035" calcext:value-type="float">
            <text:p>137035</text:p>
          </table:table-cell>
          <table:table-cell table:formula="of:=IF(OR([.B687]=6;[.B687]=7); 0; IF([.C687]=&quot;zima&quot;; 2*[.$R$6]; IF([.C687]=&quot;wiosna&quot;; 5*[.$R$6]; IF([.C687]=&quot;lato&quot;; 9*[.$R$6]; IF([.C687]=&quot;jesień&quot;; 4*[.$R$6]; 0)))))" office:value-type="float" office:value="0" calcext:value-type="float">
            <text:p>0</text:p>
          </table:table-cell>
          <table:table-cell table:formula="of:=[.J686]-[.E687]+[.I687]" office:value-type="float" office:value="-16025" calcext:value-type="float">
            <text:p>-16025</text:p>
          </table:table-cell>
          <table:table-cell table:formula="of:=IF(OR([.B687]=6;[.B687]=7); 0; IF([.C687]=&quot;zima&quot;; FLOOR(0.2*[.N687])*30; IF([.C687]=&quot;wiosna&quot;;  FLOOR(0.5*[.N687])*30; IF([.C687]=&quot;lato&quot;;  FLOOR(0.9*[.N687])*30; IF([.C687]=&quot;jesień&quot;;  FLOOR(0.4*[.N687])*30; 0)))))" office:value-type="float" office:value="0" calcext:value-type="float">
            <text:p>0</text:p>
          </table:table-cell>
          <table:table-cell table:formula="of:=IF(MONTH([.A687])&lt;&gt;MONTH([.A688]);1;0)" office:value-type="float" office:value="0" calcext:value-type="float">
            <text:p>0</text:p>
          </table:table-cell>
          <table:table-cell table:formula="of:=IF([.L687]=1;[.H687];0)" office:value-type="float" office:value="0" calcext:value-type="float">
            <text:p>0</text:p>
          </table:table-cell>
          <table:table-cell table:formula="of:=[.N686] + IF([.M686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17" calcext:value-type="date">
            <text:p>17.11.2024</text:p>
          </table:table-cell>
          <table:table-cell table:formula="of:=WEEKDAY([.A688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688]=6;[.B688]=7); 0; IF([.C688]=&quot;zima&quot;; FLOOR(0.2*[.N688])*30; IF([.C688]=&quot;wiosna&quot;;  FLOOR(0.5*[.N688])*30; IF([.C688]=&quot;lato&quot;;  FLOOR(0.9*[.N688])*30; IF([.C688]=&quot;jesień&quot;;  FLOOR(0.4*[.N688])*30; 0)))))" office:value-type="float" office:value="0" calcext:value-type="float">
            <text:p>0</text:p>
          </table:table-cell>
          <table:table-cell table:formula="of:=IF([.B688]=7; 15*[.N688]; 0) + IF(AND([.H687] &gt; 2400; MONTH([.A687])&lt;&gt;MONTH([.A688])); 2400; 0)" office:value-type="float" office:value="915" calcext:value-type="float">
            <text:p>915</text:p>
          </table:table-cell>
          <table:table-cell table:formula="of:=[.D688]+[.F687]" office:value-type="float" office:value="228660" calcext:value-type="float">
            <text:p>228660</text:p>
          </table:table-cell>
          <table:table-cell table:formula="of:=[.E688]+[.G687]" office:value-type="float" office:value="92540" calcext:value-type="float">
            <text:p>92540</text:p>
          </table:table-cell>
          <table:table-cell table:formula="of:=[.F688]-[.G688]" office:value-type="float" office:value="136120" calcext:value-type="float">
            <text:p>136120</text:p>
          </table:table-cell>
          <table:table-cell table:formula="of:=IF(OR([.B688]=6;[.B688]=7); 0; IF([.C688]=&quot;zima&quot;; 2*[.$R$6]; IF([.C688]=&quot;wiosna&quot;; 5*[.$R$6]; IF([.C688]=&quot;lato&quot;; 9*[.$R$6]; IF([.C688]=&quot;jesień&quot;; 4*[.$R$6]; 0)))))" office:value-type="float" office:value="0" calcext:value-type="float">
            <text:p>0</text:p>
          </table:table-cell>
          <table:table-cell table:formula="of:=[.J687]-[.E688]+[.I688]" office:value-type="float" office:value="-16940" calcext:value-type="float">
            <text:p>-16940</text:p>
          </table:table-cell>
          <table:table-cell table:formula="of:=IF(OR([.B688]=6;[.B688]=7); 0; IF([.C688]=&quot;zima&quot;; FLOOR(0.2*[.N688])*30; IF([.C688]=&quot;wiosna&quot;;  FLOOR(0.5*[.N688])*30; IF([.C688]=&quot;lato&quot;;  FLOOR(0.9*[.N688])*30; IF([.C688]=&quot;jesień&quot;;  FLOOR(0.4*[.N688])*30; 0)))))" office:value-type="float" office:value="0" calcext:value-type="float">
            <text:p>0</text:p>
          </table:table-cell>
          <table:table-cell table:formula="of:=IF(MONTH([.A688])&lt;&gt;MONTH([.A689]);1;0)" office:value-type="float" office:value="0" calcext:value-type="float">
            <text:p>0</text:p>
          </table:table-cell>
          <table:table-cell table:formula="of:=IF([.L688]=1;[.H688];0)" office:value-type="float" office:value="0" calcext:value-type="float">
            <text:p>0</text:p>
          </table:table-cell>
          <table:table-cell table:formula="of:=[.N687] + IF([.M687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18" calcext:value-type="date">
            <text:p>18.11.2024</text:p>
          </table:table-cell>
          <table:table-cell table:formula="of:=WEEKDAY([.A689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689]=6;[.B689]=7); 0; IF([.C689]=&quot;zima&quot;; FLOOR(0.2*[.N689])*30; IF([.C689]=&quot;wiosna&quot;;  FLOOR(0.5*[.N689])*30; IF([.C689]=&quot;lato&quot;;  FLOOR(0.9*[.N689])*30; IF([.C689]=&quot;jesień&quot;;  FLOOR(0.4*[.N689])*30; 0)))))" office:value-type="float" office:value="720" calcext:value-type="float">
            <text:p>720</text:p>
          </table:table-cell>
          <table:table-cell table:formula="of:=IF([.B689]=7; 15*[.N689]; 0) + IF(AND([.H688] &gt; 2400; MONTH([.A688])&lt;&gt;MONTH([.A689])); 2400; 0)" office:value-type="float" office:value="0" calcext:value-type="float">
            <text:p>0</text:p>
          </table:table-cell>
          <table:table-cell table:formula="of:=[.D689]+[.F688]" office:value-type="float" office:value="229380" calcext:value-type="float">
            <text:p>229380</text:p>
          </table:table-cell>
          <table:table-cell table:formula="of:=[.E689]+[.G688]" office:value-type="float" office:value="92540" calcext:value-type="float">
            <text:p>92540</text:p>
          </table:table-cell>
          <table:table-cell table:formula="of:=[.F689]-[.G689]" office:value-type="float" office:value="136840" calcext:value-type="float">
            <text:p>136840</text:p>
          </table:table-cell>
          <table:table-cell table:formula="of:=IF(OR([.B689]=6;[.B689]=7); 0; IF([.C689]=&quot;zima&quot;; 2*[.$R$6]; IF([.C689]=&quot;wiosna&quot;; 5*[.$R$6]; IF([.C689]=&quot;lato&quot;; 9*[.$R$6]; IF([.C689]=&quot;jesień&quot;; 4*[.$R$6]; 0)))))" office:value-type="float" office:value="120" calcext:value-type="float">
            <text:p>120</text:p>
          </table:table-cell>
          <table:table-cell table:formula="of:=[.J688]-[.E689]+[.I689]" office:value-type="float" office:value="-16820" calcext:value-type="float">
            <text:p>-16820</text:p>
          </table:table-cell>
          <table:table-cell table:formula="of:=IF(OR([.B689]=6;[.B689]=7); 0; IF([.C689]=&quot;zima&quot;; FLOOR(0.2*[.N689])*30; IF([.C689]=&quot;wiosna&quot;;  FLOOR(0.5*[.N689])*30; IF([.C689]=&quot;lato&quot;;  FLOOR(0.9*[.N689])*30; IF([.C689]=&quot;jesień&quot;;  FLOOR(0.4*[.N689])*30; 0)))))" office:value-type="float" office:value="720" calcext:value-type="float">
            <text:p>720</text:p>
          </table:table-cell>
          <table:table-cell table:formula="of:=IF(MONTH([.A689])&lt;&gt;MONTH([.A690]);1;0)" office:value-type="float" office:value="0" calcext:value-type="float">
            <text:p>0</text:p>
          </table:table-cell>
          <table:table-cell table:formula="of:=IF([.L689]=1;[.H689];0)" office:value-type="float" office:value="0" calcext:value-type="float">
            <text:p>0</text:p>
          </table:table-cell>
          <table:table-cell table:formula="of:=[.N688] + IF([.M688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19" calcext:value-type="date">
            <text:p>19.11.2024</text:p>
          </table:table-cell>
          <table:table-cell table:formula="of:=WEEKDAY([.A690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690]=6;[.B690]=7); 0; IF([.C690]=&quot;zima&quot;; FLOOR(0.2*[.N690])*30; IF([.C690]=&quot;wiosna&quot;;  FLOOR(0.5*[.N690])*30; IF([.C690]=&quot;lato&quot;;  FLOOR(0.9*[.N690])*30; IF([.C690]=&quot;jesień&quot;;  FLOOR(0.4*[.N690])*30; 0)))))" office:value-type="float" office:value="720" calcext:value-type="float">
            <text:p>720</text:p>
          </table:table-cell>
          <table:table-cell table:formula="of:=IF([.B690]=7; 15*[.N690]; 0) + IF(AND([.H689] &gt; 2400; MONTH([.A689])&lt;&gt;MONTH([.A690])); 2400; 0)" office:value-type="float" office:value="0" calcext:value-type="float">
            <text:p>0</text:p>
          </table:table-cell>
          <table:table-cell table:formula="of:=[.D690]+[.F689]" office:value-type="float" office:value="230100" calcext:value-type="float">
            <text:p>230100</text:p>
          </table:table-cell>
          <table:table-cell table:formula="of:=[.E690]+[.G689]" office:value-type="float" office:value="92540" calcext:value-type="float">
            <text:p>92540</text:p>
          </table:table-cell>
          <table:table-cell table:formula="of:=[.F690]-[.G690]" office:value-type="float" office:value="137560" calcext:value-type="float">
            <text:p>137560</text:p>
          </table:table-cell>
          <table:table-cell table:formula="of:=IF(OR([.B690]=6;[.B690]=7); 0; IF([.C690]=&quot;zima&quot;; 2*[.$R$6]; IF([.C690]=&quot;wiosna&quot;; 5*[.$R$6]; IF([.C690]=&quot;lato&quot;; 9*[.$R$6]; IF([.C690]=&quot;jesień&quot;; 4*[.$R$6]; 0)))))" office:value-type="float" office:value="120" calcext:value-type="float">
            <text:p>120</text:p>
          </table:table-cell>
          <table:table-cell table:formula="of:=[.J689]-[.E690]+[.I690]" office:value-type="float" office:value="-16700" calcext:value-type="float">
            <text:p>-16700</text:p>
          </table:table-cell>
          <table:table-cell table:formula="of:=IF(OR([.B690]=6;[.B690]=7); 0; IF([.C690]=&quot;zima&quot;; FLOOR(0.2*[.N690])*30; IF([.C690]=&quot;wiosna&quot;;  FLOOR(0.5*[.N690])*30; IF([.C690]=&quot;lato&quot;;  FLOOR(0.9*[.N690])*30; IF([.C690]=&quot;jesień&quot;;  FLOOR(0.4*[.N690])*30; 0)))))" office:value-type="float" office:value="720" calcext:value-type="float">
            <text:p>720</text:p>
          </table:table-cell>
          <table:table-cell table:formula="of:=IF(MONTH([.A690])&lt;&gt;MONTH([.A691]);1;0)" office:value-type="float" office:value="0" calcext:value-type="float">
            <text:p>0</text:p>
          </table:table-cell>
          <table:table-cell table:formula="of:=IF([.L690]=1;[.H690];0)" office:value-type="float" office:value="0" calcext:value-type="float">
            <text:p>0</text:p>
          </table:table-cell>
          <table:table-cell table:formula="of:=[.N689] + IF([.M689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20" calcext:value-type="date">
            <text:p>20.11.2024</text:p>
          </table:table-cell>
          <table:table-cell table:formula="of:=WEEKDAY([.A691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691]=6;[.B691]=7); 0; IF([.C691]=&quot;zima&quot;; FLOOR(0.2*[.N691])*30; IF([.C691]=&quot;wiosna&quot;;  FLOOR(0.5*[.N691])*30; IF([.C691]=&quot;lato&quot;;  FLOOR(0.9*[.N691])*30; IF([.C691]=&quot;jesień&quot;;  FLOOR(0.4*[.N691])*30; 0)))))" office:value-type="float" office:value="720" calcext:value-type="float">
            <text:p>720</text:p>
          </table:table-cell>
          <table:table-cell table:formula="of:=IF([.B691]=7; 15*[.N691]; 0) + IF(AND([.H690] &gt; 2400; MONTH([.A690])&lt;&gt;MONTH([.A691])); 2400; 0)" office:value-type="float" office:value="0" calcext:value-type="float">
            <text:p>0</text:p>
          </table:table-cell>
          <table:table-cell table:formula="of:=[.D691]+[.F690]" office:value-type="float" office:value="230820" calcext:value-type="float">
            <text:p>230820</text:p>
          </table:table-cell>
          <table:table-cell table:formula="of:=[.E691]+[.G690]" office:value-type="float" office:value="92540" calcext:value-type="float">
            <text:p>92540</text:p>
          </table:table-cell>
          <table:table-cell table:formula="of:=[.F691]-[.G691]" office:value-type="float" office:value="138280" calcext:value-type="float">
            <text:p>138280</text:p>
          </table:table-cell>
          <table:table-cell table:formula="of:=IF(OR([.B691]=6;[.B691]=7); 0; IF([.C691]=&quot;zima&quot;; 2*[.$R$6]; IF([.C691]=&quot;wiosna&quot;; 5*[.$R$6]; IF([.C691]=&quot;lato&quot;; 9*[.$R$6]; IF([.C691]=&quot;jesień&quot;; 4*[.$R$6]; 0)))))" office:value-type="float" office:value="120" calcext:value-type="float">
            <text:p>120</text:p>
          </table:table-cell>
          <table:table-cell table:formula="of:=[.J690]-[.E691]+[.I691]" office:value-type="float" office:value="-16580" calcext:value-type="float">
            <text:p>-16580</text:p>
          </table:table-cell>
          <table:table-cell table:formula="of:=IF(OR([.B691]=6;[.B691]=7); 0; IF([.C691]=&quot;zima&quot;; FLOOR(0.2*[.N691])*30; IF([.C691]=&quot;wiosna&quot;;  FLOOR(0.5*[.N691])*30; IF([.C691]=&quot;lato&quot;;  FLOOR(0.9*[.N691])*30; IF([.C691]=&quot;jesień&quot;;  FLOOR(0.4*[.N691])*30; 0)))))" office:value-type="float" office:value="720" calcext:value-type="float">
            <text:p>720</text:p>
          </table:table-cell>
          <table:table-cell table:formula="of:=IF(MONTH([.A691])&lt;&gt;MONTH([.A692]);1;0)" office:value-type="float" office:value="0" calcext:value-type="float">
            <text:p>0</text:p>
          </table:table-cell>
          <table:table-cell table:formula="of:=IF([.L691]=1;[.H691];0)" office:value-type="float" office:value="0" calcext:value-type="float">
            <text:p>0</text:p>
          </table:table-cell>
          <table:table-cell table:formula="of:=[.N690] + IF([.M690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21" calcext:value-type="date">
            <text:p>21.11.2024</text:p>
          </table:table-cell>
          <table:table-cell table:formula="of:=WEEKDAY([.A692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692]=6;[.B692]=7); 0; IF([.C692]=&quot;zima&quot;; FLOOR(0.2*[.N692])*30; IF([.C692]=&quot;wiosna&quot;;  FLOOR(0.5*[.N692])*30; IF([.C692]=&quot;lato&quot;;  FLOOR(0.9*[.N692])*30; IF([.C692]=&quot;jesień&quot;;  FLOOR(0.4*[.N692])*30; 0)))))" office:value-type="float" office:value="720" calcext:value-type="float">
            <text:p>720</text:p>
          </table:table-cell>
          <table:table-cell table:formula="of:=IF([.B692]=7; 15*[.N692]; 0) + IF(AND([.H691] &gt; 2400; MONTH([.A691])&lt;&gt;MONTH([.A692])); 2400; 0)" office:value-type="float" office:value="0" calcext:value-type="float">
            <text:p>0</text:p>
          </table:table-cell>
          <table:table-cell table:formula="of:=[.D692]+[.F691]" office:value-type="float" office:value="231540" calcext:value-type="float">
            <text:p>231540</text:p>
          </table:table-cell>
          <table:table-cell table:formula="of:=[.E692]+[.G691]" office:value-type="float" office:value="92540" calcext:value-type="float">
            <text:p>92540</text:p>
          </table:table-cell>
          <table:table-cell table:formula="of:=[.F692]-[.G692]" office:value-type="float" office:value="139000" calcext:value-type="float">
            <text:p>139000</text:p>
          </table:table-cell>
          <table:table-cell table:formula="of:=IF(OR([.B692]=6;[.B692]=7); 0; IF([.C692]=&quot;zima&quot;; 2*[.$R$6]; IF([.C692]=&quot;wiosna&quot;; 5*[.$R$6]; IF([.C692]=&quot;lato&quot;; 9*[.$R$6]; IF([.C692]=&quot;jesień&quot;; 4*[.$R$6]; 0)))))" office:value-type="float" office:value="120" calcext:value-type="float">
            <text:p>120</text:p>
          </table:table-cell>
          <table:table-cell table:formula="of:=[.J691]-[.E692]+[.I692]" office:value-type="float" office:value="-16460" calcext:value-type="float">
            <text:p>-16460</text:p>
          </table:table-cell>
          <table:table-cell table:formula="of:=IF(OR([.B692]=6;[.B692]=7); 0; IF([.C692]=&quot;zima&quot;; FLOOR(0.2*[.N692])*30; IF([.C692]=&quot;wiosna&quot;;  FLOOR(0.5*[.N692])*30; IF([.C692]=&quot;lato&quot;;  FLOOR(0.9*[.N692])*30; IF([.C692]=&quot;jesień&quot;;  FLOOR(0.4*[.N692])*30; 0)))))" office:value-type="float" office:value="720" calcext:value-type="float">
            <text:p>720</text:p>
          </table:table-cell>
          <table:table-cell table:formula="of:=IF(MONTH([.A692])&lt;&gt;MONTH([.A693]);1;0)" office:value-type="float" office:value="0" calcext:value-type="float">
            <text:p>0</text:p>
          </table:table-cell>
          <table:table-cell table:formula="of:=IF([.L692]=1;[.H692];0)" office:value-type="float" office:value="0" calcext:value-type="float">
            <text:p>0</text:p>
          </table:table-cell>
          <table:table-cell table:formula="of:=[.N691] + IF([.M691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22" calcext:value-type="date">
            <text:p>22.11.2024</text:p>
          </table:table-cell>
          <table:table-cell table:formula="of:=WEEKDAY([.A693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693]=6;[.B693]=7); 0; IF([.C693]=&quot;zima&quot;; FLOOR(0.2*[.N693])*30; IF([.C693]=&quot;wiosna&quot;;  FLOOR(0.5*[.N693])*30; IF([.C693]=&quot;lato&quot;;  FLOOR(0.9*[.N693])*30; IF([.C693]=&quot;jesień&quot;;  FLOOR(0.4*[.N693])*30; 0)))))" office:value-type="float" office:value="720" calcext:value-type="float">
            <text:p>720</text:p>
          </table:table-cell>
          <table:table-cell table:formula="of:=IF([.B693]=7; 15*[.N693]; 0) + IF(AND([.H692] &gt; 2400; MONTH([.A692])&lt;&gt;MONTH([.A693])); 2400; 0)" office:value-type="float" office:value="0" calcext:value-type="float">
            <text:p>0</text:p>
          </table:table-cell>
          <table:table-cell table:formula="of:=[.D693]+[.F692]" office:value-type="float" office:value="232260" calcext:value-type="float">
            <text:p>232260</text:p>
          </table:table-cell>
          <table:table-cell table:formula="of:=[.E693]+[.G692]" office:value-type="float" office:value="92540" calcext:value-type="float">
            <text:p>92540</text:p>
          </table:table-cell>
          <table:table-cell table:formula="of:=[.F693]-[.G693]" office:value-type="float" office:value="139720" calcext:value-type="float">
            <text:p>139720</text:p>
          </table:table-cell>
          <table:table-cell table:formula="of:=IF(OR([.B693]=6;[.B693]=7); 0; IF([.C693]=&quot;zima&quot;; 2*[.$R$6]; IF([.C693]=&quot;wiosna&quot;; 5*[.$R$6]; IF([.C693]=&quot;lato&quot;; 9*[.$R$6]; IF([.C693]=&quot;jesień&quot;; 4*[.$R$6]; 0)))))" office:value-type="float" office:value="120" calcext:value-type="float">
            <text:p>120</text:p>
          </table:table-cell>
          <table:table-cell table:formula="of:=[.J692]-[.E693]+[.I693]" office:value-type="float" office:value="-16340" calcext:value-type="float">
            <text:p>-16340</text:p>
          </table:table-cell>
          <table:table-cell table:formula="of:=IF(OR([.B693]=6;[.B693]=7); 0; IF([.C693]=&quot;zima&quot;; FLOOR(0.2*[.N693])*30; IF([.C693]=&quot;wiosna&quot;;  FLOOR(0.5*[.N693])*30; IF([.C693]=&quot;lato&quot;;  FLOOR(0.9*[.N693])*30; IF([.C693]=&quot;jesień&quot;;  FLOOR(0.4*[.N693])*30; 0)))))" office:value-type="float" office:value="720" calcext:value-type="float">
            <text:p>720</text:p>
          </table:table-cell>
          <table:table-cell table:formula="of:=IF(MONTH([.A693])&lt;&gt;MONTH([.A694]);1;0)" office:value-type="float" office:value="0" calcext:value-type="float">
            <text:p>0</text:p>
          </table:table-cell>
          <table:table-cell table:formula="of:=IF([.L693]=1;[.H693];0)" office:value-type="float" office:value="0" calcext:value-type="float">
            <text:p>0</text:p>
          </table:table-cell>
          <table:table-cell table:formula="of:=[.N692] + IF([.M692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23" calcext:value-type="date">
            <text:p>23.11.2024</text:p>
          </table:table-cell>
          <table:table-cell table:formula="of:=WEEKDAY([.A694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694]=6;[.B694]=7); 0; IF([.C694]=&quot;zima&quot;; FLOOR(0.2*[.N694])*30; IF([.C694]=&quot;wiosna&quot;;  FLOOR(0.5*[.N694])*30; IF([.C694]=&quot;lato&quot;;  FLOOR(0.9*[.N694])*30; IF([.C694]=&quot;jesień&quot;;  FLOOR(0.4*[.N694])*30; 0)))))" office:value-type="float" office:value="0" calcext:value-type="float">
            <text:p>0</text:p>
          </table:table-cell>
          <table:table-cell table:formula="of:=IF([.B694]=7; 15*[.N694]; 0) + IF(AND([.H693] &gt; 2400; MONTH([.A693])&lt;&gt;MONTH([.A694])); 2400; 0)" office:value-type="float" office:value="0" calcext:value-type="float">
            <text:p>0</text:p>
          </table:table-cell>
          <table:table-cell table:formula="of:=[.D694]+[.F693]" office:value-type="float" office:value="232260" calcext:value-type="float">
            <text:p>232260</text:p>
          </table:table-cell>
          <table:table-cell table:formula="of:=[.E694]+[.G693]" office:value-type="float" office:value="92540" calcext:value-type="float">
            <text:p>92540</text:p>
          </table:table-cell>
          <table:table-cell table:formula="of:=[.F694]-[.G694]" office:value-type="float" office:value="139720" calcext:value-type="float">
            <text:p>139720</text:p>
          </table:table-cell>
          <table:table-cell table:formula="of:=IF(OR([.B694]=6;[.B694]=7); 0; IF([.C694]=&quot;zima&quot;; 2*[.$R$6]; IF([.C694]=&quot;wiosna&quot;; 5*[.$R$6]; IF([.C694]=&quot;lato&quot;; 9*[.$R$6]; IF([.C694]=&quot;jesień&quot;; 4*[.$R$6]; 0)))))" office:value-type="float" office:value="0" calcext:value-type="float">
            <text:p>0</text:p>
          </table:table-cell>
          <table:table-cell table:formula="of:=[.J693]-[.E694]+[.I694]" office:value-type="float" office:value="-16340" calcext:value-type="float">
            <text:p>-16340</text:p>
          </table:table-cell>
          <table:table-cell table:formula="of:=IF(OR([.B694]=6;[.B694]=7); 0; IF([.C694]=&quot;zima&quot;; FLOOR(0.2*[.N694])*30; IF([.C694]=&quot;wiosna&quot;;  FLOOR(0.5*[.N694])*30; IF([.C694]=&quot;lato&quot;;  FLOOR(0.9*[.N694])*30; IF([.C694]=&quot;jesień&quot;;  FLOOR(0.4*[.N694])*30; 0)))))" office:value-type="float" office:value="0" calcext:value-type="float">
            <text:p>0</text:p>
          </table:table-cell>
          <table:table-cell table:formula="of:=IF(MONTH([.A694])&lt;&gt;MONTH([.A695]);1;0)" office:value-type="float" office:value="0" calcext:value-type="float">
            <text:p>0</text:p>
          </table:table-cell>
          <table:table-cell table:formula="of:=IF([.L694]=1;[.H694];0)" office:value-type="float" office:value="0" calcext:value-type="float">
            <text:p>0</text:p>
          </table:table-cell>
          <table:table-cell table:formula="of:=[.N693] + IF([.M693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24" calcext:value-type="date">
            <text:p>24.11.2024</text:p>
          </table:table-cell>
          <table:table-cell table:formula="of:=WEEKDAY([.A695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695]=6;[.B695]=7); 0; IF([.C695]=&quot;zima&quot;; FLOOR(0.2*[.N695])*30; IF([.C695]=&quot;wiosna&quot;;  FLOOR(0.5*[.N695])*30; IF([.C695]=&quot;lato&quot;;  FLOOR(0.9*[.N695])*30; IF([.C695]=&quot;jesień&quot;;  FLOOR(0.4*[.N695])*30; 0)))))" office:value-type="float" office:value="0" calcext:value-type="float">
            <text:p>0</text:p>
          </table:table-cell>
          <table:table-cell table:formula="of:=IF([.B695]=7; 15*[.N695]; 0) + IF(AND([.H694] &gt; 2400; MONTH([.A694])&lt;&gt;MONTH([.A695])); 2400; 0)" office:value-type="float" office:value="915" calcext:value-type="float">
            <text:p>915</text:p>
          </table:table-cell>
          <table:table-cell table:formula="of:=[.D695]+[.F694]" office:value-type="float" office:value="232260" calcext:value-type="float">
            <text:p>232260</text:p>
          </table:table-cell>
          <table:table-cell table:formula="of:=[.E695]+[.G694]" office:value-type="float" office:value="93455" calcext:value-type="float">
            <text:p>93455</text:p>
          </table:table-cell>
          <table:table-cell table:formula="of:=[.F695]-[.G695]" office:value-type="float" office:value="138805" calcext:value-type="float">
            <text:p>138805</text:p>
          </table:table-cell>
          <table:table-cell table:formula="of:=IF(OR([.B695]=6;[.B695]=7); 0; IF([.C695]=&quot;zima&quot;; 2*[.$R$6]; IF([.C695]=&quot;wiosna&quot;; 5*[.$R$6]; IF([.C695]=&quot;lato&quot;; 9*[.$R$6]; IF([.C695]=&quot;jesień&quot;; 4*[.$R$6]; 0)))))" office:value-type="float" office:value="0" calcext:value-type="float">
            <text:p>0</text:p>
          </table:table-cell>
          <table:table-cell table:formula="of:=[.J694]-[.E695]+[.I695]" office:value-type="float" office:value="-17255" calcext:value-type="float">
            <text:p>-17255</text:p>
          </table:table-cell>
          <table:table-cell table:formula="of:=IF(OR([.B695]=6;[.B695]=7); 0; IF([.C695]=&quot;zima&quot;; FLOOR(0.2*[.N695])*30; IF([.C695]=&quot;wiosna&quot;;  FLOOR(0.5*[.N695])*30; IF([.C695]=&quot;lato&quot;;  FLOOR(0.9*[.N695])*30; IF([.C695]=&quot;jesień&quot;;  FLOOR(0.4*[.N695])*30; 0)))))" office:value-type="float" office:value="0" calcext:value-type="float">
            <text:p>0</text:p>
          </table:table-cell>
          <table:table-cell table:formula="of:=IF(MONTH([.A695])&lt;&gt;MONTH([.A696]);1;0)" office:value-type="float" office:value="0" calcext:value-type="float">
            <text:p>0</text:p>
          </table:table-cell>
          <table:table-cell table:formula="of:=IF([.L695]=1;[.H695];0)" office:value-type="float" office:value="0" calcext:value-type="float">
            <text:p>0</text:p>
          </table:table-cell>
          <table:table-cell table:formula="of:=[.N694] + IF([.M694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25" calcext:value-type="date">
            <text:p>25.11.2024</text:p>
          </table:table-cell>
          <table:table-cell table:formula="of:=WEEKDAY([.A696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696]=6;[.B696]=7); 0; IF([.C696]=&quot;zima&quot;; FLOOR(0.2*[.N696])*30; IF([.C696]=&quot;wiosna&quot;;  FLOOR(0.5*[.N696])*30; IF([.C696]=&quot;lato&quot;;  FLOOR(0.9*[.N696])*30; IF([.C696]=&quot;jesień&quot;;  FLOOR(0.4*[.N696])*30; 0)))))" office:value-type="float" office:value="720" calcext:value-type="float">
            <text:p>720</text:p>
          </table:table-cell>
          <table:table-cell table:formula="of:=IF([.B696]=7; 15*[.N696]; 0) + IF(AND([.H695] &gt; 2400; MONTH([.A695])&lt;&gt;MONTH([.A696])); 2400; 0)" office:value-type="float" office:value="0" calcext:value-type="float">
            <text:p>0</text:p>
          </table:table-cell>
          <table:table-cell table:formula="of:=[.D696]+[.F695]" office:value-type="float" office:value="232980" calcext:value-type="float">
            <text:p>232980</text:p>
          </table:table-cell>
          <table:table-cell table:formula="of:=[.E696]+[.G695]" office:value-type="float" office:value="93455" calcext:value-type="float">
            <text:p>93455</text:p>
          </table:table-cell>
          <table:table-cell table:formula="of:=[.F696]-[.G696]" office:value-type="float" office:value="139525" calcext:value-type="float">
            <text:p>139525</text:p>
          </table:table-cell>
          <table:table-cell table:formula="of:=IF(OR([.B696]=6;[.B696]=7); 0; IF([.C696]=&quot;zima&quot;; 2*[.$R$6]; IF([.C696]=&quot;wiosna&quot;; 5*[.$R$6]; IF([.C696]=&quot;lato&quot;; 9*[.$R$6]; IF([.C696]=&quot;jesień&quot;; 4*[.$R$6]; 0)))))" office:value-type="float" office:value="120" calcext:value-type="float">
            <text:p>120</text:p>
          </table:table-cell>
          <table:table-cell table:formula="of:=[.J695]-[.E696]+[.I696]" office:value-type="float" office:value="-17135" calcext:value-type="float">
            <text:p>-17135</text:p>
          </table:table-cell>
          <table:table-cell table:formula="of:=IF(OR([.B696]=6;[.B696]=7); 0; IF([.C696]=&quot;zima&quot;; FLOOR(0.2*[.N696])*30; IF([.C696]=&quot;wiosna&quot;;  FLOOR(0.5*[.N696])*30; IF([.C696]=&quot;lato&quot;;  FLOOR(0.9*[.N696])*30; IF([.C696]=&quot;jesień&quot;;  FLOOR(0.4*[.N696])*30; 0)))))" office:value-type="float" office:value="720" calcext:value-type="float">
            <text:p>720</text:p>
          </table:table-cell>
          <table:table-cell table:formula="of:=IF(MONTH([.A696])&lt;&gt;MONTH([.A697]);1;0)" office:value-type="float" office:value="0" calcext:value-type="float">
            <text:p>0</text:p>
          </table:table-cell>
          <table:table-cell table:formula="of:=IF([.L696]=1;[.H696];0)" office:value-type="float" office:value="0" calcext:value-type="float">
            <text:p>0</text:p>
          </table:table-cell>
          <table:table-cell table:formula="of:=[.N695] + IF([.M695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26" calcext:value-type="date">
            <text:p>26.11.2024</text:p>
          </table:table-cell>
          <table:table-cell table:formula="of:=WEEKDAY([.A697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697]=6;[.B697]=7); 0; IF([.C697]=&quot;zima&quot;; FLOOR(0.2*[.N697])*30; IF([.C697]=&quot;wiosna&quot;;  FLOOR(0.5*[.N697])*30; IF([.C697]=&quot;lato&quot;;  FLOOR(0.9*[.N697])*30; IF([.C697]=&quot;jesień&quot;;  FLOOR(0.4*[.N697])*30; 0)))))" office:value-type="float" office:value="720" calcext:value-type="float">
            <text:p>720</text:p>
          </table:table-cell>
          <table:table-cell table:formula="of:=IF([.B697]=7; 15*[.N697]; 0) + IF(AND([.H696] &gt; 2400; MONTH([.A696])&lt;&gt;MONTH([.A697])); 2400; 0)" office:value-type="float" office:value="0" calcext:value-type="float">
            <text:p>0</text:p>
          </table:table-cell>
          <table:table-cell table:formula="of:=[.D697]+[.F696]" office:value-type="float" office:value="233700" calcext:value-type="float">
            <text:p>233700</text:p>
          </table:table-cell>
          <table:table-cell table:formula="of:=[.E697]+[.G696]" office:value-type="float" office:value="93455" calcext:value-type="float">
            <text:p>93455</text:p>
          </table:table-cell>
          <table:table-cell table:formula="of:=[.F697]-[.G697]" office:value-type="float" office:value="140245" calcext:value-type="float">
            <text:p>140245</text:p>
          </table:table-cell>
          <table:table-cell table:formula="of:=IF(OR([.B697]=6;[.B697]=7); 0; IF([.C697]=&quot;zima&quot;; 2*[.$R$6]; IF([.C697]=&quot;wiosna&quot;; 5*[.$R$6]; IF([.C697]=&quot;lato&quot;; 9*[.$R$6]; IF([.C697]=&quot;jesień&quot;; 4*[.$R$6]; 0)))))" office:value-type="float" office:value="120" calcext:value-type="float">
            <text:p>120</text:p>
          </table:table-cell>
          <table:table-cell table:formula="of:=[.J696]-[.E697]+[.I697]" office:value-type="float" office:value="-17015" calcext:value-type="float">
            <text:p>-17015</text:p>
          </table:table-cell>
          <table:table-cell table:formula="of:=IF(OR([.B697]=6;[.B697]=7); 0; IF([.C697]=&quot;zima&quot;; FLOOR(0.2*[.N697])*30; IF([.C697]=&quot;wiosna&quot;;  FLOOR(0.5*[.N697])*30; IF([.C697]=&quot;lato&quot;;  FLOOR(0.9*[.N697])*30; IF([.C697]=&quot;jesień&quot;;  FLOOR(0.4*[.N697])*30; 0)))))" office:value-type="float" office:value="720" calcext:value-type="float">
            <text:p>720</text:p>
          </table:table-cell>
          <table:table-cell table:formula="of:=IF(MONTH([.A697])&lt;&gt;MONTH([.A698]);1;0)" office:value-type="float" office:value="0" calcext:value-type="float">
            <text:p>0</text:p>
          </table:table-cell>
          <table:table-cell table:formula="of:=IF([.L697]=1;[.H697];0)" office:value-type="float" office:value="0" calcext:value-type="float">
            <text:p>0</text:p>
          </table:table-cell>
          <table:table-cell table:formula="of:=[.N696] + IF([.M696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27" calcext:value-type="date">
            <text:p>27.11.2024</text:p>
          </table:table-cell>
          <table:table-cell table:formula="of:=WEEKDAY([.A698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698]=6;[.B698]=7); 0; IF([.C698]=&quot;zima&quot;; FLOOR(0.2*[.N698])*30; IF([.C698]=&quot;wiosna&quot;;  FLOOR(0.5*[.N698])*30; IF([.C698]=&quot;lato&quot;;  FLOOR(0.9*[.N698])*30; IF([.C698]=&quot;jesień&quot;;  FLOOR(0.4*[.N698])*30; 0)))))" office:value-type="float" office:value="720" calcext:value-type="float">
            <text:p>720</text:p>
          </table:table-cell>
          <table:table-cell table:formula="of:=IF([.B698]=7; 15*[.N698]; 0) + IF(AND([.H697] &gt; 2400; MONTH([.A697])&lt;&gt;MONTH([.A698])); 2400; 0)" office:value-type="float" office:value="0" calcext:value-type="float">
            <text:p>0</text:p>
          </table:table-cell>
          <table:table-cell table:formula="of:=[.D698]+[.F697]" office:value-type="float" office:value="234420" calcext:value-type="float">
            <text:p>234420</text:p>
          </table:table-cell>
          <table:table-cell table:formula="of:=[.E698]+[.G697]" office:value-type="float" office:value="93455" calcext:value-type="float">
            <text:p>93455</text:p>
          </table:table-cell>
          <table:table-cell table:formula="of:=[.F698]-[.G698]" office:value-type="float" office:value="140965" calcext:value-type="float">
            <text:p>140965</text:p>
          </table:table-cell>
          <table:table-cell table:formula="of:=IF(OR([.B698]=6;[.B698]=7); 0; IF([.C698]=&quot;zima&quot;; 2*[.$R$6]; IF([.C698]=&quot;wiosna&quot;; 5*[.$R$6]; IF([.C698]=&quot;lato&quot;; 9*[.$R$6]; IF([.C698]=&quot;jesień&quot;; 4*[.$R$6]; 0)))))" office:value-type="float" office:value="120" calcext:value-type="float">
            <text:p>120</text:p>
          </table:table-cell>
          <table:table-cell table:formula="of:=[.J697]-[.E698]+[.I698]" office:value-type="float" office:value="-16895" calcext:value-type="float">
            <text:p>-16895</text:p>
          </table:table-cell>
          <table:table-cell table:formula="of:=IF(OR([.B698]=6;[.B698]=7); 0; IF([.C698]=&quot;zima&quot;; FLOOR(0.2*[.N698])*30; IF([.C698]=&quot;wiosna&quot;;  FLOOR(0.5*[.N698])*30; IF([.C698]=&quot;lato&quot;;  FLOOR(0.9*[.N698])*30; IF([.C698]=&quot;jesień&quot;;  FLOOR(0.4*[.N698])*30; 0)))))" office:value-type="float" office:value="720" calcext:value-type="float">
            <text:p>720</text:p>
          </table:table-cell>
          <table:table-cell table:formula="of:=IF(MONTH([.A698])&lt;&gt;MONTH([.A699]);1;0)" office:value-type="float" office:value="0" calcext:value-type="float">
            <text:p>0</text:p>
          </table:table-cell>
          <table:table-cell table:formula="of:=IF([.L698]=1;[.H698];0)" office:value-type="float" office:value="0" calcext:value-type="float">
            <text:p>0</text:p>
          </table:table-cell>
          <table:table-cell table:formula="of:=[.N697] + IF([.M697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28" calcext:value-type="date">
            <text:p>28.11.2024</text:p>
          </table:table-cell>
          <table:table-cell table:formula="of:=WEEKDAY([.A699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699]=6;[.B699]=7); 0; IF([.C699]=&quot;zima&quot;; FLOOR(0.2*[.N699])*30; IF([.C699]=&quot;wiosna&quot;;  FLOOR(0.5*[.N699])*30; IF([.C699]=&quot;lato&quot;;  FLOOR(0.9*[.N699])*30; IF([.C699]=&quot;jesień&quot;;  FLOOR(0.4*[.N699])*30; 0)))))" office:value-type="float" office:value="720" calcext:value-type="float">
            <text:p>720</text:p>
          </table:table-cell>
          <table:table-cell table:formula="of:=IF([.B699]=7; 15*[.N699]; 0) + IF(AND([.H698] &gt; 2400; MONTH([.A698])&lt;&gt;MONTH([.A699])); 2400; 0)" office:value-type="float" office:value="0" calcext:value-type="float">
            <text:p>0</text:p>
          </table:table-cell>
          <table:table-cell table:formula="of:=[.D699]+[.F698]" office:value-type="float" office:value="235140" calcext:value-type="float">
            <text:p>235140</text:p>
          </table:table-cell>
          <table:table-cell table:formula="of:=[.E699]+[.G698]" office:value-type="float" office:value="93455" calcext:value-type="float">
            <text:p>93455</text:p>
          </table:table-cell>
          <table:table-cell table:formula="of:=[.F699]-[.G699]" office:value-type="float" office:value="141685" calcext:value-type="float">
            <text:p>141685</text:p>
          </table:table-cell>
          <table:table-cell table:formula="of:=IF(OR([.B699]=6;[.B699]=7); 0; IF([.C699]=&quot;zima&quot;; 2*[.$R$6]; IF([.C699]=&quot;wiosna&quot;; 5*[.$R$6]; IF([.C699]=&quot;lato&quot;; 9*[.$R$6]; IF([.C699]=&quot;jesień&quot;; 4*[.$R$6]; 0)))))" office:value-type="float" office:value="120" calcext:value-type="float">
            <text:p>120</text:p>
          </table:table-cell>
          <table:table-cell table:formula="of:=[.J698]-[.E699]+[.I699]" office:value-type="float" office:value="-16775" calcext:value-type="float">
            <text:p>-16775</text:p>
          </table:table-cell>
          <table:table-cell table:formula="of:=IF(OR([.B699]=6;[.B699]=7); 0; IF([.C699]=&quot;zima&quot;; FLOOR(0.2*[.N699])*30; IF([.C699]=&quot;wiosna&quot;;  FLOOR(0.5*[.N699])*30; IF([.C699]=&quot;lato&quot;;  FLOOR(0.9*[.N699])*30; IF([.C699]=&quot;jesień&quot;;  FLOOR(0.4*[.N699])*30; 0)))))" office:value-type="float" office:value="720" calcext:value-type="float">
            <text:p>720</text:p>
          </table:table-cell>
          <table:table-cell table:formula="of:=IF(MONTH([.A699])&lt;&gt;MONTH([.A700]);1;0)" office:value-type="float" office:value="0" calcext:value-type="float">
            <text:p>0</text:p>
          </table:table-cell>
          <table:table-cell table:formula="of:=IF([.L699]=1;[.H699];0)" office:value-type="float" office:value="0" calcext:value-type="float">
            <text:p>0</text:p>
          </table:table-cell>
          <table:table-cell table:formula="of:=[.N698] + IF([.M698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29" calcext:value-type="date">
            <text:p>29.11.2024</text:p>
          </table:table-cell>
          <table:table-cell table:formula="of:=WEEKDAY([.A700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700]=6;[.B700]=7); 0; IF([.C700]=&quot;zima&quot;; FLOOR(0.2*[.N700])*30; IF([.C700]=&quot;wiosna&quot;;  FLOOR(0.5*[.N700])*30; IF([.C700]=&quot;lato&quot;;  FLOOR(0.9*[.N700])*30; IF([.C700]=&quot;jesień&quot;;  FLOOR(0.4*[.N700])*30; 0)))))" office:value-type="float" office:value="720" calcext:value-type="float">
            <text:p>720</text:p>
          </table:table-cell>
          <table:table-cell table:formula="of:=IF([.B700]=7; 15*[.N700]; 0) + IF(AND([.H699] &gt; 2400; MONTH([.A699])&lt;&gt;MONTH([.A700])); 2400; 0)" office:value-type="float" office:value="0" calcext:value-type="float">
            <text:p>0</text:p>
          </table:table-cell>
          <table:table-cell table:formula="of:=[.D700]+[.F699]" office:value-type="float" office:value="235860" calcext:value-type="float">
            <text:p>235860</text:p>
          </table:table-cell>
          <table:table-cell table:formula="of:=[.E700]+[.G699]" office:value-type="float" office:value="93455" calcext:value-type="float">
            <text:p>93455</text:p>
          </table:table-cell>
          <table:table-cell table:formula="of:=[.F700]-[.G700]" office:value-type="float" office:value="142405" calcext:value-type="float">
            <text:p>142405</text:p>
          </table:table-cell>
          <table:table-cell table:formula="of:=IF(OR([.B700]=6;[.B700]=7); 0; IF([.C700]=&quot;zima&quot;; 2*[.$R$6]; IF([.C700]=&quot;wiosna&quot;; 5*[.$R$6]; IF([.C700]=&quot;lato&quot;; 9*[.$R$6]; IF([.C700]=&quot;jesień&quot;; 4*[.$R$6]; 0)))))" office:value-type="float" office:value="120" calcext:value-type="float">
            <text:p>120</text:p>
          </table:table-cell>
          <table:table-cell table:formula="of:=[.J699]-[.E700]+[.I700]" office:value-type="float" office:value="-16655" calcext:value-type="float">
            <text:p>-16655</text:p>
          </table:table-cell>
          <table:table-cell table:formula="of:=IF(OR([.B700]=6;[.B700]=7); 0; IF([.C700]=&quot;zima&quot;; FLOOR(0.2*[.N700])*30; IF([.C700]=&quot;wiosna&quot;;  FLOOR(0.5*[.N700])*30; IF([.C700]=&quot;lato&quot;;  FLOOR(0.9*[.N700])*30; IF([.C700]=&quot;jesień&quot;;  FLOOR(0.4*[.N700])*30; 0)))))" office:value-type="float" office:value="720" calcext:value-type="float">
            <text:p>720</text:p>
          </table:table-cell>
          <table:table-cell table:formula="of:=IF(MONTH([.A700])&lt;&gt;MONTH([.A701]);1;0)" office:value-type="float" office:value="0" calcext:value-type="float">
            <text:p>0</text:p>
          </table:table-cell>
          <table:table-cell table:formula="of:=IF([.L700]=1;[.H700];0)" office:value-type="float" office:value="0" calcext:value-type="float">
            <text:p>0</text:p>
          </table:table-cell>
          <table:table-cell table:formula="of:=[.N699] + IF([.M699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1-30" calcext:value-type="date">
            <text:p>30.11.2024</text:p>
          </table:table-cell>
          <table:table-cell table:formula="of:=WEEKDAY([.A701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701]=6;[.B701]=7); 0; IF([.C701]=&quot;zima&quot;; FLOOR(0.2*[.N701])*30; IF([.C701]=&quot;wiosna&quot;;  FLOOR(0.5*[.N701])*30; IF([.C701]=&quot;lato&quot;;  FLOOR(0.9*[.N701])*30; IF([.C701]=&quot;jesień&quot;;  FLOOR(0.4*[.N701])*30; 0)))))" office:value-type="float" office:value="0" calcext:value-type="float">
            <text:p>0</text:p>
          </table:table-cell>
          <table:table-cell table:formula="of:=IF([.B701]=7; 15*[.N701]; 0) + IF(AND([.H700] &gt; 2400; MONTH([.A700])&lt;&gt;MONTH([.A701])); 2400; 0)" office:value-type="float" office:value="0" calcext:value-type="float">
            <text:p>0</text:p>
          </table:table-cell>
          <table:table-cell table:formula="of:=[.D701]+[.F700]" office:value-type="float" office:value="235860" calcext:value-type="float">
            <text:p>235860</text:p>
          </table:table-cell>
          <table:table-cell table:formula="of:=[.E701]+[.G700]" office:value-type="float" office:value="93455" calcext:value-type="float">
            <text:p>93455</text:p>
          </table:table-cell>
          <table:table-cell table:formula="of:=[.F701]-[.G701]" office:value-type="float" office:value="142405" calcext:value-type="float">
            <text:p>142405</text:p>
          </table:table-cell>
          <table:table-cell table:formula="of:=IF(OR([.B701]=6;[.B701]=7); 0; IF([.C701]=&quot;zima&quot;; 2*[.$R$6]; IF([.C701]=&quot;wiosna&quot;; 5*[.$R$6]; IF([.C701]=&quot;lato&quot;; 9*[.$R$6]; IF([.C701]=&quot;jesień&quot;; 4*[.$R$6]; 0)))))" office:value-type="float" office:value="0" calcext:value-type="float">
            <text:p>0</text:p>
          </table:table-cell>
          <table:table-cell table:formula="of:=[.J700]-[.E701]+[.I701]" office:value-type="float" office:value="-16655" calcext:value-type="float">
            <text:p>-16655</text:p>
          </table:table-cell>
          <table:table-cell table:formula="of:=IF(OR([.B701]=6;[.B701]=7); 0; IF([.C701]=&quot;zima&quot;; FLOOR(0.2*[.N701])*30; IF([.C701]=&quot;wiosna&quot;;  FLOOR(0.5*[.N701])*30; IF([.C701]=&quot;lato&quot;;  FLOOR(0.9*[.N701])*30; IF([.C701]=&quot;jesień&quot;;  FLOOR(0.4*[.N701])*30; 0)))))" office:value-type="float" office:value="0" calcext:value-type="float">
            <text:p>0</text:p>
          </table:table-cell>
          <table:table-cell table:formula="of:=IF(MONTH([.A701])&lt;&gt;MONTH([.A702]);1;0)" office:value-type="float" office:value="1" calcext:value-type="float">
            <text:p>1</text:p>
          </table:table-cell>
          <table:table-cell table:formula="of:=IF([.L701]=1;[.H701];0)" office:value-type="float" office:value="142405" calcext:value-type="float">
            <text:p>142405</text:p>
          </table:table-cell>
          <table:table-cell table:formula="of:=[.N700] + IF([.M700]&gt;=2400; 3; 0)"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date" office:date-value="2024-12-01" calcext:value-type="date">
            <text:p>1.12.2024</text:p>
          </table:table-cell>
          <table:table-cell table:formula="of:=WEEKDAY([.A702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702]=6;[.B702]=7); 0; IF([.C702]=&quot;zima&quot;; FLOOR(0.2*[.N702])*30; IF([.C702]=&quot;wiosna&quot;;  FLOOR(0.5*[.N702])*30; IF([.C702]=&quot;lato&quot;;  FLOOR(0.9*[.N702])*30; IF([.C702]=&quot;jesień&quot;;  FLOOR(0.4*[.N702])*30; 0)))))" office:value-type="float" office:value="0" calcext:value-type="float">
            <text:p>0</text:p>
          </table:table-cell>
          <table:table-cell table:formula="of:=IF([.B702]=7; 15*[.N702]; 0) + IF(AND([.H701] &gt; 2400; MONTH([.A701])&lt;&gt;MONTH([.A702])); 2400; 0)" office:value-type="float" office:value="3360" calcext:value-type="float">
            <text:p>3360</text:p>
          </table:table-cell>
          <table:table-cell table:formula="of:=[.D702]+[.F701]" office:value-type="float" office:value="235860" calcext:value-type="float">
            <text:p>235860</text:p>
          </table:table-cell>
          <table:table-cell table:formula="of:=[.E702]+[.G701]" office:value-type="float" office:value="96815" calcext:value-type="float">
            <text:p>96815</text:p>
          </table:table-cell>
          <table:table-cell table:formula="of:=[.F702]-[.G702]" office:value-type="float" office:value="139045" calcext:value-type="float">
            <text:p>139045</text:p>
          </table:table-cell>
          <table:table-cell table:formula="of:=IF(OR([.B702]=6;[.B702]=7); 0; IF([.C702]=&quot;zima&quot;; 2*[.$R$6]; IF([.C702]=&quot;wiosna&quot;; 5*[.$R$6]; IF([.C702]=&quot;lato&quot;; 9*[.$R$6]; IF([.C702]=&quot;jesień&quot;; 4*[.$R$6]; 0)))))" office:value-type="float" office:value="0" calcext:value-type="float">
            <text:p>0</text:p>
          </table:table-cell>
          <table:table-cell table:formula="of:=[.J701]-[.E702]+[.I702]" office:value-type="float" office:value="-20015" calcext:value-type="float">
            <text:p>-20015</text:p>
          </table:table-cell>
          <table:table-cell table:formula="of:=IF(OR([.B702]=6;[.B702]=7); 0; IF([.C702]=&quot;zima&quot;; FLOOR(0.2*[.N702])*30; IF([.C702]=&quot;wiosna&quot;;  FLOOR(0.5*[.N702])*30; IF([.C702]=&quot;lato&quot;;  FLOOR(0.9*[.N702])*30; IF([.C702]=&quot;jesień&quot;;  FLOOR(0.4*[.N702])*30; 0)))))" office:value-type="float" office:value="0" calcext:value-type="float">
            <text:p>0</text:p>
          </table:table-cell>
          <table:table-cell table:formula="of:=IF(MONTH([.A702])&lt;&gt;MONTH([.A703]);1;0)" office:value-type="float" office:value="0" calcext:value-type="float">
            <text:p>0</text:p>
          </table:table-cell>
          <table:table-cell table:formula="of:=IF([.L702]=1;[.H702];0)" office:value-type="float" office:value="0" calcext:value-type="float">
            <text:p>0</text:p>
          </table:table-cell>
          <table:table-cell table:formula="of:=[.N701] + IF([.M701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02" calcext:value-type="date">
            <text:p>2.12.2024</text:p>
          </table:table-cell>
          <table:table-cell table:formula="of:=WEEKDAY([.A703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703]=6;[.B703]=7); 0; IF([.C703]=&quot;zima&quot;; FLOOR(0.2*[.N703])*30; IF([.C703]=&quot;wiosna&quot;;  FLOOR(0.5*[.N703])*30; IF([.C703]=&quot;lato&quot;;  FLOOR(0.9*[.N703])*30; IF([.C703]=&quot;jesień&quot;;  FLOOR(0.4*[.N703])*30; 0)))))" office:value-type="float" office:value="750" calcext:value-type="float">
            <text:p>750</text:p>
          </table:table-cell>
          <table:table-cell table:formula="of:=IF([.B703]=7; 15*[.N703]; 0) + IF(AND([.H702] &gt; 2400; MONTH([.A702])&lt;&gt;MONTH([.A703])); 2400; 0)" office:value-type="float" office:value="0" calcext:value-type="float">
            <text:p>0</text:p>
          </table:table-cell>
          <table:table-cell table:formula="of:=[.D703]+[.F702]" office:value-type="float" office:value="236610" calcext:value-type="float">
            <text:p>236610</text:p>
          </table:table-cell>
          <table:table-cell table:formula="of:=[.E703]+[.G702]" office:value-type="float" office:value="96815" calcext:value-type="float">
            <text:p>96815</text:p>
          </table:table-cell>
          <table:table-cell table:formula="of:=[.F703]-[.G703]" office:value-type="float" office:value="139795" calcext:value-type="float">
            <text:p>139795</text:p>
          </table:table-cell>
          <table:table-cell table:formula="of:=IF(OR([.B703]=6;[.B703]=7); 0; IF([.C703]=&quot;zima&quot;; 2*[.$R$6]; IF([.C703]=&quot;wiosna&quot;; 5*[.$R$6]; IF([.C703]=&quot;lato&quot;; 9*[.$R$6]; IF([.C703]=&quot;jesień&quot;; 4*[.$R$6]; 0)))))" office:value-type="float" office:value="120" calcext:value-type="float">
            <text:p>120</text:p>
          </table:table-cell>
          <table:table-cell table:formula="of:=[.J702]-[.E703]+[.I703]" office:value-type="float" office:value="-19895" calcext:value-type="float">
            <text:p>-19895</text:p>
          </table:table-cell>
          <table:table-cell table:formula="of:=IF(OR([.B703]=6;[.B703]=7); 0; IF([.C703]=&quot;zima&quot;; FLOOR(0.2*[.N703])*30; IF([.C703]=&quot;wiosna&quot;;  FLOOR(0.5*[.N703])*30; IF([.C703]=&quot;lato&quot;;  FLOOR(0.9*[.N703])*30; IF([.C703]=&quot;jesień&quot;;  FLOOR(0.4*[.N703])*30; 0)))))" office:value-type="float" office:value="750" calcext:value-type="float">
            <text:p>750</text:p>
          </table:table-cell>
          <table:table-cell table:formula="of:=IF(MONTH([.A703])&lt;&gt;MONTH([.A704]);1;0)" office:value-type="float" office:value="0" calcext:value-type="float">
            <text:p>0</text:p>
          </table:table-cell>
          <table:table-cell table:formula="of:=IF([.L703]=1;[.H703];0)" office:value-type="float" office:value="0" calcext:value-type="float">
            <text:p>0</text:p>
          </table:table-cell>
          <table:table-cell table:formula="of:=[.N702] + IF([.M702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03" calcext:value-type="date">
            <text:p>3.12.2024</text:p>
          </table:table-cell>
          <table:table-cell table:formula="of:=WEEKDAY([.A704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704]=6;[.B704]=7); 0; IF([.C704]=&quot;zima&quot;; FLOOR(0.2*[.N704])*30; IF([.C704]=&quot;wiosna&quot;;  FLOOR(0.5*[.N704])*30; IF([.C704]=&quot;lato&quot;;  FLOOR(0.9*[.N704])*30; IF([.C704]=&quot;jesień&quot;;  FLOOR(0.4*[.N704])*30; 0)))))" office:value-type="float" office:value="750" calcext:value-type="float">
            <text:p>750</text:p>
          </table:table-cell>
          <table:table-cell table:formula="of:=IF([.B704]=7; 15*[.N704]; 0) + IF(AND([.H703] &gt; 2400; MONTH([.A703])&lt;&gt;MONTH([.A704])); 2400; 0)" office:value-type="float" office:value="0" calcext:value-type="float">
            <text:p>0</text:p>
          </table:table-cell>
          <table:table-cell table:formula="of:=[.D704]+[.F703]" office:value-type="float" office:value="237360" calcext:value-type="float">
            <text:p>237360</text:p>
          </table:table-cell>
          <table:table-cell table:formula="of:=[.E704]+[.G703]" office:value-type="float" office:value="96815" calcext:value-type="float">
            <text:p>96815</text:p>
          </table:table-cell>
          <table:table-cell table:formula="of:=[.F704]-[.G704]" office:value-type="float" office:value="140545" calcext:value-type="float">
            <text:p>140545</text:p>
          </table:table-cell>
          <table:table-cell table:formula="of:=IF(OR([.B704]=6;[.B704]=7); 0; IF([.C704]=&quot;zima&quot;; 2*[.$R$6]; IF([.C704]=&quot;wiosna&quot;; 5*[.$R$6]; IF([.C704]=&quot;lato&quot;; 9*[.$R$6]; IF([.C704]=&quot;jesień&quot;; 4*[.$R$6]; 0)))))" office:value-type="float" office:value="120" calcext:value-type="float">
            <text:p>120</text:p>
          </table:table-cell>
          <table:table-cell table:formula="of:=[.J703]-[.E704]+[.I704]" office:value-type="float" office:value="-19775" calcext:value-type="float">
            <text:p>-19775</text:p>
          </table:table-cell>
          <table:table-cell table:formula="of:=IF(OR([.B704]=6;[.B704]=7); 0; IF([.C704]=&quot;zima&quot;; FLOOR(0.2*[.N704])*30; IF([.C704]=&quot;wiosna&quot;;  FLOOR(0.5*[.N704])*30; IF([.C704]=&quot;lato&quot;;  FLOOR(0.9*[.N704])*30; IF([.C704]=&quot;jesień&quot;;  FLOOR(0.4*[.N704])*30; 0)))))" office:value-type="float" office:value="750" calcext:value-type="float">
            <text:p>750</text:p>
          </table:table-cell>
          <table:table-cell table:formula="of:=IF(MONTH([.A704])&lt;&gt;MONTH([.A705]);1;0)" office:value-type="float" office:value="0" calcext:value-type="float">
            <text:p>0</text:p>
          </table:table-cell>
          <table:table-cell table:formula="of:=IF([.L704]=1;[.H704];0)" office:value-type="float" office:value="0" calcext:value-type="float">
            <text:p>0</text:p>
          </table:table-cell>
          <table:table-cell table:formula="of:=[.N703] + IF([.M703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04" calcext:value-type="date">
            <text:p>4.12.2024</text:p>
          </table:table-cell>
          <table:table-cell table:formula="of:=WEEKDAY([.A705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705]=6;[.B705]=7); 0; IF([.C705]=&quot;zima&quot;; FLOOR(0.2*[.N705])*30; IF([.C705]=&quot;wiosna&quot;;  FLOOR(0.5*[.N705])*30; IF([.C705]=&quot;lato&quot;;  FLOOR(0.9*[.N705])*30; IF([.C705]=&quot;jesień&quot;;  FLOOR(0.4*[.N705])*30; 0)))))" office:value-type="float" office:value="750" calcext:value-type="float">
            <text:p>750</text:p>
          </table:table-cell>
          <table:table-cell table:formula="of:=IF([.B705]=7; 15*[.N705]; 0) + IF(AND([.H704] &gt; 2400; MONTH([.A704])&lt;&gt;MONTH([.A705])); 2400; 0)" office:value-type="float" office:value="0" calcext:value-type="float">
            <text:p>0</text:p>
          </table:table-cell>
          <table:table-cell table:formula="of:=[.D705]+[.F704]" office:value-type="float" office:value="238110" calcext:value-type="float">
            <text:p>238110</text:p>
          </table:table-cell>
          <table:table-cell table:formula="of:=[.E705]+[.G704]" office:value-type="float" office:value="96815" calcext:value-type="float">
            <text:p>96815</text:p>
          </table:table-cell>
          <table:table-cell table:formula="of:=[.F705]-[.G705]" office:value-type="float" office:value="141295" calcext:value-type="float">
            <text:p>141295</text:p>
          </table:table-cell>
          <table:table-cell table:formula="of:=IF(OR([.B705]=6;[.B705]=7); 0; IF([.C705]=&quot;zima&quot;; 2*[.$R$6]; IF([.C705]=&quot;wiosna&quot;; 5*[.$R$6]; IF([.C705]=&quot;lato&quot;; 9*[.$R$6]; IF([.C705]=&quot;jesień&quot;; 4*[.$R$6]; 0)))))" office:value-type="float" office:value="120" calcext:value-type="float">
            <text:p>120</text:p>
          </table:table-cell>
          <table:table-cell table:formula="of:=[.J704]-[.E705]+[.I705]" office:value-type="float" office:value="-19655" calcext:value-type="float">
            <text:p>-19655</text:p>
          </table:table-cell>
          <table:table-cell table:formula="of:=IF(OR([.B705]=6;[.B705]=7); 0; IF([.C705]=&quot;zima&quot;; FLOOR(0.2*[.N705])*30; IF([.C705]=&quot;wiosna&quot;;  FLOOR(0.5*[.N705])*30; IF([.C705]=&quot;lato&quot;;  FLOOR(0.9*[.N705])*30; IF([.C705]=&quot;jesień&quot;;  FLOOR(0.4*[.N705])*30; 0)))))" office:value-type="float" office:value="750" calcext:value-type="float">
            <text:p>750</text:p>
          </table:table-cell>
          <table:table-cell table:formula="of:=IF(MONTH([.A705])&lt;&gt;MONTH([.A706]);1;0)" office:value-type="float" office:value="0" calcext:value-type="float">
            <text:p>0</text:p>
          </table:table-cell>
          <table:table-cell table:formula="of:=IF([.L705]=1;[.H705];0)" office:value-type="float" office:value="0" calcext:value-type="float">
            <text:p>0</text:p>
          </table:table-cell>
          <table:table-cell table:formula="of:=[.N704] + IF([.M704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05" calcext:value-type="date">
            <text:p>5.12.2024</text:p>
          </table:table-cell>
          <table:table-cell table:formula="of:=WEEKDAY([.A706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706]=6;[.B706]=7); 0; IF([.C706]=&quot;zima&quot;; FLOOR(0.2*[.N706])*30; IF([.C706]=&quot;wiosna&quot;;  FLOOR(0.5*[.N706])*30; IF([.C706]=&quot;lato&quot;;  FLOOR(0.9*[.N706])*30; IF([.C706]=&quot;jesień&quot;;  FLOOR(0.4*[.N706])*30; 0)))))" office:value-type="float" office:value="750" calcext:value-type="float">
            <text:p>750</text:p>
          </table:table-cell>
          <table:table-cell table:formula="of:=IF([.B706]=7; 15*[.N706]; 0) + IF(AND([.H705] &gt; 2400; MONTH([.A705])&lt;&gt;MONTH([.A706])); 2400; 0)" office:value-type="float" office:value="0" calcext:value-type="float">
            <text:p>0</text:p>
          </table:table-cell>
          <table:table-cell table:formula="of:=[.D706]+[.F705]" office:value-type="float" office:value="238860" calcext:value-type="float">
            <text:p>238860</text:p>
          </table:table-cell>
          <table:table-cell table:formula="of:=[.E706]+[.G705]" office:value-type="float" office:value="96815" calcext:value-type="float">
            <text:p>96815</text:p>
          </table:table-cell>
          <table:table-cell table:formula="of:=[.F706]-[.G706]" office:value-type="float" office:value="142045" calcext:value-type="float">
            <text:p>142045</text:p>
          </table:table-cell>
          <table:table-cell table:formula="of:=IF(OR([.B706]=6;[.B706]=7); 0; IF([.C706]=&quot;zima&quot;; 2*[.$R$6]; IF([.C706]=&quot;wiosna&quot;; 5*[.$R$6]; IF([.C706]=&quot;lato&quot;; 9*[.$R$6]; IF([.C706]=&quot;jesień&quot;; 4*[.$R$6]; 0)))))" office:value-type="float" office:value="120" calcext:value-type="float">
            <text:p>120</text:p>
          </table:table-cell>
          <table:table-cell table:formula="of:=[.J705]-[.E706]+[.I706]" office:value-type="float" office:value="-19535" calcext:value-type="float">
            <text:p>-19535</text:p>
          </table:table-cell>
          <table:table-cell table:formula="of:=IF(OR([.B706]=6;[.B706]=7); 0; IF([.C706]=&quot;zima&quot;; FLOOR(0.2*[.N706])*30; IF([.C706]=&quot;wiosna&quot;;  FLOOR(0.5*[.N706])*30; IF([.C706]=&quot;lato&quot;;  FLOOR(0.9*[.N706])*30; IF([.C706]=&quot;jesień&quot;;  FLOOR(0.4*[.N706])*30; 0)))))" office:value-type="float" office:value="750" calcext:value-type="float">
            <text:p>750</text:p>
          </table:table-cell>
          <table:table-cell table:formula="of:=IF(MONTH([.A706])&lt;&gt;MONTH([.A707]);1;0)" office:value-type="float" office:value="0" calcext:value-type="float">
            <text:p>0</text:p>
          </table:table-cell>
          <table:table-cell table:formula="of:=IF([.L706]=1;[.H706];0)" office:value-type="float" office:value="0" calcext:value-type="float">
            <text:p>0</text:p>
          </table:table-cell>
          <table:table-cell table:formula="of:=[.N705] + IF([.M705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06" calcext:value-type="date">
            <text:p>6.12.2024</text:p>
          </table:table-cell>
          <table:table-cell table:formula="of:=WEEKDAY([.A707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707]=6;[.B707]=7); 0; IF([.C707]=&quot;zima&quot;; FLOOR(0.2*[.N707])*30; IF([.C707]=&quot;wiosna&quot;;  FLOOR(0.5*[.N707])*30; IF([.C707]=&quot;lato&quot;;  FLOOR(0.9*[.N707])*30; IF([.C707]=&quot;jesień&quot;;  FLOOR(0.4*[.N707])*30; 0)))))" office:value-type="float" office:value="750" calcext:value-type="float">
            <text:p>750</text:p>
          </table:table-cell>
          <table:table-cell table:formula="of:=IF([.B707]=7; 15*[.N707]; 0) + IF(AND([.H706] &gt; 2400; MONTH([.A706])&lt;&gt;MONTH([.A707])); 2400; 0)" office:value-type="float" office:value="0" calcext:value-type="float">
            <text:p>0</text:p>
          </table:table-cell>
          <table:table-cell table:formula="of:=[.D707]+[.F706]" office:value-type="float" office:value="239610" calcext:value-type="float">
            <text:p>239610</text:p>
          </table:table-cell>
          <table:table-cell table:formula="of:=[.E707]+[.G706]" office:value-type="float" office:value="96815" calcext:value-type="float">
            <text:p>96815</text:p>
          </table:table-cell>
          <table:table-cell table:formula="of:=[.F707]-[.G707]" office:value-type="float" office:value="142795" calcext:value-type="float">
            <text:p>142795</text:p>
          </table:table-cell>
          <table:table-cell table:formula="of:=IF(OR([.B707]=6;[.B707]=7); 0; IF([.C707]=&quot;zima&quot;; 2*[.$R$6]; IF([.C707]=&quot;wiosna&quot;; 5*[.$R$6]; IF([.C707]=&quot;lato&quot;; 9*[.$R$6]; IF([.C707]=&quot;jesień&quot;; 4*[.$R$6]; 0)))))" office:value-type="float" office:value="120" calcext:value-type="float">
            <text:p>120</text:p>
          </table:table-cell>
          <table:table-cell table:formula="of:=[.J706]-[.E707]+[.I707]" office:value-type="float" office:value="-19415" calcext:value-type="float">
            <text:p>-19415</text:p>
          </table:table-cell>
          <table:table-cell table:formula="of:=IF(OR([.B707]=6;[.B707]=7); 0; IF([.C707]=&quot;zima&quot;; FLOOR(0.2*[.N707])*30; IF([.C707]=&quot;wiosna&quot;;  FLOOR(0.5*[.N707])*30; IF([.C707]=&quot;lato&quot;;  FLOOR(0.9*[.N707])*30; IF([.C707]=&quot;jesień&quot;;  FLOOR(0.4*[.N707])*30; 0)))))" office:value-type="float" office:value="750" calcext:value-type="float">
            <text:p>750</text:p>
          </table:table-cell>
          <table:table-cell table:formula="of:=IF(MONTH([.A707])&lt;&gt;MONTH([.A708]);1;0)" office:value-type="float" office:value="0" calcext:value-type="float">
            <text:p>0</text:p>
          </table:table-cell>
          <table:table-cell table:formula="of:=IF([.L707]=1;[.H707];0)" office:value-type="float" office:value="0" calcext:value-type="float">
            <text:p>0</text:p>
          </table:table-cell>
          <table:table-cell table:formula="of:=[.N706] + IF([.M706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07" calcext:value-type="date">
            <text:p>7.12.2024</text:p>
          </table:table-cell>
          <table:table-cell table:formula="of:=WEEKDAY([.A708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708]=6;[.B708]=7); 0; IF([.C708]=&quot;zima&quot;; FLOOR(0.2*[.N708])*30; IF([.C708]=&quot;wiosna&quot;;  FLOOR(0.5*[.N708])*30; IF([.C708]=&quot;lato&quot;;  FLOOR(0.9*[.N708])*30; IF([.C708]=&quot;jesień&quot;;  FLOOR(0.4*[.N708])*30; 0)))))" office:value-type="float" office:value="0" calcext:value-type="float">
            <text:p>0</text:p>
          </table:table-cell>
          <table:table-cell table:formula="of:=IF([.B708]=7; 15*[.N708]; 0) + IF(AND([.H707] &gt; 2400; MONTH([.A707])&lt;&gt;MONTH([.A708])); 2400; 0)" office:value-type="float" office:value="0" calcext:value-type="float">
            <text:p>0</text:p>
          </table:table-cell>
          <table:table-cell table:formula="of:=[.D708]+[.F707]" office:value-type="float" office:value="239610" calcext:value-type="float">
            <text:p>239610</text:p>
          </table:table-cell>
          <table:table-cell table:formula="of:=[.E708]+[.G707]" office:value-type="float" office:value="96815" calcext:value-type="float">
            <text:p>96815</text:p>
          </table:table-cell>
          <table:table-cell table:formula="of:=[.F708]-[.G708]" office:value-type="float" office:value="142795" calcext:value-type="float">
            <text:p>142795</text:p>
          </table:table-cell>
          <table:table-cell table:formula="of:=IF(OR([.B708]=6;[.B708]=7); 0; IF([.C708]=&quot;zima&quot;; 2*[.$R$6]; IF([.C708]=&quot;wiosna&quot;; 5*[.$R$6]; IF([.C708]=&quot;lato&quot;; 9*[.$R$6]; IF([.C708]=&quot;jesień&quot;; 4*[.$R$6]; 0)))))" office:value-type="float" office:value="0" calcext:value-type="float">
            <text:p>0</text:p>
          </table:table-cell>
          <table:table-cell table:formula="of:=[.J707]-[.E708]+[.I708]" office:value-type="float" office:value="-19415" calcext:value-type="float">
            <text:p>-19415</text:p>
          </table:table-cell>
          <table:table-cell table:formula="of:=IF(OR([.B708]=6;[.B708]=7); 0; IF([.C708]=&quot;zima&quot;; FLOOR(0.2*[.N708])*30; IF([.C708]=&quot;wiosna&quot;;  FLOOR(0.5*[.N708])*30; IF([.C708]=&quot;lato&quot;;  FLOOR(0.9*[.N708])*30; IF([.C708]=&quot;jesień&quot;;  FLOOR(0.4*[.N708])*30; 0)))))" office:value-type="float" office:value="0" calcext:value-type="float">
            <text:p>0</text:p>
          </table:table-cell>
          <table:table-cell table:formula="of:=IF(MONTH([.A708])&lt;&gt;MONTH([.A709]);1;0)" office:value-type="float" office:value="0" calcext:value-type="float">
            <text:p>0</text:p>
          </table:table-cell>
          <table:table-cell table:formula="of:=IF([.L708]=1;[.H708];0)" office:value-type="float" office:value="0" calcext:value-type="float">
            <text:p>0</text:p>
          </table:table-cell>
          <table:table-cell table:formula="of:=[.N707] + IF([.M707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08" calcext:value-type="date">
            <text:p>8.12.2024</text:p>
          </table:table-cell>
          <table:table-cell table:formula="of:=WEEKDAY([.A709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709]=6;[.B709]=7); 0; IF([.C709]=&quot;zima&quot;; FLOOR(0.2*[.N709])*30; IF([.C709]=&quot;wiosna&quot;;  FLOOR(0.5*[.N709])*30; IF([.C709]=&quot;lato&quot;;  FLOOR(0.9*[.N709])*30; IF([.C709]=&quot;jesień&quot;;  FLOOR(0.4*[.N709])*30; 0)))))" office:value-type="float" office:value="0" calcext:value-type="float">
            <text:p>0</text:p>
          </table:table-cell>
          <table:table-cell table:formula="of:=IF([.B709]=7; 15*[.N709]; 0) + IF(AND([.H708] &gt; 2400; MONTH([.A708])&lt;&gt;MONTH([.A709])); 2400; 0)" office:value-type="float" office:value="960" calcext:value-type="float">
            <text:p>960</text:p>
          </table:table-cell>
          <table:table-cell table:formula="of:=[.D709]+[.F708]" office:value-type="float" office:value="239610" calcext:value-type="float">
            <text:p>239610</text:p>
          </table:table-cell>
          <table:table-cell table:formula="of:=[.E709]+[.G708]" office:value-type="float" office:value="97775" calcext:value-type="float">
            <text:p>97775</text:p>
          </table:table-cell>
          <table:table-cell table:formula="of:=[.F709]-[.G709]" office:value-type="float" office:value="141835" calcext:value-type="float">
            <text:p>141835</text:p>
          </table:table-cell>
          <table:table-cell table:formula="of:=IF(OR([.B709]=6;[.B709]=7); 0; IF([.C709]=&quot;zima&quot;; 2*[.$R$6]; IF([.C709]=&quot;wiosna&quot;; 5*[.$R$6]; IF([.C709]=&quot;lato&quot;; 9*[.$R$6]; IF([.C709]=&quot;jesień&quot;; 4*[.$R$6]; 0)))))" office:value-type="float" office:value="0" calcext:value-type="float">
            <text:p>0</text:p>
          </table:table-cell>
          <table:table-cell table:formula="of:=[.J708]-[.E709]+[.I709]" office:value-type="float" office:value="-20375" calcext:value-type="float">
            <text:p>-20375</text:p>
          </table:table-cell>
          <table:table-cell table:formula="of:=IF(OR([.B709]=6;[.B709]=7); 0; IF([.C709]=&quot;zima&quot;; FLOOR(0.2*[.N709])*30; IF([.C709]=&quot;wiosna&quot;;  FLOOR(0.5*[.N709])*30; IF([.C709]=&quot;lato&quot;;  FLOOR(0.9*[.N709])*30; IF([.C709]=&quot;jesień&quot;;  FLOOR(0.4*[.N709])*30; 0)))))" office:value-type="float" office:value="0" calcext:value-type="float">
            <text:p>0</text:p>
          </table:table-cell>
          <table:table-cell table:formula="of:=IF(MONTH([.A709])&lt;&gt;MONTH([.A710]);1;0)" office:value-type="float" office:value="0" calcext:value-type="float">
            <text:p>0</text:p>
          </table:table-cell>
          <table:table-cell table:formula="of:=IF([.L709]=1;[.H709];0)" office:value-type="float" office:value="0" calcext:value-type="float">
            <text:p>0</text:p>
          </table:table-cell>
          <table:table-cell table:formula="of:=[.N708] + IF([.M708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09" calcext:value-type="date">
            <text:p>9.12.2024</text:p>
          </table:table-cell>
          <table:table-cell table:formula="of:=WEEKDAY([.A710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710]=6;[.B710]=7); 0; IF([.C710]=&quot;zima&quot;; FLOOR(0.2*[.N710])*30; IF([.C710]=&quot;wiosna&quot;;  FLOOR(0.5*[.N710])*30; IF([.C710]=&quot;lato&quot;;  FLOOR(0.9*[.N710])*30; IF([.C710]=&quot;jesień&quot;;  FLOOR(0.4*[.N710])*30; 0)))))" office:value-type="float" office:value="750" calcext:value-type="float">
            <text:p>750</text:p>
          </table:table-cell>
          <table:table-cell table:formula="of:=IF([.B710]=7; 15*[.N710]; 0) + IF(AND([.H709] &gt; 2400; MONTH([.A709])&lt;&gt;MONTH([.A710])); 2400; 0)" office:value-type="float" office:value="0" calcext:value-type="float">
            <text:p>0</text:p>
          </table:table-cell>
          <table:table-cell table:formula="of:=[.D710]+[.F709]" office:value-type="float" office:value="240360" calcext:value-type="float">
            <text:p>240360</text:p>
          </table:table-cell>
          <table:table-cell table:formula="of:=[.E710]+[.G709]" office:value-type="float" office:value="97775" calcext:value-type="float">
            <text:p>97775</text:p>
          </table:table-cell>
          <table:table-cell table:formula="of:=[.F710]-[.G710]" office:value-type="float" office:value="142585" calcext:value-type="float">
            <text:p>142585</text:p>
          </table:table-cell>
          <table:table-cell table:formula="of:=IF(OR([.B710]=6;[.B710]=7); 0; IF([.C710]=&quot;zima&quot;; 2*[.$R$6]; IF([.C710]=&quot;wiosna&quot;; 5*[.$R$6]; IF([.C710]=&quot;lato&quot;; 9*[.$R$6]; IF([.C710]=&quot;jesień&quot;; 4*[.$R$6]; 0)))))" office:value-type="float" office:value="120" calcext:value-type="float">
            <text:p>120</text:p>
          </table:table-cell>
          <table:table-cell table:formula="of:=[.J709]-[.E710]+[.I710]" office:value-type="float" office:value="-20255" calcext:value-type="float">
            <text:p>-20255</text:p>
          </table:table-cell>
          <table:table-cell table:formula="of:=IF(OR([.B710]=6;[.B710]=7); 0; IF([.C710]=&quot;zima&quot;; FLOOR(0.2*[.N710])*30; IF([.C710]=&quot;wiosna&quot;;  FLOOR(0.5*[.N710])*30; IF([.C710]=&quot;lato&quot;;  FLOOR(0.9*[.N710])*30; IF([.C710]=&quot;jesień&quot;;  FLOOR(0.4*[.N710])*30; 0)))))" office:value-type="float" office:value="750" calcext:value-type="float">
            <text:p>750</text:p>
          </table:table-cell>
          <table:table-cell table:formula="of:=IF(MONTH([.A710])&lt;&gt;MONTH([.A711]);1;0)" office:value-type="float" office:value="0" calcext:value-type="float">
            <text:p>0</text:p>
          </table:table-cell>
          <table:table-cell table:formula="of:=IF([.L710]=1;[.H710];0)" office:value-type="float" office:value="0" calcext:value-type="float">
            <text:p>0</text:p>
          </table:table-cell>
          <table:table-cell table:formula="of:=[.N709] + IF([.M709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10" calcext:value-type="date">
            <text:p>10.12.2024</text:p>
          </table:table-cell>
          <table:table-cell table:formula="of:=WEEKDAY([.A711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711]=6;[.B711]=7); 0; IF([.C711]=&quot;zima&quot;; FLOOR(0.2*[.N711])*30; IF([.C711]=&quot;wiosna&quot;;  FLOOR(0.5*[.N711])*30; IF([.C711]=&quot;lato&quot;;  FLOOR(0.9*[.N711])*30; IF([.C711]=&quot;jesień&quot;;  FLOOR(0.4*[.N711])*30; 0)))))" office:value-type="float" office:value="750" calcext:value-type="float">
            <text:p>750</text:p>
          </table:table-cell>
          <table:table-cell table:formula="of:=IF([.B711]=7; 15*[.N711]; 0) + IF(AND([.H710] &gt; 2400; MONTH([.A710])&lt;&gt;MONTH([.A711])); 2400; 0)" office:value-type="float" office:value="0" calcext:value-type="float">
            <text:p>0</text:p>
          </table:table-cell>
          <table:table-cell table:formula="of:=[.D711]+[.F710]" office:value-type="float" office:value="241110" calcext:value-type="float">
            <text:p>241110</text:p>
          </table:table-cell>
          <table:table-cell table:formula="of:=[.E711]+[.G710]" office:value-type="float" office:value="97775" calcext:value-type="float">
            <text:p>97775</text:p>
          </table:table-cell>
          <table:table-cell table:formula="of:=[.F711]-[.G711]" office:value-type="float" office:value="143335" calcext:value-type="float">
            <text:p>143335</text:p>
          </table:table-cell>
          <table:table-cell table:formula="of:=IF(OR([.B711]=6;[.B711]=7); 0; IF([.C711]=&quot;zima&quot;; 2*[.$R$6]; IF([.C711]=&quot;wiosna&quot;; 5*[.$R$6]; IF([.C711]=&quot;lato&quot;; 9*[.$R$6]; IF([.C711]=&quot;jesień&quot;; 4*[.$R$6]; 0)))))" office:value-type="float" office:value="120" calcext:value-type="float">
            <text:p>120</text:p>
          </table:table-cell>
          <table:table-cell table:formula="of:=[.J710]-[.E711]+[.I711]" office:value-type="float" office:value="-20135" calcext:value-type="float">
            <text:p>-20135</text:p>
          </table:table-cell>
          <table:table-cell table:formula="of:=IF(OR([.B711]=6;[.B711]=7); 0; IF([.C711]=&quot;zima&quot;; FLOOR(0.2*[.N711])*30; IF([.C711]=&quot;wiosna&quot;;  FLOOR(0.5*[.N711])*30; IF([.C711]=&quot;lato&quot;;  FLOOR(0.9*[.N711])*30; IF([.C711]=&quot;jesień&quot;;  FLOOR(0.4*[.N711])*30; 0)))))" office:value-type="float" office:value="750" calcext:value-type="float">
            <text:p>750</text:p>
          </table:table-cell>
          <table:table-cell table:formula="of:=IF(MONTH([.A711])&lt;&gt;MONTH([.A712]);1;0)" office:value-type="float" office:value="0" calcext:value-type="float">
            <text:p>0</text:p>
          </table:table-cell>
          <table:table-cell table:formula="of:=IF([.L711]=1;[.H711];0)" office:value-type="float" office:value="0" calcext:value-type="float">
            <text:p>0</text:p>
          </table:table-cell>
          <table:table-cell table:formula="of:=[.N710] + IF([.M710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11" calcext:value-type="date">
            <text:p>11.12.2024</text:p>
          </table:table-cell>
          <table:table-cell table:formula="of:=WEEKDAY([.A712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712]=6;[.B712]=7); 0; IF([.C712]=&quot;zima&quot;; FLOOR(0.2*[.N712])*30; IF([.C712]=&quot;wiosna&quot;;  FLOOR(0.5*[.N712])*30; IF([.C712]=&quot;lato&quot;;  FLOOR(0.9*[.N712])*30; IF([.C712]=&quot;jesień&quot;;  FLOOR(0.4*[.N712])*30; 0)))))" office:value-type="float" office:value="750" calcext:value-type="float">
            <text:p>750</text:p>
          </table:table-cell>
          <table:table-cell table:formula="of:=IF([.B712]=7; 15*[.N712]; 0) + IF(AND([.H711] &gt; 2400; MONTH([.A711])&lt;&gt;MONTH([.A712])); 2400; 0)" office:value-type="float" office:value="0" calcext:value-type="float">
            <text:p>0</text:p>
          </table:table-cell>
          <table:table-cell table:formula="of:=[.D712]+[.F711]" office:value-type="float" office:value="241860" calcext:value-type="float">
            <text:p>241860</text:p>
          </table:table-cell>
          <table:table-cell table:formula="of:=[.E712]+[.G711]" office:value-type="float" office:value="97775" calcext:value-type="float">
            <text:p>97775</text:p>
          </table:table-cell>
          <table:table-cell table:formula="of:=[.F712]-[.G712]" office:value-type="float" office:value="144085" calcext:value-type="float">
            <text:p>144085</text:p>
          </table:table-cell>
          <table:table-cell table:formula="of:=IF(OR([.B712]=6;[.B712]=7); 0; IF([.C712]=&quot;zima&quot;; 2*[.$R$6]; IF([.C712]=&quot;wiosna&quot;; 5*[.$R$6]; IF([.C712]=&quot;lato&quot;; 9*[.$R$6]; IF([.C712]=&quot;jesień&quot;; 4*[.$R$6]; 0)))))" office:value-type="float" office:value="120" calcext:value-type="float">
            <text:p>120</text:p>
          </table:table-cell>
          <table:table-cell table:formula="of:=[.J711]-[.E712]+[.I712]" office:value-type="float" office:value="-20015" calcext:value-type="float">
            <text:p>-20015</text:p>
          </table:table-cell>
          <table:table-cell table:formula="of:=IF(OR([.B712]=6;[.B712]=7); 0; IF([.C712]=&quot;zima&quot;; FLOOR(0.2*[.N712])*30; IF([.C712]=&quot;wiosna&quot;;  FLOOR(0.5*[.N712])*30; IF([.C712]=&quot;lato&quot;;  FLOOR(0.9*[.N712])*30; IF([.C712]=&quot;jesień&quot;;  FLOOR(0.4*[.N712])*30; 0)))))" office:value-type="float" office:value="750" calcext:value-type="float">
            <text:p>750</text:p>
          </table:table-cell>
          <table:table-cell table:formula="of:=IF(MONTH([.A712])&lt;&gt;MONTH([.A713]);1;0)" office:value-type="float" office:value="0" calcext:value-type="float">
            <text:p>0</text:p>
          </table:table-cell>
          <table:table-cell table:formula="of:=IF([.L712]=1;[.H712];0)" office:value-type="float" office:value="0" calcext:value-type="float">
            <text:p>0</text:p>
          </table:table-cell>
          <table:table-cell table:formula="of:=[.N711] + IF([.M711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12" calcext:value-type="date">
            <text:p>12.12.2024</text:p>
          </table:table-cell>
          <table:table-cell table:formula="of:=WEEKDAY([.A713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713]=6;[.B713]=7); 0; IF([.C713]=&quot;zima&quot;; FLOOR(0.2*[.N713])*30; IF([.C713]=&quot;wiosna&quot;;  FLOOR(0.5*[.N713])*30; IF([.C713]=&quot;lato&quot;;  FLOOR(0.9*[.N713])*30; IF([.C713]=&quot;jesień&quot;;  FLOOR(0.4*[.N713])*30; 0)))))" office:value-type="float" office:value="750" calcext:value-type="float">
            <text:p>750</text:p>
          </table:table-cell>
          <table:table-cell table:formula="of:=IF([.B713]=7; 15*[.N713]; 0) + IF(AND([.H712] &gt; 2400; MONTH([.A712])&lt;&gt;MONTH([.A713])); 2400; 0)" office:value-type="float" office:value="0" calcext:value-type="float">
            <text:p>0</text:p>
          </table:table-cell>
          <table:table-cell table:formula="of:=[.D713]+[.F712]" office:value-type="float" office:value="242610" calcext:value-type="float">
            <text:p>242610</text:p>
          </table:table-cell>
          <table:table-cell table:formula="of:=[.E713]+[.G712]" office:value-type="float" office:value="97775" calcext:value-type="float">
            <text:p>97775</text:p>
          </table:table-cell>
          <table:table-cell table:formula="of:=[.F713]-[.G713]" office:value-type="float" office:value="144835" calcext:value-type="float">
            <text:p>144835</text:p>
          </table:table-cell>
          <table:table-cell table:formula="of:=IF(OR([.B713]=6;[.B713]=7); 0; IF([.C713]=&quot;zima&quot;; 2*[.$R$6]; IF([.C713]=&quot;wiosna&quot;; 5*[.$R$6]; IF([.C713]=&quot;lato&quot;; 9*[.$R$6]; IF([.C713]=&quot;jesień&quot;; 4*[.$R$6]; 0)))))" office:value-type="float" office:value="120" calcext:value-type="float">
            <text:p>120</text:p>
          </table:table-cell>
          <table:table-cell table:formula="of:=[.J712]-[.E713]+[.I713]" office:value-type="float" office:value="-19895" calcext:value-type="float">
            <text:p>-19895</text:p>
          </table:table-cell>
          <table:table-cell table:formula="of:=IF(OR([.B713]=6;[.B713]=7); 0; IF([.C713]=&quot;zima&quot;; FLOOR(0.2*[.N713])*30; IF([.C713]=&quot;wiosna&quot;;  FLOOR(0.5*[.N713])*30; IF([.C713]=&quot;lato&quot;;  FLOOR(0.9*[.N713])*30; IF([.C713]=&quot;jesień&quot;;  FLOOR(0.4*[.N713])*30; 0)))))" office:value-type="float" office:value="750" calcext:value-type="float">
            <text:p>750</text:p>
          </table:table-cell>
          <table:table-cell table:formula="of:=IF(MONTH([.A713])&lt;&gt;MONTH([.A714]);1;0)" office:value-type="float" office:value="0" calcext:value-type="float">
            <text:p>0</text:p>
          </table:table-cell>
          <table:table-cell table:formula="of:=IF([.L713]=1;[.H713];0)" office:value-type="float" office:value="0" calcext:value-type="float">
            <text:p>0</text:p>
          </table:table-cell>
          <table:table-cell table:formula="of:=[.N712] + IF([.M712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13" calcext:value-type="date">
            <text:p>13.12.2024</text:p>
          </table:table-cell>
          <table:table-cell table:formula="of:=WEEKDAY([.A714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714]=6;[.B714]=7); 0; IF([.C714]=&quot;zima&quot;; FLOOR(0.2*[.N714])*30; IF([.C714]=&quot;wiosna&quot;;  FLOOR(0.5*[.N714])*30; IF([.C714]=&quot;lato&quot;;  FLOOR(0.9*[.N714])*30; IF([.C714]=&quot;jesień&quot;;  FLOOR(0.4*[.N714])*30; 0)))))" office:value-type="float" office:value="750" calcext:value-type="float">
            <text:p>750</text:p>
          </table:table-cell>
          <table:table-cell table:formula="of:=IF([.B714]=7; 15*[.N714]; 0) + IF(AND([.H713] &gt; 2400; MONTH([.A713])&lt;&gt;MONTH([.A714])); 2400; 0)" office:value-type="float" office:value="0" calcext:value-type="float">
            <text:p>0</text:p>
          </table:table-cell>
          <table:table-cell table:formula="of:=[.D714]+[.F713]" office:value-type="float" office:value="243360" calcext:value-type="float">
            <text:p>243360</text:p>
          </table:table-cell>
          <table:table-cell table:formula="of:=[.E714]+[.G713]" office:value-type="float" office:value="97775" calcext:value-type="float">
            <text:p>97775</text:p>
          </table:table-cell>
          <table:table-cell table:formula="of:=[.F714]-[.G714]" office:value-type="float" office:value="145585" calcext:value-type="float">
            <text:p>145585</text:p>
          </table:table-cell>
          <table:table-cell table:formula="of:=IF(OR([.B714]=6;[.B714]=7); 0; IF([.C714]=&quot;zima&quot;; 2*[.$R$6]; IF([.C714]=&quot;wiosna&quot;; 5*[.$R$6]; IF([.C714]=&quot;lato&quot;; 9*[.$R$6]; IF([.C714]=&quot;jesień&quot;; 4*[.$R$6]; 0)))))" office:value-type="float" office:value="120" calcext:value-type="float">
            <text:p>120</text:p>
          </table:table-cell>
          <table:table-cell table:formula="of:=[.J713]-[.E714]+[.I714]" office:value-type="float" office:value="-19775" calcext:value-type="float">
            <text:p>-19775</text:p>
          </table:table-cell>
          <table:table-cell table:formula="of:=IF(OR([.B714]=6;[.B714]=7); 0; IF([.C714]=&quot;zima&quot;; FLOOR(0.2*[.N714])*30; IF([.C714]=&quot;wiosna&quot;;  FLOOR(0.5*[.N714])*30; IF([.C714]=&quot;lato&quot;;  FLOOR(0.9*[.N714])*30; IF([.C714]=&quot;jesień&quot;;  FLOOR(0.4*[.N714])*30; 0)))))" office:value-type="float" office:value="750" calcext:value-type="float">
            <text:p>750</text:p>
          </table:table-cell>
          <table:table-cell table:formula="of:=IF(MONTH([.A714])&lt;&gt;MONTH([.A715]);1;0)" office:value-type="float" office:value="0" calcext:value-type="float">
            <text:p>0</text:p>
          </table:table-cell>
          <table:table-cell table:formula="of:=IF([.L714]=1;[.H714];0)" office:value-type="float" office:value="0" calcext:value-type="float">
            <text:p>0</text:p>
          </table:table-cell>
          <table:table-cell table:formula="of:=[.N713] + IF([.M713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14" calcext:value-type="date">
            <text:p>14.12.2024</text:p>
          </table:table-cell>
          <table:table-cell table:formula="of:=WEEKDAY([.A715];2)" office:value-type="float" office:value="6" calcext:value-type="float">
            <text:p>6</text:p>
          </table:table-cell>
          <table:table-cell office:value-type="string" calcext:value-type="string">
            <text:p>jesień</text:p>
          </table:table-cell>
          <table:table-cell table:formula="of:=IF(OR([.B715]=6;[.B715]=7); 0; IF([.C715]=&quot;zima&quot;; FLOOR(0.2*[.N715])*30; IF([.C715]=&quot;wiosna&quot;;  FLOOR(0.5*[.N715])*30; IF([.C715]=&quot;lato&quot;;  FLOOR(0.9*[.N715])*30; IF([.C715]=&quot;jesień&quot;;  FLOOR(0.4*[.N715])*30; 0)))))" office:value-type="float" office:value="0" calcext:value-type="float">
            <text:p>0</text:p>
          </table:table-cell>
          <table:table-cell table:formula="of:=IF([.B715]=7; 15*[.N715]; 0) + IF(AND([.H714] &gt; 2400; MONTH([.A714])&lt;&gt;MONTH([.A715])); 2400; 0)" office:value-type="float" office:value="0" calcext:value-type="float">
            <text:p>0</text:p>
          </table:table-cell>
          <table:table-cell table:formula="of:=[.D715]+[.F714]" office:value-type="float" office:value="243360" calcext:value-type="float">
            <text:p>243360</text:p>
          </table:table-cell>
          <table:table-cell table:formula="of:=[.E715]+[.G714]" office:value-type="float" office:value="97775" calcext:value-type="float">
            <text:p>97775</text:p>
          </table:table-cell>
          <table:table-cell table:formula="of:=[.F715]-[.G715]" office:value-type="float" office:value="145585" calcext:value-type="float">
            <text:p>145585</text:p>
          </table:table-cell>
          <table:table-cell table:formula="of:=IF(OR([.B715]=6;[.B715]=7); 0; IF([.C715]=&quot;zima&quot;; 2*[.$R$6]; IF([.C715]=&quot;wiosna&quot;; 5*[.$R$6]; IF([.C715]=&quot;lato&quot;; 9*[.$R$6]; IF([.C715]=&quot;jesień&quot;; 4*[.$R$6]; 0)))))" office:value-type="float" office:value="0" calcext:value-type="float">
            <text:p>0</text:p>
          </table:table-cell>
          <table:table-cell table:formula="of:=[.J714]-[.E715]+[.I715]" office:value-type="float" office:value="-19775" calcext:value-type="float">
            <text:p>-19775</text:p>
          </table:table-cell>
          <table:table-cell table:formula="of:=IF(OR([.B715]=6;[.B715]=7); 0; IF([.C715]=&quot;zima&quot;; FLOOR(0.2*[.N715])*30; IF([.C715]=&quot;wiosna&quot;;  FLOOR(0.5*[.N715])*30; IF([.C715]=&quot;lato&quot;;  FLOOR(0.9*[.N715])*30; IF([.C715]=&quot;jesień&quot;;  FLOOR(0.4*[.N715])*30; 0)))))" office:value-type="float" office:value="0" calcext:value-type="float">
            <text:p>0</text:p>
          </table:table-cell>
          <table:table-cell table:formula="of:=IF(MONTH([.A715])&lt;&gt;MONTH([.A716]);1;0)" office:value-type="float" office:value="0" calcext:value-type="float">
            <text:p>0</text:p>
          </table:table-cell>
          <table:table-cell table:formula="of:=IF([.L715]=1;[.H715];0)" office:value-type="float" office:value="0" calcext:value-type="float">
            <text:p>0</text:p>
          </table:table-cell>
          <table:table-cell table:formula="of:=[.N714] + IF([.M714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15" calcext:value-type="date">
            <text:p>15.12.2024</text:p>
          </table:table-cell>
          <table:table-cell table:formula="of:=WEEKDAY([.A716];2)" office:value-type="float" office:value="7" calcext:value-type="float">
            <text:p>7</text:p>
          </table:table-cell>
          <table:table-cell office:value-type="string" calcext:value-type="string">
            <text:p>jesień</text:p>
          </table:table-cell>
          <table:table-cell table:formula="of:=IF(OR([.B716]=6;[.B716]=7); 0; IF([.C716]=&quot;zima&quot;; FLOOR(0.2*[.N716])*30; IF([.C716]=&quot;wiosna&quot;;  FLOOR(0.5*[.N716])*30; IF([.C716]=&quot;lato&quot;;  FLOOR(0.9*[.N716])*30; IF([.C716]=&quot;jesień&quot;;  FLOOR(0.4*[.N716])*30; 0)))))" office:value-type="float" office:value="0" calcext:value-type="float">
            <text:p>0</text:p>
          </table:table-cell>
          <table:table-cell table:formula="of:=IF([.B716]=7; 15*[.N716]; 0) + IF(AND([.H715] &gt; 2400; MONTH([.A715])&lt;&gt;MONTH([.A716])); 2400; 0)" office:value-type="float" office:value="960" calcext:value-type="float">
            <text:p>960</text:p>
          </table:table-cell>
          <table:table-cell table:formula="of:=[.D716]+[.F715]" office:value-type="float" office:value="243360" calcext:value-type="float">
            <text:p>243360</text:p>
          </table:table-cell>
          <table:table-cell table:formula="of:=[.E716]+[.G715]" office:value-type="float" office:value="98735" calcext:value-type="float">
            <text:p>98735</text:p>
          </table:table-cell>
          <table:table-cell table:formula="of:=[.F716]-[.G716]" office:value-type="float" office:value="144625" calcext:value-type="float">
            <text:p>144625</text:p>
          </table:table-cell>
          <table:table-cell table:formula="of:=IF(OR([.B716]=6;[.B716]=7); 0; IF([.C716]=&quot;zima&quot;; 2*[.$R$6]; IF([.C716]=&quot;wiosna&quot;; 5*[.$R$6]; IF([.C716]=&quot;lato&quot;; 9*[.$R$6]; IF([.C716]=&quot;jesień&quot;; 4*[.$R$6]; 0)))))" office:value-type="float" office:value="0" calcext:value-type="float">
            <text:p>0</text:p>
          </table:table-cell>
          <table:table-cell table:formula="of:=[.J715]-[.E716]+[.I716]" office:value-type="float" office:value="-20735" calcext:value-type="float">
            <text:p>-20735</text:p>
          </table:table-cell>
          <table:table-cell table:formula="of:=IF(OR([.B716]=6;[.B716]=7); 0; IF([.C716]=&quot;zima&quot;; FLOOR(0.2*[.N716])*30; IF([.C716]=&quot;wiosna&quot;;  FLOOR(0.5*[.N716])*30; IF([.C716]=&quot;lato&quot;;  FLOOR(0.9*[.N716])*30; IF([.C716]=&quot;jesień&quot;;  FLOOR(0.4*[.N716])*30; 0)))))" office:value-type="float" office:value="0" calcext:value-type="float">
            <text:p>0</text:p>
          </table:table-cell>
          <table:table-cell table:formula="of:=IF(MONTH([.A716])&lt;&gt;MONTH([.A717]);1;0)" office:value-type="float" office:value="0" calcext:value-type="float">
            <text:p>0</text:p>
          </table:table-cell>
          <table:table-cell table:formula="of:=IF([.L716]=1;[.H716];0)" office:value-type="float" office:value="0" calcext:value-type="float">
            <text:p>0</text:p>
          </table:table-cell>
          <table:table-cell table:formula="of:=[.N715] + IF([.M715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16" calcext:value-type="date">
            <text:p>16.12.2024</text:p>
          </table:table-cell>
          <table:table-cell table:formula="of:=WEEKDAY([.A717];2)" office:value-type="float" office:value="1" calcext:value-type="float">
            <text:p>1</text:p>
          </table:table-cell>
          <table:table-cell office:value-type="string" calcext:value-type="string">
            <text:p>jesień</text:p>
          </table:table-cell>
          <table:table-cell table:formula="of:=IF(OR([.B717]=6;[.B717]=7); 0; IF([.C717]=&quot;zima&quot;; FLOOR(0.2*[.N717])*30; IF([.C717]=&quot;wiosna&quot;;  FLOOR(0.5*[.N717])*30; IF([.C717]=&quot;lato&quot;;  FLOOR(0.9*[.N717])*30; IF([.C717]=&quot;jesień&quot;;  FLOOR(0.4*[.N717])*30; 0)))))" office:value-type="float" office:value="750" calcext:value-type="float">
            <text:p>750</text:p>
          </table:table-cell>
          <table:table-cell table:formula="of:=IF([.B717]=7; 15*[.N717]; 0) + IF(AND([.H716] &gt; 2400; MONTH([.A716])&lt;&gt;MONTH([.A717])); 2400; 0)" office:value-type="float" office:value="0" calcext:value-type="float">
            <text:p>0</text:p>
          </table:table-cell>
          <table:table-cell table:formula="of:=[.D717]+[.F716]" office:value-type="float" office:value="244110" calcext:value-type="float">
            <text:p>244110</text:p>
          </table:table-cell>
          <table:table-cell table:formula="of:=[.E717]+[.G716]" office:value-type="float" office:value="98735" calcext:value-type="float">
            <text:p>98735</text:p>
          </table:table-cell>
          <table:table-cell table:formula="of:=[.F717]-[.G717]" office:value-type="float" office:value="145375" calcext:value-type="float">
            <text:p>145375</text:p>
          </table:table-cell>
          <table:table-cell table:formula="of:=IF(OR([.B717]=6;[.B717]=7); 0; IF([.C717]=&quot;zima&quot;; 2*[.$R$6]; IF([.C717]=&quot;wiosna&quot;; 5*[.$R$6]; IF([.C717]=&quot;lato&quot;; 9*[.$R$6]; IF([.C717]=&quot;jesień&quot;; 4*[.$R$6]; 0)))))" office:value-type="float" office:value="120" calcext:value-type="float">
            <text:p>120</text:p>
          </table:table-cell>
          <table:table-cell table:formula="of:=[.J716]-[.E717]+[.I717]" office:value-type="float" office:value="-20615" calcext:value-type="float">
            <text:p>-20615</text:p>
          </table:table-cell>
          <table:table-cell table:formula="of:=IF(OR([.B717]=6;[.B717]=7); 0; IF([.C717]=&quot;zima&quot;; FLOOR(0.2*[.N717])*30; IF([.C717]=&quot;wiosna&quot;;  FLOOR(0.5*[.N717])*30; IF([.C717]=&quot;lato&quot;;  FLOOR(0.9*[.N717])*30; IF([.C717]=&quot;jesień&quot;;  FLOOR(0.4*[.N717])*30; 0)))))" office:value-type="float" office:value="750" calcext:value-type="float">
            <text:p>750</text:p>
          </table:table-cell>
          <table:table-cell table:formula="of:=IF(MONTH([.A717])&lt;&gt;MONTH([.A718]);1;0)" office:value-type="float" office:value="0" calcext:value-type="float">
            <text:p>0</text:p>
          </table:table-cell>
          <table:table-cell table:formula="of:=IF([.L717]=1;[.H717];0)" office:value-type="float" office:value="0" calcext:value-type="float">
            <text:p>0</text:p>
          </table:table-cell>
          <table:table-cell table:formula="of:=[.N716] + IF([.M716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17" calcext:value-type="date">
            <text:p>17.12.2024</text:p>
          </table:table-cell>
          <table:table-cell table:formula="of:=WEEKDAY([.A718];2)" office:value-type="float" office:value="2" calcext:value-type="float">
            <text:p>2</text:p>
          </table:table-cell>
          <table:table-cell office:value-type="string" calcext:value-type="string">
            <text:p>jesień</text:p>
          </table:table-cell>
          <table:table-cell table:formula="of:=IF(OR([.B718]=6;[.B718]=7); 0; IF([.C718]=&quot;zima&quot;; FLOOR(0.2*[.N718])*30; IF([.C718]=&quot;wiosna&quot;;  FLOOR(0.5*[.N718])*30; IF([.C718]=&quot;lato&quot;;  FLOOR(0.9*[.N718])*30; IF([.C718]=&quot;jesień&quot;;  FLOOR(0.4*[.N718])*30; 0)))))" office:value-type="float" office:value="750" calcext:value-type="float">
            <text:p>750</text:p>
          </table:table-cell>
          <table:table-cell table:formula="of:=IF([.B718]=7; 15*[.N718]; 0) + IF(AND([.H717] &gt; 2400; MONTH([.A717])&lt;&gt;MONTH([.A718])); 2400; 0)" office:value-type="float" office:value="0" calcext:value-type="float">
            <text:p>0</text:p>
          </table:table-cell>
          <table:table-cell table:formula="of:=[.D718]+[.F717]" office:value-type="float" office:value="244860" calcext:value-type="float">
            <text:p>244860</text:p>
          </table:table-cell>
          <table:table-cell table:formula="of:=[.E718]+[.G717]" office:value-type="float" office:value="98735" calcext:value-type="float">
            <text:p>98735</text:p>
          </table:table-cell>
          <table:table-cell table:formula="of:=[.F718]-[.G718]" office:value-type="float" office:value="146125" calcext:value-type="float">
            <text:p>146125</text:p>
          </table:table-cell>
          <table:table-cell table:formula="of:=IF(OR([.B718]=6;[.B718]=7); 0; IF([.C718]=&quot;zima&quot;; 2*[.$R$6]; IF([.C718]=&quot;wiosna&quot;; 5*[.$R$6]; IF([.C718]=&quot;lato&quot;; 9*[.$R$6]; IF([.C718]=&quot;jesień&quot;; 4*[.$R$6]; 0)))))" office:value-type="float" office:value="120" calcext:value-type="float">
            <text:p>120</text:p>
          </table:table-cell>
          <table:table-cell table:formula="of:=[.J717]-[.E718]+[.I718]" office:value-type="float" office:value="-20495" calcext:value-type="float">
            <text:p>-20495</text:p>
          </table:table-cell>
          <table:table-cell table:formula="of:=IF(OR([.B718]=6;[.B718]=7); 0; IF([.C718]=&quot;zima&quot;; FLOOR(0.2*[.N718])*30; IF([.C718]=&quot;wiosna&quot;;  FLOOR(0.5*[.N718])*30; IF([.C718]=&quot;lato&quot;;  FLOOR(0.9*[.N718])*30; IF([.C718]=&quot;jesień&quot;;  FLOOR(0.4*[.N718])*30; 0)))))" office:value-type="float" office:value="750" calcext:value-type="float">
            <text:p>750</text:p>
          </table:table-cell>
          <table:table-cell table:formula="of:=IF(MONTH([.A718])&lt;&gt;MONTH([.A719]);1;0)" office:value-type="float" office:value="0" calcext:value-type="float">
            <text:p>0</text:p>
          </table:table-cell>
          <table:table-cell table:formula="of:=IF([.L718]=1;[.H718];0)" office:value-type="float" office:value="0" calcext:value-type="float">
            <text:p>0</text:p>
          </table:table-cell>
          <table:table-cell table:formula="of:=[.N717] + IF([.M717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18" calcext:value-type="date">
            <text:p>18.12.2024</text:p>
          </table:table-cell>
          <table:table-cell table:formula="of:=WEEKDAY([.A719];2)" office:value-type="float" office:value="3" calcext:value-type="float">
            <text:p>3</text:p>
          </table:table-cell>
          <table:table-cell office:value-type="string" calcext:value-type="string">
            <text:p>jesień</text:p>
          </table:table-cell>
          <table:table-cell table:formula="of:=IF(OR([.B719]=6;[.B719]=7); 0; IF([.C719]=&quot;zima&quot;; FLOOR(0.2*[.N719])*30; IF([.C719]=&quot;wiosna&quot;;  FLOOR(0.5*[.N719])*30; IF([.C719]=&quot;lato&quot;;  FLOOR(0.9*[.N719])*30; IF([.C719]=&quot;jesień&quot;;  FLOOR(0.4*[.N719])*30; 0)))))" office:value-type="float" office:value="750" calcext:value-type="float">
            <text:p>750</text:p>
          </table:table-cell>
          <table:table-cell table:formula="of:=IF([.B719]=7; 15*[.N719]; 0) + IF(AND([.H718] &gt; 2400; MONTH([.A718])&lt;&gt;MONTH([.A719])); 2400; 0)" office:value-type="float" office:value="0" calcext:value-type="float">
            <text:p>0</text:p>
          </table:table-cell>
          <table:table-cell table:formula="of:=[.D719]+[.F718]" office:value-type="float" office:value="245610" calcext:value-type="float">
            <text:p>245610</text:p>
          </table:table-cell>
          <table:table-cell table:formula="of:=[.E719]+[.G718]" office:value-type="float" office:value="98735" calcext:value-type="float">
            <text:p>98735</text:p>
          </table:table-cell>
          <table:table-cell table:formula="of:=[.F719]-[.G719]" office:value-type="float" office:value="146875" calcext:value-type="float">
            <text:p>146875</text:p>
          </table:table-cell>
          <table:table-cell table:formula="of:=IF(OR([.B719]=6;[.B719]=7); 0; IF([.C719]=&quot;zima&quot;; 2*[.$R$6]; IF([.C719]=&quot;wiosna&quot;; 5*[.$R$6]; IF([.C719]=&quot;lato&quot;; 9*[.$R$6]; IF([.C719]=&quot;jesień&quot;; 4*[.$R$6]; 0)))))" office:value-type="float" office:value="120" calcext:value-type="float">
            <text:p>120</text:p>
          </table:table-cell>
          <table:table-cell table:formula="of:=[.J718]-[.E719]+[.I719]" office:value-type="float" office:value="-20375" calcext:value-type="float">
            <text:p>-20375</text:p>
          </table:table-cell>
          <table:table-cell table:formula="of:=IF(OR([.B719]=6;[.B719]=7); 0; IF([.C719]=&quot;zima&quot;; FLOOR(0.2*[.N719])*30; IF([.C719]=&quot;wiosna&quot;;  FLOOR(0.5*[.N719])*30; IF([.C719]=&quot;lato&quot;;  FLOOR(0.9*[.N719])*30; IF([.C719]=&quot;jesień&quot;;  FLOOR(0.4*[.N719])*30; 0)))))" office:value-type="float" office:value="750" calcext:value-type="float">
            <text:p>750</text:p>
          </table:table-cell>
          <table:table-cell table:formula="of:=IF(MONTH([.A719])&lt;&gt;MONTH([.A720]);1;0)" office:value-type="float" office:value="0" calcext:value-type="float">
            <text:p>0</text:p>
          </table:table-cell>
          <table:table-cell table:formula="of:=IF([.L719]=1;[.H719];0)" office:value-type="float" office:value="0" calcext:value-type="float">
            <text:p>0</text:p>
          </table:table-cell>
          <table:table-cell table:formula="of:=[.N718] + IF([.M718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19" calcext:value-type="date">
            <text:p>19.12.2024</text:p>
          </table:table-cell>
          <table:table-cell table:formula="of:=WEEKDAY([.A720];2)" office:value-type="float" office:value="4" calcext:value-type="float">
            <text:p>4</text:p>
          </table:table-cell>
          <table:table-cell office:value-type="string" calcext:value-type="string">
            <text:p>jesień</text:p>
          </table:table-cell>
          <table:table-cell table:formula="of:=IF(OR([.B720]=6;[.B720]=7); 0; IF([.C720]=&quot;zima&quot;; FLOOR(0.2*[.N720])*30; IF([.C720]=&quot;wiosna&quot;;  FLOOR(0.5*[.N720])*30; IF([.C720]=&quot;lato&quot;;  FLOOR(0.9*[.N720])*30; IF([.C720]=&quot;jesień&quot;;  FLOOR(0.4*[.N720])*30; 0)))))" office:value-type="float" office:value="750" calcext:value-type="float">
            <text:p>750</text:p>
          </table:table-cell>
          <table:table-cell table:formula="of:=IF([.B720]=7; 15*[.N720]; 0) + IF(AND([.H719] &gt; 2400; MONTH([.A719])&lt;&gt;MONTH([.A720])); 2400; 0)" office:value-type="float" office:value="0" calcext:value-type="float">
            <text:p>0</text:p>
          </table:table-cell>
          <table:table-cell table:formula="of:=[.D720]+[.F719]" office:value-type="float" office:value="246360" calcext:value-type="float">
            <text:p>246360</text:p>
          </table:table-cell>
          <table:table-cell table:formula="of:=[.E720]+[.G719]" office:value-type="float" office:value="98735" calcext:value-type="float">
            <text:p>98735</text:p>
          </table:table-cell>
          <table:table-cell table:formula="of:=[.F720]-[.G720]" office:value-type="float" office:value="147625" calcext:value-type="float">
            <text:p>147625</text:p>
          </table:table-cell>
          <table:table-cell table:formula="of:=IF(OR([.B720]=6;[.B720]=7); 0; IF([.C720]=&quot;zima&quot;; 2*[.$R$6]; IF([.C720]=&quot;wiosna&quot;; 5*[.$R$6]; IF([.C720]=&quot;lato&quot;; 9*[.$R$6]; IF([.C720]=&quot;jesień&quot;; 4*[.$R$6]; 0)))))" office:value-type="float" office:value="120" calcext:value-type="float">
            <text:p>120</text:p>
          </table:table-cell>
          <table:table-cell table:formula="of:=[.J719]-[.E720]+[.I720]" office:value-type="float" office:value="-20255" calcext:value-type="float">
            <text:p>-20255</text:p>
          </table:table-cell>
          <table:table-cell table:formula="of:=IF(OR([.B720]=6;[.B720]=7); 0; IF([.C720]=&quot;zima&quot;; FLOOR(0.2*[.N720])*30; IF([.C720]=&quot;wiosna&quot;;  FLOOR(0.5*[.N720])*30; IF([.C720]=&quot;lato&quot;;  FLOOR(0.9*[.N720])*30; IF([.C720]=&quot;jesień&quot;;  FLOOR(0.4*[.N720])*30; 0)))))" office:value-type="float" office:value="750" calcext:value-type="float">
            <text:p>750</text:p>
          </table:table-cell>
          <table:table-cell table:formula="of:=IF(MONTH([.A720])&lt;&gt;MONTH([.A721]);1;0)" office:value-type="float" office:value="0" calcext:value-type="float">
            <text:p>0</text:p>
          </table:table-cell>
          <table:table-cell table:formula="of:=IF([.L720]=1;[.H720];0)" office:value-type="float" office:value="0" calcext:value-type="float">
            <text:p>0</text:p>
          </table:table-cell>
          <table:table-cell table:formula="of:=[.N719] + IF([.M719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20" calcext:value-type="date">
            <text:p>20.12.2024</text:p>
          </table:table-cell>
          <table:table-cell table:formula="of:=WEEKDAY([.A721];2)" office:value-type="float" office:value="5" calcext:value-type="float">
            <text:p>5</text:p>
          </table:table-cell>
          <table:table-cell office:value-type="string" calcext:value-type="string">
            <text:p>jesień</text:p>
          </table:table-cell>
          <table:table-cell table:formula="of:=IF(OR([.B721]=6;[.B721]=7); 0; IF([.C721]=&quot;zima&quot;; FLOOR(0.2*[.N721])*30; IF([.C721]=&quot;wiosna&quot;;  FLOOR(0.5*[.N721])*30; IF([.C721]=&quot;lato&quot;;  FLOOR(0.9*[.N721])*30; IF([.C721]=&quot;jesień&quot;;  FLOOR(0.4*[.N721])*30; 0)))))" office:value-type="float" office:value="750" calcext:value-type="float">
            <text:p>750</text:p>
          </table:table-cell>
          <table:table-cell table:formula="of:=IF([.B721]=7; 15*[.N721]; 0) + IF(AND([.H720] &gt; 2400; MONTH([.A720])&lt;&gt;MONTH([.A721])); 2400; 0)" office:value-type="float" office:value="0" calcext:value-type="float">
            <text:p>0</text:p>
          </table:table-cell>
          <table:table-cell table:formula="of:=[.D721]+[.F720]" office:value-type="float" office:value="247110" calcext:value-type="float">
            <text:p>247110</text:p>
          </table:table-cell>
          <table:table-cell table:formula="of:=[.E721]+[.G720]" office:value-type="float" office:value="98735" calcext:value-type="float">
            <text:p>98735</text:p>
          </table:table-cell>
          <table:table-cell table:formula="of:=[.F721]-[.G721]" office:value-type="float" office:value="148375" calcext:value-type="float">
            <text:p>148375</text:p>
          </table:table-cell>
          <table:table-cell table:formula="of:=IF(OR([.B721]=6;[.B721]=7); 0; IF([.C721]=&quot;zima&quot;; 2*[.$R$6]; IF([.C721]=&quot;wiosna&quot;; 5*[.$R$6]; IF([.C721]=&quot;lato&quot;; 9*[.$R$6]; IF([.C721]=&quot;jesień&quot;; 4*[.$R$6]; 0)))))" office:value-type="float" office:value="120" calcext:value-type="float">
            <text:p>120</text:p>
          </table:table-cell>
          <table:table-cell table:formula="of:=[.J720]-[.E721]+[.I721]" office:value-type="float" office:value="-20135" calcext:value-type="float">
            <text:p>-20135</text:p>
          </table:table-cell>
          <table:table-cell table:formula="of:=IF(OR([.B721]=6;[.B721]=7); 0; IF([.C721]=&quot;zima&quot;; FLOOR(0.2*[.N721])*30; IF([.C721]=&quot;wiosna&quot;;  FLOOR(0.5*[.N721])*30; IF([.C721]=&quot;lato&quot;;  FLOOR(0.9*[.N721])*30; IF([.C721]=&quot;jesień&quot;;  FLOOR(0.4*[.N721])*30; 0)))))" office:value-type="float" office:value="750" calcext:value-type="float">
            <text:p>750</text:p>
          </table:table-cell>
          <table:table-cell table:formula="of:=IF(MONTH([.A721])&lt;&gt;MONTH([.A722]);1;0)" office:value-type="float" office:value="0" calcext:value-type="float">
            <text:p>0</text:p>
          </table:table-cell>
          <table:table-cell table:formula="of:=IF([.L721]=1;[.H721];0)" office:value-type="float" office:value="0" calcext:value-type="float">
            <text:p>0</text:p>
          </table:table-cell>
          <table:table-cell table:formula="of:=[.N720] + IF([.M720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21" calcext:value-type="date">
            <text:p>21.12.2024</text:p>
          </table:table-cell>
          <table:table-cell table:formula="of:=WEEKDAY([.A722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722]=6;[.B722]=7); 0; IF([.C722]=&quot;zima&quot;; FLOOR(0.2*[.N722])*30; IF([.C722]=&quot;wiosna&quot;;  FLOOR(0.5*[.N722])*30; IF([.C722]=&quot;lato&quot;;  FLOOR(0.9*[.N722])*30; IF([.C722]=&quot;jesień&quot;;  FLOOR(0.4*[.N722])*30; 0)))))" office:value-type="float" office:value="0" calcext:value-type="float">
            <text:p>0</text:p>
          </table:table-cell>
          <table:table-cell table:formula="of:=IF([.B722]=7; 15*[.N722]; 0) + IF(AND([.H721] &gt; 2400; MONTH([.A721])&lt;&gt;MONTH([.A722])); 2400; 0)" office:value-type="float" office:value="0" calcext:value-type="float">
            <text:p>0</text:p>
          </table:table-cell>
          <table:table-cell table:formula="of:=[.D722]+[.F721]" office:value-type="float" office:value="247110" calcext:value-type="float">
            <text:p>247110</text:p>
          </table:table-cell>
          <table:table-cell table:formula="of:=[.E722]+[.G721]" office:value-type="float" office:value="98735" calcext:value-type="float">
            <text:p>98735</text:p>
          </table:table-cell>
          <table:table-cell table:formula="of:=[.F722]-[.G722]" office:value-type="float" office:value="148375" calcext:value-type="float">
            <text:p>148375</text:p>
          </table:table-cell>
          <table:table-cell table:formula="of:=IF(OR([.B722]=6;[.B722]=7); 0; IF([.C722]=&quot;zima&quot;; 2*[.$R$6]; IF([.C722]=&quot;wiosna&quot;; 5*[.$R$6]; IF([.C722]=&quot;lato&quot;; 9*[.$R$6]; IF([.C722]=&quot;jesień&quot;; 4*[.$R$6]; 0)))))" office:value-type="float" office:value="0" calcext:value-type="float">
            <text:p>0</text:p>
          </table:table-cell>
          <table:table-cell table:formula="of:=[.J721]-[.E722]+[.I722]" office:value-type="float" office:value="-20135" calcext:value-type="float">
            <text:p>-20135</text:p>
          </table:table-cell>
          <table:table-cell table:formula="of:=IF(OR([.B722]=6;[.B722]=7); 0; IF([.C722]=&quot;zima&quot;; FLOOR(0.2*[.N722])*30; IF([.C722]=&quot;wiosna&quot;;  FLOOR(0.5*[.N722])*30; IF([.C722]=&quot;lato&quot;;  FLOOR(0.9*[.N722])*30; IF([.C722]=&quot;jesień&quot;;  FLOOR(0.4*[.N722])*30; 0)))))" office:value-type="float" office:value="0" calcext:value-type="float">
            <text:p>0</text:p>
          </table:table-cell>
          <table:table-cell table:formula="of:=IF(MONTH([.A722])&lt;&gt;MONTH([.A723]);1;0)" office:value-type="float" office:value="0" calcext:value-type="float">
            <text:p>0</text:p>
          </table:table-cell>
          <table:table-cell table:formula="of:=IF([.L722]=1;[.H722];0)" office:value-type="float" office:value="0" calcext:value-type="float">
            <text:p>0</text:p>
          </table:table-cell>
          <table:table-cell table:formula="of:=[.N721] + IF([.M721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22" calcext:value-type="date">
            <text:p>22.12.2024</text:p>
          </table:table-cell>
          <table:table-cell table:formula="of:=WEEKDAY([.A723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723]=6;[.B723]=7); 0; IF([.C723]=&quot;zima&quot;; FLOOR(0.2*[.N723])*30; IF([.C723]=&quot;wiosna&quot;;  FLOOR(0.5*[.N723])*30; IF([.C723]=&quot;lato&quot;;  FLOOR(0.9*[.N723])*30; IF([.C723]=&quot;jesień&quot;;  FLOOR(0.4*[.N723])*30; 0)))))" office:value-type="float" office:value="0" calcext:value-type="float">
            <text:p>0</text:p>
          </table:table-cell>
          <table:table-cell table:formula="of:=IF([.B723]=7; 15*[.N723]; 0) + IF(AND([.H722] &gt; 2400; MONTH([.A722])&lt;&gt;MONTH([.A723])); 2400; 0)" office:value-type="float" office:value="960" calcext:value-type="float">
            <text:p>960</text:p>
          </table:table-cell>
          <table:table-cell table:formula="of:=[.D723]+[.F722]" office:value-type="float" office:value="247110" calcext:value-type="float">
            <text:p>247110</text:p>
          </table:table-cell>
          <table:table-cell table:formula="of:=[.E723]+[.G722]" office:value-type="float" office:value="99695" calcext:value-type="float">
            <text:p>99695</text:p>
          </table:table-cell>
          <table:table-cell table:formula="of:=[.F723]-[.G723]" office:value-type="float" office:value="147415" calcext:value-type="float">
            <text:p>147415</text:p>
          </table:table-cell>
          <table:table-cell table:formula="of:=IF(OR([.B723]=6;[.B723]=7); 0; IF([.C723]=&quot;zima&quot;; 2*[.$R$6]; IF([.C723]=&quot;wiosna&quot;; 5*[.$R$6]; IF([.C723]=&quot;lato&quot;; 9*[.$R$6]; IF([.C723]=&quot;jesień&quot;; 4*[.$R$6]; 0)))))" office:value-type="float" office:value="0" calcext:value-type="float">
            <text:p>0</text:p>
          </table:table-cell>
          <table:table-cell table:formula="of:=[.J722]-[.E723]+[.I723]" office:value-type="float" office:value="-21095" calcext:value-type="float">
            <text:p>-21095</text:p>
          </table:table-cell>
          <table:table-cell table:formula="of:=IF(OR([.B723]=6;[.B723]=7); 0; IF([.C723]=&quot;zima&quot;; FLOOR(0.2*[.N723])*30; IF([.C723]=&quot;wiosna&quot;;  FLOOR(0.5*[.N723])*30; IF([.C723]=&quot;lato&quot;;  FLOOR(0.9*[.N723])*30; IF([.C723]=&quot;jesień&quot;;  FLOOR(0.4*[.N723])*30; 0)))))" office:value-type="float" office:value="0" calcext:value-type="float">
            <text:p>0</text:p>
          </table:table-cell>
          <table:table-cell table:formula="of:=IF(MONTH([.A723])&lt;&gt;MONTH([.A724]);1;0)" office:value-type="float" office:value="0" calcext:value-type="float">
            <text:p>0</text:p>
          </table:table-cell>
          <table:table-cell table:formula="of:=IF([.L723]=1;[.H723];0)" office:value-type="float" office:value="0" calcext:value-type="float">
            <text:p>0</text:p>
          </table:table-cell>
          <table:table-cell table:formula="of:=[.N722] + IF([.M722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23" calcext:value-type="date">
            <text:p>23.12.2024</text:p>
          </table:table-cell>
          <table:table-cell table:formula="of:=WEEKDAY([.A724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724]=6;[.B724]=7); 0; IF([.C724]=&quot;zima&quot;; FLOOR(0.2*[.N724])*30; IF([.C724]=&quot;wiosna&quot;;  FLOOR(0.5*[.N724])*30; IF([.C724]=&quot;lato&quot;;  FLOOR(0.9*[.N724])*30; IF([.C724]=&quot;jesień&quot;;  FLOOR(0.4*[.N724])*30; 0)))))" office:value-type="float" office:value="360" calcext:value-type="float">
            <text:p>360</text:p>
          </table:table-cell>
          <table:table-cell table:formula="of:=IF([.B724]=7; 15*[.N724]; 0) + IF(AND([.H723] &gt; 2400; MONTH([.A723])&lt;&gt;MONTH([.A724])); 2400; 0)" office:value-type="float" office:value="0" calcext:value-type="float">
            <text:p>0</text:p>
          </table:table-cell>
          <table:table-cell table:formula="of:=[.D724]+[.F723]" office:value-type="float" office:value="247470" calcext:value-type="float">
            <text:p>247470</text:p>
          </table:table-cell>
          <table:table-cell table:formula="of:=[.E724]+[.G723]" office:value-type="float" office:value="99695" calcext:value-type="float">
            <text:p>99695</text:p>
          </table:table-cell>
          <table:table-cell table:formula="of:=[.F724]-[.G724]" office:value-type="float" office:value="147775" calcext:value-type="float">
            <text:p>147775</text:p>
          </table:table-cell>
          <table:table-cell table:formula="of:=IF(OR([.B724]=6;[.B724]=7); 0; IF([.C724]=&quot;zima&quot;; 2*[.$R$6]; IF([.C724]=&quot;wiosna&quot;; 5*[.$R$6]; IF([.C724]=&quot;lato&quot;; 9*[.$R$6]; IF([.C724]=&quot;jesień&quot;; 4*[.$R$6]; 0)))))" office:value-type="float" office:value="60" calcext:value-type="float">
            <text:p>60</text:p>
          </table:table-cell>
          <table:table-cell table:formula="of:=[.J723]-[.E724]+[.I724]" office:value-type="float" office:value="-21035" calcext:value-type="float">
            <text:p>-21035</text:p>
          </table:table-cell>
          <table:table-cell table:formula="of:=IF(OR([.B724]=6;[.B724]=7); 0; IF([.C724]=&quot;zima&quot;; FLOOR(0.2*[.N724])*30; IF([.C724]=&quot;wiosna&quot;;  FLOOR(0.5*[.N724])*30; IF([.C724]=&quot;lato&quot;;  FLOOR(0.9*[.N724])*30; IF([.C724]=&quot;jesień&quot;;  FLOOR(0.4*[.N724])*30; 0)))))" office:value-type="float" office:value="360" calcext:value-type="float">
            <text:p>360</text:p>
          </table:table-cell>
          <table:table-cell table:formula="of:=IF(MONTH([.A724])&lt;&gt;MONTH([.A725]);1;0)" office:value-type="float" office:value="0" calcext:value-type="float">
            <text:p>0</text:p>
          </table:table-cell>
          <table:table-cell table:formula="of:=IF([.L724]=1;[.H724];0)" office:value-type="float" office:value="0" calcext:value-type="float">
            <text:p>0</text:p>
          </table:table-cell>
          <table:table-cell table:formula="of:=[.N723] + IF([.M723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24" calcext:value-type="date">
            <text:p>24.12.2024</text:p>
          </table:table-cell>
          <table:table-cell table:formula="of:=WEEKDAY([.A725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725]=6;[.B725]=7); 0; IF([.C725]=&quot;zima&quot;; FLOOR(0.2*[.N725])*30; IF([.C725]=&quot;wiosna&quot;;  FLOOR(0.5*[.N725])*30; IF([.C725]=&quot;lato&quot;;  FLOOR(0.9*[.N725])*30; IF([.C725]=&quot;jesień&quot;;  FLOOR(0.4*[.N725])*30; 0)))))" office:value-type="float" office:value="360" calcext:value-type="float">
            <text:p>360</text:p>
          </table:table-cell>
          <table:table-cell table:formula="of:=IF([.B725]=7; 15*[.N725]; 0) + IF(AND([.H724] &gt; 2400; MONTH([.A724])&lt;&gt;MONTH([.A725])); 2400; 0)" office:value-type="float" office:value="0" calcext:value-type="float">
            <text:p>0</text:p>
          </table:table-cell>
          <table:table-cell table:formula="of:=[.D725]+[.F724]" office:value-type="float" office:value="247830" calcext:value-type="float">
            <text:p>247830</text:p>
          </table:table-cell>
          <table:table-cell table:formula="of:=[.E725]+[.G724]" office:value-type="float" office:value="99695" calcext:value-type="float">
            <text:p>99695</text:p>
          </table:table-cell>
          <table:table-cell table:formula="of:=[.F725]-[.G725]" office:value-type="float" office:value="148135" calcext:value-type="float">
            <text:p>148135</text:p>
          </table:table-cell>
          <table:table-cell table:formula="of:=IF(OR([.B725]=6;[.B725]=7); 0; IF([.C725]=&quot;zima&quot;; 2*[.$R$6]; IF([.C725]=&quot;wiosna&quot;; 5*[.$R$6]; IF([.C725]=&quot;lato&quot;; 9*[.$R$6]; IF([.C725]=&quot;jesień&quot;; 4*[.$R$6]; 0)))))" office:value-type="float" office:value="60" calcext:value-type="float">
            <text:p>60</text:p>
          </table:table-cell>
          <table:table-cell table:formula="of:=[.J724]-[.E725]+[.I725]" office:value-type="float" office:value="-20975" calcext:value-type="float">
            <text:p>-20975</text:p>
          </table:table-cell>
          <table:table-cell table:formula="of:=IF(OR([.B725]=6;[.B725]=7); 0; IF([.C725]=&quot;zima&quot;; FLOOR(0.2*[.N725])*30; IF([.C725]=&quot;wiosna&quot;;  FLOOR(0.5*[.N725])*30; IF([.C725]=&quot;lato&quot;;  FLOOR(0.9*[.N725])*30; IF([.C725]=&quot;jesień&quot;;  FLOOR(0.4*[.N725])*30; 0)))))" office:value-type="float" office:value="360" calcext:value-type="float">
            <text:p>360</text:p>
          </table:table-cell>
          <table:table-cell table:formula="of:=IF(MONTH([.A725])&lt;&gt;MONTH([.A726]);1;0)" office:value-type="float" office:value="0" calcext:value-type="float">
            <text:p>0</text:p>
          </table:table-cell>
          <table:table-cell table:formula="of:=IF([.L725]=1;[.H725];0)" office:value-type="float" office:value="0" calcext:value-type="float">
            <text:p>0</text:p>
          </table:table-cell>
          <table:table-cell table:formula="of:=[.N724] + IF([.M724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25" calcext:value-type="date">
            <text:p>25.12.2024</text:p>
          </table:table-cell>
          <table:table-cell table:formula="of:=WEEKDAY([.A726];2)" office:value-type="float" office:value="3" calcext:value-type="float">
            <text:p>3</text:p>
          </table:table-cell>
          <table:table-cell office:value-type="string" calcext:value-type="string">
            <text:p>zima</text:p>
          </table:table-cell>
          <table:table-cell table:formula="of:=IF(OR([.B726]=6;[.B726]=7); 0; IF([.C726]=&quot;zima&quot;; FLOOR(0.2*[.N726])*30; IF([.C726]=&quot;wiosna&quot;;  FLOOR(0.5*[.N726])*30; IF([.C726]=&quot;lato&quot;;  FLOOR(0.9*[.N726])*30; IF([.C726]=&quot;jesień&quot;;  FLOOR(0.4*[.N726])*30; 0)))))" office:value-type="float" office:value="360" calcext:value-type="float">
            <text:p>360</text:p>
          </table:table-cell>
          <table:table-cell table:formula="of:=IF([.B726]=7; 15*[.N726]; 0) + IF(AND([.H725] &gt; 2400; MONTH([.A725])&lt;&gt;MONTH([.A726])); 2400; 0)" office:value-type="float" office:value="0" calcext:value-type="float">
            <text:p>0</text:p>
          </table:table-cell>
          <table:table-cell table:formula="of:=[.D726]+[.F725]" office:value-type="float" office:value="248190" calcext:value-type="float">
            <text:p>248190</text:p>
          </table:table-cell>
          <table:table-cell table:formula="of:=[.E726]+[.G725]" office:value-type="float" office:value="99695" calcext:value-type="float">
            <text:p>99695</text:p>
          </table:table-cell>
          <table:table-cell table:formula="of:=[.F726]-[.G726]" office:value-type="float" office:value="148495" calcext:value-type="float">
            <text:p>148495</text:p>
          </table:table-cell>
          <table:table-cell table:formula="of:=IF(OR([.B726]=6;[.B726]=7); 0; IF([.C726]=&quot;zima&quot;; 2*[.$R$6]; IF([.C726]=&quot;wiosna&quot;; 5*[.$R$6]; IF([.C726]=&quot;lato&quot;; 9*[.$R$6]; IF([.C726]=&quot;jesień&quot;; 4*[.$R$6]; 0)))))" office:value-type="float" office:value="60" calcext:value-type="float">
            <text:p>60</text:p>
          </table:table-cell>
          <table:table-cell table:formula="of:=[.J725]-[.E726]+[.I726]" office:value-type="float" office:value="-20915" calcext:value-type="float">
            <text:p>-20915</text:p>
          </table:table-cell>
          <table:table-cell table:formula="of:=IF(OR([.B726]=6;[.B726]=7); 0; IF([.C726]=&quot;zima&quot;; FLOOR(0.2*[.N726])*30; IF([.C726]=&quot;wiosna&quot;;  FLOOR(0.5*[.N726])*30; IF([.C726]=&quot;lato&quot;;  FLOOR(0.9*[.N726])*30; IF([.C726]=&quot;jesień&quot;;  FLOOR(0.4*[.N726])*30; 0)))))" office:value-type="float" office:value="360" calcext:value-type="float">
            <text:p>360</text:p>
          </table:table-cell>
          <table:table-cell table:formula="of:=IF(MONTH([.A726])&lt;&gt;MONTH([.A727]);1;0)" office:value-type="float" office:value="0" calcext:value-type="float">
            <text:p>0</text:p>
          </table:table-cell>
          <table:table-cell table:formula="of:=IF([.L726]=1;[.H726];0)" office:value-type="float" office:value="0" calcext:value-type="float">
            <text:p>0</text:p>
          </table:table-cell>
          <table:table-cell table:formula="of:=[.N725] + IF([.M725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26" calcext:value-type="date">
            <text:p>26.12.2024</text:p>
          </table:table-cell>
          <table:table-cell table:formula="of:=WEEKDAY([.A727];2)" office:value-type="float" office:value="4" calcext:value-type="float">
            <text:p>4</text:p>
          </table:table-cell>
          <table:table-cell office:value-type="string" calcext:value-type="string">
            <text:p>zima</text:p>
          </table:table-cell>
          <table:table-cell table:formula="of:=IF(OR([.B727]=6;[.B727]=7); 0; IF([.C727]=&quot;zima&quot;; FLOOR(0.2*[.N727])*30; IF([.C727]=&quot;wiosna&quot;;  FLOOR(0.5*[.N727])*30; IF([.C727]=&quot;lato&quot;;  FLOOR(0.9*[.N727])*30; IF([.C727]=&quot;jesień&quot;;  FLOOR(0.4*[.N727])*30; 0)))))" office:value-type="float" office:value="360" calcext:value-type="float">
            <text:p>360</text:p>
          </table:table-cell>
          <table:table-cell table:formula="of:=IF([.B727]=7; 15*[.N727]; 0) + IF(AND([.H726] &gt; 2400; MONTH([.A726])&lt;&gt;MONTH([.A727])); 2400; 0)" office:value-type="float" office:value="0" calcext:value-type="float">
            <text:p>0</text:p>
          </table:table-cell>
          <table:table-cell table:formula="of:=[.D727]+[.F726]" office:value-type="float" office:value="248550" calcext:value-type="float">
            <text:p>248550</text:p>
          </table:table-cell>
          <table:table-cell table:formula="of:=[.E727]+[.G726]" office:value-type="float" office:value="99695" calcext:value-type="float">
            <text:p>99695</text:p>
          </table:table-cell>
          <table:table-cell table:formula="of:=[.F727]-[.G727]" office:value-type="float" office:value="148855" calcext:value-type="float">
            <text:p>148855</text:p>
          </table:table-cell>
          <table:table-cell table:formula="of:=IF(OR([.B727]=6;[.B727]=7); 0; IF([.C727]=&quot;zima&quot;; 2*[.$R$6]; IF([.C727]=&quot;wiosna&quot;; 5*[.$R$6]; IF([.C727]=&quot;lato&quot;; 9*[.$R$6]; IF([.C727]=&quot;jesień&quot;; 4*[.$R$6]; 0)))))" office:value-type="float" office:value="60" calcext:value-type="float">
            <text:p>60</text:p>
          </table:table-cell>
          <table:table-cell table:formula="of:=[.J726]-[.E727]+[.I727]" office:value-type="float" office:value="-20855" calcext:value-type="float">
            <text:p>-20855</text:p>
          </table:table-cell>
          <table:table-cell table:formula="of:=IF(OR([.B727]=6;[.B727]=7); 0; IF([.C727]=&quot;zima&quot;; FLOOR(0.2*[.N727])*30; IF([.C727]=&quot;wiosna&quot;;  FLOOR(0.5*[.N727])*30; IF([.C727]=&quot;lato&quot;;  FLOOR(0.9*[.N727])*30; IF([.C727]=&quot;jesień&quot;;  FLOOR(0.4*[.N727])*30; 0)))))" office:value-type="float" office:value="360" calcext:value-type="float">
            <text:p>360</text:p>
          </table:table-cell>
          <table:table-cell table:formula="of:=IF(MONTH([.A727])&lt;&gt;MONTH([.A728]);1;0)" office:value-type="float" office:value="0" calcext:value-type="float">
            <text:p>0</text:p>
          </table:table-cell>
          <table:table-cell table:formula="of:=IF([.L727]=1;[.H727];0)" office:value-type="float" office:value="0" calcext:value-type="float">
            <text:p>0</text:p>
          </table:table-cell>
          <table:table-cell table:formula="of:=[.N726] + IF([.M726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27" calcext:value-type="date">
            <text:p>27.12.2024</text:p>
          </table:table-cell>
          <table:table-cell table:formula="of:=WEEKDAY([.A728];2)" office:value-type="float" office:value="5" calcext:value-type="float">
            <text:p>5</text:p>
          </table:table-cell>
          <table:table-cell office:value-type="string" calcext:value-type="string">
            <text:p>zima</text:p>
          </table:table-cell>
          <table:table-cell table:formula="of:=IF(OR([.B728]=6;[.B728]=7); 0; IF([.C728]=&quot;zima&quot;; FLOOR(0.2*[.N728])*30; IF([.C728]=&quot;wiosna&quot;;  FLOOR(0.5*[.N728])*30; IF([.C728]=&quot;lato&quot;;  FLOOR(0.9*[.N728])*30; IF([.C728]=&quot;jesień&quot;;  FLOOR(0.4*[.N728])*30; 0)))))" office:value-type="float" office:value="360" calcext:value-type="float">
            <text:p>360</text:p>
          </table:table-cell>
          <table:table-cell table:formula="of:=IF([.B728]=7; 15*[.N728]; 0) + IF(AND([.H727] &gt; 2400; MONTH([.A727])&lt;&gt;MONTH([.A728])); 2400; 0)" office:value-type="float" office:value="0" calcext:value-type="float">
            <text:p>0</text:p>
          </table:table-cell>
          <table:table-cell table:formula="of:=[.D728]+[.F727]" office:value-type="float" office:value="248910" calcext:value-type="float">
            <text:p>248910</text:p>
          </table:table-cell>
          <table:table-cell table:formula="of:=[.E728]+[.G727]" office:value-type="float" office:value="99695" calcext:value-type="float">
            <text:p>99695</text:p>
          </table:table-cell>
          <table:table-cell table:formula="of:=[.F728]-[.G728]" office:value-type="float" office:value="149215" calcext:value-type="float">
            <text:p>149215</text:p>
          </table:table-cell>
          <table:table-cell table:formula="of:=IF(OR([.B728]=6;[.B728]=7); 0; IF([.C728]=&quot;zima&quot;; 2*[.$R$6]; IF([.C728]=&quot;wiosna&quot;; 5*[.$R$6]; IF([.C728]=&quot;lato&quot;; 9*[.$R$6]; IF([.C728]=&quot;jesień&quot;; 4*[.$R$6]; 0)))))" office:value-type="float" office:value="60" calcext:value-type="float">
            <text:p>60</text:p>
          </table:table-cell>
          <table:table-cell table:formula="of:=[.J727]-[.E728]+[.I728]" office:value-type="float" office:value="-20795" calcext:value-type="float">
            <text:p>-20795</text:p>
          </table:table-cell>
          <table:table-cell table:formula="of:=IF(OR([.B728]=6;[.B728]=7); 0; IF([.C728]=&quot;zima&quot;; FLOOR(0.2*[.N728])*30; IF([.C728]=&quot;wiosna&quot;;  FLOOR(0.5*[.N728])*30; IF([.C728]=&quot;lato&quot;;  FLOOR(0.9*[.N728])*30; IF([.C728]=&quot;jesień&quot;;  FLOOR(0.4*[.N728])*30; 0)))))" office:value-type="float" office:value="360" calcext:value-type="float">
            <text:p>360</text:p>
          </table:table-cell>
          <table:table-cell table:formula="of:=IF(MONTH([.A728])&lt;&gt;MONTH([.A729]);1;0)" office:value-type="float" office:value="0" calcext:value-type="float">
            <text:p>0</text:p>
          </table:table-cell>
          <table:table-cell table:formula="of:=IF([.L728]=1;[.H728];0)" office:value-type="float" office:value="0" calcext:value-type="float">
            <text:p>0</text:p>
          </table:table-cell>
          <table:table-cell table:formula="of:=[.N727] + IF([.M727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28" calcext:value-type="date">
            <text:p>28.12.2024</text:p>
          </table:table-cell>
          <table:table-cell table:formula="of:=WEEKDAY([.A729];2)" office:value-type="float" office:value="6" calcext:value-type="float">
            <text:p>6</text:p>
          </table:table-cell>
          <table:table-cell office:value-type="string" calcext:value-type="string">
            <text:p>zima</text:p>
          </table:table-cell>
          <table:table-cell table:formula="of:=IF(OR([.B729]=6;[.B729]=7); 0; IF([.C729]=&quot;zima&quot;; FLOOR(0.2*[.N729])*30; IF([.C729]=&quot;wiosna&quot;;  FLOOR(0.5*[.N729])*30; IF([.C729]=&quot;lato&quot;;  FLOOR(0.9*[.N729])*30; IF([.C729]=&quot;jesień&quot;;  FLOOR(0.4*[.N729])*30; 0)))))" office:value-type="float" office:value="0" calcext:value-type="float">
            <text:p>0</text:p>
          </table:table-cell>
          <table:table-cell table:formula="of:=IF([.B729]=7; 15*[.N729]; 0) + IF(AND([.H728] &gt; 2400; MONTH([.A728])&lt;&gt;MONTH([.A729])); 2400; 0)" office:value-type="float" office:value="0" calcext:value-type="float">
            <text:p>0</text:p>
          </table:table-cell>
          <table:table-cell table:formula="of:=[.D729]+[.F728]" office:value-type="float" office:value="248910" calcext:value-type="float">
            <text:p>248910</text:p>
          </table:table-cell>
          <table:table-cell table:formula="of:=[.E729]+[.G728]" office:value-type="float" office:value="99695" calcext:value-type="float">
            <text:p>99695</text:p>
          </table:table-cell>
          <table:table-cell table:formula="of:=[.F729]-[.G729]" office:value-type="float" office:value="149215" calcext:value-type="float">
            <text:p>149215</text:p>
          </table:table-cell>
          <table:table-cell table:formula="of:=IF(OR([.B729]=6;[.B729]=7); 0; IF([.C729]=&quot;zima&quot;; 2*[.$R$6]; IF([.C729]=&quot;wiosna&quot;; 5*[.$R$6]; IF([.C729]=&quot;lato&quot;; 9*[.$R$6]; IF([.C729]=&quot;jesień&quot;; 4*[.$R$6]; 0)))))" office:value-type="float" office:value="0" calcext:value-type="float">
            <text:p>0</text:p>
          </table:table-cell>
          <table:table-cell table:formula="of:=[.J728]-[.E729]+[.I729]" office:value-type="float" office:value="-20795" calcext:value-type="float">
            <text:p>-20795</text:p>
          </table:table-cell>
          <table:table-cell table:formula="of:=IF(OR([.B729]=6;[.B729]=7); 0; IF([.C729]=&quot;zima&quot;; FLOOR(0.2*[.N729])*30; IF([.C729]=&quot;wiosna&quot;;  FLOOR(0.5*[.N729])*30; IF([.C729]=&quot;lato&quot;;  FLOOR(0.9*[.N729])*30; IF([.C729]=&quot;jesień&quot;;  FLOOR(0.4*[.N729])*30; 0)))))" office:value-type="float" office:value="0" calcext:value-type="float">
            <text:p>0</text:p>
          </table:table-cell>
          <table:table-cell table:formula="of:=IF(MONTH([.A729])&lt;&gt;MONTH([.A730]);1;0)" office:value-type="float" office:value="0" calcext:value-type="float">
            <text:p>0</text:p>
          </table:table-cell>
          <table:table-cell table:formula="of:=IF([.L729]=1;[.H729];0)" office:value-type="float" office:value="0" calcext:value-type="float">
            <text:p>0</text:p>
          </table:table-cell>
          <table:table-cell table:formula="of:=[.N728] + IF([.M728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29" calcext:value-type="date">
            <text:p>29.12.2024</text:p>
          </table:table-cell>
          <table:table-cell table:formula="of:=WEEKDAY([.A730];2)" office:value-type="float" office:value="7" calcext:value-type="float">
            <text:p>7</text:p>
          </table:table-cell>
          <table:table-cell office:value-type="string" calcext:value-type="string">
            <text:p>zima</text:p>
          </table:table-cell>
          <table:table-cell table:formula="of:=IF(OR([.B730]=6;[.B730]=7); 0; IF([.C730]=&quot;zima&quot;; FLOOR(0.2*[.N730])*30; IF([.C730]=&quot;wiosna&quot;;  FLOOR(0.5*[.N730])*30; IF([.C730]=&quot;lato&quot;;  FLOOR(0.9*[.N730])*30; IF([.C730]=&quot;jesień&quot;;  FLOOR(0.4*[.N730])*30; 0)))))" office:value-type="float" office:value="0" calcext:value-type="float">
            <text:p>0</text:p>
          </table:table-cell>
          <table:table-cell table:formula="of:=IF([.B730]=7; 15*[.N730]; 0) + IF(AND([.H729] &gt; 2400; MONTH([.A729])&lt;&gt;MONTH([.A730])); 2400; 0)" office:value-type="float" office:value="960" calcext:value-type="float">
            <text:p>960</text:p>
          </table:table-cell>
          <table:table-cell table:formula="of:=[.D730]+[.F729]" office:value-type="float" office:value="248910" calcext:value-type="float">
            <text:p>248910</text:p>
          </table:table-cell>
          <table:table-cell table:formula="of:=[.E730]+[.G729]" office:value-type="float" office:value="100655" calcext:value-type="float">
            <text:p>100655</text:p>
          </table:table-cell>
          <table:table-cell table:formula="of:=[.F730]-[.G730]" office:value-type="float" office:value="148255" calcext:value-type="float">
            <text:p>148255</text:p>
          </table:table-cell>
          <table:table-cell table:formula="of:=IF(OR([.B730]=6;[.B730]=7); 0; IF([.C730]=&quot;zima&quot;; 2*[.$R$6]; IF([.C730]=&quot;wiosna&quot;; 5*[.$R$6]; IF([.C730]=&quot;lato&quot;; 9*[.$R$6]; IF([.C730]=&quot;jesień&quot;; 4*[.$R$6]; 0)))))" office:value-type="float" office:value="0" calcext:value-type="float">
            <text:p>0</text:p>
          </table:table-cell>
          <table:table-cell table:formula="of:=[.J729]-[.E730]+[.I730]" office:value-type="float" office:value="-21755" calcext:value-type="float">
            <text:p>-21755</text:p>
          </table:table-cell>
          <table:table-cell table:formula="of:=IF(OR([.B730]=6;[.B730]=7); 0; IF([.C730]=&quot;zima&quot;; FLOOR(0.2*[.N730])*30; IF([.C730]=&quot;wiosna&quot;;  FLOOR(0.5*[.N730])*30; IF([.C730]=&quot;lato&quot;;  FLOOR(0.9*[.N730])*30; IF([.C730]=&quot;jesień&quot;;  FLOOR(0.4*[.N730])*30; 0)))))" office:value-type="float" office:value="0" calcext:value-type="float">
            <text:p>0</text:p>
          </table:table-cell>
          <table:table-cell table:formula="of:=IF(MONTH([.A730])&lt;&gt;MONTH([.A731]);1;0)" office:value-type="float" office:value="0" calcext:value-type="float">
            <text:p>0</text:p>
          </table:table-cell>
          <table:table-cell table:formula="of:=IF([.L730]=1;[.H730];0)" office:value-type="float" office:value="0" calcext:value-type="float">
            <text:p>0</text:p>
          </table:table-cell>
          <table:table-cell table:formula="of:=[.N729] + IF([.M729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30" calcext:value-type="date">
            <text:p>30.12.2024</text:p>
          </table:table-cell>
          <table:table-cell table:formula="of:=WEEKDAY([.A731];2)" office:value-type="float" office:value="1" calcext:value-type="float">
            <text:p>1</text:p>
          </table:table-cell>
          <table:table-cell office:value-type="string" calcext:value-type="string">
            <text:p>zima</text:p>
          </table:table-cell>
          <table:table-cell table:formula="of:=IF(OR([.B731]=6;[.B731]=7); 0; IF([.C731]=&quot;zima&quot;; FLOOR(0.2*[.N731])*30; IF([.C731]=&quot;wiosna&quot;;  FLOOR(0.5*[.N731])*30; IF([.C731]=&quot;lato&quot;;  FLOOR(0.9*[.N731])*30; IF([.C731]=&quot;jesień&quot;;  FLOOR(0.4*[.N731])*30; 0)))))" office:value-type="float" office:value="360" calcext:value-type="float">
            <text:p>360</text:p>
          </table:table-cell>
          <table:table-cell table:formula="of:=IF([.B731]=7; 15*[.N731]; 0) + IF(AND([.H730] &gt; 2400; MONTH([.A730])&lt;&gt;MONTH([.A731])); 2400; 0)" office:value-type="float" office:value="0" calcext:value-type="float">
            <text:p>0</text:p>
          </table:table-cell>
          <table:table-cell table:formula="of:=[.D731]+[.F730]" office:value-type="float" office:value="249270" calcext:value-type="float">
            <text:p>249270</text:p>
          </table:table-cell>
          <table:table-cell table:formula="of:=[.E731]+[.G730]" office:value-type="float" office:value="100655" calcext:value-type="float">
            <text:p>100655</text:p>
          </table:table-cell>
          <table:table-cell table:formula="of:=[.F731]-[.G731]" office:value-type="float" office:value="148615" calcext:value-type="float">
            <text:p>148615</text:p>
          </table:table-cell>
          <table:table-cell table:formula="of:=IF(OR([.B731]=6;[.B731]=7); 0; IF([.C731]=&quot;zima&quot;; 2*[.$R$6]; IF([.C731]=&quot;wiosna&quot;; 5*[.$R$6]; IF([.C731]=&quot;lato&quot;; 9*[.$R$6]; IF([.C731]=&quot;jesień&quot;; 4*[.$R$6]; 0)))))" office:value-type="float" office:value="60" calcext:value-type="float">
            <text:p>60</text:p>
          </table:table-cell>
          <table:table-cell table:formula="of:=[.J730]-[.E731]+[.I731]" office:value-type="float" office:value="-21695" calcext:value-type="float">
            <text:p>-21695</text:p>
          </table:table-cell>
          <table:table-cell table:formula="of:=IF(OR([.B731]=6;[.B731]=7); 0; IF([.C731]=&quot;zima&quot;; FLOOR(0.2*[.N731])*30; IF([.C731]=&quot;wiosna&quot;;  FLOOR(0.5*[.N731])*30; IF([.C731]=&quot;lato&quot;;  FLOOR(0.9*[.N731])*30; IF([.C731]=&quot;jesień&quot;;  FLOOR(0.4*[.N731])*30; 0)))))" office:value-type="float" office:value="360" calcext:value-type="float">
            <text:p>360</text:p>
          </table:table-cell>
          <table:table-cell table:formula="of:=IF(MONTH([.A731])&lt;&gt;MONTH([.A732]);1;0)" office:value-type="float" office:value="0" calcext:value-type="float">
            <text:p>0</text:p>
          </table:table-cell>
          <table:table-cell table:formula="of:=IF([.L731]=1;[.H731];0)" office:value-type="float" office:value="0" calcext:value-type="float">
            <text:p>0</text:p>
          </table:table-cell>
          <table:table-cell table:formula="of:=[.N730] + IF([.M730]&gt;=2400; 3; 0)"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 office:value-type="date" office:date-value="2024-12-31" calcext:value-type="date">
            <text:p>31.12.2024</text:p>
          </table:table-cell>
          <table:table-cell table:formula="of:=WEEKDAY([.A732];2)" office:value-type="float" office:value="2" calcext:value-type="float">
            <text:p>2</text:p>
          </table:table-cell>
          <table:table-cell office:value-type="string" calcext:value-type="string">
            <text:p>zima</text:p>
          </table:table-cell>
          <table:table-cell table:formula="of:=IF(OR([.B732]=6;[.B732]=7); 0; IF([.C732]=&quot;zima&quot;; FLOOR(0.2*[.N732])*30; IF([.C732]=&quot;wiosna&quot;;  FLOOR(0.5*[.N732])*30; IF([.C732]=&quot;lato&quot;;  FLOOR(0.9*[.N732])*30; IF([.C732]=&quot;jesień&quot;;  FLOOR(0.4*[.N732])*30; 0)))))" office:value-type="float" office:value="360" calcext:value-type="float">
            <text:p>360</text:p>
          </table:table-cell>
          <table:table-cell table:formula="of:=IF([.B732]=7; 15*[.N732]; 0) + IF(AND([.H731] &gt; 2400; MONTH([.A731])&lt;&gt;MONTH([.A732])); 2400; 0)" office:value-type="float" office:value="0" calcext:value-type="float">
            <text:p>0</text:p>
          </table:table-cell>
          <table:table-cell table:style-name="ce4" table:formula="of:=[.D732]+[.F731]" office:value-type="float" office:value="249630" calcext:value-type="float">
            <text:p>249630</text:p>
          </table:table-cell>
          <table:table-cell table:style-name="ce4" table:formula="of:=[.E732]+[.G731]" office:value-type="float" office:value="100655" calcext:value-type="float">
            <text:p>100655</text:p>
          </table:table-cell>
          <table:table-cell table:formula="of:=[.F732]-[.G732]" office:value-type="float" office:value="148975" calcext:value-type="float">
            <text:p>148975</text:p>
          </table:table-cell>
          <table:table-cell table:formula="of:=IF(OR([.B732]=6;[.B732]=7); 0; IF([.C732]=&quot;zima&quot;; 2*[.$R$6]; IF([.C732]=&quot;wiosna&quot;; 5*[.$R$6]; IF([.C732]=&quot;lato&quot;; 9*[.$R$6]; IF([.C732]=&quot;jesień&quot;; 4*[.$R$6]; 0)))))" office:value-type="float" office:value="60" calcext:value-type="float">
            <text:p>60</text:p>
          </table:table-cell>
          <table:table-cell table:formula="of:=[.J731]-[.E732]+[.I732]" office:value-type="float" office:value="-21635" calcext:value-type="float">
            <text:p>-21635</text:p>
          </table:table-cell>
          <table:table-cell table:formula="of:=IF(OR([.B732]=6;[.B732]=7); 0; IF([.C732]=&quot;zima&quot;; FLOOR(0.2*[.N732])*30; IF([.C732]=&quot;wiosna&quot;;  FLOOR(0.5*[.N732])*30; IF([.C732]=&quot;lato&quot;;  FLOOR(0.9*[.N732])*30; IF([.C732]=&quot;jesień&quot;;  FLOOR(0.4*[.N732])*30; 0)))))" office:value-type="float" office:value="360" calcext:value-type="float">
            <text:p>360</text:p>
          </table:table-cell>
          <table:table-cell table:formula="of:=IF(MONTH([.A732])&lt;&gt;MONTH([.A733]);1;0)" office:value-type="float" office:value="0" calcext:value-type="float">
            <text:p>0</text:p>
          </table:table-cell>
          <table:table-cell table:formula="of:=IF([.L732]=1;[.H732];0)" office:value-type="float" office:value="0" calcext:value-type="float">
            <text:p>0</text:p>
          </table:table-cell>
          <table:table-cell table:formula="of:=[.N731] + IF([.M731]&gt;=2400; 3; 0)" office:value-type="float" office:value="64" calcext:value-type="float">
            <text:p>64</text:p>
          </table:table-cell>
          <table:table-cell table:number-columns-repeated="9"/>
        </table:table-row>
      </table:table>
      <table:table table:name="Pivot Table_Sheet1_1" table:style-name="ta1">
        <table:shapes>
          <draw:frame draw:z-index="0" draw:style-name="gr1" draw:text-style-name="P1" svg:width="6.2961in" svg:height="3.5449in" svg:x="5.7654in" svg:y="3.2417in">
            <draw:object draw:notify-on-update-of-ranges="'Pivot Table_Sheet1_1'.M3:'Pivot Table_Sheet1_1'.M3 'Pivot Table_Sheet1_1'.M4:'Pivot Table_Sheet1_1'.M15 'Pivot Table_Sheet1_1'.N3:'Pivot Table_Sheet1_1'.N3 'Pivot Table_Sheet1_1'.N4:'Pivot Table_Sheet1_1'.N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8" table:default-cell-style-name="ce15"/>
        <table:table-column table:style-name="co1" table:default-cell-style-name="ce21"/>
        <table:table-column table:style-name="co1" table:default-cell-style-name="ce2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6"/>
          <table:table-cell table:style-name="ce12"/>
          <table:table-cell table:style-name="ce18" office:value-type="string" calcext:value-type="string">
            <text:p>Data</text:p>
          </table:table-cell>
          <table:table-cell table:style-name="ce24"/>
          <table:table-cell table:number-columns-repeated="2"/>
          <table:table-cell table:style-name="ce30"/>
          <table:table-cell table:style-name="ce18" office:value-type="string" calcext:value-type="string">
            <text:p>Data</text:p>
          </table:table-cell>
          <table:table-cell table:style-name="ce24"/>
          <table:table-cell table:number-columns-repeated="5"/>
        </table:table-row>
        <table:table-row table:style-name="ro1">
          <table:table-cell table:style-name="ce7" office:value-type="string" calcext:value-type="string">
            <text:p>Years</text:p>
          </table:table-cell>
          <table:table-cell table:style-name="ce13" office:value-type="string" calcext:value-type="string">
            <text:p>data2</text:p>
          </table:table-cell>
          <table:table-cell table:style-name="ce19" office:value-type="string" calcext:value-type="string">
            <text:p>Sum - przychód</text:p>
          </table:table-cell>
          <table:table-cell table:style-name="ce25" office:value-type="string" calcext:value-type="string">
            <text:p>Sum - koszt</text:p>
          </table:table-cell>
          <table:table-cell table:number-columns-repeated="2"/>
          <table:table-cell table:style-name="ce13" office:value-type="string" calcext:value-type="string">
            <text:p>miesiac</text:p>
          </table:table-cell>
          <table:table-cell table:style-name="ce19" office:value-type="string" calcext:value-type="string">
            <text:p>Sum - przychód</text:p>
          </table:table-cell>
          <table:table-cell table:style-name="ce25" office:value-type="string" calcext:value-type="string">
            <text:p>Sum - koszt</text:p>
          </table:table-cell>
          <table:table-cell office:value-type="string" calcext:value-type="string">
            <text:p>dochód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2023</text:p>
          </table:table-cell>
          <table:table-cell table:style-name="ce14" office:value-type="string" calcext:value-type="string">
            <text:p>I</text:p>
          </table:table-cell>
          <table:table-cell table:style-name="ce20" office:value-type="float" office:value="1320" calcext:value-type="float">
            <text:p>1320</text:p>
          </table:table-cell>
          <table:table-cell table:style-name="ce26" office:value-type="float" office:value="8750" calcext:value-type="float">
            <text:p>8750</text:p>
          </table:table-cell>
          <table:table-cell table:number-columns-repeated="2"/>
          <table:table-cell table:style-name="ce14" office:value-type="string" calcext:value-type="string">
            <text:p>I</text:p>
          </table:table-cell>
          <table:table-cell table:style-name="ce20" office:value-type="float" office:value="1320" calcext:value-type="float">
            <text:p>1320</text:p>
          </table:table-cell>
          <table:table-cell table:style-name="ce26" office:value-type="float" office:value="8750" calcext:value-type="float">
            <text:p>8750</text:p>
          </table:table-cell>
          <table:table-cell table:formula="of:=[.H3]-[.I3]" office:value-type="float" office:value="-7430" calcext:value-type="float">
            <text:p>-7430</text:p>
          </table:table-cell>
          <table:table-cell table:number-columns-repeated="2"/>
          <table:table-cell table:style-name="ce13" office:value-type="string" calcext:value-type="string">
            <text:p>miesiac</text:p>
          </table:table-cell>
          <table:table-cell office:value-type="string" calcext:value-type="string">
            <text:p>dochód</text:p>
          </table:table-cell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15" office:value-type="string" calcext:value-type="string">
            <text:p>II</text:p>
          </table:table-cell>
          <table:table-cell table:style-name="ce21" office:value-type="float" office:value="1200" calcext:value-type="float">
            <text:p>1200</text:p>
          </table:table-cell>
          <table:table-cell table:style-name="ce27" office:value-type="float" office:value="600" calcext:value-type="float">
            <text:p>600</text:p>
          </table:table-cell>
          <table:table-cell table:formula="of:=[.H4]-[.I4]" office:value-type="float" office:value="600" calcext:value-type="float">
            <text:p>600</text:p>
          </table:table-cell>
          <table:table-cell table:number-columns-repeated="2"/>
          <table:table-cell table:style-name="ce14" office:value-type="string" calcext:value-type="string">
            <text:p>I</text:p>
          </table:table-cell>
          <table:table-cell office:value-type="float" office:value="-7430" calcext:value-type="float">
            <text:p>-7430</text:p>
          </table:table-cell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float" office:value="2190" calcext:value-type="float">
            <text:p>219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15" office:value-type="string" calcext:value-type="string">
            <text:p>III</text:p>
          </table:table-cell>
          <table:table-cell table:style-name="ce21" office:value-type="float" office:value="2190" calcext:value-type="float">
            <text:p>2190</text:p>
          </table:table-cell>
          <table:table-cell table:style-name="ce27" office:value-type="float" office:value="600" calcext:value-type="float">
            <text:p>600</text:p>
          </table:table-cell>
          <table:table-cell table:formula="of:=[.H5]-[.I5]" office:value-type="float" office:value="1590" calcext:value-type="float">
            <text:p>1590</text:p>
          </table:table-cell>
          <table:table-cell table:number-columns-repeated="2"/>
          <table:table-cell table:style-name="ce15" office:value-type="string" calcext:value-type="string">
            <text:p>II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table:style-name="ce15" office:value-type="string" calcext:value-type="string">
            <text:p>IV</text:p>
          </table:table-cell>
          <table:table-cell table:style-name="ce21" office:value-type="float" office:value="3000" calcext:value-type="float">
            <text:p>3000</text:p>
          </table:table-cell>
          <table:table-cell table:style-name="ce27" office:value-type="float" office:value="750" calcext:value-type="float">
            <text:p>750</text:p>
          </table:table-cell>
          <table:table-cell table:formula="of:=[.H6]-[.I6]" office:value-type="float" office:value="2250" calcext:value-type="float">
            <text:p>2250</text:p>
          </table:table-cell>
          <table:table-cell table:number-columns-repeated="2"/>
          <table:table-cell table:style-name="ce15" office:value-type="string" calcext:value-type="string">
            <text:p>III</text:p>
          </table:table-cell>
          <table:table-cell office:value-type="float" office:value="1590" calcext:value-type="float">
            <text:p>1590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3450" calcext:value-type="float">
            <text:p>345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15" office:value-type="string" calcext:value-type="string">
            <text:p>V</text:p>
          </table:table-cell>
          <table:table-cell table:style-name="ce21" office:value-type="float" office:value="3450" calcext:value-type="float">
            <text:p>3450</text:p>
          </table:table-cell>
          <table:table-cell table:style-name="ce27" office:value-type="float" office:value="600" calcext:value-type="float">
            <text:p>600</text:p>
          </table:table-cell>
          <table:table-cell table:formula="of:=[.H7]-[.I7]" office:value-type="float" office:value="2850" calcext:value-type="float">
            <text:p>2850</text:p>
          </table:table-cell>
          <table:table-cell table:number-columns-repeated="2"/>
          <table:table-cell table:style-name="ce15" office:value-type="string" calcext:value-type="string">
            <text:p>IV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float" office:value="4260" calcext:value-type="float">
            <text:p>426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15" office:value-type="string" calcext:value-type="string">
            <text:p>VI</text:p>
          </table:table-cell>
          <table:table-cell table:style-name="ce21" office:value-type="float" office:value="4260" calcext:value-type="float">
            <text:p>4260</text:p>
          </table:table-cell>
          <table:table-cell table:style-name="ce27" office:value-type="float" office:value="600" calcext:value-type="float">
            <text:p>600</text:p>
          </table:table-cell>
          <table:table-cell table:formula="of:=[.H8]-[.I8]" office:value-type="float" office:value="3660" calcext:value-type="float">
            <text:p>3660</text:p>
          </table:table-cell>
          <table:table-cell table:number-columns-repeated="2"/>
          <table:table-cell table:style-name="ce15" office:value-type="string" calcext:value-type="string">
            <text:p>V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float" office:value="5670" calcext:value-type="float">
            <text:p>5670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table:style-name="ce15" office:value-type="string" calcext:value-type="string">
            <text:p>VII</text:p>
          </table:table-cell>
          <table:table-cell table:style-name="ce21" office:value-type="float" office:value="5670" calcext:value-type="float">
            <text:p>5670</text:p>
          </table:table-cell>
          <table:table-cell table:style-name="ce27" office:value-type="float" office:value="750" calcext:value-type="float">
            <text:p>750</text:p>
          </table:table-cell>
          <table:table-cell table:formula="of:=[.H9]-[.I9]" office:value-type="float" office:value="4920" calcext:value-type="float">
            <text:p>4920</text:p>
          </table:table-cell>
          <table:table-cell table:number-columns-repeated="2"/>
          <table:table-cell table:style-name="ce15" office:value-type="string" calcext:value-type="string">
            <text:p>VI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/>
          <table:table-cell office:value-type="string" calcext:value-type="string">
            <text:p>VIII</text:p>
          </table:table-cell>
          <table:table-cell office:value-type="float" office:value="6210" calcext:value-type="float">
            <text:p>621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15" office:value-type="string" calcext:value-type="string">
            <text:p>VIII</text:p>
          </table:table-cell>
          <table:table-cell table:style-name="ce21" office:value-type="float" office:value="6210" calcext:value-type="float">
            <text:p>6210</text:p>
          </table:table-cell>
          <table:table-cell table:style-name="ce27" office:value-type="float" office:value="600" calcext:value-type="float">
            <text:p>600</text:p>
          </table:table-cell>
          <table:table-cell table:formula="of:=[.H10]-[.I10]" office:value-type="float" office:value="5610" calcext:value-type="float">
            <text:p>5610</text:p>
          </table:table-cell>
          <table:table-cell table:number-columns-repeated="2"/>
          <table:table-cell table:style-name="ce15" office:value-type="string" calcext:value-type="string">
            <text:p>VII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office:value-type="float" office:value="4920" calcext:value-type="float">
            <text:p>492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15" office:value-type="string" calcext:value-type="string">
            <text:p>IX</text:p>
          </table:table-cell>
          <table:table-cell table:style-name="ce21" office:value-type="float" office:value="4920" calcext:value-type="float">
            <text:p>4920</text:p>
          </table:table-cell>
          <table:table-cell table:style-name="ce27" office:value-type="float" office:value="600" calcext:value-type="float">
            <text:p>600</text:p>
          </table:table-cell>
          <table:table-cell table:formula="of:=[.H11]-[.I11]" office:value-type="float" office:value="4320" calcext:value-type="float">
            <text:p>4320</text:p>
          </table:table-cell>
          <table:table-cell table:number-columns-repeated="2"/>
          <table:table-cell table:style-name="ce15" office:value-type="string" calcext:value-type="string">
            <text:p>VIII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2640" calcext:value-type="float">
            <text:p>2640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table:style-name="ce15" office:value-type="string" calcext:value-type="string">
            <text:p>X</text:p>
          </table:table-cell>
          <table:table-cell table:style-name="ce21" office:value-type="float" office:value="2640" calcext:value-type="float">
            <text:p>2640</text:p>
          </table:table-cell>
          <table:table-cell table:style-name="ce27" office:value-type="float" office:value="750" calcext:value-type="float">
            <text:p>750</text:p>
          </table:table-cell>
          <table:table-cell table:formula="of:=[.H12]-[.I12]" office:value-type="float" office:value="1890" calcext:value-type="float">
            <text:p>1890</text:p>
          </table:table-cell>
          <table:table-cell table:number-columns-repeated="2"/>
          <table:table-cell table:style-name="ce15" office:value-type="string" calcext:value-type="string">
            <text:p>IX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float" office:value="2640" calcext:value-type="float">
            <text:p>264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style-name="ce15" office:value-type="string" calcext:value-type="string">
            <text:p>XI</text:p>
          </table:table-cell>
          <table:table-cell table:style-name="ce21" office:value-type="float" office:value="2640" calcext:value-type="float">
            <text:p>2640</text:p>
          </table:table-cell>
          <table:table-cell table:style-name="ce27" office:value-type="float" office:value="600" calcext:value-type="float">
            <text:p>600</text:p>
          </table:table-cell>
          <table:table-cell table:formula="of:=[.H13]-[.I13]" office:value-type="float" office:value="2040" calcext:value-type="float">
            <text:p>2040</text:p>
          </table:table-cell>
          <table:table-cell table:number-columns-repeated="2"/>
          <table:table-cell table:style-name="ce15" office:value-type="string" calcext:value-type="string">
            <text:p>X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table:style-name="ce10"/>
          <table:table-cell table:style-name="ce16" office:value-type="string" calcext:value-type="string">
            <text:p>XII</text:p>
          </table:table-cell>
          <table:table-cell table:style-name="ce22" office:value-type="float" office:value="2100" calcext:value-type="float">
            <text:p>2100</text:p>
          </table:table-cell>
          <table:table-cell table:style-name="ce28" office:value-type="float" office:value="750" calcext:value-type="float">
            <text:p>750</text:p>
          </table:table-cell>
          <table:table-cell table:number-columns-repeated="2"/>
          <table:table-cell table:style-name="ce16" office:value-type="string" calcext:value-type="string">
            <text:p>XII</text:p>
          </table:table-cell>
          <table:table-cell table:style-name="ce22" office:value-type="float" office:value="2100" calcext:value-type="float">
            <text:p>2100</text:p>
          </table:table-cell>
          <table:table-cell table:style-name="ce28" office:value-type="float" office:value="750" calcext:value-type="float">
            <text:p>750</text:p>
          </table:table-cell>
          <table:table-cell table:formula="of:=[.H14]-[.I14]" office:value-type="float" office:value="1350" calcext:value-type="float">
            <text:p>1350</text:p>
          </table:table-cell>
          <table:table-cell table:number-columns-repeated="2"/>
          <table:table-cell table:style-name="ce15" office:value-type="string" calcext:value-type="string">
            <text:p>XI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table:style-name="ce8" office:value-type="string" calcext:value-type="string">
            <text:p>2024</text:p>
          </table:table-cell>
          <table:table-cell table:style-name="ce14" office:value-type="string" calcext:value-type="string">
            <text:p>I</text:p>
          </table:table-cell>
          <table:table-cell table:style-name="ce20" office:value-type="float" office:value="1380" calcext:value-type="float">
            <text:p>1380</text:p>
          </table:table-cell>
          <table:table-cell table:style-name="ce26" office:value-type="float" office:value="600" calcext:value-type="float">
            <text:p>600</text:p>
          </table:table-cell>
          <table:table-cell table:number-columns-repeated="2"/>
          <table:table-cell table:style-name="ce31" office:value-type="string" calcext:value-type="string">
            <text:p>Total Result</text:p>
          </table:table-cell>
          <table:table-cell table:style-name="ce23" office:value-type="float" office:value="79020" calcext:value-type="float">
            <text:p>79020</text:p>
          </table:table-cell>
          <table:table-cell table:style-name="ce29" office:value-type="float" office:value="23750" calcext:value-type="float">
            <text:p>23750</text:p>
          </table:table-cell>
          <table:table-cell table:number-columns-repeated="3"/>
          <table:table-cell table:style-name="ce16" office:value-type="string" calcext:value-type="string">
            <text:p>XII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float" office:value="1260" calcext:value-type="float">
            <text:p>126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float" office:value="1890" calcext:value-type="float">
            <text:p>1890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3450" calcext:value-type="float">
            <text:p>345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float" office:value="3720" calcext:value-type="float">
            <text:p>3720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float" office:value="6210" calcext:value-type="float">
            <text:p>621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II</text:p>
          </table:table-cell>
          <table:table-cell office:value-type="float" office:value="5940" calcext:value-type="float">
            <text:p>594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office:value-type="float" office:value="4770" calcext:value-type="float">
            <text:p>4770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2760" calcext:value-type="float">
            <text:p>276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I</text:p>
          </table:table-cell>
          <table:table-cell office:value-type="float" office:value="2520" calcext:value-type="float">
            <text:p>2520</text:p>
          </table:table-cell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table:style-name="ce10"/>
          <table:table-cell table:style-name="ce16" office:value-type="string" calcext:value-type="string">
            <text:p>XII</text:p>
          </table:table-cell>
          <table:table-cell table:style-name="ce22" office:value-type="float" office:value="2220" calcext:value-type="float">
            <text:p>2220</text:p>
          </table:table-cell>
          <table:table-cell table:style-name="ce28"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7"/>
          <table:table-cell table:style-name="ce23" office:value-type="float" office:value="79020" calcext:value-type="float">
            <text:p>79020</text:p>
          </table:table-cell>
          <table:table-cell table:style-name="ce29" office:value-type="float" office:value="23750" calcext:value-type="float">
            <text:p>23750</text:p>
          </table:table-cell>
          <table:table-cell table:number-columns-repeated="10"/>
        </table:table-row>
      </table:table>
      <table:named-expressions/>
      <table:data-pilot-tables>
        <table:data-pilot-table table:name="DataPilot1" table:application-data="" table:target-range-address="'Pivot Table_Sheet1_1'.A1:'Pivot Table_Sheet1_1'.D27" table:buttons="'Pivot Table_Sheet1_1'.A2 'Pivot Table_Sheet1_1'.B2 'Pivot Table_Sheet1_1'.C1" table:show-filter-button="false" table:drill-down-on-double-click="false">
          <table:source-cell-range table:cell-range-address="Sheet1.A1:Sheet1.E732"/>
          <table:data-pilot-field table:source-field-name="Years" table:orientation="row" table:used-hierarchy="-1" table:function="auto">
            <table:data-pilot-level calcext:repeat-item-labels="false"/>
            <table:data-pilot-groups table:source-field-name="data2" table:grouped-by="years" table:start="auto" table:end="auto" table:step="0"/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a2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IX" table:display="true" table:show-details="true"/>
                <table:data-pilot-member table:name="X" table:display="true" table:show-details="true"/>
                <table:data-pilot-member table:name="XI" table:display="true" table:show-details="true"/>
                <table:data-pilot-member table:name="XII" table:display="true" table:show-details="true"/>
                <table:data-pilot-member table:name="&lt;1.01.2023" table:display="true" table:show-details="true"/>
                <table:data-pilot-member table:name="&gt;1.01.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przychód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0" table:display="true" table:show-details="true"/>
                <table:data-pilot-member table:name="120" table:display="true" table:show-details="true"/>
                <table:data-pilot-member table:name="150" table:display="true" table:show-details="true"/>
                <table:data-pilot-member table:name="27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osz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50" table:display="true" table:show-details="true"/>
                <table:data-pilot-member table:name="8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1:03:09.276191003</meta:creation-date>
    <dc:date>2023-05-19T18:32:16.201261825</dc:date>
    <meta:editing-duration>PT1H23M34S</meta:editing-duration>
    <meta:editing-cycles>3</meta:editing-cycles>
    <meta:generator>LibreOffice/7.5.2.2$Linux_X86_64 LibreOffice_project/50$Build-2</meta:generator>
    <meta:document-statistic meta:table-count="2" meta:cell-count="1043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bar" chart:style-name="ch1">
        <chart:title svg:x="5.24cm" svg:y="0.316cm" chart:style-name="ch2">
          <text:p>Miesięczny dochód w 2023</text:p>
        </chart:title>
        <chart:plot-area chart:style-name="ch3" table:cell-range-address="'Pivot Table_Sheet1_1'.M3:'Pivot Table_Sheet1_1'.N15" chart:data-source-has-labels="both" svg:x="1.33cm" svg:y="1.275cm" svg:width="14.344cm" svg:height="6.569cm">
          <chart:coordinate-region svg:x="2.613cm" svg:y="1.475cm" svg:width="13.061cm" svg:height="6.171cm"/>
          <chart:axis chart:dimension="x" chart:name="primary-x" chart:style-name="ch4" chartooo:axis-type="auto">
            <chartooo:date-scale/>
            <chart:title svg:x="7.797cm" svg:y="8.024cm" chart:style-name="ch5">
              <text:p>miesiące</text:p>
            </chart:title>
            <chart:categories table:cell-range-address="'Pivot Table_Sheet1_1'.M4:'Pivot Table_Sheet1_1'.M15"/>
          </chart:axis>
          <chart:axis chart:dimension="y" chart:name="primary-y" chart:style-name="ch6">
            <chart:title svg:x="0.451cm" svg:y="5.159cm" chart:style-name="ch7">
              <text:p>dochód</text:p>
            </chart:title>
            <chart:grid chart:style-name="ch8" chart:class="major"/>
          </chart:axis>
          <chart:series chart:style-name="ch9" chart:values-cell-range-address="'Pivot Table_Sheet1_1'.N4:'Pivot Table_Sheet1_1'.N15" chart:label-cell-address="'Pivot Table_Sheet1_1'.N3:'Pivot Table_Sheet1_1'.N3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chód</text:p>
                <draw:g>
                  <svg:desc>'Pivot Table_Sheet1_1'.N3:'Pivot Table_Sheet1_1'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</text:p>
                <draw:g>
                  <svg:desc>'Pivot Table_Sheet1_1'.M4:'Pivot Table_Sheet1_1'.M15</svg:desc>
                </draw:g>
              </table:table-cell>
              <table:table-cell office:value-type="float" office:value="-7430">
                <text:p>-7430</text:p>
                <draw:g>
                  <svg:desc>'Pivot Table_Sheet1_1'.N4:'Pivot Table_Sheet1_1'.N15</svg:desc>
                </draw:g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IV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VIII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IX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XI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XII</text:p>
              </table:table-cell>
              <table:table-cell office:value-type="float" office:value="1350">
                <text:p>1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